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0369a3" style:text-align-source="fix" style:repeat-content="false" fo:border="0.06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2" style:family="table-cell" style:parent-style-name="Default" style:data-style-name="N30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3" style:family="table-cell" style:parent-style-name="Default" style:data-style-name="N30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5" style:family="table-cell" style:parent-style-name="Default">
      <style:table-cell-properties fo:background-color="#ed1c24" style:text-align-source="fix" style:repeat-content="false" fo:border="0.06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4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10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2pt" style:font-size-asian="12pt" style:font-size-complex="12pt"/>
    </style:style>
    <style:style style:name="ce7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44" style:family="table-cell" style:parent-style-name="Default">
      <style:table-cell-properties fo:background-color="#ed1c24" style:text-align-source="fix" style:repeat-content="false"/>
      <style:paragraph-properties fo:text-align="center" fo:margin-left="0mm"/>
      <style:text-properties style:font-name="Arial" fo:font-size="12pt" style:font-size-asian="12pt" style:font-size-complex="12pt"/>
    </style:style>
    <style:style style:name="ce45" style:family="table-cell" style:parent-style-name="Default">
      <style:table-cell-properties fo:background-color="#2cee0e" style:text-align-source="fix" style:repeat-content="false"/>
      <style:paragraph-properties fo:text-align="center" fo:margin-left="0mm"/>
      <style:text-properties style:font-name="Arial" fo:font-size="12pt" style:font-size-asian="12pt" style:font-size-complex="12pt"/>
    </style:style>
    <style:style style:name="ce46" style:family="table-cell" style:parent-style-name="Default">
      <style:table-cell-properties fo:background-color="#00a0fc" style:text-align-source="fix" style:repeat-content="false"/>
      <style:paragraph-properties fo:text-align="center" fo:margin-left="0mm"/>
      <style:text-properties style:font-name="Arial" fo:font-size="12pt" style:font-size-asian="12pt" style:font-size-complex="12pt"/>
    </style:style>
    <style:style style:name="ce47" style:family="table-cell" style:parent-style-name="Default">
      <style:table-cell-properties fo:background-color="transparent"/>
      <style:text-properties style:font-name="Arial" fo:font-size="12pt" style:font-size-asian="12pt" style:font-size-complex="12pt"/>
    </style:style>
    <style:style style:name="ce15" style:family="table-cell" style:parent-style-name="Default" style:data-style-name="N107">
      <style:table-cell-properties fo:background-color="#0369a3" style:text-align-source="fix" style:repeat-content="false"/>
      <style:paragraph-properties fo:text-align="center" fo:margin-left="0mm"/>
      <style:text-properties style:font-name="Arial" fo:font-size="12pt" style:font-size-asian="12pt" style:font-size-complex="12pt"/>
    </style:style>
    <style:style style:name="ce16" style:family="table-cell" style:parent-style-name="Default" style:data-style-name="N37">
      <style:table-cell-properties fo:background-color="#0369a3" style:text-align-source="fix" style:repeat-content="false"/>
      <style:paragraph-properties fo:text-align="center" fo:margin-left="0mm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style:font-name="Arial" fo:font-size="12pt" style:font-size-asian="12pt" style:font-size-complex="12pt"/>
      <style:map style:condition="cell-content()=&quot;W&quot;" style:apply-style-name="Green" style:base-cell-address="Sheet1.E10"/>
      <style:map style:condition="cell-content()=&quot;H&quot;" style:apply-style-name="Blue" style:base-cell-address="Sheet1.E10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Arial" fo:font-size="12pt" style:font-size-asian="12pt" style:font-size-complex="12pt"/>
      <style:map style:condition="cell-content()=&quot;W&quot;" style:apply-style-name="Green" style:base-cell-address="Sheet1.E10"/>
      <style:map style:condition="cell-content()=&quot;H&quot;" style:apply-style-name="Blue" style:base-cell-address="Sheet1.E10"/>
    </style:style>
    <style:style style:name="ce2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Arial" fo:font-size="12pt" style:font-size-asian="12pt" style:font-size-complex="12pt"/>
      <style:map style:condition="cell-content()=&quot;W&quot;" style:apply-style-name="Green" style:base-cell-address="Sheet1.E10"/>
      <style:map style:condition="cell-content()=&quot;H&quot;" style:apply-style-name="Blue" style:base-cell-address="Sheet1.E10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style:font-name="Arial" fo:font-size="12pt" style:font-size-asian="12pt" style:font-size-complex="12pt"/>
      <style:map style:condition="cell-content()=&quot;W&quot;" style:apply-style-name="Green" style:base-cell-address="Sheet1.F10"/>
      <style:map style:condition="cell-content()=&quot;H&quot;" style:apply-style-name="Blue" style:base-cell-address="Sheet1.F10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style:font-name="Arial" fo:font-size="12pt" style:font-size-asian="12pt" style:font-size-complex="12pt"/>
      <style:map style:condition="cell-content()=&quot;W&quot;" style:apply-style-name="Green" style:base-cell-address="Sheet1.F10"/>
      <style:map style:condition="cell-content()=&quot;H&quot;" style:apply-style-name="Blue" style:base-cell-address="Sheet1.F10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style:font-name="Arial" fo:font-size="12pt" style:font-size-asian="12pt" style:font-size-complex="12pt"/>
      <style:map style:condition="cell-content()=&quot;W&quot;" style:apply-style-name="Green" style:base-cell-address="Sheet1.F10"/>
      <style:map style:condition="cell-content()=&quot;H&quot;" style:apply-style-name="Blue" style:base-cell-address="Sheet1.F10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Arial" fo:font-size="12pt" style:font-size-asian="12pt" style:font-size-complex="12pt"/>
      <style:map style:condition="cell-content()=&quot;W&quot;" style:apply-style-name="Green" style:base-cell-address="Sheet1.F10"/>
      <style:map style:condition="cell-content()=&quot;H&quot;" style:apply-style-name="Blue" style:base-cell-address="Sheet1.F10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style:font-name="Arial" fo:font-size="12pt" style:font-size-asian="12pt" style:font-size-complex="12pt"/>
      <style:map style:condition="cell-content()=&quot;W&quot;" style:apply-style-name="Green" style:base-cell-address="Sheet1.F10"/>
      <style:map style:condition="cell-content()=&quot;H&quot;" style:apply-style-name="Blue" style:base-cell-address="Sheet1.F10"/>
    </style:style>
    <style:style style:name="ce58" style:family="table-cell" style:parent-style-name="Default">
      <style:text-properties style:font-name="Arial" fo:font-size="12pt" style:font-size-asian="12pt" style:font-size-complex="12pt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 fo:font-size="12pt" style:font-size-asian="12pt" style:font-size-complex="12pt"/>
    </style:style>
    <style:style style:name="ce60" style:family="table-cell" style:parent-style-name="Default">
      <style:table-cell-properties style:text-align-source="value-type" style:repeat-content="false"/>
      <style:paragraph-properties fo:margin-left="0mm"/>
      <style:text-properties style:font-name="Arial" fo:font-size="12pt" style:font-size-asian="12pt" style:font-size-complex="12pt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style:font-name="Arial" fo:font-size="12pt" style:font-size-asian="12pt" style:font-size-complex="12pt"/>
      <style:map style:condition="cell-content()=&quot;W&quot;" style:apply-style-name="Green" style:base-cell-address="Sheet1.H10"/>
      <style:map style:condition="cell-content()=&quot;H&quot;" style:apply-style-name="Blue" style:base-cell-address="Sheet1.H10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Arial" fo:font-size="12pt" style:font-size-asian="12pt" style:font-size-complex="12pt"/>
      <style:map style:condition="cell-content()=&quot;W&quot;" style:apply-style-name="Green" style:base-cell-address="Sheet1.H10"/>
      <style:map style:condition="cell-content()=&quot;H&quot;" style:apply-style-name="Blue" style:base-cell-address="Sheet1.H10"/>
    </style:style>
    <style:style style:name="ce6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style:font-name="Arial" fo:font-size="12pt" style:font-size-asian="12pt" style:font-size-complex="12pt"/>
      <style:map style:condition="cell-content()=&quot;W&quot;" style:apply-style-name="Green" style:base-cell-address="Sheet1.F10"/>
      <style:map style:condition="cell-content()=&quot;H&quot;" style:apply-style-name="Blue" style:base-cell-address="Sheet1.F10"/>
    </style:style>
    <style:style style:name="ce64" style:family="table-cell" style:parent-style-name="Default">
      <style:table-cell-properties fo:border-bottom="0.06pt solid #000000" fo:background-color="#ed1c24" style:text-align-source="fix" style:repeat-content="false" fo:border-left="none" fo:border-right="none" fo:border-top="0.06pt solid #000000"/>
      <style:paragraph-properties fo:text-align="center" fo:margin-left="0mm"/>
      <style:text-properties style:font-name="Arial" fo:font-size="12pt" style:font-size-asian="12pt" style:font-size-complex="12pt"/>
      <style:map style:condition="cell-content()=&quot;W&quot;" style:apply-style-name="Green" style:base-cell-address="Sheet1.F10"/>
      <style:map style:condition="cell-content()=&quot;H&quot;" style:apply-style-name="Blue" style:base-cell-address="Sheet1.F10"/>
    </style:style>
    <style:style style:name="ce32" style:family="table-cell" style:parent-style-name="Default">
      <style:table-cell-properties fo:border-bottom="0.06pt solid #000000" fo:background-color="#ed1c24" style:text-align-source="fix" style:repeat-content="false" fo:border-left="none" fo:border-right="none" fo:border-top="0.06pt solid #000000"/>
      <style:paragraph-properties fo:text-align="center" fo:margin-left="0mm"/>
      <style:text-properties style:font-name="Arial" fo:font-size="12pt" style:font-size-asian="12pt" style:font-size-complex="12pt"/>
      <style:map style:condition="cell-content()=&quot;W&quot;" style:apply-style-name="Green" style:base-cell-address="Sheet1.F10"/>
      <style:map style:condition="cell-content()=&quot;H&quot;" style:apply-style-name="Blue" style:base-cell-address="Sheet1.F10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Arial" fo:font-size="12pt" style:font-size-asian="12pt" style:font-size-complex="12pt"/>
      <style:map style:condition="cell-content()=&quot;W&quot;" style:apply-style-name="Green" style:base-cell-address="Sheet1.F10"/>
      <style:map style:condition="cell-content()=&quot;H&quot;" style:apply-style-name="Blue" style:base-cell-address="Sheet1.F10"/>
    </style:style>
    <style:style style:name="ce34" style:family="table-cell" style:parent-style-name="Default">
      <style:table-cell-properties fo:background-color="#ed1c24" style:text-align-source="fix" style:repeat-content="false" fo:border="none"/>
      <style:paragraph-properties fo:text-align="center" fo:margin-left="0mm"/>
      <style:text-properties style:font-name="Arial" fo:font-size="12pt" style:font-size-asian="12pt" style:font-size-complex="12pt"/>
      <style:map style:condition="cell-content()=&quot;W&quot;" style:apply-style-name="Green" style:base-cell-address="Sheet1.F10"/>
      <style:map style:condition="cell-content()=&quot;H&quot;" style:apply-style-name="Blue" style:base-cell-address="Sheet1.F10"/>
    </style:style>
    <style:style style:name="ce35" style:family="table-cell" style:parent-style-name="Default" style:data-style-name="N107">
      <style:table-cell-properties style:text-align-source="fix" style:repeat-content="false"/>
      <style:paragraph-properties fo:text-align="center" fo:margin-left="0mm"/>
      <style:text-properties style:font-name="Arial" fo:font-size="12pt" style:font-size-asian="12pt" style:font-size-complex="12pt"/>
    </style:style>
    <style:style style:name="ce36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Arial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1" table:default-cell-style-name="ce7"/>
        <table:table-column table:style-name="co1" table:default-cell-style-name="ce4"/>
        <table:table-column table:style-name="co1" table:default-cell-style-name="ce7"/>
        <table:table-column table:style-name="co1" table:default-cell-style-name="ce21"/>
        <table:table-column table:style-name="co1" table:number-columns-repeated="56" table:default-cell-style-name="ce26"/>
        <table:table-column table:style-name="co1" table:default-cell-style-name="ce33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Feriados</text:p>
          </table:table-cell>
          <table:table-cell table:style-name="Default"/>
          <table:table-cell table:style-name="ce44" office:value-type="string" calcext:value-type="string">
            <text:p>Entrega</text:p>
          </table:table-cell>
          <table:table-cell table:style-name="ce10" table:number-columns-repeated="2"/>
          <table:table-cell table:style-name="Default" table:number-columns-repeated="2"/>
          <table:table-cell table:style-name="ce58"/>
          <table:table-cell table:style-name="Default" table:number-columns-repeated="54"/>
          <table:table-cell table:number-columns-repeated="6"/>
        </table:table-row>
        <table:table-row table:style-name="ro1">
          <table:table-cell table:style-name="ce2" office:value-type="date" office:date-value="2020-06-11" calcext:value-type="date">
            <text:p>11/06/20</text:p>
          </table:table-cell>
          <table:table-cell table:style-name="Default" table:number-columns-repeated="61"/>
          <table:table-cell table:number-columns-repeated="6"/>
        </table:table-row>
        <table:table-row table:style-name="ro1">
          <table:table-cell table:style-name="ce3"/>
          <table:table-cell table:style-name="Default"/>
          <table:table-cell table:style-name="ce45" office:value-type="string" calcext:value-type="string">
            <text:p>Dia útil</text:p>
          </table:table-cell>
          <table:table-cell table:style-name="ce10" table:number-columns-repeated="2"/>
          <table:table-cell table:style-name="Default" table:number-columns-repeated="2"/>
          <table:table-cell table:style-name="ce59" office:value-type="string" calcext:value-type="string" table:number-columns-spanned="2" table:number-rows-spanned="1">
            <text:p>REU == Reuniao</text:p>
          </table:table-cell>
          <table:covered-table-cell table:style-name="Default"/>
          <table:table-cell table:style-name="Default"/>
          <table:table-cell table:style-name="ce58" office:value-type="string" calcext:value-type="string" table:number-columns-spanned="2" table:number-rows-spanned="1">
            <text:p>DEF == Definição</text:p>
          </table:table-cell>
          <table:covered-table-cell table:style-name="Default"/>
          <table:table-cell table:style-name="Default"/>
          <table:table-cell table:style-name="ce58" office:value-type="string" calcext:value-type="string" table:number-columns-spanned="3" table:number-rows-spanned="1">
            <text:p>DEV == Desenvolvimento</text:p>
          </table:table-cell>
          <table:covered-table-cell table:number-columns-repeated="2" table:style-name="Default"/>
          <table:table-cell table:style-name="Default" table:number-columns-repeated="46"/>
          <table:table-cell table:number-columns-repeated="6"/>
        </table:table-row>
        <table:table-row table:style-name="ro1">
          <table:table-cell table:style-name="ce3"/>
          <table:table-cell table:style-name="Default"/>
          <table:table-cell table:style-name="ce10"/>
          <table:table-cell table:style-name="Default" table:number-columns-repeated="4"/>
          <table:table-cell table:style-name="ce60" office:value-type="string" calcext:value-type="string" table:number-columns-spanned="2" table:number-rows-spanned="1">
            <text:p>REPO == Repositorio</text:p>
          </table:table-cell>
          <table:covered-table-cell table:style-name="Default"/>
          <table:table-cell table:style-name="Default"/>
          <table:table-cell table:style-name="ce58" office:value-type="string" calcext:value-type="string" table:number-columns-spanned="2" table:number-rows-spanned="1">
            <text:p>ARQ == Arquitetura</text:p>
          </table:table-cell>
          <table:covered-table-cell table:style-name="Default"/>
          <table:table-cell table:style-name="Default"/>
          <table:table-cell table:style-name="ce58" office:value-type="string" calcext:value-type="string" table:number-columns-spanned="2" table:number-rows-spanned="1">
            <text:p>VAL == Validação</text:p>
          </table:table-cell>
          <table:covered-table-cell table:style-name="Default"/>
          <table:table-cell table:style-name="Default" table:number-columns-repeated="47"/>
          <table:table-cell table:number-columns-repeated="6"/>
        </table:table-row>
        <table:table-row table:style-name="ro1">
          <table:table-cell table:style-name="Default"/>
          <table:table-cell table:style-name="ce10"/>
          <table:table-cell table:style-name="ce46" office:value-type="string" calcext:value-type="string">
            <text:p>Dia não-útil</text:p>
          </table:table-cell>
          <table:table-cell table:style-name="ce47" table:number-columns-repeated="2"/>
          <table:table-cell table:style-name="Default" table:number-columns-repeated="2"/>
          <table:table-cell table:style-name="ce58" office:value-type="string" calcext:value-type="string" table:number-columns-spanned="2" table:number-rows-spanned="1">
            <text:p>ENT == Entrega</text:p>
          </table:table-cell>
          <table:covered-table-cell table:style-name="Default"/>
          <table:table-cell table:style-name="Default"/>
          <table:table-cell table:style-name="ce58" office:value-type="string" calcext:value-type="string" table:number-columns-spanned="2" table:number-rows-spanned="1">
            <text:p>PRT == Protótipo</text:p>
          </table:table-cell>
          <table:covered-table-cell table:style-name="Default"/>
          <table:table-cell table:style-name="Default" table:number-columns-repeated="50"/>
          <table:table-cell table:number-columns-repeated="6"/>
        </table:table-row>
        <table:table-row table:style-name="ro1">
          <table:table-cell table:style-name="ce1" office:value-type="string" calcext:value-type="string">
            <text:p>Dias úteis</text:p>
          </table:table-cell>
          <table:table-cell table:style-name="ce6"/>
          <table:table-cell table:style-name="Default" table:number-columns-repeated="5"/>
          <table:table-cell table:style-name="ce59"/>
          <table:table-cell table:style-name="Default" table:number-columns-repeated="2"/>
          <table:table-cell table:style-name="ce58" table:number-columns-spanned="2" table:number-rows-spanned="1"/>
          <table:covered-table-cell table:style-name="ce58"/>
          <table:table-cell table:style-name="Default" table:number-columns-repeated="50"/>
          <table:table-cell table:number-columns-repeated="6"/>
        </table:table-row>
        <table:table-row table:style-name="ro1">
          <table:table-cell table:formula="of:=DATEDIF(&quot;04/05/2020&quot;; &quot;02/07/2020&quot;;&quot;d&quot;) - 17" office:value-type="float" office:value="42" calcext:value-type="float">
            <text:p>42</text:p>
          </table:table-cell>
          <table:table-cell table:style-name="Default" table:number-columns-repeated="61"/>
          <table:table-cell table:number-columns-repeated="6"/>
        </table:table-row>
        <table:table-row table:style-name="ro1">
          <table:table-cell table:style-name="Default" table:number-columns-repeated="4"/>
          <table:table-cell table:style-name="ce15" table:formula="of:=[.E9]" office:value-type="date" office:date-value="2020-05-06" calcext:value-type="date">
            <text:p>qua</text:p>
          </table:table-cell>
          <table:table-cell table:style-name="ce15" table:formula="of:=[.F9]" office:value-type="date" office:date-value="2020-05-07" calcext:value-type="date">
            <text:p>qui</text:p>
          </table:table-cell>
          <table:table-cell table:style-name="ce15" table:formula="of:=[.G9]" office:value-type="date" office:date-value="2020-05-08" calcext:value-type="date">
            <text:p>sex</text:p>
          </table:table-cell>
          <table:table-cell table:style-name="ce15" table:formula="of:=[.H9]" office:value-type="date" office:date-value="2020-05-09" calcext:value-type="date">
            <text:p>sáb</text:p>
          </table:table-cell>
          <table:table-cell table:style-name="ce15" table:formula="of:=[.I9]" office:value-type="date" office:date-value="2020-05-10" calcext:value-type="date">
            <text:p>dom</text:p>
          </table:table-cell>
          <table:table-cell table:style-name="ce15" table:formula="of:=[.J9]" office:value-type="date" office:date-value="2020-05-11" calcext:value-type="date">
            <text:p>seg</text:p>
          </table:table-cell>
          <table:table-cell table:style-name="ce15" table:formula="of:=[.K9]" office:value-type="date" office:date-value="2020-05-12" calcext:value-type="date">
            <text:p>ter</text:p>
          </table:table-cell>
          <table:table-cell table:style-name="ce15" table:formula="of:=[.L9]" office:value-type="date" office:date-value="2020-05-13" calcext:value-type="date">
            <text:p>qua</text:p>
          </table:table-cell>
          <table:table-cell table:style-name="ce15" table:formula="of:=[.M9]" office:value-type="date" office:date-value="2020-05-14" calcext:value-type="date">
            <text:p>qui</text:p>
          </table:table-cell>
          <table:table-cell table:style-name="ce15" table:formula="of:=[.N9]" office:value-type="date" office:date-value="2020-05-15" calcext:value-type="date">
            <text:p>sex</text:p>
          </table:table-cell>
          <table:table-cell table:style-name="ce15" table:formula="of:=[.O9]" office:value-type="date" office:date-value="2020-05-16" calcext:value-type="date">
            <text:p>sáb</text:p>
          </table:table-cell>
          <table:table-cell table:style-name="ce15" table:formula="of:=[.P9]" office:value-type="date" office:date-value="2020-05-17" calcext:value-type="date">
            <text:p>dom</text:p>
          </table:table-cell>
          <table:table-cell table:style-name="ce15" table:formula="of:=[.Q9]" office:value-type="date" office:date-value="2020-05-18" calcext:value-type="date">
            <text:p>seg</text:p>
          </table:table-cell>
          <table:table-cell table:style-name="ce15" table:formula="of:=[.R9]" office:value-type="date" office:date-value="2020-05-19" calcext:value-type="date">
            <text:p>ter</text:p>
          </table:table-cell>
          <table:table-cell table:style-name="ce15" table:formula="of:=[.S9]" office:value-type="date" office:date-value="2020-05-20" calcext:value-type="date">
            <text:p>qua</text:p>
          </table:table-cell>
          <table:table-cell table:style-name="ce15" table:formula="of:=[.T9]" office:value-type="date" office:date-value="2020-05-21" calcext:value-type="date">
            <text:p>qui</text:p>
          </table:table-cell>
          <table:table-cell table:style-name="ce15" table:formula="of:=[.U9]" office:value-type="date" office:date-value="2020-05-22" calcext:value-type="date">
            <text:p>sex</text:p>
          </table:table-cell>
          <table:table-cell table:style-name="ce15" table:formula="of:=[.V9]" office:value-type="date" office:date-value="2020-05-23" calcext:value-type="date">
            <text:p>sáb</text:p>
          </table:table-cell>
          <table:table-cell table:style-name="ce15" table:formula="of:=[.W9]" office:value-type="date" office:date-value="2020-05-24" calcext:value-type="date">
            <text:p>dom</text:p>
          </table:table-cell>
          <table:table-cell table:style-name="ce15" table:formula="of:=[.X9]" office:value-type="date" office:date-value="2020-05-25" calcext:value-type="date">
            <text:p>seg</text:p>
          </table:table-cell>
          <table:table-cell table:style-name="ce15" table:formula="of:=[.Y9]" office:value-type="date" office:date-value="2020-05-26" calcext:value-type="date">
            <text:p>ter</text:p>
          </table:table-cell>
          <table:table-cell table:style-name="ce15" table:formula="of:=[.Z9]" office:value-type="date" office:date-value="2020-05-27" calcext:value-type="date">
            <text:p>qua</text:p>
          </table:table-cell>
          <table:table-cell table:style-name="ce15" table:formula="of:=[.AA9]" office:value-type="date" office:date-value="2020-05-28" calcext:value-type="date">
            <text:p>qui</text:p>
          </table:table-cell>
          <table:table-cell table:style-name="ce15" table:formula="of:=[.AB9]" office:value-type="date" office:date-value="2020-05-29" calcext:value-type="date">
            <text:p>sex</text:p>
          </table:table-cell>
          <table:table-cell table:style-name="ce15" table:formula="of:=[.AC9]" office:value-type="date" office:date-value="2020-05-30" calcext:value-type="date">
            <text:p>sáb</text:p>
          </table:table-cell>
          <table:table-cell table:style-name="ce15" table:formula="of:=[.AD9]" office:value-type="date" office:date-value="2020-05-31" calcext:value-type="date">
            <text:p>dom</text:p>
          </table:table-cell>
          <table:table-cell table:style-name="ce15" table:formula="of:=[.AE9]" office:value-type="date" office:date-value="2020-06-01" calcext:value-type="date">
            <text:p>seg</text:p>
          </table:table-cell>
          <table:table-cell table:style-name="ce15" table:formula="of:=[.AF9]" office:value-type="date" office:date-value="2020-06-02" calcext:value-type="date">
            <text:p>ter</text:p>
          </table:table-cell>
          <table:table-cell table:style-name="ce15" table:formula="of:=[.AG9]" office:value-type="date" office:date-value="2020-06-03" calcext:value-type="date">
            <text:p>qua</text:p>
          </table:table-cell>
          <table:table-cell table:style-name="ce15" table:formula="of:=[.AH9]" office:value-type="date" office:date-value="2020-06-04" calcext:value-type="date">
            <text:p>qui</text:p>
          </table:table-cell>
          <table:table-cell table:style-name="ce15" table:formula="of:=[.AI9]" office:value-type="date" office:date-value="2020-06-05" calcext:value-type="date">
            <text:p>sex</text:p>
          </table:table-cell>
          <table:table-cell table:style-name="ce15" table:formula="of:=[.AJ9]" office:value-type="date" office:date-value="2020-06-06" calcext:value-type="date">
            <text:p>sáb</text:p>
          </table:table-cell>
          <table:table-cell table:style-name="ce15" table:formula="of:=[.AK9]" office:value-type="date" office:date-value="2020-06-07" calcext:value-type="date">
            <text:p>dom</text:p>
          </table:table-cell>
          <table:table-cell table:style-name="ce15" table:formula="of:=[.AL9]" office:value-type="date" office:date-value="2020-06-08" calcext:value-type="date">
            <text:p>seg</text:p>
          </table:table-cell>
          <table:table-cell table:style-name="ce15" table:formula="of:=[.AM9]" office:value-type="date" office:date-value="2020-06-09" calcext:value-type="date">
            <text:p>ter</text:p>
          </table:table-cell>
          <table:table-cell table:style-name="ce15" table:formula="of:=[.AN9]" office:value-type="date" office:date-value="2020-06-10" calcext:value-type="date">
            <text:p>qua</text:p>
          </table:table-cell>
          <table:table-cell table:style-name="ce15" table:formula="of:=[.AO9]" office:value-type="date" office:date-value="2020-06-11" calcext:value-type="date">
            <text:p>qui</text:p>
          </table:table-cell>
          <table:table-cell table:style-name="ce15" table:formula="of:=[.AP9]" office:value-type="date" office:date-value="2020-06-12" calcext:value-type="date">
            <text:p>sex</text:p>
          </table:table-cell>
          <table:table-cell table:style-name="ce15" table:formula="of:=[.AQ9]" office:value-type="date" office:date-value="2020-06-13" calcext:value-type="date">
            <text:p>sáb</text:p>
          </table:table-cell>
          <table:table-cell table:style-name="ce15" table:formula="of:=[.AR9]" office:value-type="date" office:date-value="2020-06-14" calcext:value-type="date">
            <text:p>dom</text:p>
          </table:table-cell>
          <table:table-cell table:style-name="ce15" table:formula="of:=[.AS9]" office:value-type="date" office:date-value="2020-06-15" calcext:value-type="date">
            <text:p>seg</text:p>
          </table:table-cell>
          <table:table-cell table:style-name="ce15" table:formula="of:=[.AT9]" office:value-type="date" office:date-value="2020-06-16" calcext:value-type="date">
            <text:p>ter</text:p>
          </table:table-cell>
          <table:table-cell table:style-name="ce15" table:formula="of:=[.AU9]" office:value-type="date" office:date-value="2020-06-17" calcext:value-type="date">
            <text:p>qua</text:p>
          </table:table-cell>
          <table:table-cell table:style-name="ce15" table:formula="of:=[.AV9]" office:value-type="date" office:date-value="2020-06-18" calcext:value-type="date">
            <text:p>qui</text:p>
          </table:table-cell>
          <table:table-cell table:style-name="ce15" table:formula="of:=[.AW9]" office:value-type="date" office:date-value="2020-06-19" calcext:value-type="date">
            <text:p>sex</text:p>
          </table:table-cell>
          <table:table-cell table:style-name="ce15" table:formula="of:=[.AX9]" office:value-type="date" office:date-value="2020-06-20" calcext:value-type="date">
            <text:p>sáb</text:p>
          </table:table-cell>
          <table:table-cell table:style-name="ce15" table:formula="of:=[.AY9]" office:value-type="date" office:date-value="2020-06-21" calcext:value-type="date">
            <text:p>dom</text:p>
          </table:table-cell>
          <table:table-cell table:style-name="ce15" table:formula="of:=[.AZ9]" office:value-type="date" office:date-value="2020-06-22" calcext:value-type="date">
            <text:p>seg</text:p>
          </table:table-cell>
          <table:table-cell table:style-name="ce15" table:formula="of:=[.BA9]" office:value-type="date" office:date-value="2020-06-23" calcext:value-type="date">
            <text:p>ter</text:p>
          </table:table-cell>
          <table:table-cell table:style-name="ce15" table:formula="of:=[.BB9]" office:value-type="date" office:date-value="2020-06-24" calcext:value-type="date">
            <text:p>qua</text:p>
          </table:table-cell>
          <table:table-cell table:style-name="ce15" table:formula="of:=[.BC9]" office:value-type="date" office:date-value="2020-06-25" calcext:value-type="date">
            <text:p>qui</text:p>
          </table:table-cell>
          <table:table-cell table:style-name="ce15" table:formula="of:=[.BD9]" office:value-type="date" office:date-value="2020-06-26" calcext:value-type="date">
            <text:p>sex</text:p>
          </table:table-cell>
          <table:table-cell table:style-name="ce15" table:formula="of:=[.BE9]" office:value-type="date" office:date-value="2020-06-27" calcext:value-type="date">
            <text:p>sáb</text:p>
          </table:table-cell>
          <table:table-cell table:style-name="ce15" table:formula="of:=[.BF9]" office:value-type="date" office:date-value="2020-06-28" calcext:value-type="date">
            <text:p>dom</text:p>
          </table:table-cell>
          <table:table-cell table:style-name="ce15" table:formula="of:=[.BG9]" office:value-type="date" office:date-value="2020-06-29" calcext:value-type="date">
            <text:p>seg</text:p>
          </table:table-cell>
          <table:table-cell table:style-name="ce15" table:formula="of:=[.BH9]" office:value-type="date" office:date-value="2020-06-30" calcext:value-type="date">
            <text:p>ter</text:p>
          </table:table-cell>
          <table:table-cell table:style-name="ce15" table:formula="of:=[.BI9]" office:value-type="date" office:date-value="2020-07-01" calcext:value-type="date">
            <text:p>qua</text:p>
          </table:table-cell>
          <table:table-cell table:style-name="ce15" table:formula="of:=[.BJ9]" office:value-type="date" office:date-value="2020-07-02" calcext:value-type="date">
            <text:p>qui</text:p>
          </table:table-cell>
          <table:table-cell table:style-name="ce35" table:number-columns-repeated="6"/>
        </table:table-row>
        <table:table-row table:style-name="ro1">
          <table:table-cell table:style-name="ce1" office:value-type="string" calcext:value-type="string">
            <text:p>Tarefas</text:p>
          </table:table-cell>
          <table:table-cell table:style-name="ce1" office:value-type="string" calcext:value-type="string">
            <text:p>Início</text:p>
          </table:table-cell>
          <table:table-cell table:style-name="ce1" office:value-type="string" calcext:value-type="string">
            <text:p>Dias</text:p>
          </table:table-cell>
          <table:table-cell table:style-name="ce1" office:value-type="string" calcext:value-type="string">
            <text:p>Fim</text:p>
          </table:table-cell>
          <table:table-cell table:style-name="ce16" office:value-type="date" office:date-value="2020-05-06" calcext:value-type="date">
            <text:p>06/05/20</text:p>
          </table:table-cell>
          <table:table-cell table:style-name="ce16" office:value-type="date" office:date-value="2020-05-07" calcext:value-type="date">
            <text:p>07/05/20</text:p>
          </table:table-cell>
          <table:table-cell table:style-name="ce16" office:value-type="date" office:date-value="2020-05-08" calcext:value-type="date">
            <text:p>08/05/20</text:p>
          </table:table-cell>
          <table:table-cell table:style-name="ce16" office:value-type="date" office:date-value="2020-05-09" calcext:value-type="date">
            <text:p>09/05/20</text:p>
          </table:table-cell>
          <table:table-cell table:style-name="ce16" office:value-type="date" office:date-value="2020-05-10" calcext:value-type="date">
            <text:p>10/05/20</text:p>
          </table:table-cell>
          <table:table-cell table:style-name="ce16" office:value-type="date" office:date-value="2020-05-11" calcext:value-type="date">
            <text:p>11/05/20</text:p>
          </table:table-cell>
          <table:table-cell table:style-name="ce16" office:value-type="date" office:date-value="2020-05-12" calcext:value-type="date">
            <text:p>12/05/20</text:p>
          </table:table-cell>
          <table:table-cell table:style-name="ce16" office:value-type="date" office:date-value="2020-05-13" calcext:value-type="date">
            <text:p>13/05/20</text:p>
          </table:table-cell>
          <table:table-cell table:style-name="ce16" office:value-type="date" office:date-value="2020-05-14" calcext:value-type="date">
            <text:p>14/05/20</text:p>
          </table:table-cell>
          <table:table-cell table:style-name="ce16" office:value-type="date" office:date-value="2020-05-15" calcext:value-type="date">
            <text:p>15/05/20</text:p>
          </table:table-cell>
          <table:table-cell table:style-name="ce16" office:value-type="date" office:date-value="2020-05-16" calcext:value-type="date">
            <text:p>16/05/20</text:p>
          </table:table-cell>
          <table:table-cell table:style-name="ce16" office:value-type="date" office:date-value="2020-05-17" calcext:value-type="date">
            <text:p>17/05/20</text:p>
          </table:table-cell>
          <table:table-cell table:style-name="ce16" office:value-type="date" office:date-value="2020-05-18" calcext:value-type="date">
            <text:p>18/05/20</text:p>
          </table:table-cell>
          <table:table-cell table:style-name="ce16" office:value-type="date" office:date-value="2020-05-19" calcext:value-type="date">
            <text:p>19/05/20</text:p>
          </table:table-cell>
          <table:table-cell table:style-name="ce16" office:value-type="date" office:date-value="2020-05-20" calcext:value-type="date">
            <text:p>20/05/20</text:p>
          </table:table-cell>
          <table:table-cell table:style-name="ce16" office:value-type="date" office:date-value="2020-05-21" calcext:value-type="date">
            <text:p>21/05/20</text:p>
          </table:table-cell>
          <table:table-cell table:style-name="ce16" office:value-type="date" office:date-value="2020-05-22" calcext:value-type="date">
            <text:p>22/05/20</text:p>
          </table:table-cell>
          <table:table-cell table:style-name="ce16" office:value-type="date" office:date-value="2020-05-23" calcext:value-type="date">
            <text:p>23/05/20</text:p>
          </table:table-cell>
          <table:table-cell table:style-name="ce16" office:value-type="date" office:date-value="2020-05-24" calcext:value-type="date">
            <text:p>24/05/20</text:p>
          </table:table-cell>
          <table:table-cell table:style-name="ce16" office:value-type="date" office:date-value="2020-05-25" calcext:value-type="date">
            <text:p>25/05/20</text:p>
          </table:table-cell>
          <table:table-cell table:style-name="ce16" office:value-type="date" office:date-value="2020-05-26" calcext:value-type="date">
            <text:p>26/05/20</text:p>
          </table:table-cell>
          <table:table-cell table:style-name="ce16" office:value-type="date" office:date-value="2020-05-27" calcext:value-type="date">
            <text:p>27/05/20</text:p>
          </table:table-cell>
          <table:table-cell table:style-name="ce16" office:value-type="date" office:date-value="2020-05-28" calcext:value-type="date">
            <text:p>28/05/20</text:p>
          </table:table-cell>
          <table:table-cell table:style-name="ce16" office:value-type="date" office:date-value="2020-05-29" calcext:value-type="date">
            <text:p>29/05/20</text:p>
          </table:table-cell>
          <table:table-cell table:style-name="ce16" office:value-type="date" office:date-value="2020-05-30" calcext:value-type="date">
            <text:p>30/05/20</text:p>
          </table:table-cell>
          <table:table-cell table:style-name="ce16" office:value-type="date" office:date-value="2020-05-31" calcext:value-type="date">
            <text:p>31/05/20</text:p>
          </table:table-cell>
          <table:table-cell table:style-name="ce16" office:value-type="date" office:date-value="2020-06-01" calcext:value-type="date">
            <text:p>01/06/20</text:p>
          </table:table-cell>
          <table:table-cell table:style-name="ce16" office:value-type="date" office:date-value="2020-06-02" calcext:value-type="date">
            <text:p>02/06/20</text:p>
          </table:table-cell>
          <table:table-cell table:style-name="ce16" office:value-type="date" office:date-value="2020-06-03" calcext:value-type="date">
            <text:p>03/06/20</text:p>
          </table:table-cell>
          <table:table-cell table:style-name="ce16" office:value-type="date" office:date-value="2020-06-04" calcext:value-type="date">
            <text:p>04/06/20</text:p>
          </table:table-cell>
          <table:table-cell table:style-name="ce16" office:value-type="date" office:date-value="2020-06-05" calcext:value-type="date">
            <text:p>05/06/20</text:p>
          </table:table-cell>
          <table:table-cell table:style-name="ce16" office:value-type="date" office:date-value="2020-06-06" calcext:value-type="date">
            <text:p>06/06/20</text:p>
          </table:table-cell>
          <table:table-cell table:style-name="ce16" office:value-type="date" office:date-value="2020-06-07" calcext:value-type="date">
            <text:p>07/06/20</text:p>
          </table:table-cell>
          <table:table-cell table:style-name="ce16" office:value-type="date" office:date-value="2020-06-08" calcext:value-type="date">
            <text:p>08/06/20</text:p>
          </table:table-cell>
          <table:table-cell table:style-name="ce16" office:value-type="date" office:date-value="2020-06-09" calcext:value-type="date">
            <text:p>09/06/20</text:p>
          </table:table-cell>
          <table:table-cell table:style-name="ce16" office:value-type="date" office:date-value="2020-06-10" calcext:value-type="date">
            <text:p>10/06/20</text:p>
          </table:table-cell>
          <table:table-cell table:style-name="ce16" office:value-type="date" office:date-value="2020-06-11" calcext:value-type="date">
            <text:p>11/06/20</text:p>
          </table:table-cell>
          <table:table-cell table:style-name="ce16" office:value-type="date" office:date-value="2020-06-12" calcext:value-type="date">
            <text:p>12/06/20</text:p>
          </table:table-cell>
          <table:table-cell table:style-name="ce16" office:value-type="date" office:date-value="2020-06-13" calcext:value-type="date">
            <text:p>13/06/20</text:p>
          </table:table-cell>
          <table:table-cell table:style-name="ce16" office:value-type="date" office:date-value="2020-06-14" calcext:value-type="date">
            <text:p>14/06/20</text:p>
          </table:table-cell>
          <table:table-cell table:style-name="ce16" office:value-type="date" office:date-value="2020-06-15" calcext:value-type="date">
            <text:p>15/06/20</text:p>
          </table:table-cell>
          <table:table-cell table:style-name="ce16" office:value-type="date" office:date-value="2020-06-16" calcext:value-type="date">
            <text:p>16/06/20</text:p>
          </table:table-cell>
          <table:table-cell table:style-name="ce16" office:value-type="date" office:date-value="2020-06-17" calcext:value-type="date">
            <text:p>17/06/20</text:p>
          </table:table-cell>
          <table:table-cell table:style-name="ce16" office:value-type="date" office:date-value="2020-06-18" calcext:value-type="date">
            <text:p>18/06/20</text:p>
          </table:table-cell>
          <table:table-cell table:style-name="ce16" office:value-type="date" office:date-value="2020-06-19" calcext:value-type="date">
            <text:p>19/06/20</text:p>
          </table:table-cell>
          <table:table-cell table:style-name="ce16" office:value-type="date" office:date-value="2020-06-20" calcext:value-type="date">
            <text:p>20/06/20</text:p>
          </table:table-cell>
          <table:table-cell table:style-name="ce16" office:value-type="date" office:date-value="2020-06-21" calcext:value-type="date">
            <text:p>21/06/20</text:p>
          </table:table-cell>
          <table:table-cell table:style-name="ce16" office:value-type="date" office:date-value="2020-06-22" calcext:value-type="date">
            <text:p>22/06/20</text:p>
          </table:table-cell>
          <table:table-cell table:style-name="ce16" office:value-type="date" office:date-value="2020-06-23" calcext:value-type="date">
            <text:p>23/06/20</text:p>
          </table:table-cell>
          <table:table-cell table:style-name="ce16" office:value-type="date" office:date-value="2020-06-24" calcext:value-type="date">
            <text:p>24/06/20</text:p>
          </table:table-cell>
          <table:table-cell table:style-name="ce16" office:value-type="date" office:date-value="2020-06-25" calcext:value-type="date">
            <text:p>25/06/20</text:p>
          </table:table-cell>
          <table:table-cell table:style-name="ce16" office:value-type="date" office:date-value="2020-06-26" calcext:value-type="date">
            <text:p>26/06/20</text:p>
          </table:table-cell>
          <table:table-cell table:style-name="ce16" office:value-type="date" office:date-value="2020-06-27" calcext:value-type="date">
            <text:p>27/06/20</text:p>
          </table:table-cell>
          <table:table-cell table:style-name="ce16" office:value-type="date" office:date-value="2020-06-28" calcext:value-type="date">
            <text:p>28/06/20</text:p>
          </table:table-cell>
          <table:table-cell table:style-name="ce16" office:value-type="date" office:date-value="2020-06-29" calcext:value-type="date">
            <text:p>29/06/20</text:p>
          </table:table-cell>
          <table:table-cell table:style-name="ce16" office:value-type="date" office:date-value="2020-06-30" calcext:value-type="date">
            <text:p>30/06/20</text:p>
          </table:table-cell>
          <table:table-cell table:style-name="ce16" office:value-type="date" office:date-value="2020-07-01" calcext:value-type="date">
            <text:p>01/07/20</text:p>
          </table:table-cell>
          <table:table-cell table:style-name="ce16" office:value-type="date" office:date-value="2020-07-02" calcext:value-type="date">
            <text:p>02/07/20</text:p>
          </table:table-cell>
          <table:table-cell table:style-name="ce36" table:number-columns-repeated="6"/>
        </table:table-row>
        <table:table-row table:style-name="ro1">
          <table:table-cell office:value-type="string" calcext:value-type="string">
            <text:p>REU01</text:p>
          </table:table-cell>
          <table:table-cell office:value-type="date" office:date-value="2020-05-06" calcext:value-type="date">
            <text:p>06/05/20</text:p>
          </table:table-cell>
          <table:table-cell office:value-type="float" office:value="1" calcext:value-type="float">
            <text:p>1</text:p>
          </table:table-cell>
          <table:table-cell table:formula="of:=IF(ISNUMBER([.C10]); COM.MICROSOFT.WORKDAY.INTL([.B10]; [.C10]; 1; [.A$2:.A$4] ) - 1; &quot;&quot;)" office:value-type="date" office:date-value="2020-05-06" calcext:value-type="date">
            <text:p>06/05/20</text:p>
          </table:table-cell>
          <table:table-cell table:style-name="ce17" table:formula="of:=IF(AND([.E$9]&gt;=[.$B10];[.E$9]&lt;=[.$D10];ISNUMBER([.$C10]));IF(COM.MICROSOFT.NETWORKDAYS.INTL([.E$9];[.E$9];1;[.$A$2:.$A$4]);&quot;W&quot;;&quot;H&quot;);&quot;&quot;)" office:value-type="string" office:string-value="W" calcext:value-type="string">
            <text:p>W</text:p>
          </table:table-cell>
          <table:table-cell table:style-name="ce22" table:formula="of:=IF(AND([.F$9]&gt;=[.$B10];[.F$9]&lt;=[.$D10];ISNUMBER([.$C10]));IF(COM.MICROSOFT.NETWORKDAYS.INTL([.F$9];[.F$9];1;[.$A$2:.$A$4]);&quot;W&quot;;&quot;H&quot;);&quot;&quot;)">
            <text:p/>
          </table:table-cell>
          <table:table-cell table:style-name="ce22" table:formula="of:=IF(AND([.G$9]&gt;=[.$B10];[.G$9]&lt;=[.$D10];ISNUMBER([.$C10]));IF(COM.MICROSOFT.NETWORKDAYS.INTL([.G$9];[.G$9];1;[.$A$2:.$A$4]);&quot;W&quot;;&quot;H&quot;);&quot;&quot;)">
            <text:p/>
          </table:table-cell>
          <table:table-cell table:style-name="ce30" table:formula="of:=IF(AND([.H$9]&gt;=[.$B10];[.H$9]&lt;=[.$D10];ISNUMBER([.$C10]));IF(COM.MICROSOFT.NETWORKDAYS.INTL([.H$9];[.H$9];1;[.$A$2:.$A$4]);&quot;W&quot;;&quot;H&quot;);&quot;&quot;)">
            <text:p/>
          </table:table-cell>
          <table:table-cell table:style-name="ce30" table:formula="of:=IF(AND([.I$9]&gt;=[.$B10];[.I$9]&lt;=[.$D10];ISNUMBER([.$C10]));IF(COM.MICROSOFT.NETWORKDAYS.INTL([.I$9];[.I$9];1;[.$A$2:.$A$4]);&quot;W&quot;;&quot;H&quot;);&quot;&quot;)">
            <text:p/>
          </table:table-cell>
          <table:table-cell table:style-name="ce30" table:formula="of:=IF(AND([.J$9]&gt;=[.$B10];[.J$9]&lt;=[.$D10];ISNUMBER([.$C10]));IF(COM.MICROSOFT.NETWORKDAYS.INTL([.J$9];[.J$9];1;[.$A$2:.$A$4]);&quot;W&quot;;&quot;H&quot;);&quot;&quot;)">
            <text:p/>
          </table:table-cell>
          <table:table-cell table:formula="of:=IF(AND([.K$9]&gt;=[.$B10];[.K$9]&lt;=[.$D10];ISNUMBER([.$C10]));IF(COM.MICROSOFT.NETWORKDAYS.INTL([.K$9];[.K$9];1;[.$A$2:.$A$4]);&quot;W&quot;;&quot;H&quot;);&quot;&quot;)">
            <text:p/>
          </table:table-cell>
          <table:table-cell table:formula="of:=IF(AND([.L$9]&gt;=[.$B10];[.L$9]&lt;=[.$D10];ISNUMBER([.$C10]));IF(COM.MICROSOFT.NETWORKDAYS.INTL([.L$9];[.L$9];1;[.$A$2:.$A$4]);&quot;W&quot;;&quot;H&quot;);&quot;&quot;)">
            <text:p/>
          </table:table-cell>
          <table:table-cell table:formula="of:=IF(AND([.M$9]&gt;=[.$B10];[.M$9]&lt;=[.$D10];ISNUMBER([.$C10]));IF(COM.MICROSOFT.NETWORKDAYS.INTL([.M$9];[.M$9];1;[.$A$2:.$A$4]);&quot;W&quot;;&quot;H&quot;);&quot;&quot;)">
            <text:p/>
          </table:table-cell>
          <table:table-cell table:formula="of:=IF(AND([.N$9]&gt;=[.$B10];[.N$9]&lt;=[.$D10];ISNUMBER([.$C10]));IF(COM.MICROSOFT.NETWORKDAYS.INTL([.N$9];[.N$9];1;[.$A$2:.$A$4]);&quot;W&quot;;&quot;H&quot;);&quot;&quot;)">
            <text:p/>
          </table:table-cell>
          <table:table-cell table:formula="of:=IF(AND([.O$9]&gt;=[.$B10];[.O$9]&lt;=[.$D10];ISNUMBER([.$C10]));IF(COM.MICROSOFT.NETWORKDAYS.INTL([.O$9];[.O$9];1;[.$A$2:.$A$4]);&quot;W&quot;;&quot;H&quot;);&quot;&quot;)">
            <text:p/>
          </table:table-cell>
          <table:table-cell table:formula="of:=IF(AND([.P$9]&gt;=[.$B10];[.P$9]&lt;=[.$D10];ISNUMBER([.$C10]));IF(COM.MICROSOFT.NETWORKDAYS.INTL([.P$9];[.P$9];1;[.$A$2:.$A$4]);&quot;W&quot;;&quot;H&quot;);&quot;&quot;)">
            <text:p/>
          </table:table-cell>
          <table:table-cell table:formula="of:=IF(AND([.Q$9]&gt;=[.$B10];[.Q$9]&lt;=[.$D10];ISNUMBER([.$C10]));IF(COM.MICROSOFT.NETWORKDAYS.INTL([.Q$9];[.Q$9];1;[.$A$2:.$A$4]);&quot;W&quot;;&quot;H&quot;);&quot;&quot;)">
            <text:p/>
          </table:table-cell>
          <table:table-cell table:formula="of:=IF(AND([.R$9]&gt;=[.$B10];[.R$9]&lt;=[.$D10];ISNUMBER([.$C10]));IF(COM.MICROSOFT.NETWORKDAYS.INTL([.R$9];[.R$9];1;[.$A$2:.$A$4]);&quot;W&quot;;&quot;H&quot;);&quot;&quot;)">
            <text:p/>
          </table:table-cell>
          <table:table-cell table:formula="of:=IF(AND([.S$9]&gt;=[.$B10];[.S$9]&lt;=[.$D10];ISNUMBER([.$C10]));IF(COM.MICROSOFT.NETWORKDAYS.INTL([.S$9];[.S$9];1;[.$A$2:.$A$4]);&quot;W&quot;;&quot;H&quot;);&quot;&quot;)">
            <text:p/>
          </table:table-cell>
          <table:table-cell table:formula="of:=IF(AND([.T$9]&gt;=[.$B10];[.T$9]&lt;=[.$D10];ISNUMBER([.$C10]));IF(COM.MICROSOFT.NETWORKDAYS.INTL([.T$9];[.T$9];1;[.$A$2:.$A$4]);&quot;W&quot;;&quot;H&quot;);&quot;&quot;)">
            <text:p/>
          </table:table-cell>
          <table:table-cell table:formula="of:=IF(AND([.U$9]&gt;=[.$B10];[.U$9]&lt;=[.$D10];ISNUMBER([.$C10]));IF(COM.MICROSOFT.NETWORKDAYS.INTL([.U$9];[.U$9];1;[.$A$2:.$A$4]);&quot;W&quot;;&quot;H&quot;);&quot;&quot;)">
            <text:p/>
          </table:table-cell>
          <table:table-cell table:formula="of:=IF(AND([.V$9]&gt;=[.$B10];[.V$9]&lt;=[.$D10];ISNUMBER([.$C10]));IF(COM.MICROSOFT.NETWORKDAYS.INTL([.V$9];[.V$9];1;[.$A$2:.$A$4]);&quot;W&quot;;&quot;H&quot;);&quot;&quot;)">
            <text:p/>
          </table:table-cell>
          <table:table-cell table:formula="of:=IF(AND([.W$9]&gt;=[.$B10];[.W$9]&lt;=[.$D10];ISNUMBER([.$C10]));IF(COM.MICROSOFT.NETWORKDAYS.INTL([.W$9];[.W$9];1;[.$A$2:.$A$4]);&quot;W&quot;;&quot;H&quot;);&quot;&quot;)">
            <text:p/>
          </table:table-cell>
          <table:table-cell table:formula="of:=IF(AND([.X$9]&gt;=[.$B10];[.X$9]&lt;=[.$D10];ISNUMBER([.$C10]));IF(COM.MICROSOFT.NETWORKDAYS.INTL([.X$9];[.X$9];1;[.$A$2:.$A$4]);&quot;W&quot;;&quot;H&quot;);&quot;&quot;)">
            <text:p/>
          </table:table-cell>
          <table:table-cell table:formula="of:=IF(AND([.Y$9]&gt;=[.$B10];[.Y$9]&lt;=[.$D10];ISNUMBER([.$C10]));IF(COM.MICROSOFT.NETWORKDAYS.INTL([.Y$9];[.Y$9];1;[.$A$2:.$A$4]);&quot;W&quot;;&quot;H&quot;);&quot;&quot;)">
            <text:p/>
          </table:table-cell>
          <table:table-cell table:formula="of:=IF(AND([.Z$9]&gt;=[.$B10];[.Z$9]&lt;=[.$D10];ISNUMBER([.$C10]));IF(COM.MICROSOFT.NETWORKDAYS.INTL([.Z$9];[.Z$9];1;[.$A$2:.$A$4]);&quot;W&quot;;&quot;H&quot;);&quot;&quot;)">
            <text:p/>
          </table:table-cell>
          <table:table-cell table:formula="of:=IF(AND([.AA$9]&gt;=[.$B10];[.AA$9]&lt;=[.$D10];ISNUMBER([.$C10]));IF(COM.MICROSOFT.NETWORKDAYS.INTL([.AA$9];[.AA$9];1;[.$A$2:.$A$4]);&quot;W&quot;;&quot;H&quot;);&quot;&quot;)">
            <text:p/>
          </table:table-cell>
          <table:table-cell table:formula="of:=IF(AND([.AB$9]&gt;=[.$B10];[.AB$9]&lt;=[.$D10];ISNUMBER([.$C10]));IF(COM.MICROSOFT.NETWORKDAYS.INTL([.AB$9];[.AB$9];1;[.$A$2:.$A$4]);&quot;W&quot;;&quot;H&quot;);&quot;&quot;)">
            <text:p/>
          </table:table-cell>
          <table:table-cell table:formula="of:=IF(AND([.AC$9]&gt;=[.$B10];[.AC$9]&lt;=[.$D10];ISNUMBER([.$C10]));IF(COM.MICROSOFT.NETWORKDAYS.INTL([.AC$9];[.AC$9];1;[.$A$2:.$A$4]);&quot;W&quot;;&quot;H&quot;);&quot;&quot;)">
            <text:p/>
          </table:table-cell>
          <table:table-cell table:formula="of:=IF(AND([.AD$9]&gt;=[.$B10];[.AD$9]&lt;=[.$D10];ISNUMBER([.$C10]));IF(COM.MICROSOFT.NETWORKDAYS.INTL([.AD$9];[.AD$9];1;[.$A$2:.$A$4]);&quot;W&quot;;&quot;H&quot;);&quot;&quot;)">
            <text:p/>
          </table:table-cell>
          <table:table-cell table:formula="of:=IF(AND([.AE$9]&gt;=[.$B10];[.AE$9]&lt;=[.$D10];ISNUMBER([.$C10]));IF(COM.MICROSOFT.NETWORKDAYS.INTL([.AE$9];[.AE$9];1;[.$A$2:.$A$4]);&quot;W&quot;;&quot;H&quot;);&quot;&quot;)">
            <text:p/>
          </table:table-cell>
          <table:table-cell table:formula="of:=IF(AND([.AF$9]&gt;=[.$B10];[.AF$9]&lt;=[.$D10];ISNUMBER([.$C10]));IF(COM.MICROSOFT.NETWORKDAYS.INTL([.AF$9];[.AF$9];1;[.$A$2:.$A$4]);&quot;W&quot;;&quot;H&quot;);&quot;&quot;)">
            <text:p/>
          </table:table-cell>
          <table:table-cell table:formula="of:=IF(AND([.AG$9]&gt;=[.$B10];[.AG$9]&lt;=[.$D10];ISNUMBER([.$C10]));IF(COM.MICROSOFT.NETWORKDAYS.INTL([.AG$9];[.AG$9];1;[.$A$2:.$A$4]);&quot;W&quot;;&quot;H&quot;);&quot;&quot;)">
            <text:p/>
          </table:table-cell>
          <table:table-cell table:formula="of:=IF(AND([.AH$9]&gt;=[.$B10];[.AH$9]&lt;=[.$D10];ISNUMBER([.$C10]));IF(COM.MICROSOFT.NETWORKDAYS.INTL([.AH$9];[.AH$9];1;[.$A$2:.$A$4]);&quot;W&quot;;&quot;H&quot;);&quot;&quot;)">
            <text:p/>
          </table:table-cell>
          <table:table-cell table:formula="of:=IF(AND([.AI$9]&gt;=[.$B10];[.AI$9]&lt;=[.$D10];ISNUMBER([.$C10]));IF(COM.MICROSOFT.NETWORKDAYS.INTL([.AI$9];[.AI$9];1;[.$A$2:.$A$4]);&quot;W&quot;;&quot;H&quot;);&quot;&quot;)">
            <text:p/>
          </table:table-cell>
          <table:table-cell table:formula="of:=IF(AND([.AJ$9]&gt;=[.$B10];[.AJ$9]&lt;=[.$D10];ISNUMBER([.$C10]));IF(COM.MICROSOFT.NETWORKDAYS.INTL([.AJ$9];[.AJ$9];1;[.$A$2:.$A$4]);&quot;W&quot;;&quot;H&quot;);&quot;&quot;)">
            <text:p/>
          </table:table-cell>
          <table:table-cell table:formula="of:=IF(AND([.AK$9]&gt;=[.$B10];[.AK$9]&lt;=[.$D10];ISNUMBER([.$C10]));IF(COM.MICROSOFT.NETWORKDAYS.INTL([.AK$9];[.AK$9];1;[.$A$2:.$A$4]);&quot;W&quot;;&quot;H&quot;);&quot;&quot;)">
            <text:p/>
          </table:table-cell>
          <table:table-cell table:formula="of:=IF(AND([.AL$9]&gt;=[.$B10];[.AL$9]&lt;=[.$D10];ISNUMBER([.$C10]));IF(COM.MICROSOFT.NETWORKDAYS.INTL([.AL$9];[.AL$9];1;[.$A$2:.$A$4]);&quot;W&quot;;&quot;H&quot;);&quot;&quot;)">
            <text:p/>
          </table:table-cell>
          <table:table-cell table:formula="of:=IF(AND([.AM$9]&gt;=[.$B10];[.AM$9]&lt;=[.$D10];ISNUMBER([.$C10]));IF(COM.MICROSOFT.NETWORKDAYS.INTL([.AM$9];[.AM$9];1;[.$A$2:.$A$4]);&quot;W&quot;;&quot;H&quot;);&quot;&quot;)">
            <text:p/>
          </table:table-cell>
          <table:table-cell table:formula="of:=IF(AND([.AN$9]&gt;=[.$B10];[.AN$9]&lt;=[.$D10];ISNUMBER([.$C10]));IF(COM.MICROSOFT.NETWORKDAYS.INTL([.AN$9];[.AN$9];1;[.$A$2:.$A$4]);&quot;W&quot;;&quot;H&quot;);&quot;&quot;)">
            <text:p/>
          </table:table-cell>
          <table:table-cell table:formula="of:=IF(AND([.AO$9]&gt;=[.$B10];[.AO$9]&lt;=[.$D10];ISNUMBER([.$C10]));IF(COM.MICROSOFT.NETWORKDAYS.INTL([.AO$9];[.AO$9];1;[.$A$2:.$A$4]);&quot;W&quot;;&quot;H&quot;);&quot;&quot;)">
            <text:p/>
          </table:table-cell>
          <table:table-cell table:formula="of:=IF(AND([.AP$9]&gt;=[.$B10];[.AP$9]&lt;=[.$D10];ISNUMBER([.$C10]));IF(COM.MICROSOFT.NETWORKDAYS.INTL([.AP$9];[.AP$9];1;[.$A$2:.$A$4]);&quot;W&quot;;&quot;H&quot;);&quot;&quot;)">
            <text:p/>
          </table:table-cell>
          <table:table-cell table:formula="of:=IF(AND([.AQ$9]&gt;=[.$B10];[.AQ$9]&lt;=[.$D10];ISNUMBER([.$C10]));IF(COM.MICROSOFT.NETWORKDAYS.INTL([.AQ$9];[.AQ$9];1;[.$A$2:.$A$4]);&quot;W&quot;;&quot;H&quot;);&quot;&quot;)">
            <text:p/>
          </table:table-cell>
          <table:table-cell table:formula="of:=IF(AND([.AR$9]&gt;=[.$B10];[.AR$9]&lt;=[.$D10];ISNUMBER([.$C10]));IF(COM.MICROSOFT.NETWORKDAYS.INTL([.AR$9];[.AR$9];1;[.$A$2:.$A$4]);&quot;W&quot;;&quot;H&quot;);&quot;&quot;)">
            <text:p/>
          </table:table-cell>
          <table:table-cell table:formula="of:=IF(AND([.AS$9]&gt;=[.$B10];[.AS$9]&lt;=[.$D10];ISNUMBER([.$C10]));IF(COM.MICROSOFT.NETWORKDAYS.INTL([.AS$9];[.AS$9];1;[.$A$2:.$A$4]);&quot;W&quot;;&quot;H&quot;);&quot;&quot;)">
            <text:p/>
          </table:table-cell>
          <table:table-cell table:formula="of:=IF(AND([.AT$9]&gt;=[.$B10];[.AT$9]&lt;=[.$D10];ISNUMBER([.$C10]));IF(COM.MICROSOFT.NETWORKDAYS.INTL([.AT$9];[.AT$9];1;[.$A$2:.$A$4]);&quot;W&quot;;&quot;H&quot;);&quot;&quot;)">
            <text:p/>
          </table:table-cell>
          <table:table-cell table:formula="of:=IF(AND([.AU$9]&gt;=[.$B10];[.AU$9]&lt;=[.$D10];ISNUMBER([.$C10]));IF(COM.MICROSOFT.NETWORKDAYS.INTL([.AU$9];[.AU$9];1;[.$A$2:.$A$4]);&quot;W&quot;;&quot;H&quot;);&quot;&quot;)">
            <text:p/>
          </table:table-cell>
          <table:table-cell table:formula="of:=IF(AND([.AV$9]&gt;=[.$B10];[.AV$9]&lt;=[.$D10];ISNUMBER([.$C10]));IF(COM.MICROSOFT.NETWORKDAYS.INTL([.AV$9];[.AV$9];1;[.$A$2:.$A$4]);&quot;W&quot;;&quot;H&quot;);&quot;&quot;)">
            <text:p/>
          </table:table-cell>
          <table:table-cell table:formula="of:=IF(AND([.AW$9]&gt;=[.$B10];[.AW$9]&lt;=[.$D10];ISNUMBER([.$C10]));IF(COM.MICROSOFT.NETWORKDAYS.INTL([.AW$9];[.AW$9];1;[.$A$2:.$A$4]);&quot;W&quot;;&quot;H&quot;);&quot;&quot;)">
            <text:p/>
          </table:table-cell>
          <table:table-cell table:formula="of:=IF(AND([.AX$9]&gt;=[.$B10];[.AX$9]&lt;=[.$D10];ISNUMBER([.$C10]));IF(COM.MICROSOFT.NETWORKDAYS.INTL([.AX$9];[.AX$9];1;[.$A$2:.$A$4]);&quot;W&quot;;&quot;H&quot;);&quot;&quot;)">
            <text:p/>
          </table:table-cell>
          <table:table-cell table:formula="of:=IF(AND([.AY$9]&gt;=[.$B10];[.AY$9]&lt;=[.$D10];ISNUMBER([.$C10]));IF(COM.MICROSOFT.NETWORKDAYS.INTL([.AY$9];[.AY$9];1;[.$A$2:.$A$4]);&quot;W&quot;;&quot;H&quot;);&quot;&quot;)">
            <text:p/>
          </table:table-cell>
          <table:table-cell table:formula="of:=IF(AND([.AZ$9]&gt;=[.$B10];[.AZ$9]&lt;=[.$D10];ISNUMBER([.$C10]));IF(COM.MICROSOFT.NETWORKDAYS.INTL([.AZ$9];[.AZ$9];1;[.$A$2:.$A$4]);&quot;W&quot;;&quot;H&quot;);&quot;&quot;)">
            <text:p/>
          </table:table-cell>
          <table:table-cell table:formula="of:=IF(AND([.BA$9]&gt;=[.$B10];[.BA$9]&lt;=[.$D10];ISNUMBER([.$C10]));IF(COM.MICROSOFT.NETWORKDAYS.INTL([.BA$9];[.BA$9];1;[.$A$2:.$A$4]);&quot;W&quot;;&quot;H&quot;);&quot;&quot;)">
            <text:p/>
          </table:table-cell>
          <table:table-cell table:formula="of:=IF(AND([.BB$9]&gt;=[.$B10];[.BB$9]&lt;=[.$D10];ISNUMBER([.$C10]));IF(COM.MICROSOFT.NETWORKDAYS.INTL([.BB$9];[.BB$9];1;[.$A$2:.$A$4]);&quot;W&quot;;&quot;H&quot;);&quot;&quot;)">
            <text:p/>
          </table:table-cell>
          <table:table-cell table:formula="of:=IF(AND([.BC$9]&gt;=[.$B10];[.BC$9]&lt;=[.$D10];ISNUMBER([.$C10]));IF(COM.MICROSOFT.NETWORKDAYS.INTL([.BC$9];[.BC$9];1;[.$A$2:.$A$4]);&quot;W&quot;;&quot;H&quot;);&quot;&quot;)">
            <text:p/>
          </table:table-cell>
          <table:table-cell table:formula="of:=IF(AND([.BD$9]&gt;=[.$B10];[.BD$9]&lt;=[.$D10];ISNUMBER([.$C10]));IF(COM.MICROSOFT.NETWORKDAYS.INTL([.BD$9];[.BD$9];1;[.$A$2:.$A$4]);&quot;W&quot;;&quot;H&quot;);&quot;&quot;)">
            <text:p/>
          </table:table-cell>
          <table:table-cell table:formula="of:=IF(AND([.BE$9]&gt;=[.$B10];[.BE$9]&lt;=[.$D10];ISNUMBER([.$C10]));IF(COM.MICROSOFT.NETWORKDAYS.INTL([.BE$9];[.BE$9];1;[.$A$2:.$A$4]);&quot;W&quot;;&quot;H&quot;);&quot;&quot;)">
            <text:p/>
          </table:table-cell>
          <table:table-cell table:formula="of:=IF(AND([.BF$9]&gt;=[.$B10];[.BF$9]&lt;=[.$D10];ISNUMBER([.$C10]));IF(COM.MICROSOFT.NETWORKDAYS.INTL([.BF$9];[.BF$9];1;[.$A$2:.$A$4]);&quot;W&quot;;&quot;H&quot;);&quot;&quot;)">
            <text:p/>
          </table:table-cell>
          <table:table-cell table:formula="of:=IF(AND([.BG$9]&gt;=[.$B10];[.BG$9]&lt;=[.$D10];ISNUMBER([.$C10]));IF(COM.MICROSOFT.NETWORKDAYS.INTL([.BG$9];[.BG$9];1;[.$A$2:.$A$4]);&quot;W&quot;;&quot;H&quot;);&quot;&quot;)">
            <text:p/>
          </table:table-cell>
          <table:table-cell table:formula="of:=IF(AND([.BH$9]&gt;=[.$B10];[.BH$9]&lt;=[.$D10];ISNUMBER([.$C10]));IF(COM.MICROSOFT.NETWORKDAYS.INTL([.BH$9];[.BH$9];1;[.$A$2:.$A$4]);&quot;W&quot;;&quot;H&quot;);&quot;&quot;)">
            <text:p/>
          </table:table-cell>
          <table:table-cell table:formula="of:=IF(AND([.BI$9]&gt;=[.$B10];[.BI$9]&lt;=[.$D10];ISNUMBER([.$C10]));IF(COM.MICROSOFT.NETWORKDAYS.INTL([.BI$9];[.BI$9];1;[.$A$2:.$A$4]);&quot;W&quot;;&quot;H&quot;);&quot;&quot;)">
            <text:p/>
          </table:table-cell>
          <table:table-cell table:formula="of:=IF(AND([.BJ$9]&gt;=[.$B10];[.BJ$9]&lt;=[.$D10];ISNUMBER([.$C10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U02</text:p>
          </table:table-cell>
          <table:table-cell office:value-type="date" office:date-value="2020-05-07" calcext:value-type="date">
            <text:p>07/05/20</text:p>
          </table:table-cell>
          <table:table-cell office:value-type="float" office:value="1" calcext:value-type="float">
            <text:p>1</text:p>
          </table:table-cell>
          <table:table-cell table:formula="of:=IF(ISNUMBER([.C11]); COM.MICROSOFT.WORKDAY.INTL([.B11]; [.C11]; 1; [.A$2:.A$4] ) - 1; &quot;&quot;)" office:value-type="date" office:date-value="2020-05-07" calcext:value-type="date">
            <text:p>07/05/20</text:p>
          </table:table-cell>
          <table:table-cell table:style-name="ce17" table:formula="of:=IF(AND([.E$9]&gt;=[.$B11];[.E$9]&lt;=[.$D11];ISNUMBER([.$C11]));IF(COM.MICROSOFT.NETWORKDAYS.INTL([.E$9];[.E$9];1;[.$A$2:.$A$4]);&quot;W&quot;;&quot;H&quot;);&quot;&quot;)">
            <text:p/>
          </table:table-cell>
          <table:table-cell table:style-name="ce22" table:formula="of:=IF(AND([.F$9]&gt;=[.$B11];[.F$9]&lt;=[.$D11];ISNUMBER([.$C11]));IF(COM.MICROSOFT.NETWORKDAYS.INTL([.F$9];[.F$9];1;[.$A$2:.$A$4]);&quot;W&quot;;&quot;H&quot;);&quot;&quot;)" office:value-type="string" office:string-value="W" calcext:value-type="string">
            <text:p>W</text:p>
          </table:table-cell>
          <table:table-cell table:style-name="ce23" table:formula="of:=IF(AND([.G$9]&gt;=[.$B11];[.G$9]&lt;=[.$D11];ISNUMBER([.$C11]));IF(COM.MICROSOFT.NETWORKDAYS.INTL([.G$9];[.G$9];1;[.$A$2:.$A$4]);&quot;W&quot;;&quot;H&quot;);&quot;&quot;)">
            <text:p/>
          </table:table-cell>
          <table:table-cell table:style-name="ce30" table:formula="of:=IF(AND([.H$9]&gt;=[.$B11];[.H$9]&lt;=[.$D11];ISNUMBER([.$C11]));IF(COM.MICROSOFT.NETWORKDAYS.INTL([.H$9];[.H$9];1;[.$A$2:.$A$4]);&quot;W&quot;;&quot;H&quot;);&quot;&quot;)">
            <text:p/>
          </table:table-cell>
          <table:table-cell table:style-name="ce30" table:formula="of:=IF(AND([.I$9]&gt;=[.$B11];[.I$9]&lt;=[.$D11];ISNUMBER([.$C11]));IF(COM.MICROSOFT.NETWORKDAYS.INTL([.I$9];[.I$9];1;[.$A$2:.$A$4]);&quot;W&quot;;&quot;H&quot;);&quot;&quot;)">
            <text:p/>
          </table:table-cell>
          <table:table-cell table:style-name="ce30" table:formula="of:=IF(AND([.J$9]&gt;=[.$B11];[.J$9]&lt;=[.$D11];ISNUMBER([.$C11]));IF(COM.MICROSOFT.NETWORKDAYS.INTL([.J$9];[.J$9];1;[.$A$2:.$A$4]);&quot;W&quot;;&quot;H&quot;);&quot;&quot;)">
            <text:p/>
          </table:table-cell>
          <table:table-cell table:formula="of:=IF(AND([.K$9]&gt;=[.$B11];[.K$9]&lt;=[.$D11];ISNUMBER([.$C11]));IF(COM.MICROSOFT.NETWORKDAYS.INTL([.K$9];[.K$9];1;[.$A$2:.$A$4]);&quot;W&quot;;&quot;H&quot;);&quot;&quot;)">
            <text:p/>
          </table:table-cell>
          <table:table-cell table:formula="of:=IF(AND([.L$9]&gt;=[.$B11];[.L$9]&lt;=[.$D11];ISNUMBER([.$C11]));IF(COM.MICROSOFT.NETWORKDAYS.INTL([.L$9];[.L$9];1;[.$A$2:.$A$4]);&quot;W&quot;;&quot;H&quot;);&quot;&quot;)">
            <text:p/>
          </table:table-cell>
          <table:table-cell table:formula="of:=IF(AND([.M$9]&gt;=[.$B11];[.M$9]&lt;=[.$D11];ISNUMBER([.$C11]));IF(COM.MICROSOFT.NETWORKDAYS.INTL([.M$9];[.M$9];1;[.$A$2:.$A$4]);&quot;W&quot;;&quot;H&quot;);&quot;&quot;)">
            <text:p/>
          </table:table-cell>
          <table:table-cell table:formula="of:=IF(AND([.N$9]&gt;=[.$B11];[.N$9]&lt;=[.$D11];ISNUMBER([.$C11]));IF(COM.MICROSOFT.NETWORKDAYS.INTL([.N$9];[.N$9];1;[.$A$2:.$A$4]);&quot;W&quot;;&quot;H&quot;);&quot;&quot;)">
            <text:p/>
          </table:table-cell>
          <table:table-cell table:formula="of:=IF(AND([.O$9]&gt;=[.$B11];[.O$9]&lt;=[.$D11];ISNUMBER([.$C11]));IF(COM.MICROSOFT.NETWORKDAYS.INTL([.O$9];[.O$9];1;[.$A$2:.$A$4]);&quot;W&quot;;&quot;H&quot;);&quot;&quot;)">
            <text:p/>
          </table:table-cell>
          <table:table-cell table:formula="of:=IF(AND([.P$9]&gt;=[.$B11];[.P$9]&lt;=[.$D11];ISNUMBER([.$C11]));IF(COM.MICROSOFT.NETWORKDAYS.INTL([.P$9];[.P$9];1;[.$A$2:.$A$4]);&quot;W&quot;;&quot;H&quot;);&quot;&quot;)">
            <text:p/>
          </table:table-cell>
          <table:table-cell table:formula="of:=IF(AND([.Q$9]&gt;=[.$B11];[.Q$9]&lt;=[.$D11];ISNUMBER([.$C11]));IF(COM.MICROSOFT.NETWORKDAYS.INTL([.Q$9];[.Q$9];1;[.$A$2:.$A$4]);&quot;W&quot;;&quot;H&quot;);&quot;&quot;)">
            <text:p/>
          </table:table-cell>
          <table:table-cell table:formula="of:=IF(AND([.R$9]&gt;=[.$B11];[.R$9]&lt;=[.$D11];ISNUMBER([.$C11]));IF(COM.MICROSOFT.NETWORKDAYS.INTL([.R$9];[.R$9];1;[.$A$2:.$A$4]);&quot;W&quot;;&quot;H&quot;);&quot;&quot;)">
            <text:p/>
          </table:table-cell>
          <table:table-cell table:formula="of:=IF(AND([.S$9]&gt;=[.$B11];[.S$9]&lt;=[.$D11];ISNUMBER([.$C11]));IF(COM.MICROSOFT.NETWORKDAYS.INTL([.S$9];[.S$9];1;[.$A$2:.$A$4]);&quot;W&quot;;&quot;H&quot;);&quot;&quot;)">
            <text:p/>
          </table:table-cell>
          <table:table-cell table:formula="of:=IF(AND([.T$9]&gt;=[.$B11];[.T$9]&lt;=[.$D11];ISNUMBER([.$C11]));IF(COM.MICROSOFT.NETWORKDAYS.INTL([.T$9];[.T$9];1;[.$A$2:.$A$4]);&quot;W&quot;;&quot;H&quot;);&quot;&quot;)">
            <text:p/>
          </table:table-cell>
          <table:table-cell table:formula="of:=IF(AND([.U$9]&gt;=[.$B11];[.U$9]&lt;=[.$D11];ISNUMBER([.$C11]));IF(COM.MICROSOFT.NETWORKDAYS.INTL([.U$9];[.U$9];1;[.$A$2:.$A$4]);&quot;W&quot;;&quot;H&quot;);&quot;&quot;)">
            <text:p/>
          </table:table-cell>
          <table:table-cell table:formula="of:=IF(AND([.V$9]&gt;=[.$B11];[.V$9]&lt;=[.$D11];ISNUMBER([.$C11]));IF(COM.MICROSOFT.NETWORKDAYS.INTL([.V$9];[.V$9];1;[.$A$2:.$A$4]);&quot;W&quot;;&quot;H&quot;);&quot;&quot;)">
            <text:p/>
          </table:table-cell>
          <table:table-cell table:formula="of:=IF(AND([.W$9]&gt;=[.$B11];[.W$9]&lt;=[.$D11];ISNUMBER([.$C11]));IF(COM.MICROSOFT.NETWORKDAYS.INTL([.W$9];[.W$9];1;[.$A$2:.$A$4]);&quot;W&quot;;&quot;H&quot;);&quot;&quot;)">
            <text:p/>
          </table:table-cell>
          <table:table-cell table:formula="of:=IF(AND([.X$9]&gt;=[.$B11];[.X$9]&lt;=[.$D11];ISNUMBER([.$C11]));IF(COM.MICROSOFT.NETWORKDAYS.INTL([.X$9];[.X$9];1;[.$A$2:.$A$4]);&quot;W&quot;;&quot;H&quot;);&quot;&quot;)">
            <text:p/>
          </table:table-cell>
          <table:table-cell table:formula="of:=IF(AND([.Y$9]&gt;=[.$B11];[.Y$9]&lt;=[.$D11];ISNUMBER([.$C11]));IF(COM.MICROSOFT.NETWORKDAYS.INTL([.Y$9];[.Y$9];1;[.$A$2:.$A$4]);&quot;W&quot;;&quot;H&quot;);&quot;&quot;)">
            <text:p/>
          </table:table-cell>
          <table:table-cell table:formula="of:=IF(AND([.Z$9]&gt;=[.$B11];[.Z$9]&lt;=[.$D11];ISNUMBER([.$C11]));IF(COM.MICROSOFT.NETWORKDAYS.INTL([.Z$9];[.Z$9];1;[.$A$2:.$A$4]);&quot;W&quot;;&quot;H&quot;);&quot;&quot;)">
            <text:p/>
          </table:table-cell>
          <table:table-cell table:formula="of:=IF(AND([.AA$9]&gt;=[.$B11];[.AA$9]&lt;=[.$D11];ISNUMBER([.$C11]));IF(COM.MICROSOFT.NETWORKDAYS.INTL([.AA$9];[.AA$9];1;[.$A$2:.$A$4]);&quot;W&quot;;&quot;H&quot;);&quot;&quot;)">
            <text:p/>
          </table:table-cell>
          <table:table-cell table:formula="of:=IF(AND([.AB$9]&gt;=[.$B11];[.AB$9]&lt;=[.$D11];ISNUMBER([.$C11]));IF(COM.MICROSOFT.NETWORKDAYS.INTL([.AB$9];[.AB$9];1;[.$A$2:.$A$4]);&quot;W&quot;;&quot;H&quot;);&quot;&quot;)">
            <text:p/>
          </table:table-cell>
          <table:table-cell table:formula="of:=IF(AND([.AC$9]&gt;=[.$B11];[.AC$9]&lt;=[.$D11];ISNUMBER([.$C11]));IF(COM.MICROSOFT.NETWORKDAYS.INTL([.AC$9];[.AC$9];1;[.$A$2:.$A$4]);&quot;W&quot;;&quot;H&quot;);&quot;&quot;)">
            <text:p/>
          </table:table-cell>
          <table:table-cell table:formula="of:=IF(AND([.AD$9]&gt;=[.$B11];[.AD$9]&lt;=[.$D11];ISNUMBER([.$C11]));IF(COM.MICROSOFT.NETWORKDAYS.INTL([.AD$9];[.AD$9];1;[.$A$2:.$A$4]);&quot;W&quot;;&quot;H&quot;);&quot;&quot;)">
            <text:p/>
          </table:table-cell>
          <table:table-cell table:formula="of:=IF(AND([.AE$9]&gt;=[.$B11];[.AE$9]&lt;=[.$D11];ISNUMBER([.$C11]));IF(COM.MICROSOFT.NETWORKDAYS.INTL([.AE$9];[.AE$9];1;[.$A$2:.$A$4]);&quot;W&quot;;&quot;H&quot;);&quot;&quot;)">
            <text:p/>
          </table:table-cell>
          <table:table-cell table:formula="of:=IF(AND([.AF$9]&gt;=[.$B11];[.AF$9]&lt;=[.$D11];ISNUMBER([.$C11]));IF(COM.MICROSOFT.NETWORKDAYS.INTL([.AF$9];[.AF$9];1;[.$A$2:.$A$4]);&quot;W&quot;;&quot;H&quot;);&quot;&quot;)">
            <text:p/>
          </table:table-cell>
          <table:table-cell table:formula="of:=IF(AND([.AG$9]&gt;=[.$B11];[.AG$9]&lt;=[.$D11];ISNUMBER([.$C11]));IF(COM.MICROSOFT.NETWORKDAYS.INTL([.AG$9];[.AG$9];1;[.$A$2:.$A$4]);&quot;W&quot;;&quot;H&quot;);&quot;&quot;)">
            <text:p/>
          </table:table-cell>
          <table:table-cell table:formula="of:=IF(AND([.AH$9]&gt;=[.$B11];[.AH$9]&lt;=[.$D11];ISNUMBER([.$C11]));IF(COM.MICROSOFT.NETWORKDAYS.INTL([.AH$9];[.AH$9];1;[.$A$2:.$A$4]);&quot;W&quot;;&quot;H&quot;);&quot;&quot;)">
            <text:p/>
          </table:table-cell>
          <table:table-cell table:formula="of:=IF(AND([.AI$9]&gt;=[.$B11];[.AI$9]&lt;=[.$D11];ISNUMBER([.$C11]));IF(COM.MICROSOFT.NETWORKDAYS.INTL([.AI$9];[.AI$9];1;[.$A$2:.$A$4]);&quot;W&quot;;&quot;H&quot;);&quot;&quot;)">
            <text:p/>
          </table:table-cell>
          <table:table-cell table:formula="of:=IF(AND([.AJ$9]&gt;=[.$B11];[.AJ$9]&lt;=[.$D11];ISNUMBER([.$C11]));IF(COM.MICROSOFT.NETWORKDAYS.INTL([.AJ$9];[.AJ$9];1;[.$A$2:.$A$4]);&quot;W&quot;;&quot;H&quot;);&quot;&quot;)">
            <text:p/>
          </table:table-cell>
          <table:table-cell table:formula="of:=IF(AND([.AK$9]&gt;=[.$B11];[.AK$9]&lt;=[.$D11];ISNUMBER([.$C11]));IF(COM.MICROSOFT.NETWORKDAYS.INTL([.AK$9];[.AK$9];1;[.$A$2:.$A$4]);&quot;W&quot;;&quot;H&quot;);&quot;&quot;)">
            <text:p/>
          </table:table-cell>
          <table:table-cell table:formula="of:=IF(AND([.AL$9]&gt;=[.$B11];[.AL$9]&lt;=[.$D11];ISNUMBER([.$C11]));IF(COM.MICROSOFT.NETWORKDAYS.INTL([.AL$9];[.AL$9];1;[.$A$2:.$A$4]);&quot;W&quot;;&quot;H&quot;);&quot;&quot;)">
            <text:p/>
          </table:table-cell>
          <table:table-cell table:formula="of:=IF(AND([.AM$9]&gt;=[.$B11];[.AM$9]&lt;=[.$D11];ISNUMBER([.$C11]));IF(COM.MICROSOFT.NETWORKDAYS.INTL([.AM$9];[.AM$9];1;[.$A$2:.$A$4]);&quot;W&quot;;&quot;H&quot;);&quot;&quot;)">
            <text:p/>
          </table:table-cell>
          <table:table-cell table:formula="of:=IF(AND([.AN$9]&gt;=[.$B11];[.AN$9]&lt;=[.$D11];ISNUMBER([.$C11]));IF(COM.MICROSOFT.NETWORKDAYS.INTL([.AN$9];[.AN$9];1;[.$A$2:.$A$4]);&quot;W&quot;;&quot;H&quot;);&quot;&quot;)">
            <text:p/>
          </table:table-cell>
          <table:table-cell table:formula="of:=IF(AND([.AO$9]&gt;=[.$B11];[.AO$9]&lt;=[.$D11];ISNUMBER([.$C11]));IF(COM.MICROSOFT.NETWORKDAYS.INTL([.AO$9];[.AO$9];1;[.$A$2:.$A$4]);&quot;W&quot;;&quot;H&quot;);&quot;&quot;)">
            <text:p/>
          </table:table-cell>
          <table:table-cell table:formula="of:=IF(AND([.AP$9]&gt;=[.$B11];[.AP$9]&lt;=[.$D11];ISNUMBER([.$C11]));IF(COM.MICROSOFT.NETWORKDAYS.INTL([.AP$9];[.AP$9];1;[.$A$2:.$A$4]);&quot;W&quot;;&quot;H&quot;);&quot;&quot;)">
            <text:p/>
          </table:table-cell>
          <table:table-cell table:formula="of:=IF(AND([.AQ$9]&gt;=[.$B11];[.AQ$9]&lt;=[.$D11];ISNUMBER([.$C11]));IF(COM.MICROSOFT.NETWORKDAYS.INTL([.AQ$9];[.AQ$9];1;[.$A$2:.$A$4]);&quot;W&quot;;&quot;H&quot;);&quot;&quot;)">
            <text:p/>
          </table:table-cell>
          <table:table-cell table:formula="of:=IF(AND([.AR$9]&gt;=[.$B11];[.AR$9]&lt;=[.$D11];ISNUMBER([.$C11]));IF(COM.MICROSOFT.NETWORKDAYS.INTL([.AR$9];[.AR$9];1;[.$A$2:.$A$4]);&quot;W&quot;;&quot;H&quot;);&quot;&quot;)">
            <text:p/>
          </table:table-cell>
          <table:table-cell table:formula="of:=IF(AND([.AS$9]&gt;=[.$B11];[.AS$9]&lt;=[.$D11];ISNUMBER([.$C11]));IF(COM.MICROSOFT.NETWORKDAYS.INTL([.AS$9];[.AS$9];1;[.$A$2:.$A$4]);&quot;W&quot;;&quot;H&quot;);&quot;&quot;)">
            <text:p/>
          </table:table-cell>
          <table:table-cell table:formula="of:=IF(AND([.AT$9]&gt;=[.$B11];[.AT$9]&lt;=[.$D11];ISNUMBER([.$C11]));IF(COM.MICROSOFT.NETWORKDAYS.INTL([.AT$9];[.AT$9];1;[.$A$2:.$A$4]);&quot;W&quot;;&quot;H&quot;);&quot;&quot;)">
            <text:p/>
          </table:table-cell>
          <table:table-cell table:formula="of:=IF(AND([.AU$9]&gt;=[.$B11];[.AU$9]&lt;=[.$D11];ISNUMBER([.$C11]));IF(COM.MICROSOFT.NETWORKDAYS.INTL([.AU$9];[.AU$9];1;[.$A$2:.$A$4]);&quot;W&quot;;&quot;H&quot;);&quot;&quot;)">
            <text:p/>
          </table:table-cell>
          <table:table-cell table:formula="of:=IF(AND([.AV$9]&gt;=[.$B11];[.AV$9]&lt;=[.$D11];ISNUMBER([.$C11]));IF(COM.MICROSOFT.NETWORKDAYS.INTL([.AV$9];[.AV$9];1;[.$A$2:.$A$4]);&quot;W&quot;;&quot;H&quot;);&quot;&quot;)">
            <text:p/>
          </table:table-cell>
          <table:table-cell table:formula="of:=IF(AND([.AW$9]&gt;=[.$B11];[.AW$9]&lt;=[.$D11];ISNUMBER([.$C11]));IF(COM.MICROSOFT.NETWORKDAYS.INTL([.AW$9];[.AW$9];1;[.$A$2:.$A$4]);&quot;W&quot;;&quot;H&quot;);&quot;&quot;)">
            <text:p/>
          </table:table-cell>
          <table:table-cell table:formula="of:=IF(AND([.AX$9]&gt;=[.$B11];[.AX$9]&lt;=[.$D11];ISNUMBER([.$C11]));IF(COM.MICROSOFT.NETWORKDAYS.INTL([.AX$9];[.AX$9];1;[.$A$2:.$A$4]);&quot;W&quot;;&quot;H&quot;);&quot;&quot;)">
            <text:p/>
          </table:table-cell>
          <table:table-cell table:formula="of:=IF(AND([.AY$9]&gt;=[.$B11];[.AY$9]&lt;=[.$D11];ISNUMBER([.$C11]));IF(COM.MICROSOFT.NETWORKDAYS.INTL([.AY$9];[.AY$9];1;[.$A$2:.$A$4]);&quot;W&quot;;&quot;H&quot;);&quot;&quot;)">
            <text:p/>
          </table:table-cell>
          <table:table-cell table:formula="of:=IF(AND([.AZ$9]&gt;=[.$B11];[.AZ$9]&lt;=[.$D11];ISNUMBER([.$C11]));IF(COM.MICROSOFT.NETWORKDAYS.INTL([.AZ$9];[.AZ$9];1;[.$A$2:.$A$4]);&quot;W&quot;;&quot;H&quot;);&quot;&quot;)">
            <text:p/>
          </table:table-cell>
          <table:table-cell table:formula="of:=IF(AND([.BA$9]&gt;=[.$B11];[.BA$9]&lt;=[.$D11];ISNUMBER([.$C11]));IF(COM.MICROSOFT.NETWORKDAYS.INTL([.BA$9];[.BA$9];1;[.$A$2:.$A$4]);&quot;W&quot;;&quot;H&quot;);&quot;&quot;)">
            <text:p/>
          </table:table-cell>
          <table:table-cell table:formula="of:=IF(AND([.BB$9]&gt;=[.$B11];[.BB$9]&lt;=[.$D11];ISNUMBER([.$C11]));IF(COM.MICROSOFT.NETWORKDAYS.INTL([.BB$9];[.BB$9];1;[.$A$2:.$A$4]);&quot;W&quot;;&quot;H&quot;);&quot;&quot;)">
            <text:p/>
          </table:table-cell>
          <table:table-cell table:formula="of:=IF(AND([.BC$9]&gt;=[.$B11];[.BC$9]&lt;=[.$D11];ISNUMBER([.$C11]));IF(COM.MICROSOFT.NETWORKDAYS.INTL([.BC$9];[.BC$9];1;[.$A$2:.$A$4]);&quot;W&quot;;&quot;H&quot;);&quot;&quot;)">
            <text:p/>
          </table:table-cell>
          <table:table-cell table:formula="of:=IF(AND([.BD$9]&gt;=[.$B11];[.BD$9]&lt;=[.$D11];ISNUMBER([.$C11]));IF(COM.MICROSOFT.NETWORKDAYS.INTL([.BD$9];[.BD$9];1;[.$A$2:.$A$4]);&quot;W&quot;;&quot;H&quot;);&quot;&quot;)">
            <text:p/>
          </table:table-cell>
          <table:table-cell table:formula="of:=IF(AND([.BE$9]&gt;=[.$B11];[.BE$9]&lt;=[.$D11];ISNUMBER([.$C11]));IF(COM.MICROSOFT.NETWORKDAYS.INTL([.BE$9];[.BE$9];1;[.$A$2:.$A$4]);&quot;W&quot;;&quot;H&quot;);&quot;&quot;)">
            <text:p/>
          </table:table-cell>
          <table:table-cell table:formula="of:=IF(AND([.BF$9]&gt;=[.$B11];[.BF$9]&lt;=[.$D11];ISNUMBER([.$C11]));IF(COM.MICROSOFT.NETWORKDAYS.INTL([.BF$9];[.BF$9];1;[.$A$2:.$A$4]);&quot;W&quot;;&quot;H&quot;);&quot;&quot;)">
            <text:p/>
          </table:table-cell>
          <table:table-cell table:formula="of:=IF(AND([.BG$9]&gt;=[.$B11];[.BG$9]&lt;=[.$D11];ISNUMBER([.$C11]));IF(COM.MICROSOFT.NETWORKDAYS.INTL([.BG$9];[.BG$9];1;[.$A$2:.$A$4]);&quot;W&quot;;&quot;H&quot;);&quot;&quot;)">
            <text:p/>
          </table:table-cell>
          <table:table-cell table:formula="of:=IF(AND([.BH$9]&gt;=[.$B11];[.BH$9]&lt;=[.$D11];ISNUMBER([.$C11]));IF(COM.MICROSOFT.NETWORKDAYS.INTL([.BH$9];[.BH$9];1;[.$A$2:.$A$4]);&quot;W&quot;;&quot;H&quot;);&quot;&quot;)">
            <text:p/>
          </table:table-cell>
          <table:table-cell table:formula="of:=IF(AND([.BI$9]&gt;=[.$B11];[.BI$9]&lt;=[.$D11];ISNUMBER([.$C11]));IF(COM.MICROSOFT.NETWORKDAYS.INTL([.BI$9];[.BI$9];1;[.$A$2:.$A$4]);&quot;W&quot;;&quot;H&quot;);&quot;&quot;)">
            <text:p/>
          </table:table-cell>
          <table:table-cell table:formula="of:=IF(AND([.BJ$9]&gt;=[.$B11];[.BJ$9]&lt;=[.$D11];ISNUMBER([.$C11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EF01</text:p>
          </table:table-cell>
          <table:table-cell office:value-type="date" office:date-value="2020-05-07" calcext:value-type="date">
            <text:p>07/05/20</text:p>
          </table:table-cell>
          <table:table-cell office:value-type="float" office:value="3" calcext:value-type="float">
            <text:p>3</text:p>
          </table:table-cell>
          <table:table-cell table:formula="of:=IF(ISNUMBER([.C12]); COM.MICROSOFT.WORKDAY.INTL([.B12]; [.C12]; 1; [.A$2:.A$4] ) - 1; &quot;&quot;)" office:value-type="date" office:date-value="2020-05-11" calcext:value-type="date">
            <text:p>11/05/20</text:p>
          </table:table-cell>
          <table:table-cell table:style-name="ce17" table:formula="of:=IF(AND([.E$9]&gt;=[.$B12];[.E$9]&lt;=[.$D12];ISNUMBER([.$C12]));IF(COM.MICROSOFT.NETWORKDAYS.INTL([.E$9];[.E$9];1;[.$A$2:.$A$4]);&quot;W&quot;;&quot;H&quot;);&quot;&quot;)">
            <text:p/>
          </table:table-cell>
          <table:table-cell table:style-name="ce22" table:formula="of:=IF(AND([.F$9]&gt;=[.$B12];[.F$9]&lt;=[.$D12];ISNUMBER([.$C12]));IF(COM.MICROSOFT.NETWORKDAYS.INTL([.F$9];[.F$9];1;[.$A$2:.$A$4]);&quot;W&quot;;&quot;H&quot;);&quot;&quot;)" office:value-type="string" office:string-value="W" calcext:value-type="string">
            <text:p>W</text:p>
          </table:table-cell>
          <table:table-cell table:style-name="ce24" table:formula="of:=IF(AND([.G$9]&gt;=[.$B12];[.G$9]&lt;=[.$D12];ISNUMBER([.$C12]));IF(COM.MICROSOFT.NETWORKDAYS.INTL([.G$9];[.G$9];1;[.$A$2:.$A$4]);&quot;W&quot;;&quot;H&quot;);&quot;&quot;)" office:value-type="string" office:string-value="W" calcext:value-type="string">
            <text:p>W</text:p>
          </table:table-cell>
          <table:table-cell table:style-name="ce31" table:formula="of:=IF(AND([.H$9]&gt;=[.$B12];[.H$9]&lt;=[.$D12];ISNUMBER([.$C12]));IF(COM.MICROSOFT.NETWORKDAYS.INTL([.H$9];[.H$9];1;[.$A$2:.$A$4]);&quot;W&quot;;&quot;H&quot;);&quot;&quot;)" office:value-type="string" office:string-value="H" calcext:value-type="string">
            <text:p>H</text:p>
          </table:table-cell>
          <table:table-cell table:style-name="ce31" table:formula="of:=IF(AND([.I$9]&gt;=[.$B12];[.I$9]&lt;=[.$D12];ISNUMBER([.$C12]));IF(COM.MICROSOFT.NETWORKDAYS.INTL([.I$9];[.I$9];1;[.$A$2:.$A$4]);&quot;W&quot;;&quot;H&quot;);&quot;&quot;)" office:value-type="string" office:string-value="H" calcext:value-type="string">
            <text:p>H</text:p>
          </table:table-cell>
          <table:table-cell table:style-name="ce31" table:formula="of:=IF(AND([.J$9]&gt;=[.$B12];[.J$9]&lt;=[.$D12];ISNUMBER([.$C12]));IF(COM.MICROSOFT.NETWORKDAYS.INTL([.J$9];[.J$9];1;[.$A$2:.$A$4]);&quot;W&quot;;&quot;H&quot;);&quot;&quot;)" office:value-type="string" office:string-value="W" calcext:value-type="string">
            <text:p>W</text:p>
          </table:table-cell>
          <table:table-cell table:formula="of:=IF(AND([.K$9]&gt;=[.$B12];[.K$9]&lt;=[.$D12];ISNUMBER([.$C12]));IF(COM.MICROSOFT.NETWORKDAYS.INTL([.K$9];[.K$9];1;[.$A$2:.$A$4]);&quot;W&quot;;&quot;H&quot;);&quot;&quot;)">
            <text:p/>
          </table:table-cell>
          <table:table-cell table:formula="of:=IF(AND([.L$9]&gt;=[.$B12];[.L$9]&lt;=[.$D12];ISNUMBER([.$C12]));IF(COM.MICROSOFT.NETWORKDAYS.INTL([.L$9];[.L$9];1;[.$A$2:.$A$4]);&quot;W&quot;;&quot;H&quot;);&quot;&quot;)">
            <text:p/>
          </table:table-cell>
          <table:table-cell table:formula="of:=IF(AND([.M$9]&gt;=[.$B12];[.M$9]&lt;=[.$D12];ISNUMBER([.$C12]));IF(COM.MICROSOFT.NETWORKDAYS.INTL([.M$9];[.M$9];1;[.$A$2:.$A$4]);&quot;W&quot;;&quot;H&quot;);&quot;&quot;)">
            <text:p/>
          </table:table-cell>
          <table:table-cell table:formula="of:=IF(AND([.N$9]&gt;=[.$B12];[.N$9]&lt;=[.$D12];ISNUMBER([.$C12]));IF(COM.MICROSOFT.NETWORKDAYS.INTL([.N$9];[.N$9];1;[.$A$2:.$A$4]);&quot;W&quot;;&quot;H&quot;);&quot;&quot;)">
            <text:p/>
          </table:table-cell>
          <table:table-cell table:formula="of:=IF(AND([.O$9]&gt;=[.$B12];[.O$9]&lt;=[.$D12];ISNUMBER([.$C12]));IF(COM.MICROSOFT.NETWORKDAYS.INTL([.O$9];[.O$9];1;[.$A$2:.$A$4]);&quot;W&quot;;&quot;H&quot;);&quot;&quot;)">
            <text:p/>
          </table:table-cell>
          <table:table-cell table:formula="of:=IF(AND([.P$9]&gt;=[.$B12];[.P$9]&lt;=[.$D12];ISNUMBER([.$C12]));IF(COM.MICROSOFT.NETWORKDAYS.INTL([.P$9];[.P$9];1;[.$A$2:.$A$4]);&quot;W&quot;;&quot;H&quot;);&quot;&quot;)">
            <text:p/>
          </table:table-cell>
          <table:table-cell table:formula="of:=IF(AND([.Q$9]&gt;=[.$B12];[.Q$9]&lt;=[.$D12];ISNUMBER([.$C12]));IF(COM.MICROSOFT.NETWORKDAYS.INTL([.Q$9];[.Q$9];1;[.$A$2:.$A$4]);&quot;W&quot;;&quot;H&quot;);&quot;&quot;)">
            <text:p/>
          </table:table-cell>
          <table:table-cell table:formula="of:=IF(AND([.R$9]&gt;=[.$B12];[.R$9]&lt;=[.$D12];ISNUMBER([.$C12]));IF(COM.MICROSOFT.NETWORKDAYS.INTL([.R$9];[.R$9];1;[.$A$2:.$A$4]);&quot;W&quot;;&quot;H&quot;);&quot;&quot;)">
            <text:p/>
          </table:table-cell>
          <table:table-cell table:formula="of:=IF(AND([.S$9]&gt;=[.$B12];[.S$9]&lt;=[.$D12];ISNUMBER([.$C12]));IF(COM.MICROSOFT.NETWORKDAYS.INTL([.S$9];[.S$9];1;[.$A$2:.$A$4]);&quot;W&quot;;&quot;H&quot;);&quot;&quot;)">
            <text:p/>
          </table:table-cell>
          <table:table-cell table:formula="of:=IF(AND([.T$9]&gt;=[.$B12];[.T$9]&lt;=[.$D12];ISNUMBER([.$C12]));IF(COM.MICROSOFT.NETWORKDAYS.INTL([.T$9];[.T$9];1;[.$A$2:.$A$4]);&quot;W&quot;;&quot;H&quot;);&quot;&quot;)">
            <text:p/>
          </table:table-cell>
          <table:table-cell table:formula="of:=IF(AND([.U$9]&gt;=[.$B12];[.U$9]&lt;=[.$D12];ISNUMBER([.$C12]));IF(COM.MICROSOFT.NETWORKDAYS.INTL([.U$9];[.U$9];1;[.$A$2:.$A$4]);&quot;W&quot;;&quot;H&quot;);&quot;&quot;)">
            <text:p/>
          </table:table-cell>
          <table:table-cell table:formula="of:=IF(AND([.V$9]&gt;=[.$B12];[.V$9]&lt;=[.$D12];ISNUMBER([.$C12]));IF(COM.MICROSOFT.NETWORKDAYS.INTL([.V$9];[.V$9];1;[.$A$2:.$A$4]);&quot;W&quot;;&quot;H&quot;);&quot;&quot;)">
            <text:p/>
          </table:table-cell>
          <table:table-cell table:formula="of:=IF(AND([.W$9]&gt;=[.$B12];[.W$9]&lt;=[.$D12];ISNUMBER([.$C12]));IF(COM.MICROSOFT.NETWORKDAYS.INTL([.W$9];[.W$9];1;[.$A$2:.$A$4]);&quot;W&quot;;&quot;H&quot;);&quot;&quot;)">
            <text:p/>
          </table:table-cell>
          <table:table-cell table:formula="of:=IF(AND([.X$9]&gt;=[.$B12];[.X$9]&lt;=[.$D12];ISNUMBER([.$C12]));IF(COM.MICROSOFT.NETWORKDAYS.INTL([.X$9];[.X$9];1;[.$A$2:.$A$4]);&quot;W&quot;;&quot;H&quot;);&quot;&quot;)">
            <text:p/>
          </table:table-cell>
          <table:table-cell table:formula="of:=IF(AND([.Y$9]&gt;=[.$B12];[.Y$9]&lt;=[.$D12];ISNUMBER([.$C12]));IF(COM.MICROSOFT.NETWORKDAYS.INTL([.Y$9];[.Y$9];1;[.$A$2:.$A$4]);&quot;W&quot;;&quot;H&quot;);&quot;&quot;)">
            <text:p/>
          </table:table-cell>
          <table:table-cell table:formula="of:=IF(AND([.Z$9]&gt;=[.$B12];[.Z$9]&lt;=[.$D12];ISNUMBER([.$C12]));IF(COM.MICROSOFT.NETWORKDAYS.INTL([.Z$9];[.Z$9];1;[.$A$2:.$A$4]);&quot;W&quot;;&quot;H&quot;);&quot;&quot;)">
            <text:p/>
          </table:table-cell>
          <table:table-cell table:formula="of:=IF(AND([.AA$9]&gt;=[.$B12];[.AA$9]&lt;=[.$D12];ISNUMBER([.$C12]));IF(COM.MICROSOFT.NETWORKDAYS.INTL([.AA$9];[.AA$9];1;[.$A$2:.$A$4]);&quot;W&quot;;&quot;H&quot;);&quot;&quot;)">
            <text:p/>
          </table:table-cell>
          <table:table-cell table:formula="of:=IF(AND([.AB$9]&gt;=[.$B12];[.AB$9]&lt;=[.$D12];ISNUMBER([.$C12]));IF(COM.MICROSOFT.NETWORKDAYS.INTL([.AB$9];[.AB$9];1;[.$A$2:.$A$4]);&quot;W&quot;;&quot;H&quot;);&quot;&quot;)">
            <text:p/>
          </table:table-cell>
          <table:table-cell table:formula="of:=IF(AND([.AC$9]&gt;=[.$B12];[.AC$9]&lt;=[.$D12];ISNUMBER([.$C12]));IF(COM.MICROSOFT.NETWORKDAYS.INTL([.AC$9];[.AC$9];1;[.$A$2:.$A$4]);&quot;W&quot;;&quot;H&quot;);&quot;&quot;)">
            <text:p/>
          </table:table-cell>
          <table:table-cell table:formula="of:=IF(AND([.AD$9]&gt;=[.$B12];[.AD$9]&lt;=[.$D12];ISNUMBER([.$C12]));IF(COM.MICROSOFT.NETWORKDAYS.INTL([.AD$9];[.AD$9];1;[.$A$2:.$A$4]);&quot;W&quot;;&quot;H&quot;);&quot;&quot;)">
            <text:p/>
          </table:table-cell>
          <table:table-cell table:formula="of:=IF(AND([.AE$9]&gt;=[.$B12];[.AE$9]&lt;=[.$D12];ISNUMBER([.$C12]));IF(COM.MICROSOFT.NETWORKDAYS.INTL([.AE$9];[.AE$9];1;[.$A$2:.$A$4]);&quot;W&quot;;&quot;H&quot;);&quot;&quot;)">
            <text:p/>
          </table:table-cell>
          <table:table-cell table:formula="of:=IF(AND([.AF$9]&gt;=[.$B12];[.AF$9]&lt;=[.$D12];ISNUMBER([.$C12]));IF(COM.MICROSOFT.NETWORKDAYS.INTL([.AF$9];[.AF$9];1;[.$A$2:.$A$4]);&quot;W&quot;;&quot;H&quot;);&quot;&quot;)">
            <text:p/>
          </table:table-cell>
          <table:table-cell table:formula="of:=IF(AND([.AG$9]&gt;=[.$B12];[.AG$9]&lt;=[.$D12];ISNUMBER([.$C12]));IF(COM.MICROSOFT.NETWORKDAYS.INTL([.AG$9];[.AG$9];1;[.$A$2:.$A$4]);&quot;W&quot;;&quot;H&quot;);&quot;&quot;)">
            <text:p/>
          </table:table-cell>
          <table:table-cell table:formula="of:=IF(AND([.AH$9]&gt;=[.$B12];[.AH$9]&lt;=[.$D12];ISNUMBER([.$C12]));IF(COM.MICROSOFT.NETWORKDAYS.INTL([.AH$9];[.AH$9];1;[.$A$2:.$A$4]);&quot;W&quot;;&quot;H&quot;);&quot;&quot;)">
            <text:p/>
          </table:table-cell>
          <table:table-cell table:formula="of:=IF(AND([.AI$9]&gt;=[.$B12];[.AI$9]&lt;=[.$D12];ISNUMBER([.$C12]));IF(COM.MICROSOFT.NETWORKDAYS.INTL([.AI$9];[.AI$9];1;[.$A$2:.$A$4]);&quot;W&quot;;&quot;H&quot;);&quot;&quot;)">
            <text:p/>
          </table:table-cell>
          <table:table-cell table:formula="of:=IF(AND([.AJ$9]&gt;=[.$B12];[.AJ$9]&lt;=[.$D12];ISNUMBER([.$C12]));IF(COM.MICROSOFT.NETWORKDAYS.INTL([.AJ$9];[.AJ$9];1;[.$A$2:.$A$4]);&quot;W&quot;;&quot;H&quot;);&quot;&quot;)">
            <text:p/>
          </table:table-cell>
          <table:table-cell table:formula="of:=IF(AND([.AK$9]&gt;=[.$B12];[.AK$9]&lt;=[.$D12];ISNUMBER([.$C12]));IF(COM.MICROSOFT.NETWORKDAYS.INTL([.AK$9];[.AK$9];1;[.$A$2:.$A$4]);&quot;W&quot;;&quot;H&quot;);&quot;&quot;)">
            <text:p/>
          </table:table-cell>
          <table:table-cell table:formula="of:=IF(AND([.AL$9]&gt;=[.$B12];[.AL$9]&lt;=[.$D12];ISNUMBER([.$C12]));IF(COM.MICROSOFT.NETWORKDAYS.INTL([.AL$9];[.AL$9];1;[.$A$2:.$A$4]);&quot;W&quot;;&quot;H&quot;);&quot;&quot;)">
            <text:p/>
          </table:table-cell>
          <table:table-cell table:formula="of:=IF(AND([.AM$9]&gt;=[.$B12];[.AM$9]&lt;=[.$D12];ISNUMBER([.$C12]));IF(COM.MICROSOFT.NETWORKDAYS.INTL([.AM$9];[.AM$9];1;[.$A$2:.$A$4]);&quot;W&quot;;&quot;H&quot;);&quot;&quot;)">
            <text:p/>
          </table:table-cell>
          <table:table-cell table:formula="of:=IF(AND([.AN$9]&gt;=[.$B12];[.AN$9]&lt;=[.$D12];ISNUMBER([.$C12]));IF(COM.MICROSOFT.NETWORKDAYS.INTL([.AN$9];[.AN$9];1;[.$A$2:.$A$4]);&quot;W&quot;;&quot;H&quot;);&quot;&quot;)">
            <text:p/>
          </table:table-cell>
          <table:table-cell table:formula="of:=IF(AND([.AO$9]&gt;=[.$B12];[.AO$9]&lt;=[.$D12];ISNUMBER([.$C12]));IF(COM.MICROSOFT.NETWORKDAYS.INTL([.AO$9];[.AO$9];1;[.$A$2:.$A$4]);&quot;W&quot;;&quot;H&quot;);&quot;&quot;)">
            <text:p/>
          </table:table-cell>
          <table:table-cell table:formula="of:=IF(AND([.AP$9]&gt;=[.$B12];[.AP$9]&lt;=[.$D12];ISNUMBER([.$C12]));IF(COM.MICROSOFT.NETWORKDAYS.INTL([.AP$9];[.AP$9];1;[.$A$2:.$A$4]);&quot;W&quot;;&quot;H&quot;);&quot;&quot;)">
            <text:p/>
          </table:table-cell>
          <table:table-cell table:formula="of:=IF(AND([.AQ$9]&gt;=[.$B12];[.AQ$9]&lt;=[.$D12];ISNUMBER([.$C12]));IF(COM.MICROSOFT.NETWORKDAYS.INTL([.AQ$9];[.AQ$9];1;[.$A$2:.$A$4]);&quot;W&quot;;&quot;H&quot;);&quot;&quot;)">
            <text:p/>
          </table:table-cell>
          <table:table-cell table:formula="of:=IF(AND([.AR$9]&gt;=[.$B12];[.AR$9]&lt;=[.$D12];ISNUMBER([.$C12]));IF(COM.MICROSOFT.NETWORKDAYS.INTL([.AR$9];[.AR$9];1;[.$A$2:.$A$4]);&quot;W&quot;;&quot;H&quot;);&quot;&quot;)">
            <text:p/>
          </table:table-cell>
          <table:table-cell table:formula="of:=IF(AND([.AS$9]&gt;=[.$B12];[.AS$9]&lt;=[.$D12];ISNUMBER([.$C12]));IF(COM.MICROSOFT.NETWORKDAYS.INTL([.AS$9];[.AS$9];1;[.$A$2:.$A$4]);&quot;W&quot;;&quot;H&quot;);&quot;&quot;)">
            <text:p/>
          </table:table-cell>
          <table:table-cell table:formula="of:=IF(AND([.AT$9]&gt;=[.$B12];[.AT$9]&lt;=[.$D12];ISNUMBER([.$C12]));IF(COM.MICROSOFT.NETWORKDAYS.INTL([.AT$9];[.AT$9];1;[.$A$2:.$A$4]);&quot;W&quot;;&quot;H&quot;);&quot;&quot;)">
            <text:p/>
          </table:table-cell>
          <table:table-cell table:formula="of:=IF(AND([.AU$9]&gt;=[.$B12];[.AU$9]&lt;=[.$D12];ISNUMBER([.$C12]));IF(COM.MICROSOFT.NETWORKDAYS.INTL([.AU$9];[.AU$9];1;[.$A$2:.$A$4]);&quot;W&quot;;&quot;H&quot;);&quot;&quot;)">
            <text:p/>
          </table:table-cell>
          <table:table-cell table:formula="of:=IF(AND([.AV$9]&gt;=[.$B12];[.AV$9]&lt;=[.$D12];ISNUMBER([.$C12]));IF(COM.MICROSOFT.NETWORKDAYS.INTL([.AV$9];[.AV$9];1;[.$A$2:.$A$4]);&quot;W&quot;;&quot;H&quot;);&quot;&quot;)">
            <text:p/>
          </table:table-cell>
          <table:table-cell table:formula="of:=IF(AND([.AW$9]&gt;=[.$B12];[.AW$9]&lt;=[.$D12];ISNUMBER([.$C12]));IF(COM.MICROSOFT.NETWORKDAYS.INTL([.AW$9];[.AW$9];1;[.$A$2:.$A$4]);&quot;W&quot;;&quot;H&quot;);&quot;&quot;)">
            <text:p/>
          </table:table-cell>
          <table:table-cell table:formula="of:=IF(AND([.AX$9]&gt;=[.$B12];[.AX$9]&lt;=[.$D12];ISNUMBER([.$C12]));IF(COM.MICROSOFT.NETWORKDAYS.INTL([.AX$9];[.AX$9];1;[.$A$2:.$A$4]);&quot;W&quot;;&quot;H&quot;);&quot;&quot;)">
            <text:p/>
          </table:table-cell>
          <table:table-cell table:formula="of:=IF(AND([.AY$9]&gt;=[.$B12];[.AY$9]&lt;=[.$D12];ISNUMBER([.$C12]));IF(COM.MICROSOFT.NETWORKDAYS.INTL([.AY$9];[.AY$9];1;[.$A$2:.$A$4]);&quot;W&quot;;&quot;H&quot;);&quot;&quot;)">
            <text:p/>
          </table:table-cell>
          <table:table-cell table:formula="of:=IF(AND([.AZ$9]&gt;=[.$B12];[.AZ$9]&lt;=[.$D12];ISNUMBER([.$C12]));IF(COM.MICROSOFT.NETWORKDAYS.INTL([.AZ$9];[.AZ$9];1;[.$A$2:.$A$4]);&quot;W&quot;;&quot;H&quot;);&quot;&quot;)">
            <text:p/>
          </table:table-cell>
          <table:table-cell table:formula="of:=IF(AND([.BA$9]&gt;=[.$B12];[.BA$9]&lt;=[.$D12];ISNUMBER([.$C12]));IF(COM.MICROSOFT.NETWORKDAYS.INTL([.BA$9];[.BA$9];1;[.$A$2:.$A$4]);&quot;W&quot;;&quot;H&quot;);&quot;&quot;)">
            <text:p/>
          </table:table-cell>
          <table:table-cell table:formula="of:=IF(AND([.BB$9]&gt;=[.$B12];[.BB$9]&lt;=[.$D12];ISNUMBER([.$C12]));IF(COM.MICROSOFT.NETWORKDAYS.INTL([.BB$9];[.BB$9];1;[.$A$2:.$A$4]);&quot;W&quot;;&quot;H&quot;);&quot;&quot;)">
            <text:p/>
          </table:table-cell>
          <table:table-cell table:formula="of:=IF(AND([.BC$9]&gt;=[.$B12];[.BC$9]&lt;=[.$D12];ISNUMBER([.$C12]));IF(COM.MICROSOFT.NETWORKDAYS.INTL([.BC$9];[.BC$9];1;[.$A$2:.$A$4]);&quot;W&quot;;&quot;H&quot;);&quot;&quot;)">
            <text:p/>
          </table:table-cell>
          <table:table-cell table:formula="of:=IF(AND([.BD$9]&gt;=[.$B12];[.BD$9]&lt;=[.$D12];ISNUMBER([.$C12]));IF(COM.MICROSOFT.NETWORKDAYS.INTL([.BD$9];[.BD$9];1;[.$A$2:.$A$4]);&quot;W&quot;;&quot;H&quot;);&quot;&quot;)">
            <text:p/>
          </table:table-cell>
          <table:table-cell table:formula="of:=IF(AND([.BE$9]&gt;=[.$B12];[.BE$9]&lt;=[.$D12];ISNUMBER([.$C12]));IF(COM.MICROSOFT.NETWORKDAYS.INTL([.BE$9];[.BE$9];1;[.$A$2:.$A$4]);&quot;W&quot;;&quot;H&quot;);&quot;&quot;)">
            <text:p/>
          </table:table-cell>
          <table:table-cell table:formula="of:=IF(AND([.BF$9]&gt;=[.$B12];[.BF$9]&lt;=[.$D12];ISNUMBER([.$C12]));IF(COM.MICROSOFT.NETWORKDAYS.INTL([.BF$9];[.BF$9];1;[.$A$2:.$A$4]);&quot;W&quot;;&quot;H&quot;);&quot;&quot;)">
            <text:p/>
          </table:table-cell>
          <table:table-cell table:formula="of:=IF(AND([.BG$9]&gt;=[.$B12];[.BG$9]&lt;=[.$D12];ISNUMBER([.$C12]));IF(COM.MICROSOFT.NETWORKDAYS.INTL([.BG$9];[.BG$9];1;[.$A$2:.$A$4]);&quot;W&quot;;&quot;H&quot;);&quot;&quot;)">
            <text:p/>
          </table:table-cell>
          <table:table-cell table:formula="of:=IF(AND([.BH$9]&gt;=[.$B12];[.BH$9]&lt;=[.$D12];ISNUMBER([.$C12]));IF(COM.MICROSOFT.NETWORKDAYS.INTL([.BH$9];[.BH$9];1;[.$A$2:.$A$4]);&quot;W&quot;;&quot;H&quot;);&quot;&quot;)">
            <text:p/>
          </table:table-cell>
          <table:table-cell table:formula="of:=IF(AND([.BI$9]&gt;=[.$B12];[.BI$9]&lt;=[.$D12];ISNUMBER([.$C12]));IF(COM.MICROSOFT.NETWORKDAYS.INTL([.BI$9];[.BI$9];1;[.$A$2:.$A$4]);&quot;W&quot;;&quot;H&quot;);&quot;&quot;)">
            <text:p/>
          </table:table-cell>
          <table:table-cell table:formula="of:=IF(AND([.BJ$9]&gt;=[.$B12];[.BJ$9]&lt;=[.$D12];ISNUMBER([.$C12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U03</text:p>
          </table:table-cell>
          <table:table-cell office:value-type="date" office:date-value="2020-05-12" calcext:value-type="date">
            <text:p>12/05/20</text:p>
          </table:table-cell>
          <table:table-cell office:value-type="float" office:value="1" calcext:value-type="float">
            <text:p>1</text:p>
          </table:table-cell>
          <table:table-cell table:formula="of:=IF(ISNUMBER([.C13]); COM.MICROSOFT.WORKDAY.INTL([.B13]; [.C13]; 1; [.A$2:.A$4] ) - 1; &quot;&quot;)" office:value-type="date" office:date-value="2020-05-12" calcext:value-type="date">
            <text:p>12/05/20</text:p>
          </table:table-cell>
          <table:table-cell table:style-name="ce20" table:formula="of:=IF(AND([.E$9]&gt;=[.$B13];[.E$9]&lt;=[.$D13];ISNUMBER([.$C13]));IF(COM.MICROSOFT.NETWORKDAYS.INTL([.E$9];[.E$9];1;[.$A$2:.$A$4]);&quot;W&quot;;&quot;H&quot;);&quot;&quot;)">
            <text:p/>
          </table:table-cell>
          <table:table-cell table:style-name="ce22" table:formula="of:=IF(AND([.F$9]&gt;=[.$B13];[.F$9]&lt;=[.$D13];ISNUMBER([.$C13]));IF(COM.MICROSOFT.NETWORKDAYS.INTL([.F$9];[.F$9];1;[.$A$2:.$A$4]);&quot;W&quot;;&quot;H&quot;);&quot;&quot;)">
            <text:p/>
          </table:table-cell>
          <table:table-cell table:style-name="ce25" table:formula="of:=IF(AND([.G$9]&gt;=[.$B13];[.G$9]&lt;=[.$D13];ISNUMBER([.$C13]));IF(COM.MICROSOFT.NETWORKDAYS.INTL([.G$9];[.G$9];1;[.$A$2:.$A$4]);&quot;W&quot;;&quot;H&quot;);&quot;&quot;)">
            <text:p/>
          </table:table-cell>
          <table:table-cell table:formula="of:=IF(AND([.H$9]&gt;=[.$B13];[.H$9]&lt;=[.$D13];ISNUMBER([.$C13]));IF(COM.MICROSOFT.NETWORKDAYS.INTL([.H$9];[.H$9];1;[.$A$2:.$A$4]);&quot;W&quot;;&quot;H&quot;);&quot;&quot;)">
            <text:p/>
          </table:table-cell>
          <table:table-cell table:formula="of:=IF(AND([.I$9]&gt;=[.$B13];[.I$9]&lt;=[.$D13];ISNUMBER([.$C13]));IF(COM.MICROSOFT.NETWORKDAYS.INTL([.I$9];[.I$9];1;[.$A$2:.$A$4]);&quot;W&quot;;&quot;H&quot;);&quot;&quot;)">
            <text:p/>
          </table:table-cell>
          <table:table-cell table:formula="of:=IF(AND([.J$9]&gt;=[.$B13];[.J$9]&lt;=[.$D13];ISNUMBER([.$C13]));IF(COM.MICROSOFT.NETWORKDAYS.INTL([.J$9];[.J$9];1;[.$A$2:.$A$4]);&quot;W&quot;;&quot;H&quot;);&quot;&quot;)">
            <text:p/>
          </table:table-cell>
          <table:table-cell table:formula="of:=IF(AND([.K$9]&gt;=[.$B13];[.K$9]&lt;=[.$D13];ISNUMBER([.$C13]));IF(COM.MICROSOFT.NETWORKDAYS.INTL([.K$9];[.K$9];1;[.$A$2:.$A$4]);&quot;W&quot;;&quot;H&quot;);&quot;&quot;)" office:value-type="string" office:string-value="W" calcext:value-type="string">
            <text:p>W</text:p>
          </table:table-cell>
          <table:table-cell table:formula="of:=IF(AND([.L$9]&gt;=[.$B13];[.L$9]&lt;=[.$D13];ISNUMBER([.$C13]));IF(COM.MICROSOFT.NETWORKDAYS.INTL([.L$9];[.L$9];1;[.$A$2:.$A$4]);&quot;W&quot;;&quot;H&quot;);&quot;&quot;)">
            <text:p/>
          </table:table-cell>
          <table:table-cell table:formula="of:=IF(AND([.M$9]&gt;=[.$B13];[.M$9]&lt;=[.$D13];ISNUMBER([.$C13]));IF(COM.MICROSOFT.NETWORKDAYS.INTL([.M$9];[.M$9];1;[.$A$2:.$A$4]);&quot;W&quot;;&quot;H&quot;);&quot;&quot;)">
            <text:p/>
          </table:table-cell>
          <table:table-cell table:formula="of:=IF(AND([.N$9]&gt;=[.$B13];[.N$9]&lt;=[.$D13];ISNUMBER([.$C13]));IF(COM.MICROSOFT.NETWORKDAYS.INTL([.N$9];[.N$9];1;[.$A$2:.$A$4]);&quot;W&quot;;&quot;H&quot;);&quot;&quot;)">
            <text:p/>
          </table:table-cell>
          <table:table-cell table:formula="of:=IF(AND([.O$9]&gt;=[.$B13];[.O$9]&lt;=[.$D13];ISNUMBER([.$C13]));IF(COM.MICROSOFT.NETWORKDAYS.INTL([.O$9];[.O$9];1;[.$A$2:.$A$4]);&quot;W&quot;;&quot;H&quot;);&quot;&quot;)">
            <text:p/>
          </table:table-cell>
          <table:table-cell table:formula="of:=IF(AND([.P$9]&gt;=[.$B13];[.P$9]&lt;=[.$D13];ISNUMBER([.$C13]));IF(COM.MICROSOFT.NETWORKDAYS.INTL([.P$9];[.P$9];1;[.$A$2:.$A$4]);&quot;W&quot;;&quot;H&quot;);&quot;&quot;)">
            <text:p/>
          </table:table-cell>
          <table:table-cell table:formula="of:=IF(AND([.Q$9]&gt;=[.$B13];[.Q$9]&lt;=[.$D13];ISNUMBER([.$C13]));IF(COM.MICROSOFT.NETWORKDAYS.INTL([.Q$9];[.Q$9];1;[.$A$2:.$A$4]);&quot;W&quot;;&quot;H&quot;);&quot;&quot;)">
            <text:p/>
          </table:table-cell>
          <table:table-cell table:formula="of:=IF(AND([.R$9]&gt;=[.$B13];[.R$9]&lt;=[.$D13];ISNUMBER([.$C13]));IF(COM.MICROSOFT.NETWORKDAYS.INTL([.R$9];[.R$9];1;[.$A$2:.$A$4]);&quot;W&quot;;&quot;H&quot;);&quot;&quot;)">
            <text:p/>
          </table:table-cell>
          <table:table-cell table:formula="of:=IF(AND([.S$9]&gt;=[.$B13];[.S$9]&lt;=[.$D13];ISNUMBER([.$C13]));IF(COM.MICROSOFT.NETWORKDAYS.INTL([.S$9];[.S$9];1;[.$A$2:.$A$4]);&quot;W&quot;;&quot;H&quot;);&quot;&quot;)">
            <text:p/>
          </table:table-cell>
          <table:table-cell table:formula="of:=IF(AND([.T$9]&gt;=[.$B13];[.T$9]&lt;=[.$D13];ISNUMBER([.$C13]));IF(COM.MICROSOFT.NETWORKDAYS.INTL([.T$9];[.T$9];1;[.$A$2:.$A$4]);&quot;W&quot;;&quot;H&quot;);&quot;&quot;)">
            <text:p/>
          </table:table-cell>
          <table:table-cell table:formula="of:=IF(AND([.U$9]&gt;=[.$B13];[.U$9]&lt;=[.$D13];ISNUMBER([.$C13]));IF(COM.MICROSOFT.NETWORKDAYS.INTL([.U$9];[.U$9];1;[.$A$2:.$A$4]);&quot;W&quot;;&quot;H&quot;);&quot;&quot;)">
            <text:p/>
          </table:table-cell>
          <table:table-cell table:formula="of:=IF(AND([.V$9]&gt;=[.$B13];[.V$9]&lt;=[.$D13];ISNUMBER([.$C13]));IF(COM.MICROSOFT.NETWORKDAYS.INTL([.V$9];[.V$9];1;[.$A$2:.$A$4]);&quot;W&quot;;&quot;H&quot;);&quot;&quot;)">
            <text:p/>
          </table:table-cell>
          <table:table-cell table:formula="of:=IF(AND([.W$9]&gt;=[.$B13];[.W$9]&lt;=[.$D13];ISNUMBER([.$C13]));IF(COM.MICROSOFT.NETWORKDAYS.INTL([.W$9];[.W$9];1;[.$A$2:.$A$4]);&quot;W&quot;;&quot;H&quot;);&quot;&quot;)">
            <text:p/>
          </table:table-cell>
          <table:table-cell table:formula="of:=IF(AND([.X$9]&gt;=[.$B13];[.X$9]&lt;=[.$D13];ISNUMBER([.$C13]));IF(COM.MICROSOFT.NETWORKDAYS.INTL([.X$9];[.X$9];1;[.$A$2:.$A$4]);&quot;W&quot;;&quot;H&quot;);&quot;&quot;)">
            <text:p/>
          </table:table-cell>
          <table:table-cell table:formula="of:=IF(AND([.Y$9]&gt;=[.$B13];[.Y$9]&lt;=[.$D13];ISNUMBER([.$C13]));IF(COM.MICROSOFT.NETWORKDAYS.INTL([.Y$9];[.Y$9];1;[.$A$2:.$A$4]);&quot;W&quot;;&quot;H&quot;);&quot;&quot;)">
            <text:p/>
          </table:table-cell>
          <table:table-cell table:formula="of:=IF(AND([.Z$9]&gt;=[.$B13];[.Z$9]&lt;=[.$D13];ISNUMBER([.$C13]));IF(COM.MICROSOFT.NETWORKDAYS.INTL([.Z$9];[.Z$9];1;[.$A$2:.$A$4]);&quot;W&quot;;&quot;H&quot;);&quot;&quot;)">
            <text:p/>
          </table:table-cell>
          <table:table-cell table:formula="of:=IF(AND([.AA$9]&gt;=[.$B13];[.AA$9]&lt;=[.$D13];ISNUMBER([.$C13]));IF(COM.MICROSOFT.NETWORKDAYS.INTL([.AA$9];[.AA$9];1;[.$A$2:.$A$4]);&quot;W&quot;;&quot;H&quot;);&quot;&quot;)">
            <text:p/>
          </table:table-cell>
          <table:table-cell table:formula="of:=IF(AND([.AB$9]&gt;=[.$B13];[.AB$9]&lt;=[.$D13];ISNUMBER([.$C13]));IF(COM.MICROSOFT.NETWORKDAYS.INTL([.AB$9];[.AB$9];1;[.$A$2:.$A$4]);&quot;W&quot;;&quot;H&quot;);&quot;&quot;)">
            <text:p/>
          </table:table-cell>
          <table:table-cell table:formula="of:=IF(AND([.AC$9]&gt;=[.$B13];[.AC$9]&lt;=[.$D13];ISNUMBER([.$C13]));IF(COM.MICROSOFT.NETWORKDAYS.INTL([.AC$9];[.AC$9];1;[.$A$2:.$A$4]);&quot;W&quot;;&quot;H&quot;);&quot;&quot;)">
            <text:p/>
          </table:table-cell>
          <table:table-cell table:formula="of:=IF(AND([.AD$9]&gt;=[.$B13];[.AD$9]&lt;=[.$D13];ISNUMBER([.$C13]));IF(COM.MICROSOFT.NETWORKDAYS.INTL([.AD$9];[.AD$9];1;[.$A$2:.$A$4]);&quot;W&quot;;&quot;H&quot;);&quot;&quot;)">
            <text:p/>
          </table:table-cell>
          <table:table-cell table:formula="of:=IF(AND([.AE$9]&gt;=[.$B13];[.AE$9]&lt;=[.$D13];ISNUMBER([.$C13]));IF(COM.MICROSOFT.NETWORKDAYS.INTL([.AE$9];[.AE$9];1;[.$A$2:.$A$4]);&quot;W&quot;;&quot;H&quot;);&quot;&quot;)">
            <text:p/>
          </table:table-cell>
          <table:table-cell table:formula="of:=IF(AND([.AF$9]&gt;=[.$B13];[.AF$9]&lt;=[.$D13];ISNUMBER([.$C13]));IF(COM.MICROSOFT.NETWORKDAYS.INTL([.AF$9];[.AF$9];1;[.$A$2:.$A$4]);&quot;W&quot;;&quot;H&quot;);&quot;&quot;)">
            <text:p/>
          </table:table-cell>
          <table:table-cell table:formula="of:=IF(AND([.AG$9]&gt;=[.$B13];[.AG$9]&lt;=[.$D13];ISNUMBER([.$C13]));IF(COM.MICROSOFT.NETWORKDAYS.INTL([.AG$9];[.AG$9];1;[.$A$2:.$A$4]);&quot;W&quot;;&quot;H&quot;);&quot;&quot;)">
            <text:p/>
          </table:table-cell>
          <table:table-cell table:formula="of:=IF(AND([.AH$9]&gt;=[.$B13];[.AH$9]&lt;=[.$D13];ISNUMBER([.$C13]));IF(COM.MICROSOFT.NETWORKDAYS.INTL([.AH$9];[.AH$9];1;[.$A$2:.$A$4]);&quot;W&quot;;&quot;H&quot;);&quot;&quot;)">
            <text:p/>
          </table:table-cell>
          <table:table-cell table:formula="of:=IF(AND([.AI$9]&gt;=[.$B13];[.AI$9]&lt;=[.$D13];ISNUMBER([.$C13]));IF(COM.MICROSOFT.NETWORKDAYS.INTL([.AI$9];[.AI$9];1;[.$A$2:.$A$4]);&quot;W&quot;;&quot;H&quot;);&quot;&quot;)">
            <text:p/>
          </table:table-cell>
          <table:table-cell table:formula="of:=IF(AND([.AJ$9]&gt;=[.$B13];[.AJ$9]&lt;=[.$D13];ISNUMBER([.$C13]));IF(COM.MICROSOFT.NETWORKDAYS.INTL([.AJ$9];[.AJ$9];1;[.$A$2:.$A$4]);&quot;W&quot;;&quot;H&quot;);&quot;&quot;)">
            <text:p/>
          </table:table-cell>
          <table:table-cell table:formula="of:=IF(AND([.AK$9]&gt;=[.$B13];[.AK$9]&lt;=[.$D13];ISNUMBER([.$C13]));IF(COM.MICROSOFT.NETWORKDAYS.INTL([.AK$9];[.AK$9];1;[.$A$2:.$A$4]);&quot;W&quot;;&quot;H&quot;);&quot;&quot;)">
            <text:p/>
          </table:table-cell>
          <table:table-cell table:formula="of:=IF(AND([.AL$9]&gt;=[.$B13];[.AL$9]&lt;=[.$D13];ISNUMBER([.$C13]));IF(COM.MICROSOFT.NETWORKDAYS.INTL([.AL$9];[.AL$9];1;[.$A$2:.$A$4]);&quot;W&quot;;&quot;H&quot;);&quot;&quot;)">
            <text:p/>
          </table:table-cell>
          <table:table-cell table:formula="of:=IF(AND([.AM$9]&gt;=[.$B13];[.AM$9]&lt;=[.$D13];ISNUMBER([.$C13]));IF(COM.MICROSOFT.NETWORKDAYS.INTL([.AM$9];[.AM$9];1;[.$A$2:.$A$4]);&quot;W&quot;;&quot;H&quot;);&quot;&quot;)">
            <text:p/>
          </table:table-cell>
          <table:table-cell table:formula="of:=IF(AND([.AN$9]&gt;=[.$B13];[.AN$9]&lt;=[.$D13];ISNUMBER([.$C13]));IF(COM.MICROSOFT.NETWORKDAYS.INTL([.AN$9];[.AN$9];1;[.$A$2:.$A$4]);&quot;W&quot;;&quot;H&quot;);&quot;&quot;)">
            <text:p/>
          </table:table-cell>
          <table:table-cell table:formula="of:=IF(AND([.AO$9]&gt;=[.$B13];[.AO$9]&lt;=[.$D13];ISNUMBER([.$C13]));IF(COM.MICROSOFT.NETWORKDAYS.INTL([.AO$9];[.AO$9];1;[.$A$2:.$A$4]);&quot;W&quot;;&quot;H&quot;);&quot;&quot;)">
            <text:p/>
          </table:table-cell>
          <table:table-cell table:formula="of:=IF(AND([.AP$9]&gt;=[.$B13];[.AP$9]&lt;=[.$D13];ISNUMBER([.$C13]));IF(COM.MICROSOFT.NETWORKDAYS.INTL([.AP$9];[.AP$9];1;[.$A$2:.$A$4]);&quot;W&quot;;&quot;H&quot;);&quot;&quot;)">
            <text:p/>
          </table:table-cell>
          <table:table-cell table:formula="of:=IF(AND([.AQ$9]&gt;=[.$B13];[.AQ$9]&lt;=[.$D13];ISNUMBER([.$C13]));IF(COM.MICROSOFT.NETWORKDAYS.INTL([.AQ$9];[.AQ$9];1;[.$A$2:.$A$4]);&quot;W&quot;;&quot;H&quot;);&quot;&quot;)">
            <text:p/>
          </table:table-cell>
          <table:table-cell table:formula="of:=IF(AND([.AR$9]&gt;=[.$B13];[.AR$9]&lt;=[.$D13];ISNUMBER([.$C13]));IF(COM.MICROSOFT.NETWORKDAYS.INTL([.AR$9];[.AR$9];1;[.$A$2:.$A$4]);&quot;W&quot;;&quot;H&quot;);&quot;&quot;)">
            <text:p/>
          </table:table-cell>
          <table:table-cell table:formula="of:=IF(AND([.AS$9]&gt;=[.$B13];[.AS$9]&lt;=[.$D13];ISNUMBER([.$C13]));IF(COM.MICROSOFT.NETWORKDAYS.INTL([.AS$9];[.AS$9];1;[.$A$2:.$A$4]);&quot;W&quot;;&quot;H&quot;);&quot;&quot;)">
            <text:p/>
          </table:table-cell>
          <table:table-cell table:formula="of:=IF(AND([.AT$9]&gt;=[.$B13];[.AT$9]&lt;=[.$D13];ISNUMBER([.$C13]));IF(COM.MICROSOFT.NETWORKDAYS.INTL([.AT$9];[.AT$9];1;[.$A$2:.$A$4]);&quot;W&quot;;&quot;H&quot;);&quot;&quot;)">
            <text:p/>
          </table:table-cell>
          <table:table-cell table:formula="of:=IF(AND([.AU$9]&gt;=[.$B13];[.AU$9]&lt;=[.$D13];ISNUMBER([.$C13]));IF(COM.MICROSOFT.NETWORKDAYS.INTL([.AU$9];[.AU$9];1;[.$A$2:.$A$4]);&quot;W&quot;;&quot;H&quot;);&quot;&quot;)">
            <text:p/>
          </table:table-cell>
          <table:table-cell table:formula="of:=IF(AND([.AV$9]&gt;=[.$B13];[.AV$9]&lt;=[.$D13];ISNUMBER([.$C13]));IF(COM.MICROSOFT.NETWORKDAYS.INTL([.AV$9];[.AV$9];1;[.$A$2:.$A$4]);&quot;W&quot;;&quot;H&quot;);&quot;&quot;)">
            <text:p/>
          </table:table-cell>
          <table:table-cell table:formula="of:=IF(AND([.AW$9]&gt;=[.$B13];[.AW$9]&lt;=[.$D13];ISNUMBER([.$C13]));IF(COM.MICROSOFT.NETWORKDAYS.INTL([.AW$9];[.AW$9];1;[.$A$2:.$A$4]);&quot;W&quot;;&quot;H&quot;);&quot;&quot;)">
            <text:p/>
          </table:table-cell>
          <table:table-cell table:formula="of:=IF(AND([.AX$9]&gt;=[.$B13];[.AX$9]&lt;=[.$D13];ISNUMBER([.$C13]));IF(COM.MICROSOFT.NETWORKDAYS.INTL([.AX$9];[.AX$9];1;[.$A$2:.$A$4]);&quot;W&quot;;&quot;H&quot;);&quot;&quot;)">
            <text:p/>
          </table:table-cell>
          <table:table-cell table:formula="of:=IF(AND([.AY$9]&gt;=[.$B13];[.AY$9]&lt;=[.$D13];ISNUMBER([.$C13]));IF(COM.MICROSOFT.NETWORKDAYS.INTL([.AY$9];[.AY$9];1;[.$A$2:.$A$4]);&quot;W&quot;;&quot;H&quot;);&quot;&quot;)">
            <text:p/>
          </table:table-cell>
          <table:table-cell table:formula="of:=IF(AND([.AZ$9]&gt;=[.$B13];[.AZ$9]&lt;=[.$D13];ISNUMBER([.$C13]));IF(COM.MICROSOFT.NETWORKDAYS.INTL([.AZ$9];[.AZ$9];1;[.$A$2:.$A$4]);&quot;W&quot;;&quot;H&quot;);&quot;&quot;)">
            <text:p/>
          </table:table-cell>
          <table:table-cell table:formula="of:=IF(AND([.BA$9]&gt;=[.$B13];[.BA$9]&lt;=[.$D13];ISNUMBER([.$C13]));IF(COM.MICROSOFT.NETWORKDAYS.INTL([.BA$9];[.BA$9];1;[.$A$2:.$A$4]);&quot;W&quot;;&quot;H&quot;);&quot;&quot;)">
            <text:p/>
          </table:table-cell>
          <table:table-cell table:formula="of:=IF(AND([.BB$9]&gt;=[.$B13];[.BB$9]&lt;=[.$D13];ISNUMBER([.$C13]));IF(COM.MICROSOFT.NETWORKDAYS.INTL([.BB$9];[.BB$9];1;[.$A$2:.$A$4]);&quot;W&quot;;&quot;H&quot;);&quot;&quot;)">
            <text:p/>
          </table:table-cell>
          <table:table-cell table:formula="of:=IF(AND([.BC$9]&gt;=[.$B13];[.BC$9]&lt;=[.$D13];ISNUMBER([.$C13]));IF(COM.MICROSOFT.NETWORKDAYS.INTL([.BC$9];[.BC$9];1;[.$A$2:.$A$4]);&quot;W&quot;;&quot;H&quot;);&quot;&quot;)">
            <text:p/>
          </table:table-cell>
          <table:table-cell table:formula="of:=IF(AND([.BD$9]&gt;=[.$B13];[.BD$9]&lt;=[.$D13];ISNUMBER([.$C13]));IF(COM.MICROSOFT.NETWORKDAYS.INTL([.BD$9];[.BD$9];1;[.$A$2:.$A$4]);&quot;W&quot;;&quot;H&quot;);&quot;&quot;)">
            <text:p/>
          </table:table-cell>
          <table:table-cell table:formula="of:=IF(AND([.BE$9]&gt;=[.$B13];[.BE$9]&lt;=[.$D13];ISNUMBER([.$C13]));IF(COM.MICROSOFT.NETWORKDAYS.INTL([.BE$9];[.BE$9];1;[.$A$2:.$A$4]);&quot;W&quot;;&quot;H&quot;);&quot;&quot;)">
            <text:p/>
          </table:table-cell>
          <table:table-cell table:formula="of:=IF(AND([.BF$9]&gt;=[.$B13];[.BF$9]&lt;=[.$D13];ISNUMBER([.$C13]));IF(COM.MICROSOFT.NETWORKDAYS.INTL([.BF$9];[.BF$9];1;[.$A$2:.$A$4]);&quot;W&quot;;&quot;H&quot;);&quot;&quot;)">
            <text:p/>
          </table:table-cell>
          <table:table-cell table:formula="of:=IF(AND([.BG$9]&gt;=[.$B13];[.BG$9]&lt;=[.$D13];ISNUMBER([.$C13]));IF(COM.MICROSOFT.NETWORKDAYS.INTL([.BG$9];[.BG$9];1;[.$A$2:.$A$4]);&quot;W&quot;;&quot;H&quot;);&quot;&quot;)">
            <text:p/>
          </table:table-cell>
          <table:table-cell table:formula="of:=IF(AND([.BH$9]&gt;=[.$B13];[.BH$9]&lt;=[.$D13];ISNUMBER([.$C13]));IF(COM.MICROSOFT.NETWORKDAYS.INTL([.BH$9];[.BH$9];1;[.$A$2:.$A$4]);&quot;W&quot;;&quot;H&quot;);&quot;&quot;)">
            <text:p/>
          </table:table-cell>
          <table:table-cell table:formula="of:=IF(AND([.BI$9]&gt;=[.$B13];[.BI$9]&lt;=[.$D13];ISNUMBER([.$C13]));IF(COM.MICROSOFT.NETWORKDAYS.INTL([.BI$9];[.BI$9];1;[.$A$2:.$A$4]);&quot;W&quot;;&quot;H&quot;);&quot;&quot;)">
            <text:p/>
          </table:table-cell>
          <table:table-cell table:formula="of:=IF(AND([.BJ$9]&gt;=[.$B13];[.BJ$9]&lt;=[.$D13];ISNUMBER([.$C13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P01</text:p>
          </table:table-cell>
          <table:table-cell office:value-type="date" office:date-value="2020-05-12" calcext:value-type="date">
            <text:p>12/05/20</text:p>
          </table:table-cell>
          <table:table-cell office:value-type="float" office:value="5" calcext:value-type="float">
            <text:p>5</text:p>
          </table:table-cell>
          <table:table-cell table:formula="of:=IF(ISNUMBER([.C14]); COM.MICROSOFT.WORKDAY.INTL([.B14]; [.C14]; 1; [.A$2:.A$4] ) - 1; &quot;&quot;)" office:value-type="date" office:date-value="2020-05-18" calcext:value-type="date">
            <text:p>18/05/20</text:p>
          </table:table-cell>
          <table:table-cell table:style-name="ce20" table:formula="of:=IF(AND([.E$9]&gt;=[.$B14];[.E$9]&lt;=[.$D14];ISNUMBER([.$C14]));IF(COM.MICROSOFT.NETWORKDAYS.INTL([.E$9];[.E$9];1;[.$A$2:.$A$4]);&quot;W&quot;;&quot;H&quot;);&quot;&quot;)">
            <text:p/>
          </table:table-cell>
          <table:table-cell table:style-name="ce22" table:formula="of:=IF(AND([.F$9]&gt;=[.$B14];[.F$9]&lt;=[.$D14];ISNUMBER([.$C14]));IF(COM.MICROSOFT.NETWORKDAYS.INTL([.F$9];[.F$9];1;[.$A$2:.$A$4]);&quot;W&quot;;&quot;H&quot;);&quot;&quot;)">
            <text:p/>
          </table:table-cell>
          <table:table-cell table:style-name="ce25" table:formula="of:=IF(AND([.G$9]&gt;=[.$B14];[.G$9]&lt;=[.$D14];ISNUMBER([.$C14]));IF(COM.MICROSOFT.NETWORKDAYS.INTL([.G$9];[.G$9];1;[.$A$2:.$A$4]);&quot;W&quot;;&quot;H&quot;);&quot;&quot;)">
            <text:p/>
          </table:table-cell>
          <table:table-cell table:formula="of:=IF(AND([.H$9]&gt;=[.$B14];[.H$9]&lt;=[.$D14];ISNUMBER([.$C14]));IF(COM.MICROSOFT.NETWORKDAYS.INTL([.H$9];[.H$9];1;[.$A$2:.$A$4]);&quot;W&quot;;&quot;H&quot;);&quot;&quot;)">
            <text:p/>
          </table:table-cell>
          <table:table-cell table:formula="of:=IF(AND([.I$9]&gt;=[.$B14];[.I$9]&lt;=[.$D14];ISNUMBER([.$C14]));IF(COM.MICROSOFT.NETWORKDAYS.INTL([.I$9];[.I$9];1;[.$A$2:.$A$4]);&quot;W&quot;;&quot;H&quot;);&quot;&quot;)">
            <text:p/>
          </table:table-cell>
          <table:table-cell table:formula="of:=IF(AND([.J$9]&gt;=[.$B14];[.J$9]&lt;=[.$D14];ISNUMBER([.$C14]));IF(COM.MICROSOFT.NETWORKDAYS.INTL([.J$9];[.J$9];1;[.$A$2:.$A$4]);&quot;W&quot;;&quot;H&quot;);&quot;&quot;)">
            <text:p/>
          </table:table-cell>
          <table:table-cell table:formula="of:=IF(AND([.K$9]&gt;=[.$B14];[.K$9]&lt;=[.$D14];ISNUMBER([.$C14]));IF(COM.MICROSOFT.NETWORKDAYS.INTL([.K$9];[.K$9];1;[.$A$2:.$A$4]);&quot;W&quot;;&quot;H&quot;);&quot;&quot;)" office:value-type="string" office:string-value="W" calcext:value-type="string">
            <text:p>W</text:p>
          </table:table-cell>
          <table:table-cell table:formula="of:=IF(AND([.L$9]&gt;=[.$B14];[.L$9]&lt;=[.$D14];ISNUMBER([.$C14]));IF(COM.MICROSOFT.NETWORKDAYS.INTL([.L$9];[.L$9];1;[.$A$2:.$A$4]);&quot;W&quot;;&quot;H&quot;);&quot;&quot;)" office:value-type="string" office:string-value="W" calcext:value-type="string">
            <text:p>W</text:p>
          </table:table-cell>
          <table:table-cell table:style-name="ce63" table:formula="of:=IF(AND([.M$9]&gt;=[.$B14];[.M$9]&lt;=[.$D14];ISNUMBER([.$C14]));IF(COM.MICROSOFT.NETWORKDAYS.INTL([.M$9];[.M$9];1;[.$A$2:.$A$4]);&quot;W&quot;;&quot;H&quot;);&quot;&quot;)" office:value-type="string" office:string-value="W" calcext:value-type="string">
            <text:p>W</text:p>
          </table:table-cell>
          <table:table-cell table:formula="of:=IF(AND([.N$9]&gt;=[.$B14];[.N$9]&lt;=[.$D14];ISNUMBER([.$C14]));IF(COM.MICROSOFT.NETWORKDAYS.INTL([.N$9];[.N$9];1;[.$A$2:.$A$4]);&quot;W&quot;;&quot;H&quot;);&quot;&quot;)" office:value-type="string" office:string-value="W" calcext:value-type="string">
            <text:p>W</text:p>
          </table:table-cell>
          <table:table-cell table:formula="of:=IF(AND([.O$9]&gt;=[.$B14];[.O$9]&lt;=[.$D14];ISNUMBER([.$C14]));IF(COM.MICROSOFT.NETWORKDAYS.INTL([.O$9];[.O$9];1;[.$A$2:.$A$4]);&quot;W&quot;;&quot;H&quot;);&quot;&quot;)" office:value-type="string" office:string-value="H" calcext:value-type="string">
            <text:p>H</text:p>
          </table:table-cell>
          <table:table-cell table:formula="of:=IF(AND([.P$9]&gt;=[.$B14];[.P$9]&lt;=[.$D14];ISNUMBER([.$C14]));IF(COM.MICROSOFT.NETWORKDAYS.INTL([.P$9];[.P$9];1;[.$A$2:.$A$4]);&quot;W&quot;;&quot;H&quot;);&quot;&quot;)" office:value-type="string" office:string-value="H" calcext:value-type="string">
            <text:p>H</text:p>
          </table:table-cell>
          <table:table-cell table:formula="of:=IF(AND([.Q$9]&gt;=[.$B14];[.Q$9]&lt;=[.$D14];ISNUMBER([.$C14]));IF(COM.MICROSOFT.NETWORKDAYS.INTL([.Q$9];[.Q$9];1;[.$A$2:.$A$4]);&quot;W&quot;;&quot;H&quot;);&quot;&quot;)" office:value-type="string" office:string-value="W" calcext:value-type="string">
            <text:p>W</text:p>
          </table:table-cell>
          <table:table-cell table:formula="of:=IF(AND([.R$9]&gt;=[.$B14];[.R$9]&lt;=[.$D14];ISNUMBER([.$C14]));IF(COM.MICROSOFT.NETWORKDAYS.INTL([.R$9];[.R$9];1;[.$A$2:.$A$4]);&quot;W&quot;;&quot;H&quot;);&quot;&quot;)">
            <text:p/>
          </table:table-cell>
          <table:table-cell table:formula="of:=IF(AND([.S$9]&gt;=[.$B14];[.S$9]&lt;=[.$D14];ISNUMBER([.$C14]));IF(COM.MICROSOFT.NETWORKDAYS.INTL([.S$9];[.S$9];1;[.$A$2:.$A$4]);&quot;W&quot;;&quot;H&quot;);&quot;&quot;)">
            <text:p/>
          </table:table-cell>
          <table:table-cell table:formula="of:=IF(AND([.T$9]&gt;=[.$B14];[.T$9]&lt;=[.$D14];ISNUMBER([.$C14]));IF(COM.MICROSOFT.NETWORKDAYS.INTL([.T$9];[.T$9];1;[.$A$2:.$A$4]);&quot;W&quot;;&quot;H&quot;);&quot;&quot;)">
            <text:p/>
          </table:table-cell>
          <table:table-cell table:formula="of:=IF(AND([.U$9]&gt;=[.$B14];[.U$9]&lt;=[.$D14];ISNUMBER([.$C14]));IF(COM.MICROSOFT.NETWORKDAYS.INTL([.U$9];[.U$9];1;[.$A$2:.$A$4]);&quot;W&quot;;&quot;H&quot;);&quot;&quot;)">
            <text:p/>
          </table:table-cell>
          <table:table-cell table:formula="of:=IF(AND([.V$9]&gt;=[.$B14];[.V$9]&lt;=[.$D14];ISNUMBER([.$C14]));IF(COM.MICROSOFT.NETWORKDAYS.INTL([.V$9];[.V$9];1;[.$A$2:.$A$4]);&quot;W&quot;;&quot;H&quot;);&quot;&quot;)">
            <text:p/>
          </table:table-cell>
          <table:table-cell table:formula="of:=IF(AND([.W$9]&gt;=[.$B14];[.W$9]&lt;=[.$D14];ISNUMBER([.$C14]));IF(COM.MICROSOFT.NETWORKDAYS.INTL([.W$9];[.W$9];1;[.$A$2:.$A$4]);&quot;W&quot;;&quot;H&quot;);&quot;&quot;)">
            <text:p/>
          </table:table-cell>
          <table:table-cell table:formula="of:=IF(AND([.X$9]&gt;=[.$B14];[.X$9]&lt;=[.$D14];ISNUMBER([.$C14]));IF(COM.MICROSOFT.NETWORKDAYS.INTL([.X$9];[.X$9];1;[.$A$2:.$A$4]);&quot;W&quot;;&quot;H&quot;);&quot;&quot;)">
            <text:p/>
          </table:table-cell>
          <table:table-cell table:formula="of:=IF(AND([.Y$9]&gt;=[.$B14];[.Y$9]&lt;=[.$D14];ISNUMBER([.$C14]));IF(COM.MICROSOFT.NETWORKDAYS.INTL([.Y$9];[.Y$9];1;[.$A$2:.$A$4]);&quot;W&quot;;&quot;H&quot;);&quot;&quot;)">
            <text:p/>
          </table:table-cell>
          <table:table-cell table:formula="of:=IF(AND([.Z$9]&gt;=[.$B14];[.Z$9]&lt;=[.$D14];ISNUMBER([.$C14]));IF(COM.MICROSOFT.NETWORKDAYS.INTL([.Z$9];[.Z$9];1;[.$A$2:.$A$4]);&quot;W&quot;;&quot;H&quot;);&quot;&quot;)">
            <text:p/>
          </table:table-cell>
          <table:table-cell table:formula="of:=IF(AND([.AA$9]&gt;=[.$B14];[.AA$9]&lt;=[.$D14];ISNUMBER([.$C14]));IF(COM.MICROSOFT.NETWORKDAYS.INTL([.AA$9];[.AA$9];1;[.$A$2:.$A$4]);&quot;W&quot;;&quot;H&quot;);&quot;&quot;)">
            <text:p/>
          </table:table-cell>
          <table:table-cell table:formula="of:=IF(AND([.AB$9]&gt;=[.$B14];[.AB$9]&lt;=[.$D14];ISNUMBER([.$C14]));IF(COM.MICROSOFT.NETWORKDAYS.INTL([.AB$9];[.AB$9];1;[.$A$2:.$A$4]);&quot;W&quot;;&quot;H&quot;);&quot;&quot;)">
            <text:p/>
          </table:table-cell>
          <table:table-cell table:formula="of:=IF(AND([.AC$9]&gt;=[.$B14];[.AC$9]&lt;=[.$D14];ISNUMBER([.$C14]));IF(COM.MICROSOFT.NETWORKDAYS.INTL([.AC$9];[.AC$9];1;[.$A$2:.$A$4]);&quot;W&quot;;&quot;H&quot;);&quot;&quot;)">
            <text:p/>
          </table:table-cell>
          <table:table-cell table:formula="of:=IF(AND([.AD$9]&gt;=[.$B14];[.AD$9]&lt;=[.$D14];ISNUMBER([.$C14]));IF(COM.MICROSOFT.NETWORKDAYS.INTL([.AD$9];[.AD$9];1;[.$A$2:.$A$4]);&quot;W&quot;;&quot;H&quot;);&quot;&quot;)">
            <text:p/>
          </table:table-cell>
          <table:table-cell table:formula="of:=IF(AND([.AE$9]&gt;=[.$B14];[.AE$9]&lt;=[.$D14];ISNUMBER([.$C14]));IF(COM.MICROSOFT.NETWORKDAYS.INTL([.AE$9];[.AE$9];1;[.$A$2:.$A$4]);&quot;W&quot;;&quot;H&quot;);&quot;&quot;)">
            <text:p/>
          </table:table-cell>
          <table:table-cell table:formula="of:=IF(AND([.AF$9]&gt;=[.$B14];[.AF$9]&lt;=[.$D14];ISNUMBER([.$C14]));IF(COM.MICROSOFT.NETWORKDAYS.INTL([.AF$9];[.AF$9];1;[.$A$2:.$A$4]);&quot;W&quot;;&quot;H&quot;);&quot;&quot;)">
            <text:p/>
          </table:table-cell>
          <table:table-cell table:formula="of:=IF(AND([.AG$9]&gt;=[.$B14];[.AG$9]&lt;=[.$D14];ISNUMBER([.$C14]));IF(COM.MICROSOFT.NETWORKDAYS.INTL([.AG$9];[.AG$9];1;[.$A$2:.$A$4]);&quot;W&quot;;&quot;H&quot;);&quot;&quot;)">
            <text:p/>
          </table:table-cell>
          <table:table-cell table:formula="of:=IF(AND([.AH$9]&gt;=[.$B14];[.AH$9]&lt;=[.$D14];ISNUMBER([.$C14]));IF(COM.MICROSOFT.NETWORKDAYS.INTL([.AH$9];[.AH$9];1;[.$A$2:.$A$4]);&quot;W&quot;;&quot;H&quot;);&quot;&quot;)">
            <text:p/>
          </table:table-cell>
          <table:table-cell table:formula="of:=IF(AND([.AI$9]&gt;=[.$B14];[.AI$9]&lt;=[.$D14];ISNUMBER([.$C14]));IF(COM.MICROSOFT.NETWORKDAYS.INTL([.AI$9];[.AI$9];1;[.$A$2:.$A$4]);&quot;W&quot;;&quot;H&quot;);&quot;&quot;)">
            <text:p/>
          </table:table-cell>
          <table:table-cell table:formula="of:=IF(AND([.AJ$9]&gt;=[.$B14];[.AJ$9]&lt;=[.$D14];ISNUMBER([.$C14]));IF(COM.MICROSOFT.NETWORKDAYS.INTL([.AJ$9];[.AJ$9];1;[.$A$2:.$A$4]);&quot;W&quot;;&quot;H&quot;);&quot;&quot;)">
            <text:p/>
          </table:table-cell>
          <table:table-cell table:formula="of:=IF(AND([.AK$9]&gt;=[.$B14];[.AK$9]&lt;=[.$D14];ISNUMBER([.$C14]));IF(COM.MICROSOFT.NETWORKDAYS.INTL([.AK$9];[.AK$9];1;[.$A$2:.$A$4]);&quot;W&quot;;&quot;H&quot;);&quot;&quot;)">
            <text:p/>
          </table:table-cell>
          <table:table-cell table:formula="of:=IF(AND([.AL$9]&gt;=[.$B14];[.AL$9]&lt;=[.$D14];ISNUMBER([.$C14]));IF(COM.MICROSOFT.NETWORKDAYS.INTL([.AL$9];[.AL$9];1;[.$A$2:.$A$4]);&quot;W&quot;;&quot;H&quot;);&quot;&quot;)">
            <text:p/>
          </table:table-cell>
          <table:table-cell table:formula="of:=IF(AND([.AM$9]&gt;=[.$B14];[.AM$9]&lt;=[.$D14];ISNUMBER([.$C14]));IF(COM.MICROSOFT.NETWORKDAYS.INTL([.AM$9];[.AM$9];1;[.$A$2:.$A$4]);&quot;W&quot;;&quot;H&quot;);&quot;&quot;)">
            <text:p/>
          </table:table-cell>
          <table:table-cell table:formula="of:=IF(AND([.AN$9]&gt;=[.$B14];[.AN$9]&lt;=[.$D14];ISNUMBER([.$C14]));IF(COM.MICROSOFT.NETWORKDAYS.INTL([.AN$9];[.AN$9];1;[.$A$2:.$A$4]);&quot;W&quot;;&quot;H&quot;);&quot;&quot;)">
            <text:p/>
          </table:table-cell>
          <table:table-cell table:formula="of:=IF(AND([.AO$9]&gt;=[.$B14];[.AO$9]&lt;=[.$D14];ISNUMBER([.$C14]));IF(COM.MICROSOFT.NETWORKDAYS.INTL([.AO$9];[.AO$9];1;[.$A$2:.$A$4]);&quot;W&quot;;&quot;H&quot;);&quot;&quot;)">
            <text:p/>
          </table:table-cell>
          <table:table-cell table:formula="of:=IF(AND([.AP$9]&gt;=[.$B14];[.AP$9]&lt;=[.$D14];ISNUMBER([.$C14]));IF(COM.MICROSOFT.NETWORKDAYS.INTL([.AP$9];[.AP$9];1;[.$A$2:.$A$4]);&quot;W&quot;;&quot;H&quot;);&quot;&quot;)">
            <text:p/>
          </table:table-cell>
          <table:table-cell table:formula="of:=IF(AND([.AQ$9]&gt;=[.$B14];[.AQ$9]&lt;=[.$D14];ISNUMBER([.$C14]));IF(COM.MICROSOFT.NETWORKDAYS.INTL([.AQ$9];[.AQ$9];1;[.$A$2:.$A$4]);&quot;W&quot;;&quot;H&quot;);&quot;&quot;)">
            <text:p/>
          </table:table-cell>
          <table:table-cell table:formula="of:=IF(AND([.AR$9]&gt;=[.$B14];[.AR$9]&lt;=[.$D14];ISNUMBER([.$C14]));IF(COM.MICROSOFT.NETWORKDAYS.INTL([.AR$9];[.AR$9];1;[.$A$2:.$A$4]);&quot;W&quot;;&quot;H&quot;);&quot;&quot;)">
            <text:p/>
          </table:table-cell>
          <table:table-cell table:formula="of:=IF(AND([.AS$9]&gt;=[.$B14];[.AS$9]&lt;=[.$D14];ISNUMBER([.$C14]));IF(COM.MICROSOFT.NETWORKDAYS.INTL([.AS$9];[.AS$9];1;[.$A$2:.$A$4]);&quot;W&quot;;&quot;H&quot;);&quot;&quot;)">
            <text:p/>
          </table:table-cell>
          <table:table-cell table:formula="of:=IF(AND([.AT$9]&gt;=[.$B14];[.AT$9]&lt;=[.$D14];ISNUMBER([.$C14]));IF(COM.MICROSOFT.NETWORKDAYS.INTL([.AT$9];[.AT$9];1;[.$A$2:.$A$4]);&quot;W&quot;;&quot;H&quot;);&quot;&quot;)">
            <text:p/>
          </table:table-cell>
          <table:table-cell table:formula="of:=IF(AND([.AU$9]&gt;=[.$B14];[.AU$9]&lt;=[.$D14];ISNUMBER([.$C14]));IF(COM.MICROSOFT.NETWORKDAYS.INTL([.AU$9];[.AU$9];1;[.$A$2:.$A$4]);&quot;W&quot;;&quot;H&quot;);&quot;&quot;)">
            <text:p/>
          </table:table-cell>
          <table:table-cell table:formula="of:=IF(AND([.AV$9]&gt;=[.$B14];[.AV$9]&lt;=[.$D14];ISNUMBER([.$C14]));IF(COM.MICROSOFT.NETWORKDAYS.INTL([.AV$9];[.AV$9];1;[.$A$2:.$A$4]);&quot;W&quot;;&quot;H&quot;);&quot;&quot;)">
            <text:p/>
          </table:table-cell>
          <table:table-cell table:formula="of:=IF(AND([.AW$9]&gt;=[.$B14];[.AW$9]&lt;=[.$D14];ISNUMBER([.$C14]));IF(COM.MICROSOFT.NETWORKDAYS.INTL([.AW$9];[.AW$9];1;[.$A$2:.$A$4]);&quot;W&quot;;&quot;H&quot;);&quot;&quot;)">
            <text:p/>
          </table:table-cell>
          <table:table-cell table:formula="of:=IF(AND([.AX$9]&gt;=[.$B14];[.AX$9]&lt;=[.$D14];ISNUMBER([.$C14]));IF(COM.MICROSOFT.NETWORKDAYS.INTL([.AX$9];[.AX$9];1;[.$A$2:.$A$4]);&quot;W&quot;;&quot;H&quot;);&quot;&quot;)">
            <text:p/>
          </table:table-cell>
          <table:table-cell table:formula="of:=IF(AND([.AY$9]&gt;=[.$B14];[.AY$9]&lt;=[.$D14];ISNUMBER([.$C14]));IF(COM.MICROSOFT.NETWORKDAYS.INTL([.AY$9];[.AY$9];1;[.$A$2:.$A$4]);&quot;W&quot;;&quot;H&quot;);&quot;&quot;)">
            <text:p/>
          </table:table-cell>
          <table:table-cell table:formula="of:=IF(AND([.AZ$9]&gt;=[.$B14];[.AZ$9]&lt;=[.$D14];ISNUMBER([.$C14]));IF(COM.MICROSOFT.NETWORKDAYS.INTL([.AZ$9];[.AZ$9];1;[.$A$2:.$A$4]);&quot;W&quot;;&quot;H&quot;);&quot;&quot;)">
            <text:p/>
          </table:table-cell>
          <table:table-cell table:formula="of:=IF(AND([.BA$9]&gt;=[.$B14];[.BA$9]&lt;=[.$D14];ISNUMBER([.$C14]));IF(COM.MICROSOFT.NETWORKDAYS.INTL([.BA$9];[.BA$9];1;[.$A$2:.$A$4]);&quot;W&quot;;&quot;H&quot;);&quot;&quot;)">
            <text:p/>
          </table:table-cell>
          <table:table-cell table:formula="of:=IF(AND([.BB$9]&gt;=[.$B14];[.BB$9]&lt;=[.$D14];ISNUMBER([.$C14]));IF(COM.MICROSOFT.NETWORKDAYS.INTL([.BB$9];[.BB$9];1;[.$A$2:.$A$4]);&quot;W&quot;;&quot;H&quot;);&quot;&quot;)">
            <text:p/>
          </table:table-cell>
          <table:table-cell table:formula="of:=IF(AND([.BC$9]&gt;=[.$B14];[.BC$9]&lt;=[.$D14];ISNUMBER([.$C14]));IF(COM.MICROSOFT.NETWORKDAYS.INTL([.BC$9];[.BC$9];1;[.$A$2:.$A$4]);&quot;W&quot;;&quot;H&quot;);&quot;&quot;)">
            <text:p/>
          </table:table-cell>
          <table:table-cell table:formula="of:=IF(AND([.BD$9]&gt;=[.$B14];[.BD$9]&lt;=[.$D14];ISNUMBER([.$C14]));IF(COM.MICROSOFT.NETWORKDAYS.INTL([.BD$9];[.BD$9];1;[.$A$2:.$A$4]);&quot;W&quot;;&quot;H&quot;);&quot;&quot;)">
            <text:p/>
          </table:table-cell>
          <table:table-cell table:formula="of:=IF(AND([.BE$9]&gt;=[.$B14];[.BE$9]&lt;=[.$D14];ISNUMBER([.$C14]));IF(COM.MICROSOFT.NETWORKDAYS.INTL([.BE$9];[.BE$9];1;[.$A$2:.$A$4]);&quot;W&quot;;&quot;H&quot;);&quot;&quot;)">
            <text:p/>
          </table:table-cell>
          <table:table-cell table:formula="of:=IF(AND([.BF$9]&gt;=[.$B14];[.BF$9]&lt;=[.$D14];ISNUMBER([.$C14]));IF(COM.MICROSOFT.NETWORKDAYS.INTL([.BF$9];[.BF$9];1;[.$A$2:.$A$4]);&quot;W&quot;;&quot;H&quot;);&quot;&quot;)">
            <text:p/>
          </table:table-cell>
          <table:table-cell table:formula="of:=IF(AND([.BG$9]&gt;=[.$B14];[.BG$9]&lt;=[.$D14];ISNUMBER([.$C14]));IF(COM.MICROSOFT.NETWORKDAYS.INTL([.BG$9];[.BG$9];1;[.$A$2:.$A$4]);&quot;W&quot;;&quot;H&quot;);&quot;&quot;)">
            <text:p/>
          </table:table-cell>
          <table:table-cell table:formula="of:=IF(AND([.BH$9]&gt;=[.$B14];[.BH$9]&lt;=[.$D14];ISNUMBER([.$C14]));IF(COM.MICROSOFT.NETWORKDAYS.INTL([.BH$9];[.BH$9];1;[.$A$2:.$A$4]);&quot;W&quot;;&quot;H&quot;);&quot;&quot;)">
            <text:p/>
          </table:table-cell>
          <table:table-cell table:formula="of:=IF(AND([.BI$9]&gt;=[.$B14];[.BI$9]&lt;=[.$D14];ISNUMBER([.$C14]));IF(COM.MICROSOFT.NETWORKDAYS.INTL([.BI$9];[.BI$9];1;[.$A$2:.$A$4]);&quot;W&quot;;&quot;H&quot;);&quot;&quot;)">
            <text:p/>
          </table:table-cell>
          <table:table-cell table:formula="of:=IF(AND([.BJ$9]&gt;=[.$B14];[.BJ$9]&lt;=[.$D14];ISNUMBER([.$C14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EF02</text:p>
          </table:table-cell>
          <table:table-cell office:value-type="date" office:date-value="2020-05-12" calcext:value-type="date">
            <text:p>12/05/20</text:p>
          </table:table-cell>
          <table:table-cell office:value-type="float" office:value="2" calcext:value-type="float">
            <text:p>2</text:p>
          </table:table-cell>
          <table:table-cell table:formula="of:=IF(ISNUMBER([.C15]); COM.MICROSOFT.WORKDAY.INTL([.B15]; [.C15]; 1; [.A$2:.A$4] ) - 1; &quot;&quot;)" office:value-type="date" office:date-value="2020-05-13" calcext:value-type="date">
            <text:p>13/05/20</text:p>
          </table:table-cell>
          <table:table-cell table:style-name="ce20" table:formula="of:=IF(AND([.E$9]&gt;=[.$B15];[.E$9]&lt;=[.$D15];ISNUMBER([.$C15]));IF(COM.MICROSOFT.NETWORKDAYS.INTL([.E$9];[.E$9];1;[.$A$2:.$A$4]);&quot;W&quot;;&quot;H&quot;);&quot;&quot;)">
            <text:p/>
          </table:table-cell>
          <table:table-cell table:style-name="ce22" table:formula="of:=IF(AND([.F$9]&gt;=[.$B15];[.F$9]&lt;=[.$D15];ISNUMBER([.$C15]));IF(COM.MICROSOFT.NETWORKDAYS.INTL([.F$9];[.F$9];1;[.$A$2:.$A$4]);&quot;W&quot;;&quot;H&quot;);&quot;&quot;)">
            <text:p/>
          </table:table-cell>
          <table:table-cell table:style-name="ce25" table:formula="of:=IF(AND([.G$9]&gt;=[.$B15];[.G$9]&lt;=[.$D15];ISNUMBER([.$C15]));IF(COM.MICROSOFT.NETWORKDAYS.INTL([.G$9];[.G$9];1;[.$A$2:.$A$4]);&quot;W&quot;;&quot;H&quot;);&quot;&quot;)">
            <text:p/>
          </table:table-cell>
          <table:table-cell table:formula="of:=IF(AND([.H$9]&gt;=[.$B15];[.H$9]&lt;=[.$D15];ISNUMBER([.$C15]));IF(COM.MICROSOFT.NETWORKDAYS.INTL([.H$9];[.H$9];1;[.$A$2:.$A$4]);&quot;W&quot;;&quot;H&quot;);&quot;&quot;)">
            <text:p/>
          </table:table-cell>
          <table:table-cell table:formula="of:=IF(AND([.I$9]&gt;=[.$B15];[.I$9]&lt;=[.$D15];ISNUMBER([.$C15]));IF(COM.MICROSOFT.NETWORKDAYS.INTL([.I$9];[.I$9];1;[.$A$2:.$A$4]);&quot;W&quot;;&quot;H&quot;);&quot;&quot;)">
            <text:p/>
          </table:table-cell>
          <table:table-cell table:formula="of:=IF(AND([.J$9]&gt;=[.$B15];[.J$9]&lt;=[.$D15];ISNUMBER([.$C15]));IF(COM.MICROSOFT.NETWORKDAYS.INTL([.J$9];[.J$9];1;[.$A$2:.$A$4]);&quot;W&quot;;&quot;H&quot;);&quot;&quot;)">
            <text:p/>
          </table:table-cell>
          <table:table-cell table:formula="of:=IF(AND([.K$9]&gt;=[.$B15];[.K$9]&lt;=[.$D15];ISNUMBER([.$C15]));IF(COM.MICROSOFT.NETWORKDAYS.INTL([.K$9];[.K$9];1;[.$A$2:.$A$4]);&quot;W&quot;;&quot;H&quot;);&quot;&quot;)" office:value-type="string" office:string-value="W" calcext:value-type="string">
            <text:p>W</text:p>
          </table:table-cell>
          <table:table-cell table:formula="of:=IF(AND([.L$9]&gt;=[.$B15];[.L$9]&lt;=[.$D15];ISNUMBER([.$C15]));IF(COM.MICROSOFT.NETWORKDAYS.INTL([.L$9];[.L$9];1;[.$A$2:.$A$4]);&quot;W&quot;;&quot;H&quot;);&quot;&quot;)" office:value-type="string" office:string-value="W" calcext:value-type="string">
            <text:p>W</text:p>
          </table:table-cell>
          <table:table-cell table:style-name="ce63" table:formula="of:=IF(AND([.M$9]&gt;=[.$B15];[.M$9]&lt;=[.$D15];ISNUMBER([.$C15]));IF(COM.MICROSOFT.NETWORKDAYS.INTL([.M$9];[.M$9];1;[.$A$2:.$A$4]);&quot;W&quot;;&quot;H&quot;);&quot;&quot;)">
            <text:p/>
          </table:table-cell>
          <table:table-cell table:formula="of:=IF(AND([.N$9]&gt;=[.$B15];[.N$9]&lt;=[.$D15];ISNUMBER([.$C15]));IF(COM.MICROSOFT.NETWORKDAYS.INTL([.N$9];[.N$9];1;[.$A$2:.$A$4]);&quot;W&quot;;&quot;H&quot;);&quot;&quot;)">
            <text:p/>
          </table:table-cell>
          <table:table-cell table:formula="of:=IF(AND([.O$9]&gt;=[.$B15];[.O$9]&lt;=[.$D15];ISNUMBER([.$C15]));IF(COM.MICROSOFT.NETWORKDAYS.INTL([.O$9];[.O$9];1;[.$A$2:.$A$4]);&quot;W&quot;;&quot;H&quot;);&quot;&quot;)">
            <text:p/>
          </table:table-cell>
          <table:table-cell table:formula="of:=IF(AND([.P$9]&gt;=[.$B15];[.P$9]&lt;=[.$D15];ISNUMBER([.$C15]));IF(COM.MICROSOFT.NETWORKDAYS.INTL([.P$9];[.P$9];1;[.$A$2:.$A$4]);&quot;W&quot;;&quot;H&quot;);&quot;&quot;)">
            <text:p/>
          </table:table-cell>
          <table:table-cell table:formula="of:=IF(AND([.Q$9]&gt;=[.$B15];[.Q$9]&lt;=[.$D15];ISNUMBER([.$C15]));IF(COM.MICROSOFT.NETWORKDAYS.INTL([.Q$9];[.Q$9];1;[.$A$2:.$A$4]);&quot;W&quot;;&quot;H&quot;);&quot;&quot;)">
            <text:p/>
          </table:table-cell>
          <table:table-cell table:formula="of:=IF(AND([.R$9]&gt;=[.$B15];[.R$9]&lt;=[.$D15];ISNUMBER([.$C15]));IF(COM.MICROSOFT.NETWORKDAYS.INTL([.R$9];[.R$9];1;[.$A$2:.$A$4]);&quot;W&quot;;&quot;H&quot;);&quot;&quot;)">
            <text:p/>
          </table:table-cell>
          <table:table-cell table:formula="of:=IF(AND([.S$9]&gt;=[.$B15];[.S$9]&lt;=[.$D15];ISNUMBER([.$C15]));IF(COM.MICROSOFT.NETWORKDAYS.INTL([.S$9];[.S$9];1;[.$A$2:.$A$4]);&quot;W&quot;;&quot;H&quot;);&quot;&quot;)">
            <text:p/>
          </table:table-cell>
          <table:table-cell table:formula="of:=IF(AND([.T$9]&gt;=[.$B15];[.T$9]&lt;=[.$D15];ISNUMBER([.$C15]));IF(COM.MICROSOFT.NETWORKDAYS.INTL([.T$9];[.T$9];1;[.$A$2:.$A$4]);&quot;W&quot;;&quot;H&quot;);&quot;&quot;)">
            <text:p/>
          </table:table-cell>
          <table:table-cell table:formula="of:=IF(AND([.U$9]&gt;=[.$B15];[.U$9]&lt;=[.$D15];ISNUMBER([.$C15]));IF(COM.MICROSOFT.NETWORKDAYS.INTL([.U$9];[.U$9];1;[.$A$2:.$A$4]);&quot;W&quot;;&quot;H&quot;);&quot;&quot;)">
            <text:p/>
          </table:table-cell>
          <table:table-cell table:formula="of:=IF(AND([.V$9]&gt;=[.$B15];[.V$9]&lt;=[.$D15];ISNUMBER([.$C15]));IF(COM.MICROSOFT.NETWORKDAYS.INTL([.V$9];[.V$9];1;[.$A$2:.$A$4]);&quot;W&quot;;&quot;H&quot;);&quot;&quot;)">
            <text:p/>
          </table:table-cell>
          <table:table-cell table:formula="of:=IF(AND([.W$9]&gt;=[.$B15];[.W$9]&lt;=[.$D15];ISNUMBER([.$C15]));IF(COM.MICROSOFT.NETWORKDAYS.INTL([.W$9];[.W$9];1;[.$A$2:.$A$4]);&quot;W&quot;;&quot;H&quot;);&quot;&quot;)">
            <text:p/>
          </table:table-cell>
          <table:table-cell table:formula="of:=IF(AND([.X$9]&gt;=[.$B15];[.X$9]&lt;=[.$D15];ISNUMBER([.$C15]));IF(COM.MICROSOFT.NETWORKDAYS.INTL([.X$9];[.X$9];1;[.$A$2:.$A$4]);&quot;W&quot;;&quot;H&quot;);&quot;&quot;)">
            <text:p/>
          </table:table-cell>
          <table:table-cell table:formula="of:=IF(AND([.Y$9]&gt;=[.$B15];[.Y$9]&lt;=[.$D15];ISNUMBER([.$C15]));IF(COM.MICROSOFT.NETWORKDAYS.INTL([.Y$9];[.Y$9];1;[.$A$2:.$A$4]);&quot;W&quot;;&quot;H&quot;);&quot;&quot;)">
            <text:p/>
          </table:table-cell>
          <table:table-cell table:formula="of:=IF(AND([.Z$9]&gt;=[.$B15];[.Z$9]&lt;=[.$D15];ISNUMBER([.$C15]));IF(COM.MICROSOFT.NETWORKDAYS.INTL([.Z$9];[.Z$9];1;[.$A$2:.$A$4]);&quot;W&quot;;&quot;H&quot;);&quot;&quot;)">
            <text:p/>
          </table:table-cell>
          <table:table-cell table:formula="of:=IF(AND([.AA$9]&gt;=[.$B15];[.AA$9]&lt;=[.$D15];ISNUMBER([.$C15]));IF(COM.MICROSOFT.NETWORKDAYS.INTL([.AA$9];[.AA$9];1;[.$A$2:.$A$4]);&quot;W&quot;;&quot;H&quot;);&quot;&quot;)">
            <text:p/>
          </table:table-cell>
          <table:table-cell table:formula="of:=IF(AND([.AB$9]&gt;=[.$B15];[.AB$9]&lt;=[.$D15];ISNUMBER([.$C15]));IF(COM.MICROSOFT.NETWORKDAYS.INTL([.AB$9];[.AB$9];1;[.$A$2:.$A$4]);&quot;W&quot;;&quot;H&quot;);&quot;&quot;)">
            <text:p/>
          </table:table-cell>
          <table:table-cell table:formula="of:=IF(AND([.AC$9]&gt;=[.$B15];[.AC$9]&lt;=[.$D15];ISNUMBER([.$C15]));IF(COM.MICROSOFT.NETWORKDAYS.INTL([.AC$9];[.AC$9];1;[.$A$2:.$A$4]);&quot;W&quot;;&quot;H&quot;);&quot;&quot;)">
            <text:p/>
          </table:table-cell>
          <table:table-cell table:formula="of:=IF(AND([.AD$9]&gt;=[.$B15];[.AD$9]&lt;=[.$D15];ISNUMBER([.$C15]));IF(COM.MICROSOFT.NETWORKDAYS.INTL([.AD$9];[.AD$9];1;[.$A$2:.$A$4]);&quot;W&quot;;&quot;H&quot;);&quot;&quot;)">
            <text:p/>
          </table:table-cell>
          <table:table-cell table:formula="of:=IF(AND([.AE$9]&gt;=[.$B15];[.AE$9]&lt;=[.$D15];ISNUMBER([.$C15]));IF(COM.MICROSOFT.NETWORKDAYS.INTL([.AE$9];[.AE$9];1;[.$A$2:.$A$4]);&quot;W&quot;;&quot;H&quot;);&quot;&quot;)">
            <text:p/>
          </table:table-cell>
          <table:table-cell table:formula="of:=IF(AND([.AF$9]&gt;=[.$B15];[.AF$9]&lt;=[.$D15];ISNUMBER([.$C15]));IF(COM.MICROSOFT.NETWORKDAYS.INTL([.AF$9];[.AF$9];1;[.$A$2:.$A$4]);&quot;W&quot;;&quot;H&quot;);&quot;&quot;)">
            <text:p/>
          </table:table-cell>
          <table:table-cell table:formula="of:=IF(AND([.AG$9]&gt;=[.$B15];[.AG$9]&lt;=[.$D15];ISNUMBER([.$C15]));IF(COM.MICROSOFT.NETWORKDAYS.INTL([.AG$9];[.AG$9];1;[.$A$2:.$A$4]);&quot;W&quot;;&quot;H&quot;);&quot;&quot;)">
            <text:p/>
          </table:table-cell>
          <table:table-cell table:formula="of:=IF(AND([.AH$9]&gt;=[.$B15];[.AH$9]&lt;=[.$D15];ISNUMBER([.$C15]));IF(COM.MICROSOFT.NETWORKDAYS.INTL([.AH$9];[.AH$9];1;[.$A$2:.$A$4]);&quot;W&quot;;&quot;H&quot;);&quot;&quot;)">
            <text:p/>
          </table:table-cell>
          <table:table-cell table:formula="of:=IF(AND([.AI$9]&gt;=[.$B15];[.AI$9]&lt;=[.$D15];ISNUMBER([.$C15]));IF(COM.MICROSOFT.NETWORKDAYS.INTL([.AI$9];[.AI$9];1;[.$A$2:.$A$4]);&quot;W&quot;;&quot;H&quot;);&quot;&quot;)">
            <text:p/>
          </table:table-cell>
          <table:table-cell table:formula="of:=IF(AND([.AJ$9]&gt;=[.$B15];[.AJ$9]&lt;=[.$D15];ISNUMBER([.$C15]));IF(COM.MICROSOFT.NETWORKDAYS.INTL([.AJ$9];[.AJ$9];1;[.$A$2:.$A$4]);&quot;W&quot;;&quot;H&quot;);&quot;&quot;)">
            <text:p/>
          </table:table-cell>
          <table:table-cell table:formula="of:=IF(AND([.AK$9]&gt;=[.$B15];[.AK$9]&lt;=[.$D15];ISNUMBER([.$C15]));IF(COM.MICROSOFT.NETWORKDAYS.INTL([.AK$9];[.AK$9];1;[.$A$2:.$A$4]);&quot;W&quot;;&quot;H&quot;);&quot;&quot;)">
            <text:p/>
          </table:table-cell>
          <table:table-cell table:formula="of:=IF(AND([.AL$9]&gt;=[.$B15];[.AL$9]&lt;=[.$D15];ISNUMBER([.$C15]));IF(COM.MICROSOFT.NETWORKDAYS.INTL([.AL$9];[.AL$9];1;[.$A$2:.$A$4]);&quot;W&quot;;&quot;H&quot;);&quot;&quot;)">
            <text:p/>
          </table:table-cell>
          <table:table-cell table:formula="of:=IF(AND([.AM$9]&gt;=[.$B15];[.AM$9]&lt;=[.$D15];ISNUMBER([.$C15]));IF(COM.MICROSOFT.NETWORKDAYS.INTL([.AM$9];[.AM$9];1;[.$A$2:.$A$4]);&quot;W&quot;;&quot;H&quot;);&quot;&quot;)">
            <text:p/>
          </table:table-cell>
          <table:table-cell table:formula="of:=IF(AND([.AN$9]&gt;=[.$B15];[.AN$9]&lt;=[.$D15];ISNUMBER([.$C15]));IF(COM.MICROSOFT.NETWORKDAYS.INTL([.AN$9];[.AN$9];1;[.$A$2:.$A$4]);&quot;W&quot;;&quot;H&quot;);&quot;&quot;)">
            <text:p/>
          </table:table-cell>
          <table:table-cell table:formula="of:=IF(AND([.AO$9]&gt;=[.$B15];[.AO$9]&lt;=[.$D15];ISNUMBER([.$C15]));IF(COM.MICROSOFT.NETWORKDAYS.INTL([.AO$9];[.AO$9];1;[.$A$2:.$A$4]);&quot;W&quot;;&quot;H&quot;);&quot;&quot;)">
            <text:p/>
          </table:table-cell>
          <table:table-cell table:formula="of:=IF(AND([.AP$9]&gt;=[.$B15];[.AP$9]&lt;=[.$D15];ISNUMBER([.$C15]));IF(COM.MICROSOFT.NETWORKDAYS.INTL([.AP$9];[.AP$9];1;[.$A$2:.$A$4]);&quot;W&quot;;&quot;H&quot;);&quot;&quot;)">
            <text:p/>
          </table:table-cell>
          <table:table-cell table:formula="of:=IF(AND([.AQ$9]&gt;=[.$B15];[.AQ$9]&lt;=[.$D15];ISNUMBER([.$C15]));IF(COM.MICROSOFT.NETWORKDAYS.INTL([.AQ$9];[.AQ$9];1;[.$A$2:.$A$4]);&quot;W&quot;;&quot;H&quot;);&quot;&quot;)">
            <text:p/>
          </table:table-cell>
          <table:table-cell table:formula="of:=IF(AND([.AR$9]&gt;=[.$B15];[.AR$9]&lt;=[.$D15];ISNUMBER([.$C15]));IF(COM.MICROSOFT.NETWORKDAYS.INTL([.AR$9];[.AR$9];1;[.$A$2:.$A$4]);&quot;W&quot;;&quot;H&quot;);&quot;&quot;)">
            <text:p/>
          </table:table-cell>
          <table:table-cell table:formula="of:=IF(AND([.AS$9]&gt;=[.$B15];[.AS$9]&lt;=[.$D15];ISNUMBER([.$C15]));IF(COM.MICROSOFT.NETWORKDAYS.INTL([.AS$9];[.AS$9];1;[.$A$2:.$A$4]);&quot;W&quot;;&quot;H&quot;);&quot;&quot;)">
            <text:p/>
          </table:table-cell>
          <table:table-cell table:formula="of:=IF(AND([.AT$9]&gt;=[.$B15];[.AT$9]&lt;=[.$D15];ISNUMBER([.$C15]));IF(COM.MICROSOFT.NETWORKDAYS.INTL([.AT$9];[.AT$9];1;[.$A$2:.$A$4]);&quot;W&quot;;&quot;H&quot;);&quot;&quot;)">
            <text:p/>
          </table:table-cell>
          <table:table-cell table:formula="of:=IF(AND([.AU$9]&gt;=[.$B15];[.AU$9]&lt;=[.$D15];ISNUMBER([.$C15]));IF(COM.MICROSOFT.NETWORKDAYS.INTL([.AU$9];[.AU$9];1;[.$A$2:.$A$4]);&quot;W&quot;;&quot;H&quot;);&quot;&quot;)">
            <text:p/>
          </table:table-cell>
          <table:table-cell table:formula="of:=IF(AND([.AV$9]&gt;=[.$B15];[.AV$9]&lt;=[.$D15];ISNUMBER([.$C15]));IF(COM.MICROSOFT.NETWORKDAYS.INTL([.AV$9];[.AV$9];1;[.$A$2:.$A$4]);&quot;W&quot;;&quot;H&quot;);&quot;&quot;)">
            <text:p/>
          </table:table-cell>
          <table:table-cell table:formula="of:=IF(AND([.AW$9]&gt;=[.$B15];[.AW$9]&lt;=[.$D15];ISNUMBER([.$C15]));IF(COM.MICROSOFT.NETWORKDAYS.INTL([.AW$9];[.AW$9];1;[.$A$2:.$A$4]);&quot;W&quot;;&quot;H&quot;);&quot;&quot;)">
            <text:p/>
          </table:table-cell>
          <table:table-cell table:formula="of:=IF(AND([.AX$9]&gt;=[.$B15];[.AX$9]&lt;=[.$D15];ISNUMBER([.$C15]));IF(COM.MICROSOFT.NETWORKDAYS.INTL([.AX$9];[.AX$9];1;[.$A$2:.$A$4]);&quot;W&quot;;&quot;H&quot;);&quot;&quot;)">
            <text:p/>
          </table:table-cell>
          <table:table-cell table:formula="of:=IF(AND([.AY$9]&gt;=[.$B15];[.AY$9]&lt;=[.$D15];ISNUMBER([.$C15]));IF(COM.MICROSOFT.NETWORKDAYS.INTL([.AY$9];[.AY$9];1;[.$A$2:.$A$4]);&quot;W&quot;;&quot;H&quot;);&quot;&quot;)">
            <text:p/>
          </table:table-cell>
          <table:table-cell table:formula="of:=IF(AND([.AZ$9]&gt;=[.$B15];[.AZ$9]&lt;=[.$D15];ISNUMBER([.$C15]));IF(COM.MICROSOFT.NETWORKDAYS.INTL([.AZ$9];[.AZ$9];1;[.$A$2:.$A$4]);&quot;W&quot;;&quot;H&quot;);&quot;&quot;)">
            <text:p/>
          </table:table-cell>
          <table:table-cell table:formula="of:=IF(AND([.BA$9]&gt;=[.$B15];[.BA$9]&lt;=[.$D15];ISNUMBER([.$C15]));IF(COM.MICROSOFT.NETWORKDAYS.INTL([.BA$9];[.BA$9];1;[.$A$2:.$A$4]);&quot;W&quot;;&quot;H&quot;);&quot;&quot;)">
            <text:p/>
          </table:table-cell>
          <table:table-cell table:formula="of:=IF(AND([.BB$9]&gt;=[.$B15];[.BB$9]&lt;=[.$D15];ISNUMBER([.$C15]));IF(COM.MICROSOFT.NETWORKDAYS.INTL([.BB$9];[.BB$9];1;[.$A$2:.$A$4]);&quot;W&quot;;&quot;H&quot;);&quot;&quot;)">
            <text:p/>
          </table:table-cell>
          <table:table-cell table:formula="of:=IF(AND([.BC$9]&gt;=[.$B15];[.BC$9]&lt;=[.$D15];ISNUMBER([.$C15]));IF(COM.MICROSOFT.NETWORKDAYS.INTL([.BC$9];[.BC$9];1;[.$A$2:.$A$4]);&quot;W&quot;;&quot;H&quot;);&quot;&quot;)">
            <text:p/>
          </table:table-cell>
          <table:table-cell table:formula="of:=IF(AND([.BD$9]&gt;=[.$B15];[.BD$9]&lt;=[.$D15];ISNUMBER([.$C15]));IF(COM.MICROSOFT.NETWORKDAYS.INTL([.BD$9];[.BD$9];1;[.$A$2:.$A$4]);&quot;W&quot;;&quot;H&quot;);&quot;&quot;)">
            <text:p/>
          </table:table-cell>
          <table:table-cell table:formula="of:=IF(AND([.BE$9]&gt;=[.$B15];[.BE$9]&lt;=[.$D15];ISNUMBER([.$C15]));IF(COM.MICROSOFT.NETWORKDAYS.INTL([.BE$9];[.BE$9];1;[.$A$2:.$A$4]);&quot;W&quot;;&quot;H&quot;);&quot;&quot;)">
            <text:p/>
          </table:table-cell>
          <table:table-cell table:formula="of:=IF(AND([.BF$9]&gt;=[.$B15];[.BF$9]&lt;=[.$D15];ISNUMBER([.$C15]));IF(COM.MICROSOFT.NETWORKDAYS.INTL([.BF$9];[.BF$9];1;[.$A$2:.$A$4]);&quot;W&quot;;&quot;H&quot;);&quot;&quot;)">
            <text:p/>
          </table:table-cell>
          <table:table-cell table:formula="of:=IF(AND([.BG$9]&gt;=[.$B15];[.BG$9]&lt;=[.$D15];ISNUMBER([.$C15]));IF(COM.MICROSOFT.NETWORKDAYS.INTL([.BG$9];[.BG$9];1;[.$A$2:.$A$4]);&quot;W&quot;;&quot;H&quot;);&quot;&quot;)">
            <text:p/>
          </table:table-cell>
          <table:table-cell table:formula="of:=IF(AND([.BH$9]&gt;=[.$B15];[.BH$9]&lt;=[.$D15];ISNUMBER([.$C15]));IF(COM.MICROSOFT.NETWORKDAYS.INTL([.BH$9];[.BH$9];1;[.$A$2:.$A$4]);&quot;W&quot;;&quot;H&quot;);&quot;&quot;)">
            <text:p/>
          </table:table-cell>
          <table:table-cell table:formula="of:=IF(AND([.BI$9]&gt;=[.$B15];[.BI$9]&lt;=[.$D15];ISNUMBER([.$C15]));IF(COM.MICROSOFT.NETWORKDAYS.INTL([.BI$9];[.BI$9];1;[.$A$2:.$A$4]);&quot;W&quot;;&quot;H&quot;);&quot;&quot;)">
            <text:p/>
          </table:table-cell>
          <table:table-cell table:formula="of:=IF(AND([.BJ$9]&gt;=[.$B15];[.BJ$9]&lt;=[.$D15];ISNUMBER([.$C15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RQ01</text:p>
          </table:table-cell>
          <table:table-cell office:value-type="date" office:date-value="2020-05-12" calcext:value-type="date">
            <text:p>12/05/20</text:p>
          </table:table-cell>
          <table:table-cell office:value-type="float" office:value="5" calcext:value-type="float">
            <text:p>5</text:p>
          </table:table-cell>
          <table:table-cell table:formula="of:=IF(ISNUMBER([.C16]); COM.MICROSOFT.WORKDAY.INTL([.B16]; [.C16]; 1; [.A$2:.A$4] ) - 1; &quot;&quot;)" office:value-type="date" office:date-value="2020-05-18" calcext:value-type="date">
            <text:p>18/05/20</text:p>
          </table:table-cell>
          <table:table-cell table:formula="of:=IF(AND([.E$9]&gt;=[.$B16];[.E$9]&lt;=[.$D16];ISNUMBER([.$C16]));IF(COM.MICROSOFT.NETWORKDAYS.INTL([.E$9];[.E$9];1;[.$A$2:.$A$4]);&quot;W&quot;;&quot;H&quot;);&quot;&quot;)">
            <text:p/>
          </table:table-cell>
          <table:table-cell table:style-name="ce22" table:formula="of:=IF(AND([.F$9]&gt;=[.$B16];[.F$9]&lt;=[.$D16];ISNUMBER([.$C16]));IF(COM.MICROSOFT.NETWORKDAYS.INTL([.F$9];[.F$9];1;[.$A$2:.$A$4]);&quot;W&quot;;&quot;H&quot;);&quot;&quot;)">
            <text:p/>
          </table:table-cell>
          <table:table-cell table:formula="of:=IF(AND([.G$9]&gt;=[.$B16];[.G$9]&lt;=[.$D16];ISNUMBER([.$C16]));IF(COM.MICROSOFT.NETWORKDAYS.INTL([.G$9];[.G$9];1;[.$A$2:.$A$4]);&quot;W&quot;;&quot;H&quot;);&quot;&quot;)">
            <text:p/>
          </table:table-cell>
          <table:table-cell table:formula="of:=IF(AND([.H$9]&gt;=[.$B16];[.H$9]&lt;=[.$D16];ISNUMBER([.$C16]));IF(COM.MICROSOFT.NETWORKDAYS.INTL([.H$9];[.H$9];1;[.$A$2:.$A$4]);&quot;W&quot;;&quot;H&quot;);&quot;&quot;)">
            <text:p/>
          </table:table-cell>
          <table:table-cell table:formula="of:=IF(AND([.I$9]&gt;=[.$B16];[.I$9]&lt;=[.$D16];ISNUMBER([.$C16]));IF(COM.MICROSOFT.NETWORKDAYS.INTL([.I$9];[.I$9];1;[.$A$2:.$A$4]);&quot;W&quot;;&quot;H&quot;);&quot;&quot;)">
            <text:p/>
          </table:table-cell>
          <table:table-cell table:formula="of:=IF(AND([.J$9]&gt;=[.$B16];[.J$9]&lt;=[.$D16];ISNUMBER([.$C16]));IF(COM.MICROSOFT.NETWORKDAYS.INTL([.J$9];[.J$9];1;[.$A$2:.$A$4]);&quot;W&quot;;&quot;H&quot;);&quot;&quot;)">
            <text:p/>
          </table:table-cell>
          <table:table-cell table:formula="of:=IF(AND([.K$9]&gt;=[.$B16];[.K$9]&lt;=[.$D16];ISNUMBER([.$C16]));IF(COM.MICROSOFT.NETWORKDAYS.INTL([.K$9];[.K$9];1;[.$A$2:.$A$4]);&quot;W&quot;;&quot;H&quot;);&quot;&quot;)" office:value-type="string" office:string-value="W" calcext:value-type="string">
            <text:p>W</text:p>
          </table:table-cell>
          <table:table-cell table:formula="of:=IF(AND([.L$9]&gt;=[.$B16];[.L$9]&lt;=[.$D16];ISNUMBER([.$C16]));IF(COM.MICROSOFT.NETWORKDAYS.INTL([.L$9];[.L$9];1;[.$A$2:.$A$4]);&quot;W&quot;;&quot;H&quot;);&quot;&quot;)" office:value-type="string" office:string-value="W" calcext:value-type="string">
            <text:p>W</text:p>
          </table:table-cell>
          <table:table-cell table:style-name="ce63" table:formula="of:=IF(AND([.M$9]&gt;=[.$B16];[.M$9]&lt;=[.$D16];ISNUMBER([.$C16]));IF(COM.MICROSOFT.NETWORKDAYS.INTL([.M$9];[.M$9];1;[.$A$2:.$A$4]);&quot;W&quot;;&quot;H&quot;);&quot;&quot;)" office:value-type="string" office:string-value="W" calcext:value-type="string">
            <text:p>W</text:p>
          </table:table-cell>
          <table:table-cell table:formula="of:=IF(AND([.N$9]&gt;=[.$B16];[.N$9]&lt;=[.$D16];ISNUMBER([.$C16]));IF(COM.MICROSOFT.NETWORKDAYS.INTL([.N$9];[.N$9];1;[.$A$2:.$A$4]);&quot;W&quot;;&quot;H&quot;);&quot;&quot;)" office:value-type="string" office:string-value="W" calcext:value-type="string">
            <text:p>W</text:p>
          </table:table-cell>
          <table:table-cell table:formula="of:=IF(AND([.O$9]&gt;=[.$B16];[.O$9]&lt;=[.$D16];ISNUMBER([.$C16]));IF(COM.MICROSOFT.NETWORKDAYS.INTL([.O$9];[.O$9];1;[.$A$2:.$A$4]);&quot;W&quot;;&quot;H&quot;);&quot;&quot;)" office:value-type="string" office:string-value="H" calcext:value-type="string">
            <text:p>H</text:p>
          </table:table-cell>
          <table:table-cell table:formula="of:=IF(AND([.P$9]&gt;=[.$B16];[.P$9]&lt;=[.$D16];ISNUMBER([.$C16]));IF(COM.MICROSOFT.NETWORKDAYS.INTL([.P$9];[.P$9];1;[.$A$2:.$A$4]);&quot;W&quot;;&quot;H&quot;);&quot;&quot;)" office:value-type="string" office:string-value="H" calcext:value-type="string">
            <text:p>H</text:p>
          </table:table-cell>
          <table:table-cell table:formula="of:=IF(AND([.Q$9]&gt;=[.$B16];[.Q$9]&lt;=[.$D16];ISNUMBER([.$C16]));IF(COM.MICROSOFT.NETWORKDAYS.INTL([.Q$9];[.Q$9];1;[.$A$2:.$A$4]);&quot;W&quot;;&quot;H&quot;);&quot;&quot;)" office:value-type="string" office:string-value="W" calcext:value-type="string">
            <text:p>W</text:p>
          </table:table-cell>
          <table:table-cell table:formula="of:=IF(AND([.R$9]&gt;=[.$B16];[.R$9]&lt;=[.$D16];ISNUMBER([.$C16]));IF(COM.MICROSOFT.NETWORKDAYS.INTL([.R$9];[.R$9];1;[.$A$2:.$A$4]);&quot;W&quot;;&quot;H&quot;);&quot;&quot;)">
            <text:p/>
          </table:table-cell>
          <table:table-cell table:formula="of:=IF(AND([.S$9]&gt;=[.$B16];[.S$9]&lt;=[.$D16];ISNUMBER([.$C16]));IF(COM.MICROSOFT.NETWORKDAYS.INTL([.S$9];[.S$9];1;[.$A$2:.$A$4]);&quot;W&quot;;&quot;H&quot;);&quot;&quot;)">
            <text:p/>
          </table:table-cell>
          <table:table-cell table:formula="of:=IF(AND([.T$9]&gt;=[.$B16];[.T$9]&lt;=[.$D16];ISNUMBER([.$C16]));IF(COM.MICROSOFT.NETWORKDAYS.INTL([.T$9];[.T$9];1;[.$A$2:.$A$4]);&quot;W&quot;;&quot;H&quot;);&quot;&quot;)">
            <text:p/>
          </table:table-cell>
          <table:table-cell table:formula="of:=IF(AND([.U$9]&gt;=[.$B16];[.U$9]&lt;=[.$D16];ISNUMBER([.$C16]));IF(COM.MICROSOFT.NETWORKDAYS.INTL([.U$9];[.U$9];1;[.$A$2:.$A$4]);&quot;W&quot;;&quot;H&quot;);&quot;&quot;)">
            <text:p/>
          </table:table-cell>
          <table:table-cell table:formula="of:=IF(AND([.V$9]&gt;=[.$B16];[.V$9]&lt;=[.$D16];ISNUMBER([.$C16]));IF(COM.MICROSOFT.NETWORKDAYS.INTL([.V$9];[.V$9];1;[.$A$2:.$A$4]);&quot;W&quot;;&quot;H&quot;);&quot;&quot;)">
            <text:p/>
          </table:table-cell>
          <table:table-cell table:formula="of:=IF(AND([.W$9]&gt;=[.$B16];[.W$9]&lt;=[.$D16];ISNUMBER([.$C16]));IF(COM.MICROSOFT.NETWORKDAYS.INTL([.W$9];[.W$9];1;[.$A$2:.$A$4]);&quot;W&quot;;&quot;H&quot;);&quot;&quot;)">
            <text:p/>
          </table:table-cell>
          <table:table-cell table:formula="of:=IF(AND([.X$9]&gt;=[.$B16];[.X$9]&lt;=[.$D16];ISNUMBER([.$C16]));IF(COM.MICROSOFT.NETWORKDAYS.INTL([.X$9];[.X$9];1;[.$A$2:.$A$4]);&quot;W&quot;;&quot;H&quot;);&quot;&quot;)">
            <text:p/>
          </table:table-cell>
          <table:table-cell table:formula="of:=IF(AND([.Y$9]&gt;=[.$B16];[.Y$9]&lt;=[.$D16];ISNUMBER([.$C16]));IF(COM.MICROSOFT.NETWORKDAYS.INTL([.Y$9];[.Y$9];1;[.$A$2:.$A$4]);&quot;W&quot;;&quot;H&quot;);&quot;&quot;)">
            <text:p/>
          </table:table-cell>
          <table:table-cell table:formula="of:=IF(AND([.Z$9]&gt;=[.$B16];[.Z$9]&lt;=[.$D16];ISNUMBER([.$C16]));IF(COM.MICROSOFT.NETWORKDAYS.INTL([.Z$9];[.Z$9];1;[.$A$2:.$A$4]);&quot;W&quot;;&quot;H&quot;);&quot;&quot;)">
            <text:p/>
          </table:table-cell>
          <table:table-cell table:formula="of:=IF(AND([.AA$9]&gt;=[.$B16];[.AA$9]&lt;=[.$D16];ISNUMBER([.$C16]));IF(COM.MICROSOFT.NETWORKDAYS.INTL([.AA$9];[.AA$9];1;[.$A$2:.$A$4]);&quot;W&quot;;&quot;H&quot;);&quot;&quot;)">
            <text:p/>
          </table:table-cell>
          <table:table-cell table:formula="of:=IF(AND([.AB$9]&gt;=[.$B16];[.AB$9]&lt;=[.$D16];ISNUMBER([.$C16]));IF(COM.MICROSOFT.NETWORKDAYS.INTL([.AB$9];[.AB$9];1;[.$A$2:.$A$4]);&quot;W&quot;;&quot;H&quot;);&quot;&quot;)">
            <text:p/>
          </table:table-cell>
          <table:table-cell table:formula="of:=IF(AND([.AC$9]&gt;=[.$B16];[.AC$9]&lt;=[.$D16];ISNUMBER([.$C16]));IF(COM.MICROSOFT.NETWORKDAYS.INTL([.AC$9];[.AC$9];1;[.$A$2:.$A$4]);&quot;W&quot;;&quot;H&quot;);&quot;&quot;)">
            <text:p/>
          </table:table-cell>
          <table:table-cell table:formula="of:=IF(AND([.AD$9]&gt;=[.$B16];[.AD$9]&lt;=[.$D16];ISNUMBER([.$C16]));IF(COM.MICROSOFT.NETWORKDAYS.INTL([.AD$9];[.AD$9];1;[.$A$2:.$A$4]);&quot;W&quot;;&quot;H&quot;);&quot;&quot;)">
            <text:p/>
          </table:table-cell>
          <table:table-cell table:formula="of:=IF(AND([.AE$9]&gt;=[.$B16];[.AE$9]&lt;=[.$D16];ISNUMBER([.$C16]));IF(COM.MICROSOFT.NETWORKDAYS.INTL([.AE$9];[.AE$9];1;[.$A$2:.$A$4]);&quot;W&quot;;&quot;H&quot;);&quot;&quot;)">
            <text:p/>
          </table:table-cell>
          <table:table-cell table:formula="of:=IF(AND([.AF$9]&gt;=[.$B16];[.AF$9]&lt;=[.$D16];ISNUMBER([.$C16]));IF(COM.MICROSOFT.NETWORKDAYS.INTL([.AF$9];[.AF$9];1;[.$A$2:.$A$4]);&quot;W&quot;;&quot;H&quot;);&quot;&quot;)">
            <text:p/>
          </table:table-cell>
          <table:table-cell table:formula="of:=IF(AND([.AG$9]&gt;=[.$B16];[.AG$9]&lt;=[.$D16];ISNUMBER([.$C16]));IF(COM.MICROSOFT.NETWORKDAYS.INTL([.AG$9];[.AG$9];1;[.$A$2:.$A$4]);&quot;W&quot;;&quot;H&quot;);&quot;&quot;)">
            <text:p/>
          </table:table-cell>
          <table:table-cell table:formula="of:=IF(AND([.AH$9]&gt;=[.$B16];[.AH$9]&lt;=[.$D16];ISNUMBER([.$C16]));IF(COM.MICROSOFT.NETWORKDAYS.INTL([.AH$9];[.AH$9];1;[.$A$2:.$A$4]);&quot;W&quot;;&quot;H&quot;);&quot;&quot;)">
            <text:p/>
          </table:table-cell>
          <table:table-cell table:formula="of:=IF(AND([.AI$9]&gt;=[.$B16];[.AI$9]&lt;=[.$D16];ISNUMBER([.$C16]));IF(COM.MICROSOFT.NETWORKDAYS.INTL([.AI$9];[.AI$9];1;[.$A$2:.$A$4]);&quot;W&quot;;&quot;H&quot;);&quot;&quot;)">
            <text:p/>
          </table:table-cell>
          <table:table-cell table:formula="of:=IF(AND([.AJ$9]&gt;=[.$B16];[.AJ$9]&lt;=[.$D16];ISNUMBER([.$C16]));IF(COM.MICROSOFT.NETWORKDAYS.INTL([.AJ$9];[.AJ$9];1;[.$A$2:.$A$4]);&quot;W&quot;;&quot;H&quot;);&quot;&quot;)">
            <text:p/>
          </table:table-cell>
          <table:table-cell table:formula="of:=IF(AND([.AK$9]&gt;=[.$B16];[.AK$9]&lt;=[.$D16];ISNUMBER([.$C16]));IF(COM.MICROSOFT.NETWORKDAYS.INTL([.AK$9];[.AK$9];1;[.$A$2:.$A$4]);&quot;W&quot;;&quot;H&quot;);&quot;&quot;)">
            <text:p/>
          </table:table-cell>
          <table:table-cell table:formula="of:=IF(AND([.AL$9]&gt;=[.$B16];[.AL$9]&lt;=[.$D16];ISNUMBER([.$C16]));IF(COM.MICROSOFT.NETWORKDAYS.INTL([.AL$9];[.AL$9];1;[.$A$2:.$A$4]);&quot;W&quot;;&quot;H&quot;);&quot;&quot;)">
            <text:p/>
          </table:table-cell>
          <table:table-cell table:formula="of:=IF(AND([.AM$9]&gt;=[.$B16];[.AM$9]&lt;=[.$D16];ISNUMBER([.$C16]));IF(COM.MICROSOFT.NETWORKDAYS.INTL([.AM$9];[.AM$9];1;[.$A$2:.$A$4]);&quot;W&quot;;&quot;H&quot;);&quot;&quot;)">
            <text:p/>
          </table:table-cell>
          <table:table-cell table:formula="of:=IF(AND([.AN$9]&gt;=[.$B16];[.AN$9]&lt;=[.$D16];ISNUMBER([.$C16]));IF(COM.MICROSOFT.NETWORKDAYS.INTL([.AN$9];[.AN$9];1;[.$A$2:.$A$4]);&quot;W&quot;;&quot;H&quot;);&quot;&quot;)">
            <text:p/>
          </table:table-cell>
          <table:table-cell table:formula="of:=IF(AND([.AO$9]&gt;=[.$B16];[.AO$9]&lt;=[.$D16];ISNUMBER([.$C16]));IF(COM.MICROSOFT.NETWORKDAYS.INTL([.AO$9];[.AO$9];1;[.$A$2:.$A$4]);&quot;W&quot;;&quot;H&quot;);&quot;&quot;)">
            <text:p/>
          </table:table-cell>
          <table:table-cell table:formula="of:=IF(AND([.AP$9]&gt;=[.$B16];[.AP$9]&lt;=[.$D16];ISNUMBER([.$C16]));IF(COM.MICROSOFT.NETWORKDAYS.INTL([.AP$9];[.AP$9];1;[.$A$2:.$A$4]);&quot;W&quot;;&quot;H&quot;);&quot;&quot;)">
            <text:p/>
          </table:table-cell>
          <table:table-cell table:formula="of:=IF(AND([.AQ$9]&gt;=[.$B16];[.AQ$9]&lt;=[.$D16];ISNUMBER([.$C16]));IF(COM.MICROSOFT.NETWORKDAYS.INTL([.AQ$9];[.AQ$9];1;[.$A$2:.$A$4]);&quot;W&quot;;&quot;H&quot;);&quot;&quot;)">
            <text:p/>
          </table:table-cell>
          <table:table-cell table:formula="of:=IF(AND([.AR$9]&gt;=[.$B16];[.AR$9]&lt;=[.$D16];ISNUMBER([.$C16]));IF(COM.MICROSOFT.NETWORKDAYS.INTL([.AR$9];[.AR$9];1;[.$A$2:.$A$4]);&quot;W&quot;;&quot;H&quot;);&quot;&quot;)">
            <text:p/>
          </table:table-cell>
          <table:table-cell table:formula="of:=IF(AND([.AS$9]&gt;=[.$B16];[.AS$9]&lt;=[.$D16];ISNUMBER([.$C16]));IF(COM.MICROSOFT.NETWORKDAYS.INTL([.AS$9];[.AS$9];1;[.$A$2:.$A$4]);&quot;W&quot;;&quot;H&quot;);&quot;&quot;)">
            <text:p/>
          </table:table-cell>
          <table:table-cell table:formula="of:=IF(AND([.AT$9]&gt;=[.$B16];[.AT$9]&lt;=[.$D16];ISNUMBER([.$C16]));IF(COM.MICROSOFT.NETWORKDAYS.INTL([.AT$9];[.AT$9];1;[.$A$2:.$A$4]);&quot;W&quot;;&quot;H&quot;);&quot;&quot;)">
            <text:p/>
          </table:table-cell>
          <table:table-cell table:formula="of:=IF(AND([.AU$9]&gt;=[.$B16];[.AU$9]&lt;=[.$D16];ISNUMBER([.$C16]));IF(COM.MICROSOFT.NETWORKDAYS.INTL([.AU$9];[.AU$9];1;[.$A$2:.$A$4]);&quot;W&quot;;&quot;H&quot;);&quot;&quot;)">
            <text:p/>
          </table:table-cell>
          <table:table-cell table:formula="of:=IF(AND([.AV$9]&gt;=[.$B16];[.AV$9]&lt;=[.$D16];ISNUMBER([.$C16]));IF(COM.MICROSOFT.NETWORKDAYS.INTL([.AV$9];[.AV$9];1;[.$A$2:.$A$4]);&quot;W&quot;;&quot;H&quot;);&quot;&quot;)">
            <text:p/>
          </table:table-cell>
          <table:table-cell table:formula="of:=IF(AND([.AW$9]&gt;=[.$B16];[.AW$9]&lt;=[.$D16];ISNUMBER([.$C16]));IF(COM.MICROSOFT.NETWORKDAYS.INTL([.AW$9];[.AW$9];1;[.$A$2:.$A$4]);&quot;W&quot;;&quot;H&quot;);&quot;&quot;)">
            <text:p/>
          </table:table-cell>
          <table:table-cell table:formula="of:=IF(AND([.AX$9]&gt;=[.$B16];[.AX$9]&lt;=[.$D16];ISNUMBER([.$C16]));IF(COM.MICROSOFT.NETWORKDAYS.INTL([.AX$9];[.AX$9];1;[.$A$2:.$A$4]);&quot;W&quot;;&quot;H&quot;);&quot;&quot;)">
            <text:p/>
          </table:table-cell>
          <table:table-cell table:formula="of:=IF(AND([.AY$9]&gt;=[.$B16];[.AY$9]&lt;=[.$D16];ISNUMBER([.$C16]));IF(COM.MICROSOFT.NETWORKDAYS.INTL([.AY$9];[.AY$9];1;[.$A$2:.$A$4]);&quot;W&quot;;&quot;H&quot;);&quot;&quot;)">
            <text:p/>
          </table:table-cell>
          <table:table-cell table:formula="of:=IF(AND([.AZ$9]&gt;=[.$B16];[.AZ$9]&lt;=[.$D16];ISNUMBER([.$C16]));IF(COM.MICROSOFT.NETWORKDAYS.INTL([.AZ$9];[.AZ$9];1;[.$A$2:.$A$4]);&quot;W&quot;;&quot;H&quot;);&quot;&quot;)">
            <text:p/>
          </table:table-cell>
          <table:table-cell table:formula="of:=IF(AND([.BA$9]&gt;=[.$B16];[.BA$9]&lt;=[.$D16];ISNUMBER([.$C16]));IF(COM.MICROSOFT.NETWORKDAYS.INTL([.BA$9];[.BA$9];1;[.$A$2:.$A$4]);&quot;W&quot;;&quot;H&quot;);&quot;&quot;)">
            <text:p/>
          </table:table-cell>
          <table:table-cell table:formula="of:=IF(AND([.BB$9]&gt;=[.$B16];[.BB$9]&lt;=[.$D16];ISNUMBER([.$C16]));IF(COM.MICROSOFT.NETWORKDAYS.INTL([.BB$9];[.BB$9];1;[.$A$2:.$A$4]);&quot;W&quot;;&quot;H&quot;);&quot;&quot;)">
            <text:p/>
          </table:table-cell>
          <table:table-cell table:formula="of:=IF(AND([.BC$9]&gt;=[.$B16];[.BC$9]&lt;=[.$D16];ISNUMBER([.$C16]));IF(COM.MICROSOFT.NETWORKDAYS.INTL([.BC$9];[.BC$9];1;[.$A$2:.$A$4]);&quot;W&quot;;&quot;H&quot;);&quot;&quot;)">
            <text:p/>
          </table:table-cell>
          <table:table-cell table:formula="of:=IF(AND([.BD$9]&gt;=[.$B16];[.BD$9]&lt;=[.$D16];ISNUMBER([.$C16]));IF(COM.MICROSOFT.NETWORKDAYS.INTL([.BD$9];[.BD$9];1;[.$A$2:.$A$4]);&quot;W&quot;;&quot;H&quot;);&quot;&quot;)">
            <text:p/>
          </table:table-cell>
          <table:table-cell table:formula="of:=IF(AND([.BE$9]&gt;=[.$B16];[.BE$9]&lt;=[.$D16];ISNUMBER([.$C16]));IF(COM.MICROSOFT.NETWORKDAYS.INTL([.BE$9];[.BE$9];1;[.$A$2:.$A$4]);&quot;W&quot;;&quot;H&quot;);&quot;&quot;)">
            <text:p/>
          </table:table-cell>
          <table:table-cell table:formula="of:=IF(AND([.BF$9]&gt;=[.$B16];[.BF$9]&lt;=[.$D16];ISNUMBER([.$C16]));IF(COM.MICROSOFT.NETWORKDAYS.INTL([.BF$9];[.BF$9];1;[.$A$2:.$A$4]);&quot;W&quot;;&quot;H&quot;);&quot;&quot;)">
            <text:p/>
          </table:table-cell>
          <table:table-cell table:formula="of:=IF(AND([.BG$9]&gt;=[.$B16];[.BG$9]&lt;=[.$D16];ISNUMBER([.$C16]));IF(COM.MICROSOFT.NETWORKDAYS.INTL([.BG$9];[.BG$9];1;[.$A$2:.$A$4]);&quot;W&quot;;&quot;H&quot;);&quot;&quot;)">
            <text:p/>
          </table:table-cell>
          <table:table-cell table:formula="of:=IF(AND([.BH$9]&gt;=[.$B16];[.BH$9]&lt;=[.$D16];ISNUMBER([.$C16]));IF(COM.MICROSOFT.NETWORKDAYS.INTL([.BH$9];[.BH$9];1;[.$A$2:.$A$4]);&quot;W&quot;;&quot;H&quot;);&quot;&quot;)">
            <text:p/>
          </table:table-cell>
          <table:table-cell table:formula="of:=IF(AND([.BI$9]&gt;=[.$B16];[.BI$9]&lt;=[.$D16];ISNUMBER([.$C16]));IF(COM.MICROSOFT.NETWORKDAYS.INTL([.BI$9];[.BI$9];1;[.$A$2:.$A$4]);&quot;W&quot;;&quot;H&quot;);&quot;&quot;)">
            <text:p/>
          </table:table-cell>
          <table:table-cell table:formula="of:=IF(AND([.BJ$9]&gt;=[.$B16];[.BJ$9]&lt;=[.$D16];ISNUMBER([.$C16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ENT01</text:p>
          </table:table-cell>
          <table:table-cell office:value-type="date" office:date-value="2020-05-14" calcext:value-type="date">
            <text:p>14/05/20</text:p>
          </table:table-cell>
          <table:table-cell office:value-type="float" office:value="1" calcext:value-type="float">
            <text:p>1</text:p>
          </table:table-cell>
          <table:table-cell table:formula="of:=IF(ISNUMBER([.C17]); COM.MICROSOFT.WORKDAY.INTL([.B17]; [.C17]; 1; [.A$2:.A$4] ) - 1; &quot;&quot;)" office:value-type="date" office:date-value="2020-05-14" calcext:value-type="date">
            <text:p>14/05/20</text:p>
          </table:table-cell>
          <table:table-cell table:formula="of:=IF(AND([.E$9]&gt;=[.$B17];[.E$9]&lt;=[.$D17];ISNUMBER([.$C17]));IF(COM.MICROSOFT.NETWORKDAYS.INTL([.E$9];[.E$9];1;[.$A$2:.$A$4]);&quot;W&quot;;&quot;H&quot;);&quot;&quot;)">
            <text:p/>
          </table:table-cell>
          <table:table-cell table:style-name="ce22" table:formula="of:=IF(AND([.F$9]&gt;=[.$B17];[.F$9]&lt;=[.$D17];ISNUMBER([.$C17]));IF(COM.MICROSOFT.NETWORKDAYS.INTL([.F$9];[.F$9];1;[.$A$2:.$A$4]);&quot;W&quot;;&quot;H&quot;);&quot;&quot;)">
            <text:p/>
          </table:table-cell>
          <table:table-cell table:formula="of:=IF(AND([.G$9]&gt;=[.$B17];[.G$9]&lt;=[.$D17];ISNUMBER([.$C17]));IF(COM.MICROSOFT.NETWORKDAYS.INTL([.G$9];[.G$9];1;[.$A$2:.$A$4]);&quot;W&quot;;&quot;H&quot;);&quot;&quot;)">
            <text:p/>
          </table:table-cell>
          <table:table-cell table:formula="of:=IF(AND([.H$9]&gt;=[.$B17];[.H$9]&lt;=[.$D17];ISNUMBER([.$C17]));IF(COM.MICROSOFT.NETWORKDAYS.INTL([.H$9];[.H$9];1;[.$A$2:.$A$4]);&quot;W&quot;;&quot;H&quot;);&quot;&quot;)">
            <text:p/>
          </table:table-cell>
          <table:table-cell table:formula="of:=IF(AND([.I$9]&gt;=[.$B17];[.I$9]&lt;=[.$D17];ISNUMBER([.$C17]));IF(COM.MICROSOFT.NETWORKDAYS.INTL([.I$9];[.I$9];1;[.$A$2:.$A$4]);&quot;W&quot;;&quot;H&quot;);&quot;&quot;)">
            <text:p/>
          </table:table-cell>
          <table:table-cell table:formula="of:=IF(AND([.J$9]&gt;=[.$B17];[.J$9]&lt;=[.$D17];ISNUMBER([.$C17]));IF(COM.MICROSOFT.NETWORKDAYS.INTL([.J$9];[.J$9];1;[.$A$2:.$A$4]);&quot;W&quot;;&quot;H&quot;);&quot;&quot;)">
            <text:p/>
          </table:table-cell>
          <table:table-cell table:formula="of:=IF(AND([.K$9]&gt;=[.$B17];[.K$9]&lt;=[.$D17];ISNUMBER([.$C17]));IF(COM.MICROSOFT.NETWORKDAYS.INTL([.K$9];[.K$9];1;[.$A$2:.$A$4]);&quot;W&quot;;&quot;H&quot;);&quot;&quot;)">
            <text:p/>
          </table:table-cell>
          <table:table-cell table:formula="of:=IF(AND([.L$9]&gt;=[.$B17];[.L$9]&lt;=[.$D17];ISNUMBER([.$C17]));IF(COM.MICROSOFT.NETWORKDAYS.INTL([.L$9];[.L$9];1;[.$A$2:.$A$4]);&quot;W&quot;;&quot;H&quot;);&quot;&quot;)">
            <text:p/>
          </table:table-cell>
          <table:table-cell table:style-name="ce64"/>
          <table:table-cell table:formula="of:=IF(AND([.N$9]&gt;=[.$B17];[.N$9]&lt;=[.$D17];ISNUMBER([.$C17]));IF(COM.MICROSOFT.NETWORKDAYS.INTL([.N$9];[.N$9];1;[.$A$2:.$A$4]);&quot;W&quot;;&quot;H&quot;);&quot;&quot;)">
            <text:p/>
          </table:table-cell>
          <table:table-cell table:formula="of:=IF(AND([.O$9]&gt;=[.$B17];[.O$9]&lt;=[.$D17];ISNUMBER([.$C17]));IF(COM.MICROSOFT.NETWORKDAYS.INTL([.O$9];[.O$9];1;[.$A$2:.$A$4]);&quot;W&quot;;&quot;H&quot;);&quot;&quot;)">
            <text:p/>
          </table:table-cell>
          <table:table-cell table:formula="of:=IF(AND([.P$9]&gt;=[.$B17];[.P$9]&lt;=[.$D17];ISNUMBER([.$C17]));IF(COM.MICROSOFT.NETWORKDAYS.INTL([.P$9];[.P$9];1;[.$A$2:.$A$4]);&quot;W&quot;;&quot;H&quot;);&quot;&quot;)">
            <text:p/>
          </table:table-cell>
          <table:table-cell table:formula="of:=IF(AND([.Q$9]&gt;=[.$B17];[.Q$9]&lt;=[.$D17];ISNUMBER([.$C17]));IF(COM.MICROSOFT.NETWORKDAYS.INTL([.Q$9];[.Q$9];1;[.$A$2:.$A$4]);&quot;W&quot;;&quot;H&quot;);&quot;&quot;)">
            <text:p/>
          </table:table-cell>
          <table:table-cell table:formula="of:=IF(AND([.R$9]&gt;=[.$B17];[.R$9]&lt;=[.$D17];ISNUMBER([.$C17]));IF(COM.MICROSOFT.NETWORKDAYS.INTL([.R$9];[.R$9];1;[.$A$2:.$A$4]);&quot;W&quot;;&quot;H&quot;);&quot;&quot;)">
            <text:p/>
          </table:table-cell>
          <table:table-cell table:formula="of:=IF(AND([.S$9]&gt;=[.$B17];[.S$9]&lt;=[.$D17];ISNUMBER([.$C17]));IF(COM.MICROSOFT.NETWORKDAYS.INTL([.S$9];[.S$9];1;[.$A$2:.$A$4]);&quot;W&quot;;&quot;H&quot;);&quot;&quot;)">
            <text:p/>
          </table:table-cell>
          <table:table-cell table:formula="of:=IF(AND([.T$9]&gt;=[.$B17];[.T$9]&lt;=[.$D17];ISNUMBER([.$C17]));IF(COM.MICROSOFT.NETWORKDAYS.INTL([.T$9];[.T$9];1;[.$A$2:.$A$4]);&quot;W&quot;;&quot;H&quot;);&quot;&quot;)">
            <text:p/>
          </table:table-cell>
          <table:table-cell table:formula="of:=IF(AND([.U$9]&gt;=[.$B17];[.U$9]&lt;=[.$D17];ISNUMBER([.$C17]));IF(COM.MICROSOFT.NETWORKDAYS.INTL([.U$9];[.U$9];1;[.$A$2:.$A$4]);&quot;W&quot;;&quot;H&quot;);&quot;&quot;)">
            <text:p/>
          </table:table-cell>
          <table:table-cell table:formula="of:=IF(AND([.V$9]&gt;=[.$B17];[.V$9]&lt;=[.$D17];ISNUMBER([.$C17]));IF(COM.MICROSOFT.NETWORKDAYS.INTL([.V$9];[.V$9];1;[.$A$2:.$A$4]);&quot;W&quot;;&quot;H&quot;);&quot;&quot;)">
            <text:p/>
          </table:table-cell>
          <table:table-cell table:formula="of:=IF(AND([.W$9]&gt;=[.$B17];[.W$9]&lt;=[.$D17];ISNUMBER([.$C17]));IF(COM.MICROSOFT.NETWORKDAYS.INTL([.W$9];[.W$9];1;[.$A$2:.$A$4]);&quot;W&quot;;&quot;H&quot;);&quot;&quot;)">
            <text:p/>
          </table:table-cell>
          <table:table-cell table:formula="of:=IF(AND([.X$9]&gt;=[.$B17];[.X$9]&lt;=[.$D17];ISNUMBER([.$C17]));IF(COM.MICROSOFT.NETWORKDAYS.INTL([.X$9];[.X$9];1;[.$A$2:.$A$4]);&quot;W&quot;;&quot;H&quot;);&quot;&quot;)">
            <text:p/>
          </table:table-cell>
          <table:table-cell table:formula="of:=IF(AND([.Y$9]&gt;=[.$B17];[.Y$9]&lt;=[.$D17];ISNUMBER([.$C17]));IF(COM.MICROSOFT.NETWORKDAYS.INTL([.Y$9];[.Y$9];1;[.$A$2:.$A$4]);&quot;W&quot;;&quot;H&quot;);&quot;&quot;)">
            <text:p/>
          </table:table-cell>
          <table:table-cell table:formula="of:=IF(AND([.Z$9]&gt;=[.$B17];[.Z$9]&lt;=[.$D17];ISNUMBER([.$C17]));IF(COM.MICROSOFT.NETWORKDAYS.INTL([.Z$9];[.Z$9];1;[.$A$2:.$A$4]);&quot;W&quot;;&quot;H&quot;);&quot;&quot;)">
            <text:p/>
          </table:table-cell>
          <table:table-cell table:formula="of:=IF(AND([.AA$9]&gt;=[.$B17];[.AA$9]&lt;=[.$D17];ISNUMBER([.$C17]));IF(COM.MICROSOFT.NETWORKDAYS.INTL([.AA$9];[.AA$9];1;[.$A$2:.$A$4]);&quot;W&quot;;&quot;H&quot;);&quot;&quot;)">
            <text:p/>
          </table:table-cell>
          <table:table-cell table:formula="of:=IF(AND([.AB$9]&gt;=[.$B17];[.AB$9]&lt;=[.$D17];ISNUMBER([.$C17]));IF(COM.MICROSOFT.NETWORKDAYS.INTL([.AB$9];[.AB$9];1;[.$A$2:.$A$4]);&quot;W&quot;;&quot;H&quot;);&quot;&quot;)">
            <text:p/>
          </table:table-cell>
          <table:table-cell table:formula="of:=IF(AND([.AC$9]&gt;=[.$B17];[.AC$9]&lt;=[.$D17];ISNUMBER([.$C17]));IF(COM.MICROSOFT.NETWORKDAYS.INTL([.AC$9];[.AC$9];1;[.$A$2:.$A$4]);&quot;W&quot;;&quot;H&quot;);&quot;&quot;)">
            <text:p/>
          </table:table-cell>
          <table:table-cell table:formula="of:=IF(AND([.AD$9]&gt;=[.$B17];[.AD$9]&lt;=[.$D17];ISNUMBER([.$C17]));IF(COM.MICROSOFT.NETWORKDAYS.INTL([.AD$9];[.AD$9];1;[.$A$2:.$A$4]);&quot;W&quot;;&quot;H&quot;);&quot;&quot;)">
            <text:p/>
          </table:table-cell>
          <table:table-cell table:formula="of:=IF(AND([.AE$9]&gt;=[.$B17];[.AE$9]&lt;=[.$D17];ISNUMBER([.$C17]));IF(COM.MICROSOFT.NETWORKDAYS.INTL([.AE$9];[.AE$9];1;[.$A$2:.$A$4]);&quot;W&quot;;&quot;H&quot;);&quot;&quot;)">
            <text:p/>
          </table:table-cell>
          <table:table-cell table:formula="of:=IF(AND([.AF$9]&gt;=[.$B17];[.AF$9]&lt;=[.$D17];ISNUMBER([.$C17]));IF(COM.MICROSOFT.NETWORKDAYS.INTL([.AF$9];[.AF$9];1;[.$A$2:.$A$4]);&quot;W&quot;;&quot;H&quot;);&quot;&quot;)">
            <text:p/>
          </table:table-cell>
          <table:table-cell table:formula="of:=IF(AND([.AG$9]&gt;=[.$B17];[.AG$9]&lt;=[.$D17];ISNUMBER([.$C17]));IF(COM.MICROSOFT.NETWORKDAYS.INTL([.AG$9];[.AG$9];1;[.$A$2:.$A$4]);&quot;W&quot;;&quot;H&quot;);&quot;&quot;)">
            <text:p/>
          </table:table-cell>
          <table:table-cell table:formula="of:=IF(AND([.AH$9]&gt;=[.$B17];[.AH$9]&lt;=[.$D17];ISNUMBER([.$C17]));IF(COM.MICROSOFT.NETWORKDAYS.INTL([.AH$9];[.AH$9];1;[.$A$2:.$A$4]);&quot;W&quot;;&quot;H&quot;);&quot;&quot;)">
            <text:p/>
          </table:table-cell>
          <table:table-cell table:formula="of:=IF(AND([.AI$9]&gt;=[.$B17];[.AI$9]&lt;=[.$D17];ISNUMBER([.$C17]));IF(COM.MICROSOFT.NETWORKDAYS.INTL([.AI$9];[.AI$9];1;[.$A$2:.$A$4]);&quot;W&quot;;&quot;H&quot;);&quot;&quot;)">
            <text:p/>
          </table:table-cell>
          <table:table-cell table:formula="of:=IF(AND([.AJ$9]&gt;=[.$B17];[.AJ$9]&lt;=[.$D17];ISNUMBER([.$C17]));IF(COM.MICROSOFT.NETWORKDAYS.INTL([.AJ$9];[.AJ$9];1;[.$A$2:.$A$4]);&quot;W&quot;;&quot;H&quot;);&quot;&quot;)">
            <text:p/>
          </table:table-cell>
          <table:table-cell table:formula="of:=IF(AND([.AK$9]&gt;=[.$B17];[.AK$9]&lt;=[.$D17];ISNUMBER([.$C17]));IF(COM.MICROSOFT.NETWORKDAYS.INTL([.AK$9];[.AK$9];1;[.$A$2:.$A$4]);&quot;W&quot;;&quot;H&quot;);&quot;&quot;)">
            <text:p/>
          </table:table-cell>
          <table:table-cell table:formula="of:=IF(AND([.AL$9]&gt;=[.$B17];[.AL$9]&lt;=[.$D17];ISNUMBER([.$C17]));IF(COM.MICROSOFT.NETWORKDAYS.INTL([.AL$9];[.AL$9];1;[.$A$2:.$A$4]);&quot;W&quot;;&quot;H&quot;);&quot;&quot;)">
            <text:p/>
          </table:table-cell>
          <table:table-cell table:formula="of:=IF(AND([.AM$9]&gt;=[.$B17];[.AM$9]&lt;=[.$D17];ISNUMBER([.$C17]));IF(COM.MICROSOFT.NETWORKDAYS.INTL([.AM$9];[.AM$9];1;[.$A$2:.$A$4]);&quot;W&quot;;&quot;H&quot;);&quot;&quot;)">
            <text:p/>
          </table:table-cell>
          <table:table-cell table:formula="of:=IF(AND([.AN$9]&gt;=[.$B17];[.AN$9]&lt;=[.$D17];ISNUMBER([.$C17]));IF(COM.MICROSOFT.NETWORKDAYS.INTL([.AN$9];[.AN$9];1;[.$A$2:.$A$4]);&quot;W&quot;;&quot;H&quot;);&quot;&quot;)">
            <text:p/>
          </table:table-cell>
          <table:table-cell table:formula="of:=IF(AND([.AO$9]&gt;=[.$B17];[.AO$9]&lt;=[.$D17];ISNUMBER([.$C17]));IF(COM.MICROSOFT.NETWORKDAYS.INTL([.AO$9];[.AO$9];1;[.$A$2:.$A$4]);&quot;W&quot;;&quot;H&quot;);&quot;&quot;)">
            <text:p/>
          </table:table-cell>
          <table:table-cell table:formula="of:=IF(AND([.AP$9]&gt;=[.$B17];[.AP$9]&lt;=[.$D17];ISNUMBER([.$C17]));IF(COM.MICROSOFT.NETWORKDAYS.INTL([.AP$9];[.AP$9];1;[.$A$2:.$A$4]);&quot;W&quot;;&quot;H&quot;);&quot;&quot;)">
            <text:p/>
          </table:table-cell>
          <table:table-cell table:formula="of:=IF(AND([.AQ$9]&gt;=[.$B17];[.AQ$9]&lt;=[.$D17];ISNUMBER([.$C17]));IF(COM.MICROSOFT.NETWORKDAYS.INTL([.AQ$9];[.AQ$9];1;[.$A$2:.$A$4]);&quot;W&quot;;&quot;H&quot;);&quot;&quot;)">
            <text:p/>
          </table:table-cell>
          <table:table-cell table:formula="of:=IF(AND([.AR$9]&gt;=[.$B17];[.AR$9]&lt;=[.$D17];ISNUMBER([.$C17]));IF(COM.MICROSOFT.NETWORKDAYS.INTL([.AR$9];[.AR$9];1;[.$A$2:.$A$4]);&quot;W&quot;;&quot;H&quot;);&quot;&quot;)">
            <text:p/>
          </table:table-cell>
          <table:table-cell table:formula="of:=IF(AND([.AS$9]&gt;=[.$B17];[.AS$9]&lt;=[.$D17];ISNUMBER([.$C17]));IF(COM.MICROSOFT.NETWORKDAYS.INTL([.AS$9];[.AS$9];1;[.$A$2:.$A$4]);&quot;W&quot;;&quot;H&quot;);&quot;&quot;)">
            <text:p/>
          </table:table-cell>
          <table:table-cell table:formula="of:=IF(AND([.AT$9]&gt;=[.$B17];[.AT$9]&lt;=[.$D17];ISNUMBER([.$C17]));IF(COM.MICROSOFT.NETWORKDAYS.INTL([.AT$9];[.AT$9];1;[.$A$2:.$A$4]);&quot;W&quot;;&quot;H&quot;);&quot;&quot;)">
            <text:p/>
          </table:table-cell>
          <table:table-cell table:formula="of:=IF(AND([.AU$9]&gt;=[.$B17];[.AU$9]&lt;=[.$D17];ISNUMBER([.$C17]));IF(COM.MICROSOFT.NETWORKDAYS.INTL([.AU$9];[.AU$9];1;[.$A$2:.$A$4]);&quot;W&quot;;&quot;H&quot;);&quot;&quot;)">
            <text:p/>
          </table:table-cell>
          <table:table-cell table:formula="of:=IF(AND([.AV$9]&gt;=[.$B17];[.AV$9]&lt;=[.$D17];ISNUMBER([.$C17]));IF(COM.MICROSOFT.NETWORKDAYS.INTL([.AV$9];[.AV$9];1;[.$A$2:.$A$4]);&quot;W&quot;;&quot;H&quot;);&quot;&quot;)">
            <text:p/>
          </table:table-cell>
          <table:table-cell table:formula="of:=IF(AND([.AW$9]&gt;=[.$B17];[.AW$9]&lt;=[.$D17];ISNUMBER([.$C17]));IF(COM.MICROSOFT.NETWORKDAYS.INTL([.AW$9];[.AW$9];1;[.$A$2:.$A$4]);&quot;W&quot;;&quot;H&quot;);&quot;&quot;)">
            <text:p/>
          </table:table-cell>
          <table:table-cell table:formula="of:=IF(AND([.AX$9]&gt;=[.$B17];[.AX$9]&lt;=[.$D17];ISNUMBER([.$C17]));IF(COM.MICROSOFT.NETWORKDAYS.INTL([.AX$9];[.AX$9];1;[.$A$2:.$A$4]);&quot;W&quot;;&quot;H&quot;);&quot;&quot;)">
            <text:p/>
          </table:table-cell>
          <table:table-cell table:formula="of:=IF(AND([.AY$9]&gt;=[.$B17];[.AY$9]&lt;=[.$D17];ISNUMBER([.$C17]));IF(COM.MICROSOFT.NETWORKDAYS.INTL([.AY$9];[.AY$9];1;[.$A$2:.$A$4]);&quot;W&quot;;&quot;H&quot;);&quot;&quot;)">
            <text:p/>
          </table:table-cell>
          <table:table-cell table:formula="of:=IF(AND([.AZ$9]&gt;=[.$B17];[.AZ$9]&lt;=[.$D17];ISNUMBER([.$C17]));IF(COM.MICROSOFT.NETWORKDAYS.INTL([.AZ$9];[.AZ$9];1;[.$A$2:.$A$4]);&quot;W&quot;;&quot;H&quot;);&quot;&quot;)">
            <text:p/>
          </table:table-cell>
          <table:table-cell table:formula="of:=IF(AND([.BA$9]&gt;=[.$B17];[.BA$9]&lt;=[.$D17];ISNUMBER([.$C17]));IF(COM.MICROSOFT.NETWORKDAYS.INTL([.BA$9];[.BA$9];1;[.$A$2:.$A$4]);&quot;W&quot;;&quot;H&quot;);&quot;&quot;)">
            <text:p/>
          </table:table-cell>
          <table:table-cell table:formula="of:=IF(AND([.BB$9]&gt;=[.$B17];[.BB$9]&lt;=[.$D17];ISNUMBER([.$C17]));IF(COM.MICROSOFT.NETWORKDAYS.INTL([.BB$9];[.BB$9];1;[.$A$2:.$A$4]);&quot;W&quot;;&quot;H&quot;);&quot;&quot;)">
            <text:p/>
          </table:table-cell>
          <table:table-cell table:formula="of:=IF(AND([.BC$9]&gt;=[.$B17];[.BC$9]&lt;=[.$D17];ISNUMBER([.$C17]));IF(COM.MICROSOFT.NETWORKDAYS.INTL([.BC$9];[.BC$9];1;[.$A$2:.$A$4]);&quot;W&quot;;&quot;H&quot;);&quot;&quot;)">
            <text:p/>
          </table:table-cell>
          <table:table-cell table:formula="of:=IF(AND([.BD$9]&gt;=[.$B17];[.BD$9]&lt;=[.$D17];ISNUMBER([.$C17]));IF(COM.MICROSOFT.NETWORKDAYS.INTL([.BD$9];[.BD$9];1;[.$A$2:.$A$4]);&quot;W&quot;;&quot;H&quot;);&quot;&quot;)">
            <text:p/>
          </table:table-cell>
          <table:table-cell table:formula="of:=IF(AND([.BE$9]&gt;=[.$B17];[.BE$9]&lt;=[.$D17];ISNUMBER([.$C17]));IF(COM.MICROSOFT.NETWORKDAYS.INTL([.BE$9];[.BE$9];1;[.$A$2:.$A$4]);&quot;W&quot;;&quot;H&quot;);&quot;&quot;)">
            <text:p/>
          </table:table-cell>
          <table:table-cell table:formula="of:=IF(AND([.BF$9]&gt;=[.$B17];[.BF$9]&lt;=[.$D17];ISNUMBER([.$C17]));IF(COM.MICROSOFT.NETWORKDAYS.INTL([.BF$9];[.BF$9];1;[.$A$2:.$A$4]);&quot;W&quot;;&quot;H&quot;);&quot;&quot;)">
            <text:p/>
          </table:table-cell>
          <table:table-cell table:formula="of:=IF(AND([.BG$9]&gt;=[.$B17];[.BG$9]&lt;=[.$D17];ISNUMBER([.$C17]));IF(COM.MICROSOFT.NETWORKDAYS.INTL([.BG$9];[.BG$9];1;[.$A$2:.$A$4]);&quot;W&quot;;&quot;H&quot;);&quot;&quot;)">
            <text:p/>
          </table:table-cell>
          <table:table-cell table:formula="of:=IF(AND([.BH$9]&gt;=[.$B17];[.BH$9]&lt;=[.$D17];ISNUMBER([.$C17]));IF(COM.MICROSOFT.NETWORKDAYS.INTL([.BH$9];[.BH$9];1;[.$A$2:.$A$4]);&quot;W&quot;;&quot;H&quot;);&quot;&quot;)">
            <text:p/>
          </table:table-cell>
          <table:table-cell table:formula="of:=IF(AND([.BI$9]&gt;=[.$B17];[.BI$9]&lt;=[.$D17];ISNUMBER([.$C17]));IF(COM.MICROSOFT.NETWORKDAYS.INTL([.BI$9];[.BI$9];1;[.$A$2:.$A$4]);&quot;W&quot;;&quot;H&quot;);&quot;&quot;)">
            <text:p/>
          </table:table-cell>
          <table:table-cell table:formula="of:=IF(AND([.BJ$9]&gt;=[.$B17];[.BJ$9]&lt;=[.$D17];ISNUMBER([.$C17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1">
          <table:table-cell table:style-name="ce40" office:value-type="string" calcext:value-type="string">
            <text:p>REU04</text:p>
          </table:table-cell>
          <table:table-cell office:value-type="date" office:date-value="2020-05-14" calcext:value-type="date">
            <text:p>14/05/20</text:p>
          </table:table-cell>
          <table:table-cell office:value-type="float" office:value="1" calcext:value-type="float">
            <text:p>1</text:p>
          </table:table-cell>
          <table:table-cell table:formula="of:=IF(ISNUMBER([.C18]); COM.MICROSOFT.WORKDAY.INTL([.B18]; [.C18]; 1; [.A$2:.A$4] ) - 1; &quot;&quot;)" office:value-type="date" office:date-value="2020-05-14" calcext:value-type="date">
            <text:p>14/05/20</text:p>
          </table:table-cell>
          <table:table-cell/>
          <table:table-cell table:style-name="ce22" table:formula="of:=IF(AND([.F$9]&gt;=[.$B18];[.F$9]&lt;=[.$D18];ISNUMBER([.$C18]));IF(COM.MICROSOFT.NETWORKDAYS.INTL([.F$9];[.F$9];1;[.$A$2:.$A$4]);&quot;W&quot;;&quot;H&quot;);&quot;&quot;)">
            <text:p/>
          </table:table-cell>
          <table:table-cell table:number-columns-repeated="6"/>
          <table:table-cell table:style-name="ce63" table:formula="of:=IF(AND([.M$9]&gt;=[.$B18];[.M$9]&lt;=[.$D18];ISNUMBER([.$C18]));IF(COM.MICROSOFT.NETWORKDAYS.INTL([.M$9];[.M$9];1;[.$A$2:.$A$4]);&quot;W&quot;;&quot;H&quot;);&quot;&quot;)" office:value-type="string" office:string-value="W" calcext:value-type="string">
            <text:p>W</text:p>
          </table:table-cell>
          <table:table-cell table:formula="of:=IF(AND([.N$9]&gt;=[.$B18];[.N$9]&lt;=[.$D18];ISNUMBER([.$C18]));IF(COM.MICROSOFT.NETWORKDAYS.INTL([.N$9];[.N$9];1;[.$A$2:.$A$4]);&quot;W&quot;;&quot;H&quot;);&quot;&quot;)">
            <text:p/>
          </table:table-cell>
          <table:table-cell table:formula="of:=IF(AND([.O$9]&gt;=[.$B18];[.O$9]&lt;=[.$D18];ISNUMBER([.$C18]));IF(COM.MICROSOFT.NETWORKDAYS.INTL([.O$9];[.O$9];1;[.$A$2:.$A$4]);&quot;W&quot;;&quot;H&quot;);&quot;&quot;)">
            <text:p/>
          </table:table-cell>
          <table:table-cell table:formula="of:=IF(AND([.P$9]&gt;=[.$B18];[.P$9]&lt;=[.$D18];ISNUMBER([.$C18]));IF(COM.MICROSOFT.NETWORKDAYS.INTL([.P$9];[.P$9];1;[.$A$2:.$A$4]);&quot;W&quot;;&quot;H&quot;);&quot;&quot;)">
            <text:p/>
          </table:table-cell>
          <table:table-cell table:formula="of:=IF(AND([.Q$9]&gt;=[.$B18];[.Q$9]&lt;=[.$D18];ISNUMBER([.$C18]));IF(COM.MICROSOFT.NETWORKDAYS.INTL([.Q$9];[.Q$9];1;[.$A$2:.$A$4]);&quot;W&quot;;&quot;H&quot;);&quot;&quot;)">
            <text:p/>
          </table:table-cell>
          <table:table-cell table:number-columns-repeated="51"/>
        </table:table-row>
        <table:table-row table:style-name="ro1">
          <table:table-cell office:value-type="string" calcext:value-type="string">
            <text:p>PRT01</text:p>
          </table:table-cell>
          <table:table-cell office:value-type="date" office:date-value="2020-05-14" calcext:value-type="date">
            <text:p>14/05/20</text:p>
          </table:table-cell>
          <table:table-cell office:value-type="float" office:value="6" calcext:value-type="float">
            <text:p>6</text:p>
          </table:table-cell>
          <table:table-cell table:formula="of:=IF(ISNUMBER([.C19]); COM.MICROSOFT.WORKDAY.INTL([.B19]; [.C19]; 1; [.A$2:.A$4] ) - 1; &quot;&quot;)" office:value-type="date" office:date-value="2020-05-21" calcext:value-type="date">
            <text:p>21/05/20</text:p>
          </table:table-cell>
          <table:table-cell table:formula="of:=IF(AND([.E$9]&gt;=[.$B19];[.E$9]&lt;=[.$D19];ISNUMBER([.$C19]));IF(COM.MICROSOFT.NETWORKDAYS.INTL([.E$9];[.E$9];1;[.$A$2:.$A$4]);&quot;W&quot;;&quot;H&quot;);&quot;&quot;)">
            <text:p/>
          </table:table-cell>
          <table:table-cell table:style-name="ce22" table:formula="of:=IF(AND([.F$9]&gt;=[.$B19];[.F$9]&lt;=[.$D19];ISNUMBER([.$C19]));IF(COM.MICROSOFT.NETWORKDAYS.INTL([.F$9];[.F$9];1;[.$A$2:.$A$4]);&quot;W&quot;;&quot;H&quot;);&quot;&quot;)">
            <text:p/>
          </table:table-cell>
          <table:table-cell table:formula="of:=IF(AND([.G$9]&gt;=[.$B19];[.G$9]&lt;=[.$D19];ISNUMBER([.$C19]));IF(COM.MICROSOFT.NETWORKDAYS.INTL([.G$9];[.G$9];1;[.$A$2:.$A$4]);&quot;W&quot;;&quot;H&quot;);&quot;&quot;)">
            <text:p/>
          </table:table-cell>
          <table:table-cell table:formula="of:=IF(AND([.H$9]&gt;=[.$B19];[.H$9]&lt;=[.$D19];ISNUMBER([.$C19]));IF(COM.MICROSOFT.NETWORKDAYS.INTL([.H$9];[.H$9];1;[.$A$2:.$A$4]);&quot;W&quot;;&quot;H&quot;);&quot;&quot;)">
            <text:p/>
          </table:table-cell>
          <table:table-cell table:formula="of:=IF(AND([.I$9]&gt;=[.$B19];[.I$9]&lt;=[.$D19];ISNUMBER([.$C19]));IF(COM.MICROSOFT.NETWORKDAYS.INTL([.I$9];[.I$9];1;[.$A$2:.$A$4]);&quot;W&quot;;&quot;H&quot;);&quot;&quot;)">
            <text:p/>
          </table:table-cell>
          <table:table-cell table:formula="of:=IF(AND([.J$9]&gt;=[.$B19];[.J$9]&lt;=[.$D19];ISNUMBER([.$C19]));IF(COM.MICROSOFT.NETWORKDAYS.INTL([.J$9];[.J$9];1;[.$A$2:.$A$4]);&quot;W&quot;;&quot;H&quot;);&quot;&quot;)">
            <text:p/>
          </table:table-cell>
          <table:table-cell table:formula="of:=IF(AND([.K$9]&gt;=[.$B19];[.K$9]&lt;=[.$D19];ISNUMBER([.$C19]));IF(COM.MICROSOFT.NETWORKDAYS.INTL([.K$9];[.K$9];1;[.$A$2:.$A$4]);&quot;W&quot;;&quot;H&quot;);&quot;&quot;)">
            <text:p/>
          </table:table-cell>
          <table:table-cell table:formula="of:=IF(AND([.L$9]&gt;=[.$B19];[.L$9]&lt;=[.$D19];ISNUMBER([.$C19]));IF(COM.MICROSOFT.NETWORKDAYS.INTL([.L$9];[.L$9];1;[.$A$2:.$A$4]);&quot;W&quot;;&quot;H&quot;);&quot;&quot;)">
            <text:p/>
          </table:table-cell>
          <table:table-cell table:style-name="ce63" table:formula="of:=IF(AND([.M$9]&gt;=[.$B19];[.M$9]&lt;=[.$D19];ISNUMBER([.$C19]));IF(COM.MICROSOFT.NETWORKDAYS.INTL([.M$9];[.M$9];1;[.$A$2:.$A$4]);&quot;W&quot;;&quot;H&quot;);&quot;&quot;)" office:value-type="string" office:string-value="W" calcext:value-type="string">
            <text:p>W</text:p>
          </table:table-cell>
          <table:table-cell table:formula="of:=IF(AND([.N$9]&gt;=[.$B19];[.N$9]&lt;=[.$D19];ISNUMBER([.$C19]));IF(COM.MICROSOFT.NETWORKDAYS.INTL([.N$9];[.N$9];1;[.$A$2:.$A$4]);&quot;W&quot;;&quot;H&quot;);&quot;&quot;)" office:value-type="string" office:string-value="W" calcext:value-type="string">
            <text:p>W</text:p>
          </table:table-cell>
          <table:table-cell table:formula="of:=IF(AND([.O$9]&gt;=[.$B19];[.O$9]&lt;=[.$D19];ISNUMBER([.$C19]));IF(COM.MICROSOFT.NETWORKDAYS.INTL([.O$9];[.O$9];1;[.$A$2:.$A$4]);&quot;W&quot;;&quot;H&quot;);&quot;&quot;)" office:value-type="string" office:string-value="H" calcext:value-type="string">
            <text:p>H</text:p>
          </table:table-cell>
          <table:table-cell table:formula="of:=IF(AND([.P$9]&gt;=[.$B19];[.P$9]&lt;=[.$D19];ISNUMBER([.$C19]));IF(COM.MICROSOFT.NETWORKDAYS.INTL([.P$9];[.P$9];1;[.$A$2:.$A$4]);&quot;W&quot;;&quot;H&quot;);&quot;&quot;)" office:value-type="string" office:string-value="H" calcext:value-type="string">
            <text:p>H</text:p>
          </table:table-cell>
          <table:table-cell table:formula="of:=IF(AND([.Q$9]&gt;=[.$B19];[.Q$9]&lt;=[.$D19];ISNUMBER([.$C19]));IF(COM.MICROSOFT.NETWORKDAYS.INTL([.Q$9];[.Q$9];1;[.$A$2:.$A$4]);&quot;W&quot;;&quot;H&quot;);&quot;&quot;)" office:value-type="string" office:string-value="W" calcext:value-type="string">
            <text:p>W</text:p>
          </table:table-cell>
          <table:table-cell table:formula="of:=IF(AND([.R$9]&gt;=[.$B19];[.R$9]&lt;=[.$D19];ISNUMBER([.$C19]));IF(COM.MICROSOFT.NETWORKDAYS.INTL([.R$9];[.R$9];1;[.$A$2:.$A$4]);&quot;W&quot;;&quot;H&quot;);&quot;&quot;)" office:value-type="string" office:string-value="W" calcext:value-type="string">
            <text:p>W</text:p>
          </table:table-cell>
          <table:table-cell table:formula="of:=IF(AND([.S$9]&gt;=[.$B19];[.S$9]&lt;=[.$D19];ISNUMBER([.$C19]));IF(COM.MICROSOFT.NETWORKDAYS.INTL([.S$9];[.S$9];1;[.$A$2:.$A$4]);&quot;W&quot;;&quot;H&quot;);&quot;&quot;)" office:value-type="string" office:string-value="W" calcext:value-type="string">
            <text:p>W</text:p>
          </table:table-cell>
          <table:table-cell table:formula="of:=IF(AND([.T$9]&gt;=[.$B19];[.T$9]&lt;=[.$D19];ISNUMBER([.$C19]));IF(COM.MICROSOFT.NETWORKDAYS.INTL([.T$9];[.T$9];1;[.$A$2:.$A$4]);&quot;W&quot;;&quot;H&quot;);&quot;&quot;)" office:value-type="string" office:string-value="W" calcext:value-type="string">
            <text:p>W</text:p>
          </table:table-cell>
          <table:table-cell table:formula="of:=IF(AND([.U$9]&gt;=[.$B19];[.U$9]&lt;=[.$D19];ISNUMBER([.$C19]));IF(COM.MICROSOFT.NETWORKDAYS.INTL([.U$9];[.U$9];1;[.$A$2:.$A$4]);&quot;W&quot;;&quot;H&quot;);&quot;&quot;)">
            <text:p/>
          </table:table-cell>
          <table:table-cell table:formula="of:=IF(AND([.V$9]&gt;=[.$B19];[.V$9]&lt;=[.$D19];ISNUMBER([.$C19]));IF(COM.MICROSOFT.NETWORKDAYS.INTL([.V$9];[.V$9];1;[.$A$2:.$A$4]);&quot;W&quot;;&quot;H&quot;);&quot;&quot;)">
            <text:p/>
          </table:table-cell>
          <table:table-cell table:formula="of:=IF(AND([.W$9]&gt;=[.$B19];[.W$9]&lt;=[.$D19];ISNUMBER([.$C19]));IF(COM.MICROSOFT.NETWORKDAYS.INTL([.W$9];[.W$9];1;[.$A$2:.$A$4]);&quot;W&quot;;&quot;H&quot;);&quot;&quot;)">
            <text:p/>
          </table:table-cell>
          <table:table-cell table:formula="of:=IF(AND([.X$9]&gt;=[.$B19];[.X$9]&lt;=[.$D19];ISNUMBER([.$C19]));IF(COM.MICROSOFT.NETWORKDAYS.INTL([.X$9];[.X$9];1;[.$A$2:.$A$4]);&quot;W&quot;;&quot;H&quot;);&quot;&quot;)">
            <text:p/>
          </table:table-cell>
          <table:table-cell table:formula="of:=IF(AND([.Y$9]&gt;=[.$B19];[.Y$9]&lt;=[.$D19];ISNUMBER([.$C19]));IF(COM.MICROSOFT.NETWORKDAYS.INTL([.Y$9];[.Y$9];1;[.$A$2:.$A$4]);&quot;W&quot;;&quot;H&quot;);&quot;&quot;)">
            <text:p/>
          </table:table-cell>
          <table:table-cell table:formula="of:=IF(AND([.Z$9]&gt;=[.$B19];[.Z$9]&lt;=[.$D19];ISNUMBER([.$C19]));IF(COM.MICROSOFT.NETWORKDAYS.INTL([.Z$9];[.Z$9];1;[.$A$2:.$A$4]);&quot;W&quot;;&quot;H&quot;);&quot;&quot;)">
            <text:p/>
          </table:table-cell>
          <table:table-cell table:formula="of:=IF(AND([.AA$9]&gt;=[.$B19];[.AA$9]&lt;=[.$D19];ISNUMBER([.$C19]));IF(COM.MICROSOFT.NETWORKDAYS.INTL([.AA$9];[.AA$9];1;[.$A$2:.$A$4]);&quot;W&quot;;&quot;H&quot;);&quot;&quot;)">
            <text:p/>
          </table:table-cell>
          <table:table-cell table:formula="of:=IF(AND([.AB$9]&gt;=[.$B19];[.AB$9]&lt;=[.$D19];ISNUMBER([.$C19]));IF(COM.MICROSOFT.NETWORKDAYS.INTL([.AB$9];[.AB$9];1;[.$A$2:.$A$4]);&quot;W&quot;;&quot;H&quot;);&quot;&quot;)">
            <text:p/>
          </table:table-cell>
          <table:table-cell table:formula="of:=IF(AND([.AC$9]&gt;=[.$B19];[.AC$9]&lt;=[.$D19];ISNUMBER([.$C19]));IF(COM.MICROSOFT.NETWORKDAYS.INTL([.AC$9];[.AC$9];1;[.$A$2:.$A$4]);&quot;W&quot;;&quot;H&quot;);&quot;&quot;)">
            <text:p/>
          </table:table-cell>
          <table:table-cell table:formula="of:=IF(AND([.AD$9]&gt;=[.$B19];[.AD$9]&lt;=[.$D19];ISNUMBER([.$C19]));IF(COM.MICROSOFT.NETWORKDAYS.INTL([.AD$9];[.AD$9];1;[.$A$2:.$A$4]);&quot;W&quot;;&quot;H&quot;);&quot;&quot;)">
            <text:p/>
          </table:table-cell>
          <table:table-cell table:formula="of:=IF(AND([.AE$9]&gt;=[.$B19];[.AE$9]&lt;=[.$D19];ISNUMBER([.$C19]));IF(COM.MICROSOFT.NETWORKDAYS.INTL([.AE$9];[.AE$9];1;[.$A$2:.$A$4]);&quot;W&quot;;&quot;H&quot;);&quot;&quot;)">
            <text:p/>
          </table:table-cell>
          <table:table-cell table:formula="of:=IF(AND([.AF$9]&gt;=[.$B19];[.AF$9]&lt;=[.$D19];ISNUMBER([.$C19]));IF(COM.MICROSOFT.NETWORKDAYS.INTL([.AF$9];[.AF$9];1;[.$A$2:.$A$4]);&quot;W&quot;;&quot;H&quot;);&quot;&quot;)">
            <text:p/>
          </table:table-cell>
          <table:table-cell table:formula="of:=IF(AND([.AG$9]&gt;=[.$B19];[.AG$9]&lt;=[.$D19];ISNUMBER([.$C19]));IF(COM.MICROSOFT.NETWORKDAYS.INTL([.AG$9];[.AG$9];1;[.$A$2:.$A$4]);&quot;W&quot;;&quot;H&quot;);&quot;&quot;)">
            <text:p/>
          </table:table-cell>
          <table:table-cell table:formula="of:=IF(AND([.AH$9]&gt;=[.$B19];[.AH$9]&lt;=[.$D19];ISNUMBER([.$C19]));IF(COM.MICROSOFT.NETWORKDAYS.INTL([.AH$9];[.AH$9];1;[.$A$2:.$A$4]);&quot;W&quot;;&quot;H&quot;);&quot;&quot;)">
            <text:p/>
          </table:table-cell>
          <table:table-cell table:formula="of:=IF(AND([.AI$9]&gt;=[.$B19];[.AI$9]&lt;=[.$D19];ISNUMBER([.$C19]));IF(COM.MICROSOFT.NETWORKDAYS.INTL([.AI$9];[.AI$9];1;[.$A$2:.$A$4]);&quot;W&quot;;&quot;H&quot;);&quot;&quot;)">
            <text:p/>
          </table:table-cell>
          <table:table-cell table:formula="of:=IF(AND([.AJ$9]&gt;=[.$B19];[.AJ$9]&lt;=[.$D19];ISNUMBER([.$C19]));IF(COM.MICROSOFT.NETWORKDAYS.INTL([.AJ$9];[.AJ$9];1;[.$A$2:.$A$4]);&quot;W&quot;;&quot;H&quot;);&quot;&quot;)">
            <text:p/>
          </table:table-cell>
          <table:table-cell table:formula="of:=IF(AND([.AK$9]&gt;=[.$B19];[.AK$9]&lt;=[.$D19];ISNUMBER([.$C19]));IF(COM.MICROSOFT.NETWORKDAYS.INTL([.AK$9];[.AK$9];1;[.$A$2:.$A$4]);&quot;W&quot;;&quot;H&quot;);&quot;&quot;)">
            <text:p/>
          </table:table-cell>
          <table:table-cell table:formula="of:=IF(AND([.AL$9]&gt;=[.$B19];[.AL$9]&lt;=[.$D19];ISNUMBER([.$C19]));IF(COM.MICROSOFT.NETWORKDAYS.INTL([.AL$9];[.AL$9];1;[.$A$2:.$A$4]);&quot;W&quot;;&quot;H&quot;);&quot;&quot;)">
            <text:p/>
          </table:table-cell>
          <table:table-cell table:formula="of:=IF(AND([.AM$9]&gt;=[.$B19];[.AM$9]&lt;=[.$D19];ISNUMBER([.$C19]));IF(COM.MICROSOFT.NETWORKDAYS.INTL([.AM$9];[.AM$9];1;[.$A$2:.$A$4]);&quot;W&quot;;&quot;H&quot;);&quot;&quot;)">
            <text:p/>
          </table:table-cell>
          <table:table-cell table:formula="of:=IF(AND([.AN$9]&gt;=[.$B19];[.AN$9]&lt;=[.$D19];ISNUMBER([.$C19]));IF(COM.MICROSOFT.NETWORKDAYS.INTL([.AN$9];[.AN$9];1;[.$A$2:.$A$4]);&quot;W&quot;;&quot;H&quot;);&quot;&quot;)">
            <text:p/>
          </table:table-cell>
          <table:table-cell table:formula="of:=IF(AND([.AO$9]&gt;=[.$B19];[.AO$9]&lt;=[.$D19];ISNUMBER([.$C19]));IF(COM.MICROSOFT.NETWORKDAYS.INTL([.AO$9];[.AO$9];1;[.$A$2:.$A$4]);&quot;W&quot;;&quot;H&quot;);&quot;&quot;)">
            <text:p/>
          </table:table-cell>
          <table:table-cell table:formula="of:=IF(AND([.AP$9]&gt;=[.$B19];[.AP$9]&lt;=[.$D19];ISNUMBER([.$C19]));IF(COM.MICROSOFT.NETWORKDAYS.INTL([.AP$9];[.AP$9];1;[.$A$2:.$A$4]);&quot;W&quot;;&quot;H&quot;);&quot;&quot;)">
            <text:p/>
          </table:table-cell>
          <table:table-cell table:formula="of:=IF(AND([.AQ$9]&gt;=[.$B19];[.AQ$9]&lt;=[.$D19];ISNUMBER([.$C19]));IF(COM.MICROSOFT.NETWORKDAYS.INTL([.AQ$9];[.AQ$9];1;[.$A$2:.$A$4]);&quot;W&quot;;&quot;H&quot;);&quot;&quot;)">
            <text:p/>
          </table:table-cell>
          <table:table-cell table:formula="of:=IF(AND([.AR$9]&gt;=[.$B19];[.AR$9]&lt;=[.$D19];ISNUMBER([.$C19]));IF(COM.MICROSOFT.NETWORKDAYS.INTL([.AR$9];[.AR$9];1;[.$A$2:.$A$4]);&quot;W&quot;;&quot;H&quot;);&quot;&quot;)">
            <text:p/>
          </table:table-cell>
          <table:table-cell table:formula="of:=IF(AND([.AS$9]&gt;=[.$B19];[.AS$9]&lt;=[.$D19];ISNUMBER([.$C19]));IF(COM.MICROSOFT.NETWORKDAYS.INTL([.AS$9];[.AS$9];1;[.$A$2:.$A$4]);&quot;W&quot;;&quot;H&quot;);&quot;&quot;)">
            <text:p/>
          </table:table-cell>
          <table:table-cell table:formula="of:=IF(AND([.AT$9]&gt;=[.$B19];[.AT$9]&lt;=[.$D19];ISNUMBER([.$C19]));IF(COM.MICROSOFT.NETWORKDAYS.INTL([.AT$9];[.AT$9];1;[.$A$2:.$A$4]);&quot;W&quot;;&quot;H&quot;);&quot;&quot;)">
            <text:p/>
          </table:table-cell>
          <table:table-cell table:formula="of:=IF(AND([.AU$9]&gt;=[.$B19];[.AU$9]&lt;=[.$D19];ISNUMBER([.$C19]));IF(COM.MICROSOFT.NETWORKDAYS.INTL([.AU$9];[.AU$9];1;[.$A$2:.$A$4]);&quot;W&quot;;&quot;H&quot;);&quot;&quot;)">
            <text:p/>
          </table:table-cell>
          <table:table-cell table:formula="of:=IF(AND([.AV$9]&gt;=[.$B19];[.AV$9]&lt;=[.$D19];ISNUMBER([.$C19]));IF(COM.MICROSOFT.NETWORKDAYS.INTL([.AV$9];[.AV$9];1;[.$A$2:.$A$4]);&quot;W&quot;;&quot;H&quot;);&quot;&quot;)">
            <text:p/>
          </table:table-cell>
          <table:table-cell table:formula="of:=IF(AND([.AW$9]&gt;=[.$B19];[.AW$9]&lt;=[.$D19];ISNUMBER([.$C19]));IF(COM.MICROSOFT.NETWORKDAYS.INTL([.AW$9];[.AW$9];1;[.$A$2:.$A$4]);&quot;W&quot;;&quot;H&quot;);&quot;&quot;)">
            <text:p/>
          </table:table-cell>
          <table:table-cell table:formula="of:=IF(AND([.AX$9]&gt;=[.$B19];[.AX$9]&lt;=[.$D19];ISNUMBER([.$C19]));IF(COM.MICROSOFT.NETWORKDAYS.INTL([.AX$9];[.AX$9];1;[.$A$2:.$A$4]);&quot;W&quot;;&quot;H&quot;);&quot;&quot;)">
            <text:p/>
          </table:table-cell>
          <table:table-cell table:formula="of:=IF(AND([.AY$9]&gt;=[.$B19];[.AY$9]&lt;=[.$D19];ISNUMBER([.$C19]));IF(COM.MICROSOFT.NETWORKDAYS.INTL([.AY$9];[.AY$9];1;[.$A$2:.$A$4]);&quot;W&quot;;&quot;H&quot;);&quot;&quot;)">
            <text:p/>
          </table:table-cell>
          <table:table-cell table:formula="of:=IF(AND([.AZ$9]&gt;=[.$B19];[.AZ$9]&lt;=[.$D19];ISNUMBER([.$C19]));IF(COM.MICROSOFT.NETWORKDAYS.INTL([.AZ$9];[.AZ$9];1;[.$A$2:.$A$4]);&quot;W&quot;;&quot;H&quot;);&quot;&quot;)">
            <text:p/>
          </table:table-cell>
          <table:table-cell table:formula="of:=IF(AND([.BA$9]&gt;=[.$B19];[.BA$9]&lt;=[.$D19];ISNUMBER([.$C19]));IF(COM.MICROSOFT.NETWORKDAYS.INTL([.BA$9];[.BA$9];1;[.$A$2:.$A$4]);&quot;W&quot;;&quot;H&quot;);&quot;&quot;)">
            <text:p/>
          </table:table-cell>
          <table:table-cell table:formula="of:=IF(AND([.BB$9]&gt;=[.$B19];[.BB$9]&lt;=[.$D19];ISNUMBER([.$C19]));IF(COM.MICROSOFT.NETWORKDAYS.INTL([.BB$9];[.BB$9];1;[.$A$2:.$A$4]);&quot;W&quot;;&quot;H&quot;);&quot;&quot;)">
            <text:p/>
          </table:table-cell>
          <table:table-cell table:formula="of:=IF(AND([.BC$9]&gt;=[.$B19];[.BC$9]&lt;=[.$D19];ISNUMBER([.$C19]));IF(COM.MICROSOFT.NETWORKDAYS.INTL([.BC$9];[.BC$9];1;[.$A$2:.$A$4]);&quot;W&quot;;&quot;H&quot;);&quot;&quot;)">
            <text:p/>
          </table:table-cell>
          <table:table-cell table:formula="of:=IF(AND([.BD$9]&gt;=[.$B19];[.BD$9]&lt;=[.$D19];ISNUMBER([.$C19]));IF(COM.MICROSOFT.NETWORKDAYS.INTL([.BD$9];[.BD$9];1;[.$A$2:.$A$4]);&quot;W&quot;;&quot;H&quot;);&quot;&quot;)">
            <text:p/>
          </table:table-cell>
          <table:table-cell table:formula="of:=IF(AND([.BE$9]&gt;=[.$B19];[.BE$9]&lt;=[.$D19];ISNUMBER([.$C19]));IF(COM.MICROSOFT.NETWORKDAYS.INTL([.BE$9];[.BE$9];1;[.$A$2:.$A$4]);&quot;W&quot;;&quot;H&quot;);&quot;&quot;)">
            <text:p/>
          </table:table-cell>
          <table:table-cell table:formula="of:=IF(AND([.BF$9]&gt;=[.$B19];[.BF$9]&lt;=[.$D19];ISNUMBER([.$C19]));IF(COM.MICROSOFT.NETWORKDAYS.INTL([.BF$9];[.BF$9];1;[.$A$2:.$A$4]);&quot;W&quot;;&quot;H&quot;);&quot;&quot;)">
            <text:p/>
          </table:table-cell>
          <table:table-cell table:formula="of:=IF(AND([.BG$9]&gt;=[.$B19];[.BG$9]&lt;=[.$D19];ISNUMBER([.$C19]));IF(COM.MICROSOFT.NETWORKDAYS.INTL([.BG$9];[.BG$9];1;[.$A$2:.$A$4]);&quot;W&quot;;&quot;H&quot;);&quot;&quot;)">
            <text:p/>
          </table:table-cell>
          <table:table-cell table:formula="of:=IF(AND([.BH$9]&gt;=[.$B19];[.BH$9]&lt;=[.$D19];ISNUMBER([.$C19]));IF(COM.MICROSOFT.NETWORKDAYS.INTL([.BH$9];[.BH$9];1;[.$A$2:.$A$4]);&quot;W&quot;;&quot;H&quot;);&quot;&quot;)">
            <text:p/>
          </table:table-cell>
          <table:table-cell table:formula="of:=IF(AND([.BI$9]&gt;=[.$B19];[.BI$9]&lt;=[.$D19];ISNUMBER([.$C19]));IF(COM.MICROSOFT.NETWORKDAYS.INTL([.BI$9];[.BI$9];1;[.$A$2:.$A$4]);&quot;W&quot;;&quot;H&quot;);&quot;&quot;)">
            <text:p/>
          </table:table-cell>
          <table:table-cell table:formula="of:=IF(AND([.BJ$9]&gt;=[.$B19];[.BJ$9]&lt;=[.$D19];ISNUMBER([.$C19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U05</text:p>
          </table:table-cell>
          <table:table-cell office:value-type="date" office:date-value="2020-05-19" calcext:value-type="date">
            <text:p>19/05/20</text:p>
          </table:table-cell>
          <table:table-cell office:value-type="float" office:value="1" calcext:value-type="float">
            <text:p>1</text:p>
          </table:table-cell>
          <table:table-cell table:formula="of:=IF(ISNUMBER([.C20]); COM.MICROSOFT.WORKDAY.INTL([.B20]; [.C20]; 1; [.A$2:.A$4] ) - 1; &quot;&quot;)" office:value-type="date" office:date-value="2020-05-19" calcext:value-type="date">
            <text:p>19/05/20</text:p>
          </table:table-cell>
          <table:table-cell table:formula="of:=IF(AND([.E$9]&gt;=[.$B20];[.E$9]&lt;=[.$D20];ISNUMBER([.$C20]));IF(COM.MICROSOFT.NETWORKDAYS.INTL([.E$9];[.E$9];1;[.$A$2:.$A$4]);&quot;W&quot;;&quot;H&quot;);&quot;&quot;)">
            <text:p/>
          </table:table-cell>
          <table:table-cell table:style-name="ce22" table:formula="of:=IF(AND([.F$9]&gt;=[.$B20];[.F$9]&lt;=[.$D20];ISNUMBER([.$C20]));IF(COM.MICROSOFT.NETWORKDAYS.INTL([.F$9];[.F$9];1;[.$A$2:.$A$4]);&quot;W&quot;;&quot;H&quot;);&quot;&quot;)">
            <text:p/>
          </table:table-cell>
          <table:table-cell table:formula="of:=IF(AND([.G$9]&gt;=[.$B20];[.G$9]&lt;=[.$D20];ISNUMBER([.$C20]));IF(COM.MICROSOFT.NETWORKDAYS.INTL([.G$9];[.G$9];1;[.$A$2:.$A$4]);&quot;W&quot;;&quot;H&quot;);&quot;&quot;)">
            <text:p/>
          </table:table-cell>
          <table:table-cell table:formula="of:=IF(AND([.H$9]&gt;=[.$B20];[.H$9]&lt;=[.$D20];ISNUMBER([.$C20]));IF(COM.MICROSOFT.NETWORKDAYS.INTL([.H$9];[.H$9];1;[.$A$2:.$A$4]);&quot;W&quot;;&quot;H&quot;);&quot;&quot;)">
            <text:p/>
          </table:table-cell>
          <table:table-cell table:formula="of:=IF(AND([.I$9]&gt;=[.$B20];[.I$9]&lt;=[.$D20];ISNUMBER([.$C20]));IF(COM.MICROSOFT.NETWORKDAYS.INTL([.I$9];[.I$9];1;[.$A$2:.$A$4]);&quot;W&quot;;&quot;H&quot;);&quot;&quot;)">
            <text:p/>
          </table:table-cell>
          <table:table-cell table:formula="of:=IF(AND([.J$9]&gt;=[.$B20];[.J$9]&lt;=[.$D20];ISNUMBER([.$C20]));IF(COM.MICROSOFT.NETWORKDAYS.INTL([.J$9];[.J$9];1;[.$A$2:.$A$4]);&quot;W&quot;;&quot;H&quot;);&quot;&quot;)">
            <text:p/>
          </table:table-cell>
          <table:table-cell table:formula="of:=IF(AND([.K$9]&gt;=[.$B20];[.K$9]&lt;=[.$D20];ISNUMBER([.$C20]));IF(COM.MICROSOFT.NETWORKDAYS.INTL([.K$9];[.K$9];1;[.$A$2:.$A$4]);&quot;W&quot;;&quot;H&quot;);&quot;&quot;)">
            <text:p/>
          </table:table-cell>
          <table:table-cell table:formula="of:=IF(AND([.L$9]&gt;=[.$B20];[.L$9]&lt;=[.$D20];ISNUMBER([.$C20]));IF(COM.MICROSOFT.NETWORKDAYS.INTL([.L$9];[.L$9];1;[.$A$2:.$A$4]);&quot;W&quot;;&quot;H&quot;);&quot;&quot;)">
            <text:p/>
          </table:table-cell>
          <table:table-cell table:style-name="ce63" table:formula="of:=IF(AND([.M$9]&gt;=[.$B20];[.M$9]&lt;=[.$D20];ISNUMBER([.$C20]));IF(COM.MICROSOFT.NETWORKDAYS.INTL([.M$9];[.M$9];1;[.$A$2:.$A$4]);&quot;W&quot;;&quot;H&quot;);&quot;&quot;)">
            <text:p/>
          </table:table-cell>
          <table:table-cell table:formula="of:=IF(AND([.N$9]&gt;=[.$B20];[.N$9]&lt;=[.$D20];ISNUMBER([.$C20]));IF(COM.MICROSOFT.NETWORKDAYS.INTL([.N$9];[.N$9];1;[.$A$2:.$A$4]);&quot;W&quot;;&quot;H&quot;);&quot;&quot;)">
            <text:p/>
          </table:table-cell>
          <table:table-cell table:formula="of:=IF(AND([.O$9]&gt;=[.$B20];[.O$9]&lt;=[.$D20];ISNUMBER([.$C20]));IF(COM.MICROSOFT.NETWORKDAYS.INTL([.O$9];[.O$9];1;[.$A$2:.$A$4]);&quot;W&quot;;&quot;H&quot;);&quot;&quot;)">
            <text:p/>
          </table:table-cell>
          <table:table-cell table:formula="of:=IF(AND([.P$9]&gt;=[.$B20];[.P$9]&lt;=[.$D20];ISNUMBER([.$C20]));IF(COM.MICROSOFT.NETWORKDAYS.INTL([.P$9];[.P$9];1;[.$A$2:.$A$4]);&quot;W&quot;;&quot;H&quot;);&quot;&quot;)">
            <text:p/>
          </table:table-cell>
          <table:table-cell table:formula="of:=IF(AND([.Q$9]&gt;=[.$B20];[.Q$9]&lt;=[.$D20];ISNUMBER([.$C20]));IF(COM.MICROSOFT.NETWORKDAYS.INTL([.Q$9];[.Q$9];1;[.$A$2:.$A$4]);&quot;W&quot;;&quot;H&quot;);&quot;&quot;)">
            <text:p/>
          </table:table-cell>
          <table:table-cell table:formula="of:=IF(AND([.R$9]&gt;=[.$B20];[.R$9]&lt;=[.$D20];ISNUMBER([.$C20]));IF(COM.MICROSOFT.NETWORKDAYS.INTL([.R$9];[.R$9];1;[.$A$2:.$A$4]);&quot;W&quot;;&quot;H&quot;);&quot;&quot;)" office:value-type="string" office:string-value="W" calcext:value-type="string">
            <text:p>W</text:p>
          </table:table-cell>
          <table:table-cell table:formula="of:=IF(AND([.S$9]&gt;=[.$B20];[.S$9]&lt;=[.$D20];ISNUMBER([.$C20]));IF(COM.MICROSOFT.NETWORKDAYS.INTL([.S$9];[.S$9];1;[.$A$2:.$A$4]);&quot;W&quot;;&quot;H&quot;);&quot;&quot;)">
            <text:p/>
          </table:table-cell>
          <table:table-cell table:formula="of:=IF(AND([.T$9]&gt;=[.$B20];[.T$9]&lt;=[.$D20];ISNUMBER([.$C20]));IF(COM.MICROSOFT.NETWORKDAYS.INTL([.T$9];[.T$9];1;[.$A$2:.$A$4]);&quot;W&quot;;&quot;H&quot;);&quot;&quot;)">
            <text:p/>
          </table:table-cell>
          <table:table-cell table:formula="of:=IF(AND([.U$9]&gt;=[.$B20];[.U$9]&lt;=[.$D20];ISNUMBER([.$C20]));IF(COM.MICROSOFT.NETWORKDAYS.INTL([.U$9];[.U$9];1;[.$A$2:.$A$4]);&quot;W&quot;;&quot;H&quot;);&quot;&quot;)">
            <text:p/>
          </table:table-cell>
          <table:table-cell table:formula="of:=IF(AND([.V$9]&gt;=[.$B20];[.V$9]&lt;=[.$D20];ISNUMBER([.$C20]));IF(COM.MICROSOFT.NETWORKDAYS.INTL([.V$9];[.V$9];1;[.$A$2:.$A$4]);&quot;W&quot;;&quot;H&quot;);&quot;&quot;)">
            <text:p/>
          </table:table-cell>
          <table:table-cell table:formula="of:=IF(AND([.W$9]&gt;=[.$B20];[.W$9]&lt;=[.$D20];ISNUMBER([.$C20]));IF(COM.MICROSOFT.NETWORKDAYS.INTL([.W$9];[.W$9];1;[.$A$2:.$A$4]);&quot;W&quot;;&quot;H&quot;);&quot;&quot;)">
            <text:p/>
          </table:table-cell>
          <table:table-cell table:formula="of:=IF(AND([.X$9]&gt;=[.$B20];[.X$9]&lt;=[.$D20];ISNUMBER([.$C20]));IF(COM.MICROSOFT.NETWORKDAYS.INTL([.X$9];[.X$9];1;[.$A$2:.$A$4]);&quot;W&quot;;&quot;H&quot;);&quot;&quot;)">
            <text:p/>
          </table:table-cell>
          <table:table-cell table:formula="of:=IF(AND([.Y$9]&gt;=[.$B20];[.Y$9]&lt;=[.$D20];ISNUMBER([.$C20]));IF(COM.MICROSOFT.NETWORKDAYS.INTL([.Y$9];[.Y$9];1;[.$A$2:.$A$4]);&quot;W&quot;;&quot;H&quot;);&quot;&quot;)">
            <text:p/>
          </table:table-cell>
          <table:table-cell table:formula="of:=IF(AND([.Z$9]&gt;=[.$B20];[.Z$9]&lt;=[.$D20];ISNUMBER([.$C20]));IF(COM.MICROSOFT.NETWORKDAYS.INTL([.Z$9];[.Z$9];1;[.$A$2:.$A$4]);&quot;W&quot;;&quot;H&quot;);&quot;&quot;)">
            <text:p/>
          </table:table-cell>
          <table:table-cell table:formula="of:=IF(AND([.AA$9]&gt;=[.$B20];[.AA$9]&lt;=[.$D20];ISNUMBER([.$C20]));IF(COM.MICROSOFT.NETWORKDAYS.INTL([.AA$9];[.AA$9];1;[.$A$2:.$A$4]);&quot;W&quot;;&quot;H&quot;);&quot;&quot;)">
            <text:p/>
          </table:table-cell>
          <table:table-cell table:formula="of:=IF(AND([.AB$9]&gt;=[.$B20];[.AB$9]&lt;=[.$D20];ISNUMBER([.$C20]));IF(COM.MICROSOFT.NETWORKDAYS.INTL([.AB$9];[.AB$9];1;[.$A$2:.$A$4]);&quot;W&quot;;&quot;H&quot;);&quot;&quot;)">
            <text:p/>
          </table:table-cell>
          <table:table-cell table:formula="of:=IF(AND([.AC$9]&gt;=[.$B20];[.AC$9]&lt;=[.$D20];ISNUMBER([.$C20]));IF(COM.MICROSOFT.NETWORKDAYS.INTL([.AC$9];[.AC$9];1;[.$A$2:.$A$4]);&quot;W&quot;;&quot;H&quot;);&quot;&quot;)">
            <text:p/>
          </table:table-cell>
          <table:table-cell table:formula="of:=IF(AND([.AD$9]&gt;=[.$B20];[.AD$9]&lt;=[.$D20];ISNUMBER([.$C20]));IF(COM.MICROSOFT.NETWORKDAYS.INTL([.AD$9];[.AD$9];1;[.$A$2:.$A$4]);&quot;W&quot;;&quot;H&quot;);&quot;&quot;)">
            <text:p/>
          </table:table-cell>
          <table:table-cell table:formula="of:=IF(AND([.AE$9]&gt;=[.$B20];[.AE$9]&lt;=[.$D20];ISNUMBER([.$C20]));IF(COM.MICROSOFT.NETWORKDAYS.INTL([.AE$9];[.AE$9];1;[.$A$2:.$A$4]);&quot;W&quot;;&quot;H&quot;);&quot;&quot;)">
            <text:p/>
          </table:table-cell>
          <table:table-cell table:formula="of:=IF(AND([.AF$9]&gt;=[.$B20];[.AF$9]&lt;=[.$D20];ISNUMBER([.$C20]));IF(COM.MICROSOFT.NETWORKDAYS.INTL([.AF$9];[.AF$9];1;[.$A$2:.$A$4]);&quot;W&quot;;&quot;H&quot;);&quot;&quot;)">
            <text:p/>
          </table:table-cell>
          <table:table-cell table:formula="of:=IF(AND([.AG$9]&gt;=[.$B20];[.AG$9]&lt;=[.$D20];ISNUMBER([.$C20]));IF(COM.MICROSOFT.NETWORKDAYS.INTL([.AG$9];[.AG$9];1;[.$A$2:.$A$4]);&quot;W&quot;;&quot;H&quot;);&quot;&quot;)">
            <text:p/>
          </table:table-cell>
          <table:table-cell table:formula="of:=IF(AND([.AH$9]&gt;=[.$B20];[.AH$9]&lt;=[.$D20];ISNUMBER([.$C20]));IF(COM.MICROSOFT.NETWORKDAYS.INTL([.AH$9];[.AH$9];1;[.$A$2:.$A$4]);&quot;W&quot;;&quot;H&quot;);&quot;&quot;)">
            <text:p/>
          </table:table-cell>
          <table:table-cell table:formula="of:=IF(AND([.AI$9]&gt;=[.$B20];[.AI$9]&lt;=[.$D20];ISNUMBER([.$C20]));IF(COM.MICROSOFT.NETWORKDAYS.INTL([.AI$9];[.AI$9];1;[.$A$2:.$A$4]);&quot;W&quot;;&quot;H&quot;);&quot;&quot;)">
            <text:p/>
          </table:table-cell>
          <table:table-cell table:formula="of:=IF(AND([.AJ$9]&gt;=[.$B20];[.AJ$9]&lt;=[.$D20];ISNUMBER([.$C20]));IF(COM.MICROSOFT.NETWORKDAYS.INTL([.AJ$9];[.AJ$9];1;[.$A$2:.$A$4]);&quot;W&quot;;&quot;H&quot;);&quot;&quot;)">
            <text:p/>
          </table:table-cell>
          <table:table-cell table:formula="of:=IF(AND([.AK$9]&gt;=[.$B20];[.AK$9]&lt;=[.$D20];ISNUMBER([.$C20]));IF(COM.MICROSOFT.NETWORKDAYS.INTL([.AK$9];[.AK$9];1;[.$A$2:.$A$4]);&quot;W&quot;;&quot;H&quot;);&quot;&quot;)">
            <text:p/>
          </table:table-cell>
          <table:table-cell table:formula="of:=IF(AND([.AL$9]&gt;=[.$B20];[.AL$9]&lt;=[.$D20];ISNUMBER([.$C20]));IF(COM.MICROSOFT.NETWORKDAYS.INTL([.AL$9];[.AL$9];1;[.$A$2:.$A$4]);&quot;W&quot;;&quot;H&quot;);&quot;&quot;)">
            <text:p/>
          </table:table-cell>
          <table:table-cell table:formula="of:=IF(AND([.AM$9]&gt;=[.$B20];[.AM$9]&lt;=[.$D20];ISNUMBER([.$C20]));IF(COM.MICROSOFT.NETWORKDAYS.INTL([.AM$9];[.AM$9];1;[.$A$2:.$A$4]);&quot;W&quot;;&quot;H&quot;);&quot;&quot;)">
            <text:p/>
          </table:table-cell>
          <table:table-cell table:formula="of:=IF(AND([.AN$9]&gt;=[.$B20];[.AN$9]&lt;=[.$D20];ISNUMBER([.$C20]));IF(COM.MICROSOFT.NETWORKDAYS.INTL([.AN$9];[.AN$9];1;[.$A$2:.$A$4]);&quot;W&quot;;&quot;H&quot;);&quot;&quot;)">
            <text:p/>
          </table:table-cell>
          <table:table-cell table:formula="of:=IF(AND([.AO$9]&gt;=[.$B20];[.AO$9]&lt;=[.$D20];ISNUMBER([.$C20]));IF(COM.MICROSOFT.NETWORKDAYS.INTL([.AO$9];[.AO$9];1;[.$A$2:.$A$4]);&quot;W&quot;;&quot;H&quot;);&quot;&quot;)">
            <text:p/>
          </table:table-cell>
          <table:table-cell table:formula="of:=IF(AND([.AP$9]&gt;=[.$B20];[.AP$9]&lt;=[.$D20];ISNUMBER([.$C20]));IF(COM.MICROSOFT.NETWORKDAYS.INTL([.AP$9];[.AP$9];1;[.$A$2:.$A$4]);&quot;W&quot;;&quot;H&quot;);&quot;&quot;)">
            <text:p/>
          </table:table-cell>
          <table:table-cell table:formula="of:=IF(AND([.AQ$9]&gt;=[.$B20];[.AQ$9]&lt;=[.$D20];ISNUMBER([.$C20]));IF(COM.MICROSOFT.NETWORKDAYS.INTL([.AQ$9];[.AQ$9];1;[.$A$2:.$A$4]);&quot;W&quot;;&quot;H&quot;);&quot;&quot;)">
            <text:p/>
          </table:table-cell>
          <table:table-cell table:formula="of:=IF(AND([.AR$9]&gt;=[.$B20];[.AR$9]&lt;=[.$D20];ISNUMBER([.$C20]));IF(COM.MICROSOFT.NETWORKDAYS.INTL([.AR$9];[.AR$9];1;[.$A$2:.$A$4]);&quot;W&quot;;&quot;H&quot;);&quot;&quot;)">
            <text:p/>
          </table:table-cell>
          <table:table-cell table:formula="of:=IF(AND([.AS$9]&gt;=[.$B20];[.AS$9]&lt;=[.$D20];ISNUMBER([.$C20]));IF(COM.MICROSOFT.NETWORKDAYS.INTL([.AS$9];[.AS$9];1;[.$A$2:.$A$4]);&quot;W&quot;;&quot;H&quot;);&quot;&quot;)">
            <text:p/>
          </table:table-cell>
          <table:table-cell table:formula="of:=IF(AND([.AT$9]&gt;=[.$B20];[.AT$9]&lt;=[.$D20];ISNUMBER([.$C20]));IF(COM.MICROSOFT.NETWORKDAYS.INTL([.AT$9];[.AT$9];1;[.$A$2:.$A$4]);&quot;W&quot;;&quot;H&quot;);&quot;&quot;)">
            <text:p/>
          </table:table-cell>
          <table:table-cell table:formula="of:=IF(AND([.AU$9]&gt;=[.$B20];[.AU$9]&lt;=[.$D20];ISNUMBER([.$C20]));IF(COM.MICROSOFT.NETWORKDAYS.INTL([.AU$9];[.AU$9];1;[.$A$2:.$A$4]);&quot;W&quot;;&quot;H&quot;);&quot;&quot;)">
            <text:p/>
          </table:table-cell>
          <table:table-cell table:formula="of:=IF(AND([.AV$9]&gt;=[.$B20];[.AV$9]&lt;=[.$D20];ISNUMBER([.$C20]));IF(COM.MICROSOFT.NETWORKDAYS.INTL([.AV$9];[.AV$9];1;[.$A$2:.$A$4]);&quot;W&quot;;&quot;H&quot;);&quot;&quot;)">
            <text:p/>
          </table:table-cell>
          <table:table-cell table:formula="of:=IF(AND([.AW$9]&gt;=[.$B20];[.AW$9]&lt;=[.$D20];ISNUMBER([.$C20]));IF(COM.MICROSOFT.NETWORKDAYS.INTL([.AW$9];[.AW$9];1;[.$A$2:.$A$4]);&quot;W&quot;;&quot;H&quot;);&quot;&quot;)">
            <text:p/>
          </table:table-cell>
          <table:table-cell table:formula="of:=IF(AND([.AX$9]&gt;=[.$B20];[.AX$9]&lt;=[.$D20];ISNUMBER([.$C20]));IF(COM.MICROSOFT.NETWORKDAYS.INTL([.AX$9];[.AX$9];1;[.$A$2:.$A$4]);&quot;W&quot;;&quot;H&quot;);&quot;&quot;)">
            <text:p/>
          </table:table-cell>
          <table:table-cell table:formula="of:=IF(AND([.AY$9]&gt;=[.$B20];[.AY$9]&lt;=[.$D20];ISNUMBER([.$C20]));IF(COM.MICROSOFT.NETWORKDAYS.INTL([.AY$9];[.AY$9];1;[.$A$2:.$A$4]);&quot;W&quot;;&quot;H&quot;);&quot;&quot;)">
            <text:p/>
          </table:table-cell>
          <table:table-cell table:formula="of:=IF(AND([.AZ$9]&gt;=[.$B20];[.AZ$9]&lt;=[.$D20];ISNUMBER([.$C20]));IF(COM.MICROSOFT.NETWORKDAYS.INTL([.AZ$9];[.AZ$9];1;[.$A$2:.$A$4]);&quot;W&quot;;&quot;H&quot;);&quot;&quot;)">
            <text:p/>
          </table:table-cell>
          <table:table-cell table:formula="of:=IF(AND([.BA$9]&gt;=[.$B20];[.BA$9]&lt;=[.$D20];ISNUMBER([.$C20]));IF(COM.MICROSOFT.NETWORKDAYS.INTL([.BA$9];[.BA$9];1;[.$A$2:.$A$4]);&quot;W&quot;;&quot;H&quot;);&quot;&quot;)">
            <text:p/>
          </table:table-cell>
          <table:table-cell table:formula="of:=IF(AND([.BB$9]&gt;=[.$B20];[.BB$9]&lt;=[.$D20];ISNUMBER([.$C20]));IF(COM.MICROSOFT.NETWORKDAYS.INTL([.BB$9];[.BB$9];1;[.$A$2:.$A$4]);&quot;W&quot;;&quot;H&quot;);&quot;&quot;)">
            <text:p/>
          </table:table-cell>
          <table:table-cell table:formula="of:=IF(AND([.BC$9]&gt;=[.$B20];[.BC$9]&lt;=[.$D20];ISNUMBER([.$C20]));IF(COM.MICROSOFT.NETWORKDAYS.INTL([.BC$9];[.BC$9];1;[.$A$2:.$A$4]);&quot;W&quot;;&quot;H&quot;);&quot;&quot;)">
            <text:p/>
          </table:table-cell>
          <table:table-cell table:formula="of:=IF(AND([.BD$9]&gt;=[.$B20];[.BD$9]&lt;=[.$D20];ISNUMBER([.$C20]));IF(COM.MICROSOFT.NETWORKDAYS.INTL([.BD$9];[.BD$9];1;[.$A$2:.$A$4]);&quot;W&quot;;&quot;H&quot;);&quot;&quot;)">
            <text:p/>
          </table:table-cell>
          <table:table-cell table:formula="of:=IF(AND([.BE$9]&gt;=[.$B20];[.BE$9]&lt;=[.$D20];ISNUMBER([.$C20]));IF(COM.MICROSOFT.NETWORKDAYS.INTL([.BE$9];[.BE$9];1;[.$A$2:.$A$4]);&quot;W&quot;;&quot;H&quot;);&quot;&quot;)">
            <text:p/>
          </table:table-cell>
          <table:table-cell table:formula="of:=IF(AND([.BF$9]&gt;=[.$B20];[.BF$9]&lt;=[.$D20];ISNUMBER([.$C20]));IF(COM.MICROSOFT.NETWORKDAYS.INTL([.BF$9];[.BF$9];1;[.$A$2:.$A$4]);&quot;W&quot;;&quot;H&quot;);&quot;&quot;)">
            <text:p/>
          </table:table-cell>
          <table:table-cell table:formula="of:=IF(AND([.BG$9]&gt;=[.$B20];[.BG$9]&lt;=[.$D20];ISNUMBER([.$C20]));IF(COM.MICROSOFT.NETWORKDAYS.INTL([.BG$9];[.BG$9];1;[.$A$2:.$A$4]);&quot;W&quot;;&quot;H&quot;);&quot;&quot;)">
            <text:p/>
          </table:table-cell>
          <table:table-cell table:formula="of:=IF(AND([.BH$9]&gt;=[.$B20];[.BH$9]&lt;=[.$D20];ISNUMBER([.$C20]));IF(COM.MICROSOFT.NETWORKDAYS.INTL([.BH$9];[.BH$9];1;[.$A$2:.$A$4]);&quot;W&quot;;&quot;H&quot;);&quot;&quot;)">
            <text:p/>
          </table:table-cell>
          <table:table-cell table:formula="of:=IF(AND([.BI$9]&gt;=[.$B20];[.BI$9]&lt;=[.$D20];ISNUMBER([.$C20]));IF(COM.MICROSOFT.NETWORKDAYS.INTL([.BI$9];[.BI$9];1;[.$A$2:.$A$4]);&quot;W&quot;;&quot;H&quot;);&quot;&quot;)">
            <text:p/>
          </table:table-cell>
          <table:table-cell table:formula="of:=IF(AND([.BJ$9]&gt;=[.$B20];[.BJ$9]&lt;=[.$D20];ISNUMBER([.$C20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EF03</text:p>
          </table:table-cell>
          <table:table-cell office:value-type="date" office:date-value="2020-05-19" calcext:value-type="date">
            <text:p>19/05/20</text:p>
          </table:table-cell>
          <table:table-cell office:value-type="float" office:value="3" calcext:value-type="float">
            <text:p>3</text:p>
          </table:table-cell>
          <table:table-cell table:formula="of:=IF(ISNUMBER([.C21]); COM.MICROSOFT.WORKDAY.INTL([.B21]; [.C21]; 1; [.A$2:.A$4] ) - 1; &quot;&quot;)" office:value-type="date" office:date-value="2020-05-21" calcext:value-type="date">
            <text:p>21/05/20</text:p>
          </table:table-cell>
          <table:table-cell table:formula="of:=IF(AND([.E$9]&gt;=[.$B21];[.E$9]&lt;=[.$D21];ISNUMBER([.$C21]));IF(COM.MICROSOFT.NETWORKDAYS.INTL([.E$9];[.E$9];1;[.$A$2:.$A$4]);&quot;W&quot;;&quot;H&quot;);&quot;&quot;)">
            <text:p/>
          </table:table-cell>
          <table:table-cell table:style-name="ce22" table:formula="of:=IF(AND([.F$9]&gt;=[.$B21];[.F$9]&lt;=[.$D21];ISNUMBER([.$C21]));IF(COM.MICROSOFT.NETWORKDAYS.INTL([.F$9];[.F$9];1;[.$A$2:.$A$4]);&quot;W&quot;;&quot;H&quot;);&quot;&quot;)">
            <text:p/>
          </table:table-cell>
          <table:table-cell table:formula="of:=IF(AND([.G$9]&gt;=[.$B21];[.G$9]&lt;=[.$D21];ISNUMBER([.$C21]));IF(COM.MICROSOFT.NETWORKDAYS.INTL([.G$9];[.G$9];1;[.$A$2:.$A$4]);&quot;W&quot;;&quot;H&quot;);&quot;&quot;)">
            <text:p/>
          </table:table-cell>
          <table:table-cell table:formula="of:=IF(AND([.H$9]&gt;=[.$B21];[.H$9]&lt;=[.$D21];ISNUMBER([.$C21]));IF(COM.MICROSOFT.NETWORKDAYS.INTL([.H$9];[.H$9];1;[.$A$2:.$A$4]);&quot;W&quot;;&quot;H&quot;);&quot;&quot;)">
            <text:p/>
          </table:table-cell>
          <table:table-cell table:formula="of:=IF(AND([.I$9]&gt;=[.$B21];[.I$9]&lt;=[.$D21];ISNUMBER([.$C21]));IF(COM.MICROSOFT.NETWORKDAYS.INTL([.I$9];[.I$9];1;[.$A$2:.$A$4]);&quot;W&quot;;&quot;H&quot;);&quot;&quot;)">
            <text:p/>
          </table:table-cell>
          <table:table-cell table:formula="of:=IF(AND([.J$9]&gt;=[.$B21];[.J$9]&lt;=[.$D21];ISNUMBER([.$C21]));IF(COM.MICROSOFT.NETWORKDAYS.INTL([.J$9];[.J$9];1;[.$A$2:.$A$4]);&quot;W&quot;;&quot;H&quot;);&quot;&quot;)">
            <text:p/>
          </table:table-cell>
          <table:table-cell table:formula="of:=IF(AND([.K$9]&gt;=[.$B21];[.K$9]&lt;=[.$D21];ISNUMBER([.$C21]));IF(COM.MICROSOFT.NETWORKDAYS.INTL([.K$9];[.K$9];1;[.$A$2:.$A$4]);&quot;W&quot;;&quot;H&quot;);&quot;&quot;)">
            <text:p/>
          </table:table-cell>
          <table:table-cell table:formula="of:=IF(AND([.L$9]&gt;=[.$B21];[.L$9]&lt;=[.$D21];ISNUMBER([.$C21]));IF(COM.MICROSOFT.NETWORKDAYS.INTL([.L$9];[.L$9];1;[.$A$2:.$A$4]);&quot;W&quot;;&quot;H&quot;);&quot;&quot;)">
            <text:p/>
          </table:table-cell>
          <table:table-cell table:style-name="ce63" table:formula="of:=IF(AND([.M$9]&gt;=[.$B21];[.M$9]&lt;=[.$D21];ISNUMBER([.$C21]));IF(COM.MICROSOFT.NETWORKDAYS.INTL([.M$9];[.M$9];1;[.$A$2:.$A$4]);&quot;W&quot;;&quot;H&quot;);&quot;&quot;)">
            <text:p/>
          </table:table-cell>
          <table:table-cell table:formula="of:=IF(AND([.N$9]&gt;=[.$B21];[.N$9]&lt;=[.$D21];ISNUMBER([.$C21]));IF(COM.MICROSOFT.NETWORKDAYS.INTL([.N$9];[.N$9];1;[.$A$2:.$A$4]);&quot;W&quot;;&quot;H&quot;);&quot;&quot;)">
            <text:p/>
          </table:table-cell>
          <table:table-cell table:formula="of:=IF(AND([.O$9]&gt;=[.$B21];[.O$9]&lt;=[.$D21];ISNUMBER([.$C21]));IF(COM.MICROSOFT.NETWORKDAYS.INTL([.O$9];[.O$9];1;[.$A$2:.$A$4]);&quot;W&quot;;&quot;H&quot;);&quot;&quot;)">
            <text:p/>
          </table:table-cell>
          <table:table-cell table:formula="of:=IF(AND([.P$9]&gt;=[.$B21];[.P$9]&lt;=[.$D21];ISNUMBER([.$C21]));IF(COM.MICROSOFT.NETWORKDAYS.INTL([.P$9];[.P$9];1;[.$A$2:.$A$4]);&quot;W&quot;;&quot;H&quot;);&quot;&quot;)">
            <text:p/>
          </table:table-cell>
          <table:table-cell table:formula="of:=IF(AND([.Q$9]&gt;=[.$B21];[.Q$9]&lt;=[.$D21];ISNUMBER([.$C21]));IF(COM.MICROSOFT.NETWORKDAYS.INTL([.Q$9];[.Q$9];1;[.$A$2:.$A$4]);&quot;W&quot;;&quot;H&quot;);&quot;&quot;)">
            <text:p/>
          </table:table-cell>
          <table:table-cell table:formula="of:=IF(AND([.R$9]&gt;=[.$B21];[.R$9]&lt;=[.$D21];ISNUMBER([.$C21]));IF(COM.MICROSOFT.NETWORKDAYS.INTL([.R$9];[.R$9];1;[.$A$2:.$A$4]);&quot;W&quot;;&quot;H&quot;);&quot;&quot;)" office:value-type="string" office:string-value="W" calcext:value-type="string">
            <text:p>W</text:p>
          </table:table-cell>
          <table:table-cell table:formula="of:=IF(AND([.S$9]&gt;=[.$B21];[.S$9]&lt;=[.$D21];ISNUMBER([.$C21]));IF(COM.MICROSOFT.NETWORKDAYS.INTL([.S$9];[.S$9];1;[.$A$2:.$A$4]);&quot;W&quot;;&quot;H&quot;);&quot;&quot;)" office:value-type="string" office:string-value="W" calcext:value-type="string">
            <text:p>W</text:p>
          </table:table-cell>
          <table:table-cell table:formula="of:=IF(AND([.T$9]&gt;=[.$B21];[.T$9]&lt;=[.$D21];ISNUMBER([.$C21]));IF(COM.MICROSOFT.NETWORKDAYS.INTL([.T$9];[.T$9];1;[.$A$2:.$A$4]);&quot;W&quot;;&quot;H&quot;);&quot;&quot;)" office:value-type="string" office:string-value="W" calcext:value-type="string">
            <text:p>W</text:p>
          </table:table-cell>
          <table:table-cell table:formula="of:=IF(AND([.U$9]&gt;=[.$B21];[.U$9]&lt;=[.$D21];ISNUMBER([.$C21]));IF(COM.MICROSOFT.NETWORKDAYS.INTL([.U$9];[.U$9];1;[.$A$2:.$A$4]);&quot;W&quot;;&quot;H&quot;);&quot;&quot;)">
            <text:p/>
          </table:table-cell>
          <table:table-cell table:formula="of:=IF(AND([.V$9]&gt;=[.$B21];[.V$9]&lt;=[.$D21];ISNUMBER([.$C21]));IF(COM.MICROSOFT.NETWORKDAYS.INTL([.V$9];[.V$9];1;[.$A$2:.$A$4]);&quot;W&quot;;&quot;H&quot;);&quot;&quot;)">
            <text:p/>
          </table:table-cell>
          <table:table-cell table:formula="of:=IF(AND([.W$9]&gt;=[.$B21];[.W$9]&lt;=[.$D21];ISNUMBER([.$C21]));IF(COM.MICROSOFT.NETWORKDAYS.INTL([.W$9];[.W$9];1;[.$A$2:.$A$4]);&quot;W&quot;;&quot;H&quot;);&quot;&quot;)">
            <text:p/>
          </table:table-cell>
          <table:table-cell table:formula="of:=IF(AND([.X$9]&gt;=[.$B21];[.X$9]&lt;=[.$D21];ISNUMBER([.$C21]));IF(COM.MICROSOFT.NETWORKDAYS.INTL([.X$9];[.X$9];1;[.$A$2:.$A$4]);&quot;W&quot;;&quot;H&quot;);&quot;&quot;)">
            <text:p/>
          </table:table-cell>
          <table:table-cell table:formula="of:=IF(AND([.Y$9]&gt;=[.$B21];[.Y$9]&lt;=[.$D21];ISNUMBER([.$C21]));IF(COM.MICROSOFT.NETWORKDAYS.INTL([.Y$9];[.Y$9];1;[.$A$2:.$A$4]);&quot;W&quot;;&quot;H&quot;);&quot;&quot;)">
            <text:p/>
          </table:table-cell>
          <table:table-cell table:formula="of:=IF(AND([.Z$9]&gt;=[.$B21];[.Z$9]&lt;=[.$D21];ISNUMBER([.$C21]));IF(COM.MICROSOFT.NETWORKDAYS.INTL([.Z$9];[.Z$9];1;[.$A$2:.$A$4]);&quot;W&quot;;&quot;H&quot;);&quot;&quot;)">
            <text:p/>
          </table:table-cell>
          <table:table-cell table:formula="of:=IF(AND([.AA$9]&gt;=[.$B21];[.AA$9]&lt;=[.$D21];ISNUMBER([.$C21]));IF(COM.MICROSOFT.NETWORKDAYS.INTL([.AA$9];[.AA$9];1;[.$A$2:.$A$4]);&quot;W&quot;;&quot;H&quot;);&quot;&quot;)">
            <text:p/>
          </table:table-cell>
          <table:table-cell table:formula="of:=IF(AND([.AB$9]&gt;=[.$B21];[.AB$9]&lt;=[.$D21];ISNUMBER([.$C21]));IF(COM.MICROSOFT.NETWORKDAYS.INTL([.AB$9];[.AB$9];1;[.$A$2:.$A$4]);&quot;W&quot;;&quot;H&quot;);&quot;&quot;)">
            <text:p/>
          </table:table-cell>
          <table:table-cell table:formula="of:=IF(AND([.AC$9]&gt;=[.$B21];[.AC$9]&lt;=[.$D21];ISNUMBER([.$C21]));IF(COM.MICROSOFT.NETWORKDAYS.INTL([.AC$9];[.AC$9];1;[.$A$2:.$A$4]);&quot;W&quot;;&quot;H&quot;);&quot;&quot;)">
            <text:p/>
          </table:table-cell>
          <table:table-cell table:formula="of:=IF(AND([.AD$9]&gt;=[.$B21];[.AD$9]&lt;=[.$D21];ISNUMBER([.$C21]));IF(COM.MICROSOFT.NETWORKDAYS.INTL([.AD$9];[.AD$9];1;[.$A$2:.$A$4]);&quot;W&quot;;&quot;H&quot;);&quot;&quot;)">
            <text:p/>
          </table:table-cell>
          <table:table-cell table:formula="of:=IF(AND([.AE$9]&gt;=[.$B21];[.AE$9]&lt;=[.$D21];ISNUMBER([.$C21]));IF(COM.MICROSOFT.NETWORKDAYS.INTL([.AE$9];[.AE$9];1;[.$A$2:.$A$4]);&quot;W&quot;;&quot;H&quot;);&quot;&quot;)">
            <text:p/>
          </table:table-cell>
          <table:table-cell table:formula="of:=IF(AND([.AF$9]&gt;=[.$B21];[.AF$9]&lt;=[.$D21];ISNUMBER([.$C21]));IF(COM.MICROSOFT.NETWORKDAYS.INTL([.AF$9];[.AF$9];1;[.$A$2:.$A$4]);&quot;W&quot;;&quot;H&quot;);&quot;&quot;)">
            <text:p/>
          </table:table-cell>
          <table:table-cell table:formula="of:=IF(AND([.AG$9]&gt;=[.$B21];[.AG$9]&lt;=[.$D21];ISNUMBER([.$C21]));IF(COM.MICROSOFT.NETWORKDAYS.INTL([.AG$9];[.AG$9];1;[.$A$2:.$A$4]);&quot;W&quot;;&quot;H&quot;);&quot;&quot;)">
            <text:p/>
          </table:table-cell>
          <table:table-cell table:formula="of:=IF(AND([.AH$9]&gt;=[.$B21];[.AH$9]&lt;=[.$D21];ISNUMBER([.$C21]));IF(COM.MICROSOFT.NETWORKDAYS.INTL([.AH$9];[.AH$9];1;[.$A$2:.$A$4]);&quot;W&quot;;&quot;H&quot;);&quot;&quot;)">
            <text:p/>
          </table:table-cell>
          <table:table-cell table:formula="of:=IF(AND([.AI$9]&gt;=[.$B21];[.AI$9]&lt;=[.$D21];ISNUMBER([.$C21]));IF(COM.MICROSOFT.NETWORKDAYS.INTL([.AI$9];[.AI$9];1;[.$A$2:.$A$4]);&quot;W&quot;;&quot;H&quot;);&quot;&quot;)">
            <text:p/>
          </table:table-cell>
          <table:table-cell table:formula="of:=IF(AND([.AJ$9]&gt;=[.$B21];[.AJ$9]&lt;=[.$D21];ISNUMBER([.$C21]));IF(COM.MICROSOFT.NETWORKDAYS.INTL([.AJ$9];[.AJ$9];1;[.$A$2:.$A$4]);&quot;W&quot;;&quot;H&quot;);&quot;&quot;)">
            <text:p/>
          </table:table-cell>
          <table:table-cell table:formula="of:=IF(AND([.AK$9]&gt;=[.$B21];[.AK$9]&lt;=[.$D21];ISNUMBER([.$C21]));IF(COM.MICROSOFT.NETWORKDAYS.INTL([.AK$9];[.AK$9];1;[.$A$2:.$A$4]);&quot;W&quot;;&quot;H&quot;);&quot;&quot;)">
            <text:p/>
          </table:table-cell>
          <table:table-cell table:formula="of:=IF(AND([.AL$9]&gt;=[.$B21];[.AL$9]&lt;=[.$D21];ISNUMBER([.$C21]));IF(COM.MICROSOFT.NETWORKDAYS.INTL([.AL$9];[.AL$9];1;[.$A$2:.$A$4]);&quot;W&quot;;&quot;H&quot;);&quot;&quot;)">
            <text:p/>
          </table:table-cell>
          <table:table-cell table:formula="of:=IF(AND([.AM$9]&gt;=[.$B21];[.AM$9]&lt;=[.$D21];ISNUMBER([.$C21]));IF(COM.MICROSOFT.NETWORKDAYS.INTL([.AM$9];[.AM$9];1;[.$A$2:.$A$4]);&quot;W&quot;;&quot;H&quot;);&quot;&quot;)">
            <text:p/>
          </table:table-cell>
          <table:table-cell table:formula="of:=IF(AND([.AN$9]&gt;=[.$B21];[.AN$9]&lt;=[.$D21];ISNUMBER([.$C21]));IF(COM.MICROSOFT.NETWORKDAYS.INTL([.AN$9];[.AN$9];1;[.$A$2:.$A$4]);&quot;W&quot;;&quot;H&quot;);&quot;&quot;)">
            <text:p/>
          </table:table-cell>
          <table:table-cell table:formula="of:=IF(AND([.AO$9]&gt;=[.$B21];[.AO$9]&lt;=[.$D21];ISNUMBER([.$C21]));IF(COM.MICROSOFT.NETWORKDAYS.INTL([.AO$9];[.AO$9];1;[.$A$2:.$A$4]);&quot;W&quot;;&quot;H&quot;);&quot;&quot;)">
            <text:p/>
          </table:table-cell>
          <table:table-cell table:formula="of:=IF(AND([.AP$9]&gt;=[.$B21];[.AP$9]&lt;=[.$D21];ISNUMBER([.$C21]));IF(COM.MICROSOFT.NETWORKDAYS.INTL([.AP$9];[.AP$9];1;[.$A$2:.$A$4]);&quot;W&quot;;&quot;H&quot;);&quot;&quot;)">
            <text:p/>
          </table:table-cell>
          <table:table-cell table:formula="of:=IF(AND([.AQ$9]&gt;=[.$B21];[.AQ$9]&lt;=[.$D21];ISNUMBER([.$C21]));IF(COM.MICROSOFT.NETWORKDAYS.INTL([.AQ$9];[.AQ$9];1;[.$A$2:.$A$4]);&quot;W&quot;;&quot;H&quot;);&quot;&quot;)">
            <text:p/>
          </table:table-cell>
          <table:table-cell table:formula="of:=IF(AND([.AR$9]&gt;=[.$B21];[.AR$9]&lt;=[.$D21];ISNUMBER([.$C21]));IF(COM.MICROSOFT.NETWORKDAYS.INTL([.AR$9];[.AR$9];1;[.$A$2:.$A$4]);&quot;W&quot;;&quot;H&quot;);&quot;&quot;)">
            <text:p/>
          </table:table-cell>
          <table:table-cell table:formula="of:=IF(AND([.AS$9]&gt;=[.$B21];[.AS$9]&lt;=[.$D21];ISNUMBER([.$C21]));IF(COM.MICROSOFT.NETWORKDAYS.INTL([.AS$9];[.AS$9];1;[.$A$2:.$A$4]);&quot;W&quot;;&quot;H&quot;);&quot;&quot;)">
            <text:p/>
          </table:table-cell>
          <table:table-cell table:formula="of:=IF(AND([.AT$9]&gt;=[.$B21];[.AT$9]&lt;=[.$D21];ISNUMBER([.$C21]));IF(COM.MICROSOFT.NETWORKDAYS.INTL([.AT$9];[.AT$9];1;[.$A$2:.$A$4]);&quot;W&quot;;&quot;H&quot;);&quot;&quot;)">
            <text:p/>
          </table:table-cell>
          <table:table-cell table:formula="of:=IF(AND([.AU$9]&gt;=[.$B21];[.AU$9]&lt;=[.$D21];ISNUMBER([.$C21]));IF(COM.MICROSOFT.NETWORKDAYS.INTL([.AU$9];[.AU$9];1;[.$A$2:.$A$4]);&quot;W&quot;;&quot;H&quot;);&quot;&quot;)">
            <text:p/>
          </table:table-cell>
          <table:table-cell table:formula="of:=IF(AND([.AV$9]&gt;=[.$B21];[.AV$9]&lt;=[.$D21];ISNUMBER([.$C21]));IF(COM.MICROSOFT.NETWORKDAYS.INTL([.AV$9];[.AV$9];1;[.$A$2:.$A$4]);&quot;W&quot;;&quot;H&quot;);&quot;&quot;)">
            <text:p/>
          </table:table-cell>
          <table:table-cell table:formula="of:=IF(AND([.AW$9]&gt;=[.$B21];[.AW$9]&lt;=[.$D21];ISNUMBER([.$C21]));IF(COM.MICROSOFT.NETWORKDAYS.INTL([.AW$9];[.AW$9];1;[.$A$2:.$A$4]);&quot;W&quot;;&quot;H&quot;);&quot;&quot;)">
            <text:p/>
          </table:table-cell>
          <table:table-cell table:formula="of:=IF(AND([.AX$9]&gt;=[.$B21];[.AX$9]&lt;=[.$D21];ISNUMBER([.$C21]));IF(COM.MICROSOFT.NETWORKDAYS.INTL([.AX$9];[.AX$9];1;[.$A$2:.$A$4]);&quot;W&quot;;&quot;H&quot;);&quot;&quot;)">
            <text:p/>
          </table:table-cell>
          <table:table-cell table:formula="of:=IF(AND([.AY$9]&gt;=[.$B21];[.AY$9]&lt;=[.$D21];ISNUMBER([.$C21]));IF(COM.MICROSOFT.NETWORKDAYS.INTL([.AY$9];[.AY$9];1;[.$A$2:.$A$4]);&quot;W&quot;;&quot;H&quot;);&quot;&quot;)">
            <text:p/>
          </table:table-cell>
          <table:table-cell table:formula="of:=IF(AND([.AZ$9]&gt;=[.$B21];[.AZ$9]&lt;=[.$D21];ISNUMBER([.$C21]));IF(COM.MICROSOFT.NETWORKDAYS.INTL([.AZ$9];[.AZ$9];1;[.$A$2:.$A$4]);&quot;W&quot;;&quot;H&quot;);&quot;&quot;)">
            <text:p/>
          </table:table-cell>
          <table:table-cell table:formula="of:=IF(AND([.BA$9]&gt;=[.$B21];[.BA$9]&lt;=[.$D21];ISNUMBER([.$C21]));IF(COM.MICROSOFT.NETWORKDAYS.INTL([.BA$9];[.BA$9];1;[.$A$2:.$A$4]);&quot;W&quot;;&quot;H&quot;);&quot;&quot;)">
            <text:p/>
          </table:table-cell>
          <table:table-cell table:formula="of:=IF(AND([.BB$9]&gt;=[.$B21];[.BB$9]&lt;=[.$D21];ISNUMBER([.$C21]));IF(COM.MICROSOFT.NETWORKDAYS.INTL([.BB$9];[.BB$9];1;[.$A$2:.$A$4]);&quot;W&quot;;&quot;H&quot;);&quot;&quot;)">
            <text:p/>
          </table:table-cell>
          <table:table-cell table:formula="of:=IF(AND([.BC$9]&gt;=[.$B21];[.BC$9]&lt;=[.$D21];ISNUMBER([.$C21]));IF(COM.MICROSOFT.NETWORKDAYS.INTL([.BC$9];[.BC$9];1;[.$A$2:.$A$4]);&quot;W&quot;;&quot;H&quot;);&quot;&quot;)">
            <text:p/>
          </table:table-cell>
          <table:table-cell table:formula="of:=IF(AND([.BD$9]&gt;=[.$B21];[.BD$9]&lt;=[.$D21];ISNUMBER([.$C21]));IF(COM.MICROSOFT.NETWORKDAYS.INTL([.BD$9];[.BD$9];1;[.$A$2:.$A$4]);&quot;W&quot;;&quot;H&quot;);&quot;&quot;)">
            <text:p/>
          </table:table-cell>
          <table:table-cell table:formula="of:=IF(AND([.BE$9]&gt;=[.$B21];[.BE$9]&lt;=[.$D21];ISNUMBER([.$C21]));IF(COM.MICROSOFT.NETWORKDAYS.INTL([.BE$9];[.BE$9];1;[.$A$2:.$A$4]);&quot;W&quot;;&quot;H&quot;);&quot;&quot;)">
            <text:p/>
          </table:table-cell>
          <table:table-cell table:formula="of:=IF(AND([.BF$9]&gt;=[.$B21];[.BF$9]&lt;=[.$D21];ISNUMBER([.$C21]));IF(COM.MICROSOFT.NETWORKDAYS.INTL([.BF$9];[.BF$9];1;[.$A$2:.$A$4]);&quot;W&quot;;&quot;H&quot;);&quot;&quot;)">
            <text:p/>
          </table:table-cell>
          <table:table-cell table:formula="of:=IF(AND([.BG$9]&gt;=[.$B21];[.BG$9]&lt;=[.$D21];ISNUMBER([.$C21]));IF(COM.MICROSOFT.NETWORKDAYS.INTL([.BG$9];[.BG$9];1;[.$A$2:.$A$4]);&quot;W&quot;;&quot;H&quot;);&quot;&quot;)">
            <text:p/>
          </table:table-cell>
          <table:table-cell table:formula="of:=IF(AND([.BH$9]&gt;=[.$B21];[.BH$9]&lt;=[.$D21];ISNUMBER([.$C21]));IF(COM.MICROSOFT.NETWORKDAYS.INTL([.BH$9];[.BH$9];1;[.$A$2:.$A$4]);&quot;W&quot;;&quot;H&quot;);&quot;&quot;)">
            <text:p/>
          </table:table-cell>
          <table:table-cell table:formula="of:=IF(AND([.BI$9]&gt;=[.$B21];[.BI$9]&lt;=[.$D21];ISNUMBER([.$C21]));IF(COM.MICROSOFT.NETWORKDAYS.INTL([.BI$9];[.BI$9];1;[.$A$2:.$A$4]);&quot;W&quot;;&quot;H&quot;);&quot;&quot;)">
            <text:p/>
          </table:table-cell>
          <table:table-cell table:formula="of:=IF(AND([.BJ$9]&gt;=[.$B21];[.BJ$9]&lt;=[.$D21];ISNUMBER([.$C21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EF04</text:p>
          </table:table-cell>
          <table:table-cell office:value-type="date" office:date-value="2020-05-19" calcext:value-type="date">
            <text:p>19/05/20</text:p>
          </table:table-cell>
          <table:table-cell office:value-type="float" office:value="3" calcext:value-type="float">
            <text:p>3</text:p>
          </table:table-cell>
          <table:table-cell table:formula="of:=IF(ISNUMBER([.C22]); COM.MICROSOFT.WORKDAY.INTL([.B22]; [.C22]; 1; [.A$2:.A$4] ) - 1; &quot;&quot;)" office:value-type="date" office:date-value="2020-05-21" calcext:value-type="date">
            <text:p>21/05/20</text:p>
          </table:table-cell>
          <table:table-cell table:formula="of:=IF(AND([.E$9]&gt;=[.$B22];[.E$9]&lt;=[.$D22];ISNUMBER([.$C22]));IF(COM.MICROSOFT.NETWORKDAYS.INTL([.E$9];[.E$9];1;[.$A$2:.$A$4]);&quot;W&quot;;&quot;H&quot;);&quot;&quot;)">
            <text:p/>
          </table:table-cell>
          <table:table-cell table:style-name="ce22" table:formula="of:=IF(AND([.F$9]&gt;=[.$B22];[.F$9]&lt;=[.$D22];ISNUMBER([.$C22]));IF(COM.MICROSOFT.NETWORKDAYS.INTL([.F$9];[.F$9];1;[.$A$2:.$A$4]);&quot;W&quot;;&quot;H&quot;);&quot;&quot;)">
            <text:p/>
          </table:table-cell>
          <table:table-cell table:formula="of:=IF(AND([.G$9]&gt;=[.$B22];[.G$9]&lt;=[.$D22];ISNUMBER([.$C22]));IF(COM.MICROSOFT.NETWORKDAYS.INTL([.G$9];[.G$9];1;[.$A$2:.$A$4]);&quot;W&quot;;&quot;H&quot;);&quot;&quot;)">
            <text:p/>
          </table:table-cell>
          <table:table-cell table:formula="of:=IF(AND([.H$9]&gt;=[.$B22];[.H$9]&lt;=[.$D22];ISNUMBER([.$C22]));IF(COM.MICROSOFT.NETWORKDAYS.INTL([.H$9];[.H$9];1;[.$A$2:.$A$4]);&quot;W&quot;;&quot;H&quot;);&quot;&quot;)">
            <text:p/>
          </table:table-cell>
          <table:table-cell table:formula="of:=IF(AND([.I$9]&gt;=[.$B22];[.I$9]&lt;=[.$D22];ISNUMBER([.$C22]));IF(COM.MICROSOFT.NETWORKDAYS.INTL([.I$9];[.I$9];1;[.$A$2:.$A$4]);&quot;W&quot;;&quot;H&quot;);&quot;&quot;)">
            <text:p/>
          </table:table-cell>
          <table:table-cell table:formula="of:=IF(AND([.J$9]&gt;=[.$B22];[.J$9]&lt;=[.$D22];ISNUMBER([.$C22]));IF(COM.MICROSOFT.NETWORKDAYS.INTL([.J$9];[.J$9];1;[.$A$2:.$A$4]);&quot;W&quot;;&quot;H&quot;);&quot;&quot;)">
            <text:p/>
          </table:table-cell>
          <table:table-cell table:formula="of:=IF(AND([.K$9]&gt;=[.$B22];[.K$9]&lt;=[.$D22];ISNUMBER([.$C22]));IF(COM.MICROSOFT.NETWORKDAYS.INTL([.K$9];[.K$9];1;[.$A$2:.$A$4]);&quot;W&quot;;&quot;H&quot;);&quot;&quot;)">
            <text:p/>
          </table:table-cell>
          <table:table-cell table:formula="of:=IF(AND([.L$9]&gt;=[.$B22];[.L$9]&lt;=[.$D22];ISNUMBER([.$C22]));IF(COM.MICROSOFT.NETWORKDAYS.INTL([.L$9];[.L$9];1;[.$A$2:.$A$4]);&quot;W&quot;;&quot;H&quot;);&quot;&quot;)">
            <text:p/>
          </table:table-cell>
          <table:table-cell table:style-name="ce63" table:formula="of:=IF(AND([.M$9]&gt;=[.$B22];[.M$9]&lt;=[.$D22];ISNUMBER([.$C22]));IF(COM.MICROSOFT.NETWORKDAYS.INTL([.M$9];[.M$9];1;[.$A$2:.$A$4]);&quot;W&quot;;&quot;H&quot;);&quot;&quot;)">
            <text:p/>
          </table:table-cell>
          <table:table-cell table:formula="of:=IF(AND([.N$9]&gt;=[.$B22];[.N$9]&lt;=[.$D22];ISNUMBER([.$C22]));IF(COM.MICROSOFT.NETWORKDAYS.INTL([.N$9];[.N$9];1;[.$A$2:.$A$4]);&quot;W&quot;;&quot;H&quot;);&quot;&quot;)">
            <text:p/>
          </table:table-cell>
          <table:table-cell table:formula="of:=IF(AND([.O$9]&gt;=[.$B22];[.O$9]&lt;=[.$D22];ISNUMBER([.$C22]));IF(COM.MICROSOFT.NETWORKDAYS.INTL([.O$9];[.O$9];1;[.$A$2:.$A$4]);&quot;W&quot;;&quot;H&quot;);&quot;&quot;)">
            <text:p/>
          </table:table-cell>
          <table:table-cell table:formula="of:=IF(AND([.P$9]&gt;=[.$B22];[.P$9]&lt;=[.$D22];ISNUMBER([.$C22]));IF(COM.MICROSOFT.NETWORKDAYS.INTL([.P$9];[.P$9];1;[.$A$2:.$A$4]);&quot;W&quot;;&quot;H&quot;);&quot;&quot;)">
            <text:p/>
          </table:table-cell>
          <table:table-cell table:formula="of:=IF(AND([.Q$9]&gt;=[.$B22];[.Q$9]&lt;=[.$D22];ISNUMBER([.$C22]));IF(COM.MICROSOFT.NETWORKDAYS.INTL([.Q$9];[.Q$9];1;[.$A$2:.$A$4]);&quot;W&quot;;&quot;H&quot;);&quot;&quot;)">
            <text:p/>
          </table:table-cell>
          <table:table-cell table:formula="of:=IF(AND([.R$9]&gt;=[.$B22];[.R$9]&lt;=[.$D22];ISNUMBER([.$C22]));IF(COM.MICROSOFT.NETWORKDAYS.INTL([.R$9];[.R$9];1;[.$A$2:.$A$4]);&quot;W&quot;;&quot;H&quot;);&quot;&quot;)" office:value-type="string" office:string-value="W" calcext:value-type="string">
            <text:p>W</text:p>
          </table:table-cell>
          <table:table-cell table:formula="of:=IF(AND([.S$9]&gt;=[.$B22];[.S$9]&lt;=[.$D22];ISNUMBER([.$C22]));IF(COM.MICROSOFT.NETWORKDAYS.INTL([.S$9];[.S$9];1;[.$A$2:.$A$4]);&quot;W&quot;;&quot;H&quot;);&quot;&quot;)" office:value-type="string" office:string-value="W" calcext:value-type="string">
            <text:p>W</text:p>
          </table:table-cell>
          <table:table-cell table:formula="of:=IF(AND([.T$9]&gt;=[.$B22];[.T$9]&lt;=[.$D22];ISNUMBER([.$C22]));IF(COM.MICROSOFT.NETWORKDAYS.INTL([.T$9];[.T$9];1;[.$A$2:.$A$4]);&quot;W&quot;;&quot;H&quot;);&quot;&quot;)" office:value-type="string" office:string-value="W" calcext:value-type="string">
            <text:p>W</text:p>
          </table:table-cell>
          <table:table-cell table:formula="of:=IF(AND([.U$9]&gt;=[.$B22];[.U$9]&lt;=[.$D22];ISNUMBER([.$C22]));IF(COM.MICROSOFT.NETWORKDAYS.INTL([.U$9];[.U$9];1;[.$A$2:.$A$4]);&quot;W&quot;;&quot;H&quot;);&quot;&quot;)">
            <text:p/>
          </table:table-cell>
          <table:table-cell table:formula="of:=IF(AND([.V$9]&gt;=[.$B22];[.V$9]&lt;=[.$D22];ISNUMBER([.$C22]));IF(COM.MICROSOFT.NETWORKDAYS.INTL([.V$9];[.V$9];1;[.$A$2:.$A$4]);&quot;W&quot;;&quot;H&quot;);&quot;&quot;)">
            <text:p/>
          </table:table-cell>
          <table:table-cell table:formula="of:=IF(AND([.W$9]&gt;=[.$B22];[.W$9]&lt;=[.$D22];ISNUMBER([.$C22]));IF(COM.MICROSOFT.NETWORKDAYS.INTL([.W$9];[.W$9];1;[.$A$2:.$A$4]);&quot;W&quot;;&quot;H&quot;);&quot;&quot;)">
            <text:p/>
          </table:table-cell>
          <table:table-cell table:formula="of:=IF(AND([.X$9]&gt;=[.$B22];[.X$9]&lt;=[.$D22];ISNUMBER([.$C22]));IF(COM.MICROSOFT.NETWORKDAYS.INTL([.X$9];[.X$9];1;[.$A$2:.$A$4]);&quot;W&quot;;&quot;H&quot;);&quot;&quot;)">
            <text:p/>
          </table:table-cell>
          <table:table-cell table:formula="of:=IF(AND([.Y$9]&gt;=[.$B22];[.Y$9]&lt;=[.$D22];ISNUMBER([.$C22]));IF(COM.MICROSOFT.NETWORKDAYS.INTL([.Y$9];[.Y$9];1;[.$A$2:.$A$4]);&quot;W&quot;;&quot;H&quot;);&quot;&quot;)">
            <text:p/>
          </table:table-cell>
          <table:table-cell table:formula="of:=IF(AND([.Z$9]&gt;=[.$B22];[.Z$9]&lt;=[.$D22];ISNUMBER([.$C22]));IF(COM.MICROSOFT.NETWORKDAYS.INTL([.Z$9];[.Z$9];1;[.$A$2:.$A$4]);&quot;W&quot;;&quot;H&quot;);&quot;&quot;)">
            <text:p/>
          </table:table-cell>
          <table:table-cell table:formula="of:=IF(AND([.AA$9]&gt;=[.$B22];[.AA$9]&lt;=[.$D22];ISNUMBER([.$C22]));IF(COM.MICROSOFT.NETWORKDAYS.INTL([.AA$9];[.AA$9];1;[.$A$2:.$A$4]);&quot;W&quot;;&quot;H&quot;);&quot;&quot;)">
            <text:p/>
          </table:table-cell>
          <table:table-cell table:formula="of:=IF(AND([.AB$9]&gt;=[.$B22];[.AB$9]&lt;=[.$D22];ISNUMBER([.$C22]));IF(COM.MICROSOFT.NETWORKDAYS.INTL([.AB$9];[.AB$9];1;[.$A$2:.$A$4]);&quot;W&quot;;&quot;H&quot;);&quot;&quot;)">
            <text:p/>
          </table:table-cell>
          <table:table-cell table:formula="of:=IF(AND([.AC$9]&gt;=[.$B22];[.AC$9]&lt;=[.$D22];ISNUMBER([.$C22]));IF(COM.MICROSOFT.NETWORKDAYS.INTL([.AC$9];[.AC$9];1;[.$A$2:.$A$4]);&quot;W&quot;;&quot;H&quot;);&quot;&quot;)">
            <text:p/>
          </table:table-cell>
          <table:table-cell table:formula="of:=IF(AND([.AD$9]&gt;=[.$B22];[.AD$9]&lt;=[.$D22];ISNUMBER([.$C22]));IF(COM.MICROSOFT.NETWORKDAYS.INTL([.AD$9];[.AD$9];1;[.$A$2:.$A$4]);&quot;W&quot;;&quot;H&quot;);&quot;&quot;)">
            <text:p/>
          </table:table-cell>
          <table:table-cell table:formula="of:=IF(AND([.AE$9]&gt;=[.$B22];[.AE$9]&lt;=[.$D22];ISNUMBER([.$C22]));IF(COM.MICROSOFT.NETWORKDAYS.INTL([.AE$9];[.AE$9];1;[.$A$2:.$A$4]);&quot;W&quot;;&quot;H&quot;);&quot;&quot;)">
            <text:p/>
          </table:table-cell>
          <table:table-cell table:formula="of:=IF(AND([.AF$9]&gt;=[.$B22];[.AF$9]&lt;=[.$D22];ISNUMBER([.$C22]));IF(COM.MICROSOFT.NETWORKDAYS.INTL([.AF$9];[.AF$9];1;[.$A$2:.$A$4]);&quot;W&quot;;&quot;H&quot;);&quot;&quot;)">
            <text:p/>
          </table:table-cell>
          <table:table-cell table:formula="of:=IF(AND([.AG$9]&gt;=[.$B22];[.AG$9]&lt;=[.$D22];ISNUMBER([.$C22]));IF(COM.MICROSOFT.NETWORKDAYS.INTL([.AG$9];[.AG$9];1;[.$A$2:.$A$4]);&quot;W&quot;;&quot;H&quot;);&quot;&quot;)">
            <text:p/>
          </table:table-cell>
          <table:table-cell table:formula="of:=IF(AND([.AH$9]&gt;=[.$B22];[.AH$9]&lt;=[.$D22];ISNUMBER([.$C22]));IF(COM.MICROSOFT.NETWORKDAYS.INTL([.AH$9];[.AH$9];1;[.$A$2:.$A$4]);&quot;W&quot;;&quot;H&quot;);&quot;&quot;)">
            <text:p/>
          </table:table-cell>
          <table:table-cell table:formula="of:=IF(AND([.AI$9]&gt;=[.$B22];[.AI$9]&lt;=[.$D22];ISNUMBER([.$C22]));IF(COM.MICROSOFT.NETWORKDAYS.INTL([.AI$9];[.AI$9];1;[.$A$2:.$A$4]);&quot;W&quot;;&quot;H&quot;);&quot;&quot;)">
            <text:p/>
          </table:table-cell>
          <table:table-cell table:formula="of:=IF(AND([.AJ$9]&gt;=[.$B22];[.AJ$9]&lt;=[.$D22];ISNUMBER([.$C22]));IF(COM.MICROSOFT.NETWORKDAYS.INTL([.AJ$9];[.AJ$9];1;[.$A$2:.$A$4]);&quot;W&quot;;&quot;H&quot;);&quot;&quot;)">
            <text:p/>
          </table:table-cell>
          <table:table-cell table:formula="of:=IF(AND([.AK$9]&gt;=[.$B22];[.AK$9]&lt;=[.$D22];ISNUMBER([.$C22]));IF(COM.MICROSOFT.NETWORKDAYS.INTL([.AK$9];[.AK$9];1;[.$A$2:.$A$4]);&quot;W&quot;;&quot;H&quot;);&quot;&quot;)">
            <text:p/>
          </table:table-cell>
          <table:table-cell table:formula="of:=IF(AND([.AL$9]&gt;=[.$B22];[.AL$9]&lt;=[.$D22];ISNUMBER([.$C22]));IF(COM.MICROSOFT.NETWORKDAYS.INTL([.AL$9];[.AL$9];1;[.$A$2:.$A$4]);&quot;W&quot;;&quot;H&quot;);&quot;&quot;)">
            <text:p/>
          </table:table-cell>
          <table:table-cell table:formula="of:=IF(AND([.AM$9]&gt;=[.$B22];[.AM$9]&lt;=[.$D22];ISNUMBER([.$C22]));IF(COM.MICROSOFT.NETWORKDAYS.INTL([.AM$9];[.AM$9];1;[.$A$2:.$A$4]);&quot;W&quot;;&quot;H&quot;);&quot;&quot;)">
            <text:p/>
          </table:table-cell>
          <table:table-cell table:formula="of:=IF(AND([.AN$9]&gt;=[.$B22];[.AN$9]&lt;=[.$D22];ISNUMBER([.$C22]));IF(COM.MICROSOFT.NETWORKDAYS.INTL([.AN$9];[.AN$9];1;[.$A$2:.$A$4]);&quot;W&quot;;&quot;H&quot;);&quot;&quot;)">
            <text:p/>
          </table:table-cell>
          <table:table-cell table:formula="of:=IF(AND([.AO$9]&gt;=[.$B22];[.AO$9]&lt;=[.$D22];ISNUMBER([.$C22]));IF(COM.MICROSOFT.NETWORKDAYS.INTL([.AO$9];[.AO$9];1;[.$A$2:.$A$4]);&quot;W&quot;;&quot;H&quot;);&quot;&quot;)">
            <text:p/>
          </table:table-cell>
          <table:table-cell table:formula="of:=IF(AND([.AP$9]&gt;=[.$B22];[.AP$9]&lt;=[.$D22];ISNUMBER([.$C22]));IF(COM.MICROSOFT.NETWORKDAYS.INTL([.AP$9];[.AP$9];1;[.$A$2:.$A$4]);&quot;W&quot;;&quot;H&quot;);&quot;&quot;)">
            <text:p/>
          </table:table-cell>
          <table:table-cell table:formula="of:=IF(AND([.AQ$9]&gt;=[.$B22];[.AQ$9]&lt;=[.$D22];ISNUMBER([.$C22]));IF(COM.MICROSOFT.NETWORKDAYS.INTL([.AQ$9];[.AQ$9];1;[.$A$2:.$A$4]);&quot;W&quot;;&quot;H&quot;);&quot;&quot;)">
            <text:p/>
          </table:table-cell>
          <table:table-cell table:formula="of:=IF(AND([.AR$9]&gt;=[.$B22];[.AR$9]&lt;=[.$D22];ISNUMBER([.$C22]));IF(COM.MICROSOFT.NETWORKDAYS.INTL([.AR$9];[.AR$9];1;[.$A$2:.$A$4]);&quot;W&quot;;&quot;H&quot;);&quot;&quot;)">
            <text:p/>
          </table:table-cell>
          <table:table-cell table:formula="of:=IF(AND([.AS$9]&gt;=[.$B22];[.AS$9]&lt;=[.$D22];ISNUMBER([.$C22]));IF(COM.MICROSOFT.NETWORKDAYS.INTL([.AS$9];[.AS$9];1;[.$A$2:.$A$4]);&quot;W&quot;;&quot;H&quot;);&quot;&quot;)">
            <text:p/>
          </table:table-cell>
          <table:table-cell table:formula="of:=IF(AND([.AT$9]&gt;=[.$B22];[.AT$9]&lt;=[.$D22];ISNUMBER([.$C22]));IF(COM.MICROSOFT.NETWORKDAYS.INTL([.AT$9];[.AT$9];1;[.$A$2:.$A$4]);&quot;W&quot;;&quot;H&quot;);&quot;&quot;)">
            <text:p/>
          </table:table-cell>
          <table:table-cell table:formula="of:=IF(AND([.AU$9]&gt;=[.$B22];[.AU$9]&lt;=[.$D22];ISNUMBER([.$C22]));IF(COM.MICROSOFT.NETWORKDAYS.INTL([.AU$9];[.AU$9];1;[.$A$2:.$A$4]);&quot;W&quot;;&quot;H&quot;);&quot;&quot;)">
            <text:p/>
          </table:table-cell>
          <table:table-cell table:formula="of:=IF(AND([.AV$9]&gt;=[.$B22];[.AV$9]&lt;=[.$D22];ISNUMBER([.$C22]));IF(COM.MICROSOFT.NETWORKDAYS.INTL([.AV$9];[.AV$9];1;[.$A$2:.$A$4]);&quot;W&quot;;&quot;H&quot;);&quot;&quot;)">
            <text:p/>
          </table:table-cell>
          <table:table-cell table:formula="of:=IF(AND([.AW$9]&gt;=[.$B22];[.AW$9]&lt;=[.$D22];ISNUMBER([.$C22]));IF(COM.MICROSOFT.NETWORKDAYS.INTL([.AW$9];[.AW$9];1;[.$A$2:.$A$4]);&quot;W&quot;;&quot;H&quot;);&quot;&quot;)">
            <text:p/>
          </table:table-cell>
          <table:table-cell table:formula="of:=IF(AND([.AX$9]&gt;=[.$B22];[.AX$9]&lt;=[.$D22];ISNUMBER([.$C22]));IF(COM.MICROSOFT.NETWORKDAYS.INTL([.AX$9];[.AX$9];1;[.$A$2:.$A$4]);&quot;W&quot;;&quot;H&quot;);&quot;&quot;)">
            <text:p/>
          </table:table-cell>
          <table:table-cell table:formula="of:=IF(AND([.AY$9]&gt;=[.$B22];[.AY$9]&lt;=[.$D22];ISNUMBER([.$C22]));IF(COM.MICROSOFT.NETWORKDAYS.INTL([.AY$9];[.AY$9];1;[.$A$2:.$A$4]);&quot;W&quot;;&quot;H&quot;);&quot;&quot;)">
            <text:p/>
          </table:table-cell>
          <table:table-cell table:formula="of:=IF(AND([.AZ$9]&gt;=[.$B22];[.AZ$9]&lt;=[.$D22];ISNUMBER([.$C22]));IF(COM.MICROSOFT.NETWORKDAYS.INTL([.AZ$9];[.AZ$9];1;[.$A$2:.$A$4]);&quot;W&quot;;&quot;H&quot;);&quot;&quot;)">
            <text:p/>
          </table:table-cell>
          <table:table-cell table:formula="of:=IF(AND([.BA$9]&gt;=[.$B22];[.BA$9]&lt;=[.$D22];ISNUMBER([.$C22]));IF(COM.MICROSOFT.NETWORKDAYS.INTL([.BA$9];[.BA$9];1;[.$A$2:.$A$4]);&quot;W&quot;;&quot;H&quot;);&quot;&quot;)">
            <text:p/>
          </table:table-cell>
          <table:table-cell table:formula="of:=IF(AND([.BB$9]&gt;=[.$B22];[.BB$9]&lt;=[.$D22];ISNUMBER([.$C22]));IF(COM.MICROSOFT.NETWORKDAYS.INTL([.BB$9];[.BB$9];1;[.$A$2:.$A$4]);&quot;W&quot;;&quot;H&quot;);&quot;&quot;)">
            <text:p/>
          </table:table-cell>
          <table:table-cell table:formula="of:=IF(AND([.BC$9]&gt;=[.$B22];[.BC$9]&lt;=[.$D22];ISNUMBER([.$C22]));IF(COM.MICROSOFT.NETWORKDAYS.INTL([.BC$9];[.BC$9];1;[.$A$2:.$A$4]);&quot;W&quot;;&quot;H&quot;);&quot;&quot;)">
            <text:p/>
          </table:table-cell>
          <table:table-cell table:formula="of:=IF(AND([.BD$9]&gt;=[.$B22];[.BD$9]&lt;=[.$D22];ISNUMBER([.$C22]));IF(COM.MICROSOFT.NETWORKDAYS.INTL([.BD$9];[.BD$9];1;[.$A$2:.$A$4]);&quot;W&quot;;&quot;H&quot;);&quot;&quot;)">
            <text:p/>
          </table:table-cell>
          <table:table-cell table:formula="of:=IF(AND([.BE$9]&gt;=[.$B22];[.BE$9]&lt;=[.$D22];ISNUMBER([.$C22]));IF(COM.MICROSOFT.NETWORKDAYS.INTL([.BE$9];[.BE$9];1;[.$A$2:.$A$4]);&quot;W&quot;;&quot;H&quot;);&quot;&quot;)">
            <text:p/>
          </table:table-cell>
          <table:table-cell table:formula="of:=IF(AND([.BF$9]&gt;=[.$B22];[.BF$9]&lt;=[.$D22];ISNUMBER([.$C22]));IF(COM.MICROSOFT.NETWORKDAYS.INTL([.BF$9];[.BF$9];1;[.$A$2:.$A$4]);&quot;W&quot;;&quot;H&quot;);&quot;&quot;)">
            <text:p/>
          </table:table-cell>
          <table:table-cell table:formula="of:=IF(AND([.BG$9]&gt;=[.$B22];[.BG$9]&lt;=[.$D22];ISNUMBER([.$C22]));IF(COM.MICROSOFT.NETWORKDAYS.INTL([.BG$9];[.BG$9];1;[.$A$2:.$A$4]);&quot;W&quot;;&quot;H&quot;);&quot;&quot;)">
            <text:p/>
          </table:table-cell>
          <table:table-cell table:formula="of:=IF(AND([.BH$9]&gt;=[.$B22];[.BH$9]&lt;=[.$D22];ISNUMBER([.$C22]));IF(COM.MICROSOFT.NETWORKDAYS.INTL([.BH$9];[.BH$9];1;[.$A$2:.$A$4]);&quot;W&quot;;&quot;H&quot;);&quot;&quot;)">
            <text:p/>
          </table:table-cell>
          <table:table-cell table:formula="of:=IF(AND([.BI$9]&gt;=[.$B22];[.BI$9]&lt;=[.$D22];ISNUMBER([.$C22]));IF(COM.MICROSOFT.NETWORKDAYS.INTL([.BI$9];[.BI$9];1;[.$A$2:.$A$4]);&quot;W&quot;;&quot;H&quot;);&quot;&quot;)">
            <text:p/>
          </table:table-cell>
          <table:table-cell table:formula="of:=IF(AND([.BJ$9]&gt;=[.$B22];[.BJ$9]&lt;=[.$D22];ISNUMBER([.$C22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RQ02</text:p>
          </table:table-cell>
          <table:table-cell office:value-type="date" office:date-value="2020-05-19" calcext:value-type="date">
            <text:p>19/05/20</text:p>
          </table:table-cell>
          <table:table-cell office:value-type="float" office:value="3" calcext:value-type="float">
            <text:p>3</text:p>
          </table:table-cell>
          <table:table-cell table:formula="of:=IF(ISNUMBER([.C23]); COM.MICROSOFT.WORKDAY.INTL([.B23]; [.C23]; 1; [.A$2:.A$4] ) - 1; &quot;&quot;)" office:value-type="date" office:date-value="2020-05-21" calcext:value-type="date">
            <text:p>21/05/20</text:p>
          </table:table-cell>
          <table:table-cell table:formula="of:=IF(AND([.E$9]&gt;=[.$B23];[.E$9]&lt;=[.$D23];ISNUMBER([.$C23]));IF(COM.MICROSOFT.NETWORKDAYS.INTL([.E$9];[.E$9];1;[.$A$2:.$A$4]);&quot;W&quot;;&quot;H&quot;);&quot;&quot;)">
            <text:p/>
          </table:table-cell>
          <table:table-cell table:style-name="ce22" table:formula="of:=IF(AND([.F$9]&gt;=[.$B23];[.F$9]&lt;=[.$D23];ISNUMBER([.$C23]));IF(COM.MICROSOFT.NETWORKDAYS.INTL([.F$9];[.F$9];1;[.$A$2:.$A$4]);&quot;W&quot;;&quot;H&quot;);&quot;&quot;)">
            <text:p/>
          </table:table-cell>
          <table:table-cell table:formula="of:=IF(AND([.G$9]&gt;=[.$B23];[.G$9]&lt;=[.$D23];ISNUMBER([.$C23]));IF(COM.MICROSOFT.NETWORKDAYS.INTL([.G$9];[.G$9];1;[.$A$2:.$A$4]);&quot;W&quot;;&quot;H&quot;);&quot;&quot;)">
            <text:p/>
          </table:table-cell>
          <table:table-cell table:formula="of:=IF(AND([.H$9]&gt;=[.$B23];[.H$9]&lt;=[.$D23];ISNUMBER([.$C23]));IF(COM.MICROSOFT.NETWORKDAYS.INTL([.H$9];[.H$9];1;[.$A$2:.$A$4]);&quot;W&quot;;&quot;H&quot;);&quot;&quot;)">
            <text:p/>
          </table:table-cell>
          <table:table-cell table:formula="of:=IF(AND([.I$9]&gt;=[.$B23];[.I$9]&lt;=[.$D23];ISNUMBER([.$C23]));IF(COM.MICROSOFT.NETWORKDAYS.INTL([.I$9];[.I$9];1;[.$A$2:.$A$4]);&quot;W&quot;;&quot;H&quot;);&quot;&quot;)">
            <text:p/>
          </table:table-cell>
          <table:table-cell table:formula="of:=IF(AND([.J$9]&gt;=[.$B23];[.J$9]&lt;=[.$D23];ISNUMBER([.$C23]));IF(COM.MICROSOFT.NETWORKDAYS.INTL([.J$9];[.J$9];1;[.$A$2:.$A$4]);&quot;W&quot;;&quot;H&quot;);&quot;&quot;)">
            <text:p/>
          </table:table-cell>
          <table:table-cell table:formula="of:=IF(AND([.K$9]&gt;=[.$B23];[.K$9]&lt;=[.$D23];ISNUMBER([.$C23]));IF(COM.MICROSOFT.NETWORKDAYS.INTL([.K$9];[.K$9];1;[.$A$2:.$A$4]);&quot;W&quot;;&quot;H&quot;);&quot;&quot;)">
            <text:p/>
          </table:table-cell>
          <table:table-cell table:formula="of:=IF(AND([.L$9]&gt;=[.$B23];[.L$9]&lt;=[.$D23];ISNUMBER([.$C23]));IF(COM.MICROSOFT.NETWORKDAYS.INTL([.L$9];[.L$9];1;[.$A$2:.$A$4]);&quot;W&quot;;&quot;H&quot;);&quot;&quot;)">
            <text:p/>
          </table:table-cell>
          <table:table-cell table:style-name="ce63" table:formula="of:=IF(AND([.M$9]&gt;=[.$B23];[.M$9]&lt;=[.$D23];ISNUMBER([.$C23]));IF(COM.MICROSOFT.NETWORKDAYS.INTL([.M$9];[.M$9];1;[.$A$2:.$A$4]);&quot;W&quot;;&quot;H&quot;);&quot;&quot;)">
            <text:p/>
          </table:table-cell>
          <table:table-cell table:formula="of:=IF(AND([.N$9]&gt;=[.$B23];[.N$9]&lt;=[.$D23];ISNUMBER([.$C23]));IF(COM.MICROSOFT.NETWORKDAYS.INTL([.N$9];[.N$9];1;[.$A$2:.$A$4]);&quot;W&quot;;&quot;H&quot;);&quot;&quot;)">
            <text:p/>
          </table:table-cell>
          <table:table-cell table:formula="of:=IF(AND([.O$9]&gt;=[.$B23];[.O$9]&lt;=[.$D23];ISNUMBER([.$C23]));IF(COM.MICROSOFT.NETWORKDAYS.INTL([.O$9];[.O$9];1;[.$A$2:.$A$4]);&quot;W&quot;;&quot;H&quot;);&quot;&quot;)">
            <text:p/>
          </table:table-cell>
          <table:table-cell table:formula="of:=IF(AND([.P$9]&gt;=[.$B23];[.P$9]&lt;=[.$D23];ISNUMBER([.$C23]));IF(COM.MICROSOFT.NETWORKDAYS.INTL([.P$9];[.P$9];1;[.$A$2:.$A$4]);&quot;W&quot;;&quot;H&quot;);&quot;&quot;)">
            <text:p/>
          </table:table-cell>
          <table:table-cell table:formula="of:=IF(AND([.Q$9]&gt;=[.$B23];[.Q$9]&lt;=[.$D23];ISNUMBER([.$C23]));IF(COM.MICROSOFT.NETWORKDAYS.INTL([.Q$9];[.Q$9];1;[.$A$2:.$A$4]);&quot;W&quot;;&quot;H&quot;);&quot;&quot;)">
            <text:p/>
          </table:table-cell>
          <table:table-cell table:formula="of:=IF(AND([.R$9]&gt;=[.$B23];[.R$9]&lt;=[.$D23];ISNUMBER([.$C23]));IF(COM.MICROSOFT.NETWORKDAYS.INTL([.R$9];[.R$9];1;[.$A$2:.$A$4]);&quot;W&quot;;&quot;H&quot;);&quot;&quot;)" office:value-type="string" office:string-value="W" calcext:value-type="string">
            <text:p>W</text:p>
          </table:table-cell>
          <table:table-cell table:formula="of:=IF(AND([.S$9]&gt;=[.$B23];[.S$9]&lt;=[.$D23];ISNUMBER([.$C23]));IF(COM.MICROSOFT.NETWORKDAYS.INTL([.S$9];[.S$9];1;[.$A$2:.$A$4]);&quot;W&quot;;&quot;H&quot;);&quot;&quot;)" office:value-type="string" office:string-value="W" calcext:value-type="string">
            <text:p>W</text:p>
          </table:table-cell>
          <table:table-cell table:formula="of:=IF(AND([.T$9]&gt;=[.$B23];[.T$9]&lt;=[.$D23];ISNUMBER([.$C23]));IF(COM.MICROSOFT.NETWORKDAYS.INTL([.T$9];[.T$9];1;[.$A$2:.$A$4]);&quot;W&quot;;&quot;H&quot;);&quot;&quot;)" office:value-type="string" office:string-value="W" calcext:value-type="string">
            <text:p>W</text:p>
          </table:table-cell>
          <table:table-cell table:formula="of:=IF(AND([.U$9]&gt;=[.$B23];[.U$9]&lt;=[.$D23];ISNUMBER([.$C23]));IF(COM.MICROSOFT.NETWORKDAYS.INTL([.U$9];[.U$9];1;[.$A$2:.$A$4]);&quot;W&quot;;&quot;H&quot;);&quot;&quot;)">
            <text:p/>
          </table:table-cell>
          <table:table-cell table:formula="of:=IF(AND([.V$9]&gt;=[.$B23];[.V$9]&lt;=[.$D23];ISNUMBER([.$C23]));IF(COM.MICROSOFT.NETWORKDAYS.INTL([.V$9];[.V$9];1;[.$A$2:.$A$4]);&quot;W&quot;;&quot;H&quot;);&quot;&quot;)">
            <text:p/>
          </table:table-cell>
          <table:table-cell table:formula="of:=IF(AND([.W$9]&gt;=[.$B23];[.W$9]&lt;=[.$D23];ISNUMBER([.$C23]));IF(COM.MICROSOFT.NETWORKDAYS.INTL([.W$9];[.W$9];1;[.$A$2:.$A$4]);&quot;W&quot;;&quot;H&quot;);&quot;&quot;)">
            <text:p/>
          </table:table-cell>
          <table:table-cell table:formula="of:=IF(AND([.X$9]&gt;=[.$B23];[.X$9]&lt;=[.$D23];ISNUMBER([.$C23]));IF(COM.MICROSOFT.NETWORKDAYS.INTL([.X$9];[.X$9];1;[.$A$2:.$A$4]);&quot;W&quot;;&quot;H&quot;);&quot;&quot;)">
            <text:p/>
          </table:table-cell>
          <table:table-cell table:formula="of:=IF(AND([.Y$9]&gt;=[.$B23];[.Y$9]&lt;=[.$D23];ISNUMBER([.$C23]));IF(COM.MICROSOFT.NETWORKDAYS.INTL([.Y$9];[.Y$9];1;[.$A$2:.$A$4]);&quot;W&quot;;&quot;H&quot;);&quot;&quot;)">
            <text:p/>
          </table:table-cell>
          <table:table-cell table:formula="of:=IF(AND([.Z$9]&gt;=[.$B23];[.Z$9]&lt;=[.$D23];ISNUMBER([.$C23]));IF(COM.MICROSOFT.NETWORKDAYS.INTL([.Z$9];[.Z$9];1;[.$A$2:.$A$4]);&quot;W&quot;;&quot;H&quot;);&quot;&quot;)">
            <text:p/>
          </table:table-cell>
          <table:table-cell table:formula="of:=IF(AND([.AA$9]&gt;=[.$B23];[.AA$9]&lt;=[.$D23];ISNUMBER([.$C23]));IF(COM.MICROSOFT.NETWORKDAYS.INTL([.AA$9];[.AA$9];1;[.$A$2:.$A$4]);&quot;W&quot;;&quot;H&quot;);&quot;&quot;)">
            <text:p/>
          </table:table-cell>
          <table:table-cell table:formula="of:=IF(AND([.AB$9]&gt;=[.$B23];[.AB$9]&lt;=[.$D23];ISNUMBER([.$C23]));IF(COM.MICROSOFT.NETWORKDAYS.INTL([.AB$9];[.AB$9];1;[.$A$2:.$A$4]);&quot;W&quot;;&quot;H&quot;);&quot;&quot;)">
            <text:p/>
          </table:table-cell>
          <table:table-cell table:formula="of:=IF(AND([.AC$9]&gt;=[.$B23];[.AC$9]&lt;=[.$D23];ISNUMBER([.$C23]));IF(COM.MICROSOFT.NETWORKDAYS.INTL([.AC$9];[.AC$9];1;[.$A$2:.$A$4]);&quot;W&quot;;&quot;H&quot;);&quot;&quot;)">
            <text:p/>
          </table:table-cell>
          <table:table-cell table:formula="of:=IF(AND([.AD$9]&gt;=[.$B23];[.AD$9]&lt;=[.$D23];ISNUMBER([.$C23]));IF(COM.MICROSOFT.NETWORKDAYS.INTL([.AD$9];[.AD$9];1;[.$A$2:.$A$4]);&quot;W&quot;;&quot;H&quot;);&quot;&quot;)">
            <text:p/>
          </table:table-cell>
          <table:table-cell table:formula="of:=IF(AND([.AE$9]&gt;=[.$B23];[.AE$9]&lt;=[.$D23];ISNUMBER([.$C23]));IF(COM.MICROSOFT.NETWORKDAYS.INTL([.AE$9];[.AE$9];1;[.$A$2:.$A$4]);&quot;W&quot;;&quot;H&quot;);&quot;&quot;)">
            <text:p/>
          </table:table-cell>
          <table:table-cell table:formula="of:=IF(AND([.AF$9]&gt;=[.$B23];[.AF$9]&lt;=[.$D23];ISNUMBER([.$C23]));IF(COM.MICROSOFT.NETWORKDAYS.INTL([.AF$9];[.AF$9];1;[.$A$2:.$A$4]);&quot;W&quot;;&quot;H&quot;);&quot;&quot;)">
            <text:p/>
          </table:table-cell>
          <table:table-cell table:formula="of:=IF(AND([.AG$9]&gt;=[.$B23];[.AG$9]&lt;=[.$D23];ISNUMBER([.$C23]));IF(COM.MICROSOFT.NETWORKDAYS.INTL([.AG$9];[.AG$9];1;[.$A$2:.$A$4]);&quot;W&quot;;&quot;H&quot;);&quot;&quot;)">
            <text:p/>
          </table:table-cell>
          <table:table-cell table:formula="of:=IF(AND([.AH$9]&gt;=[.$B23];[.AH$9]&lt;=[.$D23];ISNUMBER([.$C23]));IF(COM.MICROSOFT.NETWORKDAYS.INTL([.AH$9];[.AH$9];1;[.$A$2:.$A$4]);&quot;W&quot;;&quot;H&quot;);&quot;&quot;)">
            <text:p/>
          </table:table-cell>
          <table:table-cell table:formula="of:=IF(AND([.AI$9]&gt;=[.$B23];[.AI$9]&lt;=[.$D23];ISNUMBER([.$C23]));IF(COM.MICROSOFT.NETWORKDAYS.INTL([.AI$9];[.AI$9];1;[.$A$2:.$A$4]);&quot;W&quot;;&quot;H&quot;);&quot;&quot;)">
            <text:p/>
          </table:table-cell>
          <table:table-cell table:formula="of:=IF(AND([.AJ$9]&gt;=[.$B23];[.AJ$9]&lt;=[.$D23];ISNUMBER([.$C23]));IF(COM.MICROSOFT.NETWORKDAYS.INTL([.AJ$9];[.AJ$9];1;[.$A$2:.$A$4]);&quot;W&quot;;&quot;H&quot;);&quot;&quot;)">
            <text:p/>
          </table:table-cell>
          <table:table-cell table:formula="of:=IF(AND([.AK$9]&gt;=[.$B23];[.AK$9]&lt;=[.$D23];ISNUMBER([.$C23]));IF(COM.MICROSOFT.NETWORKDAYS.INTL([.AK$9];[.AK$9];1;[.$A$2:.$A$4]);&quot;W&quot;;&quot;H&quot;);&quot;&quot;)">
            <text:p/>
          </table:table-cell>
          <table:table-cell table:formula="of:=IF(AND([.AL$9]&gt;=[.$B23];[.AL$9]&lt;=[.$D23];ISNUMBER([.$C23]));IF(COM.MICROSOFT.NETWORKDAYS.INTL([.AL$9];[.AL$9];1;[.$A$2:.$A$4]);&quot;W&quot;;&quot;H&quot;);&quot;&quot;)">
            <text:p/>
          </table:table-cell>
          <table:table-cell table:formula="of:=IF(AND([.AM$9]&gt;=[.$B23];[.AM$9]&lt;=[.$D23];ISNUMBER([.$C23]));IF(COM.MICROSOFT.NETWORKDAYS.INTL([.AM$9];[.AM$9];1;[.$A$2:.$A$4]);&quot;W&quot;;&quot;H&quot;);&quot;&quot;)">
            <text:p/>
          </table:table-cell>
          <table:table-cell table:formula="of:=IF(AND([.AN$9]&gt;=[.$B23];[.AN$9]&lt;=[.$D23];ISNUMBER([.$C23]));IF(COM.MICROSOFT.NETWORKDAYS.INTL([.AN$9];[.AN$9];1;[.$A$2:.$A$4]);&quot;W&quot;;&quot;H&quot;);&quot;&quot;)">
            <text:p/>
          </table:table-cell>
          <table:table-cell table:formula="of:=IF(AND([.AO$9]&gt;=[.$B23];[.AO$9]&lt;=[.$D23];ISNUMBER([.$C23]));IF(COM.MICROSOFT.NETWORKDAYS.INTL([.AO$9];[.AO$9];1;[.$A$2:.$A$4]);&quot;W&quot;;&quot;H&quot;);&quot;&quot;)">
            <text:p/>
          </table:table-cell>
          <table:table-cell table:formula="of:=IF(AND([.AP$9]&gt;=[.$B23];[.AP$9]&lt;=[.$D23];ISNUMBER([.$C23]));IF(COM.MICROSOFT.NETWORKDAYS.INTL([.AP$9];[.AP$9];1;[.$A$2:.$A$4]);&quot;W&quot;;&quot;H&quot;);&quot;&quot;)">
            <text:p/>
          </table:table-cell>
          <table:table-cell table:formula="of:=IF(AND([.AQ$9]&gt;=[.$B23];[.AQ$9]&lt;=[.$D23];ISNUMBER([.$C23]));IF(COM.MICROSOFT.NETWORKDAYS.INTL([.AQ$9];[.AQ$9];1;[.$A$2:.$A$4]);&quot;W&quot;;&quot;H&quot;);&quot;&quot;)">
            <text:p/>
          </table:table-cell>
          <table:table-cell table:formula="of:=IF(AND([.AR$9]&gt;=[.$B23];[.AR$9]&lt;=[.$D23];ISNUMBER([.$C23]));IF(COM.MICROSOFT.NETWORKDAYS.INTL([.AR$9];[.AR$9];1;[.$A$2:.$A$4]);&quot;W&quot;;&quot;H&quot;);&quot;&quot;)">
            <text:p/>
          </table:table-cell>
          <table:table-cell table:formula="of:=IF(AND([.AS$9]&gt;=[.$B23];[.AS$9]&lt;=[.$D23];ISNUMBER([.$C23]));IF(COM.MICROSOFT.NETWORKDAYS.INTL([.AS$9];[.AS$9];1;[.$A$2:.$A$4]);&quot;W&quot;;&quot;H&quot;);&quot;&quot;)">
            <text:p/>
          </table:table-cell>
          <table:table-cell table:formula="of:=IF(AND([.AT$9]&gt;=[.$B23];[.AT$9]&lt;=[.$D23];ISNUMBER([.$C23]));IF(COM.MICROSOFT.NETWORKDAYS.INTL([.AT$9];[.AT$9];1;[.$A$2:.$A$4]);&quot;W&quot;;&quot;H&quot;);&quot;&quot;)">
            <text:p/>
          </table:table-cell>
          <table:table-cell table:formula="of:=IF(AND([.AU$9]&gt;=[.$B23];[.AU$9]&lt;=[.$D23];ISNUMBER([.$C23]));IF(COM.MICROSOFT.NETWORKDAYS.INTL([.AU$9];[.AU$9];1;[.$A$2:.$A$4]);&quot;W&quot;;&quot;H&quot;);&quot;&quot;)">
            <text:p/>
          </table:table-cell>
          <table:table-cell table:formula="of:=IF(AND([.AV$9]&gt;=[.$B23];[.AV$9]&lt;=[.$D23];ISNUMBER([.$C23]));IF(COM.MICROSOFT.NETWORKDAYS.INTL([.AV$9];[.AV$9];1;[.$A$2:.$A$4]);&quot;W&quot;;&quot;H&quot;);&quot;&quot;)">
            <text:p/>
          </table:table-cell>
          <table:table-cell table:formula="of:=IF(AND([.AW$9]&gt;=[.$B23];[.AW$9]&lt;=[.$D23];ISNUMBER([.$C23]));IF(COM.MICROSOFT.NETWORKDAYS.INTL([.AW$9];[.AW$9];1;[.$A$2:.$A$4]);&quot;W&quot;;&quot;H&quot;);&quot;&quot;)">
            <text:p/>
          </table:table-cell>
          <table:table-cell table:formula="of:=IF(AND([.AX$9]&gt;=[.$B23];[.AX$9]&lt;=[.$D23];ISNUMBER([.$C23]));IF(COM.MICROSOFT.NETWORKDAYS.INTL([.AX$9];[.AX$9];1;[.$A$2:.$A$4]);&quot;W&quot;;&quot;H&quot;);&quot;&quot;)">
            <text:p/>
          </table:table-cell>
          <table:table-cell table:formula="of:=IF(AND([.AY$9]&gt;=[.$B23];[.AY$9]&lt;=[.$D23];ISNUMBER([.$C23]));IF(COM.MICROSOFT.NETWORKDAYS.INTL([.AY$9];[.AY$9];1;[.$A$2:.$A$4]);&quot;W&quot;;&quot;H&quot;);&quot;&quot;)">
            <text:p/>
          </table:table-cell>
          <table:table-cell table:formula="of:=IF(AND([.AZ$9]&gt;=[.$B23];[.AZ$9]&lt;=[.$D23];ISNUMBER([.$C23]));IF(COM.MICROSOFT.NETWORKDAYS.INTL([.AZ$9];[.AZ$9];1;[.$A$2:.$A$4]);&quot;W&quot;;&quot;H&quot;);&quot;&quot;)">
            <text:p/>
          </table:table-cell>
          <table:table-cell table:formula="of:=IF(AND([.BA$9]&gt;=[.$B23];[.BA$9]&lt;=[.$D23];ISNUMBER([.$C23]));IF(COM.MICROSOFT.NETWORKDAYS.INTL([.BA$9];[.BA$9];1;[.$A$2:.$A$4]);&quot;W&quot;;&quot;H&quot;);&quot;&quot;)">
            <text:p/>
          </table:table-cell>
          <table:table-cell table:formula="of:=IF(AND([.BB$9]&gt;=[.$B23];[.BB$9]&lt;=[.$D23];ISNUMBER([.$C23]));IF(COM.MICROSOFT.NETWORKDAYS.INTL([.BB$9];[.BB$9];1;[.$A$2:.$A$4]);&quot;W&quot;;&quot;H&quot;);&quot;&quot;)">
            <text:p/>
          </table:table-cell>
          <table:table-cell table:formula="of:=IF(AND([.BC$9]&gt;=[.$B23];[.BC$9]&lt;=[.$D23];ISNUMBER([.$C23]));IF(COM.MICROSOFT.NETWORKDAYS.INTL([.BC$9];[.BC$9];1;[.$A$2:.$A$4]);&quot;W&quot;;&quot;H&quot;);&quot;&quot;)">
            <text:p/>
          </table:table-cell>
          <table:table-cell table:formula="of:=IF(AND([.BD$9]&gt;=[.$B23];[.BD$9]&lt;=[.$D23];ISNUMBER([.$C23]));IF(COM.MICROSOFT.NETWORKDAYS.INTL([.BD$9];[.BD$9];1;[.$A$2:.$A$4]);&quot;W&quot;;&quot;H&quot;);&quot;&quot;)">
            <text:p/>
          </table:table-cell>
          <table:table-cell table:formula="of:=IF(AND([.BE$9]&gt;=[.$B23];[.BE$9]&lt;=[.$D23];ISNUMBER([.$C23]));IF(COM.MICROSOFT.NETWORKDAYS.INTL([.BE$9];[.BE$9];1;[.$A$2:.$A$4]);&quot;W&quot;;&quot;H&quot;);&quot;&quot;)">
            <text:p/>
          </table:table-cell>
          <table:table-cell table:formula="of:=IF(AND([.BF$9]&gt;=[.$B23];[.BF$9]&lt;=[.$D23];ISNUMBER([.$C23]));IF(COM.MICROSOFT.NETWORKDAYS.INTL([.BF$9];[.BF$9];1;[.$A$2:.$A$4]);&quot;W&quot;;&quot;H&quot;);&quot;&quot;)">
            <text:p/>
          </table:table-cell>
          <table:table-cell table:formula="of:=IF(AND([.BG$9]&gt;=[.$B23];[.BG$9]&lt;=[.$D23];ISNUMBER([.$C23]));IF(COM.MICROSOFT.NETWORKDAYS.INTL([.BG$9];[.BG$9];1;[.$A$2:.$A$4]);&quot;W&quot;;&quot;H&quot;);&quot;&quot;)">
            <text:p/>
          </table:table-cell>
          <table:table-cell table:formula="of:=IF(AND([.BH$9]&gt;=[.$B23];[.BH$9]&lt;=[.$D23];ISNUMBER([.$C23]));IF(COM.MICROSOFT.NETWORKDAYS.INTL([.BH$9];[.BH$9];1;[.$A$2:.$A$4]);&quot;W&quot;;&quot;H&quot;);&quot;&quot;)">
            <text:p/>
          </table:table-cell>
          <table:table-cell table:formula="of:=IF(AND([.BI$9]&gt;=[.$B23];[.BI$9]&lt;=[.$D23];ISNUMBER([.$C23]));IF(COM.MICROSOFT.NETWORKDAYS.INTL([.BI$9];[.BI$9];1;[.$A$2:.$A$4]);&quot;W&quot;;&quot;H&quot;);&quot;&quot;)">
            <text:p/>
          </table:table-cell>
          <table:table-cell table:formula="of:=IF(AND([.BJ$9]&gt;=[.$B23];[.BJ$9]&lt;=[.$D23];ISNUMBER([.$C23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U06</text:p>
          </table:table-cell>
          <table:table-cell office:value-type="date" office:date-value="2020-05-21" calcext:value-type="date">
            <text:p>21/05/20</text:p>
          </table:table-cell>
          <table:table-cell office:value-type="float" office:value="1" calcext:value-type="float">
            <text:p>1</text:p>
          </table:table-cell>
          <table:table-cell table:formula="of:=IF(ISNUMBER([.C24]); COM.MICROSOFT.WORKDAY.INTL([.B24]; [.C24]; 1; [.A$2:.A$4] ) - 1; &quot;&quot;)" office:value-type="date" office:date-value="2020-05-21" calcext:value-type="date">
            <text:p>21/05/20</text:p>
          </table:table-cell>
          <table:table-cell table:formula="of:=IF(AND([.E$9]&gt;=[.$B24];[.E$9]&lt;=[.$D24];ISNUMBER([.$C24]));IF(COM.MICROSOFT.NETWORKDAYS.INTL([.E$9];[.E$9];1;[.$A$2:.$A$4]);&quot;W&quot;;&quot;H&quot;);&quot;&quot;)">
            <text:p/>
          </table:table-cell>
          <table:table-cell table:style-name="ce22" table:formula="of:=IF(AND([.F$9]&gt;=[.$B24];[.F$9]&lt;=[.$D24];ISNUMBER([.$C24]));IF(COM.MICROSOFT.NETWORKDAYS.INTL([.F$9];[.F$9];1;[.$A$2:.$A$4]);&quot;W&quot;;&quot;H&quot;);&quot;&quot;)">
            <text:p/>
          </table:table-cell>
          <table:table-cell table:formula="of:=IF(AND([.G$9]&gt;=[.$B24];[.G$9]&lt;=[.$D24];ISNUMBER([.$C24]));IF(COM.MICROSOFT.NETWORKDAYS.INTL([.G$9];[.G$9];1;[.$A$2:.$A$4]);&quot;W&quot;;&quot;H&quot;);&quot;&quot;)">
            <text:p/>
          </table:table-cell>
          <table:table-cell table:formula="of:=IF(AND([.H$9]&gt;=[.$B24];[.H$9]&lt;=[.$D24];ISNUMBER([.$C24]));IF(COM.MICROSOFT.NETWORKDAYS.INTL([.H$9];[.H$9];1;[.$A$2:.$A$4]);&quot;W&quot;;&quot;H&quot;);&quot;&quot;)">
            <text:p/>
          </table:table-cell>
          <table:table-cell table:formula="of:=IF(AND([.I$9]&gt;=[.$B24];[.I$9]&lt;=[.$D24];ISNUMBER([.$C24]));IF(COM.MICROSOFT.NETWORKDAYS.INTL([.I$9];[.I$9];1;[.$A$2:.$A$4]);&quot;W&quot;;&quot;H&quot;);&quot;&quot;)">
            <text:p/>
          </table:table-cell>
          <table:table-cell table:formula="of:=IF(AND([.J$9]&gt;=[.$B24];[.J$9]&lt;=[.$D24];ISNUMBER([.$C24]));IF(COM.MICROSOFT.NETWORKDAYS.INTL([.J$9];[.J$9];1;[.$A$2:.$A$4]);&quot;W&quot;;&quot;H&quot;);&quot;&quot;)">
            <text:p/>
          </table:table-cell>
          <table:table-cell table:formula="of:=IF(AND([.K$9]&gt;=[.$B24];[.K$9]&lt;=[.$D24];ISNUMBER([.$C24]));IF(COM.MICROSOFT.NETWORKDAYS.INTL([.K$9];[.K$9];1;[.$A$2:.$A$4]);&quot;W&quot;;&quot;H&quot;);&quot;&quot;)">
            <text:p/>
          </table:table-cell>
          <table:table-cell table:formula="of:=IF(AND([.L$9]&gt;=[.$B24];[.L$9]&lt;=[.$D24];ISNUMBER([.$C24]));IF(COM.MICROSOFT.NETWORKDAYS.INTL([.L$9];[.L$9];1;[.$A$2:.$A$4]);&quot;W&quot;;&quot;H&quot;);&quot;&quot;)">
            <text:p/>
          </table:table-cell>
          <table:table-cell table:style-name="ce63" table:formula="of:=IF(AND([.M$9]&gt;=[.$B24];[.M$9]&lt;=[.$D24];ISNUMBER([.$C24]));IF(COM.MICROSOFT.NETWORKDAYS.INTL([.M$9];[.M$9];1;[.$A$2:.$A$4]);&quot;W&quot;;&quot;H&quot;);&quot;&quot;)">
            <text:p/>
          </table:table-cell>
          <table:table-cell table:formula="of:=IF(AND([.N$9]&gt;=[.$B24];[.N$9]&lt;=[.$D24];ISNUMBER([.$C24]));IF(COM.MICROSOFT.NETWORKDAYS.INTL([.N$9];[.N$9];1;[.$A$2:.$A$4]);&quot;W&quot;;&quot;H&quot;);&quot;&quot;)">
            <text:p/>
          </table:table-cell>
          <table:table-cell table:formula="of:=IF(AND([.O$9]&gt;=[.$B24];[.O$9]&lt;=[.$D24];ISNUMBER([.$C24]));IF(COM.MICROSOFT.NETWORKDAYS.INTL([.O$9];[.O$9];1;[.$A$2:.$A$4]);&quot;W&quot;;&quot;H&quot;);&quot;&quot;)">
            <text:p/>
          </table:table-cell>
          <table:table-cell table:formula="of:=IF(AND([.P$9]&gt;=[.$B24];[.P$9]&lt;=[.$D24];ISNUMBER([.$C24]));IF(COM.MICROSOFT.NETWORKDAYS.INTL([.P$9];[.P$9];1;[.$A$2:.$A$4]);&quot;W&quot;;&quot;H&quot;);&quot;&quot;)">
            <text:p/>
          </table:table-cell>
          <table:table-cell table:formula="of:=IF(AND([.Q$9]&gt;=[.$B24];[.Q$9]&lt;=[.$D24];ISNUMBER([.$C24]));IF(COM.MICROSOFT.NETWORKDAYS.INTL([.Q$9];[.Q$9];1;[.$A$2:.$A$4]);&quot;W&quot;;&quot;H&quot;);&quot;&quot;)">
            <text:p/>
          </table:table-cell>
          <table:table-cell table:formula="of:=IF(AND([.R$9]&gt;=[.$B24];[.R$9]&lt;=[.$D24];ISNUMBER([.$C24]));IF(COM.MICROSOFT.NETWORKDAYS.INTL([.R$9];[.R$9];1;[.$A$2:.$A$4]);&quot;W&quot;;&quot;H&quot;);&quot;&quot;)">
            <text:p/>
          </table:table-cell>
          <table:table-cell table:formula="of:=IF(AND([.S$9]&gt;=[.$B24];[.S$9]&lt;=[.$D24];ISNUMBER([.$C24]));IF(COM.MICROSOFT.NETWORKDAYS.INTL([.S$9];[.S$9];1;[.$A$2:.$A$4]);&quot;W&quot;;&quot;H&quot;);&quot;&quot;)">
            <text:p/>
          </table:table-cell>
          <table:table-cell table:formula="of:=IF(AND([.T$9]&gt;=[.$B24];[.T$9]&lt;=[.$D24];ISNUMBER([.$C24]));IF(COM.MICROSOFT.NETWORKDAYS.INTL([.T$9];[.T$9];1;[.$A$2:.$A$4]);&quot;W&quot;;&quot;H&quot;);&quot;&quot;)" office:value-type="string" office:string-value="W" calcext:value-type="string">
            <text:p>W</text:p>
          </table:table-cell>
          <table:table-cell table:formula="of:=IF(AND([.U$9]&gt;=[.$B24];[.U$9]&lt;=[.$D24];ISNUMBER([.$C24]));IF(COM.MICROSOFT.NETWORKDAYS.INTL([.U$9];[.U$9];1;[.$A$2:.$A$4]);&quot;W&quot;;&quot;H&quot;);&quot;&quot;)">
            <text:p/>
          </table:table-cell>
          <table:table-cell table:formula="of:=IF(AND([.V$9]&gt;=[.$B24];[.V$9]&lt;=[.$D24];ISNUMBER([.$C24]));IF(COM.MICROSOFT.NETWORKDAYS.INTL([.V$9];[.V$9];1;[.$A$2:.$A$4]);&quot;W&quot;;&quot;H&quot;);&quot;&quot;)">
            <text:p/>
          </table:table-cell>
          <table:table-cell table:formula="of:=IF(AND([.W$9]&gt;=[.$B24];[.W$9]&lt;=[.$D24];ISNUMBER([.$C24]));IF(COM.MICROSOFT.NETWORKDAYS.INTL([.W$9];[.W$9];1;[.$A$2:.$A$4]);&quot;W&quot;;&quot;H&quot;);&quot;&quot;)">
            <text:p/>
          </table:table-cell>
          <table:table-cell table:formula="of:=IF(AND([.X$9]&gt;=[.$B24];[.X$9]&lt;=[.$D24];ISNUMBER([.$C24]));IF(COM.MICROSOFT.NETWORKDAYS.INTL([.X$9];[.X$9];1;[.$A$2:.$A$4]);&quot;W&quot;;&quot;H&quot;);&quot;&quot;)">
            <text:p/>
          </table:table-cell>
          <table:table-cell table:formula="of:=IF(AND([.Y$9]&gt;=[.$B24];[.Y$9]&lt;=[.$D24];ISNUMBER([.$C24]));IF(COM.MICROSOFT.NETWORKDAYS.INTL([.Y$9];[.Y$9];1;[.$A$2:.$A$4]);&quot;W&quot;;&quot;H&quot;);&quot;&quot;)">
            <text:p/>
          </table:table-cell>
          <table:table-cell table:formula="of:=IF(AND([.Z$9]&gt;=[.$B24];[.Z$9]&lt;=[.$D24];ISNUMBER([.$C24]));IF(COM.MICROSOFT.NETWORKDAYS.INTL([.Z$9];[.Z$9];1;[.$A$2:.$A$4]);&quot;W&quot;;&quot;H&quot;);&quot;&quot;)">
            <text:p/>
          </table:table-cell>
          <table:table-cell table:formula="of:=IF(AND([.AA$9]&gt;=[.$B24];[.AA$9]&lt;=[.$D24];ISNUMBER([.$C24]));IF(COM.MICROSOFT.NETWORKDAYS.INTL([.AA$9];[.AA$9];1;[.$A$2:.$A$4]);&quot;W&quot;;&quot;H&quot;);&quot;&quot;)">
            <text:p/>
          </table:table-cell>
          <table:table-cell table:formula="of:=IF(AND([.AB$9]&gt;=[.$B24];[.AB$9]&lt;=[.$D24];ISNUMBER([.$C24]));IF(COM.MICROSOFT.NETWORKDAYS.INTL([.AB$9];[.AB$9];1;[.$A$2:.$A$4]);&quot;W&quot;;&quot;H&quot;);&quot;&quot;)">
            <text:p/>
          </table:table-cell>
          <table:table-cell table:formula="of:=IF(AND([.AC$9]&gt;=[.$B24];[.AC$9]&lt;=[.$D24];ISNUMBER([.$C24]));IF(COM.MICROSOFT.NETWORKDAYS.INTL([.AC$9];[.AC$9];1;[.$A$2:.$A$4]);&quot;W&quot;;&quot;H&quot;);&quot;&quot;)">
            <text:p/>
          </table:table-cell>
          <table:table-cell table:formula="of:=IF(AND([.AD$9]&gt;=[.$B24];[.AD$9]&lt;=[.$D24];ISNUMBER([.$C24]));IF(COM.MICROSOFT.NETWORKDAYS.INTL([.AD$9];[.AD$9];1;[.$A$2:.$A$4]);&quot;W&quot;;&quot;H&quot;);&quot;&quot;)">
            <text:p/>
          </table:table-cell>
          <table:table-cell table:formula="of:=IF(AND([.AE$9]&gt;=[.$B24];[.AE$9]&lt;=[.$D24];ISNUMBER([.$C24]));IF(COM.MICROSOFT.NETWORKDAYS.INTL([.AE$9];[.AE$9];1;[.$A$2:.$A$4]);&quot;W&quot;;&quot;H&quot;);&quot;&quot;)">
            <text:p/>
          </table:table-cell>
          <table:table-cell table:formula="of:=IF(AND([.AF$9]&gt;=[.$B24];[.AF$9]&lt;=[.$D24];ISNUMBER([.$C24]));IF(COM.MICROSOFT.NETWORKDAYS.INTL([.AF$9];[.AF$9];1;[.$A$2:.$A$4]);&quot;W&quot;;&quot;H&quot;);&quot;&quot;)">
            <text:p/>
          </table:table-cell>
          <table:table-cell table:formula="of:=IF(AND([.AG$9]&gt;=[.$B24];[.AG$9]&lt;=[.$D24];ISNUMBER([.$C24]));IF(COM.MICROSOFT.NETWORKDAYS.INTL([.AG$9];[.AG$9];1;[.$A$2:.$A$4]);&quot;W&quot;;&quot;H&quot;);&quot;&quot;)">
            <text:p/>
          </table:table-cell>
          <table:table-cell table:formula="of:=IF(AND([.AH$9]&gt;=[.$B24];[.AH$9]&lt;=[.$D24];ISNUMBER([.$C24]));IF(COM.MICROSOFT.NETWORKDAYS.INTL([.AH$9];[.AH$9];1;[.$A$2:.$A$4]);&quot;W&quot;;&quot;H&quot;);&quot;&quot;)">
            <text:p/>
          </table:table-cell>
          <table:table-cell table:formula="of:=IF(AND([.AI$9]&gt;=[.$B24];[.AI$9]&lt;=[.$D24];ISNUMBER([.$C24]));IF(COM.MICROSOFT.NETWORKDAYS.INTL([.AI$9];[.AI$9];1;[.$A$2:.$A$4]);&quot;W&quot;;&quot;H&quot;);&quot;&quot;)">
            <text:p/>
          </table:table-cell>
          <table:table-cell table:formula="of:=IF(AND([.AJ$9]&gt;=[.$B24];[.AJ$9]&lt;=[.$D24];ISNUMBER([.$C24]));IF(COM.MICROSOFT.NETWORKDAYS.INTL([.AJ$9];[.AJ$9];1;[.$A$2:.$A$4]);&quot;W&quot;;&quot;H&quot;);&quot;&quot;)">
            <text:p/>
          </table:table-cell>
          <table:table-cell table:formula="of:=IF(AND([.AK$9]&gt;=[.$B24];[.AK$9]&lt;=[.$D24];ISNUMBER([.$C24]));IF(COM.MICROSOFT.NETWORKDAYS.INTL([.AK$9];[.AK$9];1;[.$A$2:.$A$4]);&quot;W&quot;;&quot;H&quot;);&quot;&quot;)">
            <text:p/>
          </table:table-cell>
          <table:table-cell table:formula="of:=IF(AND([.AL$9]&gt;=[.$B24];[.AL$9]&lt;=[.$D24];ISNUMBER([.$C24]));IF(COM.MICROSOFT.NETWORKDAYS.INTL([.AL$9];[.AL$9];1;[.$A$2:.$A$4]);&quot;W&quot;;&quot;H&quot;);&quot;&quot;)">
            <text:p/>
          </table:table-cell>
          <table:table-cell table:formula="of:=IF(AND([.AM$9]&gt;=[.$B24];[.AM$9]&lt;=[.$D24];ISNUMBER([.$C24]));IF(COM.MICROSOFT.NETWORKDAYS.INTL([.AM$9];[.AM$9];1;[.$A$2:.$A$4]);&quot;W&quot;;&quot;H&quot;);&quot;&quot;)">
            <text:p/>
          </table:table-cell>
          <table:table-cell table:formula="of:=IF(AND([.AN$9]&gt;=[.$B24];[.AN$9]&lt;=[.$D24];ISNUMBER([.$C24]));IF(COM.MICROSOFT.NETWORKDAYS.INTL([.AN$9];[.AN$9];1;[.$A$2:.$A$4]);&quot;W&quot;;&quot;H&quot;);&quot;&quot;)">
            <text:p/>
          </table:table-cell>
          <table:table-cell table:formula="of:=IF(AND([.AO$9]&gt;=[.$B24];[.AO$9]&lt;=[.$D24];ISNUMBER([.$C24]));IF(COM.MICROSOFT.NETWORKDAYS.INTL([.AO$9];[.AO$9];1;[.$A$2:.$A$4]);&quot;W&quot;;&quot;H&quot;);&quot;&quot;)">
            <text:p/>
          </table:table-cell>
          <table:table-cell table:formula="of:=IF(AND([.AP$9]&gt;=[.$B24];[.AP$9]&lt;=[.$D24];ISNUMBER([.$C24]));IF(COM.MICROSOFT.NETWORKDAYS.INTL([.AP$9];[.AP$9];1;[.$A$2:.$A$4]);&quot;W&quot;;&quot;H&quot;);&quot;&quot;)">
            <text:p/>
          </table:table-cell>
          <table:table-cell table:formula="of:=IF(AND([.AQ$9]&gt;=[.$B24];[.AQ$9]&lt;=[.$D24];ISNUMBER([.$C24]));IF(COM.MICROSOFT.NETWORKDAYS.INTL([.AQ$9];[.AQ$9];1;[.$A$2:.$A$4]);&quot;W&quot;;&quot;H&quot;);&quot;&quot;)">
            <text:p/>
          </table:table-cell>
          <table:table-cell table:formula="of:=IF(AND([.AR$9]&gt;=[.$B24];[.AR$9]&lt;=[.$D24];ISNUMBER([.$C24]));IF(COM.MICROSOFT.NETWORKDAYS.INTL([.AR$9];[.AR$9];1;[.$A$2:.$A$4]);&quot;W&quot;;&quot;H&quot;);&quot;&quot;)">
            <text:p/>
          </table:table-cell>
          <table:table-cell table:formula="of:=IF(AND([.AS$9]&gt;=[.$B24];[.AS$9]&lt;=[.$D24];ISNUMBER([.$C24]));IF(COM.MICROSOFT.NETWORKDAYS.INTL([.AS$9];[.AS$9];1;[.$A$2:.$A$4]);&quot;W&quot;;&quot;H&quot;);&quot;&quot;)">
            <text:p/>
          </table:table-cell>
          <table:table-cell table:formula="of:=IF(AND([.AT$9]&gt;=[.$B24];[.AT$9]&lt;=[.$D24];ISNUMBER([.$C24]));IF(COM.MICROSOFT.NETWORKDAYS.INTL([.AT$9];[.AT$9];1;[.$A$2:.$A$4]);&quot;W&quot;;&quot;H&quot;);&quot;&quot;)">
            <text:p/>
          </table:table-cell>
          <table:table-cell table:formula="of:=IF(AND([.AU$9]&gt;=[.$B24];[.AU$9]&lt;=[.$D24];ISNUMBER([.$C24]));IF(COM.MICROSOFT.NETWORKDAYS.INTL([.AU$9];[.AU$9];1;[.$A$2:.$A$4]);&quot;W&quot;;&quot;H&quot;);&quot;&quot;)">
            <text:p/>
          </table:table-cell>
          <table:table-cell table:formula="of:=IF(AND([.AV$9]&gt;=[.$B24];[.AV$9]&lt;=[.$D24];ISNUMBER([.$C24]));IF(COM.MICROSOFT.NETWORKDAYS.INTL([.AV$9];[.AV$9];1;[.$A$2:.$A$4]);&quot;W&quot;;&quot;H&quot;);&quot;&quot;)">
            <text:p/>
          </table:table-cell>
          <table:table-cell table:formula="of:=IF(AND([.AW$9]&gt;=[.$B24];[.AW$9]&lt;=[.$D24];ISNUMBER([.$C24]));IF(COM.MICROSOFT.NETWORKDAYS.INTL([.AW$9];[.AW$9];1;[.$A$2:.$A$4]);&quot;W&quot;;&quot;H&quot;);&quot;&quot;)">
            <text:p/>
          </table:table-cell>
          <table:table-cell table:formula="of:=IF(AND([.AX$9]&gt;=[.$B24];[.AX$9]&lt;=[.$D24];ISNUMBER([.$C24]));IF(COM.MICROSOFT.NETWORKDAYS.INTL([.AX$9];[.AX$9];1;[.$A$2:.$A$4]);&quot;W&quot;;&quot;H&quot;);&quot;&quot;)">
            <text:p/>
          </table:table-cell>
          <table:table-cell table:formula="of:=IF(AND([.AY$9]&gt;=[.$B24];[.AY$9]&lt;=[.$D24];ISNUMBER([.$C24]));IF(COM.MICROSOFT.NETWORKDAYS.INTL([.AY$9];[.AY$9];1;[.$A$2:.$A$4]);&quot;W&quot;;&quot;H&quot;);&quot;&quot;)">
            <text:p/>
          </table:table-cell>
          <table:table-cell table:formula="of:=IF(AND([.AZ$9]&gt;=[.$B24];[.AZ$9]&lt;=[.$D24];ISNUMBER([.$C24]));IF(COM.MICROSOFT.NETWORKDAYS.INTL([.AZ$9];[.AZ$9];1;[.$A$2:.$A$4]);&quot;W&quot;;&quot;H&quot;);&quot;&quot;)">
            <text:p/>
          </table:table-cell>
          <table:table-cell table:formula="of:=IF(AND([.BA$9]&gt;=[.$B24];[.BA$9]&lt;=[.$D24];ISNUMBER([.$C24]));IF(COM.MICROSOFT.NETWORKDAYS.INTL([.BA$9];[.BA$9];1;[.$A$2:.$A$4]);&quot;W&quot;;&quot;H&quot;);&quot;&quot;)">
            <text:p/>
          </table:table-cell>
          <table:table-cell table:formula="of:=IF(AND([.BB$9]&gt;=[.$B24];[.BB$9]&lt;=[.$D24];ISNUMBER([.$C24]));IF(COM.MICROSOFT.NETWORKDAYS.INTL([.BB$9];[.BB$9];1;[.$A$2:.$A$4]);&quot;W&quot;;&quot;H&quot;);&quot;&quot;)">
            <text:p/>
          </table:table-cell>
          <table:table-cell table:formula="of:=IF(AND([.BC$9]&gt;=[.$B24];[.BC$9]&lt;=[.$D24];ISNUMBER([.$C24]));IF(COM.MICROSOFT.NETWORKDAYS.INTL([.BC$9];[.BC$9];1;[.$A$2:.$A$4]);&quot;W&quot;;&quot;H&quot;);&quot;&quot;)">
            <text:p/>
          </table:table-cell>
          <table:table-cell table:formula="of:=IF(AND([.BD$9]&gt;=[.$B24];[.BD$9]&lt;=[.$D24];ISNUMBER([.$C24]));IF(COM.MICROSOFT.NETWORKDAYS.INTL([.BD$9];[.BD$9];1;[.$A$2:.$A$4]);&quot;W&quot;;&quot;H&quot;);&quot;&quot;)">
            <text:p/>
          </table:table-cell>
          <table:table-cell table:formula="of:=IF(AND([.BE$9]&gt;=[.$B24];[.BE$9]&lt;=[.$D24];ISNUMBER([.$C24]));IF(COM.MICROSOFT.NETWORKDAYS.INTL([.BE$9];[.BE$9];1;[.$A$2:.$A$4]);&quot;W&quot;;&quot;H&quot;);&quot;&quot;)">
            <text:p/>
          </table:table-cell>
          <table:table-cell table:formula="of:=IF(AND([.BF$9]&gt;=[.$B24];[.BF$9]&lt;=[.$D24];ISNUMBER([.$C24]));IF(COM.MICROSOFT.NETWORKDAYS.INTL([.BF$9];[.BF$9];1;[.$A$2:.$A$4]);&quot;W&quot;;&quot;H&quot;);&quot;&quot;)">
            <text:p/>
          </table:table-cell>
          <table:table-cell table:formula="of:=IF(AND([.BG$9]&gt;=[.$B24];[.BG$9]&lt;=[.$D24];ISNUMBER([.$C24]));IF(COM.MICROSOFT.NETWORKDAYS.INTL([.BG$9];[.BG$9];1;[.$A$2:.$A$4]);&quot;W&quot;;&quot;H&quot;);&quot;&quot;)">
            <text:p/>
          </table:table-cell>
          <table:table-cell table:formula="of:=IF(AND([.BH$9]&gt;=[.$B24];[.BH$9]&lt;=[.$D24];ISNUMBER([.$C24]));IF(COM.MICROSOFT.NETWORKDAYS.INTL([.BH$9];[.BH$9];1;[.$A$2:.$A$4]);&quot;W&quot;;&quot;H&quot;);&quot;&quot;)">
            <text:p/>
          </table:table-cell>
          <table:table-cell table:formula="of:=IF(AND([.BI$9]&gt;=[.$B24];[.BI$9]&lt;=[.$D24];ISNUMBER([.$C24]));IF(COM.MICROSOFT.NETWORKDAYS.INTL([.BI$9];[.BI$9];1;[.$A$2:.$A$4]);&quot;W&quot;;&quot;H&quot;);&quot;&quot;)">
            <text:p/>
          </table:table-cell>
          <table:table-cell table:formula="of:=IF(AND([.BJ$9]&gt;=[.$B24];[.BJ$9]&lt;=[.$D24];ISNUMBER([.$C24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EF05</text:p>
          </table:table-cell>
          <table:table-cell office:value-type="date" office:date-value="2020-05-21" calcext:value-type="date">
            <text:p>21/05/20</text:p>
          </table:table-cell>
          <table:table-cell office:value-type="float" office:value="3" calcext:value-type="float">
            <text:p>3</text:p>
          </table:table-cell>
          <table:table-cell table:formula="of:=IF(ISNUMBER([.C25]); COM.MICROSOFT.WORKDAY.INTL([.B25]; [.C25]; 1; [.A$2:.A$4] ) - 1; &quot;&quot;)" office:value-type="date" office:date-value="2020-05-25" calcext:value-type="date">
            <text:p>25/05/20</text:p>
          </table:table-cell>
          <table:table-cell/>
          <table:table-cell table:style-name="ce22" table:formula="of:=IF(AND([.F$9]&gt;=[.$B25];[.F$9]&lt;=[.$D25];ISNUMBER([.$C25]));IF(COM.MICROSOFT.NETWORKDAYS.INTL([.F$9];[.F$9];1;[.$A$2:.$A$4]);&quot;W&quot;;&quot;H&quot;);&quot;&quot;)">
            <text:p/>
          </table:table-cell>
          <table:table-cell table:number-columns-repeated="6"/>
          <table:table-cell table:style-name="ce63" table:formula="of:=IF(AND([.M$9]&gt;=[.$B25];[.M$9]&lt;=[.$D25];ISNUMBER([.$C25]));IF(COM.MICROSOFT.NETWORKDAYS.INTL([.M$9];[.M$9];1;[.$A$2:.$A$4]);&quot;W&quot;;&quot;H&quot;);&quot;&quot;)">
            <text:p/>
          </table:table-cell>
          <table:table-cell table:formula="of:=IF(AND([.N$9]&gt;=[.$B25];[.N$9]&lt;=[.$D25];ISNUMBER([.$C25]));IF(COM.MICROSOFT.NETWORKDAYS.INTL([.N$9];[.N$9];1;[.$A$2:.$A$4]);&quot;W&quot;;&quot;H&quot;);&quot;&quot;)">
            <text:p/>
          </table:table-cell>
          <table:table-cell table:formula="of:=IF(AND([.O$9]&gt;=[.$B25];[.O$9]&lt;=[.$D25];ISNUMBER([.$C25]));IF(COM.MICROSOFT.NETWORKDAYS.INTL([.O$9];[.O$9];1;[.$A$2:.$A$4]);&quot;W&quot;;&quot;H&quot;);&quot;&quot;)">
            <text:p/>
          </table:table-cell>
          <table:table-cell table:formula="of:=IF(AND([.P$9]&gt;=[.$B25];[.P$9]&lt;=[.$D25];ISNUMBER([.$C25]));IF(COM.MICROSOFT.NETWORKDAYS.INTL([.P$9];[.P$9];1;[.$A$2:.$A$4]);&quot;W&quot;;&quot;H&quot;);&quot;&quot;)">
            <text:p/>
          </table:table-cell>
          <table:table-cell table:formula="of:=IF(AND([.Q$9]&gt;=[.$B25];[.Q$9]&lt;=[.$D25];ISNUMBER([.$C25]));IF(COM.MICROSOFT.NETWORKDAYS.INTL([.Q$9];[.Q$9];1;[.$A$2:.$A$4]);&quot;W&quot;;&quot;H&quot;);&quot;&quot;)">
            <text:p/>
          </table:table-cell>
          <table:table-cell table:number-columns-repeated="2"/>
          <table:table-cell table:formula="of:=IF(AND([.T$9]&gt;=[.$B25];[.T$9]&lt;=[.$D25];ISNUMBER([.$C25]));IF(COM.MICROSOFT.NETWORKDAYS.INTL([.T$9];[.T$9];1;[.$A$2:.$A$4]);&quot;W&quot;;&quot;H&quot;);&quot;&quot;)" office:value-type="string" office:string-value="W" calcext:value-type="string">
            <text:p>W</text:p>
          </table:table-cell>
          <table:table-cell table:formula="of:=IF(AND([.U$9]&gt;=[.$B25];[.U$9]&lt;=[.$D25];ISNUMBER([.$C25]));IF(COM.MICROSOFT.NETWORKDAYS.INTL([.U$9];[.U$9];1;[.$A$2:.$A$4]);&quot;W&quot;;&quot;H&quot;);&quot;&quot;)" office:value-type="string" office:string-value="W" calcext:value-type="string">
            <text:p>W</text:p>
          </table:table-cell>
          <table:table-cell table:formula="of:=IF(AND([.V$9]&gt;=[.$B25];[.V$9]&lt;=[.$D25];ISNUMBER([.$C25]));IF(COM.MICROSOFT.NETWORKDAYS.INTL([.V$9];[.V$9];1;[.$A$2:.$A$4]);&quot;W&quot;;&quot;H&quot;);&quot;&quot;)" office:value-type="string" office:string-value="H" calcext:value-type="string">
            <text:p>H</text:p>
          </table:table-cell>
          <table:table-cell table:formula="of:=IF(AND([.W$9]&gt;=[.$B25];[.W$9]&lt;=[.$D25];ISNUMBER([.$C25]));IF(COM.MICROSOFT.NETWORKDAYS.INTL([.W$9];[.W$9];1;[.$A$2:.$A$4]);&quot;W&quot;;&quot;H&quot;);&quot;&quot;)" office:value-type="string" office:string-value="H" calcext:value-type="string">
            <text:p>H</text:p>
          </table:table-cell>
          <table:table-cell table:formula="of:=IF(AND([.X$9]&gt;=[.$B25];[.X$9]&lt;=[.$D25];ISNUMBER([.$C25]));IF(COM.MICROSOFT.NETWORKDAYS.INTL([.X$9];[.X$9];1;[.$A$2:.$A$4]);&quot;W&quot;;&quot;H&quot;);&quot;&quot;)" office:value-type="string" office:string-value="W" calcext:value-type="string">
            <text:p>W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DEF06</text:p>
          </table:table-cell>
          <table:table-cell office:value-type="date" office:date-value="2020-05-21" calcext:value-type="date">
            <text:p>21/05/20</text:p>
          </table:table-cell>
          <table:table-cell office:value-type="float" office:value="3" calcext:value-type="float">
            <text:p>3</text:p>
          </table:table-cell>
          <table:table-cell table:formula="of:=IF(ISNUMBER([.C26]); COM.MICROSOFT.WORKDAY.INTL([.B26]; [.C26]; 1; [.A$2:.A$4] ) - 1; &quot;&quot;)" office:value-type="date" office:date-value="2020-05-25" calcext:value-type="date">
            <text:p>25/05/20</text:p>
          </table:table-cell>
          <table:table-cell/>
          <table:table-cell table:style-name="ce22" table:formula="of:=IF(AND([.F$9]&gt;=[.$B26];[.F$9]&lt;=[.$D26];ISNUMBER([.$C26]));IF(COM.MICROSOFT.NETWORKDAYS.INTL([.F$9];[.F$9];1;[.$A$2:.$A$4]);&quot;W&quot;;&quot;H&quot;);&quot;&quot;)">
            <text:p/>
          </table:table-cell>
          <table:table-cell table:number-columns-repeated="6"/>
          <table:table-cell table:style-name="ce63" table:formula="of:=IF(AND([.M$9]&gt;=[.$B26];[.M$9]&lt;=[.$D26];ISNUMBER([.$C26]));IF(COM.MICROSOFT.NETWORKDAYS.INTL([.M$9];[.M$9];1;[.$A$2:.$A$4]);&quot;W&quot;;&quot;H&quot;);&quot;&quot;)">
            <text:p/>
          </table:table-cell>
          <table:table-cell table:formula="of:=IF(AND([.N$9]&gt;=[.$B26];[.N$9]&lt;=[.$D26];ISNUMBER([.$C26]));IF(COM.MICROSOFT.NETWORKDAYS.INTL([.N$9];[.N$9];1;[.$A$2:.$A$4]);&quot;W&quot;;&quot;H&quot;);&quot;&quot;)">
            <text:p/>
          </table:table-cell>
          <table:table-cell table:formula="of:=IF(AND([.O$9]&gt;=[.$B26];[.O$9]&lt;=[.$D26];ISNUMBER([.$C26]));IF(COM.MICROSOFT.NETWORKDAYS.INTL([.O$9];[.O$9];1;[.$A$2:.$A$4]);&quot;W&quot;;&quot;H&quot;);&quot;&quot;)">
            <text:p/>
          </table:table-cell>
          <table:table-cell table:formula="of:=IF(AND([.P$9]&gt;=[.$B26];[.P$9]&lt;=[.$D26];ISNUMBER([.$C26]));IF(COM.MICROSOFT.NETWORKDAYS.INTL([.P$9];[.P$9];1;[.$A$2:.$A$4]);&quot;W&quot;;&quot;H&quot;);&quot;&quot;)">
            <text:p/>
          </table:table-cell>
          <table:table-cell table:formula="of:=IF(AND([.Q$9]&gt;=[.$B26];[.Q$9]&lt;=[.$D26];ISNUMBER([.$C26]));IF(COM.MICROSOFT.NETWORKDAYS.INTL([.Q$9];[.Q$9];1;[.$A$2:.$A$4]);&quot;W&quot;;&quot;H&quot;);&quot;&quot;)">
            <text:p/>
          </table:table-cell>
          <table:table-cell table:number-columns-repeated="2"/>
          <table:table-cell table:formula="of:=IF(AND([.T$9]&gt;=[.$B26];[.T$9]&lt;=[.$D26];ISNUMBER([.$C26]));IF(COM.MICROSOFT.NETWORKDAYS.INTL([.T$9];[.T$9];1;[.$A$2:.$A$4]);&quot;W&quot;;&quot;H&quot;);&quot;&quot;)" office:value-type="string" office:string-value="W" calcext:value-type="string">
            <text:p>W</text:p>
          </table:table-cell>
          <table:table-cell table:formula="of:=IF(AND([.U$9]&gt;=[.$B26];[.U$9]&lt;=[.$D26];ISNUMBER([.$C26]));IF(COM.MICROSOFT.NETWORKDAYS.INTL([.U$9];[.U$9];1;[.$A$2:.$A$4]);&quot;W&quot;;&quot;H&quot;);&quot;&quot;)" office:value-type="string" office:string-value="W" calcext:value-type="string">
            <text:p>W</text:p>
          </table:table-cell>
          <table:table-cell table:formula="of:=IF(AND([.V$9]&gt;=[.$B26];[.V$9]&lt;=[.$D26];ISNUMBER([.$C26]));IF(COM.MICROSOFT.NETWORKDAYS.INTL([.V$9];[.V$9];1;[.$A$2:.$A$4]);&quot;W&quot;;&quot;H&quot;);&quot;&quot;)" office:value-type="string" office:string-value="H" calcext:value-type="string">
            <text:p>H</text:p>
          </table:table-cell>
          <table:table-cell table:formula="of:=IF(AND([.W$9]&gt;=[.$B26];[.W$9]&lt;=[.$D26];ISNUMBER([.$C26]));IF(COM.MICROSOFT.NETWORKDAYS.INTL([.W$9];[.W$9];1;[.$A$2:.$A$4]);&quot;W&quot;;&quot;H&quot;);&quot;&quot;)" office:value-type="string" office:string-value="H" calcext:value-type="string">
            <text:p>H</text:p>
          </table:table-cell>
          <table:table-cell table:formula="of:=IF(AND([.X$9]&gt;=[.$B26];[.X$9]&lt;=[.$D26];ISNUMBER([.$C26]));IF(COM.MICROSOFT.NETWORKDAYS.INTL([.X$9];[.X$9];1;[.$A$2:.$A$4]);&quot;W&quot;;&quot;H&quot;);&quot;&quot;)" office:value-type="string" office:string-value="W" calcext:value-type="string">
            <text:p>W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ARQ03</text:p>
          </table:table-cell>
          <table:table-cell office:value-type="date" office:date-value="2020-05-21" calcext:value-type="date">
            <text:p>21/05/20</text:p>
          </table:table-cell>
          <table:table-cell office:value-type="float" office:value="3" calcext:value-type="float">
            <text:p>3</text:p>
          </table:table-cell>
          <table:table-cell table:formula="of:=IF(ISNUMBER([.C27]); COM.MICROSOFT.WORKDAY.INTL([.B27]; [.C27]; 1; [.A$2:.A$4] ) - 1; &quot;&quot;)" office:value-type="date" office:date-value="2020-05-25" calcext:value-type="date">
            <text:p>25/05/20</text:p>
          </table:table-cell>
          <table:table-cell table:formula="of:=IF(AND([.E$9]&gt;=[.$B27];[.E$9]&lt;=[.$D27];ISNUMBER([.$C27]));IF(COM.MICROSOFT.NETWORKDAYS.INTL([.E$9];[.E$9];1;[.$A$2:.$A$4]);&quot;W&quot;;&quot;H&quot;);&quot;&quot;)">
            <text:p/>
          </table:table-cell>
          <table:table-cell table:style-name="ce22" table:formula="of:=IF(AND([.F$9]&gt;=[.$B27];[.F$9]&lt;=[.$D27];ISNUMBER([.$C27]));IF(COM.MICROSOFT.NETWORKDAYS.INTL([.F$9];[.F$9];1;[.$A$2:.$A$4]);&quot;W&quot;;&quot;H&quot;);&quot;&quot;)">
            <text:p/>
          </table:table-cell>
          <table:table-cell table:formula="of:=IF(AND([.G$9]&gt;=[.$B27];[.G$9]&lt;=[.$D27];ISNUMBER([.$C27]));IF(COM.MICROSOFT.NETWORKDAYS.INTL([.G$9];[.G$9];1;[.$A$2:.$A$4]);&quot;W&quot;;&quot;H&quot;);&quot;&quot;)">
            <text:p/>
          </table:table-cell>
          <table:table-cell table:formula="of:=IF(AND([.H$9]&gt;=[.$B27];[.H$9]&lt;=[.$D27];ISNUMBER([.$C27]));IF(COM.MICROSOFT.NETWORKDAYS.INTL([.H$9];[.H$9];1;[.$A$2:.$A$4]);&quot;W&quot;;&quot;H&quot;);&quot;&quot;)">
            <text:p/>
          </table:table-cell>
          <table:table-cell table:formula="of:=IF(AND([.I$9]&gt;=[.$B27];[.I$9]&lt;=[.$D27];ISNUMBER([.$C27]));IF(COM.MICROSOFT.NETWORKDAYS.INTL([.I$9];[.I$9];1;[.$A$2:.$A$4]);&quot;W&quot;;&quot;H&quot;);&quot;&quot;)">
            <text:p/>
          </table:table-cell>
          <table:table-cell table:formula="of:=IF(AND([.J$9]&gt;=[.$B27];[.J$9]&lt;=[.$D27];ISNUMBER([.$C27]));IF(COM.MICROSOFT.NETWORKDAYS.INTL([.J$9];[.J$9];1;[.$A$2:.$A$4]);&quot;W&quot;;&quot;H&quot;);&quot;&quot;)">
            <text:p/>
          </table:table-cell>
          <table:table-cell table:formula="of:=IF(AND([.K$9]&gt;=[.$B27];[.K$9]&lt;=[.$D27];ISNUMBER([.$C27]));IF(COM.MICROSOFT.NETWORKDAYS.INTL([.K$9];[.K$9];1;[.$A$2:.$A$4]);&quot;W&quot;;&quot;H&quot;);&quot;&quot;)">
            <text:p/>
          </table:table-cell>
          <table:table-cell table:formula="of:=IF(AND([.L$9]&gt;=[.$B27];[.L$9]&lt;=[.$D27];ISNUMBER([.$C27]));IF(COM.MICROSOFT.NETWORKDAYS.INTL([.L$9];[.L$9];1;[.$A$2:.$A$4]);&quot;W&quot;;&quot;H&quot;);&quot;&quot;)">
            <text:p/>
          </table:table-cell>
          <table:table-cell table:style-name="ce63" table:formula="of:=IF(AND([.M$9]&gt;=[.$B27];[.M$9]&lt;=[.$D27];ISNUMBER([.$C27]));IF(COM.MICROSOFT.NETWORKDAYS.INTL([.M$9];[.M$9];1;[.$A$2:.$A$4]);&quot;W&quot;;&quot;H&quot;);&quot;&quot;)">
            <text:p/>
          </table:table-cell>
          <table:table-cell table:formula="of:=IF(AND([.N$9]&gt;=[.$B27];[.N$9]&lt;=[.$D27];ISNUMBER([.$C27]));IF(COM.MICROSOFT.NETWORKDAYS.INTL([.N$9];[.N$9];1;[.$A$2:.$A$4]);&quot;W&quot;;&quot;H&quot;);&quot;&quot;)">
            <text:p/>
          </table:table-cell>
          <table:table-cell table:formula="of:=IF(AND([.O$9]&gt;=[.$B27];[.O$9]&lt;=[.$D27];ISNUMBER([.$C27]));IF(COM.MICROSOFT.NETWORKDAYS.INTL([.O$9];[.O$9];1;[.$A$2:.$A$4]);&quot;W&quot;;&quot;H&quot;);&quot;&quot;)">
            <text:p/>
          </table:table-cell>
          <table:table-cell table:formula="of:=IF(AND([.P$9]&gt;=[.$B27];[.P$9]&lt;=[.$D27];ISNUMBER([.$C27]));IF(COM.MICROSOFT.NETWORKDAYS.INTL([.P$9];[.P$9];1;[.$A$2:.$A$4]);&quot;W&quot;;&quot;H&quot;);&quot;&quot;)">
            <text:p/>
          </table:table-cell>
          <table:table-cell table:formula="of:=IF(AND([.Q$9]&gt;=[.$B27];[.Q$9]&lt;=[.$D27];ISNUMBER([.$C27]));IF(COM.MICROSOFT.NETWORKDAYS.INTL([.Q$9];[.Q$9];1;[.$A$2:.$A$4]);&quot;W&quot;;&quot;H&quot;);&quot;&quot;)">
            <text:p/>
          </table:table-cell>
          <table:table-cell table:formula="of:=IF(AND([.R$9]&gt;=[.$B27];[.R$9]&lt;=[.$D27];ISNUMBER([.$C27]));IF(COM.MICROSOFT.NETWORKDAYS.INTL([.R$9];[.R$9];1;[.$A$2:.$A$4]);&quot;W&quot;;&quot;H&quot;);&quot;&quot;)">
            <text:p/>
          </table:table-cell>
          <table:table-cell table:formula="of:=IF(AND([.S$9]&gt;=[.$B27];[.S$9]&lt;=[.$D27];ISNUMBER([.$C27]));IF(COM.MICROSOFT.NETWORKDAYS.INTL([.S$9];[.S$9];1;[.$A$2:.$A$4]);&quot;W&quot;;&quot;H&quot;);&quot;&quot;)">
            <text:p/>
          </table:table-cell>
          <table:table-cell table:formula="of:=IF(AND([.T$9]&gt;=[.$B27];[.T$9]&lt;=[.$D27];ISNUMBER([.$C27]));IF(COM.MICROSOFT.NETWORKDAYS.INTL([.T$9];[.T$9];1;[.$A$2:.$A$4]);&quot;W&quot;;&quot;H&quot;);&quot;&quot;)" office:value-type="string" office:string-value="W" calcext:value-type="string">
            <text:p>W</text:p>
          </table:table-cell>
          <table:table-cell table:formula="of:=IF(AND([.U$9]&gt;=[.$B27];[.U$9]&lt;=[.$D27];ISNUMBER([.$C27]));IF(COM.MICROSOFT.NETWORKDAYS.INTL([.U$9];[.U$9];1;[.$A$2:.$A$4]);&quot;W&quot;;&quot;H&quot;);&quot;&quot;)" office:value-type="string" office:string-value="W" calcext:value-type="string">
            <text:p>W</text:p>
          </table:table-cell>
          <table:table-cell table:formula="of:=IF(AND([.V$9]&gt;=[.$B27];[.V$9]&lt;=[.$D27];ISNUMBER([.$C27]));IF(COM.MICROSOFT.NETWORKDAYS.INTL([.V$9];[.V$9];1;[.$A$2:.$A$4]);&quot;W&quot;;&quot;H&quot;);&quot;&quot;)" office:value-type="string" office:string-value="H" calcext:value-type="string">
            <text:p>H</text:p>
          </table:table-cell>
          <table:table-cell table:formula="of:=IF(AND([.W$9]&gt;=[.$B27];[.W$9]&lt;=[.$D27];ISNUMBER([.$C27]));IF(COM.MICROSOFT.NETWORKDAYS.INTL([.W$9];[.W$9];1;[.$A$2:.$A$4]);&quot;W&quot;;&quot;H&quot;);&quot;&quot;)" office:value-type="string" office:string-value="H" calcext:value-type="string">
            <text:p>H</text:p>
          </table:table-cell>
          <table:table-cell table:formula="of:=IF(AND([.X$9]&gt;=[.$B27];[.X$9]&lt;=[.$D27];ISNUMBER([.$C27]));IF(COM.MICROSOFT.NETWORKDAYS.INTL([.X$9];[.X$9];1;[.$A$2:.$A$4]);&quot;W&quot;;&quot;H&quot;);&quot;&quot;)" office:value-type="string" office:string-value="W" calcext:value-type="string">
            <text:p>W</text:p>
          </table:table-cell>
          <table:table-cell table:formula="of:=IF(AND([.Y$9]&gt;=[.$B27];[.Y$9]&lt;=[.$D27];ISNUMBER([.$C27]));IF(COM.MICROSOFT.NETWORKDAYS.INTL([.Y$9];[.Y$9];1;[.$A$2:.$A$4]);&quot;W&quot;;&quot;H&quot;);&quot;&quot;)">
            <text:p/>
          </table:table-cell>
          <table:table-cell table:formula="of:=IF(AND([.Z$9]&gt;=[.$B27];[.Z$9]&lt;=[.$D27];ISNUMBER([.$C27]));IF(COM.MICROSOFT.NETWORKDAYS.INTL([.Z$9];[.Z$9];1;[.$A$2:.$A$4]);&quot;W&quot;;&quot;H&quot;);&quot;&quot;)">
            <text:p/>
          </table:table-cell>
          <table:table-cell table:formula="of:=IF(AND([.AA$9]&gt;=[.$B27];[.AA$9]&lt;=[.$D27];ISNUMBER([.$C27]));IF(COM.MICROSOFT.NETWORKDAYS.INTL([.AA$9];[.AA$9];1;[.$A$2:.$A$4]);&quot;W&quot;;&quot;H&quot;);&quot;&quot;)">
            <text:p/>
          </table:table-cell>
          <table:table-cell table:formula="of:=IF(AND([.AB$9]&gt;=[.$B27];[.AB$9]&lt;=[.$D27];ISNUMBER([.$C27]));IF(COM.MICROSOFT.NETWORKDAYS.INTL([.AB$9];[.AB$9];1;[.$A$2:.$A$4]);&quot;W&quot;;&quot;H&quot;);&quot;&quot;)">
            <text:p/>
          </table:table-cell>
          <table:table-cell table:formula="of:=IF(AND([.AC$9]&gt;=[.$B27];[.AC$9]&lt;=[.$D27];ISNUMBER([.$C27]));IF(COM.MICROSOFT.NETWORKDAYS.INTL([.AC$9];[.AC$9];1;[.$A$2:.$A$4]);&quot;W&quot;;&quot;H&quot;);&quot;&quot;)">
            <text:p/>
          </table:table-cell>
          <table:table-cell table:formula="of:=IF(AND([.AD$9]&gt;=[.$B27];[.AD$9]&lt;=[.$D27];ISNUMBER([.$C27]));IF(COM.MICROSOFT.NETWORKDAYS.INTL([.AD$9];[.AD$9];1;[.$A$2:.$A$4]);&quot;W&quot;;&quot;H&quot;);&quot;&quot;)">
            <text:p/>
          </table:table-cell>
          <table:table-cell table:formula="of:=IF(AND([.AE$9]&gt;=[.$B27];[.AE$9]&lt;=[.$D27];ISNUMBER([.$C27]));IF(COM.MICROSOFT.NETWORKDAYS.INTL([.AE$9];[.AE$9];1;[.$A$2:.$A$4]);&quot;W&quot;;&quot;H&quot;);&quot;&quot;)">
            <text:p/>
          </table:table-cell>
          <table:table-cell table:formula="of:=IF(AND([.AF$9]&gt;=[.$B27];[.AF$9]&lt;=[.$D27];ISNUMBER([.$C27]));IF(COM.MICROSOFT.NETWORKDAYS.INTL([.AF$9];[.AF$9];1;[.$A$2:.$A$4]);&quot;W&quot;;&quot;H&quot;);&quot;&quot;)">
            <text:p/>
          </table:table-cell>
          <table:table-cell table:formula="of:=IF(AND([.AG$9]&gt;=[.$B27];[.AG$9]&lt;=[.$D27];ISNUMBER([.$C27]));IF(COM.MICROSOFT.NETWORKDAYS.INTL([.AG$9];[.AG$9];1;[.$A$2:.$A$4]);&quot;W&quot;;&quot;H&quot;);&quot;&quot;)">
            <text:p/>
          </table:table-cell>
          <table:table-cell table:formula="of:=IF(AND([.AH$9]&gt;=[.$B27];[.AH$9]&lt;=[.$D27];ISNUMBER([.$C27]));IF(COM.MICROSOFT.NETWORKDAYS.INTL([.AH$9];[.AH$9];1;[.$A$2:.$A$4]);&quot;W&quot;;&quot;H&quot;);&quot;&quot;)">
            <text:p/>
          </table:table-cell>
          <table:table-cell table:formula="of:=IF(AND([.AI$9]&gt;=[.$B27];[.AI$9]&lt;=[.$D27];ISNUMBER([.$C27]));IF(COM.MICROSOFT.NETWORKDAYS.INTL([.AI$9];[.AI$9];1;[.$A$2:.$A$4]);&quot;W&quot;;&quot;H&quot;);&quot;&quot;)">
            <text:p/>
          </table:table-cell>
          <table:table-cell table:formula="of:=IF(AND([.AJ$9]&gt;=[.$B27];[.AJ$9]&lt;=[.$D27];ISNUMBER([.$C27]));IF(COM.MICROSOFT.NETWORKDAYS.INTL([.AJ$9];[.AJ$9];1;[.$A$2:.$A$4]);&quot;W&quot;;&quot;H&quot;);&quot;&quot;)">
            <text:p/>
          </table:table-cell>
          <table:table-cell table:formula="of:=IF(AND([.AK$9]&gt;=[.$B27];[.AK$9]&lt;=[.$D27];ISNUMBER([.$C27]));IF(COM.MICROSOFT.NETWORKDAYS.INTL([.AK$9];[.AK$9];1;[.$A$2:.$A$4]);&quot;W&quot;;&quot;H&quot;);&quot;&quot;)">
            <text:p/>
          </table:table-cell>
          <table:table-cell table:formula="of:=IF(AND([.AL$9]&gt;=[.$B27];[.AL$9]&lt;=[.$D27];ISNUMBER([.$C27]));IF(COM.MICROSOFT.NETWORKDAYS.INTL([.AL$9];[.AL$9];1;[.$A$2:.$A$4]);&quot;W&quot;;&quot;H&quot;);&quot;&quot;)">
            <text:p/>
          </table:table-cell>
          <table:table-cell table:formula="of:=IF(AND([.AM$9]&gt;=[.$B27];[.AM$9]&lt;=[.$D27];ISNUMBER([.$C27]));IF(COM.MICROSOFT.NETWORKDAYS.INTL([.AM$9];[.AM$9];1;[.$A$2:.$A$4]);&quot;W&quot;;&quot;H&quot;);&quot;&quot;)">
            <text:p/>
          </table:table-cell>
          <table:table-cell table:formula="of:=IF(AND([.AN$9]&gt;=[.$B27];[.AN$9]&lt;=[.$D27];ISNUMBER([.$C27]));IF(COM.MICROSOFT.NETWORKDAYS.INTL([.AN$9];[.AN$9];1;[.$A$2:.$A$4]);&quot;W&quot;;&quot;H&quot;);&quot;&quot;)">
            <text:p/>
          </table:table-cell>
          <table:table-cell table:formula="of:=IF(AND([.AO$9]&gt;=[.$B27];[.AO$9]&lt;=[.$D27];ISNUMBER([.$C27]));IF(COM.MICROSOFT.NETWORKDAYS.INTL([.AO$9];[.AO$9];1;[.$A$2:.$A$4]);&quot;W&quot;;&quot;H&quot;);&quot;&quot;)">
            <text:p/>
          </table:table-cell>
          <table:table-cell table:formula="of:=IF(AND([.AP$9]&gt;=[.$B27];[.AP$9]&lt;=[.$D27];ISNUMBER([.$C27]));IF(COM.MICROSOFT.NETWORKDAYS.INTL([.AP$9];[.AP$9];1;[.$A$2:.$A$4]);&quot;W&quot;;&quot;H&quot;);&quot;&quot;)">
            <text:p/>
          </table:table-cell>
          <table:table-cell table:formula="of:=IF(AND([.AQ$9]&gt;=[.$B27];[.AQ$9]&lt;=[.$D27];ISNUMBER([.$C27]));IF(COM.MICROSOFT.NETWORKDAYS.INTL([.AQ$9];[.AQ$9];1;[.$A$2:.$A$4]);&quot;W&quot;;&quot;H&quot;);&quot;&quot;)">
            <text:p/>
          </table:table-cell>
          <table:table-cell table:formula="of:=IF(AND([.AR$9]&gt;=[.$B27];[.AR$9]&lt;=[.$D27];ISNUMBER([.$C27]));IF(COM.MICROSOFT.NETWORKDAYS.INTL([.AR$9];[.AR$9];1;[.$A$2:.$A$4]);&quot;W&quot;;&quot;H&quot;);&quot;&quot;)">
            <text:p/>
          </table:table-cell>
          <table:table-cell table:formula="of:=IF(AND([.AS$9]&gt;=[.$B27];[.AS$9]&lt;=[.$D27];ISNUMBER([.$C27]));IF(COM.MICROSOFT.NETWORKDAYS.INTL([.AS$9];[.AS$9];1;[.$A$2:.$A$4]);&quot;W&quot;;&quot;H&quot;);&quot;&quot;)">
            <text:p/>
          </table:table-cell>
          <table:table-cell table:formula="of:=IF(AND([.AT$9]&gt;=[.$B27];[.AT$9]&lt;=[.$D27];ISNUMBER([.$C27]));IF(COM.MICROSOFT.NETWORKDAYS.INTL([.AT$9];[.AT$9];1;[.$A$2:.$A$4]);&quot;W&quot;;&quot;H&quot;);&quot;&quot;)">
            <text:p/>
          </table:table-cell>
          <table:table-cell table:formula="of:=IF(AND([.AU$9]&gt;=[.$B27];[.AU$9]&lt;=[.$D27];ISNUMBER([.$C27]));IF(COM.MICROSOFT.NETWORKDAYS.INTL([.AU$9];[.AU$9];1;[.$A$2:.$A$4]);&quot;W&quot;;&quot;H&quot;);&quot;&quot;)">
            <text:p/>
          </table:table-cell>
          <table:table-cell table:formula="of:=IF(AND([.AV$9]&gt;=[.$B27];[.AV$9]&lt;=[.$D27];ISNUMBER([.$C27]));IF(COM.MICROSOFT.NETWORKDAYS.INTL([.AV$9];[.AV$9];1;[.$A$2:.$A$4]);&quot;W&quot;;&quot;H&quot;);&quot;&quot;)">
            <text:p/>
          </table:table-cell>
          <table:table-cell table:formula="of:=IF(AND([.AW$9]&gt;=[.$B27];[.AW$9]&lt;=[.$D27];ISNUMBER([.$C27]));IF(COM.MICROSOFT.NETWORKDAYS.INTL([.AW$9];[.AW$9];1;[.$A$2:.$A$4]);&quot;W&quot;;&quot;H&quot;);&quot;&quot;)">
            <text:p/>
          </table:table-cell>
          <table:table-cell table:formula="of:=IF(AND([.AX$9]&gt;=[.$B27];[.AX$9]&lt;=[.$D27];ISNUMBER([.$C27]));IF(COM.MICROSOFT.NETWORKDAYS.INTL([.AX$9];[.AX$9];1;[.$A$2:.$A$4]);&quot;W&quot;;&quot;H&quot;);&quot;&quot;)">
            <text:p/>
          </table:table-cell>
          <table:table-cell table:formula="of:=IF(AND([.AY$9]&gt;=[.$B27];[.AY$9]&lt;=[.$D27];ISNUMBER([.$C27]));IF(COM.MICROSOFT.NETWORKDAYS.INTL([.AY$9];[.AY$9];1;[.$A$2:.$A$4]);&quot;W&quot;;&quot;H&quot;);&quot;&quot;)">
            <text:p/>
          </table:table-cell>
          <table:table-cell table:formula="of:=IF(AND([.AZ$9]&gt;=[.$B27];[.AZ$9]&lt;=[.$D27];ISNUMBER([.$C27]));IF(COM.MICROSOFT.NETWORKDAYS.INTL([.AZ$9];[.AZ$9];1;[.$A$2:.$A$4]);&quot;W&quot;;&quot;H&quot;);&quot;&quot;)">
            <text:p/>
          </table:table-cell>
          <table:table-cell table:formula="of:=IF(AND([.BA$9]&gt;=[.$B27];[.BA$9]&lt;=[.$D27];ISNUMBER([.$C27]));IF(COM.MICROSOFT.NETWORKDAYS.INTL([.BA$9];[.BA$9];1;[.$A$2:.$A$4]);&quot;W&quot;;&quot;H&quot;);&quot;&quot;)">
            <text:p/>
          </table:table-cell>
          <table:table-cell table:formula="of:=IF(AND([.BB$9]&gt;=[.$B27];[.BB$9]&lt;=[.$D27];ISNUMBER([.$C27]));IF(COM.MICROSOFT.NETWORKDAYS.INTL([.BB$9];[.BB$9];1;[.$A$2:.$A$4]);&quot;W&quot;;&quot;H&quot;);&quot;&quot;)">
            <text:p/>
          </table:table-cell>
          <table:table-cell table:formula="of:=IF(AND([.BC$9]&gt;=[.$B27];[.BC$9]&lt;=[.$D27];ISNUMBER([.$C27]));IF(COM.MICROSOFT.NETWORKDAYS.INTL([.BC$9];[.BC$9];1;[.$A$2:.$A$4]);&quot;W&quot;;&quot;H&quot;);&quot;&quot;)">
            <text:p/>
          </table:table-cell>
          <table:table-cell table:formula="of:=IF(AND([.BD$9]&gt;=[.$B27];[.BD$9]&lt;=[.$D27];ISNUMBER([.$C27]));IF(COM.MICROSOFT.NETWORKDAYS.INTL([.BD$9];[.BD$9];1;[.$A$2:.$A$4]);&quot;W&quot;;&quot;H&quot;);&quot;&quot;)">
            <text:p/>
          </table:table-cell>
          <table:table-cell table:formula="of:=IF(AND([.BE$9]&gt;=[.$B27];[.BE$9]&lt;=[.$D27];ISNUMBER([.$C27]));IF(COM.MICROSOFT.NETWORKDAYS.INTL([.BE$9];[.BE$9];1;[.$A$2:.$A$4]);&quot;W&quot;;&quot;H&quot;);&quot;&quot;)">
            <text:p/>
          </table:table-cell>
          <table:table-cell table:formula="of:=IF(AND([.BF$9]&gt;=[.$B27];[.BF$9]&lt;=[.$D27];ISNUMBER([.$C27]));IF(COM.MICROSOFT.NETWORKDAYS.INTL([.BF$9];[.BF$9];1;[.$A$2:.$A$4]);&quot;W&quot;;&quot;H&quot;);&quot;&quot;)">
            <text:p/>
          </table:table-cell>
          <table:table-cell table:formula="of:=IF(AND([.BG$9]&gt;=[.$B27];[.BG$9]&lt;=[.$D27];ISNUMBER([.$C27]));IF(COM.MICROSOFT.NETWORKDAYS.INTL([.BG$9];[.BG$9];1;[.$A$2:.$A$4]);&quot;W&quot;;&quot;H&quot;);&quot;&quot;)">
            <text:p/>
          </table:table-cell>
          <table:table-cell table:formula="of:=IF(AND([.BH$9]&gt;=[.$B27];[.BH$9]&lt;=[.$D27];ISNUMBER([.$C27]));IF(COM.MICROSOFT.NETWORKDAYS.INTL([.BH$9];[.BH$9];1;[.$A$2:.$A$4]);&quot;W&quot;;&quot;H&quot;);&quot;&quot;)">
            <text:p/>
          </table:table-cell>
          <table:table-cell table:formula="of:=IF(AND([.BI$9]&gt;=[.$B27];[.BI$9]&lt;=[.$D27];ISNUMBER([.$C27]));IF(COM.MICROSOFT.NETWORKDAYS.INTL([.BI$9];[.BI$9];1;[.$A$2:.$A$4]);&quot;W&quot;;&quot;H&quot;);&quot;&quot;)">
            <text:p/>
          </table:table-cell>
          <table:table-cell table:formula="of:=IF(AND([.BJ$9]&gt;=[.$B27];[.BJ$9]&lt;=[.$D27];ISNUMBER([.$C27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T02</text:p>
          </table:table-cell>
          <table:table-cell office:value-type="date" office:date-value="2020-05-21" calcext:value-type="date">
            <text:p>21/05/20</text:p>
          </table:table-cell>
          <table:table-cell office:value-type="float" office:value="3" calcext:value-type="float">
            <text:p>3</text:p>
          </table:table-cell>
          <table:table-cell table:formula="of:=IF(ISNUMBER([.C28]); COM.MICROSOFT.WORKDAY.INTL([.B28]; [.C28]; 1; [.A$2:.A$4] ) - 1; &quot;&quot;)" office:value-type="date" office:date-value="2020-05-25" calcext:value-type="date">
            <text:p>25/05/20</text:p>
          </table:table-cell>
          <table:table-cell/>
          <table:table-cell table:style-name="ce22" table:formula="of:=IF(AND([.F$9]&gt;=[.$B28];[.F$9]&lt;=[.$D28];ISNUMBER([.$C28]));IF(COM.MICROSOFT.NETWORKDAYS.INTL([.F$9];[.F$9];1;[.$A$2:.$A$4]);&quot;W&quot;;&quot;H&quot;);&quot;&quot;)">
            <text:p/>
          </table:table-cell>
          <table:table-cell table:number-columns-repeated="6"/>
          <table:table-cell table:style-name="ce63" table:formula="of:=IF(AND([.M$9]&gt;=[.$B28];[.M$9]&lt;=[.$D28];ISNUMBER([.$C28]));IF(COM.MICROSOFT.NETWORKDAYS.INTL([.M$9];[.M$9];1;[.$A$2:.$A$4]);&quot;W&quot;;&quot;H&quot;);&quot;&quot;)">
            <text:p/>
          </table:table-cell>
          <table:table-cell table:formula="of:=IF(AND([.N$9]&gt;=[.$B28];[.N$9]&lt;=[.$D28];ISNUMBER([.$C28]));IF(COM.MICROSOFT.NETWORKDAYS.INTL([.N$9];[.N$9];1;[.$A$2:.$A$4]);&quot;W&quot;;&quot;H&quot;);&quot;&quot;)">
            <text:p/>
          </table:table-cell>
          <table:table-cell table:formula="of:=IF(AND([.O$9]&gt;=[.$B28];[.O$9]&lt;=[.$D28];ISNUMBER([.$C28]));IF(COM.MICROSOFT.NETWORKDAYS.INTL([.O$9];[.O$9];1;[.$A$2:.$A$4]);&quot;W&quot;;&quot;H&quot;);&quot;&quot;)">
            <text:p/>
          </table:table-cell>
          <table:table-cell table:formula="of:=IF(AND([.P$9]&gt;=[.$B28];[.P$9]&lt;=[.$D28];ISNUMBER([.$C28]));IF(COM.MICROSOFT.NETWORKDAYS.INTL([.P$9];[.P$9];1;[.$A$2:.$A$4]);&quot;W&quot;;&quot;H&quot;);&quot;&quot;)">
            <text:p/>
          </table:table-cell>
          <table:table-cell table:formula="of:=IF(AND([.Q$9]&gt;=[.$B28];[.Q$9]&lt;=[.$D28];ISNUMBER([.$C28]));IF(COM.MICROSOFT.NETWORKDAYS.INTL([.Q$9];[.Q$9];1;[.$A$2:.$A$4]);&quot;W&quot;;&quot;H&quot;);&quot;&quot;)">
            <text:p/>
          </table:table-cell>
          <table:table-cell table:number-columns-repeated="2"/>
          <table:table-cell table:formula="of:=IF(AND([.T$9]&gt;=[.$B28];[.T$9]&lt;=[.$D28];ISNUMBER([.$C28]));IF(COM.MICROSOFT.NETWORKDAYS.INTL([.T$9];[.T$9];1;[.$A$2:.$A$4]);&quot;W&quot;;&quot;H&quot;);&quot;&quot;)" office:value-type="string" office:string-value="W" calcext:value-type="string">
            <text:p>W</text:p>
          </table:table-cell>
          <table:table-cell table:formula="of:=IF(AND([.U$9]&gt;=[.$B28];[.U$9]&lt;=[.$D28];ISNUMBER([.$C28]));IF(COM.MICROSOFT.NETWORKDAYS.INTL([.U$9];[.U$9];1;[.$A$2:.$A$4]);&quot;W&quot;;&quot;H&quot;);&quot;&quot;)" office:value-type="string" office:string-value="W" calcext:value-type="string">
            <text:p>W</text:p>
          </table:table-cell>
          <table:table-cell table:formula="of:=IF(AND([.V$9]&gt;=[.$B28];[.V$9]&lt;=[.$D28];ISNUMBER([.$C28]));IF(COM.MICROSOFT.NETWORKDAYS.INTL([.V$9];[.V$9];1;[.$A$2:.$A$4]);&quot;W&quot;;&quot;H&quot;);&quot;&quot;)" office:value-type="string" office:string-value="H" calcext:value-type="string">
            <text:p>H</text:p>
          </table:table-cell>
          <table:table-cell table:formula="of:=IF(AND([.W$9]&gt;=[.$B28];[.W$9]&lt;=[.$D28];ISNUMBER([.$C28]));IF(COM.MICROSOFT.NETWORKDAYS.INTL([.W$9];[.W$9];1;[.$A$2:.$A$4]);&quot;W&quot;;&quot;H&quot;);&quot;&quot;)" office:value-type="string" office:string-value="H" calcext:value-type="string">
            <text:p>H</text:p>
          </table:table-cell>
          <table:table-cell table:formula="of:=IF(AND([.X$9]&gt;=[.$B28];[.X$9]&lt;=[.$D28];ISNUMBER([.$C28]));IF(COM.MICROSOFT.NETWORKDAYS.INTL([.X$9];[.X$9];1;[.$A$2:.$A$4]);&quot;W&quot;;&quot;H&quot;);&quot;&quot;)" office:value-type="string" office:string-value="W" calcext:value-type="string">
            <text:p>W</text:p>
          </table:table-cell>
          <table:table-cell table:number-columns-repeated="44"/>
        </table:table-row>
        <table:table-row table:style-name="ro1">
          <table:table-cell table:style-name="ce5" office:value-type="string" calcext:value-type="string">
            <text:p>ENT02</text:p>
          </table:table-cell>
          <table:table-cell office:value-type="date" office:date-value="2020-05-26" calcext:value-type="date">
            <text:p>26/05/20</text:p>
          </table:table-cell>
          <table:table-cell office:value-type="float" office:value="1" calcext:value-type="float">
            <text:p>1</text:p>
          </table:table-cell>
          <table:table-cell table:formula="of:=IF(ISNUMBER([.C29]); COM.MICROSOFT.WORKDAY.INTL([.B29]; [.C29]; 1; [.A$2:.A$4] ) - 1; &quot;&quot;)" office:value-type="date" office:date-value="2020-05-26" calcext:value-type="date">
            <text:p>26/05/20</text:p>
          </table:table-cell>
          <table:table-cell table:formula="of:=IF(AND([.E$9]&gt;=[.$B29];[.E$9]&lt;=[.$D29];ISNUMBER([.$C29]));IF(COM.MICROSOFT.NETWORKDAYS.INTL([.E$9];[.E$9];1;[.$A$2:.$A$4]);&quot;W&quot;;&quot;H&quot;);&quot;&quot;)">
            <text:p/>
          </table:table-cell>
          <table:table-cell table:style-name="ce22" table:formula="of:=IF(AND([.F$9]&gt;=[.$B29];[.F$9]&lt;=[.$D29];ISNUMBER([.$C29]));IF(COM.MICROSOFT.NETWORKDAYS.INTL([.F$9];[.F$9];1;[.$A$2:.$A$4]);&quot;W&quot;;&quot;H&quot;);&quot;&quot;)">
            <text:p/>
          </table:table-cell>
          <table:table-cell table:formula="of:=IF(AND([.G$9]&gt;=[.$B29];[.G$9]&lt;=[.$D29];ISNUMBER([.$C29]));IF(COM.MICROSOFT.NETWORKDAYS.INTL([.G$9];[.G$9];1;[.$A$2:.$A$4]);&quot;W&quot;;&quot;H&quot;);&quot;&quot;)">
            <text:p/>
          </table:table-cell>
          <table:table-cell table:formula="of:=IF(AND([.H$9]&gt;=[.$B29];[.H$9]&lt;=[.$D29];ISNUMBER([.$C29]));IF(COM.MICROSOFT.NETWORKDAYS.INTL([.H$9];[.H$9];1;[.$A$2:.$A$4]);&quot;W&quot;;&quot;H&quot;);&quot;&quot;)">
            <text:p/>
          </table:table-cell>
          <table:table-cell table:formula="of:=IF(AND([.I$9]&gt;=[.$B29];[.I$9]&lt;=[.$D29];ISNUMBER([.$C29]));IF(COM.MICROSOFT.NETWORKDAYS.INTL([.I$9];[.I$9];1;[.$A$2:.$A$4]);&quot;W&quot;;&quot;H&quot;);&quot;&quot;)">
            <text:p/>
          </table:table-cell>
          <table:table-cell table:formula="of:=IF(AND([.J$9]&gt;=[.$B29];[.J$9]&lt;=[.$D29];ISNUMBER([.$C29]));IF(COM.MICROSOFT.NETWORKDAYS.INTL([.J$9];[.J$9];1;[.$A$2:.$A$4]);&quot;W&quot;;&quot;H&quot;);&quot;&quot;)">
            <text:p/>
          </table:table-cell>
          <table:table-cell table:formula="of:=IF(AND([.K$9]&gt;=[.$B29];[.K$9]&lt;=[.$D29];ISNUMBER([.$C29]));IF(COM.MICROSOFT.NETWORKDAYS.INTL([.K$9];[.K$9];1;[.$A$2:.$A$4]);&quot;W&quot;;&quot;H&quot;);&quot;&quot;)">
            <text:p/>
          </table:table-cell>
          <table:table-cell table:formula="of:=IF(AND([.L$9]&gt;=[.$B29];[.L$9]&lt;=[.$D29];ISNUMBER([.$C29]));IF(COM.MICROSOFT.NETWORKDAYS.INTL([.L$9];[.L$9];1;[.$A$2:.$A$4]);&quot;W&quot;;&quot;H&quot;);&quot;&quot;)">
            <text:p/>
          </table:table-cell>
          <table:table-cell table:style-name="ce63" table:formula="of:=IF(AND([.M$9]&gt;=[.$B29];[.M$9]&lt;=[.$D29];ISNUMBER([.$C29]));IF(COM.MICROSOFT.NETWORKDAYS.INTL([.M$9];[.M$9];1;[.$A$2:.$A$4]);&quot;W&quot;;&quot;H&quot;);&quot;&quot;)">
            <text:p/>
          </table:table-cell>
          <table:table-cell table:formula="of:=IF(AND([.N$9]&gt;=[.$B29];[.N$9]&lt;=[.$D29];ISNUMBER([.$C29]));IF(COM.MICROSOFT.NETWORKDAYS.INTL([.N$9];[.N$9];1;[.$A$2:.$A$4]);&quot;W&quot;;&quot;H&quot;);&quot;&quot;)">
            <text:p/>
          </table:table-cell>
          <table:table-cell table:formula="of:=IF(AND([.O$9]&gt;=[.$B29];[.O$9]&lt;=[.$D29];ISNUMBER([.$C29]));IF(COM.MICROSOFT.NETWORKDAYS.INTL([.O$9];[.O$9];1;[.$A$2:.$A$4]);&quot;W&quot;;&quot;H&quot;);&quot;&quot;)">
            <text:p/>
          </table:table-cell>
          <table:table-cell table:formula="of:=IF(AND([.P$9]&gt;=[.$B29];[.P$9]&lt;=[.$D29];ISNUMBER([.$C29]));IF(COM.MICROSOFT.NETWORKDAYS.INTL([.P$9];[.P$9];1;[.$A$2:.$A$4]);&quot;W&quot;;&quot;H&quot;);&quot;&quot;)">
            <text:p/>
          </table:table-cell>
          <table:table-cell table:formula="of:=IF(AND([.Q$9]&gt;=[.$B29];[.Q$9]&lt;=[.$D29];ISNUMBER([.$C29]));IF(COM.MICROSOFT.NETWORKDAYS.INTL([.Q$9];[.Q$9];1;[.$A$2:.$A$4]);&quot;W&quot;;&quot;H&quot;);&quot;&quot;)">
            <text:p/>
          </table:table-cell>
          <table:table-cell table:formula="of:=IF(AND([.R$9]&gt;=[.$B29];[.R$9]&lt;=[.$D29];ISNUMBER([.$C29]));IF(COM.MICROSOFT.NETWORKDAYS.INTL([.R$9];[.R$9];1;[.$A$2:.$A$4]);&quot;W&quot;;&quot;H&quot;);&quot;&quot;)">
            <text:p/>
          </table:table-cell>
          <table:table-cell table:formula="of:=IF(AND([.S$9]&gt;=[.$B29];[.S$9]&lt;=[.$D29];ISNUMBER([.$C29]));IF(COM.MICROSOFT.NETWORKDAYS.INTL([.S$9];[.S$9];1;[.$A$2:.$A$4]);&quot;W&quot;;&quot;H&quot;);&quot;&quot;)">
            <text:p/>
          </table:table-cell>
          <table:table-cell table:formula="of:=IF(AND([.T$9]&gt;=[.$B29];[.T$9]&lt;=[.$D29];ISNUMBER([.$C29]));IF(COM.MICROSOFT.NETWORKDAYS.INTL([.T$9];[.T$9];1;[.$A$2:.$A$4]);&quot;W&quot;;&quot;H&quot;);&quot;&quot;)">
            <text:p/>
          </table:table-cell>
          <table:table-cell table:formula="of:=IF(AND([.U$9]&gt;=[.$B29];[.U$9]&lt;=[.$D29];ISNUMBER([.$C29]));IF(COM.MICROSOFT.NETWORKDAYS.INTL([.U$9];[.U$9];1;[.$A$2:.$A$4]);&quot;W&quot;;&quot;H&quot;);&quot;&quot;)">
            <text:p/>
          </table:table-cell>
          <table:table-cell table:formula="of:=IF(AND([.V$9]&gt;=[.$B29];[.V$9]&lt;=[.$D29];ISNUMBER([.$C29]));IF(COM.MICROSOFT.NETWORKDAYS.INTL([.V$9];[.V$9];1;[.$A$2:.$A$4]);&quot;W&quot;;&quot;H&quot;);&quot;&quot;)">
            <text:p/>
          </table:table-cell>
          <table:table-cell table:formula="of:=IF(AND([.W$9]&gt;=[.$B29];[.W$9]&lt;=[.$D29];ISNUMBER([.$C29]));IF(COM.MICROSOFT.NETWORKDAYS.INTL([.W$9];[.W$9];1;[.$A$2:.$A$4]);&quot;W&quot;;&quot;H&quot;);&quot;&quot;)">
            <text:p/>
          </table:table-cell>
          <table:table-cell table:formula="of:=IF(AND([.X$9]&gt;=[.$B29];[.X$9]&lt;=[.$D29];ISNUMBER([.$C29]));IF(COM.MICROSOFT.NETWORKDAYS.INTL([.X$9];[.X$9];1;[.$A$2:.$A$4]);&quot;W&quot;;&quot;H&quot;);&quot;&quot;)">
            <text:p/>
          </table:table-cell>
          <table:table-cell table:style-name="ce32"/>
          <table:table-cell table:formula="of:=IF(AND([.Z$9]&gt;=[.$B29];[.Z$9]&lt;=[.$D29];ISNUMBER([.$C29]));IF(COM.MICROSOFT.NETWORKDAYS.INTL([.Z$9];[.Z$9];1;[.$A$2:.$A$4]);&quot;W&quot;;&quot;H&quot;);&quot;&quot;)">
            <text:p/>
          </table:table-cell>
          <table:table-cell table:formula="of:=IF(AND([.AA$9]&gt;=[.$B29];[.AA$9]&lt;=[.$D29];ISNUMBER([.$C29]));IF(COM.MICROSOFT.NETWORKDAYS.INTL([.AA$9];[.AA$9];1;[.$A$2:.$A$4]);&quot;W&quot;;&quot;H&quot;);&quot;&quot;)">
            <text:p/>
          </table:table-cell>
          <table:table-cell table:formula="of:=IF(AND([.AB$9]&gt;=[.$B29];[.AB$9]&lt;=[.$D29];ISNUMBER([.$C29]));IF(COM.MICROSOFT.NETWORKDAYS.INTL([.AB$9];[.AB$9];1;[.$A$2:.$A$4]);&quot;W&quot;;&quot;H&quot;);&quot;&quot;)">
            <text:p/>
          </table:table-cell>
          <table:table-cell table:formula="of:=IF(AND([.AC$9]&gt;=[.$B29];[.AC$9]&lt;=[.$D29];ISNUMBER([.$C29]));IF(COM.MICROSOFT.NETWORKDAYS.INTL([.AC$9];[.AC$9];1;[.$A$2:.$A$4]);&quot;W&quot;;&quot;H&quot;);&quot;&quot;)">
            <text:p/>
          </table:table-cell>
          <table:table-cell table:formula="of:=IF(AND([.AD$9]&gt;=[.$B29];[.AD$9]&lt;=[.$D29];ISNUMBER([.$C29]));IF(COM.MICROSOFT.NETWORKDAYS.INTL([.AD$9];[.AD$9];1;[.$A$2:.$A$4]);&quot;W&quot;;&quot;H&quot;);&quot;&quot;)">
            <text:p/>
          </table:table-cell>
          <table:table-cell table:formula="of:=IF(AND([.AE$9]&gt;=[.$B29];[.AE$9]&lt;=[.$D29];ISNUMBER([.$C29]));IF(COM.MICROSOFT.NETWORKDAYS.INTL([.AE$9];[.AE$9];1;[.$A$2:.$A$4]);&quot;W&quot;;&quot;H&quot;);&quot;&quot;)">
            <text:p/>
          </table:table-cell>
          <table:table-cell table:formula="of:=IF(AND([.AF$9]&gt;=[.$B29];[.AF$9]&lt;=[.$D29];ISNUMBER([.$C29]));IF(COM.MICROSOFT.NETWORKDAYS.INTL([.AF$9];[.AF$9];1;[.$A$2:.$A$4]);&quot;W&quot;;&quot;H&quot;);&quot;&quot;)">
            <text:p/>
          </table:table-cell>
          <table:table-cell table:formula="of:=IF(AND([.AG$9]&gt;=[.$B29];[.AG$9]&lt;=[.$D29];ISNUMBER([.$C29]));IF(COM.MICROSOFT.NETWORKDAYS.INTL([.AG$9];[.AG$9];1;[.$A$2:.$A$4]);&quot;W&quot;;&quot;H&quot;);&quot;&quot;)">
            <text:p/>
          </table:table-cell>
          <table:table-cell table:formula="of:=IF(AND([.AH$9]&gt;=[.$B29];[.AH$9]&lt;=[.$D29];ISNUMBER([.$C29]));IF(COM.MICROSOFT.NETWORKDAYS.INTL([.AH$9];[.AH$9];1;[.$A$2:.$A$4]);&quot;W&quot;;&quot;H&quot;);&quot;&quot;)">
            <text:p/>
          </table:table-cell>
          <table:table-cell table:formula="of:=IF(AND([.AI$9]&gt;=[.$B29];[.AI$9]&lt;=[.$D29];ISNUMBER([.$C29]));IF(COM.MICROSOFT.NETWORKDAYS.INTL([.AI$9];[.AI$9];1;[.$A$2:.$A$4]);&quot;W&quot;;&quot;H&quot;);&quot;&quot;)">
            <text:p/>
          </table:table-cell>
          <table:table-cell table:formula="of:=IF(AND([.AJ$9]&gt;=[.$B29];[.AJ$9]&lt;=[.$D29];ISNUMBER([.$C29]));IF(COM.MICROSOFT.NETWORKDAYS.INTL([.AJ$9];[.AJ$9];1;[.$A$2:.$A$4]);&quot;W&quot;;&quot;H&quot;);&quot;&quot;)">
            <text:p/>
          </table:table-cell>
          <table:table-cell table:formula="of:=IF(AND([.AK$9]&gt;=[.$B29];[.AK$9]&lt;=[.$D29];ISNUMBER([.$C29]));IF(COM.MICROSOFT.NETWORKDAYS.INTL([.AK$9];[.AK$9];1;[.$A$2:.$A$4]);&quot;W&quot;;&quot;H&quot;);&quot;&quot;)">
            <text:p/>
          </table:table-cell>
          <table:table-cell table:formula="of:=IF(AND([.AL$9]&gt;=[.$B29];[.AL$9]&lt;=[.$D29];ISNUMBER([.$C29]));IF(COM.MICROSOFT.NETWORKDAYS.INTL([.AL$9];[.AL$9];1;[.$A$2:.$A$4]);&quot;W&quot;;&quot;H&quot;);&quot;&quot;)">
            <text:p/>
          </table:table-cell>
          <table:table-cell table:formula="of:=IF(AND([.AM$9]&gt;=[.$B29];[.AM$9]&lt;=[.$D29];ISNUMBER([.$C29]));IF(COM.MICROSOFT.NETWORKDAYS.INTL([.AM$9];[.AM$9];1;[.$A$2:.$A$4]);&quot;W&quot;;&quot;H&quot;);&quot;&quot;)">
            <text:p/>
          </table:table-cell>
          <table:table-cell table:formula="of:=IF(AND([.AN$9]&gt;=[.$B29];[.AN$9]&lt;=[.$D29];ISNUMBER([.$C29]));IF(COM.MICROSOFT.NETWORKDAYS.INTL([.AN$9];[.AN$9];1;[.$A$2:.$A$4]);&quot;W&quot;;&quot;H&quot;);&quot;&quot;)">
            <text:p/>
          </table:table-cell>
          <table:table-cell table:formula="of:=IF(AND([.AO$9]&gt;=[.$B29];[.AO$9]&lt;=[.$D29];ISNUMBER([.$C29]));IF(COM.MICROSOFT.NETWORKDAYS.INTL([.AO$9];[.AO$9];1;[.$A$2:.$A$4]);&quot;W&quot;;&quot;H&quot;);&quot;&quot;)">
            <text:p/>
          </table:table-cell>
          <table:table-cell table:formula="of:=IF(AND([.AP$9]&gt;=[.$B29];[.AP$9]&lt;=[.$D29];ISNUMBER([.$C29]));IF(COM.MICROSOFT.NETWORKDAYS.INTL([.AP$9];[.AP$9];1;[.$A$2:.$A$4]);&quot;W&quot;;&quot;H&quot;);&quot;&quot;)">
            <text:p/>
          </table:table-cell>
          <table:table-cell table:formula="of:=IF(AND([.AQ$9]&gt;=[.$B29];[.AQ$9]&lt;=[.$D29];ISNUMBER([.$C29]));IF(COM.MICROSOFT.NETWORKDAYS.INTL([.AQ$9];[.AQ$9];1;[.$A$2:.$A$4]);&quot;W&quot;;&quot;H&quot;);&quot;&quot;)">
            <text:p/>
          </table:table-cell>
          <table:table-cell table:formula="of:=IF(AND([.AR$9]&gt;=[.$B29];[.AR$9]&lt;=[.$D29];ISNUMBER([.$C29]));IF(COM.MICROSOFT.NETWORKDAYS.INTL([.AR$9];[.AR$9];1;[.$A$2:.$A$4]);&quot;W&quot;;&quot;H&quot;);&quot;&quot;)">
            <text:p/>
          </table:table-cell>
          <table:table-cell table:formula="of:=IF(AND([.AS$9]&gt;=[.$B29];[.AS$9]&lt;=[.$D29];ISNUMBER([.$C29]));IF(COM.MICROSOFT.NETWORKDAYS.INTL([.AS$9];[.AS$9];1;[.$A$2:.$A$4]);&quot;W&quot;;&quot;H&quot;);&quot;&quot;)">
            <text:p/>
          </table:table-cell>
          <table:table-cell table:formula="of:=IF(AND([.AT$9]&gt;=[.$B29];[.AT$9]&lt;=[.$D29];ISNUMBER([.$C29]));IF(COM.MICROSOFT.NETWORKDAYS.INTL([.AT$9];[.AT$9];1;[.$A$2:.$A$4]);&quot;W&quot;;&quot;H&quot;);&quot;&quot;)">
            <text:p/>
          </table:table-cell>
          <table:table-cell table:formula="of:=IF(AND([.AU$9]&gt;=[.$B29];[.AU$9]&lt;=[.$D29];ISNUMBER([.$C29]));IF(COM.MICROSOFT.NETWORKDAYS.INTL([.AU$9];[.AU$9];1;[.$A$2:.$A$4]);&quot;W&quot;;&quot;H&quot;);&quot;&quot;)">
            <text:p/>
          </table:table-cell>
          <table:table-cell table:formula="of:=IF(AND([.AV$9]&gt;=[.$B29];[.AV$9]&lt;=[.$D29];ISNUMBER([.$C29]));IF(COM.MICROSOFT.NETWORKDAYS.INTL([.AV$9];[.AV$9];1;[.$A$2:.$A$4]);&quot;W&quot;;&quot;H&quot;);&quot;&quot;)">
            <text:p/>
          </table:table-cell>
          <table:table-cell table:formula="of:=IF(AND([.AW$9]&gt;=[.$B29];[.AW$9]&lt;=[.$D29];ISNUMBER([.$C29]));IF(COM.MICROSOFT.NETWORKDAYS.INTL([.AW$9];[.AW$9];1;[.$A$2:.$A$4]);&quot;W&quot;;&quot;H&quot;);&quot;&quot;)">
            <text:p/>
          </table:table-cell>
          <table:table-cell table:formula="of:=IF(AND([.AX$9]&gt;=[.$B29];[.AX$9]&lt;=[.$D29];ISNUMBER([.$C29]));IF(COM.MICROSOFT.NETWORKDAYS.INTL([.AX$9];[.AX$9];1;[.$A$2:.$A$4]);&quot;W&quot;;&quot;H&quot;);&quot;&quot;)">
            <text:p/>
          </table:table-cell>
          <table:table-cell table:formula="of:=IF(AND([.AY$9]&gt;=[.$B29];[.AY$9]&lt;=[.$D29];ISNUMBER([.$C29]));IF(COM.MICROSOFT.NETWORKDAYS.INTL([.AY$9];[.AY$9];1;[.$A$2:.$A$4]);&quot;W&quot;;&quot;H&quot;);&quot;&quot;)">
            <text:p/>
          </table:table-cell>
          <table:table-cell table:formula="of:=IF(AND([.AZ$9]&gt;=[.$B29];[.AZ$9]&lt;=[.$D29];ISNUMBER([.$C29]));IF(COM.MICROSOFT.NETWORKDAYS.INTL([.AZ$9];[.AZ$9];1;[.$A$2:.$A$4]);&quot;W&quot;;&quot;H&quot;);&quot;&quot;)">
            <text:p/>
          </table:table-cell>
          <table:table-cell table:formula="of:=IF(AND([.BA$9]&gt;=[.$B29];[.BA$9]&lt;=[.$D29];ISNUMBER([.$C29]));IF(COM.MICROSOFT.NETWORKDAYS.INTL([.BA$9];[.BA$9];1;[.$A$2:.$A$4]);&quot;W&quot;;&quot;H&quot;);&quot;&quot;)">
            <text:p/>
          </table:table-cell>
          <table:table-cell table:formula="of:=IF(AND([.BB$9]&gt;=[.$B29];[.BB$9]&lt;=[.$D29];ISNUMBER([.$C29]));IF(COM.MICROSOFT.NETWORKDAYS.INTL([.BB$9];[.BB$9];1;[.$A$2:.$A$4]);&quot;W&quot;;&quot;H&quot;);&quot;&quot;)">
            <text:p/>
          </table:table-cell>
          <table:table-cell table:formula="of:=IF(AND([.BC$9]&gt;=[.$B29];[.BC$9]&lt;=[.$D29];ISNUMBER([.$C29]));IF(COM.MICROSOFT.NETWORKDAYS.INTL([.BC$9];[.BC$9];1;[.$A$2:.$A$4]);&quot;W&quot;;&quot;H&quot;);&quot;&quot;)">
            <text:p/>
          </table:table-cell>
          <table:table-cell table:formula="of:=IF(AND([.BD$9]&gt;=[.$B29];[.BD$9]&lt;=[.$D29];ISNUMBER([.$C29]));IF(COM.MICROSOFT.NETWORKDAYS.INTL([.BD$9];[.BD$9];1;[.$A$2:.$A$4]);&quot;W&quot;;&quot;H&quot;);&quot;&quot;)">
            <text:p/>
          </table:table-cell>
          <table:table-cell table:formula="of:=IF(AND([.BE$9]&gt;=[.$B29];[.BE$9]&lt;=[.$D29];ISNUMBER([.$C29]));IF(COM.MICROSOFT.NETWORKDAYS.INTL([.BE$9];[.BE$9];1;[.$A$2:.$A$4]);&quot;W&quot;;&quot;H&quot;);&quot;&quot;)">
            <text:p/>
          </table:table-cell>
          <table:table-cell table:formula="of:=IF(AND([.BF$9]&gt;=[.$B29];[.BF$9]&lt;=[.$D29];ISNUMBER([.$C29]));IF(COM.MICROSOFT.NETWORKDAYS.INTL([.BF$9];[.BF$9];1;[.$A$2:.$A$4]);&quot;W&quot;;&quot;H&quot;);&quot;&quot;)">
            <text:p/>
          </table:table-cell>
          <table:table-cell table:formula="of:=IF(AND([.BG$9]&gt;=[.$B29];[.BG$9]&lt;=[.$D29];ISNUMBER([.$C29]));IF(COM.MICROSOFT.NETWORKDAYS.INTL([.BG$9];[.BG$9];1;[.$A$2:.$A$4]);&quot;W&quot;;&quot;H&quot;);&quot;&quot;)">
            <text:p/>
          </table:table-cell>
          <table:table-cell table:formula="of:=IF(AND([.BH$9]&gt;=[.$B29];[.BH$9]&lt;=[.$D29];ISNUMBER([.$C29]));IF(COM.MICROSOFT.NETWORKDAYS.INTL([.BH$9];[.BH$9];1;[.$A$2:.$A$4]);&quot;W&quot;;&quot;H&quot;);&quot;&quot;)">
            <text:p/>
          </table:table-cell>
          <table:table-cell table:formula="of:=IF(AND([.BI$9]&gt;=[.$B29];[.BI$9]&lt;=[.$D29];ISNUMBER([.$C29]));IF(COM.MICROSOFT.NETWORKDAYS.INTL([.BI$9];[.BI$9];1;[.$A$2:.$A$4]);&quot;W&quot;;&quot;H&quot;);&quot;&quot;)">
            <text:p/>
          </table:table-cell>
          <table:table-cell table:formula="of:=IF(AND([.BJ$9]&gt;=[.$B29];[.BJ$9]&lt;=[.$D29];ISNUMBER([.$C29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U07</text:p>
          </table:table-cell>
          <table:table-cell office:value-type="date" office:date-value="2020-05-26" calcext:value-type="date">
            <text:p>26/05/20</text:p>
          </table:table-cell>
          <table:table-cell office:value-type="float" office:value="1" calcext:value-type="float">
            <text:p>1</text:p>
          </table:table-cell>
          <table:table-cell table:formula="of:=IF(ISNUMBER([.C30]); COM.MICROSOFT.WORKDAY.INTL([.B30]; [.C30]; 1; [.A$2:.A$4] ) - 1; &quot;&quot;)" office:value-type="date" office:date-value="2020-05-26" calcext:value-type="date">
            <text:p>26/05/20</text:p>
          </table:table-cell>
          <table:table-cell table:formula="of:=IF(AND([.E$9]&gt;=[.$B30];[.E$9]&lt;=[.$D30];ISNUMBER([.$C30]));IF(COM.MICROSOFT.NETWORKDAYS.INTL([.E$9];[.E$9];1;[.$A$2:.$A$4]);&quot;W&quot;;&quot;H&quot;);&quot;&quot;)">
            <text:p/>
          </table:table-cell>
          <table:table-cell table:style-name="ce22" table:formula="of:=IF(AND([.F$9]&gt;=[.$B30];[.F$9]&lt;=[.$D30];ISNUMBER([.$C30]));IF(COM.MICROSOFT.NETWORKDAYS.INTL([.F$9];[.F$9];1;[.$A$2:.$A$4]);&quot;W&quot;;&quot;H&quot;);&quot;&quot;)">
            <text:p/>
          </table:table-cell>
          <table:table-cell table:formula="of:=IF(AND([.G$9]&gt;=[.$B30];[.G$9]&lt;=[.$D30];ISNUMBER([.$C30]));IF(COM.MICROSOFT.NETWORKDAYS.INTL([.G$9];[.G$9];1;[.$A$2:.$A$4]);&quot;W&quot;;&quot;H&quot;);&quot;&quot;)">
            <text:p/>
          </table:table-cell>
          <table:table-cell table:formula="of:=IF(AND([.H$9]&gt;=[.$B30];[.H$9]&lt;=[.$D30];ISNUMBER([.$C30]));IF(COM.MICROSOFT.NETWORKDAYS.INTL([.H$9];[.H$9];1;[.$A$2:.$A$4]);&quot;W&quot;;&quot;H&quot;);&quot;&quot;)">
            <text:p/>
          </table:table-cell>
          <table:table-cell table:formula="of:=IF(AND([.I$9]&gt;=[.$B30];[.I$9]&lt;=[.$D30];ISNUMBER([.$C30]));IF(COM.MICROSOFT.NETWORKDAYS.INTL([.I$9];[.I$9];1;[.$A$2:.$A$4]);&quot;W&quot;;&quot;H&quot;);&quot;&quot;)">
            <text:p/>
          </table:table-cell>
          <table:table-cell table:formula="of:=IF(AND([.J$9]&gt;=[.$B30];[.J$9]&lt;=[.$D30];ISNUMBER([.$C30]));IF(COM.MICROSOFT.NETWORKDAYS.INTL([.J$9];[.J$9];1;[.$A$2:.$A$4]);&quot;W&quot;;&quot;H&quot;);&quot;&quot;)">
            <text:p/>
          </table:table-cell>
          <table:table-cell table:formula="of:=IF(AND([.K$9]&gt;=[.$B30];[.K$9]&lt;=[.$D30];ISNUMBER([.$C30]));IF(COM.MICROSOFT.NETWORKDAYS.INTL([.K$9];[.K$9];1;[.$A$2:.$A$4]);&quot;W&quot;;&quot;H&quot;);&quot;&quot;)">
            <text:p/>
          </table:table-cell>
          <table:table-cell table:formula="of:=IF(AND([.L$9]&gt;=[.$B30];[.L$9]&lt;=[.$D30];ISNUMBER([.$C30]));IF(COM.MICROSOFT.NETWORKDAYS.INTL([.L$9];[.L$9];1;[.$A$2:.$A$4]);&quot;W&quot;;&quot;H&quot;);&quot;&quot;)">
            <text:p/>
          </table:table-cell>
          <table:table-cell table:style-name="ce63" table:formula="of:=IF(AND([.M$9]&gt;=[.$B30];[.M$9]&lt;=[.$D30];ISNUMBER([.$C30]));IF(COM.MICROSOFT.NETWORKDAYS.INTL([.M$9];[.M$9];1;[.$A$2:.$A$4]);&quot;W&quot;;&quot;H&quot;);&quot;&quot;)">
            <text:p/>
          </table:table-cell>
          <table:table-cell table:formula="of:=IF(AND([.N$9]&gt;=[.$B30];[.N$9]&lt;=[.$D30];ISNUMBER([.$C30]));IF(COM.MICROSOFT.NETWORKDAYS.INTL([.N$9];[.N$9];1;[.$A$2:.$A$4]);&quot;W&quot;;&quot;H&quot;);&quot;&quot;)">
            <text:p/>
          </table:table-cell>
          <table:table-cell table:formula="of:=IF(AND([.O$9]&gt;=[.$B30];[.O$9]&lt;=[.$D30];ISNUMBER([.$C30]));IF(COM.MICROSOFT.NETWORKDAYS.INTL([.O$9];[.O$9];1;[.$A$2:.$A$4]);&quot;W&quot;;&quot;H&quot;);&quot;&quot;)">
            <text:p/>
          </table:table-cell>
          <table:table-cell table:formula="of:=IF(AND([.P$9]&gt;=[.$B30];[.P$9]&lt;=[.$D30];ISNUMBER([.$C30]));IF(COM.MICROSOFT.NETWORKDAYS.INTL([.P$9];[.P$9];1;[.$A$2:.$A$4]);&quot;W&quot;;&quot;H&quot;);&quot;&quot;)">
            <text:p/>
          </table:table-cell>
          <table:table-cell table:formula="of:=IF(AND([.Q$9]&gt;=[.$B30];[.Q$9]&lt;=[.$D30];ISNUMBER([.$C30]));IF(COM.MICROSOFT.NETWORKDAYS.INTL([.Q$9];[.Q$9];1;[.$A$2:.$A$4]);&quot;W&quot;;&quot;H&quot;);&quot;&quot;)">
            <text:p/>
          </table:table-cell>
          <table:table-cell table:formula="of:=IF(AND([.R$9]&gt;=[.$B30];[.R$9]&lt;=[.$D30];ISNUMBER([.$C30]));IF(COM.MICROSOFT.NETWORKDAYS.INTL([.R$9];[.R$9];1;[.$A$2:.$A$4]);&quot;W&quot;;&quot;H&quot;);&quot;&quot;)">
            <text:p/>
          </table:table-cell>
          <table:table-cell table:formula="of:=IF(AND([.S$9]&gt;=[.$B30];[.S$9]&lt;=[.$D30];ISNUMBER([.$C30]));IF(COM.MICROSOFT.NETWORKDAYS.INTL([.S$9];[.S$9];1;[.$A$2:.$A$4]);&quot;W&quot;;&quot;H&quot;);&quot;&quot;)">
            <text:p/>
          </table:table-cell>
          <table:table-cell table:formula="of:=IF(AND([.T$9]&gt;=[.$B30];[.T$9]&lt;=[.$D30];ISNUMBER([.$C30]));IF(COM.MICROSOFT.NETWORKDAYS.INTL([.T$9];[.T$9];1;[.$A$2:.$A$4]);&quot;W&quot;;&quot;H&quot;);&quot;&quot;)">
            <text:p/>
          </table:table-cell>
          <table:table-cell table:formula="of:=IF(AND([.U$9]&gt;=[.$B30];[.U$9]&lt;=[.$D30];ISNUMBER([.$C30]));IF(COM.MICROSOFT.NETWORKDAYS.INTL([.U$9];[.U$9];1;[.$A$2:.$A$4]);&quot;W&quot;;&quot;H&quot;);&quot;&quot;)">
            <text:p/>
          </table:table-cell>
          <table:table-cell table:formula="of:=IF(AND([.V$9]&gt;=[.$B30];[.V$9]&lt;=[.$D30];ISNUMBER([.$C30]));IF(COM.MICROSOFT.NETWORKDAYS.INTL([.V$9];[.V$9];1;[.$A$2:.$A$4]);&quot;W&quot;;&quot;H&quot;);&quot;&quot;)">
            <text:p/>
          </table:table-cell>
          <table:table-cell table:formula="of:=IF(AND([.W$9]&gt;=[.$B30];[.W$9]&lt;=[.$D30];ISNUMBER([.$C30]));IF(COM.MICROSOFT.NETWORKDAYS.INTL([.W$9];[.W$9];1;[.$A$2:.$A$4]);&quot;W&quot;;&quot;H&quot;);&quot;&quot;)">
            <text:p/>
          </table:table-cell>
          <table:table-cell table:formula="of:=IF(AND([.X$9]&gt;=[.$B30];[.X$9]&lt;=[.$D30];ISNUMBER([.$C30]));IF(COM.MICROSOFT.NETWORKDAYS.INTL([.X$9];[.X$9];1;[.$A$2:.$A$4]);&quot;W&quot;;&quot;H&quot;);&quot;&quot;)">
            <text:p/>
          </table:table-cell>
          <table:table-cell table:formula="of:=IF(AND([.Y$9]&gt;=[.$B30];[.Y$9]&lt;=[.$D30];ISNUMBER([.$C30]));IF(COM.MICROSOFT.NETWORKDAYS.INTL([.Y$9];[.Y$9];1;[.$A$2:.$A$4]);&quot;W&quot;;&quot;H&quot;);&quot;&quot;)" office:value-type="string" office:string-value="W" calcext:value-type="string">
            <text:p>W</text:p>
          </table:table-cell>
          <table:table-cell table:formula="of:=IF(AND([.Z$9]&gt;=[.$B30];[.Z$9]&lt;=[.$D30];ISNUMBER([.$C30]));IF(COM.MICROSOFT.NETWORKDAYS.INTL([.Z$9];[.Z$9];1;[.$A$2:.$A$4]);&quot;W&quot;;&quot;H&quot;);&quot;&quot;)">
            <text:p/>
          </table:table-cell>
          <table:table-cell table:formula="of:=IF(AND([.AA$9]&gt;=[.$B30];[.AA$9]&lt;=[.$D30];ISNUMBER([.$C30]));IF(COM.MICROSOFT.NETWORKDAYS.INTL([.AA$9];[.AA$9];1;[.$A$2:.$A$4]);&quot;W&quot;;&quot;H&quot;);&quot;&quot;)">
            <text:p/>
          </table:table-cell>
          <table:table-cell table:formula="of:=IF(AND([.AB$9]&gt;=[.$B30];[.AB$9]&lt;=[.$D30];ISNUMBER([.$C30]));IF(COM.MICROSOFT.NETWORKDAYS.INTL([.AB$9];[.AB$9];1;[.$A$2:.$A$4]);&quot;W&quot;;&quot;H&quot;);&quot;&quot;)">
            <text:p/>
          </table:table-cell>
          <table:table-cell table:formula="of:=IF(AND([.AC$9]&gt;=[.$B30];[.AC$9]&lt;=[.$D30];ISNUMBER([.$C30]));IF(COM.MICROSOFT.NETWORKDAYS.INTL([.AC$9];[.AC$9];1;[.$A$2:.$A$4]);&quot;W&quot;;&quot;H&quot;);&quot;&quot;)">
            <text:p/>
          </table:table-cell>
          <table:table-cell table:formula="of:=IF(AND([.AD$9]&gt;=[.$B30];[.AD$9]&lt;=[.$D30];ISNUMBER([.$C30]));IF(COM.MICROSOFT.NETWORKDAYS.INTL([.AD$9];[.AD$9];1;[.$A$2:.$A$4]);&quot;W&quot;;&quot;H&quot;);&quot;&quot;)">
            <text:p/>
          </table:table-cell>
          <table:table-cell table:formula="of:=IF(AND([.AE$9]&gt;=[.$B30];[.AE$9]&lt;=[.$D30];ISNUMBER([.$C30]));IF(COM.MICROSOFT.NETWORKDAYS.INTL([.AE$9];[.AE$9];1;[.$A$2:.$A$4]);&quot;W&quot;;&quot;H&quot;);&quot;&quot;)">
            <text:p/>
          </table:table-cell>
          <table:table-cell table:formula="of:=IF(AND([.AF$9]&gt;=[.$B30];[.AF$9]&lt;=[.$D30];ISNUMBER([.$C30]));IF(COM.MICROSOFT.NETWORKDAYS.INTL([.AF$9];[.AF$9];1;[.$A$2:.$A$4]);&quot;W&quot;;&quot;H&quot;);&quot;&quot;)">
            <text:p/>
          </table:table-cell>
          <table:table-cell table:formula="of:=IF(AND([.AG$9]&gt;=[.$B30];[.AG$9]&lt;=[.$D30];ISNUMBER([.$C30]));IF(COM.MICROSOFT.NETWORKDAYS.INTL([.AG$9];[.AG$9];1;[.$A$2:.$A$4]);&quot;W&quot;;&quot;H&quot;);&quot;&quot;)">
            <text:p/>
          </table:table-cell>
          <table:table-cell table:formula="of:=IF(AND([.AH$9]&gt;=[.$B30];[.AH$9]&lt;=[.$D30];ISNUMBER([.$C30]));IF(COM.MICROSOFT.NETWORKDAYS.INTL([.AH$9];[.AH$9];1;[.$A$2:.$A$4]);&quot;W&quot;;&quot;H&quot;);&quot;&quot;)">
            <text:p/>
          </table:table-cell>
          <table:table-cell table:formula="of:=IF(AND([.AI$9]&gt;=[.$B30];[.AI$9]&lt;=[.$D30];ISNUMBER([.$C30]));IF(COM.MICROSOFT.NETWORKDAYS.INTL([.AI$9];[.AI$9];1;[.$A$2:.$A$4]);&quot;W&quot;;&quot;H&quot;);&quot;&quot;)">
            <text:p/>
          </table:table-cell>
          <table:table-cell table:formula="of:=IF(AND([.AJ$9]&gt;=[.$B30];[.AJ$9]&lt;=[.$D30];ISNUMBER([.$C30]));IF(COM.MICROSOFT.NETWORKDAYS.INTL([.AJ$9];[.AJ$9];1;[.$A$2:.$A$4]);&quot;W&quot;;&quot;H&quot;);&quot;&quot;)">
            <text:p/>
          </table:table-cell>
          <table:table-cell table:formula="of:=IF(AND([.AK$9]&gt;=[.$B30];[.AK$9]&lt;=[.$D30];ISNUMBER([.$C30]));IF(COM.MICROSOFT.NETWORKDAYS.INTL([.AK$9];[.AK$9];1;[.$A$2:.$A$4]);&quot;W&quot;;&quot;H&quot;);&quot;&quot;)">
            <text:p/>
          </table:table-cell>
          <table:table-cell table:formula="of:=IF(AND([.AL$9]&gt;=[.$B30];[.AL$9]&lt;=[.$D30];ISNUMBER([.$C30]));IF(COM.MICROSOFT.NETWORKDAYS.INTL([.AL$9];[.AL$9];1;[.$A$2:.$A$4]);&quot;W&quot;;&quot;H&quot;);&quot;&quot;)">
            <text:p/>
          </table:table-cell>
          <table:table-cell table:formula="of:=IF(AND([.AM$9]&gt;=[.$B30];[.AM$9]&lt;=[.$D30];ISNUMBER([.$C30]));IF(COM.MICROSOFT.NETWORKDAYS.INTL([.AM$9];[.AM$9];1;[.$A$2:.$A$4]);&quot;W&quot;;&quot;H&quot;);&quot;&quot;)">
            <text:p/>
          </table:table-cell>
          <table:table-cell table:formula="of:=IF(AND([.AN$9]&gt;=[.$B30];[.AN$9]&lt;=[.$D30];ISNUMBER([.$C30]));IF(COM.MICROSOFT.NETWORKDAYS.INTL([.AN$9];[.AN$9];1;[.$A$2:.$A$4]);&quot;W&quot;;&quot;H&quot;);&quot;&quot;)">
            <text:p/>
          </table:table-cell>
          <table:table-cell table:formula="of:=IF(AND([.AO$9]&gt;=[.$B30];[.AO$9]&lt;=[.$D30];ISNUMBER([.$C30]));IF(COM.MICROSOFT.NETWORKDAYS.INTL([.AO$9];[.AO$9];1;[.$A$2:.$A$4]);&quot;W&quot;;&quot;H&quot;);&quot;&quot;)">
            <text:p/>
          </table:table-cell>
          <table:table-cell table:formula="of:=IF(AND([.AP$9]&gt;=[.$B30];[.AP$9]&lt;=[.$D30];ISNUMBER([.$C30]));IF(COM.MICROSOFT.NETWORKDAYS.INTL([.AP$9];[.AP$9];1;[.$A$2:.$A$4]);&quot;W&quot;;&quot;H&quot;);&quot;&quot;)">
            <text:p/>
          </table:table-cell>
          <table:table-cell table:formula="of:=IF(AND([.AQ$9]&gt;=[.$B30];[.AQ$9]&lt;=[.$D30];ISNUMBER([.$C30]));IF(COM.MICROSOFT.NETWORKDAYS.INTL([.AQ$9];[.AQ$9];1;[.$A$2:.$A$4]);&quot;W&quot;;&quot;H&quot;);&quot;&quot;)">
            <text:p/>
          </table:table-cell>
          <table:table-cell table:formula="of:=IF(AND([.AR$9]&gt;=[.$B30];[.AR$9]&lt;=[.$D30];ISNUMBER([.$C30]));IF(COM.MICROSOFT.NETWORKDAYS.INTL([.AR$9];[.AR$9];1;[.$A$2:.$A$4]);&quot;W&quot;;&quot;H&quot;);&quot;&quot;)">
            <text:p/>
          </table:table-cell>
          <table:table-cell table:formula="of:=IF(AND([.AS$9]&gt;=[.$B30];[.AS$9]&lt;=[.$D30];ISNUMBER([.$C30]));IF(COM.MICROSOFT.NETWORKDAYS.INTL([.AS$9];[.AS$9];1;[.$A$2:.$A$4]);&quot;W&quot;;&quot;H&quot;);&quot;&quot;)">
            <text:p/>
          </table:table-cell>
          <table:table-cell table:formula="of:=IF(AND([.AT$9]&gt;=[.$B30];[.AT$9]&lt;=[.$D30];ISNUMBER([.$C30]));IF(COM.MICROSOFT.NETWORKDAYS.INTL([.AT$9];[.AT$9];1;[.$A$2:.$A$4]);&quot;W&quot;;&quot;H&quot;);&quot;&quot;)">
            <text:p/>
          </table:table-cell>
          <table:table-cell table:formula="of:=IF(AND([.AU$9]&gt;=[.$B30];[.AU$9]&lt;=[.$D30];ISNUMBER([.$C30]));IF(COM.MICROSOFT.NETWORKDAYS.INTL([.AU$9];[.AU$9];1;[.$A$2:.$A$4]);&quot;W&quot;;&quot;H&quot;);&quot;&quot;)">
            <text:p/>
          </table:table-cell>
          <table:table-cell table:formula="of:=IF(AND([.AV$9]&gt;=[.$B30];[.AV$9]&lt;=[.$D30];ISNUMBER([.$C30]));IF(COM.MICROSOFT.NETWORKDAYS.INTL([.AV$9];[.AV$9];1;[.$A$2:.$A$4]);&quot;W&quot;;&quot;H&quot;);&quot;&quot;)">
            <text:p/>
          </table:table-cell>
          <table:table-cell table:formula="of:=IF(AND([.AW$9]&gt;=[.$B30];[.AW$9]&lt;=[.$D30];ISNUMBER([.$C30]));IF(COM.MICROSOFT.NETWORKDAYS.INTL([.AW$9];[.AW$9];1;[.$A$2:.$A$4]);&quot;W&quot;;&quot;H&quot;);&quot;&quot;)">
            <text:p/>
          </table:table-cell>
          <table:table-cell table:formula="of:=IF(AND([.AX$9]&gt;=[.$B30];[.AX$9]&lt;=[.$D30];ISNUMBER([.$C30]));IF(COM.MICROSOFT.NETWORKDAYS.INTL([.AX$9];[.AX$9];1;[.$A$2:.$A$4]);&quot;W&quot;;&quot;H&quot;);&quot;&quot;)">
            <text:p/>
          </table:table-cell>
          <table:table-cell table:formula="of:=IF(AND([.AY$9]&gt;=[.$B30];[.AY$9]&lt;=[.$D30];ISNUMBER([.$C30]));IF(COM.MICROSOFT.NETWORKDAYS.INTL([.AY$9];[.AY$9];1;[.$A$2:.$A$4]);&quot;W&quot;;&quot;H&quot;);&quot;&quot;)">
            <text:p/>
          </table:table-cell>
          <table:table-cell table:formula="of:=IF(AND([.AZ$9]&gt;=[.$B30];[.AZ$9]&lt;=[.$D30];ISNUMBER([.$C30]));IF(COM.MICROSOFT.NETWORKDAYS.INTL([.AZ$9];[.AZ$9];1;[.$A$2:.$A$4]);&quot;W&quot;;&quot;H&quot;);&quot;&quot;)">
            <text:p/>
          </table:table-cell>
          <table:table-cell table:formula="of:=IF(AND([.BA$9]&gt;=[.$B30];[.BA$9]&lt;=[.$D30];ISNUMBER([.$C30]));IF(COM.MICROSOFT.NETWORKDAYS.INTL([.BA$9];[.BA$9];1;[.$A$2:.$A$4]);&quot;W&quot;;&quot;H&quot;);&quot;&quot;)">
            <text:p/>
          </table:table-cell>
          <table:table-cell table:formula="of:=IF(AND([.BB$9]&gt;=[.$B30];[.BB$9]&lt;=[.$D30];ISNUMBER([.$C30]));IF(COM.MICROSOFT.NETWORKDAYS.INTL([.BB$9];[.BB$9];1;[.$A$2:.$A$4]);&quot;W&quot;;&quot;H&quot;);&quot;&quot;)">
            <text:p/>
          </table:table-cell>
          <table:table-cell table:formula="of:=IF(AND([.BC$9]&gt;=[.$B30];[.BC$9]&lt;=[.$D30];ISNUMBER([.$C30]));IF(COM.MICROSOFT.NETWORKDAYS.INTL([.BC$9];[.BC$9];1;[.$A$2:.$A$4]);&quot;W&quot;;&quot;H&quot;);&quot;&quot;)">
            <text:p/>
          </table:table-cell>
          <table:table-cell table:formula="of:=IF(AND([.BD$9]&gt;=[.$B30];[.BD$9]&lt;=[.$D30];ISNUMBER([.$C30]));IF(COM.MICROSOFT.NETWORKDAYS.INTL([.BD$9];[.BD$9];1;[.$A$2:.$A$4]);&quot;W&quot;;&quot;H&quot;);&quot;&quot;)">
            <text:p/>
          </table:table-cell>
          <table:table-cell table:formula="of:=IF(AND([.BE$9]&gt;=[.$B30];[.BE$9]&lt;=[.$D30];ISNUMBER([.$C30]));IF(COM.MICROSOFT.NETWORKDAYS.INTL([.BE$9];[.BE$9];1;[.$A$2:.$A$4]);&quot;W&quot;;&quot;H&quot;);&quot;&quot;)">
            <text:p/>
          </table:table-cell>
          <table:table-cell table:formula="of:=IF(AND([.BF$9]&gt;=[.$B30];[.BF$9]&lt;=[.$D30];ISNUMBER([.$C30]));IF(COM.MICROSOFT.NETWORKDAYS.INTL([.BF$9];[.BF$9];1;[.$A$2:.$A$4]);&quot;W&quot;;&quot;H&quot;);&quot;&quot;)">
            <text:p/>
          </table:table-cell>
          <table:table-cell table:formula="of:=IF(AND([.BG$9]&gt;=[.$B30];[.BG$9]&lt;=[.$D30];ISNUMBER([.$C30]));IF(COM.MICROSOFT.NETWORKDAYS.INTL([.BG$9];[.BG$9];1;[.$A$2:.$A$4]);&quot;W&quot;;&quot;H&quot;);&quot;&quot;)">
            <text:p/>
          </table:table-cell>
          <table:table-cell table:formula="of:=IF(AND([.BH$9]&gt;=[.$B30];[.BH$9]&lt;=[.$D30];ISNUMBER([.$C30]));IF(COM.MICROSOFT.NETWORKDAYS.INTL([.BH$9];[.BH$9];1;[.$A$2:.$A$4]);&quot;W&quot;;&quot;H&quot;);&quot;&quot;)">
            <text:p/>
          </table:table-cell>
          <table:table-cell table:formula="of:=IF(AND([.BI$9]&gt;=[.$B30];[.BI$9]&lt;=[.$D30];ISNUMBER([.$C30]));IF(COM.MICROSOFT.NETWORKDAYS.INTL([.BI$9];[.BI$9];1;[.$A$2:.$A$4]);&quot;W&quot;;&quot;H&quot;);&quot;&quot;)">
            <text:p/>
          </table:table-cell>
          <table:table-cell table:formula="of:=IF(AND([.BJ$9]&gt;=[.$B30];[.BJ$9]&lt;=[.$D30];ISNUMBER([.$C30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EV01</text:p>
          </table:table-cell>
          <table:table-cell office:value-type="date" office:date-value="2020-05-26" calcext:value-type="date">
            <text:p>26/05/20</text:p>
          </table:table-cell>
          <table:table-cell office:value-type="float" office:value="2" calcext:value-type="float">
            <text:p>2</text:p>
          </table:table-cell>
          <table:table-cell table:formula="of:=IF(ISNUMBER([.C31]); COM.MICROSOFT.WORKDAY.INTL([.B31]; [.C31]; 1; [.A$2:.A$4] ) - 1; &quot;&quot;)" office:value-type="date" office:date-value="2020-05-27" calcext:value-type="date">
            <text:p>27/05/20</text:p>
          </table:table-cell>
          <table:table-cell table:formula="of:=IF(AND([.E$9]&gt;=[.$B31];[.E$9]&lt;=[.$D31];ISNUMBER([.$C31]));IF(COM.MICROSOFT.NETWORKDAYS.INTL([.E$9];[.E$9];1;[.$A$2:.$A$4]);&quot;W&quot;;&quot;H&quot;);&quot;&quot;)">
            <text:p/>
          </table:table-cell>
          <table:table-cell table:style-name="ce22" table:formula="of:=IF(AND([.F$9]&gt;=[.$B31];[.F$9]&lt;=[.$D31];ISNUMBER([.$C31]));IF(COM.MICROSOFT.NETWORKDAYS.INTL([.F$9];[.F$9];1;[.$A$2:.$A$4]);&quot;W&quot;;&quot;H&quot;);&quot;&quot;)">
            <text:p/>
          </table:table-cell>
          <table:table-cell table:formula="of:=IF(AND([.G$9]&gt;=[.$B31];[.G$9]&lt;=[.$D31];ISNUMBER([.$C31]));IF(COM.MICROSOFT.NETWORKDAYS.INTL([.G$9];[.G$9];1;[.$A$2:.$A$4]);&quot;W&quot;;&quot;H&quot;);&quot;&quot;)">
            <text:p/>
          </table:table-cell>
          <table:table-cell table:formula="of:=IF(AND([.H$9]&gt;=[.$B31];[.H$9]&lt;=[.$D31];ISNUMBER([.$C31]));IF(COM.MICROSOFT.NETWORKDAYS.INTL([.H$9];[.H$9];1;[.$A$2:.$A$4]);&quot;W&quot;;&quot;H&quot;);&quot;&quot;)">
            <text:p/>
          </table:table-cell>
          <table:table-cell table:formula="of:=IF(AND([.I$9]&gt;=[.$B31];[.I$9]&lt;=[.$D31];ISNUMBER([.$C31]));IF(COM.MICROSOFT.NETWORKDAYS.INTL([.I$9];[.I$9];1;[.$A$2:.$A$4]);&quot;W&quot;;&quot;H&quot;);&quot;&quot;)">
            <text:p/>
          </table:table-cell>
          <table:table-cell table:formula="of:=IF(AND([.J$9]&gt;=[.$B31];[.J$9]&lt;=[.$D31];ISNUMBER([.$C31]));IF(COM.MICROSOFT.NETWORKDAYS.INTL([.J$9];[.J$9];1;[.$A$2:.$A$4]);&quot;W&quot;;&quot;H&quot;);&quot;&quot;)">
            <text:p/>
          </table:table-cell>
          <table:table-cell table:formula="of:=IF(AND([.K$9]&gt;=[.$B31];[.K$9]&lt;=[.$D31];ISNUMBER([.$C31]));IF(COM.MICROSOFT.NETWORKDAYS.INTL([.K$9];[.K$9];1;[.$A$2:.$A$4]);&quot;W&quot;;&quot;H&quot;);&quot;&quot;)">
            <text:p/>
          </table:table-cell>
          <table:table-cell table:formula="of:=IF(AND([.L$9]&gt;=[.$B31];[.L$9]&lt;=[.$D31];ISNUMBER([.$C31]));IF(COM.MICROSOFT.NETWORKDAYS.INTL([.L$9];[.L$9];1;[.$A$2:.$A$4]);&quot;W&quot;;&quot;H&quot;);&quot;&quot;)">
            <text:p/>
          </table:table-cell>
          <table:table-cell table:style-name="ce63" table:formula="of:=IF(AND([.M$9]&gt;=[.$B31];[.M$9]&lt;=[.$D31];ISNUMBER([.$C31]));IF(COM.MICROSOFT.NETWORKDAYS.INTL([.M$9];[.M$9];1;[.$A$2:.$A$4]);&quot;W&quot;;&quot;H&quot;);&quot;&quot;)">
            <text:p/>
          </table:table-cell>
          <table:table-cell table:formula="of:=IF(AND([.N$9]&gt;=[.$B31];[.N$9]&lt;=[.$D31];ISNUMBER([.$C31]));IF(COM.MICROSOFT.NETWORKDAYS.INTL([.N$9];[.N$9];1;[.$A$2:.$A$4]);&quot;W&quot;;&quot;H&quot;);&quot;&quot;)">
            <text:p/>
          </table:table-cell>
          <table:table-cell table:formula="of:=IF(AND([.O$9]&gt;=[.$B31];[.O$9]&lt;=[.$D31];ISNUMBER([.$C31]));IF(COM.MICROSOFT.NETWORKDAYS.INTL([.O$9];[.O$9];1;[.$A$2:.$A$4]);&quot;W&quot;;&quot;H&quot;);&quot;&quot;)">
            <text:p/>
          </table:table-cell>
          <table:table-cell table:formula="of:=IF(AND([.P$9]&gt;=[.$B31];[.P$9]&lt;=[.$D31];ISNUMBER([.$C31]));IF(COM.MICROSOFT.NETWORKDAYS.INTL([.P$9];[.P$9];1;[.$A$2:.$A$4]);&quot;W&quot;;&quot;H&quot;);&quot;&quot;)">
            <text:p/>
          </table:table-cell>
          <table:table-cell table:formula="of:=IF(AND([.Q$9]&gt;=[.$B31];[.Q$9]&lt;=[.$D31];ISNUMBER([.$C31]));IF(COM.MICROSOFT.NETWORKDAYS.INTL([.Q$9];[.Q$9];1;[.$A$2:.$A$4]);&quot;W&quot;;&quot;H&quot;);&quot;&quot;)">
            <text:p/>
          </table:table-cell>
          <table:table-cell table:formula="of:=IF(AND([.R$9]&gt;=[.$B31];[.R$9]&lt;=[.$D31];ISNUMBER([.$C31]));IF(COM.MICROSOFT.NETWORKDAYS.INTL([.R$9];[.R$9];1;[.$A$2:.$A$4]);&quot;W&quot;;&quot;H&quot;);&quot;&quot;)">
            <text:p/>
          </table:table-cell>
          <table:table-cell table:formula="of:=IF(AND([.S$9]&gt;=[.$B31];[.S$9]&lt;=[.$D31];ISNUMBER([.$C31]));IF(COM.MICROSOFT.NETWORKDAYS.INTL([.S$9];[.S$9];1;[.$A$2:.$A$4]);&quot;W&quot;;&quot;H&quot;);&quot;&quot;)">
            <text:p/>
          </table:table-cell>
          <table:table-cell table:formula="of:=IF(AND([.T$9]&gt;=[.$B31];[.T$9]&lt;=[.$D31];ISNUMBER([.$C31]));IF(COM.MICROSOFT.NETWORKDAYS.INTL([.T$9];[.T$9];1;[.$A$2:.$A$4]);&quot;W&quot;;&quot;H&quot;);&quot;&quot;)">
            <text:p/>
          </table:table-cell>
          <table:table-cell table:formula="of:=IF(AND([.U$9]&gt;=[.$B31];[.U$9]&lt;=[.$D31];ISNUMBER([.$C31]));IF(COM.MICROSOFT.NETWORKDAYS.INTL([.U$9];[.U$9];1;[.$A$2:.$A$4]);&quot;W&quot;;&quot;H&quot;);&quot;&quot;)">
            <text:p/>
          </table:table-cell>
          <table:table-cell table:formula="of:=IF(AND([.V$9]&gt;=[.$B31];[.V$9]&lt;=[.$D31];ISNUMBER([.$C31]));IF(COM.MICROSOFT.NETWORKDAYS.INTL([.V$9];[.V$9];1;[.$A$2:.$A$4]);&quot;W&quot;;&quot;H&quot;);&quot;&quot;)">
            <text:p/>
          </table:table-cell>
          <table:table-cell table:formula="of:=IF(AND([.W$9]&gt;=[.$B31];[.W$9]&lt;=[.$D31];ISNUMBER([.$C31]));IF(COM.MICROSOFT.NETWORKDAYS.INTL([.W$9];[.W$9];1;[.$A$2:.$A$4]);&quot;W&quot;;&quot;H&quot;);&quot;&quot;)">
            <text:p/>
          </table:table-cell>
          <table:table-cell table:formula="of:=IF(AND([.X$9]&gt;=[.$B31];[.X$9]&lt;=[.$D31];ISNUMBER([.$C31]));IF(COM.MICROSOFT.NETWORKDAYS.INTL([.X$9];[.X$9];1;[.$A$2:.$A$4]);&quot;W&quot;;&quot;H&quot;);&quot;&quot;)">
            <text:p/>
          </table:table-cell>
          <table:table-cell table:formula="of:=IF(AND([.Y$9]&gt;=[.$B31];[.Y$9]&lt;=[.$D31];ISNUMBER([.$C31]));IF(COM.MICROSOFT.NETWORKDAYS.INTL([.Y$9];[.Y$9];1;[.$A$2:.$A$4]);&quot;W&quot;;&quot;H&quot;);&quot;&quot;)" office:value-type="string" office:string-value="W" calcext:value-type="string">
            <text:p>W</text:p>
          </table:table-cell>
          <table:table-cell table:formula="of:=IF(AND([.Z$9]&gt;=[.$B31];[.Z$9]&lt;=[.$D31];ISNUMBER([.$C31]));IF(COM.MICROSOFT.NETWORKDAYS.INTL([.Z$9];[.Z$9];1;[.$A$2:.$A$4]);&quot;W&quot;;&quot;H&quot;);&quot;&quot;)" office:value-type="string" office:string-value="W" calcext:value-type="string">
            <text:p>W</text:p>
          </table:table-cell>
          <table:table-cell table:formula="of:=IF(AND([.AA$9]&gt;=[.$B31];[.AA$9]&lt;=[.$D31];ISNUMBER([.$C31]));IF(COM.MICROSOFT.NETWORKDAYS.INTL([.AA$9];[.AA$9];1;[.$A$2:.$A$4]);&quot;W&quot;;&quot;H&quot;);&quot;&quot;)">
            <text:p/>
          </table:table-cell>
          <table:table-cell table:formula="of:=IF(AND([.AB$9]&gt;=[.$B31];[.AB$9]&lt;=[.$D31];ISNUMBER([.$C31]));IF(COM.MICROSOFT.NETWORKDAYS.INTL([.AB$9];[.AB$9];1;[.$A$2:.$A$4]);&quot;W&quot;;&quot;H&quot;);&quot;&quot;)">
            <text:p/>
          </table:table-cell>
          <table:table-cell table:formula="of:=IF(AND([.AC$9]&gt;=[.$B31];[.AC$9]&lt;=[.$D31];ISNUMBER([.$C31]));IF(COM.MICROSOFT.NETWORKDAYS.INTL([.AC$9];[.AC$9];1;[.$A$2:.$A$4]);&quot;W&quot;;&quot;H&quot;);&quot;&quot;)">
            <text:p/>
          </table:table-cell>
          <table:table-cell table:formula="of:=IF(AND([.AD$9]&gt;=[.$B31];[.AD$9]&lt;=[.$D31];ISNUMBER([.$C31]));IF(COM.MICROSOFT.NETWORKDAYS.INTL([.AD$9];[.AD$9];1;[.$A$2:.$A$4]);&quot;W&quot;;&quot;H&quot;);&quot;&quot;)">
            <text:p/>
          </table:table-cell>
          <table:table-cell table:formula="of:=IF(AND([.AE$9]&gt;=[.$B31];[.AE$9]&lt;=[.$D31];ISNUMBER([.$C31]));IF(COM.MICROSOFT.NETWORKDAYS.INTL([.AE$9];[.AE$9];1;[.$A$2:.$A$4]);&quot;W&quot;;&quot;H&quot;);&quot;&quot;)">
            <text:p/>
          </table:table-cell>
          <table:table-cell table:formula="of:=IF(AND([.AF$9]&gt;=[.$B31];[.AF$9]&lt;=[.$D31];ISNUMBER([.$C31]));IF(COM.MICROSOFT.NETWORKDAYS.INTL([.AF$9];[.AF$9];1;[.$A$2:.$A$4]);&quot;W&quot;;&quot;H&quot;);&quot;&quot;)">
            <text:p/>
          </table:table-cell>
          <table:table-cell table:formula="of:=IF(AND([.AG$9]&gt;=[.$B31];[.AG$9]&lt;=[.$D31];ISNUMBER([.$C31]));IF(COM.MICROSOFT.NETWORKDAYS.INTL([.AG$9];[.AG$9];1;[.$A$2:.$A$4]);&quot;W&quot;;&quot;H&quot;);&quot;&quot;)">
            <text:p/>
          </table:table-cell>
          <table:table-cell table:formula="of:=IF(AND([.AH$9]&gt;=[.$B31];[.AH$9]&lt;=[.$D31];ISNUMBER([.$C31]));IF(COM.MICROSOFT.NETWORKDAYS.INTL([.AH$9];[.AH$9];1;[.$A$2:.$A$4]);&quot;W&quot;;&quot;H&quot;);&quot;&quot;)">
            <text:p/>
          </table:table-cell>
          <table:table-cell table:formula="of:=IF(AND([.AI$9]&gt;=[.$B31];[.AI$9]&lt;=[.$D31];ISNUMBER([.$C31]));IF(COM.MICROSOFT.NETWORKDAYS.INTL([.AI$9];[.AI$9];1;[.$A$2:.$A$4]);&quot;W&quot;;&quot;H&quot;);&quot;&quot;)">
            <text:p/>
          </table:table-cell>
          <table:table-cell table:formula="of:=IF(AND([.AJ$9]&gt;=[.$B31];[.AJ$9]&lt;=[.$D31];ISNUMBER([.$C31]));IF(COM.MICROSOFT.NETWORKDAYS.INTL([.AJ$9];[.AJ$9];1;[.$A$2:.$A$4]);&quot;W&quot;;&quot;H&quot;);&quot;&quot;)">
            <text:p/>
          </table:table-cell>
          <table:table-cell table:formula="of:=IF(AND([.AK$9]&gt;=[.$B31];[.AK$9]&lt;=[.$D31];ISNUMBER([.$C31]));IF(COM.MICROSOFT.NETWORKDAYS.INTL([.AK$9];[.AK$9];1;[.$A$2:.$A$4]);&quot;W&quot;;&quot;H&quot;);&quot;&quot;)">
            <text:p/>
          </table:table-cell>
          <table:table-cell table:formula="of:=IF(AND([.AL$9]&gt;=[.$B31];[.AL$9]&lt;=[.$D31];ISNUMBER([.$C31]));IF(COM.MICROSOFT.NETWORKDAYS.INTL([.AL$9];[.AL$9];1;[.$A$2:.$A$4]);&quot;W&quot;;&quot;H&quot;);&quot;&quot;)">
            <text:p/>
          </table:table-cell>
          <table:table-cell table:formula="of:=IF(AND([.AM$9]&gt;=[.$B31];[.AM$9]&lt;=[.$D31];ISNUMBER([.$C31]));IF(COM.MICROSOFT.NETWORKDAYS.INTL([.AM$9];[.AM$9];1;[.$A$2:.$A$4]);&quot;W&quot;;&quot;H&quot;);&quot;&quot;)">
            <text:p/>
          </table:table-cell>
          <table:table-cell table:formula="of:=IF(AND([.AN$9]&gt;=[.$B31];[.AN$9]&lt;=[.$D31];ISNUMBER([.$C31]));IF(COM.MICROSOFT.NETWORKDAYS.INTL([.AN$9];[.AN$9];1;[.$A$2:.$A$4]);&quot;W&quot;;&quot;H&quot;);&quot;&quot;)">
            <text:p/>
          </table:table-cell>
          <table:table-cell table:formula="of:=IF(AND([.AO$9]&gt;=[.$B31];[.AO$9]&lt;=[.$D31];ISNUMBER([.$C31]));IF(COM.MICROSOFT.NETWORKDAYS.INTL([.AO$9];[.AO$9];1;[.$A$2:.$A$4]);&quot;W&quot;;&quot;H&quot;);&quot;&quot;)">
            <text:p/>
          </table:table-cell>
          <table:table-cell table:formula="of:=IF(AND([.AP$9]&gt;=[.$B31];[.AP$9]&lt;=[.$D31];ISNUMBER([.$C31]));IF(COM.MICROSOFT.NETWORKDAYS.INTL([.AP$9];[.AP$9];1;[.$A$2:.$A$4]);&quot;W&quot;;&quot;H&quot;);&quot;&quot;)">
            <text:p/>
          </table:table-cell>
          <table:table-cell table:formula="of:=IF(AND([.AQ$9]&gt;=[.$B31];[.AQ$9]&lt;=[.$D31];ISNUMBER([.$C31]));IF(COM.MICROSOFT.NETWORKDAYS.INTL([.AQ$9];[.AQ$9];1;[.$A$2:.$A$4]);&quot;W&quot;;&quot;H&quot;);&quot;&quot;)">
            <text:p/>
          </table:table-cell>
          <table:table-cell table:formula="of:=IF(AND([.AR$9]&gt;=[.$B31];[.AR$9]&lt;=[.$D31];ISNUMBER([.$C31]));IF(COM.MICROSOFT.NETWORKDAYS.INTL([.AR$9];[.AR$9];1;[.$A$2:.$A$4]);&quot;W&quot;;&quot;H&quot;);&quot;&quot;)">
            <text:p/>
          </table:table-cell>
          <table:table-cell table:formula="of:=IF(AND([.AS$9]&gt;=[.$B31];[.AS$9]&lt;=[.$D31];ISNUMBER([.$C31]));IF(COM.MICROSOFT.NETWORKDAYS.INTL([.AS$9];[.AS$9];1;[.$A$2:.$A$4]);&quot;W&quot;;&quot;H&quot;);&quot;&quot;)">
            <text:p/>
          </table:table-cell>
          <table:table-cell table:formula="of:=IF(AND([.AT$9]&gt;=[.$B31];[.AT$9]&lt;=[.$D31];ISNUMBER([.$C31]));IF(COM.MICROSOFT.NETWORKDAYS.INTL([.AT$9];[.AT$9];1;[.$A$2:.$A$4]);&quot;W&quot;;&quot;H&quot;);&quot;&quot;)">
            <text:p/>
          </table:table-cell>
          <table:table-cell table:formula="of:=IF(AND([.AU$9]&gt;=[.$B31];[.AU$9]&lt;=[.$D31];ISNUMBER([.$C31]));IF(COM.MICROSOFT.NETWORKDAYS.INTL([.AU$9];[.AU$9];1;[.$A$2:.$A$4]);&quot;W&quot;;&quot;H&quot;);&quot;&quot;)">
            <text:p/>
          </table:table-cell>
          <table:table-cell table:formula="of:=IF(AND([.AV$9]&gt;=[.$B31];[.AV$9]&lt;=[.$D31];ISNUMBER([.$C31]));IF(COM.MICROSOFT.NETWORKDAYS.INTL([.AV$9];[.AV$9];1;[.$A$2:.$A$4]);&quot;W&quot;;&quot;H&quot;);&quot;&quot;)">
            <text:p/>
          </table:table-cell>
          <table:table-cell table:formula="of:=IF(AND([.AW$9]&gt;=[.$B31];[.AW$9]&lt;=[.$D31];ISNUMBER([.$C31]));IF(COM.MICROSOFT.NETWORKDAYS.INTL([.AW$9];[.AW$9];1;[.$A$2:.$A$4]);&quot;W&quot;;&quot;H&quot;);&quot;&quot;)">
            <text:p/>
          </table:table-cell>
          <table:table-cell table:formula="of:=IF(AND([.AX$9]&gt;=[.$B31];[.AX$9]&lt;=[.$D31];ISNUMBER([.$C31]));IF(COM.MICROSOFT.NETWORKDAYS.INTL([.AX$9];[.AX$9];1;[.$A$2:.$A$4]);&quot;W&quot;;&quot;H&quot;);&quot;&quot;)">
            <text:p/>
          </table:table-cell>
          <table:table-cell table:formula="of:=IF(AND([.AY$9]&gt;=[.$B31];[.AY$9]&lt;=[.$D31];ISNUMBER([.$C31]));IF(COM.MICROSOFT.NETWORKDAYS.INTL([.AY$9];[.AY$9];1;[.$A$2:.$A$4]);&quot;W&quot;;&quot;H&quot;);&quot;&quot;)">
            <text:p/>
          </table:table-cell>
          <table:table-cell table:formula="of:=IF(AND([.AZ$9]&gt;=[.$B31];[.AZ$9]&lt;=[.$D31];ISNUMBER([.$C31]));IF(COM.MICROSOFT.NETWORKDAYS.INTL([.AZ$9];[.AZ$9];1;[.$A$2:.$A$4]);&quot;W&quot;;&quot;H&quot;);&quot;&quot;)">
            <text:p/>
          </table:table-cell>
          <table:table-cell table:formula="of:=IF(AND([.BA$9]&gt;=[.$B31];[.BA$9]&lt;=[.$D31];ISNUMBER([.$C31]));IF(COM.MICROSOFT.NETWORKDAYS.INTL([.BA$9];[.BA$9];1;[.$A$2:.$A$4]);&quot;W&quot;;&quot;H&quot;);&quot;&quot;)">
            <text:p/>
          </table:table-cell>
          <table:table-cell table:formula="of:=IF(AND([.BB$9]&gt;=[.$B31];[.BB$9]&lt;=[.$D31];ISNUMBER([.$C31]));IF(COM.MICROSOFT.NETWORKDAYS.INTL([.BB$9];[.BB$9];1;[.$A$2:.$A$4]);&quot;W&quot;;&quot;H&quot;);&quot;&quot;)">
            <text:p/>
          </table:table-cell>
          <table:table-cell table:formula="of:=IF(AND([.BC$9]&gt;=[.$B31];[.BC$9]&lt;=[.$D31];ISNUMBER([.$C31]));IF(COM.MICROSOFT.NETWORKDAYS.INTL([.BC$9];[.BC$9];1;[.$A$2:.$A$4]);&quot;W&quot;;&quot;H&quot;);&quot;&quot;)">
            <text:p/>
          </table:table-cell>
          <table:table-cell table:formula="of:=IF(AND([.BD$9]&gt;=[.$B31];[.BD$9]&lt;=[.$D31];ISNUMBER([.$C31]));IF(COM.MICROSOFT.NETWORKDAYS.INTL([.BD$9];[.BD$9];1;[.$A$2:.$A$4]);&quot;W&quot;;&quot;H&quot;);&quot;&quot;)">
            <text:p/>
          </table:table-cell>
          <table:table-cell table:formula="of:=IF(AND([.BE$9]&gt;=[.$B31];[.BE$9]&lt;=[.$D31];ISNUMBER([.$C31]));IF(COM.MICROSOFT.NETWORKDAYS.INTL([.BE$9];[.BE$9];1;[.$A$2:.$A$4]);&quot;W&quot;;&quot;H&quot;);&quot;&quot;)">
            <text:p/>
          </table:table-cell>
          <table:table-cell table:formula="of:=IF(AND([.BF$9]&gt;=[.$B31];[.BF$9]&lt;=[.$D31];ISNUMBER([.$C31]));IF(COM.MICROSOFT.NETWORKDAYS.INTL([.BF$9];[.BF$9];1;[.$A$2:.$A$4]);&quot;W&quot;;&quot;H&quot;);&quot;&quot;)">
            <text:p/>
          </table:table-cell>
          <table:table-cell table:formula="of:=IF(AND([.BG$9]&gt;=[.$B31];[.BG$9]&lt;=[.$D31];ISNUMBER([.$C31]));IF(COM.MICROSOFT.NETWORKDAYS.INTL([.BG$9];[.BG$9];1;[.$A$2:.$A$4]);&quot;W&quot;;&quot;H&quot;);&quot;&quot;)">
            <text:p/>
          </table:table-cell>
          <table:table-cell table:formula="of:=IF(AND([.BH$9]&gt;=[.$B31];[.BH$9]&lt;=[.$D31];ISNUMBER([.$C31]));IF(COM.MICROSOFT.NETWORKDAYS.INTL([.BH$9];[.BH$9];1;[.$A$2:.$A$4]);&quot;W&quot;;&quot;H&quot;);&quot;&quot;)">
            <text:p/>
          </table:table-cell>
          <table:table-cell table:formula="of:=IF(AND([.BI$9]&gt;=[.$B31];[.BI$9]&lt;=[.$D31];ISNUMBER([.$C31]));IF(COM.MICROSOFT.NETWORKDAYS.INTL([.BI$9];[.BI$9];1;[.$A$2:.$A$4]);&quot;W&quot;;&quot;H&quot;);&quot;&quot;)">
            <text:p/>
          </table:table-cell>
          <table:table-cell table:formula="of:=IF(AND([.BJ$9]&gt;=[.$B31];[.BJ$9]&lt;=[.$D31];ISNUMBER([.$C31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EV02</text:p>
          </table:table-cell>
          <table:table-cell office:value-type="date" office:date-value="2020-05-26" calcext:value-type="date">
            <text:p>26/05/20</text:p>
          </table:table-cell>
          <table:table-cell office:value-type="float" office:value="2" calcext:value-type="float">
            <text:p>2</text:p>
          </table:table-cell>
          <table:table-cell table:formula="of:=IF(ISNUMBER([.C32]); COM.MICROSOFT.WORKDAY.INTL([.B32]; [.C32]; 1; [.A$2:.A$4] ) - 1; &quot;&quot;)" office:value-type="date" office:date-value="2020-05-27" calcext:value-type="date">
            <text:p>27/05/20</text:p>
          </table:table-cell>
          <table:table-cell table:formula="of:=IF(AND([.E$9]&gt;=[.$B32];[.E$9]&lt;=[.$D32];ISNUMBER([.$C32]));IF(COM.MICROSOFT.NETWORKDAYS.INTL([.E$9];[.E$9];1;[.$A$2:.$A$4]);&quot;W&quot;;&quot;H&quot;);&quot;&quot;)">
            <text:p/>
          </table:table-cell>
          <table:table-cell table:style-name="ce22" table:formula="of:=IF(AND([.F$9]&gt;=[.$B32];[.F$9]&lt;=[.$D32];ISNUMBER([.$C32]));IF(COM.MICROSOFT.NETWORKDAYS.INTL([.F$9];[.F$9];1;[.$A$2:.$A$4]);&quot;W&quot;;&quot;H&quot;);&quot;&quot;)">
            <text:p/>
          </table:table-cell>
          <table:table-cell table:formula="of:=IF(AND([.G$9]&gt;=[.$B32];[.G$9]&lt;=[.$D32];ISNUMBER([.$C32]));IF(COM.MICROSOFT.NETWORKDAYS.INTL([.G$9];[.G$9];1;[.$A$2:.$A$4]);&quot;W&quot;;&quot;H&quot;);&quot;&quot;)">
            <text:p/>
          </table:table-cell>
          <table:table-cell table:formula="of:=IF(AND([.H$9]&gt;=[.$B32];[.H$9]&lt;=[.$D32];ISNUMBER([.$C32]));IF(COM.MICROSOFT.NETWORKDAYS.INTL([.H$9];[.H$9];1;[.$A$2:.$A$4]);&quot;W&quot;;&quot;H&quot;);&quot;&quot;)">
            <text:p/>
          </table:table-cell>
          <table:table-cell table:formula="of:=IF(AND([.I$9]&gt;=[.$B32];[.I$9]&lt;=[.$D32];ISNUMBER([.$C32]));IF(COM.MICROSOFT.NETWORKDAYS.INTL([.I$9];[.I$9];1;[.$A$2:.$A$4]);&quot;W&quot;;&quot;H&quot;);&quot;&quot;)">
            <text:p/>
          </table:table-cell>
          <table:table-cell table:formula="of:=IF(AND([.J$9]&gt;=[.$B32];[.J$9]&lt;=[.$D32];ISNUMBER([.$C32]));IF(COM.MICROSOFT.NETWORKDAYS.INTL([.J$9];[.J$9];1;[.$A$2:.$A$4]);&quot;W&quot;;&quot;H&quot;);&quot;&quot;)">
            <text:p/>
          </table:table-cell>
          <table:table-cell table:formula="of:=IF(AND([.K$9]&gt;=[.$B32];[.K$9]&lt;=[.$D32];ISNUMBER([.$C32]));IF(COM.MICROSOFT.NETWORKDAYS.INTL([.K$9];[.K$9];1;[.$A$2:.$A$4]);&quot;W&quot;;&quot;H&quot;);&quot;&quot;)">
            <text:p/>
          </table:table-cell>
          <table:table-cell table:formula="of:=IF(AND([.L$9]&gt;=[.$B32];[.L$9]&lt;=[.$D32];ISNUMBER([.$C32]));IF(COM.MICROSOFT.NETWORKDAYS.INTL([.L$9];[.L$9];1;[.$A$2:.$A$4]);&quot;W&quot;;&quot;H&quot;);&quot;&quot;)">
            <text:p/>
          </table:table-cell>
          <table:table-cell table:style-name="ce63" table:formula="of:=IF(AND([.M$9]&gt;=[.$B32];[.M$9]&lt;=[.$D32];ISNUMBER([.$C32]));IF(COM.MICROSOFT.NETWORKDAYS.INTL([.M$9];[.M$9];1;[.$A$2:.$A$4]);&quot;W&quot;;&quot;H&quot;);&quot;&quot;)">
            <text:p/>
          </table:table-cell>
          <table:table-cell table:formula="of:=IF(AND([.N$9]&gt;=[.$B32];[.N$9]&lt;=[.$D32];ISNUMBER([.$C32]));IF(COM.MICROSOFT.NETWORKDAYS.INTL([.N$9];[.N$9];1;[.$A$2:.$A$4]);&quot;W&quot;;&quot;H&quot;);&quot;&quot;)">
            <text:p/>
          </table:table-cell>
          <table:table-cell table:formula="of:=IF(AND([.O$9]&gt;=[.$B32];[.O$9]&lt;=[.$D32];ISNUMBER([.$C32]));IF(COM.MICROSOFT.NETWORKDAYS.INTL([.O$9];[.O$9];1;[.$A$2:.$A$4]);&quot;W&quot;;&quot;H&quot;);&quot;&quot;)">
            <text:p/>
          </table:table-cell>
          <table:table-cell table:formula="of:=IF(AND([.P$9]&gt;=[.$B32];[.P$9]&lt;=[.$D32];ISNUMBER([.$C32]));IF(COM.MICROSOFT.NETWORKDAYS.INTL([.P$9];[.P$9];1;[.$A$2:.$A$4]);&quot;W&quot;;&quot;H&quot;);&quot;&quot;)">
            <text:p/>
          </table:table-cell>
          <table:table-cell table:formula="of:=IF(AND([.Q$9]&gt;=[.$B32];[.Q$9]&lt;=[.$D32];ISNUMBER([.$C32]));IF(COM.MICROSOFT.NETWORKDAYS.INTL([.Q$9];[.Q$9];1;[.$A$2:.$A$4]);&quot;W&quot;;&quot;H&quot;);&quot;&quot;)">
            <text:p/>
          </table:table-cell>
          <table:table-cell table:formula="of:=IF(AND([.R$9]&gt;=[.$B32];[.R$9]&lt;=[.$D32];ISNUMBER([.$C32]));IF(COM.MICROSOFT.NETWORKDAYS.INTL([.R$9];[.R$9];1;[.$A$2:.$A$4]);&quot;W&quot;;&quot;H&quot;);&quot;&quot;)">
            <text:p/>
          </table:table-cell>
          <table:table-cell table:formula="of:=IF(AND([.S$9]&gt;=[.$B32];[.S$9]&lt;=[.$D32];ISNUMBER([.$C32]));IF(COM.MICROSOFT.NETWORKDAYS.INTL([.S$9];[.S$9];1;[.$A$2:.$A$4]);&quot;W&quot;;&quot;H&quot;);&quot;&quot;)">
            <text:p/>
          </table:table-cell>
          <table:table-cell table:formula="of:=IF(AND([.T$9]&gt;=[.$B32];[.T$9]&lt;=[.$D32];ISNUMBER([.$C32]));IF(COM.MICROSOFT.NETWORKDAYS.INTL([.T$9];[.T$9];1;[.$A$2:.$A$4]);&quot;W&quot;;&quot;H&quot;);&quot;&quot;)">
            <text:p/>
          </table:table-cell>
          <table:table-cell table:formula="of:=IF(AND([.U$9]&gt;=[.$B32];[.U$9]&lt;=[.$D32];ISNUMBER([.$C32]));IF(COM.MICROSOFT.NETWORKDAYS.INTL([.U$9];[.U$9];1;[.$A$2:.$A$4]);&quot;W&quot;;&quot;H&quot;);&quot;&quot;)">
            <text:p/>
          </table:table-cell>
          <table:table-cell table:formula="of:=IF(AND([.V$9]&gt;=[.$B32];[.V$9]&lt;=[.$D32];ISNUMBER([.$C32]));IF(COM.MICROSOFT.NETWORKDAYS.INTL([.V$9];[.V$9];1;[.$A$2:.$A$4]);&quot;W&quot;;&quot;H&quot;);&quot;&quot;)">
            <text:p/>
          </table:table-cell>
          <table:table-cell table:formula="of:=IF(AND([.W$9]&gt;=[.$B32];[.W$9]&lt;=[.$D32];ISNUMBER([.$C32]));IF(COM.MICROSOFT.NETWORKDAYS.INTL([.W$9];[.W$9];1;[.$A$2:.$A$4]);&quot;W&quot;;&quot;H&quot;);&quot;&quot;)">
            <text:p/>
          </table:table-cell>
          <table:table-cell table:formula="of:=IF(AND([.X$9]&gt;=[.$B32];[.X$9]&lt;=[.$D32];ISNUMBER([.$C32]));IF(COM.MICROSOFT.NETWORKDAYS.INTL([.X$9];[.X$9];1;[.$A$2:.$A$4]);&quot;W&quot;;&quot;H&quot;);&quot;&quot;)">
            <text:p/>
          </table:table-cell>
          <table:table-cell table:formula="of:=IF(AND([.Y$9]&gt;=[.$B32];[.Y$9]&lt;=[.$D32];ISNUMBER([.$C32]));IF(COM.MICROSOFT.NETWORKDAYS.INTL([.Y$9];[.Y$9];1;[.$A$2:.$A$4]);&quot;W&quot;;&quot;H&quot;);&quot;&quot;)" office:value-type="string" office:string-value="W" calcext:value-type="string">
            <text:p>W</text:p>
          </table:table-cell>
          <table:table-cell table:formula="of:=IF(AND([.Z$9]&gt;=[.$B32];[.Z$9]&lt;=[.$D32];ISNUMBER([.$C32]));IF(COM.MICROSOFT.NETWORKDAYS.INTL([.Z$9];[.Z$9];1;[.$A$2:.$A$4]);&quot;W&quot;;&quot;H&quot;);&quot;&quot;)" office:value-type="string" office:string-value="W" calcext:value-type="string">
            <text:p>W</text:p>
          </table:table-cell>
          <table:table-cell table:formula="of:=IF(AND([.AA$9]&gt;=[.$B32];[.AA$9]&lt;=[.$D32];ISNUMBER([.$C32]));IF(COM.MICROSOFT.NETWORKDAYS.INTL([.AA$9];[.AA$9];1;[.$A$2:.$A$4]);&quot;W&quot;;&quot;H&quot;);&quot;&quot;)">
            <text:p/>
          </table:table-cell>
          <table:table-cell table:formula="of:=IF(AND([.AB$9]&gt;=[.$B32];[.AB$9]&lt;=[.$D32];ISNUMBER([.$C32]));IF(COM.MICROSOFT.NETWORKDAYS.INTL([.AB$9];[.AB$9];1;[.$A$2:.$A$4]);&quot;W&quot;;&quot;H&quot;);&quot;&quot;)">
            <text:p/>
          </table:table-cell>
          <table:table-cell table:formula="of:=IF(AND([.AC$9]&gt;=[.$B32];[.AC$9]&lt;=[.$D32];ISNUMBER([.$C32]));IF(COM.MICROSOFT.NETWORKDAYS.INTL([.AC$9];[.AC$9];1;[.$A$2:.$A$4]);&quot;W&quot;;&quot;H&quot;);&quot;&quot;)">
            <text:p/>
          </table:table-cell>
          <table:table-cell table:formula="of:=IF(AND([.AD$9]&gt;=[.$B32];[.AD$9]&lt;=[.$D32];ISNUMBER([.$C32]));IF(COM.MICROSOFT.NETWORKDAYS.INTL([.AD$9];[.AD$9];1;[.$A$2:.$A$4]);&quot;W&quot;;&quot;H&quot;);&quot;&quot;)">
            <text:p/>
          </table:table-cell>
          <table:table-cell table:formula="of:=IF(AND([.AE$9]&gt;=[.$B32];[.AE$9]&lt;=[.$D32];ISNUMBER([.$C32]));IF(COM.MICROSOFT.NETWORKDAYS.INTL([.AE$9];[.AE$9];1;[.$A$2:.$A$4]);&quot;W&quot;;&quot;H&quot;);&quot;&quot;)">
            <text:p/>
          </table:table-cell>
          <table:table-cell table:formula="of:=IF(AND([.AF$9]&gt;=[.$B32];[.AF$9]&lt;=[.$D32];ISNUMBER([.$C32]));IF(COM.MICROSOFT.NETWORKDAYS.INTL([.AF$9];[.AF$9];1;[.$A$2:.$A$4]);&quot;W&quot;;&quot;H&quot;);&quot;&quot;)">
            <text:p/>
          </table:table-cell>
          <table:table-cell table:formula="of:=IF(AND([.AG$9]&gt;=[.$B32];[.AG$9]&lt;=[.$D32];ISNUMBER([.$C32]));IF(COM.MICROSOFT.NETWORKDAYS.INTL([.AG$9];[.AG$9];1;[.$A$2:.$A$4]);&quot;W&quot;;&quot;H&quot;);&quot;&quot;)">
            <text:p/>
          </table:table-cell>
          <table:table-cell table:formula="of:=IF(AND([.AH$9]&gt;=[.$B32];[.AH$9]&lt;=[.$D32];ISNUMBER([.$C32]));IF(COM.MICROSOFT.NETWORKDAYS.INTL([.AH$9];[.AH$9];1;[.$A$2:.$A$4]);&quot;W&quot;;&quot;H&quot;);&quot;&quot;)">
            <text:p/>
          </table:table-cell>
          <table:table-cell table:formula="of:=IF(AND([.AI$9]&gt;=[.$B32];[.AI$9]&lt;=[.$D32];ISNUMBER([.$C32]));IF(COM.MICROSOFT.NETWORKDAYS.INTL([.AI$9];[.AI$9];1;[.$A$2:.$A$4]);&quot;W&quot;;&quot;H&quot;);&quot;&quot;)">
            <text:p/>
          </table:table-cell>
          <table:table-cell table:formula="of:=IF(AND([.AJ$9]&gt;=[.$B32];[.AJ$9]&lt;=[.$D32];ISNUMBER([.$C32]));IF(COM.MICROSOFT.NETWORKDAYS.INTL([.AJ$9];[.AJ$9];1;[.$A$2:.$A$4]);&quot;W&quot;;&quot;H&quot;);&quot;&quot;)">
            <text:p/>
          </table:table-cell>
          <table:table-cell table:formula="of:=IF(AND([.AK$9]&gt;=[.$B32];[.AK$9]&lt;=[.$D32];ISNUMBER([.$C32]));IF(COM.MICROSOFT.NETWORKDAYS.INTL([.AK$9];[.AK$9];1;[.$A$2:.$A$4]);&quot;W&quot;;&quot;H&quot;);&quot;&quot;)">
            <text:p/>
          </table:table-cell>
          <table:table-cell table:formula="of:=IF(AND([.AL$9]&gt;=[.$B32];[.AL$9]&lt;=[.$D32];ISNUMBER([.$C32]));IF(COM.MICROSOFT.NETWORKDAYS.INTL([.AL$9];[.AL$9];1;[.$A$2:.$A$4]);&quot;W&quot;;&quot;H&quot;);&quot;&quot;)">
            <text:p/>
          </table:table-cell>
          <table:table-cell table:formula="of:=IF(AND([.AM$9]&gt;=[.$B32];[.AM$9]&lt;=[.$D32];ISNUMBER([.$C32]));IF(COM.MICROSOFT.NETWORKDAYS.INTL([.AM$9];[.AM$9];1;[.$A$2:.$A$4]);&quot;W&quot;;&quot;H&quot;);&quot;&quot;)">
            <text:p/>
          </table:table-cell>
          <table:table-cell table:formula="of:=IF(AND([.AN$9]&gt;=[.$B32];[.AN$9]&lt;=[.$D32];ISNUMBER([.$C32]));IF(COM.MICROSOFT.NETWORKDAYS.INTL([.AN$9];[.AN$9];1;[.$A$2:.$A$4]);&quot;W&quot;;&quot;H&quot;);&quot;&quot;)">
            <text:p/>
          </table:table-cell>
          <table:table-cell table:formula="of:=IF(AND([.AO$9]&gt;=[.$B32];[.AO$9]&lt;=[.$D32];ISNUMBER([.$C32]));IF(COM.MICROSOFT.NETWORKDAYS.INTL([.AO$9];[.AO$9];1;[.$A$2:.$A$4]);&quot;W&quot;;&quot;H&quot;);&quot;&quot;)">
            <text:p/>
          </table:table-cell>
          <table:table-cell table:formula="of:=IF(AND([.AP$9]&gt;=[.$B32];[.AP$9]&lt;=[.$D32];ISNUMBER([.$C32]));IF(COM.MICROSOFT.NETWORKDAYS.INTL([.AP$9];[.AP$9];1;[.$A$2:.$A$4]);&quot;W&quot;;&quot;H&quot;);&quot;&quot;)">
            <text:p/>
          </table:table-cell>
          <table:table-cell table:formula="of:=IF(AND([.AQ$9]&gt;=[.$B32];[.AQ$9]&lt;=[.$D32];ISNUMBER([.$C32]));IF(COM.MICROSOFT.NETWORKDAYS.INTL([.AQ$9];[.AQ$9];1;[.$A$2:.$A$4]);&quot;W&quot;;&quot;H&quot;);&quot;&quot;)">
            <text:p/>
          </table:table-cell>
          <table:table-cell table:formula="of:=IF(AND([.AR$9]&gt;=[.$B32];[.AR$9]&lt;=[.$D32];ISNUMBER([.$C32]));IF(COM.MICROSOFT.NETWORKDAYS.INTL([.AR$9];[.AR$9];1;[.$A$2:.$A$4]);&quot;W&quot;;&quot;H&quot;);&quot;&quot;)">
            <text:p/>
          </table:table-cell>
          <table:table-cell table:formula="of:=IF(AND([.AS$9]&gt;=[.$B32];[.AS$9]&lt;=[.$D32];ISNUMBER([.$C32]));IF(COM.MICROSOFT.NETWORKDAYS.INTL([.AS$9];[.AS$9];1;[.$A$2:.$A$4]);&quot;W&quot;;&quot;H&quot;);&quot;&quot;)">
            <text:p/>
          </table:table-cell>
          <table:table-cell table:formula="of:=IF(AND([.AT$9]&gt;=[.$B32];[.AT$9]&lt;=[.$D32];ISNUMBER([.$C32]));IF(COM.MICROSOFT.NETWORKDAYS.INTL([.AT$9];[.AT$9];1;[.$A$2:.$A$4]);&quot;W&quot;;&quot;H&quot;);&quot;&quot;)">
            <text:p/>
          </table:table-cell>
          <table:table-cell table:formula="of:=IF(AND([.AU$9]&gt;=[.$B32];[.AU$9]&lt;=[.$D32];ISNUMBER([.$C32]));IF(COM.MICROSOFT.NETWORKDAYS.INTL([.AU$9];[.AU$9];1;[.$A$2:.$A$4]);&quot;W&quot;;&quot;H&quot;);&quot;&quot;)">
            <text:p/>
          </table:table-cell>
          <table:table-cell table:formula="of:=IF(AND([.AV$9]&gt;=[.$B32];[.AV$9]&lt;=[.$D32];ISNUMBER([.$C32]));IF(COM.MICROSOFT.NETWORKDAYS.INTL([.AV$9];[.AV$9];1;[.$A$2:.$A$4]);&quot;W&quot;;&quot;H&quot;);&quot;&quot;)">
            <text:p/>
          </table:table-cell>
          <table:table-cell table:formula="of:=IF(AND([.AW$9]&gt;=[.$B32];[.AW$9]&lt;=[.$D32];ISNUMBER([.$C32]));IF(COM.MICROSOFT.NETWORKDAYS.INTL([.AW$9];[.AW$9];1;[.$A$2:.$A$4]);&quot;W&quot;;&quot;H&quot;);&quot;&quot;)">
            <text:p/>
          </table:table-cell>
          <table:table-cell table:formula="of:=IF(AND([.AX$9]&gt;=[.$B32];[.AX$9]&lt;=[.$D32];ISNUMBER([.$C32]));IF(COM.MICROSOFT.NETWORKDAYS.INTL([.AX$9];[.AX$9];1;[.$A$2:.$A$4]);&quot;W&quot;;&quot;H&quot;);&quot;&quot;)">
            <text:p/>
          </table:table-cell>
          <table:table-cell table:formula="of:=IF(AND([.AY$9]&gt;=[.$B32];[.AY$9]&lt;=[.$D32];ISNUMBER([.$C32]));IF(COM.MICROSOFT.NETWORKDAYS.INTL([.AY$9];[.AY$9];1;[.$A$2:.$A$4]);&quot;W&quot;;&quot;H&quot;);&quot;&quot;)">
            <text:p/>
          </table:table-cell>
          <table:table-cell table:formula="of:=IF(AND([.AZ$9]&gt;=[.$B32];[.AZ$9]&lt;=[.$D32];ISNUMBER([.$C32]));IF(COM.MICROSOFT.NETWORKDAYS.INTL([.AZ$9];[.AZ$9];1;[.$A$2:.$A$4]);&quot;W&quot;;&quot;H&quot;);&quot;&quot;)">
            <text:p/>
          </table:table-cell>
          <table:table-cell table:formula="of:=IF(AND([.BA$9]&gt;=[.$B32];[.BA$9]&lt;=[.$D32];ISNUMBER([.$C32]));IF(COM.MICROSOFT.NETWORKDAYS.INTL([.BA$9];[.BA$9];1;[.$A$2:.$A$4]);&quot;W&quot;;&quot;H&quot;);&quot;&quot;)">
            <text:p/>
          </table:table-cell>
          <table:table-cell table:formula="of:=IF(AND([.BB$9]&gt;=[.$B32];[.BB$9]&lt;=[.$D32];ISNUMBER([.$C32]));IF(COM.MICROSOFT.NETWORKDAYS.INTL([.BB$9];[.BB$9];1;[.$A$2:.$A$4]);&quot;W&quot;;&quot;H&quot;);&quot;&quot;)">
            <text:p/>
          </table:table-cell>
          <table:table-cell table:formula="of:=IF(AND([.BC$9]&gt;=[.$B32];[.BC$9]&lt;=[.$D32];ISNUMBER([.$C32]));IF(COM.MICROSOFT.NETWORKDAYS.INTL([.BC$9];[.BC$9];1;[.$A$2:.$A$4]);&quot;W&quot;;&quot;H&quot;);&quot;&quot;)">
            <text:p/>
          </table:table-cell>
          <table:table-cell table:formula="of:=IF(AND([.BD$9]&gt;=[.$B32];[.BD$9]&lt;=[.$D32];ISNUMBER([.$C32]));IF(COM.MICROSOFT.NETWORKDAYS.INTL([.BD$9];[.BD$9];1;[.$A$2:.$A$4]);&quot;W&quot;;&quot;H&quot;);&quot;&quot;)">
            <text:p/>
          </table:table-cell>
          <table:table-cell table:formula="of:=IF(AND([.BE$9]&gt;=[.$B32];[.BE$9]&lt;=[.$D32];ISNUMBER([.$C32]));IF(COM.MICROSOFT.NETWORKDAYS.INTL([.BE$9];[.BE$9];1;[.$A$2:.$A$4]);&quot;W&quot;;&quot;H&quot;);&quot;&quot;)">
            <text:p/>
          </table:table-cell>
          <table:table-cell table:formula="of:=IF(AND([.BF$9]&gt;=[.$B32];[.BF$9]&lt;=[.$D32];ISNUMBER([.$C32]));IF(COM.MICROSOFT.NETWORKDAYS.INTL([.BF$9];[.BF$9];1;[.$A$2:.$A$4]);&quot;W&quot;;&quot;H&quot;);&quot;&quot;)">
            <text:p/>
          </table:table-cell>
          <table:table-cell table:formula="of:=IF(AND([.BG$9]&gt;=[.$B32];[.BG$9]&lt;=[.$D32];ISNUMBER([.$C32]));IF(COM.MICROSOFT.NETWORKDAYS.INTL([.BG$9];[.BG$9];1;[.$A$2:.$A$4]);&quot;W&quot;;&quot;H&quot;);&quot;&quot;)">
            <text:p/>
          </table:table-cell>
          <table:table-cell table:formula="of:=IF(AND([.BH$9]&gt;=[.$B32];[.BH$9]&lt;=[.$D32];ISNUMBER([.$C32]));IF(COM.MICROSOFT.NETWORKDAYS.INTL([.BH$9];[.BH$9];1;[.$A$2:.$A$4]);&quot;W&quot;;&quot;H&quot;);&quot;&quot;)">
            <text:p/>
          </table:table-cell>
          <table:table-cell table:formula="of:=IF(AND([.BI$9]&gt;=[.$B32];[.BI$9]&lt;=[.$D32];ISNUMBER([.$C32]));IF(COM.MICROSOFT.NETWORKDAYS.INTL([.BI$9];[.BI$9];1;[.$A$2:.$A$4]);&quot;W&quot;;&quot;H&quot;);&quot;&quot;)">
            <text:p/>
          </table:table-cell>
          <table:table-cell table:formula="of:=IF(AND([.BJ$9]&gt;=[.$B32];[.BJ$9]&lt;=[.$D32];ISNUMBER([.$C32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EV03</text:p>
          </table:table-cell>
          <table:table-cell office:value-type="date" office:date-value="2020-05-26" calcext:value-type="date">
            <text:p>26/05/20</text:p>
          </table:table-cell>
          <table:table-cell office:value-type="float" office:value="2" calcext:value-type="float">
            <text:p>2</text:p>
          </table:table-cell>
          <table:table-cell table:formula="of:=IF(ISNUMBER([.C33]); COM.MICROSOFT.WORKDAY.INTL([.B33]; [.C33]; 1; [.A$2:.A$4] ) - 1; &quot;&quot;)" office:value-type="date" office:date-value="2020-05-27" calcext:value-type="date">
            <text:p>27/05/20</text:p>
          </table:table-cell>
          <table:table-cell table:formula="of:=IF(AND([.E$9]&gt;=[.$B33];[.E$9]&lt;=[.$D33];ISNUMBER([.$C33]));IF(COM.MICROSOFT.NETWORKDAYS.INTL([.E$9];[.E$9];1;[.$A$2:.$A$4]);&quot;W&quot;;&quot;H&quot;);&quot;&quot;)">
            <text:p/>
          </table:table-cell>
          <table:table-cell table:style-name="ce22" table:formula="of:=IF(AND([.F$9]&gt;=[.$B33];[.F$9]&lt;=[.$D33];ISNUMBER([.$C33]));IF(COM.MICROSOFT.NETWORKDAYS.INTL([.F$9];[.F$9];1;[.$A$2:.$A$4]);&quot;W&quot;;&quot;H&quot;);&quot;&quot;)">
            <text:p/>
          </table:table-cell>
          <table:table-cell table:formula="of:=IF(AND([.G$9]&gt;=[.$B33];[.G$9]&lt;=[.$D33];ISNUMBER([.$C33]));IF(COM.MICROSOFT.NETWORKDAYS.INTL([.G$9];[.G$9];1;[.$A$2:.$A$4]);&quot;W&quot;;&quot;H&quot;);&quot;&quot;)">
            <text:p/>
          </table:table-cell>
          <table:table-cell table:formula="of:=IF(AND([.H$9]&gt;=[.$B33];[.H$9]&lt;=[.$D33];ISNUMBER([.$C33]));IF(COM.MICROSOFT.NETWORKDAYS.INTL([.H$9];[.H$9];1;[.$A$2:.$A$4]);&quot;W&quot;;&quot;H&quot;);&quot;&quot;)">
            <text:p/>
          </table:table-cell>
          <table:table-cell table:formula="of:=IF(AND([.I$9]&gt;=[.$B33];[.I$9]&lt;=[.$D33];ISNUMBER([.$C33]));IF(COM.MICROSOFT.NETWORKDAYS.INTL([.I$9];[.I$9];1;[.$A$2:.$A$4]);&quot;W&quot;;&quot;H&quot;);&quot;&quot;)">
            <text:p/>
          </table:table-cell>
          <table:table-cell table:formula="of:=IF(AND([.J$9]&gt;=[.$B33];[.J$9]&lt;=[.$D33];ISNUMBER([.$C33]));IF(COM.MICROSOFT.NETWORKDAYS.INTL([.J$9];[.J$9];1;[.$A$2:.$A$4]);&quot;W&quot;;&quot;H&quot;);&quot;&quot;)">
            <text:p/>
          </table:table-cell>
          <table:table-cell table:formula="of:=IF(AND([.K$9]&gt;=[.$B33];[.K$9]&lt;=[.$D33];ISNUMBER([.$C33]));IF(COM.MICROSOFT.NETWORKDAYS.INTL([.K$9];[.K$9];1;[.$A$2:.$A$4]);&quot;W&quot;;&quot;H&quot;);&quot;&quot;)">
            <text:p/>
          </table:table-cell>
          <table:table-cell table:formula="of:=IF(AND([.L$9]&gt;=[.$B33];[.L$9]&lt;=[.$D33];ISNUMBER([.$C33]));IF(COM.MICROSOFT.NETWORKDAYS.INTL([.L$9];[.L$9];1;[.$A$2:.$A$4]);&quot;W&quot;;&quot;H&quot;);&quot;&quot;)">
            <text:p/>
          </table:table-cell>
          <table:table-cell table:style-name="ce63" table:formula="of:=IF(AND([.M$9]&gt;=[.$B33];[.M$9]&lt;=[.$D33];ISNUMBER([.$C33]));IF(COM.MICROSOFT.NETWORKDAYS.INTL([.M$9];[.M$9];1;[.$A$2:.$A$4]);&quot;W&quot;;&quot;H&quot;);&quot;&quot;)">
            <text:p/>
          </table:table-cell>
          <table:table-cell table:formula="of:=IF(AND([.N$9]&gt;=[.$B33];[.N$9]&lt;=[.$D33];ISNUMBER([.$C33]));IF(COM.MICROSOFT.NETWORKDAYS.INTL([.N$9];[.N$9];1;[.$A$2:.$A$4]);&quot;W&quot;;&quot;H&quot;);&quot;&quot;)">
            <text:p/>
          </table:table-cell>
          <table:table-cell table:formula="of:=IF(AND([.O$9]&gt;=[.$B33];[.O$9]&lt;=[.$D33];ISNUMBER([.$C33]));IF(COM.MICROSOFT.NETWORKDAYS.INTL([.O$9];[.O$9];1;[.$A$2:.$A$4]);&quot;W&quot;;&quot;H&quot;);&quot;&quot;)">
            <text:p/>
          </table:table-cell>
          <table:table-cell table:formula="of:=IF(AND([.P$9]&gt;=[.$B33];[.P$9]&lt;=[.$D33];ISNUMBER([.$C33]));IF(COM.MICROSOFT.NETWORKDAYS.INTL([.P$9];[.P$9];1;[.$A$2:.$A$4]);&quot;W&quot;;&quot;H&quot;);&quot;&quot;)">
            <text:p/>
          </table:table-cell>
          <table:table-cell table:formula="of:=IF(AND([.Q$9]&gt;=[.$B33];[.Q$9]&lt;=[.$D33];ISNUMBER([.$C33]));IF(COM.MICROSOFT.NETWORKDAYS.INTL([.Q$9];[.Q$9];1;[.$A$2:.$A$4]);&quot;W&quot;;&quot;H&quot;);&quot;&quot;)">
            <text:p/>
          </table:table-cell>
          <table:table-cell table:formula="of:=IF(AND([.R$9]&gt;=[.$B33];[.R$9]&lt;=[.$D33];ISNUMBER([.$C33]));IF(COM.MICROSOFT.NETWORKDAYS.INTL([.R$9];[.R$9];1;[.$A$2:.$A$4]);&quot;W&quot;;&quot;H&quot;);&quot;&quot;)">
            <text:p/>
          </table:table-cell>
          <table:table-cell table:formula="of:=IF(AND([.S$9]&gt;=[.$B33];[.S$9]&lt;=[.$D33];ISNUMBER([.$C33]));IF(COM.MICROSOFT.NETWORKDAYS.INTL([.S$9];[.S$9];1;[.$A$2:.$A$4]);&quot;W&quot;;&quot;H&quot;);&quot;&quot;)">
            <text:p/>
          </table:table-cell>
          <table:table-cell table:formula="of:=IF(AND([.T$9]&gt;=[.$B33];[.T$9]&lt;=[.$D33];ISNUMBER([.$C33]));IF(COM.MICROSOFT.NETWORKDAYS.INTL([.T$9];[.T$9];1;[.$A$2:.$A$4]);&quot;W&quot;;&quot;H&quot;);&quot;&quot;)">
            <text:p/>
          </table:table-cell>
          <table:table-cell table:formula="of:=IF(AND([.U$9]&gt;=[.$B33];[.U$9]&lt;=[.$D33];ISNUMBER([.$C33]));IF(COM.MICROSOFT.NETWORKDAYS.INTL([.U$9];[.U$9];1;[.$A$2:.$A$4]);&quot;W&quot;;&quot;H&quot;);&quot;&quot;)">
            <text:p/>
          </table:table-cell>
          <table:table-cell table:formula="of:=IF(AND([.V$9]&gt;=[.$B33];[.V$9]&lt;=[.$D33];ISNUMBER([.$C33]));IF(COM.MICROSOFT.NETWORKDAYS.INTL([.V$9];[.V$9];1;[.$A$2:.$A$4]);&quot;W&quot;;&quot;H&quot;);&quot;&quot;)">
            <text:p/>
          </table:table-cell>
          <table:table-cell table:formula="of:=IF(AND([.W$9]&gt;=[.$B33];[.W$9]&lt;=[.$D33];ISNUMBER([.$C33]));IF(COM.MICROSOFT.NETWORKDAYS.INTL([.W$9];[.W$9];1;[.$A$2:.$A$4]);&quot;W&quot;;&quot;H&quot;);&quot;&quot;)">
            <text:p/>
          </table:table-cell>
          <table:table-cell table:formula="of:=IF(AND([.X$9]&gt;=[.$B33];[.X$9]&lt;=[.$D33];ISNUMBER([.$C33]));IF(COM.MICROSOFT.NETWORKDAYS.INTL([.X$9];[.X$9];1;[.$A$2:.$A$4]);&quot;W&quot;;&quot;H&quot;);&quot;&quot;)">
            <text:p/>
          </table:table-cell>
          <table:table-cell table:formula="of:=IF(AND([.Y$9]&gt;=[.$B33];[.Y$9]&lt;=[.$D33];ISNUMBER([.$C33]));IF(COM.MICROSOFT.NETWORKDAYS.INTL([.Y$9];[.Y$9];1;[.$A$2:.$A$4]);&quot;W&quot;;&quot;H&quot;);&quot;&quot;)" office:value-type="string" office:string-value="W" calcext:value-type="string">
            <text:p>W</text:p>
          </table:table-cell>
          <table:table-cell table:formula="of:=IF(AND([.Z$9]&gt;=[.$B33];[.Z$9]&lt;=[.$D33];ISNUMBER([.$C33]));IF(COM.MICROSOFT.NETWORKDAYS.INTL([.Z$9];[.Z$9];1;[.$A$2:.$A$4]);&quot;W&quot;;&quot;H&quot;);&quot;&quot;)" office:value-type="string" office:string-value="W" calcext:value-type="string">
            <text:p>W</text:p>
          </table:table-cell>
          <table:table-cell table:formula="of:=IF(AND([.AA$9]&gt;=[.$B33];[.AA$9]&lt;=[.$D33];ISNUMBER([.$C33]));IF(COM.MICROSOFT.NETWORKDAYS.INTL([.AA$9];[.AA$9];1;[.$A$2:.$A$4]);&quot;W&quot;;&quot;H&quot;);&quot;&quot;)">
            <text:p/>
          </table:table-cell>
          <table:table-cell table:formula="of:=IF(AND([.AB$9]&gt;=[.$B33];[.AB$9]&lt;=[.$D33];ISNUMBER([.$C33]));IF(COM.MICROSOFT.NETWORKDAYS.INTL([.AB$9];[.AB$9];1;[.$A$2:.$A$4]);&quot;W&quot;;&quot;H&quot;);&quot;&quot;)">
            <text:p/>
          </table:table-cell>
          <table:table-cell table:formula="of:=IF(AND([.AC$9]&gt;=[.$B33];[.AC$9]&lt;=[.$D33];ISNUMBER([.$C33]));IF(COM.MICROSOFT.NETWORKDAYS.INTL([.AC$9];[.AC$9];1;[.$A$2:.$A$4]);&quot;W&quot;;&quot;H&quot;);&quot;&quot;)">
            <text:p/>
          </table:table-cell>
          <table:table-cell table:formula="of:=IF(AND([.AD$9]&gt;=[.$B33];[.AD$9]&lt;=[.$D33];ISNUMBER([.$C33]));IF(COM.MICROSOFT.NETWORKDAYS.INTL([.AD$9];[.AD$9];1;[.$A$2:.$A$4]);&quot;W&quot;;&quot;H&quot;);&quot;&quot;)">
            <text:p/>
          </table:table-cell>
          <table:table-cell table:formula="of:=IF(AND([.AE$9]&gt;=[.$B33];[.AE$9]&lt;=[.$D33];ISNUMBER([.$C33]));IF(COM.MICROSOFT.NETWORKDAYS.INTL([.AE$9];[.AE$9];1;[.$A$2:.$A$4]);&quot;W&quot;;&quot;H&quot;);&quot;&quot;)">
            <text:p/>
          </table:table-cell>
          <table:table-cell table:formula="of:=IF(AND([.AF$9]&gt;=[.$B33];[.AF$9]&lt;=[.$D33];ISNUMBER([.$C33]));IF(COM.MICROSOFT.NETWORKDAYS.INTL([.AF$9];[.AF$9];1;[.$A$2:.$A$4]);&quot;W&quot;;&quot;H&quot;);&quot;&quot;)">
            <text:p/>
          </table:table-cell>
          <table:table-cell table:formula="of:=IF(AND([.AG$9]&gt;=[.$B33];[.AG$9]&lt;=[.$D33];ISNUMBER([.$C33]));IF(COM.MICROSOFT.NETWORKDAYS.INTL([.AG$9];[.AG$9];1;[.$A$2:.$A$4]);&quot;W&quot;;&quot;H&quot;);&quot;&quot;)">
            <text:p/>
          </table:table-cell>
          <table:table-cell table:formula="of:=IF(AND([.AH$9]&gt;=[.$B33];[.AH$9]&lt;=[.$D33];ISNUMBER([.$C33]));IF(COM.MICROSOFT.NETWORKDAYS.INTL([.AH$9];[.AH$9];1;[.$A$2:.$A$4]);&quot;W&quot;;&quot;H&quot;);&quot;&quot;)">
            <text:p/>
          </table:table-cell>
          <table:table-cell table:formula="of:=IF(AND([.AI$9]&gt;=[.$B33];[.AI$9]&lt;=[.$D33];ISNUMBER([.$C33]));IF(COM.MICROSOFT.NETWORKDAYS.INTL([.AI$9];[.AI$9];1;[.$A$2:.$A$4]);&quot;W&quot;;&quot;H&quot;);&quot;&quot;)">
            <text:p/>
          </table:table-cell>
          <table:table-cell table:formula="of:=IF(AND([.AJ$9]&gt;=[.$B33];[.AJ$9]&lt;=[.$D33];ISNUMBER([.$C33]));IF(COM.MICROSOFT.NETWORKDAYS.INTL([.AJ$9];[.AJ$9];1;[.$A$2:.$A$4]);&quot;W&quot;;&quot;H&quot;);&quot;&quot;)">
            <text:p/>
          </table:table-cell>
          <table:table-cell table:formula="of:=IF(AND([.AK$9]&gt;=[.$B33];[.AK$9]&lt;=[.$D33];ISNUMBER([.$C33]));IF(COM.MICROSOFT.NETWORKDAYS.INTL([.AK$9];[.AK$9];1;[.$A$2:.$A$4]);&quot;W&quot;;&quot;H&quot;);&quot;&quot;)">
            <text:p/>
          </table:table-cell>
          <table:table-cell table:formula="of:=IF(AND([.AL$9]&gt;=[.$B33];[.AL$9]&lt;=[.$D33];ISNUMBER([.$C33]));IF(COM.MICROSOFT.NETWORKDAYS.INTL([.AL$9];[.AL$9];1;[.$A$2:.$A$4]);&quot;W&quot;;&quot;H&quot;);&quot;&quot;)">
            <text:p/>
          </table:table-cell>
          <table:table-cell table:formula="of:=IF(AND([.AM$9]&gt;=[.$B33];[.AM$9]&lt;=[.$D33];ISNUMBER([.$C33]));IF(COM.MICROSOFT.NETWORKDAYS.INTL([.AM$9];[.AM$9];1;[.$A$2:.$A$4]);&quot;W&quot;;&quot;H&quot;);&quot;&quot;)">
            <text:p/>
          </table:table-cell>
          <table:table-cell table:formula="of:=IF(AND([.AN$9]&gt;=[.$B33];[.AN$9]&lt;=[.$D33];ISNUMBER([.$C33]));IF(COM.MICROSOFT.NETWORKDAYS.INTL([.AN$9];[.AN$9];1;[.$A$2:.$A$4]);&quot;W&quot;;&quot;H&quot;);&quot;&quot;)">
            <text:p/>
          </table:table-cell>
          <table:table-cell table:formula="of:=IF(AND([.AO$9]&gt;=[.$B33];[.AO$9]&lt;=[.$D33];ISNUMBER([.$C33]));IF(COM.MICROSOFT.NETWORKDAYS.INTL([.AO$9];[.AO$9];1;[.$A$2:.$A$4]);&quot;W&quot;;&quot;H&quot;);&quot;&quot;)">
            <text:p/>
          </table:table-cell>
          <table:table-cell table:formula="of:=IF(AND([.AP$9]&gt;=[.$B33];[.AP$9]&lt;=[.$D33];ISNUMBER([.$C33]));IF(COM.MICROSOFT.NETWORKDAYS.INTL([.AP$9];[.AP$9];1;[.$A$2:.$A$4]);&quot;W&quot;;&quot;H&quot;);&quot;&quot;)">
            <text:p/>
          </table:table-cell>
          <table:table-cell table:formula="of:=IF(AND([.AQ$9]&gt;=[.$B33];[.AQ$9]&lt;=[.$D33];ISNUMBER([.$C33]));IF(COM.MICROSOFT.NETWORKDAYS.INTL([.AQ$9];[.AQ$9];1;[.$A$2:.$A$4]);&quot;W&quot;;&quot;H&quot;);&quot;&quot;)">
            <text:p/>
          </table:table-cell>
          <table:table-cell table:formula="of:=IF(AND([.AR$9]&gt;=[.$B33];[.AR$9]&lt;=[.$D33];ISNUMBER([.$C33]));IF(COM.MICROSOFT.NETWORKDAYS.INTL([.AR$9];[.AR$9];1;[.$A$2:.$A$4]);&quot;W&quot;;&quot;H&quot;);&quot;&quot;)">
            <text:p/>
          </table:table-cell>
          <table:table-cell table:formula="of:=IF(AND([.AS$9]&gt;=[.$B33];[.AS$9]&lt;=[.$D33];ISNUMBER([.$C33]));IF(COM.MICROSOFT.NETWORKDAYS.INTL([.AS$9];[.AS$9];1;[.$A$2:.$A$4]);&quot;W&quot;;&quot;H&quot;);&quot;&quot;)">
            <text:p/>
          </table:table-cell>
          <table:table-cell table:formula="of:=IF(AND([.AT$9]&gt;=[.$B33];[.AT$9]&lt;=[.$D33];ISNUMBER([.$C33]));IF(COM.MICROSOFT.NETWORKDAYS.INTL([.AT$9];[.AT$9];1;[.$A$2:.$A$4]);&quot;W&quot;;&quot;H&quot;);&quot;&quot;)">
            <text:p/>
          </table:table-cell>
          <table:table-cell table:formula="of:=IF(AND([.AU$9]&gt;=[.$B33];[.AU$9]&lt;=[.$D33];ISNUMBER([.$C33]));IF(COM.MICROSOFT.NETWORKDAYS.INTL([.AU$9];[.AU$9];1;[.$A$2:.$A$4]);&quot;W&quot;;&quot;H&quot;);&quot;&quot;)">
            <text:p/>
          </table:table-cell>
          <table:table-cell table:formula="of:=IF(AND([.AV$9]&gt;=[.$B33];[.AV$9]&lt;=[.$D33];ISNUMBER([.$C33]));IF(COM.MICROSOFT.NETWORKDAYS.INTL([.AV$9];[.AV$9];1;[.$A$2:.$A$4]);&quot;W&quot;;&quot;H&quot;);&quot;&quot;)">
            <text:p/>
          </table:table-cell>
          <table:table-cell table:formula="of:=IF(AND([.AW$9]&gt;=[.$B33];[.AW$9]&lt;=[.$D33];ISNUMBER([.$C33]));IF(COM.MICROSOFT.NETWORKDAYS.INTL([.AW$9];[.AW$9];1;[.$A$2:.$A$4]);&quot;W&quot;;&quot;H&quot;);&quot;&quot;)">
            <text:p/>
          </table:table-cell>
          <table:table-cell table:formula="of:=IF(AND([.AX$9]&gt;=[.$B33];[.AX$9]&lt;=[.$D33];ISNUMBER([.$C33]));IF(COM.MICROSOFT.NETWORKDAYS.INTL([.AX$9];[.AX$9];1;[.$A$2:.$A$4]);&quot;W&quot;;&quot;H&quot;);&quot;&quot;)">
            <text:p/>
          </table:table-cell>
          <table:table-cell table:formula="of:=IF(AND([.AY$9]&gt;=[.$B33];[.AY$9]&lt;=[.$D33];ISNUMBER([.$C33]));IF(COM.MICROSOFT.NETWORKDAYS.INTL([.AY$9];[.AY$9];1;[.$A$2:.$A$4]);&quot;W&quot;;&quot;H&quot;);&quot;&quot;)">
            <text:p/>
          </table:table-cell>
          <table:table-cell table:formula="of:=IF(AND([.AZ$9]&gt;=[.$B33];[.AZ$9]&lt;=[.$D33];ISNUMBER([.$C33]));IF(COM.MICROSOFT.NETWORKDAYS.INTL([.AZ$9];[.AZ$9];1;[.$A$2:.$A$4]);&quot;W&quot;;&quot;H&quot;);&quot;&quot;)">
            <text:p/>
          </table:table-cell>
          <table:table-cell table:formula="of:=IF(AND([.BA$9]&gt;=[.$B33];[.BA$9]&lt;=[.$D33];ISNUMBER([.$C33]));IF(COM.MICROSOFT.NETWORKDAYS.INTL([.BA$9];[.BA$9];1;[.$A$2:.$A$4]);&quot;W&quot;;&quot;H&quot;);&quot;&quot;)">
            <text:p/>
          </table:table-cell>
          <table:table-cell table:formula="of:=IF(AND([.BB$9]&gt;=[.$B33];[.BB$9]&lt;=[.$D33];ISNUMBER([.$C33]));IF(COM.MICROSOFT.NETWORKDAYS.INTL([.BB$9];[.BB$9];1;[.$A$2:.$A$4]);&quot;W&quot;;&quot;H&quot;);&quot;&quot;)">
            <text:p/>
          </table:table-cell>
          <table:table-cell table:formula="of:=IF(AND([.BC$9]&gt;=[.$B33];[.BC$9]&lt;=[.$D33];ISNUMBER([.$C33]));IF(COM.MICROSOFT.NETWORKDAYS.INTL([.BC$9];[.BC$9];1;[.$A$2:.$A$4]);&quot;W&quot;;&quot;H&quot;);&quot;&quot;)">
            <text:p/>
          </table:table-cell>
          <table:table-cell table:formula="of:=IF(AND([.BD$9]&gt;=[.$B33];[.BD$9]&lt;=[.$D33];ISNUMBER([.$C33]));IF(COM.MICROSOFT.NETWORKDAYS.INTL([.BD$9];[.BD$9];1;[.$A$2:.$A$4]);&quot;W&quot;;&quot;H&quot;);&quot;&quot;)">
            <text:p/>
          </table:table-cell>
          <table:table-cell table:formula="of:=IF(AND([.BE$9]&gt;=[.$B33];[.BE$9]&lt;=[.$D33];ISNUMBER([.$C33]));IF(COM.MICROSOFT.NETWORKDAYS.INTL([.BE$9];[.BE$9];1;[.$A$2:.$A$4]);&quot;W&quot;;&quot;H&quot;);&quot;&quot;)">
            <text:p/>
          </table:table-cell>
          <table:table-cell table:formula="of:=IF(AND([.BF$9]&gt;=[.$B33];[.BF$9]&lt;=[.$D33];ISNUMBER([.$C33]));IF(COM.MICROSOFT.NETWORKDAYS.INTL([.BF$9];[.BF$9];1;[.$A$2:.$A$4]);&quot;W&quot;;&quot;H&quot;);&quot;&quot;)">
            <text:p/>
          </table:table-cell>
          <table:table-cell table:formula="of:=IF(AND([.BG$9]&gt;=[.$B33];[.BG$9]&lt;=[.$D33];ISNUMBER([.$C33]));IF(COM.MICROSOFT.NETWORKDAYS.INTL([.BG$9];[.BG$9];1;[.$A$2:.$A$4]);&quot;W&quot;;&quot;H&quot;);&quot;&quot;)">
            <text:p/>
          </table:table-cell>
          <table:table-cell table:formula="of:=IF(AND([.BH$9]&gt;=[.$B33];[.BH$9]&lt;=[.$D33];ISNUMBER([.$C33]));IF(COM.MICROSOFT.NETWORKDAYS.INTL([.BH$9];[.BH$9];1;[.$A$2:.$A$4]);&quot;W&quot;;&quot;H&quot;);&quot;&quot;)">
            <text:p/>
          </table:table-cell>
          <table:table-cell table:formula="of:=IF(AND([.BI$9]&gt;=[.$B33];[.BI$9]&lt;=[.$D33];ISNUMBER([.$C33]));IF(COM.MICROSOFT.NETWORKDAYS.INTL([.BI$9];[.BI$9];1;[.$A$2:.$A$4]);&quot;W&quot;;&quot;H&quot;);&quot;&quot;)">
            <text:p/>
          </table:table-cell>
          <table:table-cell table:formula="of:=IF(AND([.BJ$9]&gt;=[.$B33];[.BJ$9]&lt;=[.$D33];ISNUMBER([.$C33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EV04</text:p>
          </table:table-cell>
          <table:table-cell office:value-type="date" office:date-value="2020-05-26" calcext:value-type="date">
            <text:p>26/05/20</text:p>
          </table:table-cell>
          <table:table-cell office:value-type="float" office:value="2" calcext:value-type="float">
            <text:p>2</text:p>
          </table:table-cell>
          <table:table-cell table:formula="of:=IF(ISNUMBER([.C34]); COM.MICROSOFT.WORKDAY.INTL([.B34]; [.C34]; 1; [.A$2:.A$4] ) - 1; &quot;&quot;)" office:value-type="date" office:date-value="2020-05-27" calcext:value-type="date">
            <text:p>27/05/20</text:p>
          </table:table-cell>
          <table:table-cell table:formula="of:=IF(AND([.E$9]&gt;=[.$B34];[.E$9]&lt;=[.$D34];ISNUMBER([.$C34]));IF(COM.MICROSOFT.NETWORKDAYS.INTL([.E$9];[.E$9];1;[.$A$2:.$A$4]);&quot;W&quot;;&quot;H&quot;);&quot;&quot;)">
            <text:p/>
          </table:table-cell>
          <table:table-cell table:style-name="ce22" table:formula="of:=IF(AND([.F$9]&gt;=[.$B34];[.F$9]&lt;=[.$D34];ISNUMBER([.$C34]));IF(COM.MICROSOFT.NETWORKDAYS.INTL([.F$9];[.F$9];1;[.$A$2:.$A$4]);&quot;W&quot;;&quot;H&quot;);&quot;&quot;)">
            <text:p/>
          </table:table-cell>
          <table:table-cell table:formula="of:=IF(AND([.G$9]&gt;=[.$B34];[.G$9]&lt;=[.$D34];ISNUMBER([.$C34]));IF(COM.MICROSOFT.NETWORKDAYS.INTL([.G$9];[.G$9];1;[.$A$2:.$A$4]);&quot;W&quot;;&quot;H&quot;);&quot;&quot;)">
            <text:p/>
          </table:table-cell>
          <table:table-cell table:formula="of:=IF(AND([.H$9]&gt;=[.$B34];[.H$9]&lt;=[.$D34];ISNUMBER([.$C34]));IF(COM.MICROSOFT.NETWORKDAYS.INTL([.H$9];[.H$9];1;[.$A$2:.$A$4]);&quot;W&quot;;&quot;H&quot;);&quot;&quot;)">
            <text:p/>
          </table:table-cell>
          <table:table-cell table:formula="of:=IF(AND([.I$9]&gt;=[.$B34];[.I$9]&lt;=[.$D34];ISNUMBER([.$C34]));IF(COM.MICROSOFT.NETWORKDAYS.INTL([.I$9];[.I$9];1;[.$A$2:.$A$4]);&quot;W&quot;;&quot;H&quot;);&quot;&quot;)">
            <text:p/>
          </table:table-cell>
          <table:table-cell table:formula="of:=IF(AND([.J$9]&gt;=[.$B34];[.J$9]&lt;=[.$D34];ISNUMBER([.$C34]));IF(COM.MICROSOFT.NETWORKDAYS.INTL([.J$9];[.J$9];1;[.$A$2:.$A$4]);&quot;W&quot;;&quot;H&quot;);&quot;&quot;)">
            <text:p/>
          </table:table-cell>
          <table:table-cell table:formula="of:=IF(AND([.K$9]&gt;=[.$B34];[.K$9]&lt;=[.$D34];ISNUMBER([.$C34]));IF(COM.MICROSOFT.NETWORKDAYS.INTL([.K$9];[.K$9];1;[.$A$2:.$A$4]);&quot;W&quot;;&quot;H&quot;);&quot;&quot;)">
            <text:p/>
          </table:table-cell>
          <table:table-cell table:formula="of:=IF(AND([.L$9]&gt;=[.$B34];[.L$9]&lt;=[.$D34];ISNUMBER([.$C34]));IF(COM.MICROSOFT.NETWORKDAYS.INTL([.L$9];[.L$9];1;[.$A$2:.$A$4]);&quot;W&quot;;&quot;H&quot;);&quot;&quot;)">
            <text:p/>
          </table:table-cell>
          <table:table-cell table:style-name="ce63" table:formula="of:=IF(AND([.M$9]&gt;=[.$B34];[.M$9]&lt;=[.$D34];ISNUMBER([.$C34]));IF(COM.MICROSOFT.NETWORKDAYS.INTL([.M$9];[.M$9];1;[.$A$2:.$A$4]);&quot;W&quot;;&quot;H&quot;);&quot;&quot;)">
            <text:p/>
          </table:table-cell>
          <table:table-cell table:formula="of:=IF(AND([.N$9]&gt;=[.$B34];[.N$9]&lt;=[.$D34];ISNUMBER([.$C34]));IF(COM.MICROSOFT.NETWORKDAYS.INTL([.N$9];[.N$9];1;[.$A$2:.$A$4]);&quot;W&quot;;&quot;H&quot;);&quot;&quot;)">
            <text:p/>
          </table:table-cell>
          <table:table-cell table:formula="of:=IF(AND([.O$9]&gt;=[.$B34];[.O$9]&lt;=[.$D34];ISNUMBER([.$C34]));IF(COM.MICROSOFT.NETWORKDAYS.INTL([.O$9];[.O$9];1;[.$A$2:.$A$4]);&quot;W&quot;;&quot;H&quot;);&quot;&quot;)">
            <text:p/>
          </table:table-cell>
          <table:table-cell table:formula="of:=IF(AND([.P$9]&gt;=[.$B34];[.P$9]&lt;=[.$D34];ISNUMBER([.$C34]));IF(COM.MICROSOFT.NETWORKDAYS.INTL([.P$9];[.P$9];1;[.$A$2:.$A$4]);&quot;W&quot;;&quot;H&quot;);&quot;&quot;)">
            <text:p/>
          </table:table-cell>
          <table:table-cell table:formula="of:=IF(AND([.Q$9]&gt;=[.$B34];[.Q$9]&lt;=[.$D34];ISNUMBER([.$C34]));IF(COM.MICROSOFT.NETWORKDAYS.INTL([.Q$9];[.Q$9];1;[.$A$2:.$A$4]);&quot;W&quot;;&quot;H&quot;);&quot;&quot;)">
            <text:p/>
          </table:table-cell>
          <table:table-cell table:formula="of:=IF(AND([.R$9]&gt;=[.$B34];[.R$9]&lt;=[.$D34];ISNUMBER([.$C34]));IF(COM.MICROSOFT.NETWORKDAYS.INTL([.R$9];[.R$9];1;[.$A$2:.$A$4]);&quot;W&quot;;&quot;H&quot;);&quot;&quot;)">
            <text:p/>
          </table:table-cell>
          <table:table-cell table:formula="of:=IF(AND([.S$9]&gt;=[.$B34];[.S$9]&lt;=[.$D34];ISNUMBER([.$C34]));IF(COM.MICROSOFT.NETWORKDAYS.INTL([.S$9];[.S$9];1;[.$A$2:.$A$4]);&quot;W&quot;;&quot;H&quot;);&quot;&quot;)">
            <text:p/>
          </table:table-cell>
          <table:table-cell table:formula="of:=IF(AND([.T$9]&gt;=[.$B34];[.T$9]&lt;=[.$D34];ISNUMBER([.$C34]));IF(COM.MICROSOFT.NETWORKDAYS.INTL([.T$9];[.T$9];1;[.$A$2:.$A$4]);&quot;W&quot;;&quot;H&quot;);&quot;&quot;)">
            <text:p/>
          </table:table-cell>
          <table:table-cell table:formula="of:=IF(AND([.U$9]&gt;=[.$B34];[.U$9]&lt;=[.$D34];ISNUMBER([.$C34]));IF(COM.MICROSOFT.NETWORKDAYS.INTL([.U$9];[.U$9];1;[.$A$2:.$A$4]);&quot;W&quot;;&quot;H&quot;);&quot;&quot;)">
            <text:p/>
          </table:table-cell>
          <table:table-cell table:formula="of:=IF(AND([.V$9]&gt;=[.$B34];[.V$9]&lt;=[.$D34];ISNUMBER([.$C34]));IF(COM.MICROSOFT.NETWORKDAYS.INTL([.V$9];[.V$9];1;[.$A$2:.$A$4]);&quot;W&quot;;&quot;H&quot;);&quot;&quot;)">
            <text:p/>
          </table:table-cell>
          <table:table-cell table:formula="of:=IF(AND([.W$9]&gt;=[.$B34];[.W$9]&lt;=[.$D34];ISNUMBER([.$C34]));IF(COM.MICROSOFT.NETWORKDAYS.INTL([.W$9];[.W$9];1;[.$A$2:.$A$4]);&quot;W&quot;;&quot;H&quot;);&quot;&quot;)">
            <text:p/>
          </table:table-cell>
          <table:table-cell table:formula="of:=IF(AND([.X$9]&gt;=[.$B34];[.X$9]&lt;=[.$D34];ISNUMBER([.$C34]));IF(COM.MICROSOFT.NETWORKDAYS.INTL([.X$9];[.X$9];1;[.$A$2:.$A$4]);&quot;W&quot;;&quot;H&quot;);&quot;&quot;)">
            <text:p/>
          </table:table-cell>
          <table:table-cell table:formula="of:=IF(AND([.Y$9]&gt;=[.$B34];[.Y$9]&lt;=[.$D34];ISNUMBER([.$C34]));IF(COM.MICROSOFT.NETWORKDAYS.INTL([.Y$9];[.Y$9];1;[.$A$2:.$A$4]);&quot;W&quot;;&quot;H&quot;);&quot;&quot;)" office:value-type="string" office:string-value="W" calcext:value-type="string">
            <text:p>W</text:p>
          </table:table-cell>
          <table:table-cell table:formula="of:=IF(AND([.Z$9]&gt;=[.$B34];[.Z$9]&lt;=[.$D34];ISNUMBER([.$C34]));IF(COM.MICROSOFT.NETWORKDAYS.INTL([.Z$9];[.Z$9];1;[.$A$2:.$A$4]);&quot;W&quot;;&quot;H&quot;);&quot;&quot;)" office:value-type="string" office:string-value="W" calcext:value-type="string">
            <text:p>W</text:p>
          </table:table-cell>
          <table:table-cell table:formula="of:=IF(AND([.AA$9]&gt;=[.$B34];[.AA$9]&lt;=[.$D34];ISNUMBER([.$C34]));IF(COM.MICROSOFT.NETWORKDAYS.INTL([.AA$9];[.AA$9];1;[.$A$2:.$A$4]);&quot;W&quot;;&quot;H&quot;);&quot;&quot;)">
            <text:p/>
          </table:table-cell>
          <table:table-cell table:formula="of:=IF(AND([.AB$9]&gt;=[.$B34];[.AB$9]&lt;=[.$D34];ISNUMBER([.$C34]));IF(COM.MICROSOFT.NETWORKDAYS.INTL([.AB$9];[.AB$9];1;[.$A$2:.$A$4]);&quot;W&quot;;&quot;H&quot;);&quot;&quot;)">
            <text:p/>
          </table:table-cell>
          <table:table-cell table:formula="of:=IF(AND([.AC$9]&gt;=[.$B34];[.AC$9]&lt;=[.$D34];ISNUMBER([.$C34]));IF(COM.MICROSOFT.NETWORKDAYS.INTL([.AC$9];[.AC$9];1;[.$A$2:.$A$4]);&quot;W&quot;;&quot;H&quot;);&quot;&quot;)">
            <text:p/>
          </table:table-cell>
          <table:table-cell table:formula="of:=IF(AND([.AD$9]&gt;=[.$B34];[.AD$9]&lt;=[.$D34];ISNUMBER([.$C34]));IF(COM.MICROSOFT.NETWORKDAYS.INTL([.AD$9];[.AD$9];1;[.$A$2:.$A$4]);&quot;W&quot;;&quot;H&quot;);&quot;&quot;)">
            <text:p/>
          </table:table-cell>
          <table:table-cell table:formula="of:=IF(AND([.AE$9]&gt;=[.$B34];[.AE$9]&lt;=[.$D34];ISNUMBER([.$C34]));IF(COM.MICROSOFT.NETWORKDAYS.INTL([.AE$9];[.AE$9];1;[.$A$2:.$A$4]);&quot;W&quot;;&quot;H&quot;);&quot;&quot;)">
            <text:p/>
          </table:table-cell>
          <table:table-cell table:formula="of:=IF(AND([.AF$9]&gt;=[.$B34];[.AF$9]&lt;=[.$D34];ISNUMBER([.$C34]));IF(COM.MICROSOFT.NETWORKDAYS.INTL([.AF$9];[.AF$9];1;[.$A$2:.$A$4]);&quot;W&quot;;&quot;H&quot;);&quot;&quot;)">
            <text:p/>
          </table:table-cell>
          <table:table-cell table:formula="of:=IF(AND([.AG$9]&gt;=[.$B34];[.AG$9]&lt;=[.$D34];ISNUMBER([.$C34]));IF(COM.MICROSOFT.NETWORKDAYS.INTL([.AG$9];[.AG$9];1;[.$A$2:.$A$4]);&quot;W&quot;;&quot;H&quot;);&quot;&quot;)">
            <text:p/>
          </table:table-cell>
          <table:table-cell table:formula="of:=IF(AND([.AH$9]&gt;=[.$B34];[.AH$9]&lt;=[.$D34];ISNUMBER([.$C34]));IF(COM.MICROSOFT.NETWORKDAYS.INTL([.AH$9];[.AH$9];1;[.$A$2:.$A$4]);&quot;W&quot;;&quot;H&quot;);&quot;&quot;)">
            <text:p/>
          </table:table-cell>
          <table:table-cell table:formula="of:=IF(AND([.AI$9]&gt;=[.$B34];[.AI$9]&lt;=[.$D34];ISNUMBER([.$C34]));IF(COM.MICROSOFT.NETWORKDAYS.INTL([.AI$9];[.AI$9];1;[.$A$2:.$A$4]);&quot;W&quot;;&quot;H&quot;);&quot;&quot;)">
            <text:p/>
          </table:table-cell>
          <table:table-cell table:formula="of:=IF(AND([.AJ$9]&gt;=[.$B34];[.AJ$9]&lt;=[.$D34];ISNUMBER([.$C34]));IF(COM.MICROSOFT.NETWORKDAYS.INTL([.AJ$9];[.AJ$9];1;[.$A$2:.$A$4]);&quot;W&quot;;&quot;H&quot;);&quot;&quot;)">
            <text:p/>
          </table:table-cell>
          <table:table-cell table:formula="of:=IF(AND([.AK$9]&gt;=[.$B34];[.AK$9]&lt;=[.$D34];ISNUMBER([.$C34]));IF(COM.MICROSOFT.NETWORKDAYS.INTL([.AK$9];[.AK$9];1;[.$A$2:.$A$4]);&quot;W&quot;;&quot;H&quot;);&quot;&quot;)">
            <text:p/>
          </table:table-cell>
          <table:table-cell table:formula="of:=IF(AND([.AL$9]&gt;=[.$B34];[.AL$9]&lt;=[.$D34];ISNUMBER([.$C34]));IF(COM.MICROSOFT.NETWORKDAYS.INTL([.AL$9];[.AL$9];1;[.$A$2:.$A$4]);&quot;W&quot;;&quot;H&quot;);&quot;&quot;)">
            <text:p/>
          </table:table-cell>
          <table:table-cell table:formula="of:=IF(AND([.AM$9]&gt;=[.$B34];[.AM$9]&lt;=[.$D34];ISNUMBER([.$C34]));IF(COM.MICROSOFT.NETWORKDAYS.INTL([.AM$9];[.AM$9];1;[.$A$2:.$A$4]);&quot;W&quot;;&quot;H&quot;);&quot;&quot;)">
            <text:p/>
          </table:table-cell>
          <table:table-cell table:formula="of:=IF(AND([.AN$9]&gt;=[.$B34];[.AN$9]&lt;=[.$D34];ISNUMBER([.$C34]));IF(COM.MICROSOFT.NETWORKDAYS.INTL([.AN$9];[.AN$9];1;[.$A$2:.$A$4]);&quot;W&quot;;&quot;H&quot;);&quot;&quot;)">
            <text:p/>
          </table:table-cell>
          <table:table-cell table:formula="of:=IF(AND([.AO$9]&gt;=[.$B34];[.AO$9]&lt;=[.$D34];ISNUMBER([.$C34]));IF(COM.MICROSOFT.NETWORKDAYS.INTL([.AO$9];[.AO$9];1;[.$A$2:.$A$4]);&quot;W&quot;;&quot;H&quot;);&quot;&quot;)">
            <text:p/>
          </table:table-cell>
          <table:table-cell table:formula="of:=IF(AND([.AP$9]&gt;=[.$B34];[.AP$9]&lt;=[.$D34];ISNUMBER([.$C34]));IF(COM.MICROSOFT.NETWORKDAYS.INTL([.AP$9];[.AP$9];1;[.$A$2:.$A$4]);&quot;W&quot;;&quot;H&quot;);&quot;&quot;)">
            <text:p/>
          </table:table-cell>
          <table:table-cell table:formula="of:=IF(AND([.AQ$9]&gt;=[.$B34];[.AQ$9]&lt;=[.$D34];ISNUMBER([.$C34]));IF(COM.MICROSOFT.NETWORKDAYS.INTL([.AQ$9];[.AQ$9];1;[.$A$2:.$A$4]);&quot;W&quot;;&quot;H&quot;);&quot;&quot;)">
            <text:p/>
          </table:table-cell>
          <table:table-cell table:formula="of:=IF(AND([.AR$9]&gt;=[.$B34];[.AR$9]&lt;=[.$D34];ISNUMBER([.$C34]));IF(COM.MICROSOFT.NETWORKDAYS.INTL([.AR$9];[.AR$9];1;[.$A$2:.$A$4]);&quot;W&quot;;&quot;H&quot;);&quot;&quot;)">
            <text:p/>
          </table:table-cell>
          <table:table-cell table:formula="of:=IF(AND([.AS$9]&gt;=[.$B34];[.AS$9]&lt;=[.$D34];ISNUMBER([.$C34]));IF(COM.MICROSOFT.NETWORKDAYS.INTL([.AS$9];[.AS$9];1;[.$A$2:.$A$4]);&quot;W&quot;;&quot;H&quot;);&quot;&quot;)">
            <text:p/>
          </table:table-cell>
          <table:table-cell table:formula="of:=IF(AND([.AT$9]&gt;=[.$B34];[.AT$9]&lt;=[.$D34];ISNUMBER([.$C34]));IF(COM.MICROSOFT.NETWORKDAYS.INTL([.AT$9];[.AT$9];1;[.$A$2:.$A$4]);&quot;W&quot;;&quot;H&quot;);&quot;&quot;)">
            <text:p/>
          </table:table-cell>
          <table:table-cell table:formula="of:=IF(AND([.AU$9]&gt;=[.$B34];[.AU$9]&lt;=[.$D34];ISNUMBER([.$C34]));IF(COM.MICROSOFT.NETWORKDAYS.INTL([.AU$9];[.AU$9];1;[.$A$2:.$A$4]);&quot;W&quot;;&quot;H&quot;);&quot;&quot;)">
            <text:p/>
          </table:table-cell>
          <table:table-cell table:formula="of:=IF(AND([.AV$9]&gt;=[.$B34];[.AV$9]&lt;=[.$D34];ISNUMBER([.$C34]));IF(COM.MICROSOFT.NETWORKDAYS.INTL([.AV$9];[.AV$9];1;[.$A$2:.$A$4]);&quot;W&quot;;&quot;H&quot;);&quot;&quot;)">
            <text:p/>
          </table:table-cell>
          <table:table-cell table:formula="of:=IF(AND([.AW$9]&gt;=[.$B34];[.AW$9]&lt;=[.$D34];ISNUMBER([.$C34]));IF(COM.MICROSOFT.NETWORKDAYS.INTL([.AW$9];[.AW$9];1;[.$A$2:.$A$4]);&quot;W&quot;;&quot;H&quot;);&quot;&quot;)">
            <text:p/>
          </table:table-cell>
          <table:table-cell table:formula="of:=IF(AND([.AX$9]&gt;=[.$B34];[.AX$9]&lt;=[.$D34];ISNUMBER([.$C34]));IF(COM.MICROSOFT.NETWORKDAYS.INTL([.AX$9];[.AX$9];1;[.$A$2:.$A$4]);&quot;W&quot;;&quot;H&quot;);&quot;&quot;)">
            <text:p/>
          </table:table-cell>
          <table:table-cell table:formula="of:=IF(AND([.AY$9]&gt;=[.$B34];[.AY$9]&lt;=[.$D34];ISNUMBER([.$C34]));IF(COM.MICROSOFT.NETWORKDAYS.INTL([.AY$9];[.AY$9];1;[.$A$2:.$A$4]);&quot;W&quot;;&quot;H&quot;);&quot;&quot;)">
            <text:p/>
          </table:table-cell>
          <table:table-cell table:formula="of:=IF(AND([.AZ$9]&gt;=[.$B34];[.AZ$9]&lt;=[.$D34];ISNUMBER([.$C34]));IF(COM.MICROSOFT.NETWORKDAYS.INTL([.AZ$9];[.AZ$9];1;[.$A$2:.$A$4]);&quot;W&quot;;&quot;H&quot;);&quot;&quot;)">
            <text:p/>
          </table:table-cell>
          <table:table-cell table:formula="of:=IF(AND([.BA$9]&gt;=[.$B34];[.BA$9]&lt;=[.$D34];ISNUMBER([.$C34]));IF(COM.MICROSOFT.NETWORKDAYS.INTL([.BA$9];[.BA$9];1;[.$A$2:.$A$4]);&quot;W&quot;;&quot;H&quot;);&quot;&quot;)">
            <text:p/>
          </table:table-cell>
          <table:table-cell table:formula="of:=IF(AND([.BB$9]&gt;=[.$B34];[.BB$9]&lt;=[.$D34];ISNUMBER([.$C34]));IF(COM.MICROSOFT.NETWORKDAYS.INTL([.BB$9];[.BB$9];1;[.$A$2:.$A$4]);&quot;W&quot;;&quot;H&quot;);&quot;&quot;)">
            <text:p/>
          </table:table-cell>
          <table:table-cell table:formula="of:=IF(AND([.BC$9]&gt;=[.$B34];[.BC$9]&lt;=[.$D34];ISNUMBER([.$C34]));IF(COM.MICROSOFT.NETWORKDAYS.INTL([.BC$9];[.BC$9];1;[.$A$2:.$A$4]);&quot;W&quot;;&quot;H&quot;);&quot;&quot;)">
            <text:p/>
          </table:table-cell>
          <table:table-cell table:formula="of:=IF(AND([.BD$9]&gt;=[.$B34];[.BD$9]&lt;=[.$D34];ISNUMBER([.$C34]));IF(COM.MICROSOFT.NETWORKDAYS.INTL([.BD$9];[.BD$9];1;[.$A$2:.$A$4]);&quot;W&quot;;&quot;H&quot;);&quot;&quot;)">
            <text:p/>
          </table:table-cell>
          <table:table-cell table:formula="of:=IF(AND([.BE$9]&gt;=[.$B34];[.BE$9]&lt;=[.$D34];ISNUMBER([.$C34]));IF(COM.MICROSOFT.NETWORKDAYS.INTL([.BE$9];[.BE$9];1;[.$A$2:.$A$4]);&quot;W&quot;;&quot;H&quot;);&quot;&quot;)">
            <text:p/>
          </table:table-cell>
          <table:table-cell table:formula="of:=IF(AND([.BF$9]&gt;=[.$B34];[.BF$9]&lt;=[.$D34];ISNUMBER([.$C34]));IF(COM.MICROSOFT.NETWORKDAYS.INTL([.BF$9];[.BF$9];1;[.$A$2:.$A$4]);&quot;W&quot;;&quot;H&quot;);&quot;&quot;)">
            <text:p/>
          </table:table-cell>
          <table:table-cell table:formula="of:=IF(AND([.BG$9]&gt;=[.$B34];[.BG$9]&lt;=[.$D34];ISNUMBER([.$C34]));IF(COM.MICROSOFT.NETWORKDAYS.INTL([.BG$9];[.BG$9];1;[.$A$2:.$A$4]);&quot;W&quot;;&quot;H&quot;);&quot;&quot;)">
            <text:p/>
          </table:table-cell>
          <table:table-cell table:formula="of:=IF(AND([.BH$9]&gt;=[.$B34];[.BH$9]&lt;=[.$D34];ISNUMBER([.$C34]));IF(COM.MICROSOFT.NETWORKDAYS.INTL([.BH$9];[.BH$9];1;[.$A$2:.$A$4]);&quot;W&quot;;&quot;H&quot;);&quot;&quot;)">
            <text:p/>
          </table:table-cell>
          <table:table-cell table:formula="of:=IF(AND([.BI$9]&gt;=[.$B34];[.BI$9]&lt;=[.$D34];ISNUMBER([.$C34]));IF(COM.MICROSOFT.NETWORKDAYS.INTL([.BI$9];[.BI$9];1;[.$A$2:.$A$4]);&quot;W&quot;;&quot;H&quot;);&quot;&quot;)">
            <text:p/>
          </table:table-cell>
          <table:table-cell table:formula="of:=IF(AND([.BJ$9]&gt;=[.$B34];[.BJ$9]&lt;=[.$D34];ISNUMBER([.$C34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EV05</text:p>
          </table:table-cell>
          <table:table-cell office:value-type="date" office:date-value="2020-05-26" calcext:value-type="date">
            <text:p>26/05/20</text:p>
          </table:table-cell>
          <table:table-cell office:value-type="float" office:value="2" calcext:value-type="float">
            <text:p>2</text:p>
          </table:table-cell>
          <table:table-cell table:formula="of:=IF(ISNUMBER([.C35]); COM.MICROSOFT.WORKDAY.INTL([.B35]; [.C35]; 1; [.A$2:.A$4] ) - 1; &quot;&quot;)" office:value-type="date" office:date-value="2020-05-27" calcext:value-type="date">
            <text:p>27/05/20</text:p>
          </table:table-cell>
          <table:table-cell table:formula="of:=IF(AND([.E$9]&gt;=[.$B35];[.E$9]&lt;=[.$D35];ISNUMBER([.$C35]));IF(COM.MICROSOFT.NETWORKDAYS.INTL([.E$9];[.E$9];1;[.$A$2:.$A$4]);&quot;W&quot;;&quot;H&quot;);&quot;&quot;)">
            <text:p/>
          </table:table-cell>
          <table:table-cell table:formula="of:=IF(AND([.F$9]&gt;=[.$B35];[.F$9]&lt;=[.$D35];ISNUMBER([.$C35]));IF(COM.MICROSOFT.NETWORKDAYS.INTL([.F$9];[.F$9];1;[.$A$2:.$A$4]);&quot;W&quot;;&quot;H&quot;);&quot;&quot;)">
            <text:p/>
          </table:table-cell>
          <table:table-cell table:formula="of:=IF(AND([.G$9]&gt;=[.$B35];[.G$9]&lt;=[.$D35];ISNUMBER([.$C35]));IF(COM.MICROSOFT.NETWORKDAYS.INTL([.G$9];[.G$9];1;[.$A$2:.$A$4]);&quot;W&quot;;&quot;H&quot;);&quot;&quot;)">
            <text:p/>
          </table:table-cell>
          <table:table-cell table:formula="of:=IF(AND([.H$9]&gt;=[.$B35];[.H$9]&lt;=[.$D35];ISNUMBER([.$C35]));IF(COM.MICROSOFT.NETWORKDAYS.INTL([.H$9];[.H$9];1;[.$A$2:.$A$4]);&quot;W&quot;;&quot;H&quot;);&quot;&quot;)">
            <text:p/>
          </table:table-cell>
          <table:table-cell table:formula="of:=IF(AND([.I$9]&gt;=[.$B35];[.I$9]&lt;=[.$D35];ISNUMBER([.$C35]));IF(COM.MICROSOFT.NETWORKDAYS.INTL([.I$9];[.I$9];1;[.$A$2:.$A$4]);&quot;W&quot;;&quot;H&quot;);&quot;&quot;)">
            <text:p/>
          </table:table-cell>
          <table:table-cell table:formula="of:=IF(AND([.J$9]&gt;=[.$B35];[.J$9]&lt;=[.$D35];ISNUMBER([.$C35]));IF(COM.MICROSOFT.NETWORKDAYS.INTL([.J$9];[.J$9];1;[.$A$2:.$A$4]);&quot;W&quot;;&quot;H&quot;);&quot;&quot;)">
            <text:p/>
          </table:table-cell>
          <table:table-cell table:formula="of:=IF(AND([.K$9]&gt;=[.$B35];[.K$9]&lt;=[.$D35];ISNUMBER([.$C35]));IF(COM.MICROSOFT.NETWORKDAYS.INTL([.K$9];[.K$9];1;[.$A$2:.$A$4]);&quot;W&quot;;&quot;H&quot;);&quot;&quot;)">
            <text:p/>
          </table:table-cell>
          <table:table-cell table:formula="of:=IF(AND([.L$9]&gt;=[.$B35];[.L$9]&lt;=[.$D35];ISNUMBER([.$C35]));IF(COM.MICROSOFT.NETWORKDAYS.INTL([.L$9];[.L$9];1;[.$A$2:.$A$4]);&quot;W&quot;;&quot;H&quot;);&quot;&quot;)">
            <text:p/>
          </table:table-cell>
          <table:table-cell table:style-name="ce63" table:formula="of:=IF(AND([.M$9]&gt;=[.$B35];[.M$9]&lt;=[.$D35];ISNUMBER([.$C35]));IF(COM.MICROSOFT.NETWORKDAYS.INTL([.M$9];[.M$9];1;[.$A$2:.$A$4]);&quot;W&quot;;&quot;H&quot;);&quot;&quot;)">
            <text:p/>
          </table:table-cell>
          <table:table-cell table:formula="of:=IF(AND([.N$9]&gt;=[.$B35];[.N$9]&lt;=[.$D35];ISNUMBER([.$C35]));IF(COM.MICROSOFT.NETWORKDAYS.INTL([.N$9];[.N$9];1;[.$A$2:.$A$4]);&quot;W&quot;;&quot;H&quot;);&quot;&quot;)">
            <text:p/>
          </table:table-cell>
          <table:table-cell table:formula="of:=IF(AND([.O$9]&gt;=[.$B35];[.O$9]&lt;=[.$D35];ISNUMBER([.$C35]));IF(COM.MICROSOFT.NETWORKDAYS.INTL([.O$9];[.O$9];1;[.$A$2:.$A$4]);&quot;W&quot;;&quot;H&quot;);&quot;&quot;)">
            <text:p/>
          </table:table-cell>
          <table:table-cell table:formula="of:=IF(AND([.P$9]&gt;=[.$B35];[.P$9]&lt;=[.$D35];ISNUMBER([.$C35]));IF(COM.MICROSOFT.NETWORKDAYS.INTL([.P$9];[.P$9];1;[.$A$2:.$A$4]);&quot;W&quot;;&quot;H&quot;);&quot;&quot;)">
            <text:p/>
          </table:table-cell>
          <table:table-cell table:formula="of:=IF(AND([.Q$9]&gt;=[.$B35];[.Q$9]&lt;=[.$D35];ISNUMBER([.$C35]));IF(COM.MICROSOFT.NETWORKDAYS.INTL([.Q$9];[.Q$9];1;[.$A$2:.$A$4]);&quot;W&quot;;&quot;H&quot;);&quot;&quot;)">
            <text:p/>
          </table:table-cell>
          <table:table-cell table:formula="of:=IF(AND([.R$9]&gt;=[.$B35];[.R$9]&lt;=[.$D35];ISNUMBER([.$C35]));IF(COM.MICROSOFT.NETWORKDAYS.INTL([.R$9];[.R$9];1;[.$A$2:.$A$4]);&quot;W&quot;;&quot;H&quot;);&quot;&quot;)">
            <text:p/>
          </table:table-cell>
          <table:table-cell table:formula="of:=IF(AND([.S$9]&gt;=[.$B35];[.S$9]&lt;=[.$D35];ISNUMBER([.$C35]));IF(COM.MICROSOFT.NETWORKDAYS.INTL([.S$9];[.S$9];1;[.$A$2:.$A$4]);&quot;W&quot;;&quot;H&quot;);&quot;&quot;)">
            <text:p/>
          </table:table-cell>
          <table:table-cell table:formula="of:=IF(AND([.T$9]&gt;=[.$B35];[.T$9]&lt;=[.$D35];ISNUMBER([.$C35]));IF(COM.MICROSOFT.NETWORKDAYS.INTL([.T$9];[.T$9];1;[.$A$2:.$A$4]);&quot;W&quot;;&quot;H&quot;);&quot;&quot;)">
            <text:p/>
          </table:table-cell>
          <table:table-cell table:formula="of:=IF(AND([.U$9]&gt;=[.$B35];[.U$9]&lt;=[.$D35];ISNUMBER([.$C35]));IF(COM.MICROSOFT.NETWORKDAYS.INTL([.U$9];[.U$9];1;[.$A$2:.$A$4]);&quot;W&quot;;&quot;H&quot;);&quot;&quot;)">
            <text:p/>
          </table:table-cell>
          <table:table-cell table:formula="of:=IF(AND([.V$9]&gt;=[.$B35];[.V$9]&lt;=[.$D35];ISNUMBER([.$C35]));IF(COM.MICROSOFT.NETWORKDAYS.INTL([.V$9];[.V$9];1;[.$A$2:.$A$4]);&quot;W&quot;;&quot;H&quot;);&quot;&quot;)">
            <text:p/>
          </table:table-cell>
          <table:table-cell table:formula="of:=IF(AND([.W$9]&gt;=[.$B35];[.W$9]&lt;=[.$D35];ISNUMBER([.$C35]));IF(COM.MICROSOFT.NETWORKDAYS.INTL([.W$9];[.W$9];1;[.$A$2:.$A$4]);&quot;W&quot;;&quot;H&quot;);&quot;&quot;)">
            <text:p/>
          </table:table-cell>
          <table:table-cell table:formula="of:=IF(AND([.X$9]&gt;=[.$B35];[.X$9]&lt;=[.$D35];ISNUMBER([.$C35]));IF(COM.MICROSOFT.NETWORKDAYS.INTL([.X$9];[.X$9];1;[.$A$2:.$A$4]);&quot;W&quot;;&quot;H&quot;);&quot;&quot;)">
            <text:p/>
          </table:table-cell>
          <table:table-cell table:formula="of:=IF(AND([.Y$9]&gt;=[.$B35];[.Y$9]&lt;=[.$D35];ISNUMBER([.$C35]));IF(COM.MICROSOFT.NETWORKDAYS.INTL([.Y$9];[.Y$9];1;[.$A$2:.$A$4]);&quot;W&quot;;&quot;H&quot;);&quot;&quot;)" office:value-type="string" office:string-value="W" calcext:value-type="string">
            <text:p>W</text:p>
          </table:table-cell>
          <table:table-cell table:formula="of:=IF(AND([.Z$9]&gt;=[.$B35];[.Z$9]&lt;=[.$D35];ISNUMBER([.$C35]));IF(COM.MICROSOFT.NETWORKDAYS.INTL([.Z$9];[.Z$9];1;[.$A$2:.$A$4]);&quot;W&quot;;&quot;H&quot;);&quot;&quot;)" office:value-type="string" office:string-value="W" calcext:value-type="string">
            <text:p>W</text:p>
          </table:table-cell>
          <table:table-cell table:formula="of:=IF(AND([.AA$9]&gt;=[.$B35];[.AA$9]&lt;=[.$D35];ISNUMBER([.$C35]));IF(COM.MICROSOFT.NETWORKDAYS.INTL([.AA$9];[.AA$9];1;[.$A$2:.$A$4]);&quot;W&quot;;&quot;H&quot;);&quot;&quot;)">
            <text:p/>
          </table:table-cell>
          <table:table-cell table:formula="of:=IF(AND([.AB$9]&gt;=[.$B35];[.AB$9]&lt;=[.$D35];ISNUMBER([.$C35]));IF(COM.MICROSOFT.NETWORKDAYS.INTL([.AB$9];[.AB$9];1;[.$A$2:.$A$4]);&quot;W&quot;;&quot;H&quot;);&quot;&quot;)">
            <text:p/>
          </table:table-cell>
          <table:table-cell table:formula="of:=IF(AND([.AC$9]&gt;=[.$B35];[.AC$9]&lt;=[.$D35];ISNUMBER([.$C35]));IF(COM.MICROSOFT.NETWORKDAYS.INTL([.AC$9];[.AC$9];1;[.$A$2:.$A$4]);&quot;W&quot;;&quot;H&quot;);&quot;&quot;)">
            <text:p/>
          </table:table-cell>
          <table:table-cell table:formula="of:=IF(AND([.AD$9]&gt;=[.$B35];[.AD$9]&lt;=[.$D35];ISNUMBER([.$C35]));IF(COM.MICROSOFT.NETWORKDAYS.INTL([.AD$9];[.AD$9];1;[.$A$2:.$A$4]);&quot;W&quot;;&quot;H&quot;);&quot;&quot;)">
            <text:p/>
          </table:table-cell>
          <table:table-cell table:formula="of:=IF(AND([.AE$9]&gt;=[.$B35];[.AE$9]&lt;=[.$D35];ISNUMBER([.$C35]));IF(COM.MICROSOFT.NETWORKDAYS.INTL([.AE$9];[.AE$9];1;[.$A$2:.$A$4]);&quot;W&quot;;&quot;H&quot;);&quot;&quot;)">
            <text:p/>
          </table:table-cell>
          <table:table-cell table:formula="of:=IF(AND([.AF$9]&gt;=[.$B35];[.AF$9]&lt;=[.$D35];ISNUMBER([.$C35]));IF(COM.MICROSOFT.NETWORKDAYS.INTL([.AF$9];[.AF$9];1;[.$A$2:.$A$4]);&quot;W&quot;;&quot;H&quot;);&quot;&quot;)">
            <text:p/>
          </table:table-cell>
          <table:table-cell table:formula="of:=IF(AND([.AG$9]&gt;=[.$B35];[.AG$9]&lt;=[.$D35];ISNUMBER([.$C35]));IF(COM.MICROSOFT.NETWORKDAYS.INTL([.AG$9];[.AG$9];1;[.$A$2:.$A$4]);&quot;W&quot;;&quot;H&quot;);&quot;&quot;)">
            <text:p/>
          </table:table-cell>
          <table:table-cell table:formula="of:=IF(AND([.AH$9]&gt;=[.$B35];[.AH$9]&lt;=[.$D35];ISNUMBER([.$C35]));IF(COM.MICROSOFT.NETWORKDAYS.INTL([.AH$9];[.AH$9];1;[.$A$2:.$A$4]);&quot;W&quot;;&quot;H&quot;);&quot;&quot;)">
            <text:p/>
          </table:table-cell>
          <table:table-cell table:formula="of:=IF(AND([.AI$9]&gt;=[.$B35];[.AI$9]&lt;=[.$D35];ISNUMBER([.$C35]));IF(COM.MICROSOFT.NETWORKDAYS.INTL([.AI$9];[.AI$9];1;[.$A$2:.$A$4]);&quot;W&quot;;&quot;H&quot;);&quot;&quot;)">
            <text:p/>
          </table:table-cell>
          <table:table-cell table:formula="of:=IF(AND([.AJ$9]&gt;=[.$B35];[.AJ$9]&lt;=[.$D35];ISNUMBER([.$C35]));IF(COM.MICROSOFT.NETWORKDAYS.INTL([.AJ$9];[.AJ$9];1;[.$A$2:.$A$4]);&quot;W&quot;;&quot;H&quot;);&quot;&quot;)">
            <text:p/>
          </table:table-cell>
          <table:table-cell table:formula="of:=IF(AND([.AK$9]&gt;=[.$B35];[.AK$9]&lt;=[.$D35];ISNUMBER([.$C35]));IF(COM.MICROSOFT.NETWORKDAYS.INTL([.AK$9];[.AK$9];1;[.$A$2:.$A$4]);&quot;W&quot;;&quot;H&quot;);&quot;&quot;)">
            <text:p/>
          </table:table-cell>
          <table:table-cell table:formula="of:=IF(AND([.AL$9]&gt;=[.$B35];[.AL$9]&lt;=[.$D35];ISNUMBER([.$C35]));IF(COM.MICROSOFT.NETWORKDAYS.INTL([.AL$9];[.AL$9];1;[.$A$2:.$A$4]);&quot;W&quot;;&quot;H&quot;);&quot;&quot;)">
            <text:p/>
          </table:table-cell>
          <table:table-cell table:formula="of:=IF(AND([.AM$9]&gt;=[.$B35];[.AM$9]&lt;=[.$D35];ISNUMBER([.$C35]));IF(COM.MICROSOFT.NETWORKDAYS.INTL([.AM$9];[.AM$9];1;[.$A$2:.$A$4]);&quot;W&quot;;&quot;H&quot;);&quot;&quot;)">
            <text:p/>
          </table:table-cell>
          <table:table-cell table:formula="of:=IF(AND([.AN$9]&gt;=[.$B35];[.AN$9]&lt;=[.$D35];ISNUMBER([.$C35]));IF(COM.MICROSOFT.NETWORKDAYS.INTL([.AN$9];[.AN$9];1;[.$A$2:.$A$4]);&quot;W&quot;;&quot;H&quot;);&quot;&quot;)">
            <text:p/>
          </table:table-cell>
          <table:table-cell table:formula="of:=IF(AND([.AO$9]&gt;=[.$B35];[.AO$9]&lt;=[.$D35];ISNUMBER([.$C35]));IF(COM.MICROSOFT.NETWORKDAYS.INTL([.AO$9];[.AO$9];1;[.$A$2:.$A$4]);&quot;W&quot;;&quot;H&quot;);&quot;&quot;)">
            <text:p/>
          </table:table-cell>
          <table:table-cell table:formula="of:=IF(AND([.AP$9]&gt;=[.$B35];[.AP$9]&lt;=[.$D35];ISNUMBER([.$C35]));IF(COM.MICROSOFT.NETWORKDAYS.INTL([.AP$9];[.AP$9];1;[.$A$2:.$A$4]);&quot;W&quot;;&quot;H&quot;);&quot;&quot;)">
            <text:p/>
          </table:table-cell>
          <table:table-cell table:formula="of:=IF(AND([.AQ$9]&gt;=[.$B35];[.AQ$9]&lt;=[.$D35];ISNUMBER([.$C35]));IF(COM.MICROSOFT.NETWORKDAYS.INTL([.AQ$9];[.AQ$9];1;[.$A$2:.$A$4]);&quot;W&quot;;&quot;H&quot;);&quot;&quot;)">
            <text:p/>
          </table:table-cell>
          <table:table-cell table:formula="of:=IF(AND([.AR$9]&gt;=[.$B35];[.AR$9]&lt;=[.$D35];ISNUMBER([.$C35]));IF(COM.MICROSOFT.NETWORKDAYS.INTL([.AR$9];[.AR$9];1;[.$A$2:.$A$4]);&quot;W&quot;;&quot;H&quot;);&quot;&quot;)">
            <text:p/>
          </table:table-cell>
          <table:table-cell table:formula="of:=IF(AND([.AS$9]&gt;=[.$B35];[.AS$9]&lt;=[.$D35];ISNUMBER([.$C35]));IF(COM.MICROSOFT.NETWORKDAYS.INTL([.AS$9];[.AS$9];1;[.$A$2:.$A$4]);&quot;W&quot;;&quot;H&quot;);&quot;&quot;)">
            <text:p/>
          </table:table-cell>
          <table:table-cell table:formula="of:=IF(AND([.AT$9]&gt;=[.$B35];[.AT$9]&lt;=[.$D35];ISNUMBER([.$C35]));IF(COM.MICROSOFT.NETWORKDAYS.INTL([.AT$9];[.AT$9];1;[.$A$2:.$A$4]);&quot;W&quot;;&quot;H&quot;);&quot;&quot;)">
            <text:p/>
          </table:table-cell>
          <table:table-cell table:formula="of:=IF(AND([.AU$9]&gt;=[.$B35];[.AU$9]&lt;=[.$D35];ISNUMBER([.$C35]));IF(COM.MICROSOFT.NETWORKDAYS.INTL([.AU$9];[.AU$9];1;[.$A$2:.$A$4]);&quot;W&quot;;&quot;H&quot;);&quot;&quot;)">
            <text:p/>
          </table:table-cell>
          <table:table-cell table:formula="of:=IF(AND([.AV$9]&gt;=[.$B35];[.AV$9]&lt;=[.$D35];ISNUMBER([.$C35]));IF(COM.MICROSOFT.NETWORKDAYS.INTL([.AV$9];[.AV$9];1;[.$A$2:.$A$4]);&quot;W&quot;;&quot;H&quot;);&quot;&quot;)">
            <text:p/>
          </table:table-cell>
          <table:table-cell table:formula="of:=IF(AND([.AW$9]&gt;=[.$B35];[.AW$9]&lt;=[.$D35];ISNUMBER([.$C35]));IF(COM.MICROSOFT.NETWORKDAYS.INTL([.AW$9];[.AW$9];1;[.$A$2:.$A$4]);&quot;W&quot;;&quot;H&quot;);&quot;&quot;)">
            <text:p/>
          </table:table-cell>
          <table:table-cell table:formula="of:=IF(AND([.AX$9]&gt;=[.$B35];[.AX$9]&lt;=[.$D35];ISNUMBER([.$C35]));IF(COM.MICROSOFT.NETWORKDAYS.INTL([.AX$9];[.AX$9];1;[.$A$2:.$A$4]);&quot;W&quot;;&quot;H&quot;);&quot;&quot;)">
            <text:p/>
          </table:table-cell>
          <table:table-cell table:formula="of:=IF(AND([.AY$9]&gt;=[.$B35];[.AY$9]&lt;=[.$D35];ISNUMBER([.$C35]));IF(COM.MICROSOFT.NETWORKDAYS.INTL([.AY$9];[.AY$9];1;[.$A$2:.$A$4]);&quot;W&quot;;&quot;H&quot;);&quot;&quot;)">
            <text:p/>
          </table:table-cell>
          <table:table-cell table:formula="of:=IF(AND([.AZ$9]&gt;=[.$B35];[.AZ$9]&lt;=[.$D35];ISNUMBER([.$C35]));IF(COM.MICROSOFT.NETWORKDAYS.INTL([.AZ$9];[.AZ$9];1;[.$A$2:.$A$4]);&quot;W&quot;;&quot;H&quot;);&quot;&quot;)">
            <text:p/>
          </table:table-cell>
          <table:table-cell table:formula="of:=IF(AND([.BA$9]&gt;=[.$B35];[.BA$9]&lt;=[.$D35];ISNUMBER([.$C35]));IF(COM.MICROSOFT.NETWORKDAYS.INTL([.BA$9];[.BA$9];1;[.$A$2:.$A$4]);&quot;W&quot;;&quot;H&quot;);&quot;&quot;)">
            <text:p/>
          </table:table-cell>
          <table:table-cell table:formula="of:=IF(AND([.BB$9]&gt;=[.$B35];[.BB$9]&lt;=[.$D35];ISNUMBER([.$C35]));IF(COM.MICROSOFT.NETWORKDAYS.INTL([.BB$9];[.BB$9];1;[.$A$2:.$A$4]);&quot;W&quot;;&quot;H&quot;);&quot;&quot;)">
            <text:p/>
          </table:table-cell>
          <table:table-cell table:formula="of:=IF(AND([.BC$9]&gt;=[.$B35];[.BC$9]&lt;=[.$D35];ISNUMBER([.$C35]));IF(COM.MICROSOFT.NETWORKDAYS.INTL([.BC$9];[.BC$9];1;[.$A$2:.$A$4]);&quot;W&quot;;&quot;H&quot;);&quot;&quot;)">
            <text:p/>
          </table:table-cell>
          <table:table-cell table:formula="of:=IF(AND([.BD$9]&gt;=[.$B35];[.BD$9]&lt;=[.$D35];ISNUMBER([.$C35]));IF(COM.MICROSOFT.NETWORKDAYS.INTL([.BD$9];[.BD$9];1;[.$A$2:.$A$4]);&quot;W&quot;;&quot;H&quot;);&quot;&quot;)">
            <text:p/>
          </table:table-cell>
          <table:table-cell table:formula="of:=IF(AND([.BE$9]&gt;=[.$B35];[.BE$9]&lt;=[.$D35];ISNUMBER([.$C35]));IF(COM.MICROSOFT.NETWORKDAYS.INTL([.BE$9];[.BE$9];1;[.$A$2:.$A$4]);&quot;W&quot;;&quot;H&quot;);&quot;&quot;)">
            <text:p/>
          </table:table-cell>
          <table:table-cell table:formula="of:=IF(AND([.BF$9]&gt;=[.$B35];[.BF$9]&lt;=[.$D35];ISNUMBER([.$C35]));IF(COM.MICROSOFT.NETWORKDAYS.INTL([.BF$9];[.BF$9];1;[.$A$2:.$A$4]);&quot;W&quot;;&quot;H&quot;);&quot;&quot;)">
            <text:p/>
          </table:table-cell>
          <table:table-cell table:formula="of:=IF(AND([.BG$9]&gt;=[.$B35];[.BG$9]&lt;=[.$D35];ISNUMBER([.$C35]));IF(COM.MICROSOFT.NETWORKDAYS.INTL([.BG$9];[.BG$9];1;[.$A$2:.$A$4]);&quot;W&quot;;&quot;H&quot;);&quot;&quot;)">
            <text:p/>
          </table:table-cell>
          <table:table-cell table:formula="of:=IF(AND([.BH$9]&gt;=[.$B35];[.BH$9]&lt;=[.$D35];ISNUMBER([.$C35]));IF(COM.MICROSOFT.NETWORKDAYS.INTL([.BH$9];[.BH$9];1;[.$A$2:.$A$4]);&quot;W&quot;;&quot;H&quot;);&quot;&quot;)">
            <text:p/>
          </table:table-cell>
          <table:table-cell table:formula="of:=IF(AND([.BI$9]&gt;=[.$B35];[.BI$9]&lt;=[.$D35];ISNUMBER([.$C35]));IF(COM.MICROSOFT.NETWORKDAYS.INTL([.BI$9];[.BI$9];1;[.$A$2:.$A$4]);&quot;W&quot;;&quot;H&quot;);&quot;&quot;)">
            <text:p/>
          </table:table-cell>
          <table:table-cell table:formula="of:=IF(AND([.BJ$9]&gt;=[.$B35];[.BJ$9]&lt;=[.$D35];ISNUMBER([.$C35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U08</text:p>
          </table:table-cell>
          <table:table-cell office:value-type="date" office:date-value="2020-05-28" calcext:value-type="date">
            <text:p>28/05/20</text:p>
          </table:table-cell>
          <table:table-cell office:value-type="float" office:value="1" calcext:value-type="float">
            <text:p>1</text:p>
          </table:table-cell>
          <table:table-cell table:formula="of:=IF(ISNUMBER([.C36]); COM.MICROSOFT.WORKDAY.INTL([.B36]; [.C36]; 1; [.A$2:.A$4] ) - 1; &quot;&quot;)" office:value-type="date" office:date-value="2020-05-28" calcext:value-type="date">
            <text:p>28/05/20</text:p>
          </table:table-cell>
          <table:table-cell table:formula="of:=IF(AND([.E$9]&gt;=[.$B36];[.E$9]&lt;=[.$D36];ISNUMBER([.$C36]));IF(COM.MICROSOFT.NETWORKDAYS.INTL([.E$9];[.E$9];1;[.$A$2:.$A$4]);&quot;W&quot;;&quot;H&quot;);&quot;&quot;)">
            <text:p/>
          </table:table-cell>
          <table:table-cell table:formula="of:=IF(AND([.F$9]&gt;=[.$B36];[.F$9]&lt;=[.$D36];ISNUMBER([.$C36]));IF(COM.MICROSOFT.NETWORKDAYS.INTL([.F$9];[.F$9];1;[.$A$2:.$A$4]);&quot;W&quot;;&quot;H&quot;);&quot;&quot;)">
            <text:p/>
          </table:table-cell>
          <table:table-cell table:formula="of:=IF(AND([.G$9]&gt;=[.$B36];[.G$9]&lt;=[.$D36];ISNUMBER([.$C36]));IF(COM.MICROSOFT.NETWORKDAYS.INTL([.G$9];[.G$9];1;[.$A$2:.$A$4]);&quot;W&quot;;&quot;H&quot;);&quot;&quot;)">
            <text:p/>
          </table:table-cell>
          <table:table-cell table:formula="of:=IF(AND([.H$9]&gt;=[.$B36];[.H$9]&lt;=[.$D36];ISNUMBER([.$C36]));IF(COM.MICROSOFT.NETWORKDAYS.INTL([.H$9];[.H$9];1;[.$A$2:.$A$4]);&quot;W&quot;;&quot;H&quot;);&quot;&quot;)">
            <text:p/>
          </table:table-cell>
          <table:table-cell table:formula="of:=IF(AND([.I$9]&gt;=[.$B36];[.I$9]&lt;=[.$D36];ISNUMBER([.$C36]));IF(COM.MICROSOFT.NETWORKDAYS.INTL([.I$9];[.I$9];1;[.$A$2:.$A$4]);&quot;W&quot;;&quot;H&quot;);&quot;&quot;)">
            <text:p/>
          </table:table-cell>
          <table:table-cell table:formula="of:=IF(AND([.J$9]&gt;=[.$B36];[.J$9]&lt;=[.$D36];ISNUMBER([.$C36]));IF(COM.MICROSOFT.NETWORKDAYS.INTL([.J$9];[.J$9];1;[.$A$2:.$A$4]);&quot;W&quot;;&quot;H&quot;);&quot;&quot;)">
            <text:p/>
          </table:table-cell>
          <table:table-cell table:formula="of:=IF(AND([.K$9]&gt;=[.$B36];[.K$9]&lt;=[.$D36];ISNUMBER([.$C36]));IF(COM.MICROSOFT.NETWORKDAYS.INTL([.K$9];[.K$9];1;[.$A$2:.$A$4]);&quot;W&quot;;&quot;H&quot;);&quot;&quot;)">
            <text:p/>
          </table:table-cell>
          <table:table-cell table:formula="of:=IF(AND([.L$9]&gt;=[.$B36];[.L$9]&lt;=[.$D36];ISNUMBER([.$C36]));IF(COM.MICROSOFT.NETWORKDAYS.INTL([.L$9];[.L$9];1;[.$A$2:.$A$4]);&quot;W&quot;;&quot;H&quot;);&quot;&quot;)">
            <text:p/>
          </table:table-cell>
          <table:table-cell table:formula="of:=IF(AND([.M$9]&gt;=[.$B36];[.M$9]&lt;=[.$D36];ISNUMBER([.$C36]));IF(COM.MICROSOFT.NETWORKDAYS.INTL([.M$9];[.M$9];1;[.$A$2:.$A$4]);&quot;W&quot;;&quot;H&quot;);&quot;&quot;)">
            <text:p/>
          </table:table-cell>
          <table:table-cell table:formula="of:=IF(AND([.N$9]&gt;=[.$B36];[.N$9]&lt;=[.$D36];ISNUMBER([.$C36]));IF(COM.MICROSOFT.NETWORKDAYS.INTL([.N$9];[.N$9];1;[.$A$2:.$A$4]);&quot;W&quot;;&quot;H&quot;);&quot;&quot;)">
            <text:p/>
          </table:table-cell>
          <table:table-cell table:formula="of:=IF(AND([.O$9]&gt;=[.$B36];[.O$9]&lt;=[.$D36];ISNUMBER([.$C36]));IF(COM.MICROSOFT.NETWORKDAYS.INTL([.O$9];[.O$9];1;[.$A$2:.$A$4]);&quot;W&quot;;&quot;H&quot;);&quot;&quot;)">
            <text:p/>
          </table:table-cell>
          <table:table-cell table:formula="of:=IF(AND([.P$9]&gt;=[.$B36];[.P$9]&lt;=[.$D36];ISNUMBER([.$C36]));IF(COM.MICROSOFT.NETWORKDAYS.INTL([.P$9];[.P$9];1;[.$A$2:.$A$4]);&quot;W&quot;;&quot;H&quot;);&quot;&quot;)">
            <text:p/>
          </table:table-cell>
          <table:table-cell table:formula="of:=IF(AND([.Q$9]&gt;=[.$B36];[.Q$9]&lt;=[.$D36];ISNUMBER([.$C36]));IF(COM.MICROSOFT.NETWORKDAYS.INTL([.Q$9];[.Q$9];1;[.$A$2:.$A$4]);&quot;W&quot;;&quot;H&quot;);&quot;&quot;)">
            <text:p/>
          </table:table-cell>
          <table:table-cell table:formula="of:=IF(AND([.R$9]&gt;=[.$B36];[.R$9]&lt;=[.$D36];ISNUMBER([.$C36]));IF(COM.MICROSOFT.NETWORKDAYS.INTL([.R$9];[.R$9];1;[.$A$2:.$A$4]);&quot;W&quot;;&quot;H&quot;);&quot;&quot;)">
            <text:p/>
          </table:table-cell>
          <table:table-cell table:formula="of:=IF(AND([.S$9]&gt;=[.$B36];[.S$9]&lt;=[.$D36];ISNUMBER([.$C36]));IF(COM.MICROSOFT.NETWORKDAYS.INTL([.S$9];[.S$9];1;[.$A$2:.$A$4]);&quot;W&quot;;&quot;H&quot;);&quot;&quot;)">
            <text:p/>
          </table:table-cell>
          <table:table-cell table:formula="of:=IF(AND([.T$9]&gt;=[.$B36];[.T$9]&lt;=[.$D36];ISNUMBER([.$C36]));IF(COM.MICROSOFT.NETWORKDAYS.INTL([.T$9];[.T$9];1;[.$A$2:.$A$4]);&quot;W&quot;;&quot;H&quot;);&quot;&quot;)">
            <text:p/>
          </table:table-cell>
          <table:table-cell table:formula="of:=IF(AND([.U$9]&gt;=[.$B36];[.U$9]&lt;=[.$D36];ISNUMBER([.$C36]));IF(COM.MICROSOFT.NETWORKDAYS.INTL([.U$9];[.U$9];1;[.$A$2:.$A$4]);&quot;W&quot;;&quot;H&quot;);&quot;&quot;)">
            <text:p/>
          </table:table-cell>
          <table:table-cell table:formula="of:=IF(AND([.V$9]&gt;=[.$B36];[.V$9]&lt;=[.$D36];ISNUMBER([.$C36]));IF(COM.MICROSOFT.NETWORKDAYS.INTL([.V$9];[.V$9];1;[.$A$2:.$A$4]);&quot;W&quot;;&quot;H&quot;);&quot;&quot;)">
            <text:p/>
          </table:table-cell>
          <table:table-cell table:formula="of:=IF(AND([.W$9]&gt;=[.$B36];[.W$9]&lt;=[.$D36];ISNUMBER([.$C36]));IF(COM.MICROSOFT.NETWORKDAYS.INTL([.W$9];[.W$9];1;[.$A$2:.$A$4]);&quot;W&quot;;&quot;H&quot;);&quot;&quot;)">
            <text:p/>
          </table:table-cell>
          <table:table-cell table:formula="of:=IF(AND([.X$9]&gt;=[.$B36];[.X$9]&lt;=[.$D36];ISNUMBER([.$C36]));IF(COM.MICROSOFT.NETWORKDAYS.INTL([.X$9];[.X$9];1;[.$A$2:.$A$4]);&quot;W&quot;;&quot;H&quot;);&quot;&quot;)">
            <text:p/>
          </table:table-cell>
          <table:table-cell table:formula="of:=IF(AND([.Y$9]&gt;=[.$B36];[.Y$9]&lt;=[.$D36];ISNUMBER([.$C36]));IF(COM.MICROSOFT.NETWORKDAYS.INTL([.Y$9];[.Y$9];1;[.$A$2:.$A$4]);&quot;W&quot;;&quot;H&quot;);&quot;&quot;)">
            <text:p/>
          </table:table-cell>
          <table:table-cell table:formula="of:=IF(AND([.Z$9]&gt;=[.$B36];[.Z$9]&lt;=[.$D36];ISNUMBER([.$C36]));IF(COM.MICROSOFT.NETWORKDAYS.INTL([.Z$9];[.Z$9];1;[.$A$2:.$A$4]);&quot;W&quot;;&quot;H&quot;);&quot;&quot;)">
            <text:p/>
          </table:table-cell>
          <table:table-cell table:formula="of:=IF(AND([.AA$9]&gt;=[.$B36];[.AA$9]&lt;=[.$D36];ISNUMBER([.$C36]));IF(COM.MICROSOFT.NETWORKDAYS.INTL([.AA$9];[.AA$9];1;[.$A$2:.$A$4]);&quot;W&quot;;&quot;H&quot;);&quot;&quot;)" office:value-type="string" office:string-value="W" calcext:value-type="string">
            <text:p>W</text:p>
          </table:table-cell>
          <table:table-cell table:formula="of:=IF(AND([.AB$9]&gt;=[.$B36];[.AB$9]&lt;=[.$D36];ISNUMBER([.$C36]));IF(COM.MICROSOFT.NETWORKDAYS.INTL([.AB$9];[.AB$9];1;[.$A$2:.$A$4]);&quot;W&quot;;&quot;H&quot;);&quot;&quot;)">
            <text:p/>
          </table:table-cell>
          <table:table-cell table:formula="of:=IF(AND([.AC$9]&gt;=[.$B36];[.AC$9]&lt;=[.$D36];ISNUMBER([.$C36]));IF(COM.MICROSOFT.NETWORKDAYS.INTL([.AC$9];[.AC$9];1;[.$A$2:.$A$4]);&quot;W&quot;;&quot;H&quot;);&quot;&quot;)">
            <text:p/>
          </table:table-cell>
          <table:table-cell table:formula="of:=IF(AND([.AD$9]&gt;=[.$B36];[.AD$9]&lt;=[.$D36];ISNUMBER([.$C36]));IF(COM.MICROSOFT.NETWORKDAYS.INTL([.AD$9];[.AD$9];1;[.$A$2:.$A$4]);&quot;W&quot;;&quot;H&quot;);&quot;&quot;)">
            <text:p/>
          </table:table-cell>
          <table:table-cell table:formula="of:=IF(AND([.AE$9]&gt;=[.$B36];[.AE$9]&lt;=[.$D36];ISNUMBER([.$C36]));IF(COM.MICROSOFT.NETWORKDAYS.INTL([.AE$9];[.AE$9];1;[.$A$2:.$A$4]);&quot;W&quot;;&quot;H&quot;);&quot;&quot;)">
            <text:p/>
          </table:table-cell>
          <table:table-cell table:formula="of:=IF(AND([.AF$9]&gt;=[.$B36];[.AF$9]&lt;=[.$D36];ISNUMBER([.$C36]));IF(COM.MICROSOFT.NETWORKDAYS.INTL([.AF$9];[.AF$9];1;[.$A$2:.$A$4]);&quot;W&quot;;&quot;H&quot;);&quot;&quot;)">
            <text:p/>
          </table:table-cell>
          <table:table-cell table:formula="of:=IF(AND([.AG$9]&gt;=[.$B36];[.AG$9]&lt;=[.$D36];ISNUMBER([.$C36]));IF(COM.MICROSOFT.NETWORKDAYS.INTL([.AG$9];[.AG$9];1;[.$A$2:.$A$4]);&quot;W&quot;;&quot;H&quot;);&quot;&quot;)">
            <text:p/>
          </table:table-cell>
          <table:table-cell table:formula="of:=IF(AND([.AH$9]&gt;=[.$B36];[.AH$9]&lt;=[.$D36];ISNUMBER([.$C36]));IF(COM.MICROSOFT.NETWORKDAYS.INTL([.AH$9];[.AH$9];1;[.$A$2:.$A$4]);&quot;W&quot;;&quot;H&quot;);&quot;&quot;)">
            <text:p/>
          </table:table-cell>
          <table:table-cell table:formula="of:=IF(AND([.AI$9]&gt;=[.$B36];[.AI$9]&lt;=[.$D36];ISNUMBER([.$C36]));IF(COM.MICROSOFT.NETWORKDAYS.INTL([.AI$9];[.AI$9];1;[.$A$2:.$A$4]);&quot;W&quot;;&quot;H&quot;);&quot;&quot;)">
            <text:p/>
          </table:table-cell>
          <table:table-cell table:formula="of:=IF(AND([.AJ$9]&gt;=[.$B36];[.AJ$9]&lt;=[.$D36];ISNUMBER([.$C36]));IF(COM.MICROSOFT.NETWORKDAYS.INTL([.AJ$9];[.AJ$9];1;[.$A$2:.$A$4]);&quot;W&quot;;&quot;H&quot;);&quot;&quot;)">
            <text:p/>
          </table:table-cell>
          <table:table-cell table:formula="of:=IF(AND([.AK$9]&gt;=[.$B36];[.AK$9]&lt;=[.$D36];ISNUMBER([.$C36]));IF(COM.MICROSOFT.NETWORKDAYS.INTL([.AK$9];[.AK$9];1;[.$A$2:.$A$4]);&quot;W&quot;;&quot;H&quot;);&quot;&quot;)">
            <text:p/>
          </table:table-cell>
          <table:table-cell table:formula="of:=IF(AND([.AL$9]&gt;=[.$B36];[.AL$9]&lt;=[.$D36];ISNUMBER([.$C36]));IF(COM.MICROSOFT.NETWORKDAYS.INTL([.AL$9];[.AL$9];1;[.$A$2:.$A$4]);&quot;W&quot;;&quot;H&quot;);&quot;&quot;)">
            <text:p/>
          </table:table-cell>
          <table:table-cell table:formula="of:=IF(AND([.AM$9]&gt;=[.$B36];[.AM$9]&lt;=[.$D36];ISNUMBER([.$C36]));IF(COM.MICROSOFT.NETWORKDAYS.INTL([.AM$9];[.AM$9];1;[.$A$2:.$A$4]);&quot;W&quot;;&quot;H&quot;);&quot;&quot;)">
            <text:p/>
          </table:table-cell>
          <table:table-cell table:formula="of:=IF(AND([.AN$9]&gt;=[.$B36];[.AN$9]&lt;=[.$D36];ISNUMBER([.$C36]));IF(COM.MICROSOFT.NETWORKDAYS.INTL([.AN$9];[.AN$9];1;[.$A$2:.$A$4]);&quot;W&quot;;&quot;H&quot;);&quot;&quot;)">
            <text:p/>
          </table:table-cell>
          <table:table-cell table:formula="of:=IF(AND([.AO$9]&gt;=[.$B36];[.AO$9]&lt;=[.$D36];ISNUMBER([.$C36]));IF(COM.MICROSOFT.NETWORKDAYS.INTL([.AO$9];[.AO$9];1;[.$A$2:.$A$4]);&quot;W&quot;;&quot;H&quot;);&quot;&quot;)">
            <text:p/>
          </table:table-cell>
          <table:table-cell table:formula="of:=IF(AND([.AP$9]&gt;=[.$B36];[.AP$9]&lt;=[.$D36];ISNUMBER([.$C36]));IF(COM.MICROSOFT.NETWORKDAYS.INTL([.AP$9];[.AP$9];1;[.$A$2:.$A$4]);&quot;W&quot;;&quot;H&quot;);&quot;&quot;)">
            <text:p/>
          </table:table-cell>
          <table:table-cell table:formula="of:=IF(AND([.AQ$9]&gt;=[.$B36];[.AQ$9]&lt;=[.$D36];ISNUMBER([.$C36]));IF(COM.MICROSOFT.NETWORKDAYS.INTL([.AQ$9];[.AQ$9];1;[.$A$2:.$A$4]);&quot;W&quot;;&quot;H&quot;);&quot;&quot;)">
            <text:p/>
          </table:table-cell>
          <table:table-cell table:formula="of:=IF(AND([.AR$9]&gt;=[.$B36];[.AR$9]&lt;=[.$D36];ISNUMBER([.$C36]));IF(COM.MICROSOFT.NETWORKDAYS.INTL([.AR$9];[.AR$9];1;[.$A$2:.$A$4]);&quot;W&quot;;&quot;H&quot;);&quot;&quot;)">
            <text:p/>
          </table:table-cell>
          <table:table-cell table:formula="of:=IF(AND([.AS$9]&gt;=[.$B36];[.AS$9]&lt;=[.$D36];ISNUMBER([.$C36]));IF(COM.MICROSOFT.NETWORKDAYS.INTL([.AS$9];[.AS$9];1;[.$A$2:.$A$4]);&quot;W&quot;;&quot;H&quot;);&quot;&quot;)">
            <text:p/>
          </table:table-cell>
          <table:table-cell table:formula="of:=IF(AND([.AT$9]&gt;=[.$B36];[.AT$9]&lt;=[.$D36];ISNUMBER([.$C36]));IF(COM.MICROSOFT.NETWORKDAYS.INTL([.AT$9];[.AT$9];1;[.$A$2:.$A$4]);&quot;W&quot;;&quot;H&quot;);&quot;&quot;)">
            <text:p/>
          </table:table-cell>
          <table:table-cell table:formula="of:=IF(AND([.AU$9]&gt;=[.$B36];[.AU$9]&lt;=[.$D36];ISNUMBER([.$C36]));IF(COM.MICROSOFT.NETWORKDAYS.INTL([.AU$9];[.AU$9];1;[.$A$2:.$A$4]);&quot;W&quot;;&quot;H&quot;);&quot;&quot;)">
            <text:p/>
          </table:table-cell>
          <table:table-cell table:formula="of:=IF(AND([.AV$9]&gt;=[.$B36];[.AV$9]&lt;=[.$D36];ISNUMBER([.$C36]));IF(COM.MICROSOFT.NETWORKDAYS.INTL([.AV$9];[.AV$9];1;[.$A$2:.$A$4]);&quot;W&quot;;&quot;H&quot;);&quot;&quot;)">
            <text:p/>
          </table:table-cell>
          <table:table-cell table:formula="of:=IF(AND([.AW$9]&gt;=[.$B36];[.AW$9]&lt;=[.$D36];ISNUMBER([.$C36]));IF(COM.MICROSOFT.NETWORKDAYS.INTL([.AW$9];[.AW$9];1;[.$A$2:.$A$4]);&quot;W&quot;;&quot;H&quot;);&quot;&quot;)">
            <text:p/>
          </table:table-cell>
          <table:table-cell table:formula="of:=IF(AND([.AX$9]&gt;=[.$B36];[.AX$9]&lt;=[.$D36];ISNUMBER([.$C36]));IF(COM.MICROSOFT.NETWORKDAYS.INTL([.AX$9];[.AX$9];1;[.$A$2:.$A$4]);&quot;W&quot;;&quot;H&quot;);&quot;&quot;)">
            <text:p/>
          </table:table-cell>
          <table:table-cell table:formula="of:=IF(AND([.AY$9]&gt;=[.$B36];[.AY$9]&lt;=[.$D36];ISNUMBER([.$C36]));IF(COM.MICROSOFT.NETWORKDAYS.INTL([.AY$9];[.AY$9];1;[.$A$2:.$A$4]);&quot;W&quot;;&quot;H&quot;);&quot;&quot;)">
            <text:p/>
          </table:table-cell>
          <table:table-cell table:formula="of:=IF(AND([.AZ$9]&gt;=[.$B36];[.AZ$9]&lt;=[.$D36];ISNUMBER([.$C36]));IF(COM.MICROSOFT.NETWORKDAYS.INTL([.AZ$9];[.AZ$9];1;[.$A$2:.$A$4]);&quot;W&quot;;&quot;H&quot;);&quot;&quot;)">
            <text:p/>
          </table:table-cell>
          <table:table-cell table:formula="of:=IF(AND([.BA$9]&gt;=[.$B36];[.BA$9]&lt;=[.$D36];ISNUMBER([.$C36]));IF(COM.MICROSOFT.NETWORKDAYS.INTL([.BA$9];[.BA$9];1;[.$A$2:.$A$4]);&quot;W&quot;;&quot;H&quot;);&quot;&quot;)">
            <text:p/>
          </table:table-cell>
          <table:table-cell table:formula="of:=IF(AND([.BB$9]&gt;=[.$B36];[.BB$9]&lt;=[.$D36];ISNUMBER([.$C36]));IF(COM.MICROSOFT.NETWORKDAYS.INTL([.BB$9];[.BB$9];1;[.$A$2:.$A$4]);&quot;W&quot;;&quot;H&quot;);&quot;&quot;)">
            <text:p/>
          </table:table-cell>
          <table:table-cell table:formula="of:=IF(AND([.BC$9]&gt;=[.$B36];[.BC$9]&lt;=[.$D36];ISNUMBER([.$C36]));IF(COM.MICROSOFT.NETWORKDAYS.INTL([.BC$9];[.BC$9];1;[.$A$2:.$A$4]);&quot;W&quot;;&quot;H&quot;);&quot;&quot;)">
            <text:p/>
          </table:table-cell>
          <table:table-cell table:formula="of:=IF(AND([.BD$9]&gt;=[.$B36];[.BD$9]&lt;=[.$D36];ISNUMBER([.$C36]));IF(COM.MICROSOFT.NETWORKDAYS.INTL([.BD$9];[.BD$9];1;[.$A$2:.$A$4]);&quot;W&quot;;&quot;H&quot;);&quot;&quot;)">
            <text:p/>
          </table:table-cell>
          <table:table-cell table:formula="of:=IF(AND([.BE$9]&gt;=[.$B36];[.BE$9]&lt;=[.$D36];ISNUMBER([.$C36]));IF(COM.MICROSOFT.NETWORKDAYS.INTL([.BE$9];[.BE$9];1;[.$A$2:.$A$4]);&quot;W&quot;;&quot;H&quot;);&quot;&quot;)">
            <text:p/>
          </table:table-cell>
          <table:table-cell table:formula="of:=IF(AND([.BF$9]&gt;=[.$B36];[.BF$9]&lt;=[.$D36];ISNUMBER([.$C36]));IF(COM.MICROSOFT.NETWORKDAYS.INTL([.BF$9];[.BF$9];1;[.$A$2:.$A$4]);&quot;W&quot;;&quot;H&quot;);&quot;&quot;)">
            <text:p/>
          </table:table-cell>
          <table:table-cell table:formula="of:=IF(AND([.BG$9]&gt;=[.$B36];[.BG$9]&lt;=[.$D36];ISNUMBER([.$C36]));IF(COM.MICROSOFT.NETWORKDAYS.INTL([.BG$9];[.BG$9];1;[.$A$2:.$A$4]);&quot;W&quot;;&quot;H&quot;);&quot;&quot;)">
            <text:p/>
          </table:table-cell>
          <table:table-cell table:formula="of:=IF(AND([.BH$9]&gt;=[.$B36];[.BH$9]&lt;=[.$D36];ISNUMBER([.$C36]));IF(COM.MICROSOFT.NETWORKDAYS.INTL([.BH$9];[.BH$9];1;[.$A$2:.$A$4]);&quot;W&quot;;&quot;H&quot;);&quot;&quot;)">
            <text:p/>
          </table:table-cell>
          <table:table-cell table:formula="of:=IF(AND([.BI$9]&gt;=[.$B36];[.BI$9]&lt;=[.$D36];ISNUMBER([.$C36]));IF(COM.MICROSOFT.NETWORKDAYS.INTL([.BI$9];[.BI$9];1;[.$A$2:.$A$4]);&quot;W&quot;;&quot;H&quot;);&quot;&quot;)">
            <text:p/>
          </table:table-cell>
          <table:table-cell table:formula="of:=IF(AND([.BJ$9]&gt;=[.$B36];[.BJ$9]&lt;=[.$D36];ISNUMBER([.$C36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AL01</text:p>
          </table:table-cell>
          <table:table-cell office:value-type="date" office:date-value="2020-05-28" calcext:value-type="date">
            <text:p>28/05/20</text:p>
          </table:table-cell>
          <table:table-cell office:value-type="float" office:value="2" calcext:value-type="float">
            <text:p>2</text:p>
          </table:table-cell>
          <table:table-cell table:formula="of:=IF(ISNUMBER([.C37]); COM.MICROSOFT.WORKDAY.INTL([.B37]; [.C37]; 1; [.A$2:.A$4] ) - 1; &quot;&quot;)" office:value-type="date" office:date-value="2020-05-31" calcext:value-type="date">
            <text:p>31/05/20</text:p>
          </table:table-cell>
          <table:table-cell table:formula="of:=IF(AND([.E$9]&gt;=[.$B37];[.E$9]&lt;=[.$D37];ISNUMBER([.$C37]));IF(COM.MICROSOFT.NETWORKDAYS.INTL([.E$9];[.E$9];1;[.$A$2:.$A$4]);&quot;W&quot;;&quot;H&quot;);&quot;&quot;)">
            <text:p/>
          </table:table-cell>
          <table:table-cell table:formula="of:=IF(AND([.F$9]&gt;=[.$B37];[.F$9]&lt;=[.$D37];ISNUMBER([.$C37]));IF(COM.MICROSOFT.NETWORKDAYS.INTL([.F$9];[.F$9];1;[.$A$2:.$A$4]);&quot;W&quot;;&quot;H&quot;);&quot;&quot;)">
            <text:p/>
          </table:table-cell>
          <table:table-cell table:formula="of:=IF(AND([.G$9]&gt;=[.$B37];[.G$9]&lt;=[.$D37];ISNUMBER([.$C37]));IF(COM.MICROSOFT.NETWORKDAYS.INTL([.G$9];[.G$9];1;[.$A$2:.$A$4]);&quot;W&quot;;&quot;H&quot;);&quot;&quot;)">
            <text:p/>
          </table:table-cell>
          <table:table-cell table:formula="of:=IF(AND([.H$9]&gt;=[.$B37];[.H$9]&lt;=[.$D37];ISNUMBER([.$C37]));IF(COM.MICROSOFT.NETWORKDAYS.INTL([.H$9];[.H$9];1;[.$A$2:.$A$4]);&quot;W&quot;;&quot;H&quot;);&quot;&quot;)">
            <text:p/>
          </table:table-cell>
          <table:table-cell table:formula="of:=IF(AND([.I$9]&gt;=[.$B37];[.I$9]&lt;=[.$D37];ISNUMBER([.$C37]));IF(COM.MICROSOFT.NETWORKDAYS.INTL([.I$9];[.I$9];1;[.$A$2:.$A$4]);&quot;W&quot;;&quot;H&quot;);&quot;&quot;)">
            <text:p/>
          </table:table-cell>
          <table:table-cell table:formula="of:=IF(AND([.J$9]&gt;=[.$B37];[.J$9]&lt;=[.$D37];ISNUMBER([.$C37]));IF(COM.MICROSOFT.NETWORKDAYS.INTL([.J$9];[.J$9];1;[.$A$2:.$A$4]);&quot;W&quot;;&quot;H&quot;);&quot;&quot;)">
            <text:p/>
          </table:table-cell>
          <table:table-cell table:formula="of:=IF(AND([.K$9]&gt;=[.$B37];[.K$9]&lt;=[.$D37];ISNUMBER([.$C37]));IF(COM.MICROSOFT.NETWORKDAYS.INTL([.K$9];[.K$9];1;[.$A$2:.$A$4]);&quot;W&quot;;&quot;H&quot;);&quot;&quot;)">
            <text:p/>
          </table:table-cell>
          <table:table-cell table:formula="of:=IF(AND([.L$9]&gt;=[.$B37];[.L$9]&lt;=[.$D37];ISNUMBER([.$C37]));IF(COM.MICROSOFT.NETWORKDAYS.INTL([.L$9];[.L$9];1;[.$A$2:.$A$4]);&quot;W&quot;;&quot;H&quot;);&quot;&quot;)">
            <text:p/>
          </table:table-cell>
          <table:table-cell table:formula="of:=IF(AND([.M$9]&gt;=[.$B37];[.M$9]&lt;=[.$D37];ISNUMBER([.$C37]));IF(COM.MICROSOFT.NETWORKDAYS.INTL([.M$9];[.M$9];1;[.$A$2:.$A$4]);&quot;W&quot;;&quot;H&quot;);&quot;&quot;)">
            <text:p/>
          </table:table-cell>
          <table:table-cell table:formula="of:=IF(AND([.N$9]&gt;=[.$B37];[.N$9]&lt;=[.$D37];ISNUMBER([.$C37]));IF(COM.MICROSOFT.NETWORKDAYS.INTL([.N$9];[.N$9];1;[.$A$2:.$A$4]);&quot;W&quot;;&quot;H&quot;);&quot;&quot;)">
            <text:p/>
          </table:table-cell>
          <table:table-cell table:formula="of:=IF(AND([.O$9]&gt;=[.$B37];[.O$9]&lt;=[.$D37];ISNUMBER([.$C37]));IF(COM.MICROSOFT.NETWORKDAYS.INTL([.O$9];[.O$9];1;[.$A$2:.$A$4]);&quot;W&quot;;&quot;H&quot;);&quot;&quot;)">
            <text:p/>
          </table:table-cell>
          <table:table-cell table:formula="of:=IF(AND([.P$9]&gt;=[.$B37];[.P$9]&lt;=[.$D37];ISNUMBER([.$C37]));IF(COM.MICROSOFT.NETWORKDAYS.INTL([.P$9];[.P$9];1;[.$A$2:.$A$4]);&quot;W&quot;;&quot;H&quot;);&quot;&quot;)">
            <text:p/>
          </table:table-cell>
          <table:table-cell table:formula="of:=IF(AND([.Q$9]&gt;=[.$B37];[.Q$9]&lt;=[.$D37];ISNUMBER([.$C37]));IF(COM.MICROSOFT.NETWORKDAYS.INTL([.Q$9];[.Q$9];1;[.$A$2:.$A$4]);&quot;W&quot;;&quot;H&quot;);&quot;&quot;)">
            <text:p/>
          </table:table-cell>
          <table:table-cell table:formula="of:=IF(AND([.R$9]&gt;=[.$B37];[.R$9]&lt;=[.$D37];ISNUMBER([.$C37]));IF(COM.MICROSOFT.NETWORKDAYS.INTL([.R$9];[.R$9];1;[.$A$2:.$A$4]);&quot;W&quot;;&quot;H&quot;);&quot;&quot;)">
            <text:p/>
          </table:table-cell>
          <table:table-cell table:formula="of:=IF(AND([.S$9]&gt;=[.$B37];[.S$9]&lt;=[.$D37];ISNUMBER([.$C37]));IF(COM.MICROSOFT.NETWORKDAYS.INTL([.S$9];[.S$9];1;[.$A$2:.$A$4]);&quot;W&quot;;&quot;H&quot;);&quot;&quot;)">
            <text:p/>
          </table:table-cell>
          <table:table-cell table:formula="of:=IF(AND([.T$9]&gt;=[.$B37];[.T$9]&lt;=[.$D37];ISNUMBER([.$C37]));IF(COM.MICROSOFT.NETWORKDAYS.INTL([.T$9];[.T$9];1;[.$A$2:.$A$4]);&quot;W&quot;;&quot;H&quot;);&quot;&quot;)">
            <text:p/>
          </table:table-cell>
          <table:table-cell table:formula="of:=IF(AND([.U$9]&gt;=[.$B37];[.U$9]&lt;=[.$D37];ISNUMBER([.$C37]));IF(COM.MICROSOFT.NETWORKDAYS.INTL([.U$9];[.U$9];1;[.$A$2:.$A$4]);&quot;W&quot;;&quot;H&quot;);&quot;&quot;)">
            <text:p/>
          </table:table-cell>
          <table:table-cell table:formula="of:=IF(AND([.V$9]&gt;=[.$B37];[.V$9]&lt;=[.$D37];ISNUMBER([.$C37]));IF(COM.MICROSOFT.NETWORKDAYS.INTL([.V$9];[.V$9];1;[.$A$2:.$A$4]);&quot;W&quot;;&quot;H&quot;);&quot;&quot;)">
            <text:p/>
          </table:table-cell>
          <table:table-cell table:formula="of:=IF(AND([.W$9]&gt;=[.$B37];[.W$9]&lt;=[.$D37];ISNUMBER([.$C37]));IF(COM.MICROSOFT.NETWORKDAYS.INTL([.W$9];[.W$9];1;[.$A$2:.$A$4]);&quot;W&quot;;&quot;H&quot;);&quot;&quot;)">
            <text:p/>
          </table:table-cell>
          <table:table-cell table:formula="of:=IF(AND([.X$9]&gt;=[.$B37];[.X$9]&lt;=[.$D37];ISNUMBER([.$C37]));IF(COM.MICROSOFT.NETWORKDAYS.INTL([.X$9];[.X$9];1;[.$A$2:.$A$4]);&quot;W&quot;;&quot;H&quot;);&quot;&quot;)">
            <text:p/>
          </table:table-cell>
          <table:table-cell table:formula="of:=IF(AND([.Y$9]&gt;=[.$B37];[.Y$9]&lt;=[.$D37];ISNUMBER([.$C37]));IF(COM.MICROSOFT.NETWORKDAYS.INTL([.Y$9];[.Y$9];1;[.$A$2:.$A$4]);&quot;W&quot;;&quot;H&quot;);&quot;&quot;)">
            <text:p/>
          </table:table-cell>
          <table:table-cell table:formula="of:=IF(AND([.Z$9]&gt;=[.$B37];[.Z$9]&lt;=[.$D37];ISNUMBER([.$C37]));IF(COM.MICROSOFT.NETWORKDAYS.INTL([.Z$9];[.Z$9];1;[.$A$2:.$A$4]);&quot;W&quot;;&quot;H&quot;);&quot;&quot;)">
            <text:p/>
          </table:table-cell>
          <table:table-cell table:formula="of:=IF(AND([.AA$9]&gt;=[.$B37];[.AA$9]&lt;=[.$D37];ISNUMBER([.$C37]));IF(COM.MICROSOFT.NETWORKDAYS.INTL([.AA$9];[.AA$9];1;[.$A$2:.$A$4]);&quot;W&quot;;&quot;H&quot;);&quot;&quot;)" office:value-type="string" office:string-value="W" calcext:value-type="string">
            <text:p>W</text:p>
          </table:table-cell>
          <table:table-cell table:formula="of:=IF(AND([.AB$9]&gt;=[.$B37];[.AB$9]&lt;=[.$D37];ISNUMBER([.$C37]));IF(COM.MICROSOFT.NETWORKDAYS.INTL([.AB$9];[.AB$9];1;[.$A$2:.$A$4]);&quot;W&quot;;&quot;H&quot;);&quot;&quot;)" office:value-type="string" office:string-value="W" calcext:value-type="string">
            <text:p>W</text:p>
          </table:table-cell>
          <table:table-cell table:formula="of:=IF(AND([.AC$9]&gt;=[.$B37];[.AC$9]&lt;=[.$D37];ISNUMBER([.$C37]));IF(COM.MICROSOFT.NETWORKDAYS.INTL([.AC$9];[.AC$9];1;[.$A$2:.$A$4]);&quot;W&quot;;&quot;H&quot;);&quot;&quot;)" office:value-type="string" office:string-value="H" calcext:value-type="string">
            <text:p>H</text:p>
          </table:table-cell>
          <table:table-cell table:formula="of:=IF(AND([.AD$9]&gt;=[.$B37];[.AD$9]&lt;=[.$D37];ISNUMBER([.$C37]));IF(COM.MICROSOFT.NETWORKDAYS.INTL([.AD$9];[.AD$9];1;[.$A$2:.$A$4]);&quot;W&quot;;&quot;H&quot;);&quot;&quot;)" office:value-type="string" office:string-value="H" calcext:value-type="string">
            <text:p>H</text:p>
          </table:table-cell>
          <table:table-cell table:formula="of:=IF(AND([.AE$9]&gt;=[.$B37];[.AE$9]&lt;=[.$D37];ISNUMBER([.$C37]));IF(COM.MICROSOFT.NETWORKDAYS.INTL([.AE$9];[.AE$9];1;[.$A$2:.$A$4]);&quot;W&quot;;&quot;H&quot;);&quot;&quot;)">
            <text:p/>
          </table:table-cell>
          <table:table-cell table:formula="of:=IF(AND([.AF$9]&gt;=[.$B37];[.AF$9]&lt;=[.$D37];ISNUMBER([.$C37]));IF(COM.MICROSOFT.NETWORKDAYS.INTL([.AF$9];[.AF$9];1;[.$A$2:.$A$4]);&quot;W&quot;;&quot;H&quot;);&quot;&quot;)">
            <text:p/>
          </table:table-cell>
          <table:table-cell table:formula="of:=IF(AND([.AG$9]&gt;=[.$B37];[.AG$9]&lt;=[.$D37];ISNUMBER([.$C37]));IF(COM.MICROSOFT.NETWORKDAYS.INTL([.AG$9];[.AG$9];1;[.$A$2:.$A$4]);&quot;W&quot;;&quot;H&quot;);&quot;&quot;)">
            <text:p/>
          </table:table-cell>
          <table:table-cell table:formula="of:=IF(AND([.AH$9]&gt;=[.$B37];[.AH$9]&lt;=[.$D37];ISNUMBER([.$C37]));IF(COM.MICROSOFT.NETWORKDAYS.INTL([.AH$9];[.AH$9];1;[.$A$2:.$A$4]);&quot;W&quot;;&quot;H&quot;);&quot;&quot;)">
            <text:p/>
          </table:table-cell>
          <table:table-cell table:formula="of:=IF(AND([.AI$9]&gt;=[.$B37];[.AI$9]&lt;=[.$D37];ISNUMBER([.$C37]));IF(COM.MICROSOFT.NETWORKDAYS.INTL([.AI$9];[.AI$9];1;[.$A$2:.$A$4]);&quot;W&quot;;&quot;H&quot;);&quot;&quot;)">
            <text:p/>
          </table:table-cell>
          <table:table-cell table:formula="of:=IF(AND([.AJ$9]&gt;=[.$B37];[.AJ$9]&lt;=[.$D37];ISNUMBER([.$C37]));IF(COM.MICROSOFT.NETWORKDAYS.INTL([.AJ$9];[.AJ$9];1;[.$A$2:.$A$4]);&quot;W&quot;;&quot;H&quot;);&quot;&quot;)">
            <text:p/>
          </table:table-cell>
          <table:table-cell table:formula="of:=IF(AND([.AK$9]&gt;=[.$B37];[.AK$9]&lt;=[.$D37];ISNUMBER([.$C37]));IF(COM.MICROSOFT.NETWORKDAYS.INTL([.AK$9];[.AK$9];1;[.$A$2:.$A$4]);&quot;W&quot;;&quot;H&quot;);&quot;&quot;)">
            <text:p/>
          </table:table-cell>
          <table:table-cell table:formula="of:=IF(AND([.AL$9]&gt;=[.$B37];[.AL$9]&lt;=[.$D37];ISNUMBER([.$C37]));IF(COM.MICROSOFT.NETWORKDAYS.INTL([.AL$9];[.AL$9];1;[.$A$2:.$A$4]);&quot;W&quot;;&quot;H&quot;);&quot;&quot;)">
            <text:p/>
          </table:table-cell>
          <table:table-cell table:formula="of:=IF(AND([.AM$9]&gt;=[.$B37];[.AM$9]&lt;=[.$D37];ISNUMBER([.$C37]));IF(COM.MICROSOFT.NETWORKDAYS.INTL([.AM$9];[.AM$9];1;[.$A$2:.$A$4]);&quot;W&quot;;&quot;H&quot;);&quot;&quot;)">
            <text:p/>
          </table:table-cell>
          <table:table-cell table:formula="of:=IF(AND([.AN$9]&gt;=[.$B37];[.AN$9]&lt;=[.$D37];ISNUMBER([.$C37]));IF(COM.MICROSOFT.NETWORKDAYS.INTL([.AN$9];[.AN$9];1;[.$A$2:.$A$4]);&quot;W&quot;;&quot;H&quot;);&quot;&quot;)">
            <text:p/>
          </table:table-cell>
          <table:table-cell table:formula="of:=IF(AND([.AO$9]&gt;=[.$B37];[.AO$9]&lt;=[.$D37];ISNUMBER([.$C37]));IF(COM.MICROSOFT.NETWORKDAYS.INTL([.AO$9];[.AO$9];1;[.$A$2:.$A$4]);&quot;W&quot;;&quot;H&quot;);&quot;&quot;)">
            <text:p/>
          </table:table-cell>
          <table:table-cell table:formula="of:=IF(AND([.AP$9]&gt;=[.$B37];[.AP$9]&lt;=[.$D37];ISNUMBER([.$C37]));IF(COM.MICROSOFT.NETWORKDAYS.INTL([.AP$9];[.AP$9];1;[.$A$2:.$A$4]);&quot;W&quot;;&quot;H&quot;);&quot;&quot;)">
            <text:p/>
          </table:table-cell>
          <table:table-cell table:formula="of:=IF(AND([.AQ$9]&gt;=[.$B37];[.AQ$9]&lt;=[.$D37];ISNUMBER([.$C37]));IF(COM.MICROSOFT.NETWORKDAYS.INTL([.AQ$9];[.AQ$9];1;[.$A$2:.$A$4]);&quot;W&quot;;&quot;H&quot;);&quot;&quot;)">
            <text:p/>
          </table:table-cell>
          <table:table-cell table:formula="of:=IF(AND([.AR$9]&gt;=[.$B37];[.AR$9]&lt;=[.$D37];ISNUMBER([.$C37]));IF(COM.MICROSOFT.NETWORKDAYS.INTL([.AR$9];[.AR$9];1;[.$A$2:.$A$4]);&quot;W&quot;;&quot;H&quot;);&quot;&quot;)">
            <text:p/>
          </table:table-cell>
          <table:table-cell table:formula="of:=IF(AND([.AS$9]&gt;=[.$B37];[.AS$9]&lt;=[.$D37];ISNUMBER([.$C37]));IF(COM.MICROSOFT.NETWORKDAYS.INTL([.AS$9];[.AS$9];1;[.$A$2:.$A$4]);&quot;W&quot;;&quot;H&quot;);&quot;&quot;)">
            <text:p/>
          </table:table-cell>
          <table:table-cell table:formula="of:=IF(AND([.AT$9]&gt;=[.$B37];[.AT$9]&lt;=[.$D37];ISNUMBER([.$C37]));IF(COM.MICROSOFT.NETWORKDAYS.INTL([.AT$9];[.AT$9];1;[.$A$2:.$A$4]);&quot;W&quot;;&quot;H&quot;);&quot;&quot;)">
            <text:p/>
          </table:table-cell>
          <table:table-cell table:formula="of:=IF(AND([.AU$9]&gt;=[.$B37];[.AU$9]&lt;=[.$D37];ISNUMBER([.$C37]));IF(COM.MICROSOFT.NETWORKDAYS.INTL([.AU$9];[.AU$9];1;[.$A$2:.$A$4]);&quot;W&quot;;&quot;H&quot;);&quot;&quot;)">
            <text:p/>
          </table:table-cell>
          <table:table-cell table:formula="of:=IF(AND([.AV$9]&gt;=[.$B37];[.AV$9]&lt;=[.$D37];ISNUMBER([.$C37]));IF(COM.MICROSOFT.NETWORKDAYS.INTL([.AV$9];[.AV$9];1;[.$A$2:.$A$4]);&quot;W&quot;;&quot;H&quot;);&quot;&quot;)">
            <text:p/>
          </table:table-cell>
          <table:table-cell table:formula="of:=IF(AND([.AW$9]&gt;=[.$B37];[.AW$9]&lt;=[.$D37];ISNUMBER([.$C37]));IF(COM.MICROSOFT.NETWORKDAYS.INTL([.AW$9];[.AW$9];1;[.$A$2:.$A$4]);&quot;W&quot;;&quot;H&quot;);&quot;&quot;)">
            <text:p/>
          </table:table-cell>
          <table:table-cell table:formula="of:=IF(AND([.AX$9]&gt;=[.$B37];[.AX$9]&lt;=[.$D37];ISNUMBER([.$C37]));IF(COM.MICROSOFT.NETWORKDAYS.INTL([.AX$9];[.AX$9];1;[.$A$2:.$A$4]);&quot;W&quot;;&quot;H&quot;);&quot;&quot;)">
            <text:p/>
          </table:table-cell>
          <table:table-cell table:formula="of:=IF(AND([.AY$9]&gt;=[.$B37];[.AY$9]&lt;=[.$D37];ISNUMBER([.$C37]));IF(COM.MICROSOFT.NETWORKDAYS.INTL([.AY$9];[.AY$9];1;[.$A$2:.$A$4]);&quot;W&quot;;&quot;H&quot;);&quot;&quot;)">
            <text:p/>
          </table:table-cell>
          <table:table-cell table:formula="of:=IF(AND([.AZ$9]&gt;=[.$B37];[.AZ$9]&lt;=[.$D37];ISNUMBER([.$C37]));IF(COM.MICROSOFT.NETWORKDAYS.INTL([.AZ$9];[.AZ$9];1;[.$A$2:.$A$4]);&quot;W&quot;;&quot;H&quot;);&quot;&quot;)">
            <text:p/>
          </table:table-cell>
          <table:table-cell table:formula="of:=IF(AND([.BA$9]&gt;=[.$B37];[.BA$9]&lt;=[.$D37];ISNUMBER([.$C37]));IF(COM.MICROSOFT.NETWORKDAYS.INTL([.BA$9];[.BA$9];1;[.$A$2:.$A$4]);&quot;W&quot;;&quot;H&quot;);&quot;&quot;)">
            <text:p/>
          </table:table-cell>
          <table:table-cell table:formula="of:=IF(AND([.BB$9]&gt;=[.$B37];[.BB$9]&lt;=[.$D37];ISNUMBER([.$C37]));IF(COM.MICROSOFT.NETWORKDAYS.INTL([.BB$9];[.BB$9];1;[.$A$2:.$A$4]);&quot;W&quot;;&quot;H&quot;);&quot;&quot;)">
            <text:p/>
          </table:table-cell>
          <table:table-cell table:formula="of:=IF(AND([.BC$9]&gt;=[.$B37];[.BC$9]&lt;=[.$D37];ISNUMBER([.$C37]));IF(COM.MICROSOFT.NETWORKDAYS.INTL([.BC$9];[.BC$9];1;[.$A$2:.$A$4]);&quot;W&quot;;&quot;H&quot;);&quot;&quot;)">
            <text:p/>
          </table:table-cell>
          <table:table-cell table:formula="of:=IF(AND([.BD$9]&gt;=[.$B37];[.BD$9]&lt;=[.$D37];ISNUMBER([.$C37]));IF(COM.MICROSOFT.NETWORKDAYS.INTL([.BD$9];[.BD$9];1;[.$A$2:.$A$4]);&quot;W&quot;;&quot;H&quot;);&quot;&quot;)">
            <text:p/>
          </table:table-cell>
          <table:table-cell table:formula="of:=IF(AND([.BE$9]&gt;=[.$B37];[.BE$9]&lt;=[.$D37];ISNUMBER([.$C37]));IF(COM.MICROSOFT.NETWORKDAYS.INTL([.BE$9];[.BE$9];1;[.$A$2:.$A$4]);&quot;W&quot;;&quot;H&quot;);&quot;&quot;)">
            <text:p/>
          </table:table-cell>
          <table:table-cell table:formula="of:=IF(AND([.BF$9]&gt;=[.$B37];[.BF$9]&lt;=[.$D37];ISNUMBER([.$C37]));IF(COM.MICROSOFT.NETWORKDAYS.INTL([.BF$9];[.BF$9];1;[.$A$2:.$A$4]);&quot;W&quot;;&quot;H&quot;);&quot;&quot;)">
            <text:p/>
          </table:table-cell>
          <table:table-cell table:formula="of:=IF(AND([.BG$9]&gt;=[.$B37];[.BG$9]&lt;=[.$D37];ISNUMBER([.$C37]));IF(COM.MICROSOFT.NETWORKDAYS.INTL([.BG$9];[.BG$9];1;[.$A$2:.$A$4]);&quot;W&quot;;&quot;H&quot;);&quot;&quot;)">
            <text:p/>
          </table:table-cell>
          <table:table-cell table:formula="of:=IF(AND([.BH$9]&gt;=[.$B37];[.BH$9]&lt;=[.$D37];ISNUMBER([.$C37]));IF(COM.MICROSOFT.NETWORKDAYS.INTL([.BH$9];[.BH$9];1;[.$A$2:.$A$4]);&quot;W&quot;;&quot;H&quot;);&quot;&quot;)">
            <text:p/>
          </table:table-cell>
          <table:table-cell table:formula="of:=IF(AND([.BI$9]&gt;=[.$B37];[.BI$9]&lt;=[.$D37];ISNUMBER([.$C37]));IF(COM.MICROSOFT.NETWORKDAYS.INTL([.BI$9];[.BI$9];1;[.$A$2:.$A$4]);&quot;W&quot;;&quot;H&quot;);&quot;&quot;)">
            <text:p/>
          </table:table-cell>
          <table:table-cell table:formula="of:=IF(AND([.BJ$9]&gt;=[.$B37];[.BJ$9]&lt;=[.$D37];ISNUMBER([.$C37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AL02</text:p>
          </table:table-cell>
          <table:table-cell office:value-type="date" office:date-value="2020-05-28" calcext:value-type="date">
            <text:p>28/05/20</text:p>
          </table:table-cell>
          <table:table-cell office:value-type="float" office:value="2" calcext:value-type="float">
            <text:p>2</text:p>
          </table:table-cell>
          <table:table-cell table:formula="of:=IF(ISNUMBER([.C38]); COM.MICROSOFT.WORKDAY.INTL([.B38]; [.C38]; 1; [.A$2:.A$4] ) - 1; &quot;&quot;)" office:value-type="date" office:date-value="2020-05-31" calcext:value-type="date">
            <text:p>31/05/20</text:p>
          </table:table-cell>
          <table:table-cell table:formula="of:=IF(AND([.E$9]&gt;=[.$B38];[.E$9]&lt;=[.$D38];ISNUMBER([.$C38]));IF(COM.MICROSOFT.NETWORKDAYS.INTL([.E$9];[.E$9];1;[.$A$2:.$A$4]);&quot;W&quot;;&quot;H&quot;);&quot;&quot;)">
            <text:p/>
          </table:table-cell>
          <table:table-cell table:formula="of:=IF(AND([.F$9]&gt;=[.$B38];[.F$9]&lt;=[.$D38];ISNUMBER([.$C38]));IF(COM.MICROSOFT.NETWORKDAYS.INTL([.F$9];[.F$9];1;[.$A$2:.$A$4]);&quot;W&quot;;&quot;H&quot;);&quot;&quot;)">
            <text:p/>
          </table:table-cell>
          <table:table-cell table:formula="of:=IF(AND([.G$9]&gt;=[.$B38];[.G$9]&lt;=[.$D38];ISNUMBER([.$C38]));IF(COM.MICROSOFT.NETWORKDAYS.INTL([.G$9];[.G$9];1;[.$A$2:.$A$4]);&quot;W&quot;;&quot;H&quot;);&quot;&quot;)">
            <text:p/>
          </table:table-cell>
          <table:table-cell table:formula="of:=IF(AND([.H$9]&gt;=[.$B38];[.H$9]&lt;=[.$D38];ISNUMBER([.$C38]));IF(COM.MICROSOFT.NETWORKDAYS.INTL([.H$9];[.H$9];1;[.$A$2:.$A$4]);&quot;W&quot;;&quot;H&quot;);&quot;&quot;)">
            <text:p/>
          </table:table-cell>
          <table:table-cell table:formula="of:=IF(AND([.I$9]&gt;=[.$B38];[.I$9]&lt;=[.$D38];ISNUMBER([.$C38]));IF(COM.MICROSOFT.NETWORKDAYS.INTL([.I$9];[.I$9];1;[.$A$2:.$A$4]);&quot;W&quot;;&quot;H&quot;);&quot;&quot;)">
            <text:p/>
          </table:table-cell>
          <table:table-cell table:formula="of:=IF(AND([.J$9]&gt;=[.$B38];[.J$9]&lt;=[.$D38];ISNUMBER([.$C38]));IF(COM.MICROSOFT.NETWORKDAYS.INTL([.J$9];[.J$9];1;[.$A$2:.$A$4]);&quot;W&quot;;&quot;H&quot;);&quot;&quot;)">
            <text:p/>
          </table:table-cell>
          <table:table-cell table:formula="of:=IF(AND([.K$9]&gt;=[.$B38];[.K$9]&lt;=[.$D38];ISNUMBER([.$C38]));IF(COM.MICROSOFT.NETWORKDAYS.INTL([.K$9];[.K$9];1;[.$A$2:.$A$4]);&quot;W&quot;;&quot;H&quot;);&quot;&quot;)">
            <text:p/>
          </table:table-cell>
          <table:table-cell table:formula="of:=IF(AND([.L$9]&gt;=[.$B38];[.L$9]&lt;=[.$D38];ISNUMBER([.$C38]));IF(COM.MICROSOFT.NETWORKDAYS.INTL([.L$9];[.L$9];1;[.$A$2:.$A$4]);&quot;W&quot;;&quot;H&quot;);&quot;&quot;)">
            <text:p/>
          </table:table-cell>
          <table:table-cell table:formula="of:=IF(AND([.M$9]&gt;=[.$B38];[.M$9]&lt;=[.$D38];ISNUMBER([.$C38]));IF(COM.MICROSOFT.NETWORKDAYS.INTL([.M$9];[.M$9];1;[.$A$2:.$A$4]);&quot;W&quot;;&quot;H&quot;);&quot;&quot;)">
            <text:p/>
          </table:table-cell>
          <table:table-cell table:formula="of:=IF(AND([.N$9]&gt;=[.$B38];[.N$9]&lt;=[.$D38];ISNUMBER([.$C38]));IF(COM.MICROSOFT.NETWORKDAYS.INTL([.N$9];[.N$9];1;[.$A$2:.$A$4]);&quot;W&quot;;&quot;H&quot;);&quot;&quot;)">
            <text:p/>
          </table:table-cell>
          <table:table-cell table:formula="of:=IF(AND([.O$9]&gt;=[.$B38];[.O$9]&lt;=[.$D38];ISNUMBER([.$C38]));IF(COM.MICROSOFT.NETWORKDAYS.INTL([.O$9];[.O$9];1;[.$A$2:.$A$4]);&quot;W&quot;;&quot;H&quot;);&quot;&quot;)">
            <text:p/>
          </table:table-cell>
          <table:table-cell table:formula="of:=IF(AND([.P$9]&gt;=[.$B38];[.P$9]&lt;=[.$D38];ISNUMBER([.$C38]));IF(COM.MICROSOFT.NETWORKDAYS.INTL([.P$9];[.P$9];1;[.$A$2:.$A$4]);&quot;W&quot;;&quot;H&quot;);&quot;&quot;)">
            <text:p/>
          </table:table-cell>
          <table:table-cell table:formula="of:=IF(AND([.Q$9]&gt;=[.$B38];[.Q$9]&lt;=[.$D38];ISNUMBER([.$C38]));IF(COM.MICROSOFT.NETWORKDAYS.INTL([.Q$9];[.Q$9];1;[.$A$2:.$A$4]);&quot;W&quot;;&quot;H&quot;);&quot;&quot;)">
            <text:p/>
          </table:table-cell>
          <table:table-cell table:formula="of:=IF(AND([.R$9]&gt;=[.$B38];[.R$9]&lt;=[.$D38];ISNUMBER([.$C38]));IF(COM.MICROSOFT.NETWORKDAYS.INTL([.R$9];[.R$9];1;[.$A$2:.$A$4]);&quot;W&quot;;&quot;H&quot;);&quot;&quot;)">
            <text:p/>
          </table:table-cell>
          <table:table-cell table:formula="of:=IF(AND([.S$9]&gt;=[.$B38];[.S$9]&lt;=[.$D38];ISNUMBER([.$C38]));IF(COM.MICROSOFT.NETWORKDAYS.INTL([.S$9];[.S$9];1;[.$A$2:.$A$4]);&quot;W&quot;;&quot;H&quot;);&quot;&quot;)">
            <text:p/>
          </table:table-cell>
          <table:table-cell table:formula="of:=IF(AND([.T$9]&gt;=[.$B38];[.T$9]&lt;=[.$D38];ISNUMBER([.$C38]));IF(COM.MICROSOFT.NETWORKDAYS.INTL([.T$9];[.T$9];1;[.$A$2:.$A$4]);&quot;W&quot;;&quot;H&quot;);&quot;&quot;)">
            <text:p/>
          </table:table-cell>
          <table:table-cell table:formula="of:=IF(AND([.U$9]&gt;=[.$B38];[.U$9]&lt;=[.$D38];ISNUMBER([.$C38]));IF(COM.MICROSOFT.NETWORKDAYS.INTL([.U$9];[.U$9];1;[.$A$2:.$A$4]);&quot;W&quot;;&quot;H&quot;);&quot;&quot;)">
            <text:p/>
          </table:table-cell>
          <table:table-cell table:formula="of:=IF(AND([.V$9]&gt;=[.$B38];[.V$9]&lt;=[.$D38];ISNUMBER([.$C38]));IF(COM.MICROSOFT.NETWORKDAYS.INTL([.V$9];[.V$9];1;[.$A$2:.$A$4]);&quot;W&quot;;&quot;H&quot;);&quot;&quot;)">
            <text:p/>
          </table:table-cell>
          <table:table-cell table:formula="of:=IF(AND([.W$9]&gt;=[.$B38];[.W$9]&lt;=[.$D38];ISNUMBER([.$C38]));IF(COM.MICROSOFT.NETWORKDAYS.INTL([.W$9];[.W$9];1;[.$A$2:.$A$4]);&quot;W&quot;;&quot;H&quot;);&quot;&quot;)">
            <text:p/>
          </table:table-cell>
          <table:table-cell table:formula="of:=IF(AND([.X$9]&gt;=[.$B38];[.X$9]&lt;=[.$D38];ISNUMBER([.$C38]));IF(COM.MICROSOFT.NETWORKDAYS.INTL([.X$9];[.X$9];1;[.$A$2:.$A$4]);&quot;W&quot;;&quot;H&quot;);&quot;&quot;)">
            <text:p/>
          </table:table-cell>
          <table:table-cell table:formula="of:=IF(AND([.Y$9]&gt;=[.$B38];[.Y$9]&lt;=[.$D38];ISNUMBER([.$C38]));IF(COM.MICROSOFT.NETWORKDAYS.INTL([.Y$9];[.Y$9];1;[.$A$2:.$A$4]);&quot;W&quot;;&quot;H&quot;);&quot;&quot;)">
            <text:p/>
          </table:table-cell>
          <table:table-cell table:formula="of:=IF(AND([.Z$9]&gt;=[.$B38];[.Z$9]&lt;=[.$D38];ISNUMBER([.$C38]));IF(COM.MICROSOFT.NETWORKDAYS.INTL([.Z$9];[.Z$9];1;[.$A$2:.$A$4]);&quot;W&quot;;&quot;H&quot;);&quot;&quot;)">
            <text:p/>
          </table:table-cell>
          <table:table-cell table:formula="of:=IF(AND([.AA$9]&gt;=[.$B38];[.AA$9]&lt;=[.$D38];ISNUMBER([.$C38]));IF(COM.MICROSOFT.NETWORKDAYS.INTL([.AA$9];[.AA$9];1;[.$A$2:.$A$4]);&quot;W&quot;;&quot;H&quot;);&quot;&quot;)" office:value-type="string" office:string-value="W" calcext:value-type="string">
            <text:p>W</text:p>
          </table:table-cell>
          <table:table-cell table:formula="of:=IF(AND([.AB$9]&gt;=[.$B38];[.AB$9]&lt;=[.$D38];ISNUMBER([.$C38]));IF(COM.MICROSOFT.NETWORKDAYS.INTL([.AB$9];[.AB$9];1;[.$A$2:.$A$4]);&quot;W&quot;;&quot;H&quot;);&quot;&quot;)" office:value-type="string" office:string-value="W" calcext:value-type="string">
            <text:p>W</text:p>
          </table:table-cell>
          <table:table-cell table:formula="of:=IF(AND([.AC$9]&gt;=[.$B38];[.AC$9]&lt;=[.$D38];ISNUMBER([.$C38]));IF(COM.MICROSOFT.NETWORKDAYS.INTL([.AC$9];[.AC$9];1;[.$A$2:.$A$4]);&quot;W&quot;;&quot;H&quot;);&quot;&quot;)" office:value-type="string" office:string-value="H" calcext:value-type="string">
            <text:p>H</text:p>
          </table:table-cell>
          <table:table-cell table:formula="of:=IF(AND([.AD$9]&gt;=[.$B38];[.AD$9]&lt;=[.$D38];ISNUMBER([.$C38]));IF(COM.MICROSOFT.NETWORKDAYS.INTL([.AD$9];[.AD$9];1;[.$A$2:.$A$4]);&quot;W&quot;;&quot;H&quot;);&quot;&quot;)" office:value-type="string" office:string-value="H" calcext:value-type="string">
            <text:p>H</text:p>
          </table:table-cell>
          <table:table-cell table:formula="of:=IF(AND([.AE$9]&gt;=[.$B38];[.AE$9]&lt;=[.$D38];ISNUMBER([.$C38]));IF(COM.MICROSOFT.NETWORKDAYS.INTL([.AE$9];[.AE$9];1;[.$A$2:.$A$4]);&quot;W&quot;;&quot;H&quot;);&quot;&quot;)">
            <text:p/>
          </table:table-cell>
          <table:table-cell table:formula="of:=IF(AND([.AF$9]&gt;=[.$B38];[.AF$9]&lt;=[.$D38];ISNUMBER([.$C38]));IF(COM.MICROSOFT.NETWORKDAYS.INTL([.AF$9];[.AF$9];1;[.$A$2:.$A$4]);&quot;W&quot;;&quot;H&quot;);&quot;&quot;)">
            <text:p/>
          </table:table-cell>
          <table:table-cell table:formula="of:=IF(AND([.AG$9]&gt;=[.$B38];[.AG$9]&lt;=[.$D38];ISNUMBER([.$C38]));IF(COM.MICROSOFT.NETWORKDAYS.INTL([.AG$9];[.AG$9];1;[.$A$2:.$A$4]);&quot;W&quot;;&quot;H&quot;);&quot;&quot;)">
            <text:p/>
          </table:table-cell>
          <table:table-cell table:formula="of:=IF(AND([.AH$9]&gt;=[.$B38];[.AH$9]&lt;=[.$D38];ISNUMBER([.$C38]));IF(COM.MICROSOFT.NETWORKDAYS.INTL([.AH$9];[.AH$9];1;[.$A$2:.$A$4]);&quot;W&quot;;&quot;H&quot;);&quot;&quot;)">
            <text:p/>
          </table:table-cell>
          <table:table-cell table:formula="of:=IF(AND([.AI$9]&gt;=[.$B38];[.AI$9]&lt;=[.$D38];ISNUMBER([.$C38]));IF(COM.MICROSOFT.NETWORKDAYS.INTL([.AI$9];[.AI$9];1;[.$A$2:.$A$4]);&quot;W&quot;;&quot;H&quot;);&quot;&quot;)">
            <text:p/>
          </table:table-cell>
          <table:table-cell table:formula="of:=IF(AND([.AJ$9]&gt;=[.$B38];[.AJ$9]&lt;=[.$D38];ISNUMBER([.$C38]));IF(COM.MICROSOFT.NETWORKDAYS.INTL([.AJ$9];[.AJ$9];1;[.$A$2:.$A$4]);&quot;W&quot;;&quot;H&quot;);&quot;&quot;)">
            <text:p/>
          </table:table-cell>
          <table:table-cell table:formula="of:=IF(AND([.AK$9]&gt;=[.$B38];[.AK$9]&lt;=[.$D38];ISNUMBER([.$C38]));IF(COM.MICROSOFT.NETWORKDAYS.INTL([.AK$9];[.AK$9];1;[.$A$2:.$A$4]);&quot;W&quot;;&quot;H&quot;);&quot;&quot;)">
            <text:p/>
          </table:table-cell>
          <table:table-cell table:formula="of:=IF(AND([.AL$9]&gt;=[.$B38];[.AL$9]&lt;=[.$D38];ISNUMBER([.$C38]));IF(COM.MICROSOFT.NETWORKDAYS.INTL([.AL$9];[.AL$9];1;[.$A$2:.$A$4]);&quot;W&quot;;&quot;H&quot;);&quot;&quot;)">
            <text:p/>
          </table:table-cell>
          <table:table-cell table:formula="of:=IF(AND([.AM$9]&gt;=[.$B38];[.AM$9]&lt;=[.$D38];ISNUMBER([.$C38]));IF(COM.MICROSOFT.NETWORKDAYS.INTL([.AM$9];[.AM$9];1;[.$A$2:.$A$4]);&quot;W&quot;;&quot;H&quot;);&quot;&quot;)">
            <text:p/>
          </table:table-cell>
          <table:table-cell table:formula="of:=IF(AND([.AN$9]&gt;=[.$B38];[.AN$9]&lt;=[.$D38];ISNUMBER([.$C38]));IF(COM.MICROSOFT.NETWORKDAYS.INTL([.AN$9];[.AN$9];1;[.$A$2:.$A$4]);&quot;W&quot;;&quot;H&quot;);&quot;&quot;)">
            <text:p/>
          </table:table-cell>
          <table:table-cell table:formula="of:=IF(AND([.AO$9]&gt;=[.$B38];[.AO$9]&lt;=[.$D38];ISNUMBER([.$C38]));IF(COM.MICROSOFT.NETWORKDAYS.INTL([.AO$9];[.AO$9];1;[.$A$2:.$A$4]);&quot;W&quot;;&quot;H&quot;);&quot;&quot;)">
            <text:p/>
          </table:table-cell>
          <table:table-cell table:formula="of:=IF(AND([.AP$9]&gt;=[.$B38];[.AP$9]&lt;=[.$D38];ISNUMBER([.$C38]));IF(COM.MICROSOFT.NETWORKDAYS.INTL([.AP$9];[.AP$9];1;[.$A$2:.$A$4]);&quot;W&quot;;&quot;H&quot;);&quot;&quot;)">
            <text:p/>
          </table:table-cell>
          <table:table-cell table:formula="of:=IF(AND([.AQ$9]&gt;=[.$B38];[.AQ$9]&lt;=[.$D38];ISNUMBER([.$C38]));IF(COM.MICROSOFT.NETWORKDAYS.INTL([.AQ$9];[.AQ$9];1;[.$A$2:.$A$4]);&quot;W&quot;;&quot;H&quot;);&quot;&quot;)">
            <text:p/>
          </table:table-cell>
          <table:table-cell table:formula="of:=IF(AND([.AR$9]&gt;=[.$B38];[.AR$9]&lt;=[.$D38];ISNUMBER([.$C38]));IF(COM.MICROSOFT.NETWORKDAYS.INTL([.AR$9];[.AR$9];1;[.$A$2:.$A$4]);&quot;W&quot;;&quot;H&quot;);&quot;&quot;)">
            <text:p/>
          </table:table-cell>
          <table:table-cell table:formula="of:=IF(AND([.AS$9]&gt;=[.$B38];[.AS$9]&lt;=[.$D38];ISNUMBER([.$C38]));IF(COM.MICROSOFT.NETWORKDAYS.INTL([.AS$9];[.AS$9];1;[.$A$2:.$A$4]);&quot;W&quot;;&quot;H&quot;);&quot;&quot;)">
            <text:p/>
          </table:table-cell>
          <table:table-cell table:formula="of:=IF(AND([.AT$9]&gt;=[.$B38];[.AT$9]&lt;=[.$D38];ISNUMBER([.$C38]));IF(COM.MICROSOFT.NETWORKDAYS.INTL([.AT$9];[.AT$9];1;[.$A$2:.$A$4]);&quot;W&quot;;&quot;H&quot;);&quot;&quot;)">
            <text:p/>
          </table:table-cell>
          <table:table-cell table:formula="of:=IF(AND([.AU$9]&gt;=[.$B38];[.AU$9]&lt;=[.$D38];ISNUMBER([.$C38]));IF(COM.MICROSOFT.NETWORKDAYS.INTL([.AU$9];[.AU$9];1;[.$A$2:.$A$4]);&quot;W&quot;;&quot;H&quot;);&quot;&quot;)">
            <text:p/>
          </table:table-cell>
          <table:table-cell table:formula="of:=IF(AND([.AV$9]&gt;=[.$B38];[.AV$9]&lt;=[.$D38];ISNUMBER([.$C38]));IF(COM.MICROSOFT.NETWORKDAYS.INTL([.AV$9];[.AV$9];1;[.$A$2:.$A$4]);&quot;W&quot;;&quot;H&quot;);&quot;&quot;)">
            <text:p/>
          </table:table-cell>
          <table:table-cell table:formula="of:=IF(AND([.AW$9]&gt;=[.$B38];[.AW$9]&lt;=[.$D38];ISNUMBER([.$C38]));IF(COM.MICROSOFT.NETWORKDAYS.INTL([.AW$9];[.AW$9];1;[.$A$2:.$A$4]);&quot;W&quot;;&quot;H&quot;);&quot;&quot;)">
            <text:p/>
          </table:table-cell>
          <table:table-cell table:formula="of:=IF(AND([.AX$9]&gt;=[.$B38];[.AX$9]&lt;=[.$D38];ISNUMBER([.$C38]));IF(COM.MICROSOFT.NETWORKDAYS.INTL([.AX$9];[.AX$9];1;[.$A$2:.$A$4]);&quot;W&quot;;&quot;H&quot;);&quot;&quot;)">
            <text:p/>
          </table:table-cell>
          <table:table-cell table:formula="of:=IF(AND([.AY$9]&gt;=[.$B38];[.AY$9]&lt;=[.$D38];ISNUMBER([.$C38]));IF(COM.MICROSOFT.NETWORKDAYS.INTL([.AY$9];[.AY$9];1;[.$A$2:.$A$4]);&quot;W&quot;;&quot;H&quot;);&quot;&quot;)">
            <text:p/>
          </table:table-cell>
          <table:table-cell table:formula="of:=IF(AND([.AZ$9]&gt;=[.$B38];[.AZ$9]&lt;=[.$D38];ISNUMBER([.$C38]));IF(COM.MICROSOFT.NETWORKDAYS.INTL([.AZ$9];[.AZ$9];1;[.$A$2:.$A$4]);&quot;W&quot;;&quot;H&quot;);&quot;&quot;)">
            <text:p/>
          </table:table-cell>
          <table:table-cell table:formula="of:=IF(AND([.BA$9]&gt;=[.$B38];[.BA$9]&lt;=[.$D38];ISNUMBER([.$C38]));IF(COM.MICROSOFT.NETWORKDAYS.INTL([.BA$9];[.BA$9];1;[.$A$2:.$A$4]);&quot;W&quot;;&quot;H&quot;);&quot;&quot;)">
            <text:p/>
          </table:table-cell>
          <table:table-cell table:formula="of:=IF(AND([.BB$9]&gt;=[.$B38];[.BB$9]&lt;=[.$D38];ISNUMBER([.$C38]));IF(COM.MICROSOFT.NETWORKDAYS.INTL([.BB$9];[.BB$9];1;[.$A$2:.$A$4]);&quot;W&quot;;&quot;H&quot;);&quot;&quot;)">
            <text:p/>
          </table:table-cell>
          <table:table-cell table:formula="of:=IF(AND([.BC$9]&gt;=[.$B38];[.BC$9]&lt;=[.$D38];ISNUMBER([.$C38]));IF(COM.MICROSOFT.NETWORKDAYS.INTL([.BC$9];[.BC$9];1;[.$A$2:.$A$4]);&quot;W&quot;;&quot;H&quot;);&quot;&quot;)">
            <text:p/>
          </table:table-cell>
          <table:table-cell table:formula="of:=IF(AND([.BD$9]&gt;=[.$B38];[.BD$9]&lt;=[.$D38];ISNUMBER([.$C38]));IF(COM.MICROSOFT.NETWORKDAYS.INTL([.BD$9];[.BD$9];1;[.$A$2:.$A$4]);&quot;W&quot;;&quot;H&quot;);&quot;&quot;)">
            <text:p/>
          </table:table-cell>
          <table:table-cell table:formula="of:=IF(AND([.BE$9]&gt;=[.$B38];[.BE$9]&lt;=[.$D38];ISNUMBER([.$C38]));IF(COM.MICROSOFT.NETWORKDAYS.INTL([.BE$9];[.BE$9];1;[.$A$2:.$A$4]);&quot;W&quot;;&quot;H&quot;);&quot;&quot;)">
            <text:p/>
          </table:table-cell>
          <table:table-cell table:formula="of:=IF(AND([.BF$9]&gt;=[.$B38];[.BF$9]&lt;=[.$D38];ISNUMBER([.$C38]));IF(COM.MICROSOFT.NETWORKDAYS.INTL([.BF$9];[.BF$9];1;[.$A$2:.$A$4]);&quot;W&quot;;&quot;H&quot;);&quot;&quot;)">
            <text:p/>
          </table:table-cell>
          <table:table-cell table:formula="of:=IF(AND([.BG$9]&gt;=[.$B38];[.BG$9]&lt;=[.$D38];ISNUMBER([.$C38]));IF(COM.MICROSOFT.NETWORKDAYS.INTL([.BG$9];[.BG$9];1;[.$A$2:.$A$4]);&quot;W&quot;;&quot;H&quot;);&quot;&quot;)">
            <text:p/>
          </table:table-cell>
          <table:table-cell table:formula="of:=IF(AND([.BH$9]&gt;=[.$B38];[.BH$9]&lt;=[.$D38];ISNUMBER([.$C38]));IF(COM.MICROSOFT.NETWORKDAYS.INTL([.BH$9];[.BH$9];1;[.$A$2:.$A$4]);&quot;W&quot;;&quot;H&quot;);&quot;&quot;)">
            <text:p/>
          </table:table-cell>
          <table:table-cell table:formula="of:=IF(AND([.BI$9]&gt;=[.$B38];[.BI$9]&lt;=[.$D38];ISNUMBER([.$C38]));IF(COM.MICROSOFT.NETWORKDAYS.INTL([.BI$9];[.BI$9];1;[.$A$2:.$A$4]);&quot;W&quot;;&quot;H&quot;);&quot;&quot;)">
            <text:p/>
          </table:table-cell>
          <table:table-cell table:formula="of:=IF(AND([.BJ$9]&gt;=[.$B38];[.BJ$9]&lt;=[.$D38];ISNUMBER([.$C38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AL03</text:p>
          </table:table-cell>
          <table:table-cell office:value-type="date" office:date-value="2020-05-28" calcext:value-type="date">
            <text:p>28/05/20</text:p>
          </table:table-cell>
          <table:table-cell office:value-type="float" office:value="2" calcext:value-type="float">
            <text:p>2</text:p>
          </table:table-cell>
          <table:table-cell table:formula="of:=IF(ISNUMBER([.C39]); COM.MICROSOFT.WORKDAY.INTL([.B39]; [.C39]; 1; [.A$2:.A$4] ) - 1; &quot;&quot;)" office:value-type="date" office:date-value="2020-05-31" calcext:value-type="date">
            <text:p>31/05/20</text:p>
          </table:table-cell>
          <table:table-cell table:formula="of:=IF(AND([.E$9]&gt;=[.$B39];[.E$9]&lt;=[.$D39];ISNUMBER([.$C39]));IF(COM.MICROSOFT.NETWORKDAYS.INTL([.E$9];[.E$9];1;[.$A$2:.$A$4]);&quot;W&quot;;&quot;H&quot;);&quot;&quot;)">
            <text:p/>
          </table:table-cell>
          <table:table-cell table:formula="of:=IF(AND([.F$9]&gt;=[.$B39];[.F$9]&lt;=[.$D39];ISNUMBER([.$C39]));IF(COM.MICROSOFT.NETWORKDAYS.INTL([.F$9];[.F$9];1;[.$A$2:.$A$4]);&quot;W&quot;;&quot;H&quot;);&quot;&quot;)">
            <text:p/>
          </table:table-cell>
          <table:table-cell table:formula="of:=IF(AND([.G$9]&gt;=[.$B39];[.G$9]&lt;=[.$D39];ISNUMBER([.$C39]));IF(COM.MICROSOFT.NETWORKDAYS.INTL([.G$9];[.G$9];1;[.$A$2:.$A$4]);&quot;W&quot;;&quot;H&quot;);&quot;&quot;)">
            <text:p/>
          </table:table-cell>
          <table:table-cell table:formula="of:=IF(AND([.H$9]&gt;=[.$B39];[.H$9]&lt;=[.$D39];ISNUMBER([.$C39]));IF(COM.MICROSOFT.NETWORKDAYS.INTL([.H$9];[.H$9];1;[.$A$2:.$A$4]);&quot;W&quot;;&quot;H&quot;);&quot;&quot;)">
            <text:p/>
          </table:table-cell>
          <table:table-cell table:formula="of:=IF(AND([.I$9]&gt;=[.$B39];[.I$9]&lt;=[.$D39];ISNUMBER([.$C39]));IF(COM.MICROSOFT.NETWORKDAYS.INTL([.I$9];[.I$9];1;[.$A$2:.$A$4]);&quot;W&quot;;&quot;H&quot;);&quot;&quot;)">
            <text:p/>
          </table:table-cell>
          <table:table-cell table:formula="of:=IF(AND([.J$9]&gt;=[.$B39];[.J$9]&lt;=[.$D39];ISNUMBER([.$C39]));IF(COM.MICROSOFT.NETWORKDAYS.INTL([.J$9];[.J$9];1;[.$A$2:.$A$4]);&quot;W&quot;;&quot;H&quot;);&quot;&quot;)">
            <text:p/>
          </table:table-cell>
          <table:table-cell table:formula="of:=IF(AND([.K$9]&gt;=[.$B39];[.K$9]&lt;=[.$D39];ISNUMBER([.$C39]));IF(COM.MICROSOFT.NETWORKDAYS.INTL([.K$9];[.K$9];1;[.$A$2:.$A$4]);&quot;W&quot;;&quot;H&quot;);&quot;&quot;)">
            <text:p/>
          </table:table-cell>
          <table:table-cell table:formula="of:=IF(AND([.L$9]&gt;=[.$B39];[.L$9]&lt;=[.$D39];ISNUMBER([.$C39]));IF(COM.MICROSOFT.NETWORKDAYS.INTL([.L$9];[.L$9];1;[.$A$2:.$A$4]);&quot;W&quot;;&quot;H&quot;);&quot;&quot;)">
            <text:p/>
          </table:table-cell>
          <table:table-cell table:formula="of:=IF(AND([.M$9]&gt;=[.$B39];[.M$9]&lt;=[.$D39];ISNUMBER([.$C39]));IF(COM.MICROSOFT.NETWORKDAYS.INTL([.M$9];[.M$9];1;[.$A$2:.$A$4]);&quot;W&quot;;&quot;H&quot;);&quot;&quot;)">
            <text:p/>
          </table:table-cell>
          <table:table-cell table:formula="of:=IF(AND([.N$9]&gt;=[.$B39];[.N$9]&lt;=[.$D39];ISNUMBER([.$C39]));IF(COM.MICROSOFT.NETWORKDAYS.INTL([.N$9];[.N$9];1;[.$A$2:.$A$4]);&quot;W&quot;;&quot;H&quot;);&quot;&quot;)">
            <text:p/>
          </table:table-cell>
          <table:table-cell table:formula="of:=IF(AND([.O$9]&gt;=[.$B39];[.O$9]&lt;=[.$D39];ISNUMBER([.$C39]));IF(COM.MICROSOFT.NETWORKDAYS.INTL([.O$9];[.O$9];1;[.$A$2:.$A$4]);&quot;W&quot;;&quot;H&quot;);&quot;&quot;)">
            <text:p/>
          </table:table-cell>
          <table:table-cell table:formula="of:=IF(AND([.P$9]&gt;=[.$B39];[.P$9]&lt;=[.$D39];ISNUMBER([.$C39]));IF(COM.MICROSOFT.NETWORKDAYS.INTL([.P$9];[.P$9];1;[.$A$2:.$A$4]);&quot;W&quot;;&quot;H&quot;);&quot;&quot;)">
            <text:p/>
          </table:table-cell>
          <table:table-cell table:formula="of:=IF(AND([.Q$9]&gt;=[.$B39];[.Q$9]&lt;=[.$D39];ISNUMBER([.$C39]));IF(COM.MICROSOFT.NETWORKDAYS.INTL([.Q$9];[.Q$9];1;[.$A$2:.$A$4]);&quot;W&quot;;&quot;H&quot;);&quot;&quot;)">
            <text:p/>
          </table:table-cell>
          <table:table-cell table:formula="of:=IF(AND([.R$9]&gt;=[.$B39];[.R$9]&lt;=[.$D39];ISNUMBER([.$C39]));IF(COM.MICROSOFT.NETWORKDAYS.INTL([.R$9];[.R$9];1;[.$A$2:.$A$4]);&quot;W&quot;;&quot;H&quot;);&quot;&quot;)">
            <text:p/>
          </table:table-cell>
          <table:table-cell table:formula="of:=IF(AND([.S$9]&gt;=[.$B39];[.S$9]&lt;=[.$D39];ISNUMBER([.$C39]));IF(COM.MICROSOFT.NETWORKDAYS.INTL([.S$9];[.S$9];1;[.$A$2:.$A$4]);&quot;W&quot;;&quot;H&quot;);&quot;&quot;)">
            <text:p/>
          </table:table-cell>
          <table:table-cell table:formula="of:=IF(AND([.T$9]&gt;=[.$B39];[.T$9]&lt;=[.$D39];ISNUMBER([.$C39]));IF(COM.MICROSOFT.NETWORKDAYS.INTL([.T$9];[.T$9];1;[.$A$2:.$A$4]);&quot;W&quot;;&quot;H&quot;);&quot;&quot;)">
            <text:p/>
          </table:table-cell>
          <table:table-cell table:formula="of:=IF(AND([.U$9]&gt;=[.$B39];[.U$9]&lt;=[.$D39];ISNUMBER([.$C39]));IF(COM.MICROSOFT.NETWORKDAYS.INTL([.U$9];[.U$9];1;[.$A$2:.$A$4]);&quot;W&quot;;&quot;H&quot;);&quot;&quot;)">
            <text:p/>
          </table:table-cell>
          <table:table-cell table:formula="of:=IF(AND([.V$9]&gt;=[.$B39];[.V$9]&lt;=[.$D39];ISNUMBER([.$C39]));IF(COM.MICROSOFT.NETWORKDAYS.INTL([.V$9];[.V$9];1;[.$A$2:.$A$4]);&quot;W&quot;;&quot;H&quot;);&quot;&quot;)">
            <text:p/>
          </table:table-cell>
          <table:table-cell table:formula="of:=IF(AND([.W$9]&gt;=[.$B39];[.W$9]&lt;=[.$D39];ISNUMBER([.$C39]));IF(COM.MICROSOFT.NETWORKDAYS.INTL([.W$9];[.W$9];1;[.$A$2:.$A$4]);&quot;W&quot;;&quot;H&quot;);&quot;&quot;)">
            <text:p/>
          </table:table-cell>
          <table:table-cell table:formula="of:=IF(AND([.X$9]&gt;=[.$B39];[.X$9]&lt;=[.$D39];ISNUMBER([.$C39]));IF(COM.MICROSOFT.NETWORKDAYS.INTL([.X$9];[.X$9];1;[.$A$2:.$A$4]);&quot;W&quot;;&quot;H&quot;);&quot;&quot;)">
            <text:p/>
          </table:table-cell>
          <table:table-cell table:formula="of:=IF(AND([.Y$9]&gt;=[.$B39];[.Y$9]&lt;=[.$D39];ISNUMBER([.$C39]));IF(COM.MICROSOFT.NETWORKDAYS.INTL([.Y$9];[.Y$9];1;[.$A$2:.$A$4]);&quot;W&quot;;&quot;H&quot;);&quot;&quot;)">
            <text:p/>
          </table:table-cell>
          <table:table-cell table:formula="of:=IF(AND([.Z$9]&gt;=[.$B39];[.Z$9]&lt;=[.$D39];ISNUMBER([.$C39]));IF(COM.MICROSOFT.NETWORKDAYS.INTL([.Z$9];[.Z$9];1;[.$A$2:.$A$4]);&quot;W&quot;;&quot;H&quot;);&quot;&quot;)">
            <text:p/>
          </table:table-cell>
          <table:table-cell table:formula="of:=IF(AND([.AA$9]&gt;=[.$B39];[.AA$9]&lt;=[.$D39];ISNUMBER([.$C39]));IF(COM.MICROSOFT.NETWORKDAYS.INTL([.AA$9];[.AA$9];1;[.$A$2:.$A$4]);&quot;W&quot;;&quot;H&quot;);&quot;&quot;)" office:value-type="string" office:string-value="W" calcext:value-type="string">
            <text:p>W</text:p>
          </table:table-cell>
          <table:table-cell table:formula="of:=IF(AND([.AB$9]&gt;=[.$B39];[.AB$9]&lt;=[.$D39];ISNUMBER([.$C39]));IF(COM.MICROSOFT.NETWORKDAYS.INTL([.AB$9];[.AB$9];1;[.$A$2:.$A$4]);&quot;W&quot;;&quot;H&quot;);&quot;&quot;)" office:value-type="string" office:string-value="W" calcext:value-type="string">
            <text:p>W</text:p>
          </table:table-cell>
          <table:table-cell table:formula="of:=IF(AND([.AC$9]&gt;=[.$B39];[.AC$9]&lt;=[.$D39];ISNUMBER([.$C39]));IF(COM.MICROSOFT.NETWORKDAYS.INTL([.AC$9];[.AC$9];1;[.$A$2:.$A$4]);&quot;W&quot;;&quot;H&quot;);&quot;&quot;)" office:value-type="string" office:string-value="H" calcext:value-type="string">
            <text:p>H</text:p>
          </table:table-cell>
          <table:table-cell table:formula="of:=IF(AND([.AD$9]&gt;=[.$B39];[.AD$9]&lt;=[.$D39];ISNUMBER([.$C39]));IF(COM.MICROSOFT.NETWORKDAYS.INTL([.AD$9];[.AD$9];1;[.$A$2:.$A$4]);&quot;W&quot;;&quot;H&quot;);&quot;&quot;)" office:value-type="string" office:string-value="H" calcext:value-type="string">
            <text:p>H</text:p>
          </table:table-cell>
          <table:table-cell table:formula="of:=IF(AND([.AE$9]&gt;=[.$B39];[.AE$9]&lt;=[.$D39];ISNUMBER([.$C39]));IF(COM.MICROSOFT.NETWORKDAYS.INTL([.AE$9];[.AE$9];1;[.$A$2:.$A$4]);&quot;W&quot;;&quot;H&quot;);&quot;&quot;)">
            <text:p/>
          </table:table-cell>
          <table:table-cell table:formula="of:=IF(AND([.AF$9]&gt;=[.$B39];[.AF$9]&lt;=[.$D39];ISNUMBER([.$C39]));IF(COM.MICROSOFT.NETWORKDAYS.INTL([.AF$9];[.AF$9];1;[.$A$2:.$A$4]);&quot;W&quot;;&quot;H&quot;);&quot;&quot;)">
            <text:p/>
          </table:table-cell>
          <table:table-cell table:formula="of:=IF(AND([.AG$9]&gt;=[.$B39];[.AG$9]&lt;=[.$D39];ISNUMBER([.$C39]));IF(COM.MICROSOFT.NETWORKDAYS.INTL([.AG$9];[.AG$9];1;[.$A$2:.$A$4]);&quot;W&quot;;&quot;H&quot;);&quot;&quot;)">
            <text:p/>
          </table:table-cell>
          <table:table-cell table:formula="of:=IF(AND([.AH$9]&gt;=[.$B39];[.AH$9]&lt;=[.$D39];ISNUMBER([.$C39]));IF(COM.MICROSOFT.NETWORKDAYS.INTL([.AH$9];[.AH$9];1;[.$A$2:.$A$4]);&quot;W&quot;;&quot;H&quot;);&quot;&quot;)">
            <text:p/>
          </table:table-cell>
          <table:table-cell table:formula="of:=IF(AND([.AI$9]&gt;=[.$B39];[.AI$9]&lt;=[.$D39];ISNUMBER([.$C39]));IF(COM.MICROSOFT.NETWORKDAYS.INTL([.AI$9];[.AI$9];1;[.$A$2:.$A$4]);&quot;W&quot;;&quot;H&quot;);&quot;&quot;)">
            <text:p/>
          </table:table-cell>
          <table:table-cell table:formula="of:=IF(AND([.AJ$9]&gt;=[.$B39];[.AJ$9]&lt;=[.$D39];ISNUMBER([.$C39]));IF(COM.MICROSOFT.NETWORKDAYS.INTL([.AJ$9];[.AJ$9];1;[.$A$2:.$A$4]);&quot;W&quot;;&quot;H&quot;);&quot;&quot;)">
            <text:p/>
          </table:table-cell>
          <table:table-cell table:formula="of:=IF(AND([.AK$9]&gt;=[.$B39];[.AK$9]&lt;=[.$D39];ISNUMBER([.$C39]));IF(COM.MICROSOFT.NETWORKDAYS.INTL([.AK$9];[.AK$9];1;[.$A$2:.$A$4]);&quot;W&quot;;&quot;H&quot;);&quot;&quot;)">
            <text:p/>
          </table:table-cell>
          <table:table-cell table:formula="of:=IF(AND([.AL$9]&gt;=[.$B39];[.AL$9]&lt;=[.$D39];ISNUMBER([.$C39]));IF(COM.MICROSOFT.NETWORKDAYS.INTL([.AL$9];[.AL$9];1;[.$A$2:.$A$4]);&quot;W&quot;;&quot;H&quot;);&quot;&quot;)">
            <text:p/>
          </table:table-cell>
          <table:table-cell table:formula="of:=IF(AND([.AM$9]&gt;=[.$B39];[.AM$9]&lt;=[.$D39];ISNUMBER([.$C39]));IF(COM.MICROSOFT.NETWORKDAYS.INTL([.AM$9];[.AM$9];1;[.$A$2:.$A$4]);&quot;W&quot;;&quot;H&quot;);&quot;&quot;)">
            <text:p/>
          </table:table-cell>
          <table:table-cell table:formula="of:=IF(AND([.AN$9]&gt;=[.$B39];[.AN$9]&lt;=[.$D39];ISNUMBER([.$C39]));IF(COM.MICROSOFT.NETWORKDAYS.INTL([.AN$9];[.AN$9];1;[.$A$2:.$A$4]);&quot;W&quot;;&quot;H&quot;);&quot;&quot;)">
            <text:p/>
          </table:table-cell>
          <table:table-cell table:formula="of:=IF(AND([.AO$9]&gt;=[.$B39];[.AO$9]&lt;=[.$D39];ISNUMBER([.$C39]));IF(COM.MICROSOFT.NETWORKDAYS.INTL([.AO$9];[.AO$9];1;[.$A$2:.$A$4]);&quot;W&quot;;&quot;H&quot;);&quot;&quot;)">
            <text:p/>
          </table:table-cell>
          <table:table-cell table:formula="of:=IF(AND([.AP$9]&gt;=[.$B39];[.AP$9]&lt;=[.$D39];ISNUMBER([.$C39]));IF(COM.MICROSOFT.NETWORKDAYS.INTL([.AP$9];[.AP$9];1;[.$A$2:.$A$4]);&quot;W&quot;;&quot;H&quot;);&quot;&quot;)">
            <text:p/>
          </table:table-cell>
          <table:table-cell table:formula="of:=IF(AND([.AQ$9]&gt;=[.$B39];[.AQ$9]&lt;=[.$D39];ISNUMBER([.$C39]));IF(COM.MICROSOFT.NETWORKDAYS.INTL([.AQ$9];[.AQ$9];1;[.$A$2:.$A$4]);&quot;W&quot;;&quot;H&quot;);&quot;&quot;)">
            <text:p/>
          </table:table-cell>
          <table:table-cell table:formula="of:=IF(AND([.AR$9]&gt;=[.$B39];[.AR$9]&lt;=[.$D39];ISNUMBER([.$C39]));IF(COM.MICROSOFT.NETWORKDAYS.INTL([.AR$9];[.AR$9];1;[.$A$2:.$A$4]);&quot;W&quot;;&quot;H&quot;);&quot;&quot;)">
            <text:p/>
          </table:table-cell>
          <table:table-cell table:formula="of:=IF(AND([.AS$9]&gt;=[.$B39];[.AS$9]&lt;=[.$D39];ISNUMBER([.$C39]));IF(COM.MICROSOFT.NETWORKDAYS.INTL([.AS$9];[.AS$9];1;[.$A$2:.$A$4]);&quot;W&quot;;&quot;H&quot;);&quot;&quot;)">
            <text:p/>
          </table:table-cell>
          <table:table-cell table:formula="of:=IF(AND([.AT$9]&gt;=[.$B39];[.AT$9]&lt;=[.$D39];ISNUMBER([.$C39]));IF(COM.MICROSOFT.NETWORKDAYS.INTL([.AT$9];[.AT$9];1;[.$A$2:.$A$4]);&quot;W&quot;;&quot;H&quot;);&quot;&quot;)">
            <text:p/>
          </table:table-cell>
          <table:table-cell table:formula="of:=IF(AND([.AU$9]&gt;=[.$B39];[.AU$9]&lt;=[.$D39];ISNUMBER([.$C39]));IF(COM.MICROSOFT.NETWORKDAYS.INTL([.AU$9];[.AU$9];1;[.$A$2:.$A$4]);&quot;W&quot;;&quot;H&quot;);&quot;&quot;)">
            <text:p/>
          </table:table-cell>
          <table:table-cell table:formula="of:=IF(AND([.AV$9]&gt;=[.$B39];[.AV$9]&lt;=[.$D39];ISNUMBER([.$C39]));IF(COM.MICROSOFT.NETWORKDAYS.INTL([.AV$9];[.AV$9];1;[.$A$2:.$A$4]);&quot;W&quot;;&quot;H&quot;);&quot;&quot;)">
            <text:p/>
          </table:table-cell>
          <table:table-cell table:formula="of:=IF(AND([.AW$9]&gt;=[.$B39];[.AW$9]&lt;=[.$D39];ISNUMBER([.$C39]));IF(COM.MICROSOFT.NETWORKDAYS.INTL([.AW$9];[.AW$9];1;[.$A$2:.$A$4]);&quot;W&quot;;&quot;H&quot;);&quot;&quot;)">
            <text:p/>
          </table:table-cell>
          <table:table-cell table:formula="of:=IF(AND([.AX$9]&gt;=[.$B39];[.AX$9]&lt;=[.$D39];ISNUMBER([.$C39]));IF(COM.MICROSOFT.NETWORKDAYS.INTL([.AX$9];[.AX$9];1;[.$A$2:.$A$4]);&quot;W&quot;;&quot;H&quot;);&quot;&quot;)">
            <text:p/>
          </table:table-cell>
          <table:table-cell table:formula="of:=IF(AND([.AY$9]&gt;=[.$B39];[.AY$9]&lt;=[.$D39];ISNUMBER([.$C39]));IF(COM.MICROSOFT.NETWORKDAYS.INTL([.AY$9];[.AY$9];1;[.$A$2:.$A$4]);&quot;W&quot;;&quot;H&quot;);&quot;&quot;)">
            <text:p/>
          </table:table-cell>
          <table:table-cell table:formula="of:=IF(AND([.AZ$9]&gt;=[.$B39];[.AZ$9]&lt;=[.$D39];ISNUMBER([.$C39]));IF(COM.MICROSOFT.NETWORKDAYS.INTL([.AZ$9];[.AZ$9];1;[.$A$2:.$A$4]);&quot;W&quot;;&quot;H&quot;);&quot;&quot;)">
            <text:p/>
          </table:table-cell>
          <table:table-cell table:formula="of:=IF(AND([.BA$9]&gt;=[.$B39];[.BA$9]&lt;=[.$D39];ISNUMBER([.$C39]));IF(COM.MICROSOFT.NETWORKDAYS.INTL([.BA$9];[.BA$9];1;[.$A$2:.$A$4]);&quot;W&quot;;&quot;H&quot;);&quot;&quot;)">
            <text:p/>
          </table:table-cell>
          <table:table-cell table:formula="of:=IF(AND([.BB$9]&gt;=[.$B39];[.BB$9]&lt;=[.$D39];ISNUMBER([.$C39]));IF(COM.MICROSOFT.NETWORKDAYS.INTL([.BB$9];[.BB$9];1;[.$A$2:.$A$4]);&quot;W&quot;;&quot;H&quot;);&quot;&quot;)">
            <text:p/>
          </table:table-cell>
          <table:table-cell table:formula="of:=IF(AND([.BC$9]&gt;=[.$B39];[.BC$9]&lt;=[.$D39];ISNUMBER([.$C39]));IF(COM.MICROSOFT.NETWORKDAYS.INTL([.BC$9];[.BC$9];1;[.$A$2:.$A$4]);&quot;W&quot;;&quot;H&quot;);&quot;&quot;)">
            <text:p/>
          </table:table-cell>
          <table:table-cell table:formula="of:=IF(AND([.BD$9]&gt;=[.$B39];[.BD$9]&lt;=[.$D39];ISNUMBER([.$C39]));IF(COM.MICROSOFT.NETWORKDAYS.INTL([.BD$9];[.BD$9];1;[.$A$2:.$A$4]);&quot;W&quot;;&quot;H&quot;);&quot;&quot;)">
            <text:p/>
          </table:table-cell>
          <table:table-cell table:formula="of:=IF(AND([.BE$9]&gt;=[.$B39];[.BE$9]&lt;=[.$D39];ISNUMBER([.$C39]));IF(COM.MICROSOFT.NETWORKDAYS.INTL([.BE$9];[.BE$9];1;[.$A$2:.$A$4]);&quot;W&quot;;&quot;H&quot;);&quot;&quot;)">
            <text:p/>
          </table:table-cell>
          <table:table-cell table:formula="of:=IF(AND([.BF$9]&gt;=[.$B39];[.BF$9]&lt;=[.$D39];ISNUMBER([.$C39]));IF(COM.MICROSOFT.NETWORKDAYS.INTL([.BF$9];[.BF$9];1;[.$A$2:.$A$4]);&quot;W&quot;;&quot;H&quot;);&quot;&quot;)">
            <text:p/>
          </table:table-cell>
          <table:table-cell table:formula="of:=IF(AND([.BG$9]&gt;=[.$B39];[.BG$9]&lt;=[.$D39];ISNUMBER([.$C39]));IF(COM.MICROSOFT.NETWORKDAYS.INTL([.BG$9];[.BG$9];1;[.$A$2:.$A$4]);&quot;W&quot;;&quot;H&quot;);&quot;&quot;)">
            <text:p/>
          </table:table-cell>
          <table:table-cell table:formula="of:=IF(AND([.BH$9]&gt;=[.$B39];[.BH$9]&lt;=[.$D39];ISNUMBER([.$C39]));IF(COM.MICROSOFT.NETWORKDAYS.INTL([.BH$9];[.BH$9];1;[.$A$2:.$A$4]);&quot;W&quot;;&quot;H&quot;);&quot;&quot;)">
            <text:p/>
          </table:table-cell>
          <table:table-cell table:formula="of:=IF(AND([.BI$9]&gt;=[.$B39];[.BI$9]&lt;=[.$D39];ISNUMBER([.$C39]));IF(COM.MICROSOFT.NETWORKDAYS.INTL([.BI$9];[.BI$9];1;[.$A$2:.$A$4]);&quot;W&quot;;&quot;H&quot;);&quot;&quot;)">
            <text:p/>
          </table:table-cell>
          <table:table-cell table:formula="of:=IF(AND([.BJ$9]&gt;=[.$B39];[.BJ$9]&lt;=[.$D39];ISNUMBER([.$C39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AL04</text:p>
          </table:table-cell>
          <table:table-cell office:value-type="date" office:date-value="2020-05-28" calcext:value-type="date">
            <text:p>28/05/20</text:p>
          </table:table-cell>
          <table:table-cell office:value-type="float" office:value="2" calcext:value-type="float">
            <text:p>2</text:p>
          </table:table-cell>
          <table:table-cell table:formula="of:=IF(ISNUMBER([.C40]); COM.MICROSOFT.WORKDAY.INTL([.B40]; [.C40]; 1; [.A$2:.A$4] ) - 1; &quot;&quot;)" office:value-type="date" office:date-value="2020-05-31" calcext:value-type="date">
            <text:p>31/05/20</text:p>
          </table:table-cell>
          <table:table-cell table:formula="of:=IF(AND([.E$9]&gt;=[.$B40];[.E$9]&lt;=[.$D40];ISNUMBER([.$C40]));IF(COM.MICROSOFT.NETWORKDAYS.INTL([.E$9];[.E$9];1;[.$A$2:.$A$4]);&quot;W&quot;;&quot;H&quot;);&quot;&quot;)">
            <text:p/>
          </table:table-cell>
          <table:table-cell table:formula="of:=IF(AND([.F$9]&gt;=[.$B40];[.F$9]&lt;=[.$D40];ISNUMBER([.$C40]));IF(COM.MICROSOFT.NETWORKDAYS.INTL([.F$9];[.F$9];1;[.$A$2:.$A$4]);&quot;W&quot;;&quot;H&quot;);&quot;&quot;)">
            <text:p/>
          </table:table-cell>
          <table:table-cell table:formula="of:=IF(AND([.G$9]&gt;=[.$B40];[.G$9]&lt;=[.$D40];ISNUMBER([.$C40]));IF(COM.MICROSOFT.NETWORKDAYS.INTL([.G$9];[.G$9];1;[.$A$2:.$A$4]);&quot;W&quot;;&quot;H&quot;);&quot;&quot;)">
            <text:p/>
          </table:table-cell>
          <table:table-cell table:formula="of:=IF(AND([.H$9]&gt;=[.$B40];[.H$9]&lt;=[.$D40];ISNUMBER([.$C40]));IF(COM.MICROSOFT.NETWORKDAYS.INTL([.H$9];[.H$9];1;[.$A$2:.$A$4]);&quot;W&quot;;&quot;H&quot;);&quot;&quot;)">
            <text:p/>
          </table:table-cell>
          <table:table-cell table:formula="of:=IF(AND([.I$9]&gt;=[.$B40];[.I$9]&lt;=[.$D40];ISNUMBER([.$C40]));IF(COM.MICROSOFT.NETWORKDAYS.INTL([.I$9];[.I$9];1;[.$A$2:.$A$4]);&quot;W&quot;;&quot;H&quot;);&quot;&quot;)">
            <text:p/>
          </table:table-cell>
          <table:table-cell table:formula="of:=IF(AND([.J$9]&gt;=[.$B40];[.J$9]&lt;=[.$D40];ISNUMBER([.$C40]));IF(COM.MICROSOFT.NETWORKDAYS.INTL([.J$9];[.J$9];1;[.$A$2:.$A$4]);&quot;W&quot;;&quot;H&quot;);&quot;&quot;)">
            <text:p/>
          </table:table-cell>
          <table:table-cell table:formula="of:=IF(AND([.K$9]&gt;=[.$B40];[.K$9]&lt;=[.$D40];ISNUMBER([.$C40]));IF(COM.MICROSOFT.NETWORKDAYS.INTL([.K$9];[.K$9];1;[.$A$2:.$A$4]);&quot;W&quot;;&quot;H&quot;);&quot;&quot;)">
            <text:p/>
          </table:table-cell>
          <table:table-cell table:formula="of:=IF(AND([.L$9]&gt;=[.$B40];[.L$9]&lt;=[.$D40];ISNUMBER([.$C40]));IF(COM.MICROSOFT.NETWORKDAYS.INTL([.L$9];[.L$9];1;[.$A$2:.$A$4]);&quot;W&quot;;&quot;H&quot;);&quot;&quot;)">
            <text:p/>
          </table:table-cell>
          <table:table-cell table:formula="of:=IF(AND([.M$9]&gt;=[.$B40];[.M$9]&lt;=[.$D40];ISNUMBER([.$C40]));IF(COM.MICROSOFT.NETWORKDAYS.INTL([.M$9];[.M$9];1;[.$A$2:.$A$4]);&quot;W&quot;;&quot;H&quot;);&quot;&quot;)">
            <text:p/>
          </table:table-cell>
          <table:table-cell table:formula="of:=IF(AND([.N$9]&gt;=[.$B40];[.N$9]&lt;=[.$D40];ISNUMBER([.$C40]));IF(COM.MICROSOFT.NETWORKDAYS.INTL([.N$9];[.N$9];1;[.$A$2:.$A$4]);&quot;W&quot;;&quot;H&quot;);&quot;&quot;)">
            <text:p/>
          </table:table-cell>
          <table:table-cell table:formula="of:=IF(AND([.O$9]&gt;=[.$B40];[.O$9]&lt;=[.$D40];ISNUMBER([.$C40]));IF(COM.MICROSOFT.NETWORKDAYS.INTL([.O$9];[.O$9];1;[.$A$2:.$A$4]);&quot;W&quot;;&quot;H&quot;);&quot;&quot;)">
            <text:p/>
          </table:table-cell>
          <table:table-cell table:formula="of:=IF(AND([.P$9]&gt;=[.$B40];[.P$9]&lt;=[.$D40];ISNUMBER([.$C40]));IF(COM.MICROSOFT.NETWORKDAYS.INTL([.P$9];[.P$9];1;[.$A$2:.$A$4]);&quot;W&quot;;&quot;H&quot;);&quot;&quot;)">
            <text:p/>
          </table:table-cell>
          <table:table-cell table:formula="of:=IF(AND([.Q$9]&gt;=[.$B40];[.Q$9]&lt;=[.$D40];ISNUMBER([.$C40]));IF(COM.MICROSOFT.NETWORKDAYS.INTL([.Q$9];[.Q$9];1;[.$A$2:.$A$4]);&quot;W&quot;;&quot;H&quot;);&quot;&quot;)">
            <text:p/>
          </table:table-cell>
          <table:table-cell table:formula="of:=IF(AND([.R$9]&gt;=[.$B40];[.R$9]&lt;=[.$D40];ISNUMBER([.$C40]));IF(COM.MICROSOFT.NETWORKDAYS.INTL([.R$9];[.R$9];1;[.$A$2:.$A$4]);&quot;W&quot;;&quot;H&quot;);&quot;&quot;)">
            <text:p/>
          </table:table-cell>
          <table:table-cell table:formula="of:=IF(AND([.S$9]&gt;=[.$B40];[.S$9]&lt;=[.$D40];ISNUMBER([.$C40]));IF(COM.MICROSOFT.NETWORKDAYS.INTL([.S$9];[.S$9];1;[.$A$2:.$A$4]);&quot;W&quot;;&quot;H&quot;);&quot;&quot;)">
            <text:p/>
          </table:table-cell>
          <table:table-cell table:formula="of:=IF(AND([.T$9]&gt;=[.$B40];[.T$9]&lt;=[.$D40];ISNUMBER([.$C40]));IF(COM.MICROSOFT.NETWORKDAYS.INTL([.T$9];[.T$9];1;[.$A$2:.$A$4]);&quot;W&quot;;&quot;H&quot;);&quot;&quot;)">
            <text:p/>
          </table:table-cell>
          <table:table-cell table:formula="of:=IF(AND([.U$9]&gt;=[.$B40];[.U$9]&lt;=[.$D40];ISNUMBER([.$C40]));IF(COM.MICROSOFT.NETWORKDAYS.INTL([.U$9];[.U$9];1;[.$A$2:.$A$4]);&quot;W&quot;;&quot;H&quot;);&quot;&quot;)">
            <text:p/>
          </table:table-cell>
          <table:table-cell table:formula="of:=IF(AND([.V$9]&gt;=[.$B40];[.V$9]&lt;=[.$D40];ISNUMBER([.$C40]));IF(COM.MICROSOFT.NETWORKDAYS.INTL([.V$9];[.V$9];1;[.$A$2:.$A$4]);&quot;W&quot;;&quot;H&quot;);&quot;&quot;)">
            <text:p/>
          </table:table-cell>
          <table:table-cell table:formula="of:=IF(AND([.W$9]&gt;=[.$B40];[.W$9]&lt;=[.$D40];ISNUMBER([.$C40]));IF(COM.MICROSOFT.NETWORKDAYS.INTL([.W$9];[.W$9];1;[.$A$2:.$A$4]);&quot;W&quot;;&quot;H&quot;);&quot;&quot;)">
            <text:p/>
          </table:table-cell>
          <table:table-cell table:formula="of:=IF(AND([.X$9]&gt;=[.$B40];[.X$9]&lt;=[.$D40];ISNUMBER([.$C40]));IF(COM.MICROSOFT.NETWORKDAYS.INTL([.X$9];[.X$9];1;[.$A$2:.$A$4]);&quot;W&quot;;&quot;H&quot;);&quot;&quot;)">
            <text:p/>
          </table:table-cell>
          <table:table-cell table:formula="of:=IF(AND([.Y$9]&gt;=[.$B40];[.Y$9]&lt;=[.$D40];ISNUMBER([.$C40]));IF(COM.MICROSOFT.NETWORKDAYS.INTL([.Y$9];[.Y$9];1;[.$A$2:.$A$4]);&quot;W&quot;;&quot;H&quot;);&quot;&quot;)">
            <text:p/>
          </table:table-cell>
          <table:table-cell table:formula="of:=IF(AND([.Z$9]&gt;=[.$B40];[.Z$9]&lt;=[.$D40];ISNUMBER([.$C40]));IF(COM.MICROSOFT.NETWORKDAYS.INTL([.Z$9];[.Z$9];1;[.$A$2:.$A$4]);&quot;W&quot;;&quot;H&quot;);&quot;&quot;)">
            <text:p/>
          </table:table-cell>
          <table:table-cell table:formula="of:=IF(AND([.AA$9]&gt;=[.$B40];[.AA$9]&lt;=[.$D40];ISNUMBER([.$C40]));IF(COM.MICROSOFT.NETWORKDAYS.INTL([.AA$9];[.AA$9];1;[.$A$2:.$A$4]);&quot;W&quot;;&quot;H&quot;);&quot;&quot;)" office:value-type="string" office:string-value="W" calcext:value-type="string">
            <text:p>W</text:p>
          </table:table-cell>
          <table:table-cell table:formula="of:=IF(AND([.AB$9]&gt;=[.$B40];[.AB$9]&lt;=[.$D40];ISNUMBER([.$C40]));IF(COM.MICROSOFT.NETWORKDAYS.INTL([.AB$9];[.AB$9];1;[.$A$2:.$A$4]);&quot;W&quot;;&quot;H&quot;);&quot;&quot;)" office:value-type="string" office:string-value="W" calcext:value-type="string">
            <text:p>W</text:p>
          </table:table-cell>
          <table:table-cell table:formula="of:=IF(AND([.AC$9]&gt;=[.$B40];[.AC$9]&lt;=[.$D40];ISNUMBER([.$C40]));IF(COM.MICROSOFT.NETWORKDAYS.INTL([.AC$9];[.AC$9];1;[.$A$2:.$A$4]);&quot;W&quot;;&quot;H&quot;);&quot;&quot;)" office:value-type="string" office:string-value="H" calcext:value-type="string">
            <text:p>H</text:p>
          </table:table-cell>
          <table:table-cell table:formula="of:=IF(AND([.AD$9]&gt;=[.$B40];[.AD$9]&lt;=[.$D40];ISNUMBER([.$C40]));IF(COM.MICROSOFT.NETWORKDAYS.INTL([.AD$9];[.AD$9];1;[.$A$2:.$A$4]);&quot;W&quot;;&quot;H&quot;);&quot;&quot;)" office:value-type="string" office:string-value="H" calcext:value-type="string">
            <text:p>H</text:p>
          </table:table-cell>
          <table:table-cell table:formula="of:=IF(AND([.AE$9]&gt;=[.$B40];[.AE$9]&lt;=[.$D40];ISNUMBER([.$C40]));IF(COM.MICROSOFT.NETWORKDAYS.INTL([.AE$9];[.AE$9];1;[.$A$2:.$A$4]);&quot;W&quot;;&quot;H&quot;);&quot;&quot;)">
            <text:p/>
          </table:table-cell>
          <table:table-cell table:formula="of:=IF(AND([.AF$9]&gt;=[.$B40];[.AF$9]&lt;=[.$D40];ISNUMBER([.$C40]));IF(COM.MICROSOFT.NETWORKDAYS.INTL([.AF$9];[.AF$9];1;[.$A$2:.$A$4]);&quot;W&quot;;&quot;H&quot;);&quot;&quot;)">
            <text:p/>
          </table:table-cell>
          <table:table-cell table:formula="of:=IF(AND([.AG$9]&gt;=[.$B40];[.AG$9]&lt;=[.$D40];ISNUMBER([.$C40]));IF(COM.MICROSOFT.NETWORKDAYS.INTL([.AG$9];[.AG$9];1;[.$A$2:.$A$4]);&quot;W&quot;;&quot;H&quot;);&quot;&quot;)">
            <text:p/>
          </table:table-cell>
          <table:table-cell table:formula="of:=IF(AND([.AH$9]&gt;=[.$B40];[.AH$9]&lt;=[.$D40];ISNUMBER([.$C40]));IF(COM.MICROSOFT.NETWORKDAYS.INTL([.AH$9];[.AH$9];1;[.$A$2:.$A$4]);&quot;W&quot;;&quot;H&quot;);&quot;&quot;)">
            <text:p/>
          </table:table-cell>
          <table:table-cell table:formula="of:=IF(AND([.AI$9]&gt;=[.$B40];[.AI$9]&lt;=[.$D40];ISNUMBER([.$C40]));IF(COM.MICROSOFT.NETWORKDAYS.INTL([.AI$9];[.AI$9];1;[.$A$2:.$A$4]);&quot;W&quot;;&quot;H&quot;);&quot;&quot;)">
            <text:p/>
          </table:table-cell>
          <table:table-cell table:formula="of:=IF(AND([.AJ$9]&gt;=[.$B40];[.AJ$9]&lt;=[.$D40];ISNUMBER([.$C40]));IF(COM.MICROSOFT.NETWORKDAYS.INTL([.AJ$9];[.AJ$9];1;[.$A$2:.$A$4]);&quot;W&quot;;&quot;H&quot;);&quot;&quot;)">
            <text:p/>
          </table:table-cell>
          <table:table-cell table:formula="of:=IF(AND([.AK$9]&gt;=[.$B40];[.AK$9]&lt;=[.$D40];ISNUMBER([.$C40]));IF(COM.MICROSOFT.NETWORKDAYS.INTL([.AK$9];[.AK$9];1;[.$A$2:.$A$4]);&quot;W&quot;;&quot;H&quot;);&quot;&quot;)">
            <text:p/>
          </table:table-cell>
          <table:table-cell table:formula="of:=IF(AND([.AL$9]&gt;=[.$B40];[.AL$9]&lt;=[.$D40];ISNUMBER([.$C40]));IF(COM.MICROSOFT.NETWORKDAYS.INTL([.AL$9];[.AL$9];1;[.$A$2:.$A$4]);&quot;W&quot;;&quot;H&quot;);&quot;&quot;)">
            <text:p/>
          </table:table-cell>
          <table:table-cell table:formula="of:=IF(AND([.AM$9]&gt;=[.$B40];[.AM$9]&lt;=[.$D40];ISNUMBER([.$C40]));IF(COM.MICROSOFT.NETWORKDAYS.INTL([.AM$9];[.AM$9];1;[.$A$2:.$A$4]);&quot;W&quot;;&quot;H&quot;);&quot;&quot;)">
            <text:p/>
          </table:table-cell>
          <table:table-cell table:formula="of:=IF(AND([.AN$9]&gt;=[.$B40];[.AN$9]&lt;=[.$D40];ISNUMBER([.$C40]));IF(COM.MICROSOFT.NETWORKDAYS.INTL([.AN$9];[.AN$9];1;[.$A$2:.$A$4]);&quot;W&quot;;&quot;H&quot;);&quot;&quot;)">
            <text:p/>
          </table:table-cell>
          <table:table-cell table:formula="of:=IF(AND([.AO$9]&gt;=[.$B40];[.AO$9]&lt;=[.$D40];ISNUMBER([.$C40]));IF(COM.MICROSOFT.NETWORKDAYS.INTL([.AO$9];[.AO$9];1;[.$A$2:.$A$4]);&quot;W&quot;;&quot;H&quot;);&quot;&quot;)">
            <text:p/>
          </table:table-cell>
          <table:table-cell table:formula="of:=IF(AND([.AP$9]&gt;=[.$B40];[.AP$9]&lt;=[.$D40];ISNUMBER([.$C40]));IF(COM.MICROSOFT.NETWORKDAYS.INTL([.AP$9];[.AP$9];1;[.$A$2:.$A$4]);&quot;W&quot;;&quot;H&quot;);&quot;&quot;)">
            <text:p/>
          </table:table-cell>
          <table:table-cell table:formula="of:=IF(AND([.AQ$9]&gt;=[.$B40];[.AQ$9]&lt;=[.$D40];ISNUMBER([.$C40]));IF(COM.MICROSOFT.NETWORKDAYS.INTL([.AQ$9];[.AQ$9];1;[.$A$2:.$A$4]);&quot;W&quot;;&quot;H&quot;);&quot;&quot;)">
            <text:p/>
          </table:table-cell>
          <table:table-cell table:formula="of:=IF(AND([.AR$9]&gt;=[.$B40];[.AR$9]&lt;=[.$D40];ISNUMBER([.$C40]));IF(COM.MICROSOFT.NETWORKDAYS.INTL([.AR$9];[.AR$9];1;[.$A$2:.$A$4]);&quot;W&quot;;&quot;H&quot;);&quot;&quot;)">
            <text:p/>
          </table:table-cell>
          <table:table-cell table:formula="of:=IF(AND([.AS$9]&gt;=[.$B40];[.AS$9]&lt;=[.$D40];ISNUMBER([.$C40]));IF(COM.MICROSOFT.NETWORKDAYS.INTL([.AS$9];[.AS$9];1;[.$A$2:.$A$4]);&quot;W&quot;;&quot;H&quot;);&quot;&quot;)">
            <text:p/>
          </table:table-cell>
          <table:table-cell table:formula="of:=IF(AND([.AT$9]&gt;=[.$B40];[.AT$9]&lt;=[.$D40];ISNUMBER([.$C40]));IF(COM.MICROSOFT.NETWORKDAYS.INTL([.AT$9];[.AT$9];1;[.$A$2:.$A$4]);&quot;W&quot;;&quot;H&quot;);&quot;&quot;)">
            <text:p/>
          </table:table-cell>
          <table:table-cell table:formula="of:=IF(AND([.AU$9]&gt;=[.$B40];[.AU$9]&lt;=[.$D40];ISNUMBER([.$C40]));IF(COM.MICROSOFT.NETWORKDAYS.INTL([.AU$9];[.AU$9];1;[.$A$2:.$A$4]);&quot;W&quot;;&quot;H&quot;);&quot;&quot;)">
            <text:p/>
          </table:table-cell>
          <table:table-cell table:formula="of:=IF(AND([.AV$9]&gt;=[.$B40];[.AV$9]&lt;=[.$D40];ISNUMBER([.$C40]));IF(COM.MICROSOFT.NETWORKDAYS.INTL([.AV$9];[.AV$9];1;[.$A$2:.$A$4]);&quot;W&quot;;&quot;H&quot;);&quot;&quot;)">
            <text:p/>
          </table:table-cell>
          <table:table-cell table:formula="of:=IF(AND([.AW$9]&gt;=[.$B40];[.AW$9]&lt;=[.$D40];ISNUMBER([.$C40]));IF(COM.MICROSOFT.NETWORKDAYS.INTL([.AW$9];[.AW$9];1;[.$A$2:.$A$4]);&quot;W&quot;;&quot;H&quot;);&quot;&quot;)">
            <text:p/>
          </table:table-cell>
          <table:table-cell table:formula="of:=IF(AND([.AX$9]&gt;=[.$B40];[.AX$9]&lt;=[.$D40];ISNUMBER([.$C40]));IF(COM.MICROSOFT.NETWORKDAYS.INTL([.AX$9];[.AX$9];1;[.$A$2:.$A$4]);&quot;W&quot;;&quot;H&quot;);&quot;&quot;)">
            <text:p/>
          </table:table-cell>
          <table:table-cell table:formula="of:=IF(AND([.AY$9]&gt;=[.$B40];[.AY$9]&lt;=[.$D40];ISNUMBER([.$C40]));IF(COM.MICROSOFT.NETWORKDAYS.INTL([.AY$9];[.AY$9];1;[.$A$2:.$A$4]);&quot;W&quot;;&quot;H&quot;);&quot;&quot;)">
            <text:p/>
          </table:table-cell>
          <table:table-cell table:formula="of:=IF(AND([.AZ$9]&gt;=[.$B40];[.AZ$9]&lt;=[.$D40];ISNUMBER([.$C40]));IF(COM.MICROSOFT.NETWORKDAYS.INTL([.AZ$9];[.AZ$9];1;[.$A$2:.$A$4]);&quot;W&quot;;&quot;H&quot;);&quot;&quot;)">
            <text:p/>
          </table:table-cell>
          <table:table-cell table:formula="of:=IF(AND([.BA$9]&gt;=[.$B40];[.BA$9]&lt;=[.$D40];ISNUMBER([.$C40]));IF(COM.MICROSOFT.NETWORKDAYS.INTL([.BA$9];[.BA$9];1;[.$A$2:.$A$4]);&quot;W&quot;;&quot;H&quot;);&quot;&quot;)">
            <text:p/>
          </table:table-cell>
          <table:table-cell table:formula="of:=IF(AND([.BB$9]&gt;=[.$B40];[.BB$9]&lt;=[.$D40];ISNUMBER([.$C40]));IF(COM.MICROSOFT.NETWORKDAYS.INTL([.BB$9];[.BB$9];1;[.$A$2:.$A$4]);&quot;W&quot;;&quot;H&quot;);&quot;&quot;)">
            <text:p/>
          </table:table-cell>
          <table:table-cell table:formula="of:=IF(AND([.BC$9]&gt;=[.$B40];[.BC$9]&lt;=[.$D40];ISNUMBER([.$C40]));IF(COM.MICROSOFT.NETWORKDAYS.INTL([.BC$9];[.BC$9];1;[.$A$2:.$A$4]);&quot;W&quot;;&quot;H&quot;);&quot;&quot;)">
            <text:p/>
          </table:table-cell>
          <table:table-cell table:formula="of:=IF(AND([.BD$9]&gt;=[.$B40];[.BD$9]&lt;=[.$D40];ISNUMBER([.$C40]));IF(COM.MICROSOFT.NETWORKDAYS.INTL([.BD$9];[.BD$9];1;[.$A$2:.$A$4]);&quot;W&quot;;&quot;H&quot;);&quot;&quot;)">
            <text:p/>
          </table:table-cell>
          <table:table-cell table:formula="of:=IF(AND([.BE$9]&gt;=[.$B40];[.BE$9]&lt;=[.$D40];ISNUMBER([.$C40]));IF(COM.MICROSOFT.NETWORKDAYS.INTL([.BE$9];[.BE$9];1;[.$A$2:.$A$4]);&quot;W&quot;;&quot;H&quot;);&quot;&quot;)">
            <text:p/>
          </table:table-cell>
          <table:table-cell table:formula="of:=IF(AND([.BF$9]&gt;=[.$B40];[.BF$9]&lt;=[.$D40];ISNUMBER([.$C40]));IF(COM.MICROSOFT.NETWORKDAYS.INTL([.BF$9];[.BF$9];1;[.$A$2:.$A$4]);&quot;W&quot;;&quot;H&quot;);&quot;&quot;)">
            <text:p/>
          </table:table-cell>
          <table:table-cell table:formula="of:=IF(AND([.BG$9]&gt;=[.$B40];[.BG$9]&lt;=[.$D40];ISNUMBER([.$C40]));IF(COM.MICROSOFT.NETWORKDAYS.INTL([.BG$9];[.BG$9];1;[.$A$2:.$A$4]);&quot;W&quot;;&quot;H&quot;);&quot;&quot;)">
            <text:p/>
          </table:table-cell>
          <table:table-cell table:formula="of:=IF(AND([.BH$9]&gt;=[.$B40];[.BH$9]&lt;=[.$D40];ISNUMBER([.$C40]));IF(COM.MICROSOFT.NETWORKDAYS.INTL([.BH$9];[.BH$9];1;[.$A$2:.$A$4]);&quot;W&quot;;&quot;H&quot;);&quot;&quot;)">
            <text:p/>
          </table:table-cell>
          <table:table-cell table:formula="of:=IF(AND([.BI$9]&gt;=[.$B40];[.BI$9]&lt;=[.$D40];ISNUMBER([.$C40]));IF(COM.MICROSOFT.NETWORKDAYS.INTL([.BI$9];[.BI$9];1;[.$A$2:.$A$4]);&quot;W&quot;;&quot;H&quot;);&quot;&quot;)">
            <text:p/>
          </table:table-cell>
          <table:table-cell table:formula="of:=IF(AND([.BJ$9]&gt;=[.$B40];[.BJ$9]&lt;=[.$D40];ISNUMBER([.$C40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AL05</text:p>
          </table:table-cell>
          <table:table-cell office:value-type="date" office:date-value="2020-05-28" calcext:value-type="date">
            <text:p>28/05/20</text:p>
          </table:table-cell>
          <table:table-cell office:value-type="float" office:value="2" calcext:value-type="float">
            <text:p>2</text:p>
          </table:table-cell>
          <table:table-cell table:formula="of:=IF(ISNUMBER([.C41]); COM.MICROSOFT.WORKDAY.INTL([.B41]; [.C41]; 1; [.A$2:.A$4] ) - 1; &quot;&quot;)" office:value-type="date" office:date-value="2020-05-31" calcext:value-type="date">
            <text:p>31/05/20</text:p>
          </table:table-cell>
          <table:table-cell table:formula="of:=IF(AND([.E$9]&gt;=[.$B41];[.E$9]&lt;=[.$D41];ISNUMBER([.$C41]));IF(COM.MICROSOFT.NETWORKDAYS.INTL([.E$9];[.E$9];1;[.$A$2:.$A$4]);&quot;W&quot;;&quot;H&quot;);&quot;&quot;)">
            <text:p/>
          </table:table-cell>
          <table:table-cell table:formula="of:=IF(AND([.F$9]&gt;=[.$B41];[.F$9]&lt;=[.$D41];ISNUMBER([.$C41]));IF(COM.MICROSOFT.NETWORKDAYS.INTL([.F$9];[.F$9];1;[.$A$2:.$A$4]);&quot;W&quot;;&quot;H&quot;);&quot;&quot;)">
            <text:p/>
          </table:table-cell>
          <table:table-cell table:formula="of:=IF(AND([.G$9]&gt;=[.$B41];[.G$9]&lt;=[.$D41];ISNUMBER([.$C41]));IF(COM.MICROSOFT.NETWORKDAYS.INTL([.G$9];[.G$9];1;[.$A$2:.$A$4]);&quot;W&quot;;&quot;H&quot;);&quot;&quot;)">
            <text:p/>
          </table:table-cell>
          <table:table-cell table:formula="of:=IF(AND([.H$9]&gt;=[.$B41];[.H$9]&lt;=[.$D41];ISNUMBER([.$C41]));IF(COM.MICROSOFT.NETWORKDAYS.INTL([.H$9];[.H$9];1;[.$A$2:.$A$4]);&quot;W&quot;;&quot;H&quot;);&quot;&quot;)">
            <text:p/>
          </table:table-cell>
          <table:table-cell table:formula="of:=IF(AND([.I$9]&gt;=[.$B41];[.I$9]&lt;=[.$D41];ISNUMBER([.$C41]));IF(COM.MICROSOFT.NETWORKDAYS.INTL([.I$9];[.I$9];1;[.$A$2:.$A$4]);&quot;W&quot;;&quot;H&quot;);&quot;&quot;)">
            <text:p/>
          </table:table-cell>
          <table:table-cell table:formula="of:=IF(AND([.J$9]&gt;=[.$B41];[.J$9]&lt;=[.$D41];ISNUMBER([.$C41]));IF(COM.MICROSOFT.NETWORKDAYS.INTL([.J$9];[.J$9];1;[.$A$2:.$A$4]);&quot;W&quot;;&quot;H&quot;);&quot;&quot;)">
            <text:p/>
          </table:table-cell>
          <table:table-cell table:formula="of:=IF(AND([.K$9]&gt;=[.$B41];[.K$9]&lt;=[.$D41];ISNUMBER([.$C41]));IF(COM.MICROSOFT.NETWORKDAYS.INTL([.K$9];[.K$9];1;[.$A$2:.$A$4]);&quot;W&quot;;&quot;H&quot;);&quot;&quot;)">
            <text:p/>
          </table:table-cell>
          <table:table-cell table:formula="of:=IF(AND([.L$9]&gt;=[.$B41];[.L$9]&lt;=[.$D41];ISNUMBER([.$C41]));IF(COM.MICROSOFT.NETWORKDAYS.INTL([.L$9];[.L$9];1;[.$A$2:.$A$4]);&quot;W&quot;;&quot;H&quot;);&quot;&quot;)">
            <text:p/>
          </table:table-cell>
          <table:table-cell table:formula="of:=IF(AND([.M$9]&gt;=[.$B41];[.M$9]&lt;=[.$D41];ISNUMBER([.$C41]));IF(COM.MICROSOFT.NETWORKDAYS.INTL([.M$9];[.M$9];1;[.$A$2:.$A$4]);&quot;W&quot;;&quot;H&quot;);&quot;&quot;)">
            <text:p/>
          </table:table-cell>
          <table:table-cell table:formula="of:=IF(AND([.N$9]&gt;=[.$B41];[.N$9]&lt;=[.$D41];ISNUMBER([.$C41]));IF(COM.MICROSOFT.NETWORKDAYS.INTL([.N$9];[.N$9];1;[.$A$2:.$A$4]);&quot;W&quot;;&quot;H&quot;);&quot;&quot;)">
            <text:p/>
          </table:table-cell>
          <table:table-cell table:formula="of:=IF(AND([.O$9]&gt;=[.$B41];[.O$9]&lt;=[.$D41];ISNUMBER([.$C41]));IF(COM.MICROSOFT.NETWORKDAYS.INTL([.O$9];[.O$9];1;[.$A$2:.$A$4]);&quot;W&quot;;&quot;H&quot;);&quot;&quot;)">
            <text:p/>
          </table:table-cell>
          <table:table-cell table:formula="of:=IF(AND([.P$9]&gt;=[.$B41];[.P$9]&lt;=[.$D41];ISNUMBER([.$C41]));IF(COM.MICROSOFT.NETWORKDAYS.INTL([.P$9];[.P$9];1;[.$A$2:.$A$4]);&quot;W&quot;;&quot;H&quot;);&quot;&quot;)">
            <text:p/>
          </table:table-cell>
          <table:table-cell table:formula="of:=IF(AND([.Q$9]&gt;=[.$B41];[.Q$9]&lt;=[.$D41];ISNUMBER([.$C41]));IF(COM.MICROSOFT.NETWORKDAYS.INTL([.Q$9];[.Q$9];1;[.$A$2:.$A$4]);&quot;W&quot;;&quot;H&quot;);&quot;&quot;)">
            <text:p/>
          </table:table-cell>
          <table:table-cell table:formula="of:=IF(AND([.R$9]&gt;=[.$B41];[.R$9]&lt;=[.$D41];ISNUMBER([.$C41]));IF(COM.MICROSOFT.NETWORKDAYS.INTL([.R$9];[.R$9];1;[.$A$2:.$A$4]);&quot;W&quot;;&quot;H&quot;);&quot;&quot;)">
            <text:p/>
          </table:table-cell>
          <table:table-cell table:formula="of:=IF(AND([.S$9]&gt;=[.$B41];[.S$9]&lt;=[.$D41];ISNUMBER([.$C41]));IF(COM.MICROSOFT.NETWORKDAYS.INTL([.S$9];[.S$9];1;[.$A$2:.$A$4]);&quot;W&quot;;&quot;H&quot;);&quot;&quot;)">
            <text:p/>
          </table:table-cell>
          <table:table-cell table:formula="of:=IF(AND([.T$9]&gt;=[.$B41];[.T$9]&lt;=[.$D41];ISNUMBER([.$C41]));IF(COM.MICROSOFT.NETWORKDAYS.INTL([.T$9];[.T$9];1;[.$A$2:.$A$4]);&quot;W&quot;;&quot;H&quot;);&quot;&quot;)">
            <text:p/>
          </table:table-cell>
          <table:table-cell table:formula="of:=IF(AND([.U$9]&gt;=[.$B41];[.U$9]&lt;=[.$D41];ISNUMBER([.$C41]));IF(COM.MICROSOFT.NETWORKDAYS.INTL([.U$9];[.U$9];1;[.$A$2:.$A$4]);&quot;W&quot;;&quot;H&quot;);&quot;&quot;)">
            <text:p/>
          </table:table-cell>
          <table:table-cell table:formula="of:=IF(AND([.V$9]&gt;=[.$B41];[.V$9]&lt;=[.$D41];ISNUMBER([.$C41]));IF(COM.MICROSOFT.NETWORKDAYS.INTL([.V$9];[.V$9];1;[.$A$2:.$A$4]);&quot;W&quot;;&quot;H&quot;);&quot;&quot;)">
            <text:p/>
          </table:table-cell>
          <table:table-cell table:formula="of:=IF(AND([.W$9]&gt;=[.$B41];[.W$9]&lt;=[.$D41];ISNUMBER([.$C41]));IF(COM.MICROSOFT.NETWORKDAYS.INTL([.W$9];[.W$9];1;[.$A$2:.$A$4]);&quot;W&quot;;&quot;H&quot;);&quot;&quot;)">
            <text:p/>
          </table:table-cell>
          <table:table-cell table:formula="of:=IF(AND([.X$9]&gt;=[.$B41];[.X$9]&lt;=[.$D41];ISNUMBER([.$C41]));IF(COM.MICROSOFT.NETWORKDAYS.INTL([.X$9];[.X$9];1;[.$A$2:.$A$4]);&quot;W&quot;;&quot;H&quot;);&quot;&quot;)">
            <text:p/>
          </table:table-cell>
          <table:table-cell table:formula="of:=IF(AND([.Y$9]&gt;=[.$B41];[.Y$9]&lt;=[.$D41];ISNUMBER([.$C41]));IF(COM.MICROSOFT.NETWORKDAYS.INTL([.Y$9];[.Y$9];1;[.$A$2:.$A$4]);&quot;W&quot;;&quot;H&quot;);&quot;&quot;)">
            <text:p/>
          </table:table-cell>
          <table:table-cell table:formula="of:=IF(AND([.Z$9]&gt;=[.$B41];[.Z$9]&lt;=[.$D41];ISNUMBER([.$C41]));IF(COM.MICROSOFT.NETWORKDAYS.INTL([.Z$9];[.Z$9];1;[.$A$2:.$A$4]);&quot;W&quot;;&quot;H&quot;);&quot;&quot;)">
            <text:p/>
          </table:table-cell>
          <table:table-cell table:formula="of:=IF(AND([.AA$9]&gt;=[.$B41];[.AA$9]&lt;=[.$D41];ISNUMBER([.$C41]));IF(COM.MICROSOFT.NETWORKDAYS.INTL([.AA$9];[.AA$9];1;[.$A$2:.$A$4]);&quot;W&quot;;&quot;H&quot;);&quot;&quot;)" office:value-type="string" office:string-value="W" calcext:value-type="string">
            <text:p>W</text:p>
          </table:table-cell>
          <table:table-cell table:formula="of:=IF(AND([.AB$9]&gt;=[.$B41];[.AB$9]&lt;=[.$D41];ISNUMBER([.$C41]));IF(COM.MICROSOFT.NETWORKDAYS.INTL([.AB$9];[.AB$9];1;[.$A$2:.$A$4]);&quot;W&quot;;&quot;H&quot;);&quot;&quot;)" office:value-type="string" office:string-value="W" calcext:value-type="string">
            <text:p>W</text:p>
          </table:table-cell>
          <table:table-cell table:formula="of:=IF(AND([.AC$9]&gt;=[.$B41];[.AC$9]&lt;=[.$D41];ISNUMBER([.$C41]));IF(COM.MICROSOFT.NETWORKDAYS.INTL([.AC$9];[.AC$9];1;[.$A$2:.$A$4]);&quot;W&quot;;&quot;H&quot;);&quot;&quot;)" office:value-type="string" office:string-value="H" calcext:value-type="string">
            <text:p>H</text:p>
          </table:table-cell>
          <table:table-cell table:formula="of:=IF(AND([.AD$9]&gt;=[.$B41];[.AD$9]&lt;=[.$D41];ISNUMBER([.$C41]));IF(COM.MICROSOFT.NETWORKDAYS.INTL([.AD$9];[.AD$9];1;[.$A$2:.$A$4]);&quot;W&quot;;&quot;H&quot;);&quot;&quot;)" office:value-type="string" office:string-value="H" calcext:value-type="string">
            <text:p>H</text:p>
          </table:table-cell>
          <table:table-cell table:formula="of:=IF(AND([.AE$9]&gt;=[.$B41];[.AE$9]&lt;=[.$D41];ISNUMBER([.$C41]));IF(COM.MICROSOFT.NETWORKDAYS.INTL([.AE$9];[.AE$9];1;[.$A$2:.$A$4]);&quot;W&quot;;&quot;H&quot;);&quot;&quot;)">
            <text:p/>
          </table:table-cell>
          <table:table-cell table:formula="of:=IF(AND([.AF$9]&gt;=[.$B41];[.AF$9]&lt;=[.$D41];ISNUMBER([.$C41]));IF(COM.MICROSOFT.NETWORKDAYS.INTL([.AF$9];[.AF$9];1;[.$A$2:.$A$4]);&quot;W&quot;;&quot;H&quot;);&quot;&quot;)">
            <text:p/>
          </table:table-cell>
          <table:table-cell table:formula="of:=IF(AND([.AG$9]&gt;=[.$B41];[.AG$9]&lt;=[.$D41];ISNUMBER([.$C41]));IF(COM.MICROSOFT.NETWORKDAYS.INTL([.AG$9];[.AG$9];1;[.$A$2:.$A$4]);&quot;W&quot;;&quot;H&quot;);&quot;&quot;)">
            <text:p/>
          </table:table-cell>
          <table:table-cell table:formula="of:=IF(AND([.AH$9]&gt;=[.$B41];[.AH$9]&lt;=[.$D41];ISNUMBER([.$C41]));IF(COM.MICROSOFT.NETWORKDAYS.INTL([.AH$9];[.AH$9];1;[.$A$2:.$A$4]);&quot;W&quot;;&quot;H&quot;);&quot;&quot;)">
            <text:p/>
          </table:table-cell>
          <table:table-cell table:formula="of:=IF(AND([.AI$9]&gt;=[.$B41];[.AI$9]&lt;=[.$D41];ISNUMBER([.$C41]));IF(COM.MICROSOFT.NETWORKDAYS.INTL([.AI$9];[.AI$9];1;[.$A$2:.$A$4]);&quot;W&quot;;&quot;H&quot;);&quot;&quot;)">
            <text:p/>
          </table:table-cell>
          <table:table-cell table:formula="of:=IF(AND([.AJ$9]&gt;=[.$B41];[.AJ$9]&lt;=[.$D41];ISNUMBER([.$C41]));IF(COM.MICROSOFT.NETWORKDAYS.INTL([.AJ$9];[.AJ$9];1;[.$A$2:.$A$4]);&quot;W&quot;;&quot;H&quot;);&quot;&quot;)">
            <text:p/>
          </table:table-cell>
          <table:table-cell table:formula="of:=IF(AND([.AK$9]&gt;=[.$B41];[.AK$9]&lt;=[.$D41];ISNUMBER([.$C41]));IF(COM.MICROSOFT.NETWORKDAYS.INTL([.AK$9];[.AK$9];1;[.$A$2:.$A$4]);&quot;W&quot;;&quot;H&quot;);&quot;&quot;)">
            <text:p/>
          </table:table-cell>
          <table:table-cell table:formula="of:=IF(AND([.AL$9]&gt;=[.$B41];[.AL$9]&lt;=[.$D41];ISNUMBER([.$C41]));IF(COM.MICROSOFT.NETWORKDAYS.INTL([.AL$9];[.AL$9];1;[.$A$2:.$A$4]);&quot;W&quot;;&quot;H&quot;);&quot;&quot;)">
            <text:p/>
          </table:table-cell>
          <table:table-cell table:formula="of:=IF(AND([.AM$9]&gt;=[.$B41];[.AM$9]&lt;=[.$D41];ISNUMBER([.$C41]));IF(COM.MICROSOFT.NETWORKDAYS.INTL([.AM$9];[.AM$9];1;[.$A$2:.$A$4]);&quot;W&quot;;&quot;H&quot;);&quot;&quot;)">
            <text:p/>
          </table:table-cell>
          <table:table-cell table:formula="of:=IF(AND([.AN$9]&gt;=[.$B41];[.AN$9]&lt;=[.$D41];ISNUMBER([.$C41]));IF(COM.MICROSOFT.NETWORKDAYS.INTL([.AN$9];[.AN$9];1;[.$A$2:.$A$4]);&quot;W&quot;;&quot;H&quot;);&quot;&quot;)">
            <text:p/>
          </table:table-cell>
          <table:table-cell table:formula="of:=IF(AND([.AO$9]&gt;=[.$B41];[.AO$9]&lt;=[.$D41];ISNUMBER([.$C41]));IF(COM.MICROSOFT.NETWORKDAYS.INTL([.AO$9];[.AO$9];1;[.$A$2:.$A$4]);&quot;W&quot;;&quot;H&quot;);&quot;&quot;)">
            <text:p/>
          </table:table-cell>
          <table:table-cell table:formula="of:=IF(AND([.AP$9]&gt;=[.$B41];[.AP$9]&lt;=[.$D41];ISNUMBER([.$C41]));IF(COM.MICROSOFT.NETWORKDAYS.INTL([.AP$9];[.AP$9];1;[.$A$2:.$A$4]);&quot;W&quot;;&quot;H&quot;);&quot;&quot;)">
            <text:p/>
          </table:table-cell>
          <table:table-cell table:formula="of:=IF(AND([.AQ$9]&gt;=[.$B41];[.AQ$9]&lt;=[.$D41];ISNUMBER([.$C41]));IF(COM.MICROSOFT.NETWORKDAYS.INTL([.AQ$9];[.AQ$9];1;[.$A$2:.$A$4]);&quot;W&quot;;&quot;H&quot;);&quot;&quot;)">
            <text:p/>
          </table:table-cell>
          <table:table-cell table:formula="of:=IF(AND([.AR$9]&gt;=[.$B41];[.AR$9]&lt;=[.$D41];ISNUMBER([.$C41]));IF(COM.MICROSOFT.NETWORKDAYS.INTL([.AR$9];[.AR$9];1;[.$A$2:.$A$4]);&quot;W&quot;;&quot;H&quot;);&quot;&quot;)">
            <text:p/>
          </table:table-cell>
          <table:table-cell table:formula="of:=IF(AND([.AS$9]&gt;=[.$B41];[.AS$9]&lt;=[.$D41];ISNUMBER([.$C41]));IF(COM.MICROSOFT.NETWORKDAYS.INTL([.AS$9];[.AS$9];1;[.$A$2:.$A$4]);&quot;W&quot;;&quot;H&quot;);&quot;&quot;)">
            <text:p/>
          </table:table-cell>
          <table:table-cell table:formula="of:=IF(AND([.AT$9]&gt;=[.$B41];[.AT$9]&lt;=[.$D41];ISNUMBER([.$C41]));IF(COM.MICROSOFT.NETWORKDAYS.INTL([.AT$9];[.AT$9];1;[.$A$2:.$A$4]);&quot;W&quot;;&quot;H&quot;);&quot;&quot;)">
            <text:p/>
          </table:table-cell>
          <table:table-cell table:formula="of:=IF(AND([.AU$9]&gt;=[.$B41];[.AU$9]&lt;=[.$D41];ISNUMBER([.$C41]));IF(COM.MICROSOFT.NETWORKDAYS.INTL([.AU$9];[.AU$9];1;[.$A$2:.$A$4]);&quot;W&quot;;&quot;H&quot;);&quot;&quot;)">
            <text:p/>
          </table:table-cell>
          <table:table-cell table:formula="of:=IF(AND([.AV$9]&gt;=[.$B41];[.AV$9]&lt;=[.$D41];ISNUMBER([.$C41]));IF(COM.MICROSOFT.NETWORKDAYS.INTL([.AV$9];[.AV$9];1;[.$A$2:.$A$4]);&quot;W&quot;;&quot;H&quot;);&quot;&quot;)">
            <text:p/>
          </table:table-cell>
          <table:table-cell table:formula="of:=IF(AND([.AW$9]&gt;=[.$B41];[.AW$9]&lt;=[.$D41];ISNUMBER([.$C41]));IF(COM.MICROSOFT.NETWORKDAYS.INTL([.AW$9];[.AW$9];1;[.$A$2:.$A$4]);&quot;W&quot;;&quot;H&quot;);&quot;&quot;)">
            <text:p/>
          </table:table-cell>
          <table:table-cell table:formula="of:=IF(AND([.AX$9]&gt;=[.$B41];[.AX$9]&lt;=[.$D41];ISNUMBER([.$C41]));IF(COM.MICROSOFT.NETWORKDAYS.INTL([.AX$9];[.AX$9];1;[.$A$2:.$A$4]);&quot;W&quot;;&quot;H&quot;);&quot;&quot;)">
            <text:p/>
          </table:table-cell>
          <table:table-cell table:formula="of:=IF(AND([.AY$9]&gt;=[.$B41];[.AY$9]&lt;=[.$D41];ISNUMBER([.$C41]));IF(COM.MICROSOFT.NETWORKDAYS.INTL([.AY$9];[.AY$9];1;[.$A$2:.$A$4]);&quot;W&quot;;&quot;H&quot;);&quot;&quot;)">
            <text:p/>
          </table:table-cell>
          <table:table-cell table:formula="of:=IF(AND([.AZ$9]&gt;=[.$B41];[.AZ$9]&lt;=[.$D41];ISNUMBER([.$C41]));IF(COM.MICROSOFT.NETWORKDAYS.INTL([.AZ$9];[.AZ$9];1;[.$A$2:.$A$4]);&quot;W&quot;;&quot;H&quot;);&quot;&quot;)">
            <text:p/>
          </table:table-cell>
          <table:table-cell table:formula="of:=IF(AND([.BA$9]&gt;=[.$B41];[.BA$9]&lt;=[.$D41];ISNUMBER([.$C41]));IF(COM.MICROSOFT.NETWORKDAYS.INTL([.BA$9];[.BA$9];1;[.$A$2:.$A$4]);&quot;W&quot;;&quot;H&quot;);&quot;&quot;)">
            <text:p/>
          </table:table-cell>
          <table:table-cell table:formula="of:=IF(AND([.BB$9]&gt;=[.$B41];[.BB$9]&lt;=[.$D41];ISNUMBER([.$C41]));IF(COM.MICROSOFT.NETWORKDAYS.INTL([.BB$9];[.BB$9];1;[.$A$2:.$A$4]);&quot;W&quot;;&quot;H&quot;);&quot;&quot;)">
            <text:p/>
          </table:table-cell>
          <table:table-cell table:formula="of:=IF(AND([.BC$9]&gt;=[.$B41];[.BC$9]&lt;=[.$D41];ISNUMBER([.$C41]));IF(COM.MICROSOFT.NETWORKDAYS.INTL([.BC$9];[.BC$9];1;[.$A$2:.$A$4]);&quot;W&quot;;&quot;H&quot;);&quot;&quot;)">
            <text:p/>
          </table:table-cell>
          <table:table-cell table:formula="of:=IF(AND([.BD$9]&gt;=[.$B41];[.BD$9]&lt;=[.$D41];ISNUMBER([.$C41]));IF(COM.MICROSOFT.NETWORKDAYS.INTL([.BD$9];[.BD$9];1;[.$A$2:.$A$4]);&quot;W&quot;;&quot;H&quot;);&quot;&quot;)">
            <text:p/>
          </table:table-cell>
          <table:table-cell table:formula="of:=IF(AND([.BE$9]&gt;=[.$B41];[.BE$9]&lt;=[.$D41];ISNUMBER([.$C41]));IF(COM.MICROSOFT.NETWORKDAYS.INTL([.BE$9];[.BE$9];1;[.$A$2:.$A$4]);&quot;W&quot;;&quot;H&quot;);&quot;&quot;)">
            <text:p/>
          </table:table-cell>
          <table:table-cell table:formula="of:=IF(AND([.BF$9]&gt;=[.$B41];[.BF$9]&lt;=[.$D41];ISNUMBER([.$C41]));IF(COM.MICROSOFT.NETWORKDAYS.INTL([.BF$9];[.BF$9];1;[.$A$2:.$A$4]);&quot;W&quot;;&quot;H&quot;);&quot;&quot;)">
            <text:p/>
          </table:table-cell>
          <table:table-cell table:formula="of:=IF(AND([.BG$9]&gt;=[.$B41];[.BG$9]&lt;=[.$D41];ISNUMBER([.$C41]));IF(COM.MICROSOFT.NETWORKDAYS.INTL([.BG$9];[.BG$9];1;[.$A$2:.$A$4]);&quot;W&quot;;&quot;H&quot;);&quot;&quot;)">
            <text:p/>
          </table:table-cell>
          <table:table-cell table:formula="of:=IF(AND([.BH$9]&gt;=[.$B41];[.BH$9]&lt;=[.$D41];ISNUMBER([.$C41]));IF(COM.MICROSOFT.NETWORKDAYS.INTL([.BH$9];[.BH$9];1;[.$A$2:.$A$4]);&quot;W&quot;;&quot;H&quot;);&quot;&quot;)">
            <text:p/>
          </table:table-cell>
          <table:table-cell table:formula="of:=IF(AND([.BI$9]&gt;=[.$B41];[.BI$9]&lt;=[.$D41];ISNUMBER([.$C41]));IF(COM.MICROSOFT.NETWORKDAYS.INTL([.BI$9];[.BI$9];1;[.$A$2:.$A$4]);&quot;W&quot;;&quot;H&quot;);&quot;&quot;)">
            <text:p/>
          </table:table-cell>
          <table:table-cell table:formula="of:=IF(AND([.BJ$9]&gt;=[.$B41];[.BJ$9]&lt;=[.$D41];ISNUMBER([.$C41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EV06</text:p>
          </table:table-cell>
          <table:table-cell office:value-type="date" office:date-value="2020-06-01" calcext:value-type="date">
            <text:p>01/06/20</text:p>
          </table:table-cell>
          <table:table-cell office:value-type="float" office:value="3" calcext:value-type="float">
            <text:p>3</text:p>
          </table:table-cell>
          <table:table-cell table:formula="of:=IF(ISNUMBER([.C42]); COM.MICROSOFT.WORKDAY.INTL([.B42]; [.C42]; 1; [.A$2:.A$4] ) - 1; &quot;&quot;)" office:value-type="date" office:date-value="2020-06-03" calcext:value-type="date">
            <text:p>03/06/20</text:p>
          </table:table-cell>
          <table:table-cell table:formula="of:=IF(AND([.E$9]&gt;=[.$B42];[.E$9]&lt;=[.$D42];ISNUMBER([.$C42]));IF(COM.MICROSOFT.NETWORKDAYS.INTL([.E$9];[.E$9];1;[.$A$2:.$A$4]);&quot;W&quot;;&quot;H&quot;);&quot;&quot;)">
            <text:p/>
          </table:table-cell>
          <table:table-cell table:formula="of:=IF(AND([.F$9]&gt;=[.$B42];[.F$9]&lt;=[.$D42];ISNUMBER([.$C42]));IF(COM.MICROSOFT.NETWORKDAYS.INTL([.F$9];[.F$9];1;[.$A$2:.$A$4]);&quot;W&quot;;&quot;H&quot;);&quot;&quot;)">
            <text:p/>
          </table:table-cell>
          <table:table-cell table:formula="of:=IF(AND([.G$9]&gt;=[.$B42];[.G$9]&lt;=[.$D42];ISNUMBER([.$C42]));IF(COM.MICROSOFT.NETWORKDAYS.INTL([.G$9];[.G$9];1;[.$A$2:.$A$4]);&quot;W&quot;;&quot;H&quot;);&quot;&quot;)">
            <text:p/>
          </table:table-cell>
          <table:table-cell table:formula="of:=IF(AND([.H$9]&gt;=[.$B42];[.H$9]&lt;=[.$D42];ISNUMBER([.$C42]));IF(COM.MICROSOFT.NETWORKDAYS.INTL([.H$9];[.H$9];1;[.$A$2:.$A$4]);&quot;W&quot;;&quot;H&quot;);&quot;&quot;)">
            <text:p/>
          </table:table-cell>
          <table:table-cell table:formula="of:=IF(AND([.I$9]&gt;=[.$B42];[.I$9]&lt;=[.$D42];ISNUMBER([.$C42]));IF(COM.MICROSOFT.NETWORKDAYS.INTL([.I$9];[.I$9];1;[.$A$2:.$A$4]);&quot;W&quot;;&quot;H&quot;);&quot;&quot;)">
            <text:p/>
          </table:table-cell>
          <table:table-cell table:formula="of:=IF(AND([.J$9]&gt;=[.$B42];[.J$9]&lt;=[.$D42];ISNUMBER([.$C42]));IF(COM.MICROSOFT.NETWORKDAYS.INTL([.J$9];[.J$9];1;[.$A$2:.$A$4]);&quot;W&quot;;&quot;H&quot;);&quot;&quot;)">
            <text:p/>
          </table:table-cell>
          <table:table-cell table:formula="of:=IF(AND([.K$9]&gt;=[.$B42];[.K$9]&lt;=[.$D42];ISNUMBER([.$C42]));IF(COM.MICROSOFT.NETWORKDAYS.INTL([.K$9];[.K$9];1;[.$A$2:.$A$4]);&quot;W&quot;;&quot;H&quot;);&quot;&quot;)">
            <text:p/>
          </table:table-cell>
          <table:table-cell table:formula="of:=IF(AND([.L$9]&gt;=[.$B42];[.L$9]&lt;=[.$D42];ISNUMBER([.$C42]));IF(COM.MICROSOFT.NETWORKDAYS.INTL([.L$9];[.L$9];1;[.$A$2:.$A$4]);&quot;W&quot;;&quot;H&quot;);&quot;&quot;)">
            <text:p/>
          </table:table-cell>
          <table:table-cell table:formula="of:=IF(AND([.M$9]&gt;=[.$B42];[.M$9]&lt;=[.$D42];ISNUMBER([.$C42]));IF(COM.MICROSOFT.NETWORKDAYS.INTL([.M$9];[.M$9];1;[.$A$2:.$A$4]);&quot;W&quot;;&quot;H&quot;);&quot;&quot;)">
            <text:p/>
          </table:table-cell>
          <table:table-cell table:formula="of:=IF(AND([.N$9]&gt;=[.$B42];[.N$9]&lt;=[.$D42];ISNUMBER([.$C42]));IF(COM.MICROSOFT.NETWORKDAYS.INTL([.N$9];[.N$9];1;[.$A$2:.$A$4]);&quot;W&quot;;&quot;H&quot;);&quot;&quot;)">
            <text:p/>
          </table:table-cell>
          <table:table-cell table:formula="of:=IF(AND([.O$9]&gt;=[.$B42];[.O$9]&lt;=[.$D42];ISNUMBER([.$C42]));IF(COM.MICROSOFT.NETWORKDAYS.INTL([.O$9];[.O$9];1;[.$A$2:.$A$4]);&quot;W&quot;;&quot;H&quot;);&quot;&quot;)">
            <text:p/>
          </table:table-cell>
          <table:table-cell table:formula="of:=IF(AND([.P$9]&gt;=[.$B42];[.P$9]&lt;=[.$D42];ISNUMBER([.$C42]));IF(COM.MICROSOFT.NETWORKDAYS.INTL([.P$9];[.P$9];1;[.$A$2:.$A$4]);&quot;W&quot;;&quot;H&quot;);&quot;&quot;)">
            <text:p/>
          </table:table-cell>
          <table:table-cell table:formula="of:=IF(AND([.Q$9]&gt;=[.$B42];[.Q$9]&lt;=[.$D42];ISNUMBER([.$C42]));IF(COM.MICROSOFT.NETWORKDAYS.INTL([.Q$9];[.Q$9];1;[.$A$2:.$A$4]);&quot;W&quot;;&quot;H&quot;);&quot;&quot;)">
            <text:p/>
          </table:table-cell>
          <table:table-cell table:formula="of:=IF(AND([.R$9]&gt;=[.$B42];[.R$9]&lt;=[.$D42];ISNUMBER([.$C42]));IF(COM.MICROSOFT.NETWORKDAYS.INTL([.R$9];[.R$9];1;[.$A$2:.$A$4]);&quot;W&quot;;&quot;H&quot;);&quot;&quot;)">
            <text:p/>
          </table:table-cell>
          <table:table-cell table:formula="of:=IF(AND([.S$9]&gt;=[.$B42];[.S$9]&lt;=[.$D42];ISNUMBER([.$C42]));IF(COM.MICROSOFT.NETWORKDAYS.INTL([.S$9];[.S$9];1;[.$A$2:.$A$4]);&quot;W&quot;;&quot;H&quot;);&quot;&quot;)">
            <text:p/>
          </table:table-cell>
          <table:table-cell table:formula="of:=IF(AND([.T$9]&gt;=[.$B42];[.T$9]&lt;=[.$D42];ISNUMBER([.$C42]));IF(COM.MICROSOFT.NETWORKDAYS.INTL([.T$9];[.T$9];1;[.$A$2:.$A$4]);&quot;W&quot;;&quot;H&quot;);&quot;&quot;)">
            <text:p/>
          </table:table-cell>
          <table:table-cell table:formula="of:=IF(AND([.U$9]&gt;=[.$B42];[.U$9]&lt;=[.$D42];ISNUMBER([.$C42]));IF(COM.MICROSOFT.NETWORKDAYS.INTL([.U$9];[.U$9];1;[.$A$2:.$A$4]);&quot;W&quot;;&quot;H&quot;);&quot;&quot;)">
            <text:p/>
          </table:table-cell>
          <table:table-cell table:formula="of:=IF(AND([.V$9]&gt;=[.$B42];[.V$9]&lt;=[.$D42];ISNUMBER([.$C42]));IF(COM.MICROSOFT.NETWORKDAYS.INTL([.V$9];[.V$9];1;[.$A$2:.$A$4]);&quot;W&quot;;&quot;H&quot;);&quot;&quot;)">
            <text:p/>
          </table:table-cell>
          <table:table-cell table:formula="of:=IF(AND([.W$9]&gt;=[.$B42];[.W$9]&lt;=[.$D42];ISNUMBER([.$C42]));IF(COM.MICROSOFT.NETWORKDAYS.INTL([.W$9];[.W$9];1;[.$A$2:.$A$4]);&quot;W&quot;;&quot;H&quot;);&quot;&quot;)">
            <text:p/>
          </table:table-cell>
          <table:table-cell table:formula="of:=IF(AND([.X$9]&gt;=[.$B42];[.X$9]&lt;=[.$D42];ISNUMBER([.$C42]));IF(COM.MICROSOFT.NETWORKDAYS.INTL([.X$9];[.X$9];1;[.$A$2:.$A$4]);&quot;W&quot;;&quot;H&quot;);&quot;&quot;)">
            <text:p/>
          </table:table-cell>
          <table:table-cell table:formula="of:=IF(AND([.Y$9]&gt;=[.$B42];[.Y$9]&lt;=[.$D42];ISNUMBER([.$C42]));IF(COM.MICROSOFT.NETWORKDAYS.INTL([.Y$9];[.Y$9];1;[.$A$2:.$A$4]);&quot;W&quot;;&quot;H&quot;);&quot;&quot;)">
            <text:p/>
          </table:table-cell>
          <table:table-cell table:formula="of:=IF(AND([.Z$9]&gt;=[.$B42];[.Z$9]&lt;=[.$D42];ISNUMBER([.$C42]));IF(COM.MICROSOFT.NETWORKDAYS.INTL([.Z$9];[.Z$9];1;[.$A$2:.$A$4]);&quot;W&quot;;&quot;H&quot;);&quot;&quot;)">
            <text:p/>
          </table:table-cell>
          <table:table-cell table:formula="of:=IF(AND([.AA$9]&gt;=[.$B42];[.AA$9]&lt;=[.$D42];ISNUMBER([.$C42]));IF(COM.MICROSOFT.NETWORKDAYS.INTL([.AA$9];[.AA$9];1;[.$A$2:.$A$4]);&quot;W&quot;;&quot;H&quot;);&quot;&quot;)">
            <text:p/>
          </table:table-cell>
          <table:table-cell table:formula="of:=IF(AND([.AB$9]&gt;=[.$B42];[.AB$9]&lt;=[.$D42];ISNUMBER([.$C42]));IF(COM.MICROSOFT.NETWORKDAYS.INTL([.AB$9];[.AB$9];1;[.$A$2:.$A$4]);&quot;W&quot;;&quot;H&quot;);&quot;&quot;)">
            <text:p/>
          </table:table-cell>
          <table:table-cell table:formula="of:=IF(AND([.AC$9]&gt;=[.$B42];[.AC$9]&lt;=[.$D42];ISNUMBER([.$C42]));IF(COM.MICROSOFT.NETWORKDAYS.INTL([.AC$9];[.AC$9];1;[.$A$2:.$A$4]);&quot;W&quot;;&quot;H&quot;);&quot;&quot;)">
            <text:p/>
          </table:table-cell>
          <table:table-cell table:formula="of:=IF(AND([.AD$9]&gt;=[.$B42];[.AD$9]&lt;=[.$D42];ISNUMBER([.$C42]));IF(COM.MICROSOFT.NETWORKDAYS.INTL([.AD$9];[.AD$9];1;[.$A$2:.$A$4]);&quot;W&quot;;&quot;H&quot;);&quot;&quot;)">
            <text:p/>
          </table:table-cell>
          <table:table-cell table:formula="of:=IF(AND([.AE$9]&gt;=[.$B42];[.AE$9]&lt;=[.$D42];ISNUMBER([.$C42]));IF(COM.MICROSOFT.NETWORKDAYS.INTL([.AE$9];[.AE$9];1;[.$A$2:.$A$4]);&quot;W&quot;;&quot;H&quot;);&quot;&quot;)" office:value-type="string" office:string-value="W" calcext:value-type="string">
            <text:p>W</text:p>
          </table:table-cell>
          <table:table-cell table:formula="of:=IF(AND([.AF$9]&gt;=[.$B42];[.AF$9]&lt;=[.$D42];ISNUMBER([.$C42]));IF(COM.MICROSOFT.NETWORKDAYS.INTL([.AF$9];[.AF$9];1;[.$A$2:.$A$4]);&quot;W&quot;;&quot;H&quot;);&quot;&quot;)" office:value-type="string" office:string-value="W" calcext:value-type="string">
            <text:p>W</text:p>
          </table:table-cell>
          <table:table-cell table:formula="of:=IF(AND([.AG$9]&gt;=[.$B42];[.AG$9]&lt;=[.$D42];ISNUMBER([.$C42]));IF(COM.MICROSOFT.NETWORKDAYS.INTL([.AG$9];[.AG$9];1;[.$A$2:.$A$4]);&quot;W&quot;;&quot;H&quot;);&quot;&quot;)" office:value-type="string" office:string-value="W" calcext:value-type="string">
            <text:p>W</text:p>
          </table:table-cell>
          <table:table-cell table:formula="of:=IF(AND([.AH$9]&gt;=[.$B42];[.AH$9]&lt;=[.$D42];ISNUMBER([.$C42]));IF(COM.MICROSOFT.NETWORKDAYS.INTL([.AH$9];[.AH$9];1;[.$A$2:.$A$4]);&quot;W&quot;;&quot;H&quot;);&quot;&quot;)">
            <text:p/>
          </table:table-cell>
          <table:table-cell table:formula="of:=IF(AND([.AI$9]&gt;=[.$B42];[.AI$9]&lt;=[.$D42];ISNUMBER([.$C42]));IF(COM.MICROSOFT.NETWORKDAYS.INTL([.AI$9];[.AI$9];1;[.$A$2:.$A$4]);&quot;W&quot;;&quot;H&quot;);&quot;&quot;)">
            <text:p/>
          </table:table-cell>
          <table:table-cell table:formula="of:=IF(AND([.AJ$9]&gt;=[.$B42];[.AJ$9]&lt;=[.$D42];ISNUMBER([.$C42]));IF(COM.MICROSOFT.NETWORKDAYS.INTL([.AJ$9];[.AJ$9];1;[.$A$2:.$A$4]);&quot;W&quot;;&quot;H&quot;);&quot;&quot;)">
            <text:p/>
          </table:table-cell>
          <table:table-cell table:formula="of:=IF(AND([.AK$9]&gt;=[.$B42];[.AK$9]&lt;=[.$D42];ISNUMBER([.$C42]));IF(COM.MICROSOFT.NETWORKDAYS.INTL([.AK$9];[.AK$9];1;[.$A$2:.$A$4]);&quot;W&quot;;&quot;H&quot;);&quot;&quot;)">
            <text:p/>
          </table:table-cell>
          <table:table-cell table:formula="of:=IF(AND([.AL$9]&gt;=[.$B42];[.AL$9]&lt;=[.$D42];ISNUMBER([.$C42]));IF(COM.MICROSOFT.NETWORKDAYS.INTL([.AL$9];[.AL$9];1;[.$A$2:.$A$4]);&quot;W&quot;;&quot;H&quot;);&quot;&quot;)">
            <text:p/>
          </table:table-cell>
          <table:table-cell table:formula="of:=IF(AND([.AM$9]&gt;=[.$B42];[.AM$9]&lt;=[.$D42];ISNUMBER([.$C42]));IF(COM.MICROSOFT.NETWORKDAYS.INTL([.AM$9];[.AM$9];1;[.$A$2:.$A$4]);&quot;W&quot;;&quot;H&quot;);&quot;&quot;)">
            <text:p/>
          </table:table-cell>
          <table:table-cell table:formula="of:=IF(AND([.AN$9]&gt;=[.$B42];[.AN$9]&lt;=[.$D42];ISNUMBER([.$C42]));IF(COM.MICROSOFT.NETWORKDAYS.INTL([.AN$9];[.AN$9];1;[.$A$2:.$A$4]);&quot;W&quot;;&quot;H&quot;);&quot;&quot;)">
            <text:p/>
          </table:table-cell>
          <table:table-cell table:formula="of:=IF(AND([.AO$9]&gt;=[.$B42];[.AO$9]&lt;=[.$D42];ISNUMBER([.$C42]));IF(COM.MICROSOFT.NETWORKDAYS.INTL([.AO$9];[.AO$9];1;[.$A$2:.$A$4]);&quot;W&quot;;&quot;H&quot;);&quot;&quot;)">
            <text:p/>
          </table:table-cell>
          <table:table-cell table:formula="of:=IF(AND([.AP$9]&gt;=[.$B42];[.AP$9]&lt;=[.$D42];ISNUMBER([.$C42]));IF(COM.MICROSOFT.NETWORKDAYS.INTL([.AP$9];[.AP$9];1;[.$A$2:.$A$4]);&quot;W&quot;;&quot;H&quot;);&quot;&quot;)">
            <text:p/>
          </table:table-cell>
          <table:table-cell table:formula="of:=IF(AND([.AQ$9]&gt;=[.$B42];[.AQ$9]&lt;=[.$D42];ISNUMBER([.$C42]));IF(COM.MICROSOFT.NETWORKDAYS.INTL([.AQ$9];[.AQ$9];1;[.$A$2:.$A$4]);&quot;W&quot;;&quot;H&quot;);&quot;&quot;)">
            <text:p/>
          </table:table-cell>
          <table:table-cell table:formula="of:=IF(AND([.AR$9]&gt;=[.$B42];[.AR$9]&lt;=[.$D42];ISNUMBER([.$C42]));IF(COM.MICROSOFT.NETWORKDAYS.INTL([.AR$9];[.AR$9];1;[.$A$2:.$A$4]);&quot;W&quot;;&quot;H&quot;);&quot;&quot;)">
            <text:p/>
          </table:table-cell>
          <table:table-cell table:formula="of:=IF(AND([.AS$9]&gt;=[.$B42];[.AS$9]&lt;=[.$D42];ISNUMBER([.$C42]));IF(COM.MICROSOFT.NETWORKDAYS.INTL([.AS$9];[.AS$9];1;[.$A$2:.$A$4]);&quot;W&quot;;&quot;H&quot;);&quot;&quot;)">
            <text:p/>
          </table:table-cell>
          <table:table-cell table:formula="of:=IF(AND([.AT$9]&gt;=[.$B42];[.AT$9]&lt;=[.$D42];ISNUMBER([.$C42]));IF(COM.MICROSOFT.NETWORKDAYS.INTL([.AT$9];[.AT$9];1;[.$A$2:.$A$4]);&quot;W&quot;;&quot;H&quot;);&quot;&quot;)">
            <text:p/>
          </table:table-cell>
          <table:table-cell table:formula="of:=IF(AND([.AU$9]&gt;=[.$B42];[.AU$9]&lt;=[.$D42];ISNUMBER([.$C42]));IF(COM.MICROSOFT.NETWORKDAYS.INTL([.AU$9];[.AU$9];1;[.$A$2:.$A$4]);&quot;W&quot;;&quot;H&quot;);&quot;&quot;)">
            <text:p/>
          </table:table-cell>
          <table:table-cell table:formula="of:=IF(AND([.AV$9]&gt;=[.$B42];[.AV$9]&lt;=[.$D42];ISNUMBER([.$C42]));IF(COM.MICROSOFT.NETWORKDAYS.INTL([.AV$9];[.AV$9];1;[.$A$2:.$A$4]);&quot;W&quot;;&quot;H&quot;);&quot;&quot;)">
            <text:p/>
          </table:table-cell>
          <table:table-cell table:formula="of:=IF(AND([.AW$9]&gt;=[.$B42];[.AW$9]&lt;=[.$D42];ISNUMBER([.$C42]));IF(COM.MICROSOFT.NETWORKDAYS.INTL([.AW$9];[.AW$9];1;[.$A$2:.$A$4]);&quot;W&quot;;&quot;H&quot;);&quot;&quot;)">
            <text:p/>
          </table:table-cell>
          <table:table-cell table:formula="of:=IF(AND([.AX$9]&gt;=[.$B42];[.AX$9]&lt;=[.$D42];ISNUMBER([.$C42]));IF(COM.MICROSOFT.NETWORKDAYS.INTL([.AX$9];[.AX$9];1;[.$A$2:.$A$4]);&quot;W&quot;;&quot;H&quot;);&quot;&quot;)">
            <text:p/>
          </table:table-cell>
          <table:table-cell table:formula="of:=IF(AND([.AY$9]&gt;=[.$B42];[.AY$9]&lt;=[.$D42];ISNUMBER([.$C42]));IF(COM.MICROSOFT.NETWORKDAYS.INTL([.AY$9];[.AY$9];1;[.$A$2:.$A$4]);&quot;W&quot;;&quot;H&quot;);&quot;&quot;)">
            <text:p/>
          </table:table-cell>
          <table:table-cell table:formula="of:=IF(AND([.AZ$9]&gt;=[.$B42];[.AZ$9]&lt;=[.$D42];ISNUMBER([.$C42]));IF(COM.MICROSOFT.NETWORKDAYS.INTL([.AZ$9];[.AZ$9];1;[.$A$2:.$A$4]);&quot;W&quot;;&quot;H&quot;);&quot;&quot;)">
            <text:p/>
          </table:table-cell>
          <table:table-cell table:formula="of:=IF(AND([.BA$9]&gt;=[.$B42];[.BA$9]&lt;=[.$D42];ISNUMBER([.$C42]));IF(COM.MICROSOFT.NETWORKDAYS.INTL([.BA$9];[.BA$9];1;[.$A$2:.$A$4]);&quot;W&quot;;&quot;H&quot;);&quot;&quot;)">
            <text:p/>
          </table:table-cell>
          <table:table-cell table:formula="of:=IF(AND([.BB$9]&gt;=[.$B42];[.BB$9]&lt;=[.$D42];ISNUMBER([.$C42]));IF(COM.MICROSOFT.NETWORKDAYS.INTL([.BB$9];[.BB$9];1;[.$A$2:.$A$4]);&quot;W&quot;;&quot;H&quot;);&quot;&quot;)">
            <text:p/>
          </table:table-cell>
          <table:table-cell table:formula="of:=IF(AND([.BC$9]&gt;=[.$B42];[.BC$9]&lt;=[.$D42];ISNUMBER([.$C42]));IF(COM.MICROSOFT.NETWORKDAYS.INTL([.BC$9];[.BC$9];1;[.$A$2:.$A$4]);&quot;W&quot;;&quot;H&quot;);&quot;&quot;)">
            <text:p/>
          </table:table-cell>
          <table:table-cell table:formula="of:=IF(AND([.BD$9]&gt;=[.$B42];[.BD$9]&lt;=[.$D42];ISNUMBER([.$C42]));IF(COM.MICROSOFT.NETWORKDAYS.INTL([.BD$9];[.BD$9];1;[.$A$2:.$A$4]);&quot;W&quot;;&quot;H&quot;);&quot;&quot;)">
            <text:p/>
          </table:table-cell>
          <table:table-cell table:formula="of:=IF(AND([.BE$9]&gt;=[.$B42];[.BE$9]&lt;=[.$D42];ISNUMBER([.$C42]));IF(COM.MICROSOFT.NETWORKDAYS.INTL([.BE$9];[.BE$9];1;[.$A$2:.$A$4]);&quot;W&quot;;&quot;H&quot;);&quot;&quot;)">
            <text:p/>
          </table:table-cell>
          <table:table-cell table:formula="of:=IF(AND([.BF$9]&gt;=[.$B42];[.BF$9]&lt;=[.$D42];ISNUMBER([.$C42]));IF(COM.MICROSOFT.NETWORKDAYS.INTL([.BF$9];[.BF$9];1;[.$A$2:.$A$4]);&quot;W&quot;;&quot;H&quot;);&quot;&quot;)">
            <text:p/>
          </table:table-cell>
          <table:table-cell table:formula="of:=IF(AND([.BG$9]&gt;=[.$B42];[.BG$9]&lt;=[.$D42];ISNUMBER([.$C42]));IF(COM.MICROSOFT.NETWORKDAYS.INTL([.BG$9];[.BG$9];1;[.$A$2:.$A$4]);&quot;W&quot;;&quot;H&quot;);&quot;&quot;)">
            <text:p/>
          </table:table-cell>
          <table:table-cell table:formula="of:=IF(AND([.BH$9]&gt;=[.$B42];[.BH$9]&lt;=[.$D42];ISNUMBER([.$C42]));IF(COM.MICROSOFT.NETWORKDAYS.INTL([.BH$9];[.BH$9];1;[.$A$2:.$A$4]);&quot;W&quot;;&quot;H&quot;);&quot;&quot;)">
            <text:p/>
          </table:table-cell>
          <table:table-cell table:formula="of:=IF(AND([.BI$9]&gt;=[.$B42];[.BI$9]&lt;=[.$D42];ISNUMBER([.$C42]));IF(COM.MICROSOFT.NETWORKDAYS.INTL([.BI$9];[.BI$9];1;[.$A$2:.$A$4]);&quot;W&quot;;&quot;H&quot;);&quot;&quot;)">
            <text:p/>
          </table:table-cell>
          <table:table-cell table:formula="of:=IF(AND([.BJ$9]&gt;=[.$B42];[.BJ$9]&lt;=[.$D42];ISNUMBER([.$C42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EV07</text:p>
          </table:table-cell>
          <table:table-cell office:value-type="date" office:date-value="2020-06-01" calcext:value-type="date">
            <text:p>01/06/20</text:p>
          </table:table-cell>
          <table:table-cell office:value-type="float" office:value="3" calcext:value-type="float">
            <text:p>3</text:p>
          </table:table-cell>
          <table:table-cell table:formula="of:=IF(ISNUMBER([.C43]); COM.MICROSOFT.WORKDAY.INTL([.B43]; [.C43]; 1; [.A$2:.A$4] ) - 1; &quot;&quot;)" office:value-type="date" office:date-value="2020-06-03" calcext:value-type="date">
            <text:p>03/06/20</text:p>
          </table:table-cell>
          <table:table-cell table:formula="of:=IF(AND([.E$9]&gt;=[.$B43];[.E$9]&lt;=[.$D43];ISNUMBER([.$C43]));IF(COM.MICROSOFT.NETWORKDAYS.INTL([.E$9];[.E$9];1;[.$A$2:.$A$4]);&quot;W&quot;;&quot;H&quot;);&quot;&quot;)">
            <text:p/>
          </table:table-cell>
          <table:table-cell table:formula="of:=IF(AND([.F$9]&gt;=[.$B43];[.F$9]&lt;=[.$D43];ISNUMBER([.$C43]));IF(COM.MICROSOFT.NETWORKDAYS.INTL([.F$9];[.F$9];1;[.$A$2:.$A$4]);&quot;W&quot;;&quot;H&quot;);&quot;&quot;)">
            <text:p/>
          </table:table-cell>
          <table:table-cell table:formula="of:=IF(AND([.G$9]&gt;=[.$B43];[.G$9]&lt;=[.$D43];ISNUMBER([.$C43]));IF(COM.MICROSOFT.NETWORKDAYS.INTL([.G$9];[.G$9];1;[.$A$2:.$A$4]);&quot;W&quot;;&quot;H&quot;);&quot;&quot;)">
            <text:p/>
          </table:table-cell>
          <table:table-cell table:formula="of:=IF(AND([.H$9]&gt;=[.$B43];[.H$9]&lt;=[.$D43];ISNUMBER([.$C43]));IF(COM.MICROSOFT.NETWORKDAYS.INTL([.H$9];[.H$9];1;[.$A$2:.$A$4]);&quot;W&quot;;&quot;H&quot;);&quot;&quot;)">
            <text:p/>
          </table:table-cell>
          <table:table-cell table:formula="of:=IF(AND([.I$9]&gt;=[.$B43];[.I$9]&lt;=[.$D43];ISNUMBER([.$C43]));IF(COM.MICROSOFT.NETWORKDAYS.INTL([.I$9];[.I$9];1;[.$A$2:.$A$4]);&quot;W&quot;;&quot;H&quot;);&quot;&quot;)">
            <text:p/>
          </table:table-cell>
          <table:table-cell table:formula="of:=IF(AND([.J$9]&gt;=[.$B43];[.J$9]&lt;=[.$D43];ISNUMBER([.$C43]));IF(COM.MICROSOFT.NETWORKDAYS.INTL([.J$9];[.J$9];1;[.$A$2:.$A$4]);&quot;W&quot;;&quot;H&quot;);&quot;&quot;)">
            <text:p/>
          </table:table-cell>
          <table:table-cell table:formula="of:=IF(AND([.K$9]&gt;=[.$B43];[.K$9]&lt;=[.$D43];ISNUMBER([.$C43]));IF(COM.MICROSOFT.NETWORKDAYS.INTL([.K$9];[.K$9];1;[.$A$2:.$A$4]);&quot;W&quot;;&quot;H&quot;);&quot;&quot;)">
            <text:p/>
          </table:table-cell>
          <table:table-cell table:formula="of:=IF(AND([.L$9]&gt;=[.$B43];[.L$9]&lt;=[.$D43];ISNUMBER([.$C43]));IF(COM.MICROSOFT.NETWORKDAYS.INTL([.L$9];[.L$9];1;[.$A$2:.$A$4]);&quot;W&quot;;&quot;H&quot;);&quot;&quot;)">
            <text:p/>
          </table:table-cell>
          <table:table-cell table:formula="of:=IF(AND([.M$9]&gt;=[.$B43];[.M$9]&lt;=[.$D43];ISNUMBER([.$C43]));IF(COM.MICROSOFT.NETWORKDAYS.INTL([.M$9];[.M$9];1;[.$A$2:.$A$4]);&quot;W&quot;;&quot;H&quot;);&quot;&quot;)">
            <text:p/>
          </table:table-cell>
          <table:table-cell table:formula="of:=IF(AND([.N$9]&gt;=[.$B43];[.N$9]&lt;=[.$D43];ISNUMBER([.$C43]));IF(COM.MICROSOFT.NETWORKDAYS.INTL([.N$9];[.N$9];1;[.$A$2:.$A$4]);&quot;W&quot;;&quot;H&quot;);&quot;&quot;)">
            <text:p/>
          </table:table-cell>
          <table:table-cell table:formula="of:=IF(AND([.O$9]&gt;=[.$B43];[.O$9]&lt;=[.$D43];ISNUMBER([.$C43]));IF(COM.MICROSOFT.NETWORKDAYS.INTL([.O$9];[.O$9];1;[.$A$2:.$A$4]);&quot;W&quot;;&quot;H&quot;);&quot;&quot;)">
            <text:p/>
          </table:table-cell>
          <table:table-cell table:formula="of:=IF(AND([.P$9]&gt;=[.$B43];[.P$9]&lt;=[.$D43];ISNUMBER([.$C43]));IF(COM.MICROSOFT.NETWORKDAYS.INTL([.P$9];[.P$9];1;[.$A$2:.$A$4]);&quot;W&quot;;&quot;H&quot;);&quot;&quot;)">
            <text:p/>
          </table:table-cell>
          <table:table-cell table:formula="of:=IF(AND([.Q$9]&gt;=[.$B43];[.Q$9]&lt;=[.$D43];ISNUMBER([.$C43]));IF(COM.MICROSOFT.NETWORKDAYS.INTL([.Q$9];[.Q$9];1;[.$A$2:.$A$4]);&quot;W&quot;;&quot;H&quot;);&quot;&quot;)">
            <text:p/>
          </table:table-cell>
          <table:table-cell table:formula="of:=IF(AND([.R$9]&gt;=[.$B43];[.R$9]&lt;=[.$D43];ISNUMBER([.$C43]));IF(COM.MICROSOFT.NETWORKDAYS.INTL([.R$9];[.R$9];1;[.$A$2:.$A$4]);&quot;W&quot;;&quot;H&quot;);&quot;&quot;)">
            <text:p/>
          </table:table-cell>
          <table:table-cell table:formula="of:=IF(AND([.S$9]&gt;=[.$B43];[.S$9]&lt;=[.$D43];ISNUMBER([.$C43]));IF(COM.MICROSOFT.NETWORKDAYS.INTL([.S$9];[.S$9];1;[.$A$2:.$A$4]);&quot;W&quot;;&quot;H&quot;);&quot;&quot;)">
            <text:p/>
          </table:table-cell>
          <table:table-cell table:formula="of:=IF(AND([.T$9]&gt;=[.$B43];[.T$9]&lt;=[.$D43];ISNUMBER([.$C43]));IF(COM.MICROSOFT.NETWORKDAYS.INTL([.T$9];[.T$9];1;[.$A$2:.$A$4]);&quot;W&quot;;&quot;H&quot;);&quot;&quot;)">
            <text:p/>
          </table:table-cell>
          <table:table-cell table:formula="of:=IF(AND([.U$9]&gt;=[.$B43];[.U$9]&lt;=[.$D43];ISNUMBER([.$C43]));IF(COM.MICROSOFT.NETWORKDAYS.INTL([.U$9];[.U$9];1;[.$A$2:.$A$4]);&quot;W&quot;;&quot;H&quot;);&quot;&quot;)">
            <text:p/>
          </table:table-cell>
          <table:table-cell table:formula="of:=IF(AND([.V$9]&gt;=[.$B43];[.V$9]&lt;=[.$D43];ISNUMBER([.$C43]));IF(COM.MICROSOFT.NETWORKDAYS.INTL([.V$9];[.V$9];1;[.$A$2:.$A$4]);&quot;W&quot;;&quot;H&quot;);&quot;&quot;)">
            <text:p/>
          </table:table-cell>
          <table:table-cell table:formula="of:=IF(AND([.W$9]&gt;=[.$B43];[.W$9]&lt;=[.$D43];ISNUMBER([.$C43]));IF(COM.MICROSOFT.NETWORKDAYS.INTL([.W$9];[.W$9];1;[.$A$2:.$A$4]);&quot;W&quot;;&quot;H&quot;);&quot;&quot;)">
            <text:p/>
          </table:table-cell>
          <table:table-cell table:formula="of:=IF(AND([.X$9]&gt;=[.$B43];[.X$9]&lt;=[.$D43];ISNUMBER([.$C43]));IF(COM.MICROSOFT.NETWORKDAYS.INTL([.X$9];[.X$9];1;[.$A$2:.$A$4]);&quot;W&quot;;&quot;H&quot;);&quot;&quot;)">
            <text:p/>
          </table:table-cell>
          <table:table-cell table:formula="of:=IF(AND([.Y$9]&gt;=[.$B43];[.Y$9]&lt;=[.$D43];ISNUMBER([.$C43]));IF(COM.MICROSOFT.NETWORKDAYS.INTL([.Y$9];[.Y$9];1;[.$A$2:.$A$4]);&quot;W&quot;;&quot;H&quot;);&quot;&quot;)">
            <text:p/>
          </table:table-cell>
          <table:table-cell table:formula="of:=IF(AND([.Z$9]&gt;=[.$B43];[.Z$9]&lt;=[.$D43];ISNUMBER([.$C43]));IF(COM.MICROSOFT.NETWORKDAYS.INTL([.Z$9];[.Z$9];1;[.$A$2:.$A$4]);&quot;W&quot;;&quot;H&quot;);&quot;&quot;)">
            <text:p/>
          </table:table-cell>
          <table:table-cell table:formula="of:=IF(AND([.AA$9]&gt;=[.$B43];[.AA$9]&lt;=[.$D43];ISNUMBER([.$C43]));IF(COM.MICROSOFT.NETWORKDAYS.INTL([.AA$9];[.AA$9];1;[.$A$2:.$A$4]);&quot;W&quot;;&quot;H&quot;);&quot;&quot;)">
            <text:p/>
          </table:table-cell>
          <table:table-cell table:formula="of:=IF(AND([.AB$9]&gt;=[.$B43];[.AB$9]&lt;=[.$D43];ISNUMBER([.$C43]));IF(COM.MICROSOFT.NETWORKDAYS.INTL([.AB$9];[.AB$9];1;[.$A$2:.$A$4]);&quot;W&quot;;&quot;H&quot;);&quot;&quot;)">
            <text:p/>
          </table:table-cell>
          <table:table-cell table:formula="of:=IF(AND([.AC$9]&gt;=[.$B43];[.AC$9]&lt;=[.$D43];ISNUMBER([.$C43]));IF(COM.MICROSOFT.NETWORKDAYS.INTL([.AC$9];[.AC$9];1;[.$A$2:.$A$4]);&quot;W&quot;;&quot;H&quot;);&quot;&quot;)">
            <text:p/>
          </table:table-cell>
          <table:table-cell table:formula="of:=IF(AND([.AD$9]&gt;=[.$B43];[.AD$9]&lt;=[.$D43];ISNUMBER([.$C43]));IF(COM.MICROSOFT.NETWORKDAYS.INTL([.AD$9];[.AD$9];1;[.$A$2:.$A$4]);&quot;W&quot;;&quot;H&quot;);&quot;&quot;)">
            <text:p/>
          </table:table-cell>
          <table:table-cell table:formula="of:=IF(AND([.AE$9]&gt;=[.$B43];[.AE$9]&lt;=[.$D43];ISNUMBER([.$C43]));IF(COM.MICROSOFT.NETWORKDAYS.INTL([.AE$9];[.AE$9];1;[.$A$2:.$A$4]);&quot;W&quot;;&quot;H&quot;);&quot;&quot;)" office:value-type="string" office:string-value="W" calcext:value-type="string">
            <text:p>W</text:p>
          </table:table-cell>
          <table:table-cell table:formula="of:=IF(AND([.AF$9]&gt;=[.$B43];[.AF$9]&lt;=[.$D43];ISNUMBER([.$C43]));IF(COM.MICROSOFT.NETWORKDAYS.INTL([.AF$9];[.AF$9];1;[.$A$2:.$A$4]);&quot;W&quot;;&quot;H&quot;);&quot;&quot;)" office:value-type="string" office:string-value="W" calcext:value-type="string">
            <text:p>W</text:p>
          </table:table-cell>
          <table:table-cell table:formula="of:=IF(AND([.AG$9]&gt;=[.$B43];[.AG$9]&lt;=[.$D43];ISNUMBER([.$C43]));IF(COM.MICROSOFT.NETWORKDAYS.INTL([.AG$9];[.AG$9];1;[.$A$2:.$A$4]);&quot;W&quot;;&quot;H&quot;);&quot;&quot;)" office:value-type="string" office:string-value="W" calcext:value-type="string">
            <text:p>W</text:p>
          </table:table-cell>
          <table:table-cell table:formula="of:=IF(AND([.AH$9]&gt;=[.$B43];[.AH$9]&lt;=[.$D43];ISNUMBER([.$C43]));IF(COM.MICROSOFT.NETWORKDAYS.INTL([.AH$9];[.AH$9];1;[.$A$2:.$A$4]);&quot;W&quot;;&quot;H&quot;);&quot;&quot;)">
            <text:p/>
          </table:table-cell>
          <table:table-cell table:formula="of:=IF(AND([.AI$9]&gt;=[.$B43];[.AI$9]&lt;=[.$D43];ISNUMBER([.$C43]));IF(COM.MICROSOFT.NETWORKDAYS.INTL([.AI$9];[.AI$9];1;[.$A$2:.$A$4]);&quot;W&quot;;&quot;H&quot;);&quot;&quot;)">
            <text:p/>
          </table:table-cell>
          <table:table-cell table:formula="of:=IF(AND([.AJ$9]&gt;=[.$B43];[.AJ$9]&lt;=[.$D43];ISNUMBER([.$C43]));IF(COM.MICROSOFT.NETWORKDAYS.INTL([.AJ$9];[.AJ$9];1;[.$A$2:.$A$4]);&quot;W&quot;;&quot;H&quot;);&quot;&quot;)">
            <text:p/>
          </table:table-cell>
          <table:table-cell table:formula="of:=IF(AND([.AK$9]&gt;=[.$B43];[.AK$9]&lt;=[.$D43];ISNUMBER([.$C43]));IF(COM.MICROSOFT.NETWORKDAYS.INTL([.AK$9];[.AK$9];1;[.$A$2:.$A$4]);&quot;W&quot;;&quot;H&quot;);&quot;&quot;)">
            <text:p/>
          </table:table-cell>
          <table:table-cell table:formula="of:=IF(AND([.AL$9]&gt;=[.$B43];[.AL$9]&lt;=[.$D43];ISNUMBER([.$C43]));IF(COM.MICROSOFT.NETWORKDAYS.INTL([.AL$9];[.AL$9];1;[.$A$2:.$A$4]);&quot;W&quot;;&quot;H&quot;);&quot;&quot;)">
            <text:p/>
          </table:table-cell>
          <table:table-cell table:formula="of:=IF(AND([.AM$9]&gt;=[.$B43];[.AM$9]&lt;=[.$D43];ISNUMBER([.$C43]));IF(COM.MICROSOFT.NETWORKDAYS.INTL([.AM$9];[.AM$9];1;[.$A$2:.$A$4]);&quot;W&quot;;&quot;H&quot;);&quot;&quot;)">
            <text:p/>
          </table:table-cell>
          <table:table-cell table:formula="of:=IF(AND([.AN$9]&gt;=[.$B43];[.AN$9]&lt;=[.$D43];ISNUMBER([.$C43]));IF(COM.MICROSOFT.NETWORKDAYS.INTL([.AN$9];[.AN$9];1;[.$A$2:.$A$4]);&quot;W&quot;;&quot;H&quot;);&quot;&quot;)">
            <text:p/>
          </table:table-cell>
          <table:table-cell table:formula="of:=IF(AND([.AO$9]&gt;=[.$B43];[.AO$9]&lt;=[.$D43];ISNUMBER([.$C43]));IF(COM.MICROSOFT.NETWORKDAYS.INTL([.AO$9];[.AO$9];1;[.$A$2:.$A$4]);&quot;W&quot;;&quot;H&quot;);&quot;&quot;)">
            <text:p/>
          </table:table-cell>
          <table:table-cell table:formula="of:=IF(AND([.AP$9]&gt;=[.$B43];[.AP$9]&lt;=[.$D43];ISNUMBER([.$C43]));IF(COM.MICROSOFT.NETWORKDAYS.INTL([.AP$9];[.AP$9];1;[.$A$2:.$A$4]);&quot;W&quot;;&quot;H&quot;);&quot;&quot;)">
            <text:p/>
          </table:table-cell>
          <table:table-cell table:formula="of:=IF(AND([.AQ$9]&gt;=[.$B43];[.AQ$9]&lt;=[.$D43];ISNUMBER([.$C43]));IF(COM.MICROSOFT.NETWORKDAYS.INTL([.AQ$9];[.AQ$9];1;[.$A$2:.$A$4]);&quot;W&quot;;&quot;H&quot;);&quot;&quot;)">
            <text:p/>
          </table:table-cell>
          <table:table-cell table:formula="of:=IF(AND([.AR$9]&gt;=[.$B43];[.AR$9]&lt;=[.$D43];ISNUMBER([.$C43]));IF(COM.MICROSOFT.NETWORKDAYS.INTL([.AR$9];[.AR$9];1;[.$A$2:.$A$4]);&quot;W&quot;;&quot;H&quot;);&quot;&quot;)">
            <text:p/>
          </table:table-cell>
          <table:table-cell table:formula="of:=IF(AND([.AS$9]&gt;=[.$B43];[.AS$9]&lt;=[.$D43];ISNUMBER([.$C43]));IF(COM.MICROSOFT.NETWORKDAYS.INTL([.AS$9];[.AS$9];1;[.$A$2:.$A$4]);&quot;W&quot;;&quot;H&quot;);&quot;&quot;)">
            <text:p/>
          </table:table-cell>
          <table:table-cell table:formula="of:=IF(AND([.AT$9]&gt;=[.$B43];[.AT$9]&lt;=[.$D43];ISNUMBER([.$C43]));IF(COM.MICROSOFT.NETWORKDAYS.INTL([.AT$9];[.AT$9];1;[.$A$2:.$A$4]);&quot;W&quot;;&quot;H&quot;);&quot;&quot;)">
            <text:p/>
          </table:table-cell>
          <table:table-cell table:formula="of:=IF(AND([.AU$9]&gt;=[.$B43];[.AU$9]&lt;=[.$D43];ISNUMBER([.$C43]));IF(COM.MICROSOFT.NETWORKDAYS.INTL([.AU$9];[.AU$9];1;[.$A$2:.$A$4]);&quot;W&quot;;&quot;H&quot;);&quot;&quot;)">
            <text:p/>
          </table:table-cell>
          <table:table-cell table:formula="of:=IF(AND([.AV$9]&gt;=[.$B43];[.AV$9]&lt;=[.$D43];ISNUMBER([.$C43]));IF(COM.MICROSOFT.NETWORKDAYS.INTL([.AV$9];[.AV$9];1;[.$A$2:.$A$4]);&quot;W&quot;;&quot;H&quot;);&quot;&quot;)">
            <text:p/>
          </table:table-cell>
          <table:table-cell table:formula="of:=IF(AND([.AW$9]&gt;=[.$B43];[.AW$9]&lt;=[.$D43];ISNUMBER([.$C43]));IF(COM.MICROSOFT.NETWORKDAYS.INTL([.AW$9];[.AW$9];1;[.$A$2:.$A$4]);&quot;W&quot;;&quot;H&quot;);&quot;&quot;)">
            <text:p/>
          </table:table-cell>
          <table:table-cell table:formula="of:=IF(AND([.AX$9]&gt;=[.$B43];[.AX$9]&lt;=[.$D43];ISNUMBER([.$C43]));IF(COM.MICROSOFT.NETWORKDAYS.INTL([.AX$9];[.AX$9];1;[.$A$2:.$A$4]);&quot;W&quot;;&quot;H&quot;);&quot;&quot;)">
            <text:p/>
          </table:table-cell>
          <table:table-cell table:formula="of:=IF(AND([.AY$9]&gt;=[.$B43];[.AY$9]&lt;=[.$D43];ISNUMBER([.$C43]));IF(COM.MICROSOFT.NETWORKDAYS.INTL([.AY$9];[.AY$9];1;[.$A$2:.$A$4]);&quot;W&quot;;&quot;H&quot;);&quot;&quot;)">
            <text:p/>
          </table:table-cell>
          <table:table-cell table:formula="of:=IF(AND([.AZ$9]&gt;=[.$B43];[.AZ$9]&lt;=[.$D43];ISNUMBER([.$C43]));IF(COM.MICROSOFT.NETWORKDAYS.INTL([.AZ$9];[.AZ$9];1;[.$A$2:.$A$4]);&quot;W&quot;;&quot;H&quot;);&quot;&quot;)">
            <text:p/>
          </table:table-cell>
          <table:table-cell table:formula="of:=IF(AND([.BA$9]&gt;=[.$B43];[.BA$9]&lt;=[.$D43];ISNUMBER([.$C43]));IF(COM.MICROSOFT.NETWORKDAYS.INTL([.BA$9];[.BA$9];1;[.$A$2:.$A$4]);&quot;W&quot;;&quot;H&quot;);&quot;&quot;)">
            <text:p/>
          </table:table-cell>
          <table:table-cell table:formula="of:=IF(AND([.BB$9]&gt;=[.$B43];[.BB$9]&lt;=[.$D43];ISNUMBER([.$C43]));IF(COM.MICROSOFT.NETWORKDAYS.INTL([.BB$9];[.BB$9];1;[.$A$2:.$A$4]);&quot;W&quot;;&quot;H&quot;);&quot;&quot;)">
            <text:p/>
          </table:table-cell>
          <table:table-cell table:formula="of:=IF(AND([.BC$9]&gt;=[.$B43];[.BC$9]&lt;=[.$D43];ISNUMBER([.$C43]));IF(COM.MICROSOFT.NETWORKDAYS.INTL([.BC$9];[.BC$9];1;[.$A$2:.$A$4]);&quot;W&quot;;&quot;H&quot;);&quot;&quot;)">
            <text:p/>
          </table:table-cell>
          <table:table-cell table:formula="of:=IF(AND([.BD$9]&gt;=[.$B43];[.BD$9]&lt;=[.$D43];ISNUMBER([.$C43]));IF(COM.MICROSOFT.NETWORKDAYS.INTL([.BD$9];[.BD$9];1;[.$A$2:.$A$4]);&quot;W&quot;;&quot;H&quot;);&quot;&quot;)">
            <text:p/>
          </table:table-cell>
          <table:table-cell table:formula="of:=IF(AND([.BE$9]&gt;=[.$B43];[.BE$9]&lt;=[.$D43];ISNUMBER([.$C43]));IF(COM.MICROSOFT.NETWORKDAYS.INTL([.BE$9];[.BE$9];1;[.$A$2:.$A$4]);&quot;W&quot;;&quot;H&quot;);&quot;&quot;)">
            <text:p/>
          </table:table-cell>
          <table:table-cell table:formula="of:=IF(AND([.BF$9]&gt;=[.$B43];[.BF$9]&lt;=[.$D43];ISNUMBER([.$C43]));IF(COM.MICROSOFT.NETWORKDAYS.INTL([.BF$9];[.BF$9];1;[.$A$2:.$A$4]);&quot;W&quot;;&quot;H&quot;);&quot;&quot;)">
            <text:p/>
          </table:table-cell>
          <table:table-cell table:formula="of:=IF(AND([.BG$9]&gt;=[.$B43];[.BG$9]&lt;=[.$D43];ISNUMBER([.$C43]));IF(COM.MICROSOFT.NETWORKDAYS.INTL([.BG$9];[.BG$9];1;[.$A$2:.$A$4]);&quot;W&quot;;&quot;H&quot;);&quot;&quot;)">
            <text:p/>
          </table:table-cell>
          <table:table-cell table:formula="of:=IF(AND([.BH$9]&gt;=[.$B43];[.BH$9]&lt;=[.$D43];ISNUMBER([.$C43]));IF(COM.MICROSOFT.NETWORKDAYS.INTL([.BH$9];[.BH$9];1;[.$A$2:.$A$4]);&quot;W&quot;;&quot;H&quot;);&quot;&quot;)">
            <text:p/>
          </table:table-cell>
          <table:table-cell table:formula="of:=IF(AND([.BI$9]&gt;=[.$B43];[.BI$9]&lt;=[.$D43];ISNUMBER([.$C43]));IF(COM.MICROSOFT.NETWORKDAYS.INTL([.BI$9];[.BI$9];1;[.$A$2:.$A$4]);&quot;W&quot;;&quot;H&quot;);&quot;&quot;)">
            <text:p/>
          </table:table-cell>
          <table:table-cell table:formula="of:=IF(AND([.BJ$9]&gt;=[.$B43];[.BJ$9]&lt;=[.$D43];ISNUMBER([.$C43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EV08</text:p>
          </table:table-cell>
          <table:table-cell office:value-type="date" office:date-value="2020-06-01" calcext:value-type="date">
            <text:p>01/06/20</text:p>
          </table:table-cell>
          <table:table-cell office:value-type="float" office:value="3" calcext:value-type="float">
            <text:p>3</text:p>
          </table:table-cell>
          <table:table-cell table:formula="of:=IF(ISNUMBER([.C44]); COM.MICROSOFT.WORKDAY.INTL([.B44]; [.C44]; 1; [.A$2:.A$4] ) - 1; &quot;&quot;)" office:value-type="date" office:date-value="2020-06-03" calcext:value-type="date">
            <text:p>03/06/20</text:p>
          </table:table-cell>
          <table:table-cell table:formula="of:=IF(AND([.E$9]&gt;=[.$B44];[.E$9]&lt;=[.$D44];ISNUMBER([.$C44]));IF(COM.MICROSOFT.NETWORKDAYS.INTL([.E$9];[.E$9];1;[.$A$2:.$A$4]);&quot;W&quot;;&quot;H&quot;);&quot;&quot;)">
            <text:p/>
          </table:table-cell>
          <table:table-cell table:formula="of:=IF(AND([.F$9]&gt;=[.$B44];[.F$9]&lt;=[.$D44];ISNUMBER([.$C44]));IF(COM.MICROSOFT.NETWORKDAYS.INTL([.F$9];[.F$9];1;[.$A$2:.$A$4]);&quot;W&quot;;&quot;H&quot;);&quot;&quot;)">
            <text:p/>
          </table:table-cell>
          <table:table-cell table:formula="of:=IF(AND([.G$9]&gt;=[.$B44];[.G$9]&lt;=[.$D44];ISNUMBER([.$C44]));IF(COM.MICROSOFT.NETWORKDAYS.INTL([.G$9];[.G$9];1;[.$A$2:.$A$4]);&quot;W&quot;;&quot;H&quot;);&quot;&quot;)">
            <text:p/>
          </table:table-cell>
          <table:table-cell table:formula="of:=IF(AND([.H$9]&gt;=[.$B44];[.H$9]&lt;=[.$D44];ISNUMBER([.$C44]));IF(COM.MICROSOFT.NETWORKDAYS.INTL([.H$9];[.H$9];1;[.$A$2:.$A$4]);&quot;W&quot;;&quot;H&quot;);&quot;&quot;)">
            <text:p/>
          </table:table-cell>
          <table:table-cell table:formula="of:=IF(AND([.I$9]&gt;=[.$B44];[.I$9]&lt;=[.$D44];ISNUMBER([.$C44]));IF(COM.MICROSOFT.NETWORKDAYS.INTL([.I$9];[.I$9];1;[.$A$2:.$A$4]);&quot;W&quot;;&quot;H&quot;);&quot;&quot;)">
            <text:p/>
          </table:table-cell>
          <table:table-cell table:formula="of:=IF(AND([.J$9]&gt;=[.$B44];[.J$9]&lt;=[.$D44];ISNUMBER([.$C44]));IF(COM.MICROSOFT.NETWORKDAYS.INTL([.J$9];[.J$9];1;[.$A$2:.$A$4]);&quot;W&quot;;&quot;H&quot;);&quot;&quot;)">
            <text:p/>
          </table:table-cell>
          <table:table-cell table:formula="of:=IF(AND([.K$9]&gt;=[.$B44];[.K$9]&lt;=[.$D44];ISNUMBER([.$C44]));IF(COM.MICROSOFT.NETWORKDAYS.INTL([.K$9];[.K$9];1;[.$A$2:.$A$4]);&quot;W&quot;;&quot;H&quot;);&quot;&quot;)">
            <text:p/>
          </table:table-cell>
          <table:table-cell table:formula="of:=IF(AND([.L$9]&gt;=[.$B44];[.L$9]&lt;=[.$D44];ISNUMBER([.$C44]));IF(COM.MICROSOFT.NETWORKDAYS.INTL([.L$9];[.L$9];1;[.$A$2:.$A$4]);&quot;W&quot;;&quot;H&quot;);&quot;&quot;)">
            <text:p/>
          </table:table-cell>
          <table:table-cell table:formula="of:=IF(AND([.M$9]&gt;=[.$B44];[.M$9]&lt;=[.$D44];ISNUMBER([.$C44]));IF(COM.MICROSOFT.NETWORKDAYS.INTL([.M$9];[.M$9];1;[.$A$2:.$A$4]);&quot;W&quot;;&quot;H&quot;);&quot;&quot;)">
            <text:p/>
          </table:table-cell>
          <table:table-cell table:formula="of:=IF(AND([.N$9]&gt;=[.$B44];[.N$9]&lt;=[.$D44];ISNUMBER([.$C44]));IF(COM.MICROSOFT.NETWORKDAYS.INTL([.N$9];[.N$9];1;[.$A$2:.$A$4]);&quot;W&quot;;&quot;H&quot;);&quot;&quot;)">
            <text:p/>
          </table:table-cell>
          <table:table-cell table:formula="of:=IF(AND([.O$9]&gt;=[.$B44];[.O$9]&lt;=[.$D44];ISNUMBER([.$C44]));IF(COM.MICROSOFT.NETWORKDAYS.INTL([.O$9];[.O$9];1;[.$A$2:.$A$4]);&quot;W&quot;;&quot;H&quot;);&quot;&quot;)">
            <text:p/>
          </table:table-cell>
          <table:table-cell table:formula="of:=IF(AND([.P$9]&gt;=[.$B44];[.P$9]&lt;=[.$D44];ISNUMBER([.$C44]));IF(COM.MICROSOFT.NETWORKDAYS.INTL([.P$9];[.P$9];1;[.$A$2:.$A$4]);&quot;W&quot;;&quot;H&quot;);&quot;&quot;)">
            <text:p/>
          </table:table-cell>
          <table:table-cell table:formula="of:=IF(AND([.Q$9]&gt;=[.$B44];[.Q$9]&lt;=[.$D44];ISNUMBER([.$C44]));IF(COM.MICROSOFT.NETWORKDAYS.INTL([.Q$9];[.Q$9];1;[.$A$2:.$A$4]);&quot;W&quot;;&quot;H&quot;);&quot;&quot;)">
            <text:p/>
          </table:table-cell>
          <table:table-cell table:formula="of:=IF(AND([.R$9]&gt;=[.$B44];[.R$9]&lt;=[.$D44];ISNUMBER([.$C44]));IF(COM.MICROSOFT.NETWORKDAYS.INTL([.R$9];[.R$9];1;[.$A$2:.$A$4]);&quot;W&quot;;&quot;H&quot;);&quot;&quot;)">
            <text:p/>
          </table:table-cell>
          <table:table-cell table:formula="of:=IF(AND([.S$9]&gt;=[.$B44];[.S$9]&lt;=[.$D44];ISNUMBER([.$C44]));IF(COM.MICROSOFT.NETWORKDAYS.INTL([.S$9];[.S$9];1;[.$A$2:.$A$4]);&quot;W&quot;;&quot;H&quot;);&quot;&quot;)">
            <text:p/>
          </table:table-cell>
          <table:table-cell table:formula="of:=IF(AND([.T$9]&gt;=[.$B44];[.T$9]&lt;=[.$D44];ISNUMBER([.$C44]));IF(COM.MICROSOFT.NETWORKDAYS.INTL([.T$9];[.T$9];1;[.$A$2:.$A$4]);&quot;W&quot;;&quot;H&quot;);&quot;&quot;)">
            <text:p/>
          </table:table-cell>
          <table:table-cell table:formula="of:=IF(AND([.U$9]&gt;=[.$B44];[.U$9]&lt;=[.$D44];ISNUMBER([.$C44]));IF(COM.MICROSOFT.NETWORKDAYS.INTL([.U$9];[.U$9];1;[.$A$2:.$A$4]);&quot;W&quot;;&quot;H&quot;);&quot;&quot;)">
            <text:p/>
          </table:table-cell>
          <table:table-cell table:formula="of:=IF(AND([.V$9]&gt;=[.$B44];[.V$9]&lt;=[.$D44];ISNUMBER([.$C44]));IF(COM.MICROSOFT.NETWORKDAYS.INTL([.V$9];[.V$9];1;[.$A$2:.$A$4]);&quot;W&quot;;&quot;H&quot;);&quot;&quot;)">
            <text:p/>
          </table:table-cell>
          <table:table-cell table:formula="of:=IF(AND([.W$9]&gt;=[.$B44];[.W$9]&lt;=[.$D44];ISNUMBER([.$C44]));IF(COM.MICROSOFT.NETWORKDAYS.INTL([.W$9];[.W$9];1;[.$A$2:.$A$4]);&quot;W&quot;;&quot;H&quot;);&quot;&quot;)">
            <text:p/>
          </table:table-cell>
          <table:table-cell table:formula="of:=IF(AND([.X$9]&gt;=[.$B44];[.X$9]&lt;=[.$D44];ISNUMBER([.$C44]));IF(COM.MICROSOFT.NETWORKDAYS.INTL([.X$9];[.X$9];1;[.$A$2:.$A$4]);&quot;W&quot;;&quot;H&quot;);&quot;&quot;)">
            <text:p/>
          </table:table-cell>
          <table:table-cell table:formula="of:=IF(AND([.Y$9]&gt;=[.$B44];[.Y$9]&lt;=[.$D44];ISNUMBER([.$C44]));IF(COM.MICROSOFT.NETWORKDAYS.INTL([.Y$9];[.Y$9];1;[.$A$2:.$A$4]);&quot;W&quot;;&quot;H&quot;);&quot;&quot;)">
            <text:p/>
          </table:table-cell>
          <table:table-cell table:formula="of:=IF(AND([.Z$9]&gt;=[.$B44];[.Z$9]&lt;=[.$D44];ISNUMBER([.$C44]));IF(COM.MICROSOFT.NETWORKDAYS.INTL([.Z$9];[.Z$9];1;[.$A$2:.$A$4]);&quot;W&quot;;&quot;H&quot;);&quot;&quot;)">
            <text:p/>
          </table:table-cell>
          <table:table-cell table:formula="of:=IF(AND([.AA$9]&gt;=[.$B44];[.AA$9]&lt;=[.$D44];ISNUMBER([.$C44]));IF(COM.MICROSOFT.NETWORKDAYS.INTL([.AA$9];[.AA$9];1;[.$A$2:.$A$4]);&quot;W&quot;;&quot;H&quot;);&quot;&quot;)">
            <text:p/>
          </table:table-cell>
          <table:table-cell table:formula="of:=IF(AND([.AB$9]&gt;=[.$B44];[.AB$9]&lt;=[.$D44];ISNUMBER([.$C44]));IF(COM.MICROSOFT.NETWORKDAYS.INTL([.AB$9];[.AB$9];1;[.$A$2:.$A$4]);&quot;W&quot;;&quot;H&quot;);&quot;&quot;)">
            <text:p/>
          </table:table-cell>
          <table:table-cell table:formula="of:=IF(AND([.AC$9]&gt;=[.$B44];[.AC$9]&lt;=[.$D44];ISNUMBER([.$C44]));IF(COM.MICROSOFT.NETWORKDAYS.INTL([.AC$9];[.AC$9];1;[.$A$2:.$A$4]);&quot;W&quot;;&quot;H&quot;);&quot;&quot;)">
            <text:p/>
          </table:table-cell>
          <table:table-cell table:formula="of:=IF(AND([.AD$9]&gt;=[.$B44];[.AD$9]&lt;=[.$D44];ISNUMBER([.$C44]));IF(COM.MICROSOFT.NETWORKDAYS.INTL([.AD$9];[.AD$9];1;[.$A$2:.$A$4]);&quot;W&quot;;&quot;H&quot;);&quot;&quot;)">
            <text:p/>
          </table:table-cell>
          <table:table-cell table:formula="of:=IF(AND([.AE$9]&gt;=[.$B44];[.AE$9]&lt;=[.$D44];ISNUMBER([.$C44]));IF(COM.MICROSOFT.NETWORKDAYS.INTL([.AE$9];[.AE$9];1;[.$A$2:.$A$4]);&quot;W&quot;;&quot;H&quot;);&quot;&quot;)" office:value-type="string" office:string-value="W" calcext:value-type="string">
            <text:p>W</text:p>
          </table:table-cell>
          <table:table-cell table:formula="of:=IF(AND([.AF$9]&gt;=[.$B44];[.AF$9]&lt;=[.$D44];ISNUMBER([.$C44]));IF(COM.MICROSOFT.NETWORKDAYS.INTL([.AF$9];[.AF$9];1;[.$A$2:.$A$4]);&quot;W&quot;;&quot;H&quot;);&quot;&quot;)" office:value-type="string" office:string-value="W" calcext:value-type="string">
            <text:p>W</text:p>
          </table:table-cell>
          <table:table-cell table:formula="of:=IF(AND([.AG$9]&gt;=[.$B44];[.AG$9]&lt;=[.$D44];ISNUMBER([.$C44]));IF(COM.MICROSOFT.NETWORKDAYS.INTL([.AG$9];[.AG$9];1;[.$A$2:.$A$4]);&quot;W&quot;;&quot;H&quot;);&quot;&quot;)" office:value-type="string" office:string-value="W" calcext:value-type="string">
            <text:p>W</text:p>
          </table:table-cell>
          <table:table-cell table:formula="of:=IF(AND([.AH$9]&gt;=[.$B44];[.AH$9]&lt;=[.$D44];ISNUMBER([.$C44]));IF(COM.MICROSOFT.NETWORKDAYS.INTL([.AH$9];[.AH$9];1;[.$A$2:.$A$4]);&quot;W&quot;;&quot;H&quot;);&quot;&quot;)">
            <text:p/>
          </table:table-cell>
          <table:table-cell table:formula="of:=IF(AND([.AI$9]&gt;=[.$B44];[.AI$9]&lt;=[.$D44];ISNUMBER([.$C44]));IF(COM.MICROSOFT.NETWORKDAYS.INTL([.AI$9];[.AI$9];1;[.$A$2:.$A$4]);&quot;W&quot;;&quot;H&quot;);&quot;&quot;)">
            <text:p/>
          </table:table-cell>
          <table:table-cell table:formula="of:=IF(AND([.AJ$9]&gt;=[.$B44];[.AJ$9]&lt;=[.$D44];ISNUMBER([.$C44]));IF(COM.MICROSOFT.NETWORKDAYS.INTL([.AJ$9];[.AJ$9];1;[.$A$2:.$A$4]);&quot;W&quot;;&quot;H&quot;);&quot;&quot;)">
            <text:p/>
          </table:table-cell>
          <table:table-cell table:formula="of:=IF(AND([.AK$9]&gt;=[.$B44];[.AK$9]&lt;=[.$D44];ISNUMBER([.$C44]));IF(COM.MICROSOFT.NETWORKDAYS.INTL([.AK$9];[.AK$9];1;[.$A$2:.$A$4]);&quot;W&quot;;&quot;H&quot;);&quot;&quot;)">
            <text:p/>
          </table:table-cell>
          <table:table-cell table:formula="of:=IF(AND([.AL$9]&gt;=[.$B44];[.AL$9]&lt;=[.$D44];ISNUMBER([.$C44]));IF(COM.MICROSOFT.NETWORKDAYS.INTL([.AL$9];[.AL$9];1;[.$A$2:.$A$4]);&quot;W&quot;;&quot;H&quot;);&quot;&quot;)">
            <text:p/>
          </table:table-cell>
          <table:table-cell table:formula="of:=IF(AND([.AM$9]&gt;=[.$B44];[.AM$9]&lt;=[.$D44];ISNUMBER([.$C44]));IF(COM.MICROSOFT.NETWORKDAYS.INTL([.AM$9];[.AM$9];1;[.$A$2:.$A$4]);&quot;W&quot;;&quot;H&quot;);&quot;&quot;)">
            <text:p/>
          </table:table-cell>
          <table:table-cell table:formula="of:=IF(AND([.AN$9]&gt;=[.$B44];[.AN$9]&lt;=[.$D44];ISNUMBER([.$C44]));IF(COM.MICROSOFT.NETWORKDAYS.INTL([.AN$9];[.AN$9];1;[.$A$2:.$A$4]);&quot;W&quot;;&quot;H&quot;);&quot;&quot;)">
            <text:p/>
          </table:table-cell>
          <table:table-cell table:formula="of:=IF(AND([.AO$9]&gt;=[.$B44];[.AO$9]&lt;=[.$D44];ISNUMBER([.$C44]));IF(COM.MICROSOFT.NETWORKDAYS.INTL([.AO$9];[.AO$9];1;[.$A$2:.$A$4]);&quot;W&quot;;&quot;H&quot;);&quot;&quot;)">
            <text:p/>
          </table:table-cell>
          <table:table-cell table:formula="of:=IF(AND([.AP$9]&gt;=[.$B44];[.AP$9]&lt;=[.$D44];ISNUMBER([.$C44]));IF(COM.MICROSOFT.NETWORKDAYS.INTL([.AP$9];[.AP$9];1;[.$A$2:.$A$4]);&quot;W&quot;;&quot;H&quot;);&quot;&quot;)">
            <text:p/>
          </table:table-cell>
          <table:table-cell table:formula="of:=IF(AND([.AQ$9]&gt;=[.$B44];[.AQ$9]&lt;=[.$D44];ISNUMBER([.$C44]));IF(COM.MICROSOFT.NETWORKDAYS.INTL([.AQ$9];[.AQ$9];1;[.$A$2:.$A$4]);&quot;W&quot;;&quot;H&quot;);&quot;&quot;)">
            <text:p/>
          </table:table-cell>
          <table:table-cell table:formula="of:=IF(AND([.AR$9]&gt;=[.$B44];[.AR$9]&lt;=[.$D44];ISNUMBER([.$C44]));IF(COM.MICROSOFT.NETWORKDAYS.INTL([.AR$9];[.AR$9];1;[.$A$2:.$A$4]);&quot;W&quot;;&quot;H&quot;);&quot;&quot;)">
            <text:p/>
          </table:table-cell>
          <table:table-cell table:formula="of:=IF(AND([.AS$9]&gt;=[.$B44];[.AS$9]&lt;=[.$D44];ISNUMBER([.$C44]));IF(COM.MICROSOFT.NETWORKDAYS.INTL([.AS$9];[.AS$9];1;[.$A$2:.$A$4]);&quot;W&quot;;&quot;H&quot;);&quot;&quot;)">
            <text:p/>
          </table:table-cell>
          <table:table-cell table:formula="of:=IF(AND([.AT$9]&gt;=[.$B44];[.AT$9]&lt;=[.$D44];ISNUMBER([.$C44]));IF(COM.MICROSOFT.NETWORKDAYS.INTL([.AT$9];[.AT$9];1;[.$A$2:.$A$4]);&quot;W&quot;;&quot;H&quot;);&quot;&quot;)">
            <text:p/>
          </table:table-cell>
          <table:table-cell table:formula="of:=IF(AND([.AU$9]&gt;=[.$B44];[.AU$9]&lt;=[.$D44];ISNUMBER([.$C44]));IF(COM.MICROSOFT.NETWORKDAYS.INTL([.AU$9];[.AU$9];1;[.$A$2:.$A$4]);&quot;W&quot;;&quot;H&quot;);&quot;&quot;)">
            <text:p/>
          </table:table-cell>
          <table:table-cell table:formula="of:=IF(AND([.AV$9]&gt;=[.$B44];[.AV$9]&lt;=[.$D44];ISNUMBER([.$C44]));IF(COM.MICROSOFT.NETWORKDAYS.INTL([.AV$9];[.AV$9];1;[.$A$2:.$A$4]);&quot;W&quot;;&quot;H&quot;);&quot;&quot;)">
            <text:p/>
          </table:table-cell>
          <table:table-cell table:formula="of:=IF(AND([.AW$9]&gt;=[.$B44];[.AW$9]&lt;=[.$D44];ISNUMBER([.$C44]));IF(COM.MICROSOFT.NETWORKDAYS.INTL([.AW$9];[.AW$9];1;[.$A$2:.$A$4]);&quot;W&quot;;&quot;H&quot;);&quot;&quot;)">
            <text:p/>
          </table:table-cell>
          <table:table-cell table:formula="of:=IF(AND([.AX$9]&gt;=[.$B44];[.AX$9]&lt;=[.$D44];ISNUMBER([.$C44]));IF(COM.MICROSOFT.NETWORKDAYS.INTL([.AX$9];[.AX$9];1;[.$A$2:.$A$4]);&quot;W&quot;;&quot;H&quot;);&quot;&quot;)">
            <text:p/>
          </table:table-cell>
          <table:table-cell table:formula="of:=IF(AND([.AY$9]&gt;=[.$B44];[.AY$9]&lt;=[.$D44];ISNUMBER([.$C44]));IF(COM.MICROSOFT.NETWORKDAYS.INTL([.AY$9];[.AY$9];1;[.$A$2:.$A$4]);&quot;W&quot;;&quot;H&quot;);&quot;&quot;)">
            <text:p/>
          </table:table-cell>
          <table:table-cell table:formula="of:=IF(AND([.AZ$9]&gt;=[.$B44];[.AZ$9]&lt;=[.$D44];ISNUMBER([.$C44]));IF(COM.MICROSOFT.NETWORKDAYS.INTL([.AZ$9];[.AZ$9];1;[.$A$2:.$A$4]);&quot;W&quot;;&quot;H&quot;);&quot;&quot;)">
            <text:p/>
          </table:table-cell>
          <table:table-cell table:formula="of:=IF(AND([.BA$9]&gt;=[.$B44];[.BA$9]&lt;=[.$D44];ISNUMBER([.$C44]));IF(COM.MICROSOFT.NETWORKDAYS.INTL([.BA$9];[.BA$9];1;[.$A$2:.$A$4]);&quot;W&quot;;&quot;H&quot;);&quot;&quot;)">
            <text:p/>
          </table:table-cell>
          <table:table-cell table:formula="of:=IF(AND([.BB$9]&gt;=[.$B44];[.BB$9]&lt;=[.$D44];ISNUMBER([.$C44]));IF(COM.MICROSOFT.NETWORKDAYS.INTL([.BB$9];[.BB$9];1;[.$A$2:.$A$4]);&quot;W&quot;;&quot;H&quot;);&quot;&quot;)">
            <text:p/>
          </table:table-cell>
          <table:table-cell table:formula="of:=IF(AND([.BC$9]&gt;=[.$B44];[.BC$9]&lt;=[.$D44];ISNUMBER([.$C44]));IF(COM.MICROSOFT.NETWORKDAYS.INTL([.BC$9];[.BC$9];1;[.$A$2:.$A$4]);&quot;W&quot;;&quot;H&quot;);&quot;&quot;)">
            <text:p/>
          </table:table-cell>
          <table:table-cell table:formula="of:=IF(AND([.BD$9]&gt;=[.$B44];[.BD$9]&lt;=[.$D44];ISNUMBER([.$C44]));IF(COM.MICROSOFT.NETWORKDAYS.INTL([.BD$9];[.BD$9];1;[.$A$2:.$A$4]);&quot;W&quot;;&quot;H&quot;);&quot;&quot;)">
            <text:p/>
          </table:table-cell>
          <table:table-cell table:formula="of:=IF(AND([.BE$9]&gt;=[.$B44];[.BE$9]&lt;=[.$D44];ISNUMBER([.$C44]));IF(COM.MICROSOFT.NETWORKDAYS.INTL([.BE$9];[.BE$9];1;[.$A$2:.$A$4]);&quot;W&quot;;&quot;H&quot;);&quot;&quot;)">
            <text:p/>
          </table:table-cell>
          <table:table-cell table:formula="of:=IF(AND([.BF$9]&gt;=[.$B44];[.BF$9]&lt;=[.$D44];ISNUMBER([.$C44]));IF(COM.MICROSOFT.NETWORKDAYS.INTL([.BF$9];[.BF$9];1;[.$A$2:.$A$4]);&quot;W&quot;;&quot;H&quot;);&quot;&quot;)">
            <text:p/>
          </table:table-cell>
          <table:table-cell table:formula="of:=IF(AND([.BG$9]&gt;=[.$B44];[.BG$9]&lt;=[.$D44];ISNUMBER([.$C44]));IF(COM.MICROSOFT.NETWORKDAYS.INTL([.BG$9];[.BG$9];1;[.$A$2:.$A$4]);&quot;W&quot;;&quot;H&quot;);&quot;&quot;)">
            <text:p/>
          </table:table-cell>
          <table:table-cell table:formula="of:=IF(AND([.BH$9]&gt;=[.$B44];[.BH$9]&lt;=[.$D44];ISNUMBER([.$C44]));IF(COM.MICROSOFT.NETWORKDAYS.INTL([.BH$9];[.BH$9];1;[.$A$2:.$A$4]);&quot;W&quot;;&quot;H&quot;);&quot;&quot;)">
            <text:p/>
          </table:table-cell>
          <table:table-cell table:formula="of:=IF(AND([.BI$9]&gt;=[.$B44];[.BI$9]&lt;=[.$D44];ISNUMBER([.$C44]));IF(COM.MICROSOFT.NETWORKDAYS.INTL([.BI$9];[.BI$9];1;[.$A$2:.$A$4]);&quot;W&quot;;&quot;H&quot;);&quot;&quot;)">
            <text:p/>
          </table:table-cell>
          <table:table-cell table:formula="of:=IF(AND([.BJ$9]&gt;=[.$B44];[.BJ$9]&lt;=[.$D44];ISNUMBER([.$C44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EV09</text:p>
          </table:table-cell>
          <table:table-cell office:value-type="date" office:date-value="2020-06-01" calcext:value-type="date">
            <text:p>01/06/20</text:p>
          </table:table-cell>
          <table:table-cell office:value-type="float" office:value="3" calcext:value-type="float">
            <text:p>3</text:p>
          </table:table-cell>
          <table:table-cell table:formula="of:=IF(ISNUMBER([.C45]); COM.MICROSOFT.WORKDAY.INTL([.B45]; [.C45]; 1; [.A$2:.A$4] ) - 1; &quot;&quot;)" office:value-type="date" office:date-value="2020-06-03" calcext:value-type="date">
            <text:p>03/06/20</text:p>
          </table:table-cell>
          <table:table-cell table:formula="of:=IF(AND([.E$9]&gt;=[.$B45];[.E$9]&lt;=[.$D45];ISNUMBER([.$C45]));IF(COM.MICROSOFT.NETWORKDAYS.INTL([.E$9];[.E$9];1;[.$A$2:.$A$4]);&quot;W&quot;;&quot;H&quot;);&quot;&quot;)">
            <text:p/>
          </table:table-cell>
          <table:table-cell table:formula="of:=IF(AND([.F$9]&gt;=[.$B45];[.F$9]&lt;=[.$D45];ISNUMBER([.$C45]));IF(COM.MICROSOFT.NETWORKDAYS.INTL([.F$9];[.F$9];1;[.$A$2:.$A$4]);&quot;W&quot;;&quot;H&quot;);&quot;&quot;)">
            <text:p/>
          </table:table-cell>
          <table:table-cell table:formula="of:=IF(AND([.G$9]&gt;=[.$B45];[.G$9]&lt;=[.$D45];ISNUMBER([.$C45]));IF(COM.MICROSOFT.NETWORKDAYS.INTL([.G$9];[.G$9];1;[.$A$2:.$A$4]);&quot;W&quot;;&quot;H&quot;);&quot;&quot;)">
            <text:p/>
          </table:table-cell>
          <table:table-cell table:formula="of:=IF(AND([.H$9]&gt;=[.$B45];[.H$9]&lt;=[.$D45];ISNUMBER([.$C45]));IF(COM.MICROSOFT.NETWORKDAYS.INTL([.H$9];[.H$9];1;[.$A$2:.$A$4]);&quot;W&quot;;&quot;H&quot;);&quot;&quot;)">
            <text:p/>
          </table:table-cell>
          <table:table-cell table:formula="of:=IF(AND([.I$9]&gt;=[.$B45];[.I$9]&lt;=[.$D45];ISNUMBER([.$C45]));IF(COM.MICROSOFT.NETWORKDAYS.INTL([.I$9];[.I$9];1;[.$A$2:.$A$4]);&quot;W&quot;;&quot;H&quot;);&quot;&quot;)">
            <text:p/>
          </table:table-cell>
          <table:table-cell table:formula="of:=IF(AND([.J$9]&gt;=[.$B45];[.J$9]&lt;=[.$D45];ISNUMBER([.$C45]));IF(COM.MICROSOFT.NETWORKDAYS.INTL([.J$9];[.J$9];1;[.$A$2:.$A$4]);&quot;W&quot;;&quot;H&quot;);&quot;&quot;)">
            <text:p/>
          </table:table-cell>
          <table:table-cell table:formula="of:=IF(AND([.K$9]&gt;=[.$B45];[.K$9]&lt;=[.$D45];ISNUMBER([.$C45]));IF(COM.MICROSOFT.NETWORKDAYS.INTL([.K$9];[.K$9];1;[.$A$2:.$A$4]);&quot;W&quot;;&quot;H&quot;);&quot;&quot;)">
            <text:p/>
          </table:table-cell>
          <table:table-cell table:formula="of:=IF(AND([.L$9]&gt;=[.$B45];[.L$9]&lt;=[.$D45];ISNUMBER([.$C45]));IF(COM.MICROSOFT.NETWORKDAYS.INTL([.L$9];[.L$9];1;[.$A$2:.$A$4]);&quot;W&quot;;&quot;H&quot;);&quot;&quot;)">
            <text:p/>
          </table:table-cell>
          <table:table-cell table:formula="of:=IF(AND([.M$9]&gt;=[.$B45];[.M$9]&lt;=[.$D45];ISNUMBER([.$C45]));IF(COM.MICROSOFT.NETWORKDAYS.INTL([.M$9];[.M$9];1;[.$A$2:.$A$4]);&quot;W&quot;;&quot;H&quot;);&quot;&quot;)">
            <text:p/>
          </table:table-cell>
          <table:table-cell table:formula="of:=IF(AND([.N$9]&gt;=[.$B45];[.N$9]&lt;=[.$D45];ISNUMBER([.$C45]));IF(COM.MICROSOFT.NETWORKDAYS.INTL([.N$9];[.N$9];1;[.$A$2:.$A$4]);&quot;W&quot;;&quot;H&quot;);&quot;&quot;)">
            <text:p/>
          </table:table-cell>
          <table:table-cell table:formula="of:=IF(AND([.O$9]&gt;=[.$B45];[.O$9]&lt;=[.$D45];ISNUMBER([.$C45]));IF(COM.MICROSOFT.NETWORKDAYS.INTL([.O$9];[.O$9];1;[.$A$2:.$A$4]);&quot;W&quot;;&quot;H&quot;);&quot;&quot;)">
            <text:p/>
          </table:table-cell>
          <table:table-cell table:formula="of:=IF(AND([.P$9]&gt;=[.$B45];[.P$9]&lt;=[.$D45];ISNUMBER([.$C45]));IF(COM.MICROSOFT.NETWORKDAYS.INTL([.P$9];[.P$9];1;[.$A$2:.$A$4]);&quot;W&quot;;&quot;H&quot;);&quot;&quot;)">
            <text:p/>
          </table:table-cell>
          <table:table-cell table:formula="of:=IF(AND([.Q$9]&gt;=[.$B45];[.Q$9]&lt;=[.$D45];ISNUMBER([.$C45]));IF(COM.MICROSOFT.NETWORKDAYS.INTL([.Q$9];[.Q$9];1;[.$A$2:.$A$4]);&quot;W&quot;;&quot;H&quot;);&quot;&quot;)">
            <text:p/>
          </table:table-cell>
          <table:table-cell table:formula="of:=IF(AND([.R$9]&gt;=[.$B45];[.R$9]&lt;=[.$D45];ISNUMBER([.$C45]));IF(COM.MICROSOFT.NETWORKDAYS.INTL([.R$9];[.R$9];1;[.$A$2:.$A$4]);&quot;W&quot;;&quot;H&quot;);&quot;&quot;)">
            <text:p/>
          </table:table-cell>
          <table:table-cell table:formula="of:=IF(AND([.S$9]&gt;=[.$B45];[.S$9]&lt;=[.$D45];ISNUMBER([.$C45]));IF(COM.MICROSOFT.NETWORKDAYS.INTL([.S$9];[.S$9];1;[.$A$2:.$A$4]);&quot;W&quot;;&quot;H&quot;);&quot;&quot;)">
            <text:p/>
          </table:table-cell>
          <table:table-cell table:formula="of:=IF(AND([.T$9]&gt;=[.$B45];[.T$9]&lt;=[.$D45];ISNUMBER([.$C45]));IF(COM.MICROSOFT.NETWORKDAYS.INTL([.T$9];[.T$9];1;[.$A$2:.$A$4]);&quot;W&quot;;&quot;H&quot;);&quot;&quot;)">
            <text:p/>
          </table:table-cell>
          <table:table-cell table:formula="of:=IF(AND([.U$9]&gt;=[.$B45];[.U$9]&lt;=[.$D45];ISNUMBER([.$C45]));IF(COM.MICROSOFT.NETWORKDAYS.INTL([.U$9];[.U$9];1;[.$A$2:.$A$4]);&quot;W&quot;;&quot;H&quot;);&quot;&quot;)">
            <text:p/>
          </table:table-cell>
          <table:table-cell table:formula="of:=IF(AND([.V$9]&gt;=[.$B45];[.V$9]&lt;=[.$D45];ISNUMBER([.$C45]));IF(COM.MICROSOFT.NETWORKDAYS.INTL([.V$9];[.V$9];1;[.$A$2:.$A$4]);&quot;W&quot;;&quot;H&quot;);&quot;&quot;)">
            <text:p/>
          </table:table-cell>
          <table:table-cell table:formula="of:=IF(AND([.W$9]&gt;=[.$B45];[.W$9]&lt;=[.$D45];ISNUMBER([.$C45]));IF(COM.MICROSOFT.NETWORKDAYS.INTL([.W$9];[.W$9];1;[.$A$2:.$A$4]);&quot;W&quot;;&quot;H&quot;);&quot;&quot;)">
            <text:p/>
          </table:table-cell>
          <table:table-cell table:formula="of:=IF(AND([.X$9]&gt;=[.$B45];[.X$9]&lt;=[.$D45];ISNUMBER([.$C45]));IF(COM.MICROSOFT.NETWORKDAYS.INTL([.X$9];[.X$9];1;[.$A$2:.$A$4]);&quot;W&quot;;&quot;H&quot;);&quot;&quot;)">
            <text:p/>
          </table:table-cell>
          <table:table-cell table:formula="of:=IF(AND([.Y$9]&gt;=[.$B45];[.Y$9]&lt;=[.$D45];ISNUMBER([.$C45]));IF(COM.MICROSOFT.NETWORKDAYS.INTL([.Y$9];[.Y$9];1;[.$A$2:.$A$4]);&quot;W&quot;;&quot;H&quot;);&quot;&quot;)">
            <text:p/>
          </table:table-cell>
          <table:table-cell table:formula="of:=IF(AND([.Z$9]&gt;=[.$B45];[.Z$9]&lt;=[.$D45];ISNUMBER([.$C45]));IF(COM.MICROSOFT.NETWORKDAYS.INTL([.Z$9];[.Z$9];1;[.$A$2:.$A$4]);&quot;W&quot;;&quot;H&quot;);&quot;&quot;)">
            <text:p/>
          </table:table-cell>
          <table:table-cell table:formula="of:=IF(AND([.AA$9]&gt;=[.$B45];[.AA$9]&lt;=[.$D45];ISNUMBER([.$C45]));IF(COM.MICROSOFT.NETWORKDAYS.INTL([.AA$9];[.AA$9];1;[.$A$2:.$A$4]);&quot;W&quot;;&quot;H&quot;);&quot;&quot;)">
            <text:p/>
          </table:table-cell>
          <table:table-cell table:formula="of:=IF(AND([.AB$9]&gt;=[.$B45];[.AB$9]&lt;=[.$D45];ISNUMBER([.$C45]));IF(COM.MICROSOFT.NETWORKDAYS.INTL([.AB$9];[.AB$9];1;[.$A$2:.$A$4]);&quot;W&quot;;&quot;H&quot;);&quot;&quot;)">
            <text:p/>
          </table:table-cell>
          <table:table-cell table:formula="of:=IF(AND([.AC$9]&gt;=[.$B45];[.AC$9]&lt;=[.$D45];ISNUMBER([.$C45]));IF(COM.MICROSOFT.NETWORKDAYS.INTL([.AC$9];[.AC$9];1;[.$A$2:.$A$4]);&quot;W&quot;;&quot;H&quot;);&quot;&quot;)">
            <text:p/>
          </table:table-cell>
          <table:table-cell table:formula="of:=IF(AND([.AD$9]&gt;=[.$B45];[.AD$9]&lt;=[.$D45];ISNUMBER([.$C45]));IF(COM.MICROSOFT.NETWORKDAYS.INTL([.AD$9];[.AD$9];1;[.$A$2:.$A$4]);&quot;W&quot;;&quot;H&quot;);&quot;&quot;)">
            <text:p/>
          </table:table-cell>
          <table:table-cell table:formula="of:=IF(AND([.AE$9]&gt;=[.$B45];[.AE$9]&lt;=[.$D45];ISNUMBER([.$C45]));IF(COM.MICROSOFT.NETWORKDAYS.INTL([.AE$9];[.AE$9];1;[.$A$2:.$A$4]);&quot;W&quot;;&quot;H&quot;);&quot;&quot;)" office:value-type="string" office:string-value="W" calcext:value-type="string">
            <text:p>W</text:p>
          </table:table-cell>
          <table:table-cell table:formula="of:=IF(AND([.AF$9]&gt;=[.$B45];[.AF$9]&lt;=[.$D45];ISNUMBER([.$C45]));IF(COM.MICROSOFT.NETWORKDAYS.INTL([.AF$9];[.AF$9];1;[.$A$2:.$A$4]);&quot;W&quot;;&quot;H&quot;);&quot;&quot;)" office:value-type="string" office:string-value="W" calcext:value-type="string">
            <text:p>W</text:p>
          </table:table-cell>
          <table:table-cell table:formula="of:=IF(AND([.AG$9]&gt;=[.$B45];[.AG$9]&lt;=[.$D45];ISNUMBER([.$C45]));IF(COM.MICROSOFT.NETWORKDAYS.INTL([.AG$9];[.AG$9];1;[.$A$2:.$A$4]);&quot;W&quot;;&quot;H&quot;);&quot;&quot;)" office:value-type="string" office:string-value="W" calcext:value-type="string">
            <text:p>W</text:p>
          </table:table-cell>
          <table:table-cell table:formula="of:=IF(AND([.AH$9]&gt;=[.$B45];[.AH$9]&lt;=[.$D45];ISNUMBER([.$C45]));IF(COM.MICROSOFT.NETWORKDAYS.INTL([.AH$9];[.AH$9];1;[.$A$2:.$A$4]);&quot;W&quot;;&quot;H&quot;);&quot;&quot;)">
            <text:p/>
          </table:table-cell>
          <table:table-cell table:formula="of:=IF(AND([.AI$9]&gt;=[.$B45];[.AI$9]&lt;=[.$D45];ISNUMBER([.$C45]));IF(COM.MICROSOFT.NETWORKDAYS.INTL([.AI$9];[.AI$9];1;[.$A$2:.$A$4]);&quot;W&quot;;&quot;H&quot;);&quot;&quot;)">
            <text:p/>
          </table:table-cell>
          <table:table-cell table:formula="of:=IF(AND([.AJ$9]&gt;=[.$B45];[.AJ$9]&lt;=[.$D45];ISNUMBER([.$C45]));IF(COM.MICROSOFT.NETWORKDAYS.INTL([.AJ$9];[.AJ$9];1;[.$A$2:.$A$4]);&quot;W&quot;;&quot;H&quot;);&quot;&quot;)">
            <text:p/>
          </table:table-cell>
          <table:table-cell table:formula="of:=IF(AND([.AK$9]&gt;=[.$B45];[.AK$9]&lt;=[.$D45];ISNUMBER([.$C45]));IF(COM.MICROSOFT.NETWORKDAYS.INTL([.AK$9];[.AK$9];1;[.$A$2:.$A$4]);&quot;W&quot;;&quot;H&quot;);&quot;&quot;)">
            <text:p/>
          </table:table-cell>
          <table:table-cell table:formula="of:=IF(AND([.AL$9]&gt;=[.$B45];[.AL$9]&lt;=[.$D45];ISNUMBER([.$C45]));IF(COM.MICROSOFT.NETWORKDAYS.INTL([.AL$9];[.AL$9];1;[.$A$2:.$A$4]);&quot;W&quot;;&quot;H&quot;);&quot;&quot;)">
            <text:p/>
          </table:table-cell>
          <table:table-cell table:formula="of:=IF(AND([.AM$9]&gt;=[.$B45];[.AM$9]&lt;=[.$D45];ISNUMBER([.$C45]));IF(COM.MICROSOFT.NETWORKDAYS.INTL([.AM$9];[.AM$9];1;[.$A$2:.$A$4]);&quot;W&quot;;&quot;H&quot;);&quot;&quot;)">
            <text:p/>
          </table:table-cell>
          <table:table-cell table:formula="of:=IF(AND([.AN$9]&gt;=[.$B45];[.AN$9]&lt;=[.$D45];ISNUMBER([.$C45]));IF(COM.MICROSOFT.NETWORKDAYS.INTL([.AN$9];[.AN$9];1;[.$A$2:.$A$4]);&quot;W&quot;;&quot;H&quot;);&quot;&quot;)">
            <text:p/>
          </table:table-cell>
          <table:table-cell table:formula="of:=IF(AND([.AO$9]&gt;=[.$B45];[.AO$9]&lt;=[.$D45];ISNUMBER([.$C45]));IF(COM.MICROSOFT.NETWORKDAYS.INTL([.AO$9];[.AO$9];1;[.$A$2:.$A$4]);&quot;W&quot;;&quot;H&quot;);&quot;&quot;)">
            <text:p/>
          </table:table-cell>
          <table:table-cell table:formula="of:=IF(AND([.AP$9]&gt;=[.$B45];[.AP$9]&lt;=[.$D45];ISNUMBER([.$C45]));IF(COM.MICROSOFT.NETWORKDAYS.INTL([.AP$9];[.AP$9];1;[.$A$2:.$A$4]);&quot;W&quot;;&quot;H&quot;);&quot;&quot;)">
            <text:p/>
          </table:table-cell>
          <table:table-cell table:formula="of:=IF(AND([.AQ$9]&gt;=[.$B45];[.AQ$9]&lt;=[.$D45];ISNUMBER([.$C45]));IF(COM.MICROSOFT.NETWORKDAYS.INTL([.AQ$9];[.AQ$9];1;[.$A$2:.$A$4]);&quot;W&quot;;&quot;H&quot;);&quot;&quot;)">
            <text:p/>
          </table:table-cell>
          <table:table-cell table:formula="of:=IF(AND([.AR$9]&gt;=[.$B45];[.AR$9]&lt;=[.$D45];ISNUMBER([.$C45]));IF(COM.MICROSOFT.NETWORKDAYS.INTL([.AR$9];[.AR$9];1;[.$A$2:.$A$4]);&quot;W&quot;;&quot;H&quot;);&quot;&quot;)">
            <text:p/>
          </table:table-cell>
          <table:table-cell table:formula="of:=IF(AND([.AS$9]&gt;=[.$B45];[.AS$9]&lt;=[.$D45];ISNUMBER([.$C45]));IF(COM.MICROSOFT.NETWORKDAYS.INTL([.AS$9];[.AS$9];1;[.$A$2:.$A$4]);&quot;W&quot;;&quot;H&quot;);&quot;&quot;)">
            <text:p/>
          </table:table-cell>
          <table:table-cell table:formula="of:=IF(AND([.AT$9]&gt;=[.$B45];[.AT$9]&lt;=[.$D45];ISNUMBER([.$C45]));IF(COM.MICROSOFT.NETWORKDAYS.INTL([.AT$9];[.AT$9];1;[.$A$2:.$A$4]);&quot;W&quot;;&quot;H&quot;);&quot;&quot;)">
            <text:p/>
          </table:table-cell>
          <table:table-cell table:formula="of:=IF(AND([.AU$9]&gt;=[.$B45];[.AU$9]&lt;=[.$D45];ISNUMBER([.$C45]));IF(COM.MICROSOFT.NETWORKDAYS.INTL([.AU$9];[.AU$9];1;[.$A$2:.$A$4]);&quot;W&quot;;&quot;H&quot;);&quot;&quot;)">
            <text:p/>
          </table:table-cell>
          <table:table-cell table:formula="of:=IF(AND([.AV$9]&gt;=[.$B45];[.AV$9]&lt;=[.$D45];ISNUMBER([.$C45]));IF(COM.MICROSOFT.NETWORKDAYS.INTL([.AV$9];[.AV$9];1;[.$A$2:.$A$4]);&quot;W&quot;;&quot;H&quot;);&quot;&quot;)">
            <text:p/>
          </table:table-cell>
          <table:table-cell table:formula="of:=IF(AND([.AW$9]&gt;=[.$B45];[.AW$9]&lt;=[.$D45];ISNUMBER([.$C45]));IF(COM.MICROSOFT.NETWORKDAYS.INTL([.AW$9];[.AW$9];1;[.$A$2:.$A$4]);&quot;W&quot;;&quot;H&quot;);&quot;&quot;)">
            <text:p/>
          </table:table-cell>
          <table:table-cell table:formula="of:=IF(AND([.AX$9]&gt;=[.$B45];[.AX$9]&lt;=[.$D45];ISNUMBER([.$C45]));IF(COM.MICROSOFT.NETWORKDAYS.INTL([.AX$9];[.AX$9];1;[.$A$2:.$A$4]);&quot;W&quot;;&quot;H&quot;);&quot;&quot;)">
            <text:p/>
          </table:table-cell>
          <table:table-cell table:formula="of:=IF(AND([.AY$9]&gt;=[.$B45];[.AY$9]&lt;=[.$D45];ISNUMBER([.$C45]));IF(COM.MICROSOFT.NETWORKDAYS.INTL([.AY$9];[.AY$9];1;[.$A$2:.$A$4]);&quot;W&quot;;&quot;H&quot;);&quot;&quot;)">
            <text:p/>
          </table:table-cell>
          <table:table-cell table:formula="of:=IF(AND([.AZ$9]&gt;=[.$B45];[.AZ$9]&lt;=[.$D45];ISNUMBER([.$C45]));IF(COM.MICROSOFT.NETWORKDAYS.INTL([.AZ$9];[.AZ$9];1;[.$A$2:.$A$4]);&quot;W&quot;;&quot;H&quot;);&quot;&quot;)">
            <text:p/>
          </table:table-cell>
          <table:table-cell table:formula="of:=IF(AND([.BA$9]&gt;=[.$B45];[.BA$9]&lt;=[.$D45];ISNUMBER([.$C45]));IF(COM.MICROSOFT.NETWORKDAYS.INTL([.BA$9];[.BA$9];1;[.$A$2:.$A$4]);&quot;W&quot;;&quot;H&quot;);&quot;&quot;)">
            <text:p/>
          </table:table-cell>
          <table:table-cell table:formula="of:=IF(AND([.BB$9]&gt;=[.$B45];[.BB$9]&lt;=[.$D45];ISNUMBER([.$C45]));IF(COM.MICROSOFT.NETWORKDAYS.INTL([.BB$9];[.BB$9];1;[.$A$2:.$A$4]);&quot;W&quot;;&quot;H&quot;);&quot;&quot;)">
            <text:p/>
          </table:table-cell>
          <table:table-cell table:formula="of:=IF(AND([.BC$9]&gt;=[.$B45];[.BC$9]&lt;=[.$D45];ISNUMBER([.$C45]));IF(COM.MICROSOFT.NETWORKDAYS.INTL([.BC$9];[.BC$9];1;[.$A$2:.$A$4]);&quot;W&quot;;&quot;H&quot;);&quot;&quot;)">
            <text:p/>
          </table:table-cell>
          <table:table-cell table:formula="of:=IF(AND([.BD$9]&gt;=[.$B45];[.BD$9]&lt;=[.$D45];ISNUMBER([.$C45]));IF(COM.MICROSOFT.NETWORKDAYS.INTL([.BD$9];[.BD$9];1;[.$A$2:.$A$4]);&quot;W&quot;;&quot;H&quot;);&quot;&quot;)">
            <text:p/>
          </table:table-cell>
          <table:table-cell table:formula="of:=IF(AND([.BE$9]&gt;=[.$B45];[.BE$9]&lt;=[.$D45];ISNUMBER([.$C45]));IF(COM.MICROSOFT.NETWORKDAYS.INTL([.BE$9];[.BE$9];1;[.$A$2:.$A$4]);&quot;W&quot;;&quot;H&quot;);&quot;&quot;)">
            <text:p/>
          </table:table-cell>
          <table:table-cell table:formula="of:=IF(AND([.BF$9]&gt;=[.$B45];[.BF$9]&lt;=[.$D45];ISNUMBER([.$C45]));IF(COM.MICROSOFT.NETWORKDAYS.INTL([.BF$9];[.BF$9];1;[.$A$2:.$A$4]);&quot;W&quot;;&quot;H&quot;);&quot;&quot;)">
            <text:p/>
          </table:table-cell>
          <table:table-cell table:formula="of:=IF(AND([.BG$9]&gt;=[.$B45];[.BG$9]&lt;=[.$D45];ISNUMBER([.$C45]));IF(COM.MICROSOFT.NETWORKDAYS.INTL([.BG$9];[.BG$9];1;[.$A$2:.$A$4]);&quot;W&quot;;&quot;H&quot;);&quot;&quot;)">
            <text:p/>
          </table:table-cell>
          <table:table-cell table:formula="of:=IF(AND([.BH$9]&gt;=[.$B45];[.BH$9]&lt;=[.$D45];ISNUMBER([.$C45]));IF(COM.MICROSOFT.NETWORKDAYS.INTL([.BH$9];[.BH$9];1;[.$A$2:.$A$4]);&quot;W&quot;;&quot;H&quot;);&quot;&quot;)">
            <text:p/>
          </table:table-cell>
          <table:table-cell table:formula="of:=IF(AND([.BI$9]&gt;=[.$B45];[.BI$9]&lt;=[.$D45];ISNUMBER([.$C45]));IF(COM.MICROSOFT.NETWORKDAYS.INTL([.BI$9];[.BI$9];1;[.$A$2:.$A$4]);&quot;W&quot;;&quot;H&quot;);&quot;&quot;)">
            <text:p/>
          </table:table-cell>
          <table:table-cell table:formula="of:=IF(AND([.BJ$9]&gt;=[.$B45];[.BJ$9]&lt;=[.$D45];ISNUMBER([.$C45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EV10</text:p>
          </table:table-cell>
          <table:table-cell office:value-type="date" office:date-value="2020-06-01" calcext:value-type="date">
            <text:p>01/06/20</text:p>
          </table:table-cell>
          <table:table-cell office:value-type="float" office:value="3" calcext:value-type="float">
            <text:p>3</text:p>
          </table:table-cell>
          <table:table-cell table:formula="of:=IF(ISNUMBER([.C46]); COM.MICROSOFT.WORKDAY.INTL([.B46]; [.C46]; 1; [.A$2:.A$4] ) - 1; &quot;&quot;)" office:value-type="date" office:date-value="2020-06-03" calcext:value-type="date">
            <text:p>03/06/20</text:p>
          </table:table-cell>
          <table:table-cell table:formula="of:=IF(AND([.E$9]&gt;=[.$B46];[.E$9]&lt;=[.$D46];ISNUMBER([.$C46]));IF(COM.MICROSOFT.NETWORKDAYS.INTL([.E$9];[.E$9];1;[.$A$2:.$A$4]);&quot;W&quot;;&quot;H&quot;);&quot;&quot;)">
            <text:p/>
          </table:table-cell>
          <table:table-cell table:formula="of:=IF(AND([.F$9]&gt;=[.$B46];[.F$9]&lt;=[.$D46];ISNUMBER([.$C46]));IF(COM.MICROSOFT.NETWORKDAYS.INTL([.F$9];[.F$9];1;[.$A$2:.$A$4]);&quot;W&quot;;&quot;H&quot;);&quot;&quot;)">
            <text:p/>
          </table:table-cell>
          <table:table-cell table:formula="of:=IF(AND([.G$9]&gt;=[.$B46];[.G$9]&lt;=[.$D46];ISNUMBER([.$C46]));IF(COM.MICROSOFT.NETWORKDAYS.INTL([.G$9];[.G$9];1;[.$A$2:.$A$4]);&quot;W&quot;;&quot;H&quot;);&quot;&quot;)">
            <text:p/>
          </table:table-cell>
          <table:table-cell table:formula="of:=IF(AND([.H$9]&gt;=[.$B46];[.H$9]&lt;=[.$D46];ISNUMBER([.$C46]));IF(COM.MICROSOFT.NETWORKDAYS.INTL([.H$9];[.H$9];1;[.$A$2:.$A$4]);&quot;W&quot;;&quot;H&quot;);&quot;&quot;)">
            <text:p/>
          </table:table-cell>
          <table:table-cell table:formula="of:=IF(AND([.I$9]&gt;=[.$B46];[.I$9]&lt;=[.$D46];ISNUMBER([.$C46]));IF(COM.MICROSOFT.NETWORKDAYS.INTL([.I$9];[.I$9];1;[.$A$2:.$A$4]);&quot;W&quot;;&quot;H&quot;);&quot;&quot;)">
            <text:p/>
          </table:table-cell>
          <table:table-cell table:formula="of:=IF(AND([.J$9]&gt;=[.$B46];[.J$9]&lt;=[.$D46];ISNUMBER([.$C46]));IF(COM.MICROSOFT.NETWORKDAYS.INTL([.J$9];[.J$9];1;[.$A$2:.$A$4]);&quot;W&quot;;&quot;H&quot;);&quot;&quot;)">
            <text:p/>
          </table:table-cell>
          <table:table-cell table:formula="of:=IF(AND([.K$9]&gt;=[.$B46];[.K$9]&lt;=[.$D46];ISNUMBER([.$C46]));IF(COM.MICROSOFT.NETWORKDAYS.INTL([.K$9];[.K$9];1;[.$A$2:.$A$4]);&quot;W&quot;;&quot;H&quot;);&quot;&quot;)">
            <text:p/>
          </table:table-cell>
          <table:table-cell table:formula="of:=IF(AND([.L$9]&gt;=[.$B46];[.L$9]&lt;=[.$D46];ISNUMBER([.$C46]));IF(COM.MICROSOFT.NETWORKDAYS.INTL([.L$9];[.L$9];1;[.$A$2:.$A$4]);&quot;W&quot;;&quot;H&quot;);&quot;&quot;)">
            <text:p/>
          </table:table-cell>
          <table:table-cell table:formula="of:=IF(AND([.M$9]&gt;=[.$B46];[.M$9]&lt;=[.$D46];ISNUMBER([.$C46]));IF(COM.MICROSOFT.NETWORKDAYS.INTL([.M$9];[.M$9];1;[.$A$2:.$A$4]);&quot;W&quot;;&quot;H&quot;);&quot;&quot;)">
            <text:p/>
          </table:table-cell>
          <table:table-cell table:formula="of:=IF(AND([.N$9]&gt;=[.$B46];[.N$9]&lt;=[.$D46];ISNUMBER([.$C46]));IF(COM.MICROSOFT.NETWORKDAYS.INTL([.N$9];[.N$9];1;[.$A$2:.$A$4]);&quot;W&quot;;&quot;H&quot;);&quot;&quot;)">
            <text:p/>
          </table:table-cell>
          <table:table-cell table:formula="of:=IF(AND([.O$9]&gt;=[.$B46];[.O$9]&lt;=[.$D46];ISNUMBER([.$C46]));IF(COM.MICROSOFT.NETWORKDAYS.INTL([.O$9];[.O$9];1;[.$A$2:.$A$4]);&quot;W&quot;;&quot;H&quot;);&quot;&quot;)">
            <text:p/>
          </table:table-cell>
          <table:table-cell table:formula="of:=IF(AND([.P$9]&gt;=[.$B46];[.P$9]&lt;=[.$D46];ISNUMBER([.$C46]));IF(COM.MICROSOFT.NETWORKDAYS.INTL([.P$9];[.P$9];1;[.$A$2:.$A$4]);&quot;W&quot;;&quot;H&quot;);&quot;&quot;)">
            <text:p/>
          </table:table-cell>
          <table:table-cell table:formula="of:=IF(AND([.Q$9]&gt;=[.$B46];[.Q$9]&lt;=[.$D46];ISNUMBER([.$C46]));IF(COM.MICROSOFT.NETWORKDAYS.INTL([.Q$9];[.Q$9];1;[.$A$2:.$A$4]);&quot;W&quot;;&quot;H&quot;);&quot;&quot;)">
            <text:p/>
          </table:table-cell>
          <table:table-cell table:formula="of:=IF(AND([.R$9]&gt;=[.$B46];[.R$9]&lt;=[.$D46];ISNUMBER([.$C46]));IF(COM.MICROSOFT.NETWORKDAYS.INTL([.R$9];[.R$9];1;[.$A$2:.$A$4]);&quot;W&quot;;&quot;H&quot;);&quot;&quot;)">
            <text:p/>
          </table:table-cell>
          <table:table-cell table:formula="of:=IF(AND([.S$9]&gt;=[.$B46];[.S$9]&lt;=[.$D46];ISNUMBER([.$C46]));IF(COM.MICROSOFT.NETWORKDAYS.INTL([.S$9];[.S$9];1;[.$A$2:.$A$4]);&quot;W&quot;;&quot;H&quot;);&quot;&quot;)">
            <text:p/>
          </table:table-cell>
          <table:table-cell table:formula="of:=IF(AND([.T$9]&gt;=[.$B46];[.T$9]&lt;=[.$D46];ISNUMBER([.$C46]));IF(COM.MICROSOFT.NETWORKDAYS.INTL([.T$9];[.T$9];1;[.$A$2:.$A$4]);&quot;W&quot;;&quot;H&quot;);&quot;&quot;)">
            <text:p/>
          </table:table-cell>
          <table:table-cell table:formula="of:=IF(AND([.U$9]&gt;=[.$B46];[.U$9]&lt;=[.$D46];ISNUMBER([.$C46]));IF(COM.MICROSOFT.NETWORKDAYS.INTL([.U$9];[.U$9];1;[.$A$2:.$A$4]);&quot;W&quot;;&quot;H&quot;);&quot;&quot;)">
            <text:p/>
          </table:table-cell>
          <table:table-cell table:formula="of:=IF(AND([.V$9]&gt;=[.$B46];[.V$9]&lt;=[.$D46];ISNUMBER([.$C46]));IF(COM.MICROSOFT.NETWORKDAYS.INTL([.V$9];[.V$9];1;[.$A$2:.$A$4]);&quot;W&quot;;&quot;H&quot;);&quot;&quot;)">
            <text:p/>
          </table:table-cell>
          <table:table-cell table:formula="of:=IF(AND([.W$9]&gt;=[.$B46];[.W$9]&lt;=[.$D46];ISNUMBER([.$C46]));IF(COM.MICROSOFT.NETWORKDAYS.INTL([.W$9];[.W$9];1;[.$A$2:.$A$4]);&quot;W&quot;;&quot;H&quot;);&quot;&quot;)">
            <text:p/>
          </table:table-cell>
          <table:table-cell table:formula="of:=IF(AND([.X$9]&gt;=[.$B46];[.X$9]&lt;=[.$D46];ISNUMBER([.$C46]));IF(COM.MICROSOFT.NETWORKDAYS.INTL([.X$9];[.X$9];1;[.$A$2:.$A$4]);&quot;W&quot;;&quot;H&quot;);&quot;&quot;)">
            <text:p/>
          </table:table-cell>
          <table:table-cell table:formula="of:=IF(AND([.Y$9]&gt;=[.$B46];[.Y$9]&lt;=[.$D46];ISNUMBER([.$C46]));IF(COM.MICROSOFT.NETWORKDAYS.INTL([.Y$9];[.Y$9];1;[.$A$2:.$A$4]);&quot;W&quot;;&quot;H&quot;);&quot;&quot;)">
            <text:p/>
          </table:table-cell>
          <table:table-cell table:formula="of:=IF(AND([.Z$9]&gt;=[.$B46];[.Z$9]&lt;=[.$D46];ISNUMBER([.$C46]));IF(COM.MICROSOFT.NETWORKDAYS.INTL([.Z$9];[.Z$9];1;[.$A$2:.$A$4]);&quot;W&quot;;&quot;H&quot;);&quot;&quot;)">
            <text:p/>
          </table:table-cell>
          <table:table-cell table:formula="of:=IF(AND([.AA$9]&gt;=[.$B46];[.AA$9]&lt;=[.$D46];ISNUMBER([.$C46]));IF(COM.MICROSOFT.NETWORKDAYS.INTL([.AA$9];[.AA$9];1;[.$A$2:.$A$4]);&quot;W&quot;;&quot;H&quot;);&quot;&quot;)">
            <text:p/>
          </table:table-cell>
          <table:table-cell table:formula="of:=IF(AND([.AB$9]&gt;=[.$B46];[.AB$9]&lt;=[.$D46];ISNUMBER([.$C46]));IF(COM.MICROSOFT.NETWORKDAYS.INTL([.AB$9];[.AB$9];1;[.$A$2:.$A$4]);&quot;W&quot;;&quot;H&quot;);&quot;&quot;)">
            <text:p/>
          </table:table-cell>
          <table:table-cell table:formula="of:=IF(AND([.AC$9]&gt;=[.$B46];[.AC$9]&lt;=[.$D46];ISNUMBER([.$C46]));IF(COM.MICROSOFT.NETWORKDAYS.INTL([.AC$9];[.AC$9];1;[.$A$2:.$A$4]);&quot;W&quot;;&quot;H&quot;);&quot;&quot;)">
            <text:p/>
          </table:table-cell>
          <table:table-cell table:formula="of:=IF(AND([.AD$9]&gt;=[.$B46];[.AD$9]&lt;=[.$D46];ISNUMBER([.$C46]));IF(COM.MICROSOFT.NETWORKDAYS.INTL([.AD$9];[.AD$9];1;[.$A$2:.$A$4]);&quot;W&quot;;&quot;H&quot;);&quot;&quot;)">
            <text:p/>
          </table:table-cell>
          <table:table-cell table:formula="of:=IF(AND([.AE$9]&gt;=[.$B46];[.AE$9]&lt;=[.$D46];ISNUMBER([.$C46]));IF(COM.MICROSOFT.NETWORKDAYS.INTL([.AE$9];[.AE$9];1;[.$A$2:.$A$4]);&quot;W&quot;;&quot;H&quot;);&quot;&quot;)" office:value-type="string" office:string-value="W" calcext:value-type="string">
            <text:p>W</text:p>
          </table:table-cell>
          <table:table-cell table:formula="of:=IF(AND([.AF$9]&gt;=[.$B46];[.AF$9]&lt;=[.$D46];ISNUMBER([.$C46]));IF(COM.MICROSOFT.NETWORKDAYS.INTL([.AF$9];[.AF$9];1;[.$A$2:.$A$4]);&quot;W&quot;;&quot;H&quot;);&quot;&quot;)" office:value-type="string" office:string-value="W" calcext:value-type="string">
            <text:p>W</text:p>
          </table:table-cell>
          <table:table-cell table:formula="of:=IF(AND([.AG$9]&gt;=[.$B46];[.AG$9]&lt;=[.$D46];ISNUMBER([.$C46]));IF(COM.MICROSOFT.NETWORKDAYS.INTL([.AG$9];[.AG$9];1;[.$A$2:.$A$4]);&quot;W&quot;;&quot;H&quot;);&quot;&quot;)" office:value-type="string" office:string-value="W" calcext:value-type="string">
            <text:p>W</text:p>
          </table:table-cell>
          <table:table-cell table:formula="of:=IF(AND([.AH$9]&gt;=[.$B46];[.AH$9]&lt;=[.$D46];ISNUMBER([.$C46]));IF(COM.MICROSOFT.NETWORKDAYS.INTL([.AH$9];[.AH$9];1;[.$A$2:.$A$4]);&quot;W&quot;;&quot;H&quot;);&quot;&quot;)">
            <text:p/>
          </table:table-cell>
          <table:table-cell table:formula="of:=IF(AND([.AI$9]&gt;=[.$B46];[.AI$9]&lt;=[.$D46];ISNUMBER([.$C46]));IF(COM.MICROSOFT.NETWORKDAYS.INTL([.AI$9];[.AI$9];1;[.$A$2:.$A$4]);&quot;W&quot;;&quot;H&quot;);&quot;&quot;)">
            <text:p/>
          </table:table-cell>
          <table:table-cell table:formula="of:=IF(AND([.AJ$9]&gt;=[.$B46];[.AJ$9]&lt;=[.$D46];ISNUMBER([.$C46]));IF(COM.MICROSOFT.NETWORKDAYS.INTL([.AJ$9];[.AJ$9];1;[.$A$2:.$A$4]);&quot;W&quot;;&quot;H&quot;);&quot;&quot;)">
            <text:p/>
          </table:table-cell>
          <table:table-cell table:formula="of:=IF(AND([.AK$9]&gt;=[.$B46];[.AK$9]&lt;=[.$D46];ISNUMBER([.$C46]));IF(COM.MICROSOFT.NETWORKDAYS.INTL([.AK$9];[.AK$9];1;[.$A$2:.$A$4]);&quot;W&quot;;&quot;H&quot;);&quot;&quot;)">
            <text:p/>
          </table:table-cell>
          <table:table-cell table:formula="of:=IF(AND([.AL$9]&gt;=[.$B46];[.AL$9]&lt;=[.$D46];ISNUMBER([.$C46]));IF(COM.MICROSOFT.NETWORKDAYS.INTL([.AL$9];[.AL$9];1;[.$A$2:.$A$4]);&quot;W&quot;;&quot;H&quot;);&quot;&quot;)">
            <text:p/>
          </table:table-cell>
          <table:table-cell table:formula="of:=IF(AND([.AM$9]&gt;=[.$B46];[.AM$9]&lt;=[.$D46];ISNUMBER([.$C46]));IF(COM.MICROSOFT.NETWORKDAYS.INTL([.AM$9];[.AM$9];1;[.$A$2:.$A$4]);&quot;W&quot;;&quot;H&quot;);&quot;&quot;)">
            <text:p/>
          </table:table-cell>
          <table:table-cell table:formula="of:=IF(AND([.AN$9]&gt;=[.$B46];[.AN$9]&lt;=[.$D46];ISNUMBER([.$C46]));IF(COM.MICROSOFT.NETWORKDAYS.INTL([.AN$9];[.AN$9];1;[.$A$2:.$A$4]);&quot;W&quot;;&quot;H&quot;);&quot;&quot;)">
            <text:p/>
          </table:table-cell>
          <table:table-cell table:formula="of:=IF(AND([.AO$9]&gt;=[.$B46];[.AO$9]&lt;=[.$D46];ISNUMBER([.$C46]));IF(COM.MICROSOFT.NETWORKDAYS.INTL([.AO$9];[.AO$9];1;[.$A$2:.$A$4]);&quot;W&quot;;&quot;H&quot;);&quot;&quot;)">
            <text:p/>
          </table:table-cell>
          <table:table-cell table:formula="of:=IF(AND([.AP$9]&gt;=[.$B46];[.AP$9]&lt;=[.$D46];ISNUMBER([.$C46]));IF(COM.MICROSOFT.NETWORKDAYS.INTL([.AP$9];[.AP$9];1;[.$A$2:.$A$4]);&quot;W&quot;;&quot;H&quot;);&quot;&quot;)">
            <text:p/>
          </table:table-cell>
          <table:table-cell table:formula="of:=IF(AND([.AQ$9]&gt;=[.$B46];[.AQ$9]&lt;=[.$D46];ISNUMBER([.$C46]));IF(COM.MICROSOFT.NETWORKDAYS.INTL([.AQ$9];[.AQ$9];1;[.$A$2:.$A$4]);&quot;W&quot;;&quot;H&quot;);&quot;&quot;)">
            <text:p/>
          </table:table-cell>
          <table:table-cell table:formula="of:=IF(AND([.AR$9]&gt;=[.$B46];[.AR$9]&lt;=[.$D46];ISNUMBER([.$C46]));IF(COM.MICROSOFT.NETWORKDAYS.INTL([.AR$9];[.AR$9];1;[.$A$2:.$A$4]);&quot;W&quot;;&quot;H&quot;);&quot;&quot;)">
            <text:p/>
          </table:table-cell>
          <table:table-cell table:formula="of:=IF(AND([.AS$9]&gt;=[.$B46];[.AS$9]&lt;=[.$D46];ISNUMBER([.$C46]));IF(COM.MICROSOFT.NETWORKDAYS.INTL([.AS$9];[.AS$9];1;[.$A$2:.$A$4]);&quot;W&quot;;&quot;H&quot;);&quot;&quot;)">
            <text:p/>
          </table:table-cell>
          <table:table-cell table:formula="of:=IF(AND([.AT$9]&gt;=[.$B46];[.AT$9]&lt;=[.$D46];ISNUMBER([.$C46]));IF(COM.MICROSOFT.NETWORKDAYS.INTL([.AT$9];[.AT$9];1;[.$A$2:.$A$4]);&quot;W&quot;;&quot;H&quot;);&quot;&quot;)">
            <text:p/>
          </table:table-cell>
          <table:table-cell table:formula="of:=IF(AND([.AU$9]&gt;=[.$B46];[.AU$9]&lt;=[.$D46];ISNUMBER([.$C46]));IF(COM.MICROSOFT.NETWORKDAYS.INTL([.AU$9];[.AU$9];1;[.$A$2:.$A$4]);&quot;W&quot;;&quot;H&quot;);&quot;&quot;)">
            <text:p/>
          </table:table-cell>
          <table:table-cell table:formula="of:=IF(AND([.AV$9]&gt;=[.$B46];[.AV$9]&lt;=[.$D46];ISNUMBER([.$C46]));IF(COM.MICROSOFT.NETWORKDAYS.INTL([.AV$9];[.AV$9];1;[.$A$2:.$A$4]);&quot;W&quot;;&quot;H&quot;);&quot;&quot;)">
            <text:p/>
          </table:table-cell>
          <table:table-cell table:formula="of:=IF(AND([.AW$9]&gt;=[.$B46];[.AW$9]&lt;=[.$D46];ISNUMBER([.$C46]));IF(COM.MICROSOFT.NETWORKDAYS.INTL([.AW$9];[.AW$9];1;[.$A$2:.$A$4]);&quot;W&quot;;&quot;H&quot;);&quot;&quot;)">
            <text:p/>
          </table:table-cell>
          <table:table-cell table:formula="of:=IF(AND([.AX$9]&gt;=[.$B46];[.AX$9]&lt;=[.$D46];ISNUMBER([.$C46]));IF(COM.MICROSOFT.NETWORKDAYS.INTL([.AX$9];[.AX$9];1;[.$A$2:.$A$4]);&quot;W&quot;;&quot;H&quot;);&quot;&quot;)">
            <text:p/>
          </table:table-cell>
          <table:table-cell table:formula="of:=IF(AND([.AY$9]&gt;=[.$B46];[.AY$9]&lt;=[.$D46];ISNUMBER([.$C46]));IF(COM.MICROSOFT.NETWORKDAYS.INTL([.AY$9];[.AY$9];1;[.$A$2:.$A$4]);&quot;W&quot;;&quot;H&quot;);&quot;&quot;)">
            <text:p/>
          </table:table-cell>
          <table:table-cell table:formula="of:=IF(AND([.AZ$9]&gt;=[.$B46];[.AZ$9]&lt;=[.$D46];ISNUMBER([.$C46]));IF(COM.MICROSOFT.NETWORKDAYS.INTL([.AZ$9];[.AZ$9];1;[.$A$2:.$A$4]);&quot;W&quot;;&quot;H&quot;);&quot;&quot;)">
            <text:p/>
          </table:table-cell>
          <table:table-cell table:formula="of:=IF(AND([.BA$9]&gt;=[.$B46];[.BA$9]&lt;=[.$D46];ISNUMBER([.$C46]));IF(COM.MICROSOFT.NETWORKDAYS.INTL([.BA$9];[.BA$9];1;[.$A$2:.$A$4]);&quot;W&quot;;&quot;H&quot;);&quot;&quot;)">
            <text:p/>
          </table:table-cell>
          <table:table-cell table:formula="of:=IF(AND([.BB$9]&gt;=[.$B46];[.BB$9]&lt;=[.$D46];ISNUMBER([.$C46]));IF(COM.MICROSOFT.NETWORKDAYS.INTL([.BB$9];[.BB$9];1;[.$A$2:.$A$4]);&quot;W&quot;;&quot;H&quot;);&quot;&quot;)">
            <text:p/>
          </table:table-cell>
          <table:table-cell table:formula="of:=IF(AND([.BC$9]&gt;=[.$B46];[.BC$9]&lt;=[.$D46];ISNUMBER([.$C46]));IF(COM.MICROSOFT.NETWORKDAYS.INTL([.BC$9];[.BC$9];1;[.$A$2:.$A$4]);&quot;W&quot;;&quot;H&quot;);&quot;&quot;)">
            <text:p/>
          </table:table-cell>
          <table:table-cell table:formula="of:=IF(AND([.BD$9]&gt;=[.$B46];[.BD$9]&lt;=[.$D46];ISNUMBER([.$C46]));IF(COM.MICROSOFT.NETWORKDAYS.INTL([.BD$9];[.BD$9];1;[.$A$2:.$A$4]);&quot;W&quot;;&quot;H&quot;);&quot;&quot;)">
            <text:p/>
          </table:table-cell>
          <table:table-cell table:formula="of:=IF(AND([.BE$9]&gt;=[.$B46];[.BE$9]&lt;=[.$D46];ISNUMBER([.$C46]));IF(COM.MICROSOFT.NETWORKDAYS.INTL([.BE$9];[.BE$9];1;[.$A$2:.$A$4]);&quot;W&quot;;&quot;H&quot;);&quot;&quot;)">
            <text:p/>
          </table:table-cell>
          <table:table-cell table:formula="of:=IF(AND([.BF$9]&gt;=[.$B46];[.BF$9]&lt;=[.$D46];ISNUMBER([.$C46]));IF(COM.MICROSOFT.NETWORKDAYS.INTL([.BF$9];[.BF$9];1;[.$A$2:.$A$4]);&quot;W&quot;;&quot;H&quot;);&quot;&quot;)">
            <text:p/>
          </table:table-cell>
          <table:table-cell table:formula="of:=IF(AND([.BG$9]&gt;=[.$B46];[.BG$9]&lt;=[.$D46];ISNUMBER([.$C46]));IF(COM.MICROSOFT.NETWORKDAYS.INTL([.BG$9];[.BG$9];1;[.$A$2:.$A$4]);&quot;W&quot;;&quot;H&quot;);&quot;&quot;)">
            <text:p/>
          </table:table-cell>
          <table:table-cell table:formula="of:=IF(AND([.BH$9]&gt;=[.$B46];[.BH$9]&lt;=[.$D46];ISNUMBER([.$C46]));IF(COM.MICROSOFT.NETWORKDAYS.INTL([.BH$9];[.BH$9];1;[.$A$2:.$A$4]);&quot;W&quot;;&quot;H&quot;);&quot;&quot;)">
            <text:p/>
          </table:table-cell>
          <table:table-cell table:formula="of:=IF(AND([.BI$9]&gt;=[.$B46];[.BI$9]&lt;=[.$D46];ISNUMBER([.$C46]));IF(COM.MICROSOFT.NETWORKDAYS.INTL([.BI$9];[.BI$9];1;[.$A$2:.$A$4]);&quot;W&quot;;&quot;H&quot;);&quot;&quot;)">
            <text:p/>
          </table:table-cell>
          <table:table-cell table:formula="of:=IF(AND([.BJ$9]&gt;=[.$B46];[.BJ$9]&lt;=[.$D46];ISNUMBER([.$C46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ENT03</text:p>
          </table:table-cell>
          <table:table-cell office:value-type="date" office:date-value="2020-06-04" calcext:value-type="date">
            <text:p>04/06/20</text:p>
          </table:table-cell>
          <table:table-cell office:value-type="float" office:value="1" calcext:value-type="float">
            <text:p>1</text:p>
          </table:table-cell>
          <table:table-cell table:formula="of:=IF(ISNUMBER([.C47]); COM.MICROSOFT.WORKDAY.INTL([.B47]; [.C47]; 1; [.A$2:.A$4] ) - 1; &quot;&quot;)" office:value-type="date" office:date-value="2020-06-04" calcext:value-type="date">
            <text:p>04/06/20</text:p>
          </table:table-cell>
          <table:table-cell table:formula="of:=IF(AND([.E$9]&gt;=[.$B47];[.E$9]&lt;=[.$D47];ISNUMBER([.$C47]));IF(COM.MICROSOFT.NETWORKDAYS.INTL([.E$9];[.E$9];1;[.$A$2:.$A$4]);&quot;W&quot;;&quot;H&quot;);&quot;&quot;)">
            <text:p/>
          </table:table-cell>
          <table:table-cell table:formula="of:=IF(AND([.F$9]&gt;=[.$B47];[.F$9]&lt;=[.$D47];ISNUMBER([.$C47]));IF(COM.MICROSOFT.NETWORKDAYS.INTL([.F$9];[.F$9];1;[.$A$2:.$A$4]);&quot;W&quot;;&quot;H&quot;);&quot;&quot;)">
            <text:p/>
          </table:table-cell>
          <table:table-cell table:formula="of:=IF(AND([.G$9]&gt;=[.$B47];[.G$9]&lt;=[.$D47];ISNUMBER([.$C47]));IF(COM.MICROSOFT.NETWORKDAYS.INTL([.G$9];[.G$9];1;[.$A$2:.$A$4]);&quot;W&quot;;&quot;H&quot;);&quot;&quot;)">
            <text:p/>
          </table:table-cell>
          <table:table-cell table:formula="of:=IF(AND([.H$9]&gt;=[.$B47];[.H$9]&lt;=[.$D47];ISNUMBER([.$C47]));IF(COM.MICROSOFT.NETWORKDAYS.INTL([.H$9];[.H$9];1;[.$A$2:.$A$4]);&quot;W&quot;;&quot;H&quot;);&quot;&quot;)">
            <text:p/>
          </table:table-cell>
          <table:table-cell table:formula="of:=IF(AND([.I$9]&gt;=[.$B47];[.I$9]&lt;=[.$D47];ISNUMBER([.$C47]));IF(COM.MICROSOFT.NETWORKDAYS.INTL([.I$9];[.I$9];1;[.$A$2:.$A$4]);&quot;W&quot;;&quot;H&quot;);&quot;&quot;)">
            <text:p/>
          </table:table-cell>
          <table:table-cell table:formula="of:=IF(AND([.J$9]&gt;=[.$B47];[.J$9]&lt;=[.$D47];ISNUMBER([.$C47]));IF(COM.MICROSOFT.NETWORKDAYS.INTL([.J$9];[.J$9];1;[.$A$2:.$A$4]);&quot;W&quot;;&quot;H&quot;);&quot;&quot;)">
            <text:p/>
          </table:table-cell>
          <table:table-cell table:formula="of:=IF(AND([.K$9]&gt;=[.$B47];[.K$9]&lt;=[.$D47];ISNUMBER([.$C47]));IF(COM.MICROSOFT.NETWORKDAYS.INTL([.K$9];[.K$9];1;[.$A$2:.$A$4]);&quot;W&quot;;&quot;H&quot;);&quot;&quot;)">
            <text:p/>
          </table:table-cell>
          <table:table-cell table:formula="of:=IF(AND([.L$9]&gt;=[.$B47];[.L$9]&lt;=[.$D47];ISNUMBER([.$C47]));IF(COM.MICROSOFT.NETWORKDAYS.INTL([.L$9];[.L$9];1;[.$A$2:.$A$4]);&quot;W&quot;;&quot;H&quot;);&quot;&quot;)">
            <text:p/>
          </table:table-cell>
          <table:table-cell table:formula="of:=IF(AND([.M$9]&gt;=[.$B47];[.M$9]&lt;=[.$D47];ISNUMBER([.$C47]));IF(COM.MICROSOFT.NETWORKDAYS.INTL([.M$9];[.M$9];1;[.$A$2:.$A$4]);&quot;W&quot;;&quot;H&quot;);&quot;&quot;)">
            <text:p/>
          </table:table-cell>
          <table:table-cell table:formula="of:=IF(AND([.N$9]&gt;=[.$B47];[.N$9]&lt;=[.$D47];ISNUMBER([.$C47]));IF(COM.MICROSOFT.NETWORKDAYS.INTL([.N$9];[.N$9];1;[.$A$2:.$A$4]);&quot;W&quot;;&quot;H&quot;);&quot;&quot;)">
            <text:p/>
          </table:table-cell>
          <table:table-cell table:formula="of:=IF(AND([.O$9]&gt;=[.$B47];[.O$9]&lt;=[.$D47];ISNUMBER([.$C47]));IF(COM.MICROSOFT.NETWORKDAYS.INTL([.O$9];[.O$9];1;[.$A$2:.$A$4]);&quot;W&quot;;&quot;H&quot;);&quot;&quot;)">
            <text:p/>
          </table:table-cell>
          <table:table-cell table:formula="of:=IF(AND([.P$9]&gt;=[.$B47];[.P$9]&lt;=[.$D47];ISNUMBER([.$C47]));IF(COM.MICROSOFT.NETWORKDAYS.INTL([.P$9];[.P$9];1;[.$A$2:.$A$4]);&quot;W&quot;;&quot;H&quot;);&quot;&quot;)">
            <text:p/>
          </table:table-cell>
          <table:table-cell table:formula="of:=IF(AND([.Q$9]&gt;=[.$B47];[.Q$9]&lt;=[.$D47];ISNUMBER([.$C47]));IF(COM.MICROSOFT.NETWORKDAYS.INTL([.Q$9];[.Q$9];1;[.$A$2:.$A$4]);&quot;W&quot;;&quot;H&quot;);&quot;&quot;)">
            <text:p/>
          </table:table-cell>
          <table:table-cell table:formula="of:=IF(AND([.R$9]&gt;=[.$B47];[.R$9]&lt;=[.$D47];ISNUMBER([.$C47]));IF(COM.MICROSOFT.NETWORKDAYS.INTL([.R$9];[.R$9];1;[.$A$2:.$A$4]);&quot;W&quot;;&quot;H&quot;);&quot;&quot;)">
            <text:p/>
          </table:table-cell>
          <table:table-cell table:formula="of:=IF(AND([.S$9]&gt;=[.$B47];[.S$9]&lt;=[.$D47];ISNUMBER([.$C47]));IF(COM.MICROSOFT.NETWORKDAYS.INTL([.S$9];[.S$9];1;[.$A$2:.$A$4]);&quot;W&quot;;&quot;H&quot;);&quot;&quot;)">
            <text:p/>
          </table:table-cell>
          <table:table-cell table:formula="of:=IF(AND([.T$9]&gt;=[.$B47];[.T$9]&lt;=[.$D47];ISNUMBER([.$C47]));IF(COM.MICROSOFT.NETWORKDAYS.INTL([.T$9];[.T$9];1;[.$A$2:.$A$4]);&quot;W&quot;;&quot;H&quot;);&quot;&quot;)">
            <text:p/>
          </table:table-cell>
          <table:table-cell table:formula="of:=IF(AND([.U$9]&gt;=[.$B47];[.U$9]&lt;=[.$D47];ISNUMBER([.$C47]));IF(COM.MICROSOFT.NETWORKDAYS.INTL([.U$9];[.U$9];1;[.$A$2:.$A$4]);&quot;W&quot;;&quot;H&quot;);&quot;&quot;)">
            <text:p/>
          </table:table-cell>
          <table:table-cell table:formula="of:=IF(AND([.V$9]&gt;=[.$B47];[.V$9]&lt;=[.$D47];ISNUMBER([.$C47]));IF(COM.MICROSOFT.NETWORKDAYS.INTL([.V$9];[.V$9];1;[.$A$2:.$A$4]);&quot;W&quot;;&quot;H&quot;);&quot;&quot;)">
            <text:p/>
          </table:table-cell>
          <table:table-cell table:formula="of:=IF(AND([.W$9]&gt;=[.$B47];[.W$9]&lt;=[.$D47];ISNUMBER([.$C47]));IF(COM.MICROSOFT.NETWORKDAYS.INTL([.W$9];[.W$9];1;[.$A$2:.$A$4]);&quot;W&quot;;&quot;H&quot;);&quot;&quot;)">
            <text:p/>
          </table:table-cell>
          <table:table-cell table:formula="of:=IF(AND([.X$9]&gt;=[.$B47];[.X$9]&lt;=[.$D47];ISNUMBER([.$C47]));IF(COM.MICROSOFT.NETWORKDAYS.INTL([.X$9];[.X$9];1;[.$A$2:.$A$4]);&quot;W&quot;;&quot;H&quot;);&quot;&quot;)">
            <text:p/>
          </table:table-cell>
          <table:table-cell table:formula="of:=IF(AND([.Y$9]&gt;=[.$B47];[.Y$9]&lt;=[.$D47];ISNUMBER([.$C47]));IF(COM.MICROSOFT.NETWORKDAYS.INTL([.Y$9];[.Y$9];1;[.$A$2:.$A$4]);&quot;W&quot;;&quot;H&quot;);&quot;&quot;)">
            <text:p/>
          </table:table-cell>
          <table:table-cell table:formula="of:=IF(AND([.Z$9]&gt;=[.$B47];[.Z$9]&lt;=[.$D47];ISNUMBER([.$C47]));IF(COM.MICROSOFT.NETWORKDAYS.INTL([.Z$9];[.Z$9];1;[.$A$2:.$A$4]);&quot;W&quot;;&quot;H&quot;);&quot;&quot;)">
            <text:p/>
          </table:table-cell>
          <table:table-cell table:formula="of:=IF(AND([.AA$9]&gt;=[.$B47];[.AA$9]&lt;=[.$D47];ISNUMBER([.$C47]));IF(COM.MICROSOFT.NETWORKDAYS.INTL([.AA$9];[.AA$9];1;[.$A$2:.$A$4]);&quot;W&quot;;&quot;H&quot;);&quot;&quot;)">
            <text:p/>
          </table:table-cell>
          <table:table-cell table:formula="of:=IF(AND([.AB$9]&gt;=[.$B47];[.AB$9]&lt;=[.$D47];ISNUMBER([.$C47]));IF(COM.MICROSOFT.NETWORKDAYS.INTL([.AB$9];[.AB$9];1;[.$A$2:.$A$4]);&quot;W&quot;;&quot;H&quot;);&quot;&quot;)">
            <text:p/>
          </table:table-cell>
          <table:table-cell table:formula="of:=IF(AND([.AC$9]&gt;=[.$B47];[.AC$9]&lt;=[.$D47];ISNUMBER([.$C47]));IF(COM.MICROSOFT.NETWORKDAYS.INTL([.AC$9];[.AC$9];1;[.$A$2:.$A$4]);&quot;W&quot;;&quot;H&quot;);&quot;&quot;)">
            <text:p/>
          </table:table-cell>
          <table:table-cell table:formula="of:=IF(AND([.AD$9]&gt;=[.$B47];[.AD$9]&lt;=[.$D47];ISNUMBER([.$C47]));IF(COM.MICROSOFT.NETWORKDAYS.INTL([.AD$9];[.AD$9];1;[.$A$2:.$A$4]);&quot;W&quot;;&quot;H&quot;);&quot;&quot;)">
            <text:p/>
          </table:table-cell>
          <table:table-cell table:formula="of:=IF(AND([.AE$9]&gt;=[.$B47];[.AE$9]&lt;=[.$D47];ISNUMBER([.$C47]));IF(COM.MICROSOFT.NETWORKDAYS.INTL([.AE$9];[.AE$9];1;[.$A$2:.$A$4]);&quot;W&quot;;&quot;H&quot;);&quot;&quot;)">
            <text:p/>
          </table:table-cell>
          <table:table-cell table:formula="of:=IF(AND([.AF$9]&gt;=[.$B47];[.AF$9]&lt;=[.$D47];ISNUMBER([.$C47]));IF(COM.MICROSOFT.NETWORKDAYS.INTL([.AF$9];[.AF$9];1;[.$A$2:.$A$4]);&quot;W&quot;;&quot;H&quot;);&quot;&quot;)">
            <text:p/>
          </table:table-cell>
          <table:table-cell table:formula="of:=IF(AND([.AG$9]&gt;=[.$B47];[.AG$9]&lt;=[.$D47];ISNUMBER([.$C47]));IF(COM.MICROSOFT.NETWORKDAYS.INTL([.AG$9];[.AG$9];1;[.$A$2:.$A$4]);&quot;W&quot;;&quot;H&quot;);&quot;&quot;)">
            <text:p/>
          </table:table-cell>
          <table:table-cell table:style-name="ce32"/>
          <table:table-cell table:formula="of:=IF(AND([.AI$9]&gt;=[.$B47];[.AI$9]&lt;=[.$D47];ISNUMBER([.$C47]));IF(COM.MICROSOFT.NETWORKDAYS.INTL([.AI$9];[.AI$9];1;[.$A$2:.$A$4]);&quot;W&quot;;&quot;H&quot;);&quot;&quot;)">
            <text:p/>
          </table:table-cell>
          <table:table-cell table:formula="of:=IF(AND([.AJ$9]&gt;=[.$B47];[.AJ$9]&lt;=[.$D47];ISNUMBER([.$C47]));IF(COM.MICROSOFT.NETWORKDAYS.INTL([.AJ$9];[.AJ$9];1;[.$A$2:.$A$4]);&quot;W&quot;;&quot;H&quot;);&quot;&quot;)">
            <text:p/>
          </table:table-cell>
          <table:table-cell table:formula="of:=IF(AND([.AK$9]&gt;=[.$B47];[.AK$9]&lt;=[.$D47];ISNUMBER([.$C47]));IF(COM.MICROSOFT.NETWORKDAYS.INTL([.AK$9];[.AK$9];1;[.$A$2:.$A$4]);&quot;W&quot;;&quot;H&quot;);&quot;&quot;)">
            <text:p/>
          </table:table-cell>
          <table:table-cell table:formula="of:=IF(AND([.AL$9]&gt;=[.$B47];[.AL$9]&lt;=[.$D47];ISNUMBER([.$C47]));IF(COM.MICROSOFT.NETWORKDAYS.INTL([.AL$9];[.AL$9];1;[.$A$2:.$A$4]);&quot;W&quot;;&quot;H&quot;);&quot;&quot;)">
            <text:p/>
          </table:table-cell>
          <table:table-cell table:formula="of:=IF(AND([.AM$9]&gt;=[.$B47];[.AM$9]&lt;=[.$D47];ISNUMBER([.$C47]));IF(COM.MICROSOFT.NETWORKDAYS.INTL([.AM$9];[.AM$9];1;[.$A$2:.$A$4]);&quot;W&quot;;&quot;H&quot;);&quot;&quot;)">
            <text:p/>
          </table:table-cell>
          <table:table-cell table:formula="of:=IF(AND([.AN$9]&gt;=[.$B47];[.AN$9]&lt;=[.$D47];ISNUMBER([.$C47]));IF(COM.MICROSOFT.NETWORKDAYS.INTL([.AN$9];[.AN$9];1;[.$A$2:.$A$4]);&quot;W&quot;;&quot;H&quot;);&quot;&quot;)">
            <text:p/>
          </table:table-cell>
          <table:table-cell table:formula="of:=IF(AND([.AO$9]&gt;=[.$B47];[.AO$9]&lt;=[.$D47];ISNUMBER([.$C47]));IF(COM.MICROSOFT.NETWORKDAYS.INTL([.AO$9];[.AO$9];1;[.$A$2:.$A$4]);&quot;W&quot;;&quot;H&quot;);&quot;&quot;)">
            <text:p/>
          </table:table-cell>
          <table:table-cell table:formula="of:=IF(AND([.AP$9]&gt;=[.$B47];[.AP$9]&lt;=[.$D47];ISNUMBER([.$C47]));IF(COM.MICROSOFT.NETWORKDAYS.INTL([.AP$9];[.AP$9];1;[.$A$2:.$A$4]);&quot;W&quot;;&quot;H&quot;);&quot;&quot;)">
            <text:p/>
          </table:table-cell>
          <table:table-cell table:formula="of:=IF(AND([.AQ$9]&gt;=[.$B47];[.AQ$9]&lt;=[.$D47];ISNUMBER([.$C47]));IF(COM.MICROSOFT.NETWORKDAYS.INTL([.AQ$9];[.AQ$9];1;[.$A$2:.$A$4]);&quot;W&quot;;&quot;H&quot;);&quot;&quot;)">
            <text:p/>
          </table:table-cell>
          <table:table-cell table:formula="of:=IF(AND([.AR$9]&gt;=[.$B47];[.AR$9]&lt;=[.$D47];ISNUMBER([.$C47]));IF(COM.MICROSOFT.NETWORKDAYS.INTL([.AR$9];[.AR$9];1;[.$A$2:.$A$4]);&quot;W&quot;;&quot;H&quot;);&quot;&quot;)">
            <text:p/>
          </table:table-cell>
          <table:table-cell table:formula="of:=IF(AND([.AS$9]&gt;=[.$B47];[.AS$9]&lt;=[.$D47];ISNUMBER([.$C47]));IF(COM.MICROSOFT.NETWORKDAYS.INTL([.AS$9];[.AS$9];1;[.$A$2:.$A$4]);&quot;W&quot;;&quot;H&quot;);&quot;&quot;)">
            <text:p/>
          </table:table-cell>
          <table:table-cell table:formula="of:=IF(AND([.AT$9]&gt;=[.$B47];[.AT$9]&lt;=[.$D47];ISNUMBER([.$C47]));IF(COM.MICROSOFT.NETWORKDAYS.INTL([.AT$9];[.AT$9];1;[.$A$2:.$A$4]);&quot;W&quot;;&quot;H&quot;);&quot;&quot;)">
            <text:p/>
          </table:table-cell>
          <table:table-cell table:formula="of:=IF(AND([.AU$9]&gt;=[.$B47];[.AU$9]&lt;=[.$D47];ISNUMBER([.$C47]));IF(COM.MICROSOFT.NETWORKDAYS.INTL([.AU$9];[.AU$9];1;[.$A$2:.$A$4]);&quot;W&quot;;&quot;H&quot;);&quot;&quot;)">
            <text:p/>
          </table:table-cell>
          <table:table-cell table:formula="of:=IF(AND([.AV$9]&gt;=[.$B47];[.AV$9]&lt;=[.$D47];ISNUMBER([.$C47]));IF(COM.MICROSOFT.NETWORKDAYS.INTL([.AV$9];[.AV$9];1;[.$A$2:.$A$4]);&quot;W&quot;;&quot;H&quot;);&quot;&quot;)">
            <text:p/>
          </table:table-cell>
          <table:table-cell table:formula="of:=IF(AND([.AW$9]&gt;=[.$B47];[.AW$9]&lt;=[.$D47];ISNUMBER([.$C47]));IF(COM.MICROSOFT.NETWORKDAYS.INTL([.AW$9];[.AW$9];1;[.$A$2:.$A$4]);&quot;W&quot;;&quot;H&quot;);&quot;&quot;)">
            <text:p/>
          </table:table-cell>
          <table:table-cell table:formula="of:=IF(AND([.AX$9]&gt;=[.$B47];[.AX$9]&lt;=[.$D47];ISNUMBER([.$C47]));IF(COM.MICROSOFT.NETWORKDAYS.INTL([.AX$9];[.AX$9];1;[.$A$2:.$A$4]);&quot;W&quot;;&quot;H&quot;);&quot;&quot;)">
            <text:p/>
          </table:table-cell>
          <table:table-cell table:formula="of:=IF(AND([.AY$9]&gt;=[.$B47];[.AY$9]&lt;=[.$D47];ISNUMBER([.$C47]));IF(COM.MICROSOFT.NETWORKDAYS.INTL([.AY$9];[.AY$9];1;[.$A$2:.$A$4]);&quot;W&quot;;&quot;H&quot;);&quot;&quot;)">
            <text:p/>
          </table:table-cell>
          <table:table-cell table:formula="of:=IF(AND([.AZ$9]&gt;=[.$B47];[.AZ$9]&lt;=[.$D47];ISNUMBER([.$C47]));IF(COM.MICROSOFT.NETWORKDAYS.INTL([.AZ$9];[.AZ$9];1;[.$A$2:.$A$4]);&quot;W&quot;;&quot;H&quot;);&quot;&quot;)">
            <text:p/>
          </table:table-cell>
          <table:table-cell table:formula="of:=IF(AND([.BA$9]&gt;=[.$B47];[.BA$9]&lt;=[.$D47];ISNUMBER([.$C47]));IF(COM.MICROSOFT.NETWORKDAYS.INTL([.BA$9];[.BA$9];1;[.$A$2:.$A$4]);&quot;W&quot;;&quot;H&quot;);&quot;&quot;)">
            <text:p/>
          </table:table-cell>
          <table:table-cell table:formula="of:=IF(AND([.BB$9]&gt;=[.$B47];[.BB$9]&lt;=[.$D47];ISNUMBER([.$C47]));IF(COM.MICROSOFT.NETWORKDAYS.INTL([.BB$9];[.BB$9];1;[.$A$2:.$A$4]);&quot;W&quot;;&quot;H&quot;);&quot;&quot;)">
            <text:p/>
          </table:table-cell>
          <table:table-cell table:formula="of:=IF(AND([.BC$9]&gt;=[.$B47];[.BC$9]&lt;=[.$D47];ISNUMBER([.$C47]));IF(COM.MICROSOFT.NETWORKDAYS.INTL([.BC$9];[.BC$9];1;[.$A$2:.$A$4]);&quot;W&quot;;&quot;H&quot;);&quot;&quot;)">
            <text:p/>
          </table:table-cell>
          <table:table-cell table:formula="of:=IF(AND([.BD$9]&gt;=[.$B47];[.BD$9]&lt;=[.$D47];ISNUMBER([.$C47]));IF(COM.MICROSOFT.NETWORKDAYS.INTL([.BD$9];[.BD$9];1;[.$A$2:.$A$4]);&quot;W&quot;;&quot;H&quot;);&quot;&quot;)">
            <text:p/>
          </table:table-cell>
          <table:table-cell table:formula="of:=IF(AND([.BE$9]&gt;=[.$B47];[.BE$9]&lt;=[.$D47];ISNUMBER([.$C47]));IF(COM.MICROSOFT.NETWORKDAYS.INTL([.BE$9];[.BE$9];1;[.$A$2:.$A$4]);&quot;W&quot;;&quot;H&quot;);&quot;&quot;)">
            <text:p/>
          </table:table-cell>
          <table:table-cell table:formula="of:=IF(AND([.BF$9]&gt;=[.$B47];[.BF$9]&lt;=[.$D47];ISNUMBER([.$C47]));IF(COM.MICROSOFT.NETWORKDAYS.INTL([.BF$9];[.BF$9];1;[.$A$2:.$A$4]);&quot;W&quot;;&quot;H&quot;);&quot;&quot;)">
            <text:p/>
          </table:table-cell>
          <table:table-cell table:formula="of:=IF(AND([.BG$9]&gt;=[.$B47];[.BG$9]&lt;=[.$D47];ISNUMBER([.$C47]));IF(COM.MICROSOFT.NETWORKDAYS.INTL([.BG$9];[.BG$9];1;[.$A$2:.$A$4]);&quot;W&quot;;&quot;H&quot;);&quot;&quot;)">
            <text:p/>
          </table:table-cell>
          <table:table-cell table:formula="of:=IF(AND([.BH$9]&gt;=[.$B47];[.BH$9]&lt;=[.$D47];ISNUMBER([.$C47]));IF(COM.MICROSOFT.NETWORKDAYS.INTL([.BH$9];[.BH$9];1;[.$A$2:.$A$4]);&quot;W&quot;;&quot;H&quot;);&quot;&quot;)">
            <text:p/>
          </table:table-cell>
          <table:table-cell table:formula="of:=IF(AND([.BI$9]&gt;=[.$B47];[.BI$9]&lt;=[.$D47];ISNUMBER([.$C47]));IF(COM.MICROSOFT.NETWORKDAYS.INTL([.BI$9];[.BI$9];1;[.$A$2:.$A$4]);&quot;W&quot;;&quot;H&quot;);&quot;&quot;)">
            <text:p/>
          </table:table-cell>
          <table:table-cell table:formula="of:=IF(AND([.BJ$9]&gt;=[.$B47];[.BJ$9]&lt;=[.$D47];ISNUMBER([.$C47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U09</text:p>
          </table:table-cell>
          <table:table-cell office:value-type="date" office:date-value="2020-06-04" calcext:value-type="date">
            <text:p>04/06/20</text:p>
          </table:table-cell>
          <table:table-cell office:value-type="float" office:value="1" calcext:value-type="float">
            <text:p>1</text:p>
          </table:table-cell>
          <table:table-cell table:formula="of:=IF(ISNUMBER([.C48]); COM.MICROSOFT.WORKDAY.INTL([.B48]; [.C48]; 1; [.A$2:.A$4] ) - 1; &quot;&quot;)" office:value-type="date" office:date-value="2020-06-04" calcext:value-type="date">
            <text:p>04/06/20</text:p>
          </table:table-cell>
          <table:table-cell table:formula="of:=IF(AND([.E$9]&gt;=[.$B48];[.E$9]&lt;=[.$D48];ISNUMBER([.$C48]));IF(COM.MICROSOFT.NETWORKDAYS.INTL([.E$9];[.E$9];1;[.$A$2:.$A$4]);&quot;W&quot;;&quot;H&quot;);&quot;&quot;)">
            <text:p/>
          </table:table-cell>
          <table:table-cell table:formula="of:=IF(AND([.F$9]&gt;=[.$B48];[.F$9]&lt;=[.$D48];ISNUMBER([.$C48]));IF(COM.MICROSOFT.NETWORKDAYS.INTL([.F$9];[.F$9];1;[.$A$2:.$A$4]);&quot;W&quot;;&quot;H&quot;);&quot;&quot;)">
            <text:p/>
          </table:table-cell>
          <table:table-cell table:formula="of:=IF(AND([.G$9]&gt;=[.$B48];[.G$9]&lt;=[.$D48];ISNUMBER([.$C48]));IF(COM.MICROSOFT.NETWORKDAYS.INTL([.G$9];[.G$9];1;[.$A$2:.$A$4]);&quot;W&quot;;&quot;H&quot;);&quot;&quot;)">
            <text:p/>
          </table:table-cell>
          <table:table-cell table:formula="of:=IF(AND([.H$9]&gt;=[.$B48];[.H$9]&lt;=[.$D48];ISNUMBER([.$C48]));IF(COM.MICROSOFT.NETWORKDAYS.INTL([.H$9];[.H$9];1;[.$A$2:.$A$4]);&quot;W&quot;;&quot;H&quot;);&quot;&quot;)">
            <text:p/>
          </table:table-cell>
          <table:table-cell table:formula="of:=IF(AND([.I$9]&gt;=[.$B48];[.I$9]&lt;=[.$D48];ISNUMBER([.$C48]));IF(COM.MICROSOFT.NETWORKDAYS.INTL([.I$9];[.I$9];1;[.$A$2:.$A$4]);&quot;W&quot;;&quot;H&quot;);&quot;&quot;)">
            <text:p/>
          </table:table-cell>
          <table:table-cell table:formula="of:=IF(AND([.J$9]&gt;=[.$B48];[.J$9]&lt;=[.$D48];ISNUMBER([.$C48]));IF(COM.MICROSOFT.NETWORKDAYS.INTL([.J$9];[.J$9];1;[.$A$2:.$A$4]);&quot;W&quot;;&quot;H&quot;);&quot;&quot;)">
            <text:p/>
          </table:table-cell>
          <table:table-cell table:formula="of:=IF(AND([.K$9]&gt;=[.$B48];[.K$9]&lt;=[.$D48];ISNUMBER([.$C48]));IF(COM.MICROSOFT.NETWORKDAYS.INTL([.K$9];[.K$9];1;[.$A$2:.$A$4]);&quot;W&quot;;&quot;H&quot;);&quot;&quot;)">
            <text:p/>
          </table:table-cell>
          <table:table-cell table:formula="of:=IF(AND([.L$9]&gt;=[.$B48];[.L$9]&lt;=[.$D48];ISNUMBER([.$C48]));IF(COM.MICROSOFT.NETWORKDAYS.INTL([.L$9];[.L$9];1;[.$A$2:.$A$4]);&quot;W&quot;;&quot;H&quot;);&quot;&quot;)">
            <text:p/>
          </table:table-cell>
          <table:table-cell table:formula="of:=IF(AND([.M$9]&gt;=[.$B48];[.M$9]&lt;=[.$D48];ISNUMBER([.$C48]));IF(COM.MICROSOFT.NETWORKDAYS.INTL([.M$9];[.M$9];1;[.$A$2:.$A$4]);&quot;W&quot;;&quot;H&quot;);&quot;&quot;)">
            <text:p/>
          </table:table-cell>
          <table:table-cell table:formula="of:=IF(AND([.N$9]&gt;=[.$B48];[.N$9]&lt;=[.$D48];ISNUMBER([.$C48]));IF(COM.MICROSOFT.NETWORKDAYS.INTL([.N$9];[.N$9];1;[.$A$2:.$A$4]);&quot;W&quot;;&quot;H&quot;);&quot;&quot;)">
            <text:p/>
          </table:table-cell>
          <table:table-cell table:formula="of:=IF(AND([.O$9]&gt;=[.$B48];[.O$9]&lt;=[.$D48];ISNUMBER([.$C48]));IF(COM.MICROSOFT.NETWORKDAYS.INTL([.O$9];[.O$9];1;[.$A$2:.$A$4]);&quot;W&quot;;&quot;H&quot;);&quot;&quot;)">
            <text:p/>
          </table:table-cell>
          <table:table-cell table:formula="of:=IF(AND([.P$9]&gt;=[.$B48];[.P$9]&lt;=[.$D48];ISNUMBER([.$C48]));IF(COM.MICROSOFT.NETWORKDAYS.INTL([.P$9];[.P$9];1;[.$A$2:.$A$4]);&quot;W&quot;;&quot;H&quot;);&quot;&quot;)">
            <text:p/>
          </table:table-cell>
          <table:table-cell table:formula="of:=IF(AND([.Q$9]&gt;=[.$B48];[.Q$9]&lt;=[.$D48];ISNUMBER([.$C48]));IF(COM.MICROSOFT.NETWORKDAYS.INTL([.Q$9];[.Q$9];1;[.$A$2:.$A$4]);&quot;W&quot;;&quot;H&quot;);&quot;&quot;)">
            <text:p/>
          </table:table-cell>
          <table:table-cell table:formula="of:=IF(AND([.R$9]&gt;=[.$B48];[.R$9]&lt;=[.$D48];ISNUMBER([.$C48]));IF(COM.MICROSOFT.NETWORKDAYS.INTL([.R$9];[.R$9];1;[.$A$2:.$A$4]);&quot;W&quot;;&quot;H&quot;);&quot;&quot;)">
            <text:p/>
          </table:table-cell>
          <table:table-cell table:formula="of:=IF(AND([.S$9]&gt;=[.$B48];[.S$9]&lt;=[.$D48];ISNUMBER([.$C48]));IF(COM.MICROSOFT.NETWORKDAYS.INTL([.S$9];[.S$9];1;[.$A$2:.$A$4]);&quot;W&quot;;&quot;H&quot;);&quot;&quot;)">
            <text:p/>
          </table:table-cell>
          <table:table-cell table:formula="of:=IF(AND([.T$9]&gt;=[.$B48];[.T$9]&lt;=[.$D48];ISNUMBER([.$C48]));IF(COM.MICROSOFT.NETWORKDAYS.INTL([.T$9];[.T$9];1;[.$A$2:.$A$4]);&quot;W&quot;;&quot;H&quot;);&quot;&quot;)">
            <text:p/>
          </table:table-cell>
          <table:table-cell table:formula="of:=IF(AND([.U$9]&gt;=[.$B48];[.U$9]&lt;=[.$D48];ISNUMBER([.$C48]));IF(COM.MICROSOFT.NETWORKDAYS.INTL([.U$9];[.U$9];1;[.$A$2:.$A$4]);&quot;W&quot;;&quot;H&quot;);&quot;&quot;)">
            <text:p/>
          </table:table-cell>
          <table:table-cell table:formula="of:=IF(AND([.V$9]&gt;=[.$B48];[.V$9]&lt;=[.$D48];ISNUMBER([.$C48]));IF(COM.MICROSOFT.NETWORKDAYS.INTL([.V$9];[.V$9];1;[.$A$2:.$A$4]);&quot;W&quot;;&quot;H&quot;);&quot;&quot;)">
            <text:p/>
          </table:table-cell>
          <table:table-cell table:formula="of:=IF(AND([.W$9]&gt;=[.$B48];[.W$9]&lt;=[.$D48];ISNUMBER([.$C48]));IF(COM.MICROSOFT.NETWORKDAYS.INTL([.W$9];[.W$9];1;[.$A$2:.$A$4]);&quot;W&quot;;&quot;H&quot;);&quot;&quot;)">
            <text:p/>
          </table:table-cell>
          <table:table-cell table:formula="of:=IF(AND([.X$9]&gt;=[.$B48];[.X$9]&lt;=[.$D48];ISNUMBER([.$C48]));IF(COM.MICROSOFT.NETWORKDAYS.INTL([.X$9];[.X$9];1;[.$A$2:.$A$4]);&quot;W&quot;;&quot;H&quot;);&quot;&quot;)">
            <text:p/>
          </table:table-cell>
          <table:table-cell table:formula="of:=IF(AND([.Y$9]&gt;=[.$B48];[.Y$9]&lt;=[.$D48];ISNUMBER([.$C48]));IF(COM.MICROSOFT.NETWORKDAYS.INTL([.Y$9];[.Y$9];1;[.$A$2:.$A$4]);&quot;W&quot;;&quot;H&quot;);&quot;&quot;)">
            <text:p/>
          </table:table-cell>
          <table:table-cell table:formula="of:=IF(AND([.Z$9]&gt;=[.$B48];[.Z$9]&lt;=[.$D48];ISNUMBER([.$C48]));IF(COM.MICROSOFT.NETWORKDAYS.INTL([.Z$9];[.Z$9];1;[.$A$2:.$A$4]);&quot;W&quot;;&quot;H&quot;);&quot;&quot;)">
            <text:p/>
          </table:table-cell>
          <table:table-cell table:formula="of:=IF(AND([.AA$9]&gt;=[.$B48];[.AA$9]&lt;=[.$D48];ISNUMBER([.$C48]));IF(COM.MICROSOFT.NETWORKDAYS.INTL([.AA$9];[.AA$9];1;[.$A$2:.$A$4]);&quot;W&quot;;&quot;H&quot;);&quot;&quot;)">
            <text:p/>
          </table:table-cell>
          <table:table-cell table:formula="of:=IF(AND([.AB$9]&gt;=[.$B48];[.AB$9]&lt;=[.$D48];ISNUMBER([.$C48]));IF(COM.MICROSOFT.NETWORKDAYS.INTL([.AB$9];[.AB$9];1;[.$A$2:.$A$4]);&quot;W&quot;;&quot;H&quot;);&quot;&quot;)">
            <text:p/>
          </table:table-cell>
          <table:table-cell table:formula="of:=IF(AND([.AC$9]&gt;=[.$B48];[.AC$9]&lt;=[.$D48];ISNUMBER([.$C48]));IF(COM.MICROSOFT.NETWORKDAYS.INTL([.AC$9];[.AC$9];1;[.$A$2:.$A$4]);&quot;W&quot;;&quot;H&quot;);&quot;&quot;)">
            <text:p/>
          </table:table-cell>
          <table:table-cell table:formula="of:=IF(AND([.AD$9]&gt;=[.$B48];[.AD$9]&lt;=[.$D48];ISNUMBER([.$C48]));IF(COM.MICROSOFT.NETWORKDAYS.INTL([.AD$9];[.AD$9];1;[.$A$2:.$A$4]);&quot;W&quot;;&quot;H&quot;);&quot;&quot;)">
            <text:p/>
          </table:table-cell>
          <table:table-cell table:formula="of:=IF(AND([.AE$9]&gt;=[.$B48];[.AE$9]&lt;=[.$D48];ISNUMBER([.$C48]));IF(COM.MICROSOFT.NETWORKDAYS.INTL([.AE$9];[.AE$9];1;[.$A$2:.$A$4]);&quot;W&quot;;&quot;H&quot;);&quot;&quot;)">
            <text:p/>
          </table:table-cell>
          <table:table-cell table:formula="of:=IF(AND([.AF$9]&gt;=[.$B48];[.AF$9]&lt;=[.$D48];ISNUMBER([.$C48]));IF(COM.MICROSOFT.NETWORKDAYS.INTL([.AF$9];[.AF$9];1;[.$A$2:.$A$4]);&quot;W&quot;;&quot;H&quot;);&quot;&quot;)">
            <text:p/>
          </table:table-cell>
          <table:table-cell table:formula="of:=IF(AND([.AG$9]&gt;=[.$B48];[.AG$9]&lt;=[.$D48];ISNUMBER([.$C48]));IF(COM.MICROSOFT.NETWORKDAYS.INTL([.AG$9];[.AG$9];1;[.$A$2:.$A$4]);&quot;W&quot;;&quot;H&quot;);&quot;&quot;)">
            <text:p/>
          </table:table-cell>
          <table:table-cell table:formula="of:=IF(AND([.AH$9]&gt;=[.$B48];[.AH$9]&lt;=[.$D48];ISNUMBER([.$C48]));IF(COM.MICROSOFT.NETWORKDAYS.INTL([.AH$9];[.AH$9];1;[.$A$2:.$A$4]);&quot;W&quot;;&quot;H&quot;);&quot;&quot;)" office:value-type="string" office:string-value="W" calcext:value-type="string">
            <text:p>W</text:p>
          </table:table-cell>
          <table:table-cell table:formula="of:=IF(AND([.AI$9]&gt;=[.$B48];[.AI$9]&lt;=[.$D48];ISNUMBER([.$C48]));IF(COM.MICROSOFT.NETWORKDAYS.INTL([.AI$9];[.AI$9];1;[.$A$2:.$A$4]);&quot;W&quot;;&quot;H&quot;);&quot;&quot;)">
            <text:p/>
          </table:table-cell>
          <table:table-cell table:formula="of:=IF(AND([.AJ$9]&gt;=[.$B48];[.AJ$9]&lt;=[.$D48];ISNUMBER([.$C48]));IF(COM.MICROSOFT.NETWORKDAYS.INTL([.AJ$9];[.AJ$9];1;[.$A$2:.$A$4]);&quot;W&quot;;&quot;H&quot;);&quot;&quot;)">
            <text:p/>
          </table:table-cell>
          <table:table-cell table:formula="of:=IF(AND([.AK$9]&gt;=[.$B48];[.AK$9]&lt;=[.$D48];ISNUMBER([.$C48]));IF(COM.MICROSOFT.NETWORKDAYS.INTL([.AK$9];[.AK$9];1;[.$A$2:.$A$4]);&quot;W&quot;;&quot;H&quot;);&quot;&quot;)">
            <text:p/>
          </table:table-cell>
          <table:table-cell table:formula="of:=IF(AND([.AL$9]&gt;=[.$B48];[.AL$9]&lt;=[.$D48];ISNUMBER([.$C48]));IF(COM.MICROSOFT.NETWORKDAYS.INTL([.AL$9];[.AL$9];1;[.$A$2:.$A$4]);&quot;W&quot;;&quot;H&quot;);&quot;&quot;)">
            <text:p/>
          </table:table-cell>
          <table:table-cell table:formula="of:=IF(AND([.AM$9]&gt;=[.$B48];[.AM$9]&lt;=[.$D48];ISNUMBER([.$C48]));IF(COM.MICROSOFT.NETWORKDAYS.INTL([.AM$9];[.AM$9];1;[.$A$2:.$A$4]);&quot;W&quot;;&quot;H&quot;);&quot;&quot;)">
            <text:p/>
          </table:table-cell>
          <table:table-cell table:formula="of:=IF(AND([.AN$9]&gt;=[.$B48];[.AN$9]&lt;=[.$D48];ISNUMBER([.$C48]));IF(COM.MICROSOFT.NETWORKDAYS.INTL([.AN$9];[.AN$9];1;[.$A$2:.$A$4]);&quot;W&quot;;&quot;H&quot;);&quot;&quot;)">
            <text:p/>
          </table:table-cell>
          <table:table-cell table:formula="of:=IF(AND([.AO$9]&gt;=[.$B48];[.AO$9]&lt;=[.$D48];ISNUMBER([.$C48]));IF(COM.MICROSOFT.NETWORKDAYS.INTL([.AO$9];[.AO$9];1;[.$A$2:.$A$4]);&quot;W&quot;;&quot;H&quot;);&quot;&quot;)">
            <text:p/>
          </table:table-cell>
          <table:table-cell table:formula="of:=IF(AND([.AP$9]&gt;=[.$B48];[.AP$9]&lt;=[.$D48];ISNUMBER([.$C48]));IF(COM.MICROSOFT.NETWORKDAYS.INTL([.AP$9];[.AP$9];1;[.$A$2:.$A$4]);&quot;W&quot;;&quot;H&quot;);&quot;&quot;)">
            <text:p/>
          </table:table-cell>
          <table:table-cell table:formula="of:=IF(AND([.AQ$9]&gt;=[.$B48];[.AQ$9]&lt;=[.$D48];ISNUMBER([.$C48]));IF(COM.MICROSOFT.NETWORKDAYS.INTL([.AQ$9];[.AQ$9];1;[.$A$2:.$A$4]);&quot;W&quot;;&quot;H&quot;);&quot;&quot;)">
            <text:p/>
          </table:table-cell>
          <table:table-cell table:formula="of:=IF(AND([.AR$9]&gt;=[.$B48];[.AR$9]&lt;=[.$D48];ISNUMBER([.$C48]));IF(COM.MICROSOFT.NETWORKDAYS.INTL([.AR$9];[.AR$9];1;[.$A$2:.$A$4]);&quot;W&quot;;&quot;H&quot;);&quot;&quot;)">
            <text:p/>
          </table:table-cell>
          <table:table-cell table:formula="of:=IF(AND([.AS$9]&gt;=[.$B48];[.AS$9]&lt;=[.$D48];ISNUMBER([.$C48]));IF(COM.MICROSOFT.NETWORKDAYS.INTL([.AS$9];[.AS$9];1;[.$A$2:.$A$4]);&quot;W&quot;;&quot;H&quot;);&quot;&quot;)">
            <text:p/>
          </table:table-cell>
          <table:table-cell table:formula="of:=IF(AND([.AT$9]&gt;=[.$B48];[.AT$9]&lt;=[.$D48];ISNUMBER([.$C48]));IF(COM.MICROSOFT.NETWORKDAYS.INTL([.AT$9];[.AT$9];1;[.$A$2:.$A$4]);&quot;W&quot;;&quot;H&quot;);&quot;&quot;)">
            <text:p/>
          </table:table-cell>
          <table:table-cell table:formula="of:=IF(AND([.AU$9]&gt;=[.$B48];[.AU$9]&lt;=[.$D48];ISNUMBER([.$C48]));IF(COM.MICROSOFT.NETWORKDAYS.INTL([.AU$9];[.AU$9];1;[.$A$2:.$A$4]);&quot;W&quot;;&quot;H&quot;);&quot;&quot;)">
            <text:p/>
          </table:table-cell>
          <table:table-cell table:formula="of:=IF(AND([.AV$9]&gt;=[.$B48];[.AV$9]&lt;=[.$D48];ISNUMBER([.$C48]));IF(COM.MICROSOFT.NETWORKDAYS.INTL([.AV$9];[.AV$9];1;[.$A$2:.$A$4]);&quot;W&quot;;&quot;H&quot;);&quot;&quot;)">
            <text:p/>
          </table:table-cell>
          <table:table-cell table:formula="of:=IF(AND([.AW$9]&gt;=[.$B48];[.AW$9]&lt;=[.$D48];ISNUMBER([.$C48]));IF(COM.MICROSOFT.NETWORKDAYS.INTL([.AW$9];[.AW$9];1;[.$A$2:.$A$4]);&quot;W&quot;;&quot;H&quot;);&quot;&quot;)">
            <text:p/>
          </table:table-cell>
          <table:table-cell table:formula="of:=IF(AND([.AX$9]&gt;=[.$B48];[.AX$9]&lt;=[.$D48];ISNUMBER([.$C48]));IF(COM.MICROSOFT.NETWORKDAYS.INTL([.AX$9];[.AX$9];1;[.$A$2:.$A$4]);&quot;W&quot;;&quot;H&quot;);&quot;&quot;)">
            <text:p/>
          </table:table-cell>
          <table:table-cell table:formula="of:=IF(AND([.AY$9]&gt;=[.$B48];[.AY$9]&lt;=[.$D48];ISNUMBER([.$C48]));IF(COM.MICROSOFT.NETWORKDAYS.INTL([.AY$9];[.AY$9];1;[.$A$2:.$A$4]);&quot;W&quot;;&quot;H&quot;);&quot;&quot;)">
            <text:p/>
          </table:table-cell>
          <table:table-cell table:formula="of:=IF(AND([.AZ$9]&gt;=[.$B48];[.AZ$9]&lt;=[.$D48];ISNUMBER([.$C48]));IF(COM.MICROSOFT.NETWORKDAYS.INTL([.AZ$9];[.AZ$9];1;[.$A$2:.$A$4]);&quot;W&quot;;&quot;H&quot;);&quot;&quot;)">
            <text:p/>
          </table:table-cell>
          <table:table-cell table:formula="of:=IF(AND([.BA$9]&gt;=[.$B48];[.BA$9]&lt;=[.$D48];ISNUMBER([.$C48]));IF(COM.MICROSOFT.NETWORKDAYS.INTL([.BA$9];[.BA$9];1;[.$A$2:.$A$4]);&quot;W&quot;;&quot;H&quot;);&quot;&quot;)">
            <text:p/>
          </table:table-cell>
          <table:table-cell table:formula="of:=IF(AND([.BB$9]&gt;=[.$B48];[.BB$9]&lt;=[.$D48];ISNUMBER([.$C48]));IF(COM.MICROSOFT.NETWORKDAYS.INTL([.BB$9];[.BB$9];1;[.$A$2:.$A$4]);&quot;W&quot;;&quot;H&quot;);&quot;&quot;)">
            <text:p/>
          </table:table-cell>
          <table:table-cell table:formula="of:=IF(AND([.BC$9]&gt;=[.$B48];[.BC$9]&lt;=[.$D48];ISNUMBER([.$C48]));IF(COM.MICROSOFT.NETWORKDAYS.INTL([.BC$9];[.BC$9];1;[.$A$2:.$A$4]);&quot;W&quot;;&quot;H&quot;);&quot;&quot;)">
            <text:p/>
          </table:table-cell>
          <table:table-cell table:formula="of:=IF(AND([.BD$9]&gt;=[.$B48];[.BD$9]&lt;=[.$D48];ISNUMBER([.$C48]));IF(COM.MICROSOFT.NETWORKDAYS.INTL([.BD$9];[.BD$9];1;[.$A$2:.$A$4]);&quot;W&quot;;&quot;H&quot;);&quot;&quot;)">
            <text:p/>
          </table:table-cell>
          <table:table-cell table:formula="of:=IF(AND([.BE$9]&gt;=[.$B48];[.BE$9]&lt;=[.$D48];ISNUMBER([.$C48]));IF(COM.MICROSOFT.NETWORKDAYS.INTL([.BE$9];[.BE$9];1;[.$A$2:.$A$4]);&quot;W&quot;;&quot;H&quot;);&quot;&quot;)">
            <text:p/>
          </table:table-cell>
          <table:table-cell table:formula="of:=IF(AND([.BF$9]&gt;=[.$B48];[.BF$9]&lt;=[.$D48];ISNUMBER([.$C48]));IF(COM.MICROSOFT.NETWORKDAYS.INTL([.BF$9];[.BF$9];1;[.$A$2:.$A$4]);&quot;W&quot;;&quot;H&quot;);&quot;&quot;)">
            <text:p/>
          </table:table-cell>
          <table:table-cell table:formula="of:=IF(AND([.BG$9]&gt;=[.$B48];[.BG$9]&lt;=[.$D48];ISNUMBER([.$C48]));IF(COM.MICROSOFT.NETWORKDAYS.INTL([.BG$9];[.BG$9];1;[.$A$2:.$A$4]);&quot;W&quot;;&quot;H&quot;);&quot;&quot;)">
            <text:p/>
          </table:table-cell>
          <table:table-cell table:formula="of:=IF(AND([.BH$9]&gt;=[.$B48];[.BH$9]&lt;=[.$D48];ISNUMBER([.$C48]));IF(COM.MICROSOFT.NETWORKDAYS.INTL([.BH$9];[.BH$9];1;[.$A$2:.$A$4]);&quot;W&quot;;&quot;H&quot;);&quot;&quot;)">
            <text:p/>
          </table:table-cell>
          <table:table-cell table:formula="of:=IF(AND([.BI$9]&gt;=[.$B48];[.BI$9]&lt;=[.$D48];ISNUMBER([.$C48]));IF(COM.MICROSOFT.NETWORKDAYS.INTL([.BI$9];[.BI$9];1;[.$A$2:.$A$4]);&quot;W&quot;;&quot;H&quot;);&quot;&quot;)">
            <text:p/>
          </table:table-cell>
          <table:table-cell table:formula="of:=IF(AND([.BJ$9]&gt;=[.$B48];[.BJ$9]&lt;=[.$D48];ISNUMBER([.$C48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EV11</text:p>
          </table:table-cell>
          <table:table-cell office:value-type="date" office:date-value="2020-06-04" calcext:value-type="date">
            <text:p>04/06/20</text:p>
          </table:table-cell>
          <table:table-cell office:value-type="float" office:value="5" calcext:value-type="float">
            <text:p>5</text:p>
          </table:table-cell>
          <table:table-cell table:formula="of:=IF(ISNUMBER([.C49]); COM.MICROSOFT.WORKDAY.INTL([.B49]; [.C49]; 1; [.A$2:.A$4] ) - 1; &quot;&quot;)" office:value-type="date" office:date-value="2020-06-11" calcext:value-type="date">
            <text:p>11/06/20</text:p>
          </table:table-cell>
          <table:table-cell table:formula="of:=IF(AND([.E$9]&gt;=[.$B49];[.E$9]&lt;=[.$D49];ISNUMBER([.$C49]));IF(COM.MICROSOFT.NETWORKDAYS.INTL([.E$9];[.E$9];1;[.$A$2:.$A$4]);&quot;W&quot;;&quot;H&quot;);&quot;&quot;)">
            <text:p/>
          </table:table-cell>
          <table:table-cell table:formula="of:=IF(AND([.F$9]&gt;=[.$B49];[.F$9]&lt;=[.$D49];ISNUMBER([.$C49]));IF(COM.MICROSOFT.NETWORKDAYS.INTL([.F$9];[.F$9];1;[.$A$2:.$A$4]);&quot;W&quot;;&quot;H&quot;);&quot;&quot;)">
            <text:p/>
          </table:table-cell>
          <table:table-cell table:formula="of:=IF(AND([.G$9]&gt;=[.$B49];[.G$9]&lt;=[.$D49];ISNUMBER([.$C49]));IF(COM.MICROSOFT.NETWORKDAYS.INTL([.G$9];[.G$9];1;[.$A$2:.$A$4]);&quot;W&quot;;&quot;H&quot;);&quot;&quot;)">
            <text:p/>
          </table:table-cell>
          <table:table-cell table:formula="of:=IF(AND([.H$9]&gt;=[.$B49];[.H$9]&lt;=[.$D49];ISNUMBER([.$C49]));IF(COM.MICROSOFT.NETWORKDAYS.INTL([.H$9];[.H$9];1;[.$A$2:.$A$4]);&quot;W&quot;;&quot;H&quot;);&quot;&quot;)">
            <text:p/>
          </table:table-cell>
          <table:table-cell table:formula="of:=IF(AND([.I$9]&gt;=[.$B49];[.I$9]&lt;=[.$D49];ISNUMBER([.$C49]));IF(COM.MICROSOFT.NETWORKDAYS.INTL([.I$9];[.I$9];1;[.$A$2:.$A$4]);&quot;W&quot;;&quot;H&quot;);&quot;&quot;)">
            <text:p/>
          </table:table-cell>
          <table:table-cell table:formula="of:=IF(AND([.J$9]&gt;=[.$B49];[.J$9]&lt;=[.$D49];ISNUMBER([.$C49]));IF(COM.MICROSOFT.NETWORKDAYS.INTL([.J$9];[.J$9];1;[.$A$2:.$A$4]);&quot;W&quot;;&quot;H&quot;);&quot;&quot;)">
            <text:p/>
          </table:table-cell>
          <table:table-cell table:formula="of:=IF(AND([.K$9]&gt;=[.$B49];[.K$9]&lt;=[.$D49];ISNUMBER([.$C49]));IF(COM.MICROSOFT.NETWORKDAYS.INTL([.K$9];[.K$9];1;[.$A$2:.$A$4]);&quot;W&quot;;&quot;H&quot;);&quot;&quot;)">
            <text:p/>
          </table:table-cell>
          <table:table-cell table:formula="of:=IF(AND([.L$9]&gt;=[.$B49];[.L$9]&lt;=[.$D49];ISNUMBER([.$C49]));IF(COM.MICROSOFT.NETWORKDAYS.INTL([.L$9];[.L$9];1;[.$A$2:.$A$4]);&quot;W&quot;;&quot;H&quot;);&quot;&quot;)">
            <text:p/>
          </table:table-cell>
          <table:table-cell table:formula="of:=IF(AND([.M$9]&gt;=[.$B49];[.M$9]&lt;=[.$D49];ISNUMBER([.$C49]));IF(COM.MICROSOFT.NETWORKDAYS.INTL([.M$9];[.M$9];1;[.$A$2:.$A$4]);&quot;W&quot;;&quot;H&quot;);&quot;&quot;)">
            <text:p/>
          </table:table-cell>
          <table:table-cell table:formula="of:=IF(AND([.N$9]&gt;=[.$B49];[.N$9]&lt;=[.$D49];ISNUMBER([.$C49]));IF(COM.MICROSOFT.NETWORKDAYS.INTL([.N$9];[.N$9];1;[.$A$2:.$A$4]);&quot;W&quot;;&quot;H&quot;);&quot;&quot;)">
            <text:p/>
          </table:table-cell>
          <table:table-cell table:formula="of:=IF(AND([.O$9]&gt;=[.$B49];[.O$9]&lt;=[.$D49];ISNUMBER([.$C49]));IF(COM.MICROSOFT.NETWORKDAYS.INTL([.O$9];[.O$9];1;[.$A$2:.$A$4]);&quot;W&quot;;&quot;H&quot;);&quot;&quot;)">
            <text:p/>
          </table:table-cell>
          <table:table-cell table:formula="of:=IF(AND([.P$9]&gt;=[.$B49];[.P$9]&lt;=[.$D49];ISNUMBER([.$C49]));IF(COM.MICROSOFT.NETWORKDAYS.INTL([.P$9];[.P$9];1;[.$A$2:.$A$4]);&quot;W&quot;;&quot;H&quot;);&quot;&quot;)">
            <text:p/>
          </table:table-cell>
          <table:table-cell table:formula="of:=IF(AND([.Q$9]&gt;=[.$B49];[.Q$9]&lt;=[.$D49];ISNUMBER([.$C49]));IF(COM.MICROSOFT.NETWORKDAYS.INTL([.Q$9];[.Q$9];1;[.$A$2:.$A$4]);&quot;W&quot;;&quot;H&quot;);&quot;&quot;)">
            <text:p/>
          </table:table-cell>
          <table:table-cell table:formula="of:=IF(AND([.R$9]&gt;=[.$B49];[.R$9]&lt;=[.$D49];ISNUMBER([.$C49]));IF(COM.MICROSOFT.NETWORKDAYS.INTL([.R$9];[.R$9];1;[.$A$2:.$A$4]);&quot;W&quot;;&quot;H&quot;);&quot;&quot;)">
            <text:p/>
          </table:table-cell>
          <table:table-cell table:formula="of:=IF(AND([.S$9]&gt;=[.$B49];[.S$9]&lt;=[.$D49];ISNUMBER([.$C49]));IF(COM.MICROSOFT.NETWORKDAYS.INTL([.S$9];[.S$9];1;[.$A$2:.$A$4]);&quot;W&quot;;&quot;H&quot;);&quot;&quot;)">
            <text:p/>
          </table:table-cell>
          <table:table-cell table:formula="of:=IF(AND([.T$9]&gt;=[.$B49];[.T$9]&lt;=[.$D49];ISNUMBER([.$C49]));IF(COM.MICROSOFT.NETWORKDAYS.INTL([.T$9];[.T$9];1;[.$A$2:.$A$4]);&quot;W&quot;;&quot;H&quot;);&quot;&quot;)">
            <text:p/>
          </table:table-cell>
          <table:table-cell table:formula="of:=IF(AND([.U$9]&gt;=[.$B49];[.U$9]&lt;=[.$D49];ISNUMBER([.$C49]));IF(COM.MICROSOFT.NETWORKDAYS.INTL([.U$9];[.U$9];1;[.$A$2:.$A$4]);&quot;W&quot;;&quot;H&quot;);&quot;&quot;)">
            <text:p/>
          </table:table-cell>
          <table:table-cell table:formula="of:=IF(AND([.V$9]&gt;=[.$B49];[.V$9]&lt;=[.$D49];ISNUMBER([.$C49]));IF(COM.MICROSOFT.NETWORKDAYS.INTL([.V$9];[.V$9];1;[.$A$2:.$A$4]);&quot;W&quot;;&quot;H&quot;);&quot;&quot;)">
            <text:p/>
          </table:table-cell>
          <table:table-cell table:formula="of:=IF(AND([.W$9]&gt;=[.$B49];[.W$9]&lt;=[.$D49];ISNUMBER([.$C49]));IF(COM.MICROSOFT.NETWORKDAYS.INTL([.W$9];[.W$9];1;[.$A$2:.$A$4]);&quot;W&quot;;&quot;H&quot;);&quot;&quot;)">
            <text:p/>
          </table:table-cell>
          <table:table-cell table:formula="of:=IF(AND([.X$9]&gt;=[.$B49];[.X$9]&lt;=[.$D49];ISNUMBER([.$C49]));IF(COM.MICROSOFT.NETWORKDAYS.INTL([.X$9];[.X$9];1;[.$A$2:.$A$4]);&quot;W&quot;;&quot;H&quot;);&quot;&quot;)">
            <text:p/>
          </table:table-cell>
          <table:table-cell table:formula="of:=IF(AND([.Y$9]&gt;=[.$B49];[.Y$9]&lt;=[.$D49];ISNUMBER([.$C49]));IF(COM.MICROSOFT.NETWORKDAYS.INTL([.Y$9];[.Y$9];1;[.$A$2:.$A$4]);&quot;W&quot;;&quot;H&quot;);&quot;&quot;)">
            <text:p/>
          </table:table-cell>
          <table:table-cell table:formula="of:=IF(AND([.Z$9]&gt;=[.$B49];[.Z$9]&lt;=[.$D49];ISNUMBER([.$C49]));IF(COM.MICROSOFT.NETWORKDAYS.INTL([.Z$9];[.Z$9];1;[.$A$2:.$A$4]);&quot;W&quot;;&quot;H&quot;);&quot;&quot;)">
            <text:p/>
          </table:table-cell>
          <table:table-cell table:formula="of:=IF(AND([.AA$9]&gt;=[.$B49];[.AA$9]&lt;=[.$D49];ISNUMBER([.$C49]));IF(COM.MICROSOFT.NETWORKDAYS.INTL([.AA$9];[.AA$9];1;[.$A$2:.$A$4]);&quot;W&quot;;&quot;H&quot;);&quot;&quot;)">
            <text:p/>
          </table:table-cell>
          <table:table-cell table:formula="of:=IF(AND([.AB$9]&gt;=[.$B49];[.AB$9]&lt;=[.$D49];ISNUMBER([.$C49]));IF(COM.MICROSOFT.NETWORKDAYS.INTL([.AB$9];[.AB$9];1;[.$A$2:.$A$4]);&quot;W&quot;;&quot;H&quot;);&quot;&quot;)">
            <text:p/>
          </table:table-cell>
          <table:table-cell table:formula="of:=IF(AND([.AC$9]&gt;=[.$B49];[.AC$9]&lt;=[.$D49];ISNUMBER([.$C49]));IF(COM.MICROSOFT.NETWORKDAYS.INTL([.AC$9];[.AC$9];1;[.$A$2:.$A$4]);&quot;W&quot;;&quot;H&quot;);&quot;&quot;)">
            <text:p/>
          </table:table-cell>
          <table:table-cell table:formula="of:=IF(AND([.AD$9]&gt;=[.$B49];[.AD$9]&lt;=[.$D49];ISNUMBER([.$C49]));IF(COM.MICROSOFT.NETWORKDAYS.INTL([.AD$9];[.AD$9];1;[.$A$2:.$A$4]);&quot;W&quot;;&quot;H&quot;);&quot;&quot;)">
            <text:p/>
          </table:table-cell>
          <table:table-cell table:formula="of:=IF(AND([.AE$9]&gt;=[.$B49];[.AE$9]&lt;=[.$D49];ISNUMBER([.$C49]));IF(COM.MICROSOFT.NETWORKDAYS.INTL([.AE$9];[.AE$9];1;[.$A$2:.$A$4]);&quot;W&quot;;&quot;H&quot;);&quot;&quot;)">
            <text:p/>
          </table:table-cell>
          <table:table-cell table:formula="of:=IF(AND([.AF$9]&gt;=[.$B49];[.AF$9]&lt;=[.$D49];ISNUMBER([.$C49]));IF(COM.MICROSOFT.NETWORKDAYS.INTL([.AF$9];[.AF$9];1;[.$A$2:.$A$4]);&quot;W&quot;;&quot;H&quot;);&quot;&quot;)">
            <text:p/>
          </table:table-cell>
          <table:table-cell table:formula="of:=IF(AND([.AG$9]&gt;=[.$B49];[.AG$9]&lt;=[.$D49];ISNUMBER([.$C49]));IF(COM.MICROSOFT.NETWORKDAYS.INTL([.AG$9];[.AG$9];1;[.$A$2:.$A$4]);&quot;W&quot;;&quot;H&quot;);&quot;&quot;)">
            <text:p/>
          </table:table-cell>
          <table:table-cell table:formula="of:=IF(AND([.AH$9]&gt;=[.$B49];[.AH$9]&lt;=[.$D49];ISNUMBER([.$C49]));IF(COM.MICROSOFT.NETWORKDAYS.INTL([.AH$9];[.AH$9];1;[.$A$2:.$A$4]);&quot;W&quot;;&quot;H&quot;);&quot;&quot;)" office:value-type="string" office:string-value="W" calcext:value-type="string">
            <text:p>W</text:p>
          </table:table-cell>
          <table:table-cell table:formula="of:=IF(AND([.AI$9]&gt;=[.$B49];[.AI$9]&lt;=[.$D49];ISNUMBER([.$C49]));IF(COM.MICROSOFT.NETWORKDAYS.INTL([.AI$9];[.AI$9];1;[.$A$2:.$A$4]);&quot;W&quot;;&quot;H&quot;);&quot;&quot;)" office:value-type="string" office:string-value="W" calcext:value-type="string">
            <text:p>W</text:p>
          </table:table-cell>
          <table:table-cell table:formula="of:=IF(AND([.AJ$9]&gt;=[.$B49];[.AJ$9]&lt;=[.$D49];ISNUMBER([.$C49]));IF(COM.MICROSOFT.NETWORKDAYS.INTL([.AJ$9];[.AJ$9];1;[.$A$2:.$A$4]);&quot;W&quot;;&quot;H&quot;);&quot;&quot;)" office:value-type="string" office:string-value="H" calcext:value-type="string">
            <text:p>H</text:p>
          </table:table-cell>
          <table:table-cell table:formula="of:=IF(AND([.AK$9]&gt;=[.$B49];[.AK$9]&lt;=[.$D49];ISNUMBER([.$C49]));IF(COM.MICROSOFT.NETWORKDAYS.INTL([.AK$9];[.AK$9];1;[.$A$2:.$A$4]);&quot;W&quot;;&quot;H&quot;);&quot;&quot;)" office:value-type="string" office:string-value="H" calcext:value-type="string">
            <text:p>H</text:p>
          </table:table-cell>
          <table:table-cell table:formula="of:=IF(AND([.AL$9]&gt;=[.$B49];[.AL$9]&lt;=[.$D49];ISNUMBER([.$C49]));IF(COM.MICROSOFT.NETWORKDAYS.INTL([.AL$9];[.AL$9];1;[.$A$2:.$A$4]);&quot;W&quot;;&quot;H&quot;);&quot;&quot;)" office:value-type="string" office:string-value="W" calcext:value-type="string">
            <text:p>W</text:p>
          </table:table-cell>
          <table:table-cell table:formula="of:=IF(AND([.AM$9]&gt;=[.$B49];[.AM$9]&lt;=[.$D49];ISNUMBER([.$C49]));IF(COM.MICROSOFT.NETWORKDAYS.INTL([.AM$9];[.AM$9];1;[.$A$2:.$A$4]);&quot;W&quot;;&quot;H&quot;);&quot;&quot;)" office:value-type="string" office:string-value="W" calcext:value-type="string">
            <text:p>W</text:p>
          </table:table-cell>
          <table:table-cell table:formula="of:=IF(AND([.AN$9]&gt;=[.$B49];[.AN$9]&lt;=[.$D49];ISNUMBER([.$C49]));IF(COM.MICROSOFT.NETWORKDAYS.INTL([.AN$9];[.AN$9];1;[.$A$2:.$A$4]);&quot;W&quot;;&quot;H&quot;);&quot;&quot;)" office:value-type="string" office:string-value="W" calcext:value-type="string">
            <text:p>W</text:p>
          </table:table-cell>
          <table:table-cell table:formula="of:=IF(AND([.AO$9]&gt;=[.$B49];[.AO$9]&lt;=[.$D49];ISNUMBER([.$C49]));IF(COM.MICROSOFT.NETWORKDAYS.INTL([.AO$9];[.AO$9];1;[.$A$2:.$A$4]);&quot;W&quot;;&quot;H&quot;);&quot;&quot;)" office:value-type="string" office:string-value="H" calcext:value-type="string">
            <text:p>H</text:p>
          </table:table-cell>
          <table:table-cell table:formula="of:=IF(AND([.AP$9]&gt;=[.$B49];[.AP$9]&lt;=[.$D49];ISNUMBER([.$C49]));IF(COM.MICROSOFT.NETWORKDAYS.INTL([.AP$9];[.AP$9];1;[.$A$2:.$A$4]);&quot;W&quot;;&quot;H&quot;);&quot;&quot;)">
            <text:p/>
          </table:table-cell>
          <table:table-cell table:formula="of:=IF(AND([.AQ$9]&gt;=[.$B49];[.AQ$9]&lt;=[.$D49];ISNUMBER([.$C49]));IF(COM.MICROSOFT.NETWORKDAYS.INTL([.AQ$9];[.AQ$9];1;[.$A$2:.$A$4]);&quot;W&quot;;&quot;H&quot;);&quot;&quot;)">
            <text:p/>
          </table:table-cell>
          <table:table-cell table:formula="of:=IF(AND([.AR$9]&gt;=[.$B49];[.AR$9]&lt;=[.$D49];ISNUMBER([.$C49]));IF(COM.MICROSOFT.NETWORKDAYS.INTL([.AR$9];[.AR$9];1;[.$A$2:.$A$4]);&quot;W&quot;;&quot;H&quot;);&quot;&quot;)">
            <text:p/>
          </table:table-cell>
          <table:table-cell table:formula="of:=IF(AND([.AS$9]&gt;=[.$B49];[.AS$9]&lt;=[.$D49];ISNUMBER([.$C49]));IF(COM.MICROSOFT.NETWORKDAYS.INTL([.AS$9];[.AS$9];1;[.$A$2:.$A$4]);&quot;W&quot;;&quot;H&quot;);&quot;&quot;)">
            <text:p/>
          </table:table-cell>
          <table:table-cell table:formula="of:=IF(AND([.AT$9]&gt;=[.$B49];[.AT$9]&lt;=[.$D49];ISNUMBER([.$C49]));IF(COM.MICROSOFT.NETWORKDAYS.INTL([.AT$9];[.AT$9];1;[.$A$2:.$A$4]);&quot;W&quot;;&quot;H&quot;);&quot;&quot;)">
            <text:p/>
          </table:table-cell>
          <table:table-cell table:formula="of:=IF(AND([.AU$9]&gt;=[.$B49];[.AU$9]&lt;=[.$D49];ISNUMBER([.$C49]));IF(COM.MICROSOFT.NETWORKDAYS.INTL([.AU$9];[.AU$9];1;[.$A$2:.$A$4]);&quot;W&quot;;&quot;H&quot;);&quot;&quot;)">
            <text:p/>
          </table:table-cell>
          <table:table-cell table:formula="of:=IF(AND([.AV$9]&gt;=[.$B49];[.AV$9]&lt;=[.$D49];ISNUMBER([.$C49]));IF(COM.MICROSOFT.NETWORKDAYS.INTL([.AV$9];[.AV$9];1;[.$A$2:.$A$4]);&quot;W&quot;;&quot;H&quot;);&quot;&quot;)">
            <text:p/>
          </table:table-cell>
          <table:table-cell table:formula="of:=IF(AND([.AW$9]&gt;=[.$B49];[.AW$9]&lt;=[.$D49];ISNUMBER([.$C49]));IF(COM.MICROSOFT.NETWORKDAYS.INTL([.AW$9];[.AW$9];1;[.$A$2:.$A$4]);&quot;W&quot;;&quot;H&quot;);&quot;&quot;)">
            <text:p/>
          </table:table-cell>
          <table:table-cell table:formula="of:=IF(AND([.AX$9]&gt;=[.$B49];[.AX$9]&lt;=[.$D49];ISNUMBER([.$C49]));IF(COM.MICROSOFT.NETWORKDAYS.INTL([.AX$9];[.AX$9];1;[.$A$2:.$A$4]);&quot;W&quot;;&quot;H&quot;);&quot;&quot;)">
            <text:p/>
          </table:table-cell>
          <table:table-cell table:formula="of:=IF(AND([.AY$9]&gt;=[.$B49];[.AY$9]&lt;=[.$D49];ISNUMBER([.$C49]));IF(COM.MICROSOFT.NETWORKDAYS.INTL([.AY$9];[.AY$9];1;[.$A$2:.$A$4]);&quot;W&quot;;&quot;H&quot;);&quot;&quot;)">
            <text:p/>
          </table:table-cell>
          <table:table-cell table:formula="of:=IF(AND([.AZ$9]&gt;=[.$B49];[.AZ$9]&lt;=[.$D49];ISNUMBER([.$C49]));IF(COM.MICROSOFT.NETWORKDAYS.INTL([.AZ$9];[.AZ$9];1;[.$A$2:.$A$4]);&quot;W&quot;;&quot;H&quot;);&quot;&quot;)">
            <text:p/>
          </table:table-cell>
          <table:table-cell table:formula="of:=IF(AND([.BA$9]&gt;=[.$B49];[.BA$9]&lt;=[.$D49];ISNUMBER([.$C49]));IF(COM.MICROSOFT.NETWORKDAYS.INTL([.BA$9];[.BA$9];1;[.$A$2:.$A$4]);&quot;W&quot;;&quot;H&quot;);&quot;&quot;)">
            <text:p/>
          </table:table-cell>
          <table:table-cell table:formula="of:=IF(AND([.BB$9]&gt;=[.$B49];[.BB$9]&lt;=[.$D49];ISNUMBER([.$C49]));IF(COM.MICROSOFT.NETWORKDAYS.INTL([.BB$9];[.BB$9];1;[.$A$2:.$A$4]);&quot;W&quot;;&quot;H&quot;);&quot;&quot;)">
            <text:p/>
          </table:table-cell>
          <table:table-cell table:formula="of:=IF(AND([.BC$9]&gt;=[.$B49];[.BC$9]&lt;=[.$D49];ISNUMBER([.$C49]));IF(COM.MICROSOFT.NETWORKDAYS.INTL([.BC$9];[.BC$9];1;[.$A$2:.$A$4]);&quot;W&quot;;&quot;H&quot;);&quot;&quot;)">
            <text:p/>
          </table:table-cell>
          <table:table-cell table:formula="of:=IF(AND([.BD$9]&gt;=[.$B49];[.BD$9]&lt;=[.$D49];ISNUMBER([.$C49]));IF(COM.MICROSOFT.NETWORKDAYS.INTL([.BD$9];[.BD$9];1;[.$A$2:.$A$4]);&quot;W&quot;;&quot;H&quot;);&quot;&quot;)">
            <text:p/>
          </table:table-cell>
          <table:table-cell table:formula="of:=IF(AND([.BE$9]&gt;=[.$B49];[.BE$9]&lt;=[.$D49];ISNUMBER([.$C49]));IF(COM.MICROSOFT.NETWORKDAYS.INTL([.BE$9];[.BE$9];1;[.$A$2:.$A$4]);&quot;W&quot;;&quot;H&quot;);&quot;&quot;)">
            <text:p/>
          </table:table-cell>
          <table:table-cell table:formula="of:=IF(AND([.BF$9]&gt;=[.$B49];[.BF$9]&lt;=[.$D49];ISNUMBER([.$C49]));IF(COM.MICROSOFT.NETWORKDAYS.INTL([.BF$9];[.BF$9];1;[.$A$2:.$A$4]);&quot;W&quot;;&quot;H&quot;);&quot;&quot;)">
            <text:p/>
          </table:table-cell>
          <table:table-cell table:formula="of:=IF(AND([.BG$9]&gt;=[.$B49];[.BG$9]&lt;=[.$D49];ISNUMBER([.$C49]));IF(COM.MICROSOFT.NETWORKDAYS.INTL([.BG$9];[.BG$9];1;[.$A$2:.$A$4]);&quot;W&quot;;&quot;H&quot;);&quot;&quot;)">
            <text:p/>
          </table:table-cell>
          <table:table-cell table:formula="of:=IF(AND([.BH$9]&gt;=[.$B49];[.BH$9]&lt;=[.$D49];ISNUMBER([.$C49]));IF(COM.MICROSOFT.NETWORKDAYS.INTL([.BH$9];[.BH$9];1;[.$A$2:.$A$4]);&quot;W&quot;;&quot;H&quot;);&quot;&quot;)">
            <text:p/>
          </table:table-cell>
          <table:table-cell table:formula="of:=IF(AND([.BI$9]&gt;=[.$B49];[.BI$9]&lt;=[.$D49];ISNUMBER([.$C49]));IF(COM.MICROSOFT.NETWORKDAYS.INTL([.BI$9];[.BI$9];1;[.$A$2:.$A$4]);&quot;W&quot;;&quot;H&quot;);&quot;&quot;)">
            <text:p/>
          </table:table-cell>
          <table:table-cell table:formula="of:=IF(AND([.BJ$9]&gt;=[.$B49];[.BJ$9]&lt;=[.$D49];ISNUMBER([.$C49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EV12</text:p>
          </table:table-cell>
          <table:table-cell office:value-type="date" office:date-value="2020-06-04" calcext:value-type="date">
            <text:p>04/06/20</text:p>
          </table:table-cell>
          <table:table-cell office:value-type="float" office:value="5" calcext:value-type="float">
            <text:p>5</text:p>
          </table:table-cell>
          <table:table-cell table:formula="of:=IF(ISNUMBER([.C50]); COM.MICROSOFT.WORKDAY.INTL([.B50]; [.C50]; 1; [.A$2:.A$4] ) - 1; &quot;&quot;)" office:value-type="date" office:date-value="2020-06-11" calcext:value-type="date">
            <text:p>11/06/20</text:p>
          </table:table-cell>
          <table:table-cell table:formula="of:=IF(AND([.E$9]&gt;=[.$B50];[.E$9]&lt;=[.$D50];ISNUMBER([.$C50]));IF(COM.MICROSOFT.NETWORKDAYS.INTL([.E$9];[.E$9];1;[.$A$2:.$A$4]);&quot;W&quot;;&quot;H&quot;);&quot;&quot;)">
            <text:p/>
          </table:table-cell>
          <table:table-cell table:formula="of:=IF(AND([.F$9]&gt;=[.$B50];[.F$9]&lt;=[.$D50];ISNUMBER([.$C50]));IF(COM.MICROSOFT.NETWORKDAYS.INTL([.F$9];[.F$9];1;[.$A$2:.$A$4]);&quot;W&quot;;&quot;H&quot;);&quot;&quot;)">
            <text:p/>
          </table:table-cell>
          <table:table-cell table:formula="of:=IF(AND([.G$9]&gt;=[.$B50];[.G$9]&lt;=[.$D50];ISNUMBER([.$C50]));IF(COM.MICROSOFT.NETWORKDAYS.INTL([.G$9];[.G$9];1;[.$A$2:.$A$4]);&quot;W&quot;;&quot;H&quot;);&quot;&quot;)">
            <text:p/>
          </table:table-cell>
          <table:table-cell table:formula="of:=IF(AND([.H$9]&gt;=[.$B50];[.H$9]&lt;=[.$D50];ISNUMBER([.$C50]));IF(COM.MICROSOFT.NETWORKDAYS.INTL([.H$9];[.H$9];1;[.$A$2:.$A$4]);&quot;W&quot;;&quot;H&quot;);&quot;&quot;)">
            <text:p/>
          </table:table-cell>
          <table:table-cell table:formula="of:=IF(AND([.I$9]&gt;=[.$B50];[.I$9]&lt;=[.$D50];ISNUMBER([.$C50]));IF(COM.MICROSOFT.NETWORKDAYS.INTL([.I$9];[.I$9];1;[.$A$2:.$A$4]);&quot;W&quot;;&quot;H&quot;);&quot;&quot;)">
            <text:p/>
          </table:table-cell>
          <table:table-cell table:formula="of:=IF(AND([.J$9]&gt;=[.$B50];[.J$9]&lt;=[.$D50];ISNUMBER([.$C50]));IF(COM.MICROSOFT.NETWORKDAYS.INTL([.J$9];[.J$9];1;[.$A$2:.$A$4]);&quot;W&quot;;&quot;H&quot;);&quot;&quot;)">
            <text:p/>
          </table:table-cell>
          <table:table-cell table:formula="of:=IF(AND([.K$9]&gt;=[.$B50];[.K$9]&lt;=[.$D50];ISNUMBER([.$C50]));IF(COM.MICROSOFT.NETWORKDAYS.INTL([.K$9];[.K$9];1;[.$A$2:.$A$4]);&quot;W&quot;;&quot;H&quot;);&quot;&quot;)">
            <text:p/>
          </table:table-cell>
          <table:table-cell table:formula="of:=IF(AND([.L$9]&gt;=[.$B50];[.L$9]&lt;=[.$D50];ISNUMBER([.$C50]));IF(COM.MICROSOFT.NETWORKDAYS.INTL([.L$9];[.L$9];1;[.$A$2:.$A$4]);&quot;W&quot;;&quot;H&quot;);&quot;&quot;)">
            <text:p/>
          </table:table-cell>
          <table:table-cell table:formula="of:=IF(AND([.M$9]&gt;=[.$B50];[.M$9]&lt;=[.$D50];ISNUMBER([.$C50]));IF(COM.MICROSOFT.NETWORKDAYS.INTL([.M$9];[.M$9];1;[.$A$2:.$A$4]);&quot;W&quot;;&quot;H&quot;);&quot;&quot;)">
            <text:p/>
          </table:table-cell>
          <table:table-cell table:formula="of:=IF(AND([.N$9]&gt;=[.$B50];[.N$9]&lt;=[.$D50];ISNUMBER([.$C50]));IF(COM.MICROSOFT.NETWORKDAYS.INTL([.N$9];[.N$9];1;[.$A$2:.$A$4]);&quot;W&quot;;&quot;H&quot;);&quot;&quot;)">
            <text:p/>
          </table:table-cell>
          <table:table-cell table:formula="of:=IF(AND([.O$9]&gt;=[.$B50];[.O$9]&lt;=[.$D50];ISNUMBER([.$C50]));IF(COM.MICROSOFT.NETWORKDAYS.INTL([.O$9];[.O$9];1;[.$A$2:.$A$4]);&quot;W&quot;;&quot;H&quot;);&quot;&quot;)">
            <text:p/>
          </table:table-cell>
          <table:table-cell table:formula="of:=IF(AND([.P$9]&gt;=[.$B50];[.P$9]&lt;=[.$D50];ISNUMBER([.$C50]));IF(COM.MICROSOFT.NETWORKDAYS.INTL([.P$9];[.P$9];1;[.$A$2:.$A$4]);&quot;W&quot;;&quot;H&quot;);&quot;&quot;)">
            <text:p/>
          </table:table-cell>
          <table:table-cell table:formula="of:=IF(AND([.Q$9]&gt;=[.$B50];[.Q$9]&lt;=[.$D50];ISNUMBER([.$C50]));IF(COM.MICROSOFT.NETWORKDAYS.INTL([.Q$9];[.Q$9];1;[.$A$2:.$A$4]);&quot;W&quot;;&quot;H&quot;);&quot;&quot;)">
            <text:p/>
          </table:table-cell>
          <table:table-cell table:formula="of:=IF(AND([.R$9]&gt;=[.$B50];[.R$9]&lt;=[.$D50];ISNUMBER([.$C50]));IF(COM.MICROSOFT.NETWORKDAYS.INTL([.R$9];[.R$9];1;[.$A$2:.$A$4]);&quot;W&quot;;&quot;H&quot;);&quot;&quot;)">
            <text:p/>
          </table:table-cell>
          <table:table-cell table:formula="of:=IF(AND([.S$9]&gt;=[.$B50];[.S$9]&lt;=[.$D50];ISNUMBER([.$C50]));IF(COM.MICROSOFT.NETWORKDAYS.INTL([.S$9];[.S$9];1;[.$A$2:.$A$4]);&quot;W&quot;;&quot;H&quot;);&quot;&quot;)">
            <text:p/>
          </table:table-cell>
          <table:table-cell table:formula="of:=IF(AND([.T$9]&gt;=[.$B50];[.T$9]&lt;=[.$D50];ISNUMBER([.$C50]));IF(COM.MICROSOFT.NETWORKDAYS.INTL([.T$9];[.T$9];1;[.$A$2:.$A$4]);&quot;W&quot;;&quot;H&quot;);&quot;&quot;)">
            <text:p/>
          </table:table-cell>
          <table:table-cell table:formula="of:=IF(AND([.U$9]&gt;=[.$B50];[.U$9]&lt;=[.$D50];ISNUMBER([.$C50]));IF(COM.MICROSOFT.NETWORKDAYS.INTL([.U$9];[.U$9];1;[.$A$2:.$A$4]);&quot;W&quot;;&quot;H&quot;);&quot;&quot;)">
            <text:p/>
          </table:table-cell>
          <table:table-cell table:formula="of:=IF(AND([.V$9]&gt;=[.$B50];[.V$9]&lt;=[.$D50];ISNUMBER([.$C50]));IF(COM.MICROSOFT.NETWORKDAYS.INTL([.V$9];[.V$9];1;[.$A$2:.$A$4]);&quot;W&quot;;&quot;H&quot;);&quot;&quot;)">
            <text:p/>
          </table:table-cell>
          <table:table-cell table:formula="of:=IF(AND([.W$9]&gt;=[.$B50];[.W$9]&lt;=[.$D50];ISNUMBER([.$C50]));IF(COM.MICROSOFT.NETWORKDAYS.INTL([.W$9];[.W$9];1;[.$A$2:.$A$4]);&quot;W&quot;;&quot;H&quot;);&quot;&quot;)">
            <text:p/>
          </table:table-cell>
          <table:table-cell table:formula="of:=IF(AND([.X$9]&gt;=[.$B50];[.X$9]&lt;=[.$D50];ISNUMBER([.$C50]));IF(COM.MICROSOFT.NETWORKDAYS.INTL([.X$9];[.X$9];1;[.$A$2:.$A$4]);&quot;W&quot;;&quot;H&quot;);&quot;&quot;)">
            <text:p/>
          </table:table-cell>
          <table:table-cell table:formula="of:=IF(AND([.Y$9]&gt;=[.$B50];[.Y$9]&lt;=[.$D50];ISNUMBER([.$C50]));IF(COM.MICROSOFT.NETWORKDAYS.INTL([.Y$9];[.Y$9];1;[.$A$2:.$A$4]);&quot;W&quot;;&quot;H&quot;);&quot;&quot;)">
            <text:p/>
          </table:table-cell>
          <table:table-cell table:formula="of:=IF(AND([.Z$9]&gt;=[.$B50];[.Z$9]&lt;=[.$D50];ISNUMBER([.$C50]));IF(COM.MICROSOFT.NETWORKDAYS.INTL([.Z$9];[.Z$9];1;[.$A$2:.$A$4]);&quot;W&quot;;&quot;H&quot;);&quot;&quot;)">
            <text:p/>
          </table:table-cell>
          <table:table-cell table:formula="of:=IF(AND([.AA$9]&gt;=[.$B50];[.AA$9]&lt;=[.$D50];ISNUMBER([.$C50]));IF(COM.MICROSOFT.NETWORKDAYS.INTL([.AA$9];[.AA$9];1;[.$A$2:.$A$4]);&quot;W&quot;;&quot;H&quot;);&quot;&quot;)">
            <text:p/>
          </table:table-cell>
          <table:table-cell table:formula="of:=IF(AND([.AB$9]&gt;=[.$B50];[.AB$9]&lt;=[.$D50];ISNUMBER([.$C50]));IF(COM.MICROSOFT.NETWORKDAYS.INTL([.AB$9];[.AB$9];1;[.$A$2:.$A$4]);&quot;W&quot;;&quot;H&quot;);&quot;&quot;)">
            <text:p/>
          </table:table-cell>
          <table:table-cell table:formula="of:=IF(AND([.AC$9]&gt;=[.$B50];[.AC$9]&lt;=[.$D50];ISNUMBER([.$C50]));IF(COM.MICROSOFT.NETWORKDAYS.INTL([.AC$9];[.AC$9];1;[.$A$2:.$A$4]);&quot;W&quot;;&quot;H&quot;);&quot;&quot;)">
            <text:p/>
          </table:table-cell>
          <table:table-cell table:formula="of:=IF(AND([.AD$9]&gt;=[.$B50];[.AD$9]&lt;=[.$D50];ISNUMBER([.$C50]));IF(COM.MICROSOFT.NETWORKDAYS.INTL([.AD$9];[.AD$9];1;[.$A$2:.$A$4]);&quot;W&quot;;&quot;H&quot;);&quot;&quot;)">
            <text:p/>
          </table:table-cell>
          <table:table-cell table:formula="of:=IF(AND([.AE$9]&gt;=[.$B50];[.AE$9]&lt;=[.$D50];ISNUMBER([.$C50]));IF(COM.MICROSOFT.NETWORKDAYS.INTL([.AE$9];[.AE$9];1;[.$A$2:.$A$4]);&quot;W&quot;;&quot;H&quot;);&quot;&quot;)">
            <text:p/>
          </table:table-cell>
          <table:table-cell table:formula="of:=IF(AND([.AF$9]&gt;=[.$B50];[.AF$9]&lt;=[.$D50];ISNUMBER([.$C50]));IF(COM.MICROSOFT.NETWORKDAYS.INTL([.AF$9];[.AF$9];1;[.$A$2:.$A$4]);&quot;W&quot;;&quot;H&quot;);&quot;&quot;)">
            <text:p/>
          </table:table-cell>
          <table:table-cell table:formula="of:=IF(AND([.AG$9]&gt;=[.$B50];[.AG$9]&lt;=[.$D50];ISNUMBER([.$C50]));IF(COM.MICROSOFT.NETWORKDAYS.INTL([.AG$9];[.AG$9];1;[.$A$2:.$A$4]);&quot;W&quot;;&quot;H&quot;);&quot;&quot;)">
            <text:p/>
          </table:table-cell>
          <table:table-cell table:formula="of:=IF(AND([.AH$9]&gt;=[.$B50];[.AH$9]&lt;=[.$D50];ISNUMBER([.$C50]));IF(COM.MICROSOFT.NETWORKDAYS.INTL([.AH$9];[.AH$9];1;[.$A$2:.$A$4]);&quot;W&quot;;&quot;H&quot;);&quot;&quot;)" office:value-type="string" office:string-value="W" calcext:value-type="string">
            <text:p>W</text:p>
          </table:table-cell>
          <table:table-cell table:formula="of:=IF(AND([.AI$9]&gt;=[.$B50];[.AI$9]&lt;=[.$D50];ISNUMBER([.$C50]));IF(COM.MICROSOFT.NETWORKDAYS.INTL([.AI$9];[.AI$9];1;[.$A$2:.$A$4]);&quot;W&quot;;&quot;H&quot;);&quot;&quot;)" office:value-type="string" office:string-value="W" calcext:value-type="string">
            <text:p>W</text:p>
          </table:table-cell>
          <table:table-cell table:formula="of:=IF(AND([.AJ$9]&gt;=[.$B50];[.AJ$9]&lt;=[.$D50];ISNUMBER([.$C50]));IF(COM.MICROSOFT.NETWORKDAYS.INTL([.AJ$9];[.AJ$9];1;[.$A$2:.$A$4]);&quot;W&quot;;&quot;H&quot;);&quot;&quot;)" office:value-type="string" office:string-value="H" calcext:value-type="string">
            <text:p>H</text:p>
          </table:table-cell>
          <table:table-cell table:formula="of:=IF(AND([.AK$9]&gt;=[.$B50];[.AK$9]&lt;=[.$D50];ISNUMBER([.$C50]));IF(COM.MICROSOFT.NETWORKDAYS.INTL([.AK$9];[.AK$9];1;[.$A$2:.$A$4]);&quot;W&quot;;&quot;H&quot;);&quot;&quot;)" office:value-type="string" office:string-value="H" calcext:value-type="string">
            <text:p>H</text:p>
          </table:table-cell>
          <table:table-cell table:formula="of:=IF(AND([.AL$9]&gt;=[.$B50];[.AL$9]&lt;=[.$D50];ISNUMBER([.$C50]));IF(COM.MICROSOFT.NETWORKDAYS.INTL([.AL$9];[.AL$9];1;[.$A$2:.$A$4]);&quot;W&quot;;&quot;H&quot;);&quot;&quot;)" office:value-type="string" office:string-value="W" calcext:value-type="string">
            <text:p>W</text:p>
          </table:table-cell>
          <table:table-cell table:formula="of:=IF(AND([.AM$9]&gt;=[.$B50];[.AM$9]&lt;=[.$D50];ISNUMBER([.$C50]));IF(COM.MICROSOFT.NETWORKDAYS.INTL([.AM$9];[.AM$9];1;[.$A$2:.$A$4]);&quot;W&quot;;&quot;H&quot;);&quot;&quot;)" office:value-type="string" office:string-value="W" calcext:value-type="string">
            <text:p>W</text:p>
          </table:table-cell>
          <table:table-cell table:formula="of:=IF(AND([.AN$9]&gt;=[.$B50];[.AN$9]&lt;=[.$D50];ISNUMBER([.$C50]));IF(COM.MICROSOFT.NETWORKDAYS.INTL([.AN$9];[.AN$9];1;[.$A$2:.$A$4]);&quot;W&quot;;&quot;H&quot;);&quot;&quot;)" office:value-type="string" office:string-value="W" calcext:value-type="string">
            <text:p>W</text:p>
          </table:table-cell>
          <table:table-cell table:formula="of:=IF(AND([.AO$9]&gt;=[.$B50];[.AO$9]&lt;=[.$D50];ISNUMBER([.$C50]));IF(COM.MICROSOFT.NETWORKDAYS.INTL([.AO$9];[.AO$9];1;[.$A$2:.$A$4]);&quot;W&quot;;&quot;H&quot;);&quot;&quot;)" office:value-type="string" office:string-value="H" calcext:value-type="string">
            <text:p>H</text:p>
          </table:table-cell>
          <table:table-cell table:formula="of:=IF(AND([.AP$9]&gt;=[.$B50];[.AP$9]&lt;=[.$D50];ISNUMBER([.$C50]));IF(COM.MICROSOFT.NETWORKDAYS.INTL([.AP$9];[.AP$9];1;[.$A$2:.$A$4]);&quot;W&quot;;&quot;H&quot;);&quot;&quot;)">
            <text:p/>
          </table:table-cell>
          <table:table-cell table:formula="of:=IF(AND([.AQ$9]&gt;=[.$B50];[.AQ$9]&lt;=[.$D50];ISNUMBER([.$C50]));IF(COM.MICROSOFT.NETWORKDAYS.INTL([.AQ$9];[.AQ$9];1;[.$A$2:.$A$4]);&quot;W&quot;;&quot;H&quot;);&quot;&quot;)">
            <text:p/>
          </table:table-cell>
          <table:table-cell table:formula="of:=IF(AND([.AR$9]&gt;=[.$B50];[.AR$9]&lt;=[.$D50];ISNUMBER([.$C50]));IF(COM.MICROSOFT.NETWORKDAYS.INTL([.AR$9];[.AR$9];1;[.$A$2:.$A$4]);&quot;W&quot;;&quot;H&quot;);&quot;&quot;)">
            <text:p/>
          </table:table-cell>
          <table:table-cell table:formula="of:=IF(AND([.AS$9]&gt;=[.$B50];[.AS$9]&lt;=[.$D50];ISNUMBER([.$C50]));IF(COM.MICROSOFT.NETWORKDAYS.INTL([.AS$9];[.AS$9];1;[.$A$2:.$A$4]);&quot;W&quot;;&quot;H&quot;);&quot;&quot;)">
            <text:p/>
          </table:table-cell>
          <table:table-cell table:formula="of:=IF(AND([.AT$9]&gt;=[.$B50];[.AT$9]&lt;=[.$D50];ISNUMBER([.$C50]));IF(COM.MICROSOFT.NETWORKDAYS.INTL([.AT$9];[.AT$9];1;[.$A$2:.$A$4]);&quot;W&quot;;&quot;H&quot;);&quot;&quot;)">
            <text:p/>
          </table:table-cell>
          <table:table-cell table:formula="of:=IF(AND([.AU$9]&gt;=[.$B50];[.AU$9]&lt;=[.$D50];ISNUMBER([.$C50]));IF(COM.MICROSOFT.NETWORKDAYS.INTL([.AU$9];[.AU$9];1;[.$A$2:.$A$4]);&quot;W&quot;;&quot;H&quot;);&quot;&quot;)">
            <text:p/>
          </table:table-cell>
          <table:table-cell table:formula="of:=IF(AND([.AV$9]&gt;=[.$B50];[.AV$9]&lt;=[.$D50];ISNUMBER([.$C50]));IF(COM.MICROSOFT.NETWORKDAYS.INTL([.AV$9];[.AV$9];1;[.$A$2:.$A$4]);&quot;W&quot;;&quot;H&quot;);&quot;&quot;)">
            <text:p/>
          </table:table-cell>
          <table:table-cell table:formula="of:=IF(AND([.AW$9]&gt;=[.$B50];[.AW$9]&lt;=[.$D50];ISNUMBER([.$C50]));IF(COM.MICROSOFT.NETWORKDAYS.INTL([.AW$9];[.AW$9];1;[.$A$2:.$A$4]);&quot;W&quot;;&quot;H&quot;);&quot;&quot;)">
            <text:p/>
          </table:table-cell>
          <table:table-cell table:formula="of:=IF(AND([.AX$9]&gt;=[.$B50];[.AX$9]&lt;=[.$D50];ISNUMBER([.$C50]));IF(COM.MICROSOFT.NETWORKDAYS.INTL([.AX$9];[.AX$9];1;[.$A$2:.$A$4]);&quot;W&quot;;&quot;H&quot;);&quot;&quot;)">
            <text:p/>
          </table:table-cell>
          <table:table-cell table:formula="of:=IF(AND([.AY$9]&gt;=[.$B50];[.AY$9]&lt;=[.$D50];ISNUMBER([.$C50]));IF(COM.MICROSOFT.NETWORKDAYS.INTL([.AY$9];[.AY$9];1;[.$A$2:.$A$4]);&quot;W&quot;;&quot;H&quot;);&quot;&quot;)">
            <text:p/>
          </table:table-cell>
          <table:table-cell table:formula="of:=IF(AND([.AZ$9]&gt;=[.$B50];[.AZ$9]&lt;=[.$D50];ISNUMBER([.$C50]));IF(COM.MICROSOFT.NETWORKDAYS.INTL([.AZ$9];[.AZ$9];1;[.$A$2:.$A$4]);&quot;W&quot;;&quot;H&quot;);&quot;&quot;)">
            <text:p/>
          </table:table-cell>
          <table:table-cell table:formula="of:=IF(AND([.BA$9]&gt;=[.$B50];[.BA$9]&lt;=[.$D50];ISNUMBER([.$C50]));IF(COM.MICROSOFT.NETWORKDAYS.INTL([.BA$9];[.BA$9];1;[.$A$2:.$A$4]);&quot;W&quot;;&quot;H&quot;);&quot;&quot;)">
            <text:p/>
          </table:table-cell>
          <table:table-cell table:formula="of:=IF(AND([.BB$9]&gt;=[.$B50];[.BB$9]&lt;=[.$D50];ISNUMBER([.$C50]));IF(COM.MICROSOFT.NETWORKDAYS.INTL([.BB$9];[.BB$9];1;[.$A$2:.$A$4]);&quot;W&quot;;&quot;H&quot;);&quot;&quot;)">
            <text:p/>
          </table:table-cell>
          <table:table-cell table:formula="of:=IF(AND([.BC$9]&gt;=[.$B50];[.BC$9]&lt;=[.$D50];ISNUMBER([.$C50]));IF(COM.MICROSOFT.NETWORKDAYS.INTL([.BC$9];[.BC$9];1;[.$A$2:.$A$4]);&quot;W&quot;;&quot;H&quot;);&quot;&quot;)">
            <text:p/>
          </table:table-cell>
          <table:table-cell table:formula="of:=IF(AND([.BD$9]&gt;=[.$B50];[.BD$9]&lt;=[.$D50];ISNUMBER([.$C50]));IF(COM.MICROSOFT.NETWORKDAYS.INTL([.BD$9];[.BD$9];1;[.$A$2:.$A$4]);&quot;W&quot;;&quot;H&quot;);&quot;&quot;)">
            <text:p/>
          </table:table-cell>
          <table:table-cell table:formula="of:=IF(AND([.BE$9]&gt;=[.$B50];[.BE$9]&lt;=[.$D50];ISNUMBER([.$C50]));IF(COM.MICROSOFT.NETWORKDAYS.INTL([.BE$9];[.BE$9];1;[.$A$2:.$A$4]);&quot;W&quot;;&quot;H&quot;);&quot;&quot;)">
            <text:p/>
          </table:table-cell>
          <table:table-cell table:formula="of:=IF(AND([.BF$9]&gt;=[.$B50];[.BF$9]&lt;=[.$D50];ISNUMBER([.$C50]));IF(COM.MICROSOFT.NETWORKDAYS.INTL([.BF$9];[.BF$9];1;[.$A$2:.$A$4]);&quot;W&quot;;&quot;H&quot;);&quot;&quot;)">
            <text:p/>
          </table:table-cell>
          <table:table-cell table:formula="of:=IF(AND([.BG$9]&gt;=[.$B50];[.BG$9]&lt;=[.$D50];ISNUMBER([.$C50]));IF(COM.MICROSOFT.NETWORKDAYS.INTL([.BG$9];[.BG$9];1;[.$A$2:.$A$4]);&quot;W&quot;;&quot;H&quot;);&quot;&quot;)">
            <text:p/>
          </table:table-cell>
          <table:table-cell table:formula="of:=IF(AND([.BH$9]&gt;=[.$B50];[.BH$9]&lt;=[.$D50];ISNUMBER([.$C50]));IF(COM.MICROSOFT.NETWORKDAYS.INTL([.BH$9];[.BH$9];1;[.$A$2:.$A$4]);&quot;W&quot;;&quot;H&quot;);&quot;&quot;)">
            <text:p/>
          </table:table-cell>
          <table:table-cell table:formula="of:=IF(AND([.BI$9]&gt;=[.$B50];[.BI$9]&lt;=[.$D50];ISNUMBER([.$C50]));IF(COM.MICROSOFT.NETWORKDAYS.INTL([.BI$9];[.BI$9];1;[.$A$2:.$A$4]);&quot;W&quot;;&quot;H&quot;);&quot;&quot;)">
            <text:p/>
          </table:table-cell>
          <table:table-cell table:formula="of:=IF(AND([.BJ$9]&gt;=[.$B50];[.BJ$9]&lt;=[.$D50];ISNUMBER([.$C50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EV13</text:p>
          </table:table-cell>
          <table:table-cell office:value-type="date" office:date-value="2020-06-04" calcext:value-type="date">
            <text:p>04/06/20</text:p>
          </table:table-cell>
          <table:table-cell office:value-type="float" office:value="5" calcext:value-type="float">
            <text:p>5</text:p>
          </table:table-cell>
          <table:table-cell table:formula="of:=IF(ISNUMBER([.C51]); COM.MICROSOFT.WORKDAY.INTL([.B51]; [.C51]; 1; [.A$2:.A$4] ) - 1; &quot;&quot;)" office:value-type="date" office:date-value="2020-06-11" calcext:value-type="date">
            <text:p>11/06/20</text:p>
          </table:table-cell>
          <table:table-cell table:formula="of:=IF(AND([.E$9]&gt;=[.$B51];[.E$9]&lt;=[.$D51];ISNUMBER([.$C51]));IF(COM.MICROSOFT.NETWORKDAYS.INTL([.E$9];[.E$9];1;[.$A$2:.$A$4]);&quot;W&quot;;&quot;H&quot;);&quot;&quot;)">
            <text:p/>
          </table:table-cell>
          <table:table-cell table:formula="of:=IF(AND([.F$9]&gt;=[.$B51];[.F$9]&lt;=[.$D51];ISNUMBER([.$C51]));IF(COM.MICROSOFT.NETWORKDAYS.INTL([.F$9];[.F$9];1;[.$A$2:.$A$4]);&quot;W&quot;;&quot;H&quot;);&quot;&quot;)">
            <text:p/>
          </table:table-cell>
          <table:table-cell table:formula="of:=IF(AND([.G$9]&gt;=[.$B51];[.G$9]&lt;=[.$D51];ISNUMBER([.$C51]));IF(COM.MICROSOFT.NETWORKDAYS.INTL([.G$9];[.G$9];1;[.$A$2:.$A$4]);&quot;W&quot;;&quot;H&quot;);&quot;&quot;)">
            <text:p/>
          </table:table-cell>
          <table:table-cell table:formula="of:=IF(AND([.H$9]&gt;=[.$B51];[.H$9]&lt;=[.$D51];ISNUMBER([.$C51]));IF(COM.MICROSOFT.NETWORKDAYS.INTL([.H$9];[.H$9];1;[.$A$2:.$A$4]);&quot;W&quot;;&quot;H&quot;);&quot;&quot;)">
            <text:p/>
          </table:table-cell>
          <table:table-cell table:formula="of:=IF(AND([.I$9]&gt;=[.$B51];[.I$9]&lt;=[.$D51];ISNUMBER([.$C51]));IF(COM.MICROSOFT.NETWORKDAYS.INTL([.I$9];[.I$9];1;[.$A$2:.$A$4]);&quot;W&quot;;&quot;H&quot;);&quot;&quot;)">
            <text:p/>
          </table:table-cell>
          <table:table-cell table:formula="of:=IF(AND([.J$9]&gt;=[.$B51];[.J$9]&lt;=[.$D51];ISNUMBER([.$C51]));IF(COM.MICROSOFT.NETWORKDAYS.INTL([.J$9];[.J$9];1;[.$A$2:.$A$4]);&quot;W&quot;;&quot;H&quot;);&quot;&quot;)">
            <text:p/>
          </table:table-cell>
          <table:table-cell table:formula="of:=IF(AND([.K$9]&gt;=[.$B51];[.K$9]&lt;=[.$D51];ISNUMBER([.$C51]));IF(COM.MICROSOFT.NETWORKDAYS.INTL([.K$9];[.K$9];1;[.$A$2:.$A$4]);&quot;W&quot;;&quot;H&quot;);&quot;&quot;)">
            <text:p/>
          </table:table-cell>
          <table:table-cell table:formula="of:=IF(AND([.L$9]&gt;=[.$B51];[.L$9]&lt;=[.$D51];ISNUMBER([.$C51]));IF(COM.MICROSOFT.NETWORKDAYS.INTL([.L$9];[.L$9];1;[.$A$2:.$A$4]);&quot;W&quot;;&quot;H&quot;);&quot;&quot;)">
            <text:p/>
          </table:table-cell>
          <table:table-cell table:formula="of:=IF(AND([.M$9]&gt;=[.$B51];[.M$9]&lt;=[.$D51];ISNUMBER([.$C51]));IF(COM.MICROSOFT.NETWORKDAYS.INTL([.M$9];[.M$9];1;[.$A$2:.$A$4]);&quot;W&quot;;&quot;H&quot;);&quot;&quot;)">
            <text:p/>
          </table:table-cell>
          <table:table-cell table:formula="of:=IF(AND([.N$9]&gt;=[.$B51];[.N$9]&lt;=[.$D51];ISNUMBER([.$C51]));IF(COM.MICROSOFT.NETWORKDAYS.INTL([.N$9];[.N$9];1;[.$A$2:.$A$4]);&quot;W&quot;;&quot;H&quot;);&quot;&quot;)">
            <text:p/>
          </table:table-cell>
          <table:table-cell table:formula="of:=IF(AND([.O$9]&gt;=[.$B51];[.O$9]&lt;=[.$D51];ISNUMBER([.$C51]));IF(COM.MICROSOFT.NETWORKDAYS.INTL([.O$9];[.O$9];1;[.$A$2:.$A$4]);&quot;W&quot;;&quot;H&quot;);&quot;&quot;)">
            <text:p/>
          </table:table-cell>
          <table:table-cell table:formula="of:=IF(AND([.P$9]&gt;=[.$B51];[.P$9]&lt;=[.$D51];ISNUMBER([.$C51]));IF(COM.MICROSOFT.NETWORKDAYS.INTL([.P$9];[.P$9];1;[.$A$2:.$A$4]);&quot;W&quot;;&quot;H&quot;);&quot;&quot;)">
            <text:p/>
          </table:table-cell>
          <table:table-cell table:formula="of:=IF(AND([.Q$9]&gt;=[.$B51];[.Q$9]&lt;=[.$D51];ISNUMBER([.$C51]));IF(COM.MICROSOFT.NETWORKDAYS.INTL([.Q$9];[.Q$9];1;[.$A$2:.$A$4]);&quot;W&quot;;&quot;H&quot;);&quot;&quot;)">
            <text:p/>
          </table:table-cell>
          <table:table-cell table:formula="of:=IF(AND([.R$9]&gt;=[.$B51];[.R$9]&lt;=[.$D51];ISNUMBER([.$C51]));IF(COM.MICROSOFT.NETWORKDAYS.INTL([.R$9];[.R$9];1;[.$A$2:.$A$4]);&quot;W&quot;;&quot;H&quot;);&quot;&quot;)">
            <text:p/>
          </table:table-cell>
          <table:table-cell table:formula="of:=IF(AND([.S$9]&gt;=[.$B51];[.S$9]&lt;=[.$D51];ISNUMBER([.$C51]));IF(COM.MICROSOFT.NETWORKDAYS.INTL([.S$9];[.S$9];1;[.$A$2:.$A$4]);&quot;W&quot;;&quot;H&quot;);&quot;&quot;)">
            <text:p/>
          </table:table-cell>
          <table:table-cell table:formula="of:=IF(AND([.T$9]&gt;=[.$B51];[.T$9]&lt;=[.$D51];ISNUMBER([.$C51]));IF(COM.MICROSOFT.NETWORKDAYS.INTL([.T$9];[.T$9];1;[.$A$2:.$A$4]);&quot;W&quot;;&quot;H&quot;);&quot;&quot;)">
            <text:p/>
          </table:table-cell>
          <table:table-cell table:formula="of:=IF(AND([.U$9]&gt;=[.$B51];[.U$9]&lt;=[.$D51];ISNUMBER([.$C51]));IF(COM.MICROSOFT.NETWORKDAYS.INTL([.U$9];[.U$9];1;[.$A$2:.$A$4]);&quot;W&quot;;&quot;H&quot;);&quot;&quot;)">
            <text:p/>
          </table:table-cell>
          <table:table-cell table:formula="of:=IF(AND([.V$9]&gt;=[.$B51];[.V$9]&lt;=[.$D51];ISNUMBER([.$C51]));IF(COM.MICROSOFT.NETWORKDAYS.INTL([.V$9];[.V$9];1;[.$A$2:.$A$4]);&quot;W&quot;;&quot;H&quot;);&quot;&quot;)">
            <text:p/>
          </table:table-cell>
          <table:table-cell table:formula="of:=IF(AND([.W$9]&gt;=[.$B51];[.W$9]&lt;=[.$D51];ISNUMBER([.$C51]));IF(COM.MICROSOFT.NETWORKDAYS.INTL([.W$9];[.W$9];1;[.$A$2:.$A$4]);&quot;W&quot;;&quot;H&quot;);&quot;&quot;)">
            <text:p/>
          </table:table-cell>
          <table:table-cell table:formula="of:=IF(AND([.X$9]&gt;=[.$B51];[.X$9]&lt;=[.$D51];ISNUMBER([.$C51]));IF(COM.MICROSOFT.NETWORKDAYS.INTL([.X$9];[.X$9];1;[.$A$2:.$A$4]);&quot;W&quot;;&quot;H&quot;);&quot;&quot;)">
            <text:p/>
          </table:table-cell>
          <table:table-cell table:formula="of:=IF(AND([.Y$9]&gt;=[.$B51];[.Y$9]&lt;=[.$D51];ISNUMBER([.$C51]));IF(COM.MICROSOFT.NETWORKDAYS.INTL([.Y$9];[.Y$9];1;[.$A$2:.$A$4]);&quot;W&quot;;&quot;H&quot;);&quot;&quot;)">
            <text:p/>
          </table:table-cell>
          <table:table-cell table:formula="of:=IF(AND([.Z$9]&gt;=[.$B51];[.Z$9]&lt;=[.$D51];ISNUMBER([.$C51]));IF(COM.MICROSOFT.NETWORKDAYS.INTL([.Z$9];[.Z$9];1;[.$A$2:.$A$4]);&quot;W&quot;;&quot;H&quot;);&quot;&quot;)">
            <text:p/>
          </table:table-cell>
          <table:table-cell table:formula="of:=IF(AND([.AA$9]&gt;=[.$B51];[.AA$9]&lt;=[.$D51];ISNUMBER([.$C51]));IF(COM.MICROSOFT.NETWORKDAYS.INTL([.AA$9];[.AA$9];1;[.$A$2:.$A$4]);&quot;W&quot;;&quot;H&quot;);&quot;&quot;)">
            <text:p/>
          </table:table-cell>
          <table:table-cell table:formula="of:=IF(AND([.AB$9]&gt;=[.$B51];[.AB$9]&lt;=[.$D51];ISNUMBER([.$C51]));IF(COM.MICROSOFT.NETWORKDAYS.INTL([.AB$9];[.AB$9];1;[.$A$2:.$A$4]);&quot;W&quot;;&quot;H&quot;);&quot;&quot;)">
            <text:p/>
          </table:table-cell>
          <table:table-cell table:formula="of:=IF(AND([.AC$9]&gt;=[.$B51];[.AC$9]&lt;=[.$D51];ISNUMBER([.$C51]));IF(COM.MICROSOFT.NETWORKDAYS.INTL([.AC$9];[.AC$9];1;[.$A$2:.$A$4]);&quot;W&quot;;&quot;H&quot;);&quot;&quot;)">
            <text:p/>
          </table:table-cell>
          <table:table-cell table:formula="of:=IF(AND([.AD$9]&gt;=[.$B51];[.AD$9]&lt;=[.$D51];ISNUMBER([.$C51]));IF(COM.MICROSOFT.NETWORKDAYS.INTL([.AD$9];[.AD$9];1;[.$A$2:.$A$4]);&quot;W&quot;;&quot;H&quot;);&quot;&quot;)">
            <text:p/>
          </table:table-cell>
          <table:table-cell table:formula="of:=IF(AND([.AE$9]&gt;=[.$B51];[.AE$9]&lt;=[.$D51];ISNUMBER([.$C51]));IF(COM.MICROSOFT.NETWORKDAYS.INTL([.AE$9];[.AE$9];1;[.$A$2:.$A$4]);&quot;W&quot;;&quot;H&quot;);&quot;&quot;)">
            <text:p/>
          </table:table-cell>
          <table:table-cell table:formula="of:=IF(AND([.AF$9]&gt;=[.$B51];[.AF$9]&lt;=[.$D51];ISNUMBER([.$C51]));IF(COM.MICROSOFT.NETWORKDAYS.INTL([.AF$9];[.AF$9];1;[.$A$2:.$A$4]);&quot;W&quot;;&quot;H&quot;);&quot;&quot;)">
            <text:p/>
          </table:table-cell>
          <table:table-cell table:formula="of:=IF(AND([.AG$9]&gt;=[.$B51];[.AG$9]&lt;=[.$D51];ISNUMBER([.$C51]));IF(COM.MICROSOFT.NETWORKDAYS.INTL([.AG$9];[.AG$9];1;[.$A$2:.$A$4]);&quot;W&quot;;&quot;H&quot;);&quot;&quot;)">
            <text:p/>
          </table:table-cell>
          <table:table-cell table:formula="of:=IF(AND([.AH$9]&gt;=[.$B51];[.AH$9]&lt;=[.$D51];ISNUMBER([.$C51]));IF(COM.MICROSOFT.NETWORKDAYS.INTL([.AH$9];[.AH$9];1;[.$A$2:.$A$4]);&quot;W&quot;;&quot;H&quot;);&quot;&quot;)" office:value-type="string" office:string-value="W" calcext:value-type="string">
            <text:p>W</text:p>
          </table:table-cell>
          <table:table-cell table:formula="of:=IF(AND([.AI$9]&gt;=[.$B51];[.AI$9]&lt;=[.$D51];ISNUMBER([.$C51]));IF(COM.MICROSOFT.NETWORKDAYS.INTL([.AI$9];[.AI$9];1;[.$A$2:.$A$4]);&quot;W&quot;;&quot;H&quot;);&quot;&quot;)" office:value-type="string" office:string-value="W" calcext:value-type="string">
            <text:p>W</text:p>
          </table:table-cell>
          <table:table-cell table:formula="of:=IF(AND([.AJ$9]&gt;=[.$B51];[.AJ$9]&lt;=[.$D51];ISNUMBER([.$C51]));IF(COM.MICROSOFT.NETWORKDAYS.INTL([.AJ$9];[.AJ$9];1;[.$A$2:.$A$4]);&quot;W&quot;;&quot;H&quot;);&quot;&quot;)" office:value-type="string" office:string-value="H" calcext:value-type="string">
            <text:p>H</text:p>
          </table:table-cell>
          <table:table-cell table:formula="of:=IF(AND([.AK$9]&gt;=[.$B51];[.AK$9]&lt;=[.$D51];ISNUMBER([.$C51]));IF(COM.MICROSOFT.NETWORKDAYS.INTL([.AK$9];[.AK$9];1;[.$A$2:.$A$4]);&quot;W&quot;;&quot;H&quot;);&quot;&quot;)" office:value-type="string" office:string-value="H" calcext:value-type="string">
            <text:p>H</text:p>
          </table:table-cell>
          <table:table-cell table:formula="of:=IF(AND([.AL$9]&gt;=[.$B51];[.AL$9]&lt;=[.$D51];ISNUMBER([.$C51]));IF(COM.MICROSOFT.NETWORKDAYS.INTL([.AL$9];[.AL$9];1;[.$A$2:.$A$4]);&quot;W&quot;;&quot;H&quot;);&quot;&quot;)" office:value-type="string" office:string-value="W" calcext:value-type="string">
            <text:p>W</text:p>
          </table:table-cell>
          <table:table-cell table:formula="of:=IF(AND([.AM$9]&gt;=[.$B51];[.AM$9]&lt;=[.$D51];ISNUMBER([.$C51]));IF(COM.MICROSOFT.NETWORKDAYS.INTL([.AM$9];[.AM$9];1;[.$A$2:.$A$4]);&quot;W&quot;;&quot;H&quot;);&quot;&quot;)" office:value-type="string" office:string-value="W" calcext:value-type="string">
            <text:p>W</text:p>
          </table:table-cell>
          <table:table-cell table:formula="of:=IF(AND([.AN$9]&gt;=[.$B51];[.AN$9]&lt;=[.$D51];ISNUMBER([.$C51]));IF(COM.MICROSOFT.NETWORKDAYS.INTL([.AN$9];[.AN$9];1;[.$A$2:.$A$4]);&quot;W&quot;;&quot;H&quot;);&quot;&quot;)" office:value-type="string" office:string-value="W" calcext:value-type="string">
            <text:p>W</text:p>
          </table:table-cell>
          <table:table-cell table:formula="of:=IF(AND([.AO$9]&gt;=[.$B51];[.AO$9]&lt;=[.$D51];ISNUMBER([.$C51]));IF(COM.MICROSOFT.NETWORKDAYS.INTL([.AO$9];[.AO$9];1;[.$A$2:.$A$4]);&quot;W&quot;;&quot;H&quot;);&quot;&quot;)" office:value-type="string" office:string-value="H" calcext:value-type="string">
            <text:p>H</text:p>
          </table:table-cell>
          <table:table-cell table:formula="of:=IF(AND([.AP$9]&gt;=[.$B51];[.AP$9]&lt;=[.$D51];ISNUMBER([.$C51]));IF(COM.MICROSOFT.NETWORKDAYS.INTL([.AP$9];[.AP$9];1;[.$A$2:.$A$4]);&quot;W&quot;;&quot;H&quot;);&quot;&quot;)">
            <text:p/>
          </table:table-cell>
          <table:table-cell table:formula="of:=IF(AND([.AQ$9]&gt;=[.$B51];[.AQ$9]&lt;=[.$D51];ISNUMBER([.$C51]));IF(COM.MICROSOFT.NETWORKDAYS.INTL([.AQ$9];[.AQ$9];1;[.$A$2:.$A$4]);&quot;W&quot;;&quot;H&quot;);&quot;&quot;)">
            <text:p/>
          </table:table-cell>
          <table:table-cell table:formula="of:=IF(AND([.AR$9]&gt;=[.$B51];[.AR$9]&lt;=[.$D51];ISNUMBER([.$C51]));IF(COM.MICROSOFT.NETWORKDAYS.INTL([.AR$9];[.AR$9];1;[.$A$2:.$A$4]);&quot;W&quot;;&quot;H&quot;);&quot;&quot;)">
            <text:p/>
          </table:table-cell>
          <table:table-cell table:formula="of:=IF(AND([.AS$9]&gt;=[.$B51];[.AS$9]&lt;=[.$D51];ISNUMBER([.$C51]));IF(COM.MICROSOFT.NETWORKDAYS.INTL([.AS$9];[.AS$9];1;[.$A$2:.$A$4]);&quot;W&quot;;&quot;H&quot;);&quot;&quot;)">
            <text:p/>
          </table:table-cell>
          <table:table-cell table:formula="of:=IF(AND([.AT$9]&gt;=[.$B51];[.AT$9]&lt;=[.$D51];ISNUMBER([.$C51]));IF(COM.MICROSOFT.NETWORKDAYS.INTL([.AT$9];[.AT$9];1;[.$A$2:.$A$4]);&quot;W&quot;;&quot;H&quot;);&quot;&quot;)">
            <text:p/>
          </table:table-cell>
          <table:table-cell table:formula="of:=IF(AND([.AU$9]&gt;=[.$B51];[.AU$9]&lt;=[.$D51];ISNUMBER([.$C51]));IF(COM.MICROSOFT.NETWORKDAYS.INTL([.AU$9];[.AU$9];1;[.$A$2:.$A$4]);&quot;W&quot;;&quot;H&quot;);&quot;&quot;)">
            <text:p/>
          </table:table-cell>
          <table:table-cell table:formula="of:=IF(AND([.AV$9]&gt;=[.$B51];[.AV$9]&lt;=[.$D51];ISNUMBER([.$C51]));IF(COM.MICROSOFT.NETWORKDAYS.INTL([.AV$9];[.AV$9];1;[.$A$2:.$A$4]);&quot;W&quot;;&quot;H&quot;);&quot;&quot;)">
            <text:p/>
          </table:table-cell>
          <table:table-cell table:formula="of:=IF(AND([.AW$9]&gt;=[.$B51];[.AW$9]&lt;=[.$D51];ISNUMBER([.$C51]));IF(COM.MICROSOFT.NETWORKDAYS.INTL([.AW$9];[.AW$9];1;[.$A$2:.$A$4]);&quot;W&quot;;&quot;H&quot;);&quot;&quot;)">
            <text:p/>
          </table:table-cell>
          <table:table-cell table:formula="of:=IF(AND([.AX$9]&gt;=[.$B51];[.AX$9]&lt;=[.$D51];ISNUMBER([.$C51]));IF(COM.MICROSOFT.NETWORKDAYS.INTL([.AX$9];[.AX$9];1;[.$A$2:.$A$4]);&quot;W&quot;;&quot;H&quot;);&quot;&quot;)">
            <text:p/>
          </table:table-cell>
          <table:table-cell table:formula="of:=IF(AND([.AY$9]&gt;=[.$B51];[.AY$9]&lt;=[.$D51];ISNUMBER([.$C51]));IF(COM.MICROSOFT.NETWORKDAYS.INTL([.AY$9];[.AY$9];1;[.$A$2:.$A$4]);&quot;W&quot;;&quot;H&quot;);&quot;&quot;)">
            <text:p/>
          </table:table-cell>
          <table:table-cell table:formula="of:=IF(AND([.AZ$9]&gt;=[.$B51];[.AZ$9]&lt;=[.$D51];ISNUMBER([.$C51]));IF(COM.MICROSOFT.NETWORKDAYS.INTL([.AZ$9];[.AZ$9];1;[.$A$2:.$A$4]);&quot;W&quot;;&quot;H&quot;);&quot;&quot;)">
            <text:p/>
          </table:table-cell>
          <table:table-cell table:formula="of:=IF(AND([.BA$9]&gt;=[.$B51];[.BA$9]&lt;=[.$D51];ISNUMBER([.$C51]));IF(COM.MICROSOFT.NETWORKDAYS.INTL([.BA$9];[.BA$9];1;[.$A$2:.$A$4]);&quot;W&quot;;&quot;H&quot;);&quot;&quot;)">
            <text:p/>
          </table:table-cell>
          <table:table-cell table:formula="of:=IF(AND([.BB$9]&gt;=[.$B51];[.BB$9]&lt;=[.$D51];ISNUMBER([.$C51]));IF(COM.MICROSOFT.NETWORKDAYS.INTL([.BB$9];[.BB$9];1;[.$A$2:.$A$4]);&quot;W&quot;;&quot;H&quot;);&quot;&quot;)">
            <text:p/>
          </table:table-cell>
          <table:table-cell table:formula="of:=IF(AND([.BC$9]&gt;=[.$B51];[.BC$9]&lt;=[.$D51];ISNUMBER([.$C51]));IF(COM.MICROSOFT.NETWORKDAYS.INTL([.BC$9];[.BC$9];1;[.$A$2:.$A$4]);&quot;W&quot;;&quot;H&quot;);&quot;&quot;)">
            <text:p/>
          </table:table-cell>
          <table:table-cell table:formula="of:=IF(AND([.BD$9]&gt;=[.$B51];[.BD$9]&lt;=[.$D51];ISNUMBER([.$C51]));IF(COM.MICROSOFT.NETWORKDAYS.INTL([.BD$9];[.BD$9];1;[.$A$2:.$A$4]);&quot;W&quot;;&quot;H&quot;);&quot;&quot;)">
            <text:p/>
          </table:table-cell>
          <table:table-cell table:formula="of:=IF(AND([.BE$9]&gt;=[.$B51];[.BE$9]&lt;=[.$D51];ISNUMBER([.$C51]));IF(COM.MICROSOFT.NETWORKDAYS.INTL([.BE$9];[.BE$9];1;[.$A$2:.$A$4]);&quot;W&quot;;&quot;H&quot;);&quot;&quot;)">
            <text:p/>
          </table:table-cell>
          <table:table-cell table:formula="of:=IF(AND([.BF$9]&gt;=[.$B51];[.BF$9]&lt;=[.$D51];ISNUMBER([.$C51]));IF(COM.MICROSOFT.NETWORKDAYS.INTL([.BF$9];[.BF$9];1;[.$A$2:.$A$4]);&quot;W&quot;;&quot;H&quot;);&quot;&quot;)">
            <text:p/>
          </table:table-cell>
          <table:table-cell table:formula="of:=IF(AND([.BG$9]&gt;=[.$B51];[.BG$9]&lt;=[.$D51];ISNUMBER([.$C51]));IF(COM.MICROSOFT.NETWORKDAYS.INTL([.BG$9];[.BG$9];1;[.$A$2:.$A$4]);&quot;W&quot;;&quot;H&quot;);&quot;&quot;)">
            <text:p/>
          </table:table-cell>
          <table:table-cell table:formula="of:=IF(AND([.BH$9]&gt;=[.$B51];[.BH$9]&lt;=[.$D51];ISNUMBER([.$C51]));IF(COM.MICROSOFT.NETWORKDAYS.INTL([.BH$9];[.BH$9];1;[.$A$2:.$A$4]);&quot;W&quot;;&quot;H&quot;);&quot;&quot;)">
            <text:p/>
          </table:table-cell>
          <table:table-cell table:formula="of:=IF(AND([.BI$9]&gt;=[.$B51];[.BI$9]&lt;=[.$D51];ISNUMBER([.$C51]));IF(COM.MICROSOFT.NETWORKDAYS.INTL([.BI$9];[.BI$9];1;[.$A$2:.$A$4]);&quot;W&quot;;&quot;H&quot;);&quot;&quot;)">
            <text:p/>
          </table:table-cell>
          <table:table-cell table:formula="of:=IF(AND([.BJ$9]&gt;=[.$B51];[.BJ$9]&lt;=[.$D51];ISNUMBER([.$C51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EV14</text:p>
          </table:table-cell>
          <table:table-cell office:value-type="date" office:date-value="2020-06-04" calcext:value-type="date">
            <text:p>04/06/20</text:p>
          </table:table-cell>
          <table:table-cell office:value-type="float" office:value="5" calcext:value-type="float">
            <text:p>5</text:p>
          </table:table-cell>
          <table:table-cell table:formula="of:=IF(ISNUMBER([.C52]); COM.MICROSOFT.WORKDAY.INTL([.B52]; [.C52]; 1; [.A$2:.A$4] ) - 1; &quot;&quot;)" office:value-type="date" office:date-value="2020-06-11" calcext:value-type="date">
            <text:p>11/06/20</text:p>
          </table:table-cell>
          <table:table-cell table:formula="of:=IF(AND([.E$9]&gt;=[.$B52];[.E$9]&lt;=[.$D52];ISNUMBER([.$C52]));IF(COM.MICROSOFT.NETWORKDAYS.INTL([.E$9];[.E$9];1;[.$A$2:.$A$4]);&quot;W&quot;;&quot;H&quot;);&quot;&quot;)">
            <text:p/>
          </table:table-cell>
          <table:table-cell table:formula="of:=IF(AND([.F$9]&gt;=[.$B52];[.F$9]&lt;=[.$D52];ISNUMBER([.$C52]));IF(COM.MICROSOFT.NETWORKDAYS.INTL([.F$9];[.F$9];1;[.$A$2:.$A$4]);&quot;W&quot;;&quot;H&quot;);&quot;&quot;)">
            <text:p/>
          </table:table-cell>
          <table:table-cell table:formula="of:=IF(AND([.G$9]&gt;=[.$B52];[.G$9]&lt;=[.$D52];ISNUMBER([.$C52]));IF(COM.MICROSOFT.NETWORKDAYS.INTL([.G$9];[.G$9];1;[.$A$2:.$A$4]);&quot;W&quot;;&quot;H&quot;);&quot;&quot;)">
            <text:p/>
          </table:table-cell>
          <table:table-cell table:formula="of:=IF(AND([.H$9]&gt;=[.$B52];[.H$9]&lt;=[.$D52];ISNUMBER([.$C52]));IF(COM.MICROSOFT.NETWORKDAYS.INTL([.H$9];[.H$9];1;[.$A$2:.$A$4]);&quot;W&quot;;&quot;H&quot;);&quot;&quot;)">
            <text:p/>
          </table:table-cell>
          <table:table-cell table:formula="of:=IF(AND([.I$9]&gt;=[.$B52];[.I$9]&lt;=[.$D52];ISNUMBER([.$C52]));IF(COM.MICROSOFT.NETWORKDAYS.INTL([.I$9];[.I$9];1;[.$A$2:.$A$4]);&quot;W&quot;;&quot;H&quot;);&quot;&quot;)">
            <text:p/>
          </table:table-cell>
          <table:table-cell table:formula="of:=IF(AND([.J$9]&gt;=[.$B52];[.J$9]&lt;=[.$D52];ISNUMBER([.$C52]));IF(COM.MICROSOFT.NETWORKDAYS.INTL([.J$9];[.J$9];1;[.$A$2:.$A$4]);&quot;W&quot;;&quot;H&quot;);&quot;&quot;)">
            <text:p/>
          </table:table-cell>
          <table:table-cell table:formula="of:=IF(AND([.K$9]&gt;=[.$B52];[.K$9]&lt;=[.$D52];ISNUMBER([.$C52]));IF(COM.MICROSOFT.NETWORKDAYS.INTL([.K$9];[.K$9];1;[.$A$2:.$A$4]);&quot;W&quot;;&quot;H&quot;);&quot;&quot;)">
            <text:p/>
          </table:table-cell>
          <table:table-cell table:formula="of:=IF(AND([.L$9]&gt;=[.$B52];[.L$9]&lt;=[.$D52];ISNUMBER([.$C52]));IF(COM.MICROSOFT.NETWORKDAYS.INTL([.L$9];[.L$9];1;[.$A$2:.$A$4]);&quot;W&quot;;&quot;H&quot;);&quot;&quot;)">
            <text:p/>
          </table:table-cell>
          <table:table-cell table:formula="of:=IF(AND([.M$9]&gt;=[.$B52];[.M$9]&lt;=[.$D52];ISNUMBER([.$C52]));IF(COM.MICROSOFT.NETWORKDAYS.INTL([.M$9];[.M$9];1;[.$A$2:.$A$4]);&quot;W&quot;;&quot;H&quot;);&quot;&quot;)">
            <text:p/>
          </table:table-cell>
          <table:table-cell table:formula="of:=IF(AND([.N$9]&gt;=[.$B52];[.N$9]&lt;=[.$D52];ISNUMBER([.$C52]));IF(COM.MICROSOFT.NETWORKDAYS.INTL([.N$9];[.N$9];1;[.$A$2:.$A$4]);&quot;W&quot;;&quot;H&quot;);&quot;&quot;)">
            <text:p/>
          </table:table-cell>
          <table:table-cell table:formula="of:=IF(AND([.O$9]&gt;=[.$B52];[.O$9]&lt;=[.$D52];ISNUMBER([.$C52]));IF(COM.MICROSOFT.NETWORKDAYS.INTL([.O$9];[.O$9];1;[.$A$2:.$A$4]);&quot;W&quot;;&quot;H&quot;);&quot;&quot;)">
            <text:p/>
          </table:table-cell>
          <table:table-cell table:formula="of:=IF(AND([.P$9]&gt;=[.$B52];[.P$9]&lt;=[.$D52];ISNUMBER([.$C52]));IF(COM.MICROSOFT.NETWORKDAYS.INTL([.P$9];[.P$9];1;[.$A$2:.$A$4]);&quot;W&quot;;&quot;H&quot;);&quot;&quot;)">
            <text:p/>
          </table:table-cell>
          <table:table-cell table:formula="of:=IF(AND([.Q$9]&gt;=[.$B52];[.Q$9]&lt;=[.$D52];ISNUMBER([.$C52]));IF(COM.MICROSOFT.NETWORKDAYS.INTL([.Q$9];[.Q$9];1;[.$A$2:.$A$4]);&quot;W&quot;;&quot;H&quot;);&quot;&quot;)">
            <text:p/>
          </table:table-cell>
          <table:table-cell table:formula="of:=IF(AND([.R$9]&gt;=[.$B52];[.R$9]&lt;=[.$D52];ISNUMBER([.$C52]));IF(COM.MICROSOFT.NETWORKDAYS.INTL([.R$9];[.R$9];1;[.$A$2:.$A$4]);&quot;W&quot;;&quot;H&quot;);&quot;&quot;)">
            <text:p/>
          </table:table-cell>
          <table:table-cell table:formula="of:=IF(AND([.S$9]&gt;=[.$B52];[.S$9]&lt;=[.$D52];ISNUMBER([.$C52]));IF(COM.MICROSOFT.NETWORKDAYS.INTL([.S$9];[.S$9];1;[.$A$2:.$A$4]);&quot;W&quot;;&quot;H&quot;);&quot;&quot;)">
            <text:p/>
          </table:table-cell>
          <table:table-cell table:formula="of:=IF(AND([.T$9]&gt;=[.$B52];[.T$9]&lt;=[.$D52];ISNUMBER([.$C52]));IF(COM.MICROSOFT.NETWORKDAYS.INTL([.T$9];[.T$9];1;[.$A$2:.$A$4]);&quot;W&quot;;&quot;H&quot;);&quot;&quot;)">
            <text:p/>
          </table:table-cell>
          <table:table-cell table:formula="of:=IF(AND([.U$9]&gt;=[.$B52];[.U$9]&lt;=[.$D52];ISNUMBER([.$C52]));IF(COM.MICROSOFT.NETWORKDAYS.INTL([.U$9];[.U$9];1;[.$A$2:.$A$4]);&quot;W&quot;;&quot;H&quot;);&quot;&quot;)">
            <text:p/>
          </table:table-cell>
          <table:table-cell table:formula="of:=IF(AND([.V$9]&gt;=[.$B52];[.V$9]&lt;=[.$D52];ISNUMBER([.$C52]));IF(COM.MICROSOFT.NETWORKDAYS.INTL([.V$9];[.V$9];1;[.$A$2:.$A$4]);&quot;W&quot;;&quot;H&quot;);&quot;&quot;)">
            <text:p/>
          </table:table-cell>
          <table:table-cell table:formula="of:=IF(AND([.W$9]&gt;=[.$B52];[.W$9]&lt;=[.$D52];ISNUMBER([.$C52]));IF(COM.MICROSOFT.NETWORKDAYS.INTL([.W$9];[.W$9];1;[.$A$2:.$A$4]);&quot;W&quot;;&quot;H&quot;);&quot;&quot;)">
            <text:p/>
          </table:table-cell>
          <table:table-cell table:formula="of:=IF(AND([.X$9]&gt;=[.$B52];[.X$9]&lt;=[.$D52];ISNUMBER([.$C52]));IF(COM.MICROSOFT.NETWORKDAYS.INTL([.X$9];[.X$9];1;[.$A$2:.$A$4]);&quot;W&quot;;&quot;H&quot;);&quot;&quot;)">
            <text:p/>
          </table:table-cell>
          <table:table-cell table:formula="of:=IF(AND([.Y$9]&gt;=[.$B52];[.Y$9]&lt;=[.$D52];ISNUMBER([.$C52]));IF(COM.MICROSOFT.NETWORKDAYS.INTL([.Y$9];[.Y$9];1;[.$A$2:.$A$4]);&quot;W&quot;;&quot;H&quot;);&quot;&quot;)">
            <text:p/>
          </table:table-cell>
          <table:table-cell table:formula="of:=IF(AND([.Z$9]&gt;=[.$B52];[.Z$9]&lt;=[.$D52];ISNUMBER([.$C52]));IF(COM.MICROSOFT.NETWORKDAYS.INTL([.Z$9];[.Z$9];1;[.$A$2:.$A$4]);&quot;W&quot;;&quot;H&quot;);&quot;&quot;)">
            <text:p/>
          </table:table-cell>
          <table:table-cell table:formula="of:=IF(AND([.AA$9]&gt;=[.$B52];[.AA$9]&lt;=[.$D52];ISNUMBER([.$C52]));IF(COM.MICROSOFT.NETWORKDAYS.INTL([.AA$9];[.AA$9];1;[.$A$2:.$A$4]);&quot;W&quot;;&quot;H&quot;);&quot;&quot;)">
            <text:p/>
          </table:table-cell>
          <table:table-cell table:formula="of:=IF(AND([.AB$9]&gt;=[.$B52];[.AB$9]&lt;=[.$D52];ISNUMBER([.$C52]));IF(COM.MICROSOFT.NETWORKDAYS.INTL([.AB$9];[.AB$9];1;[.$A$2:.$A$4]);&quot;W&quot;;&quot;H&quot;);&quot;&quot;)">
            <text:p/>
          </table:table-cell>
          <table:table-cell table:formula="of:=IF(AND([.AC$9]&gt;=[.$B52];[.AC$9]&lt;=[.$D52];ISNUMBER([.$C52]));IF(COM.MICROSOFT.NETWORKDAYS.INTL([.AC$9];[.AC$9];1;[.$A$2:.$A$4]);&quot;W&quot;;&quot;H&quot;);&quot;&quot;)">
            <text:p/>
          </table:table-cell>
          <table:table-cell table:formula="of:=IF(AND([.AD$9]&gt;=[.$B52];[.AD$9]&lt;=[.$D52];ISNUMBER([.$C52]));IF(COM.MICROSOFT.NETWORKDAYS.INTL([.AD$9];[.AD$9];1;[.$A$2:.$A$4]);&quot;W&quot;;&quot;H&quot;);&quot;&quot;)">
            <text:p/>
          </table:table-cell>
          <table:table-cell table:formula="of:=IF(AND([.AE$9]&gt;=[.$B52];[.AE$9]&lt;=[.$D52];ISNUMBER([.$C52]));IF(COM.MICROSOFT.NETWORKDAYS.INTL([.AE$9];[.AE$9];1;[.$A$2:.$A$4]);&quot;W&quot;;&quot;H&quot;);&quot;&quot;)">
            <text:p/>
          </table:table-cell>
          <table:table-cell table:formula="of:=IF(AND([.AF$9]&gt;=[.$B52];[.AF$9]&lt;=[.$D52];ISNUMBER([.$C52]));IF(COM.MICROSOFT.NETWORKDAYS.INTL([.AF$9];[.AF$9];1;[.$A$2:.$A$4]);&quot;W&quot;;&quot;H&quot;);&quot;&quot;)">
            <text:p/>
          </table:table-cell>
          <table:table-cell table:formula="of:=IF(AND([.AG$9]&gt;=[.$B52];[.AG$9]&lt;=[.$D52];ISNUMBER([.$C52]));IF(COM.MICROSOFT.NETWORKDAYS.INTL([.AG$9];[.AG$9];1;[.$A$2:.$A$4]);&quot;W&quot;;&quot;H&quot;);&quot;&quot;)">
            <text:p/>
          </table:table-cell>
          <table:table-cell table:formula="of:=IF(AND([.AH$9]&gt;=[.$B52];[.AH$9]&lt;=[.$D52];ISNUMBER([.$C52]));IF(COM.MICROSOFT.NETWORKDAYS.INTL([.AH$9];[.AH$9];1;[.$A$2:.$A$4]);&quot;W&quot;;&quot;H&quot;);&quot;&quot;)" office:value-type="string" office:string-value="W" calcext:value-type="string">
            <text:p>W</text:p>
          </table:table-cell>
          <table:table-cell table:formula="of:=IF(AND([.AI$9]&gt;=[.$B52];[.AI$9]&lt;=[.$D52];ISNUMBER([.$C52]));IF(COM.MICROSOFT.NETWORKDAYS.INTL([.AI$9];[.AI$9];1;[.$A$2:.$A$4]);&quot;W&quot;;&quot;H&quot;);&quot;&quot;)" office:value-type="string" office:string-value="W" calcext:value-type="string">
            <text:p>W</text:p>
          </table:table-cell>
          <table:table-cell table:formula="of:=IF(AND([.AJ$9]&gt;=[.$B52];[.AJ$9]&lt;=[.$D52];ISNUMBER([.$C52]));IF(COM.MICROSOFT.NETWORKDAYS.INTL([.AJ$9];[.AJ$9];1;[.$A$2:.$A$4]);&quot;W&quot;;&quot;H&quot;);&quot;&quot;)" office:value-type="string" office:string-value="H" calcext:value-type="string">
            <text:p>H</text:p>
          </table:table-cell>
          <table:table-cell table:formula="of:=IF(AND([.AK$9]&gt;=[.$B52];[.AK$9]&lt;=[.$D52];ISNUMBER([.$C52]));IF(COM.MICROSOFT.NETWORKDAYS.INTL([.AK$9];[.AK$9];1;[.$A$2:.$A$4]);&quot;W&quot;;&quot;H&quot;);&quot;&quot;)" office:value-type="string" office:string-value="H" calcext:value-type="string">
            <text:p>H</text:p>
          </table:table-cell>
          <table:table-cell table:formula="of:=IF(AND([.AL$9]&gt;=[.$B52];[.AL$9]&lt;=[.$D52];ISNUMBER([.$C52]));IF(COM.MICROSOFT.NETWORKDAYS.INTL([.AL$9];[.AL$9];1;[.$A$2:.$A$4]);&quot;W&quot;;&quot;H&quot;);&quot;&quot;)" office:value-type="string" office:string-value="W" calcext:value-type="string">
            <text:p>W</text:p>
          </table:table-cell>
          <table:table-cell table:formula="of:=IF(AND([.AM$9]&gt;=[.$B52];[.AM$9]&lt;=[.$D52];ISNUMBER([.$C52]));IF(COM.MICROSOFT.NETWORKDAYS.INTL([.AM$9];[.AM$9];1;[.$A$2:.$A$4]);&quot;W&quot;;&quot;H&quot;);&quot;&quot;)" office:value-type="string" office:string-value="W" calcext:value-type="string">
            <text:p>W</text:p>
          </table:table-cell>
          <table:table-cell table:formula="of:=IF(AND([.AN$9]&gt;=[.$B52];[.AN$9]&lt;=[.$D52];ISNUMBER([.$C52]));IF(COM.MICROSOFT.NETWORKDAYS.INTL([.AN$9];[.AN$9];1;[.$A$2:.$A$4]);&quot;W&quot;;&quot;H&quot;);&quot;&quot;)" office:value-type="string" office:string-value="W" calcext:value-type="string">
            <text:p>W</text:p>
          </table:table-cell>
          <table:table-cell table:formula="of:=IF(AND([.AO$9]&gt;=[.$B52];[.AO$9]&lt;=[.$D52];ISNUMBER([.$C52]));IF(COM.MICROSOFT.NETWORKDAYS.INTL([.AO$9];[.AO$9];1;[.$A$2:.$A$4]);&quot;W&quot;;&quot;H&quot;);&quot;&quot;)" office:value-type="string" office:string-value="H" calcext:value-type="string">
            <text:p>H</text:p>
          </table:table-cell>
          <table:table-cell table:formula="of:=IF(AND([.AP$9]&gt;=[.$B52];[.AP$9]&lt;=[.$D52];ISNUMBER([.$C52]));IF(COM.MICROSOFT.NETWORKDAYS.INTL([.AP$9];[.AP$9];1;[.$A$2:.$A$4]);&quot;W&quot;;&quot;H&quot;);&quot;&quot;)">
            <text:p/>
          </table:table-cell>
          <table:table-cell table:formula="of:=IF(AND([.AQ$9]&gt;=[.$B52];[.AQ$9]&lt;=[.$D52];ISNUMBER([.$C52]));IF(COM.MICROSOFT.NETWORKDAYS.INTL([.AQ$9];[.AQ$9];1;[.$A$2:.$A$4]);&quot;W&quot;;&quot;H&quot;);&quot;&quot;)">
            <text:p/>
          </table:table-cell>
          <table:table-cell table:formula="of:=IF(AND([.AR$9]&gt;=[.$B52];[.AR$9]&lt;=[.$D52];ISNUMBER([.$C52]));IF(COM.MICROSOFT.NETWORKDAYS.INTL([.AR$9];[.AR$9];1;[.$A$2:.$A$4]);&quot;W&quot;;&quot;H&quot;);&quot;&quot;)">
            <text:p/>
          </table:table-cell>
          <table:table-cell table:formula="of:=IF(AND([.AS$9]&gt;=[.$B52];[.AS$9]&lt;=[.$D52];ISNUMBER([.$C52]));IF(COM.MICROSOFT.NETWORKDAYS.INTL([.AS$9];[.AS$9];1;[.$A$2:.$A$4]);&quot;W&quot;;&quot;H&quot;);&quot;&quot;)">
            <text:p/>
          </table:table-cell>
          <table:table-cell table:formula="of:=IF(AND([.AT$9]&gt;=[.$B52];[.AT$9]&lt;=[.$D52];ISNUMBER([.$C52]));IF(COM.MICROSOFT.NETWORKDAYS.INTL([.AT$9];[.AT$9];1;[.$A$2:.$A$4]);&quot;W&quot;;&quot;H&quot;);&quot;&quot;)">
            <text:p/>
          </table:table-cell>
          <table:table-cell table:formula="of:=IF(AND([.AU$9]&gt;=[.$B52];[.AU$9]&lt;=[.$D52];ISNUMBER([.$C52]));IF(COM.MICROSOFT.NETWORKDAYS.INTL([.AU$9];[.AU$9];1;[.$A$2:.$A$4]);&quot;W&quot;;&quot;H&quot;);&quot;&quot;)">
            <text:p/>
          </table:table-cell>
          <table:table-cell table:formula="of:=IF(AND([.AV$9]&gt;=[.$B52];[.AV$9]&lt;=[.$D52];ISNUMBER([.$C52]));IF(COM.MICROSOFT.NETWORKDAYS.INTL([.AV$9];[.AV$9];1;[.$A$2:.$A$4]);&quot;W&quot;;&quot;H&quot;);&quot;&quot;)">
            <text:p/>
          </table:table-cell>
          <table:table-cell table:formula="of:=IF(AND([.AW$9]&gt;=[.$B52];[.AW$9]&lt;=[.$D52];ISNUMBER([.$C52]));IF(COM.MICROSOFT.NETWORKDAYS.INTL([.AW$9];[.AW$9];1;[.$A$2:.$A$4]);&quot;W&quot;;&quot;H&quot;);&quot;&quot;)">
            <text:p/>
          </table:table-cell>
          <table:table-cell table:formula="of:=IF(AND([.AX$9]&gt;=[.$B52];[.AX$9]&lt;=[.$D52];ISNUMBER([.$C52]));IF(COM.MICROSOFT.NETWORKDAYS.INTL([.AX$9];[.AX$9];1;[.$A$2:.$A$4]);&quot;W&quot;;&quot;H&quot;);&quot;&quot;)">
            <text:p/>
          </table:table-cell>
          <table:table-cell table:formula="of:=IF(AND([.AY$9]&gt;=[.$B52];[.AY$9]&lt;=[.$D52];ISNUMBER([.$C52]));IF(COM.MICROSOFT.NETWORKDAYS.INTL([.AY$9];[.AY$9];1;[.$A$2:.$A$4]);&quot;W&quot;;&quot;H&quot;);&quot;&quot;)">
            <text:p/>
          </table:table-cell>
          <table:table-cell table:formula="of:=IF(AND([.AZ$9]&gt;=[.$B52];[.AZ$9]&lt;=[.$D52];ISNUMBER([.$C52]));IF(COM.MICROSOFT.NETWORKDAYS.INTL([.AZ$9];[.AZ$9];1;[.$A$2:.$A$4]);&quot;W&quot;;&quot;H&quot;);&quot;&quot;)">
            <text:p/>
          </table:table-cell>
          <table:table-cell table:formula="of:=IF(AND([.BA$9]&gt;=[.$B52];[.BA$9]&lt;=[.$D52];ISNUMBER([.$C52]));IF(COM.MICROSOFT.NETWORKDAYS.INTL([.BA$9];[.BA$9];1;[.$A$2:.$A$4]);&quot;W&quot;;&quot;H&quot;);&quot;&quot;)">
            <text:p/>
          </table:table-cell>
          <table:table-cell table:formula="of:=IF(AND([.BB$9]&gt;=[.$B52];[.BB$9]&lt;=[.$D52];ISNUMBER([.$C52]));IF(COM.MICROSOFT.NETWORKDAYS.INTL([.BB$9];[.BB$9];1;[.$A$2:.$A$4]);&quot;W&quot;;&quot;H&quot;);&quot;&quot;)">
            <text:p/>
          </table:table-cell>
          <table:table-cell table:formula="of:=IF(AND([.BC$9]&gt;=[.$B52];[.BC$9]&lt;=[.$D52];ISNUMBER([.$C52]));IF(COM.MICROSOFT.NETWORKDAYS.INTL([.BC$9];[.BC$9];1;[.$A$2:.$A$4]);&quot;W&quot;;&quot;H&quot;);&quot;&quot;)">
            <text:p/>
          </table:table-cell>
          <table:table-cell table:formula="of:=IF(AND([.BD$9]&gt;=[.$B52];[.BD$9]&lt;=[.$D52];ISNUMBER([.$C52]));IF(COM.MICROSOFT.NETWORKDAYS.INTL([.BD$9];[.BD$9];1;[.$A$2:.$A$4]);&quot;W&quot;;&quot;H&quot;);&quot;&quot;)">
            <text:p/>
          </table:table-cell>
          <table:table-cell table:formula="of:=IF(AND([.BE$9]&gt;=[.$B52];[.BE$9]&lt;=[.$D52];ISNUMBER([.$C52]));IF(COM.MICROSOFT.NETWORKDAYS.INTL([.BE$9];[.BE$9];1;[.$A$2:.$A$4]);&quot;W&quot;;&quot;H&quot;);&quot;&quot;)">
            <text:p/>
          </table:table-cell>
          <table:table-cell table:formula="of:=IF(AND([.BF$9]&gt;=[.$B52];[.BF$9]&lt;=[.$D52];ISNUMBER([.$C52]));IF(COM.MICROSOFT.NETWORKDAYS.INTL([.BF$9];[.BF$9];1;[.$A$2:.$A$4]);&quot;W&quot;;&quot;H&quot;);&quot;&quot;)">
            <text:p/>
          </table:table-cell>
          <table:table-cell table:formula="of:=IF(AND([.BG$9]&gt;=[.$B52];[.BG$9]&lt;=[.$D52];ISNUMBER([.$C52]));IF(COM.MICROSOFT.NETWORKDAYS.INTL([.BG$9];[.BG$9];1;[.$A$2:.$A$4]);&quot;W&quot;;&quot;H&quot;);&quot;&quot;)">
            <text:p/>
          </table:table-cell>
          <table:table-cell table:formula="of:=IF(AND([.BH$9]&gt;=[.$B52];[.BH$9]&lt;=[.$D52];ISNUMBER([.$C52]));IF(COM.MICROSOFT.NETWORKDAYS.INTL([.BH$9];[.BH$9];1;[.$A$2:.$A$4]);&quot;W&quot;;&quot;H&quot;);&quot;&quot;)">
            <text:p/>
          </table:table-cell>
          <table:table-cell table:formula="of:=IF(AND([.BI$9]&gt;=[.$B52];[.BI$9]&lt;=[.$D52];ISNUMBER([.$C52]));IF(COM.MICROSOFT.NETWORKDAYS.INTL([.BI$9];[.BI$9];1;[.$A$2:.$A$4]);&quot;W&quot;;&quot;H&quot;);&quot;&quot;)">
            <text:p/>
          </table:table-cell>
          <table:table-cell table:formula="of:=IF(AND([.BJ$9]&gt;=[.$B52];[.BJ$9]&lt;=[.$D52];ISNUMBER([.$C52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EV15</text:p>
          </table:table-cell>
          <table:table-cell office:value-type="date" office:date-value="2020-06-04" calcext:value-type="date">
            <text:p>04/06/20</text:p>
          </table:table-cell>
          <table:table-cell office:value-type="float" office:value="5" calcext:value-type="float">
            <text:p>5</text:p>
          </table:table-cell>
          <table:table-cell table:formula="of:=IF(ISNUMBER([.C53]); COM.MICROSOFT.WORKDAY.INTL([.B53]; [.C53]; 1; [.A$2:.A$4] ) - 1; &quot;&quot;)" office:value-type="date" office:date-value="2020-06-11" calcext:value-type="date">
            <text:p>11/06/20</text:p>
          </table:table-cell>
          <table:table-cell table:formula="of:=IF(AND([.E$9]&gt;=[.$B53];[.E$9]&lt;=[.$D53];ISNUMBER([.$C53]));IF(COM.MICROSOFT.NETWORKDAYS.INTL([.E$9];[.E$9];1;[.$A$2:.$A$4]);&quot;W&quot;;&quot;H&quot;);&quot;&quot;)">
            <text:p/>
          </table:table-cell>
          <table:table-cell table:formula="of:=IF(AND([.F$9]&gt;=[.$B53];[.F$9]&lt;=[.$D53];ISNUMBER([.$C53]));IF(COM.MICROSOFT.NETWORKDAYS.INTL([.F$9];[.F$9];1;[.$A$2:.$A$4]);&quot;W&quot;;&quot;H&quot;);&quot;&quot;)">
            <text:p/>
          </table:table-cell>
          <table:table-cell table:formula="of:=IF(AND([.G$9]&gt;=[.$B53];[.G$9]&lt;=[.$D53];ISNUMBER([.$C53]));IF(COM.MICROSOFT.NETWORKDAYS.INTL([.G$9];[.G$9];1;[.$A$2:.$A$4]);&quot;W&quot;;&quot;H&quot;);&quot;&quot;)">
            <text:p/>
          </table:table-cell>
          <table:table-cell table:formula="of:=IF(AND([.H$9]&gt;=[.$B53];[.H$9]&lt;=[.$D53];ISNUMBER([.$C53]));IF(COM.MICROSOFT.NETWORKDAYS.INTL([.H$9];[.H$9];1;[.$A$2:.$A$4]);&quot;W&quot;;&quot;H&quot;);&quot;&quot;)">
            <text:p/>
          </table:table-cell>
          <table:table-cell table:formula="of:=IF(AND([.I$9]&gt;=[.$B53];[.I$9]&lt;=[.$D53];ISNUMBER([.$C53]));IF(COM.MICROSOFT.NETWORKDAYS.INTL([.I$9];[.I$9];1;[.$A$2:.$A$4]);&quot;W&quot;;&quot;H&quot;);&quot;&quot;)">
            <text:p/>
          </table:table-cell>
          <table:table-cell table:formula="of:=IF(AND([.J$9]&gt;=[.$B53];[.J$9]&lt;=[.$D53];ISNUMBER([.$C53]));IF(COM.MICROSOFT.NETWORKDAYS.INTL([.J$9];[.J$9];1;[.$A$2:.$A$4]);&quot;W&quot;;&quot;H&quot;);&quot;&quot;)">
            <text:p/>
          </table:table-cell>
          <table:table-cell table:formula="of:=IF(AND([.K$9]&gt;=[.$B53];[.K$9]&lt;=[.$D53];ISNUMBER([.$C53]));IF(COM.MICROSOFT.NETWORKDAYS.INTL([.K$9];[.K$9];1;[.$A$2:.$A$4]);&quot;W&quot;;&quot;H&quot;);&quot;&quot;)">
            <text:p/>
          </table:table-cell>
          <table:table-cell table:formula="of:=IF(AND([.L$9]&gt;=[.$B53];[.L$9]&lt;=[.$D53];ISNUMBER([.$C53]));IF(COM.MICROSOFT.NETWORKDAYS.INTL([.L$9];[.L$9];1;[.$A$2:.$A$4]);&quot;W&quot;;&quot;H&quot;);&quot;&quot;)">
            <text:p/>
          </table:table-cell>
          <table:table-cell table:formula="of:=IF(AND([.M$9]&gt;=[.$B53];[.M$9]&lt;=[.$D53];ISNUMBER([.$C53]));IF(COM.MICROSOFT.NETWORKDAYS.INTL([.M$9];[.M$9];1;[.$A$2:.$A$4]);&quot;W&quot;;&quot;H&quot;);&quot;&quot;)">
            <text:p/>
          </table:table-cell>
          <table:table-cell table:formula="of:=IF(AND([.N$9]&gt;=[.$B53];[.N$9]&lt;=[.$D53];ISNUMBER([.$C53]));IF(COM.MICROSOFT.NETWORKDAYS.INTL([.N$9];[.N$9];1;[.$A$2:.$A$4]);&quot;W&quot;;&quot;H&quot;);&quot;&quot;)">
            <text:p/>
          </table:table-cell>
          <table:table-cell table:formula="of:=IF(AND([.O$9]&gt;=[.$B53];[.O$9]&lt;=[.$D53];ISNUMBER([.$C53]));IF(COM.MICROSOFT.NETWORKDAYS.INTL([.O$9];[.O$9];1;[.$A$2:.$A$4]);&quot;W&quot;;&quot;H&quot;);&quot;&quot;)">
            <text:p/>
          </table:table-cell>
          <table:table-cell table:formula="of:=IF(AND([.P$9]&gt;=[.$B53];[.P$9]&lt;=[.$D53];ISNUMBER([.$C53]));IF(COM.MICROSOFT.NETWORKDAYS.INTL([.P$9];[.P$9];1;[.$A$2:.$A$4]);&quot;W&quot;;&quot;H&quot;);&quot;&quot;)">
            <text:p/>
          </table:table-cell>
          <table:table-cell table:formula="of:=IF(AND([.Q$9]&gt;=[.$B53];[.Q$9]&lt;=[.$D53];ISNUMBER([.$C53]));IF(COM.MICROSOFT.NETWORKDAYS.INTL([.Q$9];[.Q$9];1;[.$A$2:.$A$4]);&quot;W&quot;;&quot;H&quot;);&quot;&quot;)">
            <text:p/>
          </table:table-cell>
          <table:table-cell table:formula="of:=IF(AND([.R$9]&gt;=[.$B53];[.R$9]&lt;=[.$D53];ISNUMBER([.$C53]));IF(COM.MICROSOFT.NETWORKDAYS.INTL([.R$9];[.R$9];1;[.$A$2:.$A$4]);&quot;W&quot;;&quot;H&quot;);&quot;&quot;)">
            <text:p/>
          </table:table-cell>
          <table:table-cell table:formula="of:=IF(AND([.S$9]&gt;=[.$B53];[.S$9]&lt;=[.$D53];ISNUMBER([.$C53]));IF(COM.MICROSOFT.NETWORKDAYS.INTL([.S$9];[.S$9];1;[.$A$2:.$A$4]);&quot;W&quot;;&quot;H&quot;);&quot;&quot;)">
            <text:p/>
          </table:table-cell>
          <table:table-cell table:formula="of:=IF(AND([.T$9]&gt;=[.$B53];[.T$9]&lt;=[.$D53];ISNUMBER([.$C53]));IF(COM.MICROSOFT.NETWORKDAYS.INTL([.T$9];[.T$9];1;[.$A$2:.$A$4]);&quot;W&quot;;&quot;H&quot;);&quot;&quot;)">
            <text:p/>
          </table:table-cell>
          <table:table-cell table:formula="of:=IF(AND([.U$9]&gt;=[.$B53];[.U$9]&lt;=[.$D53];ISNUMBER([.$C53]));IF(COM.MICROSOFT.NETWORKDAYS.INTL([.U$9];[.U$9];1;[.$A$2:.$A$4]);&quot;W&quot;;&quot;H&quot;);&quot;&quot;)">
            <text:p/>
          </table:table-cell>
          <table:table-cell table:formula="of:=IF(AND([.V$9]&gt;=[.$B53];[.V$9]&lt;=[.$D53];ISNUMBER([.$C53]));IF(COM.MICROSOFT.NETWORKDAYS.INTL([.V$9];[.V$9];1;[.$A$2:.$A$4]);&quot;W&quot;;&quot;H&quot;);&quot;&quot;)">
            <text:p/>
          </table:table-cell>
          <table:table-cell table:formula="of:=IF(AND([.W$9]&gt;=[.$B53];[.W$9]&lt;=[.$D53];ISNUMBER([.$C53]));IF(COM.MICROSOFT.NETWORKDAYS.INTL([.W$9];[.W$9];1;[.$A$2:.$A$4]);&quot;W&quot;;&quot;H&quot;);&quot;&quot;)">
            <text:p/>
          </table:table-cell>
          <table:table-cell table:formula="of:=IF(AND([.X$9]&gt;=[.$B53];[.X$9]&lt;=[.$D53];ISNUMBER([.$C53]));IF(COM.MICROSOFT.NETWORKDAYS.INTL([.X$9];[.X$9];1;[.$A$2:.$A$4]);&quot;W&quot;;&quot;H&quot;);&quot;&quot;)">
            <text:p/>
          </table:table-cell>
          <table:table-cell table:formula="of:=IF(AND([.Y$9]&gt;=[.$B53];[.Y$9]&lt;=[.$D53];ISNUMBER([.$C53]));IF(COM.MICROSOFT.NETWORKDAYS.INTL([.Y$9];[.Y$9];1;[.$A$2:.$A$4]);&quot;W&quot;;&quot;H&quot;);&quot;&quot;)">
            <text:p/>
          </table:table-cell>
          <table:table-cell table:formula="of:=IF(AND([.Z$9]&gt;=[.$B53];[.Z$9]&lt;=[.$D53];ISNUMBER([.$C53]));IF(COM.MICROSOFT.NETWORKDAYS.INTL([.Z$9];[.Z$9];1;[.$A$2:.$A$4]);&quot;W&quot;;&quot;H&quot;);&quot;&quot;)">
            <text:p/>
          </table:table-cell>
          <table:table-cell table:formula="of:=IF(AND([.AA$9]&gt;=[.$B53];[.AA$9]&lt;=[.$D53];ISNUMBER([.$C53]));IF(COM.MICROSOFT.NETWORKDAYS.INTL([.AA$9];[.AA$9];1;[.$A$2:.$A$4]);&quot;W&quot;;&quot;H&quot;);&quot;&quot;)">
            <text:p/>
          </table:table-cell>
          <table:table-cell table:formula="of:=IF(AND([.AB$9]&gt;=[.$B53];[.AB$9]&lt;=[.$D53];ISNUMBER([.$C53]));IF(COM.MICROSOFT.NETWORKDAYS.INTL([.AB$9];[.AB$9];1;[.$A$2:.$A$4]);&quot;W&quot;;&quot;H&quot;);&quot;&quot;)">
            <text:p/>
          </table:table-cell>
          <table:table-cell table:formula="of:=IF(AND([.AC$9]&gt;=[.$B53];[.AC$9]&lt;=[.$D53];ISNUMBER([.$C53]));IF(COM.MICROSOFT.NETWORKDAYS.INTL([.AC$9];[.AC$9];1;[.$A$2:.$A$4]);&quot;W&quot;;&quot;H&quot;);&quot;&quot;)">
            <text:p/>
          </table:table-cell>
          <table:table-cell table:formula="of:=IF(AND([.AD$9]&gt;=[.$B53];[.AD$9]&lt;=[.$D53];ISNUMBER([.$C53]));IF(COM.MICROSOFT.NETWORKDAYS.INTL([.AD$9];[.AD$9];1;[.$A$2:.$A$4]);&quot;W&quot;;&quot;H&quot;);&quot;&quot;)">
            <text:p/>
          </table:table-cell>
          <table:table-cell table:formula="of:=IF(AND([.AE$9]&gt;=[.$B53];[.AE$9]&lt;=[.$D53];ISNUMBER([.$C53]));IF(COM.MICROSOFT.NETWORKDAYS.INTL([.AE$9];[.AE$9];1;[.$A$2:.$A$4]);&quot;W&quot;;&quot;H&quot;);&quot;&quot;)">
            <text:p/>
          </table:table-cell>
          <table:table-cell table:formula="of:=IF(AND([.AF$9]&gt;=[.$B53];[.AF$9]&lt;=[.$D53];ISNUMBER([.$C53]));IF(COM.MICROSOFT.NETWORKDAYS.INTL([.AF$9];[.AF$9];1;[.$A$2:.$A$4]);&quot;W&quot;;&quot;H&quot;);&quot;&quot;)">
            <text:p/>
          </table:table-cell>
          <table:table-cell table:formula="of:=IF(AND([.AG$9]&gt;=[.$B53];[.AG$9]&lt;=[.$D53];ISNUMBER([.$C53]));IF(COM.MICROSOFT.NETWORKDAYS.INTL([.AG$9];[.AG$9];1;[.$A$2:.$A$4]);&quot;W&quot;;&quot;H&quot;);&quot;&quot;)">
            <text:p/>
          </table:table-cell>
          <table:table-cell table:formula="of:=IF(AND([.AH$9]&gt;=[.$B53];[.AH$9]&lt;=[.$D53];ISNUMBER([.$C53]));IF(COM.MICROSOFT.NETWORKDAYS.INTL([.AH$9];[.AH$9];1;[.$A$2:.$A$4]);&quot;W&quot;;&quot;H&quot;);&quot;&quot;)" office:value-type="string" office:string-value="W" calcext:value-type="string">
            <text:p>W</text:p>
          </table:table-cell>
          <table:table-cell table:formula="of:=IF(AND([.AI$9]&gt;=[.$B53];[.AI$9]&lt;=[.$D53];ISNUMBER([.$C53]));IF(COM.MICROSOFT.NETWORKDAYS.INTL([.AI$9];[.AI$9];1;[.$A$2:.$A$4]);&quot;W&quot;;&quot;H&quot;);&quot;&quot;)" office:value-type="string" office:string-value="W" calcext:value-type="string">
            <text:p>W</text:p>
          </table:table-cell>
          <table:table-cell table:formula="of:=IF(AND([.AJ$9]&gt;=[.$B53];[.AJ$9]&lt;=[.$D53];ISNUMBER([.$C53]));IF(COM.MICROSOFT.NETWORKDAYS.INTL([.AJ$9];[.AJ$9];1;[.$A$2:.$A$4]);&quot;W&quot;;&quot;H&quot;);&quot;&quot;)" office:value-type="string" office:string-value="H" calcext:value-type="string">
            <text:p>H</text:p>
          </table:table-cell>
          <table:table-cell table:formula="of:=IF(AND([.AK$9]&gt;=[.$B53];[.AK$9]&lt;=[.$D53];ISNUMBER([.$C53]));IF(COM.MICROSOFT.NETWORKDAYS.INTL([.AK$9];[.AK$9];1;[.$A$2:.$A$4]);&quot;W&quot;;&quot;H&quot;);&quot;&quot;)" office:value-type="string" office:string-value="H" calcext:value-type="string">
            <text:p>H</text:p>
          </table:table-cell>
          <table:table-cell table:formula="of:=IF(AND([.AL$9]&gt;=[.$B53];[.AL$9]&lt;=[.$D53];ISNUMBER([.$C53]));IF(COM.MICROSOFT.NETWORKDAYS.INTL([.AL$9];[.AL$9];1;[.$A$2:.$A$4]);&quot;W&quot;;&quot;H&quot;);&quot;&quot;)" office:value-type="string" office:string-value="W" calcext:value-type="string">
            <text:p>W</text:p>
          </table:table-cell>
          <table:table-cell table:formula="of:=IF(AND([.AM$9]&gt;=[.$B53];[.AM$9]&lt;=[.$D53];ISNUMBER([.$C53]));IF(COM.MICROSOFT.NETWORKDAYS.INTL([.AM$9];[.AM$9];1;[.$A$2:.$A$4]);&quot;W&quot;;&quot;H&quot;);&quot;&quot;)" office:value-type="string" office:string-value="W" calcext:value-type="string">
            <text:p>W</text:p>
          </table:table-cell>
          <table:table-cell table:formula="of:=IF(AND([.AN$9]&gt;=[.$B53];[.AN$9]&lt;=[.$D53];ISNUMBER([.$C53]));IF(COM.MICROSOFT.NETWORKDAYS.INTL([.AN$9];[.AN$9];1;[.$A$2:.$A$4]);&quot;W&quot;;&quot;H&quot;);&quot;&quot;)" office:value-type="string" office:string-value="W" calcext:value-type="string">
            <text:p>W</text:p>
          </table:table-cell>
          <table:table-cell table:formula="of:=IF(AND([.AO$9]&gt;=[.$B53];[.AO$9]&lt;=[.$D53];ISNUMBER([.$C53]));IF(COM.MICROSOFT.NETWORKDAYS.INTL([.AO$9];[.AO$9];1;[.$A$2:.$A$4]);&quot;W&quot;;&quot;H&quot;);&quot;&quot;)" office:value-type="string" office:string-value="H" calcext:value-type="string">
            <text:p>H</text:p>
          </table:table-cell>
          <table:table-cell table:formula="of:=IF(AND([.AP$9]&gt;=[.$B53];[.AP$9]&lt;=[.$D53];ISNUMBER([.$C53]));IF(COM.MICROSOFT.NETWORKDAYS.INTL([.AP$9];[.AP$9];1;[.$A$2:.$A$4]);&quot;W&quot;;&quot;H&quot;);&quot;&quot;)">
            <text:p/>
          </table:table-cell>
          <table:table-cell table:formula="of:=IF(AND([.AQ$9]&gt;=[.$B53];[.AQ$9]&lt;=[.$D53];ISNUMBER([.$C53]));IF(COM.MICROSOFT.NETWORKDAYS.INTL([.AQ$9];[.AQ$9];1;[.$A$2:.$A$4]);&quot;W&quot;;&quot;H&quot;);&quot;&quot;)">
            <text:p/>
          </table:table-cell>
          <table:table-cell table:formula="of:=IF(AND([.AR$9]&gt;=[.$B53];[.AR$9]&lt;=[.$D53];ISNUMBER([.$C53]));IF(COM.MICROSOFT.NETWORKDAYS.INTL([.AR$9];[.AR$9];1;[.$A$2:.$A$4]);&quot;W&quot;;&quot;H&quot;);&quot;&quot;)">
            <text:p/>
          </table:table-cell>
          <table:table-cell table:formula="of:=IF(AND([.AS$9]&gt;=[.$B53];[.AS$9]&lt;=[.$D53];ISNUMBER([.$C53]));IF(COM.MICROSOFT.NETWORKDAYS.INTL([.AS$9];[.AS$9];1;[.$A$2:.$A$4]);&quot;W&quot;;&quot;H&quot;);&quot;&quot;)">
            <text:p/>
          </table:table-cell>
          <table:table-cell table:formula="of:=IF(AND([.AT$9]&gt;=[.$B53];[.AT$9]&lt;=[.$D53];ISNUMBER([.$C53]));IF(COM.MICROSOFT.NETWORKDAYS.INTL([.AT$9];[.AT$9];1;[.$A$2:.$A$4]);&quot;W&quot;;&quot;H&quot;);&quot;&quot;)">
            <text:p/>
          </table:table-cell>
          <table:table-cell table:formula="of:=IF(AND([.AU$9]&gt;=[.$B53];[.AU$9]&lt;=[.$D53];ISNUMBER([.$C53]));IF(COM.MICROSOFT.NETWORKDAYS.INTL([.AU$9];[.AU$9];1;[.$A$2:.$A$4]);&quot;W&quot;;&quot;H&quot;);&quot;&quot;)">
            <text:p/>
          </table:table-cell>
          <table:table-cell table:formula="of:=IF(AND([.AV$9]&gt;=[.$B53];[.AV$9]&lt;=[.$D53];ISNUMBER([.$C53]));IF(COM.MICROSOFT.NETWORKDAYS.INTL([.AV$9];[.AV$9];1;[.$A$2:.$A$4]);&quot;W&quot;;&quot;H&quot;);&quot;&quot;)">
            <text:p/>
          </table:table-cell>
          <table:table-cell table:formula="of:=IF(AND([.AW$9]&gt;=[.$B53];[.AW$9]&lt;=[.$D53];ISNUMBER([.$C53]));IF(COM.MICROSOFT.NETWORKDAYS.INTL([.AW$9];[.AW$9];1;[.$A$2:.$A$4]);&quot;W&quot;;&quot;H&quot;);&quot;&quot;)">
            <text:p/>
          </table:table-cell>
          <table:table-cell table:formula="of:=IF(AND([.AX$9]&gt;=[.$B53];[.AX$9]&lt;=[.$D53];ISNUMBER([.$C53]));IF(COM.MICROSOFT.NETWORKDAYS.INTL([.AX$9];[.AX$9];1;[.$A$2:.$A$4]);&quot;W&quot;;&quot;H&quot;);&quot;&quot;)">
            <text:p/>
          </table:table-cell>
          <table:table-cell table:formula="of:=IF(AND([.AY$9]&gt;=[.$B53];[.AY$9]&lt;=[.$D53];ISNUMBER([.$C53]));IF(COM.MICROSOFT.NETWORKDAYS.INTL([.AY$9];[.AY$9];1;[.$A$2:.$A$4]);&quot;W&quot;;&quot;H&quot;);&quot;&quot;)">
            <text:p/>
          </table:table-cell>
          <table:table-cell table:formula="of:=IF(AND([.AZ$9]&gt;=[.$B53];[.AZ$9]&lt;=[.$D53];ISNUMBER([.$C53]));IF(COM.MICROSOFT.NETWORKDAYS.INTL([.AZ$9];[.AZ$9];1;[.$A$2:.$A$4]);&quot;W&quot;;&quot;H&quot;);&quot;&quot;)">
            <text:p/>
          </table:table-cell>
          <table:table-cell table:formula="of:=IF(AND([.BA$9]&gt;=[.$B53];[.BA$9]&lt;=[.$D53];ISNUMBER([.$C53]));IF(COM.MICROSOFT.NETWORKDAYS.INTL([.BA$9];[.BA$9];1;[.$A$2:.$A$4]);&quot;W&quot;;&quot;H&quot;);&quot;&quot;)">
            <text:p/>
          </table:table-cell>
          <table:table-cell table:formula="of:=IF(AND([.BB$9]&gt;=[.$B53];[.BB$9]&lt;=[.$D53];ISNUMBER([.$C53]));IF(COM.MICROSOFT.NETWORKDAYS.INTL([.BB$9];[.BB$9];1;[.$A$2:.$A$4]);&quot;W&quot;;&quot;H&quot;);&quot;&quot;)">
            <text:p/>
          </table:table-cell>
          <table:table-cell table:formula="of:=IF(AND([.BC$9]&gt;=[.$B53];[.BC$9]&lt;=[.$D53];ISNUMBER([.$C53]));IF(COM.MICROSOFT.NETWORKDAYS.INTL([.BC$9];[.BC$9];1;[.$A$2:.$A$4]);&quot;W&quot;;&quot;H&quot;);&quot;&quot;)">
            <text:p/>
          </table:table-cell>
          <table:table-cell table:formula="of:=IF(AND([.BD$9]&gt;=[.$B53];[.BD$9]&lt;=[.$D53];ISNUMBER([.$C53]));IF(COM.MICROSOFT.NETWORKDAYS.INTL([.BD$9];[.BD$9];1;[.$A$2:.$A$4]);&quot;W&quot;;&quot;H&quot;);&quot;&quot;)">
            <text:p/>
          </table:table-cell>
          <table:table-cell table:formula="of:=IF(AND([.BE$9]&gt;=[.$B53];[.BE$9]&lt;=[.$D53];ISNUMBER([.$C53]));IF(COM.MICROSOFT.NETWORKDAYS.INTL([.BE$9];[.BE$9];1;[.$A$2:.$A$4]);&quot;W&quot;;&quot;H&quot;);&quot;&quot;)">
            <text:p/>
          </table:table-cell>
          <table:table-cell table:formula="of:=IF(AND([.BF$9]&gt;=[.$B53];[.BF$9]&lt;=[.$D53];ISNUMBER([.$C53]));IF(COM.MICROSOFT.NETWORKDAYS.INTL([.BF$9];[.BF$9];1;[.$A$2:.$A$4]);&quot;W&quot;;&quot;H&quot;);&quot;&quot;)">
            <text:p/>
          </table:table-cell>
          <table:table-cell table:formula="of:=IF(AND([.BG$9]&gt;=[.$B53];[.BG$9]&lt;=[.$D53];ISNUMBER([.$C53]));IF(COM.MICROSOFT.NETWORKDAYS.INTL([.BG$9];[.BG$9];1;[.$A$2:.$A$4]);&quot;W&quot;;&quot;H&quot;);&quot;&quot;)">
            <text:p/>
          </table:table-cell>
          <table:table-cell table:formula="of:=IF(AND([.BH$9]&gt;=[.$B53];[.BH$9]&lt;=[.$D53];ISNUMBER([.$C53]));IF(COM.MICROSOFT.NETWORKDAYS.INTL([.BH$9];[.BH$9];1;[.$A$2:.$A$4]);&quot;W&quot;;&quot;H&quot;);&quot;&quot;)">
            <text:p/>
          </table:table-cell>
          <table:table-cell table:formula="of:=IF(AND([.BI$9]&gt;=[.$B53];[.BI$9]&lt;=[.$D53];ISNUMBER([.$C53]));IF(COM.MICROSOFT.NETWORKDAYS.INTL([.BI$9];[.BI$9];1;[.$A$2:.$A$4]);&quot;W&quot;;&quot;H&quot;);&quot;&quot;)">
            <text:p/>
          </table:table-cell>
          <table:table-cell table:formula="of:=IF(AND([.BJ$9]&gt;=[.$B53];[.BJ$9]&lt;=[.$D53];ISNUMBER([.$C53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U10</text:p>
          </table:table-cell>
          <table:table-cell office:value-type="date" office:date-value="2020-06-11" calcext:value-type="date">
            <text:p>11/06/20</text:p>
          </table:table-cell>
          <table:table-cell office:value-type="float" office:value="1" calcext:value-type="float">
            <text:p>1</text:p>
          </table:table-cell>
          <table:table-cell table:formula="of:=IF(ISNUMBER([.C54]); COM.MICROSOFT.WORKDAY.INTL([.B54]; [.C54]; 1; [.A$2:.A$4] ) - 1; &quot;&quot;)" office:value-type="date" office:date-value="2020-06-11" calcext:value-type="date">
            <text:p>11/06/20</text:p>
          </table:table-cell>
          <table:table-cell table:formula="of:=IF(AND([.E$9]&gt;=[.$B54];[.E$9]&lt;=[.$D54];ISNUMBER([.$C54]));IF(COM.MICROSOFT.NETWORKDAYS.INTL([.E$9];[.E$9];1;[.$A$2:.$A$4]);&quot;W&quot;;&quot;H&quot;);&quot;&quot;)">
            <text:p/>
          </table:table-cell>
          <table:table-cell table:formula="of:=IF(AND([.F$9]&gt;=[.$B54];[.F$9]&lt;=[.$D54];ISNUMBER([.$C54]));IF(COM.MICROSOFT.NETWORKDAYS.INTL([.F$9];[.F$9];1;[.$A$2:.$A$4]);&quot;W&quot;;&quot;H&quot;);&quot;&quot;)">
            <text:p/>
          </table:table-cell>
          <table:table-cell table:formula="of:=IF(AND([.G$9]&gt;=[.$B54];[.G$9]&lt;=[.$D54];ISNUMBER([.$C54]));IF(COM.MICROSOFT.NETWORKDAYS.INTL([.G$9];[.G$9];1;[.$A$2:.$A$4]);&quot;W&quot;;&quot;H&quot;);&quot;&quot;)">
            <text:p/>
          </table:table-cell>
          <table:table-cell table:formula="of:=IF(AND([.H$9]&gt;=[.$B54];[.H$9]&lt;=[.$D54];ISNUMBER([.$C54]));IF(COM.MICROSOFT.NETWORKDAYS.INTL([.H$9];[.H$9];1;[.$A$2:.$A$4]);&quot;W&quot;;&quot;H&quot;);&quot;&quot;)">
            <text:p/>
          </table:table-cell>
          <table:table-cell table:formula="of:=IF(AND([.I$9]&gt;=[.$B54];[.I$9]&lt;=[.$D54];ISNUMBER([.$C54]));IF(COM.MICROSOFT.NETWORKDAYS.INTL([.I$9];[.I$9];1;[.$A$2:.$A$4]);&quot;W&quot;;&quot;H&quot;);&quot;&quot;)">
            <text:p/>
          </table:table-cell>
          <table:table-cell table:formula="of:=IF(AND([.J$9]&gt;=[.$B54];[.J$9]&lt;=[.$D54];ISNUMBER([.$C54]));IF(COM.MICROSOFT.NETWORKDAYS.INTL([.J$9];[.J$9];1;[.$A$2:.$A$4]);&quot;W&quot;;&quot;H&quot;);&quot;&quot;)">
            <text:p/>
          </table:table-cell>
          <table:table-cell table:formula="of:=IF(AND([.K$9]&gt;=[.$B54];[.K$9]&lt;=[.$D54];ISNUMBER([.$C54]));IF(COM.MICROSOFT.NETWORKDAYS.INTL([.K$9];[.K$9];1;[.$A$2:.$A$4]);&quot;W&quot;;&quot;H&quot;);&quot;&quot;)">
            <text:p/>
          </table:table-cell>
          <table:table-cell table:formula="of:=IF(AND([.L$9]&gt;=[.$B54];[.L$9]&lt;=[.$D54];ISNUMBER([.$C54]));IF(COM.MICROSOFT.NETWORKDAYS.INTL([.L$9];[.L$9];1;[.$A$2:.$A$4]);&quot;W&quot;;&quot;H&quot;);&quot;&quot;)">
            <text:p/>
          </table:table-cell>
          <table:table-cell table:formula="of:=IF(AND([.M$9]&gt;=[.$B54];[.M$9]&lt;=[.$D54];ISNUMBER([.$C54]));IF(COM.MICROSOFT.NETWORKDAYS.INTL([.M$9];[.M$9];1;[.$A$2:.$A$4]);&quot;W&quot;;&quot;H&quot;);&quot;&quot;)">
            <text:p/>
          </table:table-cell>
          <table:table-cell table:formula="of:=IF(AND([.N$9]&gt;=[.$B54];[.N$9]&lt;=[.$D54];ISNUMBER([.$C54]));IF(COM.MICROSOFT.NETWORKDAYS.INTL([.N$9];[.N$9];1;[.$A$2:.$A$4]);&quot;W&quot;;&quot;H&quot;);&quot;&quot;)">
            <text:p/>
          </table:table-cell>
          <table:table-cell table:formula="of:=IF(AND([.O$9]&gt;=[.$B54];[.O$9]&lt;=[.$D54];ISNUMBER([.$C54]));IF(COM.MICROSOFT.NETWORKDAYS.INTL([.O$9];[.O$9];1;[.$A$2:.$A$4]);&quot;W&quot;;&quot;H&quot;);&quot;&quot;)">
            <text:p/>
          </table:table-cell>
          <table:table-cell table:formula="of:=IF(AND([.P$9]&gt;=[.$B54];[.P$9]&lt;=[.$D54];ISNUMBER([.$C54]));IF(COM.MICROSOFT.NETWORKDAYS.INTL([.P$9];[.P$9];1;[.$A$2:.$A$4]);&quot;W&quot;;&quot;H&quot;);&quot;&quot;)">
            <text:p/>
          </table:table-cell>
          <table:table-cell table:formula="of:=IF(AND([.Q$9]&gt;=[.$B54];[.Q$9]&lt;=[.$D54];ISNUMBER([.$C54]));IF(COM.MICROSOFT.NETWORKDAYS.INTL([.Q$9];[.Q$9];1;[.$A$2:.$A$4]);&quot;W&quot;;&quot;H&quot;);&quot;&quot;)">
            <text:p/>
          </table:table-cell>
          <table:table-cell table:formula="of:=IF(AND([.R$9]&gt;=[.$B54];[.R$9]&lt;=[.$D54];ISNUMBER([.$C54]));IF(COM.MICROSOFT.NETWORKDAYS.INTL([.R$9];[.R$9];1;[.$A$2:.$A$4]);&quot;W&quot;;&quot;H&quot;);&quot;&quot;)">
            <text:p/>
          </table:table-cell>
          <table:table-cell table:formula="of:=IF(AND([.S$9]&gt;=[.$B54];[.S$9]&lt;=[.$D54];ISNUMBER([.$C54]));IF(COM.MICROSOFT.NETWORKDAYS.INTL([.S$9];[.S$9];1;[.$A$2:.$A$4]);&quot;W&quot;;&quot;H&quot;);&quot;&quot;)">
            <text:p/>
          </table:table-cell>
          <table:table-cell table:formula="of:=IF(AND([.T$9]&gt;=[.$B54];[.T$9]&lt;=[.$D54];ISNUMBER([.$C54]));IF(COM.MICROSOFT.NETWORKDAYS.INTL([.T$9];[.T$9];1;[.$A$2:.$A$4]);&quot;W&quot;;&quot;H&quot;);&quot;&quot;)">
            <text:p/>
          </table:table-cell>
          <table:table-cell table:formula="of:=IF(AND([.U$9]&gt;=[.$B54];[.U$9]&lt;=[.$D54];ISNUMBER([.$C54]));IF(COM.MICROSOFT.NETWORKDAYS.INTL([.U$9];[.U$9];1;[.$A$2:.$A$4]);&quot;W&quot;;&quot;H&quot;);&quot;&quot;)">
            <text:p/>
          </table:table-cell>
          <table:table-cell table:formula="of:=IF(AND([.V$9]&gt;=[.$B54];[.V$9]&lt;=[.$D54];ISNUMBER([.$C54]));IF(COM.MICROSOFT.NETWORKDAYS.INTL([.V$9];[.V$9];1;[.$A$2:.$A$4]);&quot;W&quot;;&quot;H&quot;);&quot;&quot;)">
            <text:p/>
          </table:table-cell>
          <table:table-cell table:formula="of:=IF(AND([.W$9]&gt;=[.$B54];[.W$9]&lt;=[.$D54];ISNUMBER([.$C54]));IF(COM.MICROSOFT.NETWORKDAYS.INTL([.W$9];[.W$9];1;[.$A$2:.$A$4]);&quot;W&quot;;&quot;H&quot;);&quot;&quot;)">
            <text:p/>
          </table:table-cell>
          <table:table-cell table:formula="of:=IF(AND([.X$9]&gt;=[.$B54];[.X$9]&lt;=[.$D54];ISNUMBER([.$C54]));IF(COM.MICROSOFT.NETWORKDAYS.INTL([.X$9];[.X$9];1;[.$A$2:.$A$4]);&quot;W&quot;;&quot;H&quot;);&quot;&quot;)">
            <text:p/>
          </table:table-cell>
          <table:table-cell table:formula="of:=IF(AND([.Y$9]&gt;=[.$B54];[.Y$9]&lt;=[.$D54];ISNUMBER([.$C54]));IF(COM.MICROSOFT.NETWORKDAYS.INTL([.Y$9];[.Y$9];1;[.$A$2:.$A$4]);&quot;W&quot;;&quot;H&quot;);&quot;&quot;)">
            <text:p/>
          </table:table-cell>
          <table:table-cell table:formula="of:=IF(AND([.Z$9]&gt;=[.$B54];[.Z$9]&lt;=[.$D54];ISNUMBER([.$C54]));IF(COM.MICROSOFT.NETWORKDAYS.INTL([.Z$9];[.Z$9];1;[.$A$2:.$A$4]);&quot;W&quot;;&quot;H&quot;);&quot;&quot;)">
            <text:p/>
          </table:table-cell>
          <table:table-cell table:formula="of:=IF(AND([.AA$9]&gt;=[.$B54];[.AA$9]&lt;=[.$D54];ISNUMBER([.$C54]));IF(COM.MICROSOFT.NETWORKDAYS.INTL([.AA$9];[.AA$9];1;[.$A$2:.$A$4]);&quot;W&quot;;&quot;H&quot;);&quot;&quot;)">
            <text:p/>
          </table:table-cell>
          <table:table-cell table:formula="of:=IF(AND([.AB$9]&gt;=[.$B54];[.AB$9]&lt;=[.$D54];ISNUMBER([.$C54]));IF(COM.MICROSOFT.NETWORKDAYS.INTL([.AB$9];[.AB$9];1;[.$A$2:.$A$4]);&quot;W&quot;;&quot;H&quot;);&quot;&quot;)">
            <text:p/>
          </table:table-cell>
          <table:table-cell table:formula="of:=IF(AND([.AC$9]&gt;=[.$B54];[.AC$9]&lt;=[.$D54];ISNUMBER([.$C54]));IF(COM.MICROSOFT.NETWORKDAYS.INTL([.AC$9];[.AC$9];1;[.$A$2:.$A$4]);&quot;W&quot;;&quot;H&quot;);&quot;&quot;)">
            <text:p/>
          </table:table-cell>
          <table:table-cell table:formula="of:=IF(AND([.AD$9]&gt;=[.$B54];[.AD$9]&lt;=[.$D54];ISNUMBER([.$C54]));IF(COM.MICROSOFT.NETWORKDAYS.INTL([.AD$9];[.AD$9];1;[.$A$2:.$A$4]);&quot;W&quot;;&quot;H&quot;);&quot;&quot;)">
            <text:p/>
          </table:table-cell>
          <table:table-cell table:formula="of:=IF(AND([.AE$9]&gt;=[.$B54];[.AE$9]&lt;=[.$D54];ISNUMBER([.$C54]));IF(COM.MICROSOFT.NETWORKDAYS.INTL([.AE$9];[.AE$9];1;[.$A$2:.$A$4]);&quot;W&quot;;&quot;H&quot;);&quot;&quot;)">
            <text:p/>
          </table:table-cell>
          <table:table-cell table:formula="of:=IF(AND([.AF$9]&gt;=[.$B54];[.AF$9]&lt;=[.$D54];ISNUMBER([.$C54]));IF(COM.MICROSOFT.NETWORKDAYS.INTL([.AF$9];[.AF$9];1;[.$A$2:.$A$4]);&quot;W&quot;;&quot;H&quot;);&quot;&quot;)">
            <text:p/>
          </table:table-cell>
          <table:table-cell table:formula="of:=IF(AND([.AG$9]&gt;=[.$B54];[.AG$9]&lt;=[.$D54];ISNUMBER([.$C54]));IF(COM.MICROSOFT.NETWORKDAYS.INTL([.AG$9];[.AG$9];1;[.$A$2:.$A$4]);&quot;W&quot;;&quot;H&quot;);&quot;&quot;)">
            <text:p/>
          </table:table-cell>
          <table:table-cell table:formula="of:=IF(AND([.AH$9]&gt;=[.$B54];[.AH$9]&lt;=[.$D54];ISNUMBER([.$C54]));IF(COM.MICROSOFT.NETWORKDAYS.INTL([.AH$9];[.AH$9];1;[.$A$2:.$A$4]);&quot;W&quot;;&quot;H&quot;);&quot;&quot;)">
            <text:p/>
          </table:table-cell>
          <table:table-cell table:formula="of:=IF(AND([.AI$9]&gt;=[.$B54];[.AI$9]&lt;=[.$D54];ISNUMBER([.$C54]));IF(COM.MICROSOFT.NETWORKDAYS.INTL([.AI$9];[.AI$9];1;[.$A$2:.$A$4]);&quot;W&quot;;&quot;H&quot;);&quot;&quot;)">
            <text:p/>
          </table:table-cell>
          <table:table-cell table:formula="of:=IF(AND([.AJ$9]&gt;=[.$B54];[.AJ$9]&lt;=[.$D54];ISNUMBER([.$C54]));IF(COM.MICROSOFT.NETWORKDAYS.INTL([.AJ$9];[.AJ$9];1;[.$A$2:.$A$4]);&quot;W&quot;;&quot;H&quot;);&quot;&quot;)">
            <text:p/>
          </table:table-cell>
          <table:table-cell table:formula="of:=IF(AND([.AK$9]&gt;=[.$B54];[.AK$9]&lt;=[.$D54];ISNUMBER([.$C54]));IF(COM.MICROSOFT.NETWORKDAYS.INTL([.AK$9];[.AK$9];1;[.$A$2:.$A$4]);&quot;W&quot;;&quot;H&quot;);&quot;&quot;)">
            <text:p/>
          </table:table-cell>
          <table:table-cell table:formula="of:=IF(AND([.AL$9]&gt;=[.$B54];[.AL$9]&lt;=[.$D54];ISNUMBER([.$C54]));IF(COM.MICROSOFT.NETWORKDAYS.INTL([.AL$9];[.AL$9];1;[.$A$2:.$A$4]);&quot;W&quot;;&quot;H&quot;);&quot;&quot;)">
            <text:p/>
          </table:table-cell>
          <table:table-cell table:formula="of:=IF(AND([.AM$9]&gt;=[.$B54];[.AM$9]&lt;=[.$D54];ISNUMBER([.$C54]));IF(COM.MICROSOFT.NETWORKDAYS.INTL([.AM$9];[.AM$9];1;[.$A$2:.$A$4]);&quot;W&quot;;&quot;H&quot;);&quot;&quot;)">
            <text:p/>
          </table:table-cell>
          <table:table-cell table:formula="of:=IF(AND([.AN$9]&gt;=[.$B54];[.AN$9]&lt;=[.$D54];ISNUMBER([.$C54]));IF(COM.MICROSOFT.NETWORKDAYS.INTL([.AN$9];[.AN$9];1;[.$A$2:.$A$4]);&quot;W&quot;;&quot;H&quot;);&quot;&quot;)">
            <text:p/>
          </table:table-cell>
          <table:table-cell table:formula="of:=IF(AND([.AO$9]&gt;=[.$B54];[.AO$9]&lt;=[.$D54];ISNUMBER([.$C54]));IF(COM.MICROSOFT.NETWORKDAYS.INTL([.AO$9];[.AO$9];1;[.$A$2:.$A$4]);&quot;W&quot;;&quot;H&quot;);&quot;&quot;)" office:value-type="string" office:string-value="H" calcext:value-type="string">
            <text:p>H</text:p>
          </table:table-cell>
          <table:table-cell table:formula="of:=IF(AND([.AP$9]&gt;=[.$B54];[.AP$9]&lt;=[.$D54];ISNUMBER([.$C54]));IF(COM.MICROSOFT.NETWORKDAYS.INTL([.AP$9];[.AP$9];1;[.$A$2:.$A$4]);&quot;W&quot;;&quot;H&quot;);&quot;&quot;)">
            <text:p/>
          </table:table-cell>
          <table:table-cell table:formula="of:=IF(AND([.AQ$9]&gt;=[.$B54];[.AQ$9]&lt;=[.$D54];ISNUMBER([.$C54]));IF(COM.MICROSOFT.NETWORKDAYS.INTL([.AQ$9];[.AQ$9];1;[.$A$2:.$A$4]);&quot;W&quot;;&quot;H&quot;);&quot;&quot;)">
            <text:p/>
          </table:table-cell>
          <table:table-cell table:formula="of:=IF(AND([.AR$9]&gt;=[.$B54];[.AR$9]&lt;=[.$D54];ISNUMBER([.$C54]));IF(COM.MICROSOFT.NETWORKDAYS.INTL([.AR$9];[.AR$9];1;[.$A$2:.$A$4]);&quot;W&quot;;&quot;H&quot;);&quot;&quot;)">
            <text:p/>
          </table:table-cell>
          <table:table-cell table:formula="of:=IF(AND([.AS$9]&gt;=[.$B54];[.AS$9]&lt;=[.$D54];ISNUMBER([.$C54]));IF(COM.MICROSOFT.NETWORKDAYS.INTL([.AS$9];[.AS$9];1;[.$A$2:.$A$4]);&quot;W&quot;;&quot;H&quot;);&quot;&quot;)">
            <text:p/>
          </table:table-cell>
          <table:table-cell table:formula="of:=IF(AND([.AT$9]&gt;=[.$B54];[.AT$9]&lt;=[.$D54];ISNUMBER([.$C54]));IF(COM.MICROSOFT.NETWORKDAYS.INTL([.AT$9];[.AT$9];1;[.$A$2:.$A$4]);&quot;W&quot;;&quot;H&quot;);&quot;&quot;)">
            <text:p/>
          </table:table-cell>
          <table:table-cell table:formula="of:=IF(AND([.AU$9]&gt;=[.$B54];[.AU$9]&lt;=[.$D54];ISNUMBER([.$C54]));IF(COM.MICROSOFT.NETWORKDAYS.INTL([.AU$9];[.AU$9];1;[.$A$2:.$A$4]);&quot;W&quot;;&quot;H&quot;);&quot;&quot;)">
            <text:p/>
          </table:table-cell>
          <table:table-cell table:formula="of:=IF(AND([.AV$9]&gt;=[.$B54];[.AV$9]&lt;=[.$D54];ISNUMBER([.$C54]));IF(COM.MICROSOFT.NETWORKDAYS.INTL([.AV$9];[.AV$9];1;[.$A$2:.$A$4]);&quot;W&quot;;&quot;H&quot;);&quot;&quot;)">
            <text:p/>
          </table:table-cell>
          <table:table-cell table:formula="of:=IF(AND([.AW$9]&gt;=[.$B54];[.AW$9]&lt;=[.$D54];ISNUMBER([.$C54]));IF(COM.MICROSOFT.NETWORKDAYS.INTL([.AW$9];[.AW$9];1;[.$A$2:.$A$4]);&quot;W&quot;;&quot;H&quot;);&quot;&quot;)">
            <text:p/>
          </table:table-cell>
          <table:table-cell table:formula="of:=IF(AND([.AX$9]&gt;=[.$B54];[.AX$9]&lt;=[.$D54];ISNUMBER([.$C54]));IF(COM.MICROSOFT.NETWORKDAYS.INTL([.AX$9];[.AX$9];1;[.$A$2:.$A$4]);&quot;W&quot;;&quot;H&quot;);&quot;&quot;)">
            <text:p/>
          </table:table-cell>
          <table:table-cell table:formula="of:=IF(AND([.AY$9]&gt;=[.$B54];[.AY$9]&lt;=[.$D54];ISNUMBER([.$C54]));IF(COM.MICROSOFT.NETWORKDAYS.INTL([.AY$9];[.AY$9];1;[.$A$2:.$A$4]);&quot;W&quot;;&quot;H&quot;);&quot;&quot;)">
            <text:p/>
          </table:table-cell>
          <table:table-cell table:formula="of:=IF(AND([.AZ$9]&gt;=[.$B54];[.AZ$9]&lt;=[.$D54];ISNUMBER([.$C54]));IF(COM.MICROSOFT.NETWORKDAYS.INTL([.AZ$9];[.AZ$9];1;[.$A$2:.$A$4]);&quot;W&quot;;&quot;H&quot;);&quot;&quot;)">
            <text:p/>
          </table:table-cell>
          <table:table-cell table:formula="of:=IF(AND([.BA$9]&gt;=[.$B54];[.BA$9]&lt;=[.$D54];ISNUMBER([.$C54]));IF(COM.MICROSOFT.NETWORKDAYS.INTL([.BA$9];[.BA$9];1;[.$A$2:.$A$4]);&quot;W&quot;;&quot;H&quot;);&quot;&quot;)">
            <text:p/>
          </table:table-cell>
          <table:table-cell table:formula="of:=IF(AND([.BB$9]&gt;=[.$B54];[.BB$9]&lt;=[.$D54];ISNUMBER([.$C54]));IF(COM.MICROSOFT.NETWORKDAYS.INTL([.BB$9];[.BB$9];1;[.$A$2:.$A$4]);&quot;W&quot;;&quot;H&quot;);&quot;&quot;)">
            <text:p/>
          </table:table-cell>
          <table:table-cell table:formula="of:=IF(AND([.BC$9]&gt;=[.$B54];[.BC$9]&lt;=[.$D54];ISNUMBER([.$C54]));IF(COM.MICROSOFT.NETWORKDAYS.INTL([.BC$9];[.BC$9];1;[.$A$2:.$A$4]);&quot;W&quot;;&quot;H&quot;);&quot;&quot;)">
            <text:p/>
          </table:table-cell>
          <table:table-cell table:formula="of:=IF(AND([.BD$9]&gt;=[.$B54];[.BD$9]&lt;=[.$D54];ISNUMBER([.$C54]));IF(COM.MICROSOFT.NETWORKDAYS.INTL([.BD$9];[.BD$9];1;[.$A$2:.$A$4]);&quot;W&quot;;&quot;H&quot;);&quot;&quot;)">
            <text:p/>
          </table:table-cell>
          <table:table-cell table:formula="of:=IF(AND([.BE$9]&gt;=[.$B54];[.BE$9]&lt;=[.$D54];ISNUMBER([.$C54]));IF(COM.MICROSOFT.NETWORKDAYS.INTL([.BE$9];[.BE$9];1;[.$A$2:.$A$4]);&quot;W&quot;;&quot;H&quot;);&quot;&quot;)">
            <text:p/>
          </table:table-cell>
          <table:table-cell table:formula="of:=IF(AND([.BF$9]&gt;=[.$B54];[.BF$9]&lt;=[.$D54];ISNUMBER([.$C54]));IF(COM.MICROSOFT.NETWORKDAYS.INTL([.BF$9];[.BF$9];1;[.$A$2:.$A$4]);&quot;W&quot;;&quot;H&quot;);&quot;&quot;)">
            <text:p/>
          </table:table-cell>
          <table:table-cell table:formula="of:=IF(AND([.BG$9]&gt;=[.$B54];[.BG$9]&lt;=[.$D54];ISNUMBER([.$C54]));IF(COM.MICROSOFT.NETWORKDAYS.INTL([.BG$9];[.BG$9];1;[.$A$2:.$A$4]);&quot;W&quot;;&quot;H&quot;);&quot;&quot;)">
            <text:p/>
          </table:table-cell>
          <table:table-cell table:formula="of:=IF(AND([.BH$9]&gt;=[.$B54];[.BH$9]&lt;=[.$D54];ISNUMBER([.$C54]));IF(COM.MICROSOFT.NETWORKDAYS.INTL([.BH$9];[.BH$9];1;[.$A$2:.$A$4]);&quot;W&quot;;&quot;H&quot;);&quot;&quot;)">
            <text:p/>
          </table:table-cell>
          <table:table-cell table:formula="of:=IF(AND([.BI$9]&gt;=[.$B54];[.BI$9]&lt;=[.$D54];ISNUMBER([.$C54]));IF(COM.MICROSOFT.NETWORKDAYS.INTL([.BI$9];[.BI$9];1;[.$A$2:.$A$4]);&quot;W&quot;;&quot;H&quot;);&quot;&quot;)">
            <text:p/>
          </table:table-cell>
          <table:table-cell table:formula="of:=IF(AND([.BJ$9]&gt;=[.$B54];[.BJ$9]&lt;=[.$D54];ISNUMBER([.$C54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AL06</text:p>
          </table:table-cell>
          <table:table-cell office:value-type="date" office:date-value="2020-06-11" calcext:value-type="date">
            <text:p>11/06/20</text:p>
          </table:table-cell>
          <table:table-cell office:value-type="float" office:value="3" calcext:value-type="float">
            <text:p>3</text:p>
          </table:table-cell>
          <table:table-cell table:formula="of:=IF(ISNUMBER([.C55]); COM.MICROSOFT.WORKDAY.INTL([.B55]; [.C55]; 1; [.A$2:.A$4] ) - 1; &quot;&quot;)" office:value-type="date" office:date-value="2020-06-15" calcext:value-type="date">
            <text:p>15/06/20</text:p>
          </table:table-cell>
          <table:table-cell table:formula="of:=IF(AND([.E$9]&gt;=[.$B55];[.E$9]&lt;=[.$D55];ISNUMBER([.$C55]));IF(COM.MICROSOFT.NETWORKDAYS.INTL([.E$9];[.E$9];1;[.$A$2:.$A$4]);&quot;W&quot;;&quot;H&quot;);&quot;&quot;)">
            <text:p/>
          </table:table-cell>
          <table:table-cell table:formula="of:=IF(AND([.F$9]&gt;=[.$B55];[.F$9]&lt;=[.$D55];ISNUMBER([.$C55]));IF(COM.MICROSOFT.NETWORKDAYS.INTL([.F$9];[.F$9];1;[.$A$2:.$A$4]);&quot;W&quot;;&quot;H&quot;);&quot;&quot;)">
            <text:p/>
          </table:table-cell>
          <table:table-cell table:formula="of:=IF(AND([.G$9]&gt;=[.$B55];[.G$9]&lt;=[.$D55];ISNUMBER([.$C55]));IF(COM.MICROSOFT.NETWORKDAYS.INTL([.G$9];[.G$9];1;[.$A$2:.$A$4]);&quot;W&quot;;&quot;H&quot;);&quot;&quot;)">
            <text:p/>
          </table:table-cell>
          <table:table-cell table:formula="of:=IF(AND([.H$9]&gt;=[.$B55];[.H$9]&lt;=[.$D55];ISNUMBER([.$C55]));IF(COM.MICROSOFT.NETWORKDAYS.INTL([.H$9];[.H$9];1;[.$A$2:.$A$4]);&quot;W&quot;;&quot;H&quot;);&quot;&quot;)">
            <text:p/>
          </table:table-cell>
          <table:table-cell table:formula="of:=IF(AND([.I$9]&gt;=[.$B55];[.I$9]&lt;=[.$D55];ISNUMBER([.$C55]));IF(COM.MICROSOFT.NETWORKDAYS.INTL([.I$9];[.I$9];1;[.$A$2:.$A$4]);&quot;W&quot;;&quot;H&quot;);&quot;&quot;)">
            <text:p/>
          </table:table-cell>
          <table:table-cell table:formula="of:=IF(AND([.J$9]&gt;=[.$B55];[.J$9]&lt;=[.$D55];ISNUMBER([.$C55]));IF(COM.MICROSOFT.NETWORKDAYS.INTL([.J$9];[.J$9];1;[.$A$2:.$A$4]);&quot;W&quot;;&quot;H&quot;);&quot;&quot;)">
            <text:p/>
          </table:table-cell>
          <table:table-cell table:formula="of:=IF(AND([.K$9]&gt;=[.$B55];[.K$9]&lt;=[.$D55];ISNUMBER([.$C55]));IF(COM.MICROSOFT.NETWORKDAYS.INTL([.K$9];[.K$9];1;[.$A$2:.$A$4]);&quot;W&quot;;&quot;H&quot;);&quot;&quot;)">
            <text:p/>
          </table:table-cell>
          <table:table-cell table:formula="of:=IF(AND([.L$9]&gt;=[.$B55];[.L$9]&lt;=[.$D55];ISNUMBER([.$C55]));IF(COM.MICROSOFT.NETWORKDAYS.INTL([.L$9];[.L$9];1;[.$A$2:.$A$4]);&quot;W&quot;;&quot;H&quot;);&quot;&quot;)">
            <text:p/>
          </table:table-cell>
          <table:table-cell table:formula="of:=IF(AND([.M$9]&gt;=[.$B55];[.M$9]&lt;=[.$D55];ISNUMBER([.$C55]));IF(COM.MICROSOFT.NETWORKDAYS.INTL([.M$9];[.M$9];1;[.$A$2:.$A$4]);&quot;W&quot;;&quot;H&quot;);&quot;&quot;)">
            <text:p/>
          </table:table-cell>
          <table:table-cell table:formula="of:=IF(AND([.N$9]&gt;=[.$B55];[.N$9]&lt;=[.$D55];ISNUMBER([.$C55]));IF(COM.MICROSOFT.NETWORKDAYS.INTL([.N$9];[.N$9];1;[.$A$2:.$A$4]);&quot;W&quot;;&quot;H&quot;);&quot;&quot;)">
            <text:p/>
          </table:table-cell>
          <table:table-cell table:formula="of:=IF(AND([.O$9]&gt;=[.$B55];[.O$9]&lt;=[.$D55];ISNUMBER([.$C55]));IF(COM.MICROSOFT.NETWORKDAYS.INTL([.O$9];[.O$9];1;[.$A$2:.$A$4]);&quot;W&quot;;&quot;H&quot;);&quot;&quot;)">
            <text:p/>
          </table:table-cell>
          <table:table-cell table:formula="of:=IF(AND([.P$9]&gt;=[.$B55];[.P$9]&lt;=[.$D55];ISNUMBER([.$C55]));IF(COM.MICROSOFT.NETWORKDAYS.INTL([.P$9];[.P$9];1;[.$A$2:.$A$4]);&quot;W&quot;;&quot;H&quot;);&quot;&quot;)">
            <text:p/>
          </table:table-cell>
          <table:table-cell table:formula="of:=IF(AND([.Q$9]&gt;=[.$B55];[.Q$9]&lt;=[.$D55];ISNUMBER([.$C55]));IF(COM.MICROSOFT.NETWORKDAYS.INTL([.Q$9];[.Q$9];1;[.$A$2:.$A$4]);&quot;W&quot;;&quot;H&quot;);&quot;&quot;)">
            <text:p/>
          </table:table-cell>
          <table:table-cell table:formula="of:=IF(AND([.R$9]&gt;=[.$B55];[.R$9]&lt;=[.$D55];ISNUMBER([.$C55]));IF(COM.MICROSOFT.NETWORKDAYS.INTL([.R$9];[.R$9];1;[.$A$2:.$A$4]);&quot;W&quot;;&quot;H&quot;);&quot;&quot;)">
            <text:p/>
          </table:table-cell>
          <table:table-cell table:formula="of:=IF(AND([.S$9]&gt;=[.$B55];[.S$9]&lt;=[.$D55];ISNUMBER([.$C55]));IF(COM.MICROSOFT.NETWORKDAYS.INTL([.S$9];[.S$9];1;[.$A$2:.$A$4]);&quot;W&quot;;&quot;H&quot;);&quot;&quot;)">
            <text:p/>
          </table:table-cell>
          <table:table-cell table:formula="of:=IF(AND([.T$9]&gt;=[.$B55];[.T$9]&lt;=[.$D55];ISNUMBER([.$C55]));IF(COM.MICROSOFT.NETWORKDAYS.INTL([.T$9];[.T$9];1;[.$A$2:.$A$4]);&quot;W&quot;;&quot;H&quot;);&quot;&quot;)">
            <text:p/>
          </table:table-cell>
          <table:table-cell table:formula="of:=IF(AND([.U$9]&gt;=[.$B55];[.U$9]&lt;=[.$D55];ISNUMBER([.$C55]));IF(COM.MICROSOFT.NETWORKDAYS.INTL([.U$9];[.U$9];1;[.$A$2:.$A$4]);&quot;W&quot;;&quot;H&quot;);&quot;&quot;)">
            <text:p/>
          </table:table-cell>
          <table:table-cell table:formula="of:=IF(AND([.V$9]&gt;=[.$B55];[.V$9]&lt;=[.$D55];ISNUMBER([.$C55]));IF(COM.MICROSOFT.NETWORKDAYS.INTL([.V$9];[.V$9];1;[.$A$2:.$A$4]);&quot;W&quot;;&quot;H&quot;);&quot;&quot;)">
            <text:p/>
          </table:table-cell>
          <table:table-cell table:formula="of:=IF(AND([.W$9]&gt;=[.$B55];[.W$9]&lt;=[.$D55];ISNUMBER([.$C55]));IF(COM.MICROSOFT.NETWORKDAYS.INTL([.W$9];[.W$9];1;[.$A$2:.$A$4]);&quot;W&quot;;&quot;H&quot;);&quot;&quot;)">
            <text:p/>
          </table:table-cell>
          <table:table-cell table:formula="of:=IF(AND([.X$9]&gt;=[.$B55];[.X$9]&lt;=[.$D55];ISNUMBER([.$C55]));IF(COM.MICROSOFT.NETWORKDAYS.INTL([.X$9];[.X$9];1;[.$A$2:.$A$4]);&quot;W&quot;;&quot;H&quot;);&quot;&quot;)">
            <text:p/>
          </table:table-cell>
          <table:table-cell table:formula="of:=IF(AND([.Y$9]&gt;=[.$B55];[.Y$9]&lt;=[.$D55];ISNUMBER([.$C55]));IF(COM.MICROSOFT.NETWORKDAYS.INTL([.Y$9];[.Y$9];1;[.$A$2:.$A$4]);&quot;W&quot;;&quot;H&quot;);&quot;&quot;)">
            <text:p/>
          </table:table-cell>
          <table:table-cell table:formula="of:=IF(AND([.Z$9]&gt;=[.$B55];[.Z$9]&lt;=[.$D55];ISNUMBER([.$C55]));IF(COM.MICROSOFT.NETWORKDAYS.INTL([.Z$9];[.Z$9];1;[.$A$2:.$A$4]);&quot;W&quot;;&quot;H&quot;);&quot;&quot;)">
            <text:p/>
          </table:table-cell>
          <table:table-cell table:formula="of:=IF(AND([.AA$9]&gt;=[.$B55];[.AA$9]&lt;=[.$D55];ISNUMBER([.$C55]));IF(COM.MICROSOFT.NETWORKDAYS.INTL([.AA$9];[.AA$9];1;[.$A$2:.$A$4]);&quot;W&quot;;&quot;H&quot;);&quot;&quot;)">
            <text:p/>
          </table:table-cell>
          <table:table-cell table:formula="of:=IF(AND([.AB$9]&gt;=[.$B55];[.AB$9]&lt;=[.$D55];ISNUMBER([.$C55]));IF(COM.MICROSOFT.NETWORKDAYS.INTL([.AB$9];[.AB$9];1;[.$A$2:.$A$4]);&quot;W&quot;;&quot;H&quot;);&quot;&quot;)">
            <text:p/>
          </table:table-cell>
          <table:table-cell table:formula="of:=IF(AND([.AC$9]&gt;=[.$B55];[.AC$9]&lt;=[.$D55];ISNUMBER([.$C55]));IF(COM.MICROSOFT.NETWORKDAYS.INTL([.AC$9];[.AC$9];1;[.$A$2:.$A$4]);&quot;W&quot;;&quot;H&quot;);&quot;&quot;)">
            <text:p/>
          </table:table-cell>
          <table:table-cell table:formula="of:=IF(AND([.AD$9]&gt;=[.$B55];[.AD$9]&lt;=[.$D55];ISNUMBER([.$C55]));IF(COM.MICROSOFT.NETWORKDAYS.INTL([.AD$9];[.AD$9];1;[.$A$2:.$A$4]);&quot;W&quot;;&quot;H&quot;);&quot;&quot;)">
            <text:p/>
          </table:table-cell>
          <table:table-cell table:formula="of:=IF(AND([.AE$9]&gt;=[.$B55];[.AE$9]&lt;=[.$D55];ISNUMBER([.$C55]));IF(COM.MICROSOFT.NETWORKDAYS.INTL([.AE$9];[.AE$9];1;[.$A$2:.$A$4]);&quot;W&quot;;&quot;H&quot;);&quot;&quot;)">
            <text:p/>
          </table:table-cell>
          <table:table-cell table:formula="of:=IF(AND([.AF$9]&gt;=[.$B55];[.AF$9]&lt;=[.$D55];ISNUMBER([.$C55]));IF(COM.MICROSOFT.NETWORKDAYS.INTL([.AF$9];[.AF$9];1;[.$A$2:.$A$4]);&quot;W&quot;;&quot;H&quot;);&quot;&quot;)">
            <text:p/>
          </table:table-cell>
          <table:table-cell table:formula="of:=IF(AND([.AG$9]&gt;=[.$B55];[.AG$9]&lt;=[.$D55];ISNUMBER([.$C55]));IF(COM.MICROSOFT.NETWORKDAYS.INTL([.AG$9];[.AG$9];1;[.$A$2:.$A$4]);&quot;W&quot;;&quot;H&quot;);&quot;&quot;)">
            <text:p/>
          </table:table-cell>
          <table:table-cell table:formula="of:=IF(AND([.AH$9]&gt;=[.$B55];[.AH$9]&lt;=[.$D55];ISNUMBER([.$C55]));IF(COM.MICROSOFT.NETWORKDAYS.INTL([.AH$9];[.AH$9];1;[.$A$2:.$A$4]);&quot;W&quot;;&quot;H&quot;);&quot;&quot;)">
            <text:p/>
          </table:table-cell>
          <table:table-cell table:formula="of:=IF(AND([.AI$9]&gt;=[.$B55];[.AI$9]&lt;=[.$D55];ISNUMBER([.$C55]));IF(COM.MICROSOFT.NETWORKDAYS.INTL([.AI$9];[.AI$9];1;[.$A$2:.$A$4]);&quot;W&quot;;&quot;H&quot;);&quot;&quot;)">
            <text:p/>
          </table:table-cell>
          <table:table-cell table:formula="of:=IF(AND([.AJ$9]&gt;=[.$B55];[.AJ$9]&lt;=[.$D55];ISNUMBER([.$C55]));IF(COM.MICROSOFT.NETWORKDAYS.INTL([.AJ$9];[.AJ$9];1;[.$A$2:.$A$4]);&quot;W&quot;;&quot;H&quot;);&quot;&quot;)">
            <text:p/>
          </table:table-cell>
          <table:table-cell table:formula="of:=IF(AND([.AK$9]&gt;=[.$B55];[.AK$9]&lt;=[.$D55];ISNUMBER([.$C55]));IF(COM.MICROSOFT.NETWORKDAYS.INTL([.AK$9];[.AK$9];1;[.$A$2:.$A$4]);&quot;W&quot;;&quot;H&quot;);&quot;&quot;)">
            <text:p/>
          </table:table-cell>
          <table:table-cell table:formula="of:=IF(AND([.AL$9]&gt;=[.$B55];[.AL$9]&lt;=[.$D55];ISNUMBER([.$C55]));IF(COM.MICROSOFT.NETWORKDAYS.INTL([.AL$9];[.AL$9];1;[.$A$2:.$A$4]);&quot;W&quot;;&quot;H&quot;);&quot;&quot;)">
            <text:p/>
          </table:table-cell>
          <table:table-cell table:formula="of:=IF(AND([.AM$9]&gt;=[.$B55];[.AM$9]&lt;=[.$D55];ISNUMBER([.$C55]));IF(COM.MICROSOFT.NETWORKDAYS.INTL([.AM$9];[.AM$9];1;[.$A$2:.$A$4]);&quot;W&quot;;&quot;H&quot;);&quot;&quot;)">
            <text:p/>
          </table:table-cell>
          <table:table-cell table:formula="of:=IF(AND([.AN$9]&gt;=[.$B55];[.AN$9]&lt;=[.$D55];ISNUMBER([.$C55]));IF(COM.MICROSOFT.NETWORKDAYS.INTL([.AN$9];[.AN$9];1;[.$A$2:.$A$4]);&quot;W&quot;;&quot;H&quot;);&quot;&quot;)">
            <text:p/>
          </table:table-cell>
          <table:table-cell table:formula="of:=IF(AND([.AO$9]&gt;=[.$B55];[.AO$9]&lt;=[.$D55];ISNUMBER([.$C55]));IF(COM.MICROSOFT.NETWORKDAYS.INTL([.AO$9];[.AO$9];1;[.$A$2:.$A$4]);&quot;W&quot;;&quot;H&quot;);&quot;&quot;)" office:value-type="string" office:string-value="H" calcext:value-type="string">
            <text:p>H</text:p>
          </table:table-cell>
          <table:table-cell table:formula="of:=IF(AND([.AP$9]&gt;=[.$B55];[.AP$9]&lt;=[.$D55];ISNUMBER([.$C55]));IF(COM.MICROSOFT.NETWORKDAYS.INTL([.AP$9];[.AP$9];1;[.$A$2:.$A$4]);&quot;W&quot;;&quot;H&quot;);&quot;&quot;)" office:value-type="string" office:string-value="W" calcext:value-type="string">
            <text:p>W</text:p>
          </table:table-cell>
          <table:table-cell table:formula="of:=IF(AND([.AQ$9]&gt;=[.$B55];[.AQ$9]&lt;=[.$D55];ISNUMBER([.$C55]));IF(COM.MICROSOFT.NETWORKDAYS.INTL([.AQ$9];[.AQ$9];1;[.$A$2:.$A$4]);&quot;W&quot;;&quot;H&quot;);&quot;&quot;)" office:value-type="string" office:string-value="H" calcext:value-type="string">
            <text:p>H</text:p>
          </table:table-cell>
          <table:table-cell table:formula="of:=IF(AND([.AR$9]&gt;=[.$B55];[.AR$9]&lt;=[.$D55];ISNUMBER([.$C55]));IF(COM.MICROSOFT.NETWORKDAYS.INTL([.AR$9];[.AR$9];1;[.$A$2:.$A$4]);&quot;W&quot;;&quot;H&quot;);&quot;&quot;)" office:value-type="string" office:string-value="H" calcext:value-type="string">
            <text:p>H</text:p>
          </table:table-cell>
          <table:table-cell table:formula="of:=IF(AND([.AS$9]&gt;=[.$B55];[.AS$9]&lt;=[.$D55];ISNUMBER([.$C55]));IF(COM.MICROSOFT.NETWORKDAYS.INTL([.AS$9];[.AS$9];1;[.$A$2:.$A$4]);&quot;W&quot;;&quot;H&quot;);&quot;&quot;)" office:value-type="string" office:string-value="W" calcext:value-type="string">
            <text:p>W</text:p>
          </table:table-cell>
          <table:table-cell table:formula="of:=IF(AND([.AT$9]&gt;=[.$B55];[.AT$9]&lt;=[.$D55];ISNUMBER([.$C55]));IF(COM.MICROSOFT.NETWORKDAYS.INTL([.AT$9];[.AT$9];1;[.$A$2:.$A$4]);&quot;W&quot;;&quot;H&quot;);&quot;&quot;)">
            <text:p/>
          </table:table-cell>
          <table:table-cell table:formula="of:=IF(AND([.AU$9]&gt;=[.$B55];[.AU$9]&lt;=[.$D55];ISNUMBER([.$C55]));IF(COM.MICROSOFT.NETWORKDAYS.INTL([.AU$9];[.AU$9];1;[.$A$2:.$A$4]);&quot;W&quot;;&quot;H&quot;);&quot;&quot;)">
            <text:p/>
          </table:table-cell>
          <table:table-cell table:formula="of:=IF(AND([.AV$9]&gt;=[.$B55];[.AV$9]&lt;=[.$D55];ISNUMBER([.$C55]));IF(COM.MICROSOFT.NETWORKDAYS.INTL([.AV$9];[.AV$9];1;[.$A$2:.$A$4]);&quot;W&quot;;&quot;H&quot;);&quot;&quot;)">
            <text:p/>
          </table:table-cell>
          <table:table-cell table:formula="of:=IF(AND([.AW$9]&gt;=[.$B55];[.AW$9]&lt;=[.$D55];ISNUMBER([.$C55]));IF(COM.MICROSOFT.NETWORKDAYS.INTL([.AW$9];[.AW$9];1;[.$A$2:.$A$4]);&quot;W&quot;;&quot;H&quot;);&quot;&quot;)">
            <text:p/>
          </table:table-cell>
          <table:table-cell table:formula="of:=IF(AND([.AX$9]&gt;=[.$B55];[.AX$9]&lt;=[.$D55];ISNUMBER([.$C55]));IF(COM.MICROSOFT.NETWORKDAYS.INTL([.AX$9];[.AX$9];1;[.$A$2:.$A$4]);&quot;W&quot;;&quot;H&quot;);&quot;&quot;)">
            <text:p/>
          </table:table-cell>
          <table:table-cell table:formula="of:=IF(AND([.AY$9]&gt;=[.$B55];[.AY$9]&lt;=[.$D55];ISNUMBER([.$C55]));IF(COM.MICROSOFT.NETWORKDAYS.INTL([.AY$9];[.AY$9];1;[.$A$2:.$A$4]);&quot;W&quot;;&quot;H&quot;);&quot;&quot;)">
            <text:p/>
          </table:table-cell>
          <table:table-cell table:formula="of:=IF(AND([.AZ$9]&gt;=[.$B55];[.AZ$9]&lt;=[.$D55];ISNUMBER([.$C55]));IF(COM.MICROSOFT.NETWORKDAYS.INTL([.AZ$9];[.AZ$9];1;[.$A$2:.$A$4]);&quot;W&quot;;&quot;H&quot;);&quot;&quot;)">
            <text:p/>
          </table:table-cell>
          <table:table-cell table:formula="of:=IF(AND([.BA$9]&gt;=[.$B55];[.BA$9]&lt;=[.$D55];ISNUMBER([.$C55]));IF(COM.MICROSOFT.NETWORKDAYS.INTL([.BA$9];[.BA$9];1;[.$A$2:.$A$4]);&quot;W&quot;;&quot;H&quot;);&quot;&quot;)">
            <text:p/>
          </table:table-cell>
          <table:table-cell table:formula="of:=IF(AND([.BB$9]&gt;=[.$B55];[.BB$9]&lt;=[.$D55];ISNUMBER([.$C55]));IF(COM.MICROSOFT.NETWORKDAYS.INTL([.BB$9];[.BB$9];1;[.$A$2:.$A$4]);&quot;W&quot;;&quot;H&quot;);&quot;&quot;)">
            <text:p/>
          </table:table-cell>
          <table:table-cell table:formula="of:=IF(AND([.BC$9]&gt;=[.$B55];[.BC$9]&lt;=[.$D55];ISNUMBER([.$C55]));IF(COM.MICROSOFT.NETWORKDAYS.INTL([.BC$9];[.BC$9];1;[.$A$2:.$A$4]);&quot;W&quot;;&quot;H&quot;);&quot;&quot;)">
            <text:p/>
          </table:table-cell>
          <table:table-cell table:formula="of:=IF(AND([.BD$9]&gt;=[.$B55];[.BD$9]&lt;=[.$D55];ISNUMBER([.$C55]));IF(COM.MICROSOFT.NETWORKDAYS.INTL([.BD$9];[.BD$9];1;[.$A$2:.$A$4]);&quot;W&quot;;&quot;H&quot;);&quot;&quot;)">
            <text:p/>
          </table:table-cell>
          <table:table-cell table:formula="of:=IF(AND([.BE$9]&gt;=[.$B55];[.BE$9]&lt;=[.$D55];ISNUMBER([.$C55]));IF(COM.MICROSOFT.NETWORKDAYS.INTL([.BE$9];[.BE$9];1;[.$A$2:.$A$4]);&quot;W&quot;;&quot;H&quot;);&quot;&quot;)">
            <text:p/>
          </table:table-cell>
          <table:table-cell table:formula="of:=IF(AND([.BF$9]&gt;=[.$B55];[.BF$9]&lt;=[.$D55];ISNUMBER([.$C55]));IF(COM.MICROSOFT.NETWORKDAYS.INTL([.BF$9];[.BF$9];1;[.$A$2:.$A$4]);&quot;W&quot;;&quot;H&quot;);&quot;&quot;)">
            <text:p/>
          </table:table-cell>
          <table:table-cell table:formula="of:=IF(AND([.BG$9]&gt;=[.$B55];[.BG$9]&lt;=[.$D55];ISNUMBER([.$C55]));IF(COM.MICROSOFT.NETWORKDAYS.INTL([.BG$9];[.BG$9];1;[.$A$2:.$A$4]);&quot;W&quot;;&quot;H&quot;);&quot;&quot;)">
            <text:p/>
          </table:table-cell>
          <table:table-cell table:formula="of:=IF(AND([.BH$9]&gt;=[.$B55];[.BH$9]&lt;=[.$D55];ISNUMBER([.$C55]));IF(COM.MICROSOFT.NETWORKDAYS.INTL([.BH$9];[.BH$9];1;[.$A$2:.$A$4]);&quot;W&quot;;&quot;H&quot;);&quot;&quot;)">
            <text:p/>
          </table:table-cell>
          <table:table-cell table:formula="of:=IF(AND([.BI$9]&gt;=[.$B55];[.BI$9]&lt;=[.$D55];ISNUMBER([.$C55]));IF(COM.MICROSOFT.NETWORKDAYS.INTL([.BI$9];[.BI$9];1;[.$A$2:.$A$4]);&quot;W&quot;;&quot;H&quot;);&quot;&quot;)">
            <text:p/>
          </table:table-cell>
          <table:table-cell table:formula="of:=IF(AND([.BJ$9]&gt;=[.$B55];[.BJ$9]&lt;=[.$D55];ISNUMBER([.$C55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AL07</text:p>
          </table:table-cell>
          <table:table-cell office:value-type="date" office:date-value="2020-06-11" calcext:value-type="date">
            <text:p>11/06/20</text:p>
          </table:table-cell>
          <table:table-cell office:value-type="float" office:value="3" calcext:value-type="float">
            <text:p>3</text:p>
          </table:table-cell>
          <table:table-cell table:formula="of:=IF(ISNUMBER([.C56]); COM.MICROSOFT.WORKDAY.INTL([.B56]; [.C56]; 1; [.A$2:.A$4] ) - 1; &quot;&quot;)" office:value-type="date" office:date-value="2020-06-15" calcext:value-type="date">
            <text:p>15/06/20</text:p>
          </table:table-cell>
          <table:table-cell table:formula="of:=IF(AND([.E$9]&gt;=[.$B56];[.E$9]&lt;=[.$D56];ISNUMBER([.$C56]));IF(COM.MICROSOFT.NETWORKDAYS.INTL([.E$9];[.E$9];1;[.$A$2:.$A$4]);&quot;W&quot;;&quot;H&quot;);&quot;&quot;)">
            <text:p/>
          </table:table-cell>
          <table:table-cell table:formula="of:=IF(AND([.F$9]&gt;=[.$B56];[.F$9]&lt;=[.$D56];ISNUMBER([.$C56]));IF(COM.MICROSOFT.NETWORKDAYS.INTL([.F$9];[.F$9];1;[.$A$2:.$A$4]);&quot;W&quot;;&quot;H&quot;);&quot;&quot;)">
            <text:p/>
          </table:table-cell>
          <table:table-cell table:formula="of:=IF(AND([.G$9]&gt;=[.$B56];[.G$9]&lt;=[.$D56];ISNUMBER([.$C56]));IF(COM.MICROSOFT.NETWORKDAYS.INTL([.G$9];[.G$9];1;[.$A$2:.$A$4]);&quot;W&quot;;&quot;H&quot;);&quot;&quot;)">
            <text:p/>
          </table:table-cell>
          <table:table-cell table:formula="of:=IF(AND([.H$9]&gt;=[.$B56];[.H$9]&lt;=[.$D56];ISNUMBER([.$C56]));IF(COM.MICROSOFT.NETWORKDAYS.INTL([.H$9];[.H$9];1;[.$A$2:.$A$4]);&quot;W&quot;;&quot;H&quot;);&quot;&quot;)">
            <text:p/>
          </table:table-cell>
          <table:table-cell table:formula="of:=IF(AND([.I$9]&gt;=[.$B56];[.I$9]&lt;=[.$D56];ISNUMBER([.$C56]));IF(COM.MICROSOFT.NETWORKDAYS.INTL([.I$9];[.I$9];1;[.$A$2:.$A$4]);&quot;W&quot;;&quot;H&quot;);&quot;&quot;)">
            <text:p/>
          </table:table-cell>
          <table:table-cell table:formula="of:=IF(AND([.J$9]&gt;=[.$B56];[.J$9]&lt;=[.$D56];ISNUMBER([.$C56]));IF(COM.MICROSOFT.NETWORKDAYS.INTL([.J$9];[.J$9];1;[.$A$2:.$A$4]);&quot;W&quot;;&quot;H&quot;);&quot;&quot;)">
            <text:p/>
          </table:table-cell>
          <table:table-cell table:formula="of:=IF(AND([.K$9]&gt;=[.$B56];[.K$9]&lt;=[.$D56];ISNUMBER([.$C56]));IF(COM.MICROSOFT.NETWORKDAYS.INTL([.K$9];[.K$9];1;[.$A$2:.$A$4]);&quot;W&quot;;&quot;H&quot;);&quot;&quot;)">
            <text:p/>
          </table:table-cell>
          <table:table-cell table:formula="of:=IF(AND([.L$9]&gt;=[.$B56];[.L$9]&lt;=[.$D56];ISNUMBER([.$C56]));IF(COM.MICROSOFT.NETWORKDAYS.INTL([.L$9];[.L$9];1;[.$A$2:.$A$4]);&quot;W&quot;;&quot;H&quot;);&quot;&quot;)">
            <text:p/>
          </table:table-cell>
          <table:table-cell table:formula="of:=IF(AND([.M$9]&gt;=[.$B56];[.M$9]&lt;=[.$D56];ISNUMBER([.$C56]));IF(COM.MICROSOFT.NETWORKDAYS.INTL([.M$9];[.M$9];1;[.$A$2:.$A$4]);&quot;W&quot;;&quot;H&quot;);&quot;&quot;)">
            <text:p/>
          </table:table-cell>
          <table:table-cell table:formula="of:=IF(AND([.N$9]&gt;=[.$B56];[.N$9]&lt;=[.$D56];ISNUMBER([.$C56]));IF(COM.MICROSOFT.NETWORKDAYS.INTL([.N$9];[.N$9];1;[.$A$2:.$A$4]);&quot;W&quot;;&quot;H&quot;);&quot;&quot;)">
            <text:p/>
          </table:table-cell>
          <table:table-cell table:formula="of:=IF(AND([.O$9]&gt;=[.$B56];[.O$9]&lt;=[.$D56];ISNUMBER([.$C56]));IF(COM.MICROSOFT.NETWORKDAYS.INTL([.O$9];[.O$9];1;[.$A$2:.$A$4]);&quot;W&quot;;&quot;H&quot;);&quot;&quot;)">
            <text:p/>
          </table:table-cell>
          <table:table-cell table:formula="of:=IF(AND([.P$9]&gt;=[.$B56];[.P$9]&lt;=[.$D56];ISNUMBER([.$C56]));IF(COM.MICROSOFT.NETWORKDAYS.INTL([.P$9];[.P$9];1;[.$A$2:.$A$4]);&quot;W&quot;;&quot;H&quot;);&quot;&quot;)">
            <text:p/>
          </table:table-cell>
          <table:table-cell table:formula="of:=IF(AND([.Q$9]&gt;=[.$B56];[.Q$9]&lt;=[.$D56];ISNUMBER([.$C56]));IF(COM.MICROSOFT.NETWORKDAYS.INTL([.Q$9];[.Q$9];1;[.$A$2:.$A$4]);&quot;W&quot;;&quot;H&quot;);&quot;&quot;)">
            <text:p/>
          </table:table-cell>
          <table:table-cell table:formula="of:=IF(AND([.R$9]&gt;=[.$B56];[.R$9]&lt;=[.$D56];ISNUMBER([.$C56]));IF(COM.MICROSOFT.NETWORKDAYS.INTL([.R$9];[.R$9];1;[.$A$2:.$A$4]);&quot;W&quot;;&quot;H&quot;);&quot;&quot;)">
            <text:p/>
          </table:table-cell>
          <table:table-cell table:formula="of:=IF(AND([.S$9]&gt;=[.$B56];[.S$9]&lt;=[.$D56];ISNUMBER([.$C56]));IF(COM.MICROSOFT.NETWORKDAYS.INTL([.S$9];[.S$9];1;[.$A$2:.$A$4]);&quot;W&quot;;&quot;H&quot;);&quot;&quot;)">
            <text:p/>
          </table:table-cell>
          <table:table-cell table:formula="of:=IF(AND([.T$9]&gt;=[.$B56];[.T$9]&lt;=[.$D56];ISNUMBER([.$C56]));IF(COM.MICROSOFT.NETWORKDAYS.INTL([.T$9];[.T$9];1;[.$A$2:.$A$4]);&quot;W&quot;;&quot;H&quot;);&quot;&quot;)">
            <text:p/>
          </table:table-cell>
          <table:table-cell table:formula="of:=IF(AND([.U$9]&gt;=[.$B56];[.U$9]&lt;=[.$D56];ISNUMBER([.$C56]));IF(COM.MICROSOFT.NETWORKDAYS.INTL([.U$9];[.U$9];1;[.$A$2:.$A$4]);&quot;W&quot;;&quot;H&quot;);&quot;&quot;)">
            <text:p/>
          </table:table-cell>
          <table:table-cell table:formula="of:=IF(AND([.V$9]&gt;=[.$B56];[.V$9]&lt;=[.$D56];ISNUMBER([.$C56]));IF(COM.MICROSOFT.NETWORKDAYS.INTL([.V$9];[.V$9];1;[.$A$2:.$A$4]);&quot;W&quot;;&quot;H&quot;);&quot;&quot;)">
            <text:p/>
          </table:table-cell>
          <table:table-cell table:formula="of:=IF(AND([.W$9]&gt;=[.$B56];[.W$9]&lt;=[.$D56];ISNUMBER([.$C56]));IF(COM.MICROSOFT.NETWORKDAYS.INTL([.W$9];[.W$9];1;[.$A$2:.$A$4]);&quot;W&quot;;&quot;H&quot;);&quot;&quot;)">
            <text:p/>
          </table:table-cell>
          <table:table-cell table:formula="of:=IF(AND([.X$9]&gt;=[.$B56];[.X$9]&lt;=[.$D56];ISNUMBER([.$C56]));IF(COM.MICROSOFT.NETWORKDAYS.INTL([.X$9];[.X$9];1;[.$A$2:.$A$4]);&quot;W&quot;;&quot;H&quot;);&quot;&quot;)">
            <text:p/>
          </table:table-cell>
          <table:table-cell table:formula="of:=IF(AND([.Y$9]&gt;=[.$B56];[.Y$9]&lt;=[.$D56];ISNUMBER([.$C56]));IF(COM.MICROSOFT.NETWORKDAYS.INTL([.Y$9];[.Y$9];1;[.$A$2:.$A$4]);&quot;W&quot;;&quot;H&quot;);&quot;&quot;)">
            <text:p/>
          </table:table-cell>
          <table:table-cell table:formula="of:=IF(AND([.Z$9]&gt;=[.$B56];[.Z$9]&lt;=[.$D56];ISNUMBER([.$C56]));IF(COM.MICROSOFT.NETWORKDAYS.INTL([.Z$9];[.Z$9];1;[.$A$2:.$A$4]);&quot;W&quot;;&quot;H&quot;);&quot;&quot;)">
            <text:p/>
          </table:table-cell>
          <table:table-cell table:formula="of:=IF(AND([.AA$9]&gt;=[.$B56];[.AA$9]&lt;=[.$D56];ISNUMBER([.$C56]));IF(COM.MICROSOFT.NETWORKDAYS.INTL([.AA$9];[.AA$9];1;[.$A$2:.$A$4]);&quot;W&quot;;&quot;H&quot;);&quot;&quot;)">
            <text:p/>
          </table:table-cell>
          <table:table-cell table:formula="of:=IF(AND([.AB$9]&gt;=[.$B56];[.AB$9]&lt;=[.$D56];ISNUMBER([.$C56]));IF(COM.MICROSOFT.NETWORKDAYS.INTL([.AB$9];[.AB$9];1;[.$A$2:.$A$4]);&quot;W&quot;;&quot;H&quot;);&quot;&quot;)">
            <text:p/>
          </table:table-cell>
          <table:table-cell table:formula="of:=IF(AND([.AC$9]&gt;=[.$B56];[.AC$9]&lt;=[.$D56];ISNUMBER([.$C56]));IF(COM.MICROSOFT.NETWORKDAYS.INTL([.AC$9];[.AC$9];1;[.$A$2:.$A$4]);&quot;W&quot;;&quot;H&quot;);&quot;&quot;)">
            <text:p/>
          </table:table-cell>
          <table:table-cell table:formula="of:=IF(AND([.AD$9]&gt;=[.$B56];[.AD$9]&lt;=[.$D56];ISNUMBER([.$C56]));IF(COM.MICROSOFT.NETWORKDAYS.INTL([.AD$9];[.AD$9];1;[.$A$2:.$A$4]);&quot;W&quot;;&quot;H&quot;);&quot;&quot;)">
            <text:p/>
          </table:table-cell>
          <table:table-cell table:formula="of:=IF(AND([.AE$9]&gt;=[.$B56];[.AE$9]&lt;=[.$D56];ISNUMBER([.$C56]));IF(COM.MICROSOFT.NETWORKDAYS.INTL([.AE$9];[.AE$9];1;[.$A$2:.$A$4]);&quot;W&quot;;&quot;H&quot;);&quot;&quot;)">
            <text:p/>
          </table:table-cell>
          <table:table-cell table:formula="of:=IF(AND([.AF$9]&gt;=[.$B56];[.AF$9]&lt;=[.$D56];ISNUMBER([.$C56]));IF(COM.MICROSOFT.NETWORKDAYS.INTL([.AF$9];[.AF$9];1;[.$A$2:.$A$4]);&quot;W&quot;;&quot;H&quot;);&quot;&quot;)">
            <text:p/>
          </table:table-cell>
          <table:table-cell table:formula="of:=IF(AND([.AG$9]&gt;=[.$B56];[.AG$9]&lt;=[.$D56];ISNUMBER([.$C56]));IF(COM.MICROSOFT.NETWORKDAYS.INTL([.AG$9];[.AG$9];1;[.$A$2:.$A$4]);&quot;W&quot;;&quot;H&quot;);&quot;&quot;)">
            <text:p/>
          </table:table-cell>
          <table:table-cell table:formula="of:=IF(AND([.AH$9]&gt;=[.$B56];[.AH$9]&lt;=[.$D56];ISNUMBER([.$C56]));IF(COM.MICROSOFT.NETWORKDAYS.INTL([.AH$9];[.AH$9];1;[.$A$2:.$A$4]);&quot;W&quot;;&quot;H&quot;);&quot;&quot;)">
            <text:p/>
          </table:table-cell>
          <table:table-cell table:formula="of:=IF(AND([.AI$9]&gt;=[.$B56];[.AI$9]&lt;=[.$D56];ISNUMBER([.$C56]));IF(COM.MICROSOFT.NETWORKDAYS.INTL([.AI$9];[.AI$9];1;[.$A$2:.$A$4]);&quot;W&quot;;&quot;H&quot;);&quot;&quot;)">
            <text:p/>
          </table:table-cell>
          <table:table-cell table:formula="of:=IF(AND([.AJ$9]&gt;=[.$B56];[.AJ$9]&lt;=[.$D56];ISNUMBER([.$C56]));IF(COM.MICROSOFT.NETWORKDAYS.INTL([.AJ$9];[.AJ$9];1;[.$A$2:.$A$4]);&quot;W&quot;;&quot;H&quot;);&quot;&quot;)">
            <text:p/>
          </table:table-cell>
          <table:table-cell table:formula="of:=IF(AND([.AK$9]&gt;=[.$B56];[.AK$9]&lt;=[.$D56];ISNUMBER([.$C56]));IF(COM.MICROSOFT.NETWORKDAYS.INTL([.AK$9];[.AK$9];1;[.$A$2:.$A$4]);&quot;W&quot;;&quot;H&quot;);&quot;&quot;)">
            <text:p/>
          </table:table-cell>
          <table:table-cell table:formula="of:=IF(AND([.AL$9]&gt;=[.$B56];[.AL$9]&lt;=[.$D56];ISNUMBER([.$C56]));IF(COM.MICROSOFT.NETWORKDAYS.INTL([.AL$9];[.AL$9];1;[.$A$2:.$A$4]);&quot;W&quot;;&quot;H&quot;);&quot;&quot;)">
            <text:p/>
          </table:table-cell>
          <table:table-cell table:formula="of:=IF(AND([.AM$9]&gt;=[.$B56];[.AM$9]&lt;=[.$D56];ISNUMBER([.$C56]));IF(COM.MICROSOFT.NETWORKDAYS.INTL([.AM$9];[.AM$9];1;[.$A$2:.$A$4]);&quot;W&quot;;&quot;H&quot;);&quot;&quot;)">
            <text:p/>
          </table:table-cell>
          <table:table-cell table:formula="of:=IF(AND([.AN$9]&gt;=[.$B56];[.AN$9]&lt;=[.$D56];ISNUMBER([.$C56]));IF(COM.MICROSOFT.NETWORKDAYS.INTL([.AN$9];[.AN$9];1;[.$A$2:.$A$4]);&quot;W&quot;;&quot;H&quot;);&quot;&quot;)">
            <text:p/>
          </table:table-cell>
          <table:table-cell table:formula="of:=IF(AND([.AO$9]&gt;=[.$B56];[.AO$9]&lt;=[.$D56];ISNUMBER([.$C56]));IF(COM.MICROSOFT.NETWORKDAYS.INTL([.AO$9];[.AO$9];1;[.$A$2:.$A$4]);&quot;W&quot;;&quot;H&quot;);&quot;&quot;)" office:value-type="string" office:string-value="H" calcext:value-type="string">
            <text:p>H</text:p>
          </table:table-cell>
          <table:table-cell table:formula="of:=IF(AND([.AP$9]&gt;=[.$B56];[.AP$9]&lt;=[.$D56];ISNUMBER([.$C56]));IF(COM.MICROSOFT.NETWORKDAYS.INTL([.AP$9];[.AP$9];1;[.$A$2:.$A$4]);&quot;W&quot;;&quot;H&quot;);&quot;&quot;)" office:value-type="string" office:string-value="W" calcext:value-type="string">
            <text:p>W</text:p>
          </table:table-cell>
          <table:table-cell table:formula="of:=IF(AND([.AQ$9]&gt;=[.$B56];[.AQ$9]&lt;=[.$D56];ISNUMBER([.$C56]));IF(COM.MICROSOFT.NETWORKDAYS.INTL([.AQ$9];[.AQ$9];1;[.$A$2:.$A$4]);&quot;W&quot;;&quot;H&quot;);&quot;&quot;)" office:value-type="string" office:string-value="H" calcext:value-type="string">
            <text:p>H</text:p>
          </table:table-cell>
          <table:table-cell table:formula="of:=IF(AND([.AR$9]&gt;=[.$B56];[.AR$9]&lt;=[.$D56];ISNUMBER([.$C56]));IF(COM.MICROSOFT.NETWORKDAYS.INTL([.AR$9];[.AR$9];1;[.$A$2:.$A$4]);&quot;W&quot;;&quot;H&quot;);&quot;&quot;)" office:value-type="string" office:string-value="H" calcext:value-type="string">
            <text:p>H</text:p>
          </table:table-cell>
          <table:table-cell table:formula="of:=IF(AND([.AS$9]&gt;=[.$B56];[.AS$9]&lt;=[.$D56];ISNUMBER([.$C56]));IF(COM.MICROSOFT.NETWORKDAYS.INTL([.AS$9];[.AS$9];1;[.$A$2:.$A$4]);&quot;W&quot;;&quot;H&quot;);&quot;&quot;)" office:value-type="string" office:string-value="W" calcext:value-type="string">
            <text:p>W</text:p>
          </table:table-cell>
          <table:table-cell table:formula="of:=IF(AND([.AT$9]&gt;=[.$B56];[.AT$9]&lt;=[.$D56];ISNUMBER([.$C56]));IF(COM.MICROSOFT.NETWORKDAYS.INTL([.AT$9];[.AT$9];1;[.$A$2:.$A$4]);&quot;W&quot;;&quot;H&quot;);&quot;&quot;)">
            <text:p/>
          </table:table-cell>
          <table:table-cell table:formula="of:=IF(AND([.AU$9]&gt;=[.$B56];[.AU$9]&lt;=[.$D56];ISNUMBER([.$C56]));IF(COM.MICROSOFT.NETWORKDAYS.INTL([.AU$9];[.AU$9];1;[.$A$2:.$A$4]);&quot;W&quot;;&quot;H&quot;);&quot;&quot;)">
            <text:p/>
          </table:table-cell>
          <table:table-cell table:formula="of:=IF(AND([.AV$9]&gt;=[.$B56];[.AV$9]&lt;=[.$D56];ISNUMBER([.$C56]));IF(COM.MICROSOFT.NETWORKDAYS.INTL([.AV$9];[.AV$9];1;[.$A$2:.$A$4]);&quot;W&quot;;&quot;H&quot;);&quot;&quot;)">
            <text:p/>
          </table:table-cell>
          <table:table-cell table:formula="of:=IF(AND([.AW$9]&gt;=[.$B56];[.AW$9]&lt;=[.$D56];ISNUMBER([.$C56]));IF(COM.MICROSOFT.NETWORKDAYS.INTL([.AW$9];[.AW$9];1;[.$A$2:.$A$4]);&quot;W&quot;;&quot;H&quot;);&quot;&quot;)">
            <text:p/>
          </table:table-cell>
          <table:table-cell table:formula="of:=IF(AND([.AX$9]&gt;=[.$B56];[.AX$9]&lt;=[.$D56];ISNUMBER([.$C56]));IF(COM.MICROSOFT.NETWORKDAYS.INTL([.AX$9];[.AX$9];1;[.$A$2:.$A$4]);&quot;W&quot;;&quot;H&quot;);&quot;&quot;)">
            <text:p/>
          </table:table-cell>
          <table:table-cell table:formula="of:=IF(AND([.AY$9]&gt;=[.$B56];[.AY$9]&lt;=[.$D56];ISNUMBER([.$C56]));IF(COM.MICROSOFT.NETWORKDAYS.INTL([.AY$9];[.AY$9];1;[.$A$2:.$A$4]);&quot;W&quot;;&quot;H&quot;);&quot;&quot;)">
            <text:p/>
          </table:table-cell>
          <table:table-cell table:formula="of:=IF(AND([.AZ$9]&gt;=[.$B56];[.AZ$9]&lt;=[.$D56];ISNUMBER([.$C56]));IF(COM.MICROSOFT.NETWORKDAYS.INTL([.AZ$9];[.AZ$9];1;[.$A$2:.$A$4]);&quot;W&quot;;&quot;H&quot;);&quot;&quot;)">
            <text:p/>
          </table:table-cell>
          <table:table-cell table:formula="of:=IF(AND([.BA$9]&gt;=[.$B56];[.BA$9]&lt;=[.$D56];ISNUMBER([.$C56]));IF(COM.MICROSOFT.NETWORKDAYS.INTL([.BA$9];[.BA$9];1;[.$A$2:.$A$4]);&quot;W&quot;;&quot;H&quot;);&quot;&quot;)">
            <text:p/>
          </table:table-cell>
          <table:table-cell table:formula="of:=IF(AND([.BB$9]&gt;=[.$B56];[.BB$9]&lt;=[.$D56];ISNUMBER([.$C56]));IF(COM.MICROSOFT.NETWORKDAYS.INTL([.BB$9];[.BB$9];1;[.$A$2:.$A$4]);&quot;W&quot;;&quot;H&quot;);&quot;&quot;)">
            <text:p/>
          </table:table-cell>
          <table:table-cell table:formula="of:=IF(AND([.BC$9]&gt;=[.$B56];[.BC$9]&lt;=[.$D56];ISNUMBER([.$C56]));IF(COM.MICROSOFT.NETWORKDAYS.INTL([.BC$9];[.BC$9];1;[.$A$2:.$A$4]);&quot;W&quot;;&quot;H&quot;);&quot;&quot;)">
            <text:p/>
          </table:table-cell>
          <table:table-cell table:formula="of:=IF(AND([.BD$9]&gt;=[.$B56];[.BD$9]&lt;=[.$D56];ISNUMBER([.$C56]));IF(COM.MICROSOFT.NETWORKDAYS.INTL([.BD$9];[.BD$9];1;[.$A$2:.$A$4]);&quot;W&quot;;&quot;H&quot;);&quot;&quot;)">
            <text:p/>
          </table:table-cell>
          <table:table-cell table:formula="of:=IF(AND([.BE$9]&gt;=[.$B56];[.BE$9]&lt;=[.$D56];ISNUMBER([.$C56]));IF(COM.MICROSOFT.NETWORKDAYS.INTL([.BE$9];[.BE$9];1;[.$A$2:.$A$4]);&quot;W&quot;;&quot;H&quot;);&quot;&quot;)">
            <text:p/>
          </table:table-cell>
          <table:table-cell table:formula="of:=IF(AND([.BF$9]&gt;=[.$B56];[.BF$9]&lt;=[.$D56];ISNUMBER([.$C56]));IF(COM.MICROSOFT.NETWORKDAYS.INTL([.BF$9];[.BF$9];1;[.$A$2:.$A$4]);&quot;W&quot;;&quot;H&quot;);&quot;&quot;)">
            <text:p/>
          </table:table-cell>
          <table:table-cell table:formula="of:=IF(AND([.BG$9]&gt;=[.$B56];[.BG$9]&lt;=[.$D56];ISNUMBER([.$C56]));IF(COM.MICROSOFT.NETWORKDAYS.INTL([.BG$9];[.BG$9];1;[.$A$2:.$A$4]);&quot;W&quot;;&quot;H&quot;);&quot;&quot;)">
            <text:p/>
          </table:table-cell>
          <table:table-cell table:formula="of:=IF(AND([.BH$9]&gt;=[.$B56];[.BH$9]&lt;=[.$D56];ISNUMBER([.$C56]));IF(COM.MICROSOFT.NETWORKDAYS.INTL([.BH$9];[.BH$9];1;[.$A$2:.$A$4]);&quot;W&quot;;&quot;H&quot;);&quot;&quot;)">
            <text:p/>
          </table:table-cell>
          <table:table-cell table:formula="of:=IF(AND([.BI$9]&gt;=[.$B56];[.BI$9]&lt;=[.$D56];ISNUMBER([.$C56]));IF(COM.MICROSOFT.NETWORKDAYS.INTL([.BI$9];[.BI$9];1;[.$A$2:.$A$4]);&quot;W&quot;;&quot;H&quot;);&quot;&quot;)">
            <text:p/>
          </table:table-cell>
          <table:table-cell table:formula="of:=IF(AND([.BJ$9]&gt;=[.$B56];[.BJ$9]&lt;=[.$D56];ISNUMBER([.$C56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AL08</text:p>
          </table:table-cell>
          <table:table-cell office:value-type="date" office:date-value="2020-06-11" calcext:value-type="date">
            <text:p>11/06/20</text:p>
          </table:table-cell>
          <table:table-cell office:value-type="float" office:value="3" calcext:value-type="float">
            <text:p>3</text:p>
          </table:table-cell>
          <table:table-cell table:formula="of:=IF(ISNUMBER([.C57]); COM.MICROSOFT.WORKDAY.INTL([.B57]; [.C57]; 1; [.A$2:.A$4] ) - 1; &quot;&quot;)" office:value-type="date" office:date-value="2020-06-15" calcext:value-type="date">
            <text:p>15/06/20</text:p>
          </table:table-cell>
          <table:table-cell table:formula="of:=IF(AND([.E$9]&gt;=[.$B57];[.E$9]&lt;=[.$D57];ISNUMBER([.$C57]));IF(COM.MICROSOFT.NETWORKDAYS.INTL([.E$9];[.E$9];1;[.$A$2:.$A$4]);&quot;W&quot;;&quot;H&quot;);&quot;&quot;)">
            <text:p/>
          </table:table-cell>
          <table:table-cell table:formula="of:=IF(AND([.F$9]&gt;=[.$B57];[.F$9]&lt;=[.$D57];ISNUMBER([.$C57]));IF(COM.MICROSOFT.NETWORKDAYS.INTL([.F$9];[.F$9];1;[.$A$2:.$A$4]);&quot;W&quot;;&quot;H&quot;);&quot;&quot;)">
            <text:p/>
          </table:table-cell>
          <table:table-cell table:formula="of:=IF(AND([.G$9]&gt;=[.$B57];[.G$9]&lt;=[.$D57];ISNUMBER([.$C57]));IF(COM.MICROSOFT.NETWORKDAYS.INTL([.G$9];[.G$9];1;[.$A$2:.$A$4]);&quot;W&quot;;&quot;H&quot;);&quot;&quot;)">
            <text:p/>
          </table:table-cell>
          <table:table-cell table:formula="of:=IF(AND([.H$9]&gt;=[.$B57];[.H$9]&lt;=[.$D57];ISNUMBER([.$C57]));IF(COM.MICROSOFT.NETWORKDAYS.INTL([.H$9];[.H$9];1;[.$A$2:.$A$4]);&quot;W&quot;;&quot;H&quot;);&quot;&quot;)">
            <text:p/>
          </table:table-cell>
          <table:table-cell table:formula="of:=IF(AND([.I$9]&gt;=[.$B57];[.I$9]&lt;=[.$D57];ISNUMBER([.$C57]));IF(COM.MICROSOFT.NETWORKDAYS.INTL([.I$9];[.I$9];1;[.$A$2:.$A$4]);&quot;W&quot;;&quot;H&quot;);&quot;&quot;)">
            <text:p/>
          </table:table-cell>
          <table:table-cell table:formula="of:=IF(AND([.J$9]&gt;=[.$B57];[.J$9]&lt;=[.$D57];ISNUMBER([.$C57]));IF(COM.MICROSOFT.NETWORKDAYS.INTL([.J$9];[.J$9];1;[.$A$2:.$A$4]);&quot;W&quot;;&quot;H&quot;);&quot;&quot;)">
            <text:p/>
          </table:table-cell>
          <table:table-cell table:formula="of:=IF(AND([.K$9]&gt;=[.$B57];[.K$9]&lt;=[.$D57];ISNUMBER([.$C57]));IF(COM.MICROSOFT.NETWORKDAYS.INTL([.K$9];[.K$9];1;[.$A$2:.$A$4]);&quot;W&quot;;&quot;H&quot;);&quot;&quot;)">
            <text:p/>
          </table:table-cell>
          <table:table-cell table:formula="of:=IF(AND([.L$9]&gt;=[.$B57];[.L$9]&lt;=[.$D57];ISNUMBER([.$C57]));IF(COM.MICROSOFT.NETWORKDAYS.INTL([.L$9];[.L$9];1;[.$A$2:.$A$4]);&quot;W&quot;;&quot;H&quot;);&quot;&quot;)">
            <text:p/>
          </table:table-cell>
          <table:table-cell table:formula="of:=IF(AND([.M$9]&gt;=[.$B57];[.M$9]&lt;=[.$D57];ISNUMBER([.$C57]));IF(COM.MICROSOFT.NETWORKDAYS.INTL([.M$9];[.M$9];1;[.$A$2:.$A$4]);&quot;W&quot;;&quot;H&quot;);&quot;&quot;)">
            <text:p/>
          </table:table-cell>
          <table:table-cell table:formula="of:=IF(AND([.N$9]&gt;=[.$B57];[.N$9]&lt;=[.$D57];ISNUMBER([.$C57]));IF(COM.MICROSOFT.NETWORKDAYS.INTL([.N$9];[.N$9];1;[.$A$2:.$A$4]);&quot;W&quot;;&quot;H&quot;);&quot;&quot;)">
            <text:p/>
          </table:table-cell>
          <table:table-cell table:formula="of:=IF(AND([.O$9]&gt;=[.$B57];[.O$9]&lt;=[.$D57];ISNUMBER([.$C57]));IF(COM.MICROSOFT.NETWORKDAYS.INTL([.O$9];[.O$9];1;[.$A$2:.$A$4]);&quot;W&quot;;&quot;H&quot;);&quot;&quot;)">
            <text:p/>
          </table:table-cell>
          <table:table-cell table:formula="of:=IF(AND([.P$9]&gt;=[.$B57];[.P$9]&lt;=[.$D57];ISNUMBER([.$C57]));IF(COM.MICROSOFT.NETWORKDAYS.INTL([.P$9];[.P$9];1;[.$A$2:.$A$4]);&quot;W&quot;;&quot;H&quot;);&quot;&quot;)">
            <text:p/>
          </table:table-cell>
          <table:table-cell table:formula="of:=IF(AND([.Q$9]&gt;=[.$B57];[.Q$9]&lt;=[.$D57];ISNUMBER([.$C57]));IF(COM.MICROSOFT.NETWORKDAYS.INTL([.Q$9];[.Q$9];1;[.$A$2:.$A$4]);&quot;W&quot;;&quot;H&quot;);&quot;&quot;)">
            <text:p/>
          </table:table-cell>
          <table:table-cell table:formula="of:=IF(AND([.R$9]&gt;=[.$B57];[.R$9]&lt;=[.$D57];ISNUMBER([.$C57]));IF(COM.MICROSOFT.NETWORKDAYS.INTL([.R$9];[.R$9];1;[.$A$2:.$A$4]);&quot;W&quot;;&quot;H&quot;);&quot;&quot;)">
            <text:p/>
          </table:table-cell>
          <table:table-cell table:formula="of:=IF(AND([.S$9]&gt;=[.$B57];[.S$9]&lt;=[.$D57];ISNUMBER([.$C57]));IF(COM.MICROSOFT.NETWORKDAYS.INTL([.S$9];[.S$9];1;[.$A$2:.$A$4]);&quot;W&quot;;&quot;H&quot;);&quot;&quot;)">
            <text:p/>
          </table:table-cell>
          <table:table-cell table:formula="of:=IF(AND([.T$9]&gt;=[.$B57];[.T$9]&lt;=[.$D57];ISNUMBER([.$C57]));IF(COM.MICROSOFT.NETWORKDAYS.INTL([.T$9];[.T$9];1;[.$A$2:.$A$4]);&quot;W&quot;;&quot;H&quot;);&quot;&quot;)">
            <text:p/>
          </table:table-cell>
          <table:table-cell table:formula="of:=IF(AND([.U$9]&gt;=[.$B57];[.U$9]&lt;=[.$D57];ISNUMBER([.$C57]));IF(COM.MICROSOFT.NETWORKDAYS.INTL([.U$9];[.U$9];1;[.$A$2:.$A$4]);&quot;W&quot;;&quot;H&quot;);&quot;&quot;)">
            <text:p/>
          </table:table-cell>
          <table:table-cell table:formula="of:=IF(AND([.V$9]&gt;=[.$B57];[.V$9]&lt;=[.$D57];ISNUMBER([.$C57]));IF(COM.MICROSOFT.NETWORKDAYS.INTL([.V$9];[.V$9];1;[.$A$2:.$A$4]);&quot;W&quot;;&quot;H&quot;);&quot;&quot;)">
            <text:p/>
          </table:table-cell>
          <table:table-cell table:formula="of:=IF(AND([.W$9]&gt;=[.$B57];[.W$9]&lt;=[.$D57];ISNUMBER([.$C57]));IF(COM.MICROSOFT.NETWORKDAYS.INTL([.W$9];[.W$9];1;[.$A$2:.$A$4]);&quot;W&quot;;&quot;H&quot;);&quot;&quot;)">
            <text:p/>
          </table:table-cell>
          <table:table-cell table:formula="of:=IF(AND([.X$9]&gt;=[.$B57];[.X$9]&lt;=[.$D57];ISNUMBER([.$C57]));IF(COM.MICROSOFT.NETWORKDAYS.INTL([.X$9];[.X$9];1;[.$A$2:.$A$4]);&quot;W&quot;;&quot;H&quot;);&quot;&quot;)">
            <text:p/>
          </table:table-cell>
          <table:table-cell table:formula="of:=IF(AND([.Y$9]&gt;=[.$B57];[.Y$9]&lt;=[.$D57];ISNUMBER([.$C57]));IF(COM.MICROSOFT.NETWORKDAYS.INTL([.Y$9];[.Y$9];1;[.$A$2:.$A$4]);&quot;W&quot;;&quot;H&quot;);&quot;&quot;)">
            <text:p/>
          </table:table-cell>
          <table:table-cell table:formula="of:=IF(AND([.Z$9]&gt;=[.$B57];[.Z$9]&lt;=[.$D57];ISNUMBER([.$C57]));IF(COM.MICROSOFT.NETWORKDAYS.INTL([.Z$9];[.Z$9];1;[.$A$2:.$A$4]);&quot;W&quot;;&quot;H&quot;);&quot;&quot;)">
            <text:p/>
          </table:table-cell>
          <table:table-cell table:formula="of:=IF(AND([.AA$9]&gt;=[.$B57];[.AA$9]&lt;=[.$D57];ISNUMBER([.$C57]));IF(COM.MICROSOFT.NETWORKDAYS.INTL([.AA$9];[.AA$9];1;[.$A$2:.$A$4]);&quot;W&quot;;&quot;H&quot;);&quot;&quot;)">
            <text:p/>
          </table:table-cell>
          <table:table-cell table:formula="of:=IF(AND([.AB$9]&gt;=[.$B57];[.AB$9]&lt;=[.$D57];ISNUMBER([.$C57]));IF(COM.MICROSOFT.NETWORKDAYS.INTL([.AB$9];[.AB$9];1;[.$A$2:.$A$4]);&quot;W&quot;;&quot;H&quot;);&quot;&quot;)">
            <text:p/>
          </table:table-cell>
          <table:table-cell table:formula="of:=IF(AND([.AC$9]&gt;=[.$B57];[.AC$9]&lt;=[.$D57];ISNUMBER([.$C57]));IF(COM.MICROSOFT.NETWORKDAYS.INTL([.AC$9];[.AC$9];1;[.$A$2:.$A$4]);&quot;W&quot;;&quot;H&quot;);&quot;&quot;)">
            <text:p/>
          </table:table-cell>
          <table:table-cell table:formula="of:=IF(AND([.AD$9]&gt;=[.$B57];[.AD$9]&lt;=[.$D57];ISNUMBER([.$C57]));IF(COM.MICROSOFT.NETWORKDAYS.INTL([.AD$9];[.AD$9];1;[.$A$2:.$A$4]);&quot;W&quot;;&quot;H&quot;);&quot;&quot;)">
            <text:p/>
          </table:table-cell>
          <table:table-cell table:formula="of:=IF(AND([.AE$9]&gt;=[.$B57];[.AE$9]&lt;=[.$D57];ISNUMBER([.$C57]));IF(COM.MICROSOFT.NETWORKDAYS.INTL([.AE$9];[.AE$9];1;[.$A$2:.$A$4]);&quot;W&quot;;&quot;H&quot;);&quot;&quot;)">
            <text:p/>
          </table:table-cell>
          <table:table-cell table:formula="of:=IF(AND([.AF$9]&gt;=[.$B57];[.AF$9]&lt;=[.$D57];ISNUMBER([.$C57]));IF(COM.MICROSOFT.NETWORKDAYS.INTL([.AF$9];[.AF$9];1;[.$A$2:.$A$4]);&quot;W&quot;;&quot;H&quot;);&quot;&quot;)">
            <text:p/>
          </table:table-cell>
          <table:table-cell table:formula="of:=IF(AND([.AG$9]&gt;=[.$B57];[.AG$9]&lt;=[.$D57];ISNUMBER([.$C57]));IF(COM.MICROSOFT.NETWORKDAYS.INTL([.AG$9];[.AG$9];1;[.$A$2:.$A$4]);&quot;W&quot;;&quot;H&quot;);&quot;&quot;)">
            <text:p/>
          </table:table-cell>
          <table:table-cell table:formula="of:=IF(AND([.AH$9]&gt;=[.$B57];[.AH$9]&lt;=[.$D57];ISNUMBER([.$C57]));IF(COM.MICROSOFT.NETWORKDAYS.INTL([.AH$9];[.AH$9];1;[.$A$2:.$A$4]);&quot;W&quot;;&quot;H&quot;);&quot;&quot;)">
            <text:p/>
          </table:table-cell>
          <table:table-cell table:formula="of:=IF(AND([.AI$9]&gt;=[.$B57];[.AI$9]&lt;=[.$D57];ISNUMBER([.$C57]));IF(COM.MICROSOFT.NETWORKDAYS.INTL([.AI$9];[.AI$9];1;[.$A$2:.$A$4]);&quot;W&quot;;&quot;H&quot;);&quot;&quot;)">
            <text:p/>
          </table:table-cell>
          <table:table-cell table:formula="of:=IF(AND([.AJ$9]&gt;=[.$B57];[.AJ$9]&lt;=[.$D57];ISNUMBER([.$C57]));IF(COM.MICROSOFT.NETWORKDAYS.INTL([.AJ$9];[.AJ$9];1;[.$A$2:.$A$4]);&quot;W&quot;;&quot;H&quot;);&quot;&quot;)">
            <text:p/>
          </table:table-cell>
          <table:table-cell table:formula="of:=IF(AND([.AK$9]&gt;=[.$B57];[.AK$9]&lt;=[.$D57];ISNUMBER([.$C57]));IF(COM.MICROSOFT.NETWORKDAYS.INTL([.AK$9];[.AK$9];1;[.$A$2:.$A$4]);&quot;W&quot;;&quot;H&quot;);&quot;&quot;)">
            <text:p/>
          </table:table-cell>
          <table:table-cell table:formula="of:=IF(AND([.AL$9]&gt;=[.$B57];[.AL$9]&lt;=[.$D57];ISNUMBER([.$C57]));IF(COM.MICROSOFT.NETWORKDAYS.INTL([.AL$9];[.AL$9];1;[.$A$2:.$A$4]);&quot;W&quot;;&quot;H&quot;);&quot;&quot;)">
            <text:p/>
          </table:table-cell>
          <table:table-cell table:formula="of:=IF(AND([.AM$9]&gt;=[.$B57];[.AM$9]&lt;=[.$D57];ISNUMBER([.$C57]));IF(COM.MICROSOFT.NETWORKDAYS.INTL([.AM$9];[.AM$9];1;[.$A$2:.$A$4]);&quot;W&quot;;&quot;H&quot;);&quot;&quot;)">
            <text:p/>
          </table:table-cell>
          <table:table-cell table:formula="of:=IF(AND([.AN$9]&gt;=[.$B57];[.AN$9]&lt;=[.$D57];ISNUMBER([.$C57]));IF(COM.MICROSOFT.NETWORKDAYS.INTL([.AN$9];[.AN$9];1;[.$A$2:.$A$4]);&quot;W&quot;;&quot;H&quot;);&quot;&quot;)">
            <text:p/>
          </table:table-cell>
          <table:table-cell table:formula="of:=IF(AND([.AO$9]&gt;=[.$B57];[.AO$9]&lt;=[.$D57];ISNUMBER([.$C57]));IF(COM.MICROSOFT.NETWORKDAYS.INTL([.AO$9];[.AO$9];1;[.$A$2:.$A$4]);&quot;W&quot;;&quot;H&quot;);&quot;&quot;)" office:value-type="string" office:string-value="H" calcext:value-type="string">
            <text:p>H</text:p>
          </table:table-cell>
          <table:table-cell table:formula="of:=IF(AND([.AP$9]&gt;=[.$B57];[.AP$9]&lt;=[.$D57];ISNUMBER([.$C57]));IF(COM.MICROSOFT.NETWORKDAYS.INTL([.AP$9];[.AP$9];1;[.$A$2:.$A$4]);&quot;W&quot;;&quot;H&quot;);&quot;&quot;)" office:value-type="string" office:string-value="W" calcext:value-type="string">
            <text:p>W</text:p>
          </table:table-cell>
          <table:table-cell table:formula="of:=IF(AND([.AQ$9]&gt;=[.$B57];[.AQ$9]&lt;=[.$D57];ISNUMBER([.$C57]));IF(COM.MICROSOFT.NETWORKDAYS.INTL([.AQ$9];[.AQ$9];1;[.$A$2:.$A$4]);&quot;W&quot;;&quot;H&quot;);&quot;&quot;)" office:value-type="string" office:string-value="H" calcext:value-type="string">
            <text:p>H</text:p>
          </table:table-cell>
          <table:table-cell table:formula="of:=IF(AND([.AR$9]&gt;=[.$B57];[.AR$9]&lt;=[.$D57];ISNUMBER([.$C57]));IF(COM.MICROSOFT.NETWORKDAYS.INTL([.AR$9];[.AR$9];1;[.$A$2:.$A$4]);&quot;W&quot;;&quot;H&quot;);&quot;&quot;)" office:value-type="string" office:string-value="H" calcext:value-type="string">
            <text:p>H</text:p>
          </table:table-cell>
          <table:table-cell table:formula="of:=IF(AND([.AS$9]&gt;=[.$B57];[.AS$9]&lt;=[.$D57];ISNUMBER([.$C57]));IF(COM.MICROSOFT.NETWORKDAYS.INTL([.AS$9];[.AS$9];1;[.$A$2:.$A$4]);&quot;W&quot;;&quot;H&quot;);&quot;&quot;)" office:value-type="string" office:string-value="W" calcext:value-type="string">
            <text:p>W</text:p>
          </table:table-cell>
          <table:table-cell table:formula="of:=IF(AND([.AT$9]&gt;=[.$B57];[.AT$9]&lt;=[.$D57];ISNUMBER([.$C57]));IF(COM.MICROSOFT.NETWORKDAYS.INTL([.AT$9];[.AT$9];1;[.$A$2:.$A$4]);&quot;W&quot;;&quot;H&quot;);&quot;&quot;)">
            <text:p/>
          </table:table-cell>
          <table:table-cell table:formula="of:=IF(AND([.AU$9]&gt;=[.$B57];[.AU$9]&lt;=[.$D57];ISNUMBER([.$C57]));IF(COM.MICROSOFT.NETWORKDAYS.INTL([.AU$9];[.AU$9];1;[.$A$2:.$A$4]);&quot;W&quot;;&quot;H&quot;);&quot;&quot;)">
            <text:p/>
          </table:table-cell>
          <table:table-cell table:formula="of:=IF(AND([.AV$9]&gt;=[.$B57];[.AV$9]&lt;=[.$D57];ISNUMBER([.$C57]));IF(COM.MICROSOFT.NETWORKDAYS.INTL([.AV$9];[.AV$9];1;[.$A$2:.$A$4]);&quot;W&quot;;&quot;H&quot;);&quot;&quot;)">
            <text:p/>
          </table:table-cell>
          <table:table-cell table:formula="of:=IF(AND([.AW$9]&gt;=[.$B57];[.AW$9]&lt;=[.$D57];ISNUMBER([.$C57]));IF(COM.MICROSOFT.NETWORKDAYS.INTL([.AW$9];[.AW$9];1;[.$A$2:.$A$4]);&quot;W&quot;;&quot;H&quot;);&quot;&quot;)">
            <text:p/>
          </table:table-cell>
          <table:table-cell table:formula="of:=IF(AND([.AX$9]&gt;=[.$B57];[.AX$9]&lt;=[.$D57];ISNUMBER([.$C57]));IF(COM.MICROSOFT.NETWORKDAYS.INTL([.AX$9];[.AX$9];1;[.$A$2:.$A$4]);&quot;W&quot;;&quot;H&quot;);&quot;&quot;)">
            <text:p/>
          </table:table-cell>
          <table:table-cell table:formula="of:=IF(AND([.AY$9]&gt;=[.$B57];[.AY$9]&lt;=[.$D57];ISNUMBER([.$C57]));IF(COM.MICROSOFT.NETWORKDAYS.INTL([.AY$9];[.AY$9];1;[.$A$2:.$A$4]);&quot;W&quot;;&quot;H&quot;);&quot;&quot;)">
            <text:p/>
          </table:table-cell>
          <table:table-cell table:formula="of:=IF(AND([.AZ$9]&gt;=[.$B57];[.AZ$9]&lt;=[.$D57];ISNUMBER([.$C57]));IF(COM.MICROSOFT.NETWORKDAYS.INTL([.AZ$9];[.AZ$9];1;[.$A$2:.$A$4]);&quot;W&quot;;&quot;H&quot;);&quot;&quot;)">
            <text:p/>
          </table:table-cell>
          <table:table-cell table:formula="of:=IF(AND([.BA$9]&gt;=[.$B57];[.BA$9]&lt;=[.$D57];ISNUMBER([.$C57]));IF(COM.MICROSOFT.NETWORKDAYS.INTL([.BA$9];[.BA$9];1;[.$A$2:.$A$4]);&quot;W&quot;;&quot;H&quot;);&quot;&quot;)">
            <text:p/>
          </table:table-cell>
          <table:table-cell table:formula="of:=IF(AND([.BB$9]&gt;=[.$B57];[.BB$9]&lt;=[.$D57];ISNUMBER([.$C57]));IF(COM.MICROSOFT.NETWORKDAYS.INTL([.BB$9];[.BB$9];1;[.$A$2:.$A$4]);&quot;W&quot;;&quot;H&quot;);&quot;&quot;)">
            <text:p/>
          </table:table-cell>
          <table:table-cell table:formula="of:=IF(AND([.BC$9]&gt;=[.$B57];[.BC$9]&lt;=[.$D57];ISNUMBER([.$C57]));IF(COM.MICROSOFT.NETWORKDAYS.INTL([.BC$9];[.BC$9];1;[.$A$2:.$A$4]);&quot;W&quot;;&quot;H&quot;);&quot;&quot;)">
            <text:p/>
          </table:table-cell>
          <table:table-cell table:formula="of:=IF(AND([.BD$9]&gt;=[.$B57];[.BD$9]&lt;=[.$D57];ISNUMBER([.$C57]));IF(COM.MICROSOFT.NETWORKDAYS.INTL([.BD$9];[.BD$9];1;[.$A$2:.$A$4]);&quot;W&quot;;&quot;H&quot;);&quot;&quot;)">
            <text:p/>
          </table:table-cell>
          <table:table-cell table:formula="of:=IF(AND([.BE$9]&gt;=[.$B57];[.BE$9]&lt;=[.$D57];ISNUMBER([.$C57]));IF(COM.MICROSOFT.NETWORKDAYS.INTL([.BE$9];[.BE$9];1;[.$A$2:.$A$4]);&quot;W&quot;;&quot;H&quot;);&quot;&quot;)">
            <text:p/>
          </table:table-cell>
          <table:table-cell table:formula="of:=IF(AND([.BF$9]&gt;=[.$B57];[.BF$9]&lt;=[.$D57];ISNUMBER([.$C57]));IF(COM.MICROSOFT.NETWORKDAYS.INTL([.BF$9];[.BF$9];1;[.$A$2:.$A$4]);&quot;W&quot;;&quot;H&quot;);&quot;&quot;)">
            <text:p/>
          </table:table-cell>
          <table:table-cell table:formula="of:=IF(AND([.BG$9]&gt;=[.$B57];[.BG$9]&lt;=[.$D57];ISNUMBER([.$C57]));IF(COM.MICROSOFT.NETWORKDAYS.INTL([.BG$9];[.BG$9];1;[.$A$2:.$A$4]);&quot;W&quot;;&quot;H&quot;);&quot;&quot;)">
            <text:p/>
          </table:table-cell>
          <table:table-cell table:formula="of:=IF(AND([.BH$9]&gt;=[.$B57];[.BH$9]&lt;=[.$D57];ISNUMBER([.$C57]));IF(COM.MICROSOFT.NETWORKDAYS.INTL([.BH$9];[.BH$9];1;[.$A$2:.$A$4]);&quot;W&quot;;&quot;H&quot;);&quot;&quot;)">
            <text:p/>
          </table:table-cell>
          <table:table-cell table:formula="of:=IF(AND([.BI$9]&gt;=[.$B57];[.BI$9]&lt;=[.$D57];ISNUMBER([.$C57]));IF(COM.MICROSOFT.NETWORKDAYS.INTL([.BI$9];[.BI$9];1;[.$A$2:.$A$4]);&quot;W&quot;;&quot;H&quot;);&quot;&quot;)">
            <text:p/>
          </table:table-cell>
          <table:table-cell table:formula="of:=IF(AND([.BJ$9]&gt;=[.$B57];[.BJ$9]&lt;=[.$D57];ISNUMBER([.$C57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AL09</text:p>
          </table:table-cell>
          <table:table-cell office:value-type="date" office:date-value="2020-06-11" calcext:value-type="date">
            <text:p>11/06/20</text:p>
          </table:table-cell>
          <table:table-cell office:value-type="float" office:value="3" calcext:value-type="float">
            <text:p>3</text:p>
          </table:table-cell>
          <table:table-cell table:formula="of:=IF(ISNUMBER([.C58]); COM.MICROSOFT.WORKDAY.INTL([.B58]; [.C58]; 1; [.A$2:.A$4] ) - 1; &quot;&quot;)" office:value-type="date" office:date-value="2020-06-15" calcext:value-type="date">
            <text:p>15/06/20</text:p>
          </table:table-cell>
          <table:table-cell table:formula="of:=IF(AND([.E$9]&gt;=[.$B58];[.E$9]&lt;=[.$D58];ISNUMBER([.$C58]));IF(COM.MICROSOFT.NETWORKDAYS.INTL([.E$9];[.E$9];1;[.$A$2:.$A$4]);&quot;W&quot;;&quot;H&quot;);&quot;&quot;)">
            <text:p/>
          </table:table-cell>
          <table:table-cell table:formula="of:=IF(AND([.F$9]&gt;=[.$B58];[.F$9]&lt;=[.$D58];ISNUMBER([.$C58]));IF(COM.MICROSOFT.NETWORKDAYS.INTL([.F$9];[.F$9];1;[.$A$2:.$A$4]);&quot;W&quot;;&quot;H&quot;);&quot;&quot;)">
            <text:p/>
          </table:table-cell>
          <table:table-cell table:formula="of:=IF(AND([.G$9]&gt;=[.$B58];[.G$9]&lt;=[.$D58];ISNUMBER([.$C58]));IF(COM.MICROSOFT.NETWORKDAYS.INTL([.G$9];[.G$9];1;[.$A$2:.$A$4]);&quot;W&quot;;&quot;H&quot;);&quot;&quot;)">
            <text:p/>
          </table:table-cell>
          <table:table-cell table:formula="of:=IF(AND([.H$9]&gt;=[.$B58];[.H$9]&lt;=[.$D58];ISNUMBER([.$C58]));IF(COM.MICROSOFT.NETWORKDAYS.INTL([.H$9];[.H$9];1;[.$A$2:.$A$4]);&quot;W&quot;;&quot;H&quot;);&quot;&quot;)">
            <text:p/>
          </table:table-cell>
          <table:table-cell table:formula="of:=IF(AND([.I$9]&gt;=[.$B58];[.I$9]&lt;=[.$D58];ISNUMBER([.$C58]));IF(COM.MICROSOFT.NETWORKDAYS.INTL([.I$9];[.I$9];1;[.$A$2:.$A$4]);&quot;W&quot;;&quot;H&quot;);&quot;&quot;)">
            <text:p/>
          </table:table-cell>
          <table:table-cell table:formula="of:=IF(AND([.J$9]&gt;=[.$B58];[.J$9]&lt;=[.$D58];ISNUMBER([.$C58]));IF(COM.MICROSOFT.NETWORKDAYS.INTL([.J$9];[.J$9];1;[.$A$2:.$A$4]);&quot;W&quot;;&quot;H&quot;);&quot;&quot;)">
            <text:p/>
          </table:table-cell>
          <table:table-cell table:formula="of:=IF(AND([.K$9]&gt;=[.$B58];[.K$9]&lt;=[.$D58];ISNUMBER([.$C58]));IF(COM.MICROSOFT.NETWORKDAYS.INTL([.K$9];[.K$9];1;[.$A$2:.$A$4]);&quot;W&quot;;&quot;H&quot;);&quot;&quot;)">
            <text:p/>
          </table:table-cell>
          <table:table-cell table:formula="of:=IF(AND([.L$9]&gt;=[.$B58];[.L$9]&lt;=[.$D58];ISNUMBER([.$C58]));IF(COM.MICROSOFT.NETWORKDAYS.INTL([.L$9];[.L$9];1;[.$A$2:.$A$4]);&quot;W&quot;;&quot;H&quot;);&quot;&quot;)">
            <text:p/>
          </table:table-cell>
          <table:table-cell table:formula="of:=IF(AND([.M$9]&gt;=[.$B58];[.M$9]&lt;=[.$D58];ISNUMBER([.$C58]));IF(COM.MICROSOFT.NETWORKDAYS.INTL([.M$9];[.M$9];1;[.$A$2:.$A$4]);&quot;W&quot;;&quot;H&quot;);&quot;&quot;)">
            <text:p/>
          </table:table-cell>
          <table:table-cell table:formula="of:=IF(AND([.N$9]&gt;=[.$B58];[.N$9]&lt;=[.$D58];ISNUMBER([.$C58]));IF(COM.MICROSOFT.NETWORKDAYS.INTL([.N$9];[.N$9];1;[.$A$2:.$A$4]);&quot;W&quot;;&quot;H&quot;);&quot;&quot;)">
            <text:p/>
          </table:table-cell>
          <table:table-cell table:formula="of:=IF(AND([.O$9]&gt;=[.$B58];[.O$9]&lt;=[.$D58];ISNUMBER([.$C58]));IF(COM.MICROSOFT.NETWORKDAYS.INTL([.O$9];[.O$9];1;[.$A$2:.$A$4]);&quot;W&quot;;&quot;H&quot;);&quot;&quot;)">
            <text:p/>
          </table:table-cell>
          <table:table-cell table:formula="of:=IF(AND([.P$9]&gt;=[.$B58];[.P$9]&lt;=[.$D58];ISNUMBER([.$C58]));IF(COM.MICROSOFT.NETWORKDAYS.INTL([.P$9];[.P$9];1;[.$A$2:.$A$4]);&quot;W&quot;;&quot;H&quot;);&quot;&quot;)">
            <text:p/>
          </table:table-cell>
          <table:table-cell table:formula="of:=IF(AND([.Q$9]&gt;=[.$B58];[.Q$9]&lt;=[.$D58];ISNUMBER([.$C58]));IF(COM.MICROSOFT.NETWORKDAYS.INTL([.Q$9];[.Q$9];1;[.$A$2:.$A$4]);&quot;W&quot;;&quot;H&quot;);&quot;&quot;)">
            <text:p/>
          </table:table-cell>
          <table:table-cell table:formula="of:=IF(AND([.R$9]&gt;=[.$B58];[.R$9]&lt;=[.$D58];ISNUMBER([.$C58]));IF(COM.MICROSOFT.NETWORKDAYS.INTL([.R$9];[.R$9];1;[.$A$2:.$A$4]);&quot;W&quot;;&quot;H&quot;);&quot;&quot;)">
            <text:p/>
          </table:table-cell>
          <table:table-cell table:formula="of:=IF(AND([.S$9]&gt;=[.$B58];[.S$9]&lt;=[.$D58];ISNUMBER([.$C58]));IF(COM.MICROSOFT.NETWORKDAYS.INTL([.S$9];[.S$9];1;[.$A$2:.$A$4]);&quot;W&quot;;&quot;H&quot;);&quot;&quot;)">
            <text:p/>
          </table:table-cell>
          <table:table-cell table:formula="of:=IF(AND([.T$9]&gt;=[.$B58];[.T$9]&lt;=[.$D58];ISNUMBER([.$C58]));IF(COM.MICROSOFT.NETWORKDAYS.INTL([.T$9];[.T$9];1;[.$A$2:.$A$4]);&quot;W&quot;;&quot;H&quot;);&quot;&quot;)">
            <text:p/>
          </table:table-cell>
          <table:table-cell table:formula="of:=IF(AND([.U$9]&gt;=[.$B58];[.U$9]&lt;=[.$D58];ISNUMBER([.$C58]));IF(COM.MICROSOFT.NETWORKDAYS.INTL([.U$9];[.U$9];1;[.$A$2:.$A$4]);&quot;W&quot;;&quot;H&quot;);&quot;&quot;)">
            <text:p/>
          </table:table-cell>
          <table:table-cell table:formula="of:=IF(AND([.V$9]&gt;=[.$B58];[.V$9]&lt;=[.$D58];ISNUMBER([.$C58]));IF(COM.MICROSOFT.NETWORKDAYS.INTL([.V$9];[.V$9];1;[.$A$2:.$A$4]);&quot;W&quot;;&quot;H&quot;);&quot;&quot;)">
            <text:p/>
          </table:table-cell>
          <table:table-cell table:formula="of:=IF(AND([.W$9]&gt;=[.$B58];[.W$9]&lt;=[.$D58];ISNUMBER([.$C58]));IF(COM.MICROSOFT.NETWORKDAYS.INTL([.W$9];[.W$9];1;[.$A$2:.$A$4]);&quot;W&quot;;&quot;H&quot;);&quot;&quot;)">
            <text:p/>
          </table:table-cell>
          <table:table-cell table:formula="of:=IF(AND([.X$9]&gt;=[.$B58];[.X$9]&lt;=[.$D58];ISNUMBER([.$C58]));IF(COM.MICROSOFT.NETWORKDAYS.INTL([.X$9];[.X$9];1;[.$A$2:.$A$4]);&quot;W&quot;;&quot;H&quot;);&quot;&quot;)">
            <text:p/>
          </table:table-cell>
          <table:table-cell table:formula="of:=IF(AND([.Y$9]&gt;=[.$B58];[.Y$9]&lt;=[.$D58];ISNUMBER([.$C58]));IF(COM.MICROSOFT.NETWORKDAYS.INTL([.Y$9];[.Y$9];1;[.$A$2:.$A$4]);&quot;W&quot;;&quot;H&quot;);&quot;&quot;)">
            <text:p/>
          </table:table-cell>
          <table:table-cell table:formula="of:=IF(AND([.Z$9]&gt;=[.$B58];[.Z$9]&lt;=[.$D58];ISNUMBER([.$C58]));IF(COM.MICROSOFT.NETWORKDAYS.INTL([.Z$9];[.Z$9];1;[.$A$2:.$A$4]);&quot;W&quot;;&quot;H&quot;);&quot;&quot;)">
            <text:p/>
          </table:table-cell>
          <table:table-cell table:formula="of:=IF(AND([.AA$9]&gt;=[.$B58];[.AA$9]&lt;=[.$D58];ISNUMBER([.$C58]));IF(COM.MICROSOFT.NETWORKDAYS.INTL([.AA$9];[.AA$9];1;[.$A$2:.$A$4]);&quot;W&quot;;&quot;H&quot;);&quot;&quot;)">
            <text:p/>
          </table:table-cell>
          <table:table-cell table:formula="of:=IF(AND([.AB$9]&gt;=[.$B58];[.AB$9]&lt;=[.$D58];ISNUMBER([.$C58]));IF(COM.MICROSOFT.NETWORKDAYS.INTL([.AB$9];[.AB$9];1;[.$A$2:.$A$4]);&quot;W&quot;;&quot;H&quot;);&quot;&quot;)">
            <text:p/>
          </table:table-cell>
          <table:table-cell table:formula="of:=IF(AND([.AC$9]&gt;=[.$B58];[.AC$9]&lt;=[.$D58];ISNUMBER([.$C58]));IF(COM.MICROSOFT.NETWORKDAYS.INTL([.AC$9];[.AC$9];1;[.$A$2:.$A$4]);&quot;W&quot;;&quot;H&quot;);&quot;&quot;)">
            <text:p/>
          </table:table-cell>
          <table:table-cell table:formula="of:=IF(AND([.AD$9]&gt;=[.$B58];[.AD$9]&lt;=[.$D58];ISNUMBER([.$C58]));IF(COM.MICROSOFT.NETWORKDAYS.INTL([.AD$9];[.AD$9];1;[.$A$2:.$A$4]);&quot;W&quot;;&quot;H&quot;);&quot;&quot;)">
            <text:p/>
          </table:table-cell>
          <table:table-cell table:formula="of:=IF(AND([.AE$9]&gt;=[.$B58];[.AE$9]&lt;=[.$D58];ISNUMBER([.$C58]));IF(COM.MICROSOFT.NETWORKDAYS.INTL([.AE$9];[.AE$9];1;[.$A$2:.$A$4]);&quot;W&quot;;&quot;H&quot;);&quot;&quot;)">
            <text:p/>
          </table:table-cell>
          <table:table-cell table:formula="of:=IF(AND([.AF$9]&gt;=[.$B58];[.AF$9]&lt;=[.$D58];ISNUMBER([.$C58]));IF(COM.MICROSOFT.NETWORKDAYS.INTL([.AF$9];[.AF$9];1;[.$A$2:.$A$4]);&quot;W&quot;;&quot;H&quot;);&quot;&quot;)">
            <text:p/>
          </table:table-cell>
          <table:table-cell table:formula="of:=IF(AND([.AG$9]&gt;=[.$B58];[.AG$9]&lt;=[.$D58];ISNUMBER([.$C58]));IF(COM.MICROSOFT.NETWORKDAYS.INTL([.AG$9];[.AG$9];1;[.$A$2:.$A$4]);&quot;W&quot;;&quot;H&quot;);&quot;&quot;)">
            <text:p/>
          </table:table-cell>
          <table:table-cell table:formula="of:=IF(AND([.AH$9]&gt;=[.$B58];[.AH$9]&lt;=[.$D58];ISNUMBER([.$C58]));IF(COM.MICROSOFT.NETWORKDAYS.INTL([.AH$9];[.AH$9];1;[.$A$2:.$A$4]);&quot;W&quot;;&quot;H&quot;);&quot;&quot;)">
            <text:p/>
          </table:table-cell>
          <table:table-cell table:formula="of:=IF(AND([.AI$9]&gt;=[.$B58];[.AI$9]&lt;=[.$D58];ISNUMBER([.$C58]));IF(COM.MICROSOFT.NETWORKDAYS.INTL([.AI$9];[.AI$9];1;[.$A$2:.$A$4]);&quot;W&quot;;&quot;H&quot;);&quot;&quot;)">
            <text:p/>
          </table:table-cell>
          <table:table-cell table:formula="of:=IF(AND([.AJ$9]&gt;=[.$B58];[.AJ$9]&lt;=[.$D58];ISNUMBER([.$C58]));IF(COM.MICROSOFT.NETWORKDAYS.INTL([.AJ$9];[.AJ$9];1;[.$A$2:.$A$4]);&quot;W&quot;;&quot;H&quot;);&quot;&quot;)">
            <text:p/>
          </table:table-cell>
          <table:table-cell table:formula="of:=IF(AND([.AK$9]&gt;=[.$B58];[.AK$9]&lt;=[.$D58];ISNUMBER([.$C58]));IF(COM.MICROSOFT.NETWORKDAYS.INTL([.AK$9];[.AK$9];1;[.$A$2:.$A$4]);&quot;W&quot;;&quot;H&quot;);&quot;&quot;)">
            <text:p/>
          </table:table-cell>
          <table:table-cell table:formula="of:=IF(AND([.AL$9]&gt;=[.$B58];[.AL$9]&lt;=[.$D58];ISNUMBER([.$C58]));IF(COM.MICROSOFT.NETWORKDAYS.INTL([.AL$9];[.AL$9];1;[.$A$2:.$A$4]);&quot;W&quot;;&quot;H&quot;);&quot;&quot;)">
            <text:p/>
          </table:table-cell>
          <table:table-cell table:formula="of:=IF(AND([.AM$9]&gt;=[.$B58];[.AM$9]&lt;=[.$D58];ISNUMBER([.$C58]));IF(COM.MICROSOFT.NETWORKDAYS.INTL([.AM$9];[.AM$9];1;[.$A$2:.$A$4]);&quot;W&quot;;&quot;H&quot;);&quot;&quot;)">
            <text:p/>
          </table:table-cell>
          <table:table-cell table:formula="of:=IF(AND([.AN$9]&gt;=[.$B58];[.AN$9]&lt;=[.$D58];ISNUMBER([.$C58]));IF(COM.MICROSOFT.NETWORKDAYS.INTL([.AN$9];[.AN$9];1;[.$A$2:.$A$4]);&quot;W&quot;;&quot;H&quot;);&quot;&quot;)">
            <text:p/>
          </table:table-cell>
          <table:table-cell table:formula="of:=IF(AND([.AO$9]&gt;=[.$B58];[.AO$9]&lt;=[.$D58];ISNUMBER([.$C58]));IF(COM.MICROSOFT.NETWORKDAYS.INTL([.AO$9];[.AO$9];1;[.$A$2:.$A$4]);&quot;W&quot;;&quot;H&quot;);&quot;&quot;)" office:value-type="string" office:string-value="H" calcext:value-type="string">
            <text:p>H</text:p>
          </table:table-cell>
          <table:table-cell table:formula="of:=IF(AND([.AP$9]&gt;=[.$B58];[.AP$9]&lt;=[.$D58];ISNUMBER([.$C58]));IF(COM.MICROSOFT.NETWORKDAYS.INTL([.AP$9];[.AP$9];1;[.$A$2:.$A$4]);&quot;W&quot;;&quot;H&quot;);&quot;&quot;)" office:value-type="string" office:string-value="W" calcext:value-type="string">
            <text:p>W</text:p>
          </table:table-cell>
          <table:table-cell table:formula="of:=IF(AND([.AQ$9]&gt;=[.$B58];[.AQ$9]&lt;=[.$D58];ISNUMBER([.$C58]));IF(COM.MICROSOFT.NETWORKDAYS.INTL([.AQ$9];[.AQ$9];1;[.$A$2:.$A$4]);&quot;W&quot;;&quot;H&quot;);&quot;&quot;)" office:value-type="string" office:string-value="H" calcext:value-type="string">
            <text:p>H</text:p>
          </table:table-cell>
          <table:table-cell table:formula="of:=IF(AND([.AR$9]&gt;=[.$B58];[.AR$9]&lt;=[.$D58];ISNUMBER([.$C58]));IF(COM.MICROSOFT.NETWORKDAYS.INTL([.AR$9];[.AR$9];1;[.$A$2:.$A$4]);&quot;W&quot;;&quot;H&quot;);&quot;&quot;)" office:value-type="string" office:string-value="H" calcext:value-type="string">
            <text:p>H</text:p>
          </table:table-cell>
          <table:table-cell table:formula="of:=IF(AND([.AS$9]&gt;=[.$B58];[.AS$9]&lt;=[.$D58];ISNUMBER([.$C58]));IF(COM.MICROSOFT.NETWORKDAYS.INTL([.AS$9];[.AS$9];1;[.$A$2:.$A$4]);&quot;W&quot;;&quot;H&quot;);&quot;&quot;)" office:value-type="string" office:string-value="W" calcext:value-type="string">
            <text:p>W</text:p>
          </table:table-cell>
          <table:table-cell table:formula="of:=IF(AND([.AT$9]&gt;=[.$B58];[.AT$9]&lt;=[.$D58];ISNUMBER([.$C58]));IF(COM.MICROSOFT.NETWORKDAYS.INTL([.AT$9];[.AT$9];1;[.$A$2:.$A$4]);&quot;W&quot;;&quot;H&quot;);&quot;&quot;)">
            <text:p/>
          </table:table-cell>
          <table:table-cell table:formula="of:=IF(AND([.AU$9]&gt;=[.$B58];[.AU$9]&lt;=[.$D58];ISNUMBER([.$C58]));IF(COM.MICROSOFT.NETWORKDAYS.INTL([.AU$9];[.AU$9];1;[.$A$2:.$A$4]);&quot;W&quot;;&quot;H&quot;);&quot;&quot;)">
            <text:p/>
          </table:table-cell>
          <table:table-cell table:formula="of:=IF(AND([.AV$9]&gt;=[.$B58];[.AV$9]&lt;=[.$D58];ISNUMBER([.$C58]));IF(COM.MICROSOFT.NETWORKDAYS.INTL([.AV$9];[.AV$9];1;[.$A$2:.$A$4]);&quot;W&quot;;&quot;H&quot;);&quot;&quot;)">
            <text:p/>
          </table:table-cell>
          <table:table-cell table:formula="of:=IF(AND([.AW$9]&gt;=[.$B58];[.AW$9]&lt;=[.$D58];ISNUMBER([.$C58]));IF(COM.MICROSOFT.NETWORKDAYS.INTL([.AW$9];[.AW$9];1;[.$A$2:.$A$4]);&quot;W&quot;;&quot;H&quot;);&quot;&quot;)">
            <text:p/>
          </table:table-cell>
          <table:table-cell table:formula="of:=IF(AND([.AX$9]&gt;=[.$B58];[.AX$9]&lt;=[.$D58];ISNUMBER([.$C58]));IF(COM.MICROSOFT.NETWORKDAYS.INTL([.AX$9];[.AX$9];1;[.$A$2:.$A$4]);&quot;W&quot;;&quot;H&quot;);&quot;&quot;)">
            <text:p/>
          </table:table-cell>
          <table:table-cell table:formula="of:=IF(AND([.AY$9]&gt;=[.$B58];[.AY$9]&lt;=[.$D58];ISNUMBER([.$C58]));IF(COM.MICROSOFT.NETWORKDAYS.INTL([.AY$9];[.AY$9];1;[.$A$2:.$A$4]);&quot;W&quot;;&quot;H&quot;);&quot;&quot;)">
            <text:p/>
          </table:table-cell>
          <table:table-cell table:formula="of:=IF(AND([.AZ$9]&gt;=[.$B58];[.AZ$9]&lt;=[.$D58];ISNUMBER([.$C58]));IF(COM.MICROSOFT.NETWORKDAYS.INTL([.AZ$9];[.AZ$9];1;[.$A$2:.$A$4]);&quot;W&quot;;&quot;H&quot;);&quot;&quot;)">
            <text:p/>
          </table:table-cell>
          <table:table-cell table:formula="of:=IF(AND([.BA$9]&gt;=[.$B58];[.BA$9]&lt;=[.$D58];ISNUMBER([.$C58]));IF(COM.MICROSOFT.NETWORKDAYS.INTL([.BA$9];[.BA$9];1;[.$A$2:.$A$4]);&quot;W&quot;;&quot;H&quot;);&quot;&quot;)">
            <text:p/>
          </table:table-cell>
          <table:table-cell table:formula="of:=IF(AND([.BB$9]&gt;=[.$B58];[.BB$9]&lt;=[.$D58];ISNUMBER([.$C58]));IF(COM.MICROSOFT.NETWORKDAYS.INTL([.BB$9];[.BB$9];1;[.$A$2:.$A$4]);&quot;W&quot;;&quot;H&quot;);&quot;&quot;)">
            <text:p/>
          </table:table-cell>
          <table:table-cell table:formula="of:=IF(AND([.BC$9]&gt;=[.$B58];[.BC$9]&lt;=[.$D58];ISNUMBER([.$C58]));IF(COM.MICROSOFT.NETWORKDAYS.INTL([.BC$9];[.BC$9];1;[.$A$2:.$A$4]);&quot;W&quot;;&quot;H&quot;);&quot;&quot;)">
            <text:p/>
          </table:table-cell>
          <table:table-cell table:formula="of:=IF(AND([.BD$9]&gt;=[.$B58];[.BD$9]&lt;=[.$D58];ISNUMBER([.$C58]));IF(COM.MICROSOFT.NETWORKDAYS.INTL([.BD$9];[.BD$9];1;[.$A$2:.$A$4]);&quot;W&quot;;&quot;H&quot;);&quot;&quot;)">
            <text:p/>
          </table:table-cell>
          <table:table-cell table:formula="of:=IF(AND([.BE$9]&gt;=[.$B58];[.BE$9]&lt;=[.$D58];ISNUMBER([.$C58]));IF(COM.MICROSOFT.NETWORKDAYS.INTL([.BE$9];[.BE$9];1;[.$A$2:.$A$4]);&quot;W&quot;;&quot;H&quot;);&quot;&quot;)">
            <text:p/>
          </table:table-cell>
          <table:table-cell table:formula="of:=IF(AND([.BF$9]&gt;=[.$B58];[.BF$9]&lt;=[.$D58];ISNUMBER([.$C58]));IF(COM.MICROSOFT.NETWORKDAYS.INTL([.BF$9];[.BF$9];1;[.$A$2:.$A$4]);&quot;W&quot;;&quot;H&quot;);&quot;&quot;)">
            <text:p/>
          </table:table-cell>
          <table:table-cell table:formula="of:=IF(AND([.BG$9]&gt;=[.$B58];[.BG$9]&lt;=[.$D58];ISNUMBER([.$C58]));IF(COM.MICROSOFT.NETWORKDAYS.INTL([.BG$9];[.BG$9];1;[.$A$2:.$A$4]);&quot;W&quot;;&quot;H&quot;);&quot;&quot;)">
            <text:p/>
          </table:table-cell>
          <table:table-cell table:formula="of:=IF(AND([.BH$9]&gt;=[.$B58];[.BH$9]&lt;=[.$D58];ISNUMBER([.$C58]));IF(COM.MICROSOFT.NETWORKDAYS.INTL([.BH$9];[.BH$9];1;[.$A$2:.$A$4]);&quot;W&quot;;&quot;H&quot;);&quot;&quot;)">
            <text:p/>
          </table:table-cell>
          <table:table-cell table:formula="of:=IF(AND([.BI$9]&gt;=[.$B58];[.BI$9]&lt;=[.$D58];ISNUMBER([.$C58]));IF(COM.MICROSOFT.NETWORKDAYS.INTL([.BI$9];[.BI$9];1;[.$A$2:.$A$4]);&quot;W&quot;;&quot;H&quot;);&quot;&quot;)">
            <text:p/>
          </table:table-cell>
          <table:table-cell table:formula="of:=IF(AND([.BJ$9]&gt;=[.$B58];[.BJ$9]&lt;=[.$D58];ISNUMBER([.$C58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AL10</text:p>
          </table:table-cell>
          <table:table-cell office:value-type="date" office:date-value="2020-06-11" calcext:value-type="date">
            <text:p>11/06/20</text:p>
          </table:table-cell>
          <table:table-cell office:value-type="float" office:value="3" calcext:value-type="float">
            <text:p>3</text:p>
          </table:table-cell>
          <table:table-cell table:formula="of:=IF(ISNUMBER([.C59]); COM.MICROSOFT.WORKDAY.INTL([.B59]; [.C59]; 1; [.A$2:.A$4] ) - 1; &quot;&quot;)" office:value-type="date" office:date-value="2020-06-15" calcext:value-type="date">
            <text:p>15/06/20</text:p>
          </table:table-cell>
          <table:table-cell table:formula="of:=IF(AND([.E$9]&gt;=[.$B59];[.E$9]&lt;=[.$D59];ISNUMBER([.$C59]));IF(COM.MICROSOFT.NETWORKDAYS.INTL([.E$9];[.E$9];1;[.$A$2:.$A$4]);&quot;W&quot;;&quot;H&quot;);&quot;&quot;)">
            <text:p/>
          </table:table-cell>
          <table:table-cell table:formula="of:=IF(AND([.F$9]&gt;=[.$B59];[.F$9]&lt;=[.$D59];ISNUMBER([.$C59]));IF(COM.MICROSOFT.NETWORKDAYS.INTL([.F$9];[.F$9];1;[.$A$2:.$A$4]);&quot;W&quot;;&quot;H&quot;);&quot;&quot;)">
            <text:p/>
          </table:table-cell>
          <table:table-cell table:formula="of:=IF(AND([.G$9]&gt;=[.$B59];[.G$9]&lt;=[.$D59];ISNUMBER([.$C59]));IF(COM.MICROSOFT.NETWORKDAYS.INTL([.G$9];[.G$9];1;[.$A$2:.$A$4]);&quot;W&quot;;&quot;H&quot;);&quot;&quot;)">
            <text:p/>
          </table:table-cell>
          <table:table-cell table:formula="of:=IF(AND([.H$9]&gt;=[.$B59];[.H$9]&lt;=[.$D59];ISNUMBER([.$C59]));IF(COM.MICROSOFT.NETWORKDAYS.INTL([.H$9];[.H$9];1;[.$A$2:.$A$4]);&quot;W&quot;;&quot;H&quot;);&quot;&quot;)">
            <text:p/>
          </table:table-cell>
          <table:table-cell table:formula="of:=IF(AND([.I$9]&gt;=[.$B59];[.I$9]&lt;=[.$D59];ISNUMBER([.$C59]));IF(COM.MICROSOFT.NETWORKDAYS.INTL([.I$9];[.I$9];1;[.$A$2:.$A$4]);&quot;W&quot;;&quot;H&quot;);&quot;&quot;)">
            <text:p/>
          </table:table-cell>
          <table:table-cell table:formula="of:=IF(AND([.J$9]&gt;=[.$B59];[.J$9]&lt;=[.$D59];ISNUMBER([.$C59]));IF(COM.MICROSOFT.NETWORKDAYS.INTL([.J$9];[.J$9];1;[.$A$2:.$A$4]);&quot;W&quot;;&quot;H&quot;);&quot;&quot;)">
            <text:p/>
          </table:table-cell>
          <table:table-cell table:formula="of:=IF(AND([.K$9]&gt;=[.$B59];[.K$9]&lt;=[.$D59];ISNUMBER([.$C59]));IF(COM.MICROSOFT.NETWORKDAYS.INTL([.K$9];[.K$9];1;[.$A$2:.$A$4]);&quot;W&quot;;&quot;H&quot;);&quot;&quot;)">
            <text:p/>
          </table:table-cell>
          <table:table-cell table:formula="of:=IF(AND([.L$9]&gt;=[.$B59];[.L$9]&lt;=[.$D59];ISNUMBER([.$C59]));IF(COM.MICROSOFT.NETWORKDAYS.INTL([.L$9];[.L$9];1;[.$A$2:.$A$4]);&quot;W&quot;;&quot;H&quot;);&quot;&quot;)">
            <text:p/>
          </table:table-cell>
          <table:table-cell table:formula="of:=IF(AND([.M$9]&gt;=[.$B59];[.M$9]&lt;=[.$D59];ISNUMBER([.$C59]));IF(COM.MICROSOFT.NETWORKDAYS.INTL([.M$9];[.M$9];1;[.$A$2:.$A$4]);&quot;W&quot;;&quot;H&quot;);&quot;&quot;)">
            <text:p/>
          </table:table-cell>
          <table:table-cell table:formula="of:=IF(AND([.N$9]&gt;=[.$B59];[.N$9]&lt;=[.$D59];ISNUMBER([.$C59]));IF(COM.MICROSOFT.NETWORKDAYS.INTL([.N$9];[.N$9];1;[.$A$2:.$A$4]);&quot;W&quot;;&quot;H&quot;);&quot;&quot;)">
            <text:p/>
          </table:table-cell>
          <table:table-cell table:formula="of:=IF(AND([.O$9]&gt;=[.$B59];[.O$9]&lt;=[.$D59];ISNUMBER([.$C59]));IF(COM.MICROSOFT.NETWORKDAYS.INTL([.O$9];[.O$9];1;[.$A$2:.$A$4]);&quot;W&quot;;&quot;H&quot;);&quot;&quot;)">
            <text:p/>
          </table:table-cell>
          <table:table-cell table:formula="of:=IF(AND([.P$9]&gt;=[.$B59];[.P$9]&lt;=[.$D59];ISNUMBER([.$C59]));IF(COM.MICROSOFT.NETWORKDAYS.INTL([.P$9];[.P$9];1;[.$A$2:.$A$4]);&quot;W&quot;;&quot;H&quot;);&quot;&quot;)">
            <text:p/>
          </table:table-cell>
          <table:table-cell table:formula="of:=IF(AND([.Q$9]&gt;=[.$B59];[.Q$9]&lt;=[.$D59];ISNUMBER([.$C59]));IF(COM.MICROSOFT.NETWORKDAYS.INTL([.Q$9];[.Q$9];1;[.$A$2:.$A$4]);&quot;W&quot;;&quot;H&quot;);&quot;&quot;)">
            <text:p/>
          </table:table-cell>
          <table:table-cell table:formula="of:=IF(AND([.R$9]&gt;=[.$B59];[.R$9]&lt;=[.$D59];ISNUMBER([.$C59]));IF(COM.MICROSOFT.NETWORKDAYS.INTL([.R$9];[.R$9];1;[.$A$2:.$A$4]);&quot;W&quot;;&quot;H&quot;);&quot;&quot;)">
            <text:p/>
          </table:table-cell>
          <table:table-cell table:formula="of:=IF(AND([.S$9]&gt;=[.$B59];[.S$9]&lt;=[.$D59];ISNUMBER([.$C59]));IF(COM.MICROSOFT.NETWORKDAYS.INTL([.S$9];[.S$9];1;[.$A$2:.$A$4]);&quot;W&quot;;&quot;H&quot;);&quot;&quot;)">
            <text:p/>
          </table:table-cell>
          <table:table-cell table:formula="of:=IF(AND([.T$9]&gt;=[.$B59];[.T$9]&lt;=[.$D59];ISNUMBER([.$C59]));IF(COM.MICROSOFT.NETWORKDAYS.INTL([.T$9];[.T$9];1;[.$A$2:.$A$4]);&quot;W&quot;;&quot;H&quot;);&quot;&quot;)">
            <text:p/>
          </table:table-cell>
          <table:table-cell table:formula="of:=IF(AND([.U$9]&gt;=[.$B59];[.U$9]&lt;=[.$D59];ISNUMBER([.$C59]));IF(COM.MICROSOFT.NETWORKDAYS.INTL([.U$9];[.U$9];1;[.$A$2:.$A$4]);&quot;W&quot;;&quot;H&quot;);&quot;&quot;)">
            <text:p/>
          </table:table-cell>
          <table:table-cell table:formula="of:=IF(AND([.V$9]&gt;=[.$B59];[.V$9]&lt;=[.$D59];ISNUMBER([.$C59]));IF(COM.MICROSOFT.NETWORKDAYS.INTL([.V$9];[.V$9];1;[.$A$2:.$A$4]);&quot;W&quot;;&quot;H&quot;);&quot;&quot;)">
            <text:p/>
          </table:table-cell>
          <table:table-cell table:formula="of:=IF(AND([.W$9]&gt;=[.$B59];[.W$9]&lt;=[.$D59];ISNUMBER([.$C59]));IF(COM.MICROSOFT.NETWORKDAYS.INTL([.W$9];[.W$9];1;[.$A$2:.$A$4]);&quot;W&quot;;&quot;H&quot;);&quot;&quot;)">
            <text:p/>
          </table:table-cell>
          <table:table-cell table:formula="of:=IF(AND([.X$9]&gt;=[.$B59];[.X$9]&lt;=[.$D59];ISNUMBER([.$C59]));IF(COM.MICROSOFT.NETWORKDAYS.INTL([.X$9];[.X$9];1;[.$A$2:.$A$4]);&quot;W&quot;;&quot;H&quot;);&quot;&quot;)">
            <text:p/>
          </table:table-cell>
          <table:table-cell table:formula="of:=IF(AND([.Y$9]&gt;=[.$B59];[.Y$9]&lt;=[.$D59];ISNUMBER([.$C59]));IF(COM.MICROSOFT.NETWORKDAYS.INTL([.Y$9];[.Y$9];1;[.$A$2:.$A$4]);&quot;W&quot;;&quot;H&quot;);&quot;&quot;)">
            <text:p/>
          </table:table-cell>
          <table:table-cell table:formula="of:=IF(AND([.Z$9]&gt;=[.$B59];[.Z$9]&lt;=[.$D59];ISNUMBER([.$C59]));IF(COM.MICROSOFT.NETWORKDAYS.INTL([.Z$9];[.Z$9];1;[.$A$2:.$A$4]);&quot;W&quot;;&quot;H&quot;);&quot;&quot;)">
            <text:p/>
          </table:table-cell>
          <table:table-cell table:formula="of:=IF(AND([.AA$9]&gt;=[.$B59];[.AA$9]&lt;=[.$D59];ISNUMBER([.$C59]));IF(COM.MICROSOFT.NETWORKDAYS.INTL([.AA$9];[.AA$9];1;[.$A$2:.$A$4]);&quot;W&quot;;&quot;H&quot;);&quot;&quot;)">
            <text:p/>
          </table:table-cell>
          <table:table-cell table:formula="of:=IF(AND([.AB$9]&gt;=[.$B59];[.AB$9]&lt;=[.$D59];ISNUMBER([.$C59]));IF(COM.MICROSOFT.NETWORKDAYS.INTL([.AB$9];[.AB$9];1;[.$A$2:.$A$4]);&quot;W&quot;;&quot;H&quot;);&quot;&quot;)">
            <text:p/>
          </table:table-cell>
          <table:table-cell table:formula="of:=IF(AND([.AC$9]&gt;=[.$B59];[.AC$9]&lt;=[.$D59];ISNUMBER([.$C59]));IF(COM.MICROSOFT.NETWORKDAYS.INTL([.AC$9];[.AC$9];1;[.$A$2:.$A$4]);&quot;W&quot;;&quot;H&quot;);&quot;&quot;)">
            <text:p/>
          </table:table-cell>
          <table:table-cell table:formula="of:=IF(AND([.AD$9]&gt;=[.$B59];[.AD$9]&lt;=[.$D59];ISNUMBER([.$C59]));IF(COM.MICROSOFT.NETWORKDAYS.INTL([.AD$9];[.AD$9];1;[.$A$2:.$A$4]);&quot;W&quot;;&quot;H&quot;);&quot;&quot;)">
            <text:p/>
          </table:table-cell>
          <table:table-cell table:formula="of:=IF(AND([.AE$9]&gt;=[.$B59];[.AE$9]&lt;=[.$D59];ISNUMBER([.$C59]));IF(COM.MICROSOFT.NETWORKDAYS.INTL([.AE$9];[.AE$9];1;[.$A$2:.$A$4]);&quot;W&quot;;&quot;H&quot;);&quot;&quot;)">
            <text:p/>
          </table:table-cell>
          <table:table-cell table:formula="of:=IF(AND([.AF$9]&gt;=[.$B59];[.AF$9]&lt;=[.$D59];ISNUMBER([.$C59]));IF(COM.MICROSOFT.NETWORKDAYS.INTL([.AF$9];[.AF$9];1;[.$A$2:.$A$4]);&quot;W&quot;;&quot;H&quot;);&quot;&quot;)">
            <text:p/>
          </table:table-cell>
          <table:table-cell table:formula="of:=IF(AND([.AG$9]&gt;=[.$B59];[.AG$9]&lt;=[.$D59];ISNUMBER([.$C59]));IF(COM.MICROSOFT.NETWORKDAYS.INTL([.AG$9];[.AG$9];1;[.$A$2:.$A$4]);&quot;W&quot;;&quot;H&quot;);&quot;&quot;)">
            <text:p/>
          </table:table-cell>
          <table:table-cell table:formula="of:=IF(AND([.AH$9]&gt;=[.$B59];[.AH$9]&lt;=[.$D59];ISNUMBER([.$C59]));IF(COM.MICROSOFT.NETWORKDAYS.INTL([.AH$9];[.AH$9];1;[.$A$2:.$A$4]);&quot;W&quot;;&quot;H&quot;);&quot;&quot;)">
            <text:p/>
          </table:table-cell>
          <table:table-cell table:formula="of:=IF(AND([.AI$9]&gt;=[.$B59];[.AI$9]&lt;=[.$D59];ISNUMBER([.$C59]));IF(COM.MICROSOFT.NETWORKDAYS.INTL([.AI$9];[.AI$9];1;[.$A$2:.$A$4]);&quot;W&quot;;&quot;H&quot;);&quot;&quot;)">
            <text:p/>
          </table:table-cell>
          <table:table-cell table:formula="of:=IF(AND([.AJ$9]&gt;=[.$B59];[.AJ$9]&lt;=[.$D59];ISNUMBER([.$C59]));IF(COM.MICROSOFT.NETWORKDAYS.INTL([.AJ$9];[.AJ$9];1;[.$A$2:.$A$4]);&quot;W&quot;;&quot;H&quot;);&quot;&quot;)">
            <text:p/>
          </table:table-cell>
          <table:table-cell table:formula="of:=IF(AND([.AK$9]&gt;=[.$B59];[.AK$9]&lt;=[.$D59];ISNUMBER([.$C59]));IF(COM.MICROSOFT.NETWORKDAYS.INTL([.AK$9];[.AK$9];1;[.$A$2:.$A$4]);&quot;W&quot;;&quot;H&quot;);&quot;&quot;)">
            <text:p/>
          </table:table-cell>
          <table:table-cell table:formula="of:=IF(AND([.AL$9]&gt;=[.$B59];[.AL$9]&lt;=[.$D59];ISNUMBER([.$C59]));IF(COM.MICROSOFT.NETWORKDAYS.INTL([.AL$9];[.AL$9];1;[.$A$2:.$A$4]);&quot;W&quot;;&quot;H&quot;);&quot;&quot;)">
            <text:p/>
          </table:table-cell>
          <table:table-cell table:formula="of:=IF(AND([.AM$9]&gt;=[.$B59];[.AM$9]&lt;=[.$D59];ISNUMBER([.$C59]));IF(COM.MICROSOFT.NETWORKDAYS.INTL([.AM$9];[.AM$9];1;[.$A$2:.$A$4]);&quot;W&quot;;&quot;H&quot;);&quot;&quot;)">
            <text:p/>
          </table:table-cell>
          <table:table-cell table:formula="of:=IF(AND([.AN$9]&gt;=[.$B59];[.AN$9]&lt;=[.$D59];ISNUMBER([.$C59]));IF(COM.MICROSOFT.NETWORKDAYS.INTL([.AN$9];[.AN$9];1;[.$A$2:.$A$4]);&quot;W&quot;;&quot;H&quot;);&quot;&quot;)">
            <text:p/>
          </table:table-cell>
          <table:table-cell table:formula="of:=IF(AND([.AO$9]&gt;=[.$B59];[.AO$9]&lt;=[.$D59];ISNUMBER([.$C59]));IF(COM.MICROSOFT.NETWORKDAYS.INTL([.AO$9];[.AO$9];1;[.$A$2:.$A$4]);&quot;W&quot;;&quot;H&quot;);&quot;&quot;)" office:value-type="string" office:string-value="H" calcext:value-type="string">
            <text:p>H</text:p>
          </table:table-cell>
          <table:table-cell table:formula="of:=IF(AND([.AP$9]&gt;=[.$B59];[.AP$9]&lt;=[.$D59];ISNUMBER([.$C59]));IF(COM.MICROSOFT.NETWORKDAYS.INTL([.AP$9];[.AP$9];1;[.$A$2:.$A$4]);&quot;W&quot;;&quot;H&quot;);&quot;&quot;)" office:value-type="string" office:string-value="W" calcext:value-type="string">
            <text:p>W</text:p>
          </table:table-cell>
          <table:table-cell table:formula="of:=IF(AND([.AQ$9]&gt;=[.$B59];[.AQ$9]&lt;=[.$D59];ISNUMBER([.$C59]));IF(COM.MICROSOFT.NETWORKDAYS.INTL([.AQ$9];[.AQ$9];1;[.$A$2:.$A$4]);&quot;W&quot;;&quot;H&quot;);&quot;&quot;)" office:value-type="string" office:string-value="H" calcext:value-type="string">
            <text:p>H</text:p>
          </table:table-cell>
          <table:table-cell table:formula="of:=IF(AND([.AR$9]&gt;=[.$B59];[.AR$9]&lt;=[.$D59];ISNUMBER([.$C59]));IF(COM.MICROSOFT.NETWORKDAYS.INTL([.AR$9];[.AR$9];1;[.$A$2:.$A$4]);&quot;W&quot;;&quot;H&quot;);&quot;&quot;)" office:value-type="string" office:string-value="H" calcext:value-type="string">
            <text:p>H</text:p>
          </table:table-cell>
          <table:table-cell table:formula="of:=IF(AND([.AS$9]&gt;=[.$B59];[.AS$9]&lt;=[.$D59];ISNUMBER([.$C59]));IF(COM.MICROSOFT.NETWORKDAYS.INTL([.AS$9];[.AS$9];1;[.$A$2:.$A$4]);&quot;W&quot;;&quot;H&quot;);&quot;&quot;)" office:value-type="string" office:string-value="W" calcext:value-type="string">
            <text:p>W</text:p>
          </table:table-cell>
          <table:table-cell table:formula="of:=IF(AND([.AT$9]&gt;=[.$B59];[.AT$9]&lt;=[.$D59];ISNUMBER([.$C59]));IF(COM.MICROSOFT.NETWORKDAYS.INTL([.AT$9];[.AT$9];1;[.$A$2:.$A$4]);&quot;W&quot;;&quot;H&quot;);&quot;&quot;)">
            <text:p/>
          </table:table-cell>
          <table:table-cell table:formula="of:=IF(AND([.AU$9]&gt;=[.$B59];[.AU$9]&lt;=[.$D59];ISNUMBER([.$C59]));IF(COM.MICROSOFT.NETWORKDAYS.INTL([.AU$9];[.AU$9];1;[.$A$2:.$A$4]);&quot;W&quot;;&quot;H&quot;);&quot;&quot;)">
            <text:p/>
          </table:table-cell>
          <table:table-cell table:formula="of:=IF(AND([.AV$9]&gt;=[.$B59];[.AV$9]&lt;=[.$D59];ISNUMBER([.$C59]));IF(COM.MICROSOFT.NETWORKDAYS.INTL([.AV$9];[.AV$9];1;[.$A$2:.$A$4]);&quot;W&quot;;&quot;H&quot;);&quot;&quot;)">
            <text:p/>
          </table:table-cell>
          <table:table-cell table:formula="of:=IF(AND([.AW$9]&gt;=[.$B59];[.AW$9]&lt;=[.$D59];ISNUMBER([.$C59]));IF(COM.MICROSOFT.NETWORKDAYS.INTL([.AW$9];[.AW$9];1;[.$A$2:.$A$4]);&quot;W&quot;;&quot;H&quot;);&quot;&quot;)">
            <text:p/>
          </table:table-cell>
          <table:table-cell table:formula="of:=IF(AND([.AX$9]&gt;=[.$B59];[.AX$9]&lt;=[.$D59];ISNUMBER([.$C59]));IF(COM.MICROSOFT.NETWORKDAYS.INTL([.AX$9];[.AX$9];1;[.$A$2:.$A$4]);&quot;W&quot;;&quot;H&quot;);&quot;&quot;)">
            <text:p/>
          </table:table-cell>
          <table:table-cell table:formula="of:=IF(AND([.AY$9]&gt;=[.$B59];[.AY$9]&lt;=[.$D59];ISNUMBER([.$C59]));IF(COM.MICROSOFT.NETWORKDAYS.INTL([.AY$9];[.AY$9];1;[.$A$2:.$A$4]);&quot;W&quot;;&quot;H&quot;);&quot;&quot;)">
            <text:p/>
          </table:table-cell>
          <table:table-cell table:formula="of:=IF(AND([.AZ$9]&gt;=[.$B59];[.AZ$9]&lt;=[.$D59];ISNUMBER([.$C59]));IF(COM.MICROSOFT.NETWORKDAYS.INTL([.AZ$9];[.AZ$9];1;[.$A$2:.$A$4]);&quot;W&quot;;&quot;H&quot;);&quot;&quot;)">
            <text:p/>
          </table:table-cell>
          <table:table-cell table:formula="of:=IF(AND([.BA$9]&gt;=[.$B59];[.BA$9]&lt;=[.$D59];ISNUMBER([.$C59]));IF(COM.MICROSOFT.NETWORKDAYS.INTL([.BA$9];[.BA$9];1;[.$A$2:.$A$4]);&quot;W&quot;;&quot;H&quot;);&quot;&quot;)">
            <text:p/>
          </table:table-cell>
          <table:table-cell table:formula="of:=IF(AND([.BB$9]&gt;=[.$B59];[.BB$9]&lt;=[.$D59];ISNUMBER([.$C59]));IF(COM.MICROSOFT.NETWORKDAYS.INTL([.BB$9];[.BB$9];1;[.$A$2:.$A$4]);&quot;W&quot;;&quot;H&quot;);&quot;&quot;)">
            <text:p/>
          </table:table-cell>
          <table:table-cell table:formula="of:=IF(AND([.BC$9]&gt;=[.$B59];[.BC$9]&lt;=[.$D59];ISNUMBER([.$C59]));IF(COM.MICROSOFT.NETWORKDAYS.INTL([.BC$9];[.BC$9];1;[.$A$2:.$A$4]);&quot;W&quot;;&quot;H&quot;);&quot;&quot;)">
            <text:p/>
          </table:table-cell>
          <table:table-cell table:formula="of:=IF(AND([.BD$9]&gt;=[.$B59];[.BD$9]&lt;=[.$D59];ISNUMBER([.$C59]));IF(COM.MICROSOFT.NETWORKDAYS.INTL([.BD$9];[.BD$9];1;[.$A$2:.$A$4]);&quot;W&quot;;&quot;H&quot;);&quot;&quot;)">
            <text:p/>
          </table:table-cell>
          <table:table-cell table:formula="of:=IF(AND([.BE$9]&gt;=[.$B59];[.BE$9]&lt;=[.$D59];ISNUMBER([.$C59]));IF(COM.MICROSOFT.NETWORKDAYS.INTL([.BE$9];[.BE$9];1;[.$A$2:.$A$4]);&quot;W&quot;;&quot;H&quot;);&quot;&quot;)">
            <text:p/>
          </table:table-cell>
          <table:table-cell table:formula="of:=IF(AND([.BF$9]&gt;=[.$B59];[.BF$9]&lt;=[.$D59];ISNUMBER([.$C59]));IF(COM.MICROSOFT.NETWORKDAYS.INTL([.BF$9];[.BF$9];1;[.$A$2:.$A$4]);&quot;W&quot;;&quot;H&quot;);&quot;&quot;)">
            <text:p/>
          </table:table-cell>
          <table:table-cell table:formula="of:=IF(AND([.BG$9]&gt;=[.$B59];[.BG$9]&lt;=[.$D59];ISNUMBER([.$C59]));IF(COM.MICROSOFT.NETWORKDAYS.INTL([.BG$9];[.BG$9];1;[.$A$2:.$A$4]);&quot;W&quot;;&quot;H&quot;);&quot;&quot;)">
            <text:p/>
          </table:table-cell>
          <table:table-cell table:formula="of:=IF(AND([.BH$9]&gt;=[.$B59];[.BH$9]&lt;=[.$D59];ISNUMBER([.$C59]));IF(COM.MICROSOFT.NETWORKDAYS.INTL([.BH$9];[.BH$9];1;[.$A$2:.$A$4]);&quot;W&quot;;&quot;H&quot;);&quot;&quot;)">
            <text:p/>
          </table:table-cell>
          <table:table-cell table:formula="of:=IF(AND([.BI$9]&gt;=[.$B59];[.BI$9]&lt;=[.$D59];ISNUMBER([.$C59]));IF(COM.MICROSOFT.NETWORKDAYS.INTL([.BI$9];[.BI$9];1;[.$A$2:.$A$4]);&quot;W&quot;;&quot;H&quot;);&quot;&quot;)">
            <text:p/>
          </table:table-cell>
          <table:table-cell table:formula="of:=IF(AND([.BJ$9]&gt;=[.$B59];[.BJ$9]&lt;=[.$D59];ISNUMBER([.$C59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U11</text:p>
          </table:table-cell>
          <table:table-cell office:value-type="date" office:date-value="2020-06-16" calcext:value-type="date">
            <text:p>16/06/20</text:p>
          </table:table-cell>
          <table:table-cell office:value-type="float" office:value="1" calcext:value-type="float">
            <text:p>1</text:p>
          </table:table-cell>
          <table:table-cell table:formula="of:=IF(ISNUMBER([.C60]); COM.MICROSOFT.WORKDAY.INTL([.B60]; [.C60]; 1; [.A$2:.A$4] ) - 1; &quot;&quot;)" office:value-type="date" office:date-value="2020-06-16" calcext:value-type="date">
            <text:p>16/06/20</text:p>
          </table:table-cell>
          <table:table-cell table:formula="of:=IF(AND([.E$9]&gt;=[.$B60];[.E$9]&lt;=[.$D60];ISNUMBER([.$C60]));IF(COM.MICROSOFT.NETWORKDAYS.INTL([.E$9];[.E$9];1;[.$A$2:.$A$4]);&quot;W&quot;;&quot;H&quot;);&quot;&quot;)">
            <text:p/>
          </table:table-cell>
          <table:table-cell table:formula="of:=IF(AND([.F$9]&gt;=[.$B60];[.F$9]&lt;=[.$D60];ISNUMBER([.$C60]));IF(COM.MICROSOFT.NETWORKDAYS.INTL([.F$9];[.F$9];1;[.$A$2:.$A$4]);&quot;W&quot;;&quot;H&quot;);&quot;&quot;)">
            <text:p/>
          </table:table-cell>
          <table:table-cell table:formula="of:=IF(AND([.G$9]&gt;=[.$B60];[.G$9]&lt;=[.$D60];ISNUMBER([.$C60]));IF(COM.MICROSOFT.NETWORKDAYS.INTL([.G$9];[.G$9];1;[.$A$2:.$A$4]);&quot;W&quot;;&quot;H&quot;);&quot;&quot;)">
            <text:p/>
          </table:table-cell>
          <table:table-cell table:formula="of:=IF(AND([.H$9]&gt;=[.$B60];[.H$9]&lt;=[.$D60];ISNUMBER([.$C60]));IF(COM.MICROSOFT.NETWORKDAYS.INTL([.H$9];[.H$9];1;[.$A$2:.$A$4]);&quot;W&quot;;&quot;H&quot;);&quot;&quot;)">
            <text:p/>
          </table:table-cell>
          <table:table-cell table:formula="of:=IF(AND([.I$9]&gt;=[.$B60];[.I$9]&lt;=[.$D60];ISNUMBER([.$C60]));IF(COM.MICROSOFT.NETWORKDAYS.INTL([.I$9];[.I$9];1;[.$A$2:.$A$4]);&quot;W&quot;;&quot;H&quot;);&quot;&quot;)">
            <text:p/>
          </table:table-cell>
          <table:table-cell table:formula="of:=IF(AND([.J$9]&gt;=[.$B60];[.J$9]&lt;=[.$D60];ISNUMBER([.$C60]));IF(COM.MICROSOFT.NETWORKDAYS.INTL([.J$9];[.J$9];1;[.$A$2:.$A$4]);&quot;W&quot;;&quot;H&quot;);&quot;&quot;)">
            <text:p/>
          </table:table-cell>
          <table:table-cell table:formula="of:=IF(AND([.K$9]&gt;=[.$B60];[.K$9]&lt;=[.$D60];ISNUMBER([.$C60]));IF(COM.MICROSOFT.NETWORKDAYS.INTL([.K$9];[.K$9];1;[.$A$2:.$A$4]);&quot;W&quot;;&quot;H&quot;);&quot;&quot;)">
            <text:p/>
          </table:table-cell>
          <table:table-cell table:formula="of:=IF(AND([.L$9]&gt;=[.$B60];[.L$9]&lt;=[.$D60];ISNUMBER([.$C60]));IF(COM.MICROSOFT.NETWORKDAYS.INTL([.L$9];[.L$9];1;[.$A$2:.$A$4]);&quot;W&quot;;&quot;H&quot;);&quot;&quot;)">
            <text:p/>
          </table:table-cell>
          <table:table-cell table:formula="of:=IF(AND([.M$9]&gt;=[.$B60];[.M$9]&lt;=[.$D60];ISNUMBER([.$C60]));IF(COM.MICROSOFT.NETWORKDAYS.INTL([.M$9];[.M$9];1;[.$A$2:.$A$4]);&quot;W&quot;;&quot;H&quot;);&quot;&quot;)">
            <text:p/>
          </table:table-cell>
          <table:table-cell table:formula="of:=IF(AND([.N$9]&gt;=[.$B60];[.N$9]&lt;=[.$D60];ISNUMBER([.$C60]));IF(COM.MICROSOFT.NETWORKDAYS.INTL([.N$9];[.N$9];1;[.$A$2:.$A$4]);&quot;W&quot;;&quot;H&quot;);&quot;&quot;)">
            <text:p/>
          </table:table-cell>
          <table:table-cell table:formula="of:=IF(AND([.O$9]&gt;=[.$B60];[.O$9]&lt;=[.$D60];ISNUMBER([.$C60]));IF(COM.MICROSOFT.NETWORKDAYS.INTL([.O$9];[.O$9];1;[.$A$2:.$A$4]);&quot;W&quot;;&quot;H&quot;);&quot;&quot;)">
            <text:p/>
          </table:table-cell>
          <table:table-cell table:formula="of:=IF(AND([.P$9]&gt;=[.$B60];[.P$9]&lt;=[.$D60];ISNUMBER([.$C60]));IF(COM.MICROSOFT.NETWORKDAYS.INTL([.P$9];[.P$9];1;[.$A$2:.$A$4]);&quot;W&quot;;&quot;H&quot;);&quot;&quot;)">
            <text:p/>
          </table:table-cell>
          <table:table-cell table:formula="of:=IF(AND([.Q$9]&gt;=[.$B60];[.Q$9]&lt;=[.$D60];ISNUMBER([.$C60]));IF(COM.MICROSOFT.NETWORKDAYS.INTL([.Q$9];[.Q$9];1;[.$A$2:.$A$4]);&quot;W&quot;;&quot;H&quot;);&quot;&quot;)">
            <text:p/>
          </table:table-cell>
          <table:table-cell table:formula="of:=IF(AND([.R$9]&gt;=[.$B60];[.R$9]&lt;=[.$D60];ISNUMBER([.$C60]));IF(COM.MICROSOFT.NETWORKDAYS.INTL([.R$9];[.R$9];1;[.$A$2:.$A$4]);&quot;W&quot;;&quot;H&quot;);&quot;&quot;)">
            <text:p/>
          </table:table-cell>
          <table:table-cell table:formula="of:=IF(AND([.S$9]&gt;=[.$B60];[.S$9]&lt;=[.$D60];ISNUMBER([.$C60]));IF(COM.MICROSOFT.NETWORKDAYS.INTL([.S$9];[.S$9];1;[.$A$2:.$A$4]);&quot;W&quot;;&quot;H&quot;);&quot;&quot;)">
            <text:p/>
          </table:table-cell>
          <table:table-cell table:formula="of:=IF(AND([.T$9]&gt;=[.$B60];[.T$9]&lt;=[.$D60];ISNUMBER([.$C60]));IF(COM.MICROSOFT.NETWORKDAYS.INTL([.T$9];[.T$9];1;[.$A$2:.$A$4]);&quot;W&quot;;&quot;H&quot;);&quot;&quot;)">
            <text:p/>
          </table:table-cell>
          <table:table-cell table:formula="of:=IF(AND([.U$9]&gt;=[.$B60];[.U$9]&lt;=[.$D60];ISNUMBER([.$C60]));IF(COM.MICROSOFT.NETWORKDAYS.INTL([.U$9];[.U$9];1;[.$A$2:.$A$4]);&quot;W&quot;;&quot;H&quot;);&quot;&quot;)">
            <text:p/>
          </table:table-cell>
          <table:table-cell table:formula="of:=IF(AND([.V$9]&gt;=[.$B60];[.V$9]&lt;=[.$D60];ISNUMBER([.$C60]));IF(COM.MICROSOFT.NETWORKDAYS.INTL([.V$9];[.V$9];1;[.$A$2:.$A$4]);&quot;W&quot;;&quot;H&quot;);&quot;&quot;)">
            <text:p/>
          </table:table-cell>
          <table:table-cell table:formula="of:=IF(AND([.W$9]&gt;=[.$B60];[.W$9]&lt;=[.$D60];ISNUMBER([.$C60]));IF(COM.MICROSOFT.NETWORKDAYS.INTL([.W$9];[.W$9];1;[.$A$2:.$A$4]);&quot;W&quot;;&quot;H&quot;);&quot;&quot;)">
            <text:p/>
          </table:table-cell>
          <table:table-cell table:formula="of:=IF(AND([.X$9]&gt;=[.$B60];[.X$9]&lt;=[.$D60];ISNUMBER([.$C60]));IF(COM.MICROSOFT.NETWORKDAYS.INTL([.X$9];[.X$9];1;[.$A$2:.$A$4]);&quot;W&quot;;&quot;H&quot;);&quot;&quot;)">
            <text:p/>
          </table:table-cell>
          <table:table-cell table:formula="of:=IF(AND([.Y$9]&gt;=[.$B60];[.Y$9]&lt;=[.$D60];ISNUMBER([.$C60]));IF(COM.MICROSOFT.NETWORKDAYS.INTL([.Y$9];[.Y$9];1;[.$A$2:.$A$4]);&quot;W&quot;;&quot;H&quot;);&quot;&quot;)">
            <text:p/>
          </table:table-cell>
          <table:table-cell table:formula="of:=IF(AND([.Z$9]&gt;=[.$B60];[.Z$9]&lt;=[.$D60];ISNUMBER([.$C60]));IF(COM.MICROSOFT.NETWORKDAYS.INTL([.Z$9];[.Z$9];1;[.$A$2:.$A$4]);&quot;W&quot;;&quot;H&quot;);&quot;&quot;)">
            <text:p/>
          </table:table-cell>
          <table:table-cell table:formula="of:=IF(AND([.AA$9]&gt;=[.$B60];[.AA$9]&lt;=[.$D60];ISNUMBER([.$C60]));IF(COM.MICROSOFT.NETWORKDAYS.INTL([.AA$9];[.AA$9];1;[.$A$2:.$A$4]);&quot;W&quot;;&quot;H&quot;);&quot;&quot;)">
            <text:p/>
          </table:table-cell>
          <table:table-cell table:formula="of:=IF(AND([.AB$9]&gt;=[.$B60];[.AB$9]&lt;=[.$D60];ISNUMBER([.$C60]));IF(COM.MICROSOFT.NETWORKDAYS.INTL([.AB$9];[.AB$9];1;[.$A$2:.$A$4]);&quot;W&quot;;&quot;H&quot;);&quot;&quot;)">
            <text:p/>
          </table:table-cell>
          <table:table-cell table:formula="of:=IF(AND([.AC$9]&gt;=[.$B60];[.AC$9]&lt;=[.$D60];ISNUMBER([.$C60]));IF(COM.MICROSOFT.NETWORKDAYS.INTL([.AC$9];[.AC$9];1;[.$A$2:.$A$4]);&quot;W&quot;;&quot;H&quot;);&quot;&quot;)">
            <text:p/>
          </table:table-cell>
          <table:table-cell table:formula="of:=IF(AND([.AD$9]&gt;=[.$B60];[.AD$9]&lt;=[.$D60];ISNUMBER([.$C60]));IF(COM.MICROSOFT.NETWORKDAYS.INTL([.AD$9];[.AD$9];1;[.$A$2:.$A$4]);&quot;W&quot;;&quot;H&quot;);&quot;&quot;)">
            <text:p/>
          </table:table-cell>
          <table:table-cell table:formula="of:=IF(AND([.AE$9]&gt;=[.$B60];[.AE$9]&lt;=[.$D60];ISNUMBER([.$C60]));IF(COM.MICROSOFT.NETWORKDAYS.INTL([.AE$9];[.AE$9];1;[.$A$2:.$A$4]);&quot;W&quot;;&quot;H&quot;);&quot;&quot;)">
            <text:p/>
          </table:table-cell>
          <table:table-cell table:formula="of:=IF(AND([.AF$9]&gt;=[.$B60];[.AF$9]&lt;=[.$D60];ISNUMBER([.$C60]));IF(COM.MICROSOFT.NETWORKDAYS.INTL([.AF$9];[.AF$9];1;[.$A$2:.$A$4]);&quot;W&quot;;&quot;H&quot;);&quot;&quot;)">
            <text:p/>
          </table:table-cell>
          <table:table-cell table:formula="of:=IF(AND([.AG$9]&gt;=[.$B60];[.AG$9]&lt;=[.$D60];ISNUMBER([.$C60]));IF(COM.MICROSOFT.NETWORKDAYS.INTL([.AG$9];[.AG$9];1;[.$A$2:.$A$4]);&quot;W&quot;;&quot;H&quot;);&quot;&quot;)">
            <text:p/>
          </table:table-cell>
          <table:table-cell table:formula="of:=IF(AND([.AH$9]&gt;=[.$B60];[.AH$9]&lt;=[.$D60];ISNUMBER([.$C60]));IF(COM.MICROSOFT.NETWORKDAYS.INTL([.AH$9];[.AH$9];1;[.$A$2:.$A$4]);&quot;W&quot;;&quot;H&quot;);&quot;&quot;)">
            <text:p/>
          </table:table-cell>
          <table:table-cell table:formula="of:=IF(AND([.AI$9]&gt;=[.$B60];[.AI$9]&lt;=[.$D60];ISNUMBER([.$C60]));IF(COM.MICROSOFT.NETWORKDAYS.INTL([.AI$9];[.AI$9];1;[.$A$2:.$A$4]);&quot;W&quot;;&quot;H&quot;);&quot;&quot;)">
            <text:p/>
          </table:table-cell>
          <table:table-cell table:formula="of:=IF(AND([.AJ$9]&gt;=[.$B60];[.AJ$9]&lt;=[.$D60];ISNUMBER([.$C60]));IF(COM.MICROSOFT.NETWORKDAYS.INTL([.AJ$9];[.AJ$9];1;[.$A$2:.$A$4]);&quot;W&quot;;&quot;H&quot;);&quot;&quot;)">
            <text:p/>
          </table:table-cell>
          <table:table-cell table:formula="of:=IF(AND([.AK$9]&gt;=[.$B60];[.AK$9]&lt;=[.$D60];ISNUMBER([.$C60]));IF(COM.MICROSOFT.NETWORKDAYS.INTL([.AK$9];[.AK$9];1;[.$A$2:.$A$4]);&quot;W&quot;;&quot;H&quot;);&quot;&quot;)">
            <text:p/>
          </table:table-cell>
          <table:table-cell table:formula="of:=IF(AND([.AL$9]&gt;=[.$B60];[.AL$9]&lt;=[.$D60];ISNUMBER([.$C60]));IF(COM.MICROSOFT.NETWORKDAYS.INTL([.AL$9];[.AL$9];1;[.$A$2:.$A$4]);&quot;W&quot;;&quot;H&quot;);&quot;&quot;)">
            <text:p/>
          </table:table-cell>
          <table:table-cell table:formula="of:=IF(AND([.AM$9]&gt;=[.$B60];[.AM$9]&lt;=[.$D60];ISNUMBER([.$C60]));IF(COM.MICROSOFT.NETWORKDAYS.INTL([.AM$9];[.AM$9];1;[.$A$2:.$A$4]);&quot;W&quot;;&quot;H&quot;);&quot;&quot;)">
            <text:p/>
          </table:table-cell>
          <table:table-cell table:formula="of:=IF(AND([.AN$9]&gt;=[.$B60];[.AN$9]&lt;=[.$D60];ISNUMBER([.$C60]));IF(COM.MICROSOFT.NETWORKDAYS.INTL([.AN$9];[.AN$9];1;[.$A$2:.$A$4]);&quot;W&quot;;&quot;H&quot;);&quot;&quot;)">
            <text:p/>
          </table:table-cell>
          <table:table-cell table:formula="of:=IF(AND([.AO$9]&gt;=[.$B60];[.AO$9]&lt;=[.$D60];ISNUMBER([.$C60]));IF(COM.MICROSOFT.NETWORKDAYS.INTL([.AO$9];[.AO$9];1;[.$A$2:.$A$4]);&quot;W&quot;;&quot;H&quot;);&quot;&quot;)">
            <text:p/>
          </table:table-cell>
          <table:table-cell table:formula="of:=IF(AND([.AP$9]&gt;=[.$B60];[.AP$9]&lt;=[.$D60];ISNUMBER([.$C60]));IF(COM.MICROSOFT.NETWORKDAYS.INTL([.AP$9];[.AP$9];1;[.$A$2:.$A$4]);&quot;W&quot;;&quot;H&quot;);&quot;&quot;)">
            <text:p/>
          </table:table-cell>
          <table:table-cell table:formula="of:=IF(AND([.AQ$9]&gt;=[.$B60];[.AQ$9]&lt;=[.$D60];ISNUMBER([.$C60]));IF(COM.MICROSOFT.NETWORKDAYS.INTL([.AQ$9];[.AQ$9];1;[.$A$2:.$A$4]);&quot;W&quot;;&quot;H&quot;);&quot;&quot;)">
            <text:p/>
          </table:table-cell>
          <table:table-cell table:formula="of:=IF(AND([.AR$9]&gt;=[.$B60];[.AR$9]&lt;=[.$D60];ISNUMBER([.$C60]));IF(COM.MICROSOFT.NETWORKDAYS.INTL([.AR$9];[.AR$9];1;[.$A$2:.$A$4]);&quot;W&quot;;&quot;H&quot;);&quot;&quot;)">
            <text:p/>
          </table:table-cell>
          <table:table-cell table:formula="of:=IF(AND([.AS$9]&gt;=[.$B60];[.AS$9]&lt;=[.$D60];ISNUMBER([.$C60]));IF(COM.MICROSOFT.NETWORKDAYS.INTL([.AS$9];[.AS$9];1;[.$A$2:.$A$4]);&quot;W&quot;;&quot;H&quot;);&quot;&quot;)">
            <text:p/>
          </table:table-cell>
          <table:table-cell table:formula="of:=IF(AND([.AT$9]&gt;=[.$B60];[.AT$9]&lt;=[.$D60];ISNUMBER([.$C60]));IF(COM.MICROSOFT.NETWORKDAYS.INTL([.AT$9];[.AT$9];1;[.$A$2:.$A$4]);&quot;W&quot;;&quot;H&quot;);&quot;&quot;)" office:value-type="string" office:string-value="W" calcext:value-type="string">
            <text:p>W</text:p>
          </table:table-cell>
          <table:table-cell table:formula="of:=IF(AND([.AU$9]&gt;=[.$B60];[.AU$9]&lt;=[.$D60];ISNUMBER([.$C60]));IF(COM.MICROSOFT.NETWORKDAYS.INTL([.AU$9];[.AU$9];1;[.$A$2:.$A$4]);&quot;W&quot;;&quot;H&quot;);&quot;&quot;)">
            <text:p/>
          </table:table-cell>
          <table:table-cell table:formula="of:=IF(AND([.AV$9]&gt;=[.$B60];[.AV$9]&lt;=[.$D60];ISNUMBER([.$C60]));IF(COM.MICROSOFT.NETWORKDAYS.INTL([.AV$9];[.AV$9];1;[.$A$2:.$A$4]);&quot;W&quot;;&quot;H&quot;);&quot;&quot;)">
            <text:p/>
          </table:table-cell>
          <table:table-cell table:formula="of:=IF(AND([.AW$9]&gt;=[.$B60];[.AW$9]&lt;=[.$D60];ISNUMBER([.$C60]));IF(COM.MICROSOFT.NETWORKDAYS.INTL([.AW$9];[.AW$9];1;[.$A$2:.$A$4]);&quot;W&quot;;&quot;H&quot;);&quot;&quot;)">
            <text:p/>
          </table:table-cell>
          <table:table-cell table:formula="of:=IF(AND([.AX$9]&gt;=[.$B60];[.AX$9]&lt;=[.$D60];ISNUMBER([.$C60]));IF(COM.MICROSOFT.NETWORKDAYS.INTL([.AX$9];[.AX$9];1;[.$A$2:.$A$4]);&quot;W&quot;;&quot;H&quot;);&quot;&quot;)">
            <text:p/>
          </table:table-cell>
          <table:table-cell table:formula="of:=IF(AND([.AY$9]&gt;=[.$B60];[.AY$9]&lt;=[.$D60];ISNUMBER([.$C60]));IF(COM.MICROSOFT.NETWORKDAYS.INTL([.AY$9];[.AY$9];1;[.$A$2:.$A$4]);&quot;W&quot;;&quot;H&quot;);&quot;&quot;)">
            <text:p/>
          </table:table-cell>
          <table:table-cell table:formula="of:=IF(AND([.AZ$9]&gt;=[.$B60];[.AZ$9]&lt;=[.$D60];ISNUMBER([.$C60]));IF(COM.MICROSOFT.NETWORKDAYS.INTL([.AZ$9];[.AZ$9];1;[.$A$2:.$A$4]);&quot;W&quot;;&quot;H&quot;);&quot;&quot;)">
            <text:p/>
          </table:table-cell>
          <table:table-cell table:formula="of:=IF(AND([.BA$9]&gt;=[.$B60];[.BA$9]&lt;=[.$D60];ISNUMBER([.$C60]));IF(COM.MICROSOFT.NETWORKDAYS.INTL([.BA$9];[.BA$9];1;[.$A$2:.$A$4]);&quot;W&quot;;&quot;H&quot;);&quot;&quot;)">
            <text:p/>
          </table:table-cell>
          <table:table-cell table:formula="of:=IF(AND([.BB$9]&gt;=[.$B60];[.BB$9]&lt;=[.$D60];ISNUMBER([.$C60]));IF(COM.MICROSOFT.NETWORKDAYS.INTL([.BB$9];[.BB$9];1;[.$A$2:.$A$4]);&quot;W&quot;;&quot;H&quot;);&quot;&quot;)">
            <text:p/>
          </table:table-cell>
          <table:table-cell table:formula="of:=IF(AND([.BC$9]&gt;=[.$B60];[.BC$9]&lt;=[.$D60];ISNUMBER([.$C60]));IF(COM.MICROSOFT.NETWORKDAYS.INTL([.BC$9];[.BC$9];1;[.$A$2:.$A$4]);&quot;W&quot;;&quot;H&quot;);&quot;&quot;)">
            <text:p/>
          </table:table-cell>
          <table:table-cell table:formula="of:=IF(AND([.BD$9]&gt;=[.$B60];[.BD$9]&lt;=[.$D60];ISNUMBER([.$C60]));IF(COM.MICROSOFT.NETWORKDAYS.INTL([.BD$9];[.BD$9];1;[.$A$2:.$A$4]);&quot;W&quot;;&quot;H&quot;);&quot;&quot;)">
            <text:p/>
          </table:table-cell>
          <table:table-cell table:formula="of:=IF(AND([.BE$9]&gt;=[.$B60];[.BE$9]&lt;=[.$D60];ISNUMBER([.$C60]));IF(COM.MICROSOFT.NETWORKDAYS.INTL([.BE$9];[.BE$9];1;[.$A$2:.$A$4]);&quot;W&quot;;&quot;H&quot;);&quot;&quot;)">
            <text:p/>
          </table:table-cell>
          <table:table-cell table:formula="of:=IF(AND([.BF$9]&gt;=[.$B60];[.BF$9]&lt;=[.$D60];ISNUMBER([.$C60]));IF(COM.MICROSOFT.NETWORKDAYS.INTL([.BF$9];[.BF$9];1;[.$A$2:.$A$4]);&quot;W&quot;;&quot;H&quot;);&quot;&quot;)">
            <text:p/>
          </table:table-cell>
          <table:table-cell table:formula="of:=IF(AND([.BG$9]&gt;=[.$B60];[.BG$9]&lt;=[.$D60];ISNUMBER([.$C60]));IF(COM.MICROSOFT.NETWORKDAYS.INTL([.BG$9];[.BG$9];1;[.$A$2:.$A$4]);&quot;W&quot;;&quot;H&quot;);&quot;&quot;)">
            <text:p/>
          </table:table-cell>
          <table:table-cell table:formula="of:=IF(AND([.BH$9]&gt;=[.$B60];[.BH$9]&lt;=[.$D60];ISNUMBER([.$C60]));IF(COM.MICROSOFT.NETWORKDAYS.INTL([.BH$9];[.BH$9];1;[.$A$2:.$A$4]);&quot;W&quot;;&quot;H&quot;);&quot;&quot;)">
            <text:p/>
          </table:table-cell>
          <table:table-cell table:formula="of:=IF(AND([.BI$9]&gt;=[.$B60];[.BI$9]&lt;=[.$D60];ISNUMBER([.$C60]));IF(COM.MICROSOFT.NETWORKDAYS.INTL([.BI$9];[.BI$9];1;[.$A$2:.$A$4]);&quot;W&quot;;&quot;H&quot;);&quot;&quot;)">
            <text:p/>
          </table:table-cell>
          <table:table-cell table:formula="of:=IF(AND([.BJ$9]&gt;=[.$B60];[.BJ$9]&lt;=[.$D60];ISNUMBER([.$C60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EV16</text:p>
          </table:table-cell>
          <table:table-cell office:value-type="date" office:date-value="2020-06-16" calcext:value-type="date">
            <text:p>16/06/20</text:p>
          </table:table-cell>
          <table:table-cell office:value-type="float" office:value="5" calcext:value-type="float">
            <text:p>5</text:p>
          </table:table-cell>
          <table:table-cell table:formula="of:=IF(ISNUMBER([.C61]); COM.MICROSOFT.WORKDAY.INTL([.B61]; [.C61]; 1; [.A$2:.A$4] ) - 1; &quot;&quot;)" office:value-type="date" office:date-value="2020-06-22" calcext:value-type="date">
            <text:p>22/06/20</text:p>
          </table:table-cell>
          <table:table-cell table:formula="of:=IF(AND([.E$9]&gt;=[.$B61];[.E$9]&lt;=[.$D61];ISNUMBER([.$C61]));IF(COM.MICROSOFT.NETWORKDAYS.INTL([.E$9];[.E$9];1;[.$A$2:.$A$4]);&quot;W&quot;;&quot;H&quot;);&quot;&quot;)">
            <text:p/>
          </table:table-cell>
          <table:table-cell table:formula="of:=IF(AND([.F$9]&gt;=[.$B61];[.F$9]&lt;=[.$D61];ISNUMBER([.$C61]));IF(COM.MICROSOFT.NETWORKDAYS.INTL([.F$9];[.F$9];1;[.$A$2:.$A$4]);&quot;W&quot;;&quot;H&quot;);&quot;&quot;)">
            <text:p/>
          </table:table-cell>
          <table:table-cell table:formula="of:=IF(AND([.G$9]&gt;=[.$B61];[.G$9]&lt;=[.$D61];ISNUMBER([.$C61]));IF(COM.MICROSOFT.NETWORKDAYS.INTL([.G$9];[.G$9];1;[.$A$2:.$A$4]);&quot;W&quot;;&quot;H&quot;);&quot;&quot;)">
            <text:p/>
          </table:table-cell>
          <table:table-cell table:formula="of:=IF(AND([.H$9]&gt;=[.$B61];[.H$9]&lt;=[.$D61];ISNUMBER([.$C61]));IF(COM.MICROSOFT.NETWORKDAYS.INTL([.H$9];[.H$9];1;[.$A$2:.$A$4]);&quot;W&quot;;&quot;H&quot;);&quot;&quot;)">
            <text:p/>
          </table:table-cell>
          <table:table-cell table:formula="of:=IF(AND([.I$9]&gt;=[.$B61];[.I$9]&lt;=[.$D61];ISNUMBER([.$C61]));IF(COM.MICROSOFT.NETWORKDAYS.INTL([.I$9];[.I$9];1;[.$A$2:.$A$4]);&quot;W&quot;;&quot;H&quot;);&quot;&quot;)">
            <text:p/>
          </table:table-cell>
          <table:table-cell table:formula="of:=IF(AND([.J$9]&gt;=[.$B61];[.J$9]&lt;=[.$D61];ISNUMBER([.$C61]));IF(COM.MICROSOFT.NETWORKDAYS.INTL([.J$9];[.J$9];1;[.$A$2:.$A$4]);&quot;W&quot;;&quot;H&quot;);&quot;&quot;)">
            <text:p/>
          </table:table-cell>
          <table:table-cell table:formula="of:=IF(AND([.K$9]&gt;=[.$B61];[.K$9]&lt;=[.$D61];ISNUMBER([.$C61]));IF(COM.MICROSOFT.NETWORKDAYS.INTL([.K$9];[.K$9];1;[.$A$2:.$A$4]);&quot;W&quot;;&quot;H&quot;);&quot;&quot;)">
            <text:p/>
          </table:table-cell>
          <table:table-cell table:formula="of:=IF(AND([.L$9]&gt;=[.$B61];[.L$9]&lt;=[.$D61];ISNUMBER([.$C61]));IF(COM.MICROSOFT.NETWORKDAYS.INTL([.L$9];[.L$9];1;[.$A$2:.$A$4]);&quot;W&quot;;&quot;H&quot;);&quot;&quot;)">
            <text:p/>
          </table:table-cell>
          <table:table-cell table:formula="of:=IF(AND([.M$9]&gt;=[.$B61];[.M$9]&lt;=[.$D61];ISNUMBER([.$C61]));IF(COM.MICROSOFT.NETWORKDAYS.INTL([.M$9];[.M$9];1;[.$A$2:.$A$4]);&quot;W&quot;;&quot;H&quot;);&quot;&quot;)">
            <text:p/>
          </table:table-cell>
          <table:table-cell table:formula="of:=IF(AND([.N$9]&gt;=[.$B61];[.N$9]&lt;=[.$D61];ISNUMBER([.$C61]));IF(COM.MICROSOFT.NETWORKDAYS.INTL([.N$9];[.N$9];1;[.$A$2:.$A$4]);&quot;W&quot;;&quot;H&quot;);&quot;&quot;)">
            <text:p/>
          </table:table-cell>
          <table:table-cell table:formula="of:=IF(AND([.O$9]&gt;=[.$B61];[.O$9]&lt;=[.$D61];ISNUMBER([.$C61]));IF(COM.MICROSOFT.NETWORKDAYS.INTL([.O$9];[.O$9];1;[.$A$2:.$A$4]);&quot;W&quot;;&quot;H&quot;);&quot;&quot;)">
            <text:p/>
          </table:table-cell>
          <table:table-cell table:formula="of:=IF(AND([.P$9]&gt;=[.$B61];[.P$9]&lt;=[.$D61];ISNUMBER([.$C61]));IF(COM.MICROSOFT.NETWORKDAYS.INTL([.P$9];[.P$9];1;[.$A$2:.$A$4]);&quot;W&quot;;&quot;H&quot;);&quot;&quot;)">
            <text:p/>
          </table:table-cell>
          <table:table-cell table:formula="of:=IF(AND([.Q$9]&gt;=[.$B61];[.Q$9]&lt;=[.$D61];ISNUMBER([.$C61]));IF(COM.MICROSOFT.NETWORKDAYS.INTL([.Q$9];[.Q$9];1;[.$A$2:.$A$4]);&quot;W&quot;;&quot;H&quot;);&quot;&quot;)">
            <text:p/>
          </table:table-cell>
          <table:table-cell table:formula="of:=IF(AND([.R$9]&gt;=[.$B61];[.R$9]&lt;=[.$D61];ISNUMBER([.$C61]));IF(COM.MICROSOFT.NETWORKDAYS.INTL([.R$9];[.R$9];1;[.$A$2:.$A$4]);&quot;W&quot;;&quot;H&quot;);&quot;&quot;)">
            <text:p/>
          </table:table-cell>
          <table:table-cell table:formula="of:=IF(AND([.S$9]&gt;=[.$B61];[.S$9]&lt;=[.$D61];ISNUMBER([.$C61]));IF(COM.MICROSOFT.NETWORKDAYS.INTL([.S$9];[.S$9];1;[.$A$2:.$A$4]);&quot;W&quot;;&quot;H&quot;);&quot;&quot;)">
            <text:p/>
          </table:table-cell>
          <table:table-cell table:formula="of:=IF(AND([.T$9]&gt;=[.$B61];[.T$9]&lt;=[.$D61];ISNUMBER([.$C61]));IF(COM.MICROSOFT.NETWORKDAYS.INTL([.T$9];[.T$9];1;[.$A$2:.$A$4]);&quot;W&quot;;&quot;H&quot;);&quot;&quot;)">
            <text:p/>
          </table:table-cell>
          <table:table-cell table:formula="of:=IF(AND([.U$9]&gt;=[.$B61];[.U$9]&lt;=[.$D61];ISNUMBER([.$C61]));IF(COM.MICROSOFT.NETWORKDAYS.INTL([.U$9];[.U$9];1;[.$A$2:.$A$4]);&quot;W&quot;;&quot;H&quot;);&quot;&quot;)">
            <text:p/>
          </table:table-cell>
          <table:table-cell table:formula="of:=IF(AND([.V$9]&gt;=[.$B61];[.V$9]&lt;=[.$D61];ISNUMBER([.$C61]));IF(COM.MICROSOFT.NETWORKDAYS.INTL([.V$9];[.V$9];1;[.$A$2:.$A$4]);&quot;W&quot;;&quot;H&quot;);&quot;&quot;)">
            <text:p/>
          </table:table-cell>
          <table:table-cell table:formula="of:=IF(AND([.W$9]&gt;=[.$B61];[.W$9]&lt;=[.$D61];ISNUMBER([.$C61]));IF(COM.MICROSOFT.NETWORKDAYS.INTL([.W$9];[.W$9];1;[.$A$2:.$A$4]);&quot;W&quot;;&quot;H&quot;);&quot;&quot;)">
            <text:p/>
          </table:table-cell>
          <table:table-cell table:formula="of:=IF(AND([.X$9]&gt;=[.$B61];[.X$9]&lt;=[.$D61];ISNUMBER([.$C61]));IF(COM.MICROSOFT.NETWORKDAYS.INTL([.X$9];[.X$9];1;[.$A$2:.$A$4]);&quot;W&quot;;&quot;H&quot;);&quot;&quot;)">
            <text:p/>
          </table:table-cell>
          <table:table-cell table:formula="of:=IF(AND([.Y$9]&gt;=[.$B61];[.Y$9]&lt;=[.$D61];ISNUMBER([.$C61]));IF(COM.MICROSOFT.NETWORKDAYS.INTL([.Y$9];[.Y$9];1;[.$A$2:.$A$4]);&quot;W&quot;;&quot;H&quot;);&quot;&quot;)">
            <text:p/>
          </table:table-cell>
          <table:table-cell table:formula="of:=IF(AND([.Z$9]&gt;=[.$B61];[.Z$9]&lt;=[.$D61];ISNUMBER([.$C61]));IF(COM.MICROSOFT.NETWORKDAYS.INTL([.Z$9];[.Z$9];1;[.$A$2:.$A$4]);&quot;W&quot;;&quot;H&quot;);&quot;&quot;)">
            <text:p/>
          </table:table-cell>
          <table:table-cell table:formula="of:=IF(AND([.AA$9]&gt;=[.$B61];[.AA$9]&lt;=[.$D61];ISNUMBER([.$C61]));IF(COM.MICROSOFT.NETWORKDAYS.INTL([.AA$9];[.AA$9];1;[.$A$2:.$A$4]);&quot;W&quot;;&quot;H&quot;);&quot;&quot;)">
            <text:p/>
          </table:table-cell>
          <table:table-cell table:formula="of:=IF(AND([.AB$9]&gt;=[.$B61];[.AB$9]&lt;=[.$D61];ISNUMBER([.$C61]));IF(COM.MICROSOFT.NETWORKDAYS.INTL([.AB$9];[.AB$9];1;[.$A$2:.$A$4]);&quot;W&quot;;&quot;H&quot;);&quot;&quot;)">
            <text:p/>
          </table:table-cell>
          <table:table-cell table:formula="of:=IF(AND([.AC$9]&gt;=[.$B61];[.AC$9]&lt;=[.$D61];ISNUMBER([.$C61]));IF(COM.MICROSOFT.NETWORKDAYS.INTL([.AC$9];[.AC$9];1;[.$A$2:.$A$4]);&quot;W&quot;;&quot;H&quot;);&quot;&quot;)">
            <text:p/>
          </table:table-cell>
          <table:table-cell table:formula="of:=IF(AND([.AD$9]&gt;=[.$B61];[.AD$9]&lt;=[.$D61];ISNUMBER([.$C61]));IF(COM.MICROSOFT.NETWORKDAYS.INTL([.AD$9];[.AD$9];1;[.$A$2:.$A$4]);&quot;W&quot;;&quot;H&quot;);&quot;&quot;)">
            <text:p/>
          </table:table-cell>
          <table:table-cell table:formula="of:=IF(AND([.AE$9]&gt;=[.$B61];[.AE$9]&lt;=[.$D61];ISNUMBER([.$C61]));IF(COM.MICROSOFT.NETWORKDAYS.INTL([.AE$9];[.AE$9];1;[.$A$2:.$A$4]);&quot;W&quot;;&quot;H&quot;);&quot;&quot;)">
            <text:p/>
          </table:table-cell>
          <table:table-cell table:formula="of:=IF(AND([.AF$9]&gt;=[.$B61];[.AF$9]&lt;=[.$D61];ISNUMBER([.$C61]));IF(COM.MICROSOFT.NETWORKDAYS.INTL([.AF$9];[.AF$9];1;[.$A$2:.$A$4]);&quot;W&quot;;&quot;H&quot;);&quot;&quot;)">
            <text:p/>
          </table:table-cell>
          <table:table-cell table:formula="of:=IF(AND([.AG$9]&gt;=[.$B61];[.AG$9]&lt;=[.$D61];ISNUMBER([.$C61]));IF(COM.MICROSOFT.NETWORKDAYS.INTL([.AG$9];[.AG$9];1;[.$A$2:.$A$4]);&quot;W&quot;;&quot;H&quot;);&quot;&quot;)">
            <text:p/>
          </table:table-cell>
          <table:table-cell table:formula="of:=IF(AND([.AH$9]&gt;=[.$B61];[.AH$9]&lt;=[.$D61];ISNUMBER([.$C61]));IF(COM.MICROSOFT.NETWORKDAYS.INTL([.AH$9];[.AH$9];1;[.$A$2:.$A$4]);&quot;W&quot;;&quot;H&quot;);&quot;&quot;)">
            <text:p/>
          </table:table-cell>
          <table:table-cell table:formula="of:=IF(AND([.AI$9]&gt;=[.$B61];[.AI$9]&lt;=[.$D61];ISNUMBER([.$C61]));IF(COM.MICROSOFT.NETWORKDAYS.INTL([.AI$9];[.AI$9];1;[.$A$2:.$A$4]);&quot;W&quot;;&quot;H&quot;);&quot;&quot;)">
            <text:p/>
          </table:table-cell>
          <table:table-cell table:formula="of:=IF(AND([.AJ$9]&gt;=[.$B61];[.AJ$9]&lt;=[.$D61];ISNUMBER([.$C61]));IF(COM.MICROSOFT.NETWORKDAYS.INTL([.AJ$9];[.AJ$9];1;[.$A$2:.$A$4]);&quot;W&quot;;&quot;H&quot;);&quot;&quot;)">
            <text:p/>
          </table:table-cell>
          <table:table-cell table:formula="of:=IF(AND([.AK$9]&gt;=[.$B61];[.AK$9]&lt;=[.$D61];ISNUMBER([.$C61]));IF(COM.MICROSOFT.NETWORKDAYS.INTL([.AK$9];[.AK$9];1;[.$A$2:.$A$4]);&quot;W&quot;;&quot;H&quot;);&quot;&quot;)">
            <text:p/>
          </table:table-cell>
          <table:table-cell table:formula="of:=IF(AND([.AL$9]&gt;=[.$B61];[.AL$9]&lt;=[.$D61];ISNUMBER([.$C61]));IF(COM.MICROSOFT.NETWORKDAYS.INTL([.AL$9];[.AL$9];1;[.$A$2:.$A$4]);&quot;W&quot;;&quot;H&quot;);&quot;&quot;)">
            <text:p/>
          </table:table-cell>
          <table:table-cell table:formula="of:=IF(AND([.AM$9]&gt;=[.$B61];[.AM$9]&lt;=[.$D61];ISNUMBER([.$C61]));IF(COM.MICROSOFT.NETWORKDAYS.INTL([.AM$9];[.AM$9];1;[.$A$2:.$A$4]);&quot;W&quot;;&quot;H&quot;);&quot;&quot;)">
            <text:p/>
          </table:table-cell>
          <table:table-cell table:formula="of:=IF(AND([.AN$9]&gt;=[.$B61];[.AN$9]&lt;=[.$D61];ISNUMBER([.$C61]));IF(COM.MICROSOFT.NETWORKDAYS.INTL([.AN$9];[.AN$9];1;[.$A$2:.$A$4]);&quot;W&quot;;&quot;H&quot;);&quot;&quot;)">
            <text:p/>
          </table:table-cell>
          <table:table-cell table:formula="of:=IF(AND([.AO$9]&gt;=[.$B61];[.AO$9]&lt;=[.$D61];ISNUMBER([.$C61]));IF(COM.MICROSOFT.NETWORKDAYS.INTL([.AO$9];[.AO$9];1;[.$A$2:.$A$4]);&quot;W&quot;;&quot;H&quot;);&quot;&quot;)">
            <text:p/>
          </table:table-cell>
          <table:table-cell table:formula="of:=IF(AND([.AP$9]&gt;=[.$B61];[.AP$9]&lt;=[.$D61];ISNUMBER([.$C61]));IF(COM.MICROSOFT.NETWORKDAYS.INTL([.AP$9];[.AP$9];1;[.$A$2:.$A$4]);&quot;W&quot;;&quot;H&quot;);&quot;&quot;)">
            <text:p/>
          </table:table-cell>
          <table:table-cell table:formula="of:=IF(AND([.AQ$9]&gt;=[.$B61];[.AQ$9]&lt;=[.$D61];ISNUMBER([.$C61]));IF(COM.MICROSOFT.NETWORKDAYS.INTL([.AQ$9];[.AQ$9];1;[.$A$2:.$A$4]);&quot;W&quot;;&quot;H&quot;);&quot;&quot;)">
            <text:p/>
          </table:table-cell>
          <table:table-cell table:formula="of:=IF(AND([.AR$9]&gt;=[.$B61];[.AR$9]&lt;=[.$D61];ISNUMBER([.$C61]));IF(COM.MICROSOFT.NETWORKDAYS.INTL([.AR$9];[.AR$9];1;[.$A$2:.$A$4]);&quot;W&quot;;&quot;H&quot;);&quot;&quot;)">
            <text:p/>
          </table:table-cell>
          <table:table-cell table:formula="of:=IF(AND([.AS$9]&gt;=[.$B61];[.AS$9]&lt;=[.$D61];ISNUMBER([.$C61]));IF(COM.MICROSOFT.NETWORKDAYS.INTL([.AS$9];[.AS$9];1;[.$A$2:.$A$4]);&quot;W&quot;;&quot;H&quot;);&quot;&quot;)">
            <text:p/>
          </table:table-cell>
          <table:table-cell table:formula="of:=IF(AND([.AT$9]&gt;=[.$B61];[.AT$9]&lt;=[.$D61];ISNUMBER([.$C61]));IF(COM.MICROSOFT.NETWORKDAYS.INTL([.AT$9];[.AT$9];1;[.$A$2:.$A$4]);&quot;W&quot;;&quot;H&quot;);&quot;&quot;)" office:value-type="string" office:string-value="W" calcext:value-type="string">
            <text:p>W</text:p>
          </table:table-cell>
          <table:table-cell table:formula="of:=IF(AND([.AU$9]&gt;=[.$B61];[.AU$9]&lt;=[.$D61];ISNUMBER([.$C61]));IF(COM.MICROSOFT.NETWORKDAYS.INTL([.AU$9];[.AU$9];1;[.$A$2:.$A$4]);&quot;W&quot;;&quot;H&quot;);&quot;&quot;)" office:value-type="string" office:string-value="W" calcext:value-type="string">
            <text:p>W</text:p>
          </table:table-cell>
          <table:table-cell table:formula="of:=IF(AND([.AV$9]&gt;=[.$B61];[.AV$9]&lt;=[.$D61];ISNUMBER([.$C61]));IF(COM.MICROSOFT.NETWORKDAYS.INTL([.AV$9];[.AV$9];1;[.$A$2:.$A$4]);&quot;W&quot;;&quot;H&quot;);&quot;&quot;)" office:value-type="string" office:string-value="W" calcext:value-type="string">
            <text:p>W</text:p>
          </table:table-cell>
          <table:table-cell table:formula="of:=IF(AND([.AW$9]&gt;=[.$B61];[.AW$9]&lt;=[.$D61];ISNUMBER([.$C61]));IF(COM.MICROSOFT.NETWORKDAYS.INTL([.AW$9];[.AW$9];1;[.$A$2:.$A$4]);&quot;W&quot;;&quot;H&quot;);&quot;&quot;)" office:value-type="string" office:string-value="W" calcext:value-type="string">
            <text:p>W</text:p>
          </table:table-cell>
          <table:table-cell table:formula="of:=IF(AND([.AX$9]&gt;=[.$B61];[.AX$9]&lt;=[.$D61];ISNUMBER([.$C61]));IF(COM.MICROSOFT.NETWORKDAYS.INTL([.AX$9];[.AX$9];1;[.$A$2:.$A$4]);&quot;W&quot;;&quot;H&quot;);&quot;&quot;)" office:value-type="string" office:string-value="H" calcext:value-type="string">
            <text:p>H</text:p>
          </table:table-cell>
          <table:table-cell table:formula="of:=IF(AND([.AY$9]&gt;=[.$B61];[.AY$9]&lt;=[.$D61];ISNUMBER([.$C61]));IF(COM.MICROSOFT.NETWORKDAYS.INTL([.AY$9];[.AY$9];1;[.$A$2:.$A$4]);&quot;W&quot;;&quot;H&quot;);&quot;&quot;)" office:value-type="string" office:string-value="H" calcext:value-type="string">
            <text:p>H</text:p>
          </table:table-cell>
          <table:table-cell table:formula="of:=IF(AND([.AZ$9]&gt;=[.$B61];[.AZ$9]&lt;=[.$D61];ISNUMBER([.$C61]));IF(COM.MICROSOFT.NETWORKDAYS.INTL([.AZ$9];[.AZ$9];1;[.$A$2:.$A$4]);&quot;W&quot;;&quot;H&quot;);&quot;&quot;)" office:value-type="string" office:string-value="W" calcext:value-type="string">
            <text:p>W</text:p>
          </table:table-cell>
          <table:table-cell table:formula="of:=IF(AND([.BA$9]&gt;=[.$B61];[.BA$9]&lt;=[.$D61];ISNUMBER([.$C61]));IF(COM.MICROSOFT.NETWORKDAYS.INTL([.BA$9];[.BA$9];1;[.$A$2:.$A$4]);&quot;W&quot;;&quot;H&quot;);&quot;&quot;)">
            <text:p/>
          </table:table-cell>
          <table:table-cell table:formula="of:=IF(AND([.BB$9]&gt;=[.$B61];[.BB$9]&lt;=[.$D61];ISNUMBER([.$C61]));IF(COM.MICROSOFT.NETWORKDAYS.INTL([.BB$9];[.BB$9];1;[.$A$2:.$A$4]);&quot;W&quot;;&quot;H&quot;);&quot;&quot;)">
            <text:p/>
          </table:table-cell>
          <table:table-cell table:formula="of:=IF(AND([.BC$9]&gt;=[.$B61];[.BC$9]&lt;=[.$D61];ISNUMBER([.$C61]));IF(COM.MICROSOFT.NETWORKDAYS.INTL([.BC$9];[.BC$9];1;[.$A$2:.$A$4]);&quot;W&quot;;&quot;H&quot;);&quot;&quot;)">
            <text:p/>
          </table:table-cell>
          <table:table-cell table:formula="of:=IF(AND([.BD$9]&gt;=[.$B61];[.BD$9]&lt;=[.$D61];ISNUMBER([.$C61]));IF(COM.MICROSOFT.NETWORKDAYS.INTL([.BD$9];[.BD$9];1;[.$A$2:.$A$4]);&quot;W&quot;;&quot;H&quot;);&quot;&quot;)">
            <text:p/>
          </table:table-cell>
          <table:table-cell table:formula="of:=IF(AND([.BE$9]&gt;=[.$B61];[.BE$9]&lt;=[.$D61];ISNUMBER([.$C61]));IF(COM.MICROSOFT.NETWORKDAYS.INTL([.BE$9];[.BE$9];1;[.$A$2:.$A$4]);&quot;W&quot;;&quot;H&quot;);&quot;&quot;)">
            <text:p/>
          </table:table-cell>
          <table:table-cell table:formula="of:=IF(AND([.BF$9]&gt;=[.$B61];[.BF$9]&lt;=[.$D61];ISNUMBER([.$C61]));IF(COM.MICROSOFT.NETWORKDAYS.INTL([.BF$9];[.BF$9];1;[.$A$2:.$A$4]);&quot;W&quot;;&quot;H&quot;);&quot;&quot;)">
            <text:p/>
          </table:table-cell>
          <table:table-cell table:formula="of:=IF(AND([.BG$9]&gt;=[.$B61];[.BG$9]&lt;=[.$D61];ISNUMBER([.$C61]));IF(COM.MICROSOFT.NETWORKDAYS.INTL([.BG$9];[.BG$9];1;[.$A$2:.$A$4]);&quot;W&quot;;&quot;H&quot;);&quot;&quot;)">
            <text:p/>
          </table:table-cell>
          <table:table-cell table:formula="of:=IF(AND([.BH$9]&gt;=[.$B61];[.BH$9]&lt;=[.$D61];ISNUMBER([.$C61]));IF(COM.MICROSOFT.NETWORKDAYS.INTL([.BH$9];[.BH$9];1;[.$A$2:.$A$4]);&quot;W&quot;;&quot;H&quot;);&quot;&quot;)">
            <text:p/>
          </table:table-cell>
          <table:table-cell table:formula="of:=IF(AND([.BI$9]&gt;=[.$B61];[.BI$9]&lt;=[.$D61];ISNUMBER([.$C61]));IF(COM.MICROSOFT.NETWORKDAYS.INTL([.BI$9];[.BI$9];1;[.$A$2:.$A$4]);&quot;W&quot;;&quot;H&quot;);&quot;&quot;)">
            <text:p/>
          </table:table-cell>
          <table:table-cell table:formula="of:=IF(AND([.BJ$9]&gt;=[.$B61];[.BJ$9]&lt;=[.$D61];ISNUMBER([.$C61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EV17</text:p>
          </table:table-cell>
          <table:table-cell office:value-type="date" office:date-value="2020-06-16" calcext:value-type="date">
            <text:p>16/06/20</text:p>
          </table:table-cell>
          <table:table-cell office:value-type="float" office:value="5" calcext:value-type="float">
            <text:p>5</text:p>
          </table:table-cell>
          <table:table-cell table:formula="of:=IF(ISNUMBER([.C62]); COM.MICROSOFT.WORKDAY.INTL([.B62]; [.C62]; 1; [.A$2:.A$4] ) - 1; &quot;&quot;)" office:value-type="date" office:date-value="2020-06-22" calcext:value-type="date">
            <text:p>22/06/20</text:p>
          </table:table-cell>
          <table:table-cell table:formula="of:=IF(AND([.E$9]&gt;=[.$B62];[.E$9]&lt;=[.$D62];ISNUMBER([.$C62]));IF(COM.MICROSOFT.NETWORKDAYS.INTL([.E$9];[.E$9];1;[.$A$2:.$A$4]);&quot;W&quot;;&quot;H&quot;);&quot;&quot;)">
            <text:p/>
          </table:table-cell>
          <table:table-cell table:formula="of:=IF(AND([.F$9]&gt;=[.$B62];[.F$9]&lt;=[.$D62];ISNUMBER([.$C62]));IF(COM.MICROSOFT.NETWORKDAYS.INTL([.F$9];[.F$9];1;[.$A$2:.$A$4]);&quot;W&quot;;&quot;H&quot;);&quot;&quot;)">
            <text:p/>
          </table:table-cell>
          <table:table-cell table:formula="of:=IF(AND([.G$9]&gt;=[.$B62];[.G$9]&lt;=[.$D62];ISNUMBER([.$C62]));IF(COM.MICROSOFT.NETWORKDAYS.INTL([.G$9];[.G$9];1;[.$A$2:.$A$4]);&quot;W&quot;;&quot;H&quot;);&quot;&quot;)">
            <text:p/>
          </table:table-cell>
          <table:table-cell table:formula="of:=IF(AND([.H$9]&gt;=[.$B62];[.H$9]&lt;=[.$D62];ISNUMBER([.$C62]));IF(COM.MICROSOFT.NETWORKDAYS.INTL([.H$9];[.H$9];1;[.$A$2:.$A$4]);&quot;W&quot;;&quot;H&quot;);&quot;&quot;)">
            <text:p/>
          </table:table-cell>
          <table:table-cell table:formula="of:=IF(AND([.I$9]&gt;=[.$B62];[.I$9]&lt;=[.$D62];ISNUMBER([.$C62]));IF(COM.MICROSOFT.NETWORKDAYS.INTL([.I$9];[.I$9];1;[.$A$2:.$A$4]);&quot;W&quot;;&quot;H&quot;);&quot;&quot;)">
            <text:p/>
          </table:table-cell>
          <table:table-cell table:formula="of:=IF(AND([.J$9]&gt;=[.$B62];[.J$9]&lt;=[.$D62];ISNUMBER([.$C62]));IF(COM.MICROSOFT.NETWORKDAYS.INTL([.J$9];[.J$9];1;[.$A$2:.$A$4]);&quot;W&quot;;&quot;H&quot;);&quot;&quot;)">
            <text:p/>
          </table:table-cell>
          <table:table-cell table:formula="of:=IF(AND([.K$9]&gt;=[.$B62];[.K$9]&lt;=[.$D62];ISNUMBER([.$C62]));IF(COM.MICROSOFT.NETWORKDAYS.INTL([.K$9];[.K$9];1;[.$A$2:.$A$4]);&quot;W&quot;;&quot;H&quot;);&quot;&quot;)">
            <text:p/>
          </table:table-cell>
          <table:table-cell table:formula="of:=IF(AND([.L$9]&gt;=[.$B62];[.L$9]&lt;=[.$D62];ISNUMBER([.$C62]));IF(COM.MICROSOFT.NETWORKDAYS.INTL([.L$9];[.L$9];1;[.$A$2:.$A$4]);&quot;W&quot;;&quot;H&quot;);&quot;&quot;)">
            <text:p/>
          </table:table-cell>
          <table:table-cell table:formula="of:=IF(AND([.M$9]&gt;=[.$B62];[.M$9]&lt;=[.$D62];ISNUMBER([.$C62]));IF(COM.MICROSOFT.NETWORKDAYS.INTL([.M$9];[.M$9];1;[.$A$2:.$A$4]);&quot;W&quot;;&quot;H&quot;);&quot;&quot;)">
            <text:p/>
          </table:table-cell>
          <table:table-cell table:formula="of:=IF(AND([.N$9]&gt;=[.$B62];[.N$9]&lt;=[.$D62];ISNUMBER([.$C62]));IF(COM.MICROSOFT.NETWORKDAYS.INTL([.N$9];[.N$9];1;[.$A$2:.$A$4]);&quot;W&quot;;&quot;H&quot;);&quot;&quot;)">
            <text:p/>
          </table:table-cell>
          <table:table-cell table:formula="of:=IF(AND([.O$9]&gt;=[.$B62];[.O$9]&lt;=[.$D62];ISNUMBER([.$C62]));IF(COM.MICROSOFT.NETWORKDAYS.INTL([.O$9];[.O$9];1;[.$A$2:.$A$4]);&quot;W&quot;;&quot;H&quot;);&quot;&quot;)">
            <text:p/>
          </table:table-cell>
          <table:table-cell table:formula="of:=IF(AND([.P$9]&gt;=[.$B62];[.P$9]&lt;=[.$D62];ISNUMBER([.$C62]));IF(COM.MICROSOFT.NETWORKDAYS.INTL([.P$9];[.P$9];1;[.$A$2:.$A$4]);&quot;W&quot;;&quot;H&quot;);&quot;&quot;)">
            <text:p/>
          </table:table-cell>
          <table:table-cell table:formula="of:=IF(AND([.Q$9]&gt;=[.$B62];[.Q$9]&lt;=[.$D62];ISNUMBER([.$C62]));IF(COM.MICROSOFT.NETWORKDAYS.INTL([.Q$9];[.Q$9];1;[.$A$2:.$A$4]);&quot;W&quot;;&quot;H&quot;);&quot;&quot;)">
            <text:p/>
          </table:table-cell>
          <table:table-cell table:formula="of:=IF(AND([.R$9]&gt;=[.$B62];[.R$9]&lt;=[.$D62];ISNUMBER([.$C62]));IF(COM.MICROSOFT.NETWORKDAYS.INTL([.R$9];[.R$9];1;[.$A$2:.$A$4]);&quot;W&quot;;&quot;H&quot;);&quot;&quot;)">
            <text:p/>
          </table:table-cell>
          <table:table-cell table:formula="of:=IF(AND([.S$9]&gt;=[.$B62];[.S$9]&lt;=[.$D62];ISNUMBER([.$C62]));IF(COM.MICROSOFT.NETWORKDAYS.INTL([.S$9];[.S$9];1;[.$A$2:.$A$4]);&quot;W&quot;;&quot;H&quot;);&quot;&quot;)">
            <text:p/>
          </table:table-cell>
          <table:table-cell table:formula="of:=IF(AND([.T$9]&gt;=[.$B62];[.T$9]&lt;=[.$D62];ISNUMBER([.$C62]));IF(COM.MICROSOFT.NETWORKDAYS.INTL([.T$9];[.T$9];1;[.$A$2:.$A$4]);&quot;W&quot;;&quot;H&quot;);&quot;&quot;)">
            <text:p/>
          </table:table-cell>
          <table:table-cell table:formula="of:=IF(AND([.U$9]&gt;=[.$B62];[.U$9]&lt;=[.$D62];ISNUMBER([.$C62]));IF(COM.MICROSOFT.NETWORKDAYS.INTL([.U$9];[.U$9];1;[.$A$2:.$A$4]);&quot;W&quot;;&quot;H&quot;);&quot;&quot;)">
            <text:p/>
          </table:table-cell>
          <table:table-cell table:formula="of:=IF(AND([.V$9]&gt;=[.$B62];[.V$9]&lt;=[.$D62];ISNUMBER([.$C62]));IF(COM.MICROSOFT.NETWORKDAYS.INTL([.V$9];[.V$9];1;[.$A$2:.$A$4]);&quot;W&quot;;&quot;H&quot;);&quot;&quot;)">
            <text:p/>
          </table:table-cell>
          <table:table-cell table:formula="of:=IF(AND([.W$9]&gt;=[.$B62];[.W$9]&lt;=[.$D62];ISNUMBER([.$C62]));IF(COM.MICROSOFT.NETWORKDAYS.INTL([.W$9];[.W$9];1;[.$A$2:.$A$4]);&quot;W&quot;;&quot;H&quot;);&quot;&quot;)">
            <text:p/>
          </table:table-cell>
          <table:table-cell table:formula="of:=IF(AND([.X$9]&gt;=[.$B62];[.X$9]&lt;=[.$D62];ISNUMBER([.$C62]));IF(COM.MICROSOFT.NETWORKDAYS.INTL([.X$9];[.X$9];1;[.$A$2:.$A$4]);&quot;W&quot;;&quot;H&quot;);&quot;&quot;)">
            <text:p/>
          </table:table-cell>
          <table:table-cell table:formula="of:=IF(AND([.Y$9]&gt;=[.$B62];[.Y$9]&lt;=[.$D62];ISNUMBER([.$C62]));IF(COM.MICROSOFT.NETWORKDAYS.INTL([.Y$9];[.Y$9];1;[.$A$2:.$A$4]);&quot;W&quot;;&quot;H&quot;);&quot;&quot;)">
            <text:p/>
          </table:table-cell>
          <table:table-cell table:formula="of:=IF(AND([.Z$9]&gt;=[.$B62];[.Z$9]&lt;=[.$D62];ISNUMBER([.$C62]));IF(COM.MICROSOFT.NETWORKDAYS.INTL([.Z$9];[.Z$9];1;[.$A$2:.$A$4]);&quot;W&quot;;&quot;H&quot;);&quot;&quot;)">
            <text:p/>
          </table:table-cell>
          <table:table-cell table:formula="of:=IF(AND([.AA$9]&gt;=[.$B62];[.AA$9]&lt;=[.$D62];ISNUMBER([.$C62]));IF(COM.MICROSOFT.NETWORKDAYS.INTL([.AA$9];[.AA$9];1;[.$A$2:.$A$4]);&quot;W&quot;;&quot;H&quot;);&quot;&quot;)">
            <text:p/>
          </table:table-cell>
          <table:table-cell table:formula="of:=IF(AND([.AB$9]&gt;=[.$B62];[.AB$9]&lt;=[.$D62];ISNUMBER([.$C62]));IF(COM.MICROSOFT.NETWORKDAYS.INTL([.AB$9];[.AB$9];1;[.$A$2:.$A$4]);&quot;W&quot;;&quot;H&quot;);&quot;&quot;)">
            <text:p/>
          </table:table-cell>
          <table:table-cell table:formula="of:=IF(AND([.AC$9]&gt;=[.$B62];[.AC$9]&lt;=[.$D62];ISNUMBER([.$C62]));IF(COM.MICROSOFT.NETWORKDAYS.INTL([.AC$9];[.AC$9];1;[.$A$2:.$A$4]);&quot;W&quot;;&quot;H&quot;);&quot;&quot;)">
            <text:p/>
          </table:table-cell>
          <table:table-cell table:formula="of:=IF(AND([.AD$9]&gt;=[.$B62];[.AD$9]&lt;=[.$D62];ISNUMBER([.$C62]));IF(COM.MICROSOFT.NETWORKDAYS.INTL([.AD$9];[.AD$9];1;[.$A$2:.$A$4]);&quot;W&quot;;&quot;H&quot;);&quot;&quot;)">
            <text:p/>
          </table:table-cell>
          <table:table-cell table:formula="of:=IF(AND([.AE$9]&gt;=[.$B62];[.AE$9]&lt;=[.$D62];ISNUMBER([.$C62]));IF(COM.MICROSOFT.NETWORKDAYS.INTL([.AE$9];[.AE$9];1;[.$A$2:.$A$4]);&quot;W&quot;;&quot;H&quot;);&quot;&quot;)">
            <text:p/>
          </table:table-cell>
          <table:table-cell table:formula="of:=IF(AND([.AF$9]&gt;=[.$B62];[.AF$9]&lt;=[.$D62];ISNUMBER([.$C62]));IF(COM.MICROSOFT.NETWORKDAYS.INTL([.AF$9];[.AF$9];1;[.$A$2:.$A$4]);&quot;W&quot;;&quot;H&quot;);&quot;&quot;)">
            <text:p/>
          </table:table-cell>
          <table:table-cell table:formula="of:=IF(AND([.AG$9]&gt;=[.$B62];[.AG$9]&lt;=[.$D62];ISNUMBER([.$C62]));IF(COM.MICROSOFT.NETWORKDAYS.INTL([.AG$9];[.AG$9];1;[.$A$2:.$A$4]);&quot;W&quot;;&quot;H&quot;);&quot;&quot;)">
            <text:p/>
          </table:table-cell>
          <table:table-cell table:formula="of:=IF(AND([.AH$9]&gt;=[.$B62];[.AH$9]&lt;=[.$D62];ISNUMBER([.$C62]));IF(COM.MICROSOFT.NETWORKDAYS.INTL([.AH$9];[.AH$9];1;[.$A$2:.$A$4]);&quot;W&quot;;&quot;H&quot;);&quot;&quot;)">
            <text:p/>
          </table:table-cell>
          <table:table-cell table:formula="of:=IF(AND([.AI$9]&gt;=[.$B62];[.AI$9]&lt;=[.$D62];ISNUMBER([.$C62]));IF(COM.MICROSOFT.NETWORKDAYS.INTL([.AI$9];[.AI$9];1;[.$A$2:.$A$4]);&quot;W&quot;;&quot;H&quot;);&quot;&quot;)">
            <text:p/>
          </table:table-cell>
          <table:table-cell table:formula="of:=IF(AND([.AJ$9]&gt;=[.$B62];[.AJ$9]&lt;=[.$D62];ISNUMBER([.$C62]));IF(COM.MICROSOFT.NETWORKDAYS.INTL([.AJ$9];[.AJ$9];1;[.$A$2:.$A$4]);&quot;W&quot;;&quot;H&quot;);&quot;&quot;)">
            <text:p/>
          </table:table-cell>
          <table:table-cell table:formula="of:=IF(AND([.AK$9]&gt;=[.$B62];[.AK$9]&lt;=[.$D62];ISNUMBER([.$C62]));IF(COM.MICROSOFT.NETWORKDAYS.INTL([.AK$9];[.AK$9];1;[.$A$2:.$A$4]);&quot;W&quot;;&quot;H&quot;);&quot;&quot;)">
            <text:p/>
          </table:table-cell>
          <table:table-cell table:formula="of:=IF(AND([.AL$9]&gt;=[.$B62];[.AL$9]&lt;=[.$D62];ISNUMBER([.$C62]));IF(COM.MICROSOFT.NETWORKDAYS.INTL([.AL$9];[.AL$9];1;[.$A$2:.$A$4]);&quot;W&quot;;&quot;H&quot;);&quot;&quot;)">
            <text:p/>
          </table:table-cell>
          <table:table-cell table:formula="of:=IF(AND([.AM$9]&gt;=[.$B62];[.AM$9]&lt;=[.$D62];ISNUMBER([.$C62]));IF(COM.MICROSOFT.NETWORKDAYS.INTL([.AM$9];[.AM$9];1;[.$A$2:.$A$4]);&quot;W&quot;;&quot;H&quot;);&quot;&quot;)">
            <text:p/>
          </table:table-cell>
          <table:table-cell table:formula="of:=IF(AND([.AN$9]&gt;=[.$B62];[.AN$9]&lt;=[.$D62];ISNUMBER([.$C62]));IF(COM.MICROSOFT.NETWORKDAYS.INTL([.AN$9];[.AN$9];1;[.$A$2:.$A$4]);&quot;W&quot;;&quot;H&quot;);&quot;&quot;)">
            <text:p/>
          </table:table-cell>
          <table:table-cell table:formula="of:=IF(AND([.AO$9]&gt;=[.$B62];[.AO$9]&lt;=[.$D62];ISNUMBER([.$C62]));IF(COM.MICROSOFT.NETWORKDAYS.INTL([.AO$9];[.AO$9];1;[.$A$2:.$A$4]);&quot;W&quot;;&quot;H&quot;);&quot;&quot;)">
            <text:p/>
          </table:table-cell>
          <table:table-cell table:formula="of:=IF(AND([.AP$9]&gt;=[.$B62];[.AP$9]&lt;=[.$D62];ISNUMBER([.$C62]));IF(COM.MICROSOFT.NETWORKDAYS.INTL([.AP$9];[.AP$9];1;[.$A$2:.$A$4]);&quot;W&quot;;&quot;H&quot;);&quot;&quot;)">
            <text:p/>
          </table:table-cell>
          <table:table-cell table:formula="of:=IF(AND([.AQ$9]&gt;=[.$B62];[.AQ$9]&lt;=[.$D62];ISNUMBER([.$C62]));IF(COM.MICROSOFT.NETWORKDAYS.INTL([.AQ$9];[.AQ$9];1;[.$A$2:.$A$4]);&quot;W&quot;;&quot;H&quot;);&quot;&quot;)">
            <text:p/>
          </table:table-cell>
          <table:table-cell table:formula="of:=IF(AND([.AR$9]&gt;=[.$B62];[.AR$9]&lt;=[.$D62];ISNUMBER([.$C62]));IF(COM.MICROSOFT.NETWORKDAYS.INTL([.AR$9];[.AR$9];1;[.$A$2:.$A$4]);&quot;W&quot;;&quot;H&quot;);&quot;&quot;)">
            <text:p/>
          </table:table-cell>
          <table:table-cell table:formula="of:=IF(AND([.AS$9]&gt;=[.$B62];[.AS$9]&lt;=[.$D62];ISNUMBER([.$C62]));IF(COM.MICROSOFT.NETWORKDAYS.INTL([.AS$9];[.AS$9];1;[.$A$2:.$A$4]);&quot;W&quot;;&quot;H&quot;);&quot;&quot;)">
            <text:p/>
          </table:table-cell>
          <table:table-cell table:formula="of:=IF(AND([.AT$9]&gt;=[.$B62];[.AT$9]&lt;=[.$D62];ISNUMBER([.$C62]));IF(COM.MICROSOFT.NETWORKDAYS.INTL([.AT$9];[.AT$9];1;[.$A$2:.$A$4]);&quot;W&quot;;&quot;H&quot;);&quot;&quot;)" office:value-type="string" office:string-value="W" calcext:value-type="string">
            <text:p>W</text:p>
          </table:table-cell>
          <table:table-cell table:formula="of:=IF(AND([.AU$9]&gt;=[.$B62];[.AU$9]&lt;=[.$D62];ISNUMBER([.$C62]));IF(COM.MICROSOFT.NETWORKDAYS.INTL([.AU$9];[.AU$9];1;[.$A$2:.$A$4]);&quot;W&quot;;&quot;H&quot;);&quot;&quot;)" office:value-type="string" office:string-value="W" calcext:value-type="string">
            <text:p>W</text:p>
          </table:table-cell>
          <table:table-cell table:formula="of:=IF(AND([.AV$9]&gt;=[.$B62];[.AV$9]&lt;=[.$D62];ISNUMBER([.$C62]));IF(COM.MICROSOFT.NETWORKDAYS.INTL([.AV$9];[.AV$9];1;[.$A$2:.$A$4]);&quot;W&quot;;&quot;H&quot;);&quot;&quot;)" office:value-type="string" office:string-value="W" calcext:value-type="string">
            <text:p>W</text:p>
          </table:table-cell>
          <table:table-cell table:formula="of:=IF(AND([.AW$9]&gt;=[.$B62];[.AW$9]&lt;=[.$D62];ISNUMBER([.$C62]));IF(COM.MICROSOFT.NETWORKDAYS.INTL([.AW$9];[.AW$9];1;[.$A$2:.$A$4]);&quot;W&quot;;&quot;H&quot;);&quot;&quot;)" office:value-type="string" office:string-value="W" calcext:value-type="string">
            <text:p>W</text:p>
          </table:table-cell>
          <table:table-cell table:formula="of:=IF(AND([.AX$9]&gt;=[.$B62];[.AX$9]&lt;=[.$D62];ISNUMBER([.$C62]));IF(COM.MICROSOFT.NETWORKDAYS.INTL([.AX$9];[.AX$9];1;[.$A$2:.$A$4]);&quot;W&quot;;&quot;H&quot;);&quot;&quot;)" office:value-type="string" office:string-value="H" calcext:value-type="string">
            <text:p>H</text:p>
          </table:table-cell>
          <table:table-cell table:formula="of:=IF(AND([.AY$9]&gt;=[.$B62];[.AY$9]&lt;=[.$D62];ISNUMBER([.$C62]));IF(COM.MICROSOFT.NETWORKDAYS.INTL([.AY$9];[.AY$9];1;[.$A$2:.$A$4]);&quot;W&quot;;&quot;H&quot;);&quot;&quot;)" office:value-type="string" office:string-value="H" calcext:value-type="string">
            <text:p>H</text:p>
          </table:table-cell>
          <table:table-cell table:formula="of:=IF(AND([.AZ$9]&gt;=[.$B62];[.AZ$9]&lt;=[.$D62];ISNUMBER([.$C62]));IF(COM.MICROSOFT.NETWORKDAYS.INTL([.AZ$9];[.AZ$9];1;[.$A$2:.$A$4]);&quot;W&quot;;&quot;H&quot;);&quot;&quot;)" office:value-type="string" office:string-value="W" calcext:value-type="string">
            <text:p>W</text:p>
          </table:table-cell>
          <table:table-cell table:formula="of:=IF(AND([.BA$9]&gt;=[.$B62];[.BA$9]&lt;=[.$D62];ISNUMBER([.$C62]));IF(COM.MICROSOFT.NETWORKDAYS.INTL([.BA$9];[.BA$9];1;[.$A$2:.$A$4]);&quot;W&quot;;&quot;H&quot;);&quot;&quot;)">
            <text:p/>
          </table:table-cell>
          <table:table-cell table:formula="of:=IF(AND([.BB$9]&gt;=[.$B62];[.BB$9]&lt;=[.$D62];ISNUMBER([.$C62]));IF(COM.MICROSOFT.NETWORKDAYS.INTL([.BB$9];[.BB$9];1;[.$A$2:.$A$4]);&quot;W&quot;;&quot;H&quot;);&quot;&quot;)">
            <text:p/>
          </table:table-cell>
          <table:table-cell table:formula="of:=IF(AND([.BC$9]&gt;=[.$B62];[.BC$9]&lt;=[.$D62];ISNUMBER([.$C62]));IF(COM.MICROSOFT.NETWORKDAYS.INTL([.BC$9];[.BC$9];1;[.$A$2:.$A$4]);&quot;W&quot;;&quot;H&quot;);&quot;&quot;)">
            <text:p/>
          </table:table-cell>
          <table:table-cell table:formula="of:=IF(AND([.BD$9]&gt;=[.$B62];[.BD$9]&lt;=[.$D62];ISNUMBER([.$C62]));IF(COM.MICROSOFT.NETWORKDAYS.INTL([.BD$9];[.BD$9];1;[.$A$2:.$A$4]);&quot;W&quot;;&quot;H&quot;);&quot;&quot;)">
            <text:p/>
          </table:table-cell>
          <table:table-cell table:formula="of:=IF(AND([.BE$9]&gt;=[.$B62];[.BE$9]&lt;=[.$D62];ISNUMBER([.$C62]));IF(COM.MICROSOFT.NETWORKDAYS.INTL([.BE$9];[.BE$9];1;[.$A$2:.$A$4]);&quot;W&quot;;&quot;H&quot;);&quot;&quot;)">
            <text:p/>
          </table:table-cell>
          <table:table-cell table:formula="of:=IF(AND([.BF$9]&gt;=[.$B62];[.BF$9]&lt;=[.$D62];ISNUMBER([.$C62]));IF(COM.MICROSOFT.NETWORKDAYS.INTL([.BF$9];[.BF$9];1;[.$A$2:.$A$4]);&quot;W&quot;;&quot;H&quot;);&quot;&quot;)">
            <text:p/>
          </table:table-cell>
          <table:table-cell table:formula="of:=IF(AND([.BG$9]&gt;=[.$B62];[.BG$9]&lt;=[.$D62];ISNUMBER([.$C62]));IF(COM.MICROSOFT.NETWORKDAYS.INTL([.BG$9];[.BG$9];1;[.$A$2:.$A$4]);&quot;W&quot;;&quot;H&quot;);&quot;&quot;)">
            <text:p/>
          </table:table-cell>
          <table:table-cell table:formula="of:=IF(AND([.BH$9]&gt;=[.$B62];[.BH$9]&lt;=[.$D62];ISNUMBER([.$C62]));IF(COM.MICROSOFT.NETWORKDAYS.INTL([.BH$9];[.BH$9];1;[.$A$2:.$A$4]);&quot;W&quot;;&quot;H&quot;);&quot;&quot;)">
            <text:p/>
          </table:table-cell>
          <table:table-cell table:formula="of:=IF(AND([.BI$9]&gt;=[.$B62];[.BI$9]&lt;=[.$D62];ISNUMBER([.$C62]));IF(COM.MICROSOFT.NETWORKDAYS.INTL([.BI$9];[.BI$9];1;[.$A$2:.$A$4]);&quot;W&quot;;&quot;H&quot;);&quot;&quot;)">
            <text:p/>
          </table:table-cell>
          <table:table-cell table:formula="of:=IF(AND([.BJ$9]&gt;=[.$B62];[.BJ$9]&lt;=[.$D62];ISNUMBER([.$C62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EV18</text:p>
          </table:table-cell>
          <table:table-cell office:value-type="date" office:date-value="2020-06-16" calcext:value-type="date">
            <text:p>16/06/20</text:p>
          </table:table-cell>
          <table:table-cell office:value-type="float" office:value="5" calcext:value-type="float">
            <text:p>5</text:p>
          </table:table-cell>
          <table:table-cell table:formula="of:=IF(ISNUMBER([.C63]); COM.MICROSOFT.WORKDAY.INTL([.B63]; [.C63]; 1; [.A$2:.A$4] ) - 1; &quot;&quot;)" office:value-type="date" office:date-value="2020-06-22" calcext:value-type="date">
            <text:p>22/06/20</text:p>
          </table:table-cell>
          <table:table-cell table:formula="of:=IF(AND([.E$9]&gt;=[.$B63];[.E$9]&lt;=[.$D63];ISNUMBER([.$C63]));IF(COM.MICROSOFT.NETWORKDAYS.INTL([.E$9];[.E$9];1;[.$A$2:.$A$4]);&quot;W&quot;;&quot;H&quot;);&quot;&quot;)">
            <text:p/>
          </table:table-cell>
          <table:table-cell table:formula="of:=IF(AND([.F$9]&gt;=[.$B63];[.F$9]&lt;=[.$D63];ISNUMBER([.$C63]));IF(COM.MICROSOFT.NETWORKDAYS.INTL([.F$9];[.F$9];1;[.$A$2:.$A$4]);&quot;W&quot;;&quot;H&quot;);&quot;&quot;)">
            <text:p/>
          </table:table-cell>
          <table:table-cell table:formula="of:=IF(AND([.G$9]&gt;=[.$B63];[.G$9]&lt;=[.$D63];ISNUMBER([.$C63]));IF(COM.MICROSOFT.NETWORKDAYS.INTL([.G$9];[.G$9];1;[.$A$2:.$A$4]);&quot;W&quot;;&quot;H&quot;);&quot;&quot;)">
            <text:p/>
          </table:table-cell>
          <table:table-cell table:formula="of:=IF(AND([.H$9]&gt;=[.$B63];[.H$9]&lt;=[.$D63];ISNUMBER([.$C63]));IF(COM.MICROSOFT.NETWORKDAYS.INTL([.H$9];[.H$9];1;[.$A$2:.$A$4]);&quot;W&quot;;&quot;H&quot;);&quot;&quot;)">
            <text:p/>
          </table:table-cell>
          <table:table-cell table:formula="of:=IF(AND([.I$9]&gt;=[.$B63];[.I$9]&lt;=[.$D63];ISNUMBER([.$C63]));IF(COM.MICROSOFT.NETWORKDAYS.INTL([.I$9];[.I$9];1;[.$A$2:.$A$4]);&quot;W&quot;;&quot;H&quot;);&quot;&quot;)">
            <text:p/>
          </table:table-cell>
          <table:table-cell table:formula="of:=IF(AND([.J$9]&gt;=[.$B63];[.J$9]&lt;=[.$D63];ISNUMBER([.$C63]));IF(COM.MICROSOFT.NETWORKDAYS.INTL([.J$9];[.J$9];1;[.$A$2:.$A$4]);&quot;W&quot;;&quot;H&quot;);&quot;&quot;)">
            <text:p/>
          </table:table-cell>
          <table:table-cell table:formula="of:=IF(AND([.K$9]&gt;=[.$B63];[.K$9]&lt;=[.$D63];ISNUMBER([.$C63]));IF(COM.MICROSOFT.NETWORKDAYS.INTL([.K$9];[.K$9];1;[.$A$2:.$A$4]);&quot;W&quot;;&quot;H&quot;);&quot;&quot;)">
            <text:p/>
          </table:table-cell>
          <table:table-cell table:formula="of:=IF(AND([.L$9]&gt;=[.$B63];[.L$9]&lt;=[.$D63];ISNUMBER([.$C63]));IF(COM.MICROSOFT.NETWORKDAYS.INTL([.L$9];[.L$9];1;[.$A$2:.$A$4]);&quot;W&quot;;&quot;H&quot;);&quot;&quot;)">
            <text:p/>
          </table:table-cell>
          <table:table-cell table:formula="of:=IF(AND([.M$9]&gt;=[.$B63];[.M$9]&lt;=[.$D63];ISNUMBER([.$C63]));IF(COM.MICROSOFT.NETWORKDAYS.INTL([.M$9];[.M$9];1;[.$A$2:.$A$4]);&quot;W&quot;;&quot;H&quot;);&quot;&quot;)">
            <text:p/>
          </table:table-cell>
          <table:table-cell table:formula="of:=IF(AND([.N$9]&gt;=[.$B63];[.N$9]&lt;=[.$D63];ISNUMBER([.$C63]));IF(COM.MICROSOFT.NETWORKDAYS.INTL([.N$9];[.N$9];1;[.$A$2:.$A$4]);&quot;W&quot;;&quot;H&quot;);&quot;&quot;)">
            <text:p/>
          </table:table-cell>
          <table:table-cell table:formula="of:=IF(AND([.O$9]&gt;=[.$B63];[.O$9]&lt;=[.$D63];ISNUMBER([.$C63]));IF(COM.MICROSOFT.NETWORKDAYS.INTL([.O$9];[.O$9];1;[.$A$2:.$A$4]);&quot;W&quot;;&quot;H&quot;);&quot;&quot;)">
            <text:p/>
          </table:table-cell>
          <table:table-cell table:formula="of:=IF(AND([.P$9]&gt;=[.$B63];[.P$9]&lt;=[.$D63];ISNUMBER([.$C63]));IF(COM.MICROSOFT.NETWORKDAYS.INTL([.P$9];[.P$9];1;[.$A$2:.$A$4]);&quot;W&quot;;&quot;H&quot;);&quot;&quot;)">
            <text:p/>
          </table:table-cell>
          <table:table-cell table:formula="of:=IF(AND([.Q$9]&gt;=[.$B63];[.Q$9]&lt;=[.$D63];ISNUMBER([.$C63]));IF(COM.MICROSOFT.NETWORKDAYS.INTL([.Q$9];[.Q$9];1;[.$A$2:.$A$4]);&quot;W&quot;;&quot;H&quot;);&quot;&quot;)">
            <text:p/>
          </table:table-cell>
          <table:table-cell table:formula="of:=IF(AND([.R$9]&gt;=[.$B63];[.R$9]&lt;=[.$D63];ISNUMBER([.$C63]));IF(COM.MICROSOFT.NETWORKDAYS.INTL([.R$9];[.R$9];1;[.$A$2:.$A$4]);&quot;W&quot;;&quot;H&quot;);&quot;&quot;)">
            <text:p/>
          </table:table-cell>
          <table:table-cell table:formula="of:=IF(AND([.S$9]&gt;=[.$B63];[.S$9]&lt;=[.$D63];ISNUMBER([.$C63]));IF(COM.MICROSOFT.NETWORKDAYS.INTL([.S$9];[.S$9];1;[.$A$2:.$A$4]);&quot;W&quot;;&quot;H&quot;);&quot;&quot;)">
            <text:p/>
          </table:table-cell>
          <table:table-cell table:formula="of:=IF(AND([.T$9]&gt;=[.$B63];[.T$9]&lt;=[.$D63];ISNUMBER([.$C63]));IF(COM.MICROSOFT.NETWORKDAYS.INTL([.T$9];[.T$9];1;[.$A$2:.$A$4]);&quot;W&quot;;&quot;H&quot;);&quot;&quot;)">
            <text:p/>
          </table:table-cell>
          <table:table-cell table:formula="of:=IF(AND([.U$9]&gt;=[.$B63];[.U$9]&lt;=[.$D63];ISNUMBER([.$C63]));IF(COM.MICROSOFT.NETWORKDAYS.INTL([.U$9];[.U$9];1;[.$A$2:.$A$4]);&quot;W&quot;;&quot;H&quot;);&quot;&quot;)">
            <text:p/>
          </table:table-cell>
          <table:table-cell table:formula="of:=IF(AND([.V$9]&gt;=[.$B63];[.V$9]&lt;=[.$D63];ISNUMBER([.$C63]));IF(COM.MICROSOFT.NETWORKDAYS.INTL([.V$9];[.V$9];1;[.$A$2:.$A$4]);&quot;W&quot;;&quot;H&quot;);&quot;&quot;)">
            <text:p/>
          </table:table-cell>
          <table:table-cell table:formula="of:=IF(AND([.W$9]&gt;=[.$B63];[.W$9]&lt;=[.$D63];ISNUMBER([.$C63]));IF(COM.MICROSOFT.NETWORKDAYS.INTL([.W$9];[.W$9];1;[.$A$2:.$A$4]);&quot;W&quot;;&quot;H&quot;);&quot;&quot;)">
            <text:p/>
          </table:table-cell>
          <table:table-cell table:formula="of:=IF(AND([.X$9]&gt;=[.$B63];[.X$9]&lt;=[.$D63];ISNUMBER([.$C63]));IF(COM.MICROSOFT.NETWORKDAYS.INTL([.X$9];[.X$9];1;[.$A$2:.$A$4]);&quot;W&quot;;&quot;H&quot;);&quot;&quot;)">
            <text:p/>
          </table:table-cell>
          <table:table-cell table:formula="of:=IF(AND([.Y$9]&gt;=[.$B63];[.Y$9]&lt;=[.$D63];ISNUMBER([.$C63]));IF(COM.MICROSOFT.NETWORKDAYS.INTL([.Y$9];[.Y$9];1;[.$A$2:.$A$4]);&quot;W&quot;;&quot;H&quot;);&quot;&quot;)">
            <text:p/>
          </table:table-cell>
          <table:table-cell table:formula="of:=IF(AND([.Z$9]&gt;=[.$B63];[.Z$9]&lt;=[.$D63];ISNUMBER([.$C63]));IF(COM.MICROSOFT.NETWORKDAYS.INTL([.Z$9];[.Z$9];1;[.$A$2:.$A$4]);&quot;W&quot;;&quot;H&quot;);&quot;&quot;)">
            <text:p/>
          </table:table-cell>
          <table:table-cell table:formula="of:=IF(AND([.AA$9]&gt;=[.$B63];[.AA$9]&lt;=[.$D63];ISNUMBER([.$C63]));IF(COM.MICROSOFT.NETWORKDAYS.INTL([.AA$9];[.AA$9];1;[.$A$2:.$A$4]);&quot;W&quot;;&quot;H&quot;);&quot;&quot;)">
            <text:p/>
          </table:table-cell>
          <table:table-cell table:formula="of:=IF(AND([.AB$9]&gt;=[.$B63];[.AB$9]&lt;=[.$D63];ISNUMBER([.$C63]));IF(COM.MICROSOFT.NETWORKDAYS.INTL([.AB$9];[.AB$9];1;[.$A$2:.$A$4]);&quot;W&quot;;&quot;H&quot;);&quot;&quot;)">
            <text:p/>
          </table:table-cell>
          <table:table-cell table:formula="of:=IF(AND([.AC$9]&gt;=[.$B63];[.AC$9]&lt;=[.$D63];ISNUMBER([.$C63]));IF(COM.MICROSOFT.NETWORKDAYS.INTL([.AC$9];[.AC$9];1;[.$A$2:.$A$4]);&quot;W&quot;;&quot;H&quot;);&quot;&quot;)">
            <text:p/>
          </table:table-cell>
          <table:table-cell table:formula="of:=IF(AND([.AD$9]&gt;=[.$B63];[.AD$9]&lt;=[.$D63];ISNUMBER([.$C63]));IF(COM.MICROSOFT.NETWORKDAYS.INTL([.AD$9];[.AD$9];1;[.$A$2:.$A$4]);&quot;W&quot;;&quot;H&quot;);&quot;&quot;)">
            <text:p/>
          </table:table-cell>
          <table:table-cell table:formula="of:=IF(AND([.AE$9]&gt;=[.$B63];[.AE$9]&lt;=[.$D63];ISNUMBER([.$C63]));IF(COM.MICROSOFT.NETWORKDAYS.INTL([.AE$9];[.AE$9];1;[.$A$2:.$A$4]);&quot;W&quot;;&quot;H&quot;);&quot;&quot;)">
            <text:p/>
          </table:table-cell>
          <table:table-cell table:formula="of:=IF(AND([.AF$9]&gt;=[.$B63];[.AF$9]&lt;=[.$D63];ISNUMBER([.$C63]));IF(COM.MICROSOFT.NETWORKDAYS.INTL([.AF$9];[.AF$9];1;[.$A$2:.$A$4]);&quot;W&quot;;&quot;H&quot;);&quot;&quot;)">
            <text:p/>
          </table:table-cell>
          <table:table-cell table:formula="of:=IF(AND([.AG$9]&gt;=[.$B63];[.AG$9]&lt;=[.$D63];ISNUMBER([.$C63]));IF(COM.MICROSOFT.NETWORKDAYS.INTL([.AG$9];[.AG$9];1;[.$A$2:.$A$4]);&quot;W&quot;;&quot;H&quot;);&quot;&quot;)">
            <text:p/>
          </table:table-cell>
          <table:table-cell table:formula="of:=IF(AND([.AH$9]&gt;=[.$B63];[.AH$9]&lt;=[.$D63];ISNUMBER([.$C63]));IF(COM.MICROSOFT.NETWORKDAYS.INTL([.AH$9];[.AH$9];1;[.$A$2:.$A$4]);&quot;W&quot;;&quot;H&quot;);&quot;&quot;)">
            <text:p/>
          </table:table-cell>
          <table:table-cell table:formula="of:=IF(AND([.AI$9]&gt;=[.$B63];[.AI$9]&lt;=[.$D63];ISNUMBER([.$C63]));IF(COM.MICROSOFT.NETWORKDAYS.INTL([.AI$9];[.AI$9];1;[.$A$2:.$A$4]);&quot;W&quot;;&quot;H&quot;);&quot;&quot;)">
            <text:p/>
          </table:table-cell>
          <table:table-cell table:formula="of:=IF(AND([.AJ$9]&gt;=[.$B63];[.AJ$9]&lt;=[.$D63];ISNUMBER([.$C63]));IF(COM.MICROSOFT.NETWORKDAYS.INTL([.AJ$9];[.AJ$9];1;[.$A$2:.$A$4]);&quot;W&quot;;&quot;H&quot;);&quot;&quot;)">
            <text:p/>
          </table:table-cell>
          <table:table-cell table:formula="of:=IF(AND([.AK$9]&gt;=[.$B63];[.AK$9]&lt;=[.$D63];ISNUMBER([.$C63]));IF(COM.MICROSOFT.NETWORKDAYS.INTL([.AK$9];[.AK$9];1;[.$A$2:.$A$4]);&quot;W&quot;;&quot;H&quot;);&quot;&quot;)">
            <text:p/>
          </table:table-cell>
          <table:table-cell table:formula="of:=IF(AND([.AL$9]&gt;=[.$B63];[.AL$9]&lt;=[.$D63];ISNUMBER([.$C63]));IF(COM.MICROSOFT.NETWORKDAYS.INTL([.AL$9];[.AL$9];1;[.$A$2:.$A$4]);&quot;W&quot;;&quot;H&quot;);&quot;&quot;)">
            <text:p/>
          </table:table-cell>
          <table:table-cell table:formula="of:=IF(AND([.AM$9]&gt;=[.$B63];[.AM$9]&lt;=[.$D63];ISNUMBER([.$C63]));IF(COM.MICROSOFT.NETWORKDAYS.INTL([.AM$9];[.AM$9];1;[.$A$2:.$A$4]);&quot;W&quot;;&quot;H&quot;);&quot;&quot;)">
            <text:p/>
          </table:table-cell>
          <table:table-cell table:formula="of:=IF(AND([.AN$9]&gt;=[.$B63];[.AN$9]&lt;=[.$D63];ISNUMBER([.$C63]));IF(COM.MICROSOFT.NETWORKDAYS.INTL([.AN$9];[.AN$9];1;[.$A$2:.$A$4]);&quot;W&quot;;&quot;H&quot;);&quot;&quot;)">
            <text:p/>
          </table:table-cell>
          <table:table-cell table:formula="of:=IF(AND([.AO$9]&gt;=[.$B63];[.AO$9]&lt;=[.$D63];ISNUMBER([.$C63]));IF(COM.MICROSOFT.NETWORKDAYS.INTL([.AO$9];[.AO$9];1;[.$A$2:.$A$4]);&quot;W&quot;;&quot;H&quot;);&quot;&quot;)">
            <text:p/>
          </table:table-cell>
          <table:table-cell table:formula="of:=IF(AND([.AP$9]&gt;=[.$B63];[.AP$9]&lt;=[.$D63];ISNUMBER([.$C63]));IF(COM.MICROSOFT.NETWORKDAYS.INTL([.AP$9];[.AP$9];1;[.$A$2:.$A$4]);&quot;W&quot;;&quot;H&quot;);&quot;&quot;)">
            <text:p/>
          </table:table-cell>
          <table:table-cell table:formula="of:=IF(AND([.AQ$9]&gt;=[.$B63];[.AQ$9]&lt;=[.$D63];ISNUMBER([.$C63]));IF(COM.MICROSOFT.NETWORKDAYS.INTL([.AQ$9];[.AQ$9];1;[.$A$2:.$A$4]);&quot;W&quot;;&quot;H&quot;);&quot;&quot;)">
            <text:p/>
          </table:table-cell>
          <table:table-cell table:formula="of:=IF(AND([.AR$9]&gt;=[.$B63];[.AR$9]&lt;=[.$D63];ISNUMBER([.$C63]));IF(COM.MICROSOFT.NETWORKDAYS.INTL([.AR$9];[.AR$9];1;[.$A$2:.$A$4]);&quot;W&quot;;&quot;H&quot;);&quot;&quot;)">
            <text:p/>
          </table:table-cell>
          <table:table-cell table:formula="of:=IF(AND([.AS$9]&gt;=[.$B63];[.AS$9]&lt;=[.$D63];ISNUMBER([.$C63]));IF(COM.MICROSOFT.NETWORKDAYS.INTL([.AS$9];[.AS$9];1;[.$A$2:.$A$4]);&quot;W&quot;;&quot;H&quot;);&quot;&quot;)">
            <text:p/>
          </table:table-cell>
          <table:table-cell table:formula="of:=IF(AND([.AT$9]&gt;=[.$B63];[.AT$9]&lt;=[.$D63];ISNUMBER([.$C63]));IF(COM.MICROSOFT.NETWORKDAYS.INTL([.AT$9];[.AT$9];1;[.$A$2:.$A$4]);&quot;W&quot;;&quot;H&quot;);&quot;&quot;)" office:value-type="string" office:string-value="W" calcext:value-type="string">
            <text:p>W</text:p>
          </table:table-cell>
          <table:table-cell table:formula="of:=IF(AND([.AU$9]&gt;=[.$B63];[.AU$9]&lt;=[.$D63];ISNUMBER([.$C63]));IF(COM.MICROSOFT.NETWORKDAYS.INTL([.AU$9];[.AU$9];1;[.$A$2:.$A$4]);&quot;W&quot;;&quot;H&quot;);&quot;&quot;)" office:value-type="string" office:string-value="W" calcext:value-type="string">
            <text:p>W</text:p>
          </table:table-cell>
          <table:table-cell table:formula="of:=IF(AND([.AV$9]&gt;=[.$B63];[.AV$9]&lt;=[.$D63];ISNUMBER([.$C63]));IF(COM.MICROSOFT.NETWORKDAYS.INTL([.AV$9];[.AV$9];1;[.$A$2:.$A$4]);&quot;W&quot;;&quot;H&quot;);&quot;&quot;)" office:value-type="string" office:string-value="W" calcext:value-type="string">
            <text:p>W</text:p>
          </table:table-cell>
          <table:table-cell table:formula="of:=IF(AND([.AW$9]&gt;=[.$B63];[.AW$9]&lt;=[.$D63];ISNUMBER([.$C63]));IF(COM.MICROSOFT.NETWORKDAYS.INTL([.AW$9];[.AW$9];1;[.$A$2:.$A$4]);&quot;W&quot;;&quot;H&quot;);&quot;&quot;)" office:value-type="string" office:string-value="W" calcext:value-type="string">
            <text:p>W</text:p>
          </table:table-cell>
          <table:table-cell table:formula="of:=IF(AND([.AX$9]&gt;=[.$B63];[.AX$9]&lt;=[.$D63];ISNUMBER([.$C63]));IF(COM.MICROSOFT.NETWORKDAYS.INTL([.AX$9];[.AX$9];1;[.$A$2:.$A$4]);&quot;W&quot;;&quot;H&quot;);&quot;&quot;)" office:value-type="string" office:string-value="H" calcext:value-type="string">
            <text:p>H</text:p>
          </table:table-cell>
          <table:table-cell table:formula="of:=IF(AND([.AY$9]&gt;=[.$B63];[.AY$9]&lt;=[.$D63];ISNUMBER([.$C63]));IF(COM.MICROSOFT.NETWORKDAYS.INTL([.AY$9];[.AY$9];1;[.$A$2:.$A$4]);&quot;W&quot;;&quot;H&quot;);&quot;&quot;)" office:value-type="string" office:string-value="H" calcext:value-type="string">
            <text:p>H</text:p>
          </table:table-cell>
          <table:table-cell table:formula="of:=IF(AND([.AZ$9]&gt;=[.$B63];[.AZ$9]&lt;=[.$D63];ISNUMBER([.$C63]));IF(COM.MICROSOFT.NETWORKDAYS.INTL([.AZ$9];[.AZ$9];1;[.$A$2:.$A$4]);&quot;W&quot;;&quot;H&quot;);&quot;&quot;)" office:value-type="string" office:string-value="W" calcext:value-type="string">
            <text:p>W</text:p>
          </table:table-cell>
          <table:table-cell table:formula="of:=IF(AND([.BA$9]&gt;=[.$B63];[.BA$9]&lt;=[.$D63];ISNUMBER([.$C63]));IF(COM.MICROSOFT.NETWORKDAYS.INTL([.BA$9];[.BA$9];1;[.$A$2:.$A$4]);&quot;W&quot;;&quot;H&quot;);&quot;&quot;)">
            <text:p/>
          </table:table-cell>
          <table:table-cell table:formula="of:=IF(AND([.BB$9]&gt;=[.$B63];[.BB$9]&lt;=[.$D63];ISNUMBER([.$C63]));IF(COM.MICROSOFT.NETWORKDAYS.INTL([.BB$9];[.BB$9];1;[.$A$2:.$A$4]);&quot;W&quot;;&quot;H&quot;);&quot;&quot;)">
            <text:p/>
          </table:table-cell>
          <table:table-cell table:formula="of:=IF(AND([.BC$9]&gt;=[.$B63];[.BC$9]&lt;=[.$D63];ISNUMBER([.$C63]));IF(COM.MICROSOFT.NETWORKDAYS.INTL([.BC$9];[.BC$9];1;[.$A$2:.$A$4]);&quot;W&quot;;&quot;H&quot;);&quot;&quot;)">
            <text:p/>
          </table:table-cell>
          <table:table-cell table:formula="of:=IF(AND([.BD$9]&gt;=[.$B63];[.BD$9]&lt;=[.$D63];ISNUMBER([.$C63]));IF(COM.MICROSOFT.NETWORKDAYS.INTL([.BD$9];[.BD$9];1;[.$A$2:.$A$4]);&quot;W&quot;;&quot;H&quot;);&quot;&quot;)">
            <text:p/>
          </table:table-cell>
          <table:table-cell table:formula="of:=IF(AND([.BE$9]&gt;=[.$B63];[.BE$9]&lt;=[.$D63];ISNUMBER([.$C63]));IF(COM.MICROSOFT.NETWORKDAYS.INTL([.BE$9];[.BE$9];1;[.$A$2:.$A$4]);&quot;W&quot;;&quot;H&quot;);&quot;&quot;)">
            <text:p/>
          </table:table-cell>
          <table:table-cell table:formula="of:=IF(AND([.BF$9]&gt;=[.$B63];[.BF$9]&lt;=[.$D63];ISNUMBER([.$C63]));IF(COM.MICROSOFT.NETWORKDAYS.INTL([.BF$9];[.BF$9];1;[.$A$2:.$A$4]);&quot;W&quot;;&quot;H&quot;);&quot;&quot;)">
            <text:p/>
          </table:table-cell>
          <table:table-cell table:formula="of:=IF(AND([.BG$9]&gt;=[.$B63];[.BG$9]&lt;=[.$D63];ISNUMBER([.$C63]));IF(COM.MICROSOFT.NETWORKDAYS.INTL([.BG$9];[.BG$9];1;[.$A$2:.$A$4]);&quot;W&quot;;&quot;H&quot;);&quot;&quot;)">
            <text:p/>
          </table:table-cell>
          <table:table-cell table:formula="of:=IF(AND([.BH$9]&gt;=[.$B63];[.BH$9]&lt;=[.$D63];ISNUMBER([.$C63]));IF(COM.MICROSOFT.NETWORKDAYS.INTL([.BH$9];[.BH$9];1;[.$A$2:.$A$4]);&quot;W&quot;;&quot;H&quot;);&quot;&quot;)">
            <text:p/>
          </table:table-cell>
          <table:table-cell table:formula="of:=IF(AND([.BI$9]&gt;=[.$B63];[.BI$9]&lt;=[.$D63];ISNUMBER([.$C63]));IF(COM.MICROSOFT.NETWORKDAYS.INTL([.BI$9];[.BI$9];1;[.$A$2:.$A$4]);&quot;W&quot;;&quot;H&quot;);&quot;&quot;)">
            <text:p/>
          </table:table-cell>
          <table:table-cell table:formula="of:=IF(AND([.BJ$9]&gt;=[.$B63];[.BJ$9]&lt;=[.$D63];ISNUMBER([.$C63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EV19</text:p>
          </table:table-cell>
          <table:table-cell office:value-type="date" office:date-value="2020-06-16" calcext:value-type="date">
            <text:p>16/06/20</text:p>
          </table:table-cell>
          <table:table-cell office:value-type="float" office:value="5" calcext:value-type="float">
            <text:p>5</text:p>
          </table:table-cell>
          <table:table-cell table:formula="of:=IF(ISNUMBER([.C64]); COM.MICROSOFT.WORKDAY.INTL([.B64]; [.C64]; 1; [.A$2:.A$4] ) - 1; &quot;&quot;)" office:value-type="date" office:date-value="2020-06-22" calcext:value-type="date">
            <text:p>22/06/20</text:p>
          </table:table-cell>
          <table:table-cell table:formula="of:=IF(AND([.E$9]&gt;=[.$B64];[.E$9]&lt;=[.$D64];ISNUMBER([.$C64]));IF(COM.MICROSOFT.NETWORKDAYS.INTL([.E$9];[.E$9];1;[.$A$2:.$A$4]);&quot;W&quot;;&quot;H&quot;);&quot;&quot;)">
            <text:p/>
          </table:table-cell>
          <table:table-cell table:formula="of:=IF(AND([.F$9]&gt;=[.$B64];[.F$9]&lt;=[.$D64];ISNUMBER([.$C64]));IF(COM.MICROSOFT.NETWORKDAYS.INTL([.F$9];[.F$9];1;[.$A$2:.$A$4]);&quot;W&quot;;&quot;H&quot;);&quot;&quot;)">
            <text:p/>
          </table:table-cell>
          <table:table-cell table:formula="of:=IF(AND([.G$9]&gt;=[.$B64];[.G$9]&lt;=[.$D64];ISNUMBER([.$C64]));IF(COM.MICROSOFT.NETWORKDAYS.INTL([.G$9];[.G$9];1;[.$A$2:.$A$4]);&quot;W&quot;;&quot;H&quot;);&quot;&quot;)">
            <text:p/>
          </table:table-cell>
          <table:table-cell table:formula="of:=IF(AND([.H$9]&gt;=[.$B64];[.H$9]&lt;=[.$D64];ISNUMBER([.$C64]));IF(COM.MICROSOFT.NETWORKDAYS.INTL([.H$9];[.H$9];1;[.$A$2:.$A$4]);&quot;W&quot;;&quot;H&quot;);&quot;&quot;)">
            <text:p/>
          </table:table-cell>
          <table:table-cell table:formula="of:=IF(AND([.I$9]&gt;=[.$B64];[.I$9]&lt;=[.$D64];ISNUMBER([.$C64]));IF(COM.MICROSOFT.NETWORKDAYS.INTL([.I$9];[.I$9];1;[.$A$2:.$A$4]);&quot;W&quot;;&quot;H&quot;);&quot;&quot;)">
            <text:p/>
          </table:table-cell>
          <table:table-cell table:formula="of:=IF(AND([.J$9]&gt;=[.$B64];[.J$9]&lt;=[.$D64];ISNUMBER([.$C64]));IF(COM.MICROSOFT.NETWORKDAYS.INTL([.J$9];[.J$9];1;[.$A$2:.$A$4]);&quot;W&quot;;&quot;H&quot;);&quot;&quot;)">
            <text:p/>
          </table:table-cell>
          <table:table-cell table:formula="of:=IF(AND([.K$9]&gt;=[.$B64];[.K$9]&lt;=[.$D64];ISNUMBER([.$C64]));IF(COM.MICROSOFT.NETWORKDAYS.INTL([.K$9];[.K$9];1;[.$A$2:.$A$4]);&quot;W&quot;;&quot;H&quot;);&quot;&quot;)">
            <text:p/>
          </table:table-cell>
          <table:table-cell table:formula="of:=IF(AND([.L$9]&gt;=[.$B64];[.L$9]&lt;=[.$D64];ISNUMBER([.$C64]));IF(COM.MICROSOFT.NETWORKDAYS.INTL([.L$9];[.L$9];1;[.$A$2:.$A$4]);&quot;W&quot;;&quot;H&quot;);&quot;&quot;)">
            <text:p/>
          </table:table-cell>
          <table:table-cell table:formula="of:=IF(AND([.M$9]&gt;=[.$B64];[.M$9]&lt;=[.$D64];ISNUMBER([.$C64]));IF(COM.MICROSOFT.NETWORKDAYS.INTL([.M$9];[.M$9];1;[.$A$2:.$A$4]);&quot;W&quot;;&quot;H&quot;);&quot;&quot;)">
            <text:p/>
          </table:table-cell>
          <table:table-cell table:formula="of:=IF(AND([.N$9]&gt;=[.$B64];[.N$9]&lt;=[.$D64];ISNUMBER([.$C64]));IF(COM.MICROSOFT.NETWORKDAYS.INTL([.N$9];[.N$9];1;[.$A$2:.$A$4]);&quot;W&quot;;&quot;H&quot;);&quot;&quot;)">
            <text:p/>
          </table:table-cell>
          <table:table-cell table:formula="of:=IF(AND([.O$9]&gt;=[.$B64];[.O$9]&lt;=[.$D64];ISNUMBER([.$C64]));IF(COM.MICROSOFT.NETWORKDAYS.INTL([.O$9];[.O$9];1;[.$A$2:.$A$4]);&quot;W&quot;;&quot;H&quot;);&quot;&quot;)">
            <text:p/>
          </table:table-cell>
          <table:table-cell table:formula="of:=IF(AND([.P$9]&gt;=[.$B64];[.P$9]&lt;=[.$D64];ISNUMBER([.$C64]));IF(COM.MICROSOFT.NETWORKDAYS.INTL([.P$9];[.P$9];1;[.$A$2:.$A$4]);&quot;W&quot;;&quot;H&quot;);&quot;&quot;)">
            <text:p/>
          </table:table-cell>
          <table:table-cell table:formula="of:=IF(AND([.Q$9]&gt;=[.$B64];[.Q$9]&lt;=[.$D64];ISNUMBER([.$C64]));IF(COM.MICROSOFT.NETWORKDAYS.INTL([.Q$9];[.Q$9];1;[.$A$2:.$A$4]);&quot;W&quot;;&quot;H&quot;);&quot;&quot;)">
            <text:p/>
          </table:table-cell>
          <table:table-cell table:formula="of:=IF(AND([.R$9]&gt;=[.$B64];[.R$9]&lt;=[.$D64];ISNUMBER([.$C64]));IF(COM.MICROSOFT.NETWORKDAYS.INTL([.R$9];[.R$9];1;[.$A$2:.$A$4]);&quot;W&quot;;&quot;H&quot;);&quot;&quot;)">
            <text:p/>
          </table:table-cell>
          <table:table-cell table:formula="of:=IF(AND([.S$9]&gt;=[.$B64];[.S$9]&lt;=[.$D64];ISNUMBER([.$C64]));IF(COM.MICROSOFT.NETWORKDAYS.INTL([.S$9];[.S$9];1;[.$A$2:.$A$4]);&quot;W&quot;;&quot;H&quot;);&quot;&quot;)">
            <text:p/>
          </table:table-cell>
          <table:table-cell table:formula="of:=IF(AND([.T$9]&gt;=[.$B64];[.T$9]&lt;=[.$D64];ISNUMBER([.$C64]));IF(COM.MICROSOFT.NETWORKDAYS.INTL([.T$9];[.T$9];1;[.$A$2:.$A$4]);&quot;W&quot;;&quot;H&quot;);&quot;&quot;)">
            <text:p/>
          </table:table-cell>
          <table:table-cell table:formula="of:=IF(AND([.U$9]&gt;=[.$B64];[.U$9]&lt;=[.$D64];ISNUMBER([.$C64]));IF(COM.MICROSOFT.NETWORKDAYS.INTL([.U$9];[.U$9];1;[.$A$2:.$A$4]);&quot;W&quot;;&quot;H&quot;);&quot;&quot;)">
            <text:p/>
          </table:table-cell>
          <table:table-cell table:formula="of:=IF(AND([.V$9]&gt;=[.$B64];[.V$9]&lt;=[.$D64];ISNUMBER([.$C64]));IF(COM.MICROSOFT.NETWORKDAYS.INTL([.V$9];[.V$9];1;[.$A$2:.$A$4]);&quot;W&quot;;&quot;H&quot;);&quot;&quot;)">
            <text:p/>
          </table:table-cell>
          <table:table-cell table:formula="of:=IF(AND([.W$9]&gt;=[.$B64];[.W$9]&lt;=[.$D64];ISNUMBER([.$C64]));IF(COM.MICROSOFT.NETWORKDAYS.INTL([.W$9];[.W$9];1;[.$A$2:.$A$4]);&quot;W&quot;;&quot;H&quot;);&quot;&quot;)">
            <text:p/>
          </table:table-cell>
          <table:table-cell table:formula="of:=IF(AND([.X$9]&gt;=[.$B64];[.X$9]&lt;=[.$D64];ISNUMBER([.$C64]));IF(COM.MICROSOFT.NETWORKDAYS.INTL([.X$9];[.X$9];1;[.$A$2:.$A$4]);&quot;W&quot;;&quot;H&quot;);&quot;&quot;)">
            <text:p/>
          </table:table-cell>
          <table:table-cell table:formula="of:=IF(AND([.Y$9]&gt;=[.$B64];[.Y$9]&lt;=[.$D64];ISNUMBER([.$C64]));IF(COM.MICROSOFT.NETWORKDAYS.INTL([.Y$9];[.Y$9];1;[.$A$2:.$A$4]);&quot;W&quot;;&quot;H&quot;);&quot;&quot;)">
            <text:p/>
          </table:table-cell>
          <table:table-cell table:formula="of:=IF(AND([.Z$9]&gt;=[.$B64];[.Z$9]&lt;=[.$D64];ISNUMBER([.$C64]));IF(COM.MICROSOFT.NETWORKDAYS.INTL([.Z$9];[.Z$9];1;[.$A$2:.$A$4]);&quot;W&quot;;&quot;H&quot;);&quot;&quot;)">
            <text:p/>
          </table:table-cell>
          <table:table-cell table:formula="of:=IF(AND([.AA$9]&gt;=[.$B64];[.AA$9]&lt;=[.$D64];ISNUMBER([.$C64]));IF(COM.MICROSOFT.NETWORKDAYS.INTL([.AA$9];[.AA$9];1;[.$A$2:.$A$4]);&quot;W&quot;;&quot;H&quot;);&quot;&quot;)">
            <text:p/>
          </table:table-cell>
          <table:table-cell table:formula="of:=IF(AND([.AB$9]&gt;=[.$B64];[.AB$9]&lt;=[.$D64];ISNUMBER([.$C64]));IF(COM.MICROSOFT.NETWORKDAYS.INTL([.AB$9];[.AB$9];1;[.$A$2:.$A$4]);&quot;W&quot;;&quot;H&quot;);&quot;&quot;)">
            <text:p/>
          </table:table-cell>
          <table:table-cell table:formula="of:=IF(AND([.AC$9]&gt;=[.$B64];[.AC$9]&lt;=[.$D64];ISNUMBER([.$C64]));IF(COM.MICROSOFT.NETWORKDAYS.INTL([.AC$9];[.AC$9];1;[.$A$2:.$A$4]);&quot;W&quot;;&quot;H&quot;);&quot;&quot;)">
            <text:p/>
          </table:table-cell>
          <table:table-cell table:formula="of:=IF(AND([.AD$9]&gt;=[.$B64];[.AD$9]&lt;=[.$D64];ISNUMBER([.$C64]));IF(COM.MICROSOFT.NETWORKDAYS.INTL([.AD$9];[.AD$9];1;[.$A$2:.$A$4]);&quot;W&quot;;&quot;H&quot;);&quot;&quot;)">
            <text:p/>
          </table:table-cell>
          <table:table-cell table:formula="of:=IF(AND([.AE$9]&gt;=[.$B64];[.AE$9]&lt;=[.$D64];ISNUMBER([.$C64]));IF(COM.MICROSOFT.NETWORKDAYS.INTL([.AE$9];[.AE$9];1;[.$A$2:.$A$4]);&quot;W&quot;;&quot;H&quot;);&quot;&quot;)">
            <text:p/>
          </table:table-cell>
          <table:table-cell table:formula="of:=IF(AND([.AF$9]&gt;=[.$B64];[.AF$9]&lt;=[.$D64];ISNUMBER([.$C64]));IF(COM.MICROSOFT.NETWORKDAYS.INTL([.AF$9];[.AF$9];1;[.$A$2:.$A$4]);&quot;W&quot;;&quot;H&quot;);&quot;&quot;)">
            <text:p/>
          </table:table-cell>
          <table:table-cell table:formula="of:=IF(AND([.AG$9]&gt;=[.$B64];[.AG$9]&lt;=[.$D64];ISNUMBER([.$C64]));IF(COM.MICROSOFT.NETWORKDAYS.INTL([.AG$9];[.AG$9];1;[.$A$2:.$A$4]);&quot;W&quot;;&quot;H&quot;);&quot;&quot;)">
            <text:p/>
          </table:table-cell>
          <table:table-cell table:formula="of:=IF(AND([.AH$9]&gt;=[.$B64];[.AH$9]&lt;=[.$D64];ISNUMBER([.$C64]));IF(COM.MICROSOFT.NETWORKDAYS.INTL([.AH$9];[.AH$9];1;[.$A$2:.$A$4]);&quot;W&quot;;&quot;H&quot;);&quot;&quot;)">
            <text:p/>
          </table:table-cell>
          <table:table-cell table:formula="of:=IF(AND([.AI$9]&gt;=[.$B64];[.AI$9]&lt;=[.$D64];ISNUMBER([.$C64]));IF(COM.MICROSOFT.NETWORKDAYS.INTL([.AI$9];[.AI$9];1;[.$A$2:.$A$4]);&quot;W&quot;;&quot;H&quot;);&quot;&quot;)">
            <text:p/>
          </table:table-cell>
          <table:table-cell table:formula="of:=IF(AND([.AJ$9]&gt;=[.$B64];[.AJ$9]&lt;=[.$D64];ISNUMBER([.$C64]));IF(COM.MICROSOFT.NETWORKDAYS.INTL([.AJ$9];[.AJ$9];1;[.$A$2:.$A$4]);&quot;W&quot;;&quot;H&quot;);&quot;&quot;)">
            <text:p/>
          </table:table-cell>
          <table:table-cell table:formula="of:=IF(AND([.AK$9]&gt;=[.$B64];[.AK$9]&lt;=[.$D64];ISNUMBER([.$C64]));IF(COM.MICROSOFT.NETWORKDAYS.INTL([.AK$9];[.AK$9];1;[.$A$2:.$A$4]);&quot;W&quot;;&quot;H&quot;);&quot;&quot;)">
            <text:p/>
          </table:table-cell>
          <table:table-cell table:formula="of:=IF(AND([.AL$9]&gt;=[.$B64];[.AL$9]&lt;=[.$D64];ISNUMBER([.$C64]));IF(COM.MICROSOFT.NETWORKDAYS.INTL([.AL$9];[.AL$9];1;[.$A$2:.$A$4]);&quot;W&quot;;&quot;H&quot;);&quot;&quot;)">
            <text:p/>
          </table:table-cell>
          <table:table-cell table:formula="of:=IF(AND([.AM$9]&gt;=[.$B64];[.AM$9]&lt;=[.$D64];ISNUMBER([.$C64]));IF(COM.MICROSOFT.NETWORKDAYS.INTL([.AM$9];[.AM$9];1;[.$A$2:.$A$4]);&quot;W&quot;;&quot;H&quot;);&quot;&quot;)">
            <text:p/>
          </table:table-cell>
          <table:table-cell table:formula="of:=IF(AND([.AN$9]&gt;=[.$B64];[.AN$9]&lt;=[.$D64];ISNUMBER([.$C64]));IF(COM.MICROSOFT.NETWORKDAYS.INTL([.AN$9];[.AN$9];1;[.$A$2:.$A$4]);&quot;W&quot;;&quot;H&quot;);&quot;&quot;)">
            <text:p/>
          </table:table-cell>
          <table:table-cell table:formula="of:=IF(AND([.AO$9]&gt;=[.$B64];[.AO$9]&lt;=[.$D64];ISNUMBER([.$C64]));IF(COM.MICROSOFT.NETWORKDAYS.INTL([.AO$9];[.AO$9];1;[.$A$2:.$A$4]);&quot;W&quot;;&quot;H&quot;);&quot;&quot;)">
            <text:p/>
          </table:table-cell>
          <table:table-cell table:formula="of:=IF(AND([.AP$9]&gt;=[.$B64];[.AP$9]&lt;=[.$D64];ISNUMBER([.$C64]));IF(COM.MICROSOFT.NETWORKDAYS.INTL([.AP$9];[.AP$9];1;[.$A$2:.$A$4]);&quot;W&quot;;&quot;H&quot;);&quot;&quot;)">
            <text:p/>
          </table:table-cell>
          <table:table-cell table:formula="of:=IF(AND([.AQ$9]&gt;=[.$B64];[.AQ$9]&lt;=[.$D64];ISNUMBER([.$C64]));IF(COM.MICROSOFT.NETWORKDAYS.INTL([.AQ$9];[.AQ$9];1;[.$A$2:.$A$4]);&quot;W&quot;;&quot;H&quot;);&quot;&quot;)">
            <text:p/>
          </table:table-cell>
          <table:table-cell table:formula="of:=IF(AND([.AR$9]&gt;=[.$B64];[.AR$9]&lt;=[.$D64];ISNUMBER([.$C64]));IF(COM.MICROSOFT.NETWORKDAYS.INTL([.AR$9];[.AR$9];1;[.$A$2:.$A$4]);&quot;W&quot;;&quot;H&quot;);&quot;&quot;)">
            <text:p/>
          </table:table-cell>
          <table:table-cell table:formula="of:=IF(AND([.AS$9]&gt;=[.$B64];[.AS$9]&lt;=[.$D64];ISNUMBER([.$C64]));IF(COM.MICROSOFT.NETWORKDAYS.INTL([.AS$9];[.AS$9];1;[.$A$2:.$A$4]);&quot;W&quot;;&quot;H&quot;);&quot;&quot;)">
            <text:p/>
          </table:table-cell>
          <table:table-cell table:formula="of:=IF(AND([.AT$9]&gt;=[.$B64];[.AT$9]&lt;=[.$D64];ISNUMBER([.$C64]));IF(COM.MICROSOFT.NETWORKDAYS.INTL([.AT$9];[.AT$9];1;[.$A$2:.$A$4]);&quot;W&quot;;&quot;H&quot;);&quot;&quot;)" office:value-type="string" office:string-value="W" calcext:value-type="string">
            <text:p>W</text:p>
          </table:table-cell>
          <table:table-cell table:formula="of:=IF(AND([.AU$9]&gt;=[.$B64];[.AU$9]&lt;=[.$D64];ISNUMBER([.$C64]));IF(COM.MICROSOFT.NETWORKDAYS.INTL([.AU$9];[.AU$9];1;[.$A$2:.$A$4]);&quot;W&quot;;&quot;H&quot;);&quot;&quot;)" office:value-type="string" office:string-value="W" calcext:value-type="string">
            <text:p>W</text:p>
          </table:table-cell>
          <table:table-cell table:formula="of:=IF(AND([.AV$9]&gt;=[.$B64];[.AV$9]&lt;=[.$D64];ISNUMBER([.$C64]));IF(COM.MICROSOFT.NETWORKDAYS.INTL([.AV$9];[.AV$9];1;[.$A$2:.$A$4]);&quot;W&quot;;&quot;H&quot;);&quot;&quot;)" office:value-type="string" office:string-value="W" calcext:value-type="string">
            <text:p>W</text:p>
          </table:table-cell>
          <table:table-cell table:formula="of:=IF(AND([.AW$9]&gt;=[.$B64];[.AW$9]&lt;=[.$D64];ISNUMBER([.$C64]));IF(COM.MICROSOFT.NETWORKDAYS.INTL([.AW$9];[.AW$9];1;[.$A$2:.$A$4]);&quot;W&quot;;&quot;H&quot;);&quot;&quot;)" office:value-type="string" office:string-value="W" calcext:value-type="string">
            <text:p>W</text:p>
          </table:table-cell>
          <table:table-cell table:formula="of:=IF(AND([.AX$9]&gt;=[.$B64];[.AX$9]&lt;=[.$D64];ISNUMBER([.$C64]));IF(COM.MICROSOFT.NETWORKDAYS.INTL([.AX$9];[.AX$9];1;[.$A$2:.$A$4]);&quot;W&quot;;&quot;H&quot;);&quot;&quot;)" office:value-type="string" office:string-value="H" calcext:value-type="string">
            <text:p>H</text:p>
          </table:table-cell>
          <table:table-cell table:formula="of:=IF(AND([.AY$9]&gt;=[.$B64];[.AY$9]&lt;=[.$D64];ISNUMBER([.$C64]));IF(COM.MICROSOFT.NETWORKDAYS.INTL([.AY$9];[.AY$9];1;[.$A$2:.$A$4]);&quot;W&quot;;&quot;H&quot;);&quot;&quot;)" office:value-type="string" office:string-value="H" calcext:value-type="string">
            <text:p>H</text:p>
          </table:table-cell>
          <table:table-cell table:formula="of:=IF(AND([.AZ$9]&gt;=[.$B64];[.AZ$9]&lt;=[.$D64];ISNUMBER([.$C64]));IF(COM.MICROSOFT.NETWORKDAYS.INTL([.AZ$9];[.AZ$9];1;[.$A$2:.$A$4]);&quot;W&quot;;&quot;H&quot;);&quot;&quot;)" office:value-type="string" office:string-value="W" calcext:value-type="string">
            <text:p>W</text:p>
          </table:table-cell>
          <table:table-cell table:formula="of:=IF(AND([.BA$9]&gt;=[.$B64];[.BA$9]&lt;=[.$D64];ISNUMBER([.$C64]));IF(COM.MICROSOFT.NETWORKDAYS.INTL([.BA$9];[.BA$9];1;[.$A$2:.$A$4]);&quot;W&quot;;&quot;H&quot;);&quot;&quot;)">
            <text:p/>
          </table:table-cell>
          <table:table-cell table:formula="of:=IF(AND([.BB$9]&gt;=[.$B64];[.BB$9]&lt;=[.$D64];ISNUMBER([.$C64]));IF(COM.MICROSOFT.NETWORKDAYS.INTL([.BB$9];[.BB$9];1;[.$A$2:.$A$4]);&quot;W&quot;;&quot;H&quot;);&quot;&quot;)">
            <text:p/>
          </table:table-cell>
          <table:table-cell table:formula="of:=IF(AND([.BC$9]&gt;=[.$B64];[.BC$9]&lt;=[.$D64];ISNUMBER([.$C64]));IF(COM.MICROSOFT.NETWORKDAYS.INTL([.BC$9];[.BC$9];1;[.$A$2:.$A$4]);&quot;W&quot;;&quot;H&quot;);&quot;&quot;)">
            <text:p/>
          </table:table-cell>
          <table:table-cell table:formula="of:=IF(AND([.BD$9]&gt;=[.$B64];[.BD$9]&lt;=[.$D64];ISNUMBER([.$C64]));IF(COM.MICROSOFT.NETWORKDAYS.INTL([.BD$9];[.BD$9];1;[.$A$2:.$A$4]);&quot;W&quot;;&quot;H&quot;);&quot;&quot;)">
            <text:p/>
          </table:table-cell>
          <table:table-cell table:formula="of:=IF(AND([.BE$9]&gt;=[.$B64];[.BE$9]&lt;=[.$D64];ISNUMBER([.$C64]));IF(COM.MICROSOFT.NETWORKDAYS.INTL([.BE$9];[.BE$9];1;[.$A$2:.$A$4]);&quot;W&quot;;&quot;H&quot;);&quot;&quot;)">
            <text:p/>
          </table:table-cell>
          <table:table-cell table:formula="of:=IF(AND([.BF$9]&gt;=[.$B64];[.BF$9]&lt;=[.$D64];ISNUMBER([.$C64]));IF(COM.MICROSOFT.NETWORKDAYS.INTL([.BF$9];[.BF$9];1;[.$A$2:.$A$4]);&quot;W&quot;;&quot;H&quot;);&quot;&quot;)">
            <text:p/>
          </table:table-cell>
          <table:table-cell table:formula="of:=IF(AND([.BG$9]&gt;=[.$B64];[.BG$9]&lt;=[.$D64];ISNUMBER([.$C64]));IF(COM.MICROSOFT.NETWORKDAYS.INTL([.BG$9];[.BG$9];1;[.$A$2:.$A$4]);&quot;W&quot;;&quot;H&quot;);&quot;&quot;)">
            <text:p/>
          </table:table-cell>
          <table:table-cell table:formula="of:=IF(AND([.BH$9]&gt;=[.$B64];[.BH$9]&lt;=[.$D64];ISNUMBER([.$C64]));IF(COM.MICROSOFT.NETWORKDAYS.INTL([.BH$9];[.BH$9];1;[.$A$2:.$A$4]);&quot;W&quot;;&quot;H&quot;);&quot;&quot;)">
            <text:p/>
          </table:table-cell>
          <table:table-cell table:formula="of:=IF(AND([.BI$9]&gt;=[.$B64];[.BI$9]&lt;=[.$D64];ISNUMBER([.$C64]));IF(COM.MICROSOFT.NETWORKDAYS.INTL([.BI$9];[.BI$9];1;[.$A$2:.$A$4]);&quot;W&quot;;&quot;H&quot;);&quot;&quot;)">
            <text:p/>
          </table:table-cell>
          <table:table-cell table:formula="of:=IF(AND([.BJ$9]&gt;=[.$B64];[.BJ$9]&lt;=[.$D64];ISNUMBER([.$C64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EV20</text:p>
          </table:table-cell>
          <table:table-cell office:value-type="date" office:date-value="2020-06-16" calcext:value-type="date">
            <text:p>16/06/20</text:p>
          </table:table-cell>
          <table:table-cell office:value-type="float" office:value="5" calcext:value-type="float">
            <text:p>5</text:p>
          </table:table-cell>
          <table:table-cell table:formula="of:=IF(ISNUMBER([.C65]); COM.MICROSOFT.WORKDAY.INTL([.B65]; [.C65]; 1; [.A$2:.A$4] ) - 1; &quot;&quot;)" office:value-type="date" office:date-value="2020-06-22" calcext:value-type="date">
            <text:p>22/06/20</text:p>
          </table:table-cell>
          <table:table-cell table:formula="of:=IF(AND([.E$9]&gt;=[.$B65];[.E$9]&lt;=[.$D65];ISNUMBER([.$C65]));IF(COM.MICROSOFT.NETWORKDAYS.INTL([.E$9];[.E$9];1;[.$A$2:.$A$4]);&quot;W&quot;;&quot;H&quot;);&quot;&quot;)">
            <text:p/>
          </table:table-cell>
          <table:table-cell table:formula="of:=IF(AND([.F$9]&gt;=[.$B65];[.F$9]&lt;=[.$D65];ISNUMBER([.$C65]));IF(COM.MICROSOFT.NETWORKDAYS.INTL([.F$9];[.F$9];1;[.$A$2:.$A$4]);&quot;W&quot;;&quot;H&quot;);&quot;&quot;)">
            <text:p/>
          </table:table-cell>
          <table:table-cell table:formula="of:=IF(AND([.G$9]&gt;=[.$B65];[.G$9]&lt;=[.$D65];ISNUMBER([.$C65]));IF(COM.MICROSOFT.NETWORKDAYS.INTL([.G$9];[.G$9];1;[.$A$2:.$A$4]);&quot;W&quot;;&quot;H&quot;);&quot;&quot;)">
            <text:p/>
          </table:table-cell>
          <table:table-cell table:formula="of:=IF(AND([.H$9]&gt;=[.$B65];[.H$9]&lt;=[.$D65];ISNUMBER([.$C65]));IF(COM.MICROSOFT.NETWORKDAYS.INTL([.H$9];[.H$9];1;[.$A$2:.$A$4]);&quot;W&quot;;&quot;H&quot;);&quot;&quot;)">
            <text:p/>
          </table:table-cell>
          <table:table-cell table:formula="of:=IF(AND([.I$9]&gt;=[.$B65];[.I$9]&lt;=[.$D65];ISNUMBER([.$C65]));IF(COM.MICROSOFT.NETWORKDAYS.INTL([.I$9];[.I$9];1;[.$A$2:.$A$4]);&quot;W&quot;;&quot;H&quot;);&quot;&quot;)">
            <text:p/>
          </table:table-cell>
          <table:table-cell table:formula="of:=IF(AND([.J$9]&gt;=[.$B65];[.J$9]&lt;=[.$D65];ISNUMBER([.$C65]));IF(COM.MICROSOFT.NETWORKDAYS.INTL([.J$9];[.J$9];1;[.$A$2:.$A$4]);&quot;W&quot;;&quot;H&quot;);&quot;&quot;)">
            <text:p/>
          </table:table-cell>
          <table:table-cell table:formula="of:=IF(AND([.K$9]&gt;=[.$B65];[.K$9]&lt;=[.$D65];ISNUMBER([.$C65]));IF(COM.MICROSOFT.NETWORKDAYS.INTL([.K$9];[.K$9];1;[.$A$2:.$A$4]);&quot;W&quot;;&quot;H&quot;);&quot;&quot;)">
            <text:p/>
          </table:table-cell>
          <table:table-cell table:formula="of:=IF(AND([.L$9]&gt;=[.$B65];[.L$9]&lt;=[.$D65];ISNUMBER([.$C65]));IF(COM.MICROSOFT.NETWORKDAYS.INTL([.L$9];[.L$9];1;[.$A$2:.$A$4]);&quot;W&quot;;&quot;H&quot;);&quot;&quot;)">
            <text:p/>
          </table:table-cell>
          <table:table-cell table:formula="of:=IF(AND([.M$9]&gt;=[.$B65];[.M$9]&lt;=[.$D65];ISNUMBER([.$C65]));IF(COM.MICROSOFT.NETWORKDAYS.INTL([.M$9];[.M$9];1;[.$A$2:.$A$4]);&quot;W&quot;;&quot;H&quot;);&quot;&quot;)">
            <text:p/>
          </table:table-cell>
          <table:table-cell table:formula="of:=IF(AND([.N$9]&gt;=[.$B65];[.N$9]&lt;=[.$D65];ISNUMBER([.$C65]));IF(COM.MICROSOFT.NETWORKDAYS.INTL([.N$9];[.N$9];1;[.$A$2:.$A$4]);&quot;W&quot;;&quot;H&quot;);&quot;&quot;)">
            <text:p/>
          </table:table-cell>
          <table:table-cell table:formula="of:=IF(AND([.O$9]&gt;=[.$B65];[.O$9]&lt;=[.$D65];ISNUMBER([.$C65]));IF(COM.MICROSOFT.NETWORKDAYS.INTL([.O$9];[.O$9];1;[.$A$2:.$A$4]);&quot;W&quot;;&quot;H&quot;);&quot;&quot;)">
            <text:p/>
          </table:table-cell>
          <table:table-cell table:formula="of:=IF(AND([.P$9]&gt;=[.$B65];[.P$9]&lt;=[.$D65];ISNUMBER([.$C65]));IF(COM.MICROSOFT.NETWORKDAYS.INTL([.P$9];[.P$9];1;[.$A$2:.$A$4]);&quot;W&quot;;&quot;H&quot;);&quot;&quot;)">
            <text:p/>
          </table:table-cell>
          <table:table-cell table:formula="of:=IF(AND([.Q$9]&gt;=[.$B65];[.Q$9]&lt;=[.$D65];ISNUMBER([.$C65]));IF(COM.MICROSOFT.NETWORKDAYS.INTL([.Q$9];[.Q$9];1;[.$A$2:.$A$4]);&quot;W&quot;;&quot;H&quot;);&quot;&quot;)">
            <text:p/>
          </table:table-cell>
          <table:table-cell table:formula="of:=IF(AND([.R$9]&gt;=[.$B65];[.R$9]&lt;=[.$D65];ISNUMBER([.$C65]));IF(COM.MICROSOFT.NETWORKDAYS.INTL([.R$9];[.R$9];1;[.$A$2:.$A$4]);&quot;W&quot;;&quot;H&quot;);&quot;&quot;)">
            <text:p/>
          </table:table-cell>
          <table:table-cell table:formula="of:=IF(AND([.S$9]&gt;=[.$B65];[.S$9]&lt;=[.$D65];ISNUMBER([.$C65]));IF(COM.MICROSOFT.NETWORKDAYS.INTL([.S$9];[.S$9];1;[.$A$2:.$A$4]);&quot;W&quot;;&quot;H&quot;);&quot;&quot;)">
            <text:p/>
          </table:table-cell>
          <table:table-cell table:formula="of:=IF(AND([.T$9]&gt;=[.$B65];[.T$9]&lt;=[.$D65];ISNUMBER([.$C65]));IF(COM.MICROSOFT.NETWORKDAYS.INTL([.T$9];[.T$9];1;[.$A$2:.$A$4]);&quot;W&quot;;&quot;H&quot;);&quot;&quot;)">
            <text:p/>
          </table:table-cell>
          <table:table-cell table:formula="of:=IF(AND([.U$9]&gt;=[.$B65];[.U$9]&lt;=[.$D65];ISNUMBER([.$C65]));IF(COM.MICROSOFT.NETWORKDAYS.INTL([.U$9];[.U$9];1;[.$A$2:.$A$4]);&quot;W&quot;;&quot;H&quot;);&quot;&quot;)">
            <text:p/>
          </table:table-cell>
          <table:table-cell table:formula="of:=IF(AND([.V$9]&gt;=[.$B65];[.V$9]&lt;=[.$D65];ISNUMBER([.$C65]));IF(COM.MICROSOFT.NETWORKDAYS.INTL([.V$9];[.V$9];1;[.$A$2:.$A$4]);&quot;W&quot;;&quot;H&quot;);&quot;&quot;)">
            <text:p/>
          </table:table-cell>
          <table:table-cell table:formula="of:=IF(AND([.W$9]&gt;=[.$B65];[.W$9]&lt;=[.$D65];ISNUMBER([.$C65]));IF(COM.MICROSOFT.NETWORKDAYS.INTL([.W$9];[.W$9];1;[.$A$2:.$A$4]);&quot;W&quot;;&quot;H&quot;);&quot;&quot;)">
            <text:p/>
          </table:table-cell>
          <table:table-cell table:formula="of:=IF(AND([.X$9]&gt;=[.$B65];[.X$9]&lt;=[.$D65];ISNUMBER([.$C65]));IF(COM.MICROSOFT.NETWORKDAYS.INTL([.X$9];[.X$9];1;[.$A$2:.$A$4]);&quot;W&quot;;&quot;H&quot;);&quot;&quot;)">
            <text:p/>
          </table:table-cell>
          <table:table-cell table:formula="of:=IF(AND([.Y$9]&gt;=[.$B65];[.Y$9]&lt;=[.$D65];ISNUMBER([.$C65]));IF(COM.MICROSOFT.NETWORKDAYS.INTL([.Y$9];[.Y$9];1;[.$A$2:.$A$4]);&quot;W&quot;;&quot;H&quot;);&quot;&quot;)">
            <text:p/>
          </table:table-cell>
          <table:table-cell table:formula="of:=IF(AND([.Z$9]&gt;=[.$B65];[.Z$9]&lt;=[.$D65];ISNUMBER([.$C65]));IF(COM.MICROSOFT.NETWORKDAYS.INTL([.Z$9];[.Z$9];1;[.$A$2:.$A$4]);&quot;W&quot;;&quot;H&quot;);&quot;&quot;)">
            <text:p/>
          </table:table-cell>
          <table:table-cell table:formula="of:=IF(AND([.AA$9]&gt;=[.$B65];[.AA$9]&lt;=[.$D65];ISNUMBER([.$C65]));IF(COM.MICROSOFT.NETWORKDAYS.INTL([.AA$9];[.AA$9];1;[.$A$2:.$A$4]);&quot;W&quot;;&quot;H&quot;);&quot;&quot;)">
            <text:p/>
          </table:table-cell>
          <table:table-cell table:formula="of:=IF(AND([.AB$9]&gt;=[.$B65];[.AB$9]&lt;=[.$D65];ISNUMBER([.$C65]));IF(COM.MICROSOFT.NETWORKDAYS.INTL([.AB$9];[.AB$9];1;[.$A$2:.$A$4]);&quot;W&quot;;&quot;H&quot;);&quot;&quot;)">
            <text:p/>
          </table:table-cell>
          <table:table-cell table:formula="of:=IF(AND([.AC$9]&gt;=[.$B65];[.AC$9]&lt;=[.$D65];ISNUMBER([.$C65]));IF(COM.MICROSOFT.NETWORKDAYS.INTL([.AC$9];[.AC$9];1;[.$A$2:.$A$4]);&quot;W&quot;;&quot;H&quot;);&quot;&quot;)">
            <text:p/>
          </table:table-cell>
          <table:table-cell table:formula="of:=IF(AND([.AD$9]&gt;=[.$B65];[.AD$9]&lt;=[.$D65];ISNUMBER([.$C65]));IF(COM.MICROSOFT.NETWORKDAYS.INTL([.AD$9];[.AD$9];1;[.$A$2:.$A$4]);&quot;W&quot;;&quot;H&quot;);&quot;&quot;)">
            <text:p/>
          </table:table-cell>
          <table:table-cell table:formula="of:=IF(AND([.AE$9]&gt;=[.$B65];[.AE$9]&lt;=[.$D65];ISNUMBER([.$C65]));IF(COM.MICROSOFT.NETWORKDAYS.INTL([.AE$9];[.AE$9];1;[.$A$2:.$A$4]);&quot;W&quot;;&quot;H&quot;);&quot;&quot;)">
            <text:p/>
          </table:table-cell>
          <table:table-cell table:formula="of:=IF(AND([.AF$9]&gt;=[.$B65];[.AF$9]&lt;=[.$D65];ISNUMBER([.$C65]));IF(COM.MICROSOFT.NETWORKDAYS.INTL([.AF$9];[.AF$9];1;[.$A$2:.$A$4]);&quot;W&quot;;&quot;H&quot;);&quot;&quot;)">
            <text:p/>
          </table:table-cell>
          <table:table-cell table:formula="of:=IF(AND([.AG$9]&gt;=[.$B65];[.AG$9]&lt;=[.$D65];ISNUMBER([.$C65]));IF(COM.MICROSOFT.NETWORKDAYS.INTL([.AG$9];[.AG$9];1;[.$A$2:.$A$4]);&quot;W&quot;;&quot;H&quot;);&quot;&quot;)">
            <text:p/>
          </table:table-cell>
          <table:table-cell table:formula="of:=IF(AND([.AH$9]&gt;=[.$B65];[.AH$9]&lt;=[.$D65];ISNUMBER([.$C65]));IF(COM.MICROSOFT.NETWORKDAYS.INTL([.AH$9];[.AH$9];1;[.$A$2:.$A$4]);&quot;W&quot;;&quot;H&quot;);&quot;&quot;)">
            <text:p/>
          </table:table-cell>
          <table:table-cell table:formula="of:=IF(AND([.AI$9]&gt;=[.$B65];[.AI$9]&lt;=[.$D65];ISNUMBER([.$C65]));IF(COM.MICROSOFT.NETWORKDAYS.INTL([.AI$9];[.AI$9];1;[.$A$2:.$A$4]);&quot;W&quot;;&quot;H&quot;);&quot;&quot;)">
            <text:p/>
          </table:table-cell>
          <table:table-cell table:formula="of:=IF(AND([.AJ$9]&gt;=[.$B65];[.AJ$9]&lt;=[.$D65];ISNUMBER([.$C65]));IF(COM.MICROSOFT.NETWORKDAYS.INTL([.AJ$9];[.AJ$9];1;[.$A$2:.$A$4]);&quot;W&quot;;&quot;H&quot;);&quot;&quot;)">
            <text:p/>
          </table:table-cell>
          <table:table-cell table:formula="of:=IF(AND([.AK$9]&gt;=[.$B65];[.AK$9]&lt;=[.$D65];ISNUMBER([.$C65]));IF(COM.MICROSOFT.NETWORKDAYS.INTL([.AK$9];[.AK$9];1;[.$A$2:.$A$4]);&quot;W&quot;;&quot;H&quot;);&quot;&quot;)">
            <text:p/>
          </table:table-cell>
          <table:table-cell table:formula="of:=IF(AND([.AL$9]&gt;=[.$B65];[.AL$9]&lt;=[.$D65];ISNUMBER([.$C65]));IF(COM.MICROSOFT.NETWORKDAYS.INTL([.AL$9];[.AL$9];1;[.$A$2:.$A$4]);&quot;W&quot;;&quot;H&quot;);&quot;&quot;)">
            <text:p/>
          </table:table-cell>
          <table:table-cell table:formula="of:=IF(AND([.AM$9]&gt;=[.$B65];[.AM$9]&lt;=[.$D65];ISNUMBER([.$C65]));IF(COM.MICROSOFT.NETWORKDAYS.INTL([.AM$9];[.AM$9];1;[.$A$2:.$A$4]);&quot;W&quot;;&quot;H&quot;);&quot;&quot;)">
            <text:p/>
          </table:table-cell>
          <table:table-cell table:formula="of:=IF(AND([.AN$9]&gt;=[.$B65];[.AN$9]&lt;=[.$D65];ISNUMBER([.$C65]));IF(COM.MICROSOFT.NETWORKDAYS.INTL([.AN$9];[.AN$9];1;[.$A$2:.$A$4]);&quot;W&quot;;&quot;H&quot;);&quot;&quot;)">
            <text:p/>
          </table:table-cell>
          <table:table-cell table:formula="of:=IF(AND([.AO$9]&gt;=[.$B65];[.AO$9]&lt;=[.$D65];ISNUMBER([.$C65]));IF(COM.MICROSOFT.NETWORKDAYS.INTL([.AO$9];[.AO$9];1;[.$A$2:.$A$4]);&quot;W&quot;;&quot;H&quot;);&quot;&quot;)">
            <text:p/>
          </table:table-cell>
          <table:table-cell table:formula="of:=IF(AND([.AP$9]&gt;=[.$B65];[.AP$9]&lt;=[.$D65];ISNUMBER([.$C65]));IF(COM.MICROSOFT.NETWORKDAYS.INTL([.AP$9];[.AP$9];1;[.$A$2:.$A$4]);&quot;W&quot;;&quot;H&quot;);&quot;&quot;)">
            <text:p/>
          </table:table-cell>
          <table:table-cell table:formula="of:=IF(AND([.AQ$9]&gt;=[.$B65];[.AQ$9]&lt;=[.$D65];ISNUMBER([.$C65]));IF(COM.MICROSOFT.NETWORKDAYS.INTL([.AQ$9];[.AQ$9];1;[.$A$2:.$A$4]);&quot;W&quot;;&quot;H&quot;);&quot;&quot;)">
            <text:p/>
          </table:table-cell>
          <table:table-cell table:formula="of:=IF(AND([.AR$9]&gt;=[.$B65];[.AR$9]&lt;=[.$D65];ISNUMBER([.$C65]));IF(COM.MICROSOFT.NETWORKDAYS.INTL([.AR$9];[.AR$9];1;[.$A$2:.$A$4]);&quot;W&quot;;&quot;H&quot;);&quot;&quot;)">
            <text:p/>
          </table:table-cell>
          <table:table-cell table:formula="of:=IF(AND([.AS$9]&gt;=[.$B65];[.AS$9]&lt;=[.$D65];ISNUMBER([.$C65]));IF(COM.MICROSOFT.NETWORKDAYS.INTL([.AS$9];[.AS$9];1;[.$A$2:.$A$4]);&quot;W&quot;;&quot;H&quot;);&quot;&quot;)">
            <text:p/>
          </table:table-cell>
          <table:table-cell table:formula="of:=IF(AND([.AT$9]&gt;=[.$B65];[.AT$9]&lt;=[.$D65];ISNUMBER([.$C65]));IF(COM.MICROSOFT.NETWORKDAYS.INTL([.AT$9];[.AT$9];1;[.$A$2:.$A$4]);&quot;W&quot;;&quot;H&quot;);&quot;&quot;)" office:value-type="string" office:string-value="W" calcext:value-type="string">
            <text:p>W</text:p>
          </table:table-cell>
          <table:table-cell table:formula="of:=IF(AND([.AU$9]&gt;=[.$B65];[.AU$9]&lt;=[.$D65];ISNUMBER([.$C65]));IF(COM.MICROSOFT.NETWORKDAYS.INTL([.AU$9];[.AU$9];1;[.$A$2:.$A$4]);&quot;W&quot;;&quot;H&quot;);&quot;&quot;)" office:value-type="string" office:string-value="W" calcext:value-type="string">
            <text:p>W</text:p>
          </table:table-cell>
          <table:table-cell table:formula="of:=IF(AND([.AV$9]&gt;=[.$B65];[.AV$9]&lt;=[.$D65];ISNUMBER([.$C65]));IF(COM.MICROSOFT.NETWORKDAYS.INTL([.AV$9];[.AV$9];1;[.$A$2:.$A$4]);&quot;W&quot;;&quot;H&quot;);&quot;&quot;)" office:value-type="string" office:string-value="W" calcext:value-type="string">
            <text:p>W</text:p>
          </table:table-cell>
          <table:table-cell table:formula="of:=IF(AND([.AW$9]&gt;=[.$B65];[.AW$9]&lt;=[.$D65];ISNUMBER([.$C65]));IF(COM.MICROSOFT.NETWORKDAYS.INTL([.AW$9];[.AW$9];1;[.$A$2:.$A$4]);&quot;W&quot;;&quot;H&quot;);&quot;&quot;)" office:value-type="string" office:string-value="W" calcext:value-type="string">
            <text:p>W</text:p>
          </table:table-cell>
          <table:table-cell table:formula="of:=IF(AND([.AX$9]&gt;=[.$B65];[.AX$9]&lt;=[.$D65];ISNUMBER([.$C65]));IF(COM.MICROSOFT.NETWORKDAYS.INTL([.AX$9];[.AX$9];1;[.$A$2:.$A$4]);&quot;W&quot;;&quot;H&quot;);&quot;&quot;)" office:value-type="string" office:string-value="H" calcext:value-type="string">
            <text:p>H</text:p>
          </table:table-cell>
          <table:table-cell table:formula="of:=IF(AND([.AY$9]&gt;=[.$B65];[.AY$9]&lt;=[.$D65];ISNUMBER([.$C65]));IF(COM.MICROSOFT.NETWORKDAYS.INTL([.AY$9];[.AY$9];1;[.$A$2:.$A$4]);&quot;W&quot;;&quot;H&quot;);&quot;&quot;)" office:value-type="string" office:string-value="H" calcext:value-type="string">
            <text:p>H</text:p>
          </table:table-cell>
          <table:table-cell table:formula="of:=IF(AND([.AZ$9]&gt;=[.$B65];[.AZ$9]&lt;=[.$D65];ISNUMBER([.$C65]));IF(COM.MICROSOFT.NETWORKDAYS.INTL([.AZ$9];[.AZ$9];1;[.$A$2:.$A$4]);&quot;W&quot;;&quot;H&quot;);&quot;&quot;)" office:value-type="string" office:string-value="W" calcext:value-type="string">
            <text:p>W</text:p>
          </table:table-cell>
          <table:table-cell table:formula="of:=IF(AND([.BA$9]&gt;=[.$B65];[.BA$9]&lt;=[.$D65];ISNUMBER([.$C65]));IF(COM.MICROSOFT.NETWORKDAYS.INTL([.BA$9];[.BA$9];1;[.$A$2:.$A$4]);&quot;W&quot;;&quot;H&quot;);&quot;&quot;)">
            <text:p/>
          </table:table-cell>
          <table:table-cell table:formula="of:=IF(AND([.BB$9]&gt;=[.$B65];[.BB$9]&lt;=[.$D65];ISNUMBER([.$C65]));IF(COM.MICROSOFT.NETWORKDAYS.INTL([.BB$9];[.BB$9];1;[.$A$2:.$A$4]);&quot;W&quot;;&quot;H&quot;);&quot;&quot;)">
            <text:p/>
          </table:table-cell>
          <table:table-cell table:formula="of:=IF(AND([.BC$9]&gt;=[.$B65];[.BC$9]&lt;=[.$D65];ISNUMBER([.$C65]));IF(COM.MICROSOFT.NETWORKDAYS.INTL([.BC$9];[.BC$9];1;[.$A$2:.$A$4]);&quot;W&quot;;&quot;H&quot;);&quot;&quot;)">
            <text:p/>
          </table:table-cell>
          <table:table-cell table:formula="of:=IF(AND([.BD$9]&gt;=[.$B65];[.BD$9]&lt;=[.$D65];ISNUMBER([.$C65]));IF(COM.MICROSOFT.NETWORKDAYS.INTL([.BD$9];[.BD$9];1;[.$A$2:.$A$4]);&quot;W&quot;;&quot;H&quot;);&quot;&quot;)">
            <text:p/>
          </table:table-cell>
          <table:table-cell table:formula="of:=IF(AND([.BE$9]&gt;=[.$B65];[.BE$9]&lt;=[.$D65];ISNUMBER([.$C65]));IF(COM.MICROSOFT.NETWORKDAYS.INTL([.BE$9];[.BE$9];1;[.$A$2:.$A$4]);&quot;W&quot;;&quot;H&quot;);&quot;&quot;)">
            <text:p/>
          </table:table-cell>
          <table:table-cell table:formula="of:=IF(AND([.BF$9]&gt;=[.$B65];[.BF$9]&lt;=[.$D65];ISNUMBER([.$C65]));IF(COM.MICROSOFT.NETWORKDAYS.INTL([.BF$9];[.BF$9];1;[.$A$2:.$A$4]);&quot;W&quot;;&quot;H&quot;);&quot;&quot;)">
            <text:p/>
          </table:table-cell>
          <table:table-cell table:formula="of:=IF(AND([.BG$9]&gt;=[.$B65];[.BG$9]&lt;=[.$D65];ISNUMBER([.$C65]));IF(COM.MICROSOFT.NETWORKDAYS.INTL([.BG$9];[.BG$9];1;[.$A$2:.$A$4]);&quot;W&quot;;&quot;H&quot;);&quot;&quot;)">
            <text:p/>
          </table:table-cell>
          <table:table-cell table:formula="of:=IF(AND([.BH$9]&gt;=[.$B65];[.BH$9]&lt;=[.$D65];ISNUMBER([.$C65]));IF(COM.MICROSOFT.NETWORKDAYS.INTL([.BH$9];[.BH$9];1;[.$A$2:.$A$4]);&quot;W&quot;;&quot;H&quot;);&quot;&quot;)">
            <text:p/>
          </table:table-cell>
          <table:table-cell table:formula="of:=IF(AND([.BI$9]&gt;=[.$B65];[.BI$9]&lt;=[.$D65];ISNUMBER([.$C65]));IF(COM.MICROSOFT.NETWORKDAYS.INTL([.BI$9];[.BI$9];1;[.$A$2:.$A$4]);&quot;W&quot;;&quot;H&quot;);&quot;&quot;)">
            <text:p/>
          </table:table-cell>
          <table:table-cell table:formula="of:=IF(AND([.BJ$9]&gt;=[.$B65];[.BJ$9]&lt;=[.$D65];ISNUMBER([.$C65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U12</text:p>
          </table:table-cell>
          <table:table-cell office:value-type="date" office:date-value="2020-06-23" calcext:value-type="date">
            <text:p>23/06/20</text:p>
          </table:table-cell>
          <table:table-cell office:value-type="float" office:value="1" calcext:value-type="float">
            <text:p>1</text:p>
          </table:table-cell>
          <table:table-cell table:formula="of:=IF(ISNUMBER([.C66]); COM.MICROSOFT.WORKDAY.INTL([.B66]; [.C66]; 1; [.A$2:.A$4] ) - 1; &quot;&quot;)" office:value-type="date" office:date-value="2020-06-23" calcext:value-type="date">
            <text:p>23/06/20</text:p>
          </table:table-cell>
          <table:table-cell table:formula="of:=IF(AND([.E$9]&gt;=[.$B66];[.E$9]&lt;=[.$D66];ISNUMBER([.$C66]));IF(COM.MICROSOFT.NETWORKDAYS.INTL([.E$9];[.E$9];1;[.$A$2:.$A$4]);&quot;W&quot;;&quot;H&quot;);&quot;&quot;)">
            <text:p/>
          </table:table-cell>
          <table:table-cell table:formula="of:=IF(AND([.F$9]&gt;=[.$B66];[.F$9]&lt;=[.$D66];ISNUMBER([.$C66]));IF(COM.MICROSOFT.NETWORKDAYS.INTL([.F$9];[.F$9];1;[.$A$2:.$A$4]);&quot;W&quot;;&quot;H&quot;);&quot;&quot;)">
            <text:p/>
          </table:table-cell>
          <table:table-cell table:formula="of:=IF(AND([.G$9]&gt;=[.$B66];[.G$9]&lt;=[.$D66];ISNUMBER([.$C66]));IF(COM.MICROSOFT.NETWORKDAYS.INTL([.G$9];[.G$9];1;[.$A$2:.$A$4]);&quot;W&quot;;&quot;H&quot;);&quot;&quot;)">
            <text:p/>
          </table:table-cell>
          <table:table-cell table:formula="of:=IF(AND([.H$9]&gt;=[.$B66];[.H$9]&lt;=[.$D66];ISNUMBER([.$C66]));IF(COM.MICROSOFT.NETWORKDAYS.INTL([.H$9];[.H$9];1;[.$A$2:.$A$4]);&quot;W&quot;;&quot;H&quot;);&quot;&quot;)">
            <text:p/>
          </table:table-cell>
          <table:table-cell table:formula="of:=IF(AND([.I$9]&gt;=[.$B66];[.I$9]&lt;=[.$D66];ISNUMBER([.$C66]));IF(COM.MICROSOFT.NETWORKDAYS.INTL([.I$9];[.I$9];1;[.$A$2:.$A$4]);&quot;W&quot;;&quot;H&quot;);&quot;&quot;)">
            <text:p/>
          </table:table-cell>
          <table:table-cell table:formula="of:=IF(AND([.J$9]&gt;=[.$B66];[.J$9]&lt;=[.$D66];ISNUMBER([.$C66]));IF(COM.MICROSOFT.NETWORKDAYS.INTL([.J$9];[.J$9];1;[.$A$2:.$A$4]);&quot;W&quot;;&quot;H&quot;);&quot;&quot;)">
            <text:p/>
          </table:table-cell>
          <table:table-cell table:formula="of:=IF(AND([.K$9]&gt;=[.$B66];[.K$9]&lt;=[.$D66];ISNUMBER([.$C66]));IF(COM.MICROSOFT.NETWORKDAYS.INTL([.K$9];[.K$9];1;[.$A$2:.$A$4]);&quot;W&quot;;&quot;H&quot;);&quot;&quot;)">
            <text:p/>
          </table:table-cell>
          <table:table-cell table:formula="of:=IF(AND([.L$9]&gt;=[.$B66];[.L$9]&lt;=[.$D66];ISNUMBER([.$C66]));IF(COM.MICROSOFT.NETWORKDAYS.INTL([.L$9];[.L$9];1;[.$A$2:.$A$4]);&quot;W&quot;;&quot;H&quot;);&quot;&quot;)">
            <text:p/>
          </table:table-cell>
          <table:table-cell table:formula="of:=IF(AND([.M$9]&gt;=[.$B66];[.M$9]&lt;=[.$D66];ISNUMBER([.$C66]));IF(COM.MICROSOFT.NETWORKDAYS.INTL([.M$9];[.M$9];1;[.$A$2:.$A$4]);&quot;W&quot;;&quot;H&quot;);&quot;&quot;)">
            <text:p/>
          </table:table-cell>
          <table:table-cell table:formula="of:=IF(AND([.N$9]&gt;=[.$B66];[.N$9]&lt;=[.$D66];ISNUMBER([.$C66]));IF(COM.MICROSOFT.NETWORKDAYS.INTL([.N$9];[.N$9];1;[.$A$2:.$A$4]);&quot;W&quot;;&quot;H&quot;);&quot;&quot;)">
            <text:p/>
          </table:table-cell>
          <table:table-cell table:formula="of:=IF(AND([.O$9]&gt;=[.$B66];[.O$9]&lt;=[.$D66];ISNUMBER([.$C66]));IF(COM.MICROSOFT.NETWORKDAYS.INTL([.O$9];[.O$9];1;[.$A$2:.$A$4]);&quot;W&quot;;&quot;H&quot;);&quot;&quot;)">
            <text:p/>
          </table:table-cell>
          <table:table-cell table:formula="of:=IF(AND([.P$9]&gt;=[.$B66];[.P$9]&lt;=[.$D66];ISNUMBER([.$C66]));IF(COM.MICROSOFT.NETWORKDAYS.INTL([.P$9];[.P$9];1;[.$A$2:.$A$4]);&quot;W&quot;;&quot;H&quot;);&quot;&quot;)">
            <text:p/>
          </table:table-cell>
          <table:table-cell table:formula="of:=IF(AND([.Q$9]&gt;=[.$B66];[.Q$9]&lt;=[.$D66];ISNUMBER([.$C66]));IF(COM.MICROSOFT.NETWORKDAYS.INTL([.Q$9];[.Q$9];1;[.$A$2:.$A$4]);&quot;W&quot;;&quot;H&quot;);&quot;&quot;)">
            <text:p/>
          </table:table-cell>
          <table:table-cell table:formula="of:=IF(AND([.R$9]&gt;=[.$B66];[.R$9]&lt;=[.$D66];ISNUMBER([.$C66]));IF(COM.MICROSOFT.NETWORKDAYS.INTL([.R$9];[.R$9];1;[.$A$2:.$A$4]);&quot;W&quot;;&quot;H&quot;);&quot;&quot;)">
            <text:p/>
          </table:table-cell>
          <table:table-cell table:formula="of:=IF(AND([.S$9]&gt;=[.$B66];[.S$9]&lt;=[.$D66];ISNUMBER([.$C66]));IF(COM.MICROSOFT.NETWORKDAYS.INTL([.S$9];[.S$9];1;[.$A$2:.$A$4]);&quot;W&quot;;&quot;H&quot;);&quot;&quot;)">
            <text:p/>
          </table:table-cell>
          <table:table-cell table:formula="of:=IF(AND([.T$9]&gt;=[.$B66];[.T$9]&lt;=[.$D66];ISNUMBER([.$C66]));IF(COM.MICROSOFT.NETWORKDAYS.INTL([.T$9];[.T$9];1;[.$A$2:.$A$4]);&quot;W&quot;;&quot;H&quot;);&quot;&quot;)">
            <text:p/>
          </table:table-cell>
          <table:table-cell table:formula="of:=IF(AND([.U$9]&gt;=[.$B66];[.U$9]&lt;=[.$D66];ISNUMBER([.$C66]));IF(COM.MICROSOFT.NETWORKDAYS.INTL([.U$9];[.U$9];1;[.$A$2:.$A$4]);&quot;W&quot;;&quot;H&quot;);&quot;&quot;)">
            <text:p/>
          </table:table-cell>
          <table:table-cell table:formula="of:=IF(AND([.V$9]&gt;=[.$B66];[.V$9]&lt;=[.$D66];ISNUMBER([.$C66]));IF(COM.MICROSOFT.NETWORKDAYS.INTL([.V$9];[.V$9];1;[.$A$2:.$A$4]);&quot;W&quot;;&quot;H&quot;);&quot;&quot;)">
            <text:p/>
          </table:table-cell>
          <table:table-cell table:formula="of:=IF(AND([.W$9]&gt;=[.$B66];[.W$9]&lt;=[.$D66];ISNUMBER([.$C66]));IF(COM.MICROSOFT.NETWORKDAYS.INTL([.W$9];[.W$9];1;[.$A$2:.$A$4]);&quot;W&quot;;&quot;H&quot;);&quot;&quot;)">
            <text:p/>
          </table:table-cell>
          <table:table-cell table:formula="of:=IF(AND([.X$9]&gt;=[.$B66];[.X$9]&lt;=[.$D66];ISNUMBER([.$C66]));IF(COM.MICROSOFT.NETWORKDAYS.INTL([.X$9];[.X$9];1;[.$A$2:.$A$4]);&quot;W&quot;;&quot;H&quot;);&quot;&quot;)">
            <text:p/>
          </table:table-cell>
          <table:table-cell table:formula="of:=IF(AND([.Y$9]&gt;=[.$B66];[.Y$9]&lt;=[.$D66];ISNUMBER([.$C66]));IF(COM.MICROSOFT.NETWORKDAYS.INTL([.Y$9];[.Y$9];1;[.$A$2:.$A$4]);&quot;W&quot;;&quot;H&quot;);&quot;&quot;)">
            <text:p/>
          </table:table-cell>
          <table:table-cell table:formula="of:=IF(AND([.Z$9]&gt;=[.$B66];[.Z$9]&lt;=[.$D66];ISNUMBER([.$C66]));IF(COM.MICROSOFT.NETWORKDAYS.INTL([.Z$9];[.Z$9];1;[.$A$2:.$A$4]);&quot;W&quot;;&quot;H&quot;);&quot;&quot;)">
            <text:p/>
          </table:table-cell>
          <table:table-cell table:formula="of:=IF(AND([.AA$9]&gt;=[.$B66];[.AA$9]&lt;=[.$D66];ISNUMBER([.$C66]));IF(COM.MICROSOFT.NETWORKDAYS.INTL([.AA$9];[.AA$9];1;[.$A$2:.$A$4]);&quot;W&quot;;&quot;H&quot;);&quot;&quot;)">
            <text:p/>
          </table:table-cell>
          <table:table-cell table:formula="of:=IF(AND([.AB$9]&gt;=[.$B66];[.AB$9]&lt;=[.$D66];ISNUMBER([.$C66]));IF(COM.MICROSOFT.NETWORKDAYS.INTL([.AB$9];[.AB$9];1;[.$A$2:.$A$4]);&quot;W&quot;;&quot;H&quot;);&quot;&quot;)">
            <text:p/>
          </table:table-cell>
          <table:table-cell table:formula="of:=IF(AND([.AC$9]&gt;=[.$B66];[.AC$9]&lt;=[.$D66];ISNUMBER([.$C66]));IF(COM.MICROSOFT.NETWORKDAYS.INTL([.AC$9];[.AC$9];1;[.$A$2:.$A$4]);&quot;W&quot;;&quot;H&quot;);&quot;&quot;)">
            <text:p/>
          </table:table-cell>
          <table:table-cell table:formula="of:=IF(AND([.AD$9]&gt;=[.$B66];[.AD$9]&lt;=[.$D66];ISNUMBER([.$C66]));IF(COM.MICROSOFT.NETWORKDAYS.INTL([.AD$9];[.AD$9];1;[.$A$2:.$A$4]);&quot;W&quot;;&quot;H&quot;);&quot;&quot;)">
            <text:p/>
          </table:table-cell>
          <table:table-cell table:formula="of:=IF(AND([.AE$9]&gt;=[.$B66];[.AE$9]&lt;=[.$D66];ISNUMBER([.$C66]));IF(COM.MICROSOFT.NETWORKDAYS.INTL([.AE$9];[.AE$9];1;[.$A$2:.$A$4]);&quot;W&quot;;&quot;H&quot;);&quot;&quot;)">
            <text:p/>
          </table:table-cell>
          <table:table-cell table:formula="of:=IF(AND([.AF$9]&gt;=[.$B66];[.AF$9]&lt;=[.$D66];ISNUMBER([.$C66]));IF(COM.MICROSOFT.NETWORKDAYS.INTL([.AF$9];[.AF$9];1;[.$A$2:.$A$4]);&quot;W&quot;;&quot;H&quot;);&quot;&quot;)">
            <text:p/>
          </table:table-cell>
          <table:table-cell table:formula="of:=IF(AND([.AG$9]&gt;=[.$B66];[.AG$9]&lt;=[.$D66];ISNUMBER([.$C66]));IF(COM.MICROSOFT.NETWORKDAYS.INTL([.AG$9];[.AG$9];1;[.$A$2:.$A$4]);&quot;W&quot;;&quot;H&quot;);&quot;&quot;)">
            <text:p/>
          </table:table-cell>
          <table:table-cell table:formula="of:=IF(AND([.AH$9]&gt;=[.$B66];[.AH$9]&lt;=[.$D66];ISNUMBER([.$C66]));IF(COM.MICROSOFT.NETWORKDAYS.INTL([.AH$9];[.AH$9];1;[.$A$2:.$A$4]);&quot;W&quot;;&quot;H&quot;);&quot;&quot;)">
            <text:p/>
          </table:table-cell>
          <table:table-cell table:formula="of:=IF(AND([.AI$9]&gt;=[.$B66];[.AI$9]&lt;=[.$D66];ISNUMBER([.$C66]));IF(COM.MICROSOFT.NETWORKDAYS.INTL([.AI$9];[.AI$9];1;[.$A$2:.$A$4]);&quot;W&quot;;&quot;H&quot;);&quot;&quot;)">
            <text:p/>
          </table:table-cell>
          <table:table-cell table:formula="of:=IF(AND([.AJ$9]&gt;=[.$B66];[.AJ$9]&lt;=[.$D66];ISNUMBER([.$C66]));IF(COM.MICROSOFT.NETWORKDAYS.INTL([.AJ$9];[.AJ$9];1;[.$A$2:.$A$4]);&quot;W&quot;;&quot;H&quot;);&quot;&quot;)">
            <text:p/>
          </table:table-cell>
          <table:table-cell table:formula="of:=IF(AND([.AK$9]&gt;=[.$B66];[.AK$9]&lt;=[.$D66];ISNUMBER([.$C66]));IF(COM.MICROSOFT.NETWORKDAYS.INTL([.AK$9];[.AK$9];1;[.$A$2:.$A$4]);&quot;W&quot;;&quot;H&quot;);&quot;&quot;)">
            <text:p/>
          </table:table-cell>
          <table:table-cell table:formula="of:=IF(AND([.AL$9]&gt;=[.$B66];[.AL$9]&lt;=[.$D66];ISNUMBER([.$C66]));IF(COM.MICROSOFT.NETWORKDAYS.INTL([.AL$9];[.AL$9];1;[.$A$2:.$A$4]);&quot;W&quot;;&quot;H&quot;);&quot;&quot;)">
            <text:p/>
          </table:table-cell>
          <table:table-cell table:formula="of:=IF(AND([.AM$9]&gt;=[.$B66];[.AM$9]&lt;=[.$D66];ISNUMBER([.$C66]));IF(COM.MICROSOFT.NETWORKDAYS.INTL([.AM$9];[.AM$9];1;[.$A$2:.$A$4]);&quot;W&quot;;&quot;H&quot;);&quot;&quot;)">
            <text:p/>
          </table:table-cell>
          <table:table-cell table:formula="of:=IF(AND([.AN$9]&gt;=[.$B66];[.AN$9]&lt;=[.$D66];ISNUMBER([.$C66]));IF(COM.MICROSOFT.NETWORKDAYS.INTL([.AN$9];[.AN$9];1;[.$A$2:.$A$4]);&quot;W&quot;;&quot;H&quot;);&quot;&quot;)">
            <text:p/>
          </table:table-cell>
          <table:table-cell table:formula="of:=IF(AND([.AO$9]&gt;=[.$B66];[.AO$9]&lt;=[.$D66];ISNUMBER([.$C66]));IF(COM.MICROSOFT.NETWORKDAYS.INTL([.AO$9];[.AO$9];1;[.$A$2:.$A$4]);&quot;W&quot;;&quot;H&quot;);&quot;&quot;)">
            <text:p/>
          </table:table-cell>
          <table:table-cell table:formula="of:=IF(AND([.AP$9]&gt;=[.$B66];[.AP$9]&lt;=[.$D66];ISNUMBER([.$C66]));IF(COM.MICROSOFT.NETWORKDAYS.INTL([.AP$9];[.AP$9];1;[.$A$2:.$A$4]);&quot;W&quot;;&quot;H&quot;);&quot;&quot;)">
            <text:p/>
          </table:table-cell>
          <table:table-cell table:formula="of:=IF(AND([.AQ$9]&gt;=[.$B66];[.AQ$9]&lt;=[.$D66];ISNUMBER([.$C66]));IF(COM.MICROSOFT.NETWORKDAYS.INTL([.AQ$9];[.AQ$9];1;[.$A$2:.$A$4]);&quot;W&quot;;&quot;H&quot;);&quot;&quot;)">
            <text:p/>
          </table:table-cell>
          <table:table-cell table:formula="of:=IF(AND([.AR$9]&gt;=[.$B66];[.AR$9]&lt;=[.$D66];ISNUMBER([.$C66]));IF(COM.MICROSOFT.NETWORKDAYS.INTL([.AR$9];[.AR$9];1;[.$A$2:.$A$4]);&quot;W&quot;;&quot;H&quot;);&quot;&quot;)">
            <text:p/>
          </table:table-cell>
          <table:table-cell table:formula="of:=IF(AND([.AS$9]&gt;=[.$B66];[.AS$9]&lt;=[.$D66];ISNUMBER([.$C66]));IF(COM.MICROSOFT.NETWORKDAYS.INTL([.AS$9];[.AS$9];1;[.$A$2:.$A$4]);&quot;W&quot;;&quot;H&quot;);&quot;&quot;)">
            <text:p/>
          </table:table-cell>
          <table:table-cell table:formula="of:=IF(AND([.AT$9]&gt;=[.$B66];[.AT$9]&lt;=[.$D66];ISNUMBER([.$C66]));IF(COM.MICROSOFT.NETWORKDAYS.INTL([.AT$9];[.AT$9];1;[.$A$2:.$A$4]);&quot;W&quot;;&quot;H&quot;);&quot;&quot;)">
            <text:p/>
          </table:table-cell>
          <table:table-cell table:formula="of:=IF(AND([.AU$9]&gt;=[.$B66];[.AU$9]&lt;=[.$D66];ISNUMBER([.$C66]));IF(COM.MICROSOFT.NETWORKDAYS.INTL([.AU$9];[.AU$9];1;[.$A$2:.$A$4]);&quot;W&quot;;&quot;H&quot;);&quot;&quot;)">
            <text:p/>
          </table:table-cell>
          <table:table-cell table:formula="of:=IF(AND([.AV$9]&gt;=[.$B66];[.AV$9]&lt;=[.$D66];ISNUMBER([.$C66]));IF(COM.MICROSOFT.NETWORKDAYS.INTL([.AV$9];[.AV$9];1;[.$A$2:.$A$4]);&quot;W&quot;;&quot;H&quot;);&quot;&quot;)">
            <text:p/>
          </table:table-cell>
          <table:table-cell table:formula="of:=IF(AND([.AW$9]&gt;=[.$B66];[.AW$9]&lt;=[.$D66];ISNUMBER([.$C66]));IF(COM.MICROSOFT.NETWORKDAYS.INTL([.AW$9];[.AW$9];1;[.$A$2:.$A$4]);&quot;W&quot;;&quot;H&quot;);&quot;&quot;)">
            <text:p/>
          </table:table-cell>
          <table:table-cell table:formula="of:=IF(AND([.AX$9]&gt;=[.$B66];[.AX$9]&lt;=[.$D66];ISNUMBER([.$C66]));IF(COM.MICROSOFT.NETWORKDAYS.INTL([.AX$9];[.AX$9];1;[.$A$2:.$A$4]);&quot;W&quot;;&quot;H&quot;);&quot;&quot;)">
            <text:p/>
          </table:table-cell>
          <table:table-cell table:formula="of:=IF(AND([.AY$9]&gt;=[.$B66];[.AY$9]&lt;=[.$D66];ISNUMBER([.$C66]));IF(COM.MICROSOFT.NETWORKDAYS.INTL([.AY$9];[.AY$9];1;[.$A$2:.$A$4]);&quot;W&quot;;&quot;H&quot;);&quot;&quot;)">
            <text:p/>
          </table:table-cell>
          <table:table-cell table:formula="of:=IF(AND([.AZ$9]&gt;=[.$B66];[.AZ$9]&lt;=[.$D66];ISNUMBER([.$C66]));IF(COM.MICROSOFT.NETWORKDAYS.INTL([.AZ$9];[.AZ$9];1;[.$A$2:.$A$4]);&quot;W&quot;;&quot;H&quot;);&quot;&quot;)">
            <text:p/>
          </table:table-cell>
          <table:table-cell table:formula="of:=IF(AND([.BA$9]&gt;=[.$B66];[.BA$9]&lt;=[.$D66];ISNUMBER([.$C66]));IF(COM.MICROSOFT.NETWORKDAYS.INTL([.BA$9];[.BA$9];1;[.$A$2:.$A$4]);&quot;W&quot;;&quot;H&quot;);&quot;&quot;)" office:value-type="string" office:string-value="W" calcext:value-type="string">
            <text:p>W</text:p>
          </table:table-cell>
          <table:table-cell table:formula="of:=IF(AND([.BB$9]&gt;=[.$B66];[.BB$9]&lt;=[.$D66];ISNUMBER([.$C66]));IF(COM.MICROSOFT.NETWORKDAYS.INTL([.BB$9];[.BB$9];1;[.$A$2:.$A$4]);&quot;W&quot;;&quot;H&quot;);&quot;&quot;)">
            <text:p/>
          </table:table-cell>
          <table:table-cell table:formula="of:=IF(AND([.BC$9]&gt;=[.$B66];[.BC$9]&lt;=[.$D66];ISNUMBER([.$C66]));IF(COM.MICROSOFT.NETWORKDAYS.INTL([.BC$9];[.BC$9];1;[.$A$2:.$A$4]);&quot;W&quot;;&quot;H&quot;);&quot;&quot;)">
            <text:p/>
          </table:table-cell>
          <table:table-cell table:formula="of:=IF(AND([.BD$9]&gt;=[.$B66];[.BD$9]&lt;=[.$D66];ISNUMBER([.$C66]));IF(COM.MICROSOFT.NETWORKDAYS.INTL([.BD$9];[.BD$9];1;[.$A$2:.$A$4]);&quot;W&quot;;&quot;H&quot;);&quot;&quot;)">
            <text:p/>
          </table:table-cell>
          <table:table-cell table:formula="of:=IF(AND([.BE$9]&gt;=[.$B66];[.BE$9]&lt;=[.$D66];ISNUMBER([.$C66]));IF(COM.MICROSOFT.NETWORKDAYS.INTL([.BE$9];[.BE$9];1;[.$A$2:.$A$4]);&quot;W&quot;;&quot;H&quot;);&quot;&quot;)">
            <text:p/>
          </table:table-cell>
          <table:table-cell table:formula="of:=IF(AND([.BF$9]&gt;=[.$B66];[.BF$9]&lt;=[.$D66];ISNUMBER([.$C66]));IF(COM.MICROSOFT.NETWORKDAYS.INTL([.BF$9];[.BF$9];1;[.$A$2:.$A$4]);&quot;W&quot;;&quot;H&quot;);&quot;&quot;)">
            <text:p/>
          </table:table-cell>
          <table:table-cell table:formula="of:=IF(AND([.BG$9]&gt;=[.$B66];[.BG$9]&lt;=[.$D66];ISNUMBER([.$C66]));IF(COM.MICROSOFT.NETWORKDAYS.INTL([.BG$9];[.BG$9];1;[.$A$2:.$A$4]);&quot;W&quot;;&quot;H&quot;);&quot;&quot;)">
            <text:p/>
          </table:table-cell>
          <table:table-cell table:formula="of:=IF(AND([.BH$9]&gt;=[.$B66];[.BH$9]&lt;=[.$D66];ISNUMBER([.$C66]));IF(COM.MICROSOFT.NETWORKDAYS.INTL([.BH$9];[.BH$9];1;[.$A$2:.$A$4]);&quot;W&quot;;&quot;H&quot;);&quot;&quot;)">
            <text:p/>
          </table:table-cell>
          <table:table-cell table:formula="of:=IF(AND([.BI$9]&gt;=[.$B66];[.BI$9]&lt;=[.$D66];ISNUMBER([.$C66]));IF(COM.MICROSOFT.NETWORKDAYS.INTL([.BI$9];[.BI$9];1;[.$A$2:.$A$4]);&quot;W&quot;;&quot;H&quot;);&quot;&quot;)">
            <text:p/>
          </table:table-cell>
          <table:table-cell table:formula="of:=IF(AND([.BJ$9]&gt;=[.$B66];[.BJ$9]&lt;=[.$D66];ISNUMBER([.$C66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AL11</text:p>
          </table:table-cell>
          <table:table-cell office:value-type="date" office:date-value="2020-06-23" calcext:value-type="date">
            <text:p>23/06/20</text:p>
          </table:table-cell>
          <table:table-cell office:value-type="float" office:value="2" calcext:value-type="float">
            <text:p>2</text:p>
          </table:table-cell>
          <table:table-cell table:formula="of:=IF(ISNUMBER([.C67]); COM.MICROSOFT.WORKDAY.INTL([.B67]; [.C67]; 1; [.A$2:.A$4] ) - 1; &quot;&quot;)" office:value-type="date" office:date-value="2020-06-24" calcext:value-type="date">
            <text:p>24/06/20</text:p>
          </table:table-cell>
          <table:table-cell table:formula="of:=IF(AND([.E$9]&gt;=[.$B67];[.E$9]&lt;=[.$D67];ISNUMBER([.$C67]));IF(COM.MICROSOFT.NETWORKDAYS.INTL([.E$9];[.E$9];1;[.$A$2:.$A$4]);&quot;W&quot;;&quot;H&quot;);&quot;&quot;)">
            <text:p/>
          </table:table-cell>
          <table:table-cell table:formula="of:=IF(AND([.F$9]&gt;=[.$B67];[.F$9]&lt;=[.$D67];ISNUMBER([.$C67]));IF(COM.MICROSOFT.NETWORKDAYS.INTL([.F$9];[.F$9];1;[.$A$2:.$A$4]);&quot;W&quot;;&quot;H&quot;);&quot;&quot;)">
            <text:p/>
          </table:table-cell>
          <table:table-cell table:formula="of:=IF(AND([.G$9]&gt;=[.$B67];[.G$9]&lt;=[.$D67];ISNUMBER([.$C67]));IF(COM.MICROSOFT.NETWORKDAYS.INTL([.G$9];[.G$9];1;[.$A$2:.$A$4]);&quot;W&quot;;&quot;H&quot;);&quot;&quot;)">
            <text:p/>
          </table:table-cell>
          <table:table-cell table:formula="of:=IF(AND([.H$9]&gt;=[.$B67];[.H$9]&lt;=[.$D67];ISNUMBER([.$C67]));IF(COM.MICROSOFT.NETWORKDAYS.INTL([.H$9];[.H$9];1;[.$A$2:.$A$4]);&quot;W&quot;;&quot;H&quot;);&quot;&quot;)">
            <text:p/>
          </table:table-cell>
          <table:table-cell table:formula="of:=IF(AND([.I$9]&gt;=[.$B67];[.I$9]&lt;=[.$D67];ISNUMBER([.$C67]));IF(COM.MICROSOFT.NETWORKDAYS.INTL([.I$9];[.I$9];1;[.$A$2:.$A$4]);&quot;W&quot;;&quot;H&quot;);&quot;&quot;)">
            <text:p/>
          </table:table-cell>
          <table:table-cell table:formula="of:=IF(AND([.J$9]&gt;=[.$B67];[.J$9]&lt;=[.$D67];ISNUMBER([.$C67]));IF(COM.MICROSOFT.NETWORKDAYS.INTL([.J$9];[.J$9];1;[.$A$2:.$A$4]);&quot;W&quot;;&quot;H&quot;);&quot;&quot;)">
            <text:p/>
          </table:table-cell>
          <table:table-cell table:formula="of:=IF(AND([.K$9]&gt;=[.$B67];[.K$9]&lt;=[.$D67];ISNUMBER([.$C67]));IF(COM.MICROSOFT.NETWORKDAYS.INTL([.K$9];[.K$9];1;[.$A$2:.$A$4]);&quot;W&quot;;&quot;H&quot;);&quot;&quot;)">
            <text:p/>
          </table:table-cell>
          <table:table-cell table:formula="of:=IF(AND([.L$9]&gt;=[.$B67];[.L$9]&lt;=[.$D67];ISNUMBER([.$C67]));IF(COM.MICROSOFT.NETWORKDAYS.INTL([.L$9];[.L$9];1;[.$A$2:.$A$4]);&quot;W&quot;;&quot;H&quot;);&quot;&quot;)">
            <text:p/>
          </table:table-cell>
          <table:table-cell table:formula="of:=IF(AND([.M$9]&gt;=[.$B67];[.M$9]&lt;=[.$D67];ISNUMBER([.$C67]));IF(COM.MICROSOFT.NETWORKDAYS.INTL([.M$9];[.M$9];1;[.$A$2:.$A$4]);&quot;W&quot;;&quot;H&quot;);&quot;&quot;)">
            <text:p/>
          </table:table-cell>
          <table:table-cell table:formula="of:=IF(AND([.N$9]&gt;=[.$B67];[.N$9]&lt;=[.$D67];ISNUMBER([.$C67]));IF(COM.MICROSOFT.NETWORKDAYS.INTL([.N$9];[.N$9];1;[.$A$2:.$A$4]);&quot;W&quot;;&quot;H&quot;);&quot;&quot;)">
            <text:p/>
          </table:table-cell>
          <table:table-cell table:formula="of:=IF(AND([.O$9]&gt;=[.$B67];[.O$9]&lt;=[.$D67];ISNUMBER([.$C67]));IF(COM.MICROSOFT.NETWORKDAYS.INTL([.O$9];[.O$9];1;[.$A$2:.$A$4]);&quot;W&quot;;&quot;H&quot;);&quot;&quot;)">
            <text:p/>
          </table:table-cell>
          <table:table-cell table:formula="of:=IF(AND([.P$9]&gt;=[.$B67];[.P$9]&lt;=[.$D67];ISNUMBER([.$C67]));IF(COM.MICROSOFT.NETWORKDAYS.INTL([.P$9];[.P$9];1;[.$A$2:.$A$4]);&quot;W&quot;;&quot;H&quot;);&quot;&quot;)">
            <text:p/>
          </table:table-cell>
          <table:table-cell table:formula="of:=IF(AND([.Q$9]&gt;=[.$B67];[.Q$9]&lt;=[.$D67];ISNUMBER([.$C67]));IF(COM.MICROSOFT.NETWORKDAYS.INTL([.Q$9];[.Q$9];1;[.$A$2:.$A$4]);&quot;W&quot;;&quot;H&quot;);&quot;&quot;)">
            <text:p/>
          </table:table-cell>
          <table:table-cell table:formula="of:=IF(AND([.R$9]&gt;=[.$B67];[.R$9]&lt;=[.$D67];ISNUMBER([.$C67]));IF(COM.MICROSOFT.NETWORKDAYS.INTL([.R$9];[.R$9];1;[.$A$2:.$A$4]);&quot;W&quot;;&quot;H&quot;);&quot;&quot;)">
            <text:p/>
          </table:table-cell>
          <table:table-cell table:formula="of:=IF(AND([.S$9]&gt;=[.$B67];[.S$9]&lt;=[.$D67];ISNUMBER([.$C67]));IF(COM.MICROSOFT.NETWORKDAYS.INTL([.S$9];[.S$9];1;[.$A$2:.$A$4]);&quot;W&quot;;&quot;H&quot;);&quot;&quot;)">
            <text:p/>
          </table:table-cell>
          <table:table-cell table:formula="of:=IF(AND([.T$9]&gt;=[.$B67];[.T$9]&lt;=[.$D67];ISNUMBER([.$C67]));IF(COM.MICROSOFT.NETWORKDAYS.INTL([.T$9];[.T$9];1;[.$A$2:.$A$4]);&quot;W&quot;;&quot;H&quot;);&quot;&quot;)">
            <text:p/>
          </table:table-cell>
          <table:table-cell table:formula="of:=IF(AND([.U$9]&gt;=[.$B67];[.U$9]&lt;=[.$D67];ISNUMBER([.$C67]));IF(COM.MICROSOFT.NETWORKDAYS.INTL([.U$9];[.U$9];1;[.$A$2:.$A$4]);&quot;W&quot;;&quot;H&quot;);&quot;&quot;)">
            <text:p/>
          </table:table-cell>
          <table:table-cell table:formula="of:=IF(AND([.V$9]&gt;=[.$B67];[.V$9]&lt;=[.$D67];ISNUMBER([.$C67]));IF(COM.MICROSOFT.NETWORKDAYS.INTL([.V$9];[.V$9];1;[.$A$2:.$A$4]);&quot;W&quot;;&quot;H&quot;);&quot;&quot;)">
            <text:p/>
          </table:table-cell>
          <table:table-cell table:formula="of:=IF(AND([.W$9]&gt;=[.$B67];[.W$9]&lt;=[.$D67];ISNUMBER([.$C67]));IF(COM.MICROSOFT.NETWORKDAYS.INTL([.W$9];[.W$9];1;[.$A$2:.$A$4]);&quot;W&quot;;&quot;H&quot;);&quot;&quot;)">
            <text:p/>
          </table:table-cell>
          <table:table-cell table:formula="of:=IF(AND([.X$9]&gt;=[.$B67];[.X$9]&lt;=[.$D67];ISNUMBER([.$C67]));IF(COM.MICROSOFT.NETWORKDAYS.INTL([.X$9];[.X$9];1;[.$A$2:.$A$4]);&quot;W&quot;;&quot;H&quot;);&quot;&quot;)">
            <text:p/>
          </table:table-cell>
          <table:table-cell table:formula="of:=IF(AND([.Y$9]&gt;=[.$B67];[.Y$9]&lt;=[.$D67];ISNUMBER([.$C67]));IF(COM.MICROSOFT.NETWORKDAYS.INTL([.Y$9];[.Y$9];1;[.$A$2:.$A$4]);&quot;W&quot;;&quot;H&quot;);&quot;&quot;)">
            <text:p/>
          </table:table-cell>
          <table:table-cell table:formula="of:=IF(AND([.Z$9]&gt;=[.$B67];[.Z$9]&lt;=[.$D67];ISNUMBER([.$C67]));IF(COM.MICROSOFT.NETWORKDAYS.INTL([.Z$9];[.Z$9];1;[.$A$2:.$A$4]);&quot;W&quot;;&quot;H&quot;);&quot;&quot;)">
            <text:p/>
          </table:table-cell>
          <table:table-cell table:formula="of:=IF(AND([.AA$9]&gt;=[.$B67];[.AA$9]&lt;=[.$D67];ISNUMBER([.$C67]));IF(COM.MICROSOFT.NETWORKDAYS.INTL([.AA$9];[.AA$9];1;[.$A$2:.$A$4]);&quot;W&quot;;&quot;H&quot;);&quot;&quot;)">
            <text:p/>
          </table:table-cell>
          <table:table-cell table:formula="of:=IF(AND([.AB$9]&gt;=[.$B67];[.AB$9]&lt;=[.$D67];ISNUMBER([.$C67]));IF(COM.MICROSOFT.NETWORKDAYS.INTL([.AB$9];[.AB$9];1;[.$A$2:.$A$4]);&quot;W&quot;;&quot;H&quot;);&quot;&quot;)">
            <text:p/>
          </table:table-cell>
          <table:table-cell table:formula="of:=IF(AND([.AC$9]&gt;=[.$B67];[.AC$9]&lt;=[.$D67];ISNUMBER([.$C67]));IF(COM.MICROSOFT.NETWORKDAYS.INTL([.AC$9];[.AC$9];1;[.$A$2:.$A$4]);&quot;W&quot;;&quot;H&quot;);&quot;&quot;)">
            <text:p/>
          </table:table-cell>
          <table:table-cell table:formula="of:=IF(AND([.AD$9]&gt;=[.$B67];[.AD$9]&lt;=[.$D67];ISNUMBER([.$C67]));IF(COM.MICROSOFT.NETWORKDAYS.INTL([.AD$9];[.AD$9];1;[.$A$2:.$A$4]);&quot;W&quot;;&quot;H&quot;);&quot;&quot;)">
            <text:p/>
          </table:table-cell>
          <table:table-cell table:formula="of:=IF(AND([.AE$9]&gt;=[.$B67];[.AE$9]&lt;=[.$D67];ISNUMBER([.$C67]));IF(COM.MICROSOFT.NETWORKDAYS.INTL([.AE$9];[.AE$9];1;[.$A$2:.$A$4]);&quot;W&quot;;&quot;H&quot;);&quot;&quot;)">
            <text:p/>
          </table:table-cell>
          <table:table-cell table:formula="of:=IF(AND([.AF$9]&gt;=[.$B67];[.AF$9]&lt;=[.$D67];ISNUMBER([.$C67]));IF(COM.MICROSOFT.NETWORKDAYS.INTL([.AF$9];[.AF$9];1;[.$A$2:.$A$4]);&quot;W&quot;;&quot;H&quot;);&quot;&quot;)">
            <text:p/>
          </table:table-cell>
          <table:table-cell table:formula="of:=IF(AND([.AG$9]&gt;=[.$B67];[.AG$9]&lt;=[.$D67];ISNUMBER([.$C67]));IF(COM.MICROSOFT.NETWORKDAYS.INTL([.AG$9];[.AG$9];1;[.$A$2:.$A$4]);&quot;W&quot;;&quot;H&quot;);&quot;&quot;)">
            <text:p/>
          </table:table-cell>
          <table:table-cell table:formula="of:=IF(AND([.AH$9]&gt;=[.$B67];[.AH$9]&lt;=[.$D67];ISNUMBER([.$C67]));IF(COM.MICROSOFT.NETWORKDAYS.INTL([.AH$9];[.AH$9];1;[.$A$2:.$A$4]);&quot;W&quot;;&quot;H&quot;);&quot;&quot;)">
            <text:p/>
          </table:table-cell>
          <table:table-cell table:formula="of:=IF(AND([.AI$9]&gt;=[.$B67];[.AI$9]&lt;=[.$D67];ISNUMBER([.$C67]));IF(COM.MICROSOFT.NETWORKDAYS.INTL([.AI$9];[.AI$9];1;[.$A$2:.$A$4]);&quot;W&quot;;&quot;H&quot;);&quot;&quot;)">
            <text:p/>
          </table:table-cell>
          <table:table-cell table:formula="of:=IF(AND([.AJ$9]&gt;=[.$B67];[.AJ$9]&lt;=[.$D67];ISNUMBER([.$C67]));IF(COM.MICROSOFT.NETWORKDAYS.INTL([.AJ$9];[.AJ$9];1;[.$A$2:.$A$4]);&quot;W&quot;;&quot;H&quot;);&quot;&quot;)">
            <text:p/>
          </table:table-cell>
          <table:table-cell table:formula="of:=IF(AND([.AK$9]&gt;=[.$B67];[.AK$9]&lt;=[.$D67];ISNUMBER([.$C67]));IF(COM.MICROSOFT.NETWORKDAYS.INTL([.AK$9];[.AK$9];1;[.$A$2:.$A$4]);&quot;W&quot;;&quot;H&quot;);&quot;&quot;)">
            <text:p/>
          </table:table-cell>
          <table:table-cell table:formula="of:=IF(AND([.AL$9]&gt;=[.$B67];[.AL$9]&lt;=[.$D67];ISNUMBER([.$C67]));IF(COM.MICROSOFT.NETWORKDAYS.INTL([.AL$9];[.AL$9];1;[.$A$2:.$A$4]);&quot;W&quot;;&quot;H&quot;);&quot;&quot;)">
            <text:p/>
          </table:table-cell>
          <table:table-cell table:formula="of:=IF(AND([.AM$9]&gt;=[.$B67];[.AM$9]&lt;=[.$D67];ISNUMBER([.$C67]));IF(COM.MICROSOFT.NETWORKDAYS.INTL([.AM$9];[.AM$9];1;[.$A$2:.$A$4]);&quot;W&quot;;&quot;H&quot;);&quot;&quot;)">
            <text:p/>
          </table:table-cell>
          <table:table-cell table:formula="of:=IF(AND([.AN$9]&gt;=[.$B67];[.AN$9]&lt;=[.$D67];ISNUMBER([.$C67]));IF(COM.MICROSOFT.NETWORKDAYS.INTL([.AN$9];[.AN$9];1;[.$A$2:.$A$4]);&quot;W&quot;;&quot;H&quot;);&quot;&quot;)">
            <text:p/>
          </table:table-cell>
          <table:table-cell table:formula="of:=IF(AND([.AO$9]&gt;=[.$B67];[.AO$9]&lt;=[.$D67];ISNUMBER([.$C67]));IF(COM.MICROSOFT.NETWORKDAYS.INTL([.AO$9];[.AO$9];1;[.$A$2:.$A$4]);&quot;W&quot;;&quot;H&quot;);&quot;&quot;)">
            <text:p/>
          </table:table-cell>
          <table:table-cell table:formula="of:=IF(AND([.AP$9]&gt;=[.$B67];[.AP$9]&lt;=[.$D67];ISNUMBER([.$C67]));IF(COM.MICROSOFT.NETWORKDAYS.INTL([.AP$9];[.AP$9];1;[.$A$2:.$A$4]);&quot;W&quot;;&quot;H&quot;);&quot;&quot;)">
            <text:p/>
          </table:table-cell>
          <table:table-cell table:formula="of:=IF(AND([.AQ$9]&gt;=[.$B67];[.AQ$9]&lt;=[.$D67];ISNUMBER([.$C67]));IF(COM.MICROSOFT.NETWORKDAYS.INTL([.AQ$9];[.AQ$9];1;[.$A$2:.$A$4]);&quot;W&quot;;&quot;H&quot;);&quot;&quot;)">
            <text:p/>
          </table:table-cell>
          <table:table-cell table:formula="of:=IF(AND([.AR$9]&gt;=[.$B67];[.AR$9]&lt;=[.$D67];ISNUMBER([.$C67]));IF(COM.MICROSOFT.NETWORKDAYS.INTL([.AR$9];[.AR$9];1;[.$A$2:.$A$4]);&quot;W&quot;;&quot;H&quot;);&quot;&quot;)">
            <text:p/>
          </table:table-cell>
          <table:table-cell table:formula="of:=IF(AND([.AS$9]&gt;=[.$B67];[.AS$9]&lt;=[.$D67];ISNUMBER([.$C67]));IF(COM.MICROSOFT.NETWORKDAYS.INTL([.AS$9];[.AS$9];1;[.$A$2:.$A$4]);&quot;W&quot;;&quot;H&quot;);&quot;&quot;)">
            <text:p/>
          </table:table-cell>
          <table:table-cell table:formula="of:=IF(AND([.AT$9]&gt;=[.$B67];[.AT$9]&lt;=[.$D67];ISNUMBER([.$C67]));IF(COM.MICROSOFT.NETWORKDAYS.INTL([.AT$9];[.AT$9];1;[.$A$2:.$A$4]);&quot;W&quot;;&quot;H&quot;);&quot;&quot;)">
            <text:p/>
          </table:table-cell>
          <table:table-cell table:formula="of:=IF(AND([.AU$9]&gt;=[.$B67];[.AU$9]&lt;=[.$D67];ISNUMBER([.$C67]));IF(COM.MICROSOFT.NETWORKDAYS.INTL([.AU$9];[.AU$9];1;[.$A$2:.$A$4]);&quot;W&quot;;&quot;H&quot;);&quot;&quot;)">
            <text:p/>
          </table:table-cell>
          <table:table-cell table:formula="of:=IF(AND([.AV$9]&gt;=[.$B67];[.AV$9]&lt;=[.$D67];ISNUMBER([.$C67]));IF(COM.MICROSOFT.NETWORKDAYS.INTL([.AV$9];[.AV$9];1;[.$A$2:.$A$4]);&quot;W&quot;;&quot;H&quot;);&quot;&quot;)">
            <text:p/>
          </table:table-cell>
          <table:table-cell table:formula="of:=IF(AND([.AW$9]&gt;=[.$B67];[.AW$9]&lt;=[.$D67];ISNUMBER([.$C67]));IF(COM.MICROSOFT.NETWORKDAYS.INTL([.AW$9];[.AW$9];1;[.$A$2:.$A$4]);&quot;W&quot;;&quot;H&quot;);&quot;&quot;)">
            <text:p/>
          </table:table-cell>
          <table:table-cell table:formula="of:=IF(AND([.AX$9]&gt;=[.$B67];[.AX$9]&lt;=[.$D67];ISNUMBER([.$C67]));IF(COM.MICROSOFT.NETWORKDAYS.INTL([.AX$9];[.AX$9];1;[.$A$2:.$A$4]);&quot;W&quot;;&quot;H&quot;);&quot;&quot;)">
            <text:p/>
          </table:table-cell>
          <table:table-cell table:formula="of:=IF(AND([.AY$9]&gt;=[.$B67];[.AY$9]&lt;=[.$D67];ISNUMBER([.$C67]));IF(COM.MICROSOFT.NETWORKDAYS.INTL([.AY$9];[.AY$9];1;[.$A$2:.$A$4]);&quot;W&quot;;&quot;H&quot;);&quot;&quot;)">
            <text:p/>
          </table:table-cell>
          <table:table-cell table:formula="of:=IF(AND([.AZ$9]&gt;=[.$B67];[.AZ$9]&lt;=[.$D67];ISNUMBER([.$C67]));IF(COM.MICROSOFT.NETWORKDAYS.INTL([.AZ$9];[.AZ$9];1;[.$A$2:.$A$4]);&quot;W&quot;;&quot;H&quot;);&quot;&quot;)">
            <text:p/>
          </table:table-cell>
          <table:table-cell table:formula="of:=IF(AND([.BA$9]&gt;=[.$B67];[.BA$9]&lt;=[.$D67];ISNUMBER([.$C67]));IF(COM.MICROSOFT.NETWORKDAYS.INTL([.BA$9];[.BA$9];1;[.$A$2:.$A$4]);&quot;W&quot;;&quot;H&quot;);&quot;&quot;)" office:value-type="string" office:string-value="W" calcext:value-type="string">
            <text:p>W</text:p>
          </table:table-cell>
          <table:table-cell table:formula="of:=IF(AND([.BB$9]&gt;=[.$B67];[.BB$9]&lt;=[.$D67];ISNUMBER([.$C67]));IF(COM.MICROSOFT.NETWORKDAYS.INTL([.BB$9];[.BB$9];1;[.$A$2:.$A$4]);&quot;W&quot;;&quot;H&quot;);&quot;&quot;)" office:value-type="string" office:string-value="W" calcext:value-type="string">
            <text:p>W</text:p>
          </table:table-cell>
          <table:table-cell table:formula="of:=IF(AND([.BC$9]&gt;=[.$B67];[.BC$9]&lt;=[.$D67];ISNUMBER([.$C67]));IF(COM.MICROSOFT.NETWORKDAYS.INTL([.BC$9];[.BC$9];1;[.$A$2:.$A$4]);&quot;W&quot;;&quot;H&quot;);&quot;&quot;)">
            <text:p/>
          </table:table-cell>
          <table:table-cell table:formula="of:=IF(AND([.BD$9]&gt;=[.$B67];[.BD$9]&lt;=[.$D67];ISNUMBER([.$C67]));IF(COM.MICROSOFT.NETWORKDAYS.INTL([.BD$9];[.BD$9];1;[.$A$2:.$A$4]);&quot;W&quot;;&quot;H&quot;);&quot;&quot;)">
            <text:p/>
          </table:table-cell>
          <table:table-cell table:formula="of:=IF(AND([.BE$9]&gt;=[.$B67];[.BE$9]&lt;=[.$D67];ISNUMBER([.$C67]));IF(COM.MICROSOFT.NETWORKDAYS.INTL([.BE$9];[.BE$9];1;[.$A$2:.$A$4]);&quot;W&quot;;&quot;H&quot;);&quot;&quot;)">
            <text:p/>
          </table:table-cell>
          <table:table-cell table:formula="of:=IF(AND([.BF$9]&gt;=[.$B67];[.BF$9]&lt;=[.$D67];ISNUMBER([.$C67]));IF(COM.MICROSOFT.NETWORKDAYS.INTL([.BF$9];[.BF$9];1;[.$A$2:.$A$4]);&quot;W&quot;;&quot;H&quot;);&quot;&quot;)">
            <text:p/>
          </table:table-cell>
          <table:table-cell table:formula="of:=IF(AND([.BG$9]&gt;=[.$B67];[.BG$9]&lt;=[.$D67];ISNUMBER([.$C67]));IF(COM.MICROSOFT.NETWORKDAYS.INTL([.BG$9];[.BG$9];1;[.$A$2:.$A$4]);&quot;W&quot;;&quot;H&quot;);&quot;&quot;)">
            <text:p/>
          </table:table-cell>
          <table:table-cell table:formula="of:=IF(AND([.BH$9]&gt;=[.$B67];[.BH$9]&lt;=[.$D67];ISNUMBER([.$C67]));IF(COM.MICROSOFT.NETWORKDAYS.INTL([.BH$9];[.BH$9];1;[.$A$2:.$A$4]);&quot;W&quot;;&quot;H&quot;);&quot;&quot;)">
            <text:p/>
          </table:table-cell>
          <table:table-cell table:formula="of:=IF(AND([.BI$9]&gt;=[.$B67];[.BI$9]&lt;=[.$D67];ISNUMBER([.$C67]));IF(COM.MICROSOFT.NETWORKDAYS.INTL([.BI$9];[.BI$9];1;[.$A$2:.$A$4]);&quot;W&quot;;&quot;H&quot;);&quot;&quot;)">
            <text:p/>
          </table:table-cell>
          <table:table-cell table:formula="of:=IF(AND([.BJ$9]&gt;=[.$B67];[.BJ$9]&lt;=[.$D67];ISNUMBER([.$C67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AL12</text:p>
          </table:table-cell>
          <table:table-cell office:value-type="date" office:date-value="2020-06-23" calcext:value-type="date">
            <text:p>23/06/20</text:p>
          </table:table-cell>
          <table:table-cell office:value-type="float" office:value="2" calcext:value-type="float">
            <text:p>2</text:p>
          </table:table-cell>
          <table:table-cell table:formula="of:=IF(ISNUMBER([.C68]); COM.MICROSOFT.WORKDAY.INTL([.B68]; [.C68]; 1; [.A$2:.A$4] ) - 1; &quot;&quot;)" office:value-type="date" office:date-value="2020-06-24" calcext:value-type="date">
            <text:p>24/06/20</text:p>
          </table:table-cell>
          <table:table-cell table:formula="of:=IF(AND([.E$9]&gt;=[.$B68];[.E$9]&lt;=[.$D68];ISNUMBER([.$C68]));IF(COM.MICROSOFT.NETWORKDAYS.INTL([.E$9];[.E$9];1;[.$A$2:.$A$4]);&quot;W&quot;;&quot;H&quot;);&quot;&quot;)">
            <text:p/>
          </table:table-cell>
          <table:table-cell table:formula="of:=IF(AND([.F$9]&gt;=[.$B68];[.F$9]&lt;=[.$D68];ISNUMBER([.$C68]));IF(COM.MICROSOFT.NETWORKDAYS.INTL([.F$9];[.F$9];1;[.$A$2:.$A$4]);&quot;W&quot;;&quot;H&quot;);&quot;&quot;)">
            <text:p/>
          </table:table-cell>
          <table:table-cell table:formula="of:=IF(AND([.G$9]&gt;=[.$B68];[.G$9]&lt;=[.$D68];ISNUMBER([.$C68]));IF(COM.MICROSOFT.NETWORKDAYS.INTL([.G$9];[.G$9];1;[.$A$2:.$A$4]);&quot;W&quot;;&quot;H&quot;);&quot;&quot;)">
            <text:p/>
          </table:table-cell>
          <table:table-cell table:formula="of:=IF(AND([.H$9]&gt;=[.$B68];[.H$9]&lt;=[.$D68];ISNUMBER([.$C68]));IF(COM.MICROSOFT.NETWORKDAYS.INTL([.H$9];[.H$9];1;[.$A$2:.$A$4]);&quot;W&quot;;&quot;H&quot;);&quot;&quot;)">
            <text:p/>
          </table:table-cell>
          <table:table-cell table:formula="of:=IF(AND([.I$9]&gt;=[.$B68];[.I$9]&lt;=[.$D68];ISNUMBER([.$C68]));IF(COM.MICROSOFT.NETWORKDAYS.INTL([.I$9];[.I$9];1;[.$A$2:.$A$4]);&quot;W&quot;;&quot;H&quot;);&quot;&quot;)">
            <text:p/>
          </table:table-cell>
          <table:table-cell table:formula="of:=IF(AND([.J$9]&gt;=[.$B68];[.J$9]&lt;=[.$D68];ISNUMBER([.$C68]));IF(COM.MICROSOFT.NETWORKDAYS.INTL([.J$9];[.J$9];1;[.$A$2:.$A$4]);&quot;W&quot;;&quot;H&quot;);&quot;&quot;)">
            <text:p/>
          </table:table-cell>
          <table:table-cell table:formula="of:=IF(AND([.K$9]&gt;=[.$B68];[.K$9]&lt;=[.$D68];ISNUMBER([.$C68]));IF(COM.MICROSOFT.NETWORKDAYS.INTL([.K$9];[.K$9];1;[.$A$2:.$A$4]);&quot;W&quot;;&quot;H&quot;);&quot;&quot;)">
            <text:p/>
          </table:table-cell>
          <table:table-cell table:formula="of:=IF(AND([.L$9]&gt;=[.$B68];[.L$9]&lt;=[.$D68];ISNUMBER([.$C68]));IF(COM.MICROSOFT.NETWORKDAYS.INTL([.L$9];[.L$9];1;[.$A$2:.$A$4]);&quot;W&quot;;&quot;H&quot;);&quot;&quot;)">
            <text:p/>
          </table:table-cell>
          <table:table-cell table:formula="of:=IF(AND([.M$9]&gt;=[.$B68];[.M$9]&lt;=[.$D68];ISNUMBER([.$C68]));IF(COM.MICROSOFT.NETWORKDAYS.INTL([.M$9];[.M$9];1;[.$A$2:.$A$4]);&quot;W&quot;;&quot;H&quot;);&quot;&quot;)">
            <text:p/>
          </table:table-cell>
          <table:table-cell table:formula="of:=IF(AND([.N$9]&gt;=[.$B68];[.N$9]&lt;=[.$D68];ISNUMBER([.$C68]));IF(COM.MICROSOFT.NETWORKDAYS.INTL([.N$9];[.N$9];1;[.$A$2:.$A$4]);&quot;W&quot;;&quot;H&quot;);&quot;&quot;)">
            <text:p/>
          </table:table-cell>
          <table:table-cell table:formula="of:=IF(AND([.O$9]&gt;=[.$B68];[.O$9]&lt;=[.$D68];ISNUMBER([.$C68]));IF(COM.MICROSOFT.NETWORKDAYS.INTL([.O$9];[.O$9];1;[.$A$2:.$A$4]);&quot;W&quot;;&quot;H&quot;);&quot;&quot;)">
            <text:p/>
          </table:table-cell>
          <table:table-cell table:formula="of:=IF(AND([.P$9]&gt;=[.$B68];[.P$9]&lt;=[.$D68];ISNUMBER([.$C68]));IF(COM.MICROSOFT.NETWORKDAYS.INTL([.P$9];[.P$9];1;[.$A$2:.$A$4]);&quot;W&quot;;&quot;H&quot;);&quot;&quot;)">
            <text:p/>
          </table:table-cell>
          <table:table-cell table:formula="of:=IF(AND([.Q$9]&gt;=[.$B68];[.Q$9]&lt;=[.$D68];ISNUMBER([.$C68]));IF(COM.MICROSOFT.NETWORKDAYS.INTL([.Q$9];[.Q$9];1;[.$A$2:.$A$4]);&quot;W&quot;;&quot;H&quot;);&quot;&quot;)">
            <text:p/>
          </table:table-cell>
          <table:table-cell table:formula="of:=IF(AND([.R$9]&gt;=[.$B68];[.R$9]&lt;=[.$D68];ISNUMBER([.$C68]));IF(COM.MICROSOFT.NETWORKDAYS.INTL([.R$9];[.R$9];1;[.$A$2:.$A$4]);&quot;W&quot;;&quot;H&quot;);&quot;&quot;)">
            <text:p/>
          </table:table-cell>
          <table:table-cell table:formula="of:=IF(AND([.S$9]&gt;=[.$B68];[.S$9]&lt;=[.$D68];ISNUMBER([.$C68]));IF(COM.MICROSOFT.NETWORKDAYS.INTL([.S$9];[.S$9];1;[.$A$2:.$A$4]);&quot;W&quot;;&quot;H&quot;);&quot;&quot;)">
            <text:p/>
          </table:table-cell>
          <table:table-cell table:formula="of:=IF(AND([.T$9]&gt;=[.$B68];[.T$9]&lt;=[.$D68];ISNUMBER([.$C68]));IF(COM.MICROSOFT.NETWORKDAYS.INTL([.T$9];[.T$9];1;[.$A$2:.$A$4]);&quot;W&quot;;&quot;H&quot;);&quot;&quot;)">
            <text:p/>
          </table:table-cell>
          <table:table-cell table:formula="of:=IF(AND([.U$9]&gt;=[.$B68];[.U$9]&lt;=[.$D68];ISNUMBER([.$C68]));IF(COM.MICROSOFT.NETWORKDAYS.INTL([.U$9];[.U$9];1;[.$A$2:.$A$4]);&quot;W&quot;;&quot;H&quot;);&quot;&quot;)">
            <text:p/>
          </table:table-cell>
          <table:table-cell table:formula="of:=IF(AND([.V$9]&gt;=[.$B68];[.V$9]&lt;=[.$D68];ISNUMBER([.$C68]));IF(COM.MICROSOFT.NETWORKDAYS.INTL([.V$9];[.V$9];1;[.$A$2:.$A$4]);&quot;W&quot;;&quot;H&quot;);&quot;&quot;)">
            <text:p/>
          </table:table-cell>
          <table:table-cell table:formula="of:=IF(AND([.W$9]&gt;=[.$B68];[.W$9]&lt;=[.$D68];ISNUMBER([.$C68]));IF(COM.MICROSOFT.NETWORKDAYS.INTL([.W$9];[.W$9];1;[.$A$2:.$A$4]);&quot;W&quot;;&quot;H&quot;);&quot;&quot;)">
            <text:p/>
          </table:table-cell>
          <table:table-cell table:formula="of:=IF(AND([.X$9]&gt;=[.$B68];[.X$9]&lt;=[.$D68];ISNUMBER([.$C68]));IF(COM.MICROSOFT.NETWORKDAYS.INTL([.X$9];[.X$9];1;[.$A$2:.$A$4]);&quot;W&quot;;&quot;H&quot;);&quot;&quot;)">
            <text:p/>
          </table:table-cell>
          <table:table-cell table:formula="of:=IF(AND([.Y$9]&gt;=[.$B68];[.Y$9]&lt;=[.$D68];ISNUMBER([.$C68]));IF(COM.MICROSOFT.NETWORKDAYS.INTL([.Y$9];[.Y$9];1;[.$A$2:.$A$4]);&quot;W&quot;;&quot;H&quot;);&quot;&quot;)">
            <text:p/>
          </table:table-cell>
          <table:table-cell table:formula="of:=IF(AND([.Z$9]&gt;=[.$B68];[.Z$9]&lt;=[.$D68];ISNUMBER([.$C68]));IF(COM.MICROSOFT.NETWORKDAYS.INTL([.Z$9];[.Z$9];1;[.$A$2:.$A$4]);&quot;W&quot;;&quot;H&quot;);&quot;&quot;)">
            <text:p/>
          </table:table-cell>
          <table:table-cell table:formula="of:=IF(AND([.AA$9]&gt;=[.$B68];[.AA$9]&lt;=[.$D68];ISNUMBER([.$C68]));IF(COM.MICROSOFT.NETWORKDAYS.INTL([.AA$9];[.AA$9];1;[.$A$2:.$A$4]);&quot;W&quot;;&quot;H&quot;);&quot;&quot;)">
            <text:p/>
          </table:table-cell>
          <table:table-cell table:formula="of:=IF(AND([.AB$9]&gt;=[.$B68];[.AB$9]&lt;=[.$D68];ISNUMBER([.$C68]));IF(COM.MICROSOFT.NETWORKDAYS.INTL([.AB$9];[.AB$9];1;[.$A$2:.$A$4]);&quot;W&quot;;&quot;H&quot;);&quot;&quot;)">
            <text:p/>
          </table:table-cell>
          <table:table-cell table:formula="of:=IF(AND([.AC$9]&gt;=[.$B68];[.AC$9]&lt;=[.$D68];ISNUMBER([.$C68]));IF(COM.MICROSOFT.NETWORKDAYS.INTL([.AC$9];[.AC$9];1;[.$A$2:.$A$4]);&quot;W&quot;;&quot;H&quot;);&quot;&quot;)">
            <text:p/>
          </table:table-cell>
          <table:table-cell table:formula="of:=IF(AND([.AD$9]&gt;=[.$B68];[.AD$9]&lt;=[.$D68];ISNUMBER([.$C68]));IF(COM.MICROSOFT.NETWORKDAYS.INTL([.AD$9];[.AD$9];1;[.$A$2:.$A$4]);&quot;W&quot;;&quot;H&quot;);&quot;&quot;)">
            <text:p/>
          </table:table-cell>
          <table:table-cell table:formula="of:=IF(AND([.AE$9]&gt;=[.$B68];[.AE$9]&lt;=[.$D68];ISNUMBER([.$C68]));IF(COM.MICROSOFT.NETWORKDAYS.INTL([.AE$9];[.AE$9];1;[.$A$2:.$A$4]);&quot;W&quot;;&quot;H&quot;);&quot;&quot;)">
            <text:p/>
          </table:table-cell>
          <table:table-cell table:formula="of:=IF(AND([.AF$9]&gt;=[.$B68];[.AF$9]&lt;=[.$D68];ISNUMBER([.$C68]));IF(COM.MICROSOFT.NETWORKDAYS.INTL([.AF$9];[.AF$9];1;[.$A$2:.$A$4]);&quot;W&quot;;&quot;H&quot;);&quot;&quot;)">
            <text:p/>
          </table:table-cell>
          <table:table-cell table:formula="of:=IF(AND([.AG$9]&gt;=[.$B68];[.AG$9]&lt;=[.$D68];ISNUMBER([.$C68]));IF(COM.MICROSOFT.NETWORKDAYS.INTL([.AG$9];[.AG$9];1;[.$A$2:.$A$4]);&quot;W&quot;;&quot;H&quot;);&quot;&quot;)">
            <text:p/>
          </table:table-cell>
          <table:table-cell table:formula="of:=IF(AND([.AH$9]&gt;=[.$B68];[.AH$9]&lt;=[.$D68];ISNUMBER([.$C68]));IF(COM.MICROSOFT.NETWORKDAYS.INTL([.AH$9];[.AH$9];1;[.$A$2:.$A$4]);&quot;W&quot;;&quot;H&quot;);&quot;&quot;)">
            <text:p/>
          </table:table-cell>
          <table:table-cell table:formula="of:=IF(AND([.AI$9]&gt;=[.$B68];[.AI$9]&lt;=[.$D68];ISNUMBER([.$C68]));IF(COM.MICROSOFT.NETWORKDAYS.INTL([.AI$9];[.AI$9];1;[.$A$2:.$A$4]);&quot;W&quot;;&quot;H&quot;);&quot;&quot;)">
            <text:p/>
          </table:table-cell>
          <table:table-cell table:formula="of:=IF(AND([.AJ$9]&gt;=[.$B68];[.AJ$9]&lt;=[.$D68];ISNUMBER([.$C68]));IF(COM.MICROSOFT.NETWORKDAYS.INTL([.AJ$9];[.AJ$9];1;[.$A$2:.$A$4]);&quot;W&quot;;&quot;H&quot;);&quot;&quot;)">
            <text:p/>
          </table:table-cell>
          <table:table-cell table:formula="of:=IF(AND([.AK$9]&gt;=[.$B68];[.AK$9]&lt;=[.$D68];ISNUMBER([.$C68]));IF(COM.MICROSOFT.NETWORKDAYS.INTL([.AK$9];[.AK$9];1;[.$A$2:.$A$4]);&quot;W&quot;;&quot;H&quot;);&quot;&quot;)">
            <text:p/>
          </table:table-cell>
          <table:table-cell table:formula="of:=IF(AND([.AL$9]&gt;=[.$B68];[.AL$9]&lt;=[.$D68];ISNUMBER([.$C68]));IF(COM.MICROSOFT.NETWORKDAYS.INTL([.AL$9];[.AL$9];1;[.$A$2:.$A$4]);&quot;W&quot;;&quot;H&quot;);&quot;&quot;)">
            <text:p/>
          </table:table-cell>
          <table:table-cell table:formula="of:=IF(AND([.AM$9]&gt;=[.$B68];[.AM$9]&lt;=[.$D68];ISNUMBER([.$C68]));IF(COM.MICROSOFT.NETWORKDAYS.INTL([.AM$9];[.AM$9];1;[.$A$2:.$A$4]);&quot;W&quot;;&quot;H&quot;);&quot;&quot;)">
            <text:p/>
          </table:table-cell>
          <table:table-cell table:formula="of:=IF(AND([.AN$9]&gt;=[.$B68];[.AN$9]&lt;=[.$D68];ISNUMBER([.$C68]));IF(COM.MICROSOFT.NETWORKDAYS.INTL([.AN$9];[.AN$9];1;[.$A$2:.$A$4]);&quot;W&quot;;&quot;H&quot;);&quot;&quot;)">
            <text:p/>
          </table:table-cell>
          <table:table-cell table:formula="of:=IF(AND([.AO$9]&gt;=[.$B68];[.AO$9]&lt;=[.$D68];ISNUMBER([.$C68]));IF(COM.MICROSOFT.NETWORKDAYS.INTL([.AO$9];[.AO$9];1;[.$A$2:.$A$4]);&quot;W&quot;;&quot;H&quot;);&quot;&quot;)">
            <text:p/>
          </table:table-cell>
          <table:table-cell table:formula="of:=IF(AND([.AP$9]&gt;=[.$B68];[.AP$9]&lt;=[.$D68];ISNUMBER([.$C68]));IF(COM.MICROSOFT.NETWORKDAYS.INTL([.AP$9];[.AP$9];1;[.$A$2:.$A$4]);&quot;W&quot;;&quot;H&quot;);&quot;&quot;)">
            <text:p/>
          </table:table-cell>
          <table:table-cell table:formula="of:=IF(AND([.AQ$9]&gt;=[.$B68];[.AQ$9]&lt;=[.$D68];ISNUMBER([.$C68]));IF(COM.MICROSOFT.NETWORKDAYS.INTL([.AQ$9];[.AQ$9];1;[.$A$2:.$A$4]);&quot;W&quot;;&quot;H&quot;);&quot;&quot;)">
            <text:p/>
          </table:table-cell>
          <table:table-cell table:formula="of:=IF(AND([.AR$9]&gt;=[.$B68];[.AR$9]&lt;=[.$D68];ISNUMBER([.$C68]));IF(COM.MICROSOFT.NETWORKDAYS.INTL([.AR$9];[.AR$9];1;[.$A$2:.$A$4]);&quot;W&quot;;&quot;H&quot;);&quot;&quot;)">
            <text:p/>
          </table:table-cell>
          <table:table-cell table:formula="of:=IF(AND([.AS$9]&gt;=[.$B68];[.AS$9]&lt;=[.$D68];ISNUMBER([.$C68]));IF(COM.MICROSOFT.NETWORKDAYS.INTL([.AS$9];[.AS$9];1;[.$A$2:.$A$4]);&quot;W&quot;;&quot;H&quot;);&quot;&quot;)">
            <text:p/>
          </table:table-cell>
          <table:table-cell table:formula="of:=IF(AND([.AT$9]&gt;=[.$B68];[.AT$9]&lt;=[.$D68];ISNUMBER([.$C68]));IF(COM.MICROSOFT.NETWORKDAYS.INTL([.AT$9];[.AT$9];1;[.$A$2:.$A$4]);&quot;W&quot;;&quot;H&quot;);&quot;&quot;)">
            <text:p/>
          </table:table-cell>
          <table:table-cell table:formula="of:=IF(AND([.AU$9]&gt;=[.$B68];[.AU$9]&lt;=[.$D68];ISNUMBER([.$C68]));IF(COM.MICROSOFT.NETWORKDAYS.INTL([.AU$9];[.AU$9];1;[.$A$2:.$A$4]);&quot;W&quot;;&quot;H&quot;);&quot;&quot;)">
            <text:p/>
          </table:table-cell>
          <table:table-cell table:formula="of:=IF(AND([.AV$9]&gt;=[.$B68];[.AV$9]&lt;=[.$D68];ISNUMBER([.$C68]));IF(COM.MICROSOFT.NETWORKDAYS.INTL([.AV$9];[.AV$9];1;[.$A$2:.$A$4]);&quot;W&quot;;&quot;H&quot;);&quot;&quot;)">
            <text:p/>
          </table:table-cell>
          <table:table-cell table:formula="of:=IF(AND([.AW$9]&gt;=[.$B68];[.AW$9]&lt;=[.$D68];ISNUMBER([.$C68]));IF(COM.MICROSOFT.NETWORKDAYS.INTL([.AW$9];[.AW$9];1;[.$A$2:.$A$4]);&quot;W&quot;;&quot;H&quot;);&quot;&quot;)">
            <text:p/>
          </table:table-cell>
          <table:table-cell table:formula="of:=IF(AND([.AX$9]&gt;=[.$B68];[.AX$9]&lt;=[.$D68];ISNUMBER([.$C68]));IF(COM.MICROSOFT.NETWORKDAYS.INTL([.AX$9];[.AX$9];1;[.$A$2:.$A$4]);&quot;W&quot;;&quot;H&quot;);&quot;&quot;)">
            <text:p/>
          </table:table-cell>
          <table:table-cell table:formula="of:=IF(AND([.AY$9]&gt;=[.$B68];[.AY$9]&lt;=[.$D68];ISNUMBER([.$C68]));IF(COM.MICROSOFT.NETWORKDAYS.INTL([.AY$9];[.AY$9];1;[.$A$2:.$A$4]);&quot;W&quot;;&quot;H&quot;);&quot;&quot;)">
            <text:p/>
          </table:table-cell>
          <table:table-cell table:formula="of:=IF(AND([.AZ$9]&gt;=[.$B68];[.AZ$9]&lt;=[.$D68];ISNUMBER([.$C68]));IF(COM.MICROSOFT.NETWORKDAYS.INTL([.AZ$9];[.AZ$9];1;[.$A$2:.$A$4]);&quot;W&quot;;&quot;H&quot;);&quot;&quot;)">
            <text:p/>
          </table:table-cell>
          <table:table-cell table:formula="of:=IF(AND([.BA$9]&gt;=[.$B68];[.BA$9]&lt;=[.$D68];ISNUMBER([.$C68]));IF(COM.MICROSOFT.NETWORKDAYS.INTL([.BA$9];[.BA$9];1;[.$A$2:.$A$4]);&quot;W&quot;;&quot;H&quot;);&quot;&quot;)" office:value-type="string" office:string-value="W" calcext:value-type="string">
            <text:p>W</text:p>
          </table:table-cell>
          <table:table-cell table:formula="of:=IF(AND([.BB$9]&gt;=[.$B68];[.BB$9]&lt;=[.$D68];ISNUMBER([.$C68]));IF(COM.MICROSOFT.NETWORKDAYS.INTL([.BB$9];[.BB$9];1;[.$A$2:.$A$4]);&quot;W&quot;;&quot;H&quot;);&quot;&quot;)" office:value-type="string" office:string-value="W" calcext:value-type="string">
            <text:p>W</text:p>
          </table:table-cell>
          <table:table-cell table:formula="of:=IF(AND([.BC$9]&gt;=[.$B68];[.BC$9]&lt;=[.$D68];ISNUMBER([.$C68]));IF(COM.MICROSOFT.NETWORKDAYS.INTL([.BC$9];[.BC$9];1;[.$A$2:.$A$4]);&quot;W&quot;;&quot;H&quot;);&quot;&quot;)">
            <text:p/>
          </table:table-cell>
          <table:table-cell table:formula="of:=IF(AND([.BD$9]&gt;=[.$B68];[.BD$9]&lt;=[.$D68];ISNUMBER([.$C68]));IF(COM.MICROSOFT.NETWORKDAYS.INTL([.BD$9];[.BD$9];1;[.$A$2:.$A$4]);&quot;W&quot;;&quot;H&quot;);&quot;&quot;)">
            <text:p/>
          </table:table-cell>
          <table:table-cell table:formula="of:=IF(AND([.BE$9]&gt;=[.$B68];[.BE$9]&lt;=[.$D68];ISNUMBER([.$C68]));IF(COM.MICROSOFT.NETWORKDAYS.INTL([.BE$9];[.BE$9];1;[.$A$2:.$A$4]);&quot;W&quot;;&quot;H&quot;);&quot;&quot;)">
            <text:p/>
          </table:table-cell>
          <table:table-cell table:formula="of:=IF(AND([.BF$9]&gt;=[.$B68];[.BF$9]&lt;=[.$D68];ISNUMBER([.$C68]));IF(COM.MICROSOFT.NETWORKDAYS.INTL([.BF$9];[.BF$9];1;[.$A$2:.$A$4]);&quot;W&quot;;&quot;H&quot;);&quot;&quot;)">
            <text:p/>
          </table:table-cell>
          <table:table-cell table:formula="of:=IF(AND([.BG$9]&gt;=[.$B68];[.BG$9]&lt;=[.$D68];ISNUMBER([.$C68]));IF(COM.MICROSOFT.NETWORKDAYS.INTL([.BG$9];[.BG$9];1;[.$A$2:.$A$4]);&quot;W&quot;;&quot;H&quot;);&quot;&quot;)">
            <text:p/>
          </table:table-cell>
          <table:table-cell table:formula="of:=IF(AND([.BH$9]&gt;=[.$B68];[.BH$9]&lt;=[.$D68];ISNUMBER([.$C68]));IF(COM.MICROSOFT.NETWORKDAYS.INTL([.BH$9];[.BH$9];1;[.$A$2:.$A$4]);&quot;W&quot;;&quot;H&quot;);&quot;&quot;)">
            <text:p/>
          </table:table-cell>
          <table:table-cell table:formula="of:=IF(AND([.BI$9]&gt;=[.$B68];[.BI$9]&lt;=[.$D68];ISNUMBER([.$C68]));IF(COM.MICROSOFT.NETWORKDAYS.INTL([.BI$9];[.BI$9];1;[.$A$2:.$A$4]);&quot;W&quot;;&quot;H&quot;);&quot;&quot;)">
            <text:p/>
          </table:table-cell>
          <table:table-cell table:formula="of:=IF(AND([.BJ$9]&gt;=[.$B68];[.BJ$9]&lt;=[.$D68];ISNUMBER([.$C68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AL13</text:p>
          </table:table-cell>
          <table:table-cell office:value-type="date" office:date-value="2020-06-23" calcext:value-type="date">
            <text:p>23/06/20</text:p>
          </table:table-cell>
          <table:table-cell office:value-type="float" office:value="2" calcext:value-type="float">
            <text:p>2</text:p>
          </table:table-cell>
          <table:table-cell table:formula="of:=IF(ISNUMBER([.C69]); COM.MICROSOFT.WORKDAY.INTL([.B69]; [.C69]; 1; [.A$2:.A$4] ) - 1; &quot;&quot;)" office:value-type="date" office:date-value="2020-06-24" calcext:value-type="date">
            <text:p>24/06/20</text:p>
          </table:table-cell>
          <table:table-cell table:formula="of:=IF(AND([.E$9]&gt;=[.$B69];[.E$9]&lt;=[.$D69];ISNUMBER([.$C69]));IF(COM.MICROSOFT.NETWORKDAYS.INTL([.E$9];[.E$9];1;[.$A$2:.$A$4]);&quot;W&quot;;&quot;H&quot;);&quot;&quot;)">
            <text:p/>
          </table:table-cell>
          <table:table-cell table:formula="of:=IF(AND([.F$9]&gt;=[.$B69];[.F$9]&lt;=[.$D69];ISNUMBER([.$C69]));IF(COM.MICROSOFT.NETWORKDAYS.INTL([.F$9];[.F$9];1;[.$A$2:.$A$4]);&quot;W&quot;;&quot;H&quot;);&quot;&quot;)">
            <text:p/>
          </table:table-cell>
          <table:table-cell table:formula="of:=IF(AND([.G$9]&gt;=[.$B69];[.G$9]&lt;=[.$D69];ISNUMBER([.$C69]));IF(COM.MICROSOFT.NETWORKDAYS.INTL([.G$9];[.G$9];1;[.$A$2:.$A$4]);&quot;W&quot;;&quot;H&quot;);&quot;&quot;)">
            <text:p/>
          </table:table-cell>
          <table:table-cell table:formula="of:=IF(AND([.H$9]&gt;=[.$B69];[.H$9]&lt;=[.$D69];ISNUMBER([.$C69]));IF(COM.MICROSOFT.NETWORKDAYS.INTL([.H$9];[.H$9];1;[.$A$2:.$A$4]);&quot;W&quot;;&quot;H&quot;);&quot;&quot;)">
            <text:p/>
          </table:table-cell>
          <table:table-cell table:formula="of:=IF(AND([.I$9]&gt;=[.$B69];[.I$9]&lt;=[.$D69];ISNUMBER([.$C69]));IF(COM.MICROSOFT.NETWORKDAYS.INTL([.I$9];[.I$9];1;[.$A$2:.$A$4]);&quot;W&quot;;&quot;H&quot;);&quot;&quot;)">
            <text:p/>
          </table:table-cell>
          <table:table-cell table:formula="of:=IF(AND([.J$9]&gt;=[.$B69];[.J$9]&lt;=[.$D69];ISNUMBER([.$C69]));IF(COM.MICROSOFT.NETWORKDAYS.INTL([.J$9];[.J$9];1;[.$A$2:.$A$4]);&quot;W&quot;;&quot;H&quot;);&quot;&quot;)">
            <text:p/>
          </table:table-cell>
          <table:table-cell table:formula="of:=IF(AND([.K$9]&gt;=[.$B69];[.K$9]&lt;=[.$D69];ISNUMBER([.$C69]));IF(COM.MICROSOFT.NETWORKDAYS.INTL([.K$9];[.K$9];1;[.$A$2:.$A$4]);&quot;W&quot;;&quot;H&quot;);&quot;&quot;)">
            <text:p/>
          </table:table-cell>
          <table:table-cell table:formula="of:=IF(AND([.L$9]&gt;=[.$B69];[.L$9]&lt;=[.$D69];ISNUMBER([.$C69]));IF(COM.MICROSOFT.NETWORKDAYS.INTL([.L$9];[.L$9];1;[.$A$2:.$A$4]);&quot;W&quot;;&quot;H&quot;);&quot;&quot;)">
            <text:p/>
          </table:table-cell>
          <table:table-cell table:formula="of:=IF(AND([.M$9]&gt;=[.$B69];[.M$9]&lt;=[.$D69];ISNUMBER([.$C69]));IF(COM.MICROSOFT.NETWORKDAYS.INTL([.M$9];[.M$9];1;[.$A$2:.$A$4]);&quot;W&quot;;&quot;H&quot;);&quot;&quot;)">
            <text:p/>
          </table:table-cell>
          <table:table-cell table:formula="of:=IF(AND([.N$9]&gt;=[.$B69];[.N$9]&lt;=[.$D69];ISNUMBER([.$C69]));IF(COM.MICROSOFT.NETWORKDAYS.INTL([.N$9];[.N$9];1;[.$A$2:.$A$4]);&quot;W&quot;;&quot;H&quot;);&quot;&quot;)">
            <text:p/>
          </table:table-cell>
          <table:table-cell table:formula="of:=IF(AND([.O$9]&gt;=[.$B69];[.O$9]&lt;=[.$D69];ISNUMBER([.$C69]));IF(COM.MICROSOFT.NETWORKDAYS.INTL([.O$9];[.O$9];1;[.$A$2:.$A$4]);&quot;W&quot;;&quot;H&quot;);&quot;&quot;)">
            <text:p/>
          </table:table-cell>
          <table:table-cell table:formula="of:=IF(AND([.P$9]&gt;=[.$B69];[.P$9]&lt;=[.$D69];ISNUMBER([.$C69]));IF(COM.MICROSOFT.NETWORKDAYS.INTL([.P$9];[.P$9];1;[.$A$2:.$A$4]);&quot;W&quot;;&quot;H&quot;);&quot;&quot;)">
            <text:p/>
          </table:table-cell>
          <table:table-cell table:formula="of:=IF(AND([.Q$9]&gt;=[.$B69];[.Q$9]&lt;=[.$D69];ISNUMBER([.$C69]));IF(COM.MICROSOFT.NETWORKDAYS.INTL([.Q$9];[.Q$9];1;[.$A$2:.$A$4]);&quot;W&quot;;&quot;H&quot;);&quot;&quot;)">
            <text:p/>
          </table:table-cell>
          <table:table-cell table:formula="of:=IF(AND([.R$9]&gt;=[.$B69];[.R$9]&lt;=[.$D69];ISNUMBER([.$C69]));IF(COM.MICROSOFT.NETWORKDAYS.INTL([.R$9];[.R$9];1;[.$A$2:.$A$4]);&quot;W&quot;;&quot;H&quot;);&quot;&quot;)">
            <text:p/>
          </table:table-cell>
          <table:table-cell table:formula="of:=IF(AND([.S$9]&gt;=[.$B69];[.S$9]&lt;=[.$D69];ISNUMBER([.$C69]));IF(COM.MICROSOFT.NETWORKDAYS.INTL([.S$9];[.S$9];1;[.$A$2:.$A$4]);&quot;W&quot;;&quot;H&quot;);&quot;&quot;)">
            <text:p/>
          </table:table-cell>
          <table:table-cell table:formula="of:=IF(AND([.T$9]&gt;=[.$B69];[.T$9]&lt;=[.$D69];ISNUMBER([.$C69]));IF(COM.MICROSOFT.NETWORKDAYS.INTL([.T$9];[.T$9];1;[.$A$2:.$A$4]);&quot;W&quot;;&quot;H&quot;);&quot;&quot;)">
            <text:p/>
          </table:table-cell>
          <table:table-cell table:formula="of:=IF(AND([.U$9]&gt;=[.$B69];[.U$9]&lt;=[.$D69];ISNUMBER([.$C69]));IF(COM.MICROSOFT.NETWORKDAYS.INTL([.U$9];[.U$9];1;[.$A$2:.$A$4]);&quot;W&quot;;&quot;H&quot;);&quot;&quot;)">
            <text:p/>
          </table:table-cell>
          <table:table-cell table:formula="of:=IF(AND([.V$9]&gt;=[.$B69];[.V$9]&lt;=[.$D69];ISNUMBER([.$C69]));IF(COM.MICROSOFT.NETWORKDAYS.INTL([.V$9];[.V$9];1;[.$A$2:.$A$4]);&quot;W&quot;;&quot;H&quot;);&quot;&quot;)">
            <text:p/>
          </table:table-cell>
          <table:table-cell table:formula="of:=IF(AND([.W$9]&gt;=[.$B69];[.W$9]&lt;=[.$D69];ISNUMBER([.$C69]));IF(COM.MICROSOFT.NETWORKDAYS.INTL([.W$9];[.W$9];1;[.$A$2:.$A$4]);&quot;W&quot;;&quot;H&quot;);&quot;&quot;)">
            <text:p/>
          </table:table-cell>
          <table:table-cell table:formula="of:=IF(AND([.X$9]&gt;=[.$B69];[.X$9]&lt;=[.$D69];ISNUMBER([.$C69]));IF(COM.MICROSOFT.NETWORKDAYS.INTL([.X$9];[.X$9];1;[.$A$2:.$A$4]);&quot;W&quot;;&quot;H&quot;);&quot;&quot;)">
            <text:p/>
          </table:table-cell>
          <table:table-cell table:formula="of:=IF(AND([.Y$9]&gt;=[.$B69];[.Y$9]&lt;=[.$D69];ISNUMBER([.$C69]));IF(COM.MICROSOFT.NETWORKDAYS.INTL([.Y$9];[.Y$9];1;[.$A$2:.$A$4]);&quot;W&quot;;&quot;H&quot;);&quot;&quot;)">
            <text:p/>
          </table:table-cell>
          <table:table-cell table:formula="of:=IF(AND([.Z$9]&gt;=[.$B69];[.Z$9]&lt;=[.$D69];ISNUMBER([.$C69]));IF(COM.MICROSOFT.NETWORKDAYS.INTL([.Z$9];[.Z$9];1;[.$A$2:.$A$4]);&quot;W&quot;;&quot;H&quot;);&quot;&quot;)">
            <text:p/>
          </table:table-cell>
          <table:table-cell table:formula="of:=IF(AND([.AA$9]&gt;=[.$B69];[.AA$9]&lt;=[.$D69];ISNUMBER([.$C69]));IF(COM.MICROSOFT.NETWORKDAYS.INTL([.AA$9];[.AA$9];1;[.$A$2:.$A$4]);&quot;W&quot;;&quot;H&quot;);&quot;&quot;)">
            <text:p/>
          </table:table-cell>
          <table:table-cell table:formula="of:=IF(AND([.AB$9]&gt;=[.$B69];[.AB$9]&lt;=[.$D69];ISNUMBER([.$C69]));IF(COM.MICROSOFT.NETWORKDAYS.INTL([.AB$9];[.AB$9];1;[.$A$2:.$A$4]);&quot;W&quot;;&quot;H&quot;);&quot;&quot;)">
            <text:p/>
          </table:table-cell>
          <table:table-cell table:formula="of:=IF(AND([.AC$9]&gt;=[.$B69];[.AC$9]&lt;=[.$D69];ISNUMBER([.$C69]));IF(COM.MICROSOFT.NETWORKDAYS.INTL([.AC$9];[.AC$9];1;[.$A$2:.$A$4]);&quot;W&quot;;&quot;H&quot;);&quot;&quot;)">
            <text:p/>
          </table:table-cell>
          <table:table-cell table:formula="of:=IF(AND([.AD$9]&gt;=[.$B69];[.AD$9]&lt;=[.$D69];ISNUMBER([.$C69]));IF(COM.MICROSOFT.NETWORKDAYS.INTL([.AD$9];[.AD$9];1;[.$A$2:.$A$4]);&quot;W&quot;;&quot;H&quot;);&quot;&quot;)">
            <text:p/>
          </table:table-cell>
          <table:table-cell table:formula="of:=IF(AND([.AE$9]&gt;=[.$B69];[.AE$9]&lt;=[.$D69];ISNUMBER([.$C69]));IF(COM.MICROSOFT.NETWORKDAYS.INTL([.AE$9];[.AE$9];1;[.$A$2:.$A$4]);&quot;W&quot;;&quot;H&quot;);&quot;&quot;)">
            <text:p/>
          </table:table-cell>
          <table:table-cell table:formula="of:=IF(AND([.AF$9]&gt;=[.$B69];[.AF$9]&lt;=[.$D69];ISNUMBER([.$C69]));IF(COM.MICROSOFT.NETWORKDAYS.INTL([.AF$9];[.AF$9];1;[.$A$2:.$A$4]);&quot;W&quot;;&quot;H&quot;);&quot;&quot;)">
            <text:p/>
          </table:table-cell>
          <table:table-cell table:formula="of:=IF(AND([.AG$9]&gt;=[.$B69];[.AG$9]&lt;=[.$D69];ISNUMBER([.$C69]));IF(COM.MICROSOFT.NETWORKDAYS.INTL([.AG$9];[.AG$9];1;[.$A$2:.$A$4]);&quot;W&quot;;&quot;H&quot;);&quot;&quot;)">
            <text:p/>
          </table:table-cell>
          <table:table-cell table:formula="of:=IF(AND([.AH$9]&gt;=[.$B69];[.AH$9]&lt;=[.$D69];ISNUMBER([.$C69]));IF(COM.MICROSOFT.NETWORKDAYS.INTL([.AH$9];[.AH$9];1;[.$A$2:.$A$4]);&quot;W&quot;;&quot;H&quot;);&quot;&quot;)">
            <text:p/>
          </table:table-cell>
          <table:table-cell table:formula="of:=IF(AND([.AI$9]&gt;=[.$B69];[.AI$9]&lt;=[.$D69];ISNUMBER([.$C69]));IF(COM.MICROSOFT.NETWORKDAYS.INTL([.AI$9];[.AI$9];1;[.$A$2:.$A$4]);&quot;W&quot;;&quot;H&quot;);&quot;&quot;)">
            <text:p/>
          </table:table-cell>
          <table:table-cell table:formula="of:=IF(AND([.AJ$9]&gt;=[.$B69];[.AJ$9]&lt;=[.$D69];ISNUMBER([.$C69]));IF(COM.MICROSOFT.NETWORKDAYS.INTL([.AJ$9];[.AJ$9];1;[.$A$2:.$A$4]);&quot;W&quot;;&quot;H&quot;);&quot;&quot;)">
            <text:p/>
          </table:table-cell>
          <table:table-cell table:formula="of:=IF(AND([.AK$9]&gt;=[.$B69];[.AK$9]&lt;=[.$D69];ISNUMBER([.$C69]));IF(COM.MICROSOFT.NETWORKDAYS.INTL([.AK$9];[.AK$9];1;[.$A$2:.$A$4]);&quot;W&quot;;&quot;H&quot;);&quot;&quot;)">
            <text:p/>
          </table:table-cell>
          <table:table-cell table:formula="of:=IF(AND([.AL$9]&gt;=[.$B69];[.AL$9]&lt;=[.$D69];ISNUMBER([.$C69]));IF(COM.MICROSOFT.NETWORKDAYS.INTL([.AL$9];[.AL$9];1;[.$A$2:.$A$4]);&quot;W&quot;;&quot;H&quot;);&quot;&quot;)">
            <text:p/>
          </table:table-cell>
          <table:table-cell table:formula="of:=IF(AND([.AM$9]&gt;=[.$B69];[.AM$9]&lt;=[.$D69];ISNUMBER([.$C69]));IF(COM.MICROSOFT.NETWORKDAYS.INTL([.AM$9];[.AM$9];1;[.$A$2:.$A$4]);&quot;W&quot;;&quot;H&quot;);&quot;&quot;)">
            <text:p/>
          </table:table-cell>
          <table:table-cell table:formula="of:=IF(AND([.AN$9]&gt;=[.$B69];[.AN$9]&lt;=[.$D69];ISNUMBER([.$C69]));IF(COM.MICROSOFT.NETWORKDAYS.INTL([.AN$9];[.AN$9];1;[.$A$2:.$A$4]);&quot;W&quot;;&quot;H&quot;);&quot;&quot;)">
            <text:p/>
          </table:table-cell>
          <table:table-cell table:formula="of:=IF(AND([.AO$9]&gt;=[.$B69];[.AO$9]&lt;=[.$D69];ISNUMBER([.$C69]));IF(COM.MICROSOFT.NETWORKDAYS.INTL([.AO$9];[.AO$9];1;[.$A$2:.$A$4]);&quot;W&quot;;&quot;H&quot;);&quot;&quot;)">
            <text:p/>
          </table:table-cell>
          <table:table-cell table:formula="of:=IF(AND([.AP$9]&gt;=[.$B69];[.AP$9]&lt;=[.$D69];ISNUMBER([.$C69]));IF(COM.MICROSOFT.NETWORKDAYS.INTL([.AP$9];[.AP$9];1;[.$A$2:.$A$4]);&quot;W&quot;;&quot;H&quot;);&quot;&quot;)">
            <text:p/>
          </table:table-cell>
          <table:table-cell table:formula="of:=IF(AND([.AQ$9]&gt;=[.$B69];[.AQ$9]&lt;=[.$D69];ISNUMBER([.$C69]));IF(COM.MICROSOFT.NETWORKDAYS.INTL([.AQ$9];[.AQ$9];1;[.$A$2:.$A$4]);&quot;W&quot;;&quot;H&quot;);&quot;&quot;)">
            <text:p/>
          </table:table-cell>
          <table:table-cell table:formula="of:=IF(AND([.AR$9]&gt;=[.$B69];[.AR$9]&lt;=[.$D69];ISNUMBER([.$C69]));IF(COM.MICROSOFT.NETWORKDAYS.INTL([.AR$9];[.AR$9];1;[.$A$2:.$A$4]);&quot;W&quot;;&quot;H&quot;);&quot;&quot;)">
            <text:p/>
          </table:table-cell>
          <table:table-cell table:formula="of:=IF(AND([.AS$9]&gt;=[.$B69];[.AS$9]&lt;=[.$D69];ISNUMBER([.$C69]));IF(COM.MICROSOFT.NETWORKDAYS.INTL([.AS$9];[.AS$9];1;[.$A$2:.$A$4]);&quot;W&quot;;&quot;H&quot;);&quot;&quot;)">
            <text:p/>
          </table:table-cell>
          <table:table-cell table:formula="of:=IF(AND([.AT$9]&gt;=[.$B69];[.AT$9]&lt;=[.$D69];ISNUMBER([.$C69]));IF(COM.MICROSOFT.NETWORKDAYS.INTL([.AT$9];[.AT$9];1;[.$A$2:.$A$4]);&quot;W&quot;;&quot;H&quot;);&quot;&quot;)">
            <text:p/>
          </table:table-cell>
          <table:table-cell table:formula="of:=IF(AND([.AU$9]&gt;=[.$B69];[.AU$9]&lt;=[.$D69];ISNUMBER([.$C69]));IF(COM.MICROSOFT.NETWORKDAYS.INTL([.AU$9];[.AU$9];1;[.$A$2:.$A$4]);&quot;W&quot;;&quot;H&quot;);&quot;&quot;)">
            <text:p/>
          </table:table-cell>
          <table:table-cell table:formula="of:=IF(AND([.AV$9]&gt;=[.$B69];[.AV$9]&lt;=[.$D69];ISNUMBER([.$C69]));IF(COM.MICROSOFT.NETWORKDAYS.INTL([.AV$9];[.AV$9];1;[.$A$2:.$A$4]);&quot;W&quot;;&quot;H&quot;);&quot;&quot;)">
            <text:p/>
          </table:table-cell>
          <table:table-cell table:formula="of:=IF(AND([.AW$9]&gt;=[.$B69];[.AW$9]&lt;=[.$D69];ISNUMBER([.$C69]));IF(COM.MICROSOFT.NETWORKDAYS.INTL([.AW$9];[.AW$9];1;[.$A$2:.$A$4]);&quot;W&quot;;&quot;H&quot;);&quot;&quot;)">
            <text:p/>
          </table:table-cell>
          <table:table-cell table:formula="of:=IF(AND([.AX$9]&gt;=[.$B69];[.AX$9]&lt;=[.$D69];ISNUMBER([.$C69]));IF(COM.MICROSOFT.NETWORKDAYS.INTL([.AX$9];[.AX$9];1;[.$A$2:.$A$4]);&quot;W&quot;;&quot;H&quot;);&quot;&quot;)">
            <text:p/>
          </table:table-cell>
          <table:table-cell table:formula="of:=IF(AND([.AY$9]&gt;=[.$B69];[.AY$9]&lt;=[.$D69];ISNUMBER([.$C69]));IF(COM.MICROSOFT.NETWORKDAYS.INTL([.AY$9];[.AY$9];1;[.$A$2:.$A$4]);&quot;W&quot;;&quot;H&quot;);&quot;&quot;)">
            <text:p/>
          </table:table-cell>
          <table:table-cell table:formula="of:=IF(AND([.AZ$9]&gt;=[.$B69];[.AZ$9]&lt;=[.$D69];ISNUMBER([.$C69]));IF(COM.MICROSOFT.NETWORKDAYS.INTL([.AZ$9];[.AZ$9];1;[.$A$2:.$A$4]);&quot;W&quot;;&quot;H&quot;);&quot;&quot;)">
            <text:p/>
          </table:table-cell>
          <table:table-cell table:formula="of:=IF(AND([.BA$9]&gt;=[.$B69];[.BA$9]&lt;=[.$D69];ISNUMBER([.$C69]));IF(COM.MICROSOFT.NETWORKDAYS.INTL([.BA$9];[.BA$9];1;[.$A$2:.$A$4]);&quot;W&quot;;&quot;H&quot;);&quot;&quot;)" office:value-type="string" office:string-value="W" calcext:value-type="string">
            <text:p>W</text:p>
          </table:table-cell>
          <table:table-cell table:formula="of:=IF(AND([.BB$9]&gt;=[.$B69];[.BB$9]&lt;=[.$D69];ISNUMBER([.$C69]));IF(COM.MICROSOFT.NETWORKDAYS.INTL([.BB$9];[.BB$9];1;[.$A$2:.$A$4]);&quot;W&quot;;&quot;H&quot;);&quot;&quot;)" office:value-type="string" office:string-value="W" calcext:value-type="string">
            <text:p>W</text:p>
          </table:table-cell>
          <table:table-cell table:formula="of:=IF(AND([.BC$9]&gt;=[.$B69];[.BC$9]&lt;=[.$D69];ISNUMBER([.$C69]));IF(COM.MICROSOFT.NETWORKDAYS.INTL([.BC$9];[.BC$9];1;[.$A$2:.$A$4]);&quot;W&quot;;&quot;H&quot;);&quot;&quot;)">
            <text:p/>
          </table:table-cell>
          <table:table-cell table:formula="of:=IF(AND([.BD$9]&gt;=[.$B69];[.BD$9]&lt;=[.$D69];ISNUMBER([.$C69]));IF(COM.MICROSOFT.NETWORKDAYS.INTL([.BD$9];[.BD$9];1;[.$A$2:.$A$4]);&quot;W&quot;;&quot;H&quot;);&quot;&quot;)">
            <text:p/>
          </table:table-cell>
          <table:table-cell table:formula="of:=IF(AND([.BE$9]&gt;=[.$B69];[.BE$9]&lt;=[.$D69];ISNUMBER([.$C69]));IF(COM.MICROSOFT.NETWORKDAYS.INTL([.BE$9];[.BE$9];1;[.$A$2:.$A$4]);&quot;W&quot;;&quot;H&quot;);&quot;&quot;)">
            <text:p/>
          </table:table-cell>
          <table:table-cell table:formula="of:=IF(AND([.BF$9]&gt;=[.$B69];[.BF$9]&lt;=[.$D69];ISNUMBER([.$C69]));IF(COM.MICROSOFT.NETWORKDAYS.INTL([.BF$9];[.BF$9];1;[.$A$2:.$A$4]);&quot;W&quot;;&quot;H&quot;);&quot;&quot;)">
            <text:p/>
          </table:table-cell>
          <table:table-cell table:formula="of:=IF(AND([.BG$9]&gt;=[.$B69];[.BG$9]&lt;=[.$D69];ISNUMBER([.$C69]));IF(COM.MICROSOFT.NETWORKDAYS.INTL([.BG$9];[.BG$9];1;[.$A$2:.$A$4]);&quot;W&quot;;&quot;H&quot;);&quot;&quot;)">
            <text:p/>
          </table:table-cell>
          <table:table-cell table:formula="of:=IF(AND([.BH$9]&gt;=[.$B69];[.BH$9]&lt;=[.$D69];ISNUMBER([.$C69]));IF(COM.MICROSOFT.NETWORKDAYS.INTL([.BH$9];[.BH$9];1;[.$A$2:.$A$4]);&quot;W&quot;;&quot;H&quot;);&quot;&quot;)">
            <text:p/>
          </table:table-cell>
          <table:table-cell table:formula="of:=IF(AND([.BI$9]&gt;=[.$B69];[.BI$9]&lt;=[.$D69];ISNUMBER([.$C69]));IF(COM.MICROSOFT.NETWORKDAYS.INTL([.BI$9];[.BI$9];1;[.$A$2:.$A$4]);&quot;W&quot;;&quot;H&quot;);&quot;&quot;)">
            <text:p/>
          </table:table-cell>
          <table:table-cell table:formula="of:=IF(AND([.BJ$9]&gt;=[.$B69];[.BJ$9]&lt;=[.$D69];ISNUMBER([.$C69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AL14</text:p>
          </table:table-cell>
          <table:table-cell office:value-type="date" office:date-value="2020-06-23" calcext:value-type="date">
            <text:p>23/06/20</text:p>
          </table:table-cell>
          <table:table-cell office:value-type="float" office:value="2" calcext:value-type="float">
            <text:p>2</text:p>
          </table:table-cell>
          <table:table-cell table:formula="of:=IF(ISNUMBER([.C70]); COM.MICROSOFT.WORKDAY.INTL([.B70]; [.C70]; 1; [.A$2:.A$4] ) - 1; &quot;&quot;)" office:value-type="date" office:date-value="2020-06-24" calcext:value-type="date">
            <text:p>24/06/20</text:p>
          </table:table-cell>
          <table:table-cell table:formula="of:=IF(AND([.E$9]&gt;=[.$B70];[.E$9]&lt;=[.$D70];ISNUMBER([.$C70]));IF(COM.MICROSOFT.NETWORKDAYS.INTL([.E$9];[.E$9];1;[.$A$2:.$A$4]);&quot;W&quot;;&quot;H&quot;);&quot;&quot;)">
            <text:p/>
          </table:table-cell>
          <table:table-cell table:formula="of:=IF(AND([.F$9]&gt;=[.$B70];[.F$9]&lt;=[.$D70];ISNUMBER([.$C70]));IF(COM.MICROSOFT.NETWORKDAYS.INTL([.F$9];[.F$9];1;[.$A$2:.$A$4]);&quot;W&quot;;&quot;H&quot;);&quot;&quot;)">
            <text:p/>
          </table:table-cell>
          <table:table-cell table:formula="of:=IF(AND([.G$9]&gt;=[.$B70];[.G$9]&lt;=[.$D70];ISNUMBER([.$C70]));IF(COM.MICROSOFT.NETWORKDAYS.INTL([.G$9];[.G$9];1;[.$A$2:.$A$4]);&quot;W&quot;;&quot;H&quot;);&quot;&quot;)">
            <text:p/>
          </table:table-cell>
          <table:table-cell table:formula="of:=IF(AND([.H$9]&gt;=[.$B70];[.H$9]&lt;=[.$D70];ISNUMBER([.$C70]));IF(COM.MICROSOFT.NETWORKDAYS.INTL([.H$9];[.H$9];1;[.$A$2:.$A$4]);&quot;W&quot;;&quot;H&quot;);&quot;&quot;)">
            <text:p/>
          </table:table-cell>
          <table:table-cell table:formula="of:=IF(AND([.I$9]&gt;=[.$B70];[.I$9]&lt;=[.$D70];ISNUMBER([.$C70]));IF(COM.MICROSOFT.NETWORKDAYS.INTL([.I$9];[.I$9];1;[.$A$2:.$A$4]);&quot;W&quot;;&quot;H&quot;);&quot;&quot;)">
            <text:p/>
          </table:table-cell>
          <table:table-cell table:formula="of:=IF(AND([.J$9]&gt;=[.$B70];[.J$9]&lt;=[.$D70];ISNUMBER([.$C70]));IF(COM.MICROSOFT.NETWORKDAYS.INTL([.J$9];[.J$9];1;[.$A$2:.$A$4]);&quot;W&quot;;&quot;H&quot;);&quot;&quot;)">
            <text:p/>
          </table:table-cell>
          <table:table-cell table:formula="of:=IF(AND([.K$9]&gt;=[.$B70];[.K$9]&lt;=[.$D70];ISNUMBER([.$C70]));IF(COM.MICROSOFT.NETWORKDAYS.INTL([.K$9];[.K$9];1;[.$A$2:.$A$4]);&quot;W&quot;;&quot;H&quot;);&quot;&quot;)">
            <text:p/>
          </table:table-cell>
          <table:table-cell table:formula="of:=IF(AND([.L$9]&gt;=[.$B70];[.L$9]&lt;=[.$D70];ISNUMBER([.$C70]));IF(COM.MICROSOFT.NETWORKDAYS.INTL([.L$9];[.L$9];1;[.$A$2:.$A$4]);&quot;W&quot;;&quot;H&quot;);&quot;&quot;)">
            <text:p/>
          </table:table-cell>
          <table:table-cell table:formula="of:=IF(AND([.M$9]&gt;=[.$B70];[.M$9]&lt;=[.$D70];ISNUMBER([.$C70]));IF(COM.MICROSOFT.NETWORKDAYS.INTL([.M$9];[.M$9];1;[.$A$2:.$A$4]);&quot;W&quot;;&quot;H&quot;);&quot;&quot;)">
            <text:p/>
          </table:table-cell>
          <table:table-cell table:formula="of:=IF(AND([.N$9]&gt;=[.$B70];[.N$9]&lt;=[.$D70];ISNUMBER([.$C70]));IF(COM.MICROSOFT.NETWORKDAYS.INTL([.N$9];[.N$9];1;[.$A$2:.$A$4]);&quot;W&quot;;&quot;H&quot;);&quot;&quot;)">
            <text:p/>
          </table:table-cell>
          <table:table-cell table:formula="of:=IF(AND([.O$9]&gt;=[.$B70];[.O$9]&lt;=[.$D70];ISNUMBER([.$C70]));IF(COM.MICROSOFT.NETWORKDAYS.INTL([.O$9];[.O$9];1;[.$A$2:.$A$4]);&quot;W&quot;;&quot;H&quot;);&quot;&quot;)">
            <text:p/>
          </table:table-cell>
          <table:table-cell table:formula="of:=IF(AND([.P$9]&gt;=[.$B70];[.P$9]&lt;=[.$D70];ISNUMBER([.$C70]));IF(COM.MICROSOFT.NETWORKDAYS.INTL([.P$9];[.P$9];1;[.$A$2:.$A$4]);&quot;W&quot;;&quot;H&quot;);&quot;&quot;)">
            <text:p/>
          </table:table-cell>
          <table:table-cell table:formula="of:=IF(AND([.Q$9]&gt;=[.$B70];[.Q$9]&lt;=[.$D70];ISNUMBER([.$C70]));IF(COM.MICROSOFT.NETWORKDAYS.INTL([.Q$9];[.Q$9];1;[.$A$2:.$A$4]);&quot;W&quot;;&quot;H&quot;);&quot;&quot;)">
            <text:p/>
          </table:table-cell>
          <table:table-cell table:formula="of:=IF(AND([.R$9]&gt;=[.$B70];[.R$9]&lt;=[.$D70];ISNUMBER([.$C70]));IF(COM.MICROSOFT.NETWORKDAYS.INTL([.R$9];[.R$9];1;[.$A$2:.$A$4]);&quot;W&quot;;&quot;H&quot;);&quot;&quot;)">
            <text:p/>
          </table:table-cell>
          <table:table-cell table:formula="of:=IF(AND([.S$9]&gt;=[.$B70];[.S$9]&lt;=[.$D70];ISNUMBER([.$C70]));IF(COM.MICROSOFT.NETWORKDAYS.INTL([.S$9];[.S$9];1;[.$A$2:.$A$4]);&quot;W&quot;;&quot;H&quot;);&quot;&quot;)">
            <text:p/>
          </table:table-cell>
          <table:table-cell table:formula="of:=IF(AND([.T$9]&gt;=[.$B70];[.T$9]&lt;=[.$D70];ISNUMBER([.$C70]));IF(COM.MICROSOFT.NETWORKDAYS.INTL([.T$9];[.T$9];1;[.$A$2:.$A$4]);&quot;W&quot;;&quot;H&quot;);&quot;&quot;)">
            <text:p/>
          </table:table-cell>
          <table:table-cell table:formula="of:=IF(AND([.U$9]&gt;=[.$B70];[.U$9]&lt;=[.$D70];ISNUMBER([.$C70]));IF(COM.MICROSOFT.NETWORKDAYS.INTL([.U$9];[.U$9];1;[.$A$2:.$A$4]);&quot;W&quot;;&quot;H&quot;);&quot;&quot;)">
            <text:p/>
          </table:table-cell>
          <table:table-cell table:formula="of:=IF(AND([.V$9]&gt;=[.$B70];[.V$9]&lt;=[.$D70];ISNUMBER([.$C70]));IF(COM.MICROSOFT.NETWORKDAYS.INTL([.V$9];[.V$9];1;[.$A$2:.$A$4]);&quot;W&quot;;&quot;H&quot;);&quot;&quot;)">
            <text:p/>
          </table:table-cell>
          <table:table-cell table:formula="of:=IF(AND([.W$9]&gt;=[.$B70];[.W$9]&lt;=[.$D70];ISNUMBER([.$C70]));IF(COM.MICROSOFT.NETWORKDAYS.INTL([.W$9];[.W$9];1;[.$A$2:.$A$4]);&quot;W&quot;;&quot;H&quot;);&quot;&quot;)">
            <text:p/>
          </table:table-cell>
          <table:table-cell table:formula="of:=IF(AND([.X$9]&gt;=[.$B70];[.X$9]&lt;=[.$D70];ISNUMBER([.$C70]));IF(COM.MICROSOFT.NETWORKDAYS.INTL([.X$9];[.X$9];1;[.$A$2:.$A$4]);&quot;W&quot;;&quot;H&quot;);&quot;&quot;)">
            <text:p/>
          </table:table-cell>
          <table:table-cell table:formula="of:=IF(AND([.Y$9]&gt;=[.$B70];[.Y$9]&lt;=[.$D70];ISNUMBER([.$C70]));IF(COM.MICROSOFT.NETWORKDAYS.INTL([.Y$9];[.Y$9];1;[.$A$2:.$A$4]);&quot;W&quot;;&quot;H&quot;);&quot;&quot;)">
            <text:p/>
          </table:table-cell>
          <table:table-cell table:formula="of:=IF(AND([.Z$9]&gt;=[.$B70];[.Z$9]&lt;=[.$D70];ISNUMBER([.$C70]));IF(COM.MICROSOFT.NETWORKDAYS.INTL([.Z$9];[.Z$9];1;[.$A$2:.$A$4]);&quot;W&quot;;&quot;H&quot;);&quot;&quot;)">
            <text:p/>
          </table:table-cell>
          <table:table-cell table:formula="of:=IF(AND([.AA$9]&gt;=[.$B70];[.AA$9]&lt;=[.$D70];ISNUMBER([.$C70]));IF(COM.MICROSOFT.NETWORKDAYS.INTL([.AA$9];[.AA$9];1;[.$A$2:.$A$4]);&quot;W&quot;;&quot;H&quot;);&quot;&quot;)">
            <text:p/>
          </table:table-cell>
          <table:table-cell table:formula="of:=IF(AND([.AB$9]&gt;=[.$B70];[.AB$9]&lt;=[.$D70];ISNUMBER([.$C70]));IF(COM.MICROSOFT.NETWORKDAYS.INTL([.AB$9];[.AB$9];1;[.$A$2:.$A$4]);&quot;W&quot;;&quot;H&quot;);&quot;&quot;)">
            <text:p/>
          </table:table-cell>
          <table:table-cell table:formula="of:=IF(AND([.AC$9]&gt;=[.$B70];[.AC$9]&lt;=[.$D70];ISNUMBER([.$C70]));IF(COM.MICROSOFT.NETWORKDAYS.INTL([.AC$9];[.AC$9];1;[.$A$2:.$A$4]);&quot;W&quot;;&quot;H&quot;);&quot;&quot;)">
            <text:p/>
          </table:table-cell>
          <table:table-cell table:formula="of:=IF(AND([.AD$9]&gt;=[.$B70];[.AD$9]&lt;=[.$D70];ISNUMBER([.$C70]));IF(COM.MICROSOFT.NETWORKDAYS.INTL([.AD$9];[.AD$9];1;[.$A$2:.$A$4]);&quot;W&quot;;&quot;H&quot;);&quot;&quot;)">
            <text:p/>
          </table:table-cell>
          <table:table-cell table:formula="of:=IF(AND([.AE$9]&gt;=[.$B70];[.AE$9]&lt;=[.$D70];ISNUMBER([.$C70]));IF(COM.MICROSOFT.NETWORKDAYS.INTL([.AE$9];[.AE$9];1;[.$A$2:.$A$4]);&quot;W&quot;;&quot;H&quot;);&quot;&quot;)">
            <text:p/>
          </table:table-cell>
          <table:table-cell table:formula="of:=IF(AND([.AF$9]&gt;=[.$B70];[.AF$9]&lt;=[.$D70];ISNUMBER([.$C70]));IF(COM.MICROSOFT.NETWORKDAYS.INTL([.AF$9];[.AF$9];1;[.$A$2:.$A$4]);&quot;W&quot;;&quot;H&quot;);&quot;&quot;)">
            <text:p/>
          </table:table-cell>
          <table:table-cell table:formula="of:=IF(AND([.AG$9]&gt;=[.$B70];[.AG$9]&lt;=[.$D70];ISNUMBER([.$C70]));IF(COM.MICROSOFT.NETWORKDAYS.INTL([.AG$9];[.AG$9];1;[.$A$2:.$A$4]);&quot;W&quot;;&quot;H&quot;);&quot;&quot;)">
            <text:p/>
          </table:table-cell>
          <table:table-cell table:formula="of:=IF(AND([.AH$9]&gt;=[.$B70];[.AH$9]&lt;=[.$D70];ISNUMBER([.$C70]));IF(COM.MICROSOFT.NETWORKDAYS.INTL([.AH$9];[.AH$9];1;[.$A$2:.$A$4]);&quot;W&quot;;&quot;H&quot;);&quot;&quot;)">
            <text:p/>
          </table:table-cell>
          <table:table-cell table:formula="of:=IF(AND([.AI$9]&gt;=[.$B70];[.AI$9]&lt;=[.$D70];ISNUMBER([.$C70]));IF(COM.MICROSOFT.NETWORKDAYS.INTL([.AI$9];[.AI$9];1;[.$A$2:.$A$4]);&quot;W&quot;;&quot;H&quot;);&quot;&quot;)">
            <text:p/>
          </table:table-cell>
          <table:table-cell table:formula="of:=IF(AND([.AJ$9]&gt;=[.$B70];[.AJ$9]&lt;=[.$D70];ISNUMBER([.$C70]));IF(COM.MICROSOFT.NETWORKDAYS.INTL([.AJ$9];[.AJ$9];1;[.$A$2:.$A$4]);&quot;W&quot;;&quot;H&quot;);&quot;&quot;)">
            <text:p/>
          </table:table-cell>
          <table:table-cell table:formula="of:=IF(AND([.AK$9]&gt;=[.$B70];[.AK$9]&lt;=[.$D70];ISNUMBER([.$C70]));IF(COM.MICROSOFT.NETWORKDAYS.INTL([.AK$9];[.AK$9];1;[.$A$2:.$A$4]);&quot;W&quot;;&quot;H&quot;);&quot;&quot;)">
            <text:p/>
          </table:table-cell>
          <table:table-cell table:formula="of:=IF(AND([.AL$9]&gt;=[.$B70];[.AL$9]&lt;=[.$D70];ISNUMBER([.$C70]));IF(COM.MICROSOFT.NETWORKDAYS.INTL([.AL$9];[.AL$9];1;[.$A$2:.$A$4]);&quot;W&quot;;&quot;H&quot;);&quot;&quot;)">
            <text:p/>
          </table:table-cell>
          <table:table-cell table:formula="of:=IF(AND([.AM$9]&gt;=[.$B70];[.AM$9]&lt;=[.$D70];ISNUMBER([.$C70]));IF(COM.MICROSOFT.NETWORKDAYS.INTL([.AM$9];[.AM$9];1;[.$A$2:.$A$4]);&quot;W&quot;;&quot;H&quot;);&quot;&quot;)">
            <text:p/>
          </table:table-cell>
          <table:table-cell table:formula="of:=IF(AND([.AN$9]&gt;=[.$B70];[.AN$9]&lt;=[.$D70];ISNUMBER([.$C70]));IF(COM.MICROSOFT.NETWORKDAYS.INTL([.AN$9];[.AN$9];1;[.$A$2:.$A$4]);&quot;W&quot;;&quot;H&quot;);&quot;&quot;)">
            <text:p/>
          </table:table-cell>
          <table:table-cell table:formula="of:=IF(AND([.AO$9]&gt;=[.$B70];[.AO$9]&lt;=[.$D70];ISNUMBER([.$C70]));IF(COM.MICROSOFT.NETWORKDAYS.INTL([.AO$9];[.AO$9];1;[.$A$2:.$A$4]);&quot;W&quot;;&quot;H&quot;);&quot;&quot;)">
            <text:p/>
          </table:table-cell>
          <table:table-cell table:formula="of:=IF(AND([.AP$9]&gt;=[.$B70];[.AP$9]&lt;=[.$D70];ISNUMBER([.$C70]));IF(COM.MICROSOFT.NETWORKDAYS.INTL([.AP$9];[.AP$9];1;[.$A$2:.$A$4]);&quot;W&quot;;&quot;H&quot;);&quot;&quot;)">
            <text:p/>
          </table:table-cell>
          <table:table-cell table:formula="of:=IF(AND([.AQ$9]&gt;=[.$B70];[.AQ$9]&lt;=[.$D70];ISNUMBER([.$C70]));IF(COM.MICROSOFT.NETWORKDAYS.INTL([.AQ$9];[.AQ$9];1;[.$A$2:.$A$4]);&quot;W&quot;;&quot;H&quot;);&quot;&quot;)">
            <text:p/>
          </table:table-cell>
          <table:table-cell table:formula="of:=IF(AND([.AR$9]&gt;=[.$B70];[.AR$9]&lt;=[.$D70];ISNUMBER([.$C70]));IF(COM.MICROSOFT.NETWORKDAYS.INTL([.AR$9];[.AR$9];1;[.$A$2:.$A$4]);&quot;W&quot;;&quot;H&quot;);&quot;&quot;)">
            <text:p/>
          </table:table-cell>
          <table:table-cell table:formula="of:=IF(AND([.AS$9]&gt;=[.$B70];[.AS$9]&lt;=[.$D70];ISNUMBER([.$C70]));IF(COM.MICROSOFT.NETWORKDAYS.INTL([.AS$9];[.AS$9];1;[.$A$2:.$A$4]);&quot;W&quot;;&quot;H&quot;);&quot;&quot;)">
            <text:p/>
          </table:table-cell>
          <table:table-cell table:formula="of:=IF(AND([.AT$9]&gt;=[.$B70];[.AT$9]&lt;=[.$D70];ISNUMBER([.$C70]));IF(COM.MICROSOFT.NETWORKDAYS.INTL([.AT$9];[.AT$9];1;[.$A$2:.$A$4]);&quot;W&quot;;&quot;H&quot;);&quot;&quot;)">
            <text:p/>
          </table:table-cell>
          <table:table-cell table:formula="of:=IF(AND([.AU$9]&gt;=[.$B70];[.AU$9]&lt;=[.$D70];ISNUMBER([.$C70]));IF(COM.MICROSOFT.NETWORKDAYS.INTL([.AU$9];[.AU$9];1;[.$A$2:.$A$4]);&quot;W&quot;;&quot;H&quot;);&quot;&quot;)">
            <text:p/>
          </table:table-cell>
          <table:table-cell table:formula="of:=IF(AND([.AV$9]&gt;=[.$B70];[.AV$9]&lt;=[.$D70];ISNUMBER([.$C70]));IF(COM.MICROSOFT.NETWORKDAYS.INTL([.AV$9];[.AV$9];1;[.$A$2:.$A$4]);&quot;W&quot;;&quot;H&quot;);&quot;&quot;)">
            <text:p/>
          </table:table-cell>
          <table:table-cell table:formula="of:=IF(AND([.AW$9]&gt;=[.$B70];[.AW$9]&lt;=[.$D70];ISNUMBER([.$C70]));IF(COM.MICROSOFT.NETWORKDAYS.INTL([.AW$9];[.AW$9];1;[.$A$2:.$A$4]);&quot;W&quot;;&quot;H&quot;);&quot;&quot;)">
            <text:p/>
          </table:table-cell>
          <table:table-cell table:formula="of:=IF(AND([.AX$9]&gt;=[.$B70];[.AX$9]&lt;=[.$D70];ISNUMBER([.$C70]));IF(COM.MICROSOFT.NETWORKDAYS.INTL([.AX$9];[.AX$9];1;[.$A$2:.$A$4]);&quot;W&quot;;&quot;H&quot;);&quot;&quot;)">
            <text:p/>
          </table:table-cell>
          <table:table-cell table:formula="of:=IF(AND([.AY$9]&gt;=[.$B70];[.AY$9]&lt;=[.$D70];ISNUMBER([.$C70]));IF(COM.MICROSOFT.NETWORKDAYS.INTL([.AY$9];[.AY$9];1;[.$A$2:.$A$4]);&quot;W&quot;;&quot;H&quot;);&quot;&quot;)">
            <text:p/>
          </table:table-cell>
          <table:table-cell table:formula="of:=IF(AND([.AZ$9]&gt;=[.$B70];[.AZ$9]&lt;=[.$D70];ISNUMBER([.$C70]));IF(COM.MICROSOFT.NETWORKDAYS.INTL([.AZ$9];[.AZ$9];1;[.$A$2:.$A$4]);&quot;W&quot;;&quot;H&quot;);&quot;&quot;)">
            <text:p/>
          </table:table-cell>
          <table:table-cell table:formula="of:=IF(AND([.BA$9]&gt;=[.$B70];[.BA$9]&lt;=[.$D70];ISNUMBER([.$C70]));IF(COM.MICROSOFT.NETWORKDAYS.INTL([.BA$9];[.BA$9];1;[.$A$2:.$A$4]);&quot;W&quot;;&quot;H&quot;);&quot;&quot;)" office:value-type="string" office:string-value="W" calcext:value-type="string">
            <text:p>W</text:p>
          </table:table-cell>
          <table:table-cell table:formula="of:=IF(AND([.BB$9]&gt;=[.$B70];[.BB$9]&lt;=[.$D70];ISNUMBER([.$C70]));IF(COM.MICROSOFT.NETWORKDAYS.INTL([.BB$9];[.BB$9];1;[.$A$2:.$A$4]);&quot;W&quot;;&quot;H&quot;);&quot;&quot;)" office:value-type="string" office:string-value="W" calcext:value-type="string">
            <text:p>W</text:p>
          </table:table-cell>
          <table:table-cell table:formula="of:=IF(AND([.BC$9]&gt;=[.$B70];[.BC$9]&lt;=[.$D70];ISNUMBER([.$C70]));IF(COM.MICROSOFT.NETWORKDAYS.INTL([.BC$9];[.BC$9];1;[.$A$2:.$A$4]);&quot;W&quot;;&quot;H&quot;);&quot;&quot;)">
            <text:p/>
          </table:table-cell>
          <table:table-cell table:formula="of:=IF(AND([.BD$9]&gt;=[.$B70];[.BD$9]&lt;=[.$D70];ISNUMBER([.$C70]));IF(COM.MICROSOFT.NETWORKDAYS.INTL([.BD$9];[.BD$9];1;[.$A$2:.$A$4]);&quot;W&quot;;&quot;H&quot;);&quot;&quot;)">
            <text:p/>
          </table:table-cell>
          <table:table-cell table:formula="of:=IF(AND([.BE$9]&gt;=[.$B70];[.BE$9]&lt;=[.$D70];ISNUMBER([.$C70]));IF(COM.MICROSOFT.NETWORKDAYS.INTL([.BE$9];[.BE$9];1;[.$A$2:.$A$4]);&quot;W&quot;;&quot;H&quot;);&quot;&quot;)">
            <text:p/>
          </table:table-cell>
          <table:table-cell table:formula="of:=IF(AND([.BF$9]&gt;=[.$B70];[.BF$9]&lt;=[.$D70];ISNUMBER([.$C70]));IF(COM.MICROSOFT.NETWORKDAYS.INTL([.BF$9];[.BF$9];1;[.$A$2:.$A$4]);&quot;W&quot;;&quot;H&quot;);&quot;&quot;)">
            <text:p/>
          </table:table-cell>
          <table:table-cell table:formula="of:=IF(AND([.BG$9]&gt;=[.$B70];[.BG$9]&lt;=[.$D70];ISNUMBER([.$C70]));IF(COM.MICROSOFT.NETWORKDAYS.INTL([.BG$9];[.BG$9];1;[.$A$2:.$A$4]);&quot;W&quot;;&quot;H&quot;);&quot;&quot;)">
            <text:p/>
          </table:table-cell>
          <table:table-cell table:formula="of:=IF(AND([.BH$9]&gt;=[.$B70];[.BH$9]&lt;=[.$D70];ISNUMBER([.$C70]));IF(COM.MICROSOFT.NETWORKDAYS.INTL([.BH$9];[.BH$9];1;[.$A$2:.$A$4]);&quot;W&quot;;&quot;H&quot;);&quot;&quot;)">
            <text:p/>
          </table:table-cell>
          <table:table-cell table:formula="of:=IF(AND([.BI$9]&gt;=[.$B70];[.BI$9]&lt;=[.$D70];ISNUMBER([.$C70]));IF(COM.MICROSOFT.NETWORKDAYS.INTL([.BI$9];[.BI$9];1;[.$A$2:.$A$4]);&quot;W&quot;;&quot;H&quot;);&quot;&quot;)">
            <text:p/>
          </table:table-cell>
          <table:table-cell table:formula="of:=IF(AND([.BJ$9]&gt;=[.$B70];[.BJ$9]&lt;=[.$D70];ISNUMBER([.$C70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AL15</text:p>
          </table:table-cell>
          <table:table-cell office:value-type="date" office:date-value="2020-06-23" calcext:value-type="date">
            <text:p>23/06/20</text:p>
          </table:table-cell>
          <table:table-cell office:value-type="float" office:value="2" calcext:value-type="float">
            <text:p>2</text:p>
          </table:table-cell>
          <table:table-cell table:formula="of:=IF(ISNUMBER([.C71]); COM.MICROSOFT.WORKDAY.INTL([.B71]; [.C71]; 1; [.A$2:.A$4] ) - 1; &quot;&quot;)" office:value-type="date" office:date-value="2020-06-24" calcext:value-type="date">
            <text:p>24/06/20</text:p>
          </table:table-cell>
          <table:table-cell table:formula="of:=IF(AND([.E$9]&gt;=[.$B71];[.E$9]&lt;=[.$D71];ISNUMBER([.$C71]));IF(COM.MICROSOFT.NETWORKDAYS.INTL([.E$9];[.E$9];1;[.$A$2:.$A$4]);&quot;W&quot;;&quot;H&quot;);&quot;&quot;)">
            <text:p/>
          </table:table-cell>
          <table:table-cell table:formula="of:=IF(AND([.F$9]&gt;=[.$B71];[.F$9]&lt;=[.$D71];ISNUMBER([.$C71]));IF(COM.MICROSOFT.NETWORKDAYS.INTL([.F$9];[.F$9];1;[.$A$2:.$A$4]);&quot;W&quot;;&quot;H&quot;);&quot;&quot;)">
            <text:p/>
          </table:table-cell>
          <table:table-cell table:formula="of:=IF(AND([.G$9]&gt;=[.$B71];[.G$9]&lt;=[.$D71];ISNUMBER([.$C71]));IF(COM.MICROSOFT.NETWORKDAYS.INTL([.G$9];[.G$9];1;[.$A$2:.$A$4]);&quot;W&quot;;&quot;H&quot;);&quot;&quot;)">
            <text:p/>
          </table:table-cell>
          <table:table-cell table:formula="of:=IF(AND([.H$9]&gt;=[.$B71];[.H$9]&lt;=[.$D71];ISNUMBER([.$C71]));IF(COM.MICROSOFT.NETWORKDAYS.INTL([.H$9];[.H$9];1;[.$A$2:.$A$4]);&quot;W&quot;;&quot;H&quot;);&quot;&quot;)">
            <text:p/>
          </table:table-cell>
          <table:table-cell table:formula="of:=IF(AND([.I$9]&gt;=[.$B71];[.I$9]&lt;=[.$D71];ISNUMBER([.$C71]));IF(COM.MICROSOFT.NETWORKDAYS.INTL([.I$9];[.I$9];1;[.$A$2:.$A$4]);&quot;W&quot;;&quot;H&quot;);&quot;&quot;)">
            <text:p/>
          </table:table-cell>
          <table:table-cell table:formula="of:=IF(AND([.J$9]&gt;=[.$B71];[.J$9]&lt;=[.$D71];ISNUMBER([.$C71]));IF(COM.MICROSOFT.NETWORKDAYS.INTL([.J$9];[.J$9];1;[.$A$2:.$A$4]);&quot;W&quot;;&quot;H&quot;);&quot;&quot;)">
            <text:p/>
          </table:table-cell>
          <table:table-cell table:formula="of:=IF(AND([.K$9]&gt;=[.$B71];[.K$9]&lt;=[.$D71];ISNUMBER([.$C71]));IF(COM.MICROSOFT.NETWORKDAYS.INTL([.K$9];[.K$9];1;[.$A$2:.$A$4]);&quot;W&quot;;&quot;H&quot;);&quot;&quot;)">
            <text:p/>
          </table:table-cell>
          <table:table-cell table:formula="of:=IF(AND([.L$9]&gt;=[.$B71];[.L$9]&lt;=[.$D71];ISNUMBER([.$C71]));IF(COM.MICROSOFT.NETWORKDAYS.INTL([.L$9];[.L$9];1;[.$A$2:.$A$4]);&quot;W&quot;;&quot;H&quot;);&quot;&quot;)">
            <text:p/>
          </table:table-cell>
          <table:table-cell table:formula="of:=IF(AND([.M$9]&gt;=[.$B71];[.M$9]&lt;=[.$D71];ISNUMBER([.$C71]));IF(COM.MICROSOFT.NETWORKDAYS.INTL([.M$9];[.M$9];1;[.$A$2:.$A$4]);&quot;W&quot;;&quot;H&quot;);&quot;&quot;)">
            <text:p/>
          </table:table-cell>
          <table:table-cell table:formula="of:=IF(AND([.N$9]&gt;=[.$B71];[.N$9]&lt;=[.$D71];ISNUMBER([.$C71]));IF(COM.MICROSOFT.NETWORKDAYS.INTL([.N$9];[.N$9];1;[.$A$2:.$A$4]);&quot;W&quot;;&quot;H&quot;);&quot;&quot;)">
            <text:p/>
          </table:table-cell>
          <table:table-cell table:formula="of:=IF(AND([.O$9]&gt;=[.$B71];[.O$9]&lt;=[.$D71];ISNUMBER([.$C71]));IF(COM.MICROSOFT.NETWORKDAYS.INTL([.O$9];[.O$9];1;[.$A$2:.$A$4]);&quot;W&quot;;&quot;H&quot;);&quot;&quot;)">
            <text:p/>
          </table:table-cell>
          <table:table-cell table:formula="of:=IF(AND([.P$9]&gt;=[.$B71];[.P$9]&lt;=[.$D71];ISNUMBER([.$C71]));IF(COM.MICROSOFT.NETWORKDAYS.INTL([.P$9];[.P$9];1;[.$A$2:.$A$4]);&quot;W&quot;;&quot;H&quot;);&quot;&quot;)">
            <text:p/>
          </table:table-cell>
          <table:table-cell table:formula="of:=IF(AND([.Q$9]&gt;=[.$B71];[.Q$9]&lt;=[.$D71];ISNUMBER([.$C71]));IF(COM.MICROSOFT.NETWORKDAYS.INTL([.Q$9];[.Q$9];1;[.$A$2:.$A$4]);&quot;W&quot;;&quot;H&quot;);&quot;&quot;)">
            <text:p/>
          </table:table-cell>
          <table:table-cell table:formula="of:=IF(AND([.R$9]&gt;=[.$B71];[.R$9]&lt;=[.$D71];ISNUMBER([.$C71]));IF(COM.MICROSOFT.NETWORKDAYS.INTL([.R$9];[.R$9];1;[.$A$2:.$A$4]);&quot;W&quot;;&quot;H&quot;);&quot;&quot;)">
            <text:p/>
          </table:table-cell>
          <table:table-cell table:formula="of:=IF(AND([.S$9]&gt;=[.$B71];[.S$9]&lt;=[.$D71];ISNUMBER([.$C71]));IF(COM.MICROSOFT.NETWORKDAYS.INTL([.S$9];[.S$9];1;[.$A$2:.$A$4]);&quot;W&quot;;&quot;H&quot;);&quot;&quot;)">
            <text:p/>
          </table:table-cell>
          <table:table-cell table:formula="of:=IF(AND([.T$9]&gt;=[.$B71];[.T$9]&lt;=[.$D71];ISNUMBER([.$C71]));IF(COM.MICROSOFT.NETWORKDAYS.INTL([.T$9];[.T$9];1;[.$A$2:.$A$4]);&quot;W&quot;;&quot;H&quot;);&quot;&quot;)">
            <text:p/>
          </table:table-cell>
          <table:table-cell table:formula="of:=IF(AND([.U$9]&gt;=[.$B71];[.U$9]&lt;=[.$D71];ISNUMBER([.$C71]));IF(COM.MICROSOFT.NETWORKDAYS.INTL([.U$9];[.U$9];1;[.$A$2:.$A$4]);&quot;W&quot;;&quot;H&quot;);&quot;&quot;)">
            <text:p/>
          </table:table-cell>
          <table:table-cell table:formula="of:=IF(AND([.V$9]&gt;=[.$B71];[.V$9]&lt;=[.$D71];ISNUMBER([.$C71]));IF(COM.MICROSOFT.NETWORKDAYS.INTL([.V$9];[.V$9];1;[.$A$2:.$A$4]);&quot;W&quot;;&quot;H&quot;);&quot;&quot;)">
            <text:p/>
          </table:table-cell>
          <table:table-cell table:formula="of:=IF(AND([.W$9]&gt;=[.$B71];[.W$9]&lt;=[.$D71];ISNUMBER([.$C71]));IF(COM.MICROSOFT.NETWORKDAYS.INTL([.W$9];[.W$9];1;[.$A$2:.$A$4]);&quot;W&quot;;&quot;H&quot;);&quot;&quot;)">
            <text:p/>
          </table:table-cell>
          <table:table-cell table:formula="of:=IF(AND([.X$9]&gt;=[.$B71];[.X$9]&lt;=[.$D71];ISNUMBER([.$C71]));IF(COM.MICROSOFT.NETWORKDAYS.INTL([.X$9];[.X$9];1;[.$A$2:.$A$4]);&quot;W&quot;;&quot;H&quot;);&quot;&quot;)">
            <text:p/>
          </table:table-cell>
          <table:table-cell table:formula="of:=IF(AND([.Y$9]&gt;=[.$B71];[.Y$9]&lt;=[.$D71];ISNUMBER([.$C71]));IF(COM.MICROSOFT.NETWORKDAYS.INTL([.Y$9];[.Y$9];1;[.$A$2:.$A$4]);&quot;W&quot;;&quot;H&quot;);&quot;&quot;)">
            <text:p/>
          </table:table-cell>
          <table:table-cell table:formula="of:=IF(AND([.Z$9]&gt;=[.$B71];[.Z$9]&lt;=[.$D71];ISNUMBER([.$C71]));IF(COM.MICROSOFT.NETWORKDAYS.INTL([.Z$9];[.Z$9];1;[.$A$2:.$A$4]);&quot;W&quot;;&quot;H&quot;);&quot;&quot;)">
            <text:p/>
          </table:table-cell>
          <table:table-cell table:formula="of:=IF(AND([.AA$9]&gt;=[.$B71];[.AA$9]&lt;=[.$D71];ISNUMBER([.$C71]));IF(COM.MICROSOFT.NETWORKDAYS.INTL([.AA$9];[.AA$9];1;[.$A$2:.$A$4]);&quot;W&quot;;&quot;H&quot;);&quot;&quot;)">
            <text:p/>
          </table:table-cell>
          <table:table-cell table:formula="of:=IF(AND([.AB$9]&gt;=[.$B71];[.AB$9]&lt;=[.$D71];ISNUMBER([.$C71]));IF(COM.MICROSOFT.NETWORKDAYS.INTL([.AB$9];[.AB$9];1;[.$A$2:.$A$4]);&quot;W&quot;;&quot;H&quot;);&quot;&quot;)">
            <text:p/>
          </table:table-cell>
          <table:table-cell table:formula="of:=IF(AND([.AC$9]&gt;=[.$B71];[.AC$9]&lt;=[.$D71];ISNUMBER([.$C71]));IF(COM.MICROSOFT.NETWORKDAYS.INTL([.AC$9];[.AC$9];1;[.$A$2:.$A$4]);&quot;W&quot;;&quot;H&quot;);&quot;&quot;)">
            <text:p/>
          </table:table-cell>
          <table:table-cell table:formula="of:=IF(AND([.AD$9]&gt;=[.$B71];[.AD$9]&lt;=[.$D71];ISNUMBER([.$C71]));IF(COM.MICROSOFT.NETWORKDAYS.INTL([.AD$9];[.AD$9];1;[.$A$2:.$A$4]);&quot;W&quot;;&quot;H&quot;);&quot;&quot;)">
            <text:p/>
          </table:table-cell>
          <table:table-cell table:formula="of:=IF(AND([.AE$9]&gt;=[.$B71];[.AE$9]&lt;=[.$D71];ISNUMBER([.$C71]));IF(COM.MICROSOFT.NETWORKDAYS.INTL([.AE$9];[.AE$9];1;[.$A$2:.$A$4]);&quot;W&quot;;&quot;H&quot;);&quot;&quot;)">
            <text:p/>
          </table:table-cell>
          <table:table-cell table:formula="of:=IF(AND([.AF$9]&gt;=[.$B71];[.AF$9]&lt;=[.$D71];ISNUMBER([.$C71]));IF(COM.MICROSOFT.NETWORKDAYS.INTL([.AF$9];[.AF$9];1;[.$A$2:.$A$4]);&quot;W&quot;;&quot;H&quot;);&quot;&quot;)">
            <text:p/>
          </table:table-cell>
          <table:table-cell table:formula="of:=IF(AND([.AG$9]&gt;=[.$B71];[.AG$9]&lt;=[.$D71];ISNUMBER([.$C71]));IF(COM.MICROSOFT.NETWORKDAYS.INTL([.AG$9];[.AG$9];1;[.$A$2:.$A$4]);&quot;W&quot;;&quot;H&quot;);&quot;&quot;)">
            <text:p/>
          </table:table-cell>
          <table:table-cell table:formula="of:=IF(AND([.AH$9]&gt;=[.$B71];[.AH$9]&lt;=[.$D71];ISNUMBER([.$C71]));IF(COM.MICROSOFT.NETWORKDAYS.INTL([.AH$9];[.AH$9];1;[.$A$2:.$A$4]);&quot;W&quot;;&quot;H&quot;);&quot;&quot;)">
            <text:p/>
          </table:table-cell>
          <table:table-cell table:formula="of:=IF(AND([.AI$9]&gt;=[.$B71];[.AI$9]&lt;=[.$D71];ISNUMBER([.$C71]));IF(COM.MICROSOFT.NETWORKDAYS.INTL([.AI$9];[.AI$9];1;[.$A$2:.$A$4]);&quot;W&quot;;&quot;H&quot;);&quot;&quot;)">
            <text:p/>
          </table:table-cell>
          <table:table-cell table:formula="of:=IF(AND([.AJ$9]&gt;=[.$B71];[.AJ$9]&lt;=[.$D71];ISNUMBER([.$C71]));IF(COM.MICROSOFT.NETWORKDAYS.INTL([.AJ$9];[.AJ$9];1;[.$A$2:.$A$4]);&quot;W&quot;;&quot;H&quot;);&quot;&quot;)">
            <text:p/>
          </table:table-cell>
          <table:table-cell table:formula="of:=IF(AND([.AK$9]&gt;=[.$B71];[.AK$9]&lt;=[.$D71];ISNUMBER([.$C71]));IF(COM.MICROSOFT.NETWORKDAYS.INTL([.AK$9];[.AK$9];1;[.$A$2:.$A$4]);&quot;W&quot;;&quot;H&quot;);&quot;&quot;)">
            <text:p/>
          </table:table-cell>
          <table:table-cell table:formula="of:=IF(AND([.AL$9]&gt;=[.$B71];[.AL$9]&lt;=[.$D71];ISNUMBER([.$C71]));IF(COM.MICROSOFT.NETWORKDAYS.INTL([.AL$9];[.AL$9];1;[.$A$2:.$A$4]);&quot;W&quot;;&quot;H&quot;);&quot;&quot;)">
            <text:p/>
          </table:table-cell>
          <table:table-cell table:formula="of:=IF(AND([.AM$9]&gt;=[.$B71];[.AM$9]&lt;=[.$D71];ISNUMBER([.$C71]));IF(COM.MICROSOFT.NETWORKDAYS.INTL([.AM$9];[.AM$9];1;[.$A$2:.$A$4]);&quot;W&quot;;&quot;H&quot;);&quot;&quot;)">
            <text:p/>
          </table:table-cell>
          <table:table-cell table:formula="of:=IF(AND([.AN$9]&gt;=[.$B71];[.AN$9]&lt;=[.$D71];ISNUMBER([.$C71]));IF(COM.MICROSOFT.NETWORKDAYS.INTL([.AN$9];[.AN$9];1;[.$A$2:.$A$4]);&quot;W&quot;;&quot;H&quot;);&quot;&quot;)">
            <text:p/>
          </table:table-cell>
          <table:table-cell table:formula="of:=IF(AND([.AO$9]&gt;=[.$B71];[.AO$9]&lt;=[.$D71];ISNUMBER([.$C71]));IF(COM.MICROSOFT.NETWORKDAYS.INTL([.AO$9];[.AO$9];1;[.$A$2:.$A$4]);&quot;W&quot;;&quot;H&quot;);&quot;&quot;)">
            <text:p/>
          </table:table-cell>
          <table:table-cell table:formula="of:=IF(AND([.AP$9]&gt;=[.$B71];[.AP$9]&lt;=[.$D71];ISNUMBER([.$C71]));IF(COM.MICROSOFT.NETWORKDAYS.INTL([.AP$9];[.AP$9];1;[.$A$2:.$A$4]);&quot;W&quot;;&quot;H&quot;);&quot;&quot;)">
            <text:p/>
          </table:table-cell>
          <table:table-cell table:formula="of:=IF(AND([.AQ$9]&gt;=[.$B71];[.AQ$9]&lt;=[.$D71];ISNUMBER([.$C71]));IF(COM.MICROSOFT.NETWORKDAYS.INTL([.AQ$9];[.AQ$9];1;[.$A$2:.$A$4]);&quot;W&quot;;&quot;H&quot;);&quot;&quot;)">
            <text:p/>
          </table:table-cell>
          <table:table-cell table:formula="of:=IF(AND([.AR$9]&gt;=[.$B71];[.AR$9]&lt;=[.$D71];ISNUMBER([.$C71]));IF(COM.MICROSOFT.NETWORKDAYS.INTL([.AR$9];[.AR$9];1;[.$A$2:.$A$4]);&quot;W&quot;;&quot;H&quot;);&quot;&quot;)">
            <text:p/>
          </table:table-cell>
          <table:table-cell table:formula="of:=IF(AND([.AS$9]&gt;=[.$B71];[.AS$9]&lt;=[.$D71];ISNUMBER([.$C71]));IF(COM.MICROSOFT.NETWORKDAYS.INTL([.AS$9];[.AS$9];1;[.$A$2:.$A$4]);&quot;W&quot;;&quot;H&quot;);&quot;&quot;)">
            <text:p/>
          </table:table-cell>
          <table:table-cell table:formula="of:=IF(AND([.AT$9]&gt;=[.$B71];[.AT$9]&lt;=[.$D71];ISNUMBER([.$C71]));IF(COM.MICROSOFT.NETWORKDAYS.INTL([.AT$9];[.AT$9];1;[.$A$2:.$A$4]);&quot;W&quot;;&quot;H&quot;);&quot;&quot;)">
            <text:p/>
          </table:table-cell>
          <table:table-cell table:formula="of:=IF(AND([.AU$9]&gt;=[.$B71];[.AU$9]&lt;=[.$D71];ISNUMBER([.$C71]));IF(COM.MICROSOFT.NETWORKDAYS.INTL([.AU$9];[.AU$9];1;[.$A$2:.$A$4]);&quot;W&quot;;&quot;H&quot;);&quot;&quot;)">
            <text:p/>
          </table:table-cell>
          <table:table-cell table:formula="of:=IF(AND([.AV$9]&gt;=[.$B71];[.AV$9]&lt;=[.$D71];ISNUMBER([.$C71]));IF(COM.MICROSOFT.NETWORKDAYS.INTL([.AV$9];[.AV$9];1;[.$A$2:.$A$4]);&quot;W&quot;;&quot;H&quot;);&quot;&quot;)">
            <text:p/>
          </table:table-cell>
          <table:table-cell table:formula="of:=IF(AND([.AW$9]&gt;=[.$B71];[.AW$9]&lt;=[.$D71];ISNUMBER([.$C71]));IF(COM.MICROSOFT.NETWORKDAYS.INTL([.AW$9];[.AW$9];1;[.$A$2:.$A$4]);&quot;W&quot;;&quot;H&quot;);&quot;&quot;)">
            <text:p/>
          </table:table-cell>
          <table:table-cell table:formula="of:=IF(AND([.AX$9]&gt;=[.$B71];[.AX$9]&lt;=[.$D71];ISNUMBER([.$C71]));IF(COM.MICROSOFT.NETWORKDAYS.INTL([.AX$9];[.AX$9];1;[.$A$2:.$A$4]);&quot;W&quot;;&quot;H&quot;);&quot;&quot;)">
            <text:p/>
          </table:table-cell>
          <table:table-cell table:formula="of:=IF(AND([.AY$9]&gt;=[.$B71];[.AY$9]&lt;=[.$D71];ISNUMBER([.$C71]));IF(COM.MICROSOFT.NETWORKDAYS.INTL([.AY$9];[.AY$9];1;[.$A$2:.$A$4]);&quot;W&quot;;&quot;H&quot;);&quot;&quot;)">
            <text:p/>
          </table:table-cell>
          <table:table-cell table:formula="of:=IF(AND([.AZ$9]&gt;=[.$B71];[.AZ$9]&lt;=[.$D71];ISNUMBER([.$C71]));IF(COM.MICROSOFT.NETWORKDAYS.INTL([.AZ$9];[.AZ$9];1;[.$A$2:.$A$4]);&quot;W&quot;;&quot;H&quot;);&quot;&quot;)">
            <text:p/>
          </table:table-cell>
          <table:table-cell table:formula="of:=IF(AND([.BA$9]&gt;=[.$B71];[.BA$9]&lt;=[.$D71];ISNUMBER([.$C71]));IF(COM.MICROSOFT.NETWORKDAYS.INTL([.BA$9];[.BA$9];1;[.$A$2:.$A$4]);&quot;W&quot;;&quot;H&quot;);&quot;&quot;)" office:value-type="string" office:string-value="W" calcext:value-type="string">
            <text:p>W</text:p>
          </table:table-cell>
          <table:table-cell table:formula="of:=IF(AND([.BB$9]&gt;=[.$B71];[.BB$9]&lt;=[.$D71];ISNUMBER([.$C71]));IF(COM.MICROSOFT.NETWORKDAYS.INTL([.BB$9];[.BB$9];1;[.$A$2:.$A$4]);&quot;W&quot;;&quot;H&quot;);&quot;&quot;)" office:value-type="string" office:string-value="W" calcext:value-type="string">
            <text:p>W</text:p>
          </table:table-cell>
          <table:table-cell table:formula="of:=IF(AND([.BC$9]&gt;=[.$B71];[.BC$9]&lt;=[.$D71];ISNUMBER([.$C71]));IF(COM.MICROSOFT.NETWORKDAYS.INTL([.BC$9];[.BC$9];1;[.$A$2:.$A$4]);&quot;W&quot;;&quot;H&quot;);&quot;&quot;)">
            <text:p/>
          </table:table-cell>
          <table:table-cell table:formula="of:=IF(AND([.BD$9]&gt;=[.$B71];[.BD$9]&lt;=[.$D71];ISNUMBER([.$C71]));IF(COM.MICROSOFT.NETWORKDAYS.INTL([.BD$9];[.BD$9];1;[.$A$2:.$A$4]);&quot;W&quot;;&quot;H&quot;);&quot;&quot;)">
            <text:p/>
          </table:table-cell>
          <table:table-cell table:formula="of:=IF(AND([.BE$9]&gt;=[.$B71];[.BE$9]&lt;=[.$D71];ISNUMBER([.$C71]));IF(COM.MICROSOFT.NETWORKDAYS.INTL([.BE$9];[.BE$9];1;[.$A$2:.$A$4]);&quot;W&quot;;&quot;H&quot;);&quot;&quot;)">
            <text:p/>
          </table:table-cell>
          <table:table-cell table:formula="of:=IF(AND([.BF$9]&gt;=[.$B71];[.BF$9]&lt;=[.$D71];ISNUMBER([.$C71]));IF(COM.MICROSOFT.NETWORKDAYS.INTL([.BF$9];[.BF$9];1;[.$A$2:.$A$4]);&quot;W&quot;;&quot;H&quot;);&quot;&quot;)">
            <text:p/>
          </table:table-cell>
          <table:table-cell table:formula="of:=IF(AND([.BG$9]&gt;=[.$B71];[.BG$9]&lt;=[.$D71];ISNUMBER([.$C71]));IF(COM.MICROSOFT.NETWORKDAYS.INTL([.BG$9];[.BG$9];1;[.$A$2:.$A$4]);&quot;W&quot;;&quot;H&quot;);&quot;&quot;)">
            <text:p/>
          </table:table-cell>
          <table:table-cell table:formula="of:=IF(AND([.BH$9]&gt;=[.$B71];[.BH$9]&lt;=[.$D71];ISNUMBER([.$C71]));IF(COM.MICROSOFT.NETWORKDAYS.INTL([.BH$9];[.BH$9];1;[.$A$2:.$A$4]);&quot;W&quot;;&quot;H&quot;);&quot;&quot;)">
            <text:p/>
          </table:table-cell>
          <table:table-cell table:formula="of:=IF(AND([.BI$9]&gt;=[.$B71];[.BI$9]&lt;=[.$D71];ISNUMBER([.$C71]));IF(COM.MICROSOFT.NETWORKDAYS.INTL([.BI$9];[.BI$9];1;[.$A$2:.$A$4]);&quot;W&quot;;&quot;H&quot;);&quot;&quot;)">
            <text:p/>
          </table:table-cell>
          <table:table-cell table:formula="of:=IF(AND([.BJ$9]&gt;=[.$B71];[.BJ$9]&lt;=[.$D71];ISNUMBER([.$C71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U13</text:p>
          </table:table-cell>
          <table:table-cell office:value-type="date" office:date-value="2020-06-25" calcext:value-type="date">
            <text:p>25/06/20</text:p>
          </table:table-cell>
          <table:table-cell office:value-type="float" office:value="1" calcext:value-type="float">
            <text:p>1</text:p>
          </table:table-cell>
          <table:table-cell table:formula="of:=IF(ISNUMBER([.C72]); COM.MICROSOFT.WORKDAY.INTL([.B72]; [.C72]; 1; [.A$2:.A$4] ) - 1; &quot;&quot;)" office:value-type="date" office:date-value="2020-06-25" calcext:value-type="date">
            <text:p>25/06/20</text:p>
          </table:table-cell>
          <table:table-cell table:formula="of:=IF(AND([.E$9]&gt;=[.$B72];[.E$9]&lt;=[.$D72];ISNUMBER([.$C72]));IF(COM.MICROSOFT.NETWORKDAYS.INTL([.E$9];[.E$9];1;[.$A$2:.$A$4]);&quot;W&quot;;&quot;H&quot;);&quot;&quot;)">
            <text:p/>
          </table:table-cell>
          <table:table-cell table:formula="of:=IF(AND([.F$9]&gt;=[.$B72];[.F$9]&lt;=[.$D72];ISNUMBER([.$C72]));IF(COM.MICROSOFT.NETWORKDAYS.INTL([.F$9];[.F$9];1;[.$A$2:.$A$4]);&quot;W&quot;;&quot;H&quot;);&quot;&quot;)">
            <text:p/>
          </table:table-cell>
          <table:table-cell table:formula="of:=IF(AND([.G$9]&gt;=[.$B72];[.G$9]&lt;=[.$D72];ISNUMBER([.$C72]));IF(COM.MICROSOFT.NETWORKDAYS.INTL([.G$9];[.G$9];1;[.$A$2:.$A$4]);&quot;W&quot;;&quot;H&quot;);&quot;&quot;)">
            <text:p/>
          </table:table-cell>
          <table:table-cell table:formula="of:=IF(AND([.H$9]&gt;=[.$B72];[.H$9]&lt;=[.$D72];ISNUMBER([.$C72]));IF(COM.MICROSOFT.NETWORKDAYS.INTL([.H$9];[.H$9];1;[.$A$2:.$A$4]);&quot;W&quot;;&quot;H&quot;);&quot;&quot;)">
            <text:p/>
          </table:table-cell>
          <table:table-cell table:formula="of:=IF(AND([.I$9]&gt;=[.$B72];[.I$9]&lt;=[.$D72];ISNUMBER([.$C72]));IF(COM.MICROSOFT.NETWORKDAYS.INTL([.I$9];[.I$9];1;[.$A$2:.$A$4]);&quot;W&quot;;&quot;H&quot;);&quot;&quot;)">
            <text:p/>
          </table:table-cell>
          <table:table-cell table:formula="of:=IF(AND([.J$9]&gt;=[.$B72];[.J$9]&lt;=[.$D72];ISNUMBER([.$C72]));IF(COM.MICROSOFT.NETWORKDAYS.INTL([.J$9];[.J$9];1;[.$A$2:.$A$4]);&quot;W&quot;;&quot;H&quot;);&quot;&quot;)">
            <text:p/>
          </table:table-cell>
          <table:table-cell table:formula="of:=IF(AND([.K$9]&gt;=[.$B72];[.K$9]&lt;=[.$D72];ISNUMBER([.$C72]));IF(COM.MICROSOFT.NETWORKDAYS.INTL([.K$9];[.K$9];1;[.$A$2:.$A$4]);&quot;W&quot;;&quot;H&quot;);&quot;&quot;)">
            <text:p/>
          </table:table-cell>
          <table:table-cell table:formula="of:=IF(AND([.L$9]&gt;=[.$B72];[.L$9]&lt;=[.$D72];ISNUMBER([.$C72]));IF(COM.MICROSOFT.NETWORKDAYS.INTL([.L$9];[.L$9];1;[.$A$2:.$A$4]);&quot;W&quot;;&quot;H&quot;);&quot;&quot;)">
            <text:p/>
          </table:table-cell>
          <table:table-cell table:formula="of:=IF(AND([.M$9]&gt;=[.$B72];[.M$9]&lt;=[.$D72];ISNUMBER([.$C72]));IF(COM.MICROSOFT.NETWORKDAYS.INTL([.M$9];[.M$9];1;[.$A$2:.$A$4]);&quot;W&quot;;&quot;H&quot;);&quot;&quot;)">
            <text:p/>
          </table:table-cell>
          <table:table-cell table:formula="of:=IF(AND([.N$9]&gt;=[.$B72];[.N$9]&lt;=[.$D72];ISNUMBER([.$C72]));IF(COM.MICROSOFT.NETWORKDAYS.INTL([.N$9];[.N$9];1;[.$A$2:.$A$4]);&quot;W&quot;;&quot;H&quot;);&quot;&quot;)">
            <text:p/>
          </table:table-cell>
          <table:table-cell table:formula="of:=IF(AND([.O$9]&gt;=[.$B72];[.O$9]&lt;=[.$D72];ISNUMBER([.$C72]));IF(COM.MICROSOFT.NETWORKDAYS.INTL([.O$9];[.O$9];1;[.$A$2:.$A$4]);&quot;W&quot;;&quot;H&quot;);&quot;&quot;)">
            <text:p/>
          </table:table-cell>
          <table:table-cell table:formula="of:=IF(AND([.P$9]&gt;=[.$B72];[.P$9]&lt;=[.$D72];ISNUMBER([.$C72]));IF(COM.MICROSOFT.NETWORKDAYS.INTL([.P$9];[.P$9];1;[.$A$2:.$A$4]);&quot;W&quot;;&quot;H&quot;);&quot;&quot;)">
            <text:p/>
          </table:table-cell>
          <table:table-cell table:formula="of:=IF(AND([.Q$9]&gt;=[.$B72];[.Q$9]&lt;=[.$D72];ISNUMBER([.$C72]));IF(COM.MICROSOFT.NETWORKDAYS.INTL([.Q$9];[.Q$9];1;[.$A$2:.$A$4]);&quot;W&quot;;&quot;H&quot;);&quot;&quot;)">
            <text:p/>
          </table:table-cell>
          <table:table-cell table:formula="of:=IF(AND([.R$9]&gt;=[.$B72];[.R$9]&lt;=[.$D72];ISNUMBER([.$C72]));IF(COM.MICROSOFT.NETWORKDAYS.INTL([.R$9];[.R$9];1;[.$A$2:.$A$4]);&quot;W&quot;;&quot;H&quot;);&quot;&quot;)">
            <text:p/>
          </table:table-cell>
          <table:table-cell table:formula="of:=IF(AND([.S$9]&gt;=[.$B72];[.S$9]&lt;=[.$D72];ISNUMBER([.$C72]));IF(COM.MICROSOFT.NETWORKDAYS.INTL([.S$9];[.S$9];1;[.$A$2:.$A$4]);&quot;W&quot;;&quot;H&quot;);&quot;&quot;)">
            <text:p/>
          </table:table-cell>
          <table:table-cell table:formula="of:=IF(AND([.T$9]&gt;=[.$B72];[.T$9]&lt;=[.$D72];ISNUMBER([.$C72]));IF(COM.MICROSOFT.NETWORKDAYS.INTL([.T$9];[.T$9];1;[.$A$2:.$A$4]);&quot;W&quot;;&quot;H&quot;);&quot;&quot;)">
            <text:p/>
          </table:table-cell>
          <table:table-cell table:formula="of:=IF(AND([.U$9]&gt;=[.$B72];[.U$9]&lt;=[.$D72];ISNUMBER([.$C72]));IF(COM.MICROSOFT.NETWORKDAYS.INTL([.U$9];[.U$9];1;[.$A$2:.$A$4]);&quot;W&quot;;&quot;H&quot;);&quot;&quot;)">
            <text:p/>
          </table:table-cell>
          <table:table-cell table:formula="of:=IF(AND([.V$9]&gt;=[.$B72];[.V$9]&lt;=[.$D72];ISNUMBER([.$C72]));IF(COM.MICROSOFT.NETWORKDAYS.INTL([.V$9];[.V$9];1;[.$A$2:.$A$4]);&quot;W&quot;;&quot;H&quot;);&quot;&quot;)">
            <text:p/>
          </table:table-cell>
          <table:table-cell table:formula="of:=IF(AND([.W$9]&gt;=[.$B72];[.W$9]&lt;=[.$D72];ISNUMBER([.$C72]));IF(COM.MICROSOFT.NETWORKDAYS.INTL([.W$9];[.W$9];1;[.$A$2:.$A$4]);&quot;W&quot;;&quot;H&quot;);&quot;&quot;)">
            <text:p/>
          </table:table-cell>
          <table:table-cell table:formula="of:=IF(AND([.X$9]&gt;=[.$B72];[.X$9]&lt;=[.$D72];ISNUMBER([.$C72]));IF(COM.MICROSOFT.NETWORKDAYS.INTL([.X$9];[.X$9];1;[.$A$2:.$A$4]);&quot;W&quot;;&quot;H&quot;);&quot;&quot;)">
            <text:p/>
          </table:table-cell>
          <table:table-cell table:formula="of:=IF(AND([.Y$9]&gt;=[.$B72];[.Y$9]&lt;=[.$D72];ISNUMBER([.$C72]));IF(COM.MICROSOFT.NETWORKDAYS.INTL([.Y$9];[.Y$9];1;[.$A$2:.$A$4]);&quot;W&quot;;&quot;H&quot;);&quot;&quot;)">
            <text:p/>
          </table:table-cell>
          <table:table-cell table:formula="of:=IF(AND([.Z$9]&gt;=[.$B72];[.Z$9]&lt;=[.$D72];ISNUMBER([.$C72]));IF(COM.MICROSOFT.NETWORKDAYS.INTL([.Z$9];[.Z$9];1;[.$A$2:.$A$4]);&quot;W&quot;;&quot;H&quot;);&quot;&quot;)">
            <text:p/>
          </table:table-cell>
          <table:table-cell table:formula="of:=IF(AND([.AA$9]&gt;=[.$B72];[.AA$9]&lt;=[.$D72];ISNUMBER([.$C72]));IF(COM.MICROSOFT.NETWORKDAYS.INTL([.AA$9];[.AA$9];1;[.$A$2:.$A$4]);&quot;W&quot;;&quot;H&quot;);&quot;&quot;)">
            <text:p/>
          </table:table-cell>
          <table:table-cell table:formula="of:=IF(AND([.AB$9]&gt;=[.$B72];[.AB$9]&lt;=[.$D72];ISNUMBER([.$C72]));IF(COM.MICROSOFT.NETWORKDAYS.INTL([.AB$9];[.AB$9];1;[.$A$2:.$A$4]);&quot;W&quot;;&quot;H&quot;);&quot;&quot;)">
            <text:p/>
          </table:table-cell>
          <table:table-cell table:formula="of:=IF(AND([.AC$9]&gt;=[.$B72];[.AC$9]&lt;=[.$D72];ISNUMBER([.$C72]));IF(COM.MICROSOFT.NETWORKDAYS.INTL([.AC$9];[.AC$9];1;[.$A$2:.$A$4]);&quot;W&quot;;&quot;H&quot;);&quot;&quot;)">
            <text:p/>
          </table:table-cell>
          <table:table-cell table:formula="of:=IF(AND([.AD$9]&gt;=[.$B72];[.AD$9]&lt;=[.$D72];ISNUMBER([.$C72]));IF(COM.MICROSOFT.NETWORKDAYS.INTL([.AD$9];[.AD$9];1;[.$A$2:.$A$4]);&quot;W&quot;;&quot;H&quot;);&quot;&quot;)">
            <text:p/>
          </table:table-cell>
          <table:table-cell table:formula="of:=IF(AND([.AE$9]&gt;=[.$B72];[.AE$9]&lt;=[.$D72];ISNUMBER([.$C72]));IF(COM.MICROSOFT.NETWORKDAYS.INTL([.AE$9];[.AE$9];1;[.$A$2:.$A$4]);&quot;W&quot;;&quot;H&quot;);&quot;&quot;)">
            <text:p/>
          </table:table-cell>
          <table:table-cell table:formula="of:=IF(AND([.AF$9]&gt;=[.$B72];[.AF$9]&lt;=[.$D72];ISNUMBER([.$C72]));IF(COM.MICROSOFT.NETWORKDAYS.INTL([.AF$9];[.AF$9];1;[.$A$2:.$A$4]);&quot;W&quot;;&quot;H&quot;);&quot;&quot;)">
            <text:p/>
          </table:table-cell>
          <table:table-cell table:formula="of:=IF(AND([.AG$9]&gt;=[.$B72];[.AG$9]&lt;=[.$D72];ISNUMBER([.$C72]));IF(COM.MICROSOFT.NETWORKDAYS.INTL([.AG$9];[.AG$9];1;[.$A$2:.$A$4]);&quot;W&quot;;&quot;H&quot;);&quot;&quot;)">
            <text:p/>
          </table:table-cell>
          <table:table-cell table:formula="of:=IF(AND([.AH$9]&gt;=[.$B72];[.AH$9]&lt;=[.$D72];ISNUMBER([.$C72]));IF(COM.MICROSOFT.NETWORKDAYS.INTL([.AH$9];[.AH$9];1;[.$A$2:.$A$4]);&quot;W&quot;;&quot;H&quot;);&quot;&quot;)">
            <text:p/>
          </table:table-cell>
          <table:table-cell table:formula="of:=IF(AND([.AI$9]&gt;=[.$B72];[.AI$9]&lt;=[.$D72];ISNUMBER([.$C72]));IF(COM.MICROSOFT.NETWORKDAYS.INTL([.AI$9];[.AI$9];1;[.$A$2:.$A$4]);&quot;W&quot;;&quot;H&quot;);&quot;&quot;)">
            <text:p/>
          </table:table-cell>
          <table:table-cell table:formula="of:=IF(AND([.AJ$9]&gt;=[.$B72];[.AJ$9]&lt;=[.$D72];ISNUMBER([.$C72]));IF(COM.MICROSOFT.NETWORKDAYS.INTL([.AJ$9];[.AJ$9];1;[.$A$2:.$A$4]);&quot;W&quot;;&quot;H&quot;);&quot;&quot;)">
            <text:p/>
          </table:table-cell>
          <table:table-cell table:formula="of:=IF(AND([.AK$9]&gt;=[.$B72];[.AK$9]&lt;=[.$D72];ISNUMBER([.$C72]));IF(COM.MICROSOFT.NETWORKDAYS.INTL([.AK$9];[.AK$9];1;[.$A$2:.$A$4]);&quot;W&quot;;&quot;H&quot;);&quot;&quot;)">
            <text:p/>
          </table:table-cell>
          <table:table-cell table:formula="of:=IF(AND([.AL$9]&gt;=[.$B72];[.AL$9]&lt;=[.$D72];ISNUMBER([.$C72]));IF(COM.MICROSOFT.NETWORKDAYS.INTL([.AL$9];[.AL$9];1;[.$A$2:.$A$4]);&quot;W&quot;;&quot;H&quot;);&quot;&quot;)">
            <text:p/>
          </table:table-cell>
          <table:table-cell table:formula="of:=IF(AND([.AM$9]&gt;=[.$B72];[.AM$9]&lt;=[.$D72];ISNUMBER([.$C72]));IF(COM.MICROSOFT.NETWORKDAYS.INTL([.AM$9];[.AM$9];1;[.$A$2:.$A$4]);&quot;W&quot;;&quot;H&quot;);&quot;&quot;)">
            <text:p/>
          </table:table-cell>
          <table:table-cell table:formula="of:=IF(AND([.AN$9]&gt;=[.$B72];[.AN$9]&lt;=[.$D72];ISNUMBER([.$C72]));IF(COM.MICROSOFT.NETWORKDAYS.INTL([.AN$9];[.AN$9];1;[.$A$2:.$A$4]);&quot;W&quot;;&quot;H&quot;);&quot;&quot;)">
            <text:p/>
          </table:table-cell>
          <table:table-cell table:formula="of:=IF(AND([.AO$9]&gt;=[.$B72];[.AO$9]&lt;=[.$D72];ISNUMBER([.$C72]));IF(COM.MICROSOFT.NETWORKDAYS.INTL([.AO$9];[.AO$9];1;[.$A$2:.$A$4]);&quot;W&quot;;&quot;H&quot;);&quot;&quot;)">
            <text:p/>
          </table:table-cell>
          <table:table-cell table:formula="of:=IF(AND([.AP$9]&gt;=[.$B72];[.AP$9]&lt;=[.$D72];ISNUMBER([.$C72]));IF(COM.MICROSOFT.NETWORKDAYS.INTL([.AP$9];[.AP$9];1;[.$A$2:.$A$4]);&quot;W&quot;;&quot;H&quot;);&quot;&quot;)">
            <text:p/>
          </table:table-cell>
          <table:table-cell table:formula="of:=IF(AND([.AQ$9]&gt;=[.$B72];[.AQ$9]&lt;=[.$D72];ISNUMBER([.$C72]));IF(COM.MICROSOFT.NETWORKDAYS.INTL([.AQ$9];[.AQ$9];1;[.$A$2:.$A$4]);&quot;W&quot;;&quot;H&quot;);&quot;&quot;)">
            <text:p/>
          </table:table-cell>
          <table:table-cell table:formula="of:=IF(AND([.AR$9]&gt;=[.$B72];[.AR$9]&lt;=[.$D72];ISNUMBER([.$C72]));IF(COM.MICROSOFT.NETWORKDAYS.INTL([.AR$9];[.AR$9];1;[.$A$2:.$A$4]);&quot;W&quot;;&quot;H&quot;);&quot;&quot;)">
            <text:p/>
          </table:table-cell>
          <table:table-cell table:formula="of:=IF(AND([.AS$9]&gt;=[.$B72];[.AS$9]&lt;=[.$D72];ISNUMBER([.$C72]));IF(COM.MICROSOFT.NETWORKDAYS.INTL([.AS$9];[.AS$9];1;[.$A$2:.$A$4]);&quot;W&quot;;&quot;H&quot;);&quot;&quot;)">
            <text:p/>
          </table:table-cell>
          <table:table-cell table:formula="of:=IF(AND([.AT$9]&gt;=[.$B72];[.AT$9]&lt;=[.$D72];ISNUMBER([.$C72]));IF(COM.MICROSOFT.NETWORKDAYS.INTL([.AT$9];[.AT$9];1;[.$A$2:.$A$4]);&quot;W&quot;;&quot;H&quot;);&quot;&quot;)">
            <text:p/>
          </table:table-cell>
          <table:table-cell table:formula="of:=IF(AND([.AU$9]&gt;=[.$B72];[.AU$9]&lt;=[.$D72];ISNUMBER([.$C72]));IF(COM.MICROSOFT.NETWORKDAYS.INTL([.AU$9];[.AU$9];1;[.$A$2:.$A$4]);&quot;W&quot;;&quot;H&quot;);&quot;&quot;)">
            <text:p/>
          </table:table-cell>
          <table:table-cell table:formula="of:=IF(AND([.AV$9]&gt;=[.$B72];[.AV$9]&lt;=[.$D72];ISNUMBER([.$C72]));IF(COM.MICROSOFT.NETWORKDAYS.INTL([.AV$9];[.AV$9];1;[.$A$2:.$A$4]);&quot;W&quot;;&quot;H&quot;);&quot;&quot;)">
            <text:p/>
          </table:table-cell>
          <table:table-cell table:formula="of:=IF(AND([.AW$9]&gt;=[.$B72];[.AW$9]&lt;=[.$D72];ISNUMBER([.$C72]));IF(COM.MICROSOFT.NETWORKDAYS.INTL([.AW$9];[.AW$9];1;[.$A$2:.$A$4]);&quot;W&quot;;&quot;H&quot;);&quot;&quot;)">
            <text:p/>
          </table:table-cell>
          <table:table-cell table:formula="of:=IF(AND([.AX$9]&gt;=[.$B72];[.AX$9]&lt;=[.$D72];ISNUMBER([.$C72]));IF(COM.MICROSOFT.NETWORKDAYS.INTL([.AX$9];[.AX$9];1;[.$A$2:.$A$4]);&quot;W&quot;;&quot;H&quot;);&quot;&quot;)">
            <text:p/>
          </table:table-cell>
          <table:table-cell table:formula="of:=IF(AND([.AY$9]&gt;=[.$B72];[.AY$9]&lt;=[.$D72];ISNUMBER([.$C72]));IF(COM.MICROSOFT.NETWORKDAYS.INTL([.AY$9];[.AY$9];1;[.$A$2:.$A$4]);&quot;W&quot;;&quot;H&quot;);&quot;&quot;)">
            <text:p/>
          </table:table-cell>
          <table:table-cell table:formula="of:=IF(AND([.AZ$9]&gt;=[.$B72];[.AZ$9]&lt;=[.$D72];ISNUMBER([.$C72]));IF(COM.MICROSOFT.NETWORKDAYS.INTL([.AZ$9];[.AZ$9];1;[.$A$2:.$A$4]);&quot;W&quot;;&quot;H&quot;);&quot;&quot;)">
            <text:p/>
          </table:table-cell>
          <table:table-cell table:formula="of:=IF(AND([.BA$9]&gt;=[.$B72];[.BA$9]&lt;=[.$D72];ISNUMBER([.$C72]));IF(COM.MICROSOFT.NETWORKDAYS.INTL([.BA$9];[.BA$9];1;[.$A$2:.$A$4]);&quot;W&quot;;&quot;H&quot;);&quot;&quot;)">
            <text:p/>
          </table:table-cell>
          <table:table-cell table:formula="of:=IF(AND([.BB$9]&gt;=[.$B72];[.BB$9]&lt;=[.$D72];ISNUMBER([.$C72]));IF(COM.MICROSOFT.NETWORKDAYS.INTL([.BB$9];[.BB$9];1;[.$A$2:.$A$4]);&quot;W&quot;;&quot;H&quot;);&quot;&quot;)">
            <text:p/>
          </table:table-cell>
          <table:table-cell table:formula="of:=IF(AND([.BC$9]&gt;=[.$B72];[.BC$9]&lt;=[.$D72];ISNUMBER([.$C72]));IF(COM.MICROSOFT.NETWORKDAYS.INTL([.BC$9];[.BC$9];1;[.$A$2:.$A$4]);&quot;W&quot;;&quot;H&quot;);&quot;&quot;)" office:value-type="string" office:string-value="W" calcext:value-type="string">
            <text:p>W</text:p>
          </table:table-cell>
          <table:table-cell table:formula="of:=IF(AND([.BD$9]&gt;=[.$B72];[.BD$9]&lt;=[.$D72];ISNUMBER([.$C72]));IF(COM.MICROSOFT.NETWORKDAYS.INTL([.BD$9];[.BD$9];1;[.$A$2:.$A$4]);&quot;W&quot;;&quot;H&quot;);&quot;&quot;)">
            <text:p/>
          </table:table-cell>
          <table:table-cell table:formula="of:=IF(AND([.BE$9]&gt;=[.$B72];[.BE$9]&lt;=[.$D72];ISNUMBER([.$C72]));IF(COM.MICROSOFT.NETWORKDAYS.INTL([.BE$9];[.BE$9];1;[.$A$2:.$A$4]);&quot;W&quot;;&quot;H&quot;);&quot;&quot;)">
            <text:p/>
          </table:table-cell>
          <table:table-cell table:formula="of:=IF(AND([.BF$9]&gt;=[.$B72];[.BF$9]&lt;=[.$D72];ISNUMBER([.$C72]));IF(COM.MICROSOFT.NETWORKDAYS.INTL([.BF$9];[.BF$9];1;[.$A$2:.$A$4]);&quot;W&quot;;&quot;H&quot;);&quot;&quot;)">
            <text:p/>
          </table:table-cell>
          <table:table-cell table:formula="of:=IF(AND([.BG$9]&gt;=[.$B72];[.BG$9]&lt;=[.$D72];ISNUMBER([.$C72]));IF(COM.MICROSOFT.NETWORKDAYS.INTL([.BG$9];[.BG$9];1;[.$A$2:.$A$4]);&quot;W&quot;;&quot;H&quot;);&quot;&quot;)">
            <text:p/>
          </table:table-cell>
          <table:table-cell table:formula="of:=IF(AND([.BH$9]&gt;=[.$B72];[.BH$9]&lt;=[.$D72];ISNUMBER([.$C72]));IF(COM.MICROSOFT.NETWORKDAYS.INTL([.BH$9];[.BH$9];1;[.$A$2:.$A$4]);&quot;W&quot;;&quot;H&quot;);&quot;&quot;)">
            <text:p/>
          </table:table-cell>
          <table:table-cell table:formula="of:=IF(AND([.BI$9]&gt;=[.$B72];[.BI$9]&lt;=[.$D72];ISNUMBER([.$C72]));IF(COM.MICROSOFT.NETWORKDAYS.INTL([.BI$9];[.BI$9];1;[.$A$2:.$A$4]);&quot;W&quot;;&quot;H&quot;);&quot;&quot;)">
            <text:p/>
          </table:table-cell>
          <table:table-cell table:formula="of:=IF(AND([.BJ$9]&gt;=[.$B72];[.BJ$9]&lt;=[.$D72];ISNUMBER([.$C72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EV21</text:p>
          </table:table-cell>
          <table:table-cell office:value-type="date" office:date-value="2020-06-25" calcext:value-type="date">
            <text:p>25/06/20</text:p>
          </table:table-cell>
          <table:table-cell office:value-type="float" office:value="3" calcext:value-type="float">
            <text:p>3</text:p>
          </table:table-cell>
          <table:table-cell table:formula="of:=IF(ISNUMBER([.C73]); COM.MICROSOFT.WORKDAY.INTL([.B73]; [.C73]; 1; [.A$2:.A$4] ) - 1; &quot;&quot;)" office:value-type="date" office:date-value="2020-06-29" calcext:value-type="date">
            <text:p>29/06/20</text:p>
          </table:table-cell>
          <table:table-cell table:formula="of:=IF(AND([.E$9]&gt;=[.$B73];[.E$9]&lt;=[.$D73];ISNUMBER([.$C73]));IF(COM.MICROSOFT.NETWORKDAYS.INTL([.E$9];[.E$9];1;[.$A$2:.$A$4]);&quot;W&quot;;&quot;H&quot;);&quot;&quot;)">
            <text:p/>
          </table:table-cell>
          <table:table-cell table:formula="of:=IF(AND([.F$9]&gt;=[.$B73];[.F$9]&lt;=[.$D73];ISNUMBER([.$C73]));IF(COM.MICROSOFT.NETWORKDAYS.INTL([.F$9];[.F$9];1;[.$A$2:.$A$4]);&quot;W&quot;;&quot;H&quot;);&quot;&quot;)">
            <text:p/>
          </table:table-cell>
          <table:table-cell table:formula="of:=IF(AND([.G$9]&gt;=[.$B73];[.G$9]&lt;=[.$D73];ISNUMBER([.$C73]));IF(COM.MICROSOFT.NETWORKDAYS.INTL([.G$9];[.G$9];1;[.$A$2:.$A$4]);&quot;W&quot;;&quot;H&quot;);&quot;&quot;)">
            <text:p/>
          </table:table-cell>
          <table:table-cell table:formula="of:=IF(AND([.H$9]&gt;=[.$B73];[.H$9]&lt;=[.$D73];ISNUMBER([.$C73]));IF(COM.MICROSOFT.NETWORKDAYS.INTL([.H$9];[.H$9];1;[.$A$2:.$A$4]);&quot;W&quot;;&quot;H&quot;);&quot;&quot;)">
            <text:p/>
          </table:table-cell>
          <table:table-cell table:formula="of:=IF(AND([.I$9]&gt;=[.$B73];[.I$9]&lt;=[.$D73];ISNUMBER([.$C73]));IF(COM.MICROSOFT.NETWORKDAYS.INTL([.I$9];[.I$9];1;[.$A$2:.$A$4]);&quot;W&quot;;&quot;H&quot;);&quot;&quot;)">
            <text:p/>
          </table:table-cell>
          <table:table-cell table:formula="of:=IF(AND([.J$9]&gt;=[.$B73];[.J$9]&lt;=[.$D73];ISNUMBER([.$C73]));IF(COM.MICROSOFT.NETWORKDAYS.INTL([.J$9];[.J$9];1;[.$A$2:.$A$4]);&quot;W&quot;;&quot;H&quot;);&quot;&quot;)">
            <text:p/>
          </table:table-cell>
          <table:table-cell table:formula="of:=IF(AND([.K$9]&gt;=[.$B73];[.K$9]&lt;=[.$D73];ISNUMBER([.$C73]));IF(COM.MICROSOFT.NETWORKDAYS.INTL([.K$9];[.K$9];1;[.$A$2:.$A$4]);&quot;W&quot;;&quot;H&quot;);&quot;&quot;)">
            <text:p/>
          </table:table-cell>
          <table:table-cell table:formula="of:=IF(AND([.L$9]&gt;=[.$B73];[.L$9]&lt;=[.$D73];ISNUMBER([.$C73]));IF(COM.MICROSOFT.NETWORKDAYS.INTL([.L$9];[.L$9];1;[.$A$2:.$A$4]);&quot;W&quot;;&quot;H&quot;);&quot;&quot;)">
            <text:p/>
          </table:table-cell>
          <table:table-cell table:formula="of:=IF(AND([.M$9]&gt;=[.$B73];[.M$9]&lt;=[.$D73];ISNUMBER([.$C73]));IF(COM.MICROSOFT.NETWORKDAYS.INTL([.M$9];[.M$9];1;[.$A$2:.$A$4]);&quot;W&quot;;&quot;H&quot;);&quot;&quot;)">
            <text:p/>
          </table:table-cell>
          <table:table-cell table:formula="of:=IF(AND([.N$9]&gt;=[.$B73];[.N$9]&lt;=[.$D73];ISNUMBER([.$C73]));IF(COM.MICROSOFT.NETWORKDAYS.INTL([.N$9];[.N$9];1;[.$A$2:.$A$4]);&quot;W&quot;;&quot;H&quot;);&quot;&quot;)">
            <text:p/>
          </table:table-cell>
          <table:table-cell table:formula="of:=IF(AND([.O$9]&gt;=[.$B73];[.O$9]&lt;=[.$D73];ISNUMBER([.$C73]));IF(COM.MICROSOFT.NETWORKDAYS.INTL([.O$9];[.O$9];1;[.$A$2:.$A$4]);&quot;W&quot;;&quot;H&quot;);&quot;&quot;)">
            <text:p/>
          </table:table-cell>
          <table:table-cell table:formula="of:=IF(AND([.P$9]&gt;=[.$B73];[.P$9]&lt;=[.$D73];ISNUMBER([.$C73]));IF(COM.MICROSOFT.NETWORKDAYS.INTL([.P$9];[.P$9];1;[.$A$2:.$A$4]);&quot;W&quot;;&quot;H&quot;);&quot;&quot;)">
            <text:p/>
          </table:table-cell>
          <table:table-cell table:formula="of:=IF(AND([.Q$9]&gt;=[.$B73];[.Q$9]&lt;=[.$D73];ISNUMBER([.$C73]));IF(COM.MICROSOFT.NETWORKDAYS.INTL([.Q$9];[.Q$9];1;[.$A$2:.$A$4]);&quot;W&quot;;&quot;H&quot;);&quot;&quot;)">
            <text:p/>
          </table:table-cell>
          <table:table-cell table:formula="of:=IF(AND([.R$9]&gt;=[.$B73];[.R$9]&lt;=[.$D73];ISNUMBER([.$C73]));IF(COM.MICROSOFT.NETWORKDAYS.INTL([.R$9];[.R$9];1;[.$A$2:.$A$4]);&quot;W&quot;;&quot;H&quot;);&quot;&quot;)">
            <text:p/>
          </table:table-cell>
          <table:table-cell table:formula="of:=IF(AND([.S$9]&gt;=[.$B73];[.S$9]&lt;=[.$D73];ISNUMBER([.$C73]));IF(COM.MICROSOFT.NETWORKDAYS.INTL([.S$9];[.S$9];1;[.$A$2:.$A$4]);&quot;W&quot;;&quot;H&quot;);&quot;&quot;)">
            <text:p/>
          </table:table-cell>
          <table:table-cell table:formula="of:=IF(AND([.T$9]&gt;=[.$B73];[.T$9]&lt;=[.$D73];ISNUMBER([.$C73]));IF(COM.MICROSOFT.NETWORKDAYS.INTL([.T$9];[.T$9];1;[.$A$2:.$A$4]);&quot;W&quot;;&quot;H&quot;);&quot;&quot;)">
            <text:p/>
          </table:table-cell>
          <table:table-cell table:formula="of:=IF(AND([.U$9]&gt;=[.$B73];[.U$9]&lt;=[.$D73];ISNUMBER([.$C73]));IF(COM.MICROSOFT.NETWORKDAYS.INTL([.U$9];[.U$9];1;[.$A$2:.$A$4]);&quot;W&quot;;&quot;H&quot;);&quot;&quot;)">
            <text:p/>
          </table:table-cell>
          <table:table-cell table:formula="of:=IF(AND([.V$9]&gt;=[.$B73];[.V$9]&lt;=[.$D73];ISNUMBER([.$C73]));IF(COM.MICROSOFT.NETWORKDAYS.INTL([.V$9];[.V$9];1;[.$A$2:.$A$4]);&quot;W&quot;;&quot;H&quot;);&quot;&quot;)">
            <text:p/>
          </table:table-cell>
          <table:table-cell table:formula="of:=IF(AND([.W$9]&gt;=[.$B73];[.W$9]&lt;=[.$D73];ISNUMBER([.$C73]));IF(COM.MICROSOFT.NETWORKDAYS.INTL([.W$9];[.W$9];1;[.$A$2:.$A$4]);&quot;W&quot;;&quot;H&quot;);&quot;&quot;)">
            <text:p/>
          </table:table-cell>
          <table:table-cell table:formula="of:=IF(AND([.X$9]&gt;=[.$B73];[.X$9]&lt;=[.$D73];ISNUMBER([.$C73]));IF(COM.MICROSOFT.NETWORKDAYS.INTL([.X$9];[.X$9];1;[.$A$2:.$A$4]);&quot;W&quot;;&quot;H&quot;);&quot;&quot;)">
            <text:p/>
          </table:table-cell>
          <table:table-cell table:formula="of:=IF(AND([.Y$9]&gt;=[.$B73];[.Y$9]&lt;=[.$D73];ISNUMBER([.$C73]));IF(COM.MICROSOFT.NETWORKDAYS.INTL([.Y$9];[.Y$9];1;[.$A$2:.$A$4]);&quot;W&quot;;&quot;H&quot;);&quot;&quot;)">
            <text:p/>
          </table:table-cell>
          <table:table-cell table:formula="of:=IF(AND([.Z$9]&gt;=[.$B73];[.Z$9]&lt;=[.$D73];ISNUMBER([.$C73]));IF(COM.MICROSOFT.NETWORKDAYS.INTL([.Z$9];[.Z$9];1;[.$A$2:.$A$4]);&quot;W&quot;;&quot;H&quot;);&quot;&quot;)">
            <text:p/>
          </table:table-cell>
          <table:table-cell table:formula="of:=IF(AND([.AA$9]&gt;=[.$B73];[.AA$9]&lt;=[.$D73];ISNUMBER([.$C73]));IF(COM.MICROSOFT.NETWORKDAYS.INTL([.AA$9];[.AA$9];1;[.$A$2:.$A$4]);&quot;W&quot;;&quot;H&quot;);&quot;&quot;)">
            <text:p/>
          </table:table-cell>
          <table:table-cell table:formula="of:=IF(AND([.AB$9]&gt;=[.$B73];[.AB$9]&lt;=[.$D73];ISNUMBER([.$C73]));IF(COM.MICROSOFT.NETWORKDAYS.INTL([.AB$9];[.AB$9];1;[.$A$2:.$A$4]);&quot;W&quot;;&quot;H&quot;);&quot;&quot;)">
            <text:p/>
          </table:table-cell>
          <table:table-cell table:formula="of:=IF(AND([.AC$9]&gt;=[.$B73];[.AC$9]&lt;=[.$D73];ISNUMBER([.$C73]));IF(COM.MICROSOFT.NETWORKDAYS.INTL([.AC$9];[.AC$9];1;[.$A$2:.$A$4]);&quot;W&quot;;&quot;H&quot;);&quot;&quot;)">
            <text:p/>
          </table:table-cell>
          <table:table-cell table:formula="of:=IF(AND([.AD$9]&gt;=[.$B73];[.AD$9]&lt;=[.$D73];ISNUMBER([.$C73]));IF(COM.MICROSOFT.NETWORKDAYS.INTL([.AD$9];[.AD$9];1;[.$A$2:.$A$4]);&quot;W&quot;;&quot;H&quot;);&quot;&quot;)">
            <text:p/>
          </table:table-cell>
          <table:table-cell table:formula="of:=IF(AND([.AE$9]&gt;=[.$B73];[.AE$9]&lt;=[.$D73];ISNUMBER([.$C73]));IF(COM.MICROSOFT.NETWORKDAYS.INTL([.AE$9];[.AE$9];1;[.$A$2:.$A$4]);&quot;W&quot;;&quot;H&quot;);&quot;&quot;)">
            <text:p/>
          </table:table-cell>
          <table:table-cell table:formula="of:=IF(AND([.AF$9]&gt;=[.$B73];[.AF$9]&lt;=[.$D73];ISNUMBER([.$C73]));IF(COM.MICROSOFT.NETWORKDAYS.INTL([.AF$9];[.AF$9];1;[.$A$2:.$A$4]);&quot;W&quot;;&quot;H&quot;);&quot;&quot;)">
            <text:p/>
          </table:table-cell>
          <table:table-cell table:formula="of:=IF(AND([.AG$9]&gt;=[.$B73];[.AG$9]&lt;=[.$D73];ISNUMBER([.$C73]));IF(COM.MICROSOFT.NETWORKDAYS.INTL([.AG$9];[.AG$9];1;[.$A$2:.$A$4]);&quot;W&quot;;&quot;H&quot;);&quot;&quot;)">
            <text:p/>
          </table:table-cell>
          <table:table-cell table:formula="of:=IF(AND([.AH$9]&gt;=[.$B73];[.AH$9]&lt;=[.$D73];ISNUMBER([.$C73]));IF(COM.MICROSOFT.NETWORKDAYS.INTL([.AH$9];[.AH$9];1;[.$A$2:.$A$4]);&quot;W&quot;;&quot;H&quot;);&quot;&quot;)">
            <text:p/>
          </table:table-cell>
          <table:table-cell table:formula="of:=IF(AND([.AI$9]&gt;=[.$B73];[.AI$9]&lt;=[.$D73];ISNUMBER([.$C73]));IF(COM.MICROSOFT.NETWORKDAYS.INTL([.AI$9];[.AI$9];1;[.$A$2:.$A$4]);&quot;W&quot;;&quot;H&quot;);&quot;&quot;)">
            <text:p/>
          </table:table-cell>
          <table:table-cell table:formula="of:=IF(AND([.AJ$9]&gt;=[.$B73];[.AJ$9]&lt;=[.$D73];ISNUMBER([.$C73]));IF(COM.MICROSOFT.NETWORKDAYS.INTL([.AJ$9];[.AJ$9];1;[.$A$2:.$A$4]);&quot;W&quot;;&quot;H&quot;);&quot;&quot;)">
            <text:p/>
          </table:table-cell>
          <table:table-cell table:formula="of:=IF(AND([.AK$9]&gt;=[.$B73];[.AK$9]&lt;=[.$D73];ISNUMBER([.$C73]));IF(COM.MICROSOFT.NETWORKDAYS.INTL([.AK$9];[.AK$9];1;[.$A$2:.$A$4]);&quot;W&quot;;&quot;H&quot;);&quot;&quot;)">
            <text:p/>
          </table:table-cell>
          <table:table-cell table:formula="of:=IF(AND([.AL$9]&gt;=[.$B73];[.AL$9]&lt;=[.$D73];ISNUMBER([.$C73]));IF(COM.MICROSOFT.NETWORKDAYS.INTL([.AL$9];[.AL$9];1;[.$A$2:.$A$4]);&quot;W&quot;;&quot;H&quot;);&quot;&quot;)">
            <text:p/>
          </table:table-cell>
          <table:table-cell table:formula="of:=IF(AND([.AM$9]&gt;=[.$B73];[.AM$9]&lt;=[.$D73];ISNUMBER([.$C73]));IF(COM.MICROSOFT.NETWORKDAYS.INTL([.AM$9];[.AM$9];1;[.$A$2:.$A$4]);&quot;W&quot;;&quot;H&quot;);&quot;&quot;)">
            <text:p/>
          </table:table-cell>
          <table:table-cell table:formula="of:=IF(AND([.AN$9]&gt;=[.$B73];[.AN$9]&lt;=[.$D73];ISNUMBER([.$C73]));IF(COM.MICROSOFT.NETWORKDAYS.INTL([.AN$9];[.AN$9];1;[.$A$2:.$A$4]);&quot;W&quot;;&quot;H&quot;);&quot;&quot;)">
            <text:p/>
          </table:table-cell>
          <table:table-cell table:formula="of:=IF(AND([.AO$9]&gt;=[.$B73];[.AO$9]&lt;=[.$D73];ISNUMBER([.$C73]));IF(COM.MICROSOFT.NETWORKDAYS.INTL([.AO$9];[.AO$9];1;[.$A$2:.$A$4]);&quot;W&quot;;&quot;H&quot;);&quot;&quot;)">
            <text:p/>
          </table:table-cell>
          <table:table-cell table:formula="of:=IF(AND([.AP$9]&gt;=[.$B73];[.AP$9]&lt;=[.$D73];ISNUMBER([.$C73]));IF(COM.MICROSOFT.NETWORKDAYS.INTL([.AP$9];[.AP$9];1;[.$A$2:.$A$4]);&quot;W&quot;;&quot;H&quot;);&quot;&quot;)">
            <text:p/>
          </table:table-cell>
          <table:table-cell table:formula="of:=IF(AND([.AQ$9]&gt;=[.$B73];[.AQ$9]&lt;=[.$D73];ISNUMBER([.$C73]));IF(COM.MICROSOFT.NETWORKDAYS.INTL([.AQ$9];[.AQ$9];1;[.$A$2:.$A$4]);&quot;W&quot;;&quot;H&quot;);&quot;&quot;)">
            <text:p/>
          </table:table-cell>
          <table:table-cell table:formula="of:=IF(AND([.AR$9]&gt;=[.$B73];[.AR$9]&lt;=[.$D73];ISNUMBER([.$C73]));IF(COM.MICROSOFT.NETWORKDAYS.INTL([.AR$9];[.AR$9];1;[.$A$2:.$A$4]);&quot;W&quot;;&quot;H&quot;);&quot;&quot;)">
            <text:p/>
          </table:table-cell>
          <table:table-cell table:formula="of:=IF(AND([.AS$9]&gt;=[.$B73];[.AS$9]&lt;=[.$D73];ISNUMBER([.$C73]));IF(COM.MICROSOFT.NETWORKDAYS.INTL([.AS$9];[.AS$9];1;[.$A$2:.$A$4]);&quot;W&quot;;&quot;H&quot;);&quot;&quot;)">
            <text:p/>
          </table:table-cell>
          <table:table-cell table:formula="of:=IF(AND([.AT$9]&gt;=[.$B73];[.AT$9]&lt;=[.$D73];ISNUMBER([.$C73]));IF(COM.MICROSOFT.NETWORKDAYS.INTL([.AT$9];[.AT$9];1;[.$A$2:.$A$4]);&quot;W&quot;;&quot;H&quot;);&quot;&quot;)">
            <text:p/>
          </table:table-cell>
          <table:table-cell table:formula="of:=IF(AND([.AU$9]&gt;=[.$B73];[.AU$9]&lt;=[.$D73];ISNUMBER([.$C73]));IF(COM.MICROSOFT.NETWORKDAYS.INTL([.AU$9];[.AU$9];1;[.$A$2:.$A$4]);&quot;W&quot;;&quot;H&quot;);&quot;&quot;)">
            <text:p/>
          </table:table-cell>
          <table:table-cell table:formula="of:=IF(AND([.AV$9]&gt;=[.$B73];[.AV$9]&lt;=[.$D73];ISNUMBER([.$C73]));IF(COM.MICROSOFT.NETWORKDAYS.INTL([.AV$9];[.AV$9];1;[.$A$2:.$A$4]);&quot;W&quot;;&quot;H&quot;);&quot;&quot;)">
            <text:p/>
          </table:table-cell>
          <table:table-cell table:formula="of:=IF(AND([.AW$9]&gt;=[.$B73];[.AW$9]&lt;=[.$D73];ISNUMBER([.$C73]));IF(COM.MICROSOFT.NETWORKDAYS.INTL([.AW$9];[.AW$9];1;[.$A$2:.$A$4]);&quot;W&quot;;&quot;H&quot;);&quot;&quot;)">
            <text:p/>
          </table:table-cell>
          <table:table-cell table:formula="of:=IF(AND([.AX$9]&gt;=[.$B73];[.AX$9]&lt;=[.$D73];ISNUMBER([.$C73]));IF(COM.MICROSOFT.NETWORKDAYS.INTL([.AX$9];[.AX$9];1;[.$A$2:.$A$4]);&quot;W&quot;;&quot;H&quot;);&quot;&quot;)">
            <text:p/>
          </table:table-cell>
          <table:table-cell table:formula="of:=IF(AND([.AY$9]&gt;=[.$B73];[.AY$9]&lt;=[.$D73];ISNUMBER([.$C73]));IF(COM.MICROSOFT.NETWORKDAYS.INTL([.AY$9];[.AY$9];1;[.$A$2:.$A$4]);&quot;W&quot;;&quot;H&quot;);&quot;&quot;)">
            <text:p/>
          </table:table-cell>
          <table:table-cell table:formula="of:=IF(AND([.AZ$9]&gt;=[.$B73];[.AZ$9]&lt;=[.$D73];ISNUMBER([.$C73]));IF(COM.MICROSOFT.NETWORKDAYS.INTL([.AZ$9];[.AZ$9];1;[.$A$2:.$A$4]);&quot;W&quot;;&quot;H&quot;);&quot;&quot;)">
            <text:p/>
          </table:table-cell>
          <table:table-cell table:formula="of:=IF(AND([.BA$9]&gt;=[.$B73];[.BA$9]&lt;=[.$D73];ISNUMBER([.$C73]));IF(COM.MICROSOFT.NETWORKDAYS.INTL([.BA$9];[.BA$9];1;[.$A$2:.$A$4]);&quot;W&quot;;&quot;H&quot;);&quot;&quot;)">
            <text:p/>
          </table:table-cell>
          <table:table-cell table:formula="of:=IF(AND([.BB$9]&gt;=[.$B73];[.BB$9]&lt;=[.$D73];ISNUMBER([.$C73]));IF(COM.MICROSOFT.NETWORKDAYS.INTL([.BB$9];[.BB$9];1;[.$A$2:.$A$4]);&quot;W&quot;;&quot;H&quot;);&quot;&quot;)">
            <text:p/>
          </table:table-cell>
          <table:table-cell table:formula="of:=IF(AND([.BC$9]&gt;=[.$B73];[.BC$9]&lt;=[.$D73];ISNUMBER([.$C73]));IF(COM.MICROSOFT.NETWORKDAYS.INTL([.BC$9];[.BC$9];1;[.$A$2:.$A$4]);&quot;W&quot;;&quot;H&quot;);&quot;&quot;)" office:value-type="string" office:string-value="W" calcext:value-type="string">
            <text:p>W</text:p>
          </table:table-cell>
          <table:table-cell table:formula="of:=IF(AND([.BD$9]&gt;=[.$B73];[.BD$9]&lt;=[.$D73];ISNUMBER([.$C73]));IF(COM.MICROSOFT.NETWORKDAYS.INTL([.BD$9];[.BD$9];1;[.$A$2:.$A$4]);&quot;W&quot;;&quot;H&quot;);&quot;&quot;)" office:value-type="string" office:string-value="W" calcext:value-type="string">
            <text:p>W</text:p>
          </table:table-cell>
          <table:table-cell table:formula="of:=IF(AND([.BE$9]&gt;=[.$B73];[.BE$9]&lt;=[.$D73];ISNUMBER([.$C73]));IF(COM.MICROSOFT.NETWORKDAYS.INTL([.BE$9];[.BE$9];1;[.$A$2:.$A$4]);&quot;W&quot;;&quot;H&quot;);&quot;&quot;)" office:value-type="string" office:string-value="H" calcext:value-type="string">
            <text:p>H</text:p>
          </table:table-cell>
          <table:table-cell table:formula="of:=IF(AND([.BF$9]&gt;=[.$B73];[.BF$9]&lt;=[.$D73];ISNUMBER([.$C73]));IF(COM.MICROSOFT.NETWORKDAYS.INTL([.BF$9];[.BF$9];1;[.$A$2:.$A$4]);&quot;W&quot;;&quot;H&quot;);&quot;&quot;)" office:value-type="string" office:string-value="H" calcext:value-type="string">
            <text:p>H</text:p>
          </table:table-cell>
          <table:table-cell table:formula="of:=IF(AND([.BG$9]&gt;=[.$B73];[.BG$9]&lt;=[.$D73];ISNUMBER([.$C73]));IF(COM.MICROSOFT.NETWORKDAYS.INTL([.BG$9];[.BG$9];1;[.$A$2:.$A$4]);&quot;W&quot;;&quot;H&quot;);&quot;&quot;)" office:value-type="string" office:string-value="W" calcext:value-type="string">
            <text:p>W</text:p>
          </table:table-cell>
          <table:table-cell table:formula="of:=IF(AND([.BH$9]&gt;=[.$B73];[.BH$9]&lt;=[.$D73];ISNUMBER([.$C73]));IF(COM.MICROSOFT.NETWORKDAYS.INTL([.BH$9];[.BH$9];1;[.$A$2:.$A$4]);&quot;W&quot;;&quot;H&quot;);&quot;&quot;)">
            <text:p/>
          </table:table-cell>
          <table:table-cell table:formula="of:=IF(AND([.BI$9]&gt;=[.$B73];[.BI$9]&lt;=[.$D73];ISNUMBER([.$C73]));IF(COM.MICROSOFT.NETWORKDAYS.INTL([.BI$9];[.BI$9];1;[.$A$2:.$A$4]);&quot;W&quot;;&quot;H&quot;);&quot;&quot;)">
            <text:p/>
          </table:table-cell>
          <table:table-cell table:formula="of:=IF(AND([.BJ$9]&gt;=[.$B73];[.BJ$9]&lt;=[.$D73];ISNUMBER([.$C73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EV22</text:p>
          </table:table-cell>
          <table:table-cell office:value-type="date" office:date-value="2020-06-25" calcext:value-type="date">
            <text:p>25/06/20</text:p>
          </table:table-cell>
          <table:table-cell office:value-type="float" office:value="3" calcext:value-type="float">
            <text:p>3</text:p>
          </table:table-cell>
          <table:table-cell table:formula="of:=IF(ISNUMBER([.C74]); COM.MICROSOFT.WORKDAY.INTL([.B74]; [.C74]; 1; [.A$2:.A$4] ) - 1; &quot;&quot;)" office:value-type="date" office:date-value="2020-06-29" calcext:value-type="date">
            <text:p>29/06/20</text:p>
          </table:table-cell>
          <table:table-cell table:formula="of:=IF(AND([.E$9]&gt;=[.$B74];[.E$9]&lt;=[.$D74];ISNUMBER([.$C74]));IF(COM.MICROSOFT.NETWORKDAYS.INTL([.E$9];[.E$9];1;[.$A$2:.$A$4]);&quot;W&quot;;&quot;H&quot;);&quot;&quot;)">
            <text:p/>
          </table:table-cell>
          <table:table-cell table:formula="of:=IF(AND([.F$9]&gt;=[.$B74];[.F$9]&lt;=[.$D74];ISNUMBER([.$C74]));IF(COM.MICROSOFT.NETWORKDAYS.INTL([.F$9];[.F$9];1;[.$A$2:.$A$4]);&quot;W&quot;;&quot;H&quot;);&quot;&quot;)">
            <text:p/>
          </table:table-cell>
          <table:table-cell table:formula="of:=IF(AND([.G$9]&gt;=[.$B74];[.G$9]&lt;=[.$D74];ISNUMBER([.$C74]));IF(COM.MICROSOFT.NETWORKDAYS.INTL([.G$9];[.G$9];1;[.$A$2:.$A$4]);&quot;W&quot;;&quot;H&quot;);&quot;&quot;)">
            <text:p/>
          </table:table-cell>
          <table:table-cell table:formula="of:=IF(AND([.H$9]&gt;=[.$B74];[.H$9]&lt;=[.$D74];ISNUMBER([.$C74]));IF(COM.MICROSOFT.NETWORKDAYS.INTL([.H$9];[.H$9];1;[.$A$2:.$A$4]);&quot;W&quot;;&quot;H&quot;);&quot;&quot;)">
            <text:p/>
          </table:table-cell>
          <table:table-cell table:formula="of:=IF(AND([.I$9]&gt;=[.$B74];[.I$9]&lt;=[.$D74];ISNUMBER([.$C74]));IF(COM.MICROSOFT.NETWORKDAYS.INTL([.I$9];[.I$9];1;[.$A$2:.$A$4]);&quot;W&quot;;&quot;H&quot;);&quot;&quot;)">
            <text:p/>
          </table:table-cell>
          <table:table-cell table:formula="of:=IF(AND([.J$9]&gt;=[.$B74];[.J$9]&lt;=[.$D74];ISNUMBER([.$C74]));IF(COM.MICROSOFT.NETWORKDAYS.INTL([.J$9];[.J$9];1;[.$A$2:.$A$4]);&quot;W&quot;;&quot;H&quot;);&quot;&quot;)">
            <text:p/>
          </table:table-cell>
          <table:table-cell table:formula="of:=IF(AND([.K$9]&gt;=[.$B74];[.K$9]&lt;=[.$D74];ISNUMBER([.$C74]));IF(COM.MICROSOFT.NETWORKDAYS.INTL([.K$9];[.K$9];1;[.$A$2:.$A$4]);&quot;W&quot;;&quot;H&quot;);&quot;&quot;)">
            <text:p/>
          </table:table-cell>
          <table:table-cell table:formula="of:=IF(AND([.L$9]&gt;=[.$B74];[.L$9]&lt;=[.$D74];ISNUMBER([.$C74]));IF(COM.MICROSOFT.NETWORKDAYS.INTL([.L$9];[.L$9];1;[.$A$2:.$A$4]);&quot;W&quot;;&quot;H&quot;);&quot;&quot;)">
            <text:p/>
          </table:table-cell>
          <table:table-cell table:formula="of:=IF(AND([.M$9]&gt;=[.$B74];[.M$9]&lt;=[.$D74];ISNUMBER([.$C74]));IF(COM.MICROSOFT.NETWORKDAYS.INTL([.M$9];[.M$9];1;[.$A$2:.$A$4]);&quot;W&quot;;&quot;H&quot;);&quot;&quot;)">
            <text:p/>
          </table:table-cell>
          <table:table-cell table:formula="of:=IF(AND([.N$9]&gt;=[.$B74];[.N$9]&lt;=[.$D74];ISNUMBER([.$C74]));IF(COM.MICROSOFT.NETWORKDAYS.INTL([.N$9];[.N$9];1;[.$A$2:.$A$4]);&quot;W&quot;;&quot;H&quot;);&quot;&quot;)">
            <text:p/>
          </table:table-cell>
          <table:table-cell table:formula="of:=IF(AND([.O$9]&gt;=[.$B74];[.O$9]&lt;=[.$D74];ISNUMBER([.$C74]));IF(COM.MICROSOFT.NETWORKDAYS.INTL([.O$9];[.O$9];1;[.$A$2:.$A$4]);&quot;W&quot;;&quot;H&quot;);&quot;&quot;)">
            <text:p/>
          </table:table-cell>
          <table:table-cell table:formula="of:=IF(AND([.P$9]&gt;=[.$B74];[.P$9]&lt;=[.$D74];ISNUMBER([.$C74]));IF(COM.MICROSOFT.NETWORKDAYS.INTL([.P$9];[.P$9];1;[.$A$2:.$A$4]);&quot;W&quot;;&quot;H&quot;);&quot;&quot;)">
            <text:p/>
          </table:table-cell>
          <table:table-cell table:formula="of:=IF(AND([.Q$9]&gt;=[.$B74];[.Q$9]&lt;=[.$D74];ISNUMBER([.$C74]));IF(COM.MICROSOFT.NETWORKDAYS.INTL([.Q$9];[.Q$9];1;[.$A$2:.$A$4]);&quot;W&quot;;&quot;H&quot;);&quot;&quot;)">
            <text:p/>
          </table:table-cell>
          <table:table-cell table:formula="of:=IF(AND([.R$9]&gt;=[.$B74];[.R$9]&lt;=[.$D74];ISNUMBER([.$C74]));IF(COM.MICROSOFT.NETWORKDAYS.INTL([.R$9];[.R$9];1;[.$A$2:.$A$4]);&quot;W&quot;;&quot;H&quot;);&quot;&quot;)">
            <text:p/>
          </table:table-cell>
          <table:table-cell table:formula="of:=IF(AND([.S$9]&gt;=[.$B74];[.S$9]&lt;=[.$D74];ISNUMBER([.$C74]));IF(COM.MICROSOFT.NETWORKDAYS.INTL([.S$9];[.S$9];1;[.$A$2:.$A$4]);&quot;W&quot;;&quot;H&quot;);&quot;&quot;)">
            <text:p/>
          </table:table-cell>
          <table:table-cell table:formula="of:=IF(AND([.T$9]&gt;=[.$B74];[.T$9]&lt;=[.$D74];ISNUMBER([.$C74]));IF(COM.MICROSOFT.NETWORKDAYS.INTL([.T$9];[.T$9];1;[.$A$2:.$A$4]);&quot;W&quot;;&quot;H&quot;);&quot;&quot;)">
            <text:p/>
          </table:table-cell>
          <table:table-cell table:formula="of:=IF(AND([.U$9]&gt;=[.$B74];[.U$9]&lt;=[.$D74];ISNUMBER([.$C74]));IF(COM.MICROSOFT.NETWORKDAYS.INTL([.U$9];[.U$9];1;[.$A$2:.$A$4]);&quot;W&quot;;&quot;H&quot;);&quot;&quot;)">
            <text:p/>
          </table:table-cell>
          <table:table-cell table:formula="of:=IF(AND([.V$9]&gt;=[.$B74];[.V$9]&lt;=[.$D74];ISNUMBER([.$C74]));IF(COM.MICROSOFT.NETWORKDAYS.INTL([.V$9];[.V$9];1;[.$A$2:.$A$4]);&quot;W&quot;;&quot;H&quot;);&quot;&quot;)">
            <text:p/>
          </table:table-cell>
          <table:table-cell table:formula="of:=IF(AND([.W$9]&gt;=[.$B74];[.W$9]&lt;=[.$D74];ISNUMBER([.$C74]));IF(COM.MICROSOFT.NETWORKDAYS.INTL([.W$9];[.W$9];1;[.$A$2:.$A$4]);&quot;W&quot;;&quot;H&quot;);&quot;&quot;)">
            <text:p/>
          </table:table-cell>
          <table:table-cell table:formula="of:=IF(AND([.X$9]&gt;=[.$B74];[.X$9]&lt;=[.$D74];ISNUMBER([.$C74]));IF(COM.MICROSOFT.NETWORKDAYS.INTL([.X$9];[.X$9];1;[.$A$2:.$A$4]);&quot;W&quot;;&quot;H&quot;);&quot;&quot;)">
            <text:p/>
          </table:table-cell>
          <table:table-cell table:formula="of:=IF(AND([.Y$9]&gt;=[.$B74];[.Y$9]&lt;=[.$D74];ISNUMBER([.$C74]));IF(COM.MICROSOFT.NETWORKDAYS.INTL([.Y$9];[.Y$9];1;[.$A$2:.$A$4]);&quot;W&quot;;&quot;H&quot;);&quot;&quot;)">
            <text:p/>
          </table:table-cell>
          <table:table-cell table:formula="of:=IF(AND([.Z$9]&gt;=[.$B74];[.Z$9]&lt;=[.$D74];ISNUMBER([.$C74]));IF(COM.MICROSOFT.NETWORKDAYS.INTL([.Z$9];[.Z$9];1;[.$A$2:.$A$4]);&quot;W&quot;;&quot;H&quot;);&quot;&quot;)">
            <text:p/>
          </table:table-cell>
          <table:table-cell table:formula="of:=IF(AND([.AA$9]&gt;=[.$B74];[.AA$9]&lt;=[.$D74];ISNUMBER([.$C74]));IF(COM.MICROSOFT.NETWORKDAYS.INTL([.AA$9];[.AA$9];1;[.$A$2:.$A$4]);&quot;W&quot;;&quot;H&quot;);&quot;&quot;)">
            <text:p/>
          </table:table-cell>
          <table:table-cell table:formula="of:=IF(AND([.AB$9]&gt;=[.$B74];[.AB$9]&lt;=[.$D74];ISNUMBER([.$C74]));IF(COM.MICROSOFT.NETWORKDAYS.INTL([.AB$9];[.AB$9];1;[.$A$2:.$A$4]);&quot;W&quot;;&quot;H&quot;);&quot;&quot;)">
            <text:p/>
          </table:table-cell>
          <table:table-cell table:formula="of:=IF(AND([.AC$9]&gt;=[.$B74];[.AC$9]&lt;=[.$D74];ISNUMBER([.$C74]));IF(COM.MICROSOFT.NETWORKDAYS.INTL([.AC$9];[.AC$9];1;[.$A$2:.$A$4]);&quot;W&quot;;&quot;H&quot;);&quot;&quot;)">
            <text:p/>
          </table:table-cell>
          <table:table-cell table:formula="of:=IF(AND([.AD$9]&gt;=[.$B74];[.AD$9]&lt;=[.$D74];ISNUMBER([.$C74]));IF(COM.MICROSOFT.NETWORKDAYS.INTL([.AD$9];[.AD$9];1;[.$A$2:.$A$4]);&quot;W&quot;;&quot;H&quot;);&quot;&quot;)">
            <text:p/>
          </table:table-cell>
          <table:table-cell table:formula="of:=IF(AND([.AE$9]&gt;=[.$B74];[.AE$9]&lt;=[.$D74];ISNUMBER([.$C74]));IF(COM.MICROSOFT.NETWORKDAYS.INTL([.AE$9];[.AE$9];1;[.$A$2:.$A$4]);&quot;W&quot;;&quot;H&quot;);&quot;&quot;)">
            <text:p/>
          </table:table-cell>
          <table:table-cell table:formula="of:=IF(AND([.AF$9]&gt;=[.$B74];[.AF$9]&lt;=[.$D74];ISNUMBER([.$C74]));IF(COM.MICROSOFT.NETWORKDAYS.INTL([.AF$9];[.AF$9];1;[.$A$2:.$A$4]);&quot;W&quot;;&quot;H&quot;);&quot;&quot;)">
            <text:p/>
          </table:table-cell>
          <table:table-cell table:formula="of:=IF(AND([.AG$9]&gt;=[.$B74];[.AG$9]&lt;=[.$D74];ISNUMBER([.$C74]));IF(COM.MICROSOFT.NETWORKDAYS.INTL([.AG$9];[.AG$9];1;[.$A$2:.$A$4]);&quot;W&quot;;&quot;H&quot;);&quot;&quot;)">
            <text:p/>
          </table:table-cell>
          <table:table-cell table:formula="of:=IF(AND([.AH$9]&gt;=[.$B74];[.AH$9]&lt;=[.$D74];ISNUMBER([.$C74]));IF(COM.MICROSOFT.NETWORKDAYS.INTL([.AH$9];[.AH$9];1;[.$A$2:.$A$4]);&quot;W&quot;;&quot;H&quot;);&quot;&quot;)">
            <text:p/>
          </table:table-cell>
          <table:table-cell table:formula="of:=IF(AND([.AI$9]&gt;=[.$B74];[.AI$9]&lt;=[.$D74];ISNUMBER([.$C74]));IF(COM.MICROSOFT.NETWORKDAYS.INTL([.AI$9];[.AI$9];1;[.$A$2:.$A$4]);&quot;W&quot;;&quot;H&quot;);&quot;&quot;)">
            <text:p/>
          </table:table-cell>
          <table:table-cell table:formula="of:=IF(AND([.AJ$9]&gt;=[.$B74];[.AJ$9]&lt;=[.$D74];ISNUMBER([.$C74]));IF(COM.MICROSOFT.NETWORKDAYS.INTL([.AJ$9];[.AJ$9];1;[.$A$2:.$A$4]);&quot;W&quot;;&quot;H&quot;);&quot;&quot;)">
            <text:p/>
          </table:table-cell>
          <table:table-cell table:formula="of:=IF(AND([.AK$9]&gt;=[.$B74];[.AK$9]&lt;=[.$D74];ISNUMBER([.$C74]));IF(COM.MICROSOFT.NETWORKDAYS.INTL([.AK$9];[.AK$9];1;[.$A$2:.$A$4]);&quot;W&quot;;&quot;H&quot;);&quot;&quot;)">
            <text:p/>
          </table:table-cell>
          <table:table-cell table:formula="of:=IF(AND([.AL$9]&gt;=[.$B74];[.AL$9]&lt;=[.$D74];ISNUMBER([.$C74]));IF(COM.MICROSOFT.NETWORKDAYS.INTL([.AL$9];[.AL$9];1;[.$A$2:.$A$4]);&quot;W&quot;;&quot;H&quot;);&quot;&quot;)">
            <text:p/>
          </table:table-cell>
          <table:table-cell table:formula="of:=IF(AND([.AM$9]&gt;=[.$B74];[.AM$9]&lt;=[.$D74];ISNUMBER([.$C74]));IF(COM.MICROSOFT.NETWORKDAYS.INTL([.AM$9];[.AM$9];1;[.$A$2:.$A$4]);&quot;W&quot;;&quot;H&quot;);&quot;&quot;)">
            <text:p/>
          </table:table-cell>
          <table:table-cell table:formula="of:=IF(AND([.AN$9]&gt;=[.$B74];[.AN$9]&lt;=[.$D74];ISNUMBER([.$C74]));IF(COM.MICROSOFT.NETWORKDAYS.INTL([.AN$9];[.AN$9];1;[.$A$2:.$A$4]);&quot;W&quot;;&quot;H&quot;);&quot;&quot;)">
            <text:p/>
          </table:table-cell>
          <table:table-cell table:formula="of:=IF(AND([.AO$9]&gt;=[.$B74];[.AO$9]&lt;=[.$D74];ISNUMBER([.$C74]));IF(COM.MICROSOFT.NETWORKDAYS.INTL([.AO$9];[.AO$9];1;[.$A$2:.$A$4]);&quot;W&quot;;&quot;H&quot;);&quot;&quot;)">
            <text:p/>
          </table:table-cell>
          <table:table-cell table:formula="of:=IF(AND([.AP$9]&gt;=[.$B74];[.AP$9]&lt;=[.$D74];ISNUMBER([.$C74]));IF(COM.MICROSOFT.NETWORKDAYS.INTL([.AP$9];[.AP$9];1;[.$A$2:.$A$4]);&quot;W&quot;;&quot;H&quot;);&quot;&quot;)">
            <text:p/>
          </table:table-cell>
          <table:table-cell table:formula="of:=IF(AND([.AQ$9]&gt;=[.$B74];[.AQ$9]&lt;=[.$D74];ISNUMBER([.$C74]));IF(COM.MICROSOFT.NETWORKDAYS.INTL([.AQ$9];[.AQ$9];1;[.$A$2:.$A$4]);&quot;W&quot;;&quot;H&quot;);&quot;&quot;)">
            <text:p/>
          </table:table-cell>
          <table:table-cell table:formula="of:=IF(AND([.AR$9]&gt;=[.$B74];[.AR$9]&lt;=[.$D74];ISNUMBER([.$C74]));IF(COM.MICROSOFT.NETWORKDAYS.INTL([.AR$9];[.AR$9];1;[.$A$2:.$A$4]);&quot;W&quot;;&quot;H&quot;);&quot;&quot;)">
            <text:p/>
          </table:table-cell>
          <table:table-cell table:formula="of:=IF(AND([.AS$9]&gt;=[.$B74];[.AS$9]&lt;=[.$D74];ISNUMBER([.$C74]));IF(COM.MICROSOFT.NETWORKDAYS.INTL([.AS$9];[.AS$9];1;[.$A$2:.$A$4]);&quot;W&quot;;&quot;H&quot;);&quot;&quot;)">
            <text:p/>
          </table:table-cell>
          <table:table-cell table:formula="of:=IF(AND([.AT$9]&gt;=[.$B74];[.AT$9]&lt;=[.$D74];ISNUMBER([.$C74]));IF(COM.MICROSOFT.NETWORKDAYS.INTL([.AT$9];[.AT$9];1;[.$A$2:.$A$4]);&quot;W&quot;;&quot;H&quot;);&quot;&quot;)">
            <text:p/>
          </table:table-cell>
          <table:table-cell table:formula="of:=IF(AND([.AU$9]&gt;=[.$B74];[.AU$9]&lt;=[.$D74];ISNUMBER([.$C74]));IF(COM.MICROSOFT.NETWORKDAYS.INTL([.AU$9];[.AU$9];1;[.$A$2:.$A$4]);&quot;W&quot;;&quot;H&quot;);&quot;&quot;)">
            <text:p/>
          </table:table-cell>
          <table:table-cell table:formula="of:=IF(AND([.AV$9]&gt;=[.$B74];[.AV$9]&lt;=[.$D74];ISNUMBER([.$C74]));IF(COM.MICROSOFT.NETWORKDAYS.INTL([.AV$9];[.AV$9];1;[.$A$2:.$A$4]);&quot;W&quot;;&quot;H&quot;);&quot;&quot;)">
            <text:p/>
          </table:table-cell>
          <table:table-cell table:formula="of:=IF(AND([.AW$9]&gt;=[.$B74];[.AW$9]&lt;=[.$D74];ISNUMBER([.$C74]));IF(COM.MICROSOFT.NETWORKDAYS.INTL([.AW$9];[.AW$9];1;[.$A$2:.$A$4]);&quot;W&quot;;&quot;H&quot;);&quot;&quot;)">
            <text:p/>
          </table:table-cell>
          <table:table-cell table:formula="of:=IF(AND([.AX$9]&gt;=[.$B74];[.AX$9]&lt;=[.$D74];ISNUMBER([.$C74]));IF(COM.MICROSOFT.NETWORKDAYS.INTL([.AX$9];[.AX$9];1;[.$A$2:.$A$4]);&quot;W&quot;;&quot;H&quot;);&quot;&quot;)">
            <text:p/>
          </table:table-cell>
          <table:table-cell table:formula="of:=IF(AND([.AY$9]&gt;=[.$B74];[.AY$9]&lt;=[.$D74];ISNUMBER([.$C74]));IF(COM.MICROSOFT.NETWORKDAYS.INTL([.AY$9];[.AY$9];1;[.$A$2:.$A$4]);&quot;W&quot;;&quot;H&quot;);&quot;&quot;)">
            <text:p/>
          </table:table-cell>
          <table:table-cell table:formula="of:=IF(AND([.AZ$9]&gt;=[.$B74];[.AZ$9]&lt;=[.$D74];ISNUMBER([.$C74]));IF(COM.MICROSOFT.NETWORKDAYS.INTL([.AZ$9];[.AZ$9];1;[.$A$2:.$A$4]);&quot;W&quot;;&quot;H&quot;);&quot;&quot;)">
            <text:p/>
          </table:table-cell>
          <table:table-cell table:formula="of:=IF(AND([.BA$9]&gt;=[.$B74];[.BA$9]&lt;=[.$D74];ISNUMBER([.$C74]));IF(COM.MICROSOFT.NETWORKDAYS.INTL([.BA$9];[.BA$9];1;[.$A$2:.$A$4]);&quot;W&quot;;&quot;H&quot;);&quot;&quot;)">
            <text:p/>
          </table:table-cell>
          <table:table-cell table:formula="of:=IF(AND([.BB$9]&gt;=[.$B74];[.BB$9]&lt;=[.$D74];ISNUMBER([.$C74]));IF(COM.MICROSOFT.NETWORKDAYS.INTL([.BB$9];[.BB$9];1;[.$A$2:.$A$4]);&quot;W&quot;;&quot;H&quot;);&quot;&quot;)">
            <text:p/>
          </table:table-cell>
          <table:table-cell table:formula="of:=IF(AND([.BC$9]&gt;=[.$B74];[.BC$9]&lt;=[.$D74];ISNUMBER([.$C74]));IF(COM.MICROSOFT.NETWORKDAYS.INTL([.BC$9];[.BC$9];1;[.$A$2:.$A$4]);&quot;W&quot;;&quot;H&quot;);&quot;&quot;)" office:value-type="string" office:string-value="W" calcext:value-type="string">
            <text:p>W</text:p>
          </table:table-cell>
          <table:table-cell table:formula="of:=IF(AND([.BD$9]&gt;=[.$B74];[.BD$9]&lt;=[.$D74];ISNUMBER([.$C74]));IF(COM.MICROSOFT.NETWORKDAYS.INTL([.BD$9];[.BD$9];1;[.$A$2:.$A$4]);&quot;W&quot;;&quot;H&quot;);&quot;&quot;)" office:value-type="string" office:string-value="W" calcext:value-type="string">
            <text:p>W</text:p>
          </table:table-cell>
          <table:table-cell table:formula="of:=IF(AND([.BE$9]&gt;=[.$B74];[.BE$9]&lt;=[.$D74];ISNUMBER([.$C74]));IF(COM.MICROSOFT.NETWORKDAYS.INTL([.BE$9];[.BE$9];1;[.$A$2:.$A$4]);&quot;W&quot;;&quot;H&quot;);&quot;&quot;)" office:value-type="string" office:string-value="H" calcext:value-type="string">
            <text:p>H</text:p>
          </table:table-cell>
          <table:table-cell table:formula="of:=IF(AND([.BF$9]&gt;=[.$B74];[.BF$9]&lt;=[.$D74];ISNUMBER([.$C74]));IF(COM.MICROSOFT.NETWORKDAYS.INTL([.BF$9];[.BF$9];1;[.$A$2:.$A$4]);&quot;W&quot;;&quot;H&quot;);&quot;&quot;)" office:value-type="string" office:string-value="H" calcext:value-type="string">
            <text:p>H</text:p>
          </table:table-cell>
          <table:table-cell table:formula="of:=IF(AND([.BG$9]&gt;=[.$B74];[.BG$9]&lt;=[.$D74];ISNUMBER([.$C74]));IF(COM.MICROSOFT.NETWORKDAYS.INTL([.BG$9];[.BG$9];1;[.$A$2:.$A$4]);&quot;W&quot;;&quot;H&quot;);&quot;&quot;)" office:value-type="string" office:string-value="W" calcext:value-type="string">
            <text:p>W</text:p>
          </table:table-cell>
          <table:table-cell table:formula="of:=IF(AND([.BH$9]&gt;=[.$B74];[.BH$9]&lt;=[.$D74];ISNUMBER([.$C74]));IF(COM.MICROSOFT.NETWORKDAYS.INTL([.BH$9];[.BH$9];1;[.$A$2:.$A$4]);&quot;W&quot;;&quot;H&quot;);&quot;&quot;)">
            <text:p/>
          </table:table-cell>
          <table:table-cell table:formula="of:=IF(AND([.BI$9]&gt;=[.$B74];[.BI$9]&lt;=[.$D74];ISNUMBER([.$C74]));IF(COM.MICROSOFT.NETWORKDAYS.INTL([.BI$9];[.BI$9];1;[.$A$2:.$A$4]);&quot;W&quot;;&quot;H&quot;);&quot;&quot;)">
            <text:p/>
          </table:table-cell>
          <table:table-cell table:formula="of:=IF(AND([.BJ$9]&gt;=[.$B74];[.BJ$9]&lt;=[.$D74];ISNUMBER([.$C74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EV23</text:p>
          </table:table-cell>
          <table:table-cell office:value-type="date" office:date-value="2020-06-25" calcext:value-type="date">
            <text:p>25/06/20</text:p>
          </table:table-cell>
          <table:table-cell office:value-type="float" office:value="3" calcext:value-type="float">
            <text:p>3</text:p>
          </table:table-cell>
          <table:table-cell table:formula="of:=IF(ISNUMBER([.C75]); COM.MICROSOFT.WORKDAY.INTL([.B75]; [.C75]; 1; [.A$2:.A$4] ) - 1; &quot;&quot;)" office:value-type="date" office:date-value="2020-06-29" calcext:value-type="date">
            <text:p>29/06/20</text:p>
          </table:table-cell>
          <table:table-cell table:formula="of:=IF(AND([.E$9]&gt;=[.$B75];[.E$9]&lt;=[.$D75];ISNUMBER([.$C75]));IF(COM.MICROSOFT.NETWORKDAYS.INTL([.E$9];[.E$9];1;[.$A$2:.$A$4]);&quot;W&quot;;&quot;H&quot;);&quot;&quot;)">
            <text:p/>
          </table:table-cell>
          <table:table-cell table:formula="of:=IF(AND([.F$9]&gt;=[.$B75];[.F$9]&lt;=[.$D75];ISNUMBER([.$C75]));IF(COM.MICROSOFT.NETWORKDAYS.INTL([.F$9];[.F$9];1;[.$A$2:.$A$4]);&quot;W&quot;;&quot;H&quot;);&quot;&quot;)">
            <text:p/>
          </table:table-cell>
          <table:table-cell table:formula="of:=IF(AND([.G$9]&gt;=[.$B75];[.G$9]&lt;=[.$D75];ISNUMBER([.$C75]));IF(COM.MICROSOFT.NETWORKDAYS.INTL([.G$9];[.G$9];1;[.$A$2:.$A$4]);&quot;W&quot;;&quot;H&quot;);&quot;&quot;)">
            <text:p/>
          </table:table-cell>
          <table:table-cell table:formula="of:=IF(AND([.H$9]&gt;=[.$B75];[.H$9]&lt;=[.$D75];ISNUMBER([.$C75]));IF(COM.MICROSOFT.NETWORKDAYS.INTL([.H$9];[.H$9];1;[.$A$2:.$A$4]);&quot;W&quot;;&quot;H&quot;);&quot;&quot;)">
            <text:p/>
          </table:table-cell>
          <table:table-cell table:formula="of:=IF(AND([.I$9]&gt;=[.$B75];[.I$9]&lt;=[.$D75];ISNUMBER([.$C75]));IF(COM.MICROSOFT.NETWORKDAYS.INTL([.I$9];[.I$9];1;[.$A$2:.$A$4]);&quot;W&quot;;&quot;H&quot;);&quot;&quot;)">
            <text:p/>
          </table:table-cell>
          <table:table-cell table:formula="of:=IF(AND([.J$9]&gt;=[.$B75];[.J$9]&lt;=[.$D75];ISNUMBER([.$C75]));IF(COM.MICROSOFT.NETWORKDAYS.INTL([.J$9];[.J$9];1;[.$A$2:.$A$4]);&quot;W&quot;;&quot;H&quot;);&quot;&quot;)">
            <text:p/>
          </table:table-cell>
          <table:table-cell table:formula="of:=IF(AND([.K$9]&gt;=[.$B75];[.K$9]&lt;=[.$D75];ISNUMBER([.$C75]));IF(COM.MICROSOFT.NETWORKDAYS.INTL([.K$9];[.K$9];1;[.$A$2:.$A$4]);&quot;W&quot;;&quot;H&quot;);&quot;&quot;)">
            <text:p/>
          </table:table-cell>
          <table:table-cell table:formula="of:=IF(AND([.L$9]&gt;=[.$B75];[.L$9]&lt;=[.$D75];ISNUMBER([.$C75]));IF(COM.MICROSOFT.NETWORKDAYS.INTL([.L$9];[.L$9];1;[.$A$2:.$A$4]);&quot;W&quot;;&quot;H&quot;);&quot;&quot;)">
            <text:p/>
          </table:table-cell>
          <table:table-cell table:formula="of:=IF(AND([.M$9]&gt;=[.$B75];[.M$9]&lt;=[.$D75];ISNUMBER([.$C75]));IF(COM.MICROSOFT.NETWORKDAYS.INTL([.M$9];[.M$9];1;[.$A$2:.$A$4]);&quot;W&quot;;&quot;H&quot;);&quot;&quot;)">
            <text:p/>
          </table:table-cell>
          <table:table-cell table:formula="of:=IF(AND([.N$9]&gt;=[.$B75];[.N$9]&lt;=[.$D75];ISNUMBER([.$C75]));IF(COM.MICROSOFT.NETWORKDAYS.INTL([.N$9];[.N$9];1;[.$A$2:.$A$4]);&quot;W&quot;;&quot;H&quot;);&quot;&quot;)">
            <text:p/>
          </table:table-cell>
          <table:table-cell table:formula="of:=IF(AND([.O$9]&gt;=[.$B75];[.O$9]&lt;=[.$D75];ISNUMBER([.$C75]));IF(COM.MICROSOFT.NETWORKDAYS.INTL([.O$9];[.O$9];1;[.$A$2:.$A$4]);&quot;W&quot;;&quot;H&quot;);&quot;&quot;)">
            <text:p/>
          </table:table-cell>
          <table:table-cell table:formula="of:=IF(AND([.P$9]&gt;=[.$B75];[.P$9]&lt;=[.$D75];ISNUMBER([.$C75]));IF(COM.MICROSOFT.NETWORKDAYS.INTL([.P$9];[.P$9];1;[.$A$2:.$A$4]);&quot;W&quot;;&quot;H&quot;);&quot;&quot;)">
            <text:p/>
          </table:table-cell>
          <table:table-cell table:formula="of:=IF(AND([.Q$9]&gt;=[.$B75];[.Q$9]&lt;=[.$D75];ISNUMBER([.$C75]));IF(COM.MICROSOFT.NETWORKDAYS.INTL([.Q$9];[.Q$9];1;[.$A$2:.$A$4]);&quot;W&quot;;&quot;H&quot;);&quot;&quot;)">
            <text:p/>
          </table:table-cell>
          <table:table-cell table:formula="of:=IF(AND([.R$9]&gt;=[.$B75];[.R$9]&lt;=[.$D75];ISNUMBER([.$C75]));IF(COM.MICROSOFT.NETWORKDAYS.INTL([.R$9];[.R$9];1;[.$A$2:.$A$4]);&quot;W&quot;;&quot;H&quot;);&quot;&quot;)">
            <text:p/>
          </table:table-cell>
          <table:table-cell table:formula="of:=IF(AND([.S$9]&gt;=[.$B75];[.S$9]&lt;=[.$D75];ISNUMBER([.$C75]));IF(COM.MICROSOFT.NETWORKDAYS.INTL([.S$9];[.S$9];1;[.$A$2:.$A$4]);&quot;W&quot;;&quot;H&quot;);&quot;&quot;)">
            <text:p/>
          </table:table-cell>
          <table:table-cell table:formula="of:=IF(AND([.T$9]&gt;=[.$B75];[.T$9]&lt;=[.$D75];ISNUMBER([.$C75]));IF(COM.MICROSOFT.NETWORKDAYS.INTL([.T$9];[.T$9];1;[.$A$2:.$A$4]);&quot;W&quot;;&quot;H&quot;);&quot;&quot;)">
            <text:p/>
          </table:table-cell>
          <table:table-cell table:formula="of:=IF(AND([.U$9]&gt;=[.$B75];[.U$9]&lt;=[.$D75];ISNUMBER([.$C75]));IF(COM.MICROSOFT.NETWORKDAYS.INTL([.U$9];[.U$9];1;[.$A$2:.$A$4]);&quot;W&quot;;&quot;H&quot;);&quot;&quot;)">
            <text:p/>
          </table:table-cell>
          <table:table-cell table:formula="of:=IF(AND([.V$9]&gt;=[.$B75];[.V$9]&lt;=[.$D75];ISNUMBER([.$C75]));IF(COM.MICROSOFT.NETWORKDAYS.INTL([.V$9];[.V$9];1;[.$A$2:.$A$4]);&quot;W&quot;;&quot;H&quot;);&quot;&quot;)">
            <text:p/>
          </table:table-cell>
          <table:table-cell table:formula="of:=IF(AND([.W$9]&gt;=[.$B75];[.W$9]&lt;=[.$D75];ISNUMBER([.$C75]));IF(COM.MICROSOFT.NETWORKDAYS.INTL([.W$9];[.W$9];1;[.$A$2:.$A$4]);&quot;W&quot;;&quot;H&quot;);&quot;&quot;)">
            <text:p/>
          </table:table-cell>
          <table:table-cell table:formula="of:=IF(AND([.X$9]&gt;=[.$B75];[.X$9]&lt;=[.$D75];ISNUMBER([.$C75]));IF(COM.MICROSOFT.NETWORKDAYS.INTL([.X$9];[.X$9];1;[.$A$2:.$A$4]);&quot;W&quot;;&quot;H&quot;);&quot;&quot;)">
            <text:p/>
          </table:table-cell>
          <table:table-cell table:formula="of:=IF(AND([.Y$9]&gt;=[.$B75];[.Y$9]&lt;=[.$D75];ISNUMBER([.$C75]));IF(COM.MICROSOFT.NETWORKDAYS.INTL([.Y$9];[.Y$9];1;[.$A$2:.$A$4]);&quot;W&quot;;&quot;H&quot;);&quot;&quot;)">
            <text:p/>
          </table:table-cell>
          <table:table-cell table:formula="of:=IF(AND([.Z$9]&gt;=[.$B75];[.Z$9]&lt;=[.$D75];ISNUMBER([.$C75]));IF(COM.MICROSOFT.NETWORKDAYS.INTL([.Z$9];[.Z$9];1;[.$A$2:.$A$4]);&quot;W&quot;;&quot;H&quot;);&quot;&quot;)">
            <text:p/>
          </table:table-cell>
          <table:table-cell table:formula="of:=IF(AND([.AA$9]&gt;=[.$B75];[.AA$9]&lt;=[.$D75];ISNUMBER([.$C75]));IF(COM.MICROSOFT.NETWORKDAYS.INTL([.AA$9];[.AA$9];1;[.$A$2:.$A$4]);&quot;W&quot;;&quot;H&quot;);&quot;&quot;)">
            <text:p/>
          </table:table-cell>
          <table:table-cell table:formula="of:=IF(AND([.AB$9]&gt;=[.$B75];[.AB$9]&lt;=[.$D75];ISNUMBER([.$C75]));IF(COM.MICROSOFT.NETWORKDAYS.INTL([.AB$9];[.AB$9];1;[.$A$2:.$A$4]);&quot;W&quot;;&quot;H&quot;);&quot;&quot;)">
            <text:p/>
          </table:table-cell>
          <table:table-cell table:formula="of:=IF(AND([.AC$9]&gt;=[.$B75];[.AC$9]&lt;=[.$D75];ISNUMBER([.$C75]));IF(COM.MICROSOFT.NETWORKDAYS.INTL([.AC$9];[.AC$9];1;[.$A$2:.$A$4]);&quot;W&quot;;&quot;H&quot;);&quot;&quot;)">
            <text:p/>
          </table:table-cell>
          <table:table-cell table:formula="of:=IF(AND([.AD$9]&gt;=[.$B75];[.AD$9]&lt;=[.$D75];ISNUMBER([.$C75]));IF(COM.MICROSOFT.NETWORKDAYS.INTL([.AD$9];[.AD$9];1;[.$A$2:.$A$4]);&quot;W&quot;;&quot;H&quot;);&quot;&quot;)">
            <text:p/>
          </table:table-cell>
          <table:table-cell table:formula="of:=IF(AND([.AE$9]&gt;=[.$B75];[.AE$9]&lt;=[.$D75];ISNUMBER([.$C75]));IF(COM.MICROSOFT.NETWORKDAYS.INTL([.AE$9];[.AE$9];1;[.$A$2:.$A$4]);&quot;W&quot;;&quot;H&quot;);&quot;&quot;)">
            <text:p/>
          </table:table-cell>
          <table:table-cell table:formula="of:=IF(AND([.AF$9]&gt;=[.$B75];[.AF$9]&lt;=[.$D75];ISNUMBER([.$C75]));IF(COM.MICROSOFT.NETWORKDAYS.INTL([.AF$9];[.AF$9];1;[.$A$2:.$A$4]);&quot;W&quot;;&quot;H&quot;);&quot;&quot;)">
            <text:p/>
          </table:table-cell>
          <table:table-cell table:formula="of:=IF(AND([.AG$9]&gt;=[.$B75];[.AG$9]&lt;=[.$D75];ISNUMBER([.$C75]));IF(COM.MICROSOFT.NETWORKDAYS.INTL([.AG$9];[.AG$9];1;[.$A$2:.$A$4]);&quot;W&quot;;&quot;H&quot;);&quot;&quot;)">
            <text:p/>
          </table:table-cell>
          <table:table-cell table:formula="of:=IF(AND([.AH$9]&gt;=[.$B75];[.AH$9]&lt;=[.$D75];ISNUMBER([.$C75]));IF(COM.MICROSOFT.NETWORKDAYS.INTL([.AH$9];[.AH$9];1;[.$A$2:.$A$4]);&quot;W&quot;;&quot;H&quot;);&quot;&quot;)">
            <text:p/>
          </table:table-cell>
          <table:table-cell table:formula="of:=IF(AND([.AI$9]&gt;=[.$B75];[.AI$9]&lt;=[.$D75];ISNUMBER([.$C75]));IF(COM.MICROSOFT.NETWORKDAYS.INTL([.AI$9];[.AI$9];1;[.$A$2:.$A$4]);&quot;W&quot;;&quot;H&quot;);&quot;&quot;)">
            <text:p/>
          </table:table-cell>
          <table:table-cell table:formula="of:=IF(AND([.AJ$9]&gt;=[.$B75];[.AJ$9]&lt;=[.$D75];ISNUMBER([.$C75]));IF(COM.MICROSOFT.NETWORKDAYS.INTL([.AJ$9];[.AJ$9];1;[.$A$2:.$A$4]);&quot;W&quot;;&quot;H&quot;);&quot;&quot;)">
            <text:p/>
          </table:table-cell>
          <table:table-cell table:formula="of:=IF(AND([.AK$9]&gt;=[.$B75];[.AK$9]&lt;=[.$D75];ISNUMBER([.$C75]));IF(COM.MICROSOFT.NETWORKDAYS.INTL([.AK$9];[.AK$9];1;[.$A$2:.$A$4]);&quot;W&quot;;&quot;H&quot;);&quot;&quot;)">
            <text:p/>
          </table:table-cell>
          <table:table-cell table:formula="of:=IF(AND([.AL$9]&gt;=[.$B75];[.AL$9]&lt;=[.$D75];ISNUMBER([.$C75]));IF(COM.MICROSOFT.NETWORKDAYS.INTL([.AL$9];[.AL$9];1;[.$A$2:.$A$4]);&quot;W&quot;;&quot;H&quot;);&quot;&quot;)">
            <text:p/>
          </table:table-cell>
          <table:table-cell table:formula="of:=IF(AND([.AM$9]&gt;=[.$B75];[.AM$9]&lt;=[.$D75];ISNUMBER([.$C75]));IF(COM.MICROSOFT.NETWORKDAYS.INTL([.AM$9];[.AM$9];1;[.$A$2:.$A$4]);&quot;W&quot;;&quot;H&quot;);&quot;&quot;)">
            <text:p/>
          </table:table-cell>
          <table:table-cell table:formula="of:=IF(AND([.AN$9]&gt;=[.$B75];[.AN$9]&lt;=[.$D75];ISNUMBER([.$C75]));IF(COM.MICROSOFT.NETWORKDAYS.INTL([.AN$9];[.AN$9];1;[.$A$2:.$A$4]);&quot;W&quot;;&quot;H&quot;);&quot;&quot;)">
            <text:p/>
          </table:table-cell>
          <table:table-cell table:formula="of:=IF(AND([.AO$9]&gt;=[.$B75];[.AO$9]&lt;=[.$D75];ISNUMBER([.$C75]));IF(COM.MICROSOFT.NETWORKDAYS.INTL([.AO$9];[.AO$9];1;[.$A$2:.$A$4]);&quot;W&quot;;&quot;H&quot;);&quot;&quot;)">
            <text:p/>
          </table:table-cell>
          <table:table-cell table:formula="of:=IF(AND([.AP$9]&gt;=[.$B75];[.AP$9]&lt;=[.$D75];ISNUMBER([.$C75]));IF(COM.MICROSOFT.NETWORKDAYS.INTL([.AP$9];[.AP$9];1;[.$A$2:.$A$4]);&quot;W&quot;;&quot;H&quot;);&quot;&quot;)">
            <text:p/>
          </table:table-cell>
          <table:table-cell table:formula="of:=IF(AND([.AQ$9]&gt;=[.$B75];[.AQ$9]&lt;=[.$D75];ISNUMBER([.$C75]));IF(COM.MICROSOFT.NETWORKDAYS.INTL([.AQ$9];[.AQ$9];1;[.$A$2:.$A$4]);&quot;W&quot;;&quot;H&quot;);&quot;&quot;)">
            <text:p/>
          </table:table-cell>
          <table:table-cell table:formula="of:=IF(AND([.AR$9]&gt;=[.$B75];[.AR$9]&lt;=[.$D75];ISNUMBER([.$C75]));IF(COM.MICROSOFT.NETWORKDAYS.INTL([.AR$9];[.AR$9];1;[.$A$2:.$A$4]);&quot;W&quot;;&quot;H&quot;);&quot;&quot;)">
            <text:p/>
          </table:table-cell>
          <table:table-cell table:formula="of:=IF(AND([.AS$9]&gt;=[.$B75];[.AS$9]&lt;=[.$D75];ISNUMBER([.$C75]));IF(COM.MICROSOFT.NETWORKDAYS.INTL([.AS$9];[.AS$9];1;[.$A$2:.$A$4]);&quot;W&quot;;&quot;H&quot;);&quot;&quot;)">
            <text:p/>
          </table:table-cell>
          <table:table-cell table:formula="of:=IF(AND([.AT$9]&gt;=[.$B75];[.AT$9]&lt;=[.$D75];ISNUMBER([.$C75]));IF(COM.MICROSOFT.NETWORKDAYS.INTL([.AT$9];[.AT$9];1;[.$A$2:.$A$4]);&quot;W&quot;;&quot;H&quot;);&quot;&quot;)">
            <text:p/>
          </table:table-cell>
          <table:table-cell table:formula="of:=IF(AND([.AU$9]&gt;=[.$B75];[.AU$9]&lt;=[.$D75];ISNUMBER([.$C75]));IF(COM.MICROSOFT.NETWORKDAYS.INTL([.AU$9];[.AU$9];1;[.$A$2:.$A$4]);&quot;W&quot;;&quot;H&quot;);&quot;&quot;)">
            <text:p/>
          </table:table-cell>
          <table:table-cell table:formula="of:=IF(AND([.AV$9]&gt;=[.$B75];[.AV$9]&lt;=[.$D75];ISNUMBER([.$C75]));IF(COM.MICROSOFT.NETWORKDAYS.INTL([.AV$9];[.AV$9];1;[.$A$2:.$A$4]);&quot;W&quot;;&quot;H&quot;);&quot;&quot;)">
            <text:p/>
          </table:table-cell>
          <table:table-cell table:formula="of:=IF(AND([.AW$9]&gt;=[.$B75];[.AW$9]&lt;=[.$D75];ISNUMBER([.$C75]));IF(COM.MICROSOFT.NETWORKDAYS.INTL([.AW$9];[.AW$9];1;[.$A$2:.$A$4]);&quot;W&quot;;&quot;H&quot;);&quot;&quot;)">
            <text:p/>
          </table:table-cell>
          <table:table-cell table:formula="of:=IF(AND([.AX$9]&gt;=[.$B75];[.AX$9]&lt;=[.$D75];ISNUMBER([.$C75]));IF(COM.MICROSOFT.NETWORKDAYS.INTL([.AX$9];[.AX$9];1;[.$A$2:.$A$4]);&quot;W&quot;;&quot;H&quot;);&quot;&quot;)">
            <text:p/>
          </table:table-cell>
          <table:table-cell table:formula="of:=IF(AND([.AY$9]&gt;=[.$B75];[.AY$9]&lt;=[.$D75];ISNUMBER([.$C75]));IF(COM.MICROSOFT.NETWORKDAYS.INTL([.AY$9];[.AY$9];1;[.$A$2:.$A$4]);&quot;W&quot;;&quot;H&quot;);&quot;&quot;)">
            <text:p/>
          </table:table-cell>
          <table:table-cell table:formula="of:=IF(AND([.AZ$9]&gt;=[.$B75];[.AZ$9]&lt;=[.$D75];ISNUMBER([.$C75]));IF(COM.MICROSOFT.NETWORKDAYS.INTL([.AZ$9];[.AZ$9];1;[.$A$2:.$A$4]);&quot;W&quot;;&quot;H&quot;);&quot;&quot;)">
            <text:p/>
          </table:table-cell>
          <table:table-cell table:formula="of:=IF(AND([.BA$9]&gt;=[.$B75];[.BA$9]&lt;=[.$D75];ISNUMBER([.$C75]));IF(COM.MICROSOFT.NETWORKDAYS.INTL([.BA$9];[.BA$9];1;[.$A$2:.$A$4]);&quot;W&quot;;&quot;H&quot;);&quot;&quot;)">
            <text:p/>
          </table:table-cell>
          <table:table-cell table:formula="of:=IF(AND([.BB$9]&gt;=[.$B75];[.BB$9]&lt;=[.$D75];ISNUMBER([.$C75]));IF(COM.MICROSOFT.NETWORKDAYS.INTL([.BB$9];[.BB$9];1;[.$A$2:.$A$4]);&quot;W&quot;;&quot;H&quot;);&quot;&quot;)">
            <text:p/>
          </table:table-cell>
          <table:table-cell table:formula="of:=IF(AND([.BC$9]&gt;=[.$B75];[.BC$9]&lt;=[.$D75];ISNUMBER([.$C75]));IF(COM.MICROSOFT.NETWORKDAYS.INTL([.BC$9];[.BC$9];1;[.$A$2:.$A$4]);&quot;W&quot;;&quot;H&quot;);&quot;&quot;)" office:value-type="string" office:string-value="W" calcext:value-type="string">
            <text:p>W</text:p>
          </table:table-cell>
          <table:table-cell table:formula="of:=IF(AND([.BD$9]&gt;=[.$B75];[.BD$9]&lt;=[.$D75];ISNUMBER([.$C75]));IF(COM.MICROSOFT.NETWORKDAYS.INTL([.BD$9];[.BD$9];1;[.$A$2:.$A$4]);&quot;W&quot;;&quot;H&quot;);&quot;&quot;)" office:value-type="string" office:string-value="W" calcext:value-type="string">
            <text:p>W</text:p>
          </table:table-cell>
          <table:table-cell table:formula="of:=IF(AND([.BE$9]&gt;=[.$B75];[.BE$9]&lt;=[.$D75];ISNUMBER([.$C75]));IF(COM.MICROSOFT.NETWORKDAYS.INTL([.BE$9];[.BE$9];1;[.$A$2:.$A$4]);&quot;W&quot;;&quot;H&quot;);&quot;&quot;)" office:value-type="string" office:string-value="H" calcext:value-type="string">
            <text:p>H</text:p>
          </table:table-cell>
          <table:table-cell table:formula="of:=IF(AND([.BF$9]&gt;=[.$B75];[.BF$9]&lt;=[.$D75];ISNUMBER([.$C75]));IF(COM.MICROSOFT.NETWORKDAYS.INTL([.BF$9];[.BF$9];1;[.$A$2:.$A$4]);&quot;W&quot;;&quot;H&quot;);&quot;&quot;)" office:value-type="string" office:string-value="H" calcext:value-type="string">
            <text:p>H</text:p>
          </table:table-cell>
          <table:table-cell table:formula="of:=IF(AND([.BG$9]&gt;=[.$B75];[.BG$9]&lt;=[.$D75];ISNUMBER([.$C75]));IF(COM.MICROSOFT.NETWORKDAYS.INTL([.BG$9];[.BG$9];1;[.$A$2:.$A$4]);&quot;W&quot;;&quot;H&quot;);&quot;&quot;)" office:value-type="string" office:string-value="W" calcext:value-type="string">
            <text:p>W</text:p>
          </table:table-cell>
          <table:table-cell table:formula="of:=IF(AND([.BH$9]&gt;=[.$B75];[.BH$9]&lt;=[.$D75];ISNUMBER([.$C75]));IF(COM.MICROSOFT.NETWORKDAYS.INTL([.BH$9];[.BH$9];1;[.$A$2:.$A$4]);&quot;W&quot;;&quot;H&quot;);&quot;&quot;)">
            <text:p/>
          </table:table-cell>
          <table:table-cell table:formula="of:=IF(AND([.BI$9]&gt;=[.$B75];[.BI$9]&lt;=[.$D75];ISNUMBER([.$C75]));IF(COM.MICROSOFT.NETWORKDAYS.INTL([.BI$9];[.BI$9];1;[.$A$2:.$A$4]);&quot;W&quot;;&quot;H&quot;);&quot;&quot;)">
            <text:p/>
          </table:table-cell>
          <table:table-cell table:formula="of:=IF(AND([.BJ$9]&gt;=[.$B75];[.BJ$9]&lt;=[.$D75];ISNUMBER([.$C75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EV24</text:p>
          </table:table-cell>
          <table:table-cell office:value-type="date" office:date-value="2020-06-25" calcext:value-type="date">
            <text:p>25/06/20</text:p>
          </table:table-cell>
          <table:table-cell office:value-type="float" office:value="3" calcext:value-type="float">
            <text:p>3</text:p>
          </table:table-cell>
          <table:table-cell table:formula="of:=IF(ISNUMBER([.C76]); COM.MICROSOFT.WORKDAY.INTL([.B76]; [.C76]; 1; [.A$2:.A$4] ) - 1; &quot;&quot;)" office:value-type="date" office:date-value="2020-06-29" calcext:value-type="date">
            <text:p>29/06/20</text:p>
          </table:table-cell>
          <table:table-cell table:formula="of:=IF(AND([.E$9]&gt;=[.$B76];[.E$9]&lt;=[.$D76];ISNUMBER([.$C76]));IF(COM.MICROSOFT.NETWORKDAYS.INTL([.E$9];[.E$9];1;[.$A$2:.$A$4]);&quot;W&quot;;&quot;H&quot;);&quot;&quot;)">
            <text:p/>
          </table:table-cell>
          <table:table-cell table:formula="of:=IF(AND([.F$9]&gt;=[.$B76];[.F$9]&lt;=[.$D76];ISNUMBER([.$C76]));IF(COM.MICROSOFT.NETWORKDAYS.INTL([.F$9];[.F$9];1;[.$A$2:.$A$4]);&quot;W&quot;;&quot;H&quot;);&quot;&quot;)">
            <text:p/>
          </table:table-cell>
          <table:table-cell table:formula="of:=IF(AND([.G$9]&gt;=[.$B76];[.G$9]&lt;=[.$D76];ISNUMBER([.$C76]));IF(COM.MICROSOFT.NETWORKDAYS.INTL([.G$9];[.G$9];1;[.$A$2:.$A$4]);&quot;W&quot;;&quot;H&quot;);&quot;&quot;)">
            <text:p/>
          </table:table-cell>
          <table:table-cell table:formula="of:=IF(AND([.H$9]&gt;=[.$B76];[.H$9]&lt;=[.$D76];ISNUMBER([.$C76]));IF(COM.MICROSOFT.NETWORKDAYS.INTL([.H$9];[.H$9];1;[.$A$2:.$A$4]);&quot;W&quot;;&quot;H&quot;);&quot;&quot;)">
            <text:p/>
          </table:table-cell>
          <table:table-cell table:formula="of:=IF(AND([.I$9]&gt;=[.$B76];[.I$9]&lt;=[.$D76];ISNUMBER([.$C76]));IF(COM.MICROSOFT.NETWORKDAYS.INTL([.I$9];[.I$9];1;[.$A$2:.$A$4]);&quot;W&quot;;&quot;H&quot;);&quot;&quot;)">
            <text:p/>
          </table:table-cell>
          <table:table-cell table:formula="of:=IF(AND([.J$9]&gt;=[.$B76];[.J$9]&lt;=[.$D76];ISNUMBER([.$C76]));IF(COM.MICROSOFT.NETWORKDAYS.INTL([.J$9];[.J$9];1;[.$A$2:.$A$4]);&quot;W&quot;;&quot;H&quot;);&quot;&quot;)">
            <text:p/>
          </table:table-cell>
          <table:table-cell table:formula="of:=IF(AND([.K$9]&gt;=[.$B76];[.K$9]&lt;=[.$D76];ISNUMBER([.$C76]));IF(COM.MICROSOFT.NETWORKDAYS.INTL([.K$9];[.K$9];1;[.$A$2:.$A$4]);&quot;W&quot;;&quot;H&quot;);&quot;&quot;)">
            <text:p/>
          </table:table-cell>
          <table:table-cell table:formula="of:=IF(AND([.L$9]&gt;=[.$B76];[.L$9]&lt;=[.$D76];ISNUMBER([.$C76]));IF(COM.MICROSOFT.NETWORKDAYS.INTL([.L$9];[.L$9];1;[.$A$2:.$A$4]);&quot;W&quot;;&quot;H&quot;);&quot;&quot;)">
            <text:p/>
          </table:table-cell>
          <table:table-cell table:formula="of:=IF(AND([.M$9]&gt;=[.$B76];[.M$9]&lt;=[.$D76];ISNUMBER([.$C76]));IF(COM.MICROSOFT.NETWORKDAYS.INTL([.M$9];[.M$9];1;[.$A$2:.$A$4]);&quot;W&quot;;&quot;H&quot;);&quot;&quot;)">
            <text:p/>
          </table:table-cell>
          <table:table-cell table:formula="of:=IF(AND([.N$9]&gt;=[.$B76];[.N$9]&lt;=[.$D76];ISNUMBER([.$C76]));IF(COM.MICROSOFT.NETWORKDAYS.INTL([.N$9];[.N$9];1;[.$A$2:.$A$4]);&quot;W&quot;;&quot;H&quot;);&quot;&quot;)">
            <text:p/>
          </table:table-cell>
          <table:table-cell table:formula="of:=IF(AND([.O$9]&gt;=[.$B76];[.O$9]&lt;=[.$D76];ISNUMBER([.$C76]));IF(COM.MICROSOFT.NETWORKDAYS.INTL([.O$9];[.O$9];1;[.$A$2:.$A$4]);&quot;W&quot;;&quot;H&quot;);&quot;&quot;)">
            <text:p/>
          </table:table-cell>
          <table:table-cell table:formula="of:=IF(AND([.P$9]&gt;=[.$B76];[.P$9]&lt;=[.$D76];ISNUMBER([.$C76]));IF(COM.MICROSOFT.NETWORKDAYS.INTL([.P$9];[.P$9];1;[.$A$2:.$A$4]);&quot;W&quot;;&quot;H&quot;);&quot;&quot;)">
            <text:p/>
          </table:table-cell>
          <table:table-cell table:formula="of:=IF(AND([.Q$9]&gt;=[.$B76];[.Q$9]&lt;=[.$D76];ISNUMBER([.$C76]));IF(COM.MICROSOFT.NETWORKDAYS.INTL([.Q$9];[.Q$9];1;[.$A$2:.$A$4]);&quot;W&quot;;&quot;H&quot;);&quot;&quot;)">
            <text:p/>
          </table:table-cell>
          <table:table-cell table:formula="of:=IF(AND([.R$9]&gt;=[.$B76];[.R$9]&lt;=[.$D76];ISNUMBER([.$C76]));IF(COM.MICROSOFT.NETWORKDAYS.INTL([.R$9];[.R$9];1;[.$A$2:.$A$4]);&quot;W&quot;;&quot;H&quot;);&quot;&quot;)">
            <text:p/>
          </table:table-cell>
          <table:table-cell table:formula="of:=IF(AND([.S$9]&gt;=[.$B76];[.S$9]&lt;=[.$D76];ISNUMBER([.$C76]));IF(COM.MICROSOFT.NETWORKDAYS.INTL([.S$9];[.S$9];1;[.$A$2:.$A$4]);&quot;W&quot;;&quot;H&quot;);&quot;&quot;)">
            <text:p/>
          </table:table-cell>
          <table:table-cell table:formula="of:=IF(AND([.T$9]&gt;=[.$B76];[.T$9]&lt;=[.$D76];ISNUMBER([.$C76]));IF(COM.MICROSOFT.NETWORKDAYS.INTL([.T$9];[.T$9];1;[.$A$2:.$A$4]);&quot;W&quot;;&quot;H&quot;);&quot;&quot;)">
            <text:p/>
          </table:table-cell>
          <table:table-cell table:formula="of:=IF(AND([.U$9]&gt;=[.$B76];[.U$9]&lt;=[.$D76];ISNUMBER([.$C76]));IF(COM.MICROSOFT.NETWORKDAYS.INTL([.U$9];[.U$9];1;[.$A$2:.$A$4]);&quot;W&quot;;&quot;H&quot;);&quot;&quot;)">
            <text:p/>
          </table:table-cell>
          <table:table-cell table:formula="of:=IF(AND([.V$9]&gt;=[.$B76];[.V$9]&lt;=[.$D76];ISNUMBER([.$C76]));IF(COM.MICROSOFT.NETWORKDAYS.INTL([.V$9];[.V$9];1;[.$A$2:.$A$4]);&quot;W&quot;;&quot;H&quot;);&quot;&quot;)">
            <text:p/>
          </table:table-cell>
          <table:table-cell table:formula="of:=IF(AND([.W$9]&gt;=[.$B76];[.W$9]&lt;=[.$D76];ISNUMBER([.$C76]));IF(COM.MICROSOFT.NETWORKDAYS.INTL([.W$9];[.W$9];1;[.$A$2:.$A$4]);&quot;W&quot;;&quot;H&quot;);&quot;&quot;)">
            <text:p/>
          </table:table-cell>
          <table:table-cell table:formula="of:=IF(AND([.X$9]&gt;=[.$B76];[.X$9]&lt;=[.$D76];ISNUMBER([.$C76]));IF(COM.MICROSOFT.NETWORKDAYS.INTL([.X$9];[.X$9];1;[.$A$2:.$A$4]);&quot;W&quot;;&quot;H&quot;);&quot;&quot;)">
            <text:p/>
          </table:table-cell>
          <table:table-cell table:formula="of:=IF(AND([.Y$9]&gt;=[.$B76];[.Y$9]&lt;=[.$D76];ISNUMBER([.$C76]));IF(COM.MICROSOFT.NETWORKDAYS.INTL([.Y$9];[.Y$9];1;[.$A$2:.$A$4]);&quot;W&quot;;&quot;H&quot;);&quot;&quot;)">
            <text:p/>
          </table:table-cell>
          <table:table-cell table:formula="of:=IF(AND([.Z$9]&gt;=[.$B76];[.Z$9]&lt;=[.$D76];ISNUMBER([.$C76]));IF(COM.MICROSOFT.NETWORKDAYS.INTL([.Z$9];[.Z$9];1;[.$A$2:.$A$4]);&quot;W&quot;;&quot;H&quot;);&quot;&quot;)">
            <text:p/>
          </table:table-cell>
          <table:table-cell table:formula="of:=IF(AND([.AA$9]&gt;=[.$B76];[.AA$9]&lt;=[.$D76];ISNUMBER([.$C76]));IF(COM.MICROSOFT.NETWORKDAYS.INTL([.AA$9];[.AA$9];1;[.$A$2:.$A$4]);&quot;W&quot;;&quot;H&quot;);&quot;&quot;)">
            <text:p/>
          </table:table-cell>
          <table:table-cell table:formula="of:=IF(AND([.AB$9]&gt;=[.$B76];[.AB$9]&lt;=[.$D76];ISNUMBER([.$C76]));IF(COM.MICROSOFT.NETWORKDAYS.INTL([.AB$9];[.AB$9];1;[.$A$2:.$A$4]);&quot;W&quot;;&quot;H&quot;);&quot;&quot;)">
            <text:p/>
          </table:table-cell>
          <table:table-cell table:formula="of:=IF(AND([.AC$9]&gt;=[.$B76];[.AC$9]&lt;=[.$D76];ISNUMBER([.$C76]));IF(COM.MICROSOFT.NETWORKDAYS.INTL([.AC$9];[.AC$9];1;[.$A$2:.$A$4]);&quot;W&quot;;&quot;H&quot;);&quot;&quot;)">
            <text:p/>
          </table:table-cell>
          <table:table-cell table:formula="of:=IF(AND([.AD$9]&gt;=[.$B76];[.AD$9]&lt;=[.$D76];ISNUMBER([.$C76]));IF(COM.MICROSOFT.NETWORKDAYS.INTL([.AD$9];[.AD$9];1;[.$A$2:.$A$4]);&quot;W&quot;;&quot;H&quot;);&quot;&quot;)">
            <text:p/>
          </table:table-cell>
          <table:table-cell table:formula="of:=IF(AND([.AE$9]&gt;=[.$B76];[.AE$9]&lt;=[.$D76];ISNUMBER([.$C76]));IF(COM.MICROSOFT.NETWORKDAYS.INTL([.AE$9];[.AE$9];1;[.$A$2:.$A$4]);&quot;W&quot;;&quot;H&quot;);&quot;&quot;)">
            <text:p/>
          </table:table-cell>
          <table:table-cell table:formula="of:=IF(AND([.AF$9]&gt;=[.$B76];[.AF$9]&lt;=[.$D76];ISNUMBER([.$C76]));IF(COM.MICROSOFT.NETWORKDAYS.INTL([.AF$9];[.AF$9];1;[.$A$2:.$A$4]);&quot;W&quot;;&quot;H&quot;);&quot;&quot;)">
            <text:p/>
          </table:table-cell>
          <table:table-cell table:formula="of:=IF(AND([.AG$9]&gt;=[.$B76];[.AG$9]&lt;=[.$D76];ISNUMBER([.$C76]));IF(COM.MICROSOFT.NETWORKDAYS.INTL([.AG$9];[.AG$9];1;[.$A$2:.$A$4]);&quot;W&quot;;&quot;H&quot;);&quot;&quot;)">
            <text:p/>
          </table:table-cell>
          <table:table-cell table:formula="of:=IF(AND([.AH$9]&gt;=[.$B76];[.AH$9]&lt;=[.$D76];ISNUMBER([.$C76]));IF(COM.MICROSOFT.NETWORKDAYS.INTL([.AH$9];[.AH$9];1;[.$A$2:.$A$4]);&quot;W&quot;;&quot;H&quot;);&quot;&quot;)">
            <text:p/>
          </table:table-cell>
          <table:table-cell table:formula="of:=IF(AND([.AI$9]&gt;=[.$B76];[.AI$9]&lt;=[.$D76];ISNUMBER([.$C76]));IF(COM.MICROSOFT.NETWORKDAYS.INTL([.AI$9];[.AI$9];1;[.$A$2:.$A$4]);&quot;W&quot;;&quot;H&quot;);&quot;&quot;)">
            <text:p/>
          </table:table-cell>
          <table:table-cell table:formula="of:=IF(AND([.AJ$9]&gt;=[.$B76];[.AJ$9]&lt;=[.$D76];ISNUMBER([.$C76]));IF(COM.MICROSOFT.NETWORKDAYS.INTL([.AJ$9];[.AJ$9];1;[.$A$2:.$A$4]);&quot;W&quot;;&quot;H&quot;);&quot;&quot;)">
            <text:p/>
          </table:table-cell>
          <table:table-cell table:formula="of:=IF(AND([.AK$9]&gt;=[.$B76];[.AK$9]&lt;=[.$D76];ISNUMBER([.$C76]));IF(COM.MICROSOFT.NETWORKDAYS.INTL([.AK$9];[.AK$9];1;[.$A$2:.$A$4]);&quot;W&quot;;&quot;H&quot;);&quot;&quot;)">
            <text:p/>
          </table:table-cell>
          <table:table-cell table:formula="of:=IF(AND([.AL$9]&gt;=[.$B76];[.AL$9]&lt;=[.$D76];ISNUMBER([.$C76]));IF(COM.MICROSOFT.NETWORKDAYS.INTL([.AL$9];[.AL$9];1;[.$A$2:.$A$4]);&quot;W&quot;;&quot;H&quot;);&quot;&quot;)">
            <text:p/>
          </table:table-cell>
          <table:table-cell table:formula="of:=IF(AND([.AM$9]&gt;=[.$B76];[.AM$9]&lt;=[.$D76];ISNUMBER([.$C76]));IF(COM.MICROSOFT.NETWORKDAYS.INTL([.AM$9];[.AM$9];1;[.$A$2:.$A$4]);&quot;W&quot;;&quot;H&quot;);&quot;&quot;)">
            <text:p/>
          </table:table-cell>
          <table:table-cell table:formula="of:=IF(AND([.AN$9]&gt;=[.$B76];[.AN$9]&lt;=[.$D76];ISNUMBER([.$C76]));IF(COM.MICROSOFT.NETWORKDAYS.INTL([.AN$9];[.AN$9];1;[.$A$2:.$A$4]);&quot;W&quot;;&quot;H&quot;);&quot;&quot;)">
            <text:p/>
          </table:table-cell>
          <table:table-cell table:formula="of:=IF(AND([.AO$9]&gt;=[.$B76];[.AO$9]&lt;=[.$D76];ISNUMBER([.$C76]));IF(COM.MICROSOFT.NETWORKDAYS.INTL([.AO$9];[.AO$9];1;[.$A$2:.$A$4]);&quot;W&quot;;&quot;H&quot;);&quot;&quot;)">
            <text:p/>
          </table:table-cell>
          <table:table-cell table:formula="of:=IF(AND([.AP$9]&gt;=[.$B76];[.AP$9]&lt;=[.$D76];ISNUMBER([.$C76]));IF(COM.MICROSOFT.NETWORKDAYS.INTL([.AP$9];[.AP$9];1;[.$A$2:.$A$4]);&quot;W&quot;;&quot;H&quot;);&quot;&quot;)">
            <text:p/>
          </table:table-cell>
          <table:table-cell table:formula="of:=IF(AND([.AQ$9]&gt;=[.$B76];[.AQ$9]&lt;=[.$D76];ISNUMBER([.$C76]));IF(COM.MICROSOFT.NETWORKDAYS.INTL([.AQ$9];[.AQ$9];1;[.$A$2:.$A$4]);&quot;W&quot;;&quot;H&quot;);&quot;&quot;)">
            <text:p/>
          </table:table-cell>
          <table:table-cell table:formula="of:=IF(AND([.AR$9]&gt;=[.$B76];[.AR$9]&lt;=[.$D76];ISNUMBER([.$C76]));IF(COM.MICROSOFT.NETWORKDAYS.INTL([.AR$9];[.AR$9];1;[.$A$2:.$A$4]);&quot;W&quot;;&quot;H&quot;);&quot;&quot;)">
            <text:p/>
          </table:table-cell>
          <table:table-cell table:formula="of:=IF(AND([.AS$9]&gt;=[.$B76];[.AS$9]&lt;=[.$D76];ISNUMBER([.$C76]));IF(COM.MICROSOFT.NETWORKDAYS.INTL([.AS$9];[.AS$9];1;[.$A$2:.$A$4]);&quot;W&quot;;&quot;H&quot;);&quot;&quot;)">
            <text:p/>
          </table:table-cell>
          <table:table-cell table:formula="of:=IF(AND([.AT$9]&gt;=[.$B76];[.AT$9]&lt;=[.$D76];ISNUMBER([.$C76]));IF(COM.MICROSOFT.NETWORKDAYS.INTL([.AT$9];[.AT$9];1;[.$A$2:.$A$4]);&quot;W&quot;;&quot;H&quot;);&quot;&quot;)">
            <text:p/>
          </table:table-cell>
          <table:table-cell table:formula="of:=IF(AND([.AU$9]&gt;=[.$B76];[.AU$9]&lt;=[.$D76];ISNUMBER([.$C76]));IF(COM.MICROSOFT.NETWORKDAYS.INTL([.AU$9];[.AU$9];1;[.$A$2:.$A$4]);&quot;W&quot;;&quot;H&quot;);&quot;&quot;)">
            <text:p/>
          </table:table-cell>
          <table:table-cell table:formula="of:=IF(AND([.AV$9]&gt;=[.$B76];[.AV$9]&lt;=[.$D76];ISNUMBER([.$C76]));IF(COM.MICROSOFT.NETWORKDAYS.INTL([.AV$9];[.AV$9];1;[.$A$2:.$A$4]);&quot;W&quot;;&quot;H&quot;);&quot;&quot;)">
            <text:p/>
          </table:table-cell>
          <table:table-cell table:formula="of:=IF(AND([.AW$9]&gt;=[.$B76];[.AW$9]&lt;=[.$D76];ISNUMBER([.$C76]));IF(COM.MICROSOFT.NETWORKDAYS.INTL([.AW$9];[.AW$9];1;[.$A$2:.$A$4]);&quot;W&quot;;&quot;H&quot;);&quot;&quot;)">
            <text:p/>
          </table:table-cell>
          <table:table-cell table:formula="of:=IF(AND([.AX$9]&gt;=[.$B76];[.AX$9]&lt;=[.$D76];ISNUMBER([.$C76]));IF(COM.MICROSOFT.NETWORKDAYS.INTL([.AX$9];[.AX$9];1;[.$A$2:.$A$4]);&quot;W&quot;;&quot;H&quot;);&quot;&quot;)">
            <text:p/>
          </table:table-cell>
          <table:table-cell table:formula="of:=IF(AND([.AY$9]&gt;=[.$B76];[.AY$9]&lt;=[.$D76];ISNUMBER([.$C76]));IF(COM.MICROSOFT.NETWORKDAYS.INTL([.AY$9];[.AY$9];1;[.$A$2:.$A$4]);&quot;W&quot;;&quot;H&quot;);&quot;&quot;)">
            <text:p/>
          </table:table-cell>
          <table:table-cell table:formula="of:=IF(AND([.AZ$9]&gt;=[.$B76];[.AZ$9]&lt;=[.$D76];ISNUMBER([.$C76]));IF(COM.MICROSOFT.NETWORKDAYS.INTL([.AZ$9];[.AZ$9];1;[.$A$2:.$A$4]);&quot;W&quot;;&quot;H&quot;);&quot;&quot;)">
            <text:p/>
          </table:table-cell>
          <table:table-cell table:formula="of:=IF(AND([.BA$9]&gt;=[.$B76];[.BA$9]&lt;=[.$D76];ISNUMBER([.$C76]));IF(COM.MICROSOFT.NETWORKDAYS.INTL([.BA$9];[.BA$9];1;[.$A$2:.$A$4]);&quot;W&quot;;&quot;H&quot;);&quot;&quot;)">
            <text:p/>
          </table:table-cell>
          <table:table-cell table:formula="of:=IF(AND([.BB$9]&gt;=[.$B76];[.BB$9]&lt;=[.$D76];ISNUMBER([.$C76]));IF(COM.MICROSOFT.NETWORKDAYS.INTL([.BB$9];[.BB$9];1;[.$A$2:.$A$4]);&quot;W&quot;;&quot;H&quot;);&quot;&quot;)">
            <text:p/>
          </table:table-cell>
          <table:table-cell table:formula="of:=IF(AND([.BC$9]&gt;=[.$B76];[.BC$9]&lt;=[.$D76];ISNUMBER([.$C76]));IF(COM.MICROSOFT.NETWORKDAYS.INTL([.BC$9];[.BC$9];1;[.$A$2:.$A$4]);&quot;W&quot;;&quot;H&quot;);&quot;&quot;)" office:value-type="string" office:string-value="W" calcext:value-type="string">
            <text:p>W</text:p>
          </table:table-cell>
          <table:table-cell table:formula="of:=IF(AND([.BD$9]&gt;=[.$B76];[.BD$9]&lt;=[.$D76];ISNUMBER([.$C76]));IF(COM.MICROSOFT.NETWORKDAYS.INTL([.BD$9];[.BD$9];1;[.$A$2:.$A$4]);&quot;W&quot;;&quot;H&quot;);&quot;&quot;)" office:value-type="string" office:string-value="W" calcext:value-type="string">
            <text:p>W</text:p>
          </table:table-cell>
          <table:table-cell table:formula="of:=IF(AND([.BE$9]&gt;=[.$B76];[.BE$9]&lt;=[.$D76];ISNUMBER([.$C76]));IF(COM.MICROSOFT.NETWORKDAYS.INTL([.BE$9];[.BE$9];1;[.$A$2:.$A$4]);&quot;W&quot;;&quot;H&quot;);&quot;&quot;)" office:value-type="string" office:string-value="H" calcext:value-type="string">
            <text:p>H</text:p>
          </table:table-cell>
          <table:table-cell table:formula="of:=IF(AND([.BF$9]&gt;=[.$B76];[.BF$9]&lt;=[.$D76];ISNUMBER([.$C76]));IF(COM.MICROSOFT.NETWORKDAYS.INTL([.BF$9];[.BF$9];1;[.$A$2:.$A$4]);&quot;W&quot;;&quot;H&quot;);&quot;&quot;)" office:value-type="string" office:string-value="H" calcext:value-type="string">
            <text:p>H</text:p>
          </table:table-cell>
          <table:table-cell table:formula="of:=IF(AND([.BG$9]&gt;=[.$B76];[.BG$9]&lt;=[.$D76];ISNUMBER([.$C76]));IF(COM.MICROSOFT.NETWORKDAYS.INTL([.BG$9];[.BG$9];1;[.$A$2:.$A$4]);&quot;W&quot;;&quot;H&quot;);&quot;&quot;)" office:value-type="string" office:string-value="W" calcext:value-type="string">
            <text:p>W</text:p>
          </table:table-cell>
          <table:table-cell table:formula="of:=IF(AND([.BH$9]&gt;=[.$B76];[.BH$9]&lt;=[.$D76];ISNUMBER([.$C76]));IF(COM.MICROSOFT.NETWORKDAYS.INTL([.BH$9];[.BH$9];1;[.$A$2:.$A$4]);&quot;W&quot;;&quot;H&quot;);&quot;&quot;)">
            <text:p/>
          </table:table-cell>
          <table:table-cell table:formula="of:=IF(AND([.BI$9]&gt;=[.$B76];[.BI$9]&lt;=[.$D76];ISNUMBER([.$C76]));IF(COM.MICROSOFT.NETWORKDAYS.INTL([.BI$9];[.BI$9];1;[.$A$2:.$A$4]);&quot;W&quot;;&quot;H&quot;);&quot;&quot;)">
            <text:p/>
          </table:table-cell>
          <table:table-cell table:formula="of:=IF(AND([.BJ$9]&gt;=[.$B76];[.BJ$9]&lt;=[.$D76];ISNUMBER([.$C76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EV25</text:p>
          </table:table-cell>
          <table:table-cell office:value-type="date" office:date-value="2020-06-25" calcext:value-type="date">
            <text:p>25/06/20</text:p>
          </table:table-cell>
          <table:table-cell office:value-type="float" office:value="3" calcext:value-type="float">
            <text:p>3</text:p>
          </table:table-cell>
          <table:table-cell table:formula="of:=IF(ISNUMBER([.C77]); COM.MICROSOFT.WORKDAY.INTL([.B77]; [.C77]; 1; [.A$2:.A$4] ) - 1; &quot;&quot;)" office:value-type="date" office:date-value="2020-06-29" calcext:value-type="date">
            <text:p>29/06/20</text:p>
          </table:table-cell>
          <table:table-cell table:formula="of:=IF(AND([.E$9]&gt;=[.$B77];[.E$9]&lt;=[.$D77];ISNUMBER([.$C77]));IF(COM.MICROSOFT.NETWORKDAYS.INTL([.E$9];[.E$9];1;[.$A$2:.$A$4]);&quot;W&quot;;&quot;H&quot;);&quot;&quot;)">
            <text:p/>
          </table:table-cell>
          <table:table-cell table:formula="of:=IF(AND([.F$9]&gt;=[.$B77];[.F$9]&lt;=[.$D77];ISNUMBER([.$C77]));IF(COM.MICROSOFT.NETWORKDAYS.INTL([.F$9];[.F$9];1;[.$A$2:.$A$4]);&quot;W&quot;;&quot;H&quot;);&quot;&quot;)">
            <text:p/>
          </table:table-cell>
          <table:table-cell table:formula="of:=IF(AND([.G$9]&gt;=[.$B77];[.G$9]&lt;=[.$D77];ISNUMBER([.$C77]));IF(COM.MICROSOFT.NETWORKDAYS.INTL([.G$9];[.G$9];1;[.$A$2:.$A$4]);&quot;W&quot;;&quot;H&quot;);&quot;&quot;)">
            <text:p/>
          </table:table-cell>
          <table:table-cell table:formula="of:=IF(AND([.H$9]&gt;=[.$B77];[.H$9]&lt;=[.$D77];ISNUMBER([.$C77]));IF(COM.MICROSOFT.NETWORKDAYS.INTL([.H$9];[.H$9];1;[.$A$2:.$A$4]);&quot;W&quot;;&quot;H&quot;);&quot;&quot;)">
            <text:p/>
          </table:table-cell>
          <table:table-cell table:formula="of:=IF(AND([.I$9]&gt;=[.$B77];[.I$9]&lt;=[.$D77];ISNUMBER([.$C77]));IF(COM.MICROSOFT.NETWORKDAYS.INTL([.I$9];[.I$9];1;[.$A$2:.$A$4]);&quot;W&quot;;&quot;H&quot;);&quot;&quot;)">
            <text:p/>
          </table:table-cell>
          <table:table-cell table:formula="of:=IF(AND([.J$9]&gt;=[.$B77];[.J$9]&lt;=[.$D77];ISNUMBER([.$C77]));IF(COM.MICROSOFT.NETWORKDAYS.INTL([.J$9];[.J$9];1;[.$A$2:.$A$4]);&quot;W&quot;;&quot;H&quot;);&quot;&quot;)">
            <text:p/>
          </table:table-cell>
          <table:table-cell table:formula="of:=IF(AND([.K$9]&gt;=[.$B77];[.K$9]&lt;=[.$D77];ISNUMBER([.$C77]));IF(COM.MICROSOFT.NETWORKDAYS.INTL([.K$9];[.K$9];1;[.$A$2:.$A$4]);&quot;W&quot;;&quot;H&quot;);&quot;&quot;)">
            <text:p/>
          </table:table-cell>
          <table:table-cell table:formula="of:=IF(AND([.L$9]&gt;=[.$B77];[.L$9]&lt;=[.$D77];ISNUMBER([.$C77]));IF(COM.MICROSOFT.NETWORKDAYS.INTL([.L$9];[.L$9];1;[.$A$2:.$A$4]);&quot;W&quot;;&quot;H&quot;);&quot;&quot;)">
            <text:p/>
          </table:table-cell>
          <table:table-cell table:formula="of:=IF(AND([.M$9]&gt;=[.$B77];[.M$9]&lt;=[.$D77];ISNUMBER([.$C77]));IF(COM.MICROSOFT.NETWORKDAYS.INTL([.M$9];[.M$9];1;[.$A$2:.$A$4]);&quot;W&quot;;&quot;H&quot;);&quot;&quot;)">
            <text:p/>
          </table:table-cell>
          <table:table-cell table:formula="of:=IF(AND([.N$9]&gt;=[.$B77];[.N$9]&lt;=[.$D77];ISNUMBER([.$C77]));IF(COM.MICROSOFT.NETWORKDAYS.INTL([.N$9];[.N$9];1;[.$A$2:.$A$4]);&quot;W&quot;;&quot;H&quot;);&quot;&quot;)">
            <text:p/>
          </table:table-cell>
          <table:table-cell table:formula="of:=IF(AND([.O$9]&gt;=[.$B77];[.O$9]&lt;=[.$D77];ISNUMBER([.$C77]));IF(COM.MICROSOFT.NETWORKDAYS.INTL([.O$9];[.O$9];1;[.$A$2:.$A$4]);&quot;W&quot;;&quot;H&quot;);&quot;&quot;)">
            <text:p/>
          </table:table-cell>
          <table:table-cell table:formula="of:=IF(AND([.P$9]&gt;=[.$B77];[.P$9]&lt;=[.$D77];ISNUMBER([.$C77]));IF(COM.MICROSOFT.NETWORKDAYS.INTL([.P$9];[.P$9];1;[.$A$2:.$A$4]);&quot;W&quot;;&quot;H&quot;);&quot;&quot;)">
            <text:p/>
          </table:table-cell>
          <table:table-cell table:formula="of:=IF(AND([.Q$9]&gt;=[.$B77];[.Q$9]&lt;=[.$D77];ISNUMBER([.$C77]));IF(COM.MICROSOFT.NETWORKDAYS.INTL([.Q$9];[.Q$9];1;[.$A$2:.$A$4]);&quot;W&quot;;&quot;H&quot;);&quot;&quot;)">
            <text:p/>
          </table:table-cell>
          <table:table-cell table:formula="of:=IF(AND([.R$9]&gt;=[.$B77];[.R$9]&lt;=[.$D77];ISNUMBER([.$C77]));IF(COM.MICROSOFT.NETWORKDAYS.INTL([.R$9];[.R$9];1;[.$A$2:.$A$4]);&quot;W&quot;;&quot;H&quot;);&quot;&quot;)">
            <text:p/>
          </table:table-cell>
          <table:table-cell table:formula="of:=IF(AND([.S$9]&gt;=[.$B77];[.S$9]&lt;=[.$D77];ISNUMBER([.$C77]));IF(COM.MICROSOFT.NETWORKDAYS.INTL([.S$9];[.S$9];1;[.$A$2:.$A$4]);&quot;W&quot;;&quot;H&quot;);&quot;&quot;)">
            <text:p/>
          </table:table-cell>
          <table:table-cell table:formula="of:=IF(AND([.T$9]&gt;=[.$B77];[.T$9]&lt;=[.$D77];ISNUMBER([.$C77]));IF(COM.MICROSOFT.NETWORKDAYS.INTL([.T$9];[.T$9];1;[.$A$2:.$A$4]);&quot;W&quot;;&quot;H&quot;);&quot;&quot;)">
            <text:p/>
          </table:table-cell>
          <table:table-cell table:formula="of:=IF(AND([.U$9]&gt;=[.$B77];[.U$9]&lt;=[.$D77];ISNUMBER([.$C77]));IF(COM.MICROSOFT.NETWORKDAYS.INTL([.U$9];[.U$9];1;[.$A$2:.$A$4]);&quot;W&quot;;&quot;H&quot;);&quot;&quot;)">
            <text:p/>
          </table:table-cell>
          <table:table-cell table:formula="of:=IF(AND([.V$9]&gt;=[.$B77];[.V$9]&lt;=[.$D77];ISNUMBER([.$C77]));IF(COM.MICROSOFT.NETWORKDAYS.INTL([.V$9];[.V$9];1;[.$A$2:.$A$4]);&quot;W&quot;;&quot;H&quot;);&quot;&quot;)">
            <text:p/>
          </table:table-cell>
          <table:table-cell table:formula="of:=IF(AND([.W$9]&gt;=[.$B77];[.W$9]&lt;=[.$D77];ISNUMBER([.$C77]));IF(COM.MICROSOFT.NETWORKDAYS.INTL([.W$9];[.W$9];1;[.$A$2:.$A$4]);&quot;W&quot;;&quot;H&quot;);&quot;&quot;)">
            <text:p/>
          </table:table-cell>
          <table:table-cell table:formula="of:=IF(AND([.X$9]&gt;=[.$B77];[.X$9]&lt;=[.$D77];ISNUMBER([.$C77]));IF(COM.MICROSOFT.NETWORKDAYS.INTL([.X$9];[.X$9];1;[.$A$2:.$A$4]);&quot;W&quot;;&quot;H&quot;);&quot;&quot;)">
            <text:p/>
          </table:table-cell>
          <table:table-cell table:formula="of:=IF(AND([.Y$9]&gt;=[.$B77];[.Y$9]&lt;=[.$D77];ISNUMBER([.$C77]));IF(COM.MICROSOFT.NETWORKDAYS.INTL([.Y$9];[.Y$9];1;[.$A$2:.$A$4]);&quot;W&quot;;&quot;H&quot;);&quot;&quot;)">
            <text:p/>
          </table:table-cell>
          <table:table-cell table:formula="of:=IF(AND([.Z$9]&gt;=[.$B77];[.Z$9]&lt;=[.$D77];ISNUMBER([.$C77]));IF(COM.MICROSOFT.NETWORKDAYS.INTL([.Z$9];[.Z$9];1;[.$A$2:.$A$4]);&quot;W&quot;;&quot;H&quot;);&quot;&quot;)">
            <text:p/>
          </table:table-cell>
          <table:table-cell table:formula="of:=IF(AND([.AA$9]&gt;=[.$B77];[.AA$9]&lt;=[.$D77];ISNUMBER([.$C77]));IF(COM.MICROSOFT.NETWORKDAYS.INTL([.AA$9];[.AA$9];1;[.$A$2:.$A$4]);&quot;W&quot;;&quot;H&quot;);&quot;&quot;)">
            <text:p/>
          </table:table-cell>
          <table:table-cell table:formula="of:=IF(AND([.AB$9]&gt;=[.$B77];[.AB$9]&lt;=[.$D77];ISNUMBER([.$C77]));IF(COM.MICROSOFT.NETWORKDAYS.INTL([.AB$9];[.AB$9];1;[.$A$2:.$A$4]);&quot;W&quot;;&quot;H&quot;);&quot;&quot;)">
            <text:p/>
          </table:table-cell>
          <table:table-cell table:formula="of:=IF(AND([.AC$9]&gt;=[.$B77];[.AC$9]&lt;=[.$D77];ISNUMBER([.$C77]));IF(COM.MICROSOFT.NETWORKDAYS.INTL([.AC$9];[.AC$9];1;[.$A$2:.$A$4]);&quot;W&quot;;&quot;H&quot;);&quot;&quot;)">
            <text:p/>
          </table:table-cell>
          <table:table-cell table:formula="of:=IF(AND([.AD$9]&gt;=[.$B77];[.AD$9]&lt;=[.$D77];ISNUMBER([.$C77]));IF(COM.MICROSOFT.NETWORKDAYS.INTL([.AD$9];[.AD$9];1;[.$A$2:.$A$4]);&quot;W&quot;;&quot;H&quot;);&quot;&quot;)">
            <text:p/>
          </table:table-cell>
          <table:table-cell table:formula="of:=IF(AND([.AE$9]&gt;=[.$B77];[.AE$9]&lt;=[.$D77];ISNUMBER([.$C77]));IF(COM.MICROSOFT.NETWORKDAYS.INTL([.AE$9];[.AE$9];1;[.$A$2:.$A$4]);&quot;W&quot;;&quot;H&quot;);&quot;&quot;)">
            <text:p/>
          </table:table-cell>
          <table:table-cell table:formula="of:=IF(AND([.AF$9]&gt;=[.$B77];[.AF$9]&lt;=[.$D77];ISNUMBER([.$C77]));IF(COM.MICROSOFT.NETWORKDAYS.INTL([.AF$9];[.AF$9];1;[.$A$2:.$A$4]);&quot;W&quot;;&quot;H&quot;);&quot;&quot;)">
            <text:p/>
          </table:table-cell>
          <table:table-cell table:formula="of:=IF(AND([.AG$9]&gt;=[.$B77];[.AG$9]&lt;=[.$D77];ISNUMBER([.$C77]));IF(COM.MICROSOFT.NETWORKDAYS.INTL([.AG$9];[.AG$9];1;[.$A$2:.$A$4]);&quot;W&quot;;&quot;H&quot;);&quot;&quot;)">
            <text:p/>
          </table:table-cell>
          <table:table-cell table:formula="of:=IF(AND([.AH$9]&gt;=[.$B77];[.AH$9]&lt;=[.$D77];ISNUMBER([.$C77]));IF(COM.MICROSOFT.NETWORKDAYS.INTL([.AH$9];[.AH$9];1;[.$A$2:.$A$4]);&quot;W&quot;;&quot;H&quot;);&quot;&quot;)">
            <text:p/>
          </table:table-cell>
          <table:table-cell table:formula="of:=IF(AND([.AI$9]&gt;=[.$B77];[.AI$9]&lt;=[.$D77];ISNUMBER([.$C77]));IF(COM.MICROSOFT.NETWORKDAYS.INTL([.AI$9];[.AI$9];1;[.$A$2:.$A$4]);&quot;W&quot;;&quot;H&quot;);&quot;&quot;)">
            <text:p/>
          </table:table-cell>
          <table:table-cell table:formula="of:=IF(AND([.AJ$9]&gt;=[.$B77];[.AJ$9]&lt;=[.$D77];ISNUMBER([.$C77]));IF(COM.MICROSOFT.NETWORKDAYS.INTL([.AJ$9];[.AJ$9];1;[.$A$2:.$A$4]);&quot;W&quot;;&quot;H&quot;);&quot;&quot;)">
            <text:p/>
          </table:table-cell>
          <table:table-cell table:formula="of:=IF(AND([.AK$9]&gt;=[.$B77];[.AK$9]&lt;=[.$D77];ISNUMBER([.$C77]));IF(COM.MICROSOFT.NETWORKDAYS.INTL([.AK$9];[.AK$9];1;[.$A$2:.$A$4]);&quot;W&quot;;&quot;H&quot;);&quot;&quot;)">
            <text:p/>
          </table:table-cell>
          <table:table-cell table:formula="of:=IF(AND([.AL$9]&gt;=[.$B77];[.AL$9]&lt;=[.$D77];ISNUMBER([.$C77]));IF(COM.MICROSOFT.NETWORKDAYS.INTL([.AL$9];[.AL$9];1;[.$A$2:.$A$4]);&quot;W&quot;;&quot;H&quot;);&quot;&quot;)">
            <text:p/>
          </table:table-cell>
          <table:table-cell table:formula="of:=IF(AND([.AM$9]&gt;=[.$B77];[.AM$9]&lt;=[.$D77];ISNUMBER([.$C77]));IF(COM.MICROSOFT.NETWORKDAYS.INTL([.AM$9];[.AM$9];1;[.$A$2:.$A$4]);&quot;W&quot;;&quot;H&quot;);&quot;&quot;)">
            <text:p/>
          </table:table-cell>
          <table:table-cell table:formula="of:=IF(AND([.AN$9]&gt;=[.$B77];[.AN$9]&lt;=[.$D77];ISNUMBER([.$C77]));IF(COM.MICROSOFT.NETWORKDAYS.INTL([.AN$9];[.AN$9];1;[.$A$2:.$A$4]);&quot;W&quot;;&quot;H&quot;);&quot;&quot;)">
            <text:p/>
          </table:table-cell>
          <table:table-cell table:formula="of:=IF(AND([.AO$9]&gt;=[.$B77];[.AO$9]&lt;=[.$D77];ISNUMBER([.$C77]));IF(COM.MICROSOFT.NETWORKDAYS.INTL([.AO$9];[.AO$9];1;[.$A$2:.$A$4]);&quot;W&quot;;&quot;H&quot;);&quot;&quot;)">
            <text:p/>
          </table:table-cell>
          <table:table-cell table:formula="of:=IF(AND([.AP$9]&gt;=[.$B77];[.AP$9]&lt;=[.$D77];ISNUMBER([.$C77]));IF(COM.MICROSOFT.NETWORKDAYS.INTL([.AP$9];[.AP$9];1;[.$A$2:.$A$4]);&quot;W&quot;;&quot;H&quot;);&quot;&quot;)">
            <text:p/>
          </table:table-cell>
          <table:table-cell table:formula="of:=IF(AND([.AQ$9]&gt;=[.$B77];[.AQ$9]&lt;=[.$D77];ISNUMBER([.$C77]));IF(COM.MICROSOFT.NETWORKDAYS.INTL([.AQ$9];[.AQ$9];1;[.$A$2:.$A$4]);&quot;W&quot;;&quot;H&quot;);&quot;&quot;)">
            <text:p/>
          </table:table-cell>
          <table:table-cell table:formula="of:=IF(AND([.AR$9]&gt;=[.$B77];[.AR$9]&lt;=[.$D77];ISNUMBER([.$C77]));IF(COM.MICROSOFT.NETWORKDAYS.INTL([.AR$9];[.AR$9];1;[.$A$2:.$A$4]);&quot;W&quot;;&quot;H&quot;);&quot;&quot;)">
            <text:p/>
          </table:table-cell>
          <table:table-cell table:formula="of:=IF(AND([.AS$9]&gt;=[.$B77];[.AS$9]&lt;=[.$D77];ISNUMBER([.$C77]));IF(COM.MICROSOFT.NETWORKDAYS.INTL([.AS$9];[.AS$9];1;[.$A$2:.$A$4]);&quot;W&quot;;&quot;H&quot;);&quot;&quot;)">
            <text:p/>
          </table:table-cell>
          <table:table-cell table:formula="of:=IF(AND([.AT$9]&gt;=[.$B77];[.AT$9]&lt;=[.$D77];ISNUMBER([.$C77]));IF(COM.MICROSOFT.NETWORKDAYS.INTL([.AT$9];[.AT$9];1;[.$A$2:.$A$4]);&quot;W&quot;;&quot;H&quot;);&quot;&quot;)">
            <text:p/>
          </table:table-cell>
          <table:table-cell table:formula="of:=IF(AND([.AU$9]&gt;=[.$B77];[.AU$9]&lt;=[.$D77];ISNUMBER([.$C77]));IF(COM.MICROSOFT.NETWORKDAYS.INTL([.AU$9];[.AU$9];1;[.$A$2:.$A$4]);&quot;W&quot;;&quot;H&quot;);&quot;&quot;)">
            <text:p/>
          </table:table-cell>
          <table:table-cell table:formula="of:=IF(AND([.AV$9]&gt;=[.$B77];[.AV$9]&lt;=[.$D77];ISNUMBER([.$C77]));IF(COM.MICROSOFT.NETWORKDAYS.INTL([.AV$9];[.AV$9];1;[.$A$2:.$A$4]);&quot;W&quot;;&quot;H&quot;);&quot;&quot;)">
            <text:p/>
          </table:table-cell>
          <table:table-cell table:formula="of:=IF(AND([.AW$9]&gt;=[.$B77];[.AW$9]&lt;=[.$D77];ISNUMBER([.$C77]));IF(COM.MICROSOFT.NETWORKDAYS.INTL([.AW$9];[.AW$9];1;[.$A$2:.$A$4]);&quot;W&quot;;&quot;H&quot;);&quot;&quot;)">
            <text:p/>
          </table:table-cell>
          <table:table-cell table:formula="of:=IF(AND([.AX$9]&gt;=[.$B77];[.AX$9]&lt;=[.$D77];ISNUMBER([.$C77]));IF(COM.MICROSOFT.NETWORKDAYS.INTL([.AX$9];[.AX$9];1;[.$A$2:.$A$4]);&quot;W&quot;;&quot;H&quot;);&quot;&quot;)">
            <text:p/>
          </table:table-cell>
          <table:table-cell table:formula="of:=IF(AND([.AY$9]&gt;=[.$B77];[.AY$9]&lt;=[.$D77];ISNUMBER([.$C77]));IF(COM.MICROSOFT.NETWORKDAYS.INTL([.AY$9];[.AY$9];1;[.$A$2:.$A$4]);&quot;W&quot;;&quot;H&quot;);&quot;&quot;)">
            <text:p/>
          </table:table-cell>
          <table:table-cell table:formula="of:=IF(AND([.AZ$9]&gt;=[.$B77];[.AZ$9]&lt;=[.$D77];ISNUMBER([.$C77]));IF(COM.MICROSOFT.NETWORKDAYS.INTL([.AZ$9];[.AZ$9];1;[.$A$2:.$A$4]);&quot;W&quot;;&quot;H&quot;);&quot;&quot;)">
            <text:p/>
          </table:table-cell>
          <table:table-cell table:formula="of:=IF(AND([.BA$9]&gt;=[.$B77];[.BA$9]&lt;=[.$D77];ISNUMBER([.$C77]));IF(COM.MICROSOFT.NETWORKDAYS.INTL([.BA$9];[.BA$9];1;[.$A$2:.$A$4]);&quot;W&quot;;&quot;H&quot;);&quot;&quot;)">
            <text:p/>
          </table:table-cell>
          <table:table-cell table:formula="of:=IF(AND([.BB$9]&gt;=[.$B77];[.BB$9]&lt;=[.$D77];ISNUMBER([.$C77]));IF(COM.MICROSOFT.NETWORKDAYS.INTL([.BB$9];[.BB$9];1;[.$A$2:.$A$4]);&quot;W&quot;;&quot;H&quot;);&quot;&quot;)">
            <text:p/>
          </table:table-cell>
          <table:table-cell table:formula="of:=IF(AND([.BC$9]&gt;=[.$B77];[.BC$9]&lt;=[.$D77];ISNUMBER([.$C77]));IF(COM.MICROSOFT.NETWORKDAYS.INTL([.BC$9];[.BC$9];1;[.$A$2:.$A$4]);&quot;W&quot;;&quot;H&quot;);&quot;&quot;)" office:value-type="string" office:string-value="W" calcext:value-type="string">
            <text:p>W</text:p>
          </table:table-cell>
          <table:table-cell table:formula="of:=IF(AND([.BD$9]&gt;=[.$B77];[.BD$9]&lt;=[.$D77];ISNUMBER([.$C77]));IF(COM.MICROSOFT.NETWORKDAYS.INTL([.BD$9];[.BD$9];1;[.$A$2:.$A$4]);&quot;W&quot;;&quot;H&quot;);&quot;&quot;)" office:value-type="string" office:string-value="W" calcext:value-type="string">
            <text:p>W</text:p>
          </table:table-cell>
          <table:table-cell table:formula="of:=IF(AND([.BE$9]&gt;=[.$B77];[.BE$9]&lt;=[.$D77];ISNUMBER([.$C77]));IF(COM.MICROSOFT.NETWORKDAYS.INTL([.BE$9];[.BE$9];1;[.$A$2:.$A$4]);&quot;W&quot;;&quot;H&quot;);&quot;&quot;)" office:value-type="string" office:string-value="H" calcext:value-type="string">
            <text:p>H</text:p>
          </table:table-cell>
          <table:table-cell table:formula="of:=IF(AND([.BF$9]&gt;=[.$B77];[.BF$9]&lt;=[.$D77];ISNUMBER([.$C77]));IF(COM.MICROSOFT.NETWORKDAYS.INTL([.BF$9];[.BF$9];1;[.$A$2:.$A$4]);&quot;W&quot;;&quot;H&quot;);&quot;&quot;)" office:value-type="string" office:string-value="H" calcext:value-type="string">
            <text:p>H</text:p>
          </table:table-cell>
          <table:table-cell table:formula="of:=IF(AND([.BG$9]&gt;=[.$B77];[.BG$9]&lt;=[.$D77];ISNUMBER([.$C77]));IF(COM.MICROSOFT.NETWORKDAYS.INTL([.BG$9];[.BG$9];1;[.$A$2:.$A$4]);&quot;W&quot;;&quot;H&quot;);&quot;&quot;)" office:value-type="string" office:string-value="W" calcext:value-type="string">
            <text:p>W</text:p>
          </table:table-cell>
          <table:table-cell table:formula="of:=IF(AND([.BH$9]&gt;=[.$B77];[.BH$9]&lt;=[.$D77];ISNUMBER([.$C77]));IF(COM.MICROSOFT.NETWORKDAYS.INTL([.BH$9];[.BH$9];1;[.$A$2:.$A$4]);&quot;W&quot;;&quot;H&quot;);&quot;&quot;)">
            <text:p/>
          </table:table-cell>
          <table:table-cell table:formula="of:=IF(AND([.BI$9]&gt;=[.$B77];[.BI$9]&lt;=[.$D77];ISNUMBER([.$C77]));IF(COM.MICROSOFT.NETWORKDAYS.INTL([.BI$9];[.BI$9];1;[.$A$2:.$A$4]);&quot;W&quot;;&quot;H&quot;);&quot;&quot;)">
            <text:p/>
          </table:table-cell>
          <table:table-cell table:formula="of:=IF(AND([.BJ$9]&gt;=[.$B77];[.BJ$9]&lt;=[.$D77];ISNUMBER([.$C77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U14</text:p>
          </table:table-cell>
          <table:table-cell office:value-type="date" office:date-value="2020-06-30" calcext:value-type="date">
            <text:p>30/06/20</text:p>
          </table:table-cell>
          <table:table-cell office:value-type="float" office:value="1" calcext:value-type="float">
            <text:p>1</text:p>
          </table:table-cell>
          <table:table-cell table:formula="of:=IF(ISNUMBER([.C78]); COM.MICROSOFT.WORKDAY.INTL([.B78]; [.C78]; 1; [.A$2:.A$4] ) - 1; &quot;&quot;)" office:value-type="date" office:date-value="2020-06-30" calcext:value-type="date">
            <text:p>30/06/20</text:p>
          </table:table-cell>
          <table:table-cell table:formula="of:=IF(AND([.E$9]&gt;=[.$B78];[.E$9]&lt;=[.$D78];ISNUMBER([.$C78]));IF(COM.MICROSOFT.NETWORKDAYS.INTL([.E$9];[.E$9];1;[.$A$2:.$A$4]);&quot;W&quot;;&quot;H&quot;);&quot;&quot;)">
            <text:p/>
          </table:table-cell>
          <table:table-cell table:formula="of:=IF(AND([.F$9]&gt;=[.$B78];[.F$9]&lt;=[.$D78];ISNUMBER([.$C78]));IF(COM.MICROSOFT.NETWORKDAYS.INTL([.F$9];[.F$9];1;[.$A$2:.$A$4]);&quot;W&quot;;&quot;H&quot;);&quot;&quot;)">
            <text:p/>
          </table:table-cell>
          <table:table-cell table:formula="of:=IF(AND([.G$9]&gt;=[.$B78];[.G$9]&lt;=[.$D78];ISNUMBER([.$C78]));IF(COM.MICROSOFT.NETWORKDAYS.INTL([.G$9];[.G$9];1;[.$A$2:.$A$4]);&quot;W&quot;;&quot;H&quot;);&quot;&quot;)">
            <text:p/>
          </table:table-cell>
          <table:table-cell table:formula="of:=IF(AND([.H$9]&gt;=[.$B78];[.H$9]&lt;=[.$D78];ISNUMBER([.$C78]));IF(COM.MICROSOFT.NETWORKDAYS.INTL([.H$9];[.H$9];1;[.$A$2:.$A$4]);&quot;W&quot;;&quot;H&quot;);&quot;&quot;)">
            <text:p/>
          </table:table-cell>
          <table:table-cell table:formula="of:=IF(AND([.I$9]&gt;=[.$B78];[.I$9]&lt;=[.$D78];ISNUMBER([.$C78]));IF(COM.MICROSOFT.NETWORKDAYS.INTL([.I$9];[.I$9];1;[.$A$2:.$A$4]);&quot;W&quot;;&quot;H&quot;);&quot;&quot;)">
            <text:p/>
          </table:table-cell>
          <table:table-cell table:formula="of:=IF(AND([.J$9]&gt;=[.$B78];[.J$9]&lt;=[.$D78];ISNUMBER([.$C78]));IF(COM.MICROSOFT.NETWORKDAYS.INTL([.J$9];[.J$9];1;[.$A$2:.$A$4]);&quot;W&quot;;&quot;H&quot;);&quot;&quot;)">
            <text:p/>
          </table:table-cell>
          <table:table-cell table:formula="of:=IF(AND([.K$9]&gt;=[.$B78];[.K$9]&lt;=[.$D78];ISNUMBER([.$C78]));IF(COM.MICROSOFT.NETWORKDAYS.INTL([.K$9];[.K$9];1;[.$A$2:.$A$4]);&quot;W&quot;;&quot;H&quot;);&quot;&quot;)">
            <text:p/>
          </table:table-cell>
          <table:table-cell table:formula="of:=IF(AND([.L$9]&gt;=[.$B78];[.L$9]&lt;=[.$D78];ISNUMBER([.$C78]));IF(COM.MICROSOFT.NETWORKDAYS.INTL([.L$9];[.L$9];1;[.$A$2:.$A$4]);&quot;W&quot;;&quot;H&quot;);&quot;&quot;)">
            <text:p/>
          </table:table-cell>
          <table:table-cell table:formula="of:=IF(AND([.M$9]&gt;=[.$B78];[.M$9]&lt;=[.$D78];ISNUMBER([.$C78]));IF(COM.MICROSOFT.NETWORKDAYS.INTL([.M$9];[.M$9];1;[.$A$2:.$A$4]);&quot;W&quot;;&quot;H&quot;);&quot;&quot;)">
            <text:p/>
          </table:table-cell>
          <table:table-cell table:formula="of:=IF(AND([.N$9]&gt;=[.$B78];[.N$9]&lt;=[.$D78];ISNUMBER([.$C78]));IF(COM.MICROSOFT.NETWORKDAYS.INTL([.N$9];[.N$9];1;[.$A$2:.$A$4]);&quot;W&quot;;&quot;H&quot;);&quot;&quot;)">
            <text:p/>
          </table:table-cell>
          <table:table-cell table:formula="of:=IF(AND([.O$9]&gt;=[.$B78];[.O$9]&lt;=[.$D78];ISNUMBER([.$C78]));IF(COM.MICROSOFT.NETWORKDAYS.INTL([.O$9];[.O$9];1;[.$A$2:.$A$4]);&quot;W&quot;;&quot;H&quot;);&quot;&quot;)">
            <text:p/>
          </table:table-cell>
          <table:table-cell table:formula="of:=IF(AND([.P$9]&gt;=[.$B78];[.P$9]&lt;=[.$D78];ISNUMBER([.$C78]));IF(COM.MICROSOFT.NETWORKDAYS.INTL([.P$9];[.P$9];1;[.$A$2:.$A$4]);&quot;W&quot;;&quot;H&quot;);&quot;&quot;)">
            <text:p/>
          </table:table-cell>
          <table:table-cell table:formula="of:=IF(AND([.Q$9]&gt;=[.$B78];[.Q$9]&lt;=[.$D78];ISNUMBER([.$C78]));IF(COM.MICROSOFT.NETWORKDAYS.INTL([.Q$9];[.Q$9];1;[.$A$2:.$A$4]);&quot;W&quot;;&quot;H&quot;);&quot;&quot;)">
            <text:p/>
          </table:table-cell>
          <table:table-cell table:formula="of:=IF(AND([.R$9]&gt;=[.$B78];[.R$9]&lt;=[.$D78];ISNUMBER([.$C78]));IF(COM.MICROSOFT.NETWORKDAYS.INTL([.R$9];[.R$9];1;[.$A$2:.$A$4]);&quot;W&quot;;&quot;H&quot;);&quot;&quot;)">
            <text:p/>
          </table:table-cell>
          <table:table-cell table:formula="of:=IF(AND([.S$9]&gt;=[.$B78];[.S$9]&lt;=[.$D78];ISNUMBER([.$C78]));IF(COM.MICROSOFT.NETWORKDAYS.INTL([.S$9];[.S$9];1;[.$A$2:.$A$4]);&quot;W&quot;;&quot;H&quot;);&quot;&quot;)">
            <text:p/>
          </table:table-cell>
          <table:table-cell table:formula="of:=IF(AND([.T$9]&gt;=[.$B78];[.T$9]&lt;=[.$D78];ISNUMBER([.$C78]));IF(COM.MICROSOFT.NETWORKDAYS.INTL([.T$9];[.T$9];1;[.$A$2:.$A$4]);&quot;W&quot;;&quot;H&quot;);&quot;&quot;)">
            <text:p/>
          </table:table-cell>
          <table:table-cell table:formula="of:=IF(AND([.U$9]&gt;=[.$B78];[.U$9]&lt;=[.$D78];ISNUMBER([.$C78]));IF(COM.MICROSOFT.NETWORKDAYS.INTL([.U$9];[.U$9];1;[.$A$2:.$A$4]);&quot;W&quot;;&quot;H&quot;);&quot;&quot;)">
            <text:p/>
          </table:table-cell>
          <table:table-cell table:formula="of:=IF(AND([.V$9]&gt;=[.$B78];[.V$9]&lt;=[.$D78];ISNUMBER([.$C78]));IF(COM.MICROSOFT.NETWORKDAYS.INTL([.V$9];[.V$9];1;[.$A$2:.$A$4]);&quot;W&quot;;&quot;H&quot;);&quot;&quot;)">
            <text:p/>
          </table:table-cell>
          <table:table-cell table:formula="of:=IF(AND([.W$9]&gt;=[.$B78];[.W$9]&lt;=[.$D78];ISNUMBER([.$C78]));IF(COM.MICROSOFT.NETWORKDAYS.INTL([.W$9];[.W$9];1;[.$A$2:.$A$4]);&quot;W&quot;;&quot;H&quot;);&quot;&quot;)">
            <text:p/>
          </table:table-cell>
          <table:table-cell table:formula="of:=IF(AND([.X$9]&gt;=[.$B78];[.X$9]&lt;=[.$D78];ISNUMBER([.$C78]));IF(COM.MICROSOFT.NETWORKDAYS.INTL([.X$9];[.X$9];1;[.$A$2:.$A$4]);&quot;W&quot;;&quot;H&quot;);&quot;&quot;)">
            <text:p/>
          </table:table-cell>
          <table:table-cell table:formula="of:=IF(AND([.Y$9]&gt;=[.$B78];[.Y$9]&lt;=[.$D78];ISNUMBER([.$C78]));IF(COM.MICROSOFT.NETWORKDAYS.INTL([.Y$9];[.Y$9];1;[.$A$2:.$A$4]);&quot;W&quot;;&quot;H&quot;);&quot;&quot;)">
            <text:p/>
          </table:table-cell>
          <table:table-cell table:formula="of:=IF(AND([.Z$9]&gt;=[.$B78];[.Z$9]&lt;=[.$D78];ISNUMBER([.$C78]));IF(COM.MICROSOFT.NETWORKDAYS.INTL([.Z$9];[.Z$9];1;[.$A$2:.$A$4]);&quot;W&quot;;&quot;H&quot;);&quot;&quot;)">
            <text:p/>
          </table:table-cell>
          <table:table-cell table:formula="of:=IF(AND([.AA$9]&gt;=[.$B78];[.AA$9]&lt;=[.$D78];ISNUMBER([.$C78]));IF(COM.MICROSOFT.NETWORKDAYS.INTL([.AA$9];[.AA$9];1;[.$A$2:.$A$4]);&quot;W&quot;;&quot;H&quot;);&quot;&quot;)">
            <text:p/>
          </table:table-cell>
          <table:table-cell table:formula="of:=IF(AND([.AB$9]&gt;=[.$B78];[.AB$9]&lt;=[.$D78];ISNUMBER([.$C78]));IF(COM.MICROSOFT.NETWORKDAYS.INTL([.AB$9];[.AB$9];1;[.$A$2:.$A$4]);&quot;W&quot;;&quot;H&quot;);&quot;&quot;)">
            <text:p/>
          </table:table-cell>
          <table:table-cell table:formula="of:=IF(AND([.AC$9]&gt;=[.$B78];[.AC$9]&lt;=[.$D78];ISNUMBER([.$C78]));IF(COM.MICROSOFT.NETWORKDAYS.INTL([.AC$9];[.AC$9];1;[.$A$2:.$A$4]);&quot;W&quot;;&quot;H&quot;);&quot;&quot;)">
            <text:p/>
          </table:table-cell>
          <table:table-cell table:formula="of:=IF(AND([.AD$9]&gt;=[.$B78];[.AD$9]&lt;=[.$D78];ISNUMBER([.$C78]));IF(COM.MICROSOFT.NETWORKDAYS.INTL([.AD$9];[.AD$9];1;[.$A$2:.$A$4]);&quot;W&quot;;&quot;H&quot;);&quot;&quot;)">
            <text:p/>
          </table:table-cell>
          <table:table-cell table:formula="of:=IF(AND([.AE$9]&gt;=[.$B78];[.AE$9]&lt;=[.$D78];ISNUMBER([.$C78]));IF(COM.MICROSOFT.NETWORKDAYS.INTL([.AE$9];[.AE$9];1;[.$A$2:.$A$4]);&quot;W&quot;;&quot;H&quot;);&quot;&quot;)">
            <text:p/>
          </table:table-cell>
          <table:table-cell table:formula="of:=IF(AND([.AF$9]&gt;=[.$B78];[.AF$9]&lt;=[.$D78];ISNUMBER([.$C78]));IF(COM.MICROSOFT.NETWORKDAYS.INTL([.AF$9];[.AF$9];1;[.$A$2:.$A$4]);&quot;W&quot;;&quot;H&quot;);&quot;&quot;)">
            <text:p/>
          </table:table-cell>
          <table:table-cell table:formula="of:=IF(AND([.AG$9]&gt;=[.$B78];[.AG$9]&lt;=[.$D78];ISNUMBER([.$C78]));IF(COM.MICROSOFT.NETWORKDAYS.INTL([.AG$9];[.AG$9];1;[.$A$2:.$A$4]);&quot;W&quot;;&quot;H&quot;);&quot;&quot;)">
            <text:p/>
          </table:table-cell>
          <table:table-cell table:formula="of:=IF(AND([.AH$9]&gt;=[.$B78];[.AH$9]&lt;=[.$D78];ISNUMBER([.$C78]));IF(COM.MICROSOFT.NETWORKDAYS.INTL([.AH$9];[.AH$9];1;[.$A$2:.$A$4]);&quot;W&quot;;&quot;H&quot;);&quot;&quot;)">
            <text:p/>
          </table:table-cell>
          <table:table-cell table:formula="of:=IF(AND([.AI$9]&gt;=[.$B78];[.AI$9]&lt;=[.$D78];ISNUMBER([.$C78]));IF(COM.MICROSOFT.NETWORKDAYS.INTL([.AI$9];[.AI$9];1;[.$A$2:.$A$4]);&quot;W&quot;;&quot;H&quot;);&quot;&quot;)">
            <text:p/>
          </table:table-cell>
          <table:table-cell table:formula="of:=IF(AND([.AJ$9]&gt;=[.$B78];[.AJ$9]&lt;=[.$D78];ISNUMBER([.$C78]));IF(COM.MICROSOFT.NETWORKDAYS.INTL([.AJ$9];[.AJ$9];1;[.$A$2:.$A$4]);&quot;W&quot;;&quot;H&quot;);&quot;&quot;)">
            <text:p/>
          </table:table-cell>
          <table:table-cell table:formula="of:=IF(AND([.AK$9]&gt;=[.$B78];[.AK$9]&lt;=[.$D78];ISNUMBER([.$C78]));IF(COM.MICROSOFT.NETWORKDAYS.INTL([.AK$9];[.AK$9];1;[.$A$2:.$A$4]);&quot;W&quot;;&quot;H&quot;);&quot;&quot;)">
            <text:p/>
          </table:table-cell>
          <table:table-cell table:formula="of:=IF(AND([.AL$9]&gt;=[.$B78];[.AL$9]&lt;=[.$D78];ISNUMBER([.$C78]));IF(COM.MICROSOFT.NETWORKDAYS.INTL([.AL$9];[.AL$9];1;[.$A$2:.$A$4]);&quot;W&quot;;&quot;H&quot;);&quot;&quot;)">
            <text:p/>
          </table:table-cell>
          <table:table-cell table:formula="of:=IF(AND([.AM$9]&gt;=[.$B78];[.AM$9]&lt;=[.$D78];ISNUMBER([.$C78]));IF(COM.MICROSOFT.NETWORKDAYS.INTL([.AM$9];[.AM$9];1;[.$A$2:.$A$4]);&quot;W&quot;;&quot;H&quot;);&quot;&quot;)">
            <text:p/>
          </table:table-cell>
          <table:table-cell table:formula="of:=IF(AND([.AN$9]&gt;=[.$B78];[.AN$9]&lt;=[.$D78];ISNUMBER([.$C78]));IF(COM.MICROSOFT.NETWORKDAYS.INTL([.AN$9];[.AN$9];1;[.$A$2:.$A$4]);&quot;W&quot;;&quot;H&quot;);&quot;&quot;)">
            <text:p/>
          </table:table-cell>
          <table:table-cell table:formula="of:=IF(AND([.AO$9]&gt;=[.$B78];[.AO$9]&lt;=[.$D78];ISNUMBER([.$C78]));IF(COM.MICROSOFT.NETWORKDAYS.INTL([.AO$9];[.AO$9];1;[.$A$2:.$A$4]);&quot;W&quot;;&quot;H&quot;);&quot;&quot;)">
            <text:p/>
          </table:table-cell>
          <table:table-cell table:formula="of:=IF(AND([.AP$9]&gt;=[.$B78];[.AP$9]&lt;=[.$D78];ISNUMBER([.$C78]));IF(COM.MICROSOFT.NETWORKDAYS.INTL([.AP$9];[.AP$9];1;[.$A$2:.$A$4]);&quot;W&quot;;&quot;H&quot;);&quot;&quot;)">
            <text:p/>
          </table:table-cell>
          <table:table-cell table:formula="of:=IF(AND([.AQ$9]&gt;=[.$B78];[.AQ$9]&lt;=[.$D78];ISNUMBER([.$C78]));IF(COM.MICROSOFT.NETWORKDAYS.INTL([.AQ$9];[.AQ$9];1;[.$A$2:.$A$4]);&quot;W&quot;;&quot;H&quot;);&quot;&quot;)">
            <text:p/>
          </table:table-cell>
          <table:table-cell table:formula="of:=IF(AND([.AR$9]&gt;=[.$B78];[.AR$9]&lt;=[.$D78];ISNUMBER([.$C78]));IF(COM.MICROSOFT.NETWORKDAYS.INTL([.AR$9];[.AR$9];1;[.$A$2:.$A$4]);&quot;W&quot;;&quot;H&quot;);&quot;&quot;)">
            <text:p/>
          </table:table-cell>
          <table:table-cell table:formula="of:=IF(AND([.AS$9]&gt;=[.$B78];[.AS$9]&lt;=[.$D78];ISNUMBER([.$C78]));IF(COM.MICROSOFT.NETWORKDAYS.INTL([.AS$9];[.AS$9];1;[.$A$2:.$A$4]);&quot;W&quot;;&quot;H&quot;);&quot;&quot;)">
            <text:p/>
          </table:table-cell>
          <table:table-cell table:formula="of:=IF(AND([.AT$9]&gt;=[.$B78];[.AT$9]&lt;=[.$D78];ISNUMBER([.$C78]));IF(COM.MICROSOFT.NETWORKDAYS.INTL([.AT$9];[.AT$9];1;[.$A$2:.$A$4]);&quot;W&quot;;&quot;H&quot;);&quot;&quot;)">
            <text:p/>
          </table:table-cell>
          <table:table-cell table:formula="of:=IF(AND([.AU$9]&gt;=[.$B78];[.AU$9]&lt;=[.$D78];ISNUMBER([.$C78]));IF(COM.MICROSOFT.NETWORKDAYS.INTL([.AU$9];[.AU$9];1;[.$A$2:.$A$4]);&quot;W&quot;;&quot;H&quot;);&quot;&quot;)">
            <text:p/>
          </table:table-cell>
          <table:table-cell table:formula="of:=IF(AND([.AV$9]&gt;=[.$B78];[.AV$9]&lt;=[.$D78];ISNUMBER([.$C78]));IF(COM.MICROSOFT.NETWORKDAYS.INTL([.AV$9];[.AV$9];1;[.$A$2:.$A$4]);&quot;W&quot;;&quot;H&quot;);&quot;&quot;)">
            <text:p/>
          </table:table-cell>
          <table:table-cell table:formula="of:=IF(AND([.AW$9]&gt;=[.$B78];[.AW$9]&lt;=[.$D78];ISNUMBER([.$C78]));IF(COM.MICROSOFT.NETWORKDAYS.INTL([.AW$9];[.AW$9];1;[.$A$2:.$A$4]);&quot;W&quot;;&quot;H&quot;);&quot;&quot;)">
            <text:p/>
          </table:table-cell>
          <table:table-cell table:formula="of:=IF(AND([.AX$9]&gt;=[.$B78];[.AX$9]&lt;=[.$D78];ISNUMBER([.$C78]));IF(COM.MICROSOFT.NETWORKDAYS.INTL([.AX$9];[.AX$9];1;[.$A$2:.$A$4]);&quot;W&quot;;&quot;H&quot;);&quot;&quot;)">
            <text:p/>
          </table:table-cell>
          <table:table-cell table:formula="of:=IF(AND([.AY$9]&gt;=[.$B78];[.AY$9]&lt;=[.$D78];ISNUMBER([.$C78]));IF(COM.MICROSOFT.NETWORKDAYS.INTL([.AY$9];[.AY$9];1;[.$A$2:.$A$4]);&quot;W&quot;;&quot;H&quot;);&quot;&quot;)">
            <text:p/>
          </table:table-cell>
          <table:table-cell table:formula="of:=IF(AND([.AZ$9]&gt;=[.$B78];[.AZ$9]&lt;=[.$D78];ISNUMBER([.$C78]));IF(COM.MICROSOFT.NETWORKDAYS.INTL([.AZ$9];[.AZ$9];1;[.$A$2:.$A$4]);&quot;W&quot;;&quot;H&quot;);&quot;&quot;)">
            <text:p/>
          </table:table-cell>
          <table:table-cell table:formula="of:=IF(AND([.BA$9]&gt;=[.$B78];[.BA$9]&lt;=[.$D78];ISNUMBER([.$C78]));IF(COM.MICROSOFT.NETWORKDAYS.INTL([.BA$9];[.BA$9];1;[.$A$2:.$A$4]);&quot;W&quot;;&quot;H&quot;);&quot;&quot;)">
            <text:p/>
          </table:table-cell>
          <table:table-cell table:formula="of:=IF(AND([.BB$9]&gt;=[.$B78];[.BB$9]&lt;=[.$D78];ISNUMBER([.$C78]));IF(COM.MICROSOFT.NETWORKDAYS.INTL([.BB$9];[.BB$9];1;[.$A$2:.$A$4]);&quot;W&quot;;&quot;H&quot;);&quot;&quot;)">
            <text:p/>
          </table:table-cell>
          <table:table-cell table:formula="of:=IF(AND([.BC$9]&gt;=[.$B78];[.BC$9]&lt;=[.$D78];ISNUMBER([.$C78]));IF(COM.MICROSOFT.NETWORKDAYS.INTL([.BC$9];[.BC$9];1;[.$A$2:.$A$4]);&quot;W&quot;;&quot;H&quot;);&quot;&quot;)">
            <text:p/>
          </table:table-cell>
          <table:table-cell table:formula="of:=IF(AND([.BD$9]&gt;=[.$B78];[.BD$9]&lt;=[.$D78];ISNUMBER([.$C78]));IF(COM.MICROSOFT.NETWORKDAYS.INTL([.BD$9];[.BD$9];1;[.$A$2:.$A$4]);&quot;W&quot;;&quot;H&quot;);&quot;&quot;)">
            <text:p/>
          </table:table-cell>
          <table:table-cell table:formula="of:=IF(AND([.BE$9]&gt;=[.$B78];[.BE$9]&lt;=[.$D78];ISNUMBER([.$C78]));IF(COM.MICROSOFT.NETWORKDAYS.INTL([.BE$9];[.BE$9];1;[.$A$2:.$A$4]);&quot;W&quot;;&quot;H&quot;);&quot;&quot;)">
            <text:p/>
          </table:table-cell>
          <table:table-cell table:formula="of:=IF(AND([.BF$9]&gt;=[.$B78];[.BF$9]&lt;=[.$D78];ISNUMBER([.$C78]));IF(COM.MICROSOFT.NETWORKDAYS.INTL([.BF$9];[.BF$9];1;[.$A$2:.$A$4]);&quot;W&quot;;&quot;H&quot;);&quot;&quot;)">
            <text:p/>
          </table:table-cell>
          <table:table-cell table:formula="of:=IF(AND([.BG$9]&gt;=[.$B78];[.BG$9]&lt;=[.$D78];ISNUMBER([.$C78]));IF(COM.MICROSOFT.NETWORKDAYS.INTL([.BG$9];[.BG$9];1;[.$A$2:.$A$4]);&quot;W&quot;;&quot;H&quot;);&quot;&quot;)">
            <text:p/>
          </table:table-cell>
          <table:table-cell table:formula="of:=IF(AND([.BH$9]&gt;=[.$B78];[.BH$9]&lt;=[.$D78];ISNUMBER([.$C78]));IF(COM.MICROSOFT.NETWORKDAYS.INTL([.BH$9];[.BH$9];1;[.$A$2:.$A$4]);&quot;W&quot;;&quot;H&quot;);&quot;&quot;)" office:value-type="string" office:string-value="W" calcext:value-type="string">
            <text:p>W</text:p>
          </table:table-cell>
          <table:table-cell table:formula="of:=IF(AND([.BI$9]&gt;=[.$B78];[.BI$9]&lt;=[.$D78];ISNUMBER([.$C78]));IF(COM.MICROSOFT.NETWORKDAYS.INTL([.BI$9];[.BI$9];1;[.$A$2:.$A$4]);&quot;W&quot;;&quot;H&quot;);&quot;&quot;)">
            <text:p/>
          </table:table-cell>
          <table:table-cell table:formula="of:=IF(AND([.BJ$9]&gt;=[.$B78];[.BJ$9]&lt;=[.$D78];ISNUMBER([.$C78]));IF(COM.MICROSOFT.NETWORKDAYS.INTL([.BJ$9];[.BJ$9];1;[.$A$2:.$A$4]);&quot;W&quot;;&quot;H&quot;);&quot;&quot;)">
            <text:p/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ENT04</text:p>
          </table:table-cell>
          <table:table-cell office:value-type="date" office:date-value="2020-07-02" calcext:value-type="date">
            <text:p>02/07/20</text:p>
          </table:table-cell>
          <table:table-cell office:value-type="float" office:value="1" calcext:value-type="float">
            <text:p>1</text:p>
          </table:table-cell>
          <table:table-cell table:formula="of:=IF(ISNUMBER([.C79]); COM.MICROSOFT.WORKDAY.INTL([.B79]; [.C79]; 1; [.A$2:.A$4] ) - 1; &quot;&quot;)" office:value-type="date" office:date-value="2020-07-02" calcext:value-type="date">
            <text:p>02/07/20</text:p>
          </table:table-cell>
          <table:table-cell table:formula="of:=IF(AND([.E$9]&gt;=[.$B79];[.E$9]&lt;=[.$D79];ISNUMBER([.$C79]));IF(COM.MICROSOFT.NETWORKDAYS.INTL([.E$9];[.E$9];1;[.$A$2:.$A$4]);&quot;W&quot;;&quot;H&quot;);&quot;&quot;)">
            <text:p/>
          </table:table-cell>
          <table:table-cell table:formula="of:=IF(AND([.F$9]&gt;=[.$B79];[.F$9]&lt;=[.$D79];ISNUMBER([.$C79]));IF(COM.MICROSOFT.NETWORKDAYS.INTL([.F$9];[.F$9];1;[.$A$2:.$A$4]);&quot;W&quot;;&quot;H&quot;);&quot;&quot;)">
            <text:p/>
          </table:table-cell>
          <table:table-cell table:formula="of:=IF(AND([.G$9]&gt;=[.$B79];[.G$9]&lt;=[.$D79];ISNUMBER([.$C79]));IF(COM.MICROSOFT.NETWORKDAYS.INTL([.G$9];[.G$9];1;[.$A$2:.$A$4]);&quot;W&quot;;&quot;H&quot;);&quot;&quot;)">
            <text:p/>
          </table:table-cell>
          <table:table-cell table:formula="of:=IF(AND([.H$9]&gt;=[.$B79];[.H$9]&lt;=[.$D79];ISNUMBER([.$C79]));IF(COM.MICROSOFT.NETWORKDAYS.INTL([.H$9];[.H$9];1;[.$A$2:.$A$4]);&quot;W&quot;;&quot;H&quot;);&quot;&quot;)">
            <text:p/>
          </table:table-cell>
          <table:table-cell table:formula="of:=IF(AND([.I$9]&gt;=[.$B79];[.I$9]&lt;=[.$D79];ISNUMBER([.$C79]));IF(COM.MICROSOFT.NETWORKDAYS.INTL([.I$9];[.I$9];1;[.$A$2:.$A$4]);&quot;W&quot;;&quot;H&quot;);&quot;&quot;)">
            <text:p/>
          </table:table-cell>
          <table:table-cell table:formula="of:=IF(AND([.J$9]&gt;=[.$B79];[.J$9]&lt;=[.$D79];ISNUMBER([.$C79]));IF(COM.MICROSOFT.NETWORKDAYS.INTL([.J$9];[.J$9];1;[.$A$2:.$A$4]);&quot;W&quot;;&quot;H&quot;);&quot;&quot;)">
            <text:p/>
          </table:table-cell>
          <table:table-cell table:formula="of:=IF(AND([.K$9]&gt;=[.$B79];[.K$9]&lt;=[.$D79];ISNUMBER([.$C79]));IF(COM.MICROSOFT.NETWORKDAYS.INTL([.K$9];[.K$9];1;[.$A$2:.$A$4]);&quot;W&quot;;&quot;H&quot;);&quot;&quot;)">
            <text:p/>
          </table:table-cell>
          <table:table-cell table:formula="of:=IF(AND([.L$9]&gt;=[.$B79];[.L$9]&lt;=[.$D79];ISNUMBER([.$C79]));IF(COM.MICROSOFT.NETWORKDAYS.INTL([.L$9];[.L$9];1;[.$A$2:.$A$4]);&quot;W&quot;;&quot;H&quot;);&quot;&quot;)">
            <text:p/>
          </table:table-cell>
          <table:table-cell table:formula="of:=IF(AND([.M$9]&gt;=[.$B79];[.M$9]&lt;=[.$D79];ISNUMBER([.$C79]));IF(COM.MICROSOFT.NETWORKDAYS.INTL([.M$9];[.M$9];1;[.$A$2:.$A$4]);&quot;W&quot;;&quot;H&quot;);&quot;&quot;)">
            <text:p/>
          </table:table-cell>
          <table:table-cell table:formula="of:=IF(AND([.N$9]&gt;=[.$B79];[.N$9]&lt;=[.$D79];ISNUMBER([.$C79]));IF(COM.MICROSOFT.NETWORKDAYS.INTL([.N$9];[.N$9];1;[.$A$2:.$A$4]);&quot;W&quot;;&quot;H&quot;);&quot;&quot;)">
            <text:p/>
          </table:table-cell>
          <table:table-cell table:formula="of:=IF(AND([.O$9]&gt;=[.$B79];[.O$9]&lt;=[.$D79];ISNUMBER([.$C79]));IF(COM.MICROSOFT.NETWORKDAYS.INTL([.O$9];[.O$9];1;[.$A$2:.$A$4]);&quot;W&quot;;&quot;H&quot;);&quot;&quot;)">
            <text:p/>
          </table:table-cell>
          <table:table-cell table:formula="of:=IF(AND([.P$9]&gt;=[.$B79];[.P$9]&lt;=[.$D79];ISNUMBER([.$C79]));IF(COM.MICROSOFT.NETWORKDAYS.INTL([.P$9];[.P$9];1;[.$A$2:.$A$4]);&quot;W&quot;;&quot;H&quot;);&quot;&quot;)">
            <text:p/>
          </table:table-cell>
          <table:table-cell table:formula="of:=IF(AND([.Q$9]&gt;=[.$B79];[.Q$9]&lt;=[.$D79];ISNUMBER([.$C79]));IF(COM.MICROSOFT.NETWORKDAYS.INTL([.Q$9];[.Q$9];1;[.$A$2:.$A$4]);&quot;W&quot;;&quot;H&quot;);&quot;&quot;)">
            <text:p/>
          </table:table-cell>
          <table:table-cell table:formula="of:=IF(AND([.R$9]&gt;=[.$B79];[.R$9]&lt;=[.$D79];ISNUMBER([.$C79]));IF(COM.MICROSOFT.NETWORKDAYS.INTL([.R$9];[.R$9];1;[.$A$2:.$A$4]);&quot;W&quot;;&quot;H&quot;);&quot;&quot;)">
            <text:p/>
          </table:table-cell>
          <table:table-cell table:formula="of:=IF(AND([.S$9]&gt;=[.$B79];[.S$9]&lt;=[.$D79];ISNUMBER([.$C79]));IF(COM.MICROSOFT.NETWORKDAYS.INTL([.S$9];[.S$9];1;[.$A$2:.$A$4]);&quot;W&quot;;&quot;H&quot;);&quot;&quot;)">
            <text:p/>
          </table:table-cell>
          <table:table-cell table:formula="of:=IF(AND([.T$9]&gt;=[.$B79];[.T$9]&lt;=[.$D79];ISNUMBER([.$C79]));IF(COM.MICROSOFT.NETWORKDAYS.INTL([.T$9];[.T$9];1;[.$A$2:.$A$4]);&quot;W&quot;;&quot;H&quot;);&quot;&quot;)">
            <text:p/>
          </table:table-cell>
          <table:table-cell table:formula="of:=IF(AND([.U$9]&gt;=[.$B79];[.U$9]&lt;=[.$D79];ISNUMBER([.$C79]));IF(COM.MICROSOFT.NETWORKDAYS.INTL([.U$9];[.U$9];1;[.$A$2:.$A$4]);&quot;W&quot;;&quot;H&quot;);&quot;&quot;)">
            <text:p/>
          </table:table-cell>
          <table:table-cell table:formula="of:=IF(AND([.V$9]&gt;=[.$B79];[.V$9]&lt;=[.$D79];ISNUMBER([.$C79]));IF(COM.MICROSOFT.NETWORKDAYS.INTL([.V$9];[.V$9];1;[.$A$2:.$A$4]);&quot;W&quot;;&quot;H&quot;);&quot;&quot;)">
            <text:p/>
          </table:table-cell>
          <table:table-cell table:formula="of:=IF(AND([.W$9]&gt;=[.$B79];[.W$9]&lt;=[.$D79];ISNUMBER([.$C79]));IF(COM.MICROSOFT.NETWORKDAYS.INTL([.W$9];[.W$9];1;[.$A$2:.$A$4]);&quot;W&quot;;&quot;H&quot;);&quot;&quot;)">
            <text:p/>
          </table:table-cell>
          <table:table-cell table:formula="of:=IF(AND([.X$9]&gt;=[.$B79];[.X$9]&lt;=[.$D79];ISNUMBER([.$C79]));IF(COM.MICROSOFT.NETWORKDAYS.INTL([.X$9];[.X$9];1;[.$A$2:.$A$4]);&quot;W&quot;;&quot;H&quot;);&quot;&quot;)">
            <text:p/>
          </table:table-cell>
          <table:table-cell table:formula="of:=IF(AND([.Y$9]&gt;=[.$B79];[.Y$9]&lt;=[.$D79];ISNUMBER([.$C79]));IF(COM.MICROSOFT.NETWORKDAYS.INTL([.Y$9];[.Y$9];1;[.$A$2:.$A$4]);&quot;W&quot;;&quot;H&quot;);&quot;&quot;)">
            <text:p/>
          </table:table-cell>
          <table:table-cell table:formula="of:=IF(AND([.Z$9]&gt;=[.$B79];[.Z$9]&lt;=[.$D79];ISNUMBER([.$C79]));IF(COM.MICROSOFT.NETWORKDAYS.INTL([.Z$9];[.Z$9];1;[.$A$2:.$A$4]);&quot;W&quot;;&quot;H&quot;);&quot;&quot;)">
            <text:p/>
          </table:table-cell>
          <table:table-cell table:formula="of:=IF(AND([.AA$9]&gt;=[.$B79];[.AA$9]&lt;=[.$D79];ISNUMBER([.$C79]));IF(COM.MICROSOFT.NETWORKDAYS.INTL([.AA$9];[.AA$9];1;[.$A$2:.$A$4]);&quot;W&quot;;&quot;H&quot;);&quot;&quot;)">
            <text:p/>
          </table:table-cell>
          <table:table-cell table:formula="of:=IF(AND([.AB$9]&gt;=[.$B79];[.AB$9]&lt;=[.$D79];ISNUMBER([.$C79]));IF(COM.MICROSOFT.NETWORKDAYS.INTL([.AB$9];[.AB$9];1;[.$A$2:.$A$4]);&quot;W&quot;;&quot;H&quot;);&quot;&quot;)">
            <text:p/>
          </table:table-cell>
          <table:table-cell table:formula="of:=IF(AND([.AC$9]&gt;=[.$B79];[.AC$9]&lt;=[.$D79];ISNUMBER([.$C79]));IF(COM.MICROSOFT.NETWORKDAYS.INTL([.AC$9];[.AC$9];1;[.$A$2:.$A$4]);&quot;W&quot;;&quot;H&quot;);&quot;&quot;)">
            <text:p/>
          </table:table-cell>
          <table:table-cell table:formula="of:=IF(AND([.AD$9]&gt;=[.$B79];[.AD$9]&lt;=[.$D79];ISNUMBER([.$C79]));IF(COM.MICROSOFT.NETWORKDAYS.INTL([.AD$9];[.AD$9];1;[.$A$2:.$A$4]);&quot;W&quot;;&quot;H&quot;);&quot;&quot;)">
            <text:p/>
          </table:table-cell>
          <table:table-cell table:formula="of:=IF(AND([.AE$9]&gt;=[.$B79];[.AE$9]&lt;=[.$D79];ISNUMBER([.$C79]));IF(COM.MICROSOFT.NETWORKDAYS.INTL([.AE$9];[.AE$9];1;[.$A$2:.$A$4]);&quot;W&quot;;&quot;H&quot;);&quot;&quot;)">
            <text:p/>
          </table:table-cell>
          <table:table-cell table:formula="of:=IF(AND([.AF$9]&gt;=[.$B79];[.AF$9]&lt;=[.$D79];ISNUMBER([.$C79]));IF(COM.MICROSOFT.NETWORKDAYS.INTL([.AF$9];[.AF$9];1;[.$A$2:.$A$4]);&quot;W&quot;;&quot;H&quot;);&quot;&quot;)">
            <text:p/>
          </table:table-cell>
          <table:table-cell table:formula="of:=IF(AND([.AG$9]&gt;=[.$B79];[.AG$9]&lt;=[.$D79];ISNUMBER([.$C79]));IF(COM.MICROSOFT.NETWORKDAYS.INTL([.AG$9];[.AG$9];1;[.$A$2:.$A$4]);&quot;W&quot;;&quot;H&quot;);&quot;&quot;)">
            <text:p/>
          </table:table-cell>
          <table:table-cell table:formula="of:=IF(AND([.AH$9]&gt;=[.$B79];[.AH$9]&lt;=[.$D79];ISNUMBER([.$C79]));IF(COM.MICROSOFT.NETWORKDAYS.INTL([.AH$9];[.AH$9];1;[.$A$2:.$A$4]);&quot;W&quot;;&quot;H&quot;);&quot;&quot;)">
            <text:p/>
          </table:table-cell>
          <table:table-cell table:formula="of:=IF(AND([.AI$9]&gt;=[.$B79];[.AI$9]&lt;=[.$D79];ISNUMBER([.$C79]));IF(COM.MICROSOFT.NETWORKDAYS.INTL([.AI$9];[.AI$9];1;[.$A$2:.$A$4]);&quot;W&quot;;&quot;H&quot;);&quot;&quot;)">
            <text:p/>
          </table:table-cell>
          <table:table-cell table:formula="of:=IF(AND([.AJ$9]&gt;=[.$B79];[.AJ$9]&lt;=[.$D79];ISNUMBER([.$C79]));IF(COM.MICROSOFT.NETWORKDAYS.INTL([.AJ$9];[.AJ$9];1;[.$A$2:.$A$4]);&quot;W&quot;;&quot;H&quot;);&quot;&quot;)">
            <text:p/>
          </table:table-cell>
          <table:table-cell table:formula="of:=IF(AND([.AK$9]&gt;=[.$B79];[.AK$9]&lt;=[.$D79];ISNUMBER([.$C79]));IF(COM.MICROSOFT.NETWORKDAYS.INTL([.AK$9];[.AK$9];1;[.$A$2:.$A$4]);&quot;W&quot;;&quot;H&quot;);&quot;&quot;)">
            <text:p/>
          </table:table-cell>
          <table:table-cell table:formula="of:=IF(AND([.AL$9]&gt;=[.$B79];[.AL$9]&lt;=[.$D79];ISNUMBER([.$C79]));IF(COM.MICROSOFT.NETWORKDAYS.INTL([.AL$9];[.AL$9];1;[.$A$2:.$A$4]);&quot;W&quot;;&quot;H&quot;);&quot;&quot;)">
            <text:p/>
          </table:table-cell>
          <table:table-cell table:formula="of:=IF(AND([.AM$9]&gt;=[.$B79];[.AM$9]&lt;=[.$D79];ISNUMBER([.$C79]));IF(COM.MICROSOFT.NETWORKDAYS.INTL([.AM$9];[.AM$9];1;[.$A$2:.$A$4]);&quot;W&quot;;&quot;H&quot;);&quot;&quot;)">
            <text:p/>
          </table:table-cell>
          <table:table-cell table:formula="of:=IF(AND([.AN$9]&gt;=[.$B79];[.AN$9]&lt;=[.$D79];ISNUMBER([.$C79]));IF(COM.MICROSOFT.NETWORKDAYS.INTL([.AN$9];[.AN$9];1;[.$A$2:.$A$4]);&quot;W&quot;;&quot;H&quot;);&quot;&quot;)">
            <text:p/>
          </table:table-cell>
          <table:table-cell table:formula="of:=IF(AND([.AO$9]&gt;=[.$B79];[.AO$9]&lt;=[.$D79];ISNUMBER([.$C79]));IF(COM.MICROSOFT.NETWORKDAYS.INTL([.AO$9];[.AO$9];1;[.$A$2:.$A$4]);&quot;W&quot;;&quot;H&quot;);&quot;&quot;)">
            <text:p/>
          </table:table-cell>
          <table:table-cell table:formula="of:=IF(AND([.AP$9]&gt;=[.$B79];[.AP$9]&lt;=[.$D79];ISNUMBER([.$C79]));IF(COM.MICROSOFT.NETWORKDAYS.INTL([.AP$9];[.AP$9];1;[.$A$2:.$A$4]);&quot;W&quot;;&quot;H&quot;);&quot;&quot;)">
            <text:p/>
          </table:table-cell>
          <table:table-cell table:formula="of:=IF(AND([.AQ$9]&gt;=[.$B79];[.AQ$9]&lt;=[.$D79];ISNUMBER([.$C79]));IF(COM.MICROSOFT.NETWORKDAYS.INTL([.AQ$9];[.AQ$9];1;[.$A$2:.$A$4]);&quot;W&quot;;&quot;H&quot;);&quot;&quot;)">
            <text:p/>
          </table:table-cell>
          <table:table-cell table:formula="of:=IF(AND([.AR$9]&gt;=[.$B79];[.AR$9]&lt;=[.$D79];ISNUMBER([.$C79]));IF(COM.MICROSOFT.NETWORKDAYS.INTL([.AR$9];[.AR$9];1;[.$A$2:.$A$4]);&quot;W&quot;;&quot;H&quot;);&quot;&quot;)">
            <text:p/>
          </table:table-cell>
          <table:table-cell table:formula="of:=IF(AND([.AS$9]&gt;=[.$B79];[.AS$9]&lt;=[.$D79];ISNUMBER([.$C79]));IF(COM.MICROSOFT.NETWORKDAYS.INTL([.AS$9];[.AS$9];1;[.$A$2:.$A$4]);&quot;W&quot;;&quot;H&quot;);&quot;&quot;)">
            <text:p/>
          </table:table-cell>
          <table:table-cell table:formula="of:=IF(AND([.AT$9]&gt;=[.$B79];[.AT$9]&lt;=[.$D79];ISNUMBER([.$C79]));IF(COM.MICROSOFT.NETWORKDAYS.INTL([.AT$9];[.AT$9];1;[.$A$2:.$A$4]);&quot;W&quot;;&quot;H&quot;);&quot;&quot;)">
            <text:p/>
          </table:table-cell>
          <table:table-cell table:formula="of:=IF(AND([.AU$9]&gt;=[.$B79];[.AU$9]&lt;=[.$D79];ISNUMBER([.$C79]));IF(COM.MICROSOFT.NETWORKDAYS.INTL([.AU$9];[.AU$9];1;[.$A$2:.$A$4]);&quot;W&quot;;&quot;H&quot;);&quot;&quot;)">
            <text:p/>
          </table:table-cell>
          <table:table-cell table:formula="of:=IF(AND([.AV$9]&gt;=[.$B79];[.AV$9]&lt;=[.$D79];ISNUMBER([.$C79]));IF(COM.MICROSOFT.NETWORKDAYS.INTL([.AV$9];[.AV$9];1;[.$A$2:.$A$4]);&quot;W&quot;;&quot;H&quot;);&quot;&quot;)">
            <text:p/>
          </table:table-cell>
          <table:table-cell table:formula="of:=IF(AND([.AW$9]&gt;=[.$B79];[.AW$9]&lt;=[.$D79];ISNUMBER([.$C79]));IF(COM.MICROSOFT.NETWORKDAYS.INTL([.AW$9];[.AW$9];1;[.$A$2:.$A$4]);&quot;W&quot;;&quot;H&quot;);&quot;&quot;)">
            <text:p/>
          </table:table-cell>
          <table:table-cell table:formula="of:=IF(AND([.AX$9]&gt;=[.$B79];[.AX$9]&lt;=[.$D79];ISNUMBER([.$C79]));IF(COM.MICROSOFT.NETWORKDAYS.INTL([.AX$9];[.AX$9];1;[.$A$2:.$A$4]);&quot;W&quot;;&quot;H&quot;);&quot;&quot;)">
            <text:p/>
          </table:table-cell>
          <table:table-cell table:formula="of:=IF(AND([.AY$9]&gt;=[.$B79];[.AY$9]&lt;=[.$D79];ISNUMBER([.$C79]));IF(COM.MICROSOFT.NETWORKDAYS.INTL([.AY$9];[.AY$9];1;[.$A$2:.$A$4]);&quot;W&quot;;&quot;H&quot;);&quot;&quot;)">
            <text:p/>
          </table:table-cell>
          <table:table-cell table:formula="of:=IF(AND([.AZ$9]&gt;=[.$B79];[.AZ$9]&lt;=[.$D79];ISNUMBER([.$C79]));IF(COM.MICROSOFT.NETWORKDAYS.INTL([.AZ$9];[.AZ$9];1;[.$A$2:.$A$4]);&quot;W&quot;;&quot;H&quot;);&quot;&quot;)">
            <text:p/>
          </table:table-cell>
          <table:table-cell table:formula="of:=IF(AND([.BA$9]&gt;=[.$B79];[.BA$9]&lt;=[.$D79];ISNUMBER([.$C79]));IF(COM.MICROSOFT.NETWORKDAYS.INTL([.BA$9];[.BA$9];1;[.$A$2:.$A$4]);&quot;W&quot;;&quot;H&quot;);&quot;&quot;)">
            <text:p/>
          </table:table-cell>
          <table:table-cell table:formula="of:=IF(AND([.BB$9]&gt;=[.$B79];[.BB$9]&lt;=[.$D79];ISNUMBER([.$C79]));IF(COM.MICROSOFT.NETWORKDAYS.INTL([.BB$9];[.BB$9];1;[.$A$2:.$A$4]);&quot;W&quot;;&quot;H&quot;);&quot;&quot;)">
            <text:p/>
          </table:table-cell>
          <table:table-cell table:formula="of:=IF(AND([.BC$9]&gt;=[.$B79];[.BC$9]&lt;=[.$D79];ISNUMBER([.$C79]));IF(COM.MICROSOFT.NETWORKDAYS.INTL([.BC$9];[.BC$9];1;[.$A$2:.$A$4]);&quot;W&quot;;&quot;H&quot;);&quot;&quot;)">
            <text:p/>
          </table:table-cell>
          <table:table-cell table:formula="of:=IF(AND([.BD$9]&gt;=[.$B79];[.BD$9]&lt;=[.$D79];ISNUMBER([.$C79]));IF(COM.MICROSOFT.NETWORKDAYS.INTL([.BD$9];[.BD$9];1;[.$A$2:.$A$4]);&quot;W&quot;;&quot;H&quot;);&quot;&quot;)">
            <text:p/>
          </table:table-cell>
          <table:table-cell table:formula="of:=IF(AND([.BE$9]&gt;=[.$B79];[.BE$9]&lt;=[.$D79];ISNUMBER([.$C79]));IF(COM.MICROSOFT.NETWORKDAYS.INTL([.BE$9];[.BE$9];1;[.$A$2:.$A$4]);&quot;W&quot;;&quot;H&quot;);&quot;&quot;)">
            <text:p/>
          </table:table-cell>
          <table:table-cell table:formula="of:=IF(AND([.BF$9]&gt;=[.$B79];[.BF$9]&lt;=[.$D79];ISNUMBER([.$C79]));IF(COM.MICROSOFT.NETWORKDAYS.INTL([.BF$9];[.BF$9];1;[.$A$2:.$A$4]);&quot;W&quot;;&quot;H&quot;);&quot;&quot;)">
            <text:p/>
          </table:table-cell>
          <table:table-cell table:formula="of:=IF(AND([.BG$9]&gt;=[.$B79];[.BG$9]&lt;=[.$D79];ISNUMBER([.$C79]));IF(COM.MICROSOFT.NETWORKDAYS.INTL([.BG$9];[.BG$9];1;[.$A$2:.$A$4]);&quot;W&quot;;&quot;H&quot;);&quot;&quot;)">
            <text:p/>
          </table:table-cell>
          <table:table-cell table:formula="of:=IF(AND([.BH$9]&gt;=[.$B79];[.BH$9]&lt;=[.$D79];ISNUMBER([.$C79]));IF(COM.MICROSOFT.NETWORKDAYS.INTL([.BH$9];[.BH$9];1;[.$A$2:.$A$4]);&quot;W&quot;;&quot;H&quot;);&quot;&quot;)">
            <text:p/>
          </table:table-cell>
          <table:table-cell table:style-name="ce32" table:formula="of:=IF(AND([.BI$9]&gt;=[.$B79];[.BI$9]&lt;=[.$D79];ISNUMBER([.$C79]));IF(COM.MICROSOFT.NETWORKDAYS.INTL([.BI$9];[.BI$9];1;[.$A$2:.$A$4]);&quot;W&quot;;&quot;H&quot;);&quot;&quot;)">
            <text:p/>
          </table:table-cell>
          <table:table-cell table:style-name="ce34"/>
          <table:table-cell table:number-columns-repeated="6"/>
        </table:table-row>
        <calcext:conditional-formats>
          <calcext:conditional-format calcext:target-range-address="Sheet1.H13:Sheet1.BJ13 Sheet1.K10:Sheet1.BJ12 Sheet1.F36:Sheet1.BJ79 Sheet1.P32:Sheet1.P32 Sheet1.N15:Sheet1.O34 Sheet1.P15:Sheet1.P29 Sheet1.H14:Sheet1.L15 Sheet1.N14:Sheet1.BJ14 Sheet1.M17:Sheet1.M35 Sheet1.F35:Sheet1.L35 Sheet1.N35:Sheet1.BJ35 Sheet1.P30:Sheet1.P31 Sheet1.M15:Sheet1.M15 Sheet1.P34:Sheet1.BJ34 Sheet1.G16:Sheet1.L34 Sheet1.Q15:Sheet1.BJ21 Sheet1.P33:Sheet1.T33 Sheet1.Q22:Sheet1.T32 Sheet1.U22:Sheet1.BJ33">
            <calcext:condition calcext:apply-style-name="Green" calcext:value="=&quot;W&quot;" calcext:base-cell-address="Sheet1.F10"/>
            <calcext:condition calcext:apply-style-name="Blue" calcext:value="=&quot;H&quot;" calcext:base-cell-address="Sheet1.F10"/>
          </calcext:conditional-format>
          <calcext:conditional-format calcext:target-range-address="Sheet1.E10:Sheet1.E79">
            <calcext:condition calcext:apply-style-name="Green" calcext:value="=&quot;W&quot;" calcext:base-cell-address="Sheet1.E10"/>
            <calcext:condition calcext:apply-style-name="Blue" calcext:value="=&quot;H&quot;" calcext:base-cell-address="Sheet1.E10"/>
          </calcext:conditional-format>
          <calcext:conditional-format calcext:target-range-address="Sheet1.E10:Sheet1.E15">
            <calcext:condition calcext:apply-style-name="Green" calcext:value="=&quot;W&quot;" calcext:base-cell-address="Sheet1.E10"/>
            <calcext:condition calcext:apply-style-name="Blue" calcext:value="=&quot;H&quot;" calcext:base-cell-address="Sheet1.E10"/>
          </calcext:conditional-format>
          <calcext:conditional-format calcext:target-range-address="Sheet1.E10:Sheet1.E15">
            <calcext:condition calcext:apply-style-name="Green" calcext:value="=&quot;W&quot;" calcext:base-cell-address="Sheet1.E10"/>
            <calcext:condition calcext:apply-style-name="Blue" calcext:value="=&quot;H&quot;" calcext:base-cell-address="Sheet1.E10"/>
          </calcext:conditional-format>
          <calcext:conditional-format calcext:target-range-address="Sheet1.E10:Sheet1.E15">
            <calcext:condition calcext:apply-style-name="Green" calcext:value="=&quot;W&quot;" calcext:base-cell-address="Sheet1.E10"/>
            <calcext:condition calcext:apply-style-name="Blue" calcext:value="=&quot;H&quot;" calcext:base-cell-address="Sheet1.E10"/>
          </calcext:conditional-format>
          <calcext:conditional-format calcext:target-range-address="Sheet1.F10:Sheet1.G10 Sheet1.G11:Sheet1.G15 Sheet1.F11:Sheet1.F34">
            <calcext:condition calcext:apply-style-name="Green" calcext:value="=&quot;W&quot;" calcext:base-cell-address="Sheet1.F10"/>
            <calcext:condition calcext:apply-style-name="Blue" calcext:value="=&quot;H&quot;" calcext:base-cell-address="Sheet1.F10"/>
          </calcext:conditional-format>
          <calcext:conditional-format calcext:target-range-address="Sheet1.E10:Sheet1.E15">
            <calcext:condition calcext:apply-style-name="Green" calcext:value="=&quot;W&quot;" calcext:base-cell-address="Sheet1.E10"/>
            <calcext:condition calcext:apply-style-name="Blue" calcext:value="=&quot;H&quot;" calcext:base-cell-address="Sheet1.E10"/>
          </calcext:conditional-format>
          <calcext:conditional-format calcext:target-range-address="Sheet1.E10:Sheet1.E12">
            <calcext:condition calcext:apply-style-name="Green" calcext:value="=&quot;W&quot;" calcext:base-cell-address="Sheet1.E10"/>
            <calcext:condition calcext:apply-style-name="Blue" calcext:value="=&quot;H&quot;" calcext:base-cell-address="Sheet1.E10"/>
          </calcext:conditional-format>
          <calcext:conditional-format calcext:target-range-address="Sheet1.E10:Sheet1.E12">
            <calcext:condition calcext:apply-style-name="Green" calcext:value="=&quot;W&quot;" calcext:base-cell-address="Sheet1.E10"/>
            <calcext:condition calcext:apply-style-name="Blue" calcext:value="=&quot;H&quot;" calcext:base-cell-address="Sheet1.E10"/>
          </calcext:conditional-format>
          <calcext:conditional-format calcext:target-range-address="Sheet1.E10:Sheet1.E12">
            <calcext:condition calcext:apply-style-name="Green" calcext:value="=&quot;W&quot;" calcext:base-cell-address="Sheet1.E10"/>
            <calcext:condition calcext:apply-style-name="Blue" calcext:value="=&quot;H&quot;" calcext:base-cell-address="Sheet1.E10"/>
          </calcext:conditional-format>
          <calcext:conditional-format calcext:target-range-address="Sheet1.E10:Sheet1.E12">
            <calcext:condition calcext:apply-style-name="Green" calcext:value="=&quot;W&quot;" calcext:base-cell-address="Sheet1.E10"/>
            <calcext:condition calcext:apply-style-name="Blue" calcext:value="=&quot;H&quot;" calcext:base-cell-address="Sheet1.E10"/>
          </calcext:conditional-format>
          <calcext:conditional-format calcext:target-range-address="Sheet1.F10:Sheet1.G10 Sheet1.G11:Sheet1.G12 Sheet1.F11:Sheet1.F34">
            <calcext:condition calcext:apply-style-name="Green" calcext:value="=&quot;W&quot;" calcext:base-cell-address="Sheet1.F10"/>
            <calcext:condition calcext:apply-style-name="Blue" calcext:value="=&quot;H&quot;" calcext:base-cell-address="Sheet1.F10"/>
          </calcext:conditional-format>
          <calcext:conditional-format calcext:target-range-address="Sheet1.E10:Sheet1.E12">
            <calcext:condition calcext:apply-style-name="Green" calcext:value="=&quot;W&quot;" calcext:base-cell-address="Sheet1.E10"/>
            <calcext:condition calcext:apply-style-name="Blue" calcext:value="=&quot;H&quot;" calcext:base-cell-address="Sheet1.E10"/>
          </calcext:conditional-format>
          <calcext:conditional-format calcext:target-range-address="Sheet1.G11:Sheet1.G12">
            <calcext:condition calcext:apply-style-name="Green" calcext:value="=&quot;W&quot;" calcext:base-cell-address="Sheet1.F11"/>
            <calcext:condition calcext:apply-style-name="Blue" calcext:value="=&quot;H&quot;" calcext:base-cell-address="Sheet1.F11"/>
          </calcext:conditional-format>
          <calcext:conditional-format calcext:target-range-address="Sheet1.G11:Sheet1.G12">
            <calcext:condition calcext:apply-style-name="Green" calcext:value="=&quot;W&quot;" calcext:base-cell-address="Sheet1.F11"/>
            <calcext:condition calcext:apply-style-name="Blue" calcext:value="=&quot;H&quot;" calcext:base-cell-address="Sheet1.F11"/>
          </calcext:conditional-format>
          <calcext:conditional-format calcext:target-range-address="Sheet1.H10:Sheet1.J12">
            <calcext:condition calcext:apply-style-name="Green" calcext:value="=&quot;W&quot;" calcext:base-cell-address="Sheet1.H10"/>
            <calcext:condition calcext:apply-style-name="Blue" calcext:value="=&quot;H&quot;" calcext:base-cell-address="Sheet1.H10"/>
          </calcext:conditional-format>
          <calcext:conditional-format calcext:target-range-address="Sheet1.F10:Sheet1.G10 Sheet1.G11:Sheet1.G12 Sheet1.F11:Sheet1.F34">
            <calcext:condition calcext:apply-style-name="Green" calcext:value="=&quot;W&quot;" calcext:base-cell-address="Sheet1.F10"/>
            <calcext:condition calcext:apply-style-name="Blue" calcext:value="=&quot;H&quot;" calcext:base-cell-address="Sheet1.F10"/>
          </calcext:conditional-format>
          <calcext:conditional-format calcext:target-range-address="Sheet1.E10:Sheet1.E12">
            <calcext:condition calcext:apply-style-name="Green" calcext:value="=&quot;W&quot;" calcext:base-cell-address="Sheet1.E10"/>
            <calcext:condition calcext:apply-style-name="Blue" calcext:value="=&quot;H&quot;" calcext:base-cell-address="Sheet1.E10"/>
          </calcext:conditional-format>
          <calcext:conditional-format calcext:target-range-address="Sheet1.M14:Sheet1.M35">
            <calcext:condition calcext:apply-style-name="Green" calcext:value="=&quot;W&quot;" calcext:base-cell-address="Sheet1.M14"/>
            <calcext:condition calcext:apply-style-name="Blue" calcext:value="=&quot;H&quot;" calcext:base-cell-address="Sheet1.M1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07">
      <number:day-of-week/>
    </number:date-style>
    <style:style style:name="Default" style:family="table-cell">
      <style:table-cell-properties style:text-align-source="value-type" style:repeat-content="false"/>
      <style:paragraph-properties fo:margin-left="0mm"/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reen" style:family="table-cell" style:parent-style-name="Default">
      <style:table-cell-properties fo:border-bottom="0.06pt solid #000000" fo:background-color="#2cee0e" fo:border-left="none" fo:border-right="none" fo:border-top="0.06pt solid #000000"/>
      <style:text-properties fo:color="#2cee0e"/>
    </style:style>
    <style:style style:name="Blue" style:family="table-cell" style:parent-style-name="Default">
      <style:table-cell-properties fo:border-bottom="0.06pt solid #000000" fo:background-color="#00a0fc" fo:border-left="none" fo:border-right="none" fo:border-top="0.06pt solid #000000"/>
      <style:text-properties fo:color="#00a0fc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6">00/00/0000</text:date>, <text:time style:data-style-name="N2" text:time-value="20:58:01.2778100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3T06:36:44.061797393</meta:creation-date>
    <dc:date>2020-05-26T21:33:56.603300788</dc:date>
    <meta:editing-duration>PT2H27M18S</meta:editing-duration>
    <meta:editing-cycles>30</meta:editing-cycles>
    <meta:generator>LibreOffice/6.0.7.3$Linux_X86_64 LibreOffice_project/00m0$Build-3</meta:generator>
    <meta:document-statistic meta:table-count="1" meta:cell-count="4278" meta:object-count="0"/>
  </office:meta>
</office:document-meta>
</file>